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F00000085771034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Helvetica Neue" svg:font-family="'Helvetica Neue', Helvetica, Arial, sans-serif"/>
    <style:font-face style:name="OpenSymbol1" svg:font-family="OpenSymbol"/>
    <style:font-face style:name="StarSymbol" svg:font-family="StarSymbol, 'Arial Unicode MS'"/>
    <style:font-face style:name="Tahoma1" svg:font-family="Tahoma, Lucidasans"/>
    <style:font-face style:name="arial" svg:font-family="arial, helvetica, sans-serif"/>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2" svg:font-family="'Bitstream Vera Sans'" style:font-family-generic="swiss"/>
    <style:font-face style:name="Monospace1" svg:font-family="Monospace"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Bitstream Vera Sans3" svg:font-family="'Bitstream Vera Sans'" style:font-pitch="variable"/>
    <style:font-face style:name="HG Mincho Light J" svg:font-family="'HG Mincho Light J', msmincho"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4.142cm"/>
    </style:style>
    <style:style style:name="Tabelle1.B" style:family="table-column">
      <style:table-column-properties style:column-width="11.356cm"/>
    </style:style>
    <style:style style:name="Tabelle1.1" style:family="table-row">
      <style:table-row-properties fo:keep-together="always"/>
    </style:style>
    <style:style style:name="Tabelle1.A1" style:family="table-cell">
      <style:table-cell-properties style:vertical-align="top" fo:padding="0cm" fo:border="none" style:writing-mode="lr-tb"/>
    </style:style>
    <style:style style:name="Tabelle2" style:family="table">
      <style:table-properties style:width="15.489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956cm"/>
    </style:style>
    <style:style style:name="Tabelle2.B" style:family="table-column">
      <style:table-column-properties style:column-width="2.166cm"/>
    </style:style>
    <style:style style:name="Tabelle2.C" style:family="table-column">
      <style:table-column-properties style:column-width="3.14cm"/>
    </style:style>
    <style:style style:name="Tabelle2.D" style:family="table-column">
      <style:table-column-properties style:column-width="5.189cm"/>
    </style:style>
    <style:style style:name="Tabelle2.E" style:family="table-column">
      <style:table-column-properties style:column-width="3.037cm"/>
    </style:style>
    <style:style style:name="Tabelle2.1" style:family="table-row">
      <style:table-row-properties fo:keep-together="always"/>
    </style:style>
    <style:style style:name="Tabelle2.A1" style:family="table-cell" style:data-style-name="N100">
      <style:table-cell-properties style:vertical-align="" fo:background-color="#e6e6e6" fo:padding="0.097cm" fo:border-left="0.05pt solid #000000" fo:border-right="none" fo:border-top="0.05pt solid #000000" fo:border-bottom="0.05pt solid #000000" style:writing-mode="lr-tb">
        <style:background-image/>
      </style:table-cell-properties>
    </style:style>
    <style:style style:name="Tabelle2.B1" style:family="table-cell">
      <style:table-cell-properties style:vertical-align="" fo:background-color="#e6e6e6" fo:padding="0.097cm" fo:border-left="0.05pt solid #000000" fo:border-right="none" fo:border-top="0.05pt solid #000000" fo:border-bottom="0.05pt solid #000000" style:writing-mode="lr-tb">
        <style:background-image/>
      </style:table-cell-properties>
    </style:style>
    <style:style style:name="Tabelle2.C1" style:family="table-cell">
      <style:table-cell-properties style:vertical-align="" fo:background-color="#e6e6e6" fo:padding="0.097cm" fo:border-left="0.05pt solid #000000" fo:border-right="none" fo:border-top="0.05pt solid #000000" fo:border-bottom="0.05pt solid #000000" style:writing-mode="lr-tb">
        <style:background-image/>
      </style:table-cell-properties>
    </style:style>
    <style:style style:name="Tabelle2.D1" style:family="table-cell">
      <style:table-cell-properties style:vertical-align="" fo:background-color="#e6e6e6" fo:padding="0.097cm" fo:border-left="0.05pt solid #000000" fo:border-right="none" fo:border-top="0.05pt solid #000000" fo:border-bottom="0.05pt solid #000000" style:writing-mode="lr-tb">
        <style:background-image/>
      </style:table-cell-properties>
    </style:style>
    <style:style style:name="Tabelle2.E1" style:family="table-cell">
      <style:table-cell-properties style:vertical-align="" fo:background-color="#e6e6e6" fo:padding="0.097cm" fo:border="0.05pt solid #000000" style:writing-mode="lr-tb">
        <style:background-image/>
      </style:table-cell-properties>
    </style:style>
    <style:style style:name="Tabelle2.A2" style:family="table-cell" style:data-style-name="N100">
      <style:table-cell-properties style:vertical-align="" fo:padding="0.097cm" fo:border-left="0.05pt solid #000000" fo:border-right="none" fo:border-top="none" fo:border-bottom="0.05pt solid #000000" style:writing-mode="lr-tb"/>
    </style:style>
    <style:style style:name="Tabelle2.B2" style:family="table-cell">
      <style:table-cell-properties style:vertical-align="" fo:padding="0.097cm" fo:border-left="0.05pt solid #000000" fo:border-right="none" fo:border-top="none" fo:border-bottom="0.05pt solid #000000" style:writing-mode="lr-tb"/>
    </style:style>
    <style:style style:name="Tabelle2.C2" style:family="table-cell">
      <style:table-cell-properties style:vertical-align="" fo:padding="0.097cm" fo:border-left="0.05pt solid #000000" fo:border-right="none" fo:border-top="none" fo:border-bottom="0.05pt solid #000000" style:writing-mode="lr-tb"/>
    </style:style>
    <style:style style:name="Tabelle2.D2" style:family="table-cell">
      <style:table-cell-properties style:vertical-align="" fo:padding="0.097cm" fo:border-left="0.05pt solid #000000" fo:border-right="none" fo:border-top="none" fo:border-bottom="0.05pt solid #000000" style:writing-mode="lr-tb"/>
    </style:style>
    <style:style style:name="Tabelle2.E2" style:family="table-cell">
      <style:table-cell-properties style:vertical-align="" fo:padding="0.097cm" fo:border-left="0.05pt solid #000000" fo:border-right="0.05pt solid #000000" fo:border-top="none" fo:border-bottom="0.05pt solid #000000" style:writing-mode="lr-tb"/>
    </style:style>
    <style:style style:name="Tabelle2.A3" style:family="table-cell" style:data-style-name="N100">
      <style:table-cell-properties style:vertical-align="" fo:padding="0.097cm" fo:border-left="0.05pt solid #000000" fo:border-right="none" fo:border-top="none" fo:border-bottom="0.05pt solid #000000" style:writing-mode="lr-tb"/>
    </style:style>
    <style:style style:name="Tabelle2.B3" style:family="table-cell">
      <style:table-cell-properties style:vertical-align="" fo:padding="0.097cm" fo:border-left="0.05pt solid #000000" fo:border-right="none" fo:border-top="none" fo:border-bottom="0.05pt solid #000000" style:writing-mode="lr-tb"/>
    </style:style>
    <style:style style:name="Tabelle2.C3" style:family="table-cell">
      <style:table-cell-properties style:vertical-align="" fo:padding="0.097cm" fo:border-left="0.05pt solid #000000" fo:border-right="none" fo:border-top="none" fo:border-bottom="0.05pt solid #000000" style:writing-mode="lr-tb"/>
    </style:style>
    <style:style style:name="Tabelle2.D3" style:family="table-cell">
      <style:table-cell-properties style:vertical-align="" fo:padding="0.097cm" fo:border-left="0.05pt solid #000000" fo:border-right="none" fo:border-top="none" fo:border-bottom="0.05pt solid #000000" style:writing-mode="lr-tb"/>
    </style:style>
    <style:style style:name="Tabelle2.E3" style:family="table-cell">
      <style:table-cell-properties style:vertical-align="" fo:padding="0.097cm" fo:border-left="0.05pt solid #000000" fo:border-right="0.05pt solid #000000" fo:border-top="none" fo:border-bottom="0.05pt solid #000000" style:writing-mode="lr-tb"/>
    </style:style>
    <style:style style:name="Tabelle2.A4" style:family="table-cell" style:data-style-name="N100">
      <style:table-cell-properties style:vertical-align="" fo:padding="0.097cm" fo:border-left="0.05pt solid #000000" fo:border-right="none" fo:border-top="none" fo:border-bottom="0.05pt solid #000000" style:writing-mode="lr-tb"/>
    </style:style>
    <style:style style:name="Tabelle2.B4" style:family="table-cell">
      <style:table-cell-properties style:vertical-align="" fo:padding="0.097cm" fo:border-left="0.05pt solid #000000" fo:border-right="none" fo:border-top="none" fo:border-bottom="0.05pt solid #000000" style:writing-mode="lr-tb"/>
    </style:style>
    <style:style style:name="Tabelle2.C4" style:family="table-cell">
      <style:table-cell-properties style:vertical-align="" fo:padding="0.097cm" fo:border-left="0.05pt solid #000000" fo:border-right="none" fo:border-top="none" fo:border-bottom="0.05pt solid #000000" style:writing-mode="lr-tb"/>
    </style:style>
    <style:style style:name="Tabelle2.D4" style:family="table-cell">
      <style:table-cell-properties style:vertical-align="" fo:padding="0.097cm" fo:border-left="0.05pt solid #000000" fo:border-right="none" fo:border-top="none" fo:border-bottom="0.05pt solid #000000" style:writing-mode="lr-tb"/>
    </style:style>
    <style:style style:name="Tabelle2.E4" style:family="table-cell">
      <style:table-cell-properties style:vertical-align="" fo:padding="0.097cm" fo:border-left="0.05pt solid #000000" fo:border-right="0.05pt solid #000000" fo:border-top="none" fo:border-bottom="0.05pt solid #000000" style:writing-mode="lr-tb"/>
    </style:style>
    <style:style style:name="Tabelle2.A5" style:family="table-cell" style:data-style-name="N100">
      <style:table-cell-properties style:vertical-align="" fo:padding="0.097cm" fo:border-left="0.05pt solid #000000" fo:border-right="none" fo:border-top="none" fo:border-bottom="0.05pt solid #000000" style:writing-mode="lr-tb"/>
    </style:style>
    <style:style style:name="Tabelle2.B5" style:family="table-cell">
      <style:table-cell-properties style:vertical-align="" fo:padding="0.097cm" fo:border-left="0.05pt solid #000000" fo:border-right="none" fo:border-top="none" fo:border-bottom="0.05pt solid #000000" style:writing-mode="lr-tb"/>
    </style:style>
    <style:style style:name="Tabelle2.C5" style:family="table-cell">
      <style:table-cell-properties style:vertical-align="" fo:padding="0.097cm" fo:border-left="0.05pt solid #000000" fo:border-right="none" fo:border-top="none" fo:border-bottom="0.05pt solid #000000" style:writing-mode="lr-tb"/>
    </style:style>
    <style:style style:name="Tabelle2.D5" style:family="table-cell">
      <style:table-cell-properties style:vertical-align="" fo:padding="0.097cm" fo:border-left="0.05pt solid #000000" fo:border-right="none" fo:border-top="none" fo:border-bottom="0.05pt solid #000000" style:writing-mode="lr-tb"/>
    </style:style>
    <style:style style:name="Tabelle2.E5" style:family="table-cell">
      <style:table-cell-properties style:vertical-align="" fo:padding="0.097cm" fo:border-left="0.05pt solid #000000" fo:border-right="0.05pt solid #000000" fo:border-top="none" fo:border-bottom="0.05pt solid #000000" style:writing-mode="lr-tb"/>
    </style:style>
    <style:style style:name="Tabelle2.A6" style:family="table-cell" style:data-style-name="N100">
      <style:table-cell-properties style:vertical-align="" fo:padding="0.097cm" fo:border-left="0.05pt solid #000000" fo:border-right="none" fo:border-top="none" fo:border-bottom="0.05pt solid #000000" style:writing-mode="lr-tb"/>
    </style:style>
    <style:style style:name="Tabelle2.B6" style:family="table-cell">
      <style:table-cell-properties style:vertical-align="" fo:padding="0.097cm" fo:border-left="0.05pt solid #000000" fo:border-right="none" fo:border-top="none" fo:border-bottom="0.05pt solid #000000" style:writing-mode="lr-tb"/>
    </style:style>
    <style:style style:name="Tabelle2.C6" style:family="table-cell">
      <style:table-cell-properties style:vertical-align="" fo:padding="0.097cm" fo:border-left="0.05pt solid #000000" fo:border-right="none" fo:border-top="none" fo:border-bottom="0.05pt solid #000000" style:writing-mode="lr-tb"/>
    </style:style>
    <style:style style:name="Tabelle2.D6" style:family="table-cell">
      <style:table-cell-properties style:vertical-align="" fo:padding="0.097cm" fo:border-left="0.05pt solid #000000" fo:border-right="none" fo:border-top="none" fo:border-bottom="0.05pt solid #000000" style:writing-mode="lr-tb"/>
    </style:style>
    <style:style style:name="Tabelle2.E6" style:family="table-cell">
      <style:table-cell-properties style:vertical-align="" fo:padding="0.097cm" fo:border-left="0.05pt solid #000000" fo:border-right="0.05pt solid #000000" fo:border-top="none" fo:border-bottom="0.05pt solid #000000" style:writing-mode="lr-tb"/>
    </style:style>
    <style:style style:name="Tabelle2.A7" style:family="table-cell" style:data-style-name="N100">
      <style:table-cell-properties style:vertical-align="" fo:padding="0.097cm" fo:border-left="0.05pt solid #000000" fo:border-right="none" fo:border-top="none" fo:border-bottom="0.05pt solid #000000" style:writing-mode="lr-tb"/>
    </style:style>
    <style:style style:name="Tabelle2.B7" style:family="table-cell">
      <style:table-cell-properties style:vertical-align="" fo:padding="0.097cm" fo:border-left="0.05pt solid #000000" fo:border-right="none" fo:border-top="none" fo:border-bottom="0.05pt solid #000000" style:writing-mode="lr-tb"/>
    </style:style>
    <style:style style:name="Tabelle2.C7" style:family="table-cell">
      <style:table-cell-properties style:vertical-align="" fo:padding="0.097cm" fo:border-left="0.05pt solid #000000" fo:border-right="none" fo:border-top="none" fo:border-bottom="0.05pt solid #000000" style:writing-mode="lr-tb"/>
    </style:style>
    <style:style style:name="Tabelle2.D7" style:family="table-cell">
      <style:table-cell-properties style:vertical-align="" fo:padding="0.097cm" fo:border-left="0.05pt solid #000000" fo:border-right="none" fo:border-top="none" fo:border-bottom="0.05pt solid #000000" style:writing-mode="lr-tb"/>
    </style:style>
    <style:style style:name="Tabelle2.E7" style:family="table-cell">
      <style:table-cell-properties style:vertical-align="" fo:padding="0.097cm" fo:border-left="0.05pt solid #000000" fo:border-right="0.05pt solid #000000" fo:border-top="none" fo:border-bottom="0.05pt solid #000000" style:writing-mode="lr-tb"/>
    </style:style>
    <style:style style:name="Tabelle2.A8" style:family="table-cell" style:data-style-name="N100">
      <style:table-cell-properties style:vertical-align="" fo:padding="0.097cm" fo:border-left="0.05pt solid #000000" fo:border-right="none" fo:border-top="none" fo:border-bottom="0.05pt solid #000000" style:writing-mode="lr-tb"/>
    </style:style>
    <style:style style:name="Tabelle2.B8" style:family="table-cell">
      <style:table-cell-properties style:vertical-align="" fo:padding="0.097cm" fo:border-left="0.05pt solid #000000" fo:border-right="none" fo:border-top="none" fo:border-bottom="0.05pt solid #000000" style:writing-mode="lr-tb"/>
    </style:style>
    <style:style style:name="Tabelle2.C8" style:family="table-cell">
      <style:table-cell-properties style:vertical-align="" fo:padding="0.097cm" fo:border-left="0.05pt solid #000000" fo:border-right="none" fo:border-top="none" fo:border-bottom="0.05pt solid #000000" style:writing-mode="lr-tb"/>
    </style:style>
    <style:style style:name="Tabelle2.D8" style:family="table-cell">
      <style:table-cell-properties style:vertical-align="" fo:padding="0.097cm" fo:border-left="0.05pt solid #000000" fo:border-right="none" fo:border-top="none" fo:border-bottom="0.05pt solid #000000" style:writing-mode="lr-tb"/>
    </style:style>
    <style:style style:name="Tabelle2.E8" style:family="table-cell">
      <style:table-cell-properties style:vertical-align="" fo:padding="0.097cm" fo:border-left="0.05pt solid #000000" fo:border-right="0.05pt solid #000000" fo:border-top="none" fo:border-bottom="0.05pt solid #000000" style:writing-mode="lr-tb"/>
    </style:style>
    <style:style style:name="Tabelle2.A9" style:family="table-cell" style:data-style-name="N100">
      <style:table-cell-properties style:vertical-align="" fo:padding="0.097cm" fo:border-left="0.05pt solid #000000" fo:border-right="none" fo:border-top="none" fo:border-bottom="0.05pt solid #000000" style:writing-mode="lr-tb"/>
    </style:style>
    <style:style style:name="Tabelle2.B9" style:family="table-cell">
      <style:table-cell-properties style:vertical-align="" fo:padding="0.097cm" fo:border-left="0.05pt solid #000000" fo:border-right="none" fo:border-top="none" fo:border-bottom="0.05pt solid #000000" style:writing-mode="lr-tb"/>
    </style:style>
    <style:style style:name="Tabelle2.C9" style:family="table-cell">
      <style:table-cell-properties style:vertical-align="" fo:padding="0.097cm" fo:border-left="0.05pt solid #000000" fo:border-right="none" fo:border-top="none" fo:border-bottom="0.05pt solid #000000" style:writing-mode="lr-tb"/>
    </style:style>
    <style:style style:name="Tabelle2.D9" style:family="table-cell">
      <style:table-cell-properties style:vertical-align="" fo:padding="0.097cm" fo:border-left="0.05pt solid #000000" fo:border-right="none" fo:border-top="none" fo:border-bottom="0.05pt solid #000000" style:writing-mode="lr-tb"/>
    </style:style>
    <style:style style:name="Tabelle2.E9" style:family="table-cell">
      <style:table-cell-properties style:vertical-align="" fo:padding="0.097cm" fo:border-left="0.05pt solid #000000" fo:border-right="0.05pt solid #000000" fo:border-top="none" fo:border-bottom="0.05pt solid #000000" style:writing-mode="lr-tb"/>
    </style:style>
    <style:style style:name="Tabelle2.A10" style:family="table-cell" style:data-style-name="N100">
      <style:table-cell-properties style:vertical-align="" fo:padding="0.097cm" fo:border-left="0.05pt solid #000000" fo:border-right="none" fo:border-top="none" fo:border-bottom="0.05pt solid #000000" style:writing-mode="lr-tb"/>
    </style:style>
    <style:style style:name="Tabelle2.B10" style:family="table-cell">
      <style:table-cell-properties style:vertical-align="" fo:padding="0.097cm" fo:border-left="0.05pt solid #000000" fo:border-right="none" fo:border-top="none" fo:border-bottom="0.05pt solid #000000" style:writing-mode="lr-tb"/>
    </style:style>
    <style:style style:name="Tabelle2.C10" style:family="table-cell">
      <style:table-cell-properties style:vertical-align="" fo:padding="0.097cm" fo:border-left="0.05pt solid #000000" fo:border-right="none" fo:border-top="none" fo:border-bottom="0.05pt solid #000000" style:writing-mode="lr-tb"/>
    </style:style>
    <style:style style:name="Tabelle2.D10" style:family="table-cell">
      <style:table-cell-properties style:vertical-align="" fo:padding="0.097cm" fo:border-left="0.05pt solid #000000" fo:border-right="none" fo:border-top="none" fo:border-bottom="0.05pt solid #000000" style:writing-mode="lr-tb"/>
    </style:style>
    <style:style style:name="Tabelle2.E10" style:family="table-cell">
      <style:table-cell-properties style:vertical-align="" fo:padding="0.097cm" fo:border-left="0.05pt solid #000000" fo:border-right="0.05pt solid #000000" fo:border-top="none" fo:border-bottom="0.05pt solid #000000" style:writing-mode="lr-tb"/>
    </style:style>
    <style:style style:name="Tabelle2.A11" style:family="table-cell" style:data-style-name="N100">
      <style:table-cell-properties style:vertical-align="" fo:padding="0.097cm" fo:border-left="0.05pt solid #000000" fo:border-right="none" fo:border-top="none" fo:border-bottom="0.05pt solid #000000" style:writing-mode="lr-tb"/>
    </style:style>
    <style:style style:name="Tabelle2.B11" style:family="table-cell">
      <style:table-cell-properties style:vertical-align="" fo:padding="0.097cm" fo:border-left="0.05pt solid #000000" fo:border-right="none" fo:border-top="none" fo:border-bottom="0.05pt solid #000000" style:writing-mode="lr-tb"/>
    </style:style>
    <style:style style:name="Tabelle2.C11" style:family="table-cell">
      <style:table-cell-properties style:vertical-align="" fo:padding="0.097cm" fo:border-left="0.05pt solid #000000" fo:border-right="none" fo:border-top="none" fo:border-bottom="0.05pt solid #000000" style:writing-mode="lr-tb"/>
    </style:style>
    <style:style style:name="Tabelle2.D11" style:family="table-cell">
      <style:table-cell-properties style:vertical-align="" fo:padding="0.097cm" fo:border-left="0.05pt solid #000000" fo:border-right="none" fo:border-top="none" fo:border-bottom="0.05pt solid #000000" style:writing-mode="lr-tb"/>
    </style:style>
    <style:style style:name="Tabelle2.E11" style:family="table-cell">
      <style:table-cell-properties style:vertical-align="" fo:padding="0.097cm" fo:border-left="0.05pt solid #000000" fo:border-right="0.05pt solid #000000" fo:border-top="none" fo:border-bottom="0.05pt solid #000000" style:writing-mode="lr-tb"/>
    </style:style>
    <style:style style:name="Tabelle2.A12" style:family="table-cell" style:data-style-name="N100">
      <style:table-cell-properties style:vertical-align="" fo:padding="0.097cm" fo:border-left="0.05pt solid #000000" fo:border-right="none" fo:border-top="none" fo:border-bottom="0.05pt solid #000000" style:writing-mode="lr-tb"/>
    </style:style>
    <style:style style:name="Tabelle2.B12" style:family="table-cell">
      <style:table-cell-properties style:vertical-align="" fo:padding="0.097cm" fo:border-left="0.05pt solid #000000" fo:border-right="none" fo:border-top="none" fo:border-bottom="0.05pt solid #000000" style:writing-mode="lr-tb"/>
    </style:style>
    <style:style style:name="Tabelle2.C12" style:family="table-cell">
      <style:table-cell-properties style:vertical-align="" fo:padding="0.097cm" fo:border-left="0.05pt solid #000000" fo:border-right="none" fo:border-top="none" fo:border-bottom="0.05pt solid #000000" style:writing-mode="lr-tb"/>
    </style:style>
    <style:style style:name="Tabelle2.D12" style:family="table-cell">
      <style:table-cell-properties style:vertical-align="" fo:padding="0.097cm" fo:border-left="0.05pt solid #000000" fo:border-right="none" fo:border-top="none" fo:border-bottom="0.05pt solid #000000" style:writing-mode="lr-tb"/>
    </style:style>
    <style:style style:name="Tabelle2.E12" style:family="table-cell">
      <style:table-cell-properties style:vertical-align="" fo:padding="0.097cm" fo:border-left="0.05pt solid #000000" fo:border-right="0.05pt solid #000000" fo:border-top="none" fo:border-bottom="0.05pt solid #000000" style:writing-mode="lr-tb"/>
    </style:style>
    <style:style style:name="Tabelle2.A13" style:family="table-cell" style:data-style-name="N100">
      <style:table-cell-properties style:vertical-align="" fo:padding="0.097cm" fo:border-left="0.05pt solid #000000" fo:border-right="none" fo:border-top="none" fo:border-bottom="0.05pt solid #000000" style:writing-mode="lr-tb"/>
    </style:style>
    <style:style style:name="Tabelle2.B13" style:family="table-cell">
      <style:table-cell-properties style:vertical-align="" fo:padding="0.097cm" fo:border-left="0.05pt solid #000000" fo:border-right="none" fo:border-top="none" fo:border-bottom="0.05pt solid #000000" style:writing-mode="lr-tb"/>
    </style:style>
    <style:style style:name="Tabelle2.C13" style:family="table-cell">
      <style:table-cell-properties style:vertical-align="" fo:padding="0.097cm" fo:border-left="0.05pt solid #000000" fo:border-right="none" fo:border-top="none" fo:border-bottom="0.05pt solid #000000" style:writing-mode="lr-tb"/>
    </style:style>
    <style:style style:name="Tabelle2.D13" style:family="table-cell">
      <style:table-cell-properties style:vertical-align="" fo:padding="0.097cm" fo:border-left="0.05pt solid #000000" fo:border-right="none" fo:border-top="none" fo:border-bottom="0.05pt solid #000000" style:writing-mode="lr-tb"/>
    </style:style>
    <style:style style:name="Tabelle2.E13" style:family="table-cell">
      <style:table-cell-properties style:vertical-align="" fo:padding="0.097cm" fo:border-left="0.05pt solid #000000" fo:border-right="0.05pt solid #000000" fo:border-top="none" fo:border-bottom="0.05pt solid #000000" style:writing-mode="lr-tb"/>
    </style:style>
    <style:style style:name="Tabelle2.A14" style:family="table-cell" style:data-style-name="N100">
      <style:table-cell-properties style:vertical-align="" fo:padding="0.097cm" fo:border-left="0.05pt solid #000000" fo:border-right="none" fo:border-top="none" fo:border-bottom="0.05pt solid #000000" style:writing-mode="lr-tb"/>
    </style:style>
    <style:style style:name="Tabelle2.B14" style:family="table-cell">
      <style:table-cell-properties style:vertical-align="" fo:padding="0.097cm" fo:border-left="0.05pt solid #000000" fo:border-right="none" fo:border-top="none" fo:border-bottom="0.05pt solid #000000" style:writing-mode="lr-tb"/>
    </style:style>
    <style:style style:name="Tabelle2.C14" style:family="table-cell">
      <style:table-cell-properties style:vertical-align="" fo:padding="0.097cm" fo:border-left="0.05pt solid #000000" fo:border-right="none" fo:border-top="none" fo:border-bottom="0.05pt solid #000000" style:writing-mode="lr-tb"/>
    </style:style>
    <style:style style:name="Tabelle2.D14" style:family="table-cell">
      <style:table-cell-properties style:vertical-align="" fo:padding="0.097cm" fo:border-left="0.05pt solid #000000" fo:border-right="none" fo:border-top="none" fo:border-bottom="0.05pt solid #000000" style:writing-mode="lr-tb"/>
    </style:style>
    <style:style style:name="Tabelle2.E14" style:family="table-cell">
      <style:table-cell-properties style:vertical-align="" fo:padding="0.097cm" fo:border-left="0.05pt solid #000000" fo:border-right="0.05pt solid #000000" fo:border-top="none" fo:border-bottom="0.05pt solid #000000" style:writing-mode="lr-tb"/>
    </style:style>
    <style:style style:name="Tabelle2.15" style:family="table-row">
      <style:table-row-properties style:min-row-height="0.355cm" fo:background-color="transparent" fo:keep-together="always">
        <style:background-image/>
      </style:table-row-properties>
    </style:style>
    <style:style style:name="Tabelle2.A15" style:family="table-cell" style:data-style-name="N100">
      <style:table-cell-properties style:vertical-align="" fo:padding="0.097cm" fo:border-left="0.05pt solid #000000" fo:border-right="none" fo:border-top="none" fo:border-bottom="0.05pt solid #000000" style:writing-mode="lr-tb"/>
    </style:style>
    <style:style style:name="Tabelle2.B15" style:family="table-cell">
      <style:table-cell-properties style:vertical-align="" fo:padding="0.097cm" fo:border-left="0.05pt solid #000000" fo:border-right="none" fo:border-top="none" fo:border-bottom="0.05pt solid #000000" style:writing-mode="lr-tb"/>
    </style:style>
    <style:style style:name="Tabelle2.C15" style:family="table-cell">
      <style:table-cell-properties style:vertical-align="" fo:padding="0.097cm" fo:border-left="0.05pt solid #000000" fo:border-right="none" fo:border-top="none" fo:border-bottom="0.05pt solid #000000" style:writing-mode="lr-tb"/>
    </style:style>
    <style:style style:name="Tabelle2.D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elle2.E15" style:family="table-cell">
      <style:table-cell-properties style:vertical-align="" fo:padding="0.097cm" fo:border-left="0.05pt solid #000000" fo:border-right="0.05pt solid #000000" fo:border-top="none" fo:border-bottom="0.05pt solid #000000" style:writing-mode="lr-tb"/>
    </style:style>
    <style:style style:name="Tabelle2.A16" style:family="table-cell" style:data-style-name="N100">
      <style:table-cell-properties style:vertical-align="" fo:padding="0.097cm" fo:border-left="0.05pt solid #000000" fo:border-right="none" fo:border-top="none" fo:border-bottom="0.05pt solid #000000" style:writing-mode="lr-tb"/>
    </style:style>
    <style:style style:name="Tabelle2.B16" style:family="table-cell">
      <style:table-cell-properties style:vertical-align="" fo:padding="0.097cm" fo:border-left="0.05pt solid #000000" fo:border-right="none" fo:border-top="none" fo:border-bottom="0.05pt solid #000000" style:writing-mode="lr-tb"/>
    </style:style>
    <style:style style:name="Tabelle2.C16" style:family="table-cell">
      <style:table-cell-properties style:vertical-align="" fo:padding="0.097cm" fo:border-left="0.05pt solid #000000" fo:border-right="none" fo:border-top="none" fo:border-bottom="0.05pt solid #000000" style:writing-mode="lr-tb"/>
    </style:style>
    <style:style style:name="Tabelle2.D16" style:family="table-cell">
      <style:table-cell-properties style:vertical-align="" fo:padding="0.097cm" fo:border-left="0.05pt solid #000000" fo:border-right="none" fo:border-top="none" fo:border-bottom="0.05pt solid #000000" style:writing-mode="lr-tb"/>
    </style:style>
    <style:style style:name="Tabelle2.E16" style:family="table-cell">
      <style:table-cell-properties style:vertical-align="" fo:padding="0.097cm" fo:border-left="0.05pt solid #000000" fo:border-right="0.05pt solid #000000" fo:border-top="none" fo:border-bottom="0.05pt solid #000000" style:writing-mode="lr-tb"/>
    </style:style>
    <style:style style:name="Tabelle2.A17" style:family="table-cell" style:data-style-name="N100">
      <style:table-cell-properties style:vertical-align="" fo:padding="0.097cm" fo:border-left="0.05pt solid #000000" fo:border-right="none" fo:border-top="none" fo:border-bottom="0.05pt solid #000000" style:writing-mode="lr-tb"/>
    </style:style>
    <style:style style:name="Tabelle2.B17" style:family="table-cell">
      <style:table-cell-properties style:vertical-align="" fo:padding="0.097cm" fo:border-left="0.05pt solid #000000" fo:border-right="none" fo:border-top="none" fo:border-bottom="0.05pt solid #000000" style:writing-mode="lr-tb"/>
    </style:style>
    <style:style style:name="Tabelle2.C17" style:family="table-cell">
      <style:table-cell-properties style:vertical-align="" fo:padding="0.097cm" fo:border-left="0.05pt solid #000000" fo:border-right="none" fo:border-top="none" fo:border-bottom="0.05pt solid #000000" style:writing-mode="lr-tb"/>
    </style:style>
    <style:style style:name="Tabelle2.D17" style:family="table-cell">
      <style:table-cell-properties style:vertical-align="" fo:padding="0.097cm" fo:border-left="0.05pt solid #000000" fo:border-right="none" fo:border-top="none" fo:border-bottom="0.05pt solid #000000" style:writing-mode="lr-tb"/>
    </style:style>
    <style:style style:name="Tabelle2.E17" style:family="table-cell">
      <style:table-cell-properties style:vertical-align="" fo:padding="0.097cm" fo:border-left="0.05pt solid #000000" fo:border-right="0.05pt solid #000000" fo:border-top="none" fo:border-bottom="0.05pt solid #000000" style:writing-mode="lr-tb"/>
    </style:style>
    <style:style style:name="Tabelle2.A18" style:family="table-cell" style:data-style-name="N100">
      <style:table-cell-properties style:vertical-align="" fo:padding="0.097cm" fo:border-left="0.05pt solid #000000" fo:border-right="none" fo:border-top="none" fo:border-bottom="0.05pt solid #000000" style:writing-mode="lr-tb"/>
    </style:style>
    <style:style style:name="Tabelle2.B18" style:family="table-cell">
      <style:table-cell-properties style:vertical-align="" fo:padding="0.097cm" fo:border-left="0.05pt solid #000000" fo:border-right="none" fo:border-top="none" fo:border-bottom="0.05pt solid #000000" style:writing-mode="lr-tb"/>
    </style:style>
    <style:style style:name="Tabelle2.C18" style:family="table-cell">
      <style:table-cell-properties style:vertical-align="" fo:padding="0.097cm" fo:border-left="0.05pt solid #000000" fo:border-right="none" fo:border-top="none" fo:border-bottom="0.05pt solid #000000" style:writing-mode="lr-tb"/>
    </style:style>
    <style:style style:name="Tabelle2.D18" style:family="table-cell">
      <style:table-cell-properties style:vertical-align="" fo:padding="0.097cm" fo:border-left="0.05pt solid #000000" fo:border-right="none" fo:border-top="none" fo:border-bottom="0.05pt solid #000000" style:writing-mode="lr-tb"/>
    </style:style>
    <style:style style:name="Tabelle2.E18" style:family="table-cell">
      <style:table-cell-properties style:vertical-align="" fo:padding="0.097cm" fo:border-left="0.05pt solid #000000" fo:border-right="0.05pt solid #000000" fo:border-top="none" fo:border-bottom="0.05pt solid #000000" style:writing-mode="lr-tb"/>
    </style:style>
    <style:style style:name="Tabelle2.A19" style:family="table-cell" style:data-style-name="N100">
      <style:table-cell-properties style:vertical-align="" fo:padding="0.097cm" fo:border-left="0.05pt solid #000000" fo:border-right="none" fo:border-top="none" fo:border-bottom="0.05pt solid #000000" style:writing-mode="lr-tb"/>
    </style:style>
    <style:style style:name="Tabelle2.B19" style:family="table-cell">
      <style:table-cell-properties style:vertical-align="" fo:padding="0.097cm" fo:border-left="0.05pt solid #000000" fo:border-right="none" fo:border-top="none" fo:border-bottom="0.05pt solid #000000" style:writing-mode="lr-tb"/>
    </style:style>
    <style:style style:name="Tabelle2.C19" style:family="table-cell">
      <style:table-cell-properties style:vertical-align="" fo:padding="0.097cm" fo:border-left="0.05pt solid #000000" fo:border-right="none" fo:border-top="none" fo:border-bottom="0.05pt solid #000000" style:writing-mode="lr-tb"/>
    </style:style>
    <style:style style:name="Tabelle2.D19" style:family="table-cell">
      <style:table-cell-properties style:vertical-align="" fo:padding="0.097cm" fo:border-left="0.05pt solid #000000" fo:border-right="none" fo:border-top="none" fo:border-bottom="0.05pt solid #000000" style:writing-mode="lr-tb"/>
    </style:style>
    <style:style style:name="Tabelle2.E19" style:family="table-cell">
      <style:table-cell-properties style:vertical-align="" fo:padding="0.097cm" fo:border-left="0.05pt solid #000000" fo:border-right="0.05pt solid #000000" fo:border-top="none" fo:border-bottom="0.05pt solid #000000" style:writing-mode="lr-tb"/>
    </style:style>
    <style:style style:name="Tabelle2.A20" style:family="table-cell" style:data-style-name="N100">
      <style:table-cell-properties style:vertical-align="" fo:padding="0.097cm" fo:border-left="0.05pt solid #000000" fo:border-right="none" fo:border-top="none" fo:border-bottom="0.05pt solid #000000" style:writing-mode="lr-tb"/>
    </style:style>
    <style:style style:name="Tabelle2.B20" style:family="table-cell">
      <style:table-cell-properties style:vertical-align="" fo:padding="0.097cm" fo:border-left="0.05pt solid #000000" fo:border-right="none" fo:border-top="none" fo:border-bottom="0.05pt solid #000000" style:writing-mode="lr-tb"/>
    </style:style>
    <style:style style:name="Tabelle2.C20" style:family="table-cell">
      <style:table-cell-properties style:vertical-align="" fo:padding="0.097cm" fo:border-left="0.05pt solid #000000" fo:border-right="none" fo:border-top="none" fo:border-bottom="0.05pt solid #000000" style:writing-mode="lr-tb"/>
    </style:style>
    <style:style style:name="Tabelle2.D20" style:family="table-cell">
      <style:table-cell-properties style:vertical-align="" fo:padding="0.097cm" fo:border-left="0.05pt solid #000000" fo:border-right="none" fo:border-top="none" fo:border-bottom="0.05pt solid #000000" style:writing-mode="lr-tb"/>
    </style:style>
    <style:style style:name="Tabelle2.E20" style:family="table-cell">
      <style:table-cell-properties style:vertical-align="" fo:padding="0.097cm" fo:border-left="0.05pt solid #000000" fo:border-right="0.05pt solid #000000" fo:border-top="none" fo:border-bottom="0.05pt solid #000000" style:writing-mode="lr-tb"/>
    </style:style>
    <style:style style:name="Tabelle2.A21" style:family="table-cell" style:data-style-name="N100">
      <style:table-cell-properties style:vertical-align="" fo:padding="0.097cm" fo:border-left="0.05pt solid #000000" fo:border-right="none" fo:border-top="none" fo:border-bottom="0.05pt solid #000000" style:writing-mode="lr-tb"/>
    </style:style>
    <style:style style:name="Tabelle2.B21" style:family="table-cell">
      <style:table-cell-properties style:vertical-align="" fo:padding="0.097cm" fo:border-left="0.05pt solid #000000" fo:border-right="none" fo:border-top="none" fo:border-bottom="0.05pt solid #000000" style:writing-mode="lr-tb"/>
    </style:style>
    <style:style style:name="Tabelle2.C21" style:family="table-cell">
      <style:table-cell-properties style:vertical-align="" fo:padding="0.097cm" fo:border-left="0.05pt solid #000000" fo:border-right="none" fo:border-top="none" fo:border-bottom="0.05pt solid #000000" style:writing-mode="lr-tb"/>
    </style:style>
    <style:style style:name="Tabelle2.D21" style:family="table-cell">
      <style:table-cell-properties style:vertical-align="" fo:padding="0.097cm" fo:border-left="0.05pt solid #000000" fo:border-right="none" fo:border-top="none" fo:border-bottom="0.05pt solid #000000" style:writing-mode="lr-tb"/>
    </style:style>
    <style:style style:name="Tabelle2.E21" style:family="table-cell">
      <style:table-cell-properties style:vertical-align="" fo:padding="0.097cm" fo:border-left="0.05pt solid #000000" fo:border-right="0.05pt solid #000000" fo:border-top="none" fo:border-bottom="0.05pt solid #000000" style:writing-mode="lr-tb"/>
    </style:style>
    <style:style style:name="Tabelle2.A22" style:family="table-cell" style:data-style-name="N100">
      <style:table-cell-properties style:vertical-align="" fo:padding="0.097cm" fo:border-left="0.05pt solid #000000" fo:border-right="none" fo:border-top="none" fo:border-bottom="0.05pt solid #000000" style:writing-mode="lr-tb"/>
    </style:style>
    <style:style style:name="Tabelle2.B22" style:family="table-cell">
      <style:table-cell-properties style:vertical-align="" fo:padding="0.097cm" fo:border-left="0.05pt solid #000000" fo:border-right="none" fo:border-top="none" fo:border-bottom="0.05pt solid #000000" style:writing-mode="lr-tb"/>
    </style:style>
    <style:style style:name="Tabelle2.C22" style:family="table-cell">
      <style:table-cell-properties style:vertical-align="" fo:padding="0.097cm" fo:border-left="0.05pt solid #000000" fo:border-right="none" fo:border-top="none" fo:border-bottom="0.05pt solid #000000" style:writing-mode="lr-tb"/>
    </style:style>
    <style:style style:name="Tabelle2.D22" style:family="table-cell">
      <style:table-cell-properties style:vertical-align="" fo:padding="0.097cm" fo:border-left="0.05pt solid #000000" fo:border-right="none" fo:border-top="none" fo:border-bottom="0.05pt solid #000000" style:writing-mode="lr-tb"/>
    </style:style>
    <style:style style:name="Tabelle2.E22" style:family="table-cell">
      <style:table-cell-properties style:vertical-align="" fo:padding="0.097cm" fo:border-left="0.05pt solid #000000" fo:border-right="0.05pt solid #000000" fo:border-top="none" fo:border-bottom="0.05pt solid #000000" style:writing-mode="lr-tb"/>
    </style:style>
    <style:style style:name="Tabelle2.A23" style:family="table-cell" style:data-style-name="N100">
      <style:table-cell-properties style:vertical-align="" fo:padding="0.097cm" fo:border-left="0.05pt solid #000000" fo:border-right="none" fo:border-top="none" fo:border-bottom="0.05pt solid #000000" style:writing-mode="lr-tb"/>
    </style:style>
    <style:style style:name="Tabelle2.B23" style:family="table-cell">
      <style:table-cell-properties style:vertical-align="" fo:padding="0.097cm" fo:border-left="0.05pt solid #000000" fo:border-right="none" fo:border-top="none" fo:border-bottom="0.05pt solid #000000" style:writing-mode="lr-tb"/>
    </style:style>
    <style:style style:name="Tabelle2.C23" style:family="table-cell">
      <style:table-cell-properties style:vertical-align="" fo:padding="0.097cm" fo:border-left="0.05pt solid #000000" fo:border-right="none" fo:border-top="none" fo:border-bottom="0.05pt solid #000000" style:writing-mode="lr-tb"/>
    </style:style>
    <style:style style:name="Tabelle2.D23" style:family="table-cell">
      <style:table-cell-properties style:vertical-align="" fo:padding="0.097cm" fo:border-left="0.05pt solid #000000" fo:border-right="none" fo:border-top="none" fo:border-bottom="0.05pt solid #000000" style:writing-mode="lr-tb"/>
    </style:style>
    <style:style style:name="Tabelle2.E23" style:family="table-cell">
      <style:table-cell-properties style:vertical-align="" fo:padding="0.097cm" fo:border-left="0.05pt solid #000000" fo:border-right="0.05pt solid #000000" fo:border-top="none" fo:border-bottom="0.05pt solid #000000" style:writing-mode="lr-tb"/>
    </style:style>
    <style:style style:name="Tabelle2.A24" style:family="table-cell" style:data-style-name="N100">
      <style:table-cell-properties style:vertical-align="" fo:padding="0.097cm" fo:border-left="0.05pt solid #000000" fo:border-right="none" fo:border-top="none" fo:border-bottom="0.05pt solid #000000" style:writing-mode="lr-tb"/>
    </style:style>
    <style:style style:name="Tabelle2.B24" style:family="table-cell">
      <style:table-cell-properties style:vertical-align="" fo:padding="0.097cm" fo:border-left="0.05pt solid #000000" fo:border-right="none" fo:border-top="none" fo:border-bottom="0.05pt solid #000000" style:writing-mode="lr-tb"/>
    </style:style>
    <style:style style:name="Tabelle2.C24" style:family="table-cell">
      <style:table-cell-properties style:vertical-align="" fo:padding="0.097cm" fo:border-left="0.05pt solid #000000" fo:border-right="none" fo:border-top="none" fo:border-bottom="0.05pt solid #000000" style:writing-mode="lr-tb"/>
    </style:style>
    <style:style style:name="Tabelle2.D24" style:family="table-cell">
      <style:table-cell-properties style:vertical-align="" fo:padding="0.097cm" fo:border-left="0.05pt solid #000000" fo:border-right="none" fo:border-top="none" fo:border-bottom="0.05pt solid #000000" style:writing-mode="lr-tb"/>
    </style:style>
    <style:style style:name="Tabelle2.E24" style:family="table-cell">
      <style:table-cell-properties style:vertical-align="" fo:padding="0.097cm" fo:border-left="0.05pt solid #000000" fo:border-right="0.05pt solid #000000" fo:border-top="none" fo:border-bottom="0.05pt solid #000000" style:writing-mode="lr-tb"/>
    </style:style>
    <style:style style:name="Tabelle2.A25" style:family="table-cell" style:data-style-name="N100">
      <style:table-cell-properties style:vertical-align="" fo:padding="0.097cm" fo:border-left="0.05pt solid #000000" fo:border-right="none" fo:border-top="none" fo:border-bottom="0.05pt solid #000000" style:writing-mode="lr-tb"/>
    </style:style>
    <style:style style:name="Tabelle2.B25" style:family="table-cell">
      <style:table-cell-properties style:vertical-align="" fo:padding="0.097cm" fo:border-left="0.05pt solid #000000" fo:border-right="none" fo:border-top="none" fo:border-bottom="0.05pt solid #000000" style:writing-mode="lr-tb"/>
    </style:style>
    <style:style style:name="Tabelle2.C25" style:family="table-cell">
      <style:table-cell-properties style:vertical-align="" fo:padding="0.097cm" fo:border-left="0.05pt solid #000000" fo:border-right="none" fo:border-top="none" fo:border-bottom="0.05pt solid #000000" style:writing-mode="lr-tb"/>
    </style:style>
    <style:style style:name="Tabelle2.D25" style:family="table-cell">
      <style:table-cell-properties style:vertical-align="" fo:padding="0.097cm" fo:border-left="0.05pt solid #000000" fo:border-right="none" fo:border-top="none" fo:border-bottom="0.05pt solid #000000" style:writing-mode="lr-tb"/>
    </style:style>
    <style:style style:name="Tabelle2.E25" style:family="table-cell">
      <style:table-cell-properties style:vertical-align="" fo:padding="0.097cm" fo:border-left="0.05pt solid #000000" fo:border-right="0.05pt solid #000000" fo:border-top="none" fo:border-bottom="0.05pt solid #000000" style:writing-mode="lr-tb"/>
    </style:style>
    <style:style style:name="Tabelle2.A26" style:family="table-cell" style:data-style-name="N100">
      <style:table-cell-properties style:vertical-align="" fo:padding="0.097cm" fo:border-left="0.05pt solid #000000" fo:border-right="none" fo:border-top="none" fo:border-bottom="0.05pt solid #000000" style:writing-mode="lr-tb"/>
    </style:style>
    <style:style style:name="Tabelle2.B26" style:family="table-cell">
      <style:table-cell-properties style:vertical-align="" fo:padding="0.097cm" fo:border-left="0.05pt solid #000000" fo:border-right="none" fo:border-top="none" fo:border-bottom="0.05pt solid #000000" style:writing-mode="lr-tb"/>
    </style:style>
    <style:style style:name="Tabelle2.C26" style:family="table-cell">
      <style:table-cell-properties style:vertical-align="" fo:padding="0.097cm" fo:border-left="0.05pt solid #000000" fo:border-right="none" fo:border-top="none" fo:border-bottom="0.05pt solid #000000" style:writing-mode="lr-tb"/>
    </style:style>
    <style:style style:name="Tabelle2.D26" style:family="table-cell">
      <style:table-cell-properties style:vertical-align="" fo:padding="0.097cm" fo:border-left="0.05pt solid #000000" fo:border-right="none" fo:border-top="none" fo:border-bottom="0.05pt solid #000000" style:writing-mode="lr-tb"/>
    </style:style>
    <style:style style:name="Tabelle2.E26" style:family="table-cell">
      <style:table-cell-properties style:vertical-align="" fo:padding="0.097cm" fo:border-left="0.05pt solid #000000" fo:border-right="0.05pt solid #000000" fo:border-top="none" fo:border-bottom="0.05pt solid #000000" style:writing-mode="lr-tb"/>
    </style:style>
    <style:style style:name="Tabelle2.A27" style:family="table-cell" style:data-style-name="N100">
      <style:table-cell-properties style:vertical-align="" fo:padding="0.097cm" fo:border-left="0.05pt solid #000000" fo:border-right="none" fo:border-top="none" fo:border-bottom="0.05pt solid #000000" style:writing-mode="lr-tb"/>
    </style:style>
    <style:style style:name="Tabelle2.B27" style:family="table-cell">
      <style:table-cell-properties style:vertical-align="" fo:padding="0.097cm" fo:border-left="0.05pt solid #000000" fo:border-right="none" fo:border-top="none" fo:border-bottom="0.05pt solid #000000" style:writing-mode="lr-tb"/>
    </style:style>
    <style:style style:name="Tabelle2.C27" style:family="table-cell">
      <style:table-cell-properties style:vertical-align="" fo:padding="0.097cm" fo:border-left="0.05pt solid #000000" fo:border-right="none" fo:border-top="none" fo:border-bottom="0.05pt solid #000000" style:writing-mode="lr-tb"/>
    </style:style>
    <style:style style:name="Tabelle2.D27" style:family="table-cell">
      <style:table-cell-properties style:vertical-align="" fo:padding="0.097cm" fo:border-left="0.05pt solid #000000" fo:border-right="none" fo:border-top="none" fo:border-bottom="0.05pt solid #000000" style:writing-mode="lr-tb"/>
    </style:style>
    <style:style style:name="Tabelle2.E27" style:family="table-cell">
      <style:table-cell-properties style:vertical-align="" fo:padding="0.097cm" fo:border-left="0.05pt solid #000000" fo:border-right="0.05pt solid #000000" fo:border-top="none" fo:border-bottom="0.05pt solid #000000" style:writing-mode="lr-tb"/>
    </style:style>
    <style:style style:name="Tabelle2.A28" style:family="table-cell" style:data-style-name="N100">
      <style:table-cell-properties style:vertical-align="" fo:padding="0.097cm" fo:border-left="0.05pt solid #000000" fo:border-right="none" fo:border-top="none" fo:border-bottom="0.05pt solid #000000" style:writing-mode="lr-tb"/>
    </style:style>
    <style:style style:name="Tabelle2.B28" style:family="table-cell">
      <style:table-cell-properties style:vertical-align="" fo:padding="0.097cm" fo:border-left="0.05pt solid #000000" fo:border-right="none" fo:border-top="none" fo:border-bottom="0.05pt solid #000000" style:writing-mode="lr-tb"/>
    </style:style>
    <style:style style:name="Tabelle2.C28" style:family="table-cell">
      <style:table-cell-properties style:vertical-align="" fo:padding="0.097cm" fo:border-left="0.05pt solid #000000" fo:border-right="none" fo:border-top="none" fo:border-bottom="0.05pt solid #000000" style:writing-mode="lr-tb"/>
    </style:style>
    <style:style style:name="Tabelle2.D28" style:family="table-cell">
      <style:table-cell-properties style:vertical-align="" fo:padding="0.097cm" fo:border-left="0.05pt solid #000000" fo:border-right="none" fo:border-top="none" fo:border-bottom="0.05pt solid #000000" style:writing-mode="lr-tb"/>
    </style:style>
    <style:style style:name="Tabelle2.E28" style:family="table-cell">
      <style:table-cell-properties style:vertical-align="" fo:padding="0.097cm" fo:border-left="0.05pt solid #000000" fo:border-right="0.05pt solid #000000" fo:border-top="none" fo:border-bottom="0.05pt solid #000000" style:writing-mode="lr-tb"/>
    </style:style>
    <style:style style:name="Tabelle2.A29" style:family="table-cell" style:data-style-name="N100">
      <style:table-cell-properties style:vertical-align="" fo:padding="0.097cm" fo:border-left="0.05pt solid #000000" fo:border-right="none" fo:border-top="none" fo:border-bottom="0.05pt solid #000000" style:writing-mode="lr-tb"/>
    </style:style>
    <style:style style:name="Tabelle2.B29" style:family="table-cell">
      <style:table-cell-properties style:vertical-align="" fo:padding="0.097cm" fo:border-left="0.05pt solid #000000" fo:border-right="none" fo:border-top="none" fo:border-bottom="0.05pt solid #000000" style:writing-mode="lr-tb"/>
    </style:style>
    <style:style style:name="Tabelle2.C29" style:family="table-cell">
      <style:table-cell-properties style:vertical-align="" fo:padding="0.097cm" fo:border-left="0.05pt solid #000000" fo:border-right="none" fo:border-top="none" fo:border-bottom="0.05pt solid #000000" style:writing-mode="lr-tb"/>
    </style:style>
    <style:style style:name="Tabelle2.D29" style:family="table-cell">
      <style:table-cell-properties style:vertical-align="" fo:padding="0.097cm" fo:border-left="0.05pt solid #000000" fo:border-right="none" fo:border-top="none" fo:border-bottom="0.05pt solid #000000" style:writing-mode="lr-tb"/>
    </style:style>
    <style:style style:name="Tabelle2.E29" style:family="table-cell">
      <style:table-cell-properties style:vertical-align="" fo:padding="0.097cm" fo:border-left="0.05pt solid #000000" fo:border-right="0.05pt solid #000000" fo:border-top="none" fo:border-bottom="0.05pt solid #000000" style:writing-mode="lr-tb"/>
    </style:style>
    <style:style style:name="Tabelle2.A30" style:family="table-cell" style:data-style-name="N100">
      <style:table-cell-properties style:vertical-align="" fo:padding="0.097cm" fo:border-left="0.05pt solid #000000" fo:border-right="none" fo:border-top="none" fo:border-bottom="0.05pt solid #000000" style:writing-mode="lr-tb"/>
    </style:style>
    <style:style style:name="Tabelle2.B30" style:family="table-cell">
      <style:table-cell-properties style:vertical-align="" fo:padding="0.097cm" fo:border-left="0.05pt solid #000000" fo:border-right="none" fo:border-top="none" fo:border-bottom="0.05pt solid #000000" style:writing-mode="lr-tb"/>
    </style:style>
    <style:style style:name="Tabelle2.C30" style:family="table-cell">
      <style:table-cell-properties style:vertical-align="" fo:padding="0.097cm" fo:border-left="0.05pt solid #000000" fo:border-right="none" fo:border-top="none" fo:border-bottom="0.05pt solid #000000" style:writing-mode="lr-tb"/>
    </style:style>
    <style:style style:name="Tabelle2.D30" style:family="table-cell">
      <style:table-cell-properties style:vertical-align="" fo:padding="0.097cm" fo:border-left="0.05pt solid #000000" fo:border-right="none" fo:border-top="none" fo:border-bottom="0.05pt solid #000000" style:writing-mode="lr-tb"/>
    </style:style>
    <style:style style:name="Tabelle2.E30" style:family="table-cell">
      <style:table-cell-properties style:vertical-align="" fo:padding="0.097cm" fo:border-left="0.05pt solid #000000" fo:border-right="0.05pt solid #000000" fo:border-top="none" fo:border-bottom="0.05pt solid #000000" style:writing-mode="lr-tb"/>
    </style:style>
    <style:style style:name="Tabelle2.A31" style:family="table-cell" style:data-style-name="N100">
      <style:table-cell-properties style:vertical-align="" fo:padding="0.097cm" fo:border-left="0.05pt solid #000000" fo:border-right="none" fo:border-top="none" fo:border-bottom="0.05pt solid #000000" style:writing-mode="lr-tb"/>
    </style:style>
    <style:style style:name="Tabelle2.B31" style:family="table-cell">
      <style:table-cell-properties style:vertical-align="" fo:padding="0.097cm" fo:border-left="0.05pt solid #000000" fo:border-right="none" fo:border-top="none" fo:border-bottom="0.05pt solid #000000" style:writing-mode="lr-tb"/>
    </style:style>
    <style:style style:name="Tabelle2.C31" style:family="table-cell">
      <style:table-cell-properties style:vertical-align="" fo:padding="0.097cm" fo:border-left="0.05pt solid #000000" fo:border-right="none" fo:border-top="none" fo:border-bottom="0.05pt solid #000000" style:writing-mode="lr-tb"/>
    </style:style>
    <style:style style:name="Tabelle2.D31" style:family="table-cell">
      <style:table-cell-properties style:vertical-align="" fo:padding="0.097cm" fo:border-left="0.05pt solid #000000" fo:border-right="none" fo:border-top="none" fo:border-bottom="0.05pt solid #000000" style:writing-mode="lr-tb"/>
    </style:style>
    <style:style style:name="Tabelle2.E31" style:family="table-cell">
      <style:table-cell-properties style:vertical-align="" fo:padding="0.097cm" fo:border-left="0.05pt solid #000000" fo:border-right="0.05pt solid #000000" fo:border-top="none" fo:border-bottom="0.05pt solid #000000" style:writing-mode="lr-tb"/>
    </style:style>
    <style:style style:name="Tabelle2.A32" style:family="table-cell" style:data-style-name="N100">
      <style:table-cell-properties style:vertical-align="" fo:padding="0.097cm" fo:border-left="0.05pt solid #000000" fo:border-right="none" fo:border-top="none" fo:border-bottom="0.05pt solid #000000" style:writing-mode="lr-tb"/>
    </style:style>
    <style:style style:name="Tabelle2.B32" style:family="table-cell">
      <style:table-cell-properties style:vertical-align="" fo:padding="0.097cm" fo:border-left="0.05pt solid #000000" fo:border-right="none" fo:border-top="none" fo:border-bottom="0.05pt solid #000000" style:writing-mode="lr-tb"/>
    </style:style>
    <style:style style:name="Tabelle2.C32" style:family="table-cell">
      <style:table-cell-properties style:vertical-align="" fo:padding="0.097cm" fo:border-left="0.05pt solid #000000" fo:border-right="none" fo:border-top="none" fo:border-bottom="0.05pt solid #000000" style:writing-mode="lr-tb"/>
    </style:style>
    <style:style style:name="Tabelle2.D32" style:family="table-cell">
      <style:table-cell-properties style:vertical-align="" fo:padding="0.097cm" fo:border-left="0.05pt solid #000000" fo:border-right="none" fo:border-top="none" fo:border-bottom="0.05pt solid #000000" style:writing-mode="lr-tb"/>
    </style:style>
    <style:style style:name="Tabelle2.E32" style:family="table-cell">
      <style:table-cell-properties style:vertical-align="" fo:padding="0.097cm" fo:border-left="0.05pt solid #000000" fo:border-right="0.05pt solid #000000" fo:border-top="none" fo:border-bottom="0.05pt solid #000000" style:writing-mode="lr-tb"/>
    </style:style>
    <style:style style:name="Tabelle2.A33" style:family="table-cell" style:data-style-name="N100">
      <style:table-cell-properties style:vertical-align="" fo:padding="0.097cm" fo:border-left="0.05pt solid #000000" fo:border-right="none" fo:border-top="none" fo:border-bottom="0.05pt solid #000000" style:writing-mode="lr-tb"/>
    </style:style>
    <style:style style:name="Tabelle2.B33" style:family="table-cell">
      <style:table-cell-properties style:vertical-align="" fo:padding="0.097cm" fo:border-left="0.05pt solid #000000" fo:border-right="none" fo:border-top="none" fo:border-bottom="0.05pt solid #000000" style:writing-mode="lr-tb"/>
    </style:style>
    <style:style style:name="Tabelle2.C33" style:family="table-cell">
      <style:table-cell-properties style:vertical-align="" fo:padding="0.097cm" fo:border-left="0.05pt solid #000000" fo:border-right="none" fo:border-top="none" fo:border-bottom="0.05pt solid #000000" style:writing-mode="lr-tb"/>
    </style:style>
    <style:style style:name="Tabelle2.D33" style:family="table-cell">
      <style:table-cell-properties style:vertical-align="" fo:padding="0.097cm" fo:border-left="0.05pt solid #000000" fo:border-right="none" fo:border-top="none" fo:border-bottom="0.05pt solid #000000" style:writing-mode="lr-tb"/>
    </style:style>
    <style:style style:name="Tabelle2.E33" style:family="table-cell">
      <style:table-cell-properties style:vertical-align="" fo:padding="0.097cm" fo:border-left="0.05pt solid #000000" fo:border-right="0.05pt solid #000000" fo:border-top="none" fo:border-bottom="0.05pt solid #000000" style:writing-mode="lr-tb"/>
    </style:style>
    <style:style style:name="Tabelle2.A34" style:family="table-cell" style:data-style-name="N100">
      <style:table-cell-properties style:vertical-align="" fo:padding="0.097cm" fo:border-left="0.05pt solid #000000" fo:border-right="none" fo:border-top="none" fo:border-bottom="0.05pt solid #000000" style:writing-mode="lr-tb"/>
    </style:style>
    <style:style style:name="Tabelle2.B34" style:family="table-cell">
      <style:table-cell-properties style:vertical-align="" fo:padding="0.097cm" fo:border-left="0.05pt solid #000000" fo:border-right="none" fo:border-top="none" fo:border-bottom="0.05pt solid #000000" style:writing-mode="lr-tb"/>
    </style:style>
    <style:style style:name="Tabelle2.C34" style:family="table-cell">
      <style:table-cell-properties style:vertical-align="" fo:padding="0.097cm" fo:border-left="0.05pt solid #000000" fo:border-right="none" fo:border-top="none" fo:border-bottom="0.05pt solid #000000" style:writing-mode="lr-tb"/>
    </style:style>
    <style:style style:name="Tabelle2.D34" style:family="table-cell">
      <style:table-cell-properties style:vertical-align="" fo:padding="0.097cm" fo:border-left="0.05pt solid #000000" fo:border-right="none" fo:border-top="none" fo:border-bottom="0.05pt solid #000000" style:writing-mode="lr-tb"/>
    </style:style>
    <style:style style:name="Tabelle2.E34" style:family="table-cell">
      <style:table-cell-properties style:vertical-align="" fo:padding="0.097cm" fo:border-left="0.05pt solid #000000" fo:border-right="0.05pt solid #000000" fo:border-top="none" fo:border-bottom="0.05pt solid #000000" style:writing-mode="lr-tb"/>
    </style:style>
    <style:style style:name="Tabelle2.A35" style:family="table-cell" style:data-style-name="N100">
      <style:table-cell-properties style:vertical-align="" fo:padding="0.097cm" fo:border-left="0.05pt solid #000000" fo:border-right="none" fo:border-top="none" fo:border-bottom="0.05pt solid #000000" style:writing-mode="lr-tb"/>
    </style:style>
    <style:style style:name="Tabelle2.B35" style:family="table-cell">
      <style:table-cell-properties style:vertical-align="" fo:padding="0.097cm" fo:border-left="0.05pt solid #000000" fo:border-right="none" fo:border-top="none" fo:border-bottom="0.05pt solid #000000" style:writing-mode="lr-tb"/>
    </style:style>
    <style:style style:name="Tabelle2.C35" style:family="table-cell">
      <style:table-cell-properties style:vertical-align="" fo:padding="0.097cm" fo:border-left="0.05pt solid #000000" fo:border-right="none" fo:border-top="none" fo:border-bottom="0.05pt solid #000000" style:writing-mode="lr-tb"/>
    </style:style>
    <style:style style:name="Tabelle2.D35" style:family="table-cell">
      <style:table-cell-properties style:vertical-align="" fo:padding="0.097cm" fo:border-left="0.05pt solid #000000" fo:border-right="none" fo:border-top="none" fo:border-bottom="0.05pt solid #000000" style:writing-mode="lr-tb"/>
    </style:style>
    <style:style style:name="Tabelle2.E35" style:family="table-cell">
      <style:table-cell-properties style:vertical-align="" fo:padding="0.097cm" fo:border-left="0.05pt solid #000000" fo:border-right="0.05pt solid #000000" fo:border-top="none" fo:border-bottom="0.05pt solid #000000" style:writing-mode="lr-tb"/>
    </style:style>
    <style:style style:name="Tabelle2.A36" style:family="table-cell" style:data-style-name="N100">
      <style:table-cell-properties style:vertical-align="" fo:padding="0.097cm" fo:border-left="0.05pt solid #000000" fo:border-right="none" fo:border-top="none" fo:border-bottom="0.05pt solid #000000" style:writing-mode="lr-tb"/>
    </style:style>
    <style:style style:name="Tabelle2.B36" style:family="table-cell">
      <style:table-cell-properties style:vertical-align="" fo:padding="0.097cm" fo:border-left="0.05pt solid #000000" fo:border-right="none" fo:border-top="none" fo:border-bottom="0.05pt solid #000000" style:writing-mode="lr-tb"/>
    </style:style>
    <style:style style:name="Tabelle2.C36" style:family="table-cell">
      <style:table-cell-properties style:vertical-align="" fo:padding="0.097cm" fo:border-left="0.05pt solid #000000" fo:border-right="none" fo:border-top="none" fo:border-bottom="0.05pt solid #000000" style:writing-mode="lr-tb"/>
    </style:style>
    <style:style style:name="Tabelle2.D36" style:family="table-cell">
      <style:table-cell-properties style:vertical-align="" fo:padding="0.097cm" fo:border-left="0.05pt solid #000000" fo:border-right="none" fo:border-top="none" fo:border-bottom="0.05pt solid #000000" style:writing-mode="lr-tb"/>
    </style:style>
    <style:style style:name="Tabelle2.E36" style:family="table-cell">
      <style:table-cell-properties style:vertical-align="" fo:padding="0.097cm" fo:border-left="0.05pt solid #000000" fo:border-right="0.05pt solid #000000" fo:border-top="none" fo:border-bottom="0.05pt solid #000000" style:writing-mode="lr-tb"/>
    </style:style>
    <style:style style:name="Tabelle2.A37" style:family="table-cell" style:data-style-name="N100">
      <style:table-cell-properties style:vertical-align="" fo:padding="0.097cm" fo:border-left="0.05pt solid #000000" fo:border-right="none" fo:border-top="none" fo:border-bottom="0.05pt solid #000000" style:writing-mode="lr-tb"/>
    </style:style>
    <style:style style:name="Tabelle2.B37" style:family="table-cell">
      <style:table-cell-properties style:vertical-align="" fo:padding="0.097cm" fo:border-left="0.05pt solid #000000" fo:border-right="none" fo:border-top="none" fo:border-bottom="0.05pt solid #000000" style:writing-mode="lr-tb"/>
    </style:style>
    <style:style style:name="Tabelle2.C37" style:family="table-cell">
      <style:table-cell-properties style:vertical-align="" fo:padding="0.097cm" fo:border-left="0.05pt solid #000000" fo:border-right="none" fo:border-top="none" fo:border-bottom="0.05pt solid #000000" style:writing-mode="lr-tb"/>
    </style:style>
    <style:style style:name="Tabelle2.D37" style:family="table-cell">
      <style:table-cell-properties style:vertical-align="" fo:padding="0.097cm" fo:border-left="0.05pt solid #000000" fo:border-right="none" fo:border-top="none" fo:border-bottom="0.05pt solid #000000" style:writing-mode="lr-tb"/>
    </style:style>
    <style:style style:name="Tabelle2.E37" style:family="table-cell">
      <style:table-cell-properties style:vertical-align="" fo:padding="0.097cm" fo:border-left="0.05pt solid #000000" fo:border-right="0.05pt solid #000000" fo:border-top="none" fo:border-bottom="0.05pt solid #000000" style:writing-mode="lr-tb"/>
    </style:style>
    <style:style style:name="Tabelle2.A38" style:family="table-cell" style:data-style-name="N100">
      <style:table-cell-properties style:vertical-align="" fo:padding="0.097cm" fo:border-left="0.05pt solid #000000" fo:border-right="none" fo:border-top="none" fo:border-bottom="0.05pt solid #000000" style:writing-mode="lr-tb"/>
    </style:style>
    <style:style style:name="Tabelle2.B38" style:family="table-cell">
      <style:table-cell-properties style:vertical-align="" fo:padding="0.097cm" fo:border-left="0.05pt solid #000000" fo:border-right="none" fo:border-top="none" fo:border-bottom="0.05pt solid #000000" style:writing-mode="lr-tb"/>
    </style:style>
    <style:style style:name="Tabelle2.C38" style:family="table-cell">
      <style:table-cell-properties style:vertical-align="" fo:padding="0.097cm" fo:border-left="0.05pt solid #000000" fo:border-right="none" fo:border-top="none" fo:border-bottom="0.05pt solid #000000" style:writing-mode="lr-tb"/>
    </style:style>
    <style:style style:name="Tabelle2.D38" style:family="table-cell">
      <style:table-cell-properties style:vertical-align="" fo:padding="0.097cm" fo:border-left="0.05pt solid #000000" fo:border-right="none" fo:border-top="none" fo:border-bottom="0.05pt solid #000000" style:writing-mode="lr-tb"/>
    </style:style>
    <style:style style:name="Tabelle2.E38" style:family="table-cell">
      <style:table-cell-properties style:vertical-align="" fo:padding="0.097cm" fo:border-left="0.05pt solid #000000" fo:border-right="0.05pt solid #000000" fo:border-top="none" fo:border-bottom="0.05pt solid #000000" style:writing-mode="lr-tb"/>
    </style:style>
    <style:style style:name="Tabelle2.A39" style:family="table-cell" style:data-style-name="N100">
      <style:table-cell-properties style:vertical-align="" fo:padding="0.097cm" fo:border-left="0.05pt solid #000000" fo:border-right="none" fo:border-top="none" fo:border-bottom="0.05pt solid #000000" style:writing-mode="lr-tb"/>
    </style:style>
    <style:style style:name="Tabelle2.B39" style:family="table-cell">
      <style:table-cell-properties style:vertical-align="" fo:padding="0.097cm" fo:border-left="0.05pt solid #000000" fo:border-right="none" fo:border-top="none" fo:border-bottom="0.05pt solid #000000" style:writing-mode="lr-tb"/>
    </style:style>
    <style:style style:name="Tabelle2.C39" style:family="table-cell">
      <style:table-cell-properties style:vertical-align="" fo:padding="0.097cm" fo:border-left="0.05pt solid #000000" fo:border-right="none" fo:border-top="none" fo:border-bottom="0.05pt solid #000000" style:writing-mode="lr-tb"/>
    </style:style>
    <style:style style:name="Tabelle2.D39" style:family="table-cell">
      <style:table-cell-properties style:vertical-align="" fo:padding="0.097cm" fo:border-left="0.05pt solid #000000" fo:border-right="none" fo:border-top="none" fo:border-bottom="0.05pt solid #000000" style:writing-mode="lr-tb"/>
    </style:style>
    <style:style style:name="Tabelle2.E39" style:family="table-cell">
      <style:table-cell-properties style:vertical-align="" fo:padding="0.097cm" fo:border-left="0.05pt solid #000000" fo:border-right="0.05pt solid #000000" fo:border-top="none" fo:border-bottom="0.05pt solid #000000" style:writing-mode="lr-tb"/>
    </style:style>
    <style:style style:name="Tabelle2.A40" style:family="table-cell" style:data-style-name="N100">
      <style:table-cell-properties style:vertical-align="" fo:padding="0.097cm" fo:border-left="0.05pt solid #000000" fo:border-right="none" fo:border-top="none" fo:border-bottom="0.05pt solid #000000" style:writing-mode="lr-tb"/>
    </style:style>
    <style:style style:name="Tabelle2.B40" style:family="table-cell">
      <style:table-cell-properties style:vertical-align="" fo:padding="0.097cm" fo:border-left="0.05pt solid #000000" fo:border-right="none" fo:border-top="none" fo:border-bottom="0.05pt solid #000000" style:writing-mode="lr-tb"/>
    </style:style>
    <style:style style:name="Tabelle2.C40" style:family="table-cell">
      <style:table-cell-properties style:vertical-align="" fo:padding="0.097cm" fo:border-left="0.05pt solid #000000" fo:border-right="none" fo:border-top="none" fo:border-bottom="0.05pt solid #000000" style:writing-mode="lr-tb"/>
    </style:style>
    <style:style style:name="Tabelle2.D40" style:family="table-cell">
      <style:table-cell-properties style:vertical-align="" fo:padding="0.097cm" fo:border-left="0.05pt solid #000000" fo:border-right="none" fo:border-top="none" fo:border-bottom="0.05pt solid #000000" style:writing-mode="lr-tb"/>
    </style:style>
    <style:style style:name="Tabelle2.E40" style:family="table-cell">
      <style:table-cell-properties style:vertical-align="" fo:padding="0.097cm" fo:border-left="0.05pt solid #000000" fo:border-right="0.05pt solid #000000" fo:border-top="none" fo:border-bottom="0.05pt solid #000000" style:writing-mode="lr-tb"/>
    </style:style>
    <style:style style:name="Tabelle2.A41" style:family="table-cell" style:data-style-name="N100">
      <style:table-cell-properties style:vertical-align="" fo:padding="0.097cm" fo:border-left="0.05pt solid #000000" fo:border-right="none" fo:border-top="none" fo:border-bottom="0.05pt solid #000000" style:writing-mode="lr-tb"/>
    </style:style>
    <style:style style:name="Tabelle2.B41" style:family="table-cell">
      <style:table-cell-properties style:vertical-align="" fo:padding="0.097cm" fo:border-left="0.05pt solid #000000" fo:border-right="none" fo:border-top="none" fo:border-bottom="0.05pt solid #000000" style:writing-mode="lr-tb"/>
    </style:style>
    <style:style style:name="Tabelle2.C41" style:family="table-cell">
      <style:table-cell-properties style:vertical-align="" fo:padding="0.097cm" fo:border-left="0.05pt solid #000000" fo:border-right="none" fo:border-top="none" fo:border-bottom="0.05pt solid #000000" style:writing-mode="lr-tb"/>
    </style:style>
    <style:style style:name="Tabelle2.D41" style:family="table-cell">
      <style:table-cell-properties style:vertical-align="" fo:padding="0.097cm" fo:border-left="0.05pt solid #000000" fo:border-right="none" fo:border-top="none" fo:border-bottom="0.05pt solid #000000" style:writing-mode="lr-tb"/>
    </style:style>
    <style:style style:name="Tabelle2.E41" style:family="table-cell">
      <style:table-cell-properties style:vertical-align="" fo:padding="0.097cm" fo:border-left="0.05pt solid #000000" fo:border-right="0.05pt solid #000000" fo:border-top="none" fo:border-bottom="0.05pt solid #000000" style:writing-mode="lr-tb"/>
    </style:style>
    <style:style style:name="Tabelle2.A42" style:family="table-cell" style:data-style-name="N100">
      <style:table-cell-properties style:vertical-align="" fo:padding="0.097cm" fo:border-left="0.05pt solid #000000" fo:border-right="none" fo:border-top="none" fo:border-bottom="0.05pt solid #000000" style:writing-mode="lr-tb"/>
    </style:style>
    <style:style style:name="Tabelle2.B42" style:family="table-cell">
      <style:table-cell-properties style:vertical-align="" fo:padding="0.097cm" fo:border-left="0.05pt solid #000000" fo:border-right="none" fo:border-top="none" fo:border-bottom="0.05pt solid #000000" style:writing-mode="lr-tb"/>
    </style:style>
    <style:style style:name="Tabelle2.C42" style:family="table-cell">
      <style:table-cell-properties style:vertical-align="" fo:padding="0.097cm" fo:border-left="0.05pt solid #000000" fo:border-right="none" fo:border-top="none" fo:border-bottom="0.05pt solid #000000" style:writing-mode="lr-tb"/>
    </style:style>
    <style:style style:name="Tabelle2.D42" style:family="table-cell">
      <style:table-cell-properties style:vertical-align="" fo:padding="0.097cm" fo:border-left="0.05pt solid #000000" fo:border-right="none" fo:border-top="none" fo:border-bottom="0.05pt solid #000000" style:writing-mode="lr-tb"/>
    </style:style>
    <style:style style:name="Tabelle2.E42" style:family="table-cell">
      <style:table-cell-properties style:vertical-align="" fo:padding="0.097cm" fo:border-left="0.05pt solid #000000" fo:border-right="0.05pt solid #000000" fo:border-top="none" fo:border-bottom="0.05pt solid #000000" style:writing-mode="lr-tb"/>
    </style:style>
    <style:style style:name="Tabelle2.A43" style:family="table-cell" style:data-style-name="N100">
      <style:table-cell-properties style:vertical-align="" fo:padding="0.097cm" fo:border-left="0.05pt solid #000000" fo:border-right="none" fo:border-top="none" fo:border-bottom="0.05pt solid #000000" style:writing-mode="lr-tb"/>
    </style:style>
    <style:style style:name="Tabelle2.B43" style:family="table-cell">
      <style:table-cell-properties style:vertical-align="" fo:padding="0.097cm" fo:border-left="0.05pt solid #000000" fo:border-right="none" fo:border-top="none" fo:border-bottom="0.05pt solid #000000" style:writing-mode="lr-tb"/>
    </style:style>
    <style:style style:name="Tabelle2.C43" style:family="table-cell">
      <style:table-cell-properties style:vertical-align="" fo:padding="0.097cm" fo:border-left="0.05pt solid #000000" fo:border-right="none" fo:border-top="none" fo:border-bottom="0.05pt solid #000000" style:writing-mode="lr-tb"/>
    </style:style>
    <style:style style:name="Tabelle2.D43" style:family="table-cell">
      <style:table-cell-properties style:vertical-align="" fo:padding="0.097cm" fo:border-left="0.05pt solid #000000" fo:border-right="none" fo:border-top="none" fo:border-bottom="0.05pt solid #000000" style:writing-mode="lr-tb"/>
    </style:style>
    <style:style style:name="Tabelle2.E43" style:family="table-cell">
      <style:table-cell-properties style:vertical-align="" fo:padding="0.097cm" fo:border-left="0.05pt solid #000000" fo:border-right="0.05pt solid #000000" fo:border-top="none" fo:border-bottom="0.05pt solid #000000" style:writing-mode="lr-tb"/>
    </style:style>
    <style:style style:name="Tabelle2.A44" style:family="table-cell" style:data-style-name="N100">
      <style:table-cell-properties style:vertical-align="" fo:padding="0.097cm" fo:border-left="0.05pt solid #000000" fo:border-right="none" fo:border-top="none" fo:border-bottom="0.05pt solid #000000" style:writing-mode="lr-tb"/>
    </style:style>
    <style:style style:name="Tabelle2.B44" style:family="table-cell">
      <style:table-cell-properties style:vertical-align="" fo:padding="0.097cm" fo:border-left="0.05pt solid #000000" fo:border-right="none" fo:border-top="none" fo:border-bottom="0.05pt solid #000000" style:writing-mode="lr-tb"/>
    </style:style>
    <style:style style:name="Tabelle2.C44" style:family="table-cell">
      <style:table-cell-properties style:vertical-align="" fo:padding="0.097cm" fo:border-left="0.05pt solid #000000" fo:border-right="none" fo:border-top="none" fo:border-bottom="0.05pt solid #000000" style:writing-mode="lr-tb"/>
    </style:style>
    <style:style style:name="Tabelle2.D44" style:family="table-cell">
      <style:table-cell-properties style:vertical-align="" fo:padding="0.097cm" fo:border-left="0.05pt solid #000000" fo:border-right="none" fo:border-top="none" fo:border-bottom="0.05pt solid #000000" style:writing-mode="lr-tb"/>
    </style:style>
    <style:style style:name="Tabelle2.E44" style:family="table-cell">
      <style:table-cell-properties style:vertical-align="" fo:padding="0.097cm" fo:border-left="0.05pt solid #000000" fo:border-right="0.05pt solid #000000" fo:border-top="none" fo:border-bottom="0.05pt solid #000000" style:writing-mode="lr-tb"/>
    </style:style>
    <style:style style:name="Tabelle2.A45" style:family="table-cell" style:data-style-name="N100">
      <style:table-cell-properties style:vertical-align="" fo:padding="0.097cm" fo:border-left="0.05pt solid #000000" fo:border-right="none" fo:border-top="none" fo:border-bottom="0.05pt solid #000000" style:writing-mode="lr-tb"/>
    </style:style>
    <style:style style:name="Tabelle2.B45" style:family="table-cell">
      <style:table-cell-properties style:vertical-align="" fo:padding="0.097cm" fo:border-left="0.05pt solid #000000" fo:border-right="none" fo:border-top="none" fo:border-bottom="0.05pt solid #000000" style:writing-mode="lr-tb"/>
    </style:style>
    <style:style style:name="Tabelle2.C45" style:family="table-cell">
      <style:table-cell-properties style:vertical-align="" fo:padding="0.097cm" fo:border-left="0.05pt solid #000000" fo:border-right="none" fo:border-top="none" fo:border-bottom="0.05pt solid #000000" style:writing-mode="lr-tb"/>
    </style:style>
    <style:style style:name="Tabelle2.D45" style:family="table-cell">
      <style:table-cell-properties style:vertical-align="" fo:padding="0.097cm" fo:border-left="0.05pt solid #000000" fo:border-right="none" fo:border-top="none" fo:border-bottom="0.05pt solid #000000" style:writing-mode="lr-tb"/>
    </style:style>
    <style:style style:name="Tabelle2.E45" style:family="table-cell">
      <style:table-cell-properties style:vertical-align="" fo:padding="0.097cm" fo:border-left="0.05pt solid #000000" fo:border-right="0.05pt solid #000000" fo:border-top="none" fo:border-bottom="0.05pt solid #000000" style:writing-mode="lr-tb"/>
    </style:style>
    <style:style style:name="Tabelle2.A46" style:family="table-cell" style:data-style-name="N100">
      <style:table-cell-properties style:vertical-align="" fo:padding="0.097cm" fo:border-left="0.05pt solid #000000" fo:border-right="none" fo:border-top="none" fo:border-bottom="0.05pt solid #000000" style:writing-mode="lr-tb"/>
    </style:style>
    <style:style style:name="Tabelle2.B46" style:family="table-cell">
      <style:table-cell-properties style:vertical-align="" fo:padding="0.097cm" fo:border-left="0.05pt solid #000000" fo:border-right="none" fo:border-top="none" fo:border-bottom="0.05pt solid #000000" style:writing-mode="lr-tb"/>
    </style:style>
    <style:style style:name="Tabelle2.C46" style:family="table-cell">
      <style:table-cell-properties style:vertical-align="" fo:padding="0.097cm" fo:border-left="0.05pt solid #000000" fo:border-right="none" fo:border-top="none" fo:border-bottom="0.05pt solid #000000" style:writing-mode="lr-tb"/>
    </style:style>
    <style:style style:name="Tabelle2.D46" style:family="table-cell">
      <style:table-cell-properties style:vertical-align="" fo:padding="0.097cm" fo:border-left="0.05pt solid #000000" fo:border-right="none" fo:border-top="none" fo:border-bottom="0.05pt solid #000000" style:writing-mode="lr-tb"/>
    </style:style>
    <style:style style:name="Tabelle2.E46" style:family="table-cell">
      <style:table-cell-properties style:vertical-align="" fo:padding="0.097cm" fo:border-left="0.05pt solid #000000" fo:border-right="0.05pt solid #000000" fo:border-top="none" fo:border-bottom="0.05pt solid #000000" style:writing-mode="lr-tb"/>
    </style:style>
    <style:style style:name="Tabelle2.A47" style:family="table-cell" style:data-style-name="N100">
      <style:table-cell-properties style:vertical-align="" fo:padding="0.097cm" fo:border-left="0.05pt solid #000000" fo:border-right="none" fo:border-top="none" fo:border-bottom="0.05pt solid #000000" style:writing-mode="lr-tb"/>
    </style:style>
    <style:style style:name="Tabelle2.B47" style:family="table-cell">
      <style:table-cell-properties style:vertical-align="" fo:padding="0.097cm" fo:border-left="0.05pt solid #000000" fo:border-right="none" fo:border-top="none" fo:border-bottom="0.05pt solid #000000" style:writing-mode="lr-tb"/>
    </style:style>
    <style:style style:name="Tabelle2.C47" style:family="table-cell">
      <style:table-cell-properties style:vertical-align="" fo:padding="0.097cm" fo:border-left="0.05pt solid #000000" fo:border-right="none" fo:border-top="none" fo:border-bottom="0.05pt solid #000000" style:writing-mode="lr-tb"/>
    </style:style>
    <style:style style:name="Tabelle2.D47" style:family="table-cell">
      <style:table-cell-properties style:vertical-align="" fo:padding="0.097cm" fo:border-left="0.05pt solid #000000" fo:border-right="none" fo:border-top="none" fo:border-bottom="0.05pt solid #000000" style:writing-mode="lr-tb"/>
    </style:style>
    <style:style style:name="Tabelle2.E47" style:family="table-cell">
      <style:table-cell-properties style:vertical-align="" fo:padding="0.097cm" fo:border-left="0.05pt solid #000000" fo:border-right="0.05pt solid #000000" fo:border-top="none" fo:border-bottom="0.05pt solid #000000" style:writing-mode="lr-tb"/>
    </style:style>
    <style:style style:name="Tabelle2.A48" style:family="table-cell" style:data-style-name="N100">
      <style:table-cell-properties style:vertical-align="" fo:padding="0.097cm" fo:border-left="0.05pt solid #000000" fo:border-right="none" fo:border-top="none" fo:border-bottom="0.05pt solid #000000" style:writing-mode="lr-tb"/>
    </style:style>
    <style:style style:name="Tabelle2.B48" style:family="table-cell">
      <style:table-cell-properties style:vertical-align="" fo:padding="0.097cm" fo:border-left="0.05pt solid #000000" fo:border-right="none" fo:border-top="none" fo:border-bottom="0.05pt solid #000000" style:writing-mode="lr-tb"/>
    </style:style>
    <style:style style:name="Tabelle2.C48" style:family="table-cell">
      <style:table-cell-properties style:vertical-align="" fo:padding="0.097cm" fo:border-left="0.05pt solid #000000" fo:border-right="none" fo:border-top="none" fo:border-bottom="0.05pt solid #000000" style:writing-mode="lr-tb"/>
    </style:style>
    <style:style style:name="Tabelle2.D48" style:family="table-cell">
      <style:table-cell-properties style:vertical-align="" fo:padding="0.097cm" fo:border-left="0.05pt solid #000000" fo:border-right="none" fo:border-top="none" fo:border-bottom="0.05pt solid #000000" style:writing-mode="lr-tb"/>
    </style:style>
    <style:style style:name="Tabelle2.E48" style:family="table-cell">
      <style:table-cell-properties style:vertical-align="" fo:padding="0.097cm" fo:border-left="0.05pt solid #000000" fo:border-right="0.05pt solid #000000" fo:border-top="none" fo:border-bottom="0.05pt solid #000000" style:writing-mode="lr-tb"/>
    </style:style>
    <style:style style:name="Tabelle2.A49" style:family="table-cell" style:data-style-name="N100">
      <style:table-cell-properties style:vertical-align="" fo:padding="0.097cm" fo:border-left="0.05pt solid #000000" fo:border-right="none" fo:border-top="none" fo:border-bottom="0.05pt solid #000000" style:writing-mode="lr-tb"/>
    </style:style>
    <style:style style:name="Tabelle2.B49" style:family="table-cell">
      <style:table-cell-properties style:vertical-align="" fo:padding="0.097cm" fo:border-left="0.05pt solid #000000" fo:border-right="none" fo:border-top="none" fo:border-bottom="0.05pt solid #000000" style:writing-mode="lr-tb"/>
    </style:style>
    <style:style style:name="Tabelle2.C49" style:family="table-cell">
      <style:table-cell-properties style:vertical-align="" fo:padding="0.097cm" fo:border-left="0.05pt solid #000000" fo:border-right="none" fo:border-top="none" fo:border-bottom="0.05pt solid #000000" style:writing-mode="lr-tb"/>
    </style:style>
    <style:style style:name="Tabelle2.D49" style:family="table-cell">
      <style:table-cell-properties style:vertical-align="" fo:padding="0.097cm" fo:border-left="0.05pt solid #000000" fo:border-right="none" fo:border-top="none" fo:border-bottom="0.05pt solid #000000" style:writing-mode="lr-tb"/>
    </style:style>
    <style:style style:name="Tabelle2.E49" style:family="table-cell">
      <style:table-cell-properties style:vertical-align="" fo:padding="0.097cm" fo:border-left="0.05pt solid #000000" fo:border-right="0.05pt solid #000000" fo:border-top="none" fo:border-bottom="0.05pt solid #000000" style:writing-mode="lr-tb"/>
    </style:style>
    <style:style style:name="Tabelle2.A50" style:family="table-cell" style:data-style-name="N100">
      <style:table-cell-properties style:vertical-align="" fo:padding="0.097cm" fo:border-left="0.05pt solid #000000" fo:border-right="none" fo:border-top="none" fo:border-bottom="0.05pt solid #000000" style:writing-mode="lr-tb"/>
    </style:style>
    <style:style style:name="Tabelle2.B50" style:family="table-cell">
      <style:table-cell-properties style:vertical-align="" fo:padding="0.097cm" fo:border-left="0.05pt solid #000000" fo:border-right="none" fo:border-top="none" fo:border-bottom="0.05pt solid #000000" style:writing-mode="lr-tb"/>
    </style:style>
    <style:style style:name="Tabelle2.C50" style:family="table-cell">
      <style:table-cell-properties style:vertical-align="" fo:padding="0.097cm" fo:border-left="0.05pt solid #000000" fo:border-right="none" fo:border-top="none" fo:border-bottom="0.05pt solid #000000" style:writing-mode="lr-tb"/>
    </style:style>
    <style:style style:name="Tabelle2.D50" style:family="table-cell">
      <style:table-cell-properties style:vertical-align="" fo:padding="0.097cm" fo:border-left="0.05pt solid #000000" fo:border-right="none" fo:border-top="none" fo:border-bottom="0.05pt solid #000000" style:writing-mode="lr-tb"/>
    </style:style>
    <style:style style:name="Tabelle2.E50" style:family="table-cell">
      <style:table-cell-properties style:vertical-align="" fo:padding="0.097cm" fo:border-left="0.05pt solid #000000" fo:border-right="0.05pt solid #000000" fo:border-top="none" fo:border-bottom="0.05pt solid #000000" style:writing-mode="lr-tb"/>
    </style:style>
    <style:style style:name="Tabelle2.A51" style:family="table-cell" style:data-style-name="N100">
      <style:table-cell-properties style:vertical-align="" fo:padding="0.097cm" fo:border-left="0.05pt solid #000000" fo:border-right="none" fo:border-top="none" fo:border-bottom="0.05pt solid #000000" style:writing-mode="lr-tb"/>
    </style:style>
    <style:style style:name="Tabelle2.B51" style:family="table-cell">
      <style:table-cell-properties style:vertical-align="" fo:padding="0.097cm" fo:border-left="0.05pt solid #000000" fo:border-right="none" fo:border-top="none" fo:border-bottom="0.05pt solid #000000" style:writing-mode="lr-tb"/>
    </style:style>
    <style:style style:name="Tabelle2.C51" style:family="table-cell">
      <style:table-cell-properties style:vertical-align="" fo:padding="0.097cm" fo:border-left="0.05pt solid #000000" fo:border-right="none" fo:border-top="none" fo:border-bottom="0.05pt solid #000000" style:writing-mode="lr-tb"/>
    </style:style>
    <style:style style:name="Tabelle2.D51" style:family="table-cell">
      <style:table-cell-properties style:vertical-align="" fo:padding="0.097cm" fo:border-left="0.05pt solid #000000" fo:border-right="none" fo:border-top="none" fo:border-bottom="0.05pt solid #000000" style:writing-mode="lr-tb"/>
    </style:style>
    <style:style style:name="Tabelle2.E51" style:family="table-cell">
      <style:table-cell-properties style:vertical-align="" fo:padding="0.097cm" fo:border-left="0.05pt solid #000000" fo:border-right="0.05pt solid #000000" fo:border-top="none" fo:border-bottom="0.05pt solid #000000" style:writing-mode="lr-tb"/>
    </style:style>
    <style:style style:name="Tabelle2.A52" style:family="table-cell" style:data-style-name="N100">
      <style:table-cell-properties style:vertical-align="" fo:padding="0.097cm" fo:border-left="0.05pt solid #000000" fo:border-right="none" fo:border-top="none" fo:border-bottom="0.05pt solid #000000" style:writing-mode="lr-tb"/>
    </style:style>
    <style:style style:name="Tabelle2.B52" style:family="table-cell">
      <style:table-cell-properties style:vertical-align="" fo:padding="0.097cm" fo:border-left="0.05pt solid #000000" fo:border-right="none" fo:border-top="none" fo:border-bottom="0.05pt solid #000000" style:writing-mode="lr-tb"/>
    </style:style>
    <style:style style:name="Tabelle2.C52" style:family="table-cell">
      <style:table-cell-properties style:vertical-align="" fo:padding="0.097cm" fo:border-left="0.05pt solid #000000" fo:border-right="none" fo:border-top="none" fo:border-bottom="0.05pt solid #000000" style:writing-mode="lr-tb"/>
    </style:style>
    <style:style style:name="Tabelle2.D52" style:family="table-cell">
      <style:table-cell-properties style:vertical-align="" fo:padding="0.097cm" fo:border-left="0.05pt solid #000000" fo:border-right="none" fo:border-top="none" fo:border-bottom="0.05pt solid #000000" style:writing-mode="lr-tb"/>
    </style:style>
    <style:style style:name="Tabelle2.E52" style:family="table-cell">
      <style:table-cell-properties style:vertical-align="" fo:padding="0.097cm" fo:border-left="0.05pt solid #000000" fo:border-right="0.05pt solid #000000" fo:border-top="none" fo:border-bottom="0.05pt solid #000000" style:writing-mode="lr-tb"/>
    </style:style>
    <style:style style:name="Tabelle2.A53" style:family="table-cell" style:data-style-name="N100">
      <style:table-cell-properties style:vertical-align="" fo:padding="0.097cm" fo:border-left="0.05pt solid #000000" fo:border-right="none" fo:border-top="none" fo:border-bottom="0.05pt solid #000000" style:writing-mode="lr-tb"/>
    </style:style>
    <style:style style:name="Tabelle2.B53" style:family="table-cell">
      <style:table-cell-properties style:vertical-align="" fo:padding="0.097cm" fo:border-left="0.05pt solid #000000" fo:border-right="none" fo:border-top="none" fo:border-bottom="0.05pt solid #000000" style:writing-mode="lr-tb"/>
    </style:style>
    <style:style style:name="Tabelle2.C53" style:family="table-cell">
      <style:table-cell-properties style:vertical-align="" fo:padding="0.097cm" fo:border-left="0.05pt solid #000000" fo:border-right="none" fo:border-top="none" fo:border-bottom="0.05pt solid #000000" style:writing-mode="lr-tb"/>
    </style:style>
    <style:style style:name="Tabelle2.D53" style:family="table-cell">
      <style:table-cell-properties style:vertical-align="" fo:padding="0.097cm" fo:border-left="0.05pt solid #000000" fo:border-right="none" fo:border-top="none" fo:border-bottom="0.05pt solid #000000" style:writing-mode="lr-tb"/>
    </style:style>
    <style:style style:name="Tabelle2.E53" style:family="table-cell">
      <style:table-cell-properties style:vertical-align="" fo:padding="0.097cm" fo:border-left="0.05pt solid #000000" fo:border-right="0.05pt solid #000000" fo:border-top="none" fo:border-bottom="0.05pt solid #000000" style:writing-mode="lr-tb"/>
    </style:style>
    <style:style style:name="Tabelle2.A54" style:family="table-cell" style:data-style-name="N100">
      <style:table-cell-properties style:vertical-align="" fo:padding="0.097cm" fo:border-left="0.05pt solid #000000" fo:border-right="none" fo:border-top="none" fo:border-bottom="0.05pt solid #000000" style:writing-mode="lr-tb"/>
    </style:style>
    <style:style style:name="Tabelle2.B54" style:family="table-cell">
      <style:table-cell-properties style:vertical-align="" fo:padding="0.097cm" fo:border-left="0.05pt solid #000000" fo:border-right="none" fo:border-top="none" fo:border-bottom="0.05pt solid #000000" style:writing-mode="lr-tb"/>
    </style:style>
    <style:style style:name="Tabelle2.C54" style:family="table-cell">
      <style:table-cell-properties style:vertical-align="" fo:padding="0.097cm" fo:border-left="0.05pt solid #000000" fo:border-right="none" fo:border-top="none" fo:border-bottom="0.05pt solid #000000" style:writing-mode="lr-tb"/>
    </style:style>
    <style:style style:name="Tabelle2.D54" style:family="table-cell">
      <style:table-cell-properties style:vertical-align="" fo:padding="0.097cm" fo:border-left="0.05pt solid #000000" fo:border-right="none" fo:border-top="none" fo:border-bottom="0.05pt solid #000000" style:writing-mode="lr-tb"/>
    </style:style>
    <style:style style:name="Tabelle2.E54" style:family="table-cell">
      <style:table-cell-properties style:vertical-align="" fo:padding="0.097cm" fo:border-left="0.05pt solid #000000" fo:border-right="0.05pt solid #000000" fo:border-top="none" fo:border-bottom="0.05pt solid #000000" style:writing-mode="lr-tb"/>
    </style:style>
    <style:style style:name="Tabelle2.A55" style:family="table-cell" style:data-style-name="N100">
      <style:table-cell-properties style:vertical-align="" fo:padding="0.097cm" fo:border-left="0.05pt solid #000000" fo:border-right="none" fo:border-top="none" fo:border-bottom="0.05pt solid #000000" style:writing-mode="lr-tb"/>
    </style:style>
    <style:style style:name="Tabelle2.B55" style:family="table-cell">
      <style:table-cell-properties style:vertical-align="" fo:padding="0.097cm" fo:border-left="0.05pt solid #000000" fo:border-right="none" fo:border-top="none" fo:border-bottom="0.05pt solid #000000" style:writing-mode="lr-tb"/>
    </style:style>
    <style:style style:name="Tabelle2.C55" style:family="table-cell">
      <style:table-cell-properties style:vertical-align="" fo:padding="0.097cm" fo:border-left="0.05pt solid #000000" fo:border-right="none" fo:border-top="none" fo:border-bottom="0.05pt solid #000000" style:writing-mode="lr-tb"/>
    </style:style>
    <style:style style:name="Tabelle2.D55" style:family="table-cell">
      <style:table-cell-properties style:vertical-align="" fo:padding="0.097cm" fo:border-left="0.05pt solid #000000" fo:border-right="none" fo:border-top="none" fo:border-bottom="0.05pt solid #000000" style:writing-mode="lr-tb"/>
    </style:style>
    <style:style style:name="Tabelle2.E55" style:family="table-cell">
      <style:table-cell-properties style:vertical-align="" fo:padding="0.097cm" fo:border-left="0.05pt solid #000000" fo:border-right="0.05pt solid #000000" fo:border-top="none" fo:border-bottom="0.05pt solid #000000" style:writing-mode="lr-tb"/>
    </style:style>
    <style:style style:name="Tabelle2.A56" style:family="table-cell" style:data-style-name="N100">
      <style:table-cell-properties style:vertical-align="" fo:padding="0.097cm" fo:border-left="0.05pt solid #000000" fo:border-right="none" fo:border-top="none" fo:border-bottom="0.05pt solid #000000" style:writing-mode="lr-tb"/>
    </style:style>
    <style:style style:name="Tabelle2.B56" style:family="table-cell">
      <style:table-cell-properties style:vertical-align="" fo:padding="0.097cm" fo:border-left="0.05pt solid #000000" fo:border-right="none" fo:border-top="none" fo:border-bottom="0.05pt solid #000000" style:writing-mode="lr-tb"/>
    </style:style>
    <style:style style:name="Tabelle2.C56" style:family="table-cell">
      <style:table-cell-properties style:vertical-align="" fo:padding="0.097cm" fo:border-left="0.05pt solid #000000" fo:border-right="none" fo:border-top="none" fo:border-bottom="0.05pt solid #000000" style:writing-mode="lr-tb"/>
    </style:style>
    <style:style style:name="Tabelle2.D56" style:family="table-cell">
      <style:table-cell-properties style:vertical-align="" fo:padding="0.097cm" fo:border-left="0.05pt solid #000000" fo:border-right="none" fo:border-top="none" fo:border-bottom="0.05pt solid #000000" style:writing-mode="lr-tb"/>
    </style:style>
    <style:style style:name="Tabelle2.E56" style:family="table-cell">
      <style:table-cell-properties style:vertical-align="" fo:padding="0.097cm" fo:border-left="0.05pt solid #000000" fo:border-right="0.05pt solid #000000" fo:border-top="none" fo:border-bottom="0.05pt solid #000000" style:writing-mode="lr-tb"/>
    </style:style>
    <style:style style:name="Tabelle2.A57" style:family="table-cell" style:data-style-name="N100">
      <style:table-cell-properties style:vertical-align="" fo:padding="0.097cm" fo:border-left="0.05pt solid #000000" fo:border-right="none" fo:border-top="none" fo:border-bottom="0.05pt solid #000000" style:writing-mode="lr-tb"/>
    </style:style>
    <style:style style:name="Tabelle2.B57" style:family="table-cell">
      <style:table-cell-properties style:vertical-align="" fo:padding="0.097cm" fo:border-left="0.05pt solid #000000" fo:border-right="none" fo:border-top="none" fo:border-bottom="0.05pt solid #000000" style:writing-mode="lr-tb"/>
    </style:style>
    <style:style style:name="Tabelle2.C57" style:family="table-cell">
      <style:table-cell-properties style:vertical-align="" fo:padding="0.097cm" fo:border-left="0.05pt solid #000000" fo:border-right="none" fo:border-top="none" fo:border-bottom="0.05pt solid #000000" style:writing-mode="lr-tb"/>
    </style:style>
    <style:style style:name="Tabelle2.D57" style:family="table-cell">
      <style:table-cell-properties style:vertical-align="" fo:padding="0.097cm" fo:border-left="0.05pt solid #000000" fo:border-right="none" fo:border-top="none" fo:border-bottom="0.05pt solid #000000" style:writing-mode="lr-tb"/>
    </style:style>
    <style:style style:name="Tabelle2.E57" style:family="table-cell">
      <style:table-cell-properties style:vertical-align="" fo:padding="0.097cm" fo:border-left="0.05pt solid #000000" fo:border-right="0.05pt solid #000000" fo:border-top="none" fo:border-bottom="0.05pt solid #000000" style:writing-mode="lr-tb"/>
    </style:style>
    <style:style style:name="Tabelle2.A58" style:family="table-cell" style:data-style-name="N100">
      <style:table-cell-properties style:vertical-align="" fo:padding="0.097cm" fo:border-left="0.05pt solid #000000" fo:border-right="none" fo:border-top="none" fo:border-bottom="0.05pt solid #000000" style:writing-mode="lr-tb"/>
    </style:style>
    <style:style style:name="Tabelle2.B58" style:family="table-cell">
      <style:table-cell-properties style:vertical-align="" fo:padding="0.097cm" fo:border-left="0.05pt solid #000000" fo:border-right="none" fo:border-top="none" fo:border-bottom="0.05pt solid #000000" style:writing-mode="lr-tb"/>
    </style:style>
    <style:style style:name="Tabelle2.C58" style:family="table-cell">
      <style:table-cell-properties style:vertical-align="" fo:padding="0.097cm" fo:border-left="0.05pt solid #000000" fo:border-right="none" fo:border-top="none" fo:border-bottom="0.05pt solid #000000" style:writing-mode="lr-tb"/>
    </style:style>
    <style:style style:name="Tabelle2.D58" style:family="table-cell">
      <style:table-cell-properties style:vertical-align="" fo:padding="0.097cm" fo:border-left="0.05pt solid #000000" fo:border-right="none" fo:border-top="none" fo:border-bottom="0.05pt solid #000000" style:writing-mode="lr-tb"/>
    </style:style>
    <style:style style:name="Tabelle2.E58" style:family="table-cell">
      <style:table-cell-properties style:vertical-align="" fo:padding="0.097cm" fo:border-left="0.05pt solid #000000" fo:border-right="0.05pt solid #000000" fo:border-top="none" fo:border-bottom="0.05pt solid #000000" style:writing-mode="lr-tb"/>
    </style:style>
    <style:style style:name="Tabelle2.A59" style:family="table-cell" style:data-style-name="N100">
      <style:table-cell-properties style:vertical-align="" fo:padding="0.097cm" fo:border-left="0.05pt solid #000000" fo:border-right="none" fo:border-top="none" fo:border-bottom="0.05pt solid #000000" style:writing-mode="lr-tb"/>
    </style:style>
    <style:style style:name="Tabelle2.B59" style:family="table-cell">
      <style:table-cell-properties style:vertical-align="" fo:padding="0.097cm" fo:border-left="0.05pt solid #000000" fo:border-right="none" fo:border-top="none" fo:border-bottom="0.05pt solid #000000" style:writing-mode="lr-tb"/>
    </style:style>
    <style:style style:name="Tabelle2.C59" style:family="table-cell">
      <style:table-cell-properties style:vertical-align="" fo:padding="0.097cm" fo:border-left="0.05pt solid #000000" fo:border-right="none" fo:border-top="none" fo:border-bottom="0.05pt solid #000000" style:writing-mode="lr-tb"/>
    </style:style>
    <style:style style:name="Tabelle2.D59" style:family="table-cell">
      <style:table-cell-properties style:vertical-align="" fo:padding="0.097cm" fo:border-left="0.05pt solid #000000" fo:border-right="none" fo:border-top="none" fo:border-bottom="0.05pt solid #000000" style:writing-mode="lr-tb"/>
    </style:style>
    <style:style style:name="Tabelle2.E59" style:family="table-cell">
      <style:table-cell-properties style:vertical-align="" fo:padding="0.097cm" fo:border-left="0.05pt solid #000000" fo:border-right="0.05pt solid #000000" fo:border-top="none" fo:border-bottom="0.05pt solid #000000" style:writing-mode="lr-tb"/>
    </style:style>
    <style:style style:name="Tabelle2.A60" style:family="table-cell" style:data-style-name="N100">
      <style:table-cell-properties style:vertical-align="" fo:padding="0.097cm" fo:border-left="0.05pt solid #000000" fo:border-right="none" fo:border-top="none" fo:border-bottom="0.05pt solid #000000" style:writing-mode="lr-tb"/>
    </style:style>
    <style:style style:name="Tabelle2.B60" style:family="table-cell">
      <style:table-cell-properties style:vertical-align="" fo:padding="0.097cm" fo:border-left="0.05pt solid #000000" fo:border-right="none" fo:border-top="none" fo:border-bottom="0.05pt solid #000000" style:writing-mode="lr-tb"/>
    </style:style>
    <style:style style:name="Tabelle2.C60" style:family="table-cell">
      <style:table-cell-properties style:vertical-align="" fo:padding="0.097cm" fo:border-left="0.05pt solid #000000" fo:border-right="none" fo:border-top="none" fo:border-bottom="0.05pt solid #000000" style:writing-mode="lr-tb"/>
    </style:style>
    <style:style style:name="Tabelle2.D60" style:family="table-cell">
      <style:table-cell-properties style:vertical-align="" fo:padding="0.097cm" fo:border-left="0.05pt solid #000000" fo:border-right="none" fo:border-top="none" fo:border-bottom="0.05pt solid #000000" style:writing-mode="lr-tb"/>
    </style:style>
    <style:style style:name="Tabelle2.E60" style:family="table-cell">
      <style:table-cell-properties style:vertical-align="" fo:padding="0.097cm" fo:border-left="0.05pt solid #000000" fo:border-right="0.05pt solid #000000" fo:border-top="none" fo:border-bottom="0.05pt solid #000000" style:writing-mode="lr-tb"/>
    </style:style>
    <style:style style:name="Tabelle2.A61" style:family="table-cell" style:data-style-name="N100">
      <style:table-cell-properties style:vertical-align="" fo:padding="0.097cm" fo:border-left="0.05pt solid #000000" fo:border-right="none" fo:border-top="none" fo:border-bottom="0.05pt solid #000000" style:writing-mode="lr-tb"/>
    </style:style>
    <style:style style:name="Tabelle2.B61" style:family="table-cell">
      <style:table-cell-properties style:vertical-align="" fo:padding="0.097cm" fo:border-left="0.05pt solid #000000" fo:border-right="none" fo:border-top="none" fo:border-bottom="0.05pt solid #000000" style:writing-mode="lr-tb"/>
    </style:style>
    <style:style style:name="Tabelle2.C61" style:family="table-cell">
      <style:table-cell-properties style:vertical-align="" fo:padding="0.097cm" fo:border-left="0.05pt solid #000000" fo:border-right="none" fo:border-top="none" fo:border-bottom="0.05pt solid #000000" style:writing-mode="lr-tb"/>
    </style:style>
    <style:style style:name="Tabelle2.D61" style:family="table-cell">
      <style:table-cell-properties style:vertical-align="" fo:padding="0.097cm" fo:border-left="0.05pt solid #000000" fo:border-right="none" fo:border-top="none" fo:border-bottom="0.05pt solid #000000" style:writing-mode="lr-tb"/>
    </style:style>
    <style:style style:name="Tabelle2.E61" style:family="table-cell">
      <style:table-cell-properties style:vertical-align="" fo:padding="0.097cm" fo:border-left="0.05pt solid #000000" fo:border-right="0.05pt solid #000000" fo:border-top="none" fo:border-bottom="0.05pt solid #000000" style:writing-mode="lr-tb"/>
    </style:style>
    <style:style style:name="Tabelle2.A62" style:family="table-cell" style:data-style-name="N100">
      <style:table-cell-properties style:vertical-align="" fo:padding="0.097cm" fo:border-left="0.05pt solid #000000" fo:border-right="none" fo:border-top="none" fo:border-bottom="0.05pt solid #000000" style:writing-mode="lr-tb"/>
    </style:style>
    <style:style style:name="Tabelle2.B62" style:family="table-cell">
      <style:table-cell-properties style:vertical-align="" fo:padding="0.097cm" fo:border-left="0.05pt solid #000000" fo:border-right="none" fo:border-top="none" fo:border-bottom="0.05pt solid #000000" style:writing-mode="lr-tb"/>
    </style:style>
    <style:style style:name="Tabelle2.C62" style:family="table-cell">
      <style:table-cell-properties style:vertical-align="" fo:padding="0.097cm" fo:border-left="0.05pt solid #000000" fo:border-right="none" fo:border-top="none" fo:border-bottom="0.05pt solid #000000" style:writing-mode="lr-tb"/>
    </style:style>
    <style:style style:name="Tabelle2.D62" style:family="table-cell">
      <style:table-cell-properties style:vertical-align="" fo:padding="0.097cm" fo:border-left="0.05pt solid #000000" fo:border-right="none" fo:border-top="none" fo:border-bottom="0.05pt solid #000000" style:writing-mode="lr-tb"/>
    </style:style>
    <style:style style:name="Tabelle2.E62" style:family="table-cell">
      <style:table-cell-properties style:vertical-align="" fo:padding="0.097cm" fo:border-left="0.05pt solid #000000" fo:border-right="0.05pt solid #000000" fo:border-top="none" fo:border-bottom="0.05pt solid #000000" style:writing-mode="lr-tb"/>
    </style:style>
    <style:style style:name="Tabelle2.A63" style:family="table-cell" style:data-style-name="N100">
      <style:table-cell-properties style:vertical-align="" fo:padding="0.097cm" fo:border-left="0.05pt solid #000000" fo:border-right="none" fo:border-top="none" fo:border-bottom="0.05pt solid #000000" style:writing-mode="lr-tb"/>
    </style:style>
    <style:style style:name="Tabelle2.B63" style:family="table-cell">
      <style:table-cell-properties style:vertical-align="" fo:padding="0.097cm" fo:border-left="0.05pt solid #000000" fo:border-right="none" fo:border-top="none" fo:border-bottom="0.05pt solid #000000" style:writing-mode="lr-tb"/>
    </style:style>
    <style:style style:name="Tabelle2.C63" style:family="table-cell">
      <style:table-cell-properties style:vertical-align="" fo:padding="0.097cm" fo:border-left="0.05pt solid #000000" fo:border-right="none" fo:border-top="none" fo:border-bottom="0.05pt solid #000000" style:writing-mode="lr-tb"/>
    </style:style>
    <style:style style:name="Tabelle2.D63" style:family="table-cell">
      <style:table-cell-properties style:vertical-align="" fo:padding="0.097cm" fo:border-left="0.05pt solid #000000" fo:border-right="none" fo:border-top="none" fo:border-bottom="0.05pt solid #000000" style:writing-mode="lr-tb"/>
    </style:style>
    <style:style style:name="Tabelle2.E63" style:family="table-cell">
      <style:table-cell-properties style:vertical-align="" fo:padding="0.097cm" fo:border-left="0.05pt solid #000000" fo:border-right="0.05pt solid #000000" fo:border-top="none" fo:border-bottom="0.05pt solid #000000" style:writing-mode="lr-tb"/>
    </style:style>
    <style:style style:name="Tabelle2.A64" style:family="table-cell" style:data-style-name="N100">
      <style:table-cell-properties style:vertical-align="" fo:padding="0.097cm" fo:border-left="0.05pt solid #000000" fo:border-right="none" fo:border-top="none" fo:border-bottom="0.05pt solid #000000" style:writing-mode="lr-tb"/>
    </style:style>
    <style:style style:name="Tabelle2.B64" style:family="table-cell">
      <style:table-cell-properties style:vertical-align="" fo:padding="0.097cm" fo:border-left="0.05pt solid #000000" fo:border-right="none" fo:border-top="none" fo:border-bottom="0.05pt solid #000000" style:writing-mode="lr-tb"/>
    </style:style>
    <style:style style:name="Tabelle2.C64" style:family="table-cell">
      <style:table-cell-properties style:vertical-align="" fo:padding="0.097cm" fo:border-left="0.05pt solid #000000" fo:border-right="none" fo:border-top="none" fo:border-bottom="0.05pt solid #000000" style:writing-mode="lr-tb"/>
    </style:style>
    <style:style style:name="Tabelle2.D64" style:family="table-cell">
      <style:table-cell-properties style:vertical-align="" fo:padding="0.097cm" fo:border-left="0.05pt solid #000000" fo:border-right="none" fo:border-top="none" fo:border-bottom="0.05pt solid #000000" style:writing-mode="lr-tb"/>
    </style:style>
    <style:style style:name="Tabelle2.E64" style:family="table-cell">
      <style:table-cell-properties style:vertical-align="" fo:padding="0.097cm" fo:border-left="0.05pt solid #000000" fo:border-right="0.05pt solid #000000" fo:border-top="none" fo:border-bottom="0.05pt solid #000000" style:writing-mode="lr-tb"/>
    </style:style>
    <style:style style:name="Tabelle2.A65" style:family="table-cell" style:data-style-name="N100">
      <style:table-cell-properties style:vertical-align="" fo:padding="0.097cm" fo:border-left="0.05pt solid #000000" fo:border-right="none" fo:border-top="none" fo:border-bottom="0.05pt solid #000000" style:writing-mode="lr-tb"/>
    </style:style>
    <style:style style:name="Tabelle2.B65" style:family="table-cell">
      <style:table-cell-properties style:vertical-align="" fo:padding="0.097cm" fo:border-left="0.05pt solid #000000" fo:border-right="none" fo:border-top="none" fo:border-bottom="0.05pt solid #000000" style:writing-mode="lr-tb"/>
    </style:style>
    <style:style style:name="Tabelle2.C65" style:family="table-cell">
      <style:table-cell-properties style:vertical-align="" fo:padding="0.097cm" fo:border-left="0.05pt solid #000000" fo:border-right="none" fo:border-top="none" fo:border-bottom="0.05pt solid #000000" style:writing-mode="lr-tb"/>
    </style:style>
    <style:style style:name="Tabelle2.D65" style:family="table-cell">
      <style:table-cell-properties style:vertical-align="" fo:padding="0.097cm" fo:border-left="0.05pt solid #000000" fo:border-right="none" fo:border-top="none" fo:border-bottom="0.05pt solid #000000" style:writing-mode="lr-tb"/>
    </style:style>
    <style:style style:name="Tabelle2.E65" style:family="table-cell">
      <style:table-cell-properties style:vertical-align="" fo:padding="0.097cm" fo:border-left="0.05pt solid #000000" fo:border-right="0.05pt solid #000000" fo:border-top="none" fo:border-bottom="0.05pt solid #000000" style:writing-mode="lr-tb"/>
    </style:style>
    <style:style style:name="Tabelle2.A66" style:family="table-cell" style:data-style-name="N100">
      <style:table-cell-properties style:vertical-align="" fo:padding="0.097cm" fo:border-left="0.05pt solid #000000" fo:border-right="none" fo:border-top="none" fo:border-bottom="0.05pt solid #000000" style:writing-mode="lr-tb"/>
    </style:style>
    <style:style style:name="Tabelle2.B66" style:family="table-cell">
      <style:table-cell-properties style:vertical-align="" fo:padding="0.097cm" fo:border-left="0.05pt solid #000000" fo:border-right="none" fo:border-top="none" fo:border-bottom="0.05pt solid #000000" style:writing-mode="lr-tb"/>
    </style:style>
    <style:style style:name="Tabelle2.C66" style:family="table-cell">
      <style:table-cell-properties style:vertical-align="" fo:padding="0.097cm" fo:border-left="0.05pt solid #000000" fo:border-right="none" fo:border-top="none" fo:border-bottom="0.05pt solid #000000" style:writing-mode="lr-tb"/>
    </style:style>
    <style:style style:name="Tabelle2.D66" style:family="table-cell">
      <style:table-cell-properties style:vertical-align="" fo:padding="0.097cm" fo:border-left="0.05pt solid #000000" fo:border-right="none" fo:border-top="none" fo:border-bottom="0.05pt solid #000000" style:writing-mode="lr-tb"/>
    </style:style>
    <style:style style:name="Tabelle2.E66" style:family="table-cell">
      <style:table-cell-properties style:vertical-align="" fo:padding="0.097cm" fo:border-left="0.05pt solid #000000" fo:border-right="0.05pt solid #000000" fo:border-top="none" fo:border-bottom="0.05pt solid #000000" style:writing-mode="lr-tb"/>
    </style:style>
    <style:style style:name="Tabelle2.A67" style:family="table-cell" style:data-style-name="N100">
      <style:table-cell-properties style:vertical-align="" fo:padding="0.097cm" fo:border-left="0.05pt solid #000000" fo:border-right="none" fo:border-top="none" fo:border-bottom="0.05pt solid #000000" style:writing-mode="lr-tb"/>
    </style:style>
    <style:style style:name="Tabelle2.B67" style:family="table-cell">
      <style:table-cell-properties style:vertical-align="" fo:padding="0.097cm" fo:border-left="0.05pt solid #000000" fo:border-right="none" fo:border-top="none" fo:border-bottom="0.05pt solid #000000" style:writing-mode="lr-tb"/>
    </style:style>
    <style:style style:name="Tabelle2.C67" style:family="table-cell">
      <style:table-cell-properties style:vertical-align="" fo:padding="0.097cm" fo:border-left="0.05pt solid #000000" fo:border-right="none" fo:border-top="none" fo:border-bottom="0.05pt solid #000000" style:writing-mode="lr-tb"/>
    </style:style>
    <style:style style:name="Tabelle2.D67" style:family="table-cell">
      <style:table-cell-properties style:vertical-align="" fo:padding="0.097cm" fo:border-left="0.05pt solid #000000" fo:border-right="none" fo:border-top="none" fo:border-bottom="0.05pt solid #000000" style:writing-mode="lr-tb"/>
    </style:style>
    <style:style style:name="Tabelle2.E67" style:family="table-cell">
      <style:table-cell-properties style:vertical-align="" fo:padding="0.097cm" fo:border-left="0.05pt solid #000000" fo:border-right="0.05pt solid #000000" fo:border-top="none" fo:border-bottom="0.05pt solid #000000" style:writing-mode="lr-tb"/>
    </style:style>
    <style:style style:name="Tabelle2.A68" style:family="table-cell" style:data-style-name="N100">
      <style:table-cell-properties style:vertical-align="" fo:padding="0.097cm" fo:border-left="0.05pt solid #000000" fo:border-right="none" fo:border-top="none" fo:border-bottom="0.05pt solid #000000" style:writing-mode="lr-tb"/>
    </style:style>
    <style:style style:name="Tabelle2.B68" style:family="table-cell">
      <style:table-cell-properties style:vertical-align="" fo:padding="0.097cm" fo:border-left="0.05pt solid #000000" fo:border-right="none" fo:border-top="none" fo:border-bottom="0.05pt solid #000000" style:writing-mode="lr-tb"/>
    </style:style>
    <style:style style:name="Tabelle2.C68" style:family="table-cell">
      <style:table-cell-properties style:vertical-align="" fo:padding="0.097cm" fo:border-left="0.05pt solid #000000" fo:border-right="none" fo:border-top="none" fo:border-bottom="0.05pt solid #000000" style:writing-mode="lr-tb"/>
    </style:style>
    <style:style style:name="Tabelle2.D68" style:family="table-cell">
      <style:table-cell-properties style:vertical-align="" fo:padding="0.097cm" fo:border-left="0.05pt solid #000000" fo:border-right="none" fo:border-top="none" fo:border-bottom="0.05pt solid #000000" style:writing-mode="lr-tb"/>
    </style:style>
    <style:style style:name="Tabelle2.E68" style:family="table-cell">
      <style:table-cell-properties style:vertical-align="" fo:padding="0.097cm" fo:border-left="0.05pt solid #000000" fo:border-right="0.05pt solid #000000" fo:border-top="none" fo:border-bottom="0.05pt solid #000000" style:writing-mode="lr-tb"/>
    </style:style>
    <style:style style:name="Tabelle2.A69" style:family="table-cell" style:data-style-name="N100">
      <style:table-cell-properties style:vertical-align="" fo:padding="0.097cm" fo:border-left="0.05pt solid #000000" fo:border-right="none" fo:border-top="none" fo:border-bottom="0.05pt solid #000000" style:writing-mode="lr-tb"/>
    </style:style>
    <style:style style:name="Tabelle2.B69" style:family="table-cell">
      <style:table-cell-properties style:vertical-align="" fo:padding="0.097cm" fo:border-left="0.05pt solid #000000" fo:border-right="none" fo:border-top="none" fo:border-bottom="0.05pt solid #000000" style:writing-mode="lr-tb"/>
    </style:style>
    <style:style style:name="Tabelle2.C69" style:family="table-cell">
      <style:table-cell-properties style:vertical-align="" fo:padding="0.097cm" fo:border-left="0.05pt solid #000000" fo:border-right="none" fo:border-top="none" fo:border-bottom="0.05pt solid #000000" style:writing-mode="lr-tb"/>
    </style:style>
    <style:style style:name="Tabelle2.D69" style:family="table-cell">
      <style:table-cell-properties style:vertical-align="" fo:padding="0.097cm" fo:border-left="0.05pt solid #000000" fo:border-right="none" fo:border-top="none" fo:border-bottom="0.05pt solid #000000" style:writing-mode="lr-tb"/>
    </style:style>
    <style:style style:name="Tabelle2.E69" style:family="table-cell">
      <style:table-cell-properties style:vertical-align="" fo:padding="0.097cm" fo:border-left="0.05pt solid #000000" fo:border-right="0.05pt solid #000000" fo:border-top="none" fo:border-bottom="0.05pt solid #000000" style:writing-mode="lr-tb"/>
    </style:style>
    <style:style style:name="Tabelle2.A70" style:family="table-cell" style:data-style-name="N100">
      <style:table-cell-properties style:vertical-align="" fo:padding="0.097cm" fo:border-left="0.05pt solid #000000" fo:border-right="none" fo:border-top="none" fo:border-bottom="0.05pt solid #000000" style:writing-mode="lr-tb"/>
    </style:style>
    <style:style style:name="Tabelle2.B70" style:family="table-cell">
      <style:table-cell-properties style:vertical-align="" fo:padding="0.097cm" fo:border-left="0.05pt solid #000000" fo:border-right="none" fo:border-top="none" fo:border-bottom="0.05pt solid #000000" style:writing-mode="lr-tb"/>
    </style:style>
    <style:style style:name="Tabelle2.C70" style:family="table-cell">
      <style:table-cell-properties style:vertical-align="" fo:padding="0.097cm" fo:border-left="0.05pt solid #000000" fo:border-right="none" fo:border-top="none" fo:border-bottom="0.05pt solid #000000" style:writing-mode="lr-tb"/>
    </style:style>
    <style:style style:name="Tabelle2.D70" style:family="table-cell">
      <style:table-cell-properties style:vertical-align="" fo:padding="0.097cm" fo:border-left="0.05pt solid #000000" fo:border-right="none" fo:border-top="none" fo:border-bottom="0.05pt solid #000000" style:writing-mode="lr-tb"/>
    </style:style>
    <style:style style:name="Tabelle2.E70" style:family="table-cell">
      <style:table-cell-properties style:vertical-align="" fo:padding="0.097cm" fo:border-left="0.05pt solid #000000" fo:border-right="0.05pt solid #000000" fo:border-top="none" fo:border-bottom="0.05pt solid #000000" style:writing-mode="lr-tb"/>
    </style:style>
    <style:style style:name="Tabelle2.A71" style:family="table-cell" style:data-style-name="N100">
      <style:table-cell-properties style:vertical-align="" fo:padding="0.097cm" fo:border-left="0.05pt solid #000000" fo:border-right="none" fo:border-top="none" fo:border-bottom="0.05pt solid #000000" style:writing-mode="lr-tb"/>
    </style:style>
    <style:style style:name="Tabelle2.B71" style:family="table-cell">
      <style:table-cell-properties style:vertical-align="" fo:padding="0.097cm" fo:border-left="0.05pt solid #000000" fo:border-right="none" fo:border-top="none" fo:border-bottom="0.05pt solid #000000" style:writing-mode="lr-tb"/>
    </style:style>
    <style:style style:name="Tabelle2.C71" style:family="table-cell">
      <style:table-cell-properties style:vertical-align="" fo:padding="0.097cm" fo:border-left="0.05pt solid #000000" fo:border-right="none" fo:border-top="none" fo:border-bottom="0.05pt solid #000000" style:writing-mode="lr-tb"/>
    </style:style>
    <style:style style:name="Tabelle2.D71" style:family="table-cell">
      <style:table-cell-properties style:vertical-align="" fo:padding="0.097cm" fo:border-left="0.05pt solid #000000" fo:border-right="none" fo:border-top="none" fo:border-bottom="0.05pt solid #000000" style:writing-mode="lr-tb"/>
    </style:style>
    <style:style style:name="Tabelle2.E71" style:family="table-cell">
      <style:table-cell-properties style:vertical-align="" fo:padding="0.097cm" fo:border-left="0.05pt solid #000000" fo:border-right="0.05pt solid #000000" fo:border-top="none" fo:border-bottom="0.05pt solid #000000" style:writing-mode="lr-tb"/>
    </style:style>
    <style:style style:name="Tabelle2.A72" style:family="table-cell" style:data-style-name="N100">
      <style:table-cell-properties style:vertical-align="" fo:padding="0.097cm" fo:border-left="0.05pt solid #000000" fo:border-right="none" fo:border-top="none" fo:border-bottom="0.05pt solid #000000" style:writing-mode="lr-tb"/>
    </style:style>
    <style:style style:name="Tabelle2.B72" style:family="table-cell">
      <style:table-cell-properties style:vertical-align="" fo:padding="0.097cm" fo:border-left="0.05pt solid #000000" fo:border-right="none" fo:border-top="none" fo:border-bottom="0.05pt solid #000000" style:writing-mode="lr-tb"/>
    </style:style>
    <style:style style:name="Tabelle2.C72" style:family="table-cell">
      <style:table-cell-properties style:vertical-align="" fo:padding="0.097cm" fo:border-left="0.05pt solid #000000" fo:border-right="none" fo:border-top="none" fo:border-bottom="0.05pt solid #000000" style:writing-mode="lr-tb"/>
    </style:style>
    <style:style style:name="Tabelle2.D72" style:family="table-cell">
      <style:table-cell-properties style:vertical-align="" fo:padding="0.097cm" fo:border-left="0.05pt solid #000000" fo:border-right="none" fo:border-top="none" fo:border-bottom="0.05pt solid #000000" style:writing-mode="lr-tb"/>
    </style:style>
    <style:style style:name="Tabelle2.E72" style:family="table-cell">
      <style:table-cell-properties style:vertical-align="" fo:padding="0.097cm" fo:border-left="0.05pt solid #000000" fo:border-right="0.05pt solid #000000" fo:border-top="none" fo:border-bottom="0.05pt solid #000000" style:writing-mode="lr-tb"/>
    </style:style>
    <style:style style:name="Tabelle2.A73" style:family="table-cell" style:data-style-name="N100">
      <style:table-cell-properties style:vertical-align="" fo:padding="0.097cm" fo:border-left="0.05pt solid #000000" fo:border-right="none" fo:border-top="none" fo:border-bottom="0.05pt solid #000000" style:writing-mode="lr-tb"/>
    </style:style>
    <style:style style:name="Tabelle2.B73" style:family="table-cell">
      <style:table-cell-properties style:vertical-align="" fo:padding="0.097cm" fo:border-left="0.05pt solid #000000" fo:border-right="none" fo:border-top="none" fo:border-bottom="0.05pt solid #000000" style:writing-mode="lr-tb"/>
    </style:style>
    <style:style style:name="Tabelle2.C73" style:family="table-cell">
      <style:table-cell-properties style:vertical-align="" fo:padding="0.097cm" fo:border-left="0.05pt solid #000000" fo:border-right="none" fo:border-top="none" fo:border-bottom="0.05pt solid #000000" style:writing-mode="lr-tb"/>
    </style:style>
    <style:style style:name="Tabelle2.D73" style:family="table-cell">
      <style:table-cell-properties style:vertical-align="" fo:padding="0.097cm" fo:border-left="0.05pt solid #000000" fo:border-right="none" fo:border-top="none" fo:border-bottom="0.05pt solid #000000" style:writing-mode="lr-tb"/>
    </style:style>
    <style:style style:name="Tabelle2.E73" style:family="table-cell">
      <style:table-cell-properties style:vertical-align="" fo:padding="0.097cm" fo:border-left="0.05pt solid #000000" fo:border-right="0.05pt solid #000000" fo:border-top="none" fo:border-bottom="0.05pt solid #000000" style:writing-mode="lr-tb"/>
    </style:style>
    <style:style style:name="Tabelle2.A74" style:family="table-cell" style:data-style-name="N100">
      <style:table-cell-properties style:vertical-align="" fo:padding="0.097cm" fo:border-left="0.05pt solid #000000" fo:border-right="none" fo:border-top="none" fo:border-bottom="0.05pt solid #000000" style:writing-mode="lr-tb"/>
    </style:style>
    <style:style style:name="Tabelle2.B74" style:family="table-cell">
      <style:table-cell-properties style:vertical-align="" fo:padding="0.097cm" fo:border-left="0.05pt solid #000000" fo:border-right="none" fo:border-top="none" fo:border-bottom="0.05pt solid #000000" style:writing-mode="lr-tb"/>
    </style:style>
    <style:style style:name="Tabelle2.C74" style:family="table-cell">
      <style:table-cell-properties style:vertical-align="" fo:padding="0.097cm" fo:border-left="0.05pt solid #000000" fo:border-right="none" fo:border-top="none" fo:border-bottom="0.05pt solid #000000" style:writing-mode="lr-tb"/>
    </style:style>
    <style:style style:name="Tabelle2.D74" style:family="table-cell">
      <style:table-cell-properties style:vertical-align="" fo:padding="0.097cm" fo:border-left="0.05pt solid #000000" fo:border-right="none" fo:border-top="none" fo:border-bottom="0.05pt solid #000000" style:writing-mode="lr-tb"/>
    </style:style>
    <style:style style:name="Tabelle2.E74" style:family="table-cell">
      <style:table-cell-properties style:vertical-align="" fo:padding="0.097cm" fo:border-left="0.05pt solid #000000" fo:border-right="0.05pt solid #000000" fo:border-top="none" fo:border-bottom="0.05pt solid #000000" style:writing-mode="lr-tb"/>
    </style:style>
    <style:style style:name="Tabelle2.A75" style:family="table-cell" style:data-style-name="N100">
      <style:table-cell-properties style:vertical-align="" fo:padding="0.097cm" fo:border-left="0.05pt solid #000000" fo:border-right="none" fo:border-top="none" fo:border-bottom="0.05pt solid #000000" style:writing-mode="lr-tb"/>
    </style:style>
    <style:style style:name="Tabelle2.B75" style:family="table-cell">
      <style:table-cell-properties style:vertical-align="" fo:padding="0.097cm" fo:border-left="0.05pt solid #000000" fo:border-right="none" fo:border-top="none" fo:border-bottom="0.05pt solid #000000" style:writing-mode="lr-tb"/>
    </style:style>
    <style:style style:name="Tabelle2.C75" style:family="table-cell">
      <style:table-cell-properties style:vertical-align="" fo:padding="0.097cm" fo:border-left="0.05pt solid #000000" fo:border-right="none" fo:border-top="none" fo:border-bottom="0.05pt solid #000000" style:writing-mode="lr-tb"/>
    </style:style>
    <style:style style:name="Tabelle2.D75" style:family="table-cell">
      <style:table-cell-properties style:vertical-align="" fo:padding="0.097cm" fo:border-left="0.05pt solid #000000" fo:border-right="none" fo:border-top="none" fo:border-bottom="0.05pt solid #000000" style:writing-mode="lr-tb"/>
    </style:style>
    <style:style style:name="Tabelle2.E75" style:family="table-cell">
      <style:table-cell-properties style:vertical-align="" fo:padding="0.097cm" fo:border-left="0.05pt solid #000000" fo:border-right="0.05pt solid #000000" fo:border-top="none" fo:border-bottom="0.05pt solid #000000" style:writing-mode="lr-tb"/>
    </style:style>
    <style:style style:name="Tabelle2.A76" style:family="table-cell" style:data-style-name="N100">
      <style:table-cell-properties style:vertical-align="" fo:padding="0.097cm" fo:border-left="0.05pt solid #000000" fo:border-right="none" fo:border-top="none" fo:border-bottom="0.05pt solid #000000" style:writing-mode="lr-tb"/>
    </style:style>
    <style:style style:name="Tabelle2.B76" style:family="table-cell">
      <style:table-cell-properties style:vertical-align="" fo:padding="0.097cm" fo:border-left="0.05pt solid #000000" fo:border-right="none" fo:border-top="none" fo:border-bottom="0.05pt solid #000000" style:writing-mode="lr-tb"/>
    </style:style>
    <style:style style:name="Tabelle2.C76" style:family="table-cell">
      <style:table-cell-properties style:vertical-align="" fo:padding="0.097cm" fo:border-left="0.05pt solid #000000" fo:border-right="none" fo:border-top="none" fo:border-bottom="0.05pt solid #000000" style:writing-mode="lr-tb"/>
    </style:style>
    <style:style style:name="Tabelle2.D76" style:family="table-cell">
      <style:table-cell-properties style:vertical-align="" fo:padding="0.097cm" fo:border-left="0.05pt solid #000000" fo:border-right="none" fo:border-top="none" fo:border-bottom="0.05pt solid #000000" style:writing-mode="lr-tb"/>
    </style:style>
    <style:style style:name="Tabelle2.E76" style:family="table-cell">
      <style:table-cell-properties style:vertical-align="" fo:padding="0.097cm" fo:border-left="0.05pt solid #000000" fo:border-right="0.05pt solid #000000" fo:border-top="none" fo:border-bottom="0.05pt solid #000000" style:writing-mode="lr-tb"/>
    </style:style>
    <style:style style:name="Tabelle2.A77" style:family="table-cell" style:data-style-name="N100">
      <style:table-cell-properties style:vertical-align="" fo:padding="0.097cm" fo:border-left="0.05pt solid #000000" fo:border-right="none" fo:border-top="none" fo:border-bottom="0.05pt solid #000000" style:writing-mode="lr-tb"/>
    </style:style>
    <style:style style:name="Tabelle2.B77" style:family="table-cell">
      <style:table-cell-properties style:vertical-align="" fo:padding="0.097cm" fo:border-left="0.05pt solid #000000" fo:border-right="none" fo:border-top="none" fo:border-bottom="0.05pt solid #000000" style:writing-mode="lr-tb"/>
    </style:style>
    <style:style style:name="Tabelle2.C77" style:family="table-cell">
      <style:table-cell-properties style:vertical-align="" fo:padding="0.097cm" fo:border-left="0.05pt solid #000000" fo:border-right="none" fo:border-top="none" fo:border-bottom="0.05pt solid #000000" style:writing-mode="lr-tb"/>
    </style:style>
    <style:style style:name="Tabelle2.D77" style:family="table-cell">
      <style:table-cell-properties style:vertical-align="" fo:padding="0.097cm" fo:border-left="0.05pt solid #000000" fo:border-right="none" fo:border-top="none" fo:border-bottom="0.05pt solid #000000" style:writing-mode="lr-tb"/>
    </style:style>
    <style:style style:name="Tabelle2.E77" style:family="table-cell">
      <style:table-cell-properties style:vertical-align="" fo:padding="0.097cm" fo:border-left="0.05pt solid #000000" fo:border-right="0.05pt solid #000000" fo:border-top="none" fo:border-bottom="0.05pt solid #000000" style:writing-mode="lr-tb"/>
    </style:style>
    <style:style style:name="Tabelle2.A78" style:family="table-cell" style:data-style-name="N100">
      <style:table-cell-properties style:vertical-align="" fo:padding="0.097cm" fo:border-left="0.05pt solid #000000" fo:border-right="none" fo:border-top="none" fo:border-bottom="0.05pt solid #000000" style:writing-mode="lr-tb"/>
    </style:style>
    <style:style style:name="Tabelle2.B78" style:family="table-cell">
      <style:table-cell-properties style:vertical-align="" fo:padding="0.097cm" fo:border-left="0.05pt solid #000000" fo:border-right="none" fo:border-top="none" fo:border-bottom="0.05pt solid #000000" style:writing-mode="lr-tb"/>
    </style:style>
    <style:style style:name="Tabelle2.C78" style:family="table-cell">
      <style:table-cell-properties style:vertical-align="" fo:padding="0.097cm" fo:border-left="0.05pt solid #000000" fo:border-right="none" fo:border-top="none" fo:border-bottom="0.05pt solid #000000" style:writing-mode="lr-tb"/>
    </style:style>
    <style:style style:name="Tabelle2.D78" style:family="table-cell">
      <style:table-cell-properties style:vertical-align="" fo:padding="0.097cm" fo:border-left="0.05pt solid #000000" fo:border-right="none" fo:border-top="none" fo:border-bottom="0.05pt solid #000000" style:writing-mode="lr-tb"/>
    </style:style>
    <style:style style:name="Tabelle2.E78" style:family="table-cell">
      <style:table-cell-properties style:vertical-align="" fo:padding="0.097cm" fo:border-left="0.05pt solid #000000" fo:border-right="0.05pt solid #000000" fo:border-top="none" fo:border-bottom="0.05pt solid #000000" style:writing-mode="lr-tb"/>
    </style:style>
    <style:style style:name="Tabelle2.A79" style:family="table-cell" style:data-style-name="N100">
      <style:table-cell-properties style:vertical-align="" fo:padding="0.097cm" fo:border-left="0.05pt solid #000000" fo:border-right="none" fo:border-top="none" fo:border-bottom="0.05pt solid #000000" style:writing-mode="lr-tb"/>
    </style:style>
    <style:style style:name="Tabelle2.B79" style:family="table-cell">
      <style:table-cell-properties style:vertical-align="" fo:padding="0.097cm" fo:border-left="0.05pt solid #000000" fo:border-right="none" fo:border-top="none" fo:border-bottom="0.05pt solid #000000" style:writing-mode="lr-tb"/>
    </style:style>
    <style:style style:name="Tabelle2.C79" style:family="table-cell">
      <style:table-cell-properties style:vertical-align="" fo:padding="0.097cm" fo:border-left="0.05pt solid #000000" fo:border-right="none" fo:border-top="none" fo:border-bottom="0.05pt solid #000000" style:writing-mode="lr-tb"/>
    </style:style>
    <style:style style:name="Tabelle2.D79" style:family="table-cell">
      <style:table-cell-properties style:vertical-align="" fo:padding="0.097cm" fo:border-left="0.05pt solid #000000" fo:border-right="none" fo:border-top="none" fo:border-bottom="0.05pt solid #000000" style:writing-mode="lr-tb"/>
    </style:style>
    <style:style style:name="Tabelle2.E79" style:family="table-cell">
      <style:table-cell-properties style:vertical-align="" fo:padding="0.097cm" fo:border-left="0.05pt solid #000000" fo:border-right="0.05pt solid #000000" fo:border-top="none" fo:border-bottom="0.05pt solid #000000" style:writing-mode="lr-tb"/>
    </style:style>
    <style:style style:name="Tabelle2.A80" style:family="table-cell" style:data-style-name="N100">
      <style:table-cell-properties style:vertical-align="" fo:padding="0.097cm" fo:border-left="0.05pt solid #000000" fo:border-right="none" fo:border-top="none" fo:border-bottom="0.05pt solid #000000" style:writing-mode="lr-tb"/>
    </style:style>
    <style:style style:name="Tabelle2.B80" style:family="table-cell">
      <style:table-cell-properties style:vertical-align="" fo:padding="0.097cm" fo:border-left="0.05pt solid #000000" fo:border-right="none" fo:border-top="none" fo:border-bottom="0.05pt solid #000000" style:writing-mode="lr-tb"/>
    </style:style>
    <style:style style:name="Tabelle2.C80" style:family="table-cell">
      <style:table-cell-properties style:vertical-align="" fo:padding="0.097cm" fo:border-left="0.05pt solid #000000" fo:border-right="none" fo:border-top="none" fo:border-bottom="0.05pt solid #000000" style:writing-mode="lr-tb"/>
    </style:style>
    <style:style style:name="Tabelle2.D80" style:family="table-cell">
      <style:table-cell-properties style:vertical-align="" fo:padding="0.097cm" fo:border-left="0.05pt solid #000000" fo:border-right="none" fo:border-top="none" fo:border-bottom="0.05pt solid #000000" style:writing-mode="lr-tb"/>
    </style:style>
    <style:style style:name="Tabelle2.E80" style:family="table-cell">
      <style:table-cell-properties style:vertical-align="" fo:padding="0.097cm" fo:border-left="0.05pt solid #000000" fo:border-right="0.05pt solid #000000" fo:border-top="none" fo:border-bottom="0.05pt solid #000000" style:writing-mode="lr-tb"/>
    </style:style>
    <style:style style:name="Tabelle2.A81" style:family="table-cell" style:data-style-name="N100">
      <style:table-cell-properties style:vertical-align="" fo:padding="0.097cm" fo:border-left="0.05pt solid #000000" fo:border-right="none" fo:border-top="none" fo:border-bottom="0.05pt solid #000000" style:writing-mode="lr-tb"/>
    </style:style>
    <style:style style:name="Tabelle2.B81" style:family="table-cell">
      <style:table-cell-properties style:vertical-align="" fo:padding="0.097cm" fo:border-left="0.05pt solid #000000" fo:border-right="none" fo:border-top="none" fo:border-bottom="0.05pt solid #000000" style:writing-mode="lr-tb"/>
    </style:style>
    <style:style style:name="Tabelle2.C81" style:family="table-cell">
      <style:table-cell-properties style:vertical-align="" fo:padding="0.097cm" fo:border-left="0.05pt solid #000000" fo:border-right="none" fo:border-top="none" fo:border-bottom="0.05pt solid #000000" style:writing-mode="lr-tb"/>
    </style:style>
    <style:style style:name="Tabelle2.D81" style:family="table-cell">
      <style:table-cell-properties style:vertical-align="" fo:padding="0.097cm" fo:border-left="0.05pt solid #000000" fo:border-right="none" fo:border-top="none" fo:border-bottom="0.05pt solid #000000" style:writing-mode="lr-tb"/>
    </style:style>
    <style:style style:name="Tabelle2.E81" style:family="table-cell">
      <style:table-cell-properties style:vertical-align="" fo:padding="0.097cm" fo:border-left="0.05pt solid #000000" fo:border-right="0.05pt solid #000000" fo:border-top="none" fo:border-bottom="0.05pt solid #000000" style:writing-mode="lr-tb"/>
    </style:style>
    <style:style style:name="Tabelle2.A82" style:family="table-cell" style:data-style-name="N100">
      <style:table-cell-properties style:vertical-align="" fo:padding="0.097cm" fo:border-left="0.05pt solid #000000" fo:border-right="none" fo:border-top="none" fo:border-bottom="0.05pt solid #000000" style:writing-mode="lr-tb"/>
    </style:style>
    <style:style style:name="Tabelle2.B82" style:family="table-cell">
      <style:table-cell-properties style:vertical-align="" fo:padding="0.097cm" fo:border-left="0.05pt solid #000000" fo:border-right="none" fo:border-top="none" fo:border-bottom="0.05pt solid #000000" style:writing-mode="lr-tb"/>
    </style:style>
    <style:style style:name="Tabelle2.C82" style:family="table-cell">
      <style:table-cell-properties style:vertical-align="" fo:padding="0.097cm" fo:border-left="0.05pt solid #000000" fo:border-right="none" fo:border-top="none" fo:border-bottom="0.05pt solid #000000" style:writing-mode="lr-tb"/>
    </style:style>
    <style:style style:name="Tabelle2.D82" style:family="table-cell">
      <style:table-cell-properties style:vertical-align="" fo:padding="0.097cm" fo:border-left="0.05pt solid #000000" fo:border-right="none" fo:border-top="none" fo:border-bottom="0.05pt solid #000000" style:writing-mode="lr-tb"/>
    </style:style>
    <style:style style:name="Tabelle2.E82" style:family="table-cell">
      <style:table-cell-properties style:vertical-align="" fo:padding="0.097cm" fo:border-left="0.05pt solid #000000" fo:border-right="0.05pt solid #000000" fo:border-top="none" fo:border-bottom="0.05pt solid #000000" style:writing-mode="lr-tb"/>
    </style:style>
    <style:style style:name="Tabelle2.A83" style:family="table-cell" style:data-style-name="N100">
      <style:table-cell-properties style:vertical-align="" fo:padding="0.097cm" fo:border-left="0.05pt solid #000000" fo:border-right="none" fo:border-top="none" fo:border-bottom="0.05pt solid #000000" style:writing-mode="lr-tb"/>
    </style:style>
    <style:style style:name="Tabelle2.B83" style:family="table-cell">
      <style:table-cell-properties style:vertical-align="" fo:padding="0.097cm" fo:border-left="0.05pt solid #000000" fo:border-right="none" fo:border-top="none" fo:border-bottom="0.05pt solid #000000" style:writing-mode="lr-tb"/>
    </style:style>
    <style:style style:name="Tabelle2.C83" style:family="table-cell">
      <style:table-cell-properties style:vertical-align="" fo:padding="0.097cm" fo:border-left="0.05pt solid #000000" fo:border-right="none" fo:border-top="none" fo:border-bottom="0.05pt solid #000000" style:writing-mode="lr-tb"/>
    </style:style>
    <style:style style:name="Tabelle2.D83" style:family="table-cell">
      <style:table-cell-properties style:vertical-align="" fo:padding="0.097cm" fo:border-left="0.05pt solid #000000" fo:border-right="none" fo:border-top="none" fo:border-bottom="0.05pt solid #000000" style:writing-mode="lr-tb"/>
    </style:style>
    <style:style style:name="Tabelle2.E83" style:family="table-cell">
      <style:table-cell-properties style:vertical-align="" fo:padding="0.097cm" fo:border-left="0.05pt solid #000000" fo:border-right="0.05pt solid #000000" fo:border-top="none" fo:border-bottom="0.05pt solid #000000" style:writing-mode="lr-tb"/>
    </style:style>
    <style:style style:name="Tabelle2.A84" style:family="table-cell" style:data-style-name="N100">
      <style:table-cell-properties style:vertical-align="" fo:padding="0.097cm" fo:border-left="0.05pt solid #000000" fo:border-right="none" fo:border-top="none" fo:border-bottom="0.05pt solid #000000" style:writing-mode="lr-tb"/>
    </style:style>
    <style:style style:name="Tabelle2.B84" style:family="table-cell">
      <style:table-cell-properties style:vertical-align="" fo:padding="0.097cm" fo:border-left="0.05pt solid #000000" fo:border-right="none" fo:border-top="none" fo:border-bottom="0.05pt solid #000000" style:writing-mode="lr-tb"/>
    </style:style>
    <style:style style:name="Tabelle2.C84" style:family="table-cell">
      <style:table-cell-properties style:vertical-align="" fo:padding="0.097cm" fo:border-left="0.05pt solid #000000" fo:border-right="none" fo:border-top="none" fo:border-bottom="0.05pt solid #000000" style:writing-mode="lr-tb"/>
    </style:style>
    <style:style style:name="Tabelle2.D84" style:family="table-cell">
      <style:table-cell-properties style:vertical-align="" fo:padding="0.097cm" fo:border-left="0.05pt solid #000000" fo:border-right="none" fo:border-top="none" fo:border-bottom="0.05pt solid #000000" style:writing-mode="lr-tb"/>
    </style:style>
    <style:style style:name="Tabelle2.E84" style:family="table-cell">
      <style:table-cell-properties style:vertical-align="" fo:padding="0.097cm" fo:border-left="0.05pt solid #000000" fo:border-right="0.05pt solid #000000" fo:border-top="none" fo:border-bottom="0.05pt solid #000000" style:writing-mode="lr-tb"/>
    </style:style>
    <style:style style:name="Tabelle2.A85" style:family="table-cell" style:data-style-name="N100">
      <style:table-cell-properties style:vertical-align="" fo:padding="0.097cm" fo:border-left="0.05pt solid #000000" fo:border-right="none" fo:border-top="none" fo:border-bottom="0.05pt solid #000000" style:writing-mode="lr-tb"/>
    </style:style>
    <style:style style:name="Tabelle2.B85" style:family="table-cell">
      <style:table-cell-properties style:vertical-align="" fo:padding="0.097cm" fo:border-left="0.05pt solid #000000" fo:border-right="none" fo:border-top="none" fo:border-bottom="0.05pt solid #000000" style:writing-mode="lr-tb"/>
    </style:style>
    <style:style style:name="Tabelle2.C85" style:family="table-cell">
      <style:table-cell-properties style:vertical-align="" fo:padding="0.097cm" fo:border-left="0.05pt solid #000000" fo:border-right="none" fo:border-top="none" fo:border-bottom="0.05pt solid #000000" style:writing-mode="lr-tb"/>
    </style:style>
    <style:style style:name="Tabelle2.D85" style:family="table-cell">
      <style:table-cell-properties style:vertical-align="" fo:padding="0.097cm" fo:border-left="0.05pt solid #000000" fo:border-right="none" fo:border-top="none" fo:border-bottom="0.05pt solid #000000" style:writing-mode="lr-tb"/>
    </style:style>
    <style:style style:name="Tabelle2.E85" style:family="table-cell">
      <style:table-cell-properties style:vertical-align="" fo:padding="0.097cm" fo:border-left="0.05pt solid #000000" fo:border-right="0.05pt solid #000000" fo:border-top="none" fo:border-bottom="0.05pt solid #000000" style:writing-mode="lr-tb"/>
    </style:style>
    <style:style style:name="Tabelle2.A86" style:family="table-cell" style:data-style-name="N100">
      <style:table-cell-properties style:vertical-align="" fo:padding="0.097cm" fo:border-left="0.05pt solid #000000" fo:border-right="none" fo:border-top="none" fo:border-bottom="0.05pt solid #000000" style:writing-mode="lr-tb"/>
    </style:style>
    <style:style style:name="Tabelle2.B86" style:family="table-cell">
      <style:table-cell-properties style:vertical-align="" fo:padding="0.097cm" fo:border-left="0.05pt solid #000000" fo:border-right="none" fo:border-top="none" fo:border-bottom="0.05pt solid #000000" style:writing-mode="lr-tb"/>
    </style:style>
    <style:style style:name="Tabelle2.C86" style:family="table-cell">
      <style:table-cell-properties style:vertical-align="" fo:padding="0.097cm" fo:border-left="0.05pt solid #000000" fo:border-right="none" fo:border-top="none" fo:border-bottom="0.05pt solid #000000" style:writing-mode="lr-tb"/>
    </style:style>
    <style:style style:name="Tabelle2.D86" style:family="table-cell">
      <style:table-cell-properties style:vertical-align="" fo:padding="0.097cm" fo:border-left="0.05pt solid #000000" fo:border-right="none" fo:border-top="none" fo:border-bottom="0.05pt solid #000000" style:writing-mode="lr-tb"/>
    </style:style>
    <style:style style:name="Tabelle2.E86" style:family="table-cell">
      <style:table-cell-properties style:vertical-align="" fo:padding="0.097cm" fo:border-left="0.05pt solid #000000" fo:border-right="0.05pt solid #000000" fo:border-top="none" fo:border-bottom="0.05pt solid #000000" style:writing-mode="lr-tb"/>
    </style:style>
    <style:style style:name="Tabelle2.A87" style:family="table-cell" style:data-style-name="N100">
      <style:table-cell-properties style:vertical-align="" fo:padding="0.097cm" fo:border-left="0.05pt solid #000000" fo:border-right="none" fo:border-top="none" fo:border-bottom="0.05pt solid #000000" style:writing-mode="lr-tb"/>
    </style:style>
    <style:style style:name="Tabelle2.B87" style:family="table-cell">
      <style:table-cell-properties style:vertical-align="" fo:padding="0.097cm" fo:border-left="0.05pt solid #000000" fo:border-right="none" fo:border-top="none" fo:border-bottom="0.05pt solid #000000" style:writing-mode="lr-tb"/>
    </style:style>
    <style:style style:name="Tabelle2.C87" style:family="table-cell">
      <style:table-cell-properties style:vertical-align="" fo:padding="0.097cm" fo:border-left="0.05pt solid #000000" fo:border-right="none" fo:border-top="none" fo:border-bottom="0.05pt solid #000000" style:writing-mode="lr-tb"/>
    </style:style>
    <style:style style:name="Tabelle2.D87" style:family="table-cell">
      <style:table-cell-properties style:vertical-align="" fo:padding="0.097cm" fo:border-left="0.05pt solid #000000" fo:border-right="none" fo:border-top="none" fo:border-bottom="0.05pt solid #000000" style:writing-mode="lr-tb"/>
    </style:style>
    <style:style style:name="Tabelle2.E87" style:family="table-cell">
      <style:table-cell-properties style:vertical-align="" fo:padding="0.097cm" fo:border-left="0.05pt solid #000000" fo:border-right="0.05pt solid #000000" fo:border-top="none" fo:border-bottom="0.05pt solid #000000" style:writing-mode="lr-tb"/>
    </style:style>
    <style:style style:name="Tabelle2.A88" style:family="table-cell" style:data-style-name="N100">
      <style:table-cell-properties style:vertical-align="" fo:padding="0.097cm" fo:border-left="0.05pt solid #000000" fo:border-right="none" fo:border-top="none" fo:border-bottom="0.05pt solid #000000" style:writing-mode="lr-tb"/>
    </style:style>
    <style:style style:name="Tabelle2.B88" style:family="table-cell">
      <style:table-cell-properties style:vertical-align="" fo:padding="0.097cm" fo:border-left="0.05pt solid #000000" fo:border-right="none" fo:border-top="none" fo:border-bottom="0.05pt solid #000000" style:writing-mode="lr-tb"/>
    </style:style>
    <style:style style:name="Tabelle2.C88" style:family="table-cell">
      <style:table-cell-properties style:vertical-align="" fo:padding="0.097cm" fo:border-left="0.05pt solid #000000" fo:border-right="none" fo:border-top="none" fo:border-bottom="0.05pt solid #000000" style:writing-mode="lr-tb"/>
    </style:style>
    <style:style style:name="Tabelle2.D88" style:family="table-cell">
      <style:table-cell-properties style:vertical-align="" fo:padding="0.097cm" fo:border-left="0.05pt solid #000000" fo:border-right="none" fo:border-top="none" fo:border-bottom="0.05pt solid #000000" style:writing-mode="lr-tb"/>
    </style:style>
    <style:style style:name="Tabelle2.E88" style:family="table-cell">
      <style:table-cell-properties style:vertical-align="" fo:padding="0.097cm" fo:border-left="0.05pt solid #000000" fo:border-right="0.05pt solid #000000" fo:border-top="none" fo:border-bottom="0.05pt solid #000000" style:writing-mode="lr-tb"/>
    </style:style>
    <style:style style:name="Tabelle2.A89" style:family="table-cell" style:data-style-name="N100">
      <style:table-cell-properties style:vertical-align="" fo:padding="0.097cm" fo:border-left="0.05pt solid #000000" fo:border-right="none" fo:border-top="none" fo:border-bottom="0.05pt solid #000000" style:writing-mode="lr-tb"/>
    </style:style>
    <style:style style:name="Tabelle2.B89" style:family="table-cell">
      <style:table-cell-properties style:vertical-align="" fo:padding="0.097cm" fo:border-left="0.05pt solid #000000" fo:border-right="none" fo:border-top="none" fo:border-bottom="0.05pt solid #000000" style:writing-mode="lr-tb"/>
    </style:style>
    <style:style style:name="Tabelle2.C89" style:family="table-cell">
      <style:table-cell-properties style:vertical-align="" fo:padding="0.097cm" fo:border-left="0.05pt solid #000000" fo:border-right="none" fo:border-top="none" fo:border-bottom="0.05pt solid #000000" style:writing-mode="lr-tb"/>
    </style:style>
    <style:style style:name="Tabelle2.D89" style:family="table-cell">
      <style:table-cell-properties style:vertical-align="" fo:padding="0.097cm" fo:border-left="0.05pt solid #000000" fo:border-right="none" fo:border-top="none" fo:border-bottom="0.05pt solid #000000" style:writing-mode="lr-tb"/>
    </style:style>
    <style:style style:name="Tabelle2.E89" style:family="table-cell">
      <style:table-cell-properties style:vertical-align="" fo:padding="0.097cm" fo:border-left="0.05pt solid #000000" fo:border-right="0.05pt solid #000000" fo:border-top="none" fo:border-bottom="0.05pt solid #000000" style:writing-mode="lr-tb"/>
    </style:style>
    <style:style style:name="Tabelle2.A90" style:family="table-cell" style:data-style-name="N100">
      <style:table-cell-properties style:vertical-align="" fo:padding="0.097cm" fo:border-left="0.05pt solid #000000" fo:border-right="none" fo:border-top="none" fo:border-bottom="0.05pt solid #000000" style:writing-mode="lr-tb"/>
    </style:style>
    <style:style style:name="Tabelle2.B90" style:family="table-cell">
      <style:table-cell-properties style:vertical-align="" fo:padding="0.097cm" fo:border-left="0.05pt solid #000000" fo:border-right="none" fo:border-top="none" fo:border-bottom="0.05pt solid #000000" style:writing-mode="lr-tb"/>
    </style:style>
    <style:style style:name="Tabelle2.C90" style:family="table-cell">
      <style:table-cell-properties style:vertical-align="" fo:padding="0.097cm" fo:border-left="0.05pt solid #000000" fo:border-right="none" fo:border-top="none" fo:border-bottom="0.05pt solid #000000" style:writing-mode="lr-tb"/>
    </style:style>
    <style:style style:name="Tabelle2.D90" style:family="table-cell">
      <style:table-cell-properties style:vertical-align="" fo:padding="0.097cm" fo:border-left="0.05pt solid #000000" fo:border-right="none" fo:border-top="none" fo:border-bottom="0.05pt solid #000000" style:writing-mode="lr-tb"/>
    </style:style>
    <style:style style:name="Tabelle2.E90" style:family="table-cell">
      <style:table-cell-properties style:vertical-align="" fo:padding="0.097cm" fo:border-left="0.05pt solid #000000" fo:border-right="0.05pt solid #000000" fo:border-top="none" fo:border-bottom="0.05pt solid #000000" style:writing-mode="lr-tb"/>
    </style:style>
    <style:style style:name="Tabelle2.A91" style:family="table-cell" style:data-style-name="N100">
      <style:table-cell-properties style:vertical-align="" fo:padding="0.097cm" fo:border-left="0.05pt solid #000000" fo:border-right="none" fo:border-top="none" fo:border-bottom="0.05pt solid #000000" style:writing-mode="lr-tb"/>
    </style:style>
    <style:style style:name="Tabelle2.B91" style:family="table-cell">
      <style:table-cell-properties style:vertical-align="" fo:padding="0.097cm" fo:border-left="0.05pt solid #000000" fo:border-right="none" fo:border-top="none" fo:border-bottom="0.05pt solid #000000" style:writing-mode="lr-tb"/>
    </style:style>
    <style:style style:name="Tabelle2.C91" style:family="table-cell">
      <style:table-cell-properties style:vertical-align="" fo:padding="0.097cm" fo:border-left="0.05pt solid #000000" fo:border-right="none" fo:border-top="none" fo:border-bottom="0.05pt solid #000000" style:writing-mode="lr-tb"/>
    </style:style>
    <style:style style:name="Tabelle2.D91" style:family="table-cell">
      <style:table-cell-properties style:vertical-align="" fo:padding="0.097cm" fo:border-left="0.05pt solid #000000" fo:border-right="none" fo:border-top="none" fo:border-bottom="0.05pt solid #000000" style:writing-mode="lr-tb"/>
    </style:style>
    <style:style style:name="Tabelle2.E91" style:family="table-cell">
      <style:table-cell-properties style:vertical-align="" fo:padding="0.097cm" fo:border-left="0.05pt solid #000000" fo:border-right="0.05pt solid #000000" fo:border-top="none" fo:border-bottom="0.05pt solid #000000" style:writing-mode="lr-tb"/>
    </style:style>
    <style:style style:name="Tabelle2.A92" style:family="table-cell" style:data-style-name="N100">
      <style:table-cell-properties style:vertical-align="" fo:padding="0.097cm" fo:border-left="0.05pt solid #000000" fo:border-right="none" fo:border-top="none" fo:border-bottom="0.05pt solid #000000" style:writing-mode="lr-tb"/>
    </style:style>
    <style:style style:name="Tabelle2.B92" style:family="table-cell">
      <style:table-cell-properties style:vertical-align="" fo:padding="0.097cm" fo:border-left="0.05pt solid #000000" fo:border-right="none" fo:border-top="none" fo:border-bottom="0.05pt solid #000000" style:writing-mode="lr-tb"/>
    </style:style>
    <style:style style:name="Tabelle2.C92" style:family="table-cell">
      <style:table-cell-properties style:vertical-align="" fo:padding="0.097cm" fo:border-left="0.05pt solid #000000" fo:border-right="none" fo:border-top="none" fo:border-bottom="0.05pt solid #000000" style:writing-mode="lr-tb"/>
    </style:style>
    <style:style style:name="Tabelle2.D92" style:family="table-cell">
      <style:table-cell-properties style:vertical-align="" fo:padding="0.097cm" fo:border-left="0.05pt solid #000000" fo:border-right="none" fo:border-top="none" fo:border-bottom="0.05pt solid #000000" style:writing-mode="lr-tb"/>
    </style:style>
    <style:style style:name="Tabelle2.E92" style:family="table-cell">
      <style:table-cell-properties style:vertical-align="" fo:padding="0.097cm" fo:border-left="0.05pt solid #000000" fo:border-right="0.05pt solid #000000" fo:border-top="none" fo:border-bottom="0.05pt solid #000000" style:writing-mode="lr-tb"/>
    </style:style>
    <style:style style:name="Tabelle2.A93" style:family="table-cell" style:data-style-name="N100">
      <style:table-cell-properties style:vertical-align="" fo:padding="0.097cm" fo:border-left="0.05pt solid #000000" fo:border-right="none" fo:border-top="none" fo:border-bottom="0.05pt solid #000000" style:writing-mode="lr-tb"/>
    </style:style>
    <style:style style:name="Tabelle2.B93" style:family="table-cell">
      <style:table-cell-properties style:vertical-align="" fo:padding="0.097cm" fo:border-left="0.05pt solid #000000" fo:border-right="none" fo:border-top="none" fo:border-bottom="0.05pt solid #000000" style:writing-mode="lr-tb"/>
    </style:style>
    <style:style style:name="Tabelle2.C93" style:family="table-cell">
      <style:table-cell-properties style:vertical-align="" fo:padding="0.097cm" fo:border-left="0.05pt solid #000000" fo:border-right="none" fo:border-top="none" fo:border-bottom="0.05pt solid #000000" style:writing-mode="lr-tb"/>
    </style:style>
    <style:style style:name="Tabelle2.D93" style:family="table-cell">
      <style:table-cell-properties style:vertical-align="" fo:padding="0.097cm" fo:border-left="0.05pt solid #000000" fo:border-right="none" fo:border-top="none" fo:border-bottom="0.05pt solid #000000" style:writing-mode="lr-tb"/>
    </style:style>
    <style:style style:name="Tabelle2.E93" style:family="table-cell">
      <style:table-cell-properties style:vertical-align="" fo:padding="0.097cm" fo:border-left="0.05pt solid #000000" fo:border-right="0.05pt solid #000000" fo:border-top="none" fo:border-bottom="0.05pt solid #000000" style:writing-mode="lr-tb"/>
    </style:style>
    <style:style style:name="Tabelle2.A94" style:family="table-cell" style:data-style-name="N100">
      <style:table-cell-properties style:vertical-align="" fo:padding="0.097cm" fo:border-left="0.05pt solid #000000" fo:border-right="none" fo:border-top="none" fo:border-bottom="0.05pt solid #000000" style:writing-mode="lr-tb"/>
    </style:style>
    <style:style style:name="Tabelle2.B94" style:family="table-cell">
      <style:table-cell-properties style:vertical-align="" fo:padding="0.097cm" fo:border-left="0.05pt solid #000000" fo:border-right="none" fo:border-top="none" fo:border-bottom="0.05pt solid #000000" style:writing-mode="lr-tb"/>
    </style:style>
    <style:style style:name="Tabelle2.C94" style:family="table-cell">
      <style:table-cell-properties style:vertical-align="" fo:padding="0.097cm" fo:border-left="0.05pt solid #000000" fo:border-right="none" fo:border-top="none" fo:border-bottom="0.05pt solid #000000" style:writing-mode="lr-tb"/>
    </style:style>
    <style:style style:name="Tabelle2.D94" style:family="table-cell">
      <style:table-cell-properties style:vertical-align="" fo:padding="0.097cm" fo:border-left="0.05pt solid #000000" fo:border-right="none" fo:border-top="none" fo:border-bottom="0.05pt solid #000000" style:writing-mode="lr-tb"/>
    </style:style>
    <style:style style:name="Tabelle2.E94" style:family="table-cell">
      <style:table-cell-properties style:vertical-align="" fo:padding="0.097cm" fo:border-left="0.05pt solid #000000" fo:border-right="0.05pt solid #000000" fo:border-top="none" fo:border-bottom="0.05pt solid #000000" style:writing-mode="lr-tb"/>
    </style:style>
    <style:style style:name="Tabelle2.A95" style:family="table-cell" style:data-style-name="N100">
      <style:table-cell-properties style:vertical-align="" fo:padding="0.097cm" fo:border-left="0.05pt solid #000000" fo:border-right="none" fo:border-top="none" fo:border-bottom="0.05pt solid #000000" style:writing-mode="lr-tb"/>
    </style:style>
    <style:style style:name="Tabelle2.B95" style:family="table-cell">
      <style:table-cell-properties style:vertical-align="" fo:padding="0.097cm" fo:border-left="0.05pt solid #000000" fo:border-right="none" fo:border-top="none" fo:border-bottom="0.05pt solid #000000" style:writing-mode="lr-tb"/>
    </style:style>
    <style:style style:name="Tabelle2.C95" style:family="table-cell">
      <style:table-cell-properties style:vertical-align="" fo:padding="0.097cm" fo:border-left="0.05pt solid #000000" fo:border-right="none" fo:border-top="none" fo:border-bottom="0.05pt solid #000000" style:writing-mode="lr-tb"/>
    </style:style>
    <style:style style:name="Tabelle2.D95" style:family="table-cell">
      <style:table-cell-properties style:vertical-align="" fo:padding="0.097cm" fo:border-left="0.05pt solid #000000" fo:border-right="none" fo:border-top="none" fo:border-bottom="0.05pt solid #000000" style:writing-mode="lr-tb"/>
    </style:style>
    <style:style style:name="Tabelle2.E95" style:family="table-cell">
      <style:table-cell-properties style:vertical-align="" fo:padding="0.097cm" fo:border-left="0.05pt solid #000000" fo:border-right="0.05pt solid #000000" fo:border-top="none" fo:border-bottom="0.05pt solid #000000" style:writing-mode="lr-tb"/>
    </style:style>
    <style:style style:name="Tabelle2.A96" style:family="table-cell" style:data-style-name="N100">
      <style:table-cell-properties style:vertical-align="" fo:padding="0.097cm" fo:border-left="0.05pt solid #000000" fo:border-right="none" fo:border-top="none" fo:border-bottom="0.05pt solid #000000" style:writing-mode="lr-tb"/>
    </style:style>
    <style:style style:name="Tabelle2.B96" style:family="table-cell">
      <style:table-cell-properties style:vertical-align="" fo:padding="0.097cm" fo:border-left="0.05pt solid #000000" fo:border-right="none" fo:border-top="none" fo:border-bottom="0.05pt solid #000000" style:writing-mode="lr-tb"/>
    </style:style>
    <style:style style:name="Tabelle2.C96" style:family="table-cell">
      <style:table-cell-properties style:vertical-align="" fo:padding="0.097cm" fo:border-left="0.05pt solid #000000" fo:border-right="none" fo:border-top="none" fo:border-bottom="0.05pt solid #000000" style:writing-mode="lr-tb"/>
    </style:style>
    <style:style style:name="Tabelle2.D96" style:family="table-cell">
      <style:table-cell-properties style:vertical-align="" fo:padding="0.097cm" fo:border-left="0.05pt solid #000000" fo:border-right="none" fo:border-top="none" fo:border-bottom="0.05pt solid #000000" style:writing-mode="lr-tb"/>
    </style:style>
    <style:style style:name="Tabelle2.E96" style:family="table-cell">
      <style:table-cell-properties style:vertical-align="" fo:padding="0.097cm" fo:border-left="0.05pt solid #000000" fo:border-right="0.05pt solid #000000" fo:border-top="none" fo:border-bottom="0.05pt solid #000000" style:writing-mode="lr-tb"/>
    </style:style>
    <style:style style:name="Tabelle2.A97" style:family="table-cell" style:data-style-name="N100">
      <style:table-cell-properties style:vertical-align="" fo:padding="0.097cm" fo:border-left="0.05pt solid #000000" fo:border-right="none" fo:border-top="none" fo:border-bottom="0.05pt solid #000000" style:writing-mode="lr-tb"/>
    </style:style>
    <style:style style:name="Tabelle2.B97" style:family="table-cell">
      <style:table-cell-properties style:vertical-align="" fo:padding="0.097cm" fo:border-left="0.05pt solid #000000" fo:border-right="none" fo:border-top="none" fo:border-bottom="0.05pt solid #000000" style:writing-mode="lr-tb"/>
    </style:style>
    <style:style style:name="Tabelle2.C97" style:family="table-cell">
      <style:table-cell-properties style:vertical-align="" fo:padding="0.097cm" fo:border-left="0.05pt solid #000000" fo:border-right="none" fo:border-top="none" fo:border-bottom="0.05pt solid #000000" style:writing-mode="lr-tb"/>
    </style:style>
    <style:style style:name="Tabelle2.D97" style:family="table-cell">
      <style:table-cell-properties style:vertical-align="" fo:padding="0.097cm" fo:border-left="0.05pt solid #000000" fo:border-right="none" fo:border-top="none" fo:border-bottom="0.05pt solid #000000" style:writing-mode="lr-tb"/>
    </style:style>
    <style:style style:name="Tabelle2.E97" style:family="table-cell">
      <style:table-cell-properties style:vertical-align="" fo:padding="0.097cm" fo:border-left="0.05pt solid #000000" fo:border-right="0.05pt solid #000000" fo:border-top="none" fo:border-bottom="0.05pt solid #000000" style:writing-mode="lr-tb"/>
    </style:style>
    <style:style style:name="Tabelle2.A98" style:family="table-cell" style:data-style-name="N100">
      <style:table-cell-properties style:vertical-align="" fo:padding="0.097cm" fo:border-left="0.05pt solid #000000" fo:border-right="none" fo:border-top="none" fo:border-bottom="0.05pt solid #000000" style:writing-mode="lr-tb"/>
    </style:style>
    <style:style style:name="Tabelle2.B98" style:family="table-cell">
      <style:table-cell-properties style:vertical-align="" fo:padding="0.097cm" fo:border-left="0.05pt solid #000000" fo:border-right="none" fo:border-top="none" fo:border-bottom="0.05pt solid #000000" style:writing-mode="lr-tb"/>
    </style:style>
    <style:style style:name="Tabelle2.C98" style:family="table-cell">
      <style:table-cell-properties style:vertical-align="" fo:padding="0.097cm" fo:border-left="0.05pt solid #000000" fo:border-right="none" fo:border-top="none" fo:border-bottom="0.05pt solid #000000" style:writing-mode="lr-tb"/>
    </style:style>
    <style:style style:name="Tabelle2.D98" style:family="table-cell">
      <style:table-cell-properties style:vertical-align="" fo:padding="0.097cm" fo:border-left="0.05pt solid #000000" fo:border-right="none" fo:border-top="none" fo:border-bottom="0.05pt solid #000000" style:writing-mode="lr-tb"/>
    </style:style>
    <style:style style:name="Tabelle2.E98" style:family="table-cell">
      <style:table-cell-properties style:vertical-align="" fo:padding="0.097cm" fo:border-left="0.05pt solid #000000" fo:border-right="0.05pt solid #000000" fo:border-top="none" fo:border-bottom="0.05pt solid #000000" style:writing-mode="lr-tb"/>
    </style:style>
    <style:style style:name="Tabelle2.A99" style:family="table-cell" style:data-style-name="N100">
      <style:table-cell-properties style:vertical-align="" fo:padding="0.097cm" fo:border-left="0.05pt solid #000000" fo:border-right="none" fo:border-top="none" fo:border-bottom="0.05pt solid #000000" style:writing-mode="lr-tb"/>
    </style:style>
    <style:style style:name="Tabelle2.B99" style:family="table-cell">
      <style:table-cell-properties style:vertical-align="" fo:padding="0.097cm" fo:border-left="0.05pt solid #000000" fo:border-right="none" fo:border-top="none" fo:border-bottom="0.05pt solid #000000" style:writing-mode="lr-tb"/>
    </style:style>
    <style:style style:name="Tabelle2.C99" style:family="table-cell">
      <style:table-cell-properties style:vertical-align="" fo:padding="0.097cm" fo:border-left="0.05pt solid #000000" fo:border-right="none" fo:border-top="none" fo:border-bottom="0.05pt solid #000000" style:writing-mode="lr-tb"/>
    </style:style>
    <style:style style:name="Tabelle2.D99" style:family="table-cell">
      <style:table-cell-properties style:vertical-align="" fo:padding="0.097cm" fo:border-left="0.05pt solid #000000" fo:border-right="none" fo:border-top="none" fo:border-bottom="0.05pt solid #000000" style:writing-mode="lr-tb"/>
    </style:style>
    <style:style style:name="Tabelle2.E99" style:family="table-cell">
      <style:table-cell-properties style:vertical-align="" fo:padding="0.097cm" fo:border-left="0.05pt solid #000000" fo:border-right="0.05pt solid #000000" fo:border-top="none" fo:border-bottom="0.05pt solid #000000" style:writing-mode="lr-tb"/>
    </style:style>
    <style:style style:name="Tabelle2.A100" style:family="table-cell" style:data-style-name="N100">
      <style:table-cell-properties style:vertical-align="" fo:padding="0.097cm" fo:border-left="0.05pt solid #000000" fo:border-right="none" fo:border-top="none" fo:border-bottom="0.05pt solid #000000" style:writing-mode="lr-tb"/>
    </style:style>
    <style:style style:name="Tabelle2.B100" style:family="table-cell">
      <style:table-cell-properties style:vertical-align="" fo:padding="0.097cm" fo:border-left="0.05pt solid #000000" fo:border-right="none" fo:border-top="none" fo:border-bottom="0.05pt solid #000000" style:writing-mode="lr-tb"/>
    </style:style>
    <style:style style:name="Tabelle2.C100" style:family="table-cell">
      <style:table-cell-properties style:vertical-align="" fo:padding="0.097cm" fo:border-left="0.05pt solid #000000" fo:border-right="none" fo:border-top="none" fo:border-bottom="0.05pt solid #000000" style:writing-mode="lr-tb"/>
    </style:style>
    <style:style style:name="Tabelle2.D100" style:family="table-cell">
      <style:table-cell-properties style:vertical-align="" fo:padding="0.097cm" fo:border-left="0.05pt solid #000000" fo:border-right="none" fo:border-top="none" fo:border-bottom="0.05pt solid #000000" style:writing-mode="lr-tb"/>
    </style:style>
    <style:style style:name="Tabelle2.E100" style:family="table-cell">
      <style:table-cell-properties style:vertical-align="" fo:padding="0.097cm" fo:border-left="0.05pt solid #000000" fo:border-right="0.05pt solid #000000" fo:border-top="none" fo:border-bottom="0.05pt solid #000000" style:writing-mode="lr-tb"/>
    </style:style>
    <style:style style:name="Tabelle2.A101" style:family="table-cell" style:data-style-name="N100">
      <style:table-cell-properties style:vertical-align="" fo:padding="0.097cm" fo:border-left="0.05pt solid #000000" fo:border-right="none" fo:border-top="none" fo:border-bottom="0.05pt solid #000000" style:writing-mode="lr-tb"/>
    </style:style>
    <style:style style:name="Tabelle2.B101" style:family="table-cell">
      <style:table-cell-properties style:vertical-align="" fo:padding="0.097cm" fo:border-left="0.05pt solid #000000" fo:border-right="none" fo:border-top="none" fo:border-bottom="0.05pt solid #000000" style:writing-mode="lr-tb"/>
    </style:style>
    <style:style style:name="Tabelle2.C101" style:family="table-cell">
      <style:table-cell-properties style:vertical-align="" fo:padding="0.097cm" fo:border-left="0.05pt solid #000000" fo:border-right="none" fo:border-top="none" fo:border-bottom="0.05pt solid #000000" style:writing-mode="lr-tb"/>
    </style:style>
    <style:style style:name="Tabelle2.D101" style:family="table-cell">
      <style:table-cell-properties style:vertical-align="" fo:padding="0.097cm" fo:border-left="0.05pt solid #000000" fo:border-right="none" fo:border-top="none" fo:border-bottom="0.05pt solid #000000" style:writing-mode="lr-tb"/>
    </style:style>
    <style:style style:name="Tabelle2.E101" style:family="table-cell">
      <style:table-cell-properties style:vertical-align="" fo:padding="0.097cm" fo:border-left="0.05pt solid #000000" fo:border-right="0.05pt solid #000000" fo:border-top="none" fo:border-bottom="0.05pt solid #000000" style:writing-mode="lr-tb"/>
    </style:style>
    <style:style style:name="Tabelle2.A102" style:family="table-cell" style:data-style-name="N100">
      <style:table-cell-properties style:vertical-align="" fo:padding="0.097cm" fo:border-left="0.05pt solid #000000" fo:border-right="none" fo:border-top="none" fo:border-bottom="0.05pt solid #000000" style:writing-mode="lr-tb"/>
    </style:style>
    <style:style style:name="Tabelle2.B102" style:family="table-cell">
      <style:table-cell-properties style:vertical-align="" fo:padding="0.097cm" fo:border-left="0.05pt solid #000000" fo:border-right="none" fo:border-top="none" fo:border-bottom="0.05pt solid #000000" style:writing-mode="lr-tb"/>
    </style:style>
    <style:style style:name="Tabelle2.C102" style:family="table-cell">
      <style:table-cell-properties style:vertical-align="" fo:padding="0.097cm" fo:border-left="0.05pt solid #000000" fo:border-right="none" fo:border-top="none" fo:border-bottom="0.05pt solid #000000" style:writing-mode="lr-tb"/>
    </style:style>
    <style:style style:name="Tabelle2.D102" style:family="table-cell">
      <style:table-cell-properties style:vertical-align="" fo:padding="0.097cm" fo:border-left="0.05pt solid #000000" fo:border-right="none" fo:border-top="none" fo:border-bottom="0.05pt solid #000000" style:writing-mode="lr-tb"/>
    </style:style>
    <style:style style:name="Tabelle2.E102" style:family="table-cell">
      <style:table-cell-properties style:vertical-align="" fo:padding="0.097cm" fo:border-left="0.05pt solid #000000" fo:border-right="0.05pt solid #000000" fo:border-top="none" fo:border-bottom="0.05pt solid #000000" style:writing-mode="lr-tb"/>
    </style:style>
    <style:style style:name="Tabelle2.A103" style:family="table-cell" style:data-style-name="N100">
      <style:table-cell-properties style:vertical-align="" fo:padding="0.097cm" fo:border-left="0.05pt solid #000000" fo:border-right="none" fo:border-top="none" fo:border-bottom="0.05pt solid #000000" style:writing-mode="lr-tb"/>
    </style:style>
    <style:style style:name="Tabelle2.B103" style:family="table-cell">
      <style:table-cell-properties style:vertical-align="" fo:padding="0.097cm" fo:border-left="0.05pt solid #000000" fo:border-right="none" fo:border-top="none" fo:border-bottom="0.05pt solid #000000" style:writing-mode="lr-tb"/>
    </style:style>
    <style:style style:name="Tabelle2.C103" style:family="table-cell">
      <style:table-cell-properties style:vertical-align="" fo:padding="0.097cm" fo:border-left="0.05pt solid #000000" fo:border-right="none" fo:border-top="none" fo:border-bottom="0.05pt solid #000000" style:writing-mode="lr-tb"/>
    </style:style>
    <style:style style:name="Tabelle2.D103" style:family="table-cell">
      <style:table-cell-properties style:vertical-align="" fo:padding="0.097cm" fo:border-left="0.05pt solid #000000" fo:border-right="none" fo:border-top="none" fo:border-bottom="0.05pt solid #000000" style:writing-mode="lr-tb"/>
    </style:style>
    <style:style style:name="Tabelle2.E103" style:family="table-cell">
      <style:table-cell-properties style:vertical-align="" fo:padding="0.097cm" fo:border-left="0.05pt solid #000000" fo:border-right="0.05pt solid #000000" fo:border-top="none" fo:border-bottom="0.05pt solid #000000" style:writing-mode="lr-tb"/>
    </style:style>
    <style:style style:name="Tabelle2.A104" style:family="table-cell" style:data-style-name="N100">
      <style:table-cell-properties style:vertical-align="" fo:padding="0.097cm" fo:border-left="0.05pt solid #000000" fo:border-right="none" fo:border-top="none" fo:border-bottom="0.05pt solid #000000" style:writing-mode="lr-tb"/>
    </style:style>
    <style:style style:name="Tabelle2.B104" style:family="table-cell">
      <style:table-cell-properties style:vertical-align="" fo:padding="0.097cm" fo:border-left="0.05pt solid #000000" fo:border-right="none" fo:border-top="none" fo:border-bottom="0.05pt solid #000000" style:writing-mode="lr-tb"/>
    </style:style>
    <style:style style:name="Tabelle2.C104" style:family="table-cell">
      <style:table-cell-properties style:vertical-align="" fo:padding="0.097cm" fo:border-left="0.05pt solid #000000" fo:border-right="none" fo:border-top="none" fo:border-bottom="0.05pt solid #000000" style:writing-mode="lr-tb"/>
    </style:style>
    <style:style style:name="Tabelle2.D104" style:family="table-cell">
      <style:table-cell-properties style:vertical-align="" fo:padding="0.097cm" fo:border-left="0.05pt solid #000000" fo:border-right="none" fo:border-top="none" fo:border-bottom="0.05pt solid #000000" style:writing-mode="lr-tb"/>
    </style:style>
    <style:style style:name="Tabelle2.E104" style:family="table-cell">
      <style:table-cell-properties style:vertical-align="" fo:padding="0.097cm" fo:border-left="0.05pt solid #000000" fo:border-right="0.05pt solid #000000" fo:border-top="none" fo:border-bottom="0.05pt solid #000000" style:writing-mode="lr-tb"/>
    </style:style>
    <style:style style:name="Tabelle2.A105" style:family="table-cell" style:data-style-name="N100">
      <style:table-cell-properties style:vertical-align="" fo:padding="0.097cm" fo:border-left="0.05pt solid #000000" fo:border-right="none" fo:border-top="none" fo:border-bottom="0.05pt solid #000000" style:writing-mode="lr-tb"/>
    </style:style>
    <style:style style:name="Tabelle2.B105" style:family="table-cell">
      <style:table-cell-properties style:vertical-align="" fo:padding="0.097cm" fo:border-left="0.05pt solid #000000" fo:border-right="none" fo:border-top="none" fo:border-bottom="0.05pt solid #000000" style:writing-mode="lr-tb"/>
    </style:style>
    <style:style style:name="Tabelle2.C105" style:family="table-cell">
      <style:table-cell-properties style:vertical-align="" fo:padding="0.097cm" fo:border-left="0.05pt solid #000000" fo:border-right="none" fo:border-top="none" fo:border-bottom="0.05pt solid #000000" style:writing-mode="lr-tb"/>
    </style:style>
    <style:style style:name="Tabelle2.D105" style:family="table-cell">
      <style:table-cell-properties style:vertical-align="" fo:padding="0.097cm" fo:border-left="0.05pt solid #000000" fo:border-right="none" fo:border-top="none" fo:border-bottom="0.05pt solid #000000" style:writing-mode="lr-tb"/>
    </style:style>
    <style:style style:name="Tabelle2.E105" style:family="table-cell">
      <style:table-cell-properties style:vertical-align="" fo:padding="0.097cm" fo:border-left="0.05pt solid #000000" fo:border-right="0.05pt solid #000000" fo:border-top="none" fo:border-bottom="0.05pt solid #000000" style:writing-mode="lr-tb"/>
    </style:style>
    <style:style style:name="Tabelle2.A106" style:family="table-cell" style:data-style-name="N100">
      <style:table-cell-properties style:vertical-align="" fo:padding="0.097cm" fo:border-left="0.05pt solid #000000" fo:border-right="none" fo:border-top="none" fo:border-bottom="0.05pt solid #000000" style:writing-mode="lr-tb"/>
    </style:style>
    <style:style style:name="Tabelle2.B106" style:family="table-cell">
      <style:table-cell-properties style:vertical-align="" fo:padding="0.097cm" fo:border-left="0.05pt solid #000000" fo:border-right="none" fo:border-top="none" fo:border-bottom="0.05pt solid #000000" style:writing-mode="lr-tb"/>
    </style:style>
    <style:style style:name="Tabelle2.C106" style:family="table-cell">
      <style:table-cell-properties style:vertical-align="" fo:padding="0.097cm" fo:border-left="0.05pt solid #000000" fo:border-right="none" fo:border-top="none" fo:border-bottom="0.05pt solid #000000" style:writing-mode="lr-tb"/>
    </style:style>
    <style:style style:name="Tabelle2.D106" style:family="table-cell">
      <style:table-cell-properties style:vertical-align="" fo:padding="0.097cm" fo:border-left="0.05pt solid #000000" fo:border-right="none" fo:border-top="none" fo:border-bottom="0.05pt solid #000000" style:writing-mode="lr-tb"/>
    </style:style>
    <style:style style:name="Tabelle2.E106" style:family="table-cell">
      <style:table-cell-properties style:vertical-align="" fo:padding="0.097cm" fo:border-left="0.05pt solid #000000" fo:border-right="0.05pt solid #000000" fo:border-top="none" fo:border-bottom="0.05pt solid #000000" style:writing-mode="lr-tb"/>
    </style:style>
    <style:style style:name="Tabelle2.A107" style:family="table-cell" style:data-style-name="N100">
      <style:table-cell-properties style:vertical-align="" fo:padding="0.097cm" fo:border-left="0.05pt solid #000000" fo:border-right="none" fo:border-top="none" fo:border-bottom="0.05pt solid #000000" style:writing-mode="lr-tb"/>
    </style:style>
    <style:style style:name="Tabelle2.B107" style:family="table-cell">
      <style:table-cell-properties style:vertical-align="" fo:padding="0.097cm" fo:border-left="0.05pt solid #000000" fo:border-right="none" fo:border-top="none" fo:border-bottom="0.05pt solid #000000" style:writing-mode="lr-tb"/>
    </style:style>
    <style:style style:name="Tabelle2.C107" style:family="table-cell">
      <style:table-cell-properties style:vertical-align="" fo:padding="0.097cm" fo:border-left="0.05pt solid #000000" fo:border-right="none" fo:border-top="none" fo:border-bottom="0.05pt solid #000000" style:writing-mode="lr-tb"/>
    </style:style>
    <style:style style:name="Tabelle2.D107" style:family="table-cell">
      <style:table-cell-properties style:vertical-align="" fo:padding="0.097cm" fo:border-left="0.05pt solid #000000" fo:border-right="none" fo:border-top="none" fo:border-bottom="0.05pt solid #000000" style:writing-mode="lr-tb"/>
    </style:style>
    <style:style style:name="Tabelle2.E107" style:family="table-cell">
      <style:table-cell-properties style:vertical-align="" fo:padding="0.097cm" fo:border-left="0.05pt solid #000000" fo:border-right="0.05pt solid #000000" fo:border-top="none" fo:border-bottom="0.05pt solid #000000" style:writing-mode="lr-tb"/>
    </style:style>
    <style:style style:name="Tabelle2.A108" style:family="table-cell" style:data-style-name="N100">
      <style:table-cell-properties style:vertical-align="" fo:padding="0.097cm" fo:border-left="0.05pt solid #000000" fo:border-right="none" fo:border-top="none" fo:border-bottom="0.05pt solid #000000" style:writing-mode="lr-tb"/>
    </style:style>
    <style:style style:name="Tabelle2.B108" style:family="table-cell">
      <style:table-cell-properties style:vertical-align="" fo:padding="0.097cm" fo:border-left="0.05pt solid #000000" fo:border-right="none" fo:border-top="none" fo:border-bottom="0.05pt solid #000000" style:writing-mode="lr-tb"/>
    </style:style>
    <style:style style:name="Tabelle2.C108" style:family="table-cell">
      <style:table-cell-properties style:vertical-align="" fo:padding="0.097cm" fo:border-left="0.05pt solid #000000" fo:border-right="none" fo:border-top="none" fo:border-bottom="0.05pt solid #000000" style:writing-mode="lr-tb"/>
    </style:style>
    <style:style style:name="Tabelle2.D108" style:family="table-cell">
      <style:table-cell-properties style:vertical-align="" fo:padding="0.097cm" fo:border-left="0.05pt solid #000000" fo:border-right="none" fo:border-top="none" fo:border-bottom="0.05pt solid #000000" style:writing-mode="lr-tb"/>
    </style:style>
    <style:style style:name="Tabelle2.E108" style:family="table-cell">
      <style:table-cell-properties style:vertical-align="" fo:padding="0.097cm" fo:border-left="0.05pt solid #000000" fo:border-right="0.05pt solid #000000" fo:border-top="none" fo:border-bottom="0.05pt solid #000000" style:writing-mode="lr-tb"/>
    </style:style>
    <style:style style:name="Tabelle2.A109" style:family="table-cell" style:data-style-name="N100">
      <style:table-cell-properties style:vertical-align="" fo:padding="0.097cm" fo:border-left="0.05pt solid #000000" fo:border-right="none" fo:border-top="none" fo:border-bottom="0.05pt solid #000000" style:writing-mode="lr-tb"/>
    </style:style>
    <style:style style:name="Tabelle2.B109" style:family="table-cell">
      <style:table-cell-properties style:vertical-align="" fo:padding="0.097cm" fo:border-left="0.05pt solid #000000" fo:border-right="none" fo:border-top="none" fo:border-bottom="0.05pt solid #000000" style:writing-mode="lr-tb"/>
    </style:style>
    <style:style style:name="Tabelle2.C109" style:family="table-cell">
      <style:table-cell-properties style:vertical-align="" fo:padding="0.097cm" fo:border-left="0.05pt solid #000000" fo:border-right="none" fo:border-top="none" fo:border-bottom="0.05pt solid #000000" style:writing-mode="lr-tb"/>
    </style:style>
    <style:style style:name="Tabelle2.D109" style:family="table-cell">
      <style:table-cell-properties style:vertical-align="" fo:padding="0.097cm" fo:border-left="0.05pt solid #000000" fo:border-right="none" fo:border-top="none" fo:border-bottom="0.05pt solid #000000" style:writing-mode="lr-tb"/>
    </style:style>
    <style:style style:name="Tabelle2.E109" style:family="table-cell">
      <style:table-cell-properties style:vertical-align="" fo:padding="0.097cm" fo:border-left="0.05pt solid #000000" fo:border-right="0.05pt solid #000000" fo:border-top="none" fo:border-bottom="0.05pt solid #000000" style:writing-mode="lr-tb"/>
    </style:style>
    <style:style style:name="Tabelle2.A110" style:family="table-cell" style:data-style-name="N100">
      <style:table-cell-properties style:vertical-align="" fo:padding="0.097cm" fo:border-left="0.05pt solid #000000" fo:border-right="none" fo:border-top="none" fo:border-bottom="0.05pt solid #000000" style:writing-mode="lr-tb"/>
    </style:style>
    <style:style style:name="Tabelle2.B110" style:family="table-cell">
      <style:table-cell-properties style:vertical-align="" fo:padding="0.097cm" fo:border-left="0.05pt solid #000000" fo:border-right="none" fo:border-top="none" fo:border-bottom="0.05pt solid #000000" style:writing-mode="lr-tb"/>
    </style:style>
    <style:style style:name="Tabelle2.C110" style:family="table-cell">
      <style:table-cell-properties style:vertical-align="" fo:padding="0.097cm" fo:border-left="0.05pt solid #000000" fo:border-right="none" fo:border-top="none" fo:border-bottom="0.05pt solid #000000" style:writing-mode="lr-tb"/>
    </style:style>
    <style:style style:name="Tabelle2.D110" style:family="table-cell">
      <style:table-cell-properties style:vertical-align="" fo:padding="0.097cm" fo:border-left="0.05pt solid #000000" fo:border-right="none" fo:border-top="none" fo:border-bottom="0.05pt solid #000000" style:writing-mode="lr-tb"/>
    </style:style>
    <style:style style:name="Tabelle2.E110" style:family="table-cell">
      <style:table-cell-properties style:vertical-align="" fo:padding="0.097cm" fo:border-left="0.05pt solid #000000" fo:border-right="0.05pt solid #000000" fo:border-top="none" fo:border-bottom="0.05pt solid #000000" style:writing-mode="lr-tb"/>
    </style:style>
    <style:style style:name="Tabelle2.A111" style:family="table-cell" style:data-style-name="N100">
      <style:table-cell-properties style:vertical-align="" fo:padding="0.097cm" fo:border-left="0.05pt solid #000000" fo:border-right="none" fo:border-top="none" fo:border-bottom="0.05pt solid #000000" style:writing-mode="lr-tb"/>
    </style:style>
    <style:style style:name="Tabelle2.B111" style:family="table-cell">
      <style:table-cell-properties style:vertical-align="" fo:padding="0.097cm" fo:border-left="0.05pt solid #000000" fo:border-right="none" fo:border-top="none" fo:border-bottom="0.05pt solid #000000" style:writing-mode="lr-tb"/>
    </style:style>
    <style:style style:name="Tabelle2.C111" style:family="table-cell">
      <style:table-cell-properties style:vertical-align="" fo:padding="0.097cm" fo:border-left="0.05pt solid #000000" fo:border-right="none" fo:border-top="none" fo:border-bottom="0.05pt solid #000000" style:writing-mode="lr-tb"/>
    </style:style>
    <style:style style:name="Tabelle2.D111" style:family="table-cell">
      <style:table-cell-properties style:vertical-align="" fo:padding="0.097cm" fo:border-left="0.05pt solid #000000" fo:border-right="none" fo:border-top="none" fo:border-bottom="0.05pt solid #000000" style:writing-mode="lr-tb"/>
    </style:style>
    <style:style style:name="Tabelle2.E111" style:family="table-cell">
      <style:table-cell-properties style:vertical-align="" fo:padding="0.097cm" fo:border-left="0.05pt solid #000000" fo:border-right="0.05pt solid #000000" fo:border-top="none" fo:border-bottom="0.05pt solid #000000" style:writing-mode="lr-tb"/>
    </style:style>
    <style:style style:name="Tabelle2.A112" style:family="table-cell" style:data-style-name="N100">
      <style:table-cell-properties style:vertical-align="" fo:padding="0.097cm" fo:border-left="0.05pt solid #000000" fo:border-right="none" fo:border-top="none" fo:border-bottom="0.05pt solid #000000" style:writing-mode="lr-tb"/>
    </style:style>
    <style:style style:name="Tabelle2.B112" style:family="table-cell">
      <style:table-cell-properties style:vertical-align="" fo:padding="0.097cm" fo:border-left="0.05pt solid #000000" fo:border-right="none" fo:border-top="none" fo:border-bottom="0.05pt solid #000000" style:writing-mode="lr-tb"/>
    </style:style>
    <style:style style:name="Tabelle2.C112" style:family="table-cell">
      <style:table-cell-properties style:vertical-align="" fo:padding="0.097cm" fo:border-left="0.05pt solid #000000" fo:border-right="none" fo:border-top="none" fo:border-bottom="0.05pt solid #000000" style:writing-mode="lr-tb"/>
    </style:style>
    <style:style style:name="Tabelle2.D112" style:family="table-cell">
      <style:table-cell-properties style:vertical-align="" fo:padding="0.097cm" fo:border-left="0.05pt solid #000000" fo:border-right="none" fo:border-top="none" fo:border-bottom="0.05pt solid #000000" style:writing-mode="lr-tb"/>
    </style:style>
    <style:style style:name="Tabelle2.E112" style:family="table-cell">
      <style:table-cell-properties style:vertical-align="" fo:padding="0.097cm" fo:border-left="0.05pt solid #000000" fo:border-right="0.05pt solid #000000" fo:border-top="none" fo:border-bottom="0.05pt solid #000000" style:writing-mode="lr-tb"/>
    </style:style>
    <style:style style:name="Tabelle2.A113" style:family="table-cell" style:data-style-name="N100">
      <style:table-cell-properties style:vertical-align="" fo:padding="0.097cm" fo:border-left="0.05pt solid #000000" fo:border-right="none" fo:border-top="none" fo:border-bottom="0.05pt solid #000000" style:writing-mode="lr-tb"/>
    </style:style>
    <style:style style:name="Tabelle2.B113" style:family="table-cell">
      <style:table-cell-properties style:vertical-align="" fo:padding="0.097cm" fo:border-left="0.05pt solid #000000" fo:border-right="none" fo:border-top="none" fo:border-bottom="0.05pt solid #000000" style:writing-mode="lr-tb"/>
    </style:style>
    <style:style style:name="Tabelle2.C113" style:family="table-cell">
      <style:table-cell-properties style:vertical-align="" fo:padding="0.097cm" fo:border-left="0.05pt solid #000000" fo:border-right="none" fo:border-top="none" fo:border-bottom="0.05pt solid #000000" style:writing-mode="lr-tb"/>
    </style:style>
    <style:style style:name="Tabelle2.D113" style:family="table-cell">
      <style:table-cell-properties style:vertical-align="" fo:padding="0.097cm" fo:border-left="0.05pt solid #000000" fo:border-right="none" fo:border-top="none" fo:border-bottom="0.05pt solid #000000" style:writing-mode="lr-tb"/>
    </style:style>
    <style:style style:name="Tabelle2.E113" style:family="table-cell">
      <style:table-cell-properties style:vertical-align="" fo:padding="0.097cm" fo:border-left="0.05pt solid #000000" fo:border-right="0.05pt solid #000000" fo:border-top="none" fo:border-bottom="0.05pt solid #000000" style:writing-mode="lr-tb"/>
    </style:style>
    <style:style style:name="Tabelle2.A114" style:family="table-cell" style:data-style-name="N100">
      <style:table-cell-properties style:vertical-align="" fo:padding="0.097cm" fo:border-left="0.05pt solid #000000" fo:border-right="none" fo:border-top="none" fo:border-bottom="0.05pt solid #000000" style:writing-mode="lr-tb"/>
    </style:style>
    <style:style style:name="Tabelle2.B114" style:family="table-cell">
      <style:table-cell-properties style:vertical-align="" fo:padding="0.097cm" fo:border-left="0.05pt solid #000000" fo:border-right="none" fo:border-top="none" fo:border-bottom="0.05pt solid #000000" style:writing-mode="lr-tb"/>
    </style:style>
    <style:style style:name="Tabelle2.C114" style:family="table-cell">
      <style:table-cell-properties style:vertical-align="" fo:padding="0.097cm" fo:border-left="0.05pt solid #000000" fo:border-right="none" fo:border-top="none" fo:border-bottom="0.05pt solid #000000" style:writing-mode="lr-tb"/>
    </style:style>
    <style:style style:name="Tabelle2.D114" style:family="table-cell">
      <style:table-cell-properties style:vertical-align="" fo:padding="0.097cm" fo:border-left="0.05pt solid #000000" fo:border-right="none" fo:border-top="none" fo:border-bottom="0.05pt solid #000000" style:writing-mode="lr-tb"/>
    </style:style>
    <style:style style:name="Tabelle2.E114" style:family="table-cell">
      <style:table-cell-properties style:vertical-align="" fo:padding="0.097cm" fo:border-left="0.05pt solid #000000" fo:border-right="0.05pt solid #000000" fo:border-top="none" fo:border-bottom="0.05pt solid #000000" style:writing-mode="lr-tb"/>
    </style:style>
    <style:style style:name="Tabelle2.A115" style:family="table-cell" style:data-style-name="N100">
      <style:table-cell-properties style:vertical-align="" fo:padding="0.097cm" fo:border-left="0.05pt solid #000000" fo:border-right="none" fo:border-top="none" fo:border-bottom="0.05pt solid #000000" style:writing-mode="lr-tb"/>
    </style:style>
    <style:style style:name="Tabelle2.B115" style:family="table-cell">
      <style:table-cell-properties style:vertical-align="" fo:padding="0.097cm" fo:border-left="0.05pt solid #000000" fo:border-right="none" fo:border-top="none" fo:border-bottom="0.05pt solid #000000" style:writing-mode="lr-tb"/>
    </style:style>
    <style:style style:name="Tabelle2.C115" style:family="table-cell">
      <style:table-cell-properties style:vertical-align="" fo:padding="0.097cm" fo:border-left="0.05pt solid #000000" fo:border-right="none" fo:border-top="none" fo:border-bottom="0.05pt solid #000000" style:writing-mode="lr-tb"/>
    </style:style>
    <style:style style:name="Tabelle2.D115" style:family="table-cell">
      <style:table-cell-properties style:vertical-align="" fo:padding="0.097cm" fo:border-left="0.05pt solid #000000" fo:border-right="none" fo:border-top="none" fo:border-bottom="0.05pt solid #000000" style:writing-mode="lr-tb"/>
    </style:style>
    <style:style style:name="Tabelle2.E115" style:family="table-cell">
      <style:table-cell-properties style:vertical-align="" fo:padding="0.097cm" fo:border-left="0.05pt solid #000000" fo:border-right="0.05pt solid #000000" fo:border-top="none" fo:border-bottom="0.05pt solid #000000" style:writing-mode="lr-tb"/>
    </style:style>
    <style:style style:name="Tabelle2.A116" style:family="table-cell" style:data-style-name="N100">
      <style:table-cell-properties style:vertical-align="" fo:padding="0.097cm" fo:border-left="0.05pt solid #000000" fo:border-right="none" fo:border-top="none" fo:border-bottom="0.05pt solid #000000" style:writing-mode="lr-tb"/>
    </style:style>
    <style:style style:name="Tabelle2.B116" style:family="table-cell">
      <style:table-cell-properties style:vertical-align="" fo:padding="0.097cm" fo:border-left="0.05pt solid #000000" fo:border-right="none" fo:border-top="none" fo:border-bottom="0.05pt solid #000000" style:writing-mode="lr-tb"/>
    </style:style>
    <style:style style:name="Tabelle2.C116" style:family="table-cell">
      <style:table-cell-properties style:vertical-align="" fo:padding="0.097cm" fo:border-left="0.05pt solid #000000" fo:border-right="none" fo:border-top="none" fo:border-bottom="0.05pt solid #000000" style:writing-mode="lr-tb"/>
    </style:style>
    <style:style style:name="Tabelle2.D116" style:family="table-cell">
      <style:table-cell-properties style:vertical-align="" fo:padding="0.097cm" fo:border-left="0.05pt solid #000000" fo:border-right="none" fo:border-top="none" fo:border-bottom="0.05pt solid #000000" style:writing-mode="lr-tb"/>
    </style:style>
    <style:style style:name="Tabelle2.E116" style:family="table-cell">
      <style:table-cell-properties style:vertical-align="" fo:padding="0.097cm" fo:border-left="0.05pt solid #000000" fo:border-right="0.05pt solid #000000" fo:border-top="none" fo:border-bottom="0.05pt solid #000000" style:writing-mode="lr-tb"/>
    </style:style>
    <style:style style:name="Tabelle2.A117" style:family="table-cell" style:data-style-name="N100">
      <style:table-cell-properties style:vertical-align="" fo:padding="0.097cm" fo:border-left="0.05pt solid #000000" fo:border-right="none" fo:border-top="none" fo:border-bottom="0.05pt solid #000000" style:writing-mode="lr-tb"/>
    </style:style>
    <style:style style:name="Tabelle2.B117" style:family="table-cell">
      <style:table-cell-properties style:vertical-align="" fo:padding="0.097cm" fo:border-left="0.05pt solid #000000" fo:border-right="none" fo:border-top="none" fo:border-bottom="0.05pt solid #000000" style:writing-mode="lr-tb"/>
    </style:style>
    <style:style style:name="Tabelle2.C117" style:family="table-cell">
      <style:table-cell-properties style:vertical-align="" fo:padding="0.097cm" fo:border-left="0.05pt solid #000000" fo:border-right="none" fo:border-top="none" fo:border-bottom="0.05pt solid #000000" style:writing-mode="lr-tb"/>
    </style:style>
    <style:style style:name="Tabelle2.D117" style:family="table-cell">
      <style:table-cell-properties style:vertical-align="" fo:padding="0.097cm" fo:border-left="0.05pt solid #000000" fo:border-right="none" fo:border-top="none" fo:border-bottom="0.05pt solid #000000" style:writing-mode="lr-tb"/>
    </style:style>
    <style:style style:name="Tabelle2.E117" style:family="table-cell">
      <style:table-cell-properties style:vertical-align="" fo:padding="0.097cm" fo:border-left="0.05pt solid #000000" fo:border-right="0.05pt solid #000000" fo:border-top="none" fo:border-bottom="0.05pt solid #000000" style:writing-mode="lr-tb"/>
    </style:style>
    <style:style style:name="Tabelle2.A118" style:family="table-cell" style:data-style-name="N100">
      <style:table-cell-properties style:vertical-align="" fo:padding="0.097cm" fo:border-left="0.05pt solid #000000" fo:border-right="none" fo:border-top="none" fo:border-bottom="0.05pt solid #000000" style:writing-mode="lr-tb"/>
    </style:style>
    <style:style style:name="Tabelle2.B118" style:family="table-cell">
      <style:table-cell-properties style:vertical-align="" fo:padding="0.097cm" fo:border-left="0.05pt solid #000000" fo:border-right="none" fo:border-top="none" fo:border-bottom="0.05pt solid #000000" style:writing-mode="lr-tb"/>
    </style:style>
    <style:style style:name="Tabelle2.C118" style:family="table-cell">
      <style:table-cell-properties style:vertical-align="" fo:padding="0.097cm" fo:border-left="0.05pt solid #000000" fo:border-right="none" fo:border-top="none" fo:border-bottom="0.05pt solid #000000" style:writing-mode="lr-tb"/>
    </style:style>
    <style:style style:name="Tabelle2.D118" style:family="table-cell">
      <style:table-cell-properties style:vertical-align="" fo:padding="0.097cm" fo:border-left="0.05pt solid #000000" fo:border-right="none" fo:border-top="none" fo:border-bottom="0.05pt solid #000000" style:writing-mode="lr-tb"/>
    </style:style>
    <style:style style:name="Tabelle2.E118" style:family="table-cell">
      <style:table-cell-properties style:vertical-align="" fo:padding="0.097cm" fo:border-left="0.05pt solid #000000" fo:border-right="0.05pt solid #000000" fo:border-top="none" fo:border-bottom="0.05pt solid #000000" style:writing-mode="lr-tb"/>
    </style:style>
    <style:style style:name="Tabelle2.A119" style:family="table-cell" style:data-style-name="N100">
      <style:table-cell-properties style:vertical-align="" fo:padding="0.097cm" fo:border-left="0.05pt solid #000000" fo:border-right="none" fo:border-top="none" fo:border-bottom="0.05pt solid #000000" style:writing-mode="lr-tb"/>
    </style:style>
    <style:style style:name="Tabelle2.B119" style:family="table-cell">
      <style:table-cell-properties style:vertical-align="" fo:padding="0.097cm" fo:border-left="0.05pt solid #000000" fo:border-right="none" fo:border-top="none" fo:border-bottom="0.05pt solid #000000" style:writing-mode="lr-tb"/>
    </style:style>
    <style:style style:name="Tabelle2.C119" style:family="table-cell">
      <style:table-cell-properties style:vertical-align="" fo:padding="0.097cm" fo:border-left="0.05pt solid #000000" fo:border-right="none" fo:border-top="none" fo:border-bottom="0.05pt solid #000000" style:writing-mode="lr-tb"/>
    </style:style>
    <style:style style:name="Tabelle2.D119" style:family="table-cell">
      <style:table-cell-properties style:vertical-align="" fo:padding="0.097cm" fo:border-left="0.05pt solid #000000" fo:border-right="none" fo:border-top="none" fo:border-bottom="0.05pt solid #000000" style:writing-mode="lr-tb"/>
    </style:style>
    <style:style style:name="Tabelle2.E119" style:family="table-cell">
      <style:table-cell-properties style:vertical-align="" fo:padding="0.097cm" fo:border-left="0.05pt solid #000000" fo:border-right="0.05pt solid #000000" fo:border-top="none" fo:border-bottom="0.05pt solid #000000" style:writing-mode="lr-tb"/>
    </style:style>
    <style:style style:name="Tabelle2.A120" style:family="table-cell" style:data-style-name="N100">
      <style:table-cell-properties style:vertical-align="" fo:padding="0.097cm" fo:border-left="0.05pt solid #000000" fo:border-right="none" fo:border-top="none" fo:border-bottom="0.05pt solid #000000" style:writing-mode="lr-tb"/>
    </style:style>
    <style:style style:name="Tabelle2.B120" style:family="table-cell">
      <style:table-cell-properties style:vertical-align="" fo:padding="0.097cm" fo:border-left="0.05pt solid #000000" fo:border-right="none" fo:border-top="none" fo:border-bottom="0.05pt solid #000000" style:writing-mode="lr-tb"/>
    </style:style>
    <style:style style:name="Tabelle2.C120" style:family="table-cell">
      <style:table-cell-properties style:vertical-align="" fo:padding="0.097cm" fo:border-left="0.05pt solid #000000" fo:border-right="none" fo:border-top="none" fo:border-bottom="0.05pt solid #000000" style:writing-mode="lr-tb"/>
    </style:style>
    <style:style style:name="Tabelle2.D120" style:family="table-cell">
      <style:table-cell-properties style:vertical-align="" fo:padding="0.097cm" fo:border-left="0.05pt solid #000000" fo:border-right="none" fo:border-top="none" fo:border-bottom="0.05pt solid #000000" style:writing-mode="lr-tb"/>
    </style:style>
    <style:style style:name="Tabelle2.E120" style:family="table-cell">
      <style:table-cell-properties style:vertical-align="" fo:padding="0.097cm" fo:border-left="0.05pt solid #000000" fo:border-right="0.05pt solid #000000" fo:border-top="none" fo:border-bottom="0.05pt solid #000000" style:writing-mode="lr-tb"/>
    </style:style>
    <style:style style:name="Tabelle2.A121" style:family="table-cell" style:data-style-name="N100">
      <style:table-cell-properties style:vertical-align="" fo:padding="0.097cm" fo:border-left="0.05pt solid #000000" fo:border-right="none" fo:border-top="none" fo:border-bottom="0.05pt solid #000000" style:writing-mode="lr-tb"/>
    </style:style>
    <style:style style:name="Tabelle2.B121" style:family="table-cell">
      <style:table-cell-properties style:vertical-align="" fo:padding="0.097cm" fo:border-left="0.05pt solid #000000" fo:border-right="none" fo:border-top="none" fo:border-bottom="0.05pt solid #000000" style:writing-mode="lr-tb"/>
    </style:style>
    <style:style style:name="Tabelle2.C121" style:family="table-cell">
      <style:table-cell-properties style:vertical-align="" fo:padding="0.097cm" fo:border-left="0.05pt solid #000000" fo:border-right="none" fo:border-top="none" fo:border-bottom="0.05pt solid #000000" style:writing-mode="lr-tb"/>
    </style:style>
    <style:style style:name="Tabelle2.D121" style:family="table-cell">
      <style:table-cell-properties style:vertical-align="" fo:padding="0.097cm" fo:border-left="0.05pt solid #000000" fo:border-right="none" fo:border-top="none" fo:border-bottom="0.05pt solid #000000" style:writing-mode="lr-tb"/>
    </style:style>
    <style:style style:name="Tabelle2.E121" style:family="table-cell">
      <style:table-cell-properties style:vertical-align="" fo:padding="0.097cm" fo:border-left="0.05pt solid #000000" fo:border-right="0.05pt solid #000000" fo:border-top="none" fo:border-bottom="0.05pt solid #000000" style:writing-mode="lr-tb"/>
    </style:style>
    <style:style style:name="Tabelle2.A122" style:family="table-cell" style:data-style-name="N100">
      <style:table-cell-properties style:vertical-align="" fo:padding="0.097cm" fo:border-left="0.05pt solid #000000" fo:border-right="none" fo:border-top="none" fo:border-bottom="0.05pt solid #000000" style:writing-mode="lr-tb"/>
    </style:style>
    <style:style style:name="Tabelle2.B122" style:family="table-cell">
      <style:table-cell-properties style:vertical-align="" fo:padding="0.097cm" fo:border-left="0.05pt solid #000000" fo:border-right="none" fo:border-top="none" fo:border-bottom="0.05pt solid #000000" style:writing-mode="lr-tb"/>
    </style:style>
    <style:style style:name="Tabelle2.C122" style:family="table-cell">
      <style:table-cell-properties style:vertical-align="" fo:padding="0.097cm" fo:border-left="0.05pt solid #000000" fo:border-right="none" fo:border-top="none" fo:border-bottom="0.05pt solid #000000" style:writing-mode="lr-tb"/>
    </style:style>
    <style:style style:name="Tabelle2.D122" style:family="table-cell">
      <style:table-cell-properties style:vertical-align="" fo:padding="0.097cm" fo:border-left="0.05pt solid #000000" fo:border-right="none" fo:border-top="none" fo:border-bottom="0.05pt solid #000000" style:writing-mode="lr-tb"/>
    </style:style>
    <style:style style:name="Tabelle2.E122" style:family="table-cell">
      <style:table-cell-properties style:vertical-align="" fo:padding="0.097cm" fo:border-left="0.05pt solid #000000" fo:border-right="0.05pt solid #000000" fo:border-top="none" fo:border-bottom="0.05pt solid #000000" style:writing-mode="lr-tb"/>
    </style:style>
    <style:style style:name="Tabelle2.A123" style:family="table-cell" style:data-style-name="N100">
      <style:table-cell-properties style:vertical-align="" fo:padding="0.097cm" fo:border-left="0.05pt solid #000000" fo:border-right="none" fo:border-top="none" fo:border-bottom="0.05pt solid #000000" style:writing-mode="lr-tb"/>
    </style:style>
    <style:style style:name="Tabelle2.B123" style:family="table-cell">
      <style:table-cell-properties style:vertical-align="" fo:padding="0.097cm" fo:border-left="0.05pt solid #000000" fo:border-right="none" fo:border-top="none" fo:border-bottom="0.05pt solid #000000" style:writing-mode="lr-tb"/>
    </style:style>
    <style:style style:name="Tabelle2.C123" style:family="table-cell">
      <style:table-cell-properties style:vertical-align="" fo:padding="0.097cm" fo:border-left="0.05pt solid #000000" fo:border-right="none" fo:border-top="none" fo:border-bottom="0.05pt solid #000000" style:writing-mode="lr-tb"/>
    </style:style>
    <style:style style:name="Tabelle2.D123" style:family="table-cell">
      <style:table-cell-properties style:vertical-align="" fo:padding="0.097cm" fo:border-left="0.05pt solid #000000" fo:border-right="none" fo:border-top="none" fo:border-bottom="0.05pt solid #000000" style:writing-mode="lr-tb"/>
    </style:style>
    <style:style style:name="Tabelle2.E123" style:family="table-cell">
      <style:table-cell-properties style:vertical-align="" fo:padding="0.097cm" fo:border-left="0.05pt solid #000000" fo:border-right="0.05pt solid #000000" fo:border-top="none" fo:border-bottom="0.05pt solid #000000" style:writing-mode="lr-tb"/>
    </style:style>
    <style:style style:name="Tabelle2.A124" style:family="table-cell" style:data-style-name="N100">
      <style:table-cell-properties style:vertical-align="" fo:padding="0.097cm" fo:border-left="0.05pt solid #000000" fo:border-right="none" fo:border-top="none" fo:border-bottom="0.05pt solid #000000" style:writing-mode="lr-tb"/>
    </style:style>
    <style:style style:name="Tabelle2.B124" style:family="table-cell">
      <style:table-cell-properties style:vertical-align="" fo:padding="0.097cm" fo:border-left="0.05pt solid #000000" fo:border-right="none" fo:border-top="none" fo:border-bottom="0.05pt solid #000000" style:writing-mode="lr-tb"/>
    </style:style>
    <style:style style:name="Tabelle2.C124" style:family="table-cell">
      <style:table-cell-properties style:vertical-align="" fo:padding="0.097cm" fo:border-left="0.05pt solid #000000" fo:border-right="none" fo:border-top="none" fo:border-bottom="0.05pt solid #000000" style:writing-mode="lr-tb"/>
    </style:style>
    <style:style style:name="Tabelle2.D124" style:family="table-cell">
      <style:table-cell-properties style:vertical-align="" fo:padding="0.097cm" fo:border-left="0.05pt solid #000000" fo:border-right="none" fo:border-top="none" fo:border-bottom="0.05pt solid #000000" style:writing-mode="lr-tb"/>
    </style:style>
    <style:style style:name="Tabelle2.E124" style:family="table-cell">
      <style:table-cell-properties style:vertical-align="" fo:padding="0.097cm" fo:border-left="0.05pt solid #000000" fo:border-right="0.05pt solid #000000" fo:border-top="none" fo:border-bottom="0.05pt solid #000000" style:writing-mode="lr-tb"/>
    </style:style>
    <style:style style:name="Tabelle2.A125" style:family="table-cell" style:data-style-name="N100">
      <style:table-cell-properties style:vertical-align="" fo:padding="0.097cm" fo:border-left="0.05pt solid #000000" fo:border-right="none" fo:border-top="none" fo:border-bottom="0.05pt solid #000000" style:writing-mode="lr-tb"/>
    </style:style>
    <style:style style:name="Tabelle2.B125" style:family="table-cell">
      <style:table-cell-properties style:vertical-align="" fo:padding="0.097cm" fo:border-left="0.05pt solid #000000" fo:border-right="none" fo:border-top="none" fo:border-bottom="0.05pt solid #000000" style:writing-mode="lr-tb"/>
    </style:style>
    <style:style style:name="Tabelle2.C125" style:family="table-cell">
      <style:table-cell-properties style:vertical-align="" fo:padding="0.097cm" fo:border-left="0.05pt solid #000000" fo:border-right="none" fo:border-top="none" fo:border-bottom="0.05pt solid #000000" style:writing-mode="lr-tb"/>
    </style:style>
    <style:style style:name="Tabelle2.D125" style:family="table-cell">
      <style:table-cell-properties style:vertical-align="" fo:padding="0.097cm" fo:border-left="0.05pt solid #000000" fo:border-right="none" fo:border-top="none" fo:border-bottom="0.05pt solid #000000" style:writing-mode="lr-tb"/>
    </style:style>
    <style:style style:name="Tabelle2.E125" style:family="table-cell">
      <style:table-cell-properties style:vertical-align="" fo:padding="0.097cm" fo:border-left="0.05pt solid #000000" fo:border-right="0.05pt solid #000000" fo:border-top="none" fo:border-bottom="0.05pt solid #000000" style:writing-mode="lr-tb"/>
    </style:style>
    <style:style style:name="Tabelle2.A126" style:family="table-cell" style:data-style-name="N100">
      <style:table-cell-properties style:vertical-align="" fo:padding="0.097cm" fo:border-left="0.05pt solid #000000" fo:border-right="none" fo:border-top="none" fo:border-bottom="0.05pt solid #000000" style:writing-mode="lr-tb"/>
    </style:style>
    <style:style style:name="Tabelle2.B126" style:family="table-cell">
      <style:table-cell-properties style:vertical-align="" fo:padding="0.097cm" fo:border-left="0.05pt solid #000000" fo:border-right="none" fo:border-top="none" fo:border-bottom="0.05pt solid #000000" style:writing-mode="lr-tb"/>
    </style:style>
    <style:style style:name="Tabelle2.C126" style:family="table-cell">
      <style:table-cell-properties style:vertical-align="" fo:padding="0.097cm" fo:border-left="0.05pt solid #000000" fo:border-right="none" fo:border-top="none" fo:border-bottom="0.05pt solid #000000" style:writing-mode="lr-tb"/>
    </style:style>
    <style:style style:name="Tabelle2.D126" style:family="table-cell">
      <style:table-cell-properties style:vertical-align="" fo:padding="0.097cm" fo:border-left="0.05pt solid #000000" fo:border-right="none" fo:border-top="none" fo:border-bottom="0.05pt solid #000000" style:writing-mode="lr-tb"/>
    </style:style>
    <style:style style:name="Tabelle2.E126" style:family="table-cell">
      <style:table-cell-properties style:vertical-align="" fo:padding="0.097cm" fo:border-left="0.05pt solid #000000" fo:border-right="0.05pt solid #000000" fo:border-top="none" fo:border-bottom="0.05pt solid #000000" style:writing-mode="lr-tb"/>
    </style:style>
    <style:style style:name="Tabelle2.A127" style:family="table-cell" style:data-style-name="N100">
      <style:table-cell-properties style:vertical-align="" fo:padding="0.097cm" fo:border-left="0.05pt solid #000000" fo:border-right="none" fo:border-top="none" fo:border-bottom="0.05pt solid #000000" style:writing-mode="lr-tb"/>
    </style:style>
    <style:style style:name="Tabelle2.B127" style:family="table-cell">
      <style:table-cell-properties style:vertical-align="" fo:padding="0.097cm" fo:border-left="0.05pt solid #000000" fo:border-right="none" fo:border-top="none" fo:border-bottom="0.05pt solid #000000" style:writing-mode="lr-tb"/>
    </style:style>
    <style:style style:name="Tabelle2.C127" style:family="table-cell">
      <style:table-cell-properties style:vertical-align="" fo:padding="0.097cm" fo:border-left="0.05pt solid #000000" fo:border-right="none" fo:border-top="none" fo:border-bottom="0.05pt solid #000000" style:writing-mode="lr-tb"/>
    </style:style>
    <style:style style:name="Tabelle2.D127" style:family="table-cell">
      <style:table-cell-properties style:vertical-align="" fo:padding="0.097cm" fo:border-left="0.05pt solid #000000" fo:border-right="none" fo:border-top="none" fo:border-bottom="0.05pt solid #000000" style:writing-mode="lr-tb"/>
    </style:style>
    <style:style style:name="Tabelle2.E127" style:family="table-cell">
      <style:table-cell-properties style:vertical-align="" fo:padding="0.097cm" fo:border-left="0.05pt solid #000000" fo:border-right="0.05pt solid #000000" fo:border-top="none" fo:border-bottom="0.05pt solid #000000" style:writing-mode="lr-tb"/>
    </style:style>
    <style:style style:name="Tabelle2.A128" style:family="table-cell" style:data-style-name="N100">
      <style:table-cell-properties style:vertical-align="" fo:padding="0.097cm" fo:border-left="0.05pt solid #000000" fo:border-right="none" fo:border-top="none" fo:border-bottom="0.05pt solid #000000" style:writing-mode="lr-tb"/>
    </style:style>
    <style:style style:name="Tabelle2.B128" style:family="table-cell">
      <style:table-cell-properties style:vertical-align="" fo:padding="0.097cm" fo:border-left="0.05pt solid #000000" fo:border-right="none" fo:border-top="none" fo:border-bottom="0.05pt solid #000000" style:writing-mode="lr-tb"/>
    </style:style>
    <style:style style:name="Tabelle2.C128" style:family="table-cell">
      <style:table-cell-properties style:vertical-align="" fo:padding="0.097cm" fo:border-left="0.05pt solid #000000" fo:border-right="none" fo:border-top="none" fo:border-bottom="0.05pt solid #000000" style:writing-mode="lr-tb"/>
    </style:style>
    <style:style style:name="Tabelle2.D128" style:family="table-cell">
      <style:table-cell-properties style:vertical-align="" fo:padding="0.097cm" fo:border-left="0.05pt solid #000000" fo:border-right="none" fo:border-top="none" fo:border-bottom="0.05pt solid #000000" style:writing-mode="lr-tb"/>
    </style:style>
    <style:style style:name="Tabelle2.E128" style:family="table-cell">
      <style:table-cell-properties style:vertical-align="" fo:padding="0.097cm" fo:border-left="0.05pt solid #000000" fo:border-right="0.05pt solid #000000" fo:border-top="none" fo:border-bottom="0.05pt solid #000000" style:writing-mode="lr-tb"/>
    </style:style>
    <style:style style:name="Tabelle2.A129" style:family="table-cell" style:data-style-name="N100">
      <style:table-cell-properties style:vertical-align="" fo:padding="0.097cm" fo:border-left="0.05pt solid #000000" fo:border-right="none" fo:border-top="none" fo:border-bottom="0.05pt solid #000000" style:writing-mode="lr-tb"/>
    </style:style>
    <style:style style:name="Tabelle2.B129" style:family="table-cell">
      <style:table-cell-properties style:vertical-align="" fo:padding="0.097cm" fo:border-left="0.05pt solid #000000" fo:border-right="none" fo:border-top="none" fo:border-bottom="0.05pt solid #000000" style:writing-mode="lr-tb"/>
    </style:style>
    <style:style style:name="Tabelle2.C129" style:family="table-cell">
      <style:table-cell-properties style:vertical-align="" fo:padding="0.097cm" fo:border-left="0.05pt solid #000000" fo:border-right="none" fo:border-top="none" fo:border-bottom="0.05pt solid #000000" style:writing-mode="lr-tb"/>
    </style:style>
    <style:style style:name="Tabelle2.D129" style:family="table-cell">
      <style:table-cell-properties style:vertical-align="" fo:padding="0.097cm" fo:border-left="0.05pt solid #000000" fo:border-right="none" fo:border-top="none" fo:border-bottom="0.05pt solid #000000" style:writing-mode="lr-tb"/>
    </style:style>
    <style:style style:name="Tabelle2.E129" style:family="table-cell">
      <style:table-cell-properties style:vertical-align="" fo:padding="0.097cm" fo:border-left="0.05pt solid #000000" fo:border-right="0.05pt solid #000000" fo:border-top="none" fo:border-bottom="0.05pt solid #000000" style:writing-mode="lr-tb"/>
    </style:style>
    <style:style style:name="Tabelle2.A130" style:family="table-cell" style:data-style-name="N100">
      <style:table-cell-properties style:vertical-align="" fo:padding="0.097cm" fo:border-left="0.05pt solid #000000" fo:border-right="none" fo:border-top="none" fo:border-bottom="0.05pt solid #000000" style:writing-mode="lr-tb"/>
    </style:style>
    <style:style style:name="Tabelle2.B130" style:family="table-cell">
      <style:table-cell-properties style:vertical-align="" fo:padding="0.097cm" fo:border-left="0.05pt solid #000000" fo:border-right="none" fo:border-top="none" fo:border-bottom="0.05pt solid #000000" style:writing-mode="lr-tb"/>
    </style:style>
    <style:style style:name="Tabelle2.C130" style:family="table-cell">
      <style:table-cell-properties style:vertical-align="" fo:padding="0.097cm" fo:border-left="0.05pt solid #000000" fo:border-right="none" fo:border-top="none" fo:border-bottom="0.05pt solid #000000" style:writing-mode="lr-tb"/>
    </style:style>
    <style:style style:name="Tabelle2.D130" style:family="table-cell">
      <style:table-cell-properties style:vertical-align="" fo:padding="0.097cm" fo:border-left="0.05pt solid #000000" fo:border-right="none" fo:border-top="none" fo:border-bottom="0.05pt solid #000000" style:writing-mode="lr-tb"/>
    </style:style>
    <style:style style:name="Tabelle2.E130" style:family="table-cell">
      <style:table-cell-properties style:vertical-align="" fo:padding="0.097cm" fo:border-left="0.05pt solid #000000" fo:border-right="0.05pt solid #000000" fo:border-top="none" fo:border-bottom="0.05pt solid #000000" style:writing-mode="lr-tb"/>
    </style:style>
    <style:style style:name="Tabelle2.A131" style:family="table-cell" style:data-style-name="N100">
      <style:table-cell-properties style:vertical-align="" fo:padding="0.097cm" fo:border-left="0.05pt solid #000000" fo:border-right="none" fo:border-top="none" fo:border-bottom="0.05pt solid #000000" style:writing-mode="lr-tb"/>
    </style:style>
    <style:style style:name="Tabelle2.B131" style:family="table-cell">
      <style:table-cell-properties style:vertical-align="" fo:padding="0.097cm" fo:border-left="0.05pt solid #000000" fo:border-right="none" fo:border-top="none" fo:border-bottom="0.05pt solid #000000" style:writing-mode="lr-tb"/>
    </style:style>
    <style:style style:name="Tabelle2.C131" style:family="table-cell">
      <style:table-cell-properties style:vertical-align="" fo:padding="0.097cm" fo:border-left="0.05pt solid #000000" fo:border-right="none" fo:border-top="none" fo:border-bottom="0.05pt solid #000000" style:writing-mode="lr-tb"/>
    </style:style>
    <style:style style:name="Tabelle2.D131" style:family="table-cell">
      <style:table-cell-properties style:vertical-align="" fo:padding="0.097cm" fo:border-left="0.05pt solid #000000" fo:border-right="none" fo:border-top="none" fo:border-bottom="0.05pt solid #000000" style:writing-mode="lr-tb"/>
    </style:style>
    <style:style style:name="Tabelle2.E131" style:family="table-cell">
      <style:table-cell-properties style:vertical-align="" fo:padding="0.097cm" fo:border-left="0.05pt solid #000000" fo:border-right="0.05pt solid #000000" fo:border-top="none" fo:border-bottom="0.05pt solid #000000" style:writing-mode="lr-tb"/>
    </style:style>
    <style:style style:name="Tabelle2.A132" style:family="table-cell" style:data-style-name="N100">
      <style:table-cell-properties style:vertical-align="" fo:padding="0.097cm" fo:border-left="0.05pt solid #000000" fo:border-right="none" fo:border-top="none" fo:border-bottom="0.05pt solid #000000" style:writing-mode="lr-tb"/>
    </style:style>
    <style:style style:name="Tabelle2.B132" style:family="table-cell">
      <style:table-cell-properties style:vertical-align="" fo:padding="0.097cm" fo:border-left="0.05pt solid #000000" fo:border-right="none" fo:border-top="none" fo:border-bottom="0.05pt solid #000000" style:writing-mode="lr-tb"/>
    </style:style>
    <style:style style:name="Tabelle2.C132" style:family="table-cell">
      <style:table-cell-properties style:vertical-align="" fo:padding="0.097cm" fo:border-left="0.05pt solid #000000" fo:border-right="none" fo:border-top="none" fo:border-bottom="0.05pt solid #000000" style:writing-mode="lr-tb"/>
    </style:style>
    <style:style style:name="Tabelle2.D132" style:family="table-cell">
      <style:table-cell-properties style:vertical-align="" fo:padding="0.097cm" fo:border-left="0.05pt solid #000000" fo:border-right="none" fo:border-top="none" fo:border-bottom="0.05pt solid #000000" style:writing-mode="lr-tb"/>
    </style:style>
    <style:style style:name="Tabelle2.E132" style:family="table-cell">
      <style:table-cell-properties style:vertical-align="" fo:padding="0.097cm" fo:border-left="0.05pt solid #000000" fo:border-right="0.05pt solid #000000" fo:border-top="none" fo:border-bottom="0.05pt solid #000000" style:writing-mode="lr-tb"/>
    </style:style>
    <style:style style:name="Tabelle2.A133" style:family="table-cell" style:data-style-name="N100">
      <style:table-cell-properties style:vertical-align="" fo:padding="0.097cm" fo:border-left="0.05pt solid #000000" fo:border-right="none" fo:border-top="none" fo:border-bottom="0.05pt solid #000000" style:writing-mode="lr-tb"/>
    </style:style>
    <style:style style:name="Tabelle2.B133" style:family="table-cell">
      <style:table-cell-properties style:vertical-align="" fo:padding="0.097cm" fo:border-left="0.05pt solid #000000" fo:border-right="none" fo:border-top="none" fo:border-bottom="0.05pt solid #000000" style:writing-mode="lr-tb"/>
    </style:style>
    <style:style style:name="Tabelle2.C133" style:family="table-cell">
      <style:table-cell-properties style:vertical-align="" fo:padding="0.097cm" fo:border-left="0.05pt solid #000000" fo:border-right="none" fo:border-top="none" fo:border-bottom="0.05pt solid #000000" style:writing-mode="lr-tb"/>
    </style:style>
    <style:style style:name="Tabelle2.D133" style:family="table-cell">
      <style:table-cell-properties style:vertical-align="" fo:padding="0.097cm" fo:border-left="0.05pt solid #000000" fo:border-right="none" fo:border-top="none" fo:border-bottom="0.05pt solid #000000" style:writing-mode="lr-tb"/>
    </style:style>
    <style:style style:name="Tabelle2.E133" style:family="table-cell">
      <style:table-cell-properties style:vertical-align="" fo:padding="0.097cm" fo:border-left="0.05pt solid #000000" fo:border-right="0.05pt solid #000000" fo:border-top="none" fo:border-bottom="0.05pt solid #000000" style:writing-mode="lr-tb"/>
    </style:style>
    <style:style style:name="Tabelle2.A134" style:family="table-cell" style:data-style-name="N100">
      <style:table-cell-properties style:vertical-align="" fo:padding="0.097cm" fo:border-left="0.05pt solid #000000" fo:border-right="none" fo:border-top="none" fo:border-bottom="0.05pt solid #000000" style:writing-mode="lr-tb"/>
    </style:style>
    <style:style style:name="Tabelle2.B134" style:family="table-cell">
      <style:table-cell-properties style:vertical-align="" fo:padding="0.097cm" fo:border-left="0.05pt solid #000000" fo:border-right="none" fo:border-top="none" fo:border-bottom="0.05pt solid #000000" style:writing-mode="lr-tb"/>
    </style:style>
    <style:style style:name="Tabelle2.C134" style:family="table-cell">
      <style:table-cell-properties style:vertical-align="" fo:padding="0.097cm" fo:border-left="0.05pt solid #000000" fo:border-right="none" fo:border-top="none" fo:border-bottom="0.05pt solid #000000" style:writing-mode="lr-tb"/>
    </style:style>
    <style:style style:name="Tabelle2.D134" style:family="table-cell">
      <style:table-cell-properties style:vertical-align="" fo:padding="0.097cm" fo:border-left="0.05pt solid #000000" fo:border-right="none" fo:border-top="none" fo:border-bottom="0.05pt solid #000000" style:writing-mode="lr-tb"/>
    </style:style>
    <style:style style:name="Tabelle2.E134" style:family="table-cell">
      <style:table-cell-properties style:vertical-align="" fo:padding="0.097cm" fo:border-left="0.05pt solid #000000" fo:border-right="0.05pt solid #000000" fo:border-top="none" fo:border-bottom="0.05pt solid #000000" style:writing-mode="lr-tb"/>
    </style:style>
    <style:style style:name="Tabelle2.A135" style:family="table-cell" style:data-style-name="N100">
      <style:table-cell-properties style:vertical-align="" fo:padding="0.097cm" fo:border-left="0.05pt solid #000000" fo:border-right="none" fo:border-top="none" fo:border-bottom="0.05pt solid #000000" style:writing-mode="lr-tb"/>
    </style:style>
    <style:style style:name="Tabelle2.B135" style:family="table-cell">
      <style:table-cell-properties style:vertical-align="" fo:padding="0.097cm" fo:border-left="0.05pt solid #000000" fo:border-right="none" fo:border-top="none" fo:border-bottom="0.05pt solid #000000" style:writing-mode="lr-tb"/>
    </style:style>
    <style:style style:name="Tabelle2.C135" style:family="table-cell">
      <style:table-cell-properties style:vertical-align="" fo:padding="0.097cm" fo:border-left="0.05pt solid #000000" fo:border-right="none" fo:border-top="none" fo:border-bottom="0.05pt solid #000000" style:writing-mode="lr-tb"/>
    </style:style>
    <style:style style:name="Tabelle2.D135" style:family="table-cell">
      <style:table-cell-properties style:vertical-align="" fo:padding="0.097cm" fo:border-left="0.05pt solid #000000" fo:border-right="none" fo:border-top="none" fo:border-bottom="0.05pt solid #000000" style:writing-mode="lr-tb"/>
    </style:style>
    <style:style style:name="Tabelle2.E135" style:family="table-cell">
      <style:table-cell-properties style:vertical-align="" fo:padding="0.097cm" fo:border-left="0.05pt solid #000000" fo:border-right="0.05pt solid #000000" fo:border-top="none" fo:border-bottom="0.05pt solid #000000" style:writing-mode="lr-tb"/>
    </style:style>
    <style:style style:name="Tabelle2.A136" style:family="table-cell" style:data-style-name="N100">
      <style:table-cell-properties style:vertical-align="" fo:padding="0.097cm" fo:border-left="0.05pt solid #000000" fo:border-right="none" fo:border-top="none" fo:border-bottom="0.05pt solid #000000" style:writing-mode="lr-tb"/>
    </style:style>
    <style:style style:name="Tabelle2.B136" style:family="table-cell">
      <style:table-cell-properties style:vertical-align="" fo:padding="0.097cm" fo:border-left="0.05pt solid #000000" fo:border-right="none" fo:border-top="none" fo:border-bottom="0.05pt solid #000000" style:writing-mode="lr-tb"/>
    </style:style>
    <style:style style:name="Tabelle2.C136" style:family="table-cell">
      <style:table-cell-properties style:vertical-align="" fo:padding="0.097cm" fo:border-left="0.05pt solid #000000" fo:border-right="none" fo:border-top="none" fo:border-bottom="0.05pt solid #000000" style:writing-mode="lr-tb"/>
    </style:style>
    <style:style style:name="Tabelle2.D136" style:family="table-cell">
      <style:table-cell-properties style:vertical-align="" fo:padding="0.097cm" fo:border-left="0.05pt solid #000000" fo:border-right="none" fo:border-top="none" fo:border-bottom="0.05pt solid #000000" style:writing-mode="lr-tb"/>
    </style:style>
    <style:style style:name="Tabelle2.E136" style:family="table-cell">
      <style:table-cell-properties style:vertical-align="" fo:padding="0.097cm" fo:border-left="0.05pt solid #000000" fo:border-right="0.05pt solid #000000" fo:border-top="none" fo:border-bottom="0.05pt solid #000000" style:writing-mode="lr-tb"/>
    </style:style>
    <style:style style:name="Tabelle2.A137" style:family="table-cell" style:data-style-name="N100">
      <style:table-cell-properties style:vertical-align="" fo:padding="0.097cm" fo:border-left="0.05pt solid #000000" fo:border-right="none" fo:border-top="none" fo:border-bottom="0.05pt solid #000000" style:writing-mode="lr-tb"/>
    </style:style>
    <style:style style:name="Tabelle2.B137" style:family="table-cell">
      <style:table-cell-properties style:vertical-align="" fo:padding="0.097cm" fo:border-left="0.05pt solid #000000" fo:border-right="none" fo:border-top="none" fo:border-bottom="0.05pt solid #000000" style:writing-mode="lr-tb"/>
    </style:style>
    <style:style style:name="Tabelle2.C137" style:family="table-cell">
      <style:table-cell-properties style:vertical-align="" fo:padding="0.097cm" fo:border-left="0.05pt solid #000000" fo:border-right="none" fo:border-top="none" fo:border-bottom="0.05pt solid #000000" style:writing-mode="lr-tb"/>
    </style:style>
    <style:style style:name="Tabelle2.D137" style:family="table-cell">
      <style:table-cell-properties style:vertical-align="" fo:padding="0.097cm" fo:border-left="0.05pt solid #000000" fo:border-right="none" fo:border-top="none" fo:border-bottom="0.05pt solid #000000" style:writing-mode="lr-tb"/>
    </style:style>
    <style:style style:name="Tabelle2.E137" style:family="table-cell">
      <style:table-cell-properties style:vertical-align="" fo:padding="0.097cm" fo:border-left="0.05pt solid #000000" fo:border-right="0.05pt solid #000000" fo:border-top="none" fo:border-bottom="0.05pt solid #000000" style:writing-mode="lr-tb"/>
    </style:style>
    <style:style style:name="Tabelle2.A138" style:family="table-cell" style:data-style-name="N100">
      <style:table-cell-properties style:vertical-align="" fo:padding="0.097cm" fo:border-left="0.05pt solid #000000" fo:border-right="none" fo:border-top="none" fo:border-bottom="0.05pt solid #000000" style:writing-mode="lr-tb"/>
    </style:style>
    <style:style style:name="Tabelle2.B138" style:family="table-cell">
      <style:table-cell-properties style:vertical-align="" fo:padding="0.097cm" fo:border-left="0.05pt solid #000000" fo:border-right="none" fo:border-top="none" fo:border-bottom="0.05pt solid #000000" style:writing-mode="lr-tb"/>
    </style:style>
    <style:style style:name="Tabelle2.C138" style:family="table-cell">
      <style:table-cell-properties style:vertical-align="" fo:padding="0.097cm" fo:border-left="0.05pt solid #000000" fo:border-right="none" fo:border-top="none" fo:border-bottom="0.05pt solid #000000" style:writing-mode="lr-tb"/>
    </style:style>
    <style:style style:name="Tabelle2.D138" style:family="table-cell">
      <style:table-cell-properties style:vertical-align="" fo:padding="0.097cm" fo:border-left="0.05pt solid #000000" fo:border-right="none" fo:border-top="none" fo:border-bottom="0.05pt solid #000000" style:writing-mode="lr-tb"/>
    </style:style>
    <style:style style:name="Tabelle2.E138" style:family="table-cell">
      <style:table-cell-properties style:vertical-align="" fo:padding="0.097cm" fo:border-left="0.05pt solid #000000" fo:border-right="0.05pt solid #000000" fo:border-top="none" fo:border-bottom="0.05pt solid #000000" style:writing-mode="lr-tb"/>
    </style:style>
    <style:style style:name="Tabelle2.A139" style:family="table-cell" style:data-style-name="N100">
      <style:table-cell-properties style:vertical-align="" fo:padding="0.097cm" fo:border-left="0.05pt solid #000000" fo:border-right="none" fo:border-top="none" fo:border-bottom="0.05pt solid #000000" style:writing-mode="lr-tb"/>
    </style:style>
    <style:style style:name="Tabelle2.B139" style:family="table-cell">
      <style:table-cell-properties style:vertical-align="" fo:padding="0.097cm" fo:border-left="0.05pt solid #000000" fo:border-right="none" fo:border-top="none" fo:border-bottom="0.05pt solid #000000" style:writing-mode="lr-tb"/>
    </style:style>
    <style:style style:name="Tabelle2.C139" style:family="table-cell">
      <style:table-cell-properties style:vertical-align="" fo:padding="0.097cm" fo:border-left="0.05pt solid #000000" fo:border-right="none" fo:border-top="none" fo:border-bottom="0.05pt solid #000000" style:writing-mode="lr-tb"/>
    </style:style>
    <style:style style:name="Tabelle2.D139" style:family="table-cell">
      <style:table-cell-properties style:vertical-align="" fo:padding="0.097cm" fo:border-left="0.05pt solid #000000" fo:border-right="none" fo:border-top="none" fo:border-bottom="0.05pt solid #000000" style:writing-mode="lr-tb"/>
    </style:style>
    <style:style style:name="Tabelle2.E139" style:family="table-cell">
      <style:table-cell-properties style:vertical-align="" fo:padding="0.097cm" fo:border-left="0.05pt solid #000000" fo:border-right="0.05pt solid #000000" fo:border-top="none" fo:border-bottom="0.05pt solid #000000" style:writing-mode="lr-tb"/>
    </style:style>
    <style:style style:name="Tabelle2.A140" style:family="table-cell" style:data-style-name="N100">
      <style:table-cell-properties style:vertical-align="" fo:padding="0.097cm" fo:border-left="0.05pt solid #000000" fo:border-right="none" fo:border-top="none" fo:border-bottom="0.05pt solid #000000" style:writing-mode="lr-tb"/>
    </style:style>
    <style:style style:name="Tabelle2.B140" style:family="table-cell">
      <style:table-cell-properties style:vertical-align="" fo:padding="0.097cm" fo:border-left="0.05pt solid #000000" fo:border-right="none" fo:border-top="none" fo:border-bottom="0.05pt solid #000000" style:writing-mode="lr-tb"/>
    </style:style>
    <style:style style:name="Tabelle2.C140" style:family="table-cell">
      <style:table-cell-properties style:vertical-align="" fo:padding="0.097cm" fo:border-left="0.05pt solid #000000" fo:border-right="none" fo:border-top="none" fo:border-bottom="0.05pt solid #000000" style:writing-mode="lr-tb"/>
    </style:style>
    <style:style style:name="Tabelle2.D140" style:family="table-cell">
      <style:table-cell-properties style:vertical-align="" fo:padding="0.097cm" fo:border-left="0.05pt solid #000000" fo:border-right="none" fo:border-top="none" fo:border-bottom="0.05pt solid #000000" style:writing-mode="lr-tb"/>
    </style:style>
    <style:style style:name="Tabelle2.E140" style:family="table-cell">
      <style:table-cell-properties style:vertical-align="" fo:padding="0.097cm" fo:border-left="0.05pt solid #000000" fo:border-right="0.05pt solid #000000" fo:border-top="none" fo:border-bottom="0.05pt solid #000000" style:writing-mode="lr-tb"/>
    </style:style>
    <style:style style:name="Tabelle2.A141" style:family="table-cell" style:data-style-name="N100">
      <style:table-cell-properties style:vertical-align="" fo:padding="0.097cm" fo:border-left="0.05pt solid #000000" fo:border-right="none" fo:border-top="none" fo:border-bottom="0.05pt solid #000000" style:writing-mode="lr-tb"/>
    </style:style>
    <style:style style:name="Tabelle2.B141" style:family="table-cell">
      <style:table-cell-properties style:vertical-align="" fo:padding="0.097cm" fo:border-left="0.05pt solid #000000" fo:border-right="none" fo:border-top="none" fo:border-bottom="0.05pt solid #000000" style:writing-mode="lr-tb"/>
    </style:style>
    <style:style style:name="Tabelle2.C141" style:family="table-cell">
      <style:table-cell-properties style:vertical-align="" fo:padding="0.097cm" fo:border-left="0.05pt solid #000000" fo:border-right="none" fo:border-top="none" fo:border-bottom="0.05pt solid #000000" style:writing-mode="lr-tb"/>
    </style:style>
    <style:style style:name="Tabelle2.D141" style:family="table-cell">
      <style:table-cell-properties style:vertical-align="" fo:padding="0.097cm" fo:border-left="0.05pt solid #000000" fo:border-right="none" fo:border-top="none" fo:border-bottom="0.05pt solid #000000" style:writing-mode="lr-tb"/>
    </style:style>
    <style:style style:name="Tabelle2.E141" style:family="table-cell">
      <style:table-cell-properties style:vertical-align="" fo:padding="0.097cm" fo:border-left="0.05pt solid #000000" fo:border-right="0.05pt solid #000000" fo:border-top="none" fo:border-bottom="0.05pt solid #000000" style:writing-mode="lr-tb"/>
    </style:style>
    <style:style style:name="Tabelle2.A142" style:family="table-cell" style:data-style-name="N100">
      <style:table-cell-properties style:vertical-align="" fo:padding="0.097cm" fo:border-left="0.05pt solid #000000" fo:border-right="none" fo:border-top="none" fo:border-bottom="0.05pt solid #000000" style:writing-mode="lr-tb"/>
    </style:style>
    <style:style style:name="Tabelle2.B142" style:family="table-cell">
      <style:table-cell-properties style:vertical-align="" fo:padding="0.097cm" fo:border-left="0.05pt solid #000000" fo:border-right="none" fo:border-top="none" fo:border-bottom="0.05pt solid #000000" style:writing-mode="lr-tb"/>
    </style:style>
    <style:style style:name="Tabelle2.C142" style:family="table-cell">
      <style:table-cell-properties style:vertical-align="" fo:padding="0.097cm" fo:border-left="0.05pt solid #000000" fo:border-right="none" fo:border-top="none" fo:border-bottom="0.05pt solid #000000" style:writing-mode="lr-tb"/>
    </style:style>
    <style:style style:name="Tabelle2.D142" style:family="table-cell">
      <style:table-cell-properties style:vertical-align="" fo:padding="0.097cm" fo:border-left="0.05pt solid #000000" fo:border-right="none" fo:border-top="none" fo:border-bottom="0.05pt solid #000000" style:writing-mode="lr-tb"/>
    </style:style>
    <style:style style:name="Tabelle2.E142" style:family="table-cell">
      <style:table-cell-properties style:vertical-align="" fo:padding="0.097cm" fo:border-left="0.05pt solid #000000" fo:border-right="0.05pt solid #000000" fo:border-top="none" fo:border-bottom="0.05pt solid #000000" style:writing-mode="lr-tb"/>
    </style:style>
    <style:style style:name="Tabelle2.A143" style:family="table-cell" style:data-style-name="N100">
      <style:table-cell-properties style:vertical-align="" fo:padding="0.097cm" fo:border-left="0.05pt solid #000000" fo:border-right="none" fo:border-top="none" fo:border-bottom="0.05pt solid #000000" style:writing-mode="lr-tb"/>
    </style:style>
    <style:style style:name="Tabelle2.B143" style:family="table-cell">
      <style:table-cell-properties style:vertical-align="" fo:padding="0.097cm" fo:border-left="0.05pt solid #000000" fo:border-right="none" fo:border-top="none" fo:border-bottom="0.05pt solid #000000" style:writing-mode="lr-tb"/>
    </style:style>
    <style:style style:name="Tabelle2.C143" style:family="table-cell">
      <style:table-cell-properties style:vertical-align="" fo:padding="0.097cm" fo:border-left="0.05pt solid #000000" fo:border-right="none" fo:border-top="none" fo:border-bottom="0.05pt solid #000000" style:writing-mode="lr-tb"/>
    </style:style>
    <style:style style:name="Tabelle2.D143" style:family="table-cell">
      <style:table-cell-properties style:vertical-align="" fo:padding="0.097cm" fo:border-left="0.05pt solid #000000" fo:border-right="none" fo:border-top="none" fo:border-bottom="0.05pt solid #000000" style:writing-mode="lr-tb"/>
    </style:style>
    <style:style style:name="Tabelle2.E143" style:family="table-cell">
      <style:table-cell-properties style:vertical-align="" fo:padding="0.097cm" fo:border-left="0.05pt solid #000000" fo:border-right="0.05pt solid #000000" fo:border-top="none" fo:border-bottom="0.05pt solid #000000" style:writing-mode="lr-tb"/>
    </style:style>
    <style:style style:name="Tabelle2.A144" style:family="table-cell" style:data-style-name="N100">
      <style:table-cell-properties style:vertical-align="" fo:padding="0.097cm" fo:border-left="0.05pt solid #000000" fo:border-right="none" fo:border-top="none" fo:border-bottom="0.05pt solid #000000" style:writing-mode="lr-tb"/>
    </style:style>
    <style:style style:name="Tabelle2.B144" style:family="table-cell">
      <style:table-cell-properties style:vertical-align="" fo:padding="0.097cm" fo:border-left="0.05pt solid #000000" fo:border-right="none" fo:border-top="none" fo:border-bottom="0.05pt solid #000000" style:writing-mode="lr-tb"/>
    </style:style>
    <style:style style:name="Tabelle2.C144" style:family="table-cell">
      <style:table-cell-properties style:vertical-align="" fo:padding="0.097cm" fo:border-left="0.05pt solid #000000" fo:border-right="none" fo:border-top="none" fo:border-bottom="0.05pt solid #000000" style:writing-mode="lr-tb"/>
    </style:style>
    <style:style style:name="Tabelle2.D144" style:family="table-cell">
      <style:table-cell-properties style:vertical-align="" fo:padding="0.097cm" fo:border-left="0.05pt solid #000000" fo:border-right="none" fo:border-top="none" fo:border-bottom="0.05pt solid #000000" style:writing-mode="lr-tb"/>
    </style:style>
    <style:style style:name="Tabelle2.E144" style:family="table-cell">
      <style:table-cell-properties style:vertical-align="" fo:padding="0.097cm" fo:border-left="0.05pt solid #000000" fo:border-right="0.05pt solid #000000" fo:border-top="none" fo:border-bottom="0.05pt solid #000000" style:writing-mode="lr-tb"/>
    </style:style>
    <style:style style:name="Tabelle2.145" style:family="table-row">
      <style:table-row-properties style:min-row-height="0.933cm" fo:keep-together="always"/>
    </style:style>
    <style:style style:name="Tabelle2.A145" style:family="table-cell" style:data-style-name="N100">
      <style:table-cell-properties style:vertical-align="" fo:padding="0.097cm" fo:border-left="0.05pt solid #000000" fo:border-right="none" fo:border-top="none" fo:border-bottom="0.05pt solid #000000" style:writing-mode="lr-tb"/>
    </style:style>
    <style:style style:name="Tabelle2.B145" style:family="table-cell">
      <style:table-cell-properties style:vertical-align="" fo:padding="0.097cm" fo:border-left="0.05pt solid #000000" fo:border-right="none" fo:border-top="none" fo:border-bottom="0.05pt solid #000000" style:writing-mode="lr-tb"/>
    </style:style>
    <style:style style:name="Tabelle2.C145" style:family="table-cell">
      <style:table-cell-properties style:vertical-align="" fo:padding="0.097cm" fo:border-left="0.05pt solid #000000" fo:border-right="none" fo:border-top="none" fo:border-bottom="0.05pt solid #000000" style:writing-mode="lr-tb"/>
    </style:style>
    <style:style style:name="Tabelle2.D145" style:family="table-cell">
      <style:table-cell-properties style:vertical-align="" fo:padding="0.097cm" fo:border-left="0.05pt solid #000000" fo:border-right="none" fo:border-top="none" fo:border-bottom="0.05pt solid #000000" style:writing-mode="lr-tb"/>
    </style:style>
    <style:style style:name="Tabelle2.E145" style:family="table-cell">
      <style:table-cell-properties style:vertical-align="" fo:padding="0.097cm" fo:border-left="0.05pt solid #000000" fo:border-right="0.05pt solid #000000" fo:border-top="none" fo:border-bottom="0.05pt solid #000000" style:writing-mode="lr-tb"/>
    </style:style>
    <style:style style:name="Tabelle2.146" style:family="table-row">
      <style:table-row-properties style:min-row-height="0.933cm" fo:keep-together="always"/>
    </style:style>
    <style:style style:name="Tabelle2.A146" style:family="table-cell" style:data-style-name="N100">
      <style:table-cell-properties style:vertical-align="" fo:padding="0.097cm" fo:border-left="0.05pt solid #000000" fo:border-right="none" fo:border-top="none" fo:border-bottom="0.05pt solid #000000" style:writing-mode="lr-tb"/>
    </style:style>
    <style:style style:name="Tabelle2.B146" style:family="table-cell">
      <style:table-cell-properties style:vertical-align="" fo:padding="0.097cm" fo:border-left="0.05pt solid #000000" fo:border-right="none" fo:border-top="none" fo:border-bottom="0.05pt solid #000000" style:writing-mode="lr-tb"/>
    </style:style>
    <style:style style:name="Tabelle2.C146" style:family="table-cell">
      <style:table-cell-properties style:vertical-align="" fo:padding="0.097cm" fo:border-left="0.05pt solid #000000" fo:border-right="none" fo:border-top="none" fo:border-bottom="0.05pt solid #000000" style:writing-mode="lr-tb"/>
    </style:style>
    <style:style style:name="Tabelle2.D146" style:family="table-cell">
      <style:table-cell-properties style:vertical-align="" fo:padding="0.097cm" fo:border-left="0.05pt solid #000000" fo:border-right="none" fo:border-top="none" fo:border-bottom="0.05pt solid #000000" style:writing-mode="lr-tb"/>
    </style:style>
    <style:style style:name="Tabelle2.E146" style:family="table-cell">
      <style:table-cell-properties style:vertical-align="" fo:padding="0.097cm" fo:border-left="0.05pt solid #000000" fo:border-right="0.05pt solid #000000" fo:border-top="none" fo:border-bottom="0.05pt solid #000000" style:writing-mode="lr-tb"/>
    </style:style>
    <style:style style:name="Tabelle2.147" style:family="table-row">
      <style:table-row-properties style:min-row-height="0.933cm" fo:keep-together="always"/>
    </style:style>
    <style:style style:name="Tabelle2.A147" style:family="table-cell" style:data-style-name="N100">
      <style:table-cell-properties style:vertical-align="" fo:padding="0.097cm" fo:border-left="0.05pt solid #000000" fo:border-right="none" fo:border-top="none" fo:border-bottom="0.05pt solid #000000" style:writing-mode="lr-tb"/>
    </style:style>
    <style:style style:name="Tabelle2.B147" style:family="table-cell">
      <style:table-cell-properties style:vertical-align="" fo:padding="0.097cm" fo:border-left="0.05pt solid #000000" fo:border-right="none" fo:border-top="none" fo:border-bottom="0.05pt solid #000000" style:writing-mode="lr-tb"/>
    </style:style>
    <style:style style:name="Tabelle2.C147" style:family="table-cell">
      <style:table-cell-properties style:vertical-align="" fo:padding="0.097cm" fo:border-left="0.05pt solid #000000" fo:border-right="none" fo:border-top="none" fo:border-bottom="0.05pt solid #000000" style:writing-mode="lr-tb"/>
    </style:style>
    <style:style style:name="Tabelle2.D147" style:family="table-cell">
      <style:table-cell-properties style:vertical-align="" fo:padding="0.097cm" fo:border-left="0.05pt solid #000000" fo:border-right="none" fo:border-top="none" fo:border-bottom="0.05pt solid #000000" style:writing-mode="lr-tb"/>
    </style:style>
    <style:style style:name="Tabelle2.E147" style:family="table-cell">
      <style:table-cell-properties style:vertical-align="" fo:padding="0.097cm" fo:border-left="0.05pt solid #000000" fo:border-right="0.05pt solid #000000" fo:border-top="none" fo:border-bottom="0.05pt solid #000000" style:writing-mode="lr-tb"/>
    </style:style>
    <style:style style:name="Tabelle2.148" style:family="table-row">
      <style:table-row-properties style:min-row-height="0.933cm" fo:keep-together="always"/>
    </style:style>
    <style:style style:name="Tabelle2.A148" style:family="table-cell" style:data-style-name="N100">
      <style:table-cell-properties style:vertical-align="" fo:padding="0.097cm" fo:border-left="0.05pt solid #000000" fo:border-right="none" fo:border-top="none" fo:border-bottom="0.05pt solid #000000" style:writing-mode="lr-tb"/>
    </style:style>
    <style:style style:name="Tabelle2.B148" style:family="table-cell">
      <style:table-cell-properties style:vertical-align="" fo:padding="0.097cm" fo:border-left="0.05pt solid #000000" fo:border-right="none" fo:border-top="none" fo:border-bottom="0.05pt solid #000000" style:writing-mode="lr-tb"/>
    </style:style>
    <style:style style:name="Tabelle2.C148" style:family="table-cell">
      <style:table-cell-properties style:vertical-align="" fo:padding="0.097cm" fo:border-left="0.05pt solid #000000" fo:border-right="none" fo:border-top="none" fo:border-bottom="0.05pt solid #000000" style:writing-mode="lr-tb"/>
    </style:style>
    <style:style style:name="Tabelle2.D148" style:family="table-cell">
      <style:table-cell-properties style:vertical-align="" fo:padding="0.097cm" fo:border-left="0.05pt solid #000000" fo:border-right="none" fo:border-top="none" fo:border-bottom="0.05pt solid #000000" style:writing-mode="lr-tb"/>
    </style:style>
    <style:style style:name="Tabelle2.E148" style:family="table-cell">
      <style:table-cell-properties style:vertical-align="" fo:padding="0.097cm" fo:border-left="0.05pt solid #000000" fo:border-right="0.05pt solid #000000" fo:border-top="none" fo:border-bottom="0.05pt solid #000000" style:writing-mode="lr-tb"/>
    </style:style>
    <style:style style:name="Tabelle2.149" style:family="table-row">
      <style:table-row-properties style:min-row-height="0.933cm" fo:keep-together="always"/>
    </style:style>
    <style:style style:name="Tabelle2.A149" style:family="table-cell" style:data-style-name="N100">
      <style:table-cell-properties style:vertical-align="" fo:padding="0.097cm" fo:border-left="0.05pt solid #000000" fo:border-right="none" fo:border-top="none" fo:border-bottom="0.05pt solid #000000" style:writing-mode="lr-tb"/>
    </style:style>
    <style:style style:name="Tabelle2.B149" style:family="table-cell">
      <style:table-cell-properties style:vertical-align="" fo:padding="0.097cm" fo:border-left="0.05pt solid #000000" fo:border-right="none" fo:border-top="none" fo:border-bottom="0.05pt solid #000000" style:writing-mode="lr-tb"/>
    </style:style>
    <style:style style:name="Tabelle2.C149" style:family="table-cell">
      <style:table-cell-properties style:vertical-align="" fo:padding="0.097cm" fo:border-left="0.05pt solid #000000" fo:border-right="none" fo:border-top="none" fo:border-bottom="0.05pt solid #000000" style:writing-mode="lr-tb"/>
    </style:style>
    <style:style style:name="Tabelle2.D149" style:family="table-cell">
      <style:table-cell-properties style:vertical-align="" fo:padding="0.097cm" fo:border-left="0.05pt solid #000000" fo:border-right="none" fo:border-top="none" fo:border-bottom="0.05pt solid #000000" style:writing-mode="lr-tb"/>
    </style:style>
    <style:style style:name="Tabelle2.E149" style:family="table-cell">
      <style:table-cell-properties style:vertical-align="" fo:padding="0.097cm" fo:border-left="0.05pt solid #000000" fo:border-right="0.05pt solid #000000" fo:border-top="none" fo:border-bottom="0.05pt solid #000000" style:writing-mode="lr-tb"/>
    </style:style>
    <style:style style:name="Tabelle2.150" style:family="table-row">
      <style:table-row-properties style:min-row-height="0.933cm" fo:keep-together="always"/>
    </style:style>
    <style:style style:name="Tabelle2.A150" style:family="table-cell" style:data-style-name="N100">
      <style:table-cell-properties style:vertical-align="" fo:padding="0.097cm" fo:border-left="0.05pt solid #000000" fo:border-right="none" fo:border-top="none" fo:border-bottom="0.05pt solid #000000" style:writing-mode="lr-tb"/>
    </style:style>
    <style:style style:name="Tabelle2.B150" style:family="table-cell">
      <style:table-cell-properties style:vertical-align="" fo:padding="0.097cm" fo:border-left="0.05pt solid #000000" fo:border-right="none" fo:border-top="none" fo:border-bottom="0.05pt solid #000000" style:writing-mode="lr-tb"/>
    </style:style>
    <style:style style:name="Tabelle2.C150" style:family="table-cell">
      <style:table-cell-properties style:vertical-align="" fo:padding="0.097cm" fo:border-left="0.05pt solid #000000" fo:border-right="none" fo:border-top="none" fo:border-bottom="0.05pt solid #000000" style:writing-mode="lr-tb"/>
    </style:style>
    <style:style style:name="Tabelle2.D150" style:family="table-cell">
      <style:table-cell-properties style:vertical-align="" fo:padding="0.097cm" fo:border-left="0.05pt solid #000000" fo:border-right="none" fo:border-top="none" fo:border-bottom="0.05pt solid #000000" style:writing-mode="lr-tb"/>
    </style:style>
    <style:style style:name="Tabelle2.E150" style:family="table-cell">
      <style:table-cell-properties style:vertical-align="" fo:padding="0.097cm" fo:border-left="0.05pt solid #000000" fo:border-right="0.05pt solid #000000" fo:border-top="none" fo:border-bottom="0.05pt solid #000000" style:writing-mode="lr-tb"/>
    </style:style>
    <style:style style:name="Tabelle2.151" style:family="table-row">
      <style:table-row-properties style:min-row-height="0.933cm" fo:keep-together="always"/>
    </style:style>
    <style:style style:name="Tabelle2.A151" style:family="table-cell" style:data-style-name="N100">
      <style:table-cell-properties style:vertical-align="" fo:padding="0.097cm" fo:border-left="0.05pt solid #000000" fo:border-right="none" fo:border-top="none" fo:border-bottom="0.05pt solid #000000" style:writing-mode="lr-tb"/>
    </style:style>
    <style:style style:name="Tabelle2.B151" style:family="table-cell">
      <style:table-cell-properties style:vertical-align="" fo:padding="0.097cm" fo:border-left="0.05pt solid #000000" fo:border-right="none" fo:border-top="none" fo:border-bottom="0.05pt solid #000000" style:writing-mode="lr-tb"/>
    </style:style>
    <style:style style:name="Tabelle2.C151" style:family="table-cell">
      <style:table-cell-properties style:vertical-align="" fo:padding="0.097cm" fo:border-left="0.05pt solid #000000" fo:border-right="none" fo:border-top="none" fo:border-bottom="0.05pt solid #000000" style:writing-mode="lr-tb"/>
    </style:style>
    <style:style style:name="Tabelle2.D151" style:family="table-cell">
      <style:table-cell-properties style:vertical-align="" fo:padding="0.097cm" fo:border-left="0.05pt solid #000000" fo:border-right="none" fo:border-top="none" fo:border-bottom="0.05pt solid #000000" style:writing-mode="lr-tb"/>
    </style:style>
    <style:style style:name="Tabelle2.E151" style:family="table-cell">
      <style:table-cell-properties style:vertical-align="" fo:padding="0.097cm" fo:border-left="0.05pt solid #000000" fo:border-right="0.05pt solid #000000" fo:border-top="none" fo:border-bottom="0.05pt solid #000000" style:writing-mode="lr-tb"/>
    </style:style>
    <style:style style:name="Tabelle2.152" style:family="table-row">
      <style:table-row-properties style:min-row-height="0.933cm" fo:keep-together="always"/>
    </style:style>
    <style:style style:name="Tabelle2.A152" style:family="table-cell" style:data-style-name="N100">
      <style:table-cell-properties style:vertical-align="" fo:padding="0.097cm" fo:border-left="0.05pt solid #000000" fo:border-right="none" fo:border-top="none" fo:border-bottom="0.05pt solid #000000" style:writing-mode="lr-tb"/>
    </style:style>
    <style:style style:name="Tabelle2.B152" style:family="table-cell">
      <style:table-cell-properties style:vertical-align="" fo:padding="0.097cm" fo:border-left="0.05pt solid #000000" fo:border-right="none" fo:border-top="none" fo:border-bottom="0.05pt solid #000000" style:writing-mode="lr-tb"/>
    </style:style>
    <style:style style:name="Tabelle2.C152" style:family="table-cell">
      <style:table-cell-properties style:vertical-align="" fo:padding="0.097cm" fo:border-left="0.05pt solid #000000" fo:border-right="none" fo:border-top="none" fo:border-bottom="0.05pt solid #000000" style:writing-mode="lr-tb"/>
    </style:style>
    <style:style style:name="Tabelle2.D152" style:family="table-cell">
      <style:table-cell-properties style:vertical-align="" fo:padding="0.097cm" fo:border-left="0.05pt solid #000000" fo:border-right="none" fo:border-top="none" fo:border-bottom="0.05pt solid #000000" style:writing-mode="lr-tb"/>
    </style:style>
    <style:style style:name="Tabelle2.E152" style:family="table-cell">
      <style:table-cell-properties style:vertical-align="" fo:padding="0.097cm" fo:border-left="0.05pt solid #000000" fo:border-right="0.05pt solid #000000" fo:border-top="none" fo:border-bottom="0.05pt solid #000000" style:writing-mode="lr-tb"/>
    </style:style>
    <style:style style:name="Tabelle2.153" style:family="table-row">
      <style:table-row-properties style:min-row-height="0.933cm" fo:keep-together="always"/>
    </style:style>
    <style:style style:name="Tabelle2.A153" style:family="table-cell" style:data-style-name="N100">
      <style:table-cell-properties style:vertical-align="" fo:padding="0.097cm" fo:border-left="0.05pt solid #000000" fo:border-right="none" fo:border-top="none" fo:border-bottom="0.05pt solid #000000" style:writing-mode="lr-tb"/>
    </style:style>
    <style:style style:name="Tabelle2.B153" style:family="table-cell">
      <style:table-cell-properties style:vertical-align="" fo:padding="0.097cm" fo:border-left="0.05pt solid #000000" fo:border-right="none" fo:border-top="none" fo:border-bottom="0.05pt solid #000000" style:writing-mode="lr-tb"/>
    </style:style>
    <style:style style:name="Tabelle2.C153" style:family="table-cell">
      <style:table-cell-properties style:vertical-align="" fo:padding="0.097cm" fo:border-left="0.05pt solid #000000" fo:border-right="none" fo:border-top="none" fo:border-bottom="0.05pt solid #000000" style:writing-mode="lr-tb"/>
    </style:style>
    <style:style style:name="Tabelle2.D153" style:family="table-cell">
      <style:table-cell-properties style:vertical-align="" fo:padding="0.097cm" fo:border-left="0.05pt solid #000000" fo:border-right="none" fo:border-top="none" fo:border-bottom="0.05pt solid #000000" style:writing-mode="lr-tb"/>
    </style:style>
    <style:style style:name="Tabelle2.E153" style:family="table-cell">
      <style:table-cell-properties style:vertical-align="" fo:padding="0.097cm" fo:border-left="0.05pt solid #000000" fo:border-right="0.05pt solid #000000" fo:border-top="none" fo:border-bottom="0.05pt solid #000000" style:writing-mode="lr-tb"/>
    </style:style>
    <style:style style:name="Tabelle4" style:family="table">
      <style:table-properties style:width="15.46cm" table:align="left" style:writing-mode="lr-tb"/>
    </style:style>
    <style:style style:name="Tabelle4.A" style:family="table-column">
      <style:table-column-properties style:column-width="4.373cm"/>
    </style:style>
    <style:style style:name="Tabelle4.B" style:family="table-column">
      <style:table-column-properties style:column-width="4.461cm"/>
    </style:style>
    <style:style style:name="Tabelle4.C" style:family="table-column">
      <style:table-column-properties style:column-width="6.627cm"/>
    </style:style>
    <style:style style:name="Tabelle4.1" style:family="table-row">
      <style:table-row-properties fo:keep-together="always"/>
    </style:style>
    <style:style style:name="Tabelle4.A1" style:family="table-cell">
      <style:table-cell-properties style:vertical-align="top" fo:background-color="#e6e6e6" fo:padding="0.097cm" fo:border-left="0.05pt solid #000000" fo:border-right="none" fo:border-top="0.05pt solid #000000" fo:border-bottom="0.05pt solid #000000" style:writing-mode="lr-tb">
        <style:background-image/>
      </style:table-cell-properties>
    </style:style>
    <style:style style:name="Tabelle4.C1" style:family="table-cell">
      <style:table-cell-properties style:vertical-align="top" fo:background-color="#e6e6e6" fo:padding="0.097cm" fo:border="0.05pt solid #000000" style:writing-mode="lr-tb">
        <style:background-image/>
      </style:table-cell-properties>
    </style:style>
    <style:style style:name="Tabelle4.A2" style:family="table-cell">
      <style:table-cell-properties style:vertical-align="top" fo:padding="0.097cm" fo:border-left="0.05pt solid #000000" fo:border-right="none" fo:border-top="none" fo:border-bottom="0.05pt solid #000000" style:writing-mode="lr-tb"/>
    </style:style>
    <style:style style:name="Tabelle4.B2" style:family="table-cell">
      <style:table-cell-properties style:vertical-align="top" fo:padding="0.097cm" fo:border-left="0.05pt solid #000000" fo:border-right="none" fo:border-top="none" fo:border-bottom="0.05pt solid #000000" style:writing-mode="lr-tb"/>
    </style:style>
    <style:style style:name="Tabelle4.C2" style:family="table-cell">
      <style:table-cell-properties style:vertical-align="top" fo:padding="0.097cm" fo:border-left="0.05pt solid #000000" fo:border-right="0.05pt solid #000000" fo:border-top="none" fo:border-bottom="0.05pt solid #000000" style:writing-mode="lr-tb"/>
    </style:style>
    <style:style style:name="Tabelle4.A3" style:family="table-cell">
      <style:table-cell-properties style:vertical-align="top" fo:padding="0.097cm" fo:border-left="0.05pt solid #000000" fo:border-right="none" fo:border-top="none" fo:border-bottom="0.05pt solid #000000" style:writing-mode="lr-tb"/>
    </style:style>
    <style:style style:name="Tabelle4.B3" style:family="table-cell">
      <style:table-cell-properties style:vertical-align="top" fo:padding="0.097cm" fo:border-left="0.05pt solid #000000" fo:border-right="none" fo:border-top="none" fo:border-bottom="0.05pt solid #000000" style:writing-mode="lr-tb"/>
    </style:style>
    <style:style style:name="Tabelle4.C3" style:family="table-cell">
      <style:table-cell-properties style:vertical-align="top" fo:padding="0.097cm" fo:border-left="0.05pt solid #000000" fo:border-right="0.05pt solid #000000" fo:border-top="none" fo:border-bottom="0.05pt solid #000000" style:writing-mode="lr-tb"/>
    </style:style>
    <style:style style:name="Tabelle4.A4" style:family="table-cell">
      <style:table-cell-properties style:vertical-align="top" fo:padding="0.097cm" fo:border-left="0.05pt solid #000000" fo:border-right="none" fo:border-top="none" fo:border-bottom="0.05pt solid #000000" style:writing-mode="lr-tb"/>
    </style:style>
    <style:style style:name="Tabelle4.B4" style:family="table-cell">
      <style:table-cell-properties style:vertical-align="top" fo:padding="0.097cm" fo:border-left="0.05pt solid #000000" fo:border-right="none" fo:border-top="none" fo:border-bottom="0.05pt solid #000000" style:writing-mode="lr-tb"/>
    </style:style>
    <style:style style:name="Tabelle4.C4" style:family="table-cell">
      <style:table-cell-properties style:vertical-align="top" fo:padding="0.097cm" fo:border-left="0.05pt solid #000000" fo:border-right="0.05pt solid #000000" fo:border-top="none" fo:border-bottom="0.05pt solid #000000" style:writing-mode="lr-tb"/>
    </style:style>
    <style:style style:name="Tabelle4.A5" style:family="table-cell">
      <style:table-cell-properties style:vertical-align="top" fo:padding="0.097cm" fo:border-left="0.05pt solid #000000" fo:border-right="none" fo:border-top="none" fo:border-bottom="0.05pt solid #000000" style:writing-mode="lr-tb"/>
    </style:style>
    <style:style style:name="Tabelle4.B5" style:family="table-cell">
      <style:table-cell-properties style:vertical-align="top" fo:padding="0.097cm" fo:border-left="0.05pt solid #000000" fo:border-right="none" fo:border-top="none" fo:border-bottom="0.05pt solid #000000" style:writing-mode="lr-tb"/>
    </style:style>
    <style:style style:name="Tabelle4.C5" style:family="table-cell">
      <style:table-cell-properties style:vertical-align="top" fo:padding="0.097cm" fo:border-left="0.05pt solid #000000" fo:border-right="0.05pt solid #000000" fo:border-top="none" fo:border-bottom="0.05pt solid #000000" style:writing-mode="lr-tb"/>
    </style:style>
    <style:style style:name="Tabelle4.A6" style:family="table-cell">
      <style:table-cell-properties style:vertical-align="top" fo:padding="0.097cm" fo:border-left="0.05pt solid #000000" fo:border-right="none" fo:border-top="none" fo:border-bottom="0.05pt solid #000000" style:writing-mode="lr-tb"/>
    </style:style>
    <style:style style:name="Tabelle4.B6" style:family="table-cell">
      <style:table-cell-properties style:vertical-align="top" fo:padding="0.097cm" fo:border-left="0.05pt solid #000000" fo:border-right="none" fo:border-top="none" fo:border-bottom="0.05pt solid #000000" style:writing-mode="lr-tb"/>
    </style:style>
    <style:style style:name="Tabelle4.C6" style:family="table-cell">
      <style:table-cell-properties style:vertical-align="top" fo:padding="0.097cm" fo:border-left="0.05pt solid #000000" fo:border-right="0.05pt solid #000000" fo:border-top="none" fo:border-bottom="0.05pt solid #000000" style:writing-mode="lr-tb"/>
    </style:style>
    <style:style style:name="Tabelle4.A7" style:family="table-cell">
      <style:table-cell-properties style:vertical-align="top" fo:padding="0.097cm" fo:border-left="0.05pt solid #000000" fo:border-right="none" fo:border-top="none" fo:border-bottom="0.05pt solid #000000" style:writing-mode="lr-tb"/>
    </style:style>
    <style:style style:name="Tabelle4.B7" style:family="table-cell">
      <style:table-cell-properties style:vertical-align="top" fo:padding="0.097cm" fo:border-left="0.05pt solid #000000" fo:border-right="none" fo:border-top="none" fo:border-bottom="0.05pt solid #000000" style:writing-mode="lr-tb"/>
    </style:style>
    <style:style style:name="Tabelle4.C7" style:family="table-cell">
      <style:table-cell-properties style:vertical-align="top" fo:padding="0.097cm" fo:border-left="0.05pt solid #000000" fo:border-right="0.05pt solid #000000" fo:border-top="none" fo:border-bottom="0.05pt solid #000000" style:writing-mode="lr-tb"/>
    </style:style>
    <style:style style:name="Tabelle4.A8" style:family="table-cell">
      <style:table-cell-properties style:vertical-align="top" fo:padding="0.097cm" fo:border-left="0.05pt solid #000000" fo:border-right="none" fo:border-top="none" fo:border-bottom="0.05pt solid #000000" style:writing-mode="lr-tb"/>
    </style:style>
    <style:style style:name="Tabelle4.B8" style:family="table-cell">
      <style:table-cell-properties style:vertical-align="top" fo:padding="0.097cm" fo:border-left="0.05pt solid #000000" fo:border-right="none" fo:border-top="none" fo:border-bottom="0.05pt solid #000000" style:writing-mode="lr-tb"/>
    </style:style>
    <style:style style:name="Tabelle4.C8" style:family="table-cell">
      <style:table-cell-properties style:vertical-align="top" fo:padding="0.097cm" fo:border-left="0.05pt solid #000000" fo:border-right="0.05pt solid #000000" fo:border-top="none" fo:border-bottom="0.05pt solid #000000" style:writing-mode="lr-tb"/>
    </style:style>
    <style:style style:name="Tabelle3" style:family="table">
      <style:table-properties style:width="15.46cm" table:align="left" style:writing-mode="lr-tb"/>
    </style:style>
    <style:style style:name="Tabelle3.A" style:family="table-column">
      <style:table-column-properties style:column-width="5.032cm"/>
    </style:style>
    <style:style style:name="Tabelle3.B" style:family="table-column">
      <style:table-column-properties style:column-width="5.205cm"/>
    </style:style>
    <style:style style:name="Tabelle3.C" style:family="table-column">
      <style:table-column-properties style:column-width="5.223cm"/>
    </style:style>
    <style:style style:name="Tabelle3.1" style:family="table-row">
      <style:table-row-properties fo:keep-together="always"/>
    </style:style>
    <style:style style:name="Tabelle3.A1" style:family="table-cell">
      <style:table-cell-properties style:vertical-align="top" fo:background-color="#e6e6e6" fo:padding="0.097cm" fo:border-left="0.05pt solid #000000" fo:border-right="none" fo:border-top="0.05pt solid #000000" fo:border-bottom="0.05pt solid #000000" style:writing-mode="lr-tb">
        <style:background-image/>
      </style:table-cell-properties>
    </style:style>
    <style:style style:name="Tabelle3.C1" style:family="table-cell">
      <style:table-cell-properties style:vertical-align="top" fo:background-color="#e6e6e6" fo:padding="0.097cm" fo:border="0.05pt solid #000000" style:writing-mode="lr-tb">
        <style:background-image/>
      </style:table-cell-properties>
    </style:style>
    <style:style style:name="Tabelle3.A2" style:family="table-cell">
      <style:table-cell-properties style:vertical-align="top" fo:padding="0.097cm" fo:border-left="0.05pt solid #000000" fo:border-right="none" fo:border-top="none" fo:border-bottom="0.05pt solid #000000" style:writing-mode="lr-tb"/>
    </style:style>
    <style:style style:name="Tabelle3.B2" style:family="table-cell">
      <style:table-cell-properties style:vertical-align="top" fo:padding="0.097cm" fo:border-left="0.05pt solid #000000" fo:border-right="none" fo:border-top="none" fo:border-bottom="0.05pt solid #000000" style:writing-mode="lr-tb"/>
    </style:style>
    <style:style style:name="Tabelle3.C2" style:family="table-cell">
      <style:table-cell-properties style:vertical-align="top" fo:padding="0.097cm" fo:border-left="0.05pt solid #000000" fo:border-right="0.05pt solid #000000" fo:border-top="none" fo:border-bottom="0.05pt solid #000000" style:writing-mode="lr-tb"/>
    </style:style>
    <style:style style:name="Tabelle44" style:family="table">
      <style:table-properties style:width="15.489cm" table:align="left" style:writing-mode="lr-tb"/>
    </style:style>
    <style:style style:name="Tabelle44.A" style:family="table-column">
      <style:table-column-properties style:column-width="4.974cm"/>
    </style:style>
    <style:style style:name="Tabelle44.B" style:family="table-column">
      <style:table-column-properties style:column-width="10.515cm"/>
    </style:style>
    <style:style style:name="Tabelle44.1" style:family="table-row">
      <style:table-row-properties fo:keep-together="auto"/>
    </style:style>
    <style:style style:name="Tabelle4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4.B1" style:family="table-cell">
      <style:table-cell-properties style:vertical-align="top" fo:background-color="#cccccc" fo:padding="0.097cm" fo:border="0.05pt solid #000000" style:writing-mode="lr-tb">
        <style:background-image/>
      </style:table-cell-properties>
    </style:style>
    <style:style style:name="Tabelle4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3" style:family="table">
      <style:table-properties style:width="15.489cm" table:align="left" style:writing-mode="lr-tb"/>
    </style:style>
    <style:style style:name="Tabelle23.A" style:family="table-column">
      <style:table-column-properties style:column-width="6.35cm"/>
    </style:style>
    <style:style style:name="Tabelle23.B" style:family="table-column">
      <style:table-column-properties style:column-width="9.139cm"/>
    </style:style>
    <style:style style:name="Tabelle23.1" style:family="table-row">
      <style:table-row-properties fo:keep-together="auto"/>
    </style:style>
    <style:style style:name="Tabelle2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3.B1" style:family="table-cell">
      <style:table-cell-properties style:vertical-align="top" fo:background-color="#cccccc" fo:padding="0.097cm" fo:border="0.05pt solid #000000" style:writing-mode="lr-tb">
        <style:background-image/>
      </style:table-cell-properties>
    </style:style>
    <style:style style:name="Tabelle2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6" style:family="table">
      <style:table-properties style:width="15.489cm" table:align="left" style:writing-mode="lr-tb"/>
    </style:style>
    <style:style style:name="Tabelle26.A" style:family="table-column">
      <style:table-column-properties style:column-width="4.974cm"/>
    </style:style>
    <style:style style:name="Tabelle26.B" style:family="table-column">
      <style:table-column-properties style:column-width="10.515cm"/>
    </style:style>
    <style:style style:name="Tabelle26.1" style:family="table-row">
      <style:table-row-properties fo:keep-together="auto"/>
    </style:style>
    <style:style style:name="Tabelle2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6.B1" style:family="table-cell">
      <style:table-cell-properties style:vertical-align="top" fo:background-color="#cccccc" fo:padding="0.097cm" fo:border="0.05pt solid #000000" style:writing-mode="lr-tb">
        <style:background-image/>
      </style:table-cell-properties>
    </style:style>
    <style:style style:name="Tabelle2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9" style:family="table">
      <style:table-properties style:width="15.489cm" table:align="left" style:writing-mode="lr-tb"/>
    </style:style>
    <style:style style:name="Tabelle39.A" style:family="table-column">
      <style:table-column-properties style:column-width="4.974cm"/>
    </style:style>
    <style:style style:name="Tabelle39.B" style:family="table-column">
      <style:table-column-properties style:column-width="10.515cm"/>
    </style:style>
    <style:style style:name="Tabelle39.1" style:family="table-row">
      <style:table-row-properties fo:keep-together="auto"/>
    </style:style>
    <style:style style:name="Tabelle3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9.B1" style:family="table-cell">
      <style:table-cell-properties style:vertical-align="top" fo:background-color="#cccccc" fo:padding="0.097cm" fo:border="0.05pt solid #000000" style:writing-mode="lr-tb">
        <style:background-image/>
      </style:table-cell-properties>
    </style:style>
    <style:style style:name="Tabelle3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3" style:family="table">
      <style:table-properties style:width="15.489cm" table:align="left" style:writing-mode="lr-tb"/>
    </style:style>
    <style:style style:name="Tabelle43.A" style:family="table-column">
      <style:table-column-properties style:column-width="4.974cm"/>
    </style:style>
    <style:style style:name="Tabelle43.B" style:family="table-column">
      <style:table-column-properties style:column-width="10.515cm"/>
    </style:style>
    <style:style style:name="Tabelle43.1" style:family="table-row">
      <style:table-row-properties fo:keep-together="auto"/>
    </style:style>
    <style:style style:name="Tabelle4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3.B1" style:family="table-cell">
      <style:table-cell-properties style:vertical-align="top" fo:background-color="#cccccc" fo:padding="0.097cm" fo:border="0.05pt solid #000000" style:writing-mode="lr-tb">
        <style:background-image/>
      </style:table-cell-properties>
    </style:style>
    <style:style style:name="Tabelle4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1" style:family="table">
      <style:table-properties style:width="15.489cm" table:align="left" style:writing-mode="lr-tb"/>
    </style:style>
    <style:style style:name="Tabelle31.A" style:family="table-column">
      <style:table-column-properties style:column-width="4.974cm"/>
    </style:style>
    <style:style style:name="Tabelle31.B" style:family="table-column">
      <style:table-column-properties style:column-width="10.515cm"/>
    </style:style>
    <style:style style:name="Tabelle31.1" style:family="table-row">
      <style:table-row-properties fo:keep-together="auto"/>
    </style:style>
    <style:style style:name="Tabelle3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1.B1" style:family="table-cell">
      <style:table-cell-properties style:vertical-align="top" fo:background-color="#cccccc" fo:padding="0.097cm" fo:border="0.05pt solid #000000" style:writing-mode="lr-tb">
        <style:background-image/>
      </style:table-cell-properties>
    </style:style>
    <style:style style:name="Tabelle3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6" style:family="table">
      <style:table-properties style:width="15.489cm" table:align="left" style:writing-mode="lr-tb"/>
    </style:style>
    <style:style style:name="Tabelle136.A" style:family="table-column">
      <style:table-column-properties style:column-width="4.974cm"/>
    </style:style>
    <style:style style:name="Tabelle136.B" style:family="table-column">
      <style:table-column-properties style:column-width="10.515cm"/>
    </style:style>
    <style:style style:name="Tabelle136.1" style:family="table-row">
      <style:table-row-properties fo:keep-together="auto"/>
    </style:style>
    <style:style style:name="Tabelle13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6.B1" style:family="table-cell">
      <style:table-cell-properties style:vertical-align="top" fo:background-color="#cccccc" fo:padding="0.097cm" fo:border="0.05pt solid #000000" style:writing-mode="lr-tb">
        <style:background-image/>
      </style:table-cell-properties>
    </style:style>
    <style:style style:name="Tabelle13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2" style:family="table">
      <style:table-properties style:width="15.489cm" table:align="left" style:writing-mode="lr-tb"/>
    </style:style>
    <style:style style:name="Tabelle62.A" style:family="table-column">
      <style:table-column-properties style:column-width="6.35cm"/>
    </style:style>
    <style:style style:name="Tabelle62.B" style:family="table-column">
      <style:table-column-properties style:column-width="9.139cm"/>
    </style:style>
    <style:style style:name="Tabelle62.1" style:family="table-row">
      <style:table-row-properties fo:keep-together="auto"/>
    </style:style>
    <style:style style:name="Tabelle6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2.B1" style:family="table-cell">
      <style:table-cell-properties style:vertical-align="top" fo:background-color="#cccccc" fo:padding="0.097cm" fo:border="0.05pt solid #000000" style:writing-mode="lr-tb">
        <style:background-image/>
      </style:table-cell-properties>
    </style:style>
    <style:style style:name="Tabelle6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 style:family="table">
      <style:table-properties style:width="15.489cm" table:align="left" style:writing-mode="lr-tb"/>
    </style:style>
    <style:style style:name="Tabelle14.A" style:family="table-column">
      <style:table-column-properties style:column-width="6.509cm"/>
    </style:style>
    <style:style style:name="Tabelle14.B" style:family="table-column">
      <style:table-column-properties style:column-width="8.98cm"/>
    </style:style>
    <style:style style:name="Tabelle14.1" style:family="table-row">
      <style:table-row-properties fo:keep-together="auto"/>
    </style:style>
    <style:style style:name="Tabelle1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B1" style:family="table-cell">
      <style:table-cell-properties style:vertical-align="top" fo:background-color="#cccccc" fo:padding="0.097cm" fo:border="0.05pt solid #000000" style:writing-mode="lr-tb">
        <style:background-image/>
      </style:table-cell-properties>
    </style:style>
    <style:style style:name="Tabelle1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0" style:family="table">
      <style:table-properties style:width="15.489cm" table:align="left" style:writing-mode="lr-tb"/>
    </style:style>
    <style:style style:name="Tabelle90.A" style:family="table-column">
      <style:table-column-properties style:column-width="4.897cm"/>
    </style:style>
    <style:style style:name="Tabelle90.B" style:family="table-column">
      <style:table-column-properties style:column-width="10.592cm"/>
    </style:style>
    <style:style style:name="Tabelle90.1" style:family="table-row">
      <style:table-row-properties fo:keep-together="auto"/>
    </style:style>
    <style:style style:name="Tabelle9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0.B1" style:family="table-cell">
      <style:table-cell-properties style:vertical-align="top" fo:background-color="#cccccc" fo:padding="0.097cm" fo:border="0.05pt solid #000000" style:writing-mode="lr-tb">
        <style:background-image/>
      </style:table-cell-properties>
    </style:style>
    <style:style style:name="Tabelle9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4" style:family="table">
      <style:table-properties style:width="15.489cm" table:align="left" style:writing-mode="lr-tb"/>
    </style:style>
    <style:style style:name="Tabelle24.A" style:family="table-column">
      <style:table-column-properties style:column-width="6.509cm"/>
    </style:style>
    <style:style style:name="Tabelle24.B" style:family="table-column">
      <style:table-column-properties style:column-width="8.98cm"/>
    </style:style>
    <style:style style:name="Tabelle24.1" style:family="table-row">
      <style:table-row-properties fo:keep-together="auto"/>
    </style:style>
    <style:style style:name="Tabelle2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4.B1" style:family="table-cell">
      <style:table-cell-properties style:vertical-align="top" fo:background-color="#cccccc" fo:padding="0.097cm" fo:border="0.05pt solid #000000" style:writing-mode="lr-tb">
        <style:background-image/>
      </style:table-cell-properties>
    </style:style>
    <style:style style:name="Tabelle2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5" style:family="table">
      <style:table-properties style:width="15.489cm" table:align="left" style:writing-mode="lr-tb"/>
    </style:style>
    <style:style style:name="Tabelle65.A" style:family="table-column">
      <style:table-column-properties style:column-width="6.509cm"/>
    </style:style>
    <style:style style:name="Tabelle65.B" style:family="table-column">
      <style:table-column-properties style:column-width="8.98cm"/>
    </style:style>
    <style:style style:name="Tabelle65.1" style:family="table-row">
      <style:table-row-properties fo:keep-together="auto"/>
    </style:style>
    <style:style style:name="Tabelle6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5.B1" style:family="table-cell">
      <style:table-cell-properties style:vertical-align="top" fo:background-color="#cccccc" fo:padding="0.097cm" fo:border="0.05pt solid #000000" style:writing-mode="lr-tb">
        <style:background-image/>
      </style:table-cell-properties>
    </style:style>
    <style:style style:name="Tabelle6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9" style:family="table">
      <style:table-properties style:width="15.489cm" table:align="left" style:writing-mode="lr-tb"/>
    </style:style>
    <style:style style:name="Tabelle109.A" style:family="table-column">
      <style:table-column-properties style:column-width="6.509cm"/>
    </style:style>
    <style:style style:name="Tabelle109.B" style:family="table-column">
      <style:table-column-properties style:column-width="8.98cm"/>
    </style:style>
    <style:style style:name="Tabelle109.1" style:family="table-row">
      <style:table-row-properties fo:keep-together="auto"/>
    </style:style>
    <style:style style:name="Tabelle10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9.B1" style:family="table-cell">
      <style:table-cell-properties style:vertical-align="top" fo:background-color="#cccccc" fo:padding="0.097cm" fo:border="0.05pt solid #000000" style:writing-mode="lr-tb">
        <style:background-image/>
      </style:table-cell-properties>
    </style:style>
    <style:style style:name="Tabelle10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6" style:family="table">
      <style:table-properties style:width="15.489cm" table:align="left" style:writing-mode="lr-tb"/>
    </style:style>
    <style:style style:name="Tabelle66.A" style:family="table-column">
      <style:table-column-properties style:column-width="6.509cm"/>
    </style:style>
    <style:style style:name="Tabelle66.B" style:family="table-column">
      <style:table-column-properties style:column-width="8.98cm"/>
    </style:style>
    <style:style style:name="Tabelle66.1" style:family="table-row">
      <style:table-row-properties fo:keep-together="auto"/>
    </style:style>
    <style:style style:name="Tabelle6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6.B1" style:family="table-cell">
      <style:table-cell-properties style:vertical-align="top" fo:background-color="#cccccc" fo:padding="0.097cm" fo:border="0.05pt solid #000000" style:writing-mode="lr-tb">
        <style:background-image/>
      </style:table-cell-properties>
    </style:style>
    <style:style style:name="Tabelle6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4" style:family="table">
      <style:table-properties style:width="15.489cm" table:align="left" style:writing-mode="lr-tb"/>
    </style:style>
    <style:style style:name="Tabelle64.A" style:family="table-column">
      <style:table-column-properties style:column-width="6.509cm"/>
    </style:style>
    <style:style style:name="Tabelle64.B" style:family="table-column">
      <style:table-column-properties style:column-width="8.98cm"/>
    </style:style>
    <style:style style:name="Tabelle64.1" style:family="table-row">
      <style:table-row-properties fo:keep-together="auto"/>
    </style:style>
    <style:style style:name="Tabelle6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4.B1" style:family="table-cell">
      <style:table-cell-properties style:vertical-align="top" fo:background-color="#cccccc" fo:padding="0.097cm" fo:border="0.05pt solid #000000" style:writing-mode="lr-tb">
        <style:background-image/>
      </style:table-cell-properties>
    </style:style>
    <style:style style:name="Tabelle6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0" style:family="table">
      <style:table-properties style:width="15.489cm" table:align="left" style:writing-mode="lr-tb"/>
    </style:style>
    <style:style style:name="Tabelle60.A" style:family="table-column">
      <style:table-column-properties style:column-width="6.509cm"/>
    </style:style>
    <style:style style:name="Tabelle60.B" style:family="table-column">
      <style:table-column-properties style:column-width="8.98cm"/>
    </style:style>
    <style:style style:name="Tabelle60.1" style:family="table-row">
      <style:table-row-properties fo:keep-together="auto"/>
    </style:style>
    <style:style style:name="Tabelle6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0.B1" style:family="table-cell">
      <style:table-cell-properties style:vertical-align="top" fo:background-color="#cccccc" fo:padding="0.097cm" fo:border="0.05pt solid #000000" style:writing-mode="lr-tb">
        <style:background-image/>
      </style:table-cell-properties>
    </style:style>
    <style:style style:name="Tabelle6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1" style:family="table">
      <style:table-properties style:width="15.489cm" table:align="left" style:writing-mode="lr-tb"/>
    </style:style>
    <style:style style:name="Tabelle61.A" style:family="table-column">
      <style:table-column-properties style:column-width="6.509cm"/>
    </style:style>
    <style:style style:name="Tabelle61.B" style:family="table-column">
      <style:table-column-properties style:column-width="8.98cm"/>
    </style:style>
    <style:style style:name="Tabelle61.1" style:family="table-row">
      <style:table-row-properties fo:keep-together="auto"/>
    </style:style>
    <style:style style:name="Tabelle6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1.B1" style:family="table-cell">
      <style:table-cell-properties style:vertical-align="top" fo:background-color="#cccccc" fo:padding="0.097cm" fo:border="0.05pt solid #000000" style:writing-mode="lr-tb">
        <style:background-image/>
      </style:table-cell-properties>
    </style:style>
    <style:style style:name="Tabelle6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9" style:family="table">
      <style:table-properties style:width="15.489cm" table:align="left" style:writing-mode="lr-tb"/>
    </style:style>
    <style:style style:name="Tabelle49.A" style:family="table-column">
      <style:table-column-properties style:column-width="7.371cm"/>
    </style:style>
    <style:style style:name="Tabelle49.B" style:family="table-column">
      <style:table-column-properties style:column-width="8.117cm"/>
    </style:style>
    <style:style style:name="Tabelle49.1" style:family="table-row">
      <style:table-row-properties fo:keep-together="auto"/>
    </style:style>
    <style:style style:name="Tabelle4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9.B1" style:family="table-cell">
      <style:table-cell-properties style:vertical-align="top" fo:background-color="#cccccc" fo:padding="0.097cm" fo:border="0.05pt solid #000000" style:writing-mode="lr-tb">
        <style:background-image/>
      </style:table-cell-properties>
    </style:style>
    <style:style style:name="Tabelle4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9" style:family="table">
      <style:table-properties style:width="15.489cm" table:align="left" style:writing-mode="lr-tb"/>
    </style:style>
    <style:style style:name="Tabelle159.A" style:family="table-column">
      <style:table-column-properties style:column-width="7.371cm"/>
    </style:style>
    <style:style style:name="Tabelle159.B" style:family="table-column">
      <style:table-column-properties style:column-width="8.117cm"/>
    </style:style>
    <style:style style:name="Tabelle159.1" style:family="table-row">
      <style:table-row-properties fo:keep-together="auto"/>
    </style:style>
    <style:style style:name="Tabelle15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9.B1" style:family="table-cell">
      <style:table-cell-properties style:vertical-align="top" fo:background-color="#cccccc" fo:padding="0.097cm" fo:border="0.05pt solid #000000" style:writing-mode="lr-tb">
        <style:background-image/>
      </style:table-cell-properties>
    </style:style>
    <style:style style:name="Tabelle15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7" style:family="table">
      <style:table-properties style:width="15.489cm" table:align="left" style:writing-mode="lr-tb"/>
    </style:style>
    <style:style style:name="Tabelle117.A" style:family="table-column">
      <style:table-column-properties style:column-width="7.371cm"/>
    </style:style>
    <style:style style:name="Tabelle117.B" style:family="table-column">
      <style:table-column-properties style:column-width="8.117cm"/>
    </style:style>
    <style:style style:name="Tabelle117.1" style:family="table-row">
      <style:table-row-properties fo:keep-together="auto"/>
    </style:style>
    <style:style style:name="Tabelle11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7.B1" style:family="table-cell">
      <style:table-cell-properties style:vertical-align="top" fo:background-color="#cccccc" fo:padding="0.097cm" fo:border="0.05pt solid #000000" style:writing-mode="lr-tb">
        <style:background-image/>
      </style:table-cell-properties>
    </style:style>
    <style:style style:name="Tabelle11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7" style:family="table">
      <style:table-properties style:width="15.489cm" table:align="left" style:writing-mode="lr-tb"/>
    </style:style>
    <style:style style:name="Tabelle27.A" style:family="table-column">
      <style:table-column-properties style:column-width="7.011cm"/>
    </style:style>
    <style:style style:name="Tabelle27.B" style:family="table-column">
      <style:table-column-properties style:column-width="8.477cm"/>
    </style:style>
    <style:style style:name="Tabelle27.1" style:family="table-row">
      <style:table-row-properties fo:keep-together="auto"/>
    </style:style>
    <style:style style:name="Tabelle2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7.B1" style:family="table-cell">
      <style:table-cell-properties style:vertical-align="top" fo:background-color="#cccccc" fo:padding="0.097cm" fo:border="0.05pt solid #000000" style:writing-mode="lr-tb">
        <style:background-image/>
      </style:table-cell-properties>
    </style:style>
    <style:style style:name="Tabelle2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3" style:family="table">
      <style:table-properties style:width="15.489cm" table:align="left" style:writing-mode="lr-tb"/>
    </style:style>
    <style:style style:name="Tabelle53.A" style:family="table-column">
      <style:table-column-properties style:column-width="7.371cm"/>
    </style:style>
    <style:style style:name="Tabelle53.B" style:family="table-column">
      <style:table-column-properties style:column-width="8.117cm"/>
    </style:style>
    <style:style style:name="Tabelle53.1" style:family="table-row">
      <style:table-row-properties fo:keep-together="auto"/>
    </style:style>
    <style:style style:name="Tabelle5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3.B1" style:family="table-cell">
      <style:table-cell-properties style:vertical-align="top" fo:background-color="#cccccc" fo:padding="0.097cm" fo:border="0.05pt solid #000000" style:writing-mode="lr-tb">
        <style:background-image/>
      </style:table-cell-properties>
    </style:style>
    <style:style style:name="Tabelle5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1" style:family="table">
      <style:table-properties style:width="15.489cm" table:align="left" style:writing-mode="lr-tb"/>
    </style:style>
    <style:style style:name="Tabelle51.A" style:family="table-column">
      <style:table-column-properties style:column-width="7.117cm"/>
    </style:style>
    <style:style style:name="Tabelle51.B" style:family="table-column">
      <style:table-column-properties style:column-width="8.371cm"/>
    </style:style>
    <style:style style:name="Tabelle51.1" style:family="table-row">
      <style:table-row-properties fo:keep-together="auto"/>
    </style:style>
    <style:style style:name="Tabelle5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1.B1" style:family="table-cell">
      <style:table-cell-properties style:vertical-align="top" fo:background-color="#cccccc" fo:padding="0.097cm" fo:border="0.05pt solid #000000" style:writing-mode="lr-tb">
        <style:background-image/>
      </style:table-cell-properties>
    </style:style>
    <style:style style:name="Tabelle5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3" style:family="table">
      <style:table-properties style:width="15.489cm" table:align="left" style:writing-mode="lr-tb"/>
    </style:style>
    <style:style style:name="Tabelle63.A" style:family="table-column">
      <style:table-column-properties style:column-width="7.117cm"/>
    </style:style>
    <style:style style:name="Tabelle63.B" style:family="table-column">
      <style:table-column-properties style:column-width="8.371cm"/>
    </style:style>
    <style:style style:name="Tabelle63.1" style:family="table-row">
      <style:table-row-properties fo:keep-together="auto"/>
    </style:style>
    <style:style style:name="Tabelle6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3.B1" style:family="table-cell">
      <style:table-cell-properties style:vertical-align="top" fo:background-color="#cccccc" fo:padding="0.097cm" fo:border="0.05pt solid #000000" style:writing-mode="lr-tb">
        <style:background-image/>
      </style:table-cell-properties>
    </style:style>
    <style:style style:name="Tabelle6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2" style:family="table">
      <style:table-properties style:width="15.489cm" table:align="left" style:writing-mode="lr-tb"/>
    </style:style>
    <style:style style:name="Tabelle92.A" style:family="table-column">
      <style:table-column-properties style:column-width="7.371cm"/>
    </style:style>
    <style:style style:name="Tabelle92.B" style:family="table-column">
      <style:table-column-properties style:column-width="8.117cm"/>
    </style:style>
    <style:style style:name="Tabelle92.1" style:family="table-row">
      <style:table-row-properties fo:keep-together="auto"/>
    </style:style>
    <style:style style:name="Tabelle9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2.B1" style:family="table-cell">
      <style:table-cell-properties style:vertical-align="top" fo:background-color="#cccccc" fo:padding="0.097cm" fo:border="0.05pt solid #000000" style:writing-mode="lr-tb">
        <style:background-image/>
      </style:table-cell-properties>
    </style:style>
    <style:style style:name="Tabelle9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2.8" style:family="table-row">
      <style:table-row-properties style:min-row-height="1.422cm" fo:keep-together="auto"/>
    </style:style>
    <style:style style:name="Tabelle48" style:family="table">
      <style:table-properties style:width="15.489cm" table:align="left" style:writing-mode="lr-tb"/>
    </style:style>
    <style:style style:name="Tabelle48.A" style:family="table-column">
      <style:table-column-properties style:column-width="6.085cm"/>
    </style:style>
    <style:style style:name="Tabelle48.B" style:family="table-column">
      <style:table-column-properties style:column-width="9.403cm"/>
    </style:style>
    <style:style style:name="Tabelle48.1" style:family="table-row">
      <style:table-row-properties fo:keep-together="auto"/>
    </style:style>
    <style:style style:name="Tabelle4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8.B1" style:family="table-cell">
      <style:table-cell-properties style:vertical-align="top" fo:background-color="#cccccc" fo:padding="0.097cm" fo:border="0.05pt solid #000000" style:writing-mode="lr-tb">
        <style:background-image/>
      </style:table-cell-properties>
    </style:style>
    <style:style style:name="Tabelle4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0" style:family="table">
      <style:table-properties style:width="15.489cm" table:align="left" style:writing-mode="lr-tb"/>
    </style:style>
    <style:style style:name="Tabelle50.A" style:family="table-column">
      <style:table-column-properties style:column-width="6.244cm"/>
    </style:style>
    <style:style style:name="Tabelle50.B" style:family="table-column">
      <style:table-column-properties style:column-width="9.245cm"/>
    </style:style>
    <style:style style:name="Tabelle50.1" style:family="table-row">
      <style:table-row-properties fo:keep-together="auto"/>
    </style:style>
    <style:style style:name="Tabelle5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0.B1" style:family="table-cell">
      <style:table-cell-properties style:vertical-align="top" fo:background-color="#cccccc" fo:padding="0.097cm" fo:border="0.05pt solid #000000" style:writing-mode="lr-tb">
        <style:background-image/>
      </style:table-cell-properties>
    </style:style>
    <style:style style:name="Tabelle5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1" style:family="table">
      <style:table-properties style:width="15.489cm" table:align="left" style:writing-mode="lr-tb"/>
    </style:style>
    <style:style style:name="Tabelle111.A" style:family="table-column">
      <style:table-column-properties style:column-width="6.244cm"/>
    </style:style>
    <style:style style:name="Tabelle111.B" style:family="table-column">
      <style:table-column-properties style:column-width="9.245cm"/>
    </style:style>
    <style:style style:name="Tabelle111.1" style:family="table-row">
      <style:table-row-properties fo:keep-together="auto"/>
    </style:style>
    <style:style style:name="Tabelle11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1.B1" style:family="table-cell">
      <style:table-cell-properties style:vertical-align="top" fo:background-color="#cccccc" fo:padding="0.097cm" fo:border="0.05pt solid #000000" style:writing-mode="lr-tb">
        <style:background-image/>
      </style:table-cell-properties>
    </style:style>
    <style:style style:name="Tabelle11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2" style:family="table">
      <style:table-properties style:width="15.489cm" table:align="left" style:writing-mode="lr-tb"/>
    </style:style>
    <style:style style:name="Tabelle112.A" style:family="table-column">
      <style:table-column-properties style:column-width="6.244cm"/>
    </style:style>
    <style:style style:name="Tabelle112.B" style:family="table-column">
      <style:table-column-properties style:column-width="9.245cm"/>
    </style:style>
    <style:style style:name="Tabelle112.1" style:family="table-row">
      <style:table-row-properties fo:keep-together="auto"/>
    </style:style>
    <style:style style:name="Tabelle11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2.B1" style:family="table-cell">
      <style:table-cell-properties style:vertical-align="top" fo:background-color="#cccccc" fo:padding="0.097cm" fo:border="0.05pt solid #000000" style:writing-mode="lr-tb">
        <style:background-image/>
      </style:table-cell-properties>
    </style:style>
    <style:style style:name="Tabelle11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1" style:family="table">
      <style:table-properties style:width="15.489cm" table:align="left" style:writing-mode="lr-tb"/>
    </style:style>
    <style:style style:name="Tabelle131.A" style:family="table-column">
      <style:table-column-properties style:column-width="6.244cm"/>
    </style:style>
    <style:style style:name="Tabelle131.B" style:family="table-column">
      <style:table-column-properties style:column-width="9.245cm"/>
    </style:style>
    <style:style style:name="Tabelle131.1" style:family="table-row">
      <style:table-row-properties fo:keep-together="auto"/>
    </style:style>
    <style:style style:name="Tabelle13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1.B1" style:family="table-cell">
      <style:table-cell-properties style:vertical-align="top" fo:background-color="#cccccc" fo:padding="0.097cm" fo:border="0.05pt solid #000000" style:writing-mode="lr-tb">
        <style:background-image/>
      </style:table-cell-properties>
    </style:style>
    <style:style style:name="Tabelle13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2" style:family="table">
      <style:table-properties style:width="15.489cm" table:align="left" style:writing-mode="lr-tb"/>
    </style:style>
    <style:style style:name="Tabelle132.A" style:family="table-column">
      <style:table-column-properties style:column-width="7.371cm"/>
    </style:style>
    <style:style style:name="Tabelle132.B" style:family="table-column">
      <style:table-column-properties style:column-width="8.117cm"/>
    </style:style>
    <style:style style:name="Tabelle132.1" style:family="table-row">
      <style:table-row-properties fo:keep-together="auto"/>
    </style:style>
    <style:style style:name="Tabelle13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2.B1" style:family="table-cell">
      <style:table-cell-properties style:vertical-align="top" fo:background-color="#cccccc" fo:padding="0.097cm" fo:border="0.05pt solid #000000" style:writing-mode="lr-tb">
        <style:background-image/>
      </style:table-cell-properties>
    </style:style>
    <style:style style:name="Tabelle13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5" style:family="table">
      <style:table-properties style:width="15.489cm" table:align="left" style:writing-mode="lr-tb"/>
    </style:style>
    <style:style style:name="Tabelle145.A" style:family="table-column">
      <style:table-column-properties style:column-width="7.371cm"/>
    </style:style>
    <style:style style:name="Tabelle145.B" style:family="table-column">
      <style:table-column-properties style:column-width="8.117cm"/>
    </style:style>
    <style:style style:name="Tabelle145.1" style:family="table-row">
      <style:table-row-properties fo:keep-together="auto"/>
    </style:style>
    <style:style style:name="Tabelle14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5.B1" style:family="table-cell">
      <style:table-cell-properties style:vertical-align="top" fo:background-color="#cccccc" fo:padding="0.097cm" fo:border="0.05pt solid #000000" style:writing-mode="lr-tb">
        <style:background-image/>
      </style:table-cell-properties>
    </style:style>
    <style:style style:name="Tabelle14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2" style:family="table">
      <style:table-properties style:width="15.489cm" table:align="left" style:writing-mode="lr-tb"/>
    </style:style>
    <style:style style:name="Tabelle142.A" style:family="table-column">
      <style:table-column-properties style:column-width="7.371cm"/>
    </style:style>
    <style:style style:name="Tabelle142.B" style:family="table-column">
      <style:table-column-properties style:column-width="8.117cm"/>
    </style:style>
    <style:style style:name="Tabelle142.1" style:family="table-row">
      <style:table-row-properties fo:keep-together="auto"/>
    </style:style>
    <style:style style:name="Tabelle14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2.B1" style:family="table-cell">
      <style:table-cell-properties style:vertical-align="top" fo:background-color="#cccccc" fo:padding="0.097cm" fo:border="0.05pt solid #000000" style:writing-mode="lr-tb">
        <style:background-image/>
      </style:table-cell-properties>
    </style:style>
    <style:style style:name="Tabelle14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4" style:family="table">
      <style:table-properties style:width="15.489cm" table:align="left" style:writing-mode="lr-tb"/>
    </style:style>
    <style:style style:name="Tabelle84.A" style:family="table-column">
      <style:table-column-properties style:column-width="8.943cm"/>
    </style:style>
    <style:style style:name="Tabelle84.B" style:family="table-column">
      <style:table-column-properties style:column-width="6.546cm"/>
    </style:style>
    <style:style style:name="Tabelle84.1" style:family="table-row">
      <style:table-row-properties fo:keep-together="auto"/>
    </style:style>
    <style:style style:name="Tabelle8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4.B1" style:family="table-cell">
      <style:table-cell-properties style:vertical-align="top" fo:background-color="#cccccc" fo:padding="0.097cm" fo:border="0.05pt solid #000000" style:writing-mode="lr-tb">
        <style:background-image/>
      </style:table-cell-properties>
    </style:style>
    <style:style style:name="Tabelle8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3" style:family="table">
      <style:table-properties style:width="15.489cm" table:align="left" style:writing-mode="lr-tb"/>
    </style:style>
    <style:style style:name="Tabelle83.A" style:family="table-column">
      <style:table-column-properties style:column-width="8.943cm"/>
    </style:style>
    <style:style style:name="Tabelle83.B" style:family="table-column">
      <style:table-column-properties style:column-width="6.546cm"/>
    </style:style>
    <style:style style:name="Tabelle83.1" style:family="table-row">
      <style:table-row-properties fo:keep-together="auto"/>
    </style:style>
    <style:style style:name="Tabelle8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3.B1" style:family="table-cell">
      <style:table-cell-properties style:vertical-align="top" fo:background-color="#cccccc" fo:padding="0.097cm" fo:border="0.05pt solid #000000" style:writing-mode="lr-tb">
        <style:background-image/>
      </style:table-cell-properties>
    </style:style>
    <style:style style:name="Tabelle8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7" style:family="table">
      <style:table-properties style:width="15.489cm" table:align="left" style:writing-mode="lr-tb"/>
    </style:style>
    <style:style style:name="Tabelle47.A" style:family="table-column">
      <style:table-column-properties style:column-width="8.943cm"/>
    </style:style>
    <style:style style:name="Tabelle47.B" style:family="table-column">
      <style:table-column-properties style:column-width="6.546cm"/>
    </style:style>
    <style:style style:name="Tabelle47.1" style:family="table-row">
      <style:table-row-properties fo:keep-together="auto"/>
    </style:style>
    <style:style style:name="Tabelle4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7.B1" style:family="table-cell">
      <style:table-cell-properties style:vertical-align="top" fo:background-color="#cccccc" fo:padding="0.097cm" fo:border="0.05pt solid #000000" style:writing-mode="lr-tb">
        <style:background-image/>
      </style:table-cell-properties>
    </style:style>
    <style:style style:name="Tabelle4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8" style:family="table">
      <style:table-properties style:width="15.489cm" table:align="left" style:writing-mode="lr-tb"/>
    </style:style>
    <style:style style:name="Tabelle58.A" style:family="table-column">
      <style:table-column-properties style:column-width="8.943cm"/>
    </style:style>
    <style:style style:name="Tabelle58.B" style:family="table-column">
      <style:table-column-properties style:column-width="6.546cm"/>
    </style:style>
    <style:style style:name="Tabelle58.1" style:family="table-row">
      <style:table-row-properties fo:keep-together="auto"/>
    </style:style>
    <style:style style:name="Tabelle5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8.B1" style:family="table-cell">
      <style:table-cell-properties style:vertical-align="top" fo:background-color="#cccccc" fo:padding="0.097cm" fo:border="0.05pt solid #000000" style:writing-mode="lr-tb">
        <style:background-image/>
      </style:table-cell-properties>
    </style:style>
    <style:style style:name="Tabelle5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4" style:family="table">
      <style:table-properties style:width="15.489cm" table:align="left" style:writing-mode="lr-tb"/>
    </style:style>
    <style:style style:name="Tabelle114.A" style:family="table-column">
      <style:table-column-properties style:column-width="8.943cm"/>
    </style:style>
    <style:style style:name="Tabelle114.B" style:family="table-column">
      <style:table-column-properties style:column-width="6.546cm"/>
    </style:style>
    <style:style style:name="Tabelle114.1" style:family="table-row">
      <style:table-row-properties fo:keep-together="auto"/>
    </style:style>
    <style:style style:name="Tabelle11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4.B1" style:family="table-cell">
      <style:table-cell-properties style:vertical-align="top" fo:background-color="#cccccc" fo:padding="0.097cm" fo:border="0.05pt solid #000000" style:writing-mode="lr-tb">
        <style:background-image/>
      </style:table-cell-properties>
    </style:style>
    <style:style style:name="Tabelle11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8" style:family="table">
      <style:table-properties style:width="15.489cm" table:align="left" style:writing-mode="lr-tb"/>
    </style:style>
    <style:style style:name="Tabelle78.A" style:family="table-column">
      <style:table-column-properties style:column-width="8.943cm"/>
    </style:style>
    <style:style style:name="Tabelle78.B" style:family="table-column">
      <style:table-column-properties style:column-width="6.546cm"/>
    </style:style>
    <style:style style:name="Tabelle78.1" style:family="table-row">
      <style:table-row-properties fo:keep-together="auto"/>
    </style:style>
    <style:style style:name="Tabelle7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8.B1" style:family="table-cell">
      <style:table-cell-properties style:vertical-align="top" fo:background-color="#cccccc" fo:padding="0.097cm" fo:border="0.05pt solid #000000" style:writing-mode="lr-tb">
        <style:background-image/>
      </style:table-cell-properties>
    </style:style>
    <style:style style:name="Tabelle7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0" style:family="table">
      <style:table-properties style:width="15.489cm" table:align="left" style:writing-mode="lr-tb"/>
    </style:style>
    <style:style style:name="Tabelle100.A" style:family="table-column">
      <style:table-column-properties style:column-width="8.943cm"/>
    </style:style>
    <style:style style:name="Tabelle100.B" style:family="table-column">
      <style:table-column-properties style:column-width="6.546cm"/>
    </style:style>
    <style:style style:name="Tabelle100.1" style:family="table-row">
      <style:table-row-properties fo:keep-together="auto"/>
    </style:style>
    <style:style style:name="Tabelle10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0.B1" style:family="table-cell">
      <style:table-cell-properties style:vertical-align="top" fo:background-color="#cccccc" fo:padding="0.097cm" fo:border="0.05pt solid #000000" style:writing-mode="lr-tb">
        <style:background-image/>
      </style:table-cell-properties>
    </style:style>
    <style:style style:name="Tabelle10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5" style:family="table">
      <style:table-properties style:width="15.489cm" table:align="left" style:writing-mode="lr-tb"/>
    </style:style>
    <style:style style:name="Tabelle125.A" style:family="table-column">
      <style:table-column-properties style:column-width="8.943cm"/>
    </style:style>
    <style:style style:name="Tabelle125.B" style:family="table-column">
      <style:table-column-properties style:column-width="6.546cm"/>
    </style:style>
    <style:style style:name="Tabelle125.1" style:family="table-row">
      <style:table-row-properties fo:keep-together="auto"/>
    </style:style>
    <style:style style:name="Tabelle12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5.B1" style:family="table-cell">
      <style:table-cell-properties style:vertical-align="top" fo:background-color="#cccccc" fo:padding="0.097cm" fo:border="0.05pt solid #000000" style:writing-mode="lr-tb">
        <style:background-image/>
      </style:table-cell-properties>
    </style:style>
    <style:style style:name="Tabelle12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6" style:family="table">
      <style:table-properties style:width="15.489cm" table:align="left" style:writing-mode="lr-tb"/>
    </style:style>
    <style:style style:name="Tabelle126.A" style:family="table-column">
      <style:table-column-properties style:column-width="8.943cm"/>
    </style:style>
    <style:style style:name="Tabelle126.B" style:family="table-column">
      <style:table-column-properties style:column-width="6.546cm"/>
    </style:style>
    <style:style style:name="Tabelle126.1" style:family="table-row">
      <style:table-row-properties fo:keep-together="auto"/>
    </style:style>
    <style:style style:name="Tabelle12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6.B1" style:family="table-cell">
      <style:table-cell-properties style:vertical-align="top" fo:background-color="#cccccc" fo:padding="0.097cm" fo:border="0.05pt solid #000000" style:writing-mode="lr-tb">
        <style:background-image/>
      </style:table-cell-properties>
    </style:style>
    <style:style style:name="Tabelle12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9" style:family="table">
      <style:table-properties style:width="15.489cm" table:align="left" style:writing-mode="lr-tb"/>
    </style:style>
    <style:style style:name="Tabelle129.A" style:family="table-column">
      <style:table-column-properties style:column-width="8.943cm"/>
    </style:style>
    <style:style style:name="Tabelle129.B" style:family="table-column">
      <style:table-column-properties style:column-width="6.546cm"/>
    </style:style>
    <style:style style:name="Tabelle129.1" style:family="table-row">
      <style:table-row-properties fo:keep-together="auto"/>
    </style:style>
    <style:style style:name="Tabelle12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9.B1" style:family="table-cell">
      <style:table-cell-properties style:vertical-align="top" fo:background-color="#cccccc" fo:padding="0.097cm" fo:border="0.05pt solid #000000" style:writing-mode="lr-tb">
        <style:background-image/>
      </style:table-cell-properties>
    </style:style>
    <style:style style:name="Tabelle12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0" style:family="table">
      <style:table-properties style:width="15.489cm" table:align="left" style:writing-mode="lr-tb"/>
    </style:style>
    <style:style style:name="Tabelle130.A" style:family="table-column">
      <style:table-column-properties style:column-width="8.943cm"/>
    </style:style>
    <style:style style:name="Tabelle130.B" style:family="table-column">
      <style:table-column-properties style:column-width="6.546cm"/>
    </style:style>
    <style:style style:name="Tabelle130.1" style:family="table-row">
      <style:table-row-properties fo:keep-together="auto"/>
    </style:style>
    <style:style style:name="Tabelle13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0.B1" style:family="table-cell">
      <style:table-cell-properties style:vertical-align="top" fo:background-color="#cccccc" fo:padding="0.097cm" fo:border="0.05pt solid #000000" style:writing-mode="lr-tb">
        <style:background-image/>
      </style:table-cell-properties>
    </style:style>
    <style:style style:name="Tabelle13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0" style:family="table">
      <style:table-properties style:width="15.489cm" table:align="left" style:writing-mode="lr-tb"/>
    </style:style>
    <style:style style:name="Tabelle110.A" style:family="table-column">
      <style:table-column-properties style:column-width="8.943cm"/>
    </style:style>
    <style:style style:name="Tabelle110.B" style:family="table-column">
      <style:table-column-properties style:column-width="6.546cm"/>
    </style:style>
    <style:style style:name="Tabelle110.1" style:family="table-row">
      <style:table-row-properties fo:keep-together="auto"/>
    </style:style>
    <style:style style:name="Tabelle11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0.B1" style:family="table-cell">
      <style:table-cell-properties style:vertical-align="top" fo:background-color="#cccccc" fo:padding="0.097cm" fo:border="0.05pt solid #000000" style:writing-mode="lr-tb">
        <style:background-image/>
      </style:table-cell-properties>
    </style:style>
    <style:style style:name="Tabelle11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7" style:family="table">
      <style:table-properties style:width="15.489cm" table:align="left" style:writing-mode="lr-tb"/>
    </style:style>
    <style:style style:name="Tabelle147.A" style:family="table-column">
      <style:table-column-properties style:column-width="8.943cm"/>
    </style:style>
    <style:style style:name="Tabelle147.B" style:family="table-column">
      <style:table-column-properties style:column-width="6.546cm"/>
    </style:style>
    <style:style style:name="Tabelle147.1" style:family="table-row">
      <style:table-row-properties fo:keep-together="auto"/>
    </style:style>
    <style:style style:name="Tabelle14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7.B1" style:family="table-cell">
      <style:table-cell-properties style:vertical-align="top" fo:background-color="#cccccc" fo:padding="0.097cm" fo:border="0.05pt solid #000000" style:writing-mode="lr-tb">
        <style:background-image/>
      </style:table-cell-properties>
    </style:style>
    <style:style style:name="Tabelle14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0" style:family="table">
      <style:table-properties style:width="15.489cm" table:align="left" style:writing-mode="lr-tb"/>
    </style:style>
    <style:style style:name="Tabelle140.A" style:family="table-column">
      <style:table-column-properties style:column-width="8.943cm"/>
    </style:style>
    <style:style style:name="Tabelle140.B" style:family="table-column">
      <style:table-column-properties style:column-width="6.546cm"/>
    </style:style>
    <style:style style:name="Tabelle140.1" style:family="table-row">
      <style:table-row-properties fo:keep-together="auto"/>
    </style:style>
    <style:style style:name="Tabelle14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0.B1" style:family="table-cell">
      <style:table-cell-properties style:vertical-align="top" fo:background-color="#cccccc" fo:padding="0.097cm" fo:border="0.05pt solid #000000" style:writing-mode="lr-tb">
        <style:background-image/>
      </style:table-cell-properties>
    </style:style>
    <style:style style:name="Tabelle14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0" style:family="table">
      <style:table-properties style:width="15.489cm" table:align="left" style:writing-mode="lr-tb"/>
    </style:style>
    <style:style style:name="Tabelle160.A" style:family="table-column">
      <style:table-column-properties style:column-width="8.943cm"/>
    </style:style>
    <style:style style:name="Tabelle160.B" style:family="table-column">
      <style:table-column-properties style:column-width="6.546cm"/>
    </style:style>
    <style:style style:name="Tabelle160.1" style:family="table-row">
      <style:table-row-properties fo:keep-together="auto"/>
    </style:style>
    <style:style style:name="Tabelle16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0.B1" style:family="table-cell">
      <style:table-cell-properties style:vertical-align="top" fo:background-color="#cccccc" fo:padding="0.097cm" fo:border="0.05pt solid #000000" style:writing-mode="lr-tb">
        <style:background-image/>
      </style:table-cell-properties>
    </style:style>
    <style:style style:name="Tabelle16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3" style:family="table">
      <style:table-properties style:width="15.489cm" table:align="left" style:writing-mode="lr-tb"/>
    </style:style>
    <style:style style:name="Tabelle153.A" style:family="table-column">
      <style:table-column-properties style:column-width="8.943cm"/>
    </style:style>
    <style:style style:name="Tabelle153.B" style:family="table-column">
      <style:table-column-properties style:column-width="6.546cm"/>
    </style:style>
    <style:style style:name="Tabelle153.1" style:family="table-row">
      <style:table-row-properties fo:keep-together="auto"/>
    </style:style>
    <style:style style:name="Tabelle15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3.B1" style:family="table-cell">
      <style:table-cell-properties style:vertical-align="top" fo:background-color="#cccccc" fo:padding="0.097cm" fo:border="0.05pt solid #000000" style:writing-mode="lr-tb">
        <style:background-image/>
      </style:table-cell-properties>
    </style:style>
    <style:style style:name="Tabelle15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3" style:family="table">
      <style:table-properties style:width="15.489cm" table:align="left" style:writing-mode="lr-tb"/>
    </style:style>
    <style:style style:name="Tabelle163.A" style:family="table-column">
      <style:table-column-properties style:column-width="8.943cm"/>
    </style:style>
    <style:style style:name="Tabelle163.B" style:family="table-column">
      <style:table-column-properties style:column-width="6.546cm"/>
    </style:style>
    <style:style style:name="Tabelle163.1" style:family="table-row">
      <style:table-row-properties fo:keep-together="auto"/>
    </style:style>
    <style:style style:name="Tabelle16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3.B1" style:family="table-cell">
      <style:table-cell-properties style:vertical-align="top" fo:background-color="#cccccc" fo:padding="0.097cm" fo:border="0.05pt solid #000000" style:writing-mode="lr-tb">
        <style:background-image/>
      </style:table-cell-properties>
    </style:style>
    <style:style style:name="Tabelle16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6" style:family="table">
      <style:table-properties style:width="15.489cm" table:align="left" style:writing-mode="lr-tb"/>
    </style:style>
    <style:style style:name="Tabelle86.A" style:family="table-column">
      <style:table-column-properties style:column-width="5.646cm"/>
    </style:style>
    <style:style style:name="Tabelle86.B" style:family="table-column">
      <style:table-column-properties style:column-width="9.843cm"/>
    </style:style>
    <style:style style:name="Tabelle86.1" style:family="table-row">
      <style:table-row-properties fo:keep-together="auto"/>
    </style:style>
    <style:style style:name="Tabelle8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6.B1" style:family="table-cell">
      <style:table-cell-properties style:vertical-align="top" fo:background-color="#cccccc" fo:padding="0.097cm" fo:border="0.05pt solid #000000" style:writing-mode="lr-tb">
        <style:background-image/>
      </style:table-cell-properties>
    </style:style>
    <style:style style:name="Tabelle8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4" style:family="table">
      <style:table-properties style:width="15.489cm" table:align="left" style:writing-mode="lr-tb"/>
    </style:style>
    <style:style style:name="Tabelle34.A" style:family="table-column">
      <style:table-column-properties style:column-width="5.874cm"/>
    </style:style>
    <style:style style:name="Tabelle34.B" style:family="table-column">
      <style:table-column-properties style:column-width="9.615cm"/>
    </style:style>
    <style:style style:name="Tabelle34.1" style:family="table-row">
      <style:table-row-properties fo:keep-together="auto"/>
    </style:style>
    <style:style style:name="Tabelle3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4.B1" style:family="table-cell">
      <style:table-cell-properties style:vertical-align="top" fo:background-color="#cccccc" fo:padding="0.097cm" fo:border="0.05pt solid #000000" style:writing-mode="lr-tb">
        <style:background-image/>
      </style:table-cell-properties>
    </style:style>
    <style:style style:name="Tabelle3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5" style:family="table">
      <style:table-properties style:width="15.489cm" table:align="left" style:writing-mode="lr-tb"/>
    </style:style>
    <style:style style:name="Tabelle35.A" style:family="table-column">
      <style:table-column-properties style:column-width="7.488cm"/>
    </style:style>
    <style:style style:name="Tabelle35.B" style:family="table-column">
      <style:table-column-properties style:column-width="8.001cm"/>
    </style:style>
    <style:style style:name="Tabelle35.1" style:family="table-row">
      <style:table-row-properties fo:keep-together="auto"/>
    </style:style>
    <style:style style:name="Tabelle3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5.B1" style:family="table-cell">
      <style:table-cell-properties style:vertical-align="top" fo:background-color="#cccccc" fo:padding="0.097cm" fo:border="0.05pt solid #000000" style:writing-mode="lr-tb">
        <style:background-image/>
      </style:table-cell-properties>
    </style:style>
    <style:style style:name="Tabelle3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1" style:family="table">
      <style:table-properties style:width="15.46cm" fo:margin-left="0.028cm" table:align="left" style:writing-mode="lr-tb"/>
    </style:style>
    <style:style style:name="Tabelle141.A" style:family="table-column">
      <style:table-column-properties style:column-width="7.467cm"/>
    </style:style>
    <style:style style:name="Tabelle141.B" style:family="table-column">
      <style:table-column-properties style:column-width="7.994cm"/>
    </style:style>
    <style:style style:name="Tabelle141.1" style:family="table-row">
      <style:table-row-properties fo:keep-together="auto"/>
    </style:style>
    <style:style style:name="Tabelle14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1.B1" style:family="table-cell">
      <style:table-cell-properties style:vertical-align="top" fo:background-color="#cccccc" fo:padding="0.097cm" fo:border="0.05pt solid #000000" style:writing-mode="lr-tb">
        <style:background-image/>
      </style:table-cell-properties>
    </style:style>
    <style:style style:name="Tabelle14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6" style:family="table">
      <style:table-properties style:width="15.372cm" fo:margin-left="0.116cm" table:align="left" style:writing-mode="lr-tb"/>
    </style:style>
    <style:style style:name="Tabelle46.A" style:family="table-column">
      <style:table-column-properties style:column-width="8.819cm"/>
    </style:style>
    <style:style style:name="Tabelle46.B" style:family="table-column">
      <style:table-column-properties style:column-width="6.553cm"/>
    </style:style>
    <style:style style:name="Tabelle46.1" style:family="table-row">
      <style:table-row-properties fo:keep-together="auto"/>
    </style:style>
    <style:style style:name="Tabelle4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6.B1" style:family="table-cell">
      <style:table-cell-properties style:vertical-align="top" fo:background-color="#cccccc" fo:padding="0.097cm" fo:border="0.05pt solid #000000" style:writing-mode="lr-tb">
        <style:background-image/>
      </style:table-cell-properties>
    </style:style>
    <style:style style:name="Tabelle4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 style:family="table">
      <style:table-properties style:width="15.489cm" table:align="left" style:writing-mode="lr-tb"/>
    </style:style>
    <style:style style:name="Tabelle6.A" style:family="table-column">
      <style:table-column-properties style:column-width="8.943cm"/>
    </style:style>
    <style:style style:name="Tabelle6.B" style:family="table-column">
      <style:table-column-properties style:column-width="6.546cm"/>
    </style:style>
    <style:style style:name="Tabelle6.1" style:family="table-row">
      <style:table-row-properties fo:keep-together="auto"/>
    </style:style>
    <style:style style:name="Tabelle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B1" style:family="table-cell">
      <style:table-cell-properties style:vertical-align="top" fo:background-color="#cccccc" fo:padding="0.097cm" fo:border="0.05pt solid #000000" style:writing-mode="lr-tb">
        <style:background-image/>
      </style:table-cell-properties>
    </style:style>
    <style:style style:name="Tabelle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8" style:family="table">
      <style:table-properties style:width="15.489cm" table:align="left" style:writing-mode="lr-tb"/>
    </style:style>
    <style:style style:name="Tabelle108.A" style:family="table-column">
      <style:table-column-properties style:column-width="8.943cm"/>
    </style:style>
    <style:style style:name="Tabelle108.B" style:family="table-column">
      <style:table-column-properties style:column-width="6.546cm"/>
    </style:style>
    <style:style style:name="Tabelle108.1" style:family="table-row">
      <style:table-row-properties fo:keep-together="auto"/>
    </style:style>
    <style:style style:name="Tabelle10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8.B1" style:family="table-cell">
      <style:table-cell-properties style:vertical-align="top" fo:background-color="#cccccc" fo:padding="0.097cm" fo:border="0.05pt solid #000000" style:writing-mode="lr-tb">
        <style:background-image/>
      </style:table-cell-properties>
    </style:style>
    <style:style style:name="Tabelle10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2" style:family="table">
      <style:table-properties style:width="15.489cm" table:align="left" style:writing-mode="lr-tb"/>
    </style:style>
    <style:style style:name="Tabelle22.A" style:family="table-column">
      <style:table-column-properties style:column-width="6.588cm"/>
    </style:style>
    <style:style style:name="Tabelle22.B" style:family="table-column">
      <style:table-column-properties style:column-width="8.901cm"/>
    </style:style>
    <style:style style:name="Tabelle22.1" style:family="table-row">
      <style:table-row-properties fo:keep-together="auto"/>
    </style:style>
    <style:style style:name="Tabelle2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2.B1" style:family="table-cell">
      <style:table-cell-properties style:vertical-align="top" fo:background-color="#cccccc" fo:padding="0.097cm" fo:border="0.05pt solid #000000" style:writing-mode="lr-tb">
        <style:background-image/>
      </style:table-cell-properties>
    </style:style>
    <style:style style:name="Tabelle2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8" style:family="table">
      <style:table-properties style:width="15.489cm" table:align="left" style:writing-mode="lr-tb"/>
    </style:style>
    <style:style style:name="Tabelle28.A" style:family="table-column">
      <style:table-column-properties style:column-width="6.006cm"/>
    </style:style>
    <style:style style:name="Tabelle28.B" style:family="table-column">
      <style:table-column-properties style:column-width="9.483cm"/>
    </style:style>
    <style:style style:name="Tabelle28.1" style:family="table-row">
      <style:table-row-properties fo:keep-together="auto"/>
    </style:style>
    <style:style style:name="Tabelle2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8.B1" style:family="table-cell">
      <style:table-cell-properties style:vertical-align="top" fo:background-color="#cccccc" fo:padding="0.097cm" fo:border="0.05pt solid #000000" style:writing-mode="lr-tb">
        <style:background-image/>
      </style:table-cell-properties>
    </style:style>
    <style:style style:name="Tabelle2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0" style:family="table">
      <style:table-properties style:width="15.489cm" table:align="left" style:writing-mode="lr-tb"/>
    </style:style>
    <style:style style:name="Tabelle30.A" style:family="table-column">
      <style:table-column-properties style:column-width="7.371cm"/>
    </style:style>
    <style:style style:name="Tabelle30.B" style:family="table-column">
      <style:table-column-properties style:column-width="8.117cm"/>
    </style:style>
    <style:style style:name="Tabelle30.1" style:family="table-row">
      <style:table-row-properties fo:keep-together="auto"/>
    </style:style>
    <style:style style:name="Tabelle3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0.B1" style:family="table-cell">
      <style:table-cell-properties style:vertical-align="top" fo:background-color="#cccccc" fo:padding="0.097cm" fo:border="0.05pt solid #000000" style:writing-mode="lr-tb">
        <style:background-image/>
      </style:table-cell-properties>
    </style:style>
    <style:style style:name="Tabelle3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3" style:family="table">
      <style:table-properties style:width="15.489cm" table:align="left" style:writing-mode="lr-tb"/>
    </style:style>
    <style:style style:name="Tabelle33.A" style:family="table-column">
      <style:table-column-properties style:column-width="7.371cm"/>
    </style:style>
    <style:style style:name="Tabelle33.B" style:family="table-column">
      <style:table-column-properties style:column-width="8.117cm"/>
    </style:style>
    <style:style style:name="Tabelle33.1" style:family="table-row">
      <style:table-row-properties fo:keep-together="auto"/>
    </style:style>
    <style:style style:name="Tabelle3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3.B1" style:family="table-cell">
      <style:table-cell-properties style:vertical-align="top" fo:background-color="#cccccc" fo:padding="0.097cm" fo:border="0.05pt solid #000000" style:writing-mode="lr-tb">
        <style:background-image/>
      </style:table-cell-properties>
    </style:style>
    <style:style style:name="Tabelle3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7" style:family="table">
      <style:table-properties style:width="15.489cm" table:align="left" style:writing-mode="lr-tb"/>
    </style:style>
    <style:style style:name="Tabelle57.A" style:family="table-column">
      <style:table-column-properties style:column-width="6.694cm"/>
    </style:style>
    <style:style style:name="Tabelle57.B" style:family="table-column">
      <style:table-column-properties style:column-width="8.795cm"/>
    </style:style>
    <style:style style:name="Tabelle57.1" style:family="table-row">
      <style:table-row-properties fo:keep-together="auto"/>
    </style:style>
    <style:style style:name="Tabelle5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7.B1" style:family="table-cell">
      <style:table-cell-properties style:vertical-align="top" fo:background-color="#cccccc" fo:padding="0.097cm" fo:border="0.05pt solid #000000" style:writing-mode="lr-tb">
        <style:background-image/>
      </style:table-cell-properties>
    </style:style>
    <style:style style:name="Tabelle5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 style:family="table">
      <style:table-properties style:width="15.489cm" table:align="left" style:writing-mode="lr-tb"/>
    </style:style>
    <style:style style:name="Tabelle9.A" style:family="table-column">
      <style:table-column-properties style:column-width="7.371cm"/>
    </style:style>
    <style:style style:name="Tabelle9.B" style:family="table-column">
      <style:table-column-properties style:column-width="8.117cm"/>
    </style:style>
    <style:style style:name="Tabelle9.1" style:family="table-row">
      <style:table-row-properties fo:keep-together="auto"/>
    </style:style>
    <style:style style:name="Tabelle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B1" style:family="table-cell">
      <style:table-cell-properties style:vertical-align="top" fo:background-color="#cccccc" fo:padding="0.097cm" fo:border="0.05pt solid #000000" style:writing-mode="lr-tb">
        <style:background-image/>
      </style:table-cell-properties>
    </style:style>
    <style:style style:name="Tabelle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6" style:family="table">
      <style:table-properties style:width="15.489cm" table:align="left" style:writing-mode="lr-tb"/>
    </style:style>
    <style:style style:name="Tabelle36.A" style:family="table-column">
      <style:table-column-properties style:column-width="7.371cm"/>
    </style:style>
    <style:style style:name="Tabelle36.B" style:family="table-column">
      <style:table-column-properties style:column-width="8.117cm"/>
    </style:style>
    <style:style style:name="Tabelle36.1" style:family="table-row">
      <style:table-row-properties fo:keep-together="auto"/>
    </style:style>
    <style:style style:name="Tabelle3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6.B1" style:family="table-cell">
      <style:table-cell-properties style:vertical-align="top" fo:background-color="#cccccc" fo:padding="0.097cm" fo:border="0.05pt solid #000000" style:writing-mode="lr-tb">
        <style:background-image/>
      </style:table-cell-properties>
    </style:style>
    <style:style style:name="Tabelle3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 style:family="table">
      <style:table-properties style:width="15.489cm" table:align="left" style:writing-mode="lr-tb"/>
    </style:style>
    <style:style style:name="Tabelle5.A" style:family="table-column">
      <style:table-column-properties style:column-width="6.535cm"/>
    </style:style>
    <style:style style:name="Tabelle5.B" style:family="table-column">
      <style:table-column-properties style:column-width="8.954cm"/>
    </style:style>
    <style:style style:name="Tabelle5.1" style:family="table-row">
      <style:table-row-properties fo:keep-together="auto"/>
    </style:style>
    <style:style style:name="Tabelle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B1" style:family="table-cell">
      <style:table-cell-properties style:vertical-align="top" fo:background-color="#cccccc" fo:padding="0.097cm" fo:border="0.05pt solid #000000" style:writing-mode="lr-tb">
        <style:background-image/>
      </style:table-cell-properties>
    </style:style>
    <style:style style:name="Tabelle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 style:family="table">
      <style:table-properties style:width="15.489cm" table:align="left" style:writing-mode="lr-tb"/>
    </style:style>
    <style:style style:name="Tabelle7.A" style:family="table-column">
      <style:table-column-properties style:column-width="7.371cm"/>
    </style:style>
    <style:style style:name="Tabelle7.B" style:family="table-column">
      <style:table-column-properties style:column-width="8.117cm"/>
    </style:style>
    <style:style style:name="Tabelle7.1" style:family="table-row">
      <style:table-row-properties fo:keep-together="auto"/>
    </style:style>
    <style:style style:name="Tabelle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B1" style:family="table-cell">
      <style:table-cell-properties style:vertical-align="top" fo:background-color="#cccccc" fo:padding="0.097cm" fo:border="0.05pt solid #000000" style:writing-mode="lr-tb">
        <style:background-image/>
      </style:table-cell-properties>
    </style:style>
    <style:style style:name="Tabelle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1" style:family="table">
      <style:table-properties style:width="15.489cm" table:align="left" style:writing-mode="lr-tb"/>
    </style:style>
    <style:style style:name="Tabelle101.A" style:family="table-column">
      <style:table-column-properties style:column-width="7.371cm"/>
    </style:style>
    <style:style style:name="Tabelle101.B" style:family="table-column">
      <style:table-column-properties style:column-width="8.117cm"/>
    </style:style>
    <style:style style:name="Tabelle101.1" style:family="table-row">
      <style:table-row-properties fo:keep-together="auto"/>
    </style:style>
    <style:style style:name="Tabelle10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1.B1" style:family="table-cell">
      <style:table-cell-properties style:vertical-align="top" fo:background-color="#cccccc" fo:padding="0.097cm" fo:border="0.05pt solid #000000" style:writing-mode="lr-tb">
        <style:background-image/>
      </style:table-cell-properties>
    </style:style>
    <style:style style:name="Tabelle10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2" style:family="table">
      <style:table-properties style:width="15.489cm" table:align="left" style:writing-mode="lr-tb"/>
    </style:style>
    <style:style style:name="Tabelle102.A" style:family="table-column">
      <style:table-column-properties style:column-width="7.371cm"/>
    </style:style>
    <style:style style:name="Tabelle102.B" style:family="table-column">
      <style:table-column-properties style:column-width="8.117cm"/>
    </style:style>
    <style:style style:name="Tabelle102.1" style:family="table-row">
      <style:table-row-properties fo:keep-together="auto"/>
    </style:style>
    <style:style style:name="Tabelle10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2.B1" style:family="table-cell">
      <style:table-cell-properties style:vertical-align="top" fo:background-color="#cccccc" fo:padding="0.097cm" fo:border="0.05pt solid #000000" style:writing-mode="lr-tb">
        <style:background-image/>
      </style:table-cell-properties>
    </style:style>
    <style:style style:name="Tabelle10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3" style:family="table">
      <style:table-properties style:width="15.489cm" table:align="left" style:writing-mode="lr-tb"/>
    </style:style>
    <style:style style:name="Tabelle103.A" style:family="table-column">
      <style:table-column-properties style:column-width="7.371cm"/>
    </style:style>
    <style:style style:name="Tabelle103.B" style:family="table-column">
      <style:table-column-properties style:column-width="8.117cm"/>
    </style:style>
    <style:style style:name="Tabelle103.1" style:family="table-row">
      <style:table-row-properties fo:keep-together="auto"/>
    </style:style>
    <style:style style:name="Tabelle10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3.B1" style:family="table-cell">
      <style:table-cell-properties style:vertical-align="top" fo:background-color="#cccccc" fo:padding="0.097cm" fo:border="0.05pt solid #000000" style:writing-mode="lr-tb">
        <style:background-image/>
      </style:table-cell-properties>
    </style:style>
    <style:style style:name="Tabelle10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4" style:family="table">
      <style:table-properties style:width="15.489cm" table:align="left" style:writing-mode="lr-tb"/>
    </style:style>
    <style:style style:name="Tabelle104.A" style:family="table-column">
      <style:table-column-properties style:column-width="7.371cm"/>
    </style:style>
    <style:style style:name="Tabelle104.B" style:family="table-column">
      <style:table-column-properties style:column-width="8.117cm"/>
    </style:style>
    <style:style style:name="Tabelle104.1" style:family="table-row">
      <style:table-row-properties fo:keep-together="auto"/>
    </style:style>
    <style:style style:name="Tabelle10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4.B1" style:family="table-cell">
      <style:table-cell-properties style:vertical-align="top" fo:background-color="#cccccc" fo:padding="0.097cm" fo:border="0.05pt solid #000000" style:writing-mode="lr-tb">
        <style:background-image/>
      </style:table-cell-properties>
    </style:style>
    <style:style style:name="Tabelle10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6" style:family="table">
      <style:table-properties style:width="15.489cm" table:align="left" style:writing-mode="lr-tb"/>
    </style:style>
    <style:style style:name="Tabelle116.A" style:family="table-column">
      <style:table-column-properties style:column-width="7.371cm"/>
    </style:style>
    <style:style style:name="Tabelle116.B" style:family="table-column">
      <style:table-column-properties style:column-width="8.117cm"/>
    </style:style>
    <style:style style:name="Tabelle116.1" style:family="table-row">
      <style:table-row-properties fo:keep-together="auto"/>
    </style:style>
    <style:style style:name="Tabelle11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6.B1" style:family="table-cell">
      <style:table-cell-properties style:vertical-align="top" fo:background-color="#cccccc" fo:padding="0.097cm" fo:border="0.05pt solid #000000" style:writing-mode="lr-tb">
        <style:background-image/>
      </style:table-cell-properties>
    </style:style>
    <style:style style:name="Tabelle11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7" style:family="table">
      <style:table-properties style:width="15.489cm" table:align="left" style:writing-mode="lr-tb"/>
    </style:style>
    <style:style style:name="Tabelle87.A" style:family="table-column">
      <style:table-column-properties style:column-width="7.371cm"/>
    </style:style>
    <style:style style:name="Tabelle87.B" style:family="table-column">
      <style:table-column-properties style:column-width="8.117cm"/>
    </style:style>
    <style:style style:name="Tabelle87.1" style:family="table-row">
      <style:table-row-properties fo:keep-together="auto"/>
    </style:style>
    <style:style style:name="Tabelle8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7.B1" style:family="table-cell">
      <style:table-cell-properties style:vertical-align="top" fo:background-color="#cccccc" fo:padding="0.097cm" fo:border="0.05pt solid #000000" style:writing-mode="lr-tb">
        <style:background-image/>
      </style:table-cell-properties>
    </style:style>
    <style:style style:name="Tabelle8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2" style:family="table">
      <style:table-properties style:width="15.489cm" table:align="left" style:writing-mode="lr-tb"/>
    </style:style>
    <style:style style:name="Tabelle42.A" style:family="table-column">
      <style:table-column-properties style:column-width="7.371cm"/>
    </style:style>
    <style:style style:name="Tabelle42.B" style:family="table-column">
      <style:table-column-properties style:column-width="8.117cm"/>
    </style:style>
    <style:style style:name="Tabelle42.1" style:family="table-row">
      <style:table-row-properties fo:keep-together="auto"/>
    </style:style>
    <style:style style:name="Tabelle4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2.B1" style:family="table-cell">
      <style:table-cell-properties style:vertical-align="top" fo:background-color="#cccccc" fo:padding="0.097cm" fo:border="0.05pt solid #000000" style:writing-mode="lr-tb">
        <style:background-image/>
      </style:table-cell-properties>
    </style:style>
    <style:style style:name="Tabelle4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2" style:family="table">
      <style:table-properties style:width="15.489cm" table:align="left" style:writing-mode="lr-tb"/>
    </style:style>
    <style:style style:name="Tabelle32.A" style:family="table-column">
      <style:table-column-properties style:column-width="7.371cm"/>
    </style:style>
    <style:style style:name="Tabelle32.B" style:family="table-column">
      <style:table-column-properties style:column-width="8.117cm"/>
    </style:style>
    <style:style style:name="Tabelle32.1" style:family="table-row">
      <style:table-row-properties fo:keep-together="auto"/>
    </style:style>
    <style:style style:name="Tabelle3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2.B1" style:family="table-cell">
      <style:table-cell-properties style:vertical-align="top" fo:background-color="#cccccc" fo:padding="0.097cm" fo:border="0.05pt solid #000000" style:writing-mode="lr-tb">
        <style:background-image/>
      </style:table-cell-properties>
    </style:style>
    <style:style style:name="Tabelle3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9" style:family="table">
      <style:table-properties style:width="15.489cm" table:align="left" style:writing-mode="lr-tb"/>
    </style:style>
    <style:style style:name="Tabelle19.A" style:family="table-column">
      <style:table-column-properties style:column-width="7.371cm"/>
    </style:style>
    <style:style style:name="Tabelle19.B" style:family="table-column">
      <style:table-column-properties style:column-width="8.117cm"/>
    </style:style>
    <style:style style:name="Tabelle19.1" style:family="table-row">
      <style:table-row-properties fo:keep-together="auto"/>
    </style:style>
    <style:style style:name="Tabelle1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9.B1" style:family="table-cell">
      <style:table-cell-properties style:vertical-align="top" fo:background-color="#cccccc" fo:padding="0.097cm" fo:border="0.05pt solid #000000" style:writing-mode="lr-tb">
        <style:background-image/>
      </style:table-cell-properties>
    </style:style>
    <style:style style:name="Tabelle1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7" style:family="table">
      <style:table-properties style:width="15.489cm" table:align="left" style:writing-mode="lr-tb"/>
    </style:style>
    <style:style style:name="Tabelle37.A" style:family="table-column">
      <style:table-column-properties style:column-width="7.371cm"/>
    </style:style>
    <style:style style:name="Tabelle37.B" style:family="table-column">
      <style:table-column-properties style:column-width="8.117cm"/>
    </style:style>
    <style:style style:name="Tabelle37.1" style:family="table-row">
      <style:table-row-properties fo:keep-together="auto"/>
    </style:style>
    <style:style style:name="Tabelle3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7.B1" style:family="table-cell">
      <style:table-cell-properties style:vertical-align="top" fo:background-color="#cccccc" fo:padding="0.097cm" fo:border="0.05pt solid #000000" style:writing-mode="lr-tb">
        <style:background-image/>
      </style:table-cell-properties>
    </style:style>
    <style:style style:name="Tabelle3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1" style:family="table">
      <style:table-properties style:width="15.489cm" table:align="left" style:writing-mode="lr-tb"/>
    </style:style>
    <style:style style:name="Tabelle41.A" style:family="table-column">
      <style:table-column-properties style:column-width="7.371cm"/>
    </style:style>
    <style:style style:name="Tabelle41.B" style:family="table-column">
      <style:table-column-properties style:column-width="8.117cm"/>
    </style:style>
    <style:style style:name="Tabelle41.1" style:family="table-row">
      <style:table-row-properties fo:keep-together="auto"/>
    </style:style>
    <style:style style:name="Tabelle4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1.B1" style:family="table-cell">
      <style:table-cell-properties style:vertical-align="top" fo:background-color="#cccccc" fo:padding="0.097cm" fo:border="0.05pt solid #000000" style:writing-mode="lr-tb">
        <style:background-image/>
      </style:table-cell-properties>
    </style:style>
    <style:style style:name="Tabelle4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0" style:family="table">
      <style:table-properties style:width="15.489cm" table:align="left" style:writing-mode="lr-tb"/>
    </style:style>
    <style:style style:name="Tabelle40.A" style:family="table-column">
      <style:table-column-properties style:column-width="3.26cm"/>
    </style:style>
    <style:style style:name="Tabelle40.B" style:family="table-column">
      <style:table-column-properties style:column-width="12.229cm"/>
    </style:style>
    <style:style style:name="Tabelle40.1" style:family="table-row">
      <style:table-row-properties fo:keep-together="auto"/>
    </style:style>
    <style:style style:name="Tabelle4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0.B1" style:family="table-cell">
      <style:table-cell-properties style:vertical-align="top" fo:background-color="#cccccc" fo:padding="0.097cm" fo:border="0.05pt solid #000000" style:writing-mode="lr-tb">
        <style:background-image/>
      </style:table-cell-properties>
    </style:style>
    <style:style style:name="Tabelle4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2" style:family="table">
      <style:table-properties style:width="15.489cm" table:align="left" style:writing-mode="lr-tb"/>
    </style:style>
    <style:style style:name="Tabelle52.A" style:family="table-column">
      <style:table-column-properties style:column-width="7.371cm"/>
    </style:style>
    <style:style style:name="Tabelle52.B" style:family="table-column">
      <style:table-column-properties style:column-width="8.117cm"/>
    </style:style>
    <style:style style:name="Tabelle52.1" style:family="table-row">
      <style:table-row-properties fo:keep-together="auto"/>
    </style:style>
    <style:style style:name="Tabelle5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2.B1" style:family="table-cell">
      <style:table-cell-properties style:vertical-align="top" fo:background-color="#cccccc" fo:padding="0.097cm" fo:border="0.05pt solid #000000" style:writing-mode="lr-tb">
        <style:background-image/>
      </style:table-cell-properties>
    </style:style>
    <style:style style:name="Tabelle5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0" style:family="table">
      <style:table-properties style:width="15.489cm" table:align="left" style:writing-mode="lr-tb"/>
    </style:style>
    <style:style style:name="Tabelle20.A" style:family="table-column">
      <style:table-column-properties style:column-width="7.355cm"/>
    </style:style>
    <style:style style:name="Tabelle20.B" style:family="table-column">
      <style:table-column-properties style:column-width="8.133cm"/>
    </style:style>
    <style:style style:name="Tabelle20.1" style:family="table-row">
      <style:table-row-properties fo:keep-together="auto"/>
    </style:style>
    <style:style style:name="Tabelle2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0.B1" style:family="table-cell">
      <style:table-cell-properties style:vertical-align="top" fo:background-color="#cccccc" fo:padding="0.097cm" fo:border="0.05pt solid #000000" style:writing-mode="lr-tb">
        <style:background-image/>
      </style:table-cell-properties>
    </style:style>
    <style:style style:name="Tabelle2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9" style:family="table">
      <style:table-properties style:width="15.489cm" table:align="left" style:writing-mode="lr-tb"/>
    </style:style>
    <style:style style:name="Tabelle99.A" style:family="table-column">
      <style:table-column-properties style:column-width="7.646cm"/>
    </style:style>
    <style:style style:name="Tabelle99.B" style:family="table-column">
      <style:table-column-properties style:column-width="7.842cm"/>
    </style:style>
    <style:style style:name="Tabelle99.1" style:family="table-row">
      <style:table-row-properties fo:keep-together="auto"/>
    </style:style>
    <style:style style:name="Tabelle9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9.B1" style:family="table-cell">
      <style:table-cell-properties style:vertical-align="top" fo:background-color="#cccccc" fo:padding="0.097cm" fo:border="0.05pt solid #000000" style:writing-mode="lr-tb">
        <style:background-image/>
      </style:table-cell-properties>
    </style:style>
    <style:style style:name="Tabelle9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0" style:family="table">
      <style:table-properties style:width="15.489cm" table:align="left" style:writing-mode="lr-tb"/>
    </style:style>
    <style:style style:name="Tabelle120.A" style:family="table-column">
      <style:table-column-properties style:column-width="6.403cm"/>
    </style:style>
    <style:style style:name="Tabelle120.B" style:family="table-column">
      <style:table-column-properties style:column-width="9.086cm"/>
    </style:style>
    <style:style style:name="Tabelle120.1" style:family="table-row">
      <style:table-row-properties fo:keep-together="auto"/>
    </style:style>
    <style:style style:name="Tabelle12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0.B1" style:family="table-cell">
      <style:table-cell-properties style:vertical-align="top" fo:background-color="#cccccc" fo:padding="0.097cm" fo:border="0.05pt solid #000000" style:writing-mode="lr-tb">
        <style:background-image/>
      </style:table-cell-properties>
    </style:style>
    <style:style style:name="Tabelle12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 style:family="table">
      <style:table-properties style:width="15.489cm" table:align="left" style:writing-mode="lr-tb"/>
    </style:style>
    <style:style style:name="Tabelle11.A" style:family="table-column">
      <style:table-column-properties style:column-width="6.324cm"/>
    </style:style>
    <style:style style:name="Tabelle11.B" style:family="table-column">
      <style:table-column-properties style:column-width="9.165cm"/>
    </style:style>
    <style:style style:name="Tabelle11.1" style:family="table-row">
      <style:table-row-properties fo:keep-together="auto"/>
    </style:style>
    <style:style style:name="Tabelle1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B1" style:family="table-cell">
      <style:table-cell-properties style:vertical-align="top" fo:background-color="#cccccc" fo:padding="0.097cm" fo:border="0.05pt solid #000000" style:writing-mode="lr-tb">
        <style:background-image/>
      </style:table-cell-properties>
    </style:style>
    <style:style style:name="Tabelle1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 style:family="table">
      <style:table-properties style:width="15.489cm" table:align="left" style:writing-mode="lr-tb"/>
    </style:style>
    <style:style style:name="Tabelle15.A" style:family="table-column">
      <style:table-column-properties style:column-width="6.509cm"/>
    </style:style>
    <style:style style:name="Tabelle15.B" style:family="table-column">
      <style:table-column-properties style:column-width="8.98cm"/>
    </style:style>
    <style:style style:name="Tabelle15.1" style:family="table-row">
      <style:table-row-properties fo:keep-together="auto"/>
    </style:style>
    <style:style style:name="Tabelle1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B1" style:family="table-cell">
      <style:table-cell-properties style:vertical-align="top" fo:background-color="#cccccc" fo:padding="0.097cm" fo:border="0.05pt solid #000000" style:writing-mode="lr-tb">
        <style:background-image/>
      </style:table-cell-properties>
    </style:style>
    <style:style style:name="Tabelle1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 style:family="table">
      <style:table-properties style:width="15.489cm" table:align="left" style:writing-mode="lr-tb"/>
    </style:style>
    <style:style style:name="Tabelle13.A" style:family="table-column">
      <style:table-column-properties style:column-width="6.403cm"/>
    </style:style>
    <style:style style:name="Tabelle13.B" style:family="table-column">
      <style:table-column-properties style:column-width="9.086cm"/>
    </style:style>
    <style:style style:name="Tabelle13.1" style:family="table-row">
      <style:table-row-properties fo:keep-together="auto"/>
    </style:style>
    <style:style style:name="Tabelle1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B1" style:family="table-cell">
      <style:table-cell-properties style:vertical-align="top" fo:background-color="#cccccc" fo:padding="0.097cm" fo:border="0.05pt solid #000000" style:writing-mode="lr-tb">
        <style:background-image/>
      </style:table-cell-properties>
    </style:style>
    <style:style style:name="Tabelle1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8" style:family="table">
      <style:table-properties style:width="15.489cm" table:align="left" style:writing-mode="lr-tb"/>
    </style:style>
    <style:style style:name="Tabelle68.A" style:family="table-column">
      <style:table-column-properties style:column-width="6.403cm"/>
    </style:style>
    <style:style style:name="Tabelle68.B" style:family="table-column">
      <style:table-column-properties style:column-width="9.086cm"/>
    </style:style>
    <style:style style:name="Tabelle68.1" style:family="table-row">
      <style:table-row-properties fo:keep-together="auto"/>
    </style:style>
    <style:style style:name="Tabelle6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8.B1" style:family="table-cell">
      <style:table-cell-properties style:vertical-align="top" fo:background-color="#cccccc" fo:padding="0.097cm" fo:border="0.05pt solid #000000" style:writing-mode="lr-tb">
        <style:background-image/>
      </style:table-cell-properties>
    </style:style>
    <style:style style:name="Tabelle6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7" style:family="table">
      <style:table-properties style:width="15.489cm" table:align="left" style:writing-mode="lr-tb"/>
    </style:style>
    <style:style style:name="Tabelle67.A" style:family="table-column">
      <style:table-column-properties style:column-width="6.403cm"/>
    </style:style>
    <style:style style:name="Tabelle67.B" style:family="table-column">
      <style:table-column-properties style:column-width="9.086cm"/>
    </style:style>
    <style:style style:name="Tabelle67.1" style:family="table-row">
      <style:table-row-properties fo:keep-together="auto"/>
    </style:style>
    <style:style style:name="Tabelle6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7.B1" style:family="table-cell">
      <style:table-cell-properties style:vertical-align="top" fo:background-color="#cccccc" fo:padding="0.097cm" fo:border="0.05pt solid #000000" style:writing-mode="lr-tb">
        <style:background-image/>
      </style:table-cell-properties>
    </style:style>
    <style:style style:name="Tabelle6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5" style:family="table">
      <style:table-properties style:width="15.489cm" table:align="left" style:writing-mode="lr-tb"/>
    </style:style>
    <style:style style:name="Tabelle115.A" style:family="table-column">
      <style:table-column-properties style:column-width="6.403cm"/>
    </style:style>
    <style:style style:name="Tabelle115.B" style:family="table-column">
      <style:table-column-properties style:column-width="9.086cm"/>
    </style:style>
    <style:style style:name="Tabelle115.1" style:family="table-row">
      <style:table-row-properties fo:keep-together="auto"/>
    </style:style>
    <style:style style:name="Tabelle11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5.B1" style:family="table-cell">
      <style:table-cell-properties style:vertical-align="top" fo:background-color="#cccccc" fo:padding="0.097cm" fo:border="0.05pt solid #000000" style:writing-mode="lr-tb">
        <style:background-image/>
      </style:table-cell-properties>
    </style:style>
    <style:style style:name="Tabelle11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5" style:family="table">
      <style:table-properties style:width="15.489cm" table:align="left" style:writing-mode="lr-tb"/>
    </style:style>
    <style:style style:name="Tabelle105.A" style:family="table-column">
      <style:table-column-properties style:column-width="6.403cm"/>
    </style:style>
    <style:style style:name="Tabelle105.B" style:family="table-column">
      <style:table-column-properties style:column-width="9.086cm"/>
    </style:style>
    <style:style style:name="Tabelle105.1" style:family="table-row">
      <style:table-row-properties fo:keep-together="auto"/>
    </style:style>
    <style:style style:name="Tabelle10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5.B1" style:family="table-cell">
      <style:table-cell-properties style:vertical-align="top" fo:background-color="#cccccc" fo:padding="0.097cm" fo:border="0.05pt solid #000000" style:writing-mode="lr-tb">
        <style:background-image/>
      </style:table-cell-properties>
    </style:style>
    <style:style style:name="Tabelle10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5" style:family="table">
      <style:table-properties style:width="15.489cm" table:align="left" style:writing-mode="lr-tb"/>
    </style:style>
    <style:style style:name="Tabelle25.A" style:family="table-column">
      <style:table-column-properties style:column-width="7.461cm"/>
    </style:style>
    <style:style style:name="Tabelle25.B" style:family="table-column">
      <style:table-column-properties style:column-width="8.027cm"/>
    </style:style>
    <style:style style:name="Tabelle25.1" style:family="table-row">
      <style:table-row-properties fo:keep-together="auto"/>
    </style:style>
    <style:style style:name="Tabelle2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5.B1" style:family="table-cell">
      <style:table-cell-properties style:vertical-align="top" fo:background-color="#cccccc" fo:padding="0.097cm" fo:border="0.05pt solid #000000" style:writing-mode="lr-tb">
        <style:background-image/>
      </style:table-cell-properties>
    </style:style>
    <style:style style:name="Tabelle2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9" style:family="table">
      <style:table-properties style:width="15.489cm" table:align="left" style:writing-mode="lr-tb"/>
    </style:style>
    <style:style style:name="Tabelle69.A" style:family="table-column">
      <style:table-column-properties style:column-width="7.371cm"/>
    </style:style>
    <style:style style:name="Tabelle69.B" style:family="table-column">
      <style:table-column-properties style:column-width="8.117cm"/>
    </style:style>
    <style:style style:name="Tabelle69.1" style:family="table-row">
      <style:table-row-properties fo:keep-together="auto"/>
    </style:style>
    <style:style style:name="Tabelle6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9.B1" style:family="table-cell">
      <style:table-cell-properties style:vertical-align="top" fo:background-color="#cccccc" fo:padding="0.097cm" fo:border="0.05pt solid #000000" style:writing-mode="lr-tb">
        <style:background-image/>
      </style:table-cell-properties>
    </style:style>
    <style:style style:name="Tabelle6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5" style:family="table">
      <style:table-properties style:width="15.489cm" table:align="left" style:writing-mode="lr-tb"/>
    </style:style>
    <style:style style:name="Tabelle85.A" style:family="table-column">
      <style:table-column-properties style:column-width="7.371cm"/>
    </style:style>
    <style:style style:name="Tabelle85.B" style:family="table-column">
      <style:table-column-properties style:column-width="8.117cm"/>
    </style:style>
    <style:style style:name="Tabelle85.1" style:family="table-row">
      <style:table-row-properties fo:keep-together="auto"/>
    </style:style>
    <style:style style:name="Tabelle8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5.B1" style:family="table-cell">
      <style:table-cell-properties style:vertical-align="top" fo:background-color="#cccccc" fo:padding="0.097cm" fo:border="0.05pt solid #000000" style:writing-mode="lr-tb">
        <style:background-image/>
      </style:table-cell-properties>
    </style:style>
    <style:style style:name="Tabelle8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8" style:family="table">
      <style:table-properties style:width="15.489cm" table:align="left" style:writing-mode="lr-tb"/>
    </style:style>
    <style:style style:name="Tabelle88.A" style:family="table-column">
      <style:table-column-properties style:column-width="7.371cm"/>
    </style:style>
    <style:style style:name="Tabelle88.B" style:family="table-column">
      <style:table-column-properties style:column-width="8.117cm"/>
    </style:style>
    <style:style style:name="Tabelle88.1" style:family="table-row">
      <style:table-row-properties fo:keep-together="auto"/>
    </style:style>
    <style:style style:name="Tabelle8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8.B1" style:family="table-cell">
      <style:table-cell-properties style:vertical-align="top" fo:background-color="#cccccc" fo:padding="0.097cm" fo:border="0.05pt solid #000000" style:writing-mode="lr-tb">
        <style:background-image/>
      </style:table-cell-properties>
    </style:style>
    <style:style style:name="Tabelle8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6" style:family="table">
      <style:table-properties style:width="15.489cm" table:align="left" style:writing-mode="lr-tb"/>
    </style:style>
    <style:style style:name="Tabelle106.A" style:family="table-column">
      <style:table-column-properties style:column-width="7.371cm"/>
    </style:style>
    <style:style style:name="Tabelle106.B" style:family="table-column">
      <style:table-column-properties style:column-width="8.117cm"/>
    </style:style>
    <style:style style:name="Tabelle106.1" style:family="table-row">
      <style:table-row-properties fo:keep-together="auto"/>
    </style:style>
    <style:style style:name="Tabelle10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6.B1" style:family="table-cell">
      <style:table-cell-properties style:vertical-align="top" fo:background-color="#cccccc" fo:padding="0.097cm" fo:border="0.05pt solid #000000" style:writing-mode="lr-tb">
        <style:background-image/>
      </style:table-cell-properties>
    </style:style>
    <style:style style:name="Tabelle10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7" style:family="table">
      <style:table-properties style:width="15.489cm" table:align="left" style:writing-mode="lr-tb"/>
    </style:style>
    <style:style style:name="Tabelle107.A" style:family="table-column">
      <style:table-column-properties style:column-width="7.371cm"/>
    </style:style>
    <style:style style:name="Tabelle107.B" style:family="table-column">
      <style:table-column-properties style:column-width="8.117cm"/>
    </style:style>
    <style:style style:name="Tabelle107.1" style:family="table-row">
      <style:table-row-properties fo:keep-together="auto"/>
    </style:style>
    <style:style style:name="Tabelle10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7.B1" style:family="table-cell">
      <style:table-cell-properties style:vertical-align="top" fo:background-color="#cccccc" fo:padding="0.097cm" fo:border="0.05pt solid #000000" style:writing-mode="lr-tb">
        <style:background-image/>
      </style:table-cell-properties>
    </style:style>
    <style:style style:name="Tabelle10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9" style:family="table">
      <style:table-properties style:width="15.489cm" table:align="left" style:writing-mode="lr-tb"/>
    </style:style>
    <style:style style:name="Tabelle119.A" style:family="table-column">
      <style:table-column-properties style:column-width="7.371cm"/>
    </style:style>
    <style:style style:name="Tabelle119.B" style:family="table-column">
      <style:table-column-properties style:column-width="8.117cm"/>
    </style:style>
    <style:style style:name="Tabelle119.1" style:family="table-row">
      <style:table-row-properties fo:keep-together="auto"/>
    </style:style>
    <style:style style:name="Tabelle11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9.B1" style:family="table-cell">
      <style:table-cell-properties style:vertical-align="top" fo:background-color="#cccccc" fo:padding="0.097cm" fo:border="0.05pt solid #000000" style:writing-mode="lr-tb">
        <style:background-image/>
      </style:table-cell-properties>
    </style:style>
    <style:style style:name="Tabelle11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9" style:family="table">
      <style:table-properties style:width="15.489cm" table:align="left" style:writing-mode="lr-tb"/>
    </style:style>
    <style:style style:name="Tabelle29.A" style:family="table-column">
      <style:table-column-properties style:column-width="7.371cm"/>
    </style:style>
    <style:style style:name="Tabelle29.B" style:family="table-column">
      <style:table-column-properties style:column-width="8.117cm"/>
    </style:style>
    <style:style style:name="Tabelle29.1" style:family="table-row">
      <style:table-row-properties fo:keep-together="auto"/>
    </style:style>
    <style:style style:name="Tabelle2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9.B1" style:family="table-cell">
      <style:table-cell-properties style:vertical-align="top" fo:background-color="#cccccc" fo:padding="0.097cm" fo:border="0.05pt solid #000000" style:writing-mode="lr-tb">
        <style:background-image/>
      </style:table-cell-properties>
    </style:style>
    <style:style style:name="Tabelle2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0" style:family="table">
      <style:table-properties style:width="15.489cm" table:align="left" style:writing-mode="lr-tb"/>
    </style:style>
    <style:style style:name="Tabelle70.A" style:family="table-column">
      <style:table-column-properties style:column-width="7.371cm"/>
    </style:style>
    <style:style style:name="Tabelle70.B" style:family="table-column">
      <style:table-column-properties style:column-width="8.117cm"/>
    </style:style>
    <style:style style:name="Tabelle70.1" style:family="table-row">
      <style:table-row-properties fo:keep-together="auto"/>
    </style:style>
    <style:style style:name="Tabelle7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0.B1" style:family="table-cell">
      <style:table-cell-properties style:vertical-align="top" fo:background-color="#cccccc" fo:padding="0.097cm" fo:border="0.05pt solid #000000" style:writing-mode="lr-tb">
        <style:background-image/>
      </style:table-cell-properties>
    </style:style>
    <style:style style:name="Tabelle7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6" style:family="table">
      <style:table-properties style:width="15.489cm" table:align="left" style:writing-mode="lr-tb"/>
    </style:style>
    <style:style style:name="Tabelle76.A" style:family="table-column">
      <style:table-column-properties style:column-width="7.371cm"/>
    </style:style>
    <style:style style:name="Tabelle76.B" style:family="table-column">
      <style:table-column-properties style:column-width="8.117cm"/>
    </style:style>
    <style:style style:name="Tabelle76.1" style:family="table-row">
      <style:table-row-properties fo:keep-together="auto"/>
    </style:style>
    <style:style style:name="Tabelle7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6.B1" style:family="table-cell">
      <style:table-cell-properties style:vertical-align="top" fo:background-color="#cccccc" fo:padding="0.097cm" fo:border="0.05pt solid #000000" style:writing-mode="lr-tb">
        <style:background-image/>
      </style:table-cell-properties>
    </style:style>
    <style:style style:name="Tabelle7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9" style:family="table">
      <style:table-properties style:width="15.489cm" table:align="left" style:writing-mode="lr-tb"/>
    </style:style>
    <style:style style:name="Tabelle79.A" style:family="table-column">
      <style:table-column-properties style:column-width="6.509cm"/>
    </style:style>
    <style:style style:name="Tabelle79.B" style:family="table-column">
      <style:table-column-properties style:column-width="8.98cm"/>
    </style:style>
    <style:style style:name="Tabelle79.1" style:family="table-row">
      <style:table-row-properties fo:keep-together="auto"/>
    </style:style>
    <style:style style:name="Tabelle7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9.B1" style:family="table-cell">
      <style:table-cell-properties style:vertical-align="top" fo:background-color="#cccccc" fo:padding="0.097cm" fo:border="0.05pt solid #000000" style:writing-mode="lr-tb">
        <style:background-image/>
      </style:table-cell-properties>
    </style:style>
    <style:style style:name="Tabelle7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0" style:family="table">
      <style:table-properties style:width="15.489cm" table:align="left" style:writing-mode="lr-tb"/>
    </style:style>
    <style:style style:name="Tabelle80.A" style:family="table-column">
      <style:table-column-properties style:column-width="7.583cm"/>
    </style:style>
    <style:style style:name="Tabelle80.B" style:family="table-column">
      <style:table-column-properties style:column-width="7.906cm"/>
    </style:style>
    <style:style style:name="Tabelle80.1" style:family="table-row">
      <style:table-row-properties fo:keep-together="auto"/>
    </style:style>
    <style:style style:name="Tabelle8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0.B1" style:family="table-cell">
      <style:table-cell-properties style:vertical-align="top" fo:background-color="#cccccc" fo:padding="0.097cm" fo:border="0.05pt solid #000000" style:writing-mode="lr-tb">
        <style:background-image/>
      </style:table-cell-properties>
    </style:style>
    <style:style style:name="Tabelle8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 style:family="table">
      <style:table-properties style:width="15.489cm" table:align="left" style:writing-mode="lr-tb"/>
    </style:style>
    <style:style style:name="Tabelle16.A" style:family="table-column">
      <style:table-column-properties style:column-width="7.583cm"/>
    </style:style>
    <style:style style:name="Tabelle16.B" style:family="table-column">
      <style:table-column-properties style:column-width="7.906cm"/>
    </style:style>
    <style:style style:name="Tabelle16.1" style:family="table-row">
      <style:table-row-properties fo:keep-together="auto"/>
    </style:style>
    <style:style style:name="Tabelle1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B1" style:family="table-cell">
      <style:table-cell-properties style:vertical-align="top" fo:background-color="#cccccc" fo:padding="0.097cm" fo:border="0.05pt solid #000000" style:writing-mode="lr-tb">
        <style:background-image/>
      </style:table-cell-properties>
    </style:style>
    <style:style style:name="Tabelle1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1" style:family="table">
      <style:table-properties style:width="15.489cm" table:align="left" style:writing-mode="lr-tb"/>
    </style:style>
    <style:style style:name="Tabelle81.A" style:family="table-column">
      <style:table-column-properties style:column-width="6.509cm"/>
    </style:style>
    <style:style style:name="Tabelle81.B" style:family="table-column">
      <style:table-column-properties style:column-width="8.98cm"/>
    </style:style>
    <style:style style:name="Tabelle81.1" style:family="table-row">
      <style:table-row-properties fo:keep-together="auto"/>
    </style:style>
    <style:style style:name="Tabelle8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1.B1" style:family="table-cell">
      <style:table-cell-properties style:vertical-align="top" fo:background-color="#cccccc" fo:padding="0.097cm" fo:border="0.05pt solid #000000" style:writing-mode="lr-tb">
        <style:background-image/>
      </style:table-cell-properties>
    </style:style>
    <style:style style:name="Tabelle8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1" style:family="table">
      <style:table-properties style:width="15.489cm" table:align="left" style:writing-mode="lr-tb"/>
    </style:style>
    <style:style style:name="Tabelle71.A" style:family="table-column">
      <style:table-column-properties style:column-width="7.371cm"/>
    </style:style>
    <style:style style:name="Tabelle71.B" style:family="table-column">
      <style:table-column-properties style:column-width="8.117cm"/>
    </style:style>
    <style:style style:name="Tabelle71.1" style:family="table-row">
      <style:table-row-properties fo:keep-together="auto"/>
    </style:style>
    <style:style style:name="Tabelle7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1.B1" style:family="table-cell">
      <style:table-cell-properties style:vertical-align="top" fo:background-color="#cccccc" fo:padding="0.097cm" fo:border="0.05pt solid #000000" style:writing-mode="lr-tb">
        <style:background-image/>
      </style:table-cell-properties>
    </style:style>
    <style:style style:name="Tabelle7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3" style:family="table">
      <style:table-properties style:width="15.489cm" table:align="left" style:writing-mode="lr-tb"/>
    </style:style>
    <style:style style:name="Tabelle73.A" style:family="table-column">
      <style:table-column-properties style:column-width="7.371cm"/>
    </style:style>
    <style:style style:name="Tabelle73.B" style:family="table-column">
      <style:table-column-properties style:column-width="8.117cm"/>
    </style:style>
    <style:style style:name="Tabelle73.1" style:family="table-row">
      <style:table-row-properties fo:keep-together="auto"/>
    </style:style>
    <style:style style:name="Tabelle7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3.B1" style:family="table-cell">
      <style:table-cell-properties style:vertical-align="top" fo:background-color="#cccccc" fo:padding="0.097cm" fo:border="0.05pt solid #000000" style:writing-mode="lr-tb">
        <style:background-image/>
      </style:table-cell-properties>
    </style:style>
    <style:style style:name="Tabelle7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2" style:family="table">
      <style:table-properties style:width="15.489cm" table:align="left" style:writing-mode="lr-tb"/>
    </style:style>
    <style:style style:name="Tabelle72.A" style:family="table-column">
      <style:table-column-properties style:column-width="7.371cm"/>
    </style:style>
    <style:style style:name="Tabelle72.B" style:family="table-column">
      <style:table-column-properties style:column-width="8.117cm"/>
    </style:style>
    <style:style style:name="Tabelle72.1" style:family="table-row">
      <style:table-row-properties fo:keep-together="auto"/>
    </style:style>
    <style:style style:name="Tabelle7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2.B1" style:family="table-cell">
      <style:table-cell-properties style:vertical-align="top" fo:background-color="#cccccc" fo:padding="0.097cm" fo:border="0.05pt solid #000000" style:writing-mode="lr-tb">
        <style:background-image/>
      </style:table-cell-properties>
    </style:style>
    <style:style style:name="Tabelle7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4" style:family="table">
      <style:table-properties style:width="15.489cm" table:align="left" style:writing-mode="lr-tb"/>
    </style:style>
    <style:style style:name="Tabelle74.A" style:family="table-column">
      <style:table-column-properties style:column-width="7.371cm"/>
    </style:style>
    <style:style style:name="Tabelle74.B" style:family="table-column">
      <style:table-column-properties style:column-width="8.117cm"/>
    </style:style>
    <style:style style:name="Tabelle74.1" style:family="table-row">
      <style:table-row-properties fo:keep-together="auto"/>
    </style:style>
    <style:style style:name="Tabelle7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4.B1" style:family="table-cell">
      <style:table-cell-properties style:vertical-align="top" fo:background-color="#cccccc" fo:padding="0.097cm" fo:border="0.05pt solid #000000" style:writing-mode="lr-tb">
        <style:background-image/>
      </style:table-cell-properties>
    </style:style>
    <style:style style:name="Tabelle7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7" style:family="table">
      <style:table-properties style:width="15.489cm" table:align="left" style:writing-mode="lr-tb"/>
    </style:style>
    <style:style style:name="Tabelle77.A" style:family="table-column">
      <style:table-column-properties style:column-width="7.371cm"/>
    </style:style>
    <style:style style:name="Tabelle77.B" style:family="table-column">
      <style:table-column-properties style:column-width="8.117cm"/>
    </style:style>
    <style:style style:name="Tabelle77.1" style:family="table-row">
      <style:table-row-properties fo:keep-together="auto"/>
    </style:style>
    <style:style style:name="Tabelle7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7.B1" style:family="table-cell">
      <style:table-cell-properties style:vertical-align="top" fo:background-color="#cccccc" fo:padding="0.097cm" fo:border="0.05pt solid #000000" style:writing-mode="lr-tb">
        <style:background-image/>
      </style:table-cell-properties>
    </style:style>
    <style:style style:name="Tabelle7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1" style:family="table">
      <style:table-properties style:width="15.489cm" table:align="left" style:writing-mode="lr-tb"/>
    </style:style>
    <style:style style:name="Tabelle121.A" style:family="table-column">
      <style:table-column-properties style:column-width="7.371cm"/>
    </style:style>
    <style:style style:name="Tabelle121.B" style:family="table-column">
      <style:table-column-properties style:column-width="8.117cm"/>
    </style:style>
    <style:style style:name="Tabelle121.1" style:family="table-row">
      <style:table-row-properties fo:keep-together="auto"/>
    </style:style>
    <style:style style:name="Tabelle12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1.B1" style:family="table-cell">
      <style:table-cell-properties style:vertical-align="top" fo:background-color="#cccccc" fo:padding="0.097cm" fo:border="0.05pt solid #000000" style:writing-mode="lr-tb">
        <style:background-image/>
      </style:table-cell-properties>
    </style:style>
    <style:style style:name="Tabelle12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3" style:family="table">
      <style:table-properties style:width="15.489cm" table:align="left" style:writing-mode="lr-tb"/>
    </style:style>
    <style:style style:name="Tabelle123.A" style:family="table-column">
      <style:table-column-properties style:column-width="7.371cm"/>
    </style:style>
    <style:style style:name="Tabelle123.B" style:family="table-column">
      <style:table-column-properties style:column-width="8.117cm"/>
    </style:style>
    <style:style style:name="Tabelle123.1" style:family="table-row">
      <style:table-row-properties fo:keep-together="auto"/>
    </style:style>
    <style:style style:name="Tabelle12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3.B1" style:family="table-cell">
      <style:table-cell-properties style:vertical-align="top" fo:background-color="#cccccc" fo:padding="0.097cm" fo:border="0.05pt solid #000000" style:writing-mode="lr-tb">
        <style:background-image/>
      </style:table-cell-properties>
    </style:style>
    <style:style style:name="Tabelle12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7" style:family="table">
      <style:table-properties style:width="15.489cm" table:align="left" style:writing-mode="lr-tb"/>
    </style:style>
    <style:style style:name="Tabelle17.A" style:family="table-column">
      <style:table-column-properties style:column-width="7.371cm"/>
    </style:style>
    <style:style style:name="Tabelle17.B" style:family="table-column">
      <style:table-column-properties style:column-width="8.117cm"/>
    </style:style>
    <style:style style:name="Tabelle17.1" style:family="table-row">
      <style:table-row-properties fo:keep-together="auto"/>
    </style:style>
    <style:style style:name="Tabelle1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7.B1" style:family="table-cell">
      <style:table-cell-properties style:vertical-align="top" fo:background-color="#cccccc" fo:padding="0.097cm" fo:border="0.05pt solid #000000" style:writing-mode="lr-tb">
        <style:background-image/>
      </style:table-cell-properties>
    </style:style>
    <style:style style:name="Tabelle1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8" style:family="table">
      <style:table-properties style:width="15.489cm" table:align="left" style:writing-mode="lr-tb"/>
    </style:style>
    <style:style style:name="Tabelle38.A" style:family="table-column">
      <style:table-column-properties style:column-width="7.371cm"/>
    </style:style>
    <style:style style:name="Tabelle38.B" style:family="table-column">
      <style:table-column-properties style:column-width="8.117cm"/>
    </style:style>
    <style:style style:name="Tabelle38.1" style:family="table-row">
      <style:table-row-properties fo:keep-together="auto"/>
    </style:style>
    <style:style style:name="Tabelle3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8.B1" style:family="table-cell">
      <style:table-cell-properties style:vertical-align="top" fo:background-color="#cccccc" fo:padding="0.097cm" fo:border="0.05pt solid #000000" style:writing-mode="lr-tb">
        <style:background-image/>
      </style:table-cell-properties>
    </style:style>
    <style:style style:name="Tabelle3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9" style:family="table">
      <style:table-properties style:width="15.489cm" table:align="left" style:writing-mode="lr-tb"/>
    </style:style>
    <style:style style:name="Tabelle59.A" style:family="table-column">
      <style:table-column-properties style:column-width="7.371cm"/>
    </style:style>
    <style:style style:name="Tabelle59.B" style:family="table-column">
      <style:table-column-properties style:column-width="8.117cm"/>
    </style:style>
    <style:style style:name="Tabelle59.1" style:family="table-row">
      <style:table-row-properties fo:keep-together="auto"/>
    </style:style>
    <style:style style:name="Tabelle5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9.B1" style:family="table-cell">
      <style:table-cell-properties style:vertical-align="top" fo:background-color="#cccccc" fo:padding="0.097cm" fo:border="0.05pt solid #000000" style:writing-mode="lr-tb">
        <style:background-image/>
      </style:table-cell-properties>
    </style:style>
    <style:style style:name="Tabelle5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1" style:family="table">
      <style:table-properties style:width="15.489cm" table:align="left" style:writing-mode="lr-tb"/>
    </style:style>
    <style:style style:name="Tabelle91.A" style:family="table-column">
      <style:table-column-properties style:column-width="6.509cm"/>
    </style:style>
    <style:style style:name="Tabelle91.B" style:family="table-column">
      <style:table-column-properties style:column-width="8.98cm"/>
    </style:style>
    <style:style style:name="Tabelle91.1" style:family="table-row">
      <style:table-row-properties fo:keep-together="auto"/>
    </style:style>
    <style:style style:name="Tabelle9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1.B1" style:family="table-cell">
      <style:table-cell-properties style:vertical-align="top" fo:background-color="#cccccc" fo:padding="0.097cm" fo:border="0.05pt solid #000000" style:writing-mode="lr-tb">
        <style:background-image/>
      </style:table-cell-properties>
    </style:style>
    <style:style style:name="Tabelle9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3" style:family="table">
      <style:table-properties style:width="15.489cm" table:align="left" style:writing-mode="lr-tb"/>
    </style:style>
    <style:style style:name="Tabelle113.A" style:family="table-column">
      <style:table-column-properties style:column-width="7.371cm"/>
    </style:style>
    <style:style style:name="Tabelle113.B" style:family="table-column">
      <style:table-column-properties style:column-width="8.117cm"/>
    </style:style>
    <style:style style:name="Tabelle113.1" style:family="table-row">
      <style:table-row-properties fo:keep-together="auto"/>
    </style:style>
    <style:style style:name="Tabelle11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3.B1" style:family="table-cell">
      <style:table-cell-properties style:vertical-align="top" fo:background-color="#cccccc" fo:padding="0.097cm" fo:border="0.05pt solid #000000" style:writing-mode="lr-tb">
        <style:background-image/>
      </style:table-cell-properties>
    </style:style>
    <style:style style:name="Tabelle11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8" style:family="table">
      <style:table-properties style:width="15.489cm" table:align="left" style:writing-mode="lr-tb"/>
    </style:style>
    <style:style style:name="Tabelle118.A" style:family="table-column">
      <style:table-column-properties style:column-width="7.371cm"/>
    </style:style>
    <style:style style:name="Tabelle118.B" style:family="table-column">
      <style:table-column-properties style:column-width="8.117cm"/>
    </style:style>
    <style:style style:name="Tabelle118.1" style:family="table-row">
      <style:table-row-properties fo:keep-together="auto"/>
    </style:style>
    <style:style style:name="Tabelle11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8.B1" style:family="table-cell">
      <style:table-cell-properties style:vertical-align="top" fo:background-color="#cccccc" fo:padding="0.097cm" fo:border="0.05pt solid #000000" style:writing-mode="lr-tb">
        <style:background-image/>
      </style:table-cell-properties>
    </style:style>
    <style:style style:name="Tabelle11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8" style:family="table">
      <style:table-properties style:width="15.489cm" table:align="left" style:writing-mode="lr-tb"/>
    </style:style>
    <style:style style:name="Tabelle18.A" style:family="table-column">
      <style:table-column-properties style:column-width="7.371cm"/>
    </style:style>
    <style:style style:name="Tabelle18.B" style:family="table-column">
      <style:table-column-properties style:column-width="8.117cm"/>
    </style:style>
    <style:style style:name="Tabelle18.1" style:family="table-row">
      <style:table-row-properties fo:keep-together="auto"/>
    </style:style>
    <style:style style:name="Tabelle1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8.B1" style:family="table-cell">
      <style:table-cell-properties style:vertical-align="top" fo:background-color="#cccccc" fo:padding="0.097cm" fo:border="0.05pt solid #000000" style:writing-mode="lr-tb">
        <style:background-image/>
      </style:table-cell-properties>
    </style:style>
    <style:style style:name="Tabelle1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4" style:family="table">
      <style:table-properties style:width="15.489cm" table:align="left" style:writing-mode="lr-tb"/>
    </style:style>
    <style:style style:name="Tabelle124.A" style:family="table-column">
      <style:table-column-properties style:column-width="7.371cm"/>
    </style:style>
    <style:style style:name="Tabelle124.B" style:family="table-column">
      <style:table-column-properties style:column-width="8.117cm"/>
    </style:style>
    <style:style style:name="Tabelle124.1" style:family="table-row">
      <style:table-row-properties fo:keep-together="auto"/>
    </style:style>
    <style:style style:name="Tabelle12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4.B1" style:family="table-cell">
      <style:table-cell-properties style:vertical-align="top" fo:background-color="#cccccc" fo:padding="0.097cm" fo:border="0.05pt solid #000000" style:writing-mode="lr-tb">
        <style:background-image/>
      </style:table-cell-properties>
    </style:style>
    <style:style style:name="Tabelle12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8" style:family="table">
      <style:table-properties style:width="15.489cm" table:align="left" style:writing-mode="lr-tb"/>
    </style:style>
    <style:style style:name="Tabelle128.A" style:family="table-column">
      <style:table-column-properties style:column-width="7.371cm"/>
    </style:style>
    <style:style style:name="Tabelle128.B" style:family="table-column">
      <style:table-column-properties style:column-width="8.117cm"/>
    </style:style>
    <style:style style:name="Tabelle128.1" style:family="table-row">
      <style:table-row-properties fo:keep-together="auto"/>
    </style:style>
    <style:style style:name="Tabelle12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8.B1" style:family="table-cell">
      <style:table-cell-properties style:vertical-align="top" fo:background-color="#cccccc" fo:padding="0.097cm" fo:border="0.05pt solid #000000" style:writing-mode="lr-tb">
        <style:background-image/>
      </style:table-cell-properties>
    </style:style>
    <style:style style:name="Tabelle12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7" style:family="table">
      <style:table-properties style:width="15.489cm" table:align="left" style:writing-mode="lr-tb"/>
    </style:style>
    <style:style style:name="Tabelle127.A" style:family="table-column">
      <style:table-column-properties style:column-width="7.371cm"/>
    </style:style>
    <style:style style:name="Tabelle127.B" style:family="table-column">
      <style:table-column-properties style:column-width="8.117cm"/>
    </style:style>
    <style:style style:name="Tabelle127.1" style:family="table-row">
      <style:table-row-properties fo:keep-together="auto"/>
    </style:style>
    <style:style style:name="Tabelle12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7.B1" style:family="table-cell">
      <style:table-cell-properties style:vertical-align="top" fo:background-color="#cccccc" fo:padding="0.097cm" fo:border="0.05pt solid #000000" style:writing-mode="lr-tb">
        <style:background-image/>
      </style:table-cell-properties>
    </style:style>
    <style:style style:name="Tabelle12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5" style:family="table">
      <style:table-properties style:width="15.489cm" table:align="left" style:writing-mode="lr-tb"/>
    </style:style>
    <style:style style:name="Tabelle135.A" style:family="table-column">
      <style:table-column-properties style:column-width="7.371cm"/>
    </style:style>
    <style:style style:name="Tabelle135.B" style:family="table-column">
      <style:table-column-properties style:column-width="8.117cm"/>
    </style:style>
    <style:style style:name="Tabelle135.1" style:family="table-row">
      <style:table-row-properties fo:keep-together="auto"/>
    </style:style>
    <style:style style:name="Tabelle13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5.B1" style:family="table-cell">
      <style:table-cell-properties style:vertical-align="top" fo:background-color="#cccccc" fo:padding="0.097cm" fo:border="0.05pt solid #000000" style:writing-mode="lr-tb">
        <style:background-image/>
      </style:table-cell-properties>
    </style:style>
    <style:style style:name="Tabelle13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6" style:family="table">
      <style:table-properties style:width="15.489cm" table:align="left" style:writing-mode="lr-tb"/>
    </style:style>
    <style:style style:name="Tabelle146.A" style:family="table-column">
      <style:table-column-properties style:column-width="7.371cm"/>
    </style:style>
    <style:style style:name="Tabelle146.B" style:family="table-column">
      <style:table-column-properties style:column-width="8.117cm"/>
    </style:style>
    <style:style style:name="Tabelle146.1" style:family="table-row">
      <style:table-row-properties fo:keep-together="auto"/>
    </style:style>
    <style:style style:name="Tabelle14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6.B1" style:family="table-cell">
      <style:table-cell-properties style:vertical-align="top" fo:background-color="#cccccc" fo:padding="0.097cm" fo:border="0.05pt solid #000000" style:writing-mode="lr-tb">
        <style:background-image/>
      </style:table-cell-properties>
    </style:style>
    <style:style style:name="Tabelle14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4" style:family="table">
      <style:table-properties style:width="15.489cm" table:align="left" style:writing-mode="lr-tb"/>
    </style:style>
    <style:style style:name="Tabelle144.A" style:family="table-column">
      <style:table-column-properties style:column-width="7.371cm"/>
    </style:style>
    <style:style style:name="Tabelle144.B" style:family="table-column">
      <style:table-column-properties style:column-width="8.117cm"/>
    </style:style>
    <style:style style:name="Tabelle144.1" style:family="table-row">
      <style:table-row-properties fo:keep-together="auto"/>
    </style:style>
    <style:style style:name="Tabelle14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4.B1" style:family="table-cell">
      <style:table-cell-properties style:vertical-align="top" fo:background-color="#cccccc" fo:padding="0.097cm" fo:border="0.05pt solid #000000" style:writing-mode="lr-tb">
        <style:background-image/>
      </style:table-cell-properties>
    </style:style>
    <style:style style:name="Tabelle14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8" style:family="table">
      <style:table-properties style:width="15.489cm" table:align="left" style:writing-mode="lr-tb"/>
    </style:style>
    <style:style style:name="Tabelle148.A" style:family="table-column">
      <style:table-column-properties style:column-width="7.371cm"/>
    </style:style>
    <style:style style:name="Tabelle148.B" style:family="table-column">
      <style:table-column-properties style:column-width="8.117cm"/>
    </style:style>
    <style:style style:name="Tabelle148.1" style:family="table-row">
      <style:table-row-properties fo:keep-together="auto"/>
    </style:style>
    <style:style style:name="Tabelle14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8.B1" style:family="table-cell">
      <style:table-cell-properties style:vertical-align="top" fo:background-color="#cccccc" fo:padding="0.097cm" fo:border="0.05pt solid #000000" style:writing-mode="lr-tb">
        <style:background-image/>
      </style:table-cell-properties>
    </style:style>
    <style:style style:name="Tabelle14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9" style:family="table">
      <style:table-properties style:width="15.489cm" table:align="left" style:writing-mode="lr-tb"/>
    </style:style>
    <style:style style:name="Tabelle149.A" style:family="table-column">
      <style:table-column-properties style:column-width="7.371cm"/>
    </style:style>
    <style:style style:name="Tabelle149.B" style:family="table-column">
      <style:table-column-properties style:column-width="8.117cm"/>
    </style:style>
    <style:style style:name="Tabelle149.1" style:family="table-row">
      <style:table-row-properties fo:keep-together="auto"/>
    </style:style>
    <style:style style:name="Tabelle14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9.B1" style:family="table-cell">
      <style:table-cell-properties style:vertical-align="top" fo:background-color="#cccccc" fo:padding="0.097cm" fo:border="0.05pt solid #000000" style:writing-mode="lr-tb">
        <style:background-image/>
      </style:table-cell-properties>
    </style:style>
    <style:style style:name="Tabelle14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5" style:family="table">
      <style:table-properties style:width="15.489cm" table:align="left" style:writing-mode="lr-tb"/>
    </style:style>
    <style:style style:name="Tabelle155.A" style:family="table-column">
      <style:table-column-properties style:column-width="6.403cm"/>
    </style:style>
    <style:style style:name="Tabelle155.B" style:family="table-column">
      <style:table-column-properties style:column-width="9.086cm"/>
    </style:style>
    <style:style style:name="Tabelle155.1" style:family="table-row">
      <style:table-row-properties fo:keep-together="auto"/>
    </style:style>
    <style:style style:name="Tabelle15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5.B1" style:family="table-cell">
      <style:table-cell-properties style:vertical-align="top" fo:background-color="#cccccc" fo:padding="0.097cm" fo:border="0.05pt solid #000000" style:writing-mode="lr-tb">
        <style:background-image/>
      </style:table-cell-properties>
    </style:style>
    <style:style style:name="Tabelle15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6" style:family="table">
      <style:table-properties style:width="15.489cm" table:align="left" style:writing-mode="lr-tb"/>
    </style:style>
    <style:style style:name="Tabelle156.A" style:family="table-column">
      <style:table-column-properties style:column-width="6.403cm"/>
    </style:style>
    <style:style style:name="Tabelle156.B" style:family="table-column">
      <style:table-column-properties style:column-width="9.086cm"/>
    </style:style>
    <style:style style:name="Tabelle156.1" style:family="table-row">
      <style:table-row-properties fo:keep-together="auto"/>
    </style:style>
    <style:style style:name="Tabelle15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6.B1" style:family="table-cell">
      <style:table-cell-properties style:vertical-align="top" fo:background-color="#cccccc" fo:padding="0.097cm" fo:border="0.05pt solid #000000" style:writing-mode="lr-tb">
        <style:background-image/>
      </style:table-cell-properties>
    </style:style>
    <style:style style:name="Tabelle15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7" style:family="table">
      <style:table-properties style:width="15.489cm" table:align="left" style:writing-mode="lr-tb"/>
    </style:style>
    <style:style style:name="Tabelle157.A" style:family="table-column">
      <style:table-column-properties style:column-width="6.403cm"/>
    </style:style>
    <style:style style:name="Tabelle157.B" style:family="table-column">
      <style:table-column-properties style:column-width="9.086cm"/>
    </style:style>
    <style:style style:name="Tabelle157.1" style:family="table-row">
      <style:table-row-properties fo:keep-together="auto"/>
    </style:style>
    <style:style style:name="Tabelle15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7.B1" style:family="table-cell">
      <style:table-cell-properties style:vertical-align="top" fo:background-color="#cccccc" fo:padding="0.097cm" fo:border="0.05pt solid #000000" style:writing-mode="lr-tb">
        <style:background-image/>
      </style:table-cell-properties>
    </style:style>
    <style:style style:name="Tabelle15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8" style:family="table">
      <style:table-properties style:width="15.489cm" table:align="left" style:writing-mode="lr-tb"/>
    </style:style>
    <style:style style:name="Tabelle158.A" style:family="table-column">
      <style:table-column-properties style:column-width="6.403cm"/>
    </style:style>
    <style:style style:name="Tabelle158.B" style:family="table-column">
      <style:table-column-properties style:column-width="9.086cm"/>
    </style:style>
    <style:style style:name="Tabelle158.1" style:family="table-row">
      <style:table-row-properties fo:keep-together="auto"/>
    </style:style>
    <style:style style:name="Tabelle15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8.B1" style:family="table-cell">
      <style:table-cell-properties style:vertical-align="top" fo:background-color="#cccccc" fo:padding="0.097cm" fo:border="0.05pt solid #000000" style:writing-mode="lr-tb">
        <style:background-image/>
      </style:table-cell-properties>
    </style:style>
    <style:style style:name="Tabelle15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1" style:family="table">
      <style:table-properties style:width="15.489cm" table:align="left" style:writing-mode="lr-tb"/>
    </style:style>
    <style:style style:name="Tabelle161.A" style:family="table-column">
      <style:table-column-properties style:column-width="6.324cm"/>
    </style:style>
    <style:style style:name="Tabelle161.B" style:family="table-column">
      <style:table-column-properties style:column-width="9.165cm"/>
    </style:style>
    <style:style style:name="Tabelle161.1" style:family="table-row">
      <style:table-row-properties fo:keep-together="auto"/>
    </style:style>
    <style:style style:name="Tabelle16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1.B1" style:family="table-cell">
      <style:table-cell-properties style:vertical-align="top" fo:background-color="#cccccc" fo:padding="0.097cm" fo:border="0.05pt solid #000000" style:writing-mode="lr-tb">
        <style:background-image/>
      </style:table-cell-properties>
    </style:style>
    <style:style style:name="Tabelle16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4" style:family="table">
      <style:table-properties style:width="15.489cm" fo:break-before="auto" fo:break-after="auto" table:align="left" fo:background-color="transparent" fo:keep-with-next="auto" style:may-break-between-rows="true" style:writing-mode="lr-tb">
        <style:background-image/>
      </style:table-properties>
    </style:style>
    <style:style style:name="Tabelle164.A" style:family="table-column">
      <style:table-column-properties style:column-width="6.403cm"/>
    </style:style>
    <style:style style:name="Tabelle164.B" style:family="table-column">
      <style:table-column-properties style:column-width="9.086cm"/>
    </style:style>
    <style:style style:name="Tabelle164.1" style:family="table-row">
      <style:table-row-properties fo:keep-together="auto"/>
    </style:style>
    <style:style style:name="Tabelle16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4.B1" style:family="table-cell">
      <style:table-cell-properties style:vertical-align="top" fo:background-color="#cccccc" fo:padding="0.097cm" fo:border="0.05pt solid #000000" style:writing-mode="lr-tb">
        <style:background-image/>
      </style:table-cell-properties>
    </style:style>
    <style:style style:name="Tabelle16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4.3" style:family="table-row">
      <style:table-row-properties fo:background-color="transparent" fo:keep-together="auto">
        <style:background-image/>
      </style:table-row-properties>
    </style:style>
    <style:style style:name="Tabelle164.7" style:family="table-row">
      <style:table-row-properties style:min-row-height="0.951cm" fo:background-color="transparent" fo:keep-together="auto">
        <style:background-image/>
      </style:table-row-properties>
    </style:style>
    <style:style style:name="Tabelle162" style:family="table">
      <style:table-properties style:width="15.489cm" table:align="left" style:writing-mode="lr-tb"/>
    </style:style>
    <style:style style:name="Tabelle162.A" style:family="table-column">
      <style:table-column-properties style:column-width="6.403cm"/>
    </style:style>
    <style:style style:name="Tabelle162.B" style:family="table-column">
      <style:table-column-properties style:column-width="9.086cm"/>
    </style:style>
    <style:style style:name="Tabelle162.1" style:family="table-row">
      <style:table-row-properties fo:keep-together="auto"/>
    </style:style>
    <style:style style:name="Tabelle16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2.B1" style:family="table-cell">
      <style:table-cell-properties style:vertical-align="top" fo:background-color="#cccccc" fo:padding="0.097cm" fo:border="0.05pt solid #000000" style:writing-mode="lr-tb">
        <style:background-image/>
      </style:table-cell-properties>
    </style:style>
    <style:style style:name="Tabelle16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5" style:family="table">
      <style:table-properties style:width="15.489cm" table:align="left" style:writing-mode="lr-tb"/>
    </style:style>
    <style:style style:name="Tabelle165.A" style:family="table-column">
      <style:table-column-properties style:column-width="6.403cm"/>
    </style:style>
    <style:style style:name="Tabelle165.B" style:family="table-column">
      <style:table-column-properties style:column-width="9.086cm"/>
    </style:style>
    <style:style style:name="Tabelle165.1" style:family="table-row">
      <style:table-row-properties fo:keep-together="auto"/>
    </style:style>
    <style:style style:name="Tabelle16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5.B1" style:family="table-cell">
      <style:table-cell-properties style:vertical-align="top" fo:background-color="#cccccc" fo:padding="0.097cm" fo:border="0.05pt solid #000000" style:writing-mode="lr-tb">
        <style:background-image/>
      </style:table-cell-properties>
    </style:style>
    <style:style style:name="Tabelle16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5" style:family="table">
      <style:table-properties style:width="15.489cm" table:align="left" style:writing-mode="lr-tb"/>
    </style:style>
    <style:style style:name="Tabelle45.A" style:family="table-column">
      <style:table-column-properties style:column-width="7.371cm"/>
    </style:style>
    <style:style style:name="Tabelle45.B" style:family="table-column">
      <style:table-column-properties style:column-width="8.117cm"/>
    </style:style>
    <style:style style:name="Tabelle45.1" style:family="table-row">
      <style:table-row-properties fo:keep-together="auto"/>
    </style:style>
    <style:style style:name="Tabelle4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5.B1" style:family="table-cell">
      <style:table-cell-properties style:vertical-align="top" fo:background-color="#cccccc" fo:padding="0.097cm" fo:border="0.05pt solid #000000" style:writing-mode="lr-tb">
        <style:background-image/>
      </style:table-cell-properties>
    </style:style>
    <style:style style:name="Tabelle4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 style:family="table">
      <style:table-properties style:width="15.489cm" table:align="left" style:writing-mode="lr-tb"/>
    </style:style>
    <style:style style:name="Tabelle10.A" style:family="table-column">
      <style:table-column-properties style:column-width="6.985cm"/>
    </style:style>
    <style:style style:name="Tabelle10.B" style:family="table-column">
      <style:table-column-properties style:column-width="8.504cm"/>
    </style:style>
    <style:style style:name="Tabelle10.1" style:family="table-row">
      <style:table-row-properties fo:keep-together="auto"/>
    </style:style>
    <style:style style:name="Tabelle1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B1" style:family="table-cell">
      <style:table-cell-properties style:vertical-align="top" fo:background-color="#cccccc" fo:padding="0.097cm" fo:border="0.05pt solid #000000" style:writing-mode="lr-tb">
        <style:background-image/>
      </style:table-cell-properties>
    </style:style>
    <style:style style:name="Tabelle1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6" style:family="table">
      <style:table-properties style:width="15.489cm" table:align="left" style:writing-mode="lr-tb"/>
    </style:style>
    <style:style style:name="Tabelle56.A" style:family="table-column">
      <style:table-column-properties style:column-width="6.694cm"/>
    </style:style>
    <style:style style:name="Tabelle56.B" style:family="table-column">
      <style:table-column-properties style:column-width="8.795cm"/>
    </style:style>
    <style:style style:name="Tabelle56.1" style:family="table-row">
      <style:table-row-properties fo:keep-together="auto"/>
    </style:style>
    <style:style style:name="Tabelle5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6.B1" style:family="table-cell">
      <style:table-cell-properties style:vertical-align="top" fo:background-color="#cccccc" fo:padding="0.097cm" fo:border="0.05pt solid #000000" style:writing-mode="lr-tb">
        <style:background-image/>
      </style:table-cell-properties>
    </style:style>
    <style:style style:name="Tabelle5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5" style:family="table">
      <style:table-properties style:width="15.489cm" table:align="left" style:writing-mode="lr-tb"/>
    </style:style>
    <style:style style:name="Tabelle55.A" style:family="table-column">
      <style:table-column-properties style:column-width="7.371cm"/>
    </style:style>
    <style:style style:name="Tabelle55.B" style:family="table-column">
      <style:table-column-properties style:column-width="8.117cm"/>
    </style:style>
    <style:style style:name="Tabelle55.1" style:family="table-row">
      <style:table-row-properties fo:keep-together="auto"/>
    </style:style>
    <style:style style:name="Tabelle5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5.B1" style:family="table-cell">
      <style:table-cell-properties style:vertical-align="top" fo:background-color="#cccccc" fo:padding="0.097cm" fo:border="0.05pt solid #000000" style:writing-mode="lr-tb">
        <style:background-image/>
      </style:table-cell-properties>
    </style:style>
    <style:style style:name="Tabelle5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4" style:family="table">
      <style:table-properties style:width="15.489cm" table:align="left" style:writing-mode="lr-tb"/>
    </style:style>
    <style:style style:name="Tabelle54.A" style:family="table-column">
      <style:table-column-properties style:column-width="6.509cm"/>
    </style:style>
    <style:style style:name="Tabelle54.B" style:family="table-column">
      <style:table-column-properties style:column-width="8.98cm"/>
    </style:style>
    <style:style style:name="Tabelle54.1" style:family="table-row">
      <style:table-row-properties fo:keep-together="auto"/>
    </style:style>
    <style:style style:name="Tabelle5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4.B1" style:family="table-cell">
      <style:table-cell-properties style:vertical-align="top" fo:background-color="#cccccc" fo:padding="0.097cm" fo:border="0.05pt solid #000000" style:writing-mode="lr-tb">
        <style:background-image/>
      </style:table-cell-properties>
    </style:style>
    <style:style style:name="Tabelle5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 style:family="table">
      <style:table-properties style:width="15.489cm" table:align="left" style:writing-mode="lr-tb"/>
    </style:style>
    <style:style style:name="Tabelle8.A" style:family="table-column">
      <style:table-column-properties style:column-width="6.482cm"/>
    </style:style>
    <style:style style:name="Tabelle8.B" style:family="table-column">
      <style:table-column-properties style:column-width="9.006cm"/>
    </style:style>
    <style:style style:name="Tabelle8.1" style:family="table-row">
      <style:table-row-properties fo:keep-together="auto"/>
    </style:style>
    <style:style style:name="Tabelle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B1" style:family="table-cell">
      <style:table-cell-properties style:vertical-align="top" fo:background-color="#cccccc" fo:padding="0.097cm" fo:border="0.05pt solid #000000" style:writing-mode="lr-tb">
        <style:background-image/>
      </style:table-cell-properties>
    </style:style>
    <style:style style:name="Tabelle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 style:family="table">
      <style:table-properties style:width="15.489cm" table:align="left" style:writing-mode="lr-tb"/>
    </style:style>
    <style:style style:name="Tabelle12.A" style:family="table-column">
      <style:table-column-properties style:column-width="7.371cm"/>
    </style:style>
    <style:style style:name="Tabelle12.B" style:family="table-column">
      <style:table-column-properties style:column-width="8.117cm"/>
    </style:style>
    <style:style style:name="Tabelle12.1" style:family="table-row">
      <style:table-row-properties fo:keep-together="auto"/>
    </style:style>
    <style:style style:name="Tabelle1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B1" style:family="table-cell">
      <style:table-cell-properties style:vertical-align="top" fo:background-color="#cccccc" fo:padding="0.097cm" fo:border="0.05pt solid #000000" style:writing-mode="lr-tb">
        <style:background-image/>
      </style:table-cell-properties>
    </style:style>
    <style:style style:name="Tabelle1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4" style:family="table">
      <style:table-properties style:width="15.489cm" table:align="left" style:writing-mode="lr-tb"/>
    </style:style>
    <style:style style:name="Tabelle94.A" style:family="table-column">
      <style:table-column-properties style:column-width="3.26cm"/>
    </style:style>
    <style:style style:name="Tabelle94.B" style:family="table-column">
      <style:table-column-properties style:column-width="12.229cm"/>
    </style:style>
    <style:style style:name="Tabelle94.1" style:family="table-row">
      <style:table-row-properties fo:keep-together="auto"/>
    </style:style>
    <style:style style:name="Tabelle9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4.B1" style:family="table-cell">
      <style:table-cell-properties style:vertical-align="top" fo:background-color="#cccccc" fo:padding="0.097cm" fo:border="0.05pt solid #000000" style:writing-mode="lr-tb">
        <style:background-image/>
      </style:table-cell-properties>
    </style:style>
    <style:style style:name="Tabelle9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1" style:family="table">
      <style:table-properties style:width="15.489cm" table:align="left" style:writing-mode="lr-tb"/>
    </style:style>
    <style:style style:name="Tabelle21.A" style:family="table-column">
      <style:table-column-properties style:column-width="7.371cm"/>
    </style:style>
    <style:style style:name="Tabelle21.B" style:family="table-column">
      <style:table-column-properties style:column-width="8.117cm"/>
    </style:style>
    <style:style style:name="Tabelle21.1" style:family="table-row">
      <style:table-row-properties fo:keep-together="auto"/>
    </style:style>
    <style:style style:name="Tabelle2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1.B1" style:family="table-cell">
      <style:table-cell-properties style:vertical-align="top" fo:background-color="#cccccc" fo:padding="0.097cm" fo:border="0.05pt solid #000000" style:writing-mode="lr-tb">
        <style:background-image/>
      </style:table-cell-properties>
    </style:style>
    <style:style style:name="Tabelle2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9" style:family="table">
      <style:table-properties style:width="15.489cm" table:align="left" style:writing-mode="lr-tb"/>
    </style:style>
    <style:style style:name="Tabelle89.A" style:family="table-column">
      <style:table-column-properties style:column-width="7.371cm"/>
    </style:style>
    <style:style style:name="Tabelle89.B" style:family="table-column">
      <style:table-column-properties style:column-width="8.117cm"/>
    </style:style>
    <style:style style:name="Tabelle89.1" style:family="table-row">
      <style:table-row-properties fo:keep-together="auto"/>
    </style:style>
    <style:style style:name="Tabelle8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9.B1" style:family="table-cell">
      <style:table-cell-properties style:vertical-align="top" fo:background-color="#cccccc" fo:padding="0.097cm" fo:border="0.05pt solid #000000" style:writing-mode="lr-tb">
        <style:background-image/>
      </style:table-cell-properties>
    </style:style>
    <style:style style:name="Tabelle8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3" style:family="table">
      <style:table-properties style:width="15.489cm" table:align="left" style:writing-mode="lr-tb"/>
    </style:style>
    <style:style style:name="Tabelle93.A" style:family="table-column">
      <style:table-column-properties style:column-width="6.694cm"/>
    </style:style>
    <style:style style:name="Tabelle93.B" style:family="table-column">
      <style:table-column-properties style:column-width="8.795cm"/>
    </style:style>
    <style:style style:name="Tabelle93.1" style:family="table-row">
      <style:table-row-properties fo:keep-together="auto"/>
    </style:style>
    <style:style style:name="Tabelle9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3.B1" style:family="table-cell">
      <style:table-cell-properties style:vertical-align="top" fo:background-color="#cccccc" fo:padding="0.097cm" fo:border="0.05pt solid #000000" style:writing-mode="lr-tb">
        <style:background-image/>
      </style:table-cell-properties>
    </style:style>
    <style:style style:name="Tabelle9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3" style:family="table">
      <style:table-properties style:width="15.489cm" table:align="left" style:writing-mode="lr-tb"/>
    </style:style>
    <style:style style:name="Tabelle133.A" style:family="table-column">
      <style:table-column-properties style:column-width="6.694cm"/>
    </style:style>
    <style:style style:name="Tabelle133.B" style:family="table-column">
      <style:table-column-properties style:column-width="8.795cm"/>
    </style:style>
    <style:style style:name="Tabelle133.1" style:family="table-row">
      <style:table-row-properties fo:keep-together="auto"/>
    </style:style>
    <style:style style:name="Tabelle13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3.B1" style:family="table-cell">
      <style:table-cell-properties style:vertical-align="top" fo:background-color="#cccccc" fo:padding="0.097cm" fo:border="0.05pt solid #000000" style:writing-mode="lr-tb">
        <style:background-image/>
      </style:table-cell-properties>
    </style:style>
    <style:style style:name="Tabelle13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4" style:family="table">
      <style:table-properties style:width="15.489cm" table:align="left" style:writing-mode="lr-tb"/>
    </style:style>
    <style:style style:name="Tabelle134.A" style:family="table-column">
      <style:table-column-properties style:column-width="6.694cm"/>
    </style:style>
    <style:style style:name="Tabelle134.B" style:family="table-column">
      <style:table-column-properties style:column-width="8.795cm"/>
    </style:style>
    <style:style style:name="Tabelle134.1" style:family="table-row">
      <style:table-row-properties fo:keep-together="auto"/>
    </style:style>
    <style:style style:name="Tabelle13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4.B1" style:family="table-cell">
      <style:table-cell-properties style:vertical-align="top" fo:background-color="#cccccc" fo:padding="0.097cm" fo:border="0.05pt solid #000000" style:writing-mode="lr-tb">
        <style:background-image/>
      </style:table-cell-properties>
    </style:style>
    <style:style style:name="Tabelle13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5" style:family="table">
      <style:table-properties style:width="15.489cm" table:align="left" style:writing-mode="lr-tb"/>
    </style:style>
    <style:style style:name="Tabelle75.A" style:family="table-column">
      <style:table-column-properties style:column-width="6.694cm"/>
    </style:style>
    <style:style style:name="Tabelle75.B" style:family="table-column">
      <style:table-column-properties style:column-width="8.795cm"/>
    </style:style>
    <style:style style:name="Tabelle75.1" style:family="table-row">
      <style:table-row-properties fo:keep-together="auto"/>
    </style:style>
    <style:style style:name="Tabelle7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5.B1" style:family="table-cell">
      <style:table-cell-properties style:vertical-align="top" fo:background-color="#cccccc" fo:padding="0.097cm" fo:border="0.05pt solid #000000" style:writing-mode="lr-tb">
        <style:background-image/>
      </style:table-cell-properties>
    </style:style>
    <style:style style:name="Tabelle7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2" style:family="table">
      <style:table-properties style:width="15.489cm" table:align="left" style:writing-mode="lr-tb"/>
    </style:style>
    <style:style style:name="Tabelle82.A" style:family="table-column">
      <style:table-column-properties style:column-width="6.694cm"/>
    </style:style>
    <style:style style:name="Tabelle82.B" style:family="table-column">
      <style:table-column-properties style:column-width="8.795cm"/>
    </style:style>
    <style:style style:name="Tabelle82.1" style:family="table-row">
      <style:table-row-properties fo:keep-together="auto"/>
    </style:style>
    <style:style style:name="Tabelle8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2.B1" style:family="table-cell">
      <style:table-cell-properties style:vertical-align="top" fo:background-color="#cccccc" fo:padding="0.097cm" fo:border="0.05pt solid #000000" style:writing-mode="lr-tb">
        <style:background-image/>
      </style:table-cell-properties>
    </style:style>
    <style:style style:name="Tabelle8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7" style:family="table">
      <style:table-properties style:width="15.46cm" fo:margin-left="0.028cm" table:align="left" style:writing-mode="lr-tb"/>
    </style:style>
    <style:style style:name="Tabelle137.A" style:family="table-column">
      <style:table-column-properties style:column-width="7.35cm"/>
    </style:style>
    <style:style style:name="Tabelle137.B" style:family="table-column">
      <style:table-column-properties style:column-width="8.11cm"/>
    </style:style>
    <style:style style:name="Tabelle137.1" style:family="table-row">
      <style:table-row-properties fo:keep-together="auto"/>
    </style:style>
    <style:style style:name="Tabelle13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7.B1" style:family="table-cell">
      <style:table-cell-properties style:vertical-align="top" fo:background-color="#cccccc" fo:padding="0.097cm" fo:border="0.05pt solid #000000" style:writing-mode="lr-tb">
        <style:background-image/>
      </style:table-cell-properties>
    </style:style>
    <style:style style:name="Tabelle13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9" style:family="table">
      <style:table-properties style:width="15.46cm" fo:margin-left="0.028cm" table:align="left" style:writing-mode="lr-tb"/>
    </style:style>
    <style:style style:name="Tabelle139.A" style:family="table-column">
      <style:table-column-properties style:column-width="7.35cm"/>
    </style:style>
    <style:style style:name="Tabelle139.B" style:family="table-column">
      <style:table-column-properties style:column-width="8.11cm"/>
    </style:style>
    <style:style style:name="Tabelle139.1" style:family="table-row">
      <style:table-row-properties fo:keep-together="auto"/>
    </style:style>
    <style:style style:name="Tabelle13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9.B1" style:family="table-cell">
      <style:table-cell-properties style:vertical-align="top" fo:background-color="#cccccc" fo:padding="0.097cm" fo:border="0.05pt solid #000000" style:writing-mode="lr-tb">
        <style:background-image/>
      </style:table-cell-properties>
    </style:style>
    <style:style style:name="Tabelle13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9.A3" style:family="table-cell">
      <style:table-cell-properties style:vertical-align="" fo:background-color="transparent" fo:padding="0cm" fo:border-left="0.05pt solid #000000" fo:border-right="none" fo:border-top="none" fo:border-bottom="none" style:writing-mode="lr-tb">
        <style:background-image/>
      </style:table-cell-properties>
    </style:style>
    <style:style style:name="Tabelle139.B3" style:family="table-cell">
      <style:table-cell-properties style:vertical-align="" fo:background-color="transparent" fo:padding="0cm" fo:border-left="0.05pt solid #000000" fo:border-right="0.05pt solid #000000" fo:border-top="none" fo:border-bottom="none" style:writing-mode="lr-tb">
        <style:background-image/>
      </style:table-cell-properties>
    </style:style>
    <style:style style:name="Tabelle143" style:family="table">
      <style:table-properties style:width="15.46cm" fo:margin-left="0.028cm" table:align="left" style:writing-mode="lr-tb"/>
    </style:style>
    <style:style style:name="Tabelle143.A" style:family="table-column">
      <style:table-column-properties style:column-width="7.35cm"/>
    </style:style>
    <style:style style:name="Tabelle143.B" style:family="table-column">
      <style:table-column-properties style:column-width="8.11cm"/>
    </style:style>
    <style:style style:name="Tabelle143.1" style:family="table-row">
      <style:table-row-properties fo:keep-together="auto"/>
    </style:style>
    <style:style style:name="Tabelle14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3.B1" style:family="table-cell">
      <style:table-cell-properties style:vertical-align="top" fo:background-color="#cccccc" fo:padding="0.097cm" fo:border="0.05pt solid #000000" style:writing-mode="lr-tb">
        <style:background-image/>
      </style:table-cell-properties>
    </style:style>
    <style:style style:name="Tabelle14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2" style:family="table">
      <style:table-properties style:width="15.489cm" table:align="left" style:writing-mode="lr-tb"/>
    </style:style>
    <style:style style:name="Tabelle152.A" style:family="table-column">
      <style:table-column-properties style:column-width="7.371cm"/>
    </style:style>
    <style:style style:name="Tabelle152.B" style:family="table-column">
      <style:table-column-properties style:column-width="8.117cm"/>
    </style:style>
    <style:style style:name="Tabelle152.1" style:family="table-row">
      <style:table-row-properties fo:keep-together="auto"/>
    </style:style>
    <style:style style:name="Tabelle15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2.B1" style:family="table-cell">
      <style:table-cell-properties style:vertical-align="top" fo:background-color="#cccccc" fo:padding="0.097cm" fo:border="0.05pt solid #000000" style:writing-mode="lr-tb">
        <style:background-image/>
      </style:table-cell-properties>
    </style:style>
    <style:style style:name="Tabelle15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4" style:family="table">
      <style:table-properties style:width="15.489cm" table:align="left" style:writing-mode="lr-tb"/>
    </style:style>
    <style:style style:name="Tabelle154.A" style:family="table-column">
      <style:table-column-properties style:column-width="7.371cm"/>
    </style:style>
    <style:style style:name="Tabelle154.B" style:family="table-column">
      <style:table-column-properties style:column-width="8.117cm"/>
    </style:style>
    <style:style style:name="Tabelle154.1" style:family="table-row">
      <style:table-row-properties fo:keep-together="auto"/>
    </style:style>
    <style:style style:name="Tabelle15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4.B1" style:family="table-cell">
      <style:table-cell-properties style:vertical-align="top" fo:background-color="#cccccc" fo:padding="0.097cm" fo:border="0.05pt solid #000000" style:writing-mode="lr-tb">
        <style:background-image/>
      </style:table-cell-properties>
    </style:style>
    <style:style style:name="Tabelle15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5" style:family="table">
      <style:table-properties style:width="15.489cm" table:align="left" style:writing-mode="lr-tb"/>
    </style:style>
    <style:style style:name="Tabelle95.A" style:family="table-column">
      <style:table-column-properties style:column-width="6.509cm"/>
    </style:style>
    <style:style style:name="Tabelle95.B" style:family="table-column">
      <style:table-column-properties style:column-width="8.98cm"/>
    </style:style>
    <style:style style:name="Tabelle95.1" style:family="table-row">
      <style:table-row-properties fo:keep-together="auto"/>
    </style:style>
    <style:style style:name="Tabelle9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5.B1" style:family="table-cell">
      <style:table-cell-properties style:vertical-align="top" fo:background-color="#cccccc" fo:padding="0.097cm" fo:border="0.05pt solid #000000" style:writing-mode="lr-tb">
        <style:background-image/>
      </style:table-cell-properties>
    </style:style>
    <style:style style:name="Tabelle9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6" style:family="table">
      <style:table-properties style:width="15.489cm" table:align="left" style:writing-mode="lr-tb"/>
    </style:style>
    <style:style style:name="Tabelle96.A" style:family="table-column">
      <style:table-column-properties style:column-width="3.26cm"/>
    </style:style>
    <style:style style:name="Tabelle96.B" style:family="table-column">
      <style:table-column-properties style:column-width="12.229cm"/>
    </style:style>
    <style:style style:name="Tabelle96.1" style:family="table-row">
      <style:table-row-properties fo:keep-together="auto"/>
    </style:style>
    <style:style style:name="Tabelle9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6.B1" style:family="table-cell">
      <style:table-cell-properties style:vertical-align="top" fo:background-color="#cccccc" fo:padding="0.097cm" fo:border="0.05pt solid #000000" style:writing-mode="lr-tb">
        <style:background-image/>
      </style:table-cell-properties>
    </style:style>
    <style:style style:name="Tabelle9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8" style:family="table">
      <style:table-properties style:width="15.489cm" table:align="left" style:writing-mode="lr-tb"/>
    </style:style>
    <style:style style:name="Tabelle98.A" style:family="table-column">
      <style:table-column-properties style:column-width="6.509cm"/>
    </style:style>
    <style:style style:name="Tabelle98.B" style:family="table-column">
      <style:table-column-properties style:column-width="8.98cm"/>
    </style:style>
    <style:style style:name="Tabelle98.1" style:family="table-row">
      <style:table-row-properties fo:keep-together="auto"/>
    </style:style>
    <style:style style:name="Tabelle9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8.B1" style:family="table-cell">
      <style:table-cell-properties style:vertical-align="top" fo:background-color="#cccccc" fo:padding="0.097cm" fo:border="0.05pt solid #000000" style:writing-mode="lr-tb">
        <style:background-image/>
      </style:table-cell-properties>
    </style:style>
    <style:style style:name="Tabelle9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7" style:family="table">
      <style:table-properties style:width="15.489cm" table:align="left" style:writing-mode="lr-tb"/>
    </style:style>
    <style:style style:name="Tabelle97.A" style:family="table-column">
      <style:table-column-properties style:column-width="3.26cm"/>
    </style:style>
    <style:style style:name="Tabelle97.B" style:family="table-column">
      <style:table-column-properties style:column-width="12.229cm"/>
    </style:style>
    <style:style style:name="Tabelle97.1" style:family="table-row">
      <style:table-row-properties fo:keep-together="auto"/>
    </style:style>
    <style:style style:name="Tabelle9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7.B1" style:family="table-cell">
      <style:table-cell-properties style:vertical-align="top" fo:background-color="#cccccc" fo:padding="0.097cm" fo:border="0.05pt solid #000000" style:writing-mode="lr-tb">
        <style:background-image/>
      </style:table-cell-properties>
    </style:style>
    <style:style style:name="Tabelle9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8" style:family="table">
      <style:table-properties style:width="15.489cm" table:align="left" style:writing-mode="lr-tb"/>
    </style:style>
    <style:style style:name="Tabelle138.A" style:family="table-column">
      <style:table-column-properties style:column-width="7.371cm"/>
    </style:style>
    <style:style style:name="Tabelle138.B" style:family="table-column">
      <style:table-column-properties style:column-width="8.117cm"/>
    </style:style>
    <style:style style:name="Tabelle138.1" style:family="table-row">
      <style:table-row-properties fo:keep-together="auto"/>
    </style:style>
    <style:style style:name="Tabelle13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8.B1" style:family="table-cell">
      <style:table-cell-properties style:vertical-align="top" fo:background-color="#cccccc" fo:padding="0.097cm" fo:border="0.05pt solid #000000" style:writing-mode="lr-tb">
        <style:background-image/>
      </style:table-cell-properties>
    </style:style>
    <style:style style:name="Tabelle13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1" style:family="table">
      <style:table-properties style:width="15.489cm" table:align="left" style:writing-mode="lr-tb"/>
    </style:style>
    <style:style style:name="Tabelle151.A" style:family="table-column">
      <style:table-column-properties style:column-width="7.371cm"/>
    </style:style>
    <style:style style:name="Tabelle151.B" style:family="table-column">
      <style:table-column-properties style:column-width="8.117cm"/>
    </style:style>
    <style:style style:name="Tabelle151.1" style:family="table-row">
      <style:table-row-properties fo:keep-together="auto"/>
    </style:style>
    <style:style style:name="Tabelle15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1.B1" style:family="table-cell">
      <style:table-cell-properties style:vertical-align="top" fo:background-color="#cccccc" fo:padding="0.097cm" fo:border="0.05pt solid #000000" style:writing-mode="lr-tb">
        <style:background-image/>
      </style:table-cell-properties>
    </style:style>
    <style:style style:name="Tabelle15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2" style:family="table">
      <style:table-properties style:width="15.46cm" table:align="left" style:writing-mode="lr-tb"/>
    </style:style>
    <style:style style:name="Tabelle122.A" style:family="table-column">
      <style:table-column-properties style:column-width="7.537cm"/>
    </style:style>
    <style:style style:name="Tabelle122.B" style:family="table-column">
      <style:table-column-properties style:column-width="7.923cm"/>
    </style:style>
    <style:style style:name="Tabelle122.1" style:family="table-row">
      <style:table-row-properties fo:keep-together="auto"/>
    </style:style>
    <style:style style:name="Tabelle12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2.B1" style:family="table-cell">
      <style:table-cell-properties style:vertical-align="top" fo:background-color="#cccccc" fo:padding="0.097cm" fo:border="0.05pt solid #000000" style:writing-mode="lr-tb">
        <style:background-image/>
      </style:table-cell-properties>
    </style:style>
    <style:style style:name="Tabelle122.A2" style:family="table-cell">
      <style:table-cell-properties style:vertical-align="" fo:padding="0cm" fo:border-left="0.05pt solid #000000" fo:border-right="none" fo:border-top="none" fo:border-bottom="0.05pt solid #000000" style:writing-mode="lr-tb"/>
    </style:style>
    <style:style style:name="Tabelle122.B2" style:family="table-cell">
      <style:table-cell-properties style:vertical-align="" fo:padding="0cm" fo:border-left="0.05pt solid #000000" fo:border-right="0.05pt solid #000000" fo:border-top="none" fo:border-bottom="0.05pt solid #000000" style:writing-mode="lr-tb"/>
    </style:style>
    <style:style style:name="Tabelle122.A3" style:family="table-cell">
      <style:table-cell-properties style:vertical-align="" fo:padding="0cm" fo:border-left="0.05pt solid #000000" fo:border-right="none" fo:border-top="none" fo:border-bottom="0.05pt solid #000000" style:writing-mode="lr-tb"/>
    </style:style>
    <style:style style:name="Tabelle122.B3" style:family="table-cell">
      <style:table-cell-properties style:vertical-align="" fo:padding="0cm" fo:border-left="0.05pt solid #000000" fo:border-right="0.05pt solid #000000" fo:border-top="none" fo:border-bottom="0.05pt solid #000000" style:writing-mode="lr-tb"/>
    </style:style>
    <style:style style:name="Tabelle122.A4" style:family="table-cell">
      <style:table-cell-properties style:vertical-align="" fo:padding="0cm" fo:border-left="0.05pt solid #000000" fo:border-right="none" fo:border-top="none" fo:border-bottom="0.05pt solid #000000" style:writing-mode="lr-tb"/>
    </style:style>
    <style:style style:name="Tabelle122.B4" style:family="table-cell">
      <style:table-cell-properties style:vertical-align="" fo:padding="0cm" fo:border-left="0.05pt solid #000000" fo:border-right="0.05pt solid #000000" fo:border-top="none" fo:border-bottom="0.05pt solid #000000" style:writing-mode="lr-tb"/>
    </style:style>
    <style:style style:name="Tabelle122.A5" style:family="table-cell">
      <style:table-cell-properties style:vertical-align="" fo:padding="0cm" fo:border-left="0.05pt solid #000000" fo:border-right="none" fo:border-top="none" fo:border-bottom="0.05pt solid #000000" style:writing-mode="lr-tb"/>
    </style:style>
    <style:style style:name="Tabelle122.B5" style:family="table-cell">
      <style:table-cell-properties style:vertical-align="" fo:padding="0cm" fo:border-left="0.05pt solid #000000" fo:border-right="0.05pt solid #000000" fo:border-top="none" fo:border-bottom="0.05pt solid #000000" style:writing-mode="lr-tb"/>
    </style:style>
    <style:style style:name="Tabelle122.A6" style:family="table-cell">
      <style:table-cell-properties style:vertical-align="" fo:padding="0cm" fo:border-left="0.05pt solid #000000" fo:border-right="none" fo:border-top="none" fo:border-bottom="0.05pt solid #000000" style:writing-mode="lr-tb"/>
    </style:style>
    <style:style style:name="Tabelle122.B6" style:family="table-cell">
      <style:table-cell-properties style:vertical-align="" fo:padding="0cm" fo:border-left="0.05pt solid #000000" fo:border-right="0.05pt solid #000000" fo:border-top="none" fo:border-bottom="0.05pt solid #000000" style:writing-mode="lr-tb"/>
    </style:style>
    <style:style style:name="Tabelle122.A7" style:family="table-cell">
      <style:table-cell-properties style:vertical-align="" fo:padding="0cm" fo:border-left="0.05pt solid #000000" fo:border-right="none" fo:border-top="none" fo:border-bottom="0.05pt solid #000000" style:writing-mode="lr-tb"/>
    </style:style>
    <style:style style:name="Tabelle122.B7" style:family="table-cell">
      <style:table-cell-properties style:vertical-align="" fo:padding="0cm" fo:border-left="0.05pt solid #000000" fo:border-right="0.05pt solid #000000" fo:border-top="none" fo:border-bottom="0.05pt solid #000000" style:writing-mode="lr-tb"/>
    </style:style>
    <style:style style:name="Tabelle122.A8" style:family="table-cell">
      <style:table-cell-properties style:vertical-align="" fo:padding="0cm" fo:border-left="0.05pt solid #000000" fo:border-right="none" fo:border-top="none" fo:border-bottom="0.05pt solid #000000" style:writing-mode="lr-tb"/>
    </style:style>
    <style:style style:name="Tabelle122.B8" style:family="table-cell">
      <style:table-cell-properties style:vertical-align="" fo:padding="0cm" fo:border-left="0.05pt solid #000000" fo:border-right="0.05pt solid #000000" fo:border-top="none" fo:border-bottom="0.05pt solid #000000" style:writing-mode="lr-tb"/>
    </style:style>
    <style:style style:name="Tabelle122.A9" style:family="table-cell">
      <style:table-cell-properties style:vertical-align="" fo:padding="0cm" fo:border-left="0.05pt solid #000000" fo:border-right="none" fo:border-top="none" fo:border-bottom="0.05pt solid #000000" style:writing-mode="lr-tb"/>
    </style:style>
    <style:style style:name="Tabelle122.B9" style:family="table-cell">
      <style:table-cell-properties style:vertical-align="" fo:padding="0cm" fo:border-left="0.05pt solid #000000" fo:border-right="0.05pt solid #000000" fo:border-top="none" fo:border-bottom="0.05pt solid #000000" style:writing-mode="lr-tb"/>
    </style:style>
    <style:style style:name="Tabelle122.A10" style:family="table-cell">
      <style:table-cell-properties style:vertical-align="" fo:padding="0cm" fo:border-left="0.05pt solid #000000" fo:border-right="none" fo:border-top="none" fo:border-bottom="0.05pt solid #000000" style:writing-mode="lr-tb"/>
    </style:style>
    <style:style style:name="Tabelle122.B10" style:family="table-cell">
      <style:table-cell-properties style:vertical-align="" fo:padding="0cm" fo:border-left="0.05pt solid #000000" fo:border-right="0.05pt solid #000000" fo:border-top="none" fo:border-bottom="0.05pt solid #000000" style:writing-mode="lr-tb"/>
    </style:style>
    <style:style style:name="Tabelle122.A11" style:family="table-cell">
      <style:table-cell-properties style:vertical-align="" fo:padding="0cm" fo:border-left="0.05pt solid #000000" fo:border-right="none" fo:border-top="none" fo:border-bottom="0.05pt solid #000000" style:writing-mode="lr-tb"/>
    </style:style>
    <style:style style:name="Tabelle122.B11" style:family="table-cell">
      <style:table-cell-properties style:vertical-align="" fo:padding="0cm" fo:border-left="0.05pt solid #000000" fo:border-right="0.05pt solid #000000" fo:border-top="none" fo:border-bottom="0.05pt solid #000000" style:writing-mode="lr-tb"/>
    </style:style>
    <style:style style:name="Tabelle122.A12" style:family="table-cell">
      <style:table-cell-properties style:vertical-align="" fo:padding="0cm" fo:border-left="0.05pt solid #000000" fo:border-right="none" fo:border-top="none" fo:border-bottom="0.05pt solid #000000" style:writing-mode="lr-tb"/>
    </style:style>
    <style:style style:name="Tabelle122.B12" style:family="table-cell">
      <style:table-cell-properties style:vertical-align="" fo:padding="0cm" fo:border-left="0.05pt solid #000000" fo:border-right="0.05pt solid #000000" fo:border-top="none" fo:border-bottom="0.05pt solid #000000" style:writing-mode="lr-tb"/>
    </style:style>
    <style:style style:name="Tabelle122.A13" style:family="table-cell">
      <style:table-cell-properties style:vertical-align="" fo:padding="0cm" fo:border-left="0.05pt solid #000000" fo:border-right="none" fo:border-top="none" fo:border-bottom="0.05pt solid #000000" style:writing-mode="lr-tb"/>
    </style:style>
    <style:style style:name="Tabelle122.B13" style:family="table-cell">
      <style:table-cell-properties style:vertical-align="" fo:padding="0cm" fo:border-left="0.05pt solid #000000" fo:border-right="0.05pt solid #000000" fo:border-top="none" fo:border-bottom="0.05pt solid #000000" style:writing-mode="lr-tb"/>
    </style:style>
    <style:style style:name="Tabelle122.A14" style:family="table-cell">
      <style:table-cell-properties style:vertical-align="" fo:padding="0cm" fo:border-left="0.05pt solid #000000" fo:border-right="none" fo:border-top="none" fo:border-bottom="0.05pt solid #000000" style:writing-mode="lr-tb"/>
    </style:style>
    <style:style style:name="Tabelle122.B14" style:family="table-cell">
      <style:table-cell-properties style:vertical-align="" fo:padding="0cm" fo:border-left="0.05pt solid #000000" fo:border-right="0.05pt solid #000000" fo:border-top="none" fo:border-bottom="0.05pt solid #000000" style:writing-mode="lr-tb"/>
    </style:style>
    <style:style style:name="Tabelle122.A15" style:family="table-cell">
      <style:table-cell-properties style:vertical-align="" fo:padding="0cm" fo:border-left="0.05pt solid #000000" fo:border-right="none" fo:border-top="none" fo:border-bottom="0.05pt solid #000000" style:writing-mode="lr-tb"/>
    </style:style>
    <style:style style:name="Tabelle122.B15" style:family="table-cell">
      <style:table-cell-properties style:vertical-align="" fo:padding="0cm" fo:border-left="0.05pt solid #000000" fo:border-right="0.05pt solid #000000" fo:border-top="none" fo:border-bottom="0.05pt solid #000000" style:writing-mode="lr-tb"/>
    </style:style>
    <style:style style:name="Tabelle122.A16" style:family="table-cell">
      <style:table-cell-properties style:vertical-align="" fo:padding="0cm" fo:border-left="0.05pt solid #000000" fo:border-right="none" fo:border-top="none" fo:border-bottom="0.05pt solid #000000" style:writing-mode="lr-tb"/>
    </style:style>
    <style:style style:name="Tabelle122.B16" style:family="table-cell">
      <style:table-cell-properties style:vertical-align="" fo:padding="0cm" fo:border-left="0.05pt solid #000000" fo:border-right="0.05pt solid #000000" fo:border-top="none" fo:border-bottom="0.05pt solid #000000" style:writing-mode="lr-tb"/>
    </style:style>
    <style:style style:name="Tabelle122.A17" style:family="table-cell">
      <style:table-cell-properties style:vertical-align="" fo:padding="0cm" fo:border-left="0.05pt solid #000000" fo:border-right="none" fo:border-top="none" fo:border-bottom="0.05pt solid #000000" style:writing-mode="lr-tb"/>
    </style:style>
    <style:style style:name="Tabelle122.B17" style:family="table-cell">
      <style:table-cell-properties style:vertical-align="" fo:padding="0cm" fo:border-left="0.05pt solid #000000" fo:border-right="0.05pt solid #000000" fo:border-top="none" fo:border-bottom="0.05pt solid #000000" style:writing-mode="lr-tb"/>
    </style:style>
    <style:style style:name="Tabelle122.A18" style:family="table-cell">
      <style:table-cell-properties style:vertical-align="" fo:padding="0cm" fo:border-left="0.05pt solid #000000" fo:border-right="none" fo:border-top="none" fo:border-bottom="0.05pt solid #000000" style:writing-mode="lr-tb"/>
    </style:style>
    <style:style style:name="Tabelle122.B18" style:family="table-cell">
      <style:table-cell-properties style:vertical-align="" fo:padding="0cm" fo:border-left="0.05pt solid #000000" fo:border-right="0.05pt solid #000000" fo:border-top="none" fo:border-bottom="0.05pt solid #000000" style:writing-mode="lr-tb"/>
    </style:style>
    <style:style style:name="Tabelle122.A19" style:family="table-cell">
      <style:table-cell-properties style:vertical-align="" fo:padding="0cm" fo:border-left="0.05pt solid #000000" fo:border-right="none" fo:border-top="none" fo:border-bottom="0.05pt solid #000000" style:writing-mode="lr-tb"/>
    </style:style>
    <style:style style:name="Tabelle122.B19" style:family="table-cell">
      <style:table-cell-properties style:vertical-align="" fo:padding="0cm" fo:border-left="0.05pt solid #000000" fo:border-right="0.05pt solid #000000" fo:border-top="none" fo:border-bottom="0.05pt solid #000000" style:writing-mode="lr-tb"/>
    </style:style>
    <style:style style:name="Tabelle122.A20" style:family="table-cell">
      <style:table-cell-properties style:vertical-align="" fo:padding="0cm" fo:border-left="0.05pt solid #000000" fo:border-right="none" fo:border-top="none" fo:border-bottom="0.05pt solid #000000" style:writing-mode="lr-tb"/>
    </style:style>
    <style:style style:name="Tabelle122.B20" style:family="table-cell">
      <style:table-cell-properties style:vertical-align="" fo:padding="0cm" fo:border-left="0.05pt solid #000000" fo:border-right="0.05pt solid #000000" fo:border-top="none" fo:border-bottom="0.05pt solid #000000" style:writing-mode="lr-tb"/>
    </style:style>
    <style:style style:name="Tabelle122.A21" style:family="table-cell">
      <style:table-cell-properties style:vertical-align="" fo:padding="0cm" fo:border-left="0.05pt solid #000000" fo:border-right="none" fo:border-top="none" fo:border-bottom="0.05pt solid #000000" style:writing-mode="lr-tb"/>
    </style:style>
    <style:style style:name="Tabelle122.B21" style:family="table-cell">
      <style:table-cell-properties style:vertical-align="" fo:padding="0cm" fo:border-left="0.05pt solid #000000" fo:border-right="0.05pt solid #000000" fo:border-top="none" fo:border-bottom="0.05pt solid #000000" style:writing-mode="lr-tb"/>
    </style:style>
    <style:style style:name="Tabelle122.A22" style:family="table-cell">
      <style:table-cell-properties style:vertical-align="" fo:padding="0cm" fo:border-left="0.05pt solid #000000" fo:border-right="none" fo:border-top="none" fo:border-bottom="0.05pt solid #000000" style:writing-mode="lr-tb"/>
    </style:style>
    <style:style style:name="Tabelle122.B22" style:family="table-cell">
      <style:table-cell-properties style:vertical-align="" fo:padding="0cm" fo:border-left="0.05pt solid #000000" fo:border-right="0.05pt solid #000000" fo:border-top="none" fo:border-bottom="0.05pt solid #000000" style:writing-mode="lr-tb"/>
    </style:style>
    <style:style style:name="Tabelle122.A23" style:family="table-cell">
      <style:table-cell-properties style:vertical-align="" fo:padding="0cm" fo:border-left="0.05pt solid #000000" fo:border-right="none" fo:border-top="none" fo:border-bottom="0.05pt solid #000000" style:writing-mode="lr-tb"/>
    </style:style>
    <style:style style:name="Tabelle122.B23" style:family="table-cell">
      <style:table-cell-properties style:vertical-align="" fo:padding="0cm" fo:border-left="0.05pt solid #000000" fo:border-right="0.05pt solid #000000" fo:border-top="none" fo:border-bottom="0.05pt solid #000000" style:writing-mode="lr-tb"/>
    </style:style>
    <style:style style:name="Tabelle122.A24" style:family="table-cell">
      <style:table-cell-properties style:vertical-align="" fo:padding="0cm" fo:border-left="0.05pt solid #000000" fo:border-right="none" fo:border-top="none" fo:border-bottom="0.05pt solid #000000" style:writing-mode="lr-tb"/>
    </style:style>
    <style:style style:name="Tabelle122.B24" style:family="table-cell">
      <style:table-cell-properties style:vertical-align="" fo:padding="0cm" fo:border-left="0.05pt solid #000000" fo:border-right="0.05pt solid #000000" fo:border-top="none" fo:border-bottom="0.05pt solid #000000" style:writing-mode="lr-tb"/>
    </style:style>
    <style:style style:name="Tabelle122.A25" style:family="table-cell">
      <style:table-cell-properties style:vertical-align="" fo:padding="0cm" fo:border-left="0.05pt solid #000000" fo:border-right="none" fo:border-top="none" fo:border-bottom="0.05pt solid #000000" style:writing-mode="lr-tb"/>
    </style:style>
    <style:style style:name="Tabelle122.B25" style:family="table-cell">
      <style:table-cell-properties style:vertical-align="" fo:padding="0cm" fo:border-left="0.05pt solid #000000" fo:border-right="0.05pt solid #000000" fo:border-top="none" fo:border-bottom="0.05pt solid #000000" style:writing-mode="lr-tb"/>
    </style:style>
    <style:style style:name="Tabelle122.A26" style:family="table-cell">
      <style:table-cell-properties style:vertical-align="" fo:padding="0cm" fo:border-left="0.05pt solid #000000" fo:border-right="none" fo:border-top="none" fo:border-bottom="0.05pt solid #000000" style:writing-mode="lr-tb"/>
    </style:style>
    <style:style style:name="Tabelle122.B26" style:family="table-cell">
      <style:table-cell-properties style:vertical-align="" fo:padding="0cm" fo:border-left="0.05pt solid #000000" fo:border-right="0.05pt solid #000000" fo:border-top="none" fo:border-bottom="0.05pt solid #000000" style:writing-mode="lr-tb"/>
    </style:style>
    <style:style style:name="Tabelle122.A27" style:family="table-cell">
      <style:table-cell-properties style:vertical-align="" fo:padding="0cm" fo:border-left="0.05pt solid #000000" fo:border-right="none" fo:border-top="none" fo:border-bottom="0.05pt solid #000000" style:writing-mode="lr-tb"/>
    </style:style>
    <style:style style:name="Tabelle122.B27" style:family="table-cell">
      <style:table-cell-properties style:vertical-align="" fo:padding="0cm" fo:border-left="0.05pt solid #000000" fo:border-right="0.05pt solid #000000" fo:border-top="none" fo:border-bottom="0.05pt solid #000000" style:writing-mode="lr-tb"/>
    </style:style>
    <style:style style:name="Tabelle122.A28" style:family="table-cell">
      <style:table-cell-properties style:vertical-align="" fo:padding="0cm" fo:border-left="0.05pt solid #000000" fo:border-right="none" fo:border-top="none" fo:border-bottom="0.05pt solid #000000" style:writing-mode="lr-tb"/>
    </style:style>
    <style:style style:name="Tabelle122.B28" style:family="table-cell">
      <style:table-cell-properties style:vertical-align="" fo:padding="0cm" fo:border-left="0.05pt solid #000000" fo:border-right="0.05pt solid #000000" fo:border-top="none" fo:border-bottom="0.05pt solid #000000" style:writing-mode="lr-tb"/>
    </style:style>
    <style:style style:name="Tabelle122.A29" style:family="table-cell">
      <style:table-cell-properties style:vertical-align="" fo:padding="0cm" fo:border-left="0.05pt solid #000000" fo:border-right="none" fo:border-top="none" fo:border-bottom="0.05pt solid #000000" style:writing-mode="lr-tb"/>
    </style:style>
    <style:style style:name="Tabelle122.B29" style:family="table-cell">
      <style:table-cell-properties style:vertical-align="" fo:padding="0cm" fo:border-left="0.05pt solid #000000" fo:border-right="0.05pt solid #000000" fo:border-top="none" fo:border-bottom="0.05pt solid #000000" style:writing-mode="lr-tb"/>
    </style:style>
    <style:style style:name="Tabelle150" style:family="table">
      <style:table-properties style:width="15.46cm" table:align="left" style:writing-mode="lr-tb"/>
    </style:style>
    <style:style style:name="Tabelle150.A" style:family="table-column">
      <style:table-column-properties style:column-width="7.537cm"/>
    </style:style>
    <style:style style:name="Tabelle150.B" style:family="table-column">
      <style:table-column-properties style:column-width="7.923cm"/>
    </style:style>
    <style:style style:name="Tabelle150.1" style:family="table-row">
      <style:table-row-properties fo:keep-together="auto"/>
    </style:style>
    <style:style style:name="Tabelle15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0.B1" style:family="table-cell">
      <style:table-cell-properties style:vertical-align="top" fo:background-color="#cccccc" fo:padding="0.097cm" fo:border="0.05pt solid #000000" style:writing-mode="lr-tb">
        <style:background-image/>
      </style:table-cell-properties>
    </style:style>
    <style:style style:name="Tabelle150.A2" style:family="table-cell">
      <style:table-cell-properties style:vertical-align="" fo:padding="0cm" fo:border-left="0.05pt solid #000000" fo:border-right="none" fo:border-top="none" fo:border-bottom="0.05pt solid #000000" style:writing-mode="lr-tb"/>
    </style:style>
    <style:style style:name="Tabelle150.B2" style:family="table-cell">
      <style:table-cell-properties style:vertical-align="" fo:padding="0cm" fo:border-left="0.05pt solid #000000" fo:border-right="0.05pt solid #000000" fo:border-top="none" fo:border-bottom="0.05pt solid #000000" style:writing-mode="lr-tb"/>
    </style:style>
    <style:style style:name="P1"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tab-stop style:position="7.751cm" style:type="center"/>
          <style:tab-stop style:position="15.499cm" style:type="right"/>
        </style:tab-stops>
      </style:paragraph-properties>
    </style:style>
    <style:style style:name="P2" style:family="paragraph" style:parent-style-name="Footer">
      <style:paragraph-properties fo:margin-top="0cm" fo:margin-bottom="0cm" style: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P3" style:family="paragraph" style:parent-style-name="Standard">
      <style:paragraph-properties fo:margin-top="0cm" fo:margin-bottom="0cm" style:contextual-spacing="false" fo:text-align="justify" style:justify-single-word="false" fo:keep-together="always" style:snap-to-layout-grid="false"/>
    </style:style>
    <style:style style:name="P4" style:family="paragraph" style:parent-style-name="Standard">
      <style:paragraph-properties fo:margin-top="0cm" fo:margin-bottom="0cm" style:contextual-spacing="false" fo:text-align="justify" style:justify-single-word="false" fo:keep-together="always" style:snap-to-layout-grid="false"/>
      <style:text-properties style:use-window-font-color="true" fo:font-size="10pt" style:font-name-asian="Bitstream Vera Sans3" style:font-size-asian="10pt" style:font-name-complex="Tahoma" style:font-size-complex="12pt"/>
    </style:style>
    <style:style style:name="P5"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fo:font-size="8pt" style:font-name-asian="Bitstream Vera Sans3" style:font-size-asian="8pt" style:font-name-complex="Tahoma" style:font-size-complex="12pt"/>
    </style:style>
    <style:style style:name="P6"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fo:font-size="8pt" officeooo:rsid="00220528" officeooo:paragraph-rsid="00220528" style:font-name-asian="Bitstream Vera Sans3" style:font-size-asian="8pt" style:font-name-complex="Tahoma" style:font-size-complex="12pt"/>
    </style:style>
    <style:style style:name="P7"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fo:font-size="8pt" officeooo:rsid="0023ca8c" officeooo:paragraph-rsid="0023ca8c" style:font-name-asian="Bitstream Vera Sans3" style:font-size-asian="8pt" style:font-name-complex="Tahoma" style:font-size-complex="12pt"/>
    </style:style>
    <style:style style:name="P8"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fo:font-size="8pt" officeooo:rsid="00083ef2" officeooo:paragraph-rsid="00083ef2" style:font-name-asian="Bitstream Vera Sans3" style:font-size-asian="8pt" style:font-name-complex="Tahoma" style:font-size-complex="12pt"/>
    </style:style>
    <style:style style:name="P9" style:family="paragraph" style:parent-style-name="Table_20_Contents">
      <style:paragraph-properties fo:margin-top="0cm" fo:margin-bottom="0cm" style:contextual-spacing="false" style:line-height-at-least="0.176cm" fo:keep-together="auto" fo:orphans="0" fo:widows="0" fo:hyphenation-ladder-count="no-limit" fo:background-color="transparent" style:shadow="none" style:text-autospace="ideograph-alpha" style:punctuation-wrap="hanging" style:line-break="strict" style:snap-to-layout-grid="false" style:writing-mode="lr-tb">
        <style:tab-stops/>
        <style:background-image/>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0" style:family="paragraph" style:parent-style-name="Table_20_Contents">
      <style:paragraph-properties fo:margin-top="0cm" fo:margin-bottom="0cm" style:contextual-spacing="false" style:line-height-at-least="0.176cm" fo:keep-together="auto" fo:orphans="0" fo:widows="0" fo:hyphenation-ladder-count="no-limit" fo:background-color="transparent" style:shadow="none" style:text-autospace="ideograph-alpha" style:punctuation-wrap="hanging" style:line-break="strict" style:snap-to-layout-grid="false" style:writing-mode="lr-tb">
        <style:tab-stops/>
        <style:background-image/>
      </style:paragraph-properties>
      <style:text-properties style:use-window-font-color="true" fo:language="en" fo:country="US" officeooo:rsid="00220528" officeooo:paragraph-rsid="00220528"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1" style:family="paragraph" style:parent-style-name="Table_20_Contents">
      <style:paragraph-properties fo:margin-top="0cm" fo:margin-bottom="0cm" style:contextual-spacing="false" style:line-height-at-least="0.176cm" fo:keep-together="auto" fo:orphans="0" fo:widows="0" fo:hyphenation-ladder-count="no-limit" fo:background-color="transparent" style:shadow="none" style:text-autospace="ideograph-alpha" style:punctuation-wrap="hanging" style:line-break="strict" style:snap-to-layout-grid="false" style:writing-mode="lr-tb">
        <style:tab-stops/>
        <style:background-image/>
      </style:paragraph-properties>
      <style:text-properties style:use-window-font-color="true" fo:language="en" fo:country="US" officeooo:rsid="0023ca8c" officeooo:paragraph-rsid="0023ca8c"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2" style:family="paragraph" style:parent-style-name="Table_20_Contents">
      <style:paragraph-properties fo:margin-top="0cm" fo:margin-bottom="0cm" style:contextual-spacing="false" style:line-height-at-least="0.176cm" fo:keep-together="auto" fo:orphans="0" fo:widows="0" fo:hyphenation-ladder-count="no-limit" fo:background-color="transparent" style:shadow="none" style:text-autospace="ideograph-alpha" style:punctuation-wrap="hanging" style:line-break="strict" style:snap-to-layout-grid="false" style:writing-mode="lr-tb">
        <style:tab-stops/>
        <style:background-image/>
      </style:paragraph-properties>
      <style:text-properties style:use-window-font-color="true" fo:language="en" fo:country="US" officeooo:rsid="002846d0" officeooo:paragraph-rsid="002846d0"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3" style:family="paragraph" style:parent-style-name="Table_20_Contents">
      <style:paragraph-properties fo:margin-top="0cm" fo:margin-bottom="0cm" style:contextual-spacing="false" style:line-height-at-least="0.176cm" fo:keep-together="auto" fo:orphans="0" fo:widows="0" fo:hyphenation-ladder-count="no-limit" fo:background-color="transparent" style:shadow="none" style:text-autospace="ideograph-alpha" style:punctuation-wrap="hanging" style:line-break="strict" style:snap-to-layout-grid="false" style:writing-mode="lr-tb">
        <style:tab-stops/>
        <style:background-image/>
      </style:paragraph-properties>
      <style:text-properties style:use-window-font-color="true" fo:language="en" fo:country="US" style:text-underline-style="none"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4" style:family="paragraph" style:parent-style-name="Table_20_Contents">
      <style:paragraph-properties fo:margin-top="0cm" fo:margin-bottom="0cm" style:contextual-spacing="false" style:line-height-at-least="0.176cm" fo:keep-together="auto" fo:orphans="0" fo:widows="0" fo:hyphenation-ladder-count="no-limit" fo:background-color="transparent" style:shadow="none" style:text-autospace="ideograph-alpha" style:punctuation-wrap="hanging" style:line-break="strict" style:snap-to-layout-grid="false" style:writing-mode="lr-tb">
        <style:tab-stops/>
        <style:background-image/>
      </style:paragraph-properties>
      <style:text-properties fo:hyphenate="false" fo:hyphenation-remain-char-count="2" fo:hyphenation-push-char-count="2"/>
    </style:style>
    <style:style style:name="P15" style:family="paragraph" style:parent-style-name="Table_20_Contents">
      <style:paragraph-properties fo:margin-top="0cm" fo:margin-bottom="0cm" style:contextual-spacing="false" style:line-height-at-least="0.176cm" fo:orphans="0" fo:widows="0" fo:hyphenation-ladder-count="no-limit" fo:background-color="transparent" style:shadow="none" style:text-autospace="ideograph-alpha" style:punctuation-wrap="hanging" style:line-break="strict" style:snap-to-layout-grid="false" style:writing-mode="lr-tb">
        <style:tab-stops/>
        <style:background-image/>
      </style:paragraph-properties>
      <style:text-properties fo:hyphenate="false" fo:hyphenation-remain-char-count="2" fo:hyphenation-push-char-count="2"/>
    </style:style>
    <style:style style:name="P16" style:family="paragraph" style:parent-style-name="Table_20_Contents">
      <style:paragraph-properties fo:margin-top="0cm" fo:margin-bottom="0cm" style:contextual-spacing="false" style:line-height-at-least="0.176cm" fo:text-align="start" style:justify-single-word="false" fo:keep-together="auto" fo:orphans="0" fo:widows="0" fo:hyphenation-ladder-count="no-limit" fo:background-color="transparent" style:shadow="none" text:number-lines="false" text:line-number="0" style:text-autospace="ideograph-alpha" style:punctuation-wrap="hanging" style:line-break="strict" style:snap-to-layout-grid="false" style:writing-mode="lr-tb">
        <style:tab-stops/>
        <style:background-image/>
      </style:paragraph-properties>
      <style:text-properties style:use-window-font-color="true" fo:font-size="8pt" fo:language="en" fo:country="US"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17" style:family="paragraph" style:parent-style-name="Table_20_Contents">
      <style:paragraph-properties fo:margin-top="0cm" fo:margin-bottom="0cm" style:contextual-spacing="false" style:line-height-at-least="0.176cm" fo:text-align="start" style:justify-single-word="false" fo:orphans="0" fo:widows="0" fo:hyphenation-ladder-count="no-limit" fo:background-color="transparent" style:shadow="none" text:number-lines="false" text:line-number="0" style:text-autospace="ideograph-alpha" style:punctuation-wrap="hanging" style:line-break="strict" style:snap-to-layout-grid="false" style:writing-mode="lr-tb">
        <style:tab-stops/>
        <style:background-image/>
      </style:paragraph-properties>
      <style:text-properties style:use-window-font-color="true" fo:font-size="8pt" fo:language="en" fo:country="US"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18" style:family="paragraph" style:parent-style-name="Table_20_Contents">
      <style:paragraph-properties fo:margin-top="0cm" fo:margin-bottom="0cm" style:contextual-spacing="false" style:line-height-at-least="0.176cm" fo:text-align="start" style:justify-single-word="false" fo:keep-together="auto" fo:orphans="0" fo:widows="0" fo:hyphenation-ladder-count="no-limit" fo:background-color="transparent" style:shadow="none" text:number-lines="false" text:line-number="0" style:text-autospace="ideograph-alpha" style:punctuation-wrap="hanging" style:line-break="strict" style:snap-to-layout-grid="false" style:writing-mode="lr-tb">
        <style:tab-stops/>
        <style:background-image/>
      </style:paragraph-properties>
      <style:text-properties style:use-window-font-color="true" fo:font-size="8pt" fo:language="en" fo:country="US" officeooo:rsid="00220528" officeooo:paragraph-rsid="00220528"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19" style:family="paragraph" style:parent-style-name="Table_20_Contents">
      <style:paragraph-properties fo:margin-top="0cm" fo:margin-bottom="0cm" style:contextual-spacing="false" style:line-height-at-least="0.176cm" fo:text-align="start" style:justify-single-word="false" fo:keep-together="auto" fo:orphans="0" fo:widows="0" fo:hyphenation-ladder-count="no-limit" fo:background-color="transparent" style:shadow="none" text:number-lines="false" text:line-number="0" style:text-autospace="ideograph-alpha" style:punctuation-wrap="hanging" style:line-break="strict" style:snap-to-layout-grid="false" style:writing-mode="lr-tb">
        <style:tab-stops/>
        <style:background-image/>
      </style:paragraph-properties>
      <style:text-properties style:use-window-font-color="true" fo:font-size="8pt" fo:language="en" fo:country="US" officeooo:rsid="0023ca8c" officeooo:paragraph-rsid="0023ca8c"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20" style:family="paragraph" style:parent-style-name="Standard">
      <style:paragraph-properties fo:text-align="start" style:justify-single-word="false"/>
    </style:style>
    <style:style style:name="P21" style:family="paragraph" style:parent-style-name="Standard">
      <style:text-properties style:use-window-font-color="true" fo:font-size="10pt" style:font-name-asian="HG Mincho Light J" style:font-size-asian="8.75pt" style:font-name-complex="Tahoma" style:font-size-complex="10pt" style:font-weight-complex="bold"/>
    </style:style>
    <style:style style:name="P22" style:family="paragraph" style:parent-style-name="Standard">
      <style:text-properties style:use-window-font-color="true" fo:font-weight="normal" fo:background-color="transparent" style:font-name-asian="HG Mincho Light J" style:font-weight-asian="normal" style:font-name-complex="Tahoma" style:font-weight-complex="normal"/>
    </style:style>
    <style:style style:name="P23" style:family="paragraph" style:parent-style-name="Standard">
      <style:paragraph-properties fo:text-align="justify" style:justify-single-word="false"/>
      <style:text-properties style:use-window-font-color="true" fo:font-weight="normal" fo:background-color="transparent" style:font-name-asian="HG Mincho Light J" style:font-weight-asian="normal" style:font-name-complex="Tahoma" style:font-weight-complex="normal"/>
    </style:style>
    <style:style style:name="P24" style:family="paragraph" style:parent-style-name="Standard">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25" style:family="paragraph" style:parent-style-name="Standard">
      <style:paragraph-properties fo:text-align="start" style:justify-single-word="false"/>
      <style:text-properties style:use-window-font-color="true" fo:font-weight="normal" officeooo:paragraph-rsid="000782dc" fo:background-color="transparent" style:font-name-asian="HG Mincho Light J" style:font-weight-asian="normal" style:font-name-complex="Tahoma" style:font-weight-complex="normal"/>
    </style:style>
    <style:style style:name="P26" style:family="paragraph" style:parent-style-name="Standard">
      <style:paragraph-properties fo:text-align="justify" style:justify-single-word="false"/>
      <style:text-properties style:use-window-font-color="true" fo:font-weight="normal" officeooo:rsid="000c2587" officeooo:paragraph-rsid="000c2587" fo:background-color="transparent" style:font-name-asian="HG Mincho Light J" style:font-weight-asian="normal" style:font-name-complex="Tahoma" style:font-weight-complex="normal"/>
    </style:style>
    <style:style style:name="P27" style:family="paragraph" style:parent-style-name="Standard">
      <style:paragraph-properties fo:text-align="start" style:justify-single-word="false"/>
      <style:text-properties style:use-window-font-color="true" fo:font-weight="normal" fo:background-color="transparent" style:font-name-asian="HG Mincho Light J" style:font-weight-asian="normal" style:font-weight-complex="normal"/>
    </style:style>
    <style:style style:name="P28" style:family="paragraph" style:parent-style-name="Standard">
      <style:paragraph-properties fo:text-align="justify" style:justify-single-word="false"/>
      <style:text-properties style:use-window-font-color="true" fo:font-weight="normal" fo:background-color="transparent" style:font-name-asian="HG Mincho Light J" style:language-asian="de" style:country-asian="DE" style:font-weight-asian="normal" style:font-name-complex="Tahoma" style:language-complex="de" style:country-complex="DE" style:font-weight-complex="normal"/>
    </style:style>
    <style:style style:name="P29" style:family="paragraph" style:parent-style-name="Standard">
      <style:text-properties style:use-window-font-color="true" fo:font-weight="normal" style:font-name-asian="HG Mincho Light J" style:font-weight-asian="normal" style:font-name-complex="Tahoma" style:font-weight-complex="normal"/>
    </style:style>
    <style:style style:name="P30" style:family="paragraph" style:parent-style-name="Standard">
      <style:paragraph-properties fo:text-align="center" style:justify-single-word="false"/>
      <style:text-properties style:use-window-font-color="true" fo:font-size="14pt" style:font-name-asian="HG Mincho Light J" style:font-size-asian="14pt" style:font-name-complex="Tahoma" style:font-size-complex="14pt" style:font-weight-complex="bold"/>
    </style:style>
    <style:style style:name="P31" style:family="paragraph" style:parent-style-name="Standard">
      <style:paragraph-properties fo:text-align="start" style:justify-single-word="false"/>
      <style:text-properties style:use-window-font-color="true" fo:font-style="italic" fo:font-weight="bold" style:font-name-asian="HG Mincho Light J" style:font-style-asian="italic" style:font-weight-asian="bold" style:font-name-complex="Tahoma" style:font-style-complex="italic" style:font-weight-complex="bold"/>
    </style:style>
    <style:style style:name="P32" style:family="paragraph" style:parent-style-name="Standard">
      <style:text-properties fo:background-color="transparent"/>
    </style:style>
    <style:style style:name="P33" style:family="paragraph" style:parent-style-name="Standard">
      <style:paragraph-properties fo:text-align="start" style:justify-single-word="false"/>
      <style:text-properties fo:background-color="transparent"/>
    </style:style>
    <style:style style:name="P34" style:family="paragraph" style:parent-style-name="Standard">
      <style:paragraph-properties fo:text-align="justify" style:justify-single-word="false"/>
    </style:style>
    <style:style style:name="P35" style:family="paragraph" style:parent-style-name="Standard">
      <style:paragraph-properties fo:text-align="start" style:justify-single-word="false"/>
      <style:text-properties style:font-name="Bitstream Vera Sans1" fo:font-size="10pt" fo:background-color="transparent" style:font-name-asian="HG Mincho Light J" style:font-size-asian="10pt" style:font-size-complex="12pt"/>
    </style:style>
    <style:style style:name="P36" style:family="paragraph" style:parent-style-name="Standard">
      <style:text-properties fo:font-weight="normal" fo:background-color="transparent" style:font-name-asian="HG Mincho Light J" style:font-weight-asian="normal" style:font-weight-complex="normal"/>
    </style:style>
    <style:style style:name="P37" style:family="paragraph" style:parent-style-name="Standard">
      <style:paragraph-properties fo:text-align="start" style:justify-single-word="false"/>
      <style:text-properties fo:font-weight="normal" fo:background-color="transparent" style:font-name-asian="HG Mincho Light J" style:font-weight-asian="normal" style:font-weight-complex="normal"/>
    </style:style>
    <style:style style:name="P38" style:family="paragraph" style:parent-style-name="Standard">
      <style:text-properties fo:color="#000000" style:font-name="Bitstream Vera Sans2" fo:font-size="9pt" style:font-name-asian="Monospace" style:font-size-asian="9pt" style:font-name-complex="Monospace" style:font-size-complex="9pt"/>
    </style:style>
    <style:style style:name="P39" style:family="paragraph" style:parent-style-name="Standard">
      <style:text-properties fo:font-variant="normal" fo:text-transform="none" fo:color="#000000" style:text-line-through-style="none" style:text-line-through-type="none" style:font-name="arial" fo:font-size="9.75pt" fo:letter-spacing="normal" fo:font-style="normal" style:text-underline-style="none" fo:font-weight="normal" style:text-blinking="false" fo:background-color="transparent" style:font-name-asian="HG Mincho Light J" style:font-weight-asian="normal" style:font-name-complex="Tahoma" style:font-weight-complex="normal"/>
    </style:style>
    <style:style style:name="P40" style:family="paragraph" style:parent-style-name="Standard">
      <style:paragraph-properties fo:text-align="start" style:justify-single-word="false"/>
      <style:text-properties fo:font-variant="normal" fo:text-transform="none" fo:color="#000000" style:font-name="Helvetica Neue" fo:font-size="9pt" fo:letter-spacing="normal" fo:font-style="normal" fo:font-weight="normal" fo:background-color="transparent" style:font-name-asian="HG Mincho Light J" style:font-weight-asian="normal" style:font-name-complex="Tahoma" style:font-weight-complex="normal"/>
    </style:style>
    <style:style style:name="P41" style:family="paragraph" style:parent-style-name="Table_20_Heading">
      <style:paragraph-properties fo:text-align="center" style:justify-single-word="false" style:snap-to-layout-grid="false"/>
      <style:text-properties style:font-name-asian="HG Mincho Light J" style:font-name-complex="Tahoma"/>
    </style:style>
    <style:style style:name="P42" style:family="paragraph" style:parent-style-name="Table_20_Heading">
      <style:paragraph-properties style:snap-to-layout-grid="false"/>
      <style:text-properties style:use-window-font-color="true" fo:font-size="8pt" fo:font-style="normal" fo:font-weight="bold" style:font-name-asian="Bitstream Vera Sans3" style:font-size-asian="8pt" style:font-style-asian="normal" style:font-weight-asian="bold" style:font-name-complex="Tahoma" style:font-size-complex="12pt" style:font-style-complex="italic" style:font-weight-complex="bold"/>
    </style:style>
    <style:style style:name="P43" style:family="paragraph" style:parent-style-name="Table_20_Heading">
      <style:paragraph-properties fo:text-align="start" style:justify-single-word="false" style:snap-to-layout-grid="false"/>
      <style:text-properties style:use-window-font-color="true" fo:font-size="8pt" fo:font-style="normal" fo:font-weight="bold" style:font-name-asian="Bitstream Vera Sans3" style:font-size-asian="8pt" style:font-style-asian="normal" style:font-weight-asian="bold" style:font-name-complex="Tahoma" style:font-size-complex="12pt" style:font-style-complex="italic" style:font-weight-complex="bold"/>
    </style:style>
    <style:style style:name="P44" style:family="paragraph" style:parent-style-name="Table_20_Contents">
      <style:paragraph-properties fo:text-align="start" style:justify-single-word="false"/>
      <style:text-properties fo:font-size="8pt" style:font-size-asian="8pt" style:font-size-complex="8pt"/>
    </style:style>
    <style:style style:name="P45" style:family="paragraph" style:parent-style-name="Table_20_Contents">
      <style:text-properties fo:font-style="normal" style:font-style-asian="normal" style:font-style-complex="normal"/>
    </style:style>
    <style:style style:name="P46" style:family="paragraph" style:parent-style-name="Table_20_Contents">
      <style:text-properties fo:font-style="normal" fo:background-color="transparent" style:font-style-asian="normal" style:font-style-complex="normal"/>
    </style:style>
    <style:style style:name="P47" style:family="paragraph" style:parent-style-name="Table_20_Contents">
      <style:text-properties style:font-name="Bitstream Vera Sans2" fo:font-size="8pt" fo:font-style="normal" style:font-size-asian="8pt" style:font-style-asian="normal" style:font-size-complex="8pt" style:font-style-complex="normal"/>
    </style:style>
    <style:style style:name="P48" style:family="paragraph" style:parent-style-name="Table_20_Contents">
      <style:text-properties style:font-name="Bitstream Vera Sans2" fo:font-style="normal" style:font-style-asian="normal" style:font-style-complex="normal"/>
    </style:style>
    <style:style style:name="P49" style:family="paragraph" style:parent-style-name="Table_20_Contents">
      <style:text-properties style:use-window-font-color="true" style:font-name="Bitstream Vera Sans2" fo:font-size="8pt" fo:font-style="italic" style:font-name-asian="Monospace" style:font-size-asian="8pt" style:font-style-asian="italic" style:font-name-complex="Monospace" style:font-size-complex="8pt" style:font-style-complex="italic"/>
    </style:style>
    <style:style style:name="P50" style:family="paragraph" style:parent-style-name="Table_20_Contents">
      <style:text-properties style:use-window-font-color="true" style:font-name="Bitstream Vera Sans2" fo:font-size="8pt" style:text-underline-style="none" style:font-name-asian="Monospace" style:font-size-asian="8pt" style:font-name-complex="Monospace" style:font-size-complex="8pt"/>
    </style:style>
    <style:style style:name="P51" style:family="paragraph" style:parent-style-name="Table_20_Contents">
      <style:text-properties style:use-window-font-color="true" style:font-name="Bitstream Vera Sans1" fo:font-size="8pt" fo:language="en" fo:country="US" style:font-name-asian="Bitstream Vera Sans3" style:font-size-asian="8pt" style:language-asian="de" style:country-asian="DE" style:font-name-complex="Tahoma" style:font-size-complex="12pt" style:language-complex="de" style:country-complex="DE"/>
    </style:style>
    <style:style style:name="P52" style:family="paragraph" style:parent-style-name="Table_20_Contents">
      <style:text-properties style:use-window-font-color="true" style:font-name="Bitstream Vera Sans1" fo:font-size="8pt" fo:language="en" fo:country="US" fo:font-style="normal" style:font-name-asian="Bitstream Vera Sans3" style:font-size-asian="8pt" style:language-asian="de" style:country-asian="DE" style:font-style-asian="normal" style:font-name-complex="Tahoma" style:font-size-complex="12pt" style:language-complex="de" style:country-complex="DE" style:font-style-complex="normal"/>
    </style:style>
    <style:style style:name="P53" style:family="paragraph" style:parent-style-name="Table_20_Contents">
      <style:text-properties officeooo:paragraph-rsid="0005d909"/>
    </style:style>
    <style:style style:name="P54" style:family="paragraph" style:parent-style-name="Table_20_Contents">
      <style:paragraph-properties fo:margin-left="0cm" fo:margin-right="0cm" fo:text-indent="0cm" style:auto-text-indent="false"/>
    </style:style>
    <style:style style:name="P55" style:family="paragraph" style:parent-style-name="Table_20_Contents">
      <style:paragraph-properties fo:margin-left="0cm" fo:margin-right="0cm" fo:text-align="start" style:justify-single-word="false" fo:text-indent="0cm" style:auto-text-indent="false" style:text-autospace="none"/>
      <style:text-properties style:use-window-font-color="true" style:font-name="Bitstream Vera Sans2" fo:font-size="8pt" fo:font-style="normal" style:font-name-asian="Monospace" style:font-size-asian="8pt" style:font-style-asian="normal" style:font-name-complex="Monospace" style:font-size-complex="8pt" style:font-style-complex="normal"/>
    </style:style>
    <style:style style:name="P56" style:family="paragraph" style:parent-style-name="Table_20_Contents">
      <style:paragraph-properties fo:margin-left="0cm" fo:margin-right="0cm" fo:text-indent="0cm" style:auto-text-indent="false"/>
      <style:text-properties officeooo:rsid="001f4dd3" officeooo:paragraph-rsid="0005d909"/>
    </style:style>
    <style:style style:name="P57" style:family="paragraph" style:parent-style-name="Table_20_Contents">
      <style:paragraph-properties fo:margin-left="0cm" fo:margin-right="0cm" fo:keep-together="auto" fo:orphans="0" fo:widows="0" fo:hyphenation-ladder-count="no-limit" fo:text-indent="0cm" style:auto-text-indent="false" fo:background-color="transparent" style:shadow="none" style:text-autospace="none" style:punctuation-wrap="hanging" style:line-break="strict" style:writing-mode="lr-tb">
        <style:tab-stops/>
        <style:background-image/>
      </style:paragraph-properties>
      <style:text-properties style:use-window-font-color="true" style:font-name="Bitstream Vera Sans2" fo:language="en" fo:country="US" fo:font-style="normal" style:font-name-asian="Monospace" style:language-asian="de" style:country-asian="DE" style:font-style-asian="normal" style:font-name-complex="Monospace" style:font-size-complex="8pt" style:language-complex="de" style:country-complex="DE" style:font-style-complex="normal" fo:hyphenate="false" fo:hyphenation-remain-char-count="2" fo:hyphenation-push-char-count="2"/>
    </style:style>
    <style:style style:name="P58" style:family="paragraph" style:parent-style-name="Table_20_Contents">
      <style:paragraph-properties fo:margin-left="0cm" fo:margin-right="0cm" fo:keep-together="auto" fo:orphans="0" fo:widows="0" fo:hyphenation-ladder-count="no-limit" fo:text-indent="0cm" style:auto-text-indent="false" fo:background-color="transparent" style:shadow="none" style:text-autospace="ideograph-alpha" style:punctuation-wrap="hanging" style:line-break="strict" style:writing-mode="lr-tb">
        <style:tab-stops/>
        <style:background-image/>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59" style:family="paragraph" style:parent-style-name="Table_20_Contents">
      <style:paragraph-properties fo:margin-left="0cm" fo:margin-right="0cm" fo:keep-together="auto" fo:orphans="0" fo:widows="0" fo:hyphenation-ladder-count="no-limit" fo:text-indent="0cm" style:auto-text-indent="false" fo:background-color="transparent" style:shadow="none" style:text-autospace="none" style:punctuation-wrap="hanging" style:line-break="strict" style:writing-mode="lr-tb">
        <style:tab-stops/>
        <style:background-image/>
      </style:paragraph-properties>
      <style:text-properties fo:color="#3a3935" style:font-name="Bitstream Vera Sans2" fo:language="en" fo:country="US" style:font-name-asian="Monospace" style:language-asian="de" style:country-asian="DE" style:font-name-complex="Monospace" style:font-size-complex="8pt" style:language-complex="de" style:country-complex="DE" fo:hyphenate="false" fo:hyphenation-remain-char-count="2" fo:hyphenation-push-char-count="2"/>
    </style:style>
    <style:style style:name="P60" style:family="paragraph" style:parent-style-name="Table_20_Contents">
      <style:paragraph-properties fo:margin-left="0cm" fo:margin-right="0cm" fo:orphans="0" fo:widows="0" fo:hyphenation-ladder-count="no-limit" fo:text-indent="0cm" style:auto-text-indent="false" fo:background-color="transparent" style:shadow="none" style:text-autospace="none" style:punctuation-wrap="hanging" style:line-break="strict" style:writing-mode="lr-tb">
        <style:tab-stops/>
        <style:background-image/>
      </style:paragraph-properties>
      <style:text-properties fo:color="#3a3935" style:font-name="Bitstream Vera Sans2" fo:language="en" fo:country="US" style:font-name-asian="Monospace" style:language-asian="de" style:country-asian="DE" style:font-name-complex="Monospace" style:font-size-complex="8pt" style:language-complex="de" style:country-complex="DE" fo:hyphenate="false" fo:hyphenation-remain-char-count="2" fo:hyphenation-push-char-count="2"/>
    </style:style>
    <style:style style:name="P61" style:family="paragraph" style:parent-style-name="Table_20_Contents">
      <style:paragraph-properties fo:margin-left="1.251cm" fo:margin-right="0cm" fo:text-indent="0cm" style:auto-text-indent="false"/>
    </style:style>
    <style:style style:name="P62" style:family="paragraph" style:parent-style-name="Table_20_Contents">
      <style:paragraph-properties fo:margin-left="1.251cm" fo:margin-right="0cm" fo:orphans="0" fo:widows="0" fo:hyphenation-ladder-count="no-limit" fo:text-indent="0cm" style:auto-text-indent="false" fo:background-color="transparent" style:shadow="none" style:text-autospace="ideograph-alpha" style:punctuation-wrap="hanging" style:line-break="strict" style:writing-mode="lr-tb">
        <style:tab-stops/>
        <style:background-image/>
      </style:paragraph-properties>
      <style:text-properties fo:hyphenate="false" fo:hyphenation-remain-char-count="2" fo:hyphenation-push-char-count="2"/>
    </style:style>
    <style:style style:name="P63" style:family="paragraph" style:parent-style-name="Footnote">
      <style:paragraph-properties fo:text-align="start" style:justify-single-word="false"/>
    </style:style>
    <style:style style:name="P64" style:family="paragraph" style:parent-style-name="Standard">
      <style:paragraph-properties fo:margin-top="0cm" fo:margin-bottom="0.247cm" style:contextual-spacing="false" fo:text-align="justify" style:justify-single-word="false" fo:background-color="transparent">
        <style:background-image/>
      </style:paragraph-properties>
      <style:text-properties style:use-window-font-color="true" style:font-name="Bitstream Vera Sans1" fo:font-size="10pt" fo:background-color="transparent" style:font-name-asian="HG Mincho Light J" style:font-size-asian="10pt" style:font-name-complex="Tahoma" style:font-size-complex="12pt"/>
    </style:style>
    <style:style style:name="P65" style:family="paragraph" style:parent-style-name="Überschrift_20_Vorspann">
      <style:paragraph-properties fo:margin-top="1cm" fo:margin-bottom="0cm" style:contextual-spacing="false" fo:break-before="page"/>
      <style:text-properties style:use-window-font-color="true" fo:font-size="16pt" fo:font-weight="bold" fo:background-color="transparent" style:font-name-asian="HG Mincho Light J" style:font-size-asian="16pt" style:font-weight-asian="bold" style:font-name-complex="Tahoma" style:font-size-complex="16pt" style:font-weight-complex="bold"/>
    </style:style>
    <style:style style:name="P66" style:family="paragraph" style:parent-style-name="Table_20_Contents">
      <style:paragraph-properties fo:margin-left="0.45cm" fo:margin-right="0cm" fo:text-indent="0cm" style:auto-text-indent="false"/>
    </style:style>
    <style:style style:name="P67" style:family="paragraph" style:parent-style-name="Table_20_Contents">
      <style:paragraph-properties fo:keep-together="auto"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fo:hyphenate="false" fo:hyphenation-remain-char-count="2" fo:hyphenation-push-char-count="2"/>
    </style:style>
    <style:style style:name="P68" style:family="paragraph" style:parent-style-name="Table_20_Contents">
      <style:paragraph-properties fo:keep-together="auto"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fo:language="en" fo:country="US" style:text-underline-style="none"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69" style:family="paragraph" style:parent-style-name="Table_20_Contents">
      <style:paragraph-properties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fo:language="en" fo:country="US" style:text-underline-style="none"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70" style:family="paragraph" style:parent-style-name="Table_20_Contents">
      <style:paragraph-properties fo:keep-together="auto"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71" style:family="paragraph" style:parent-style-name="Table_20_Contents">
      <style:paragraph-properties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72" style:family="paragraph" style:parent-style-name="Table_20_Contents">
      <style:paragraph-properties fo:keep-together="auto"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style:font-name="Bitstream Vera Sans2" fo:language="en" fo:country="US" fo:font-style="normal" style:font-name-asian="Bitstream Vera Sans3" style:language-asian="de" style:country-asian="DE" style:font-style-asian="normal" style:font-name-complex="Tahoma" style:font-size-complex="12pt" style:language-complex="de" style:country-complex="DE" style:font-style-complex="normal" fo:hyphenate="false" fo:hyphenation-remain-char-count="2" fo:hyphenation-push-char-count="2"/>
    </style:style>
    <style:style style:name="P73" style:family="paragraph" style:parent-style-name="Table_20_Contents">
      <style:paragraph-properties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style:font-name="Bitstream Vera Sans2" fo:language="en" fo:country="US" fo:font-style="normal" style:font-name-asian="Bitstream Vera Sans3" style:language-asian="de" style:country-asian="DE" style:font-style-asian="normal" style:font-name-complex="Tahoma" style:font-size-complex="12pt" style:language-complex="de" style:country-complex="DE" style:font-style-complex="normal" fo:hyphenate="false" fo:hyphenation-remain-char-count="2" fo:hyphenation-push-char-count="2"/>
    </style:style>
    <style:style style:name="P74" style:family="paragraph" style:parent-style-name="Table_20_Contents">
      <style:paragraph-properties fo:keep-together="auto"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style:font-name="Bitstream Vera Sans2" fo:language="en" fo:country="US" fo:font-style="normal" style:font-name-asian="Bitstream Vera Sans3" style:language-asian="de" style:country-asian="DE" style:font-style-asian="normal" style:font-name-complex="Tahoma" style:font-size-complex="8pt" style:language-complex="de" style:country-complex="DE" style:font-style-complex="normal" fo:hyphenate="false" fo:hyphenation-remain-char-count="2" fo:hyphenation-push-char-count="2"/>
    </style:style>
    <style:style style:name="P75" style:family="paragraph" style:parent-style-name="Table_20_Contents">
      <style:paragraph-properties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style:font-name="Bitstream Vera Sans2" fo:language="en" fo:country="US" fo:font-style="normal" style:font-name-asian="Bitstream Vera Sans3" style:language-asian="de" style:country-asian="DE" style:font-style-asian="normal" style:font-name-complex="Tahoma" style:font-size-complex="8pt" style:language-complex="de" style:country-complex="DE" style:font-style-complex="normal" fo:hyphenate="false" fo:hyphenation-remain-char-count="2" fo:hyphenation-push-char-count="2"/>
    </style:style>
    <style:style style:name="P76" style:family="paragraph" style:parent-style-name="Table_20_Contents">
      <style:paragraph-properties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fo:font-size="8pt" fo:language="en" fo:country="US" style:font-name-asian="Bitstream Vera Sans3" style:font-size-asian="8pt" style:language-asian="de" style:country-asian="DE" style:font-name-complex="Tahoma" style:language-complex="de" style:country-complex="DE" fo:hyphenate="false" fo:hyphenation-remain-char-count="2" fo:hyphenation-push-char-count="2"/>
    </style:style>
    <style:style style:name="P77" style:family="paragraph" style:parent-style-name="Table_20_Contents">
      <style:paragraph-properties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style:font-name="Bitstream Vera Sans1" fo:font-size="8pt" fo:language="en" fo:country="US"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78" style:family="paragraph" style:parent-style-name="Table_20_Contents">
      <style:paragraph-properties fo:keep-together="auto"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fo:font-size="8pt" style:font-size-asian="8pt" style:font-size-complex="8pt" fo:hyphenate="false" fo:hyphenation-remain-char-count="2" fo:hyphenation-push-char-count="2"/>
    </style:style>
    <style:style style:name="P79" style:family="paragraph" style:parent-style-name="Table_20_Contents">
      <style:paragraph-properties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fo:hyphenate="false" fo:hyphenation-remain-char-count="2" fo:hyphenation-push-char-count="2"/>
    </style:style>
    <style:style style:name="P80" style:family="paragraph" style:parent-style-name="Standard">
      <style:paragraph-properties fo:background-color="transparent">
        <style:background-image/>
      </style:paragraph-properties>
      <style:text-properties style:use-window-font-color="true" fo:font-weight="normal" fo:background-color="transparent" style:font-name-asian="HG Mincho Light J" style:font-weight-asian="normal" style:font-name-complex="Tahoma" style:font-weight-complex="normal"/>
    </style:style>
    <style:style style:name="P81" style:family="paragraph" style:parent-style-name="Standard">
      <style:paragraph-properties fo:margin-left="0.801cm" fo:margin-right="0cm" fo:text-indent="0cm" style:auto-text-indent="false"/>
    </style:style>
    <style:style style:name="P82" style:family="paragraph" style:parent-style-name="Standard">
      <style:paragraph-properties fo:margin-left="1.251cm" fo:margin-right="0cm" fo:text-indent="-0.45cm" style:auto-text-indent="false"/>
    </style:style>
    <style:style style:name="P83"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84" style:family="paragraph" style:parent-style-name="Contents_20_2">
      <style:paragraph-properties>
        <style:tab-stops>
          <style:tab-stop style:position="0.25cm"/>
          <style:tab-stop style:position="15.499cm" style:type="right" style:leader-style="dotted" style:leader-text="."/>
        </style:tab-stops>
      </style:paragraph-properties>
    </style:style>
    <style:style style:name="P85" style:family="paragraph" style:parent-style-name="Standard" style:list-style-name="L1">
      <style:paragraph-properties fo:text-align="justify" style:justify-single-word="false"/>
      <style:text-properties style:use-window-font-color="true" fo:font-size="10pt" fo:font-weight="normal" style:font-name-asian="HG Mincho Light J" style:font-size-asian="10pt" style:font-weight-asian="normal" style:font-name-complex="Tahoma" style:font-size-complex="10pt" style:font-weight-complex="normal"/>
    </style:style>
    <style:style style:name="P86" style:family="paragraph" style:parent-style-name="Standard" style:list-style-name="L2">
      <style:paragraph-properties fo:text-align="justify" style:justify-single-word="false"/>
      <style:text-properties style:use-window-font-color="true" fo:font-size="10pt" fo:font-weight="normal" style:font-name-asian="HG Mincho Light J" style:font-size-asian="10pt" style:font-weight-asian="normal" style:font-name-complex="Tahoma" style:font-size-complex="10pt" style:font-weight-complex="normal"/>
    </style:style>
    <style:style style:name="P87" style:family="paragraph" style:parent-style-name="Standard" style:list-style-name="L4">
      <style:text-properties style:use-window-font-color="true" fo:font-weight="normal" fo:background-color="transparent" style:font-name-asian="HG Mincho Light J" style:font-weight-asian="normal" style:font-name-complex="Tahoma" style:font-weight-complex="normal"/>
    </style:style>
    <style:style style:name="P88" style:family="paragraph" style:parent-style-name="Standard" style:list-style-name="L4">
      <style:paragraph-properties fo:text-align="justify" style:justify-single-word="false"/>
      <style:text-properties style:use-window-font-color="true" fo:font-weight="normal" fo:background-color="transparent" style:font-name-asian="HG Mincho Light J" style:font-weight-asian="normal" style:font-name-complex="Tahoma" style:font-weight-complex="normal"/>
    </style:style>
    <style:style style:name="P89" style:family="paragraph" style:parent-style-name="Standard" style:list-style-name="L87">
      <style:paragraph-properties fo:text-align="justify" style:justify-single-word="false"/>
      <style:text-properties style:use-window-font-color="true" fo:font-weight="normal" fo:background-color="transparent" style:font-name-asian="HG Mincho Light J" style:font-weight-asian="normal" style:font-name-complex="Tahoma" style:font-weight-complex="normal"/>
    </style:style>
    <style:style style:name="P90" style:family="paragraph" style:parent-style-name="Standard" style:list-style-name="L10">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91" style:family="paragraph" style:parent-style-name="Standard" style:list-style-name="L11">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92" style:family="paragraph" style:parent-style-name="Standard" style:list-style-name="L13">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93" style:family="paragraph" style:parent-style-name="Standard" style:list-style-name="L22">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94" style:family="paragraph" style:parent-style-name="Standard" style:list-style-name="L2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95" style:family="paragraph" style:parent-style-name="Standard" style:list-style-name="L36">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96" style:family="paragraph" style:parent-style-name="Standard" style:list-style-name="L41">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97" style:family="paragraph" style:parent-style-name="Standard" style:list-style-name="L42">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98" style:family="paragraph" style:parent-style-name="Standard" style:list-style-name="L46">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99" style:family="paragraph" style:parent-style-name="Standard" style:list-style-name="L74">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0" style:family="paragraph" style:parent-style-name="Standard" style:list-style-name="L7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1" style:family="paragraph" style:parent-style-name="Standard" style:list-style-name="L79">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2" style:family="paragraph" style:parent-style-name="Standard" style:list-style-name="L81">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3" style:family="paragraph" style:parent-style-name="Standard" style:list-style-name="L83">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4" style:family="paragraph" style:parent-style-name="Standard" style:list-style-name="L8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5" style:family="paragraph" style:parent-style-name="Standard" style:list-style-name="L103">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6" style:family="paragraph" style:parent-style-name="Standard" style:list-style-name="L104">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7" style:family="paragraph" style:parent-style-name="Standard" style:list-style-name="L10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8" style:family="paragraph" style:parent-style-name="Standard" style:list-style-name="L11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9" style:family="paragraph" style:parent-style-name="Standard" style:list-style-name="L126">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0" style:family="paragraph" style:parent-style-name="Standard" style:list-style-name="L138">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1" style:family="paragraph" style:parent-style-name="Standard" style:list-style-name="L146">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2" style:family="paragraph" style:parent-style-name="Standard" style:list-style-name="L14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3" style:family="paragraph" style:parent-style-name="Standard" style:list-style-name="L164">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4" style:family="paragraph" style:parent-style-name="Standard" style:list-style-name="L185">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5" style:family="paragraph" style:parent-style-name="Standard" style:list-style-name="L14">
      <style:text-properties style:use-window-font-color="true" fo:font-weight="normal" fo:background-color="transparent" style:font-name-asian="HG Mincho Light J" style:font-weight-asian="normal" style:font-name-complex="Tahoma" style:font-weight-complex="normal"/>
    </style:style>
    <style:style style:name="P116" style:family="paragraph" style:parent-style-name="Standard" style:list-style-name="L78">
      <style:text-properties style:use-window-font-color="true" fo:font-weight="normal" fo:background-color="transparent" style:font-name-asian="HG Mincho Light J" style:font-weight-asian="normal" style:font-name-complex="Tahoma" style:font-weight-complex="normal"/>
    </style:style>
    <style:style style:name="P117" style:family="paragraph" style:parent-style-name="Standard" style:list-style-name="L5">
      <style:paragraph-properties fo:text-align="start" style:justify-single-word="false"/>
      <style:text-properties style:use-window-font-color="true" style:font-name="Courier New2" fo:font-weight="normal" fo:background-color="transparent" style:font-name-asian="HG Mincho Light J" style:font-weight-asian="normal" style:font-name-complex="Tahoma" style:font-weight-complex="normal"/>
    </style:style>
    <style:style style:name="P118" style:family="paragraph" style:parent-style-name="Standard" style:list-style-name="L6">
      <style:paragraph-properties fo:text-align="start" style:justify-single-word="false"/>
      <style:text-properties style:use-window-font-color="true" style:font-name="Courier New2" fo:font-weight="normal" fo:background-color="transparent" style:font-name-asian="HG Mincho Light J" style:font-weight-asian="normal" style:font-name-complex="Tahoma" style:font-weight-complex="normal"/>
    </style:style>
    <style:style style:name="P119" style:family="paragraph" style:parent-style-name="Standard" style:list-style-name="L7">
      <style:paragraph-properties fo:text-align="start" style:justify-single-word="false"/>
      <style:text-properties style:use-window-font-color="true" style:font-name="Courier New2" fo:font-weight="normal" fo:background-color="transparent" style:font-name-asian="HG Mincho Light J" style:font-weight-asian="normal" style:font-name-complex="Tahoma" style:font-weight-complex="normal"/>
    </style:style>
    <style:style style:name="P120" style:family="paragraph" style:parent-style-name="Standard" style:list-style-name="L8">
      <style:paragraph-properties fo:text-align="start" style:justify-single-word="false"/>
      <style:text-properties style:use-window-font-color="true" style:font-name="Courier New2" fo:font-weight="normal" fo:background-color="transparent" style:font-name-asian="HG Mincho Light J" style:font-weight-asian="normal" style:font-name-complex="Tahoma" style:font-weight-complex="normal"/>
    </style:style>
    <style:style style:name="P121" style:family="paragraph" style:parent-style-name="Standard" style:list-style-name="L9">
      <style:text-properties style:use-window-font-color="true" style:font-name="Bitstream Vera Sans2" fo:font-size="10pt" fo:font-weight="normal" fo:background-color="transparent" style:font-name-asian="HG Mincho Light J" style:font-size-asian="10pt" style:font-weight-asian="normal" style:font-name-complex="Tahoma" style:font-size-complex="10pt" style:font-weight-complex="normal"/>
    </style:style>
    <style:style style:name="P122" style:family="paragraph" style:parent-style-name="Standard" style:list-style-name="L87">
      <style:paragraph-properties fo:text-align="start" style:justify-single-word="false"/>
      <style:text-properties style:use-window-font-color="true" fo:font-weight="bold" fo:background-color="transparent" style:font-name-asian="HG Mincho Light J" style:font-weight-asian="bold" style:font-name-complex="Tahoma" style:font-weight-complex="bold"/>
    </style:style>
    <style:style style:name="P123" style:family="paragraph" style:parent-style-name="Standard" style:list-style-name="L112">
      <style:text-properties style:use-window-font-color="true" fo:font-style="normal" fo:font-weight="normal" fo:background-color="transparent" style:font-name-asian="HG Mincho Light J" style:font-style-asian="normal" style:font-weight-asian="normal" style:font-name-complex="Tahoma" style:font-style-complex="normal" style:font-weight-complex="normal"/>
    </style:style>
    <style:style style:name="P124" style:family="paragraph" style:parent-style-name="Standard" style:list-style-name="L114">
      <style:text-properties style:use-window-font-color="true" fo:font-style="normal" fo:font-weight="normal" fo:background-color="transparent" style:font-name-asian="HG Mincho Light J" style:font-style-asian="normal" style:font-weight-asian="normal" style:font-name-complex="Tahoma" style:font-style-complex="normal" style:font-weight-complex="normal"/>
    </style:style>
    <style:style style:name="P125" style:family="paragraph" style:parent-style-name="Standard" style:list-style-name="L3">
      <style:paragraph-properties fo:text-align="justify" style:justify-single-word="false"/>
    </style:style>
    <style:style style:name="P126" style:family="paragraph" style:parent-style-name="Standard" style:list-style-name="L14">
      <style:paragraph-properties fo:text-align="justify" style:justify-single-word="false"/>
    </style:style>
    <style:style style:name="P127" style:family="paragraph" style:parent-style-name="Standard" style:list-style-name="L88">
      <style:paragraph-properties fo:text-align="justify" style:justify-single-word="false"/>
    </style:style>
    <style:style style:name="P128" style:family="paragraph" style:parent-style-name="Standard" style:list-style-name="L5">
      <style:paragraph-properties fo:text-align="start" style:justify-single-word="false"/>
    </style:style>
    <style:style style:name="P129" style:family="paragraph" style:parent-style-name="Standard" style:list-style-name="L7">
      <style:paragraph-properties fo:text-align="start" style:justify-single-word="false"/>
    </style:style>
    <style:style style:name="P130" style:family="paragraph" style:parent-style-name="Standard" style:list-style-name="L28">
      <style:paragraph-properties fo:text-align="start" style:justify-single-word="false"/>
    </style:style>
    <style:style style:name="P131" style:family="paragraph" style:parent-style-name="Standard" style:list-style-name="L29">
      <style:paragraph-properties fo:text-align="start" style:justify-single-word="false"/>
    </style:style>
    <style:style style:name="P132" style:family="paragraph" style:parent-style-name="Standard" style:list-style-name="L30">
      <style:paragraph-properties fo:text-align="start" style:justify-single-word="false"/>
    </style:style>
    <style:style style:name="P133" style:family="paragraph" style:parent-style-name="Standard" style:list-style-name="L31">
      <style:paragraph-properties fo:text-align="start" style:justify-single-word="false"/>
    </style:style>
    <style:style style:name="P134" style:family="paragraph" style:parent-style-name="Standard" style:list-style-name="L32">
      <style:paragraph-properties fo:text-align="start" style:justify-single-word="false"/>
    </style:style>
    <style:style style:name="P135" style:family="paragraph" style:parent-style-name="Standard" style:list-style-name="L33">
      <style:paragraph-properties fo:text-align="start" style:justify-single-word="false"/>
    </style:style>
    <style:style style:name="P136" style:family="paragraph" style:parent-style-name="Standard" style:list-style-name="L34">
      <style:paragraph-properties fo:text-align="start" style:justify-single-word="false"/>
    </style:style>
    <style:style style:name="P137" style:family="paragraph" style:parent-style-name="Standard" style:list-style-name="L35">
      <style:paragraph-properties fo:text-align="start" style:justify-single-word="false"/>
    </style:style>
    <style:style style:name="P138" style:family="paragraph" style:parent-style-name="Standard" style:list-style-name="L36">
      <style:paragraph-properties fo:text-align="start" style:justify-single-word="false"/>
    </style:style>
    <style:style style:name="P139" style:family="paragraph" style:parent-style-name="Standard" style:list-style-name="L14">
      <style:paragraph-properties fo:text-align="start" style:justify-single-word="false"/>
    </style:style>
    <style:style style:name="P140" style:family="paragraph" style:parent-style-name="Standard" style:list-style-name="L88">
      <style:paragraph-properties fo:text-align="start" style:justify-single-word="false"/>
    </style:style>
    <style:style style:name="P141" style:family="paragraph" style:parent-style-name="Standard" style:list-style-name="L9">
      <style:text-properties style:font-name="Bitstream Vera Sans2" fo:font-size="10pt" style:font-size-asian="10pt" style:font-size-complex="10pt"/>
    </style:style>
    <style:style style:name="P142" style:family="paragraph" style:parent-style-name="Standard" style:list-style-name="L14">
      <style:text-properties style:font-name="Bitstream Vera Sans2"/>
    </style:style>
    <style:style style:name="P143" style:family="paragraph" style:parent-style-name="Standard" style:list-style-name="L12"/>
    <style:style style:name="P144" style:family="paragraph" style:parent-style-name="Standard" style:list-style-name="L14"/>
    <style:style style:name="P145" style:family="paragraph" style:parent-style-name="Standard" style:list-style-name="L15"/>
    <style:style style:name="P146" style:family="paragraph" style:parent-style-name="Standard" style:list-style-name="L16"/>
    <style:style style:name="P147" style:family="paragraph" style:parent-style-name="Standard" style:list-style-name="L17"/>
    <style:style style:name="P148" style:family="paragraph" style:parent-style-name="Standard" style:list-style-name="L18"/>
    <style:style style:name="P149" style:family="paragraph" style:parent-style-name="Standard" style:list-style-name="L19"/>
    <style:style style:name="P150" style:family="paragraph" style:parent-style-name="Standard" style:list-style-name="L21"/>
    <style:style style:name="P151" style:family="paragraph" style:parent-style-name="Standard" style:list-style-name="L37"/>
    <style:style style:name="P152" style:family="paragraph" style:parent-style-name="Standard" style:list-style-name="L38"/>
    <style:style style:name="P153" style:family="paragraph" style:parent-style-name="Standard" style:list-style-name="L39"/>
    <style:style style:name="P154" style:family="paragraph" style:parent-style-name="Standard" style:list-style-name="L43"/>
    <style:style style:name="P155" style:family="paragraph" style:parent-style-name="Standard" style:list-style-name="L44"/>
    <style:style style:name="P156" style:family="paragraph" style:parent-style-name="Standard" style:list-style-name="L45"/>
    <style:style style:name="P157" style:family="paragraph" style:parent-style-name="Standard" style:list-style-name="L47"/>
    <style:style style:name="P158" style:family="paragraph" style:parent-style-name="Standard" style:list-style-name="L50"/>
    <style:style style:name="P159" style:family="paragraph" style:parent-style-name="Standard" style:list-style-name="L51"/>
    <style:style style:name="P160" style:family="paragraph" style:parent-style-name="Standard" style:list-style-name="L53"/>
    <style:style style:name="P161" style:family="paragraph" style:parent-style-name="Standard" style:list-style-name="L14">
      <style:text-properties fo:background-color="transparent"/>
    </style:style>
    <style:style style:name="P162" style:family="paragraph" style:parent-style-name="Standard" style:list-style-name="L75">
      <style:text-properties fo:background-color="transparent"/>
    </style:style>
    <style:style style:name="P163" style:family="paragraph" style:parent-style-name="Standard" style:list-style-name="L78">
      <style:text-properties fo:background-color="transparent"/>
    </style:style>
    <style:style style:name="P164" style:family="paragraph" style:parent-style-name="Standard" style:list-style-name="L84">
      <style:text-properties fo:background-color="transparent"/>
    </style:style>
    <style:style style:name="P165" style:family="paragraph" style:parent-style-name="Standard" style:list-style-name="L86">
      <style:text-properties fo:background-color="transparent"/>
    </style:style>
    <style:style style:name="P166" style:family="paragraph" style:parent-style-name="Standard" style:list-style-name="L92">
      <style:text-properties fo:background-color="transparent"/>
    </style:style>
    <style:style style:name="P167" style:family="paragraph" style:parent-style-name="Standard" style:list-style-name="L95">
      <style:text-properties fo:background-color="transparent"/>
    </style:style>
    <style:style style:name="P168" style:family="paragraph" style:parent-style-name="Standard" style:list-style-name="L97">
      <style:text-properties fo:background-color="transparent"/>
    </style:style>
    <style:style style:name="P169" style:family="paragraph" style:parent-style-name="Standard" style:list-style-name="L99">
      <style:text-properties fo:background-color="transparent"/>
    </style:style>
    <style:style style:name="P170" style:family="paragraph" style:parent-style-name="Standard" style:list-style-name="L100">
      <style:text-properties fo:background-color="transparent"/>
    </style:style>
    <style:style style:name="P171" style:family="paragraph" style:parent-style-name="Standard" style:list-style-name="L102">
      <style:text-properties fo:background-color="transparent"/>
    </style:style>
    <style:style style:name="P172" style:family="paragraph" style:parent-style-name="Standard" style:list-style-name="L111">
      <style:text-properties fo:background-color="transparent"/>
    </style:style>
    <style:style style:name="P173" style:family="paragraph" style:parent-style-name="Standard" style:list-style-name="L112">
      <style:text-properties fo:background-color="transparent"/>
    </style:style>
    <style:style style:name="P174" style:family="paragraph" style:parent-style-name="Standard" style:list-style-name="L114">
      <style:text-properties fo:background-color="transparent"/>
    </style:style>
    <style:style style:name="P175" style:family="paragraph" style:parent-style-name="Standard" style:list-style-name="L118">
      <style:text-properties fo:background-color="transparent"/>
    </style:style>
    <style:style style:name="P176" style:family="paragraph" style:parent-style-name="Standard" style:list-style-name="L122">
      <style:text-properties fo:background-color="transparent"/>
    </style:style>
    <style:style style:name="P177" style:family="paragraph" style:parent-style-name="Standard" style:list-style-name="L123">
      <style:text-properties fo:background-color="transparent"/>
    </style:style>
    <style:style style:name="P178" style:family="paragraph" style:parent-style-name="Standard" style:list-style-name="L124">
      <style:text-properties fo:background-color="transparent"/>
    </style:style>
    <style:style style:name="P179" style:family="paragraph" style:parent-style-name="Standard" style:list-style-name="L127">
      <style:text-properties fo:background-color="transparent"/>
    </style:style>
    <style:style style:name="P180" style:family="paragraph" style:parent-style-name="Standard" style:list-style-name="L106">
      <style:text-properties fo:background-color="transparent"/>
    </style:style>
    <style:style style:name="P181" style:family="paragraph" style:parent-style-name="Standard" style:list-style-name="L128">
      <style:text-properties fo:background-color="transparent"/>
    </style:style>
    <style:style style:name="P182" style:family="paragraph" style:parent-style-name="Standard" style:list-style-name="L129">
      <style:text-properties fo:background-color="transparent"/>
    </style:style>
    <style:style style:name="P183" style:family="paragraph" style:parent-style-name="Standard" style:list-style-name="L130">
      <style:text-properties fo:background-color="transparent"/>
    </style:style>
    <style:style style:name="P184" style:family="paragraph" style:parent-style-name="Standard" style:list-style-name="L132">
      <style:text-properties fo:background-color="transparent"/>
    </style:style>
    <style:style style:name="P185" style:family="paragraph" style:parent-style-name="Standard" style:list-style-name="L134">
      <style:text-properties fo:background-color="transparent"/>
    </style:style>
    <style:style style:name="P186" style:family="paragraph" style:parent-style-name="Standard" style:list-style-name="L159">
      <style:text-properties fo:background-color="transparent"/>
    </style:style>
    <style:style style:name="P187" style:family="paragraph" style:parent-style-name="Standard" style:list-style-name="L184">
      <style:text-properties fo:background-color="transparent"/>
    </style:style>
    <style:style style:name="P188" style:family="paragraph" style:parent-style-name="Standard" style:list-style-name="L184">
      <style:paragraph-properties fo:text-align="start" style:justify-single-word="false"/>
      <style:text-properties fo:background-color="transparent"/>
    </style:style>
    <style:style style:name="P189" style:family="paragraph" style:parent-style-name="Standard" style:list-style-name="L198">
      <style:paragraph-properties fo:text-align="start" style:justify-single-word="false"/>
      <style:text-properties fo:background-color="transparent"/>
    </style:style>
    <style:style style:name="P190" style:family="paragraph" style:parent-style-name="Standard" style:list-style-name="L200">
      <style:paragraph-properties fo:text-align="start" style:justify-single-word="false"/>
      <style:text-properties fo:background-color="transparent"/>
    </style:style>
    <style:style style:name="P191" style:family="paragraph" style:parent-style-name="Standard" style:list-style-name="L198">
      <style:text-properties fo:background-color="transparent"/>
    </style:style>
    <style:style style:name="P192" style:family="paragraph" style:parent-style-name="Standard" style:list-style-name="L55"/>
    <style:style style:name="P193" style:family="paragraph" style:parent-style-name="Standard" style:list-style-name="L56"/>
    <style:style style:name="P194" style:family="paragraph" style:parent-style-name="Standard" style:list-style-name="L56">
      <style:text-properties officeooo:rsid="000aec2f" officeooo:paragraph-rsid="000aec2f"/>
    </style:style>
    <style:style style:name="P195" style:family="paragraph" style:parent-style-name="Standard" style:list-style-name="L56">
      <style:text-properties fo:font-variant="normal" fo:text-transform="none" fo:color="#000000" style:text-line-through-style="none" style:text-line-through-type="none" style:font-name="arial" fo:font-size="9.75pt" fo:letter-spacing="normal" fo:font-style="normal" style:text-underline-style="none" fo:font-weight="normal" style:text-blinking="false" fo:background-color="transparent" style:font-name-asian="HG Mincho Light J" style:font-weight-asian="normal" style:font-name-complex="Tahoma" style:font-weight-complex="normal"/>
    </style:style>
    <style:style style:name="P196" style:family="paragraph" style:parent-style-name="Standard" style:list-style-name="L59"/>
    <style:style style:name="P197" style:family="paragraph" style:parent-style-name="Standard" style:list-style-name="L60"/>
    <style:style style:name="P198" style:family="paragraph" style:parent-style-name="Standard" style:list-style-name="L61"/>
    <style:style style:name="P199" style:family="paragraph" style:parent-style-name="Standard" style:list-style-name="L63"/>
    <style:style style:name="P200" style:family="paragraph" style:parent-style-name="Standard" style:list-style-name="L64"/>
    <style:style style:name="P201" style:family="paragraph" style:parent-style-name="Standard" style:list-style-name="L102"/>
    <style:style style:name="P202" style:family="paragraph" style:parent-style-name="Standard" style:list-style-name="L105"/>
    <style:style style:name="P203" style:family="paragraph" style:parent-style-name="Standard" style:list-style-name="L106"/>
    <style:style style:name="P204" style:family="paragraph" style:parent-style-name="Standard" style:list-style-name="L109"/>
    <style:style style:name="P205" style:family="paragraph" style:parent-style-name="Standard" style:list-style-name="L117">
      <style:paragraph-properties fo:text-align="start" style:justify-single-word="false"/>
      <style:text-properties fo:font-weight="normal" fo:background-color="transparent" style:font-name-asian="HG Mincho Light J" style:font-weight-asian="normal" style:font-weight-complex="normal"/>
    </style:style>
    <style:style style:name="P206" style:family="paragraph" style:parent-style-name="Standard" style:list-style-name="L136"/>
    <style:style style:name="P207" style:family="paragraph" style:parent-style-name="Standard" style:list-style-name="L139"/>
    <style:style style:name="P208" style:family="paragraph" style:parent-style-name="Standard" style:list-style-name="L140"/>
    <style:style style:name="P209" style:family="paragraph" style:parent-style-name="Standard" style:list-style-name="L141"/>
    <style:style style:name="P210" style:family="paragraph" style:parent-style-name="Standard" style:list-style-name="L142"/>
    <style:style style:name="P211" style:family="paragraph" style:parent-style-name="Standard" style:list-style-name="L143"/>
    <style:style style:name="P212" style:family="paragraph" style:parent-style-name="Standard" style:list-style-name="L144"/>
    <style:style style:name="P213" style:family="paragraph" style:parent-style-name="Standard" style:list-style-name="L145"/>
    <style:style style:name="P214" style:family="paragraph" style:parent-style-name="Standard" style:list-style-name="L163"/>
    <style:style style:name="P215" style:family="paragraph" style:parent-style-name="Standard" style:list-style-name="L168"/>
    <style:style style:name="P216" style:family="paragraph" style:parent-style-name="Standard" style:list-style-name="L171"/>
    <style:style style:name="P217" style:family="paragraph" style:parent-style-name="Standard" style:list-style-name="L173"/>
    <style:style style:name="P218" style:family="paragraph" style:parent-style-name="Standard" style:list-style-name="L177"/>
    <style:style style:name="P219" style:family="paragraph" style:parent-style-name="Standard" style:list-style-name="L178"/>
    <style:style style:name="P220" style:family="paragraph" style:parent-style-name="Standard" style:list-style-name="L183"/>
    <style:style style:name="P221" style:family="paragraph" style:parent-style-name="Standard" style:list-style-name="L186"/>
    <style:style style:name="P222" style:family="paragraph" style:parent-style-name="Standard" style:list-style-name="L187"/>
    <style:style style:name="P223" style:family="paragraph" style:parent-style-name="Standard" style:list-style-name="L188"/>
    <style:style style:name="P224" style:family="paragraph" style:parent-style-name="Standard" style:list-style-name="L196"/>
    <style:style style:name="P225" style:family="paragraph" style:parent-style-name="Standard" style:list-style-name="L199"/>
    <style:style style:name="P226" style:family="paragraph" style:parent-style-name="Standard" style:list-style-name="L36">
      <style:paragraph-properties fo:margin-left="0cm" fo:margin-right="0cm" fo:text-align="start" style:justify-single-word="false" fo:text-indent="-0.635cm" style:auto-text-indent="false"/>
      <style:text-properties style:use-window-font-color="true" fo:font-weight="normal" fo:background-color="transparent" style:font-name-asian="HG Mincho Light J" style:font-weight-asian="normal" style:font-name-complex="Tahoma" style:font-weight-complex="normal"/>
    </style:style>
    <style:style style:name="P227" style:family="paragraph" style:parent-style-name="Standard" style:list-style-name="L74">
      <style:paragraph-properties fo:margin-left="0cm" fo:margin-right="0cm" fo:text-align="start" style:justify-single-word="false" fo:text-indent="-0.635cm" style:auto-text-indent="false"/>
      <style:text-properties style:use-window-font-color="true" fo:font-weight="normal" fo:background-color="transparent" style:font-name-asian="HG Mincho Light J" style:font-weight-asian="normal" style:font-name-complex="Tahoma" style:font-weight-complex="normal"/>
    </style:style>
    <style:style style:name="P228" style:family="paragraph" style:parent-style-name="Standard" style:list-style-name="L110">
      <style:paragraph-properties fo:margin-left="0cm" fo:margin-right="0cm" fo:text-align="start" style:justify-single-word="false" fo:text-indent="-0.635cm" style:auto-text-indent="false"/>
      <style:text-properties style:use-window-font-color="true" fo:font-weight="normal" fo:background-color="transparent" style:font-name-asian="HG Mincho Light J" style:font-weight-asian="normal" style:font-name-complex="Tahoma" style:font-weight-complex="normal"/>
    </style:style>
    <style:style style:name="P229" style:family="paragraph" style:parent-style-name="Standard" style:list-style-name="L138">
      <style:paragraph-properties fo:margin-left="0cm" fo:margin-right="0cm" fo:text-align="start" style:justify-single-word="false" fo:text-indent="-0.635cm" style:auto-text-indent="false"/>
      <style:text-properties style:use-window-font-color="true" fo:font-weight="normal" fo:background-color="transparent" style:font-name-asian="HG Mincho Light J" style:font-weight-asian="normal" style:font-name-complex="Tahoma" style:font-weight-complex="normal"/>
    </style:style>
    <style:style style:name="P230" style:family="paragraph" style:parent-style-name="Standard" style:list-style-name="L59">
      <style:paragraph-properties fo:margin-left="0cm" fo:margin-right="0cm" fo:text-indent="-0.635cm" style:auto-text-indent="false"/>
    </style:style>
    <style:style style:name="P231" style:family="paragraph" style:parent-style-name="Standard" style:list-style-name="L14">
      <style:paragraph-properties fo:margin-left="2.501cm" fo:margin-right="0cm" fo:text-indent="-0.635cm" style:auto-text-indent="false"/>
      <style:text-properties fo:background-color="transparent"/>
    </style:style>
    <style:style style:name="P232" style:family="paragraph" style:parent-style-name="Standard" style:list-style-name="L126">
      <style:paragraph-properties fo:margin-left="2.501cm" fo:margin-right="0cm" fo:text-align="start" style:justify-single-word="false" fo:text-indent="-0.635cm" style:auto-text-indent="false"/>
      <style:text-properties style:use-window-font-color="true" fo:font-weight="normal" fo:background-color="transparent" style:font-name-asian="HG Mincho Light J" style:font-weight-asian="normal" style:font-name-complex="Tahoma" style:font-weight-complex="normal"/>
    </style:style>
    <style:style style:name="P233" style:family="paragraph" style:parent-style-name="Standard" style:list-style-name="List_20_1">
      <style:paragraph-properties fo:margin-left="1.251cm" fo:margin-right="0cm" fo:text-indent="-0.45cm" style:auto-text-indent="false"/>
    </style:style>
    <style:style style:name="P234" style:family="paragraph" style:parent-style-name="Standard" style:list-style-name="L178">
      <style:paragraph-properties fo:margin-left="1.931cm" fo:margin-right="0cm" fo:text-indent="-0.661cm" style:auto-text-indent="false">
        <style:tab-stops/>
      </style:paragraph-properties>
    </style:style>
    <style:style style:name="P235" style:family="paragraph" style:parent-style-name="Standard" style:list-style-name="L178">
      <style:paragraph-properties fo:margin-left="1.905cm" fo:margin-right="0cm" fo:text-indent="-0.635cm" style:auto-text-indent="false">
        <style:tab-stops/>
      </style:paragraph-properties>
    </style:style>
    <style:style style:name="P236" style:family="paragraph" style:parent-style-name="Heading_20_3">
      <style:text-properties style:font-name="Bitstream Vera Sans1" fo:font-size="10pt" fo:background-color="transparent" style:font-name-asian="HG Mincho Light J" style:font-size-asian="10pt" style:font-size-complex="12pt"/>
    </style:style>
    <style:style style:name="P237" style:family="paragraph" style:parent-style-name="Heading_20_3">
      <style:text-properties style:use-window-font-color="true" fo:font-style="italic" fo:font-weight="bold" style:font-name-asian="HG Mincho Light J" style:font-style-asian="italic" style:font-weight-asian="bold" style:font-name-complex="Tahoma" style:font-style-complex="italic" style:font-weight-complex="bold"/>
    </style:style>
    <style:style style:name="P238" style:family="paragraph" style:parent-style-name="Heading_20_3">
      <style:paragraph-properties fo:text-align="start" style:justify-single-word="false"/>
      <style:text-properties style:use-window-font-color="true" fo:font-style="italic" fo:font-weight="bold" style:font-name-asian="HG Mincho Light J" style:font-style-asian="italic" style:font-weight-asian="bold" style:font-name-complex="Tahoma" style:font-style-complex="italic" style:font-weight-complex="bold"/>
    </style:style>
    <style:style style:name="P239" style:family="paragraph" style:parent-style-name="Heading_20_3">
      <style:paragraph-properties fo:margin-left="0.026cm" fo:margin-right="0cm" fo:text-indent="0cm" style:auto-text-indent="false"/>
    </style:style>
    <style:style style:name="P240" style:family="paragraph" style:parent-style-name="Heading_20_3">
      <style:paragraph-properties fo:margin-left="0cm" fo:margin-right="0cm" fo:text-indent="0cm" style:auto-text-indent="false"/>
    </style:style>
    <style:style style:name="P241" style:family="paragraph" style:parent-style-name="Heading_20_2">
      <style:paragraph-properties fo:text-align="justify" style:justify-single-word="false"/>
    </style:style>
    <style:style style:name="P242" style:family="paragraph" style:parent-style-name="Heading_20_1">
      <style:text-properties style:use-window-font-color="true" style:font-name-asian="HG Mincho Light J" style:font-name-complex="Tahoma"/>
    </style:style>
    <style:style style:name="P243" style:family="paragraph" style:parent-style-name="Heading_20_1">
      <style:paragraph-properties fo:margin-top="1cm" fo:margin-bottom="2cm" style:contextual-spacing="false" fo:text-align="start" style:justify-single-word="false">
        <style:tab-stops>
          <style:tab-stop style:position="0.499cm"/>
        </style:tab-stops>
      </style:paragraph-properties>
    </style:style>
    <style:style style:name="P244" style:family="paragraph" style:parent-style-name="Heading_20_1">
      <style:paragraph-properties fo:margin-left="0.088cm" fo:margin-right="0cm" fo:text-indent="0cm" style:auto-text-indent="false"/>
    </style:style>
    <style:style style:name="P245" style:family="paragraph" style:parent-style-name="Text_20_body" style:list-style-name="L40"/>
    <style:style style:name="P246" style:family="paragraph" style:parent-style-name="Text_20_body" style:list-style-name="L48">
      <style:text-properties style:font-name="Courier New2" fo:font-size="8pt" style:font-size-asian="8pt" style:font-size-complex="8pt"/>
    </style:style>
    <style:style style:name="P247" style:family="paragraph" style:parent-style-name="Text_20_body" style:list-style-name="L156"/>
    <style:style style:name="P248" style:family="paragraph" style:parent-style-name="Text_20_body" style:list-style-name="L192"/>
    <style:style style:name="P249" style:family="paragraph" style:parent-style-name="Text_20_body" style:list-style-name="L193"/>
    <style:style style:name="P250" style:family="paragraph" style:parent-style-name="Text_20_body" style:list-style-name="L195"/>
    <style:style style:name="P251" style:family="paragraph" style:parent-style-name="Text_20_body" style:list-style-name="L202"/>
    <style:style style:name="P252" style:family="paragraph" style:parent-style-name="Text_20_body" style:list-style-name="L203"/>
    <style:style style:name="P253" style:family="paragraph" style:parent-style-name="Text_20_body" style:list-style-name="L48">
      <style:paragraph-properties fo:margin-top="0cm" fo:margin-bottom="0cm" style:contextual-spacing="false"/>
      <style:text-properties style:font-name="Courier New2" fo:font-size="8pt" style:font-size-asian="8pt" style:font-size-complex="8pt"/>
    </style:style>
    <style:style style:name="P254" style:family="paragraph" style:parent-style-name="Text_20_body" style:list-style-name="L155">
      <style:paragraph-properties fo:margin-top="0cm" fo:margin-bottom="0cm" style:contextual-spacing="false"/>
    </style:style>
    <style:style style:name="P255" style:family="paragraph" style:parent-style-name="Text_20_body" style:list-style-name="L154">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256" style:family="paragraph" style:parent-style-name="Heading_20_4">
      <style:paragraph-properties fo:text-align="start" style:justify-single-word="false"/>
    </style:style>
    <style:style style:name="P257" style:family="paragraph" style:parent-style-name="Table_20_Contents" style:list-style-name="L20"/>
    <style:style style:name="P258" style:family="paragraph" style:parent-style-name="Table_20_Contents" style:list-style-name="L25"/>
    <style:style style:name="P259" style:family="paragraph" style:parent-style-name="Table_20_Contents" style:list-style-name="L26"/>
    <style:style style:name="P260" style:family="paragraph" style:parent-style-name="Table_20_Contents" style:list-style-name="L26">
      <style:text-properties style:use-window-font-color="true" style:font-name="Bitstream Vera Sans1" fo:font-size="8pt" fo:language="en" fo:country="US" style:font-name-asian="Bitstream Vera Sans3" style:font-size-asian="8pt" style:language-asian="de" style:country-asian="DE" style:font-name-complex="Tahoma" style:font-size-complex="12pt" style:language-complex="de" style:country-complex="DE"/>
    </style:style>
    <style:style style:name="P261" style:family="paragraph" style:parent-style-name="Table_20_Contents" style:list-style-name="L170">
      <style:text-properties style:use-window-font-color="true" style:font-name="Bitstream Vera Sans2" fo:font-size="8pt" fo:font-style="normal" style:font-name-asian="Monospace" style:font-size-asian="8pt" style:font-style-asian="normal" style:font-name-complex="Monospace" style:font-size-complex="8pt" style:font-style-complex="normal"/>
    </style:style>
    <style:style style:name="P262" style:family="paragraph" style:parent-style-name="Table_20_Contents" style:list-style-name="L66"/>
    <style:style style:name="P263" style:family="paragraph" style:parent-style-name="Table_20_Contents" style:list-style-name="L67"/>
    <style:style style:name="P264" style:family="paragraph" style:parent-style-name="Table_20_Contents" style:list-style-name="L68"/>
    <style:style style:name="P265" style:family="paragraph" style:parent-style-name="Table_20_Contents" style:list-style-name="L69"/>
    <style:style style:name="P266" style:family="paragraph" style:parent-style-name="Table_20_Contents" style:list-style-name="L70"/>
    <style:style style:name="P267" style:family="paragraph" style:parent-style-name="Table_20_Contents" style:list-style-name="L71"/>
    <style:style style:name="P268" style:family="paragraph" style:parent-style-name="Table_20_Contents" style:list-style-name="L72"/>
    <style:style style:name="P269" style:family="paragraph" style:parent-style-name="Table_20_Contents" style:list-style-name="L73"/>
    <style:style style:name="P270" style:family="paragraph" style:parent-style-name="Table_20_Contents" style:list-style-name="L80"/>
    <style:style style:name="P271" style:family="paragraph" style:parent-style-name="Table_20_Contents" style:list-style-name="L82">
      <style:text-properties fo:font-style="normal" style:font-style-asian="normal" style:font-style-complex="normal"/>
    </style:style>
    <style:style style:name="P272" style:family="paragraph" style:parent-style-name="Table_20_Contents" style:list-style-name="L172">
      <style:text-properties fo:font-style="normal" style:font-style-asian="normal" style:font-style-complex="normal"/>
    </style:style>
    <style:style style:name="P273" style:family="paragraph" style:parent-style-name="Table_20_Contents" style:list-style-name="L85"/>
    <style:style style:name="P274" style:family="paragraph" style:parent-style-name="Table_20_Contents" style:list-style-name="L89"/>
    <style:style style:name="P275" style:family="paragraph" style:parent-style-name="Table_20_Contents" style:list-style-name="L90">
      <style:text-properties officeooo:paragraph-rsid="0005d909"/>
    </style:style>
    <style:style style:name="P276" style:family="paragraph" style:parent-style-name="Table_20_Contents" style:list-style-name="L90">
      <style:text-properties officeooo:rsid="001f4dd3" officeooo:paragraph-rsid="0005d909"/>
    </style:style>
    <style:style style:name="P277" style:family="paragraph" style:parent-style-name="Table_20_Contents" style:list-style-name="L91"/>
    <style:style style:name="P278" style:family="paragraph" style:parent-style-name="Table_20_Contents" style:list-style-name="L93"/>
    <style:style style:name="P279" style:family="paragraph" style:parent-style-name="Table_20_Contents" style:list-style-name="L94"/>
    <style:style style:name="P280" style:family="paragraph" style:parent-style-name="Table_20_Contents" style:list-style-name="L96"/>
    <style:style style:name="P281" style:family="paragraph" style:parent-style-name="Table_20_Contents" style:list-style-name="L98"/>
    <style:style style:name="P282" style:family="paragraph" style:parent-style-name="Table_20_Contents" style:list-style-name="L101"/>
    <style:style style:name="P283" style:family="paragraph" style:parent-style-name="Table_20_Contents" style:list-style-name="L116">
      <style:text-properties fo:color="#1a1a1a" style:font-name="Bitstream Vera Sans2" fo:font-size="8pt" fo:font-style="normal" fo:background-color="transparent" style:font-name-asian="Monospace" style:font-size-asian="8pt" style:font-style-asian="normal" style:font-name-complex="Monospace" style:font-size-complex="8pt" style:font-style-complex="normal"/>
    </style:style>
    <style:style style:name="P284" style:family="paragraph" style:parent-style-name="Table_20_Contents" style:list-style-name="L119"/>
    <style:style style:name="P285" style:family="paragraph" style:parent-style-name="Table_20_Contents" style:list-style-name="L120"/>
    <style:style style:name="P286" style:family="paragraph" style:parent-style-name="Table_20_Contents" style:list-style-name="L121"/>
    <style:style style:name="P287" style:family="paragraph" style:parent-style-name="Table_20_Contents" style:list-style-name="L165"/>
    <style:style style:name="P288" style:family="paragraph" style:parent-style-name="Table_20_Contents" style:list-style-name="L166"/>
    <style:style style:name="P289" style:family="paragraph" style:parent-style-name="Table_20_Contents" style:list-style-name="L167"/>
    <style:style style:name="P290" style:family="paragraph" style:parent-style-name="Table_20_Contents" style:list-style-name="L169">
      <style:text-properties style:font-name="Bitstream Vera Sans2" fo:font-size="8pt" fo:font-style="normal" style:font-size-asian="8pt" style:font-style-asian="normal" style:font-size-complex="8pt" style:font-style-complex="normal"/>
    </style:style>
    <style:style style:name="P291" style:family="paragraph" style:parent-style-name="Table_20_Contents" style:list-style-name="L169">
      <style:text-properties style:font-name="Bitstream Vera Sans2" fo:font-style="normal" fo:background-color="transparent" style:font-style-asian="normal" style:font-style-complex="normal"/>
    </style:style>
    <style:style style:name="P292" style:family="paragraph" style:parent-style-name="Table_20_Contents" style:list-style-name="L170">
      <style:text-properties style:font-name="Bitstream Vera Sans2" fo:font-style="normal" style:font-style-asian="normal" style:font-style-complex="normal"/>
    </style:style>
    <style:style style:name="P293" style:family="paragraph" style:parent-style-name="Table_20_Contents" style:list-style-name="L189">
      <style:text-properties style:font-name="Bitstream Vera Sans2" fo:font-style="normal" style:font-style-asian="normal" style:font-style-complex="normal"/>
    </style:style>
    <style:style style:name="P294" style:family="paragraph" style:parent-style-name="Table_20_Contents" style:list-style-name="L172"/>
    <style:style style:name="P295" style:family="paragraph" style:parent-style-name="Table_20_Contents" style:list-style-name="L174"/>
    <style:style style:name="P296" style:family="paragraph" style:parent-style-name="Table_20_Contents" style:list-style-name="L175"/>
    <style:style style:name="P297" style:family="paragraph" style:parent-style-name="Table_20_Contents" style:list-style-name="L176"/>
    <style:style style:name="P298" style:family="paragraph" style:parent-style-name="Table_20_Contents" style:list-style-name="L179"/>
    <style:style style:name="P299" style:family="paragraph" style:parent-style-name="Table_20_Contents" style:list-style-name="L180"/>
    <style:style style:name="P300" style:family="paragraph" style:parent-style-name="Table_20_Contents" style:list-style-name="L181"/>
    <style:style style:name="P301" style:family="paragraph" style:parent-style-name="Table_20_Contents" style:list-style-name="L182"/>
    <style:style style:name="P302" style:family="paragraph" style:parent-style-name="Table_20_Contents" style:list-style-name="L137">
      <style:paragraph-properties fo:keep-together="auto"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303" style:family="paragraph" style:parent-style-name="Table_20_Contents" style:list-style-name="L197">
      <style:paragraph-properties fo:keep-together="auto"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304" style:family="paragraph" style:parent-style-name="Table_20_Contents" style:list-style-name="L137">
      <style:paragraph-properties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fo:hyphenate="false" fo:hyphenation-remain-char-count="2" fo:hyphenation-push-char-count="2"/>
    </style:style>
    <style:style style:name="P305" style:family="paragraph" style:parent-style-name="Table_20_Contents" style:list-style-name="L197">
      <style:paragraph-properties fo:keep-together="auto"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fo:hyphenate="false" fo:hyphenation-remain-char-count="2" fo:hyphenation-push-char-count="2"/>
    </style:style>
    <style:style style:name="P306" style:family="paragraph" style:parent-style-name="Table_20_Contents" style:list-style-name="L149">
      <style:paragraph-properties fo:margin-left="0cm" fo:margin-right="0cm" fo:text-indent="0cm" style:auto-text-indent="false"/>
      <style:text-properties fo:color="#1a1a1a" style:font-name="Bitstream Vera Sans2" fo:font-size="8pt" fo:font-style="normal" fo:background-color="transparent" style:font-name-asian="Monospace" style:font-size-asian="8pt" style:font-style-asian="normal" style:font-name-complex="Monospace" style:font-size-complex="8pt" style:font-style-complex="normal"/>
    </style:style>
    <style:style style:name="P307" style:family="paragraph" style:parent-style-name="Table_20_Contents" style:list-style-name="L151">
      <style:paragraph-properties fo:margin-left="0cm" fo:margin-right="0cm" fo:text-indent="0cm" style:auto-text-indent="false"/>
      <style:text-properties fo:color="#1a1a1a" style:font-name="Bitstream Vera Sans2" fo:font-size="8pt" fo:font-style="normal" fo:background-color="transparent" style:font-name-asian="Monospace" style:font-size-asian="8pt" style:font-style-asian="normal" style:font-name-complex="Monospace" style:font-size-complex="8pt" style:font-style-complex="normal"/>
    </style:style>
    <style:style style:name="P308" style:family="paragraph" style:parent-style-name="Table_20_Contents" style:list-style-name="L153">
      <style:paragraph-properties fo:margin-left="0cm" fo:margin-right="0cm" fo:text-indent="0cm" style:auto-text-indent="false"/>
      <style:text-properties fo:color="#1a1a1a" style:font-name="Bitstream Vera Sans2" fo:font-size="8pt" fo:font-style="normal" fo:background-color="transparent" style:font-name-asian="Monospace" style:font-size-asian="8pt" style:font-style-asian="normal" style:font-name-complex="Monospace" style:font-size-complex="8pt" style:font-style-complex="normal"/>
    </style:style>
    <style:style style:name="P309" style:family="paragraph" style:parent-style-name="Table_20_Contents" style:list-style-name="L158">
      <style:paragraph-properties fo:margin-left="0cm" fo:margin-right="0cm" fo:text-indent="0cm" style:auto-text-indent="false"/>
      <style:text-properties fo:color="#1a1a1a" style:font-name="Bitstream Vera Sans2" fo:font-size="8pt" fo:font-style="normal" fo:background-color="transparent" style:font-name-asian="Monospace" style:font-size-asian="8pt" style:font-style-asian="normal" style:font-name-complex="Monospace" style:font-size-complex="8pt" style:font-style-complex="normal"/>
    </style:style>
    <style:style style:name="P310" style:family="paragraph" style:parent-style-name="Table_20_Contents" style:list-style-name="L161">
      <style:paragraph-properties fo:margin-left="0cm" fo:margin-right="0cm" fo:text-indent="0cm" style:auto-text-indent="false"/>
      <style:text-properties style:use-window-font-color="true" style:font-name="Bitstream Vera Sans1" fo:font-size="8pt" fo:language="en" fo:country="US" fo:font-style="normal" fo:background-color="transparent" style:font-name-asian="Bitstream Vera Sans3" style:font-size-asian="8pt" style:language-asian="de" style:country-asian="DE" style:font-style-asian="normal" style:font-name-complex="Tahoma" style:font-size-complex="12pt" style:language-complex="de" style:country-complex="DE" style:font-style-complex="normal"/>
    </style:style>
    <style:style style:name="P311" style:family="paragraph" style:parent-style-name="Table_20_Contents" style:list-style-name="L162">
      <style:paragraph-properties fo:margin-left="0cm" fo:margin-right="0cm" fo:text-indent="0cm" style:auto-text-indent="false"/>
    </style:style>
    <style:style style:name="P312" style:family="paragraph" style:parent-style-name="Table_20_Contents" style:list-style-name="L197">
      <style:paragraph-properties fo:margin-left="0cm" fo:margin-right="0cm" fo:text-indent="0cm" style:auto-text-indent="false"/>
    </style:style>
    <style:style style:name="P313" style:family="paragraph" style:parent-style-name="Table_20_Contents" style:list-style-name="L190">
      <style:paragraph-properties fo:margin-left="0cm" fo:margin-right="0cm" fo:keep-together="auto" fo:orphans="0" fo:widows="0" fo:hyphenation-ladder-count="no-limit" fo:text-indent="0cm" style:auto-text-indent="false" fo:background-color="transparent" style:shadow="none" style:text-autospace="ideograph-alpha" style:punctuation-wrap="hanging" style:line-break="strict" style:writing-mode="lr-tb">
        <style:tab-stops/>
        <style:background-image/>
      </style:paragraph-properties>
      <style:text-properties fo:hyphenate="false" fo:hyphenation-remain-char-count="2" fo:hyphenation-push-char-count="2"/>
    </style:style>
    <style:style style:name="P314" style:family="paragraph" style:parent-style-name="Table_20_Contents" style:list-style-name="L162">
      <style:paragraph-properties fo:margin-left="0cm" fo:margin-right="0cm" fo:text-indent="-0.635cm" style:auto-text-indent="false"/>
    </style:style>
    <style:style style:name="P315" style:family="paragraph" style:parent-style-name="Table_20_Heading" style:list-style-name="List_20_1">
      <style:paragraph-properties fo:text-align="center" style:justify-single-word="false" style:snap-to-layout-grid="false"/>
      <style:text-properties style:font-name-asian="HG Mincho Light J" style:font-name-complex="Tahoma"/>
    </style:style>
    <style:style style:name="P316" style:family="paragraph" style:parent-style-name="Title" style:master-page-name="Standard">
      <style:paragraph-properties style:page-number="auto"/>
    </style:style>
    <style:style style:name="P317" style:family="paragraph" style:parent-style-name="Quellcode-Auflistung" style:list-style-name=""/>
    <style:style style:name="P318" style:family="paragraph" style:parent-style-name="Quellcode-Auflistung" style:list-style-name="List_20_1"/>
    <style:style style:name="P319" style:family="paragraph" style:parent-style-name="Quellcode-Auflistung">
      <style:text-properties style:use-window-font-color="true" style:font-name="Courier New" fo:language="en" fo:country="US" style:font-name-asian="Bitstream Vera Sans3" style:language-asian="de" style:country-asian="DE" style:font-name-complex="Tahoma" style:language-complex="de" style:country-complex="DE"/>
    </style:style>
    <style:style style:name="P320" style:family="paragraph" style:parent-style-name="Quellcode-Auflistung" style:list-style-name="List_20_1">
      <style:text-properties officeooo:rsid="000b7958" officeooo:paragraph-rsid="000b7958"/>
    </style:style>
    <style:style style:name="P321" style:family="paragraph" style:parent-style-name="Quellcode-Auflistung" style:list-style-name="L65"/>
    <style:style style:name="P322" style:family="paragraph" style:parent-style-name="Quellcode-Auflistung">
      <style:paragraph-properties fo:margin-left="0cm" fo:margin-right="0cm" fo:text-indent="0cm" style:auto-text-indent="false"/>
    </style:style>
    <style:style style:name="P323" style:family="paragraph" style:parent-style-name="Quellcode-Auflistung" style:list-style-name="List_20_1">
      <style:paragraph-properties fo:margin-left="0cm" fo:margin-right="0cm" fo:text-indent="0cm" style:auto-text-indent="false"/>
    </style:style>
    <style:style style:name="P324" style:family="paragraph" style:parent-style-name="Quellcode-Auflistung" style:list-style-name="L125">
      <style:paragraph-properties fo:margin-left="0cm" fo:margin-right="0cm" fo:margin-top="0cm" fo:margin-bottom="0cm" style: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25" style:family="paragraph" style:parent-style-name="Quellcode-Auflistung" style:list-style-name="L23">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26" style:family="paragraph" style:parent-style-name="Quellcode-Auflistung" style:list-style-name="L24">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27" style:family="paragraph" style:parent-style-name="Quellcode-Auflistung" style:list-style-name="L54">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28" style:family="paragraph" style:parent-style-name="Quellcode-Auflistung">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29" style:family="paragraph" style:parent-style-name="Quellcode-Auflistung" style:list-style-name="L76">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30" style:family="paragraph" style:parent-style-name="Quellcode-Auflistung" style:list-style-name="L148">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31" style:family="paragraph" style:parent-style-name="Quellcode-Auflistung" style:list-style-name="L154">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32" style:family="paragraph" style:parent-style-name="Quellcode-Auflistung" style:list-style-name="L23">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33" style:family="paragraph" style:parent-style-name="Quellcode-Auflistung" style:list-style-name="L54">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34" style:family="paragraph" style:parent-style-name="Quellcode-Auflistung">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35" style:family="paragraph" style:parent-style-name="Quellcode-Auflistung" style:list-style-name="List_20_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36" style:family="paragraph" style:parent-style-name="Quellcode-Auflistung">
      <style:paragraph-properties fo:text-align="start" style:justify-single-word="false" fo:keep-together="auto"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37" style:family="paragraph" style:parent-style-name="Quellcode-Auflistung">
      <style:paragraph-properties fo:margin-left="1.187cm" fo:margin-right="0cm" fo:text-indent="0cm" style:auto-text-indent="false"/>
    </style:style>
    <style:style style:name="P338" style:family="paragraph" style:parent-style-name="Quellcode-Auflistung" style:list-style-name="L52">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39" style:family="paragraph" style:parent-style-name="Quellcode-Auflistung" style:list-style-name="L54">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40" style:family="paragraph" style:parent-style-name="Quellcode-Auflistung" style:list-style-name="L113">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41" style:family="paragraph" style:parent-style-name="Quellcode-Auflistung" style:list-style-name="L115">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42" style:family="paragraph" style:parent-style-name="Quellcode-Auflistung" style:list-style-name="L125">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43" style:family="paragraph" style:parent-style-name="Quellcode-Auflistung" style:list-style-name="L131">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44" style:family="paragraph" style:parent-style-name="Quellcode-Auflistung" style:list-style-name="L133">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45" style:family="paragraph" style:parent-style-name="Quellcode-Auflistung" style:list-style-name="L148">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46" style:family="paragraph" style:parent-style-name="Quellcode-Auflistung" style:list-style-name="L150">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47" style:family="paragraph" style:parent-style-name="Quellcode-Auflistung" style:list-style-name="L152">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48" style:family="paragraph" style:parent-style-name="Quellcode-Auflistung" style:list-style-name="L157">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49" style:family="paragraph" style:parent-style-name="Quellcode-Auflistung" style:list-style-name="L160">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50" style:family="paragraph" style:parent-style-name="Quellcode-Auflistung" style:list-style-name="L113">
      <style:paragraph-properties fo:margin-top="0cm" fo:margin-bottom="0cm" style:contextual-spacing="false"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51" style:family="paragraph" style:parent-style-name="Quellcode-Auflistung" style:list-style-name="">
      <style:paragraph-properties fo:margin-top="0cm" fo:margin-bottom="0cm" style:contextual-spacing="false"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52" style:family="paragraph" style:parent-style-name="Quellcode-Auflistung" style:list-style-name="L131">
      <style:paragraph-properties fo:margin-top="0cm" fo:margin-bottom="0cm" style:contextual-spacing="false"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53" style:family="paragraph" style:parent-style-name="Quellcode-Auflistung" style:list-style-name="L135">
      <style:paragraph-properties fo:margin-top="0cm" fo:margin-bottom="0cm" style:contextual-spacing="false"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54" style:family="paragraph" style:parent-style-name="Quellcode-Auflistung" style:list-style-name="L131">
      <style:paragraph-properties fo:margin-top="0cm" fo:margin-bottom="0cm" style:contextual-spacing="false"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55" style:family="paragraph" style:parent-style-name="Quellcode-Auflistung" style:list-style-name="L148">
      <style:paragraph-properties fo:margin-top="0cm" fo:margin-bottom="0cm" style:contextual-spacing="false"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56" style:family="paragraph" style:parent-style-name="Quellcode-Auflistung" style:list-style-name="L131">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57" style:family="paragraph" style:parent-style-name="Quellcode-Auflistung" style:list-style-name="L148">
      <style:paragraph-properties fo:margin-top="0cm" fo:margin-bottom="0cm" style:contextual-spacing="false" fo:text-align="start" style:justify-single-word="false" fo:keep-together="auto"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58" style:family="paragraph" style:parent-style-name="Quellcode-Auflistung" style:list-style-name="List_20_1" style:master-page-name="">
      <style:paragraph-properties fo:margin-top="0cm" fo:margin-bottom="0cm" style:contextual-spacing="false" fo:text-align="start" style:justify-single-word="false" fo:keep-together="auto" fo:orphans="0" fo:widows="0" fo:hyphenation-ladder-count="no-limit" style:page-number="auto" fo:background-color="transparent" style:shadow="none" style:text-autospace="ideograph-alpha" style:punctuation-wrap="hanging" style:line-break="strict" style:writing-mode="lr-tb">
        <style:tab-stops>
          <style:tab-stop style:position="0.053cm"/>
          <style:tab-stop style:position="0.291cm"/>
        </style:tab-stops>
        <style:drop-cap/>
        <style:background-image/>
      </style:paragraph-properties>
      <style:text-properties fo:hyphenate="false" fo:hyphenation-remain-char-count="2" fo:hyphenation-push-char-count="2"/>
    </style:style>
    <style:style style:name="P359" style:family="paragraph" style:parent-style-name="Quellcode-Auflistung" style:list-style-name="List_20_1">
      <style:paragraph-properties fo:margin-top="0cm" fo:margin-bottom="0cm" style:contextual-spacing="false" fo:text-align="start" style:justify-single-word="false" fo:orphans="0" fo:widows="0" fo:hyphenation-ladder-count="no-limit" fo:background-color="transparent" style:shadow="none" style:text-autospace="ideograph-alpha" style:punctuation-wrap="hanging" style:line-break="strict" style:writing-mode="lr-tb">
        <style:tab-stops>
          <style:tab-stop style:position="0.053cm"/>
          <style:tab-stop style:position="0.291cm"/>
        </style:tab-stops>
        <style:drop-cap/>
        <style:background-image/>
      </style:paragraph-properties>
      <style:text-properties fo:hyphenate="false" fo:hyphenation-remain-char-count="2" fo:hyphenation-push-char-count="2"/>
    </style:style>
    <style:style style:name="P360" style:family="paragraph" style:parent-style-name="Quellcode-Auflistung" style:list-style-name="List_20_1">
      <style:paragraph-properties fo:margin-left="1.499cm" fo:margin-right="0cm" fo:margin-top="0cm" fo:margin-bottom="0cm" style:contextual-spacing="false" fo:text-align="start" style:justify-single-word="false" fo:keep-together="auto" fo:orphans="0" fo:widows="0" fo:hyphenation-ladder-count="no-limit" fo:text-indent="-0.45cm" style:auto-text-indent="tru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1" style:family="paragraph" style:parent-style-name="Quellcode-Auflistung" style:list-style-name="">
      <style:paragraph-properties fo:margin-left="1.499cm" fo:margin-right="0cm" fo:margin-top="0cm" fo:margin-bottom="0cm" style:contextual-spacing="false" fo:text-align="start" style:justify-single-word="false" fo:orphans="0" fo:widows="0" fo:hyphenation-ladder-count="no-limit" fo:text-indent="-0.45cm" style:auto-text-indent="true" style:text-autospace="ideograph-alpha" style:punctuation-wrap="hanging" style:line-break="strict" style:writing-mode="lr-tb"/>
      <style:text-properties style:use-window-font-color="true" style:font-name="Courier New" fo:font-size="9pt"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2" style:family="paragraph" style:parent-style-name="Quellcode-Auflistung" style:list-style-name="List_20_1">
      <style:paragraph-properties fo:margin-left="1.499cm" fo:margin-right="0cm" fo:margin-top="0cm" fo:margin-bottom="0cm" style:contextual-spacing="false" fo:text-align="start" style:justify-single-word="false" fo:orphans="0" fo:widows="0" fo:hyphenation-ladder-count="no-limit" fo:text-indent="-0.45cm" style:auto-text-indent="true" style:text-autospace="ideograph-alpha" style:punctuation-wrap="hanging" style:line-break="strict" style:writing-mode="lr-tb"/>
      <style:text-properties fo:hyphenate="false" fo:hyphenation-remain-char-count="2" fo:hyphenation-push-char-count="2"/>
    </style:style>
    <style:style style:name="P363" style:family="paragraph" style:parent-style-name="Quellcode-Auflistung" style:list-style-name="List_20_1">
      <style:paragraph-properties fo:margin-left="1.499cm" fo:margin-right="0cm" fo:text-align="start" style:justify-single-word="false" fo:keep-together="auto" fo:orphans="0" fo:widows="0" fo:hyphenation-ladder-count="no-limit" fo:text-indent="-0.45cm" style:auto-text-indent="true" style:text-autospace="ideograph-alpha" style:punctuation-wrap="hanging" style:line-break="strict" style:writing-mode="lr-tb"/>
      <style:text-properties style:use-window-font-color="true" style:font-name="Courier New" fo:font-size="9pt"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4" style:family="paragraph" style:parent-style-name="Quellcode-Auflistung" style:list-style-name="List_20_1">
      <style:paragraph-properties fo:margin-left="1.499cm" fo:margin-right="0cm" fo:text-align="start" style:justify-single-word="false" fo:orphans="0" fo:widows="0" fo:hyphenation-ladder-count="no-limit" fo:text-indent="-0.45cm" style:auto-text-indent="true" style:text-autospace="ideograph-alpha" style:punctuation-wrap="hanging" style:line-break="strict" style:writing-mode="lr-tb"/>
      <style:text-properties style:use-window-font-color="true" style:font-name="Courier New" fo:font-size="9pt"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5" style:family="paragraph" style:parent-style-name="Quellcode-Auflistung">
      <style:paragraph-properties fo:margin-left="1.499cm" fo:margin-right="0cm" fo:text-indent="-0.45cm" style:auto-text-indent="true"/>
    </style:style>
    <style:style style:name="P366" style:family="paragraph" style:parent-style-name="Quellcode-Auflistung" style:list-style-name="List_20_1">
      <style:paragraph-properties fo:margin-left="1.499cm" fo:margin-right="0cm" fo:text-indent="-0.45cm" style:auto-text-indent="true"/>
    </style:style>
    <style:style style:name="P367" style:family="paragraph" style:parent-style-name="Quellcode-Auflistung" style:list-style-name="">
      <style:paragraph-properties fo:margin-left="1.499cm" fo:margin-right="0cm" fo:text-indent="-0.45cm" style:auto-text-indent="true"/>
    </style:style>
    <style:style style:name="P368" style:family="paragraph" style:parent-style-name="Quellcode-Auflistung" style:list-style-name="">
      <style:paragraph-properties fo:margin-left="1.499cm" fo:margin-right="0cm" fo:text-indent="-0.45cm" style:auto-text-indent="true"/>
      <style:text-properties fo:color="#000000" style:font-name="Monospace" fo:font-size="8pt" style:font-name-asian="Monospace" style:font-size-asian="8pt" style:font-name-complex="Monospace" style:font-size-complex="8pt"/>
    </style:style>
    <style:style style:name="P369" style:family="paragraph" style:parent-style-name="Quellcode-Auflistung" style:list-style-name="L57">
      <style:paragraph-properties fo:margin-left="-2.50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0" style:family="paragraph" style:parent-style-name="Quellcode-Auflistung" style:list-style-name="L58">
      <style:paragraph-properties fo:margin-left="-2.50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1" style:family="paragraph" style:parent-style-name="Quellcode-Auflistung" style:list-style-name="L201">
      <style:paragraph-properties fo:margin-left="-2.50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2" style:family="paragraph" style:parent-style-name="Quellcode-Auflistung" style:list-style-name="L202">
      <style:paragraph-properties fo:margin-left="-2.50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3" style:family="paragraph" style:parent-style-name="Quellcode-Auflistung" style:list-style-name="L62">
      <style:paragraph-properties fo:margin-left="-2.501cm" fo:margin-right="0cm" fo:text-align="start" style:justify-single-word="false"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4" style:family="paragraph" style:parent-style-name="Quellcode-Auflistung">
      <style:paragraph-properties fo:margin-left="3.752cm" fo:margin-right="0cm" fo:text-indent="-0.4cm" style:auto-text-indent="false"/>
      <style:text-properties fo:background-color="transparent"/>
    </style:style>
    <style:style style:name="P375" style:family="paragraph" style:parent-style-name="Quellcode-Auflistung" style:list-style-name="List_20_1" style:master-page-name="">
      <style:paragraph-properties fo:margin-left="1.508cm" fo:margin-right="0cm" fo:margin-top="0cm" fo:margin-bottom="0cm" style:contextual-spacing="false" fo:text-align="start" style:justify-single-word="false" fo:keep-together="auto" fo:orphans="0" fo:widows="0" fo:hyphenation-ladder-count="no-limit" fo:text-indent="-0.45cm" style:auto-text-indent="true" style:page-number="auto" fo:background-color="transparent" style:shadow="none" style:text-autospace="ideograph-alpha" style:punctuation-wrap="hanging" style:line-break="strict" style:writing-mode="lr-tb">
        <style:drop-cap/>
        <style:background-image/>
      </style:paragraph-properties>
      <style:text-properties fo:hyphenate="false" fo:hyphenation-remain-char-count="2" fo:hyphenation-push-char-count="2"/>
    </style:style>
    <style:style style:name="P376" style:family="paragraph" style:parent-style-name="Quellcode-Auflistung" style:list-style-name="">
      <style:paragraph-properties fo:margin-left="1.508cm" fo:margin-right="0cm" fo:margin-top="0cm" fo:margin-bottom="0cm" style:contextual-spacing="false" fo:text-align="start" style:justify-single-word="false" fo:orphans="0" fo:widows="0" fo:hyphenation-ladder-count="no-limit" fo:text-indent="-0.45cm" style:auto-text-indent="true" fo:background-color="transparent" style:shadow="none" style:text-autospace="ideograph-alpha" style:punctuation-wrap="hanging" style:line-break="strict" style:writing-mode="lr-tb">
        <style:drop-cap/>
        <style:background-image/>
      </style:paragraph-properties>
      <style:text-properties fo:hyphenate="false" fo:hyphenation-remain-char-count="2" fo:hyphenation-push-char-count="2"/>
    </style:style>
    <style:style style:name="P377" style:family="paragraph" style:parent-style-name="Quellcode-Auflistung" style:list-style-name="List_20_1" style:master-page-name="">
      <style:paragraph-properties fo:margin-left="1.693cm" fo:margin-right="0cm" fo:margin-top="0cm" fo:margin-bottom="0cm" style:contextual-spacing="false" fo:text-align="start" style:justify-single-word="false" fo:keep-together="auto" fo:orphans="0" fo:widows="0" fo:hyphenation-ladder-count="no-limit" fo:text-indent="-0.4cm" style:auto-text-indent="false" style:page-number="auto" fo:background-color="transparent" style:shadow="none" style:text-autospace="ideograph-alpha" style:punctuation-wrap="hanging" style:line-break="strict" style:writing-mode="lr-tb">
        <style:tab-stops>
          <style:tab-stop style:position="0.053cm"/>
          <style:tab-stop style:position="0.291cm"/>
        </style:tab-stops>
        <style:drop-cap/>
        <style:background-image/>
      </style:paragraph-properties>
      <style:text-properties fo:hyphenate="false" fo:hyphenation-remain-char-count="2" fo:hyphenation-push-char-count="2"/>
    </style:style>
    <style:style style:name="P378" style:family="paragraph" style:parent-style-name="Quellcode-Auflistung" style:list-style-name="List_20_1" style:master-page-name="">
      <style:paragraph-properties fo:margin-left="1.693cm" fo:margin-right="0cm" fo:margin-top="0cm" fo:margin-bottom="0cm" style:contextual-spacing="false" fo:text-align="start" style:justify-single-word="false" fo:keep-together="auto" fo:orphans="0" fo:widows="0" fo:hyphenation-ladder-count="no-limit" fo:text-indent="-0.4cm" style:auto-text-indent="false" style:page-number="auto" fo:background-color="transparent" style:shadow="none" style:text-autospace="ideograph-alpha" style:punctuation-wrap="hanging" style:line-break="strict" style:writing-mode="lr-tb">
        <style:tab-stops>
          <style:tab-stop style:position="0.053cm"/>
          <style:tab-stop style:position="0.291cm"/>
        </style:tab-stops>
        <style:drop-cap/>
        <style:background-image/>
      </style:paragraph-properties>
      <style:text-properties fo:hyphenate="false" fo:hyphenation-remain-char-count="2" fo:hyphenation-push-char-count="2"/>
    </style:style>
    <style:style style:name="P379" style:family="paragraph" style:parent-style-name="Quellcode-Auflistung" style:list-style-name="List_20_1">
      <style:paragraph-properties fo:margin-left="1.693cm" fo:margin-right="0cm" fo:margin-top="0cm" fo:margin-bottom="0cm" style:contextual-spacing="false" fo:text-align="start" style:justify-single-word="false" fo:orphans="0" fo:widows="0" fo:hyphenation-ladder-count="no-limit" fo:text-indent="-0.4cm" style:auto-text-indent="false" fo:background-color="transparent" style:shadow="none" style:text-autospace="ideograph-alpha" style:punctuation-wrap="hanging" style:line-break="strict" style:writing-mode="lr-tb">
        <style:tab-stops>
          <style:tab-stop style:position="0.053cm"/>
          <style:tab-stop style:position="0.291cm"/>
        </style:tab-stops>
        <style:drop-cap/>
        <style:background-image/>
      </style:paragraph-properties>
      <style:text-properties fo:hyphenate="false" fo:hyphenation-remain-char-count="2" fo:hyphenation-push-char-count="2"/>
    </style:style>
    <style:style style:name="P380" style:family="paragraph" style:parent-style-name="Quellcode-Auflistung" style:list-style-name="List_20_1">
      <style:paragraph-properties fo:margin-left="2.54cm" fo:margin-right="0cm" fo:text-indent="-0.45cm" style:auto-text-indent="false"/>
    </style:style>
    <style:style style:name="P381" style:family="paragraph" style:parent-style-name="Quellcode-Auflistung" style:list-style-name="List_20_1">
      <style:paragraph-properties fo:margin-left="1.251cm" fo:margin-right="0cm" fo:text-align="start" style:justify-single-word="false" fo:keep-together="auto" fo:orphans="0" fo:widows="0" fo:hyphenation-ladder-count="no-limit" fo:text-indent="-0.45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2" style:family="paragraph" style:parent-style-name="Quellcode-Auflistung" style:list-style-name="L191">
      <style:paragraph-properties fo:margin-left="-1.25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3" style:family="paragraph" style:parent-style-name="Quellcode-Auflistung" style:list-style-name="L194">
      <style:paragraph-properties fo:margin-left="-1.25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4" style:family="paragraph" style:parent-style-name="Quellcode-Auflistung" style:list-style-name="L194">
      <style:paragraph-properties fo:margin-left="-1.251cm" fo:margin-right="0cm" fo:text-align="start" style:justify-single-word="false"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5" style:family="paragraph" style:parent-style-name="Quellcode-Auflistung" style:list-style-name="L194">
      <style:paragraph-properties fo:margin-left="-1.25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fo:hyphenate="false" fo:hyphenation-remain-char-count="2" fo:hyphenation-push-char-count="2"/>
    </style:style>
    <style:style style:name="P386" style:family="paragraph" style:parent-style-name="Quellcode" style:list-style-name="L49"/>
    <style:style style:name="P387" style:family="paragraph" style:parent-style-name="Quellcode" style:list-style-name="L108"/>
    <style:style style:name="P388" style:family="paragraph" style:parent-style-name="Quellcode" style:list-style-name="L108">
      <style:text-properties style:use-window-font-color="true" style:font-name="Courier New" fo:language="en" fo:country="US" style:font-name-asian="Bitstream Vera Sans3" style:language-asian="de" style:country-asian="DE" style:font-name-complex="Tahoma" style:language-complex="de" style:country-complex="DE"/>
    </style:style>
    <style:style style:name="P389" style:family="paragraph" style:parent-style-name="Quellcode" style:list-style-name="L108">
      <style:paragraph-properties fo:keep-together="auto"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fo:hyphenate="false" fo:hyphenation-remain-char-count="2" fo:hyphenation-push-char-count="2"/>
    </style:style>
    <style:style style:name="T1" style:family="text">
      <style:text-properties style:use-window-font-color="true"/>
    </style:style>
    <style:style style:name="T2" style:family="text">
      <style:text-properties style:use-window-font-color="true" fo:font-size="10pt" style:font-name-asian="Bitstream Vera Sans3" style:font-size-asian="10pt" style:font-name-complex="Tahoma" style:font-size-complex="12pt"/>
    </style:style>
    <style:style style:name="T3" style:family="text">
      <style:text-properties style:use-window-font-color="true" fo:font-size="10pt" fo:font-weight="normal" style:font-name-asian="HG Mincho Light J" style:font-size-asian="10pt" style:font-weight-asian="normal" style:font-name-complex="Tahoma" style:font-size-complex="10pt" style:font-weight-complex="normal"/>
    </style:style>
    <style:style style:name="T4" style:family="text">
      <style:text-properties style:use-window-font-color="true" style:font-name-asian="Bitstream Vera Sans3" style:font-name-complex="Tahoma"/>
    </style:style>
    <style:style style:name="T5" style:family="text">
      <style:text-properties style:use-window-font-color="true" style:text-position="super 58%" fo:font-size="10pt" style:font-name-asian="Bitstream Vera Sans3" style:font-size-asian="10pt" style:font-name-complex="Tahoma" style:font-size-complex="12pt"/>
    </style:style>
    <style:style style:name="T6" style:family="text">
      <style:text-properties style:use-window-font-color="true" fo:font-weight="normal" fo:background-color="transparent" loext:char-shading-value="0" style:font-name-asian="HG Mincho Light J" style:font-weight-asian="normal" style:font-name-complex="Tahoma" style:font-weight-complex="normal"/>
    </style:style>
    <style:style style:name="T7" style:family="text">
      <style:text-properties style:use-window-font-color="true" style:font-name="Courier New2" fo:font-weight="normal" fo:background-color="transparent" loext:char-shading-value="0" style:font-name-asian="HG Mincho Light J" style:font-weight-asian="normal" style:font-name-complex="Tahoma" style:font-weight-complex="normal"/>
    </style:style>
    <style:style style:name="T8" style:family="text">
      <style:text-properties style:use-window-font-color="true" style:font-name="Courier New2" fo:font-weight="normal" fo:background-color="#ffff99" loext:char-shading-value="0" style:font-name-asian="HG Mincho Light J" style:font-weight-asian="normal" style:font-name-complex="Tahoma" style:font-weight-complex="normal"/>
    </style:style>
    <style:style style:name="T9" style:family="text">
      <style:text-properties style:use-window-font-color="true" fo:language="en" fo:country="US" style:font-name-asian="Bitstream Vera Sans3" style:language-asian="de" style:country-asian="DE" style:font-name-complex="Tahoma" style:font-size-complex="12pt" style:language-complex="de" style:country-complex="DE"/>
    </style:style>
    <style:style style:name="T10" style:family="text">
      <style:text-properties style:use-window-font-color="true" fo:language="en" fo:country="US" style:font-name-asian="Bitstream Vera Sans3" style:language-asian="de" style:country-asian="DE" style:font-name-complex="Tahoma" style:language-complex="de" style:country-complex="DE"/>
    </style:style>
    <style:style style:name="T11" style:family="text">
      <style:text-properties style:use-window-font-color="true" fo:language="en" fo:country="US" style:font-name-asian="Bitstream Vera Sans3" style:font-size-asian="10pt" style:language-asian="de" style:country-asian="DE" style:font-name-complex="Tahoma" style:font-size-complex="12pt" style:language-complex="de" style:country-complex="DE"/>
    </style:style>
    <style:style style:name="T12" style:family="text">
      <style:text-properties style:use-window-font-color="true" fo:language="en" fo:country="US" style:text-underline-style="none" style:font-name-asian="Bitstream Vera Sans3" style:language-asian="de" style:country-asian="DE" style:font-name-complex="Tahoma" style:font-size-complex="12pt" style:language-complex="de" style:country-complex="DE"/>
    </style:style>
    <style:style style:name="T13" style:family="text">
      <style:text-properties style:use-window-font-color="true" fo:language="en" fo:country="US" style:language-asian="de" style:country-asian="DE" style:font-name-complex="Tahoma" style:font-size-complex="12pt" style:language-complex="de" style:country-complex="DE"/>
    </style:style>
    <style:style style:name="T14" style:family="text">
      <style:text-properties style:use-window-font-color="true" style:font-name="Bitstream Vera Sans2" fo:font-size="8pt" fo:language="en" fo:country="US" fo:font-style="normal" style:font-name-asian="Monospace" style:font-size-asian="8pt" style:language-asian="de" style:country-asian="DE" style:font-style-asian="normal" style:font-name-complex="Monospace" style:font-size-complex="8pt" style:language-complex="de" style:country-complex="DE" style:font-style-complex="normal"/>
    </style:style>
    <style:style style:name="T15" style:family="text">
      <style:text-properties style:use-window-font-color="true" style:font-name="Bitstream Vera Sans2" fo:language="en" fo:country="US" fo:font-style="normal" style:font-name-asian="Bitstream Vera Sans3" style:language-asian="de" style:country-asian="DE" style:font-style-asian="normal" style:font-name-complex="Tahoma" style:font-size-complex="12pt" style:language-complex="de" style:country-complex="DE" style:font-style-complex="normal"/>
    </style:style>
    <style:style style:name="T16" style:family="text">
      <style:text-properties style:use-window-font-color="true" style:font-name="Bitstream Vera Sans2" fo:language="en" fo:country="US" fo:font-style="normal" style:font-name-asian="Bitstream Vera Sans3" style:language-asian="de" style:country-asian="DE" style:font-style-asian="normal" style:font-name-complex="Tahoma" style:font-size-complex="8pt" style:language-complex="de" style:country-complex="DE" style:font-style-complex="normal"/>
    </style:style>
    <style:style style:name="T17" style:family="text">
      <style:text-properties style:use-window-font-color="true" style:font-name="Courier New" fo:language="en" fo:country="US" style:font-name-asian="Bitstream Vera Sans3" style:language-asian="de" style:country-asian="DE" style:font-name-complex="Tahoma" style:language-complex="de" style:country-complex="DE"/>
    </style:style>
    <style:style style:name="T18" style:family="text">
      <style:text-properties style:use-window-font-color="true" style:font-name="Courier New" fo:font-size="9pt" fo:language="en" fo:country="US" style:font-name-asian="Bitstream Vera Sans3" style:language-asian="de" style:country-asian="DE" style:font-name-complex="Tahoma" style:language-complex="de" style:country-complex="DE"/>
    </style:style>
    <style:style style:name="T19" style:family="text">
      <style:text-properties style:use-window-font-color="true" style:font-name="Courier New" fo:font-size="8pt" fo:language="en" fo:country="US" style:font-name-asian="Bitstream Vera Sans3" style:font-size-asian="8pt" style:language-asian="de" style:country-asian="DE" style:font-name-complex="Tahoma" style:font-size-complex="8pt" style:language-complex="de" style:country-complex="DE"/>
    </style:style>
    <style:style style:name="T20" style:family="text">
      <style:text-properties style:use-window-font-color="true" style:text-underline-style="none" fo:font-weight="normal" fo:background-color="transparent" loext:char-shading-value="0" style:font-name-asian="HG Mincho Light J" style:font-weight-asian="normal" style:font-name-complex="Tahoma" style:font-weight-complex="normal"/>
    </style:style>
    <style:style style:name="T21" style:family="text">
      <style:text-properties style:use-window-font-color="true" style:font-name="DejaVu Sans Condensed" fo:font-size="8pt" fo:language="en" fo:country="US" style:font-name-asian="Bitstream Vera Sans3" style:font-size-asian="8pt" style:language-asian="de" style:country-asian="DE" style:font-name-complex="Tahoma" style:font-size-complex="8pt" style:language-complex="de" style:country-complex="DE"/>
    </style:style>
    <style:style style:name="T22" style:family="text">
      <style:text-properties style:use-window-font-color="true" style:font-name="Bitstream Vera Sans1" fo:font-size="8pt" fo:language="en" fo:country="US" style:font-name-asian="Bitstream Vera Sans3" style:font-size-asian="8pt" style:language-asian="de" style:country-asian="DE" style:font-name-complex="Tahoma" style:font-size-complex="12pt" style:language-complex="de" style:country-complex="DE"/>
    </style:style>
    <style:style style:name="T23" style:family="text">
      <style:text-properties style:use-window-font-color="true" style:font-name="Bitstream Vera Sans1" fo:font-size="8pt" fo:language="en" fo:country="US" officeooo:rsid="00217328" style:font-name-asian="Bitstream Vera Sans3" style:font-size-asian="8pt" style:language-asian="de" style:country-asian="DE" style:font-name-complex="Tahoma" style:font-size-complex="12pt" style:language-complex="de" style:country-complex="DE"/>
    </style:style>
    <style:style style:name="T24" style:family="text">
      <style:text-properties style:use-window-font-color="true" style:font-name="Bitstream Vera Sans1" fo:font-size="8pt" fo:language="en" fo:country="US" officeooo:rsid="000fb9cb" style:font-name-asian="Bitstream Vera Sans3" style:font-size-asian="8pt" style:language-asian="de" style:country-asian="DE" style:font-name-complex="Tahoma" style:font-size-complex="12pt" style:language-complex="de" style:country-complex="DE"/>
    </style:style>
    <style:style style:name="T25" style:family="text">
      <style:text-properties style:use-window-font-color="true" style:font-name="Bitstream Vera Sans1" fo:font-size="8pt" fo:language="en" fo:country="US" style:text-underline-style="solid" style:text-underline-width="auto" style:text-underline-color="font-color" style:font-name-asian="Bitstream Vera Sans3" style:font-size-asian="8pt" style:language-asian="de" style:country-asian="DE" style:font-name-complex="Tahoma" style:font-size-complex="12pt" style:language-complex="de" style:country-complex="DE"/>
    </style:style>
    <style:style style:name="T26" style:family="text">
      <style:text-properties fo:font-size="20pt" style:font-name-asian="HG Mincho Light J" style:font-size-asian="20pt" style:font-name-complex="Tahoma" style:font-size-complex="20pt" style:font-weight-complex="bold"/>
    </style:style>
    <style:style style:name="T27" style:family="text">
      <style:text-properties fo:font-size="14pt" style:font-name-asian="HG Mincho Light J" style:font-size-asian="14pt" style:font-name-complex="Tahoma" style:font-size-complex="14pt" style:font-weight-complex="bold"/>
    </style:style>
    <style:style style:name="T28" style:family="text">
      <style:text-properties style:text-position="super 58%"/>
    </style:style>
    <style:style style:name="T29" style:family="text">
      <style:text-properties style:text-position="super 58%" fo:font-size="14pt" style:font-name-asian="HG Mincho Light J" style:font-size-asian="14pt" style:font-name-complex="Tahoma" style:font-size-complex="14pt" style:font-weight-complex="bold"/>
    </style:style>
    <style:style style:name="T30" style:family="text">
      <style:text-properties style:font-name="Bitstream Vera Sans1" fo:font-size="10pt" fo:background-color="transparent" loext:char-shading-value="0" style:font-name-asian="HG Mincho Light J" style:font-size-asian="10pt" style:font-size-complex="12pt"/>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background-color="transparent" loext:char-shading-value="0"/>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fo:color="#000000" style:font-name="Monospace" fo:font-size="8pt" style:font-name-asian="Monospace" style:font-size-asian="8pt" style:font-name-complex="Monospace" style:font-size-complex="8pt"/>
    </style:style>
    <style:style style:name="T37" style:family="text">
      <style:text-properties fo:color="#000000" fo:font-size="9pt" style:font-name-asian="Monospace" style:font-size-asian="9pt" style:font-name-complex="Monospace" style:font-size-complex="9pt"/>
    </style:style>
    <style:style style:name="T38" style:family="text">
      <style:text-properties fo:font-size="8pt" fo:background-color="transparent" loext:char-shading-value="0" style:font-size-asian="8pt" style:font-size-complex="8pt"/>
    </style:style>
    <style:style style:name="T39" style:family="text">
      <style:text-properties fo:font-size="8pt" style:font-size-asian="8pt"/>
    </style:style>
    <style:style style:name="T40" style:family="text">
      <style:text-properties fo:color="#3c3c3c" style:font-name-asian="Monospace" style:font-name-complex="Monospace"/>
    </style:style>
    <style:style style:name="T41" style:family="text">
      <style:text-properties fo:color="#3c3c3c" style:font-name="Monospace1" fo:font-size="10pt" style:text-underline-style="solid" style:text-underline-width="auto" style:text-underline-color="font-color" style:font-size-asian="10pt"/>
    </style:style>
    <style:style style:name="T42" style:family="text">
      <style:text-properties fo:font-weight="normal" fo:background-color="transparent" loext:char-shading-value="0" style:font-name-asian="HG Mincho Light J" style:font-weight-asian="normal" style:font-weight-complex="normal"/>
    </style:style>
    <style:style style:name="T43" style:family="text">
      <style:text-properties fo:font-variant="normal" fo:text-transform="none" fo:color="#000000" style:text-line-through-style="none" style:text-line-through-type="none" style:font-name="arial" fo:font-size="9.75pt" fo:letter-spacing="normal" fo:font-style="normal" style:text-underline-style="none" fo:font-weight="normal" style:text-blinking="false" fo:background-color="transparent" loext:char-shading-value="0" style:font-name-asian="HG Mincho Light J" style:font-weight-asian="normal" style:font-name-complex="Tahoma" style:font-weight-complex="normal"/>
    </style:style>
    <style:style style:name="T44" style:family="text">
      <style:text-properties fo:font-variant="normal" fo:text-transform="none" fo:color="#000000" style:font-name="Helvetica Neue" fo:font-size="9pt" fo:letter-spacing="normal" fo:font-style="normal"/>
    </style:style>
    <style:style style:name="T45" style:family="text">
      <style:text-properties fo:font-variant="normal" fo:text-transform="none" fo:color="#000000" fo:letter-spacing="normal"/>
    </style:style>
    <style:style style:name="T46" style:family="text">
      <style:text-properties style:font-name="DejaVu Sans Condensed" fo:font-size="8pt" style:font-size-asian="8pt" style:font-size-complex="8pt"/>
    </style:style>
    <style:style style:name="T47" style:family="text">
      <style:text-properties officeooo:rsid="0005d909"/>
    </style:style>
    <style:style style:name="T48" style:family="text">
      <style:text-properties officeooo:rsid="001f4dd3"/>
    </style:style>
    <style:style style:name="T49" style:family="text">
      <style:text-properties officeooo:rsid="002222eb"/>
    </style:style>
    <style:style style:name="T50" style:family="text">
      <style:text-properties officeooo:rsid="000a719e"/>
    </style:style>
    <style:style style:name="T51" style:family="text">
      <style:text-properties officeooo:rsid="000aec2f"/>
    </style:style>
    <style:style style:name="T52" style:family="text">
      <style:text-properties officeooo:rsid="002846d0"/>
    </style:style>
    <style:style style:name="T53" style:family="text">
      <style:text-properties officeooo:rsid="000bbf50"/>
    </style:style>
    <style:style style:name="T54" style:family="text">
      <style:text-properties style:font-name="Monospace1" fo:font-size="10pt" style:font-size-asian="10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2.32cm" fo:text-indent="-0.635cm" fo:margin-left="2.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55cm" fo:text-indent="-0.635cm" fo:margin-left="2.9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cm" fo:text-indent="-0.635cm" fo:margin-left="3.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25cm" fo:text-indent="-0.635cm" fo:margin-left="4.2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cm" fo:text-indent="-0.635cm" fo:margin-left="4.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95cm" fo:text-indent="-0.635cm" fo:margin-left="5.4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cm" fo:text-indent="-0.635cm" fo:margin-left="6.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65cm" fo:text-indent="-0.635cm" fo:margin-left="6.7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cm" fo:text-indent="-0.635cm" fo:margin-left="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35cm" fo:text-indent="-0.635cm" fo:margin-left="8.03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7">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0">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bullet text:level="4" text:bullet-char="•">
        <style:list-level-properties text:space-before="2.54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bullet text:level="4" text:bullet-char="•">
        <style:list-level-properties text:space-before="2.54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6"><text:title>OTRS-Extensions</text:title><text:line-break/><text:span text:style-name="T26"><text:subject>KIX4OTRS for OTRS 5.0</text:subject></text:span></text:p>
      <text:p text:style-name="Subtitle"><text:span text:style-name="T27">c.a.p.e. IT</text:span><text:span text:style-name="T29">®</text:span><text:span text:style-name="T27"> GmbH<text:line-break/>Version </text:span><text:span text:style-name="T27"><text:user-defined style:data-style-name="N0" text:name="Info 2">1.9.4</text:user-defined></text:span></text:p>
      <text:p text:style-name="Text_20_body"/>
      <text:p text:style-name="P30">Imprint</text:p>
      <text:p text:style-name="P21"/>
      <table:table table:name="Tabelle1" table:style-name="Tabelle1">
        <table:table-column table:style-name="Tabelle1.A"/>
        <table:table-column table:style-name="Tabelle1.B"/>
        <table:table-row table:style-name="Tabelle1.1">
          <table:table-cell table:style-name="Tabelle1.A1" office:value-type="string">
            <text:p text:style-name="P4">Authors:</text:p>
          </table:table-cell>
          <table:table-cell table:style-name="Tabelle1.A1" office:value-type="string">
            <text:p text:style-name="P3"><text:span text:style-name="T2">c.a.p.e. IT</text:span><text:span text:style-name="T5">®</text:span><text:span text:style-name="T2"> GmbH</text:span></text:p>
          </table:table-cell>
        </table:table-row>
        <table:table-row table:style-name="Tabelle1.1">
          <table:table-cell table:style-name="Tabelle1.A1" office:value-type="string">
            <text:p text:style-name="P4">Key Words:</text:p>
          </table:table-cell>
          <table:table-cell table:style-name="Tabelle1.A1" office:value-type="string">
            <text:p text:style-name="P4"><text:keywords>Conception, Documentation, OTRS, 5.0.x</text:keywords></text:p>
          </table:table-cell>
        </table:table-row>
        <table:table-row table:style-name="Tabelle1.1">
          <table:table-cell table:style-name="Tabelle1.A1" office:value-type="string">
            <text:p text:style-name="P4">File Name:</text:p>
          </table:table-cell>
          <table:table-cell table:style-name="Tabelle1.A1" office:value-type="string">
            <text:p text:style-name="P4"><text:file-name text:display="name-and-extension">KIX4OTRS_SimpleDevelopmentAndAdminDocumentation.odt</text:file-name></text:p>
          </table:table-cell>
        </table:table-row>
        <table:table-row table:style-name="Tabelle1.1">
          <table:table-cell table:style-name="Tabelle1.A1" office:value-type="string">
            <text:p text:style-name="P4">Version:</text:p>
          </table:table-cell>
          <table:table-cell table:style-name="Tabelle1.A1" office:value-type="string">
            <text:p text:style-name="P4"><text:user-defined style:data-style-name="N0" text:name="Info 2">1.9.4</text:user-defined></text:p>
          </table:table-cell>
        </table:table-row>
        <table:table-row table:style-name="Tabelle1.1">
          <table:table-cell table:style-name="Tabelle1.A1" office:value-type="string">
            <text:p text:style-name="P4"/>
          </table:table-cell>
          <table:table-cell table:style-name="Tabelle1.A1" office:value-type="string">
            <text:p text:style-name="P4"/>
          </table:table-cell>
        </table:table-row>
      </table:table>
      <text:p text:style-name="P65">Table Of Contents</text:p>
      <text:section text:style-name="Sect1" text:name="Bereich2">
        <text:table-of-content text:style-name="Sect2" text:protected="true" text:name="Inhaltsverzeichnis1">
          <text:table-of-content-source text:outline-level="2">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25cm" style:leader-char=" "/>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tab-stop style:type="left" style:position="0.6cm" style:leader-char=" "/>
              <text:index-entry-chapter/>
              <text:index-entry-tab-stop style:type="left" style:position="1.85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ab-stop style:type="left" style:position="2.15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3">1<text:tab/>General Remarks<text:tab/>8</text:p>
            <text:p text:style-name="P84"><text:tab/>1.1 Document Information<text:tab/>8</text:p>
            <text:p text:style-name="P83">2<text:tab/>Requirements and Recommendations<text:tab/>14</text:p>
            <text:p text:style-name="P84"><text:tab/>2.1 Requirements<text:tab/>14</text:p>
            <text:p text:style-name="P84"><text:tab/>2.2 Recommendations<text:tab/>14</text:p>
            <text:p text:style-name="P83">3<text:tab/>Installation and Upgrading<text:tab/>15</text:p>
            <text:p text:style-name="P84"><text:tab/>3.1 Installation KIX4OTRS<text:tab/>15</text:p>
            <text:p text:style-name="P84"><text:tab/>3.2 Upgrading from OTRS::CiCS 3.x to KIX4OTRS 7.x<text:tab/>16</text:p>
            <text:p text:style-name="P83">4<text:tab/>Extended Custom Folders – KIXCore<text:tab/>17</text:p>
            <text:p text:style-name="P83">5<text:tab/>Customer User Extensions<text:tab/>18</text:p>
            <text:p text:style-name="P84"><text:tab/>5.1 Customer Events<text:tab/>18</text:p>
            <text:p text:style-name="P84"><text:tab/>5.2 Multiple CustomerIDs<text:tab/>18</text:p>
            <text:p text:style-name="P84"><text:tab/>5.3 Use of Customer User Attributes as Type ARRAY<text:tab/>19</text:p>
            <text:p text:style-name="P84"><text:tab/>5.4 Use of Default Values for Customer User Attributes<text:tab/>20</text:p>
            <text:p text:style-name="P84"><text:tab/>5.5 Further Search Fields as Parameters in CustomerSearch<text:tab/>20</text:p>
            <text:p text:style-name="P84"><text:tab/>5.6 Map LDAP Group Memberships to Attributes<text:tab/>20</text:p>
            <text:p text:style-name="P84"><text:tab/>5.7 Support LDAP-Array Attributes<text:tab/>21</text:p>
            <text:p text:style-name="P84"><text:tab/>5.8 Customer Info Block<text:tab/>22</text:p>
            <text:p text:style-name="P84"><text:tab/>5.9 Customer Information Center Adaptions<text:tab/>22</text:p>
            <text:p text:style-name="P84"><text:tab/>5.10 Group Based Customer Data Backend Access<text:tab/>26</text:p>
            <text:p text:style-name="P83">6<text:tab/>Agent User Extensions<text:tab/>27</text:p>
            <text:p text:style-name="P84"><text:tab/>6.1 Search Template Sharing<text:tab/>27</text:p>
            <text:p text:style-name="P84"><text:tab/>6.2 Search Options for Pending and Escalation Times<text:tab/>27</text:p>
            <text:p text:style-name="P84"><text:tab/>6.3 Search for Ticket Numbers and DFs in Fulltext Search<text:tab/>28</text:p>
            <text:p text:style-name="P84"><text:tab/>6.4 Redirect Target after Ticket Close<text:tab/>28</text:p>
            <text:p text:style-name="P84"><text:tab/>6.5 Notification Forwarding in Agents Absence <text:tab/>29</text:p>
            <text:p text:style-name="P84"><text:tab/>6.6 Textarea for Agents Preferences<text:tab/>29</text:p>
            <text:p text:style-name="P84"><text:tab/>6.7 Multiple Selections For Agents Preferences<text:tab/>30</text:p>
            <text:p text:style-name="P84"><text:tab/>6.8 Dashboard FAQ<text:tab/>30</text:p>
            <text:p text:style-name="P84"><text:tab/>6.9 Synchronize Agent Data<text:tab/>31</text:p>
            <text:p text:style-name="P84"><text:tab/>6.10 Search Profile Toolbar Extensions<text:tab/>31</text:p>
            <text:p text:style-name="P83"><text:soft-page-break/>7<text:tab/>Administrative Extensions<text:tab/>32</text:p>
            <text:p text:style-name="P84"><text:tab/>7.1 SysConfig Change Log<text:tab/>32</text:p>
            <text:p text:style-name="P84"><text:tab/>7.2 Statistics Extensions<text:tab/>32</text:p>
            <text:p text:style-name="P84"><text:tab/>7.3 Filter for SLA and Services<text:tab/>33</text:p>
            <text:p text:style-name="P84"><text:tab/>7.4 Switch Button Agent ↔ Customer Frontend<text:tab/>33</text:p>
            <text:p text:style-name="P84"><text:tab/>7.5 Ticket Template Configurator<text:tab/>34</text:p>
            <text:p text:style-name="P84"><text:tab/>7.6 Dashboard KIXNotify<text:tab/>35</text:p>
            <text:p text:style-name="P84"><text:tab/>7.7 Dashboard User Offline<text:tab/>36</text:p>
            <text:p text:style-name="P84"><text:tab/>7.8 Dynamic Fields Based on General Catalog Classes<text:tab/>36</text:p>
            <text:p text:style-name="P84"><text:tab/>7.9 Clone CustomerUser or Agent<text:tab/>37</text:p>
            <text:p text:style-name="P84"><text:tab/>7.10 Dynamic Field Type ObjectReference<text:tab/>37</text:p>
            <text:p text:style-name="P84"><text:tab/>7.11 Use Ticket Templates in Postmaster Filter<text:tab/>38</text:p>
            <text:p text:style-name="P84"><text:tab/>7.12 Assign Dynamic Fields Easily to Frontend Modules<text:tab/>38</text:p>
            <text:p text:style-name="P84"><text:tab/>7.13 Async Option Added in Core.AJAX.js<text:tab/>39</text:p>
            <text:p text:style-name="P83">8<text:tab/>Layout extensions<text:tab/>40</text:p>
            <text:p text:style-name="P84"><text:tab/>8.1 Date Input – Eligible Smart Format<text:tab/>40</text:p>
            <text:p text:style-name="P84"><text:tab/>8.2 Deactivate Form During AJAX Requests<text:tab/>40</text:p>
            <text:p text:style-name="P84"><text:tab/>8.3 Customized Sidebar Width<text:tab/>41</text:p>
            <text:p text:style-name="P84"><text:tab/>8.4 Customized Sidebar Modul Order<text:tab/>41</text:p>
            <text:p text:style-name="P84"><text:tab/>8.5 Customized Popup Size<text:tab/>41</text:p>
            <text:p text:style-name="P84"><text:tab/>8.6 Show or Hide Dynamic Fields Depending on Selected Values<text:tab/>42</text:p>
            <text:p text:style-name="P84"><text:tab/>8.7 Customize Default Field Order<text:tab/>42</text:p>
            <text:p text:style-name="P84"><text:tab/>8.8 KIX4OTRS Layout Adaption<text:tab/>43</text:p>
            <text:p text:style-name="P84"><text:tab/>8.9 KIXSidebar Registration<text:tab/>43</text:p>
            <text:p text:style-name="P84"><text:tab/>8.10 State Highlighting for Linked Tickets<text:tab/>44</text:p>
            <text:p text:style-name="P84"><text:tab/>8.11 State Highlighting for Dashboard<text:tab/>45</text:p>
            <text:p text:style-name="P84"><text:tab/>8.12 Additional CSS Data Table Format<text:tab/>45</text:p>
            <text:p text:style-name="P84"><text:tab/>8.13 Overridable QData character limits<text:tab/>45</text:p>
            <text:p text:style-name="P84"><text:tab/>8.14 Customized Columns for Linked Objects<text:tab/>46</text:p>
            <text:p text:style-name="P84"><text:tab/>8.15 Queue Link for Dashboard Ticket Lists<text:tab/>47</text:p>
            <text:p text:style-name="P84"><text:tab/>8.16 Preference to use Article Colors or not<text:tab/>47</text:p>
            <text:p text:style-name="P84"><text:tab/>8.17 Closeable Notify-Messages<text:tab/>48</text:p>
            <text:p text:style-name="P84"><text:tab/>8.18 Link to Online Help<text:tab/>48</text:p>
            <text:p text:style-name="P83">9<text:tab/> Link Object Extensions<text:tab/>49</text:p>
            <text:p text:style-name="P84"><text:tab/>9.1 Linked Object Type “Ticket”<text:tab/>49</text:p>
            <text:p text:style-name="P84"><text:tab/>9.2 Linked Object Type “Document“<text:tab/>49</text:p>
            <text:p text:style-name="P84"><text:tab/>9.3 Linked Object Type “Person“<text:tab/>52</text:p>
            <text:p text:style-name="P84"><text:tab/>9.4 <text:s/>Flexible Person Inform Type<text:tab/>54</text:p>
            <text:p text:style-name="P83"><text:soft-page-break/>10<text:tab/>Ticket Extensions<text:tab/>55</text:p>
            <text:p text:style-name="P84"><text:tab/>10.1 Dashboard Ticket Generic Extensions<text:tab/>55</text:p>
            <text:p text:style-name="P84"><text:tab/>10.2 Dashboard Ticket Stats Extensions<text:tab/>55</text:p>
            <text:p text:style-name="P84"><text:tab/>10.3 Dashboard Search Template Extensions<text:tab/>56</text:p>
            <text:p text:style-name="P84"><text:tab/>10.4 Ticket-ACL – Extended Filter Conditions<text:tab/>56</text:p>
            <text:p text:style-name="P84"><text:tab/>10.5 Ticket-ACL – Depending Dynamic Field Selections <text:tab/>57</text:p>
            <text:p text:style-name="P84"><text:tab/>10.6 Ticket-ACL – Multi Purpose Match-Restriction<text:tab/>57</text:p>
            <text:p text:style-name="P84"><text:tab/>10.7 Ticket-ACL – Processing for Merged Tickets<text:tab/>59</text:p>
            <text:p text:style-name="P84"><text:tab/>10.8 Ticket State Workflow<text:tab/>59</text:p>
            <text:p text:style-name="P84"><text:tab/>10.9 Automatic Queue Assignment by Service Selection<text:tab/>61</text:p>
            <text:p text:style-name="P84"><text:tab/>10.10 Service Selection – Always Offer Default Services<text:tab/>62</text:p>
            <text:p text:style-name="P84"><text:tab/>10.11 SLA-Disabling Ticket Properties<text:tab/>63</text:p>
            <text:p text:style-name="P84"><text:tab/>10.12 Type-Depending Responsible User<text:tab/>64</text:p>
            <text:p text:style-name="P84"><text:tab/>10.13 <text:s/>Change State on Queue Move<text:tab/>65</text:p>
            <text:p text:style-name="P84"><text:tab/>10.14 <text:s/>Change Tickettype on Queue Move<text:tab/>65</text:p>
            <text:p text:style-name="P84"><text:tab/>10.15 <text:s/>Change State on Lock / Unlock<text:tab/>66</text:p>
            <text:p text:style-name="P84"><text:tab/>10.16 <text:s/>Unlock Ticket after Reaching Defined Ticket State<text:tab/>66</text:p>
            <text:p text:style-name="P84"><text:tab/>10.17 <text:s/>State Update after Answer on Closed Ticket<text:tab/>67</text:p>
            <text:p text:style-name="P84"><text:tab/>10.18 <text:s/>FAQ-Workflow<text:tab/>67</text:p>
            <text:p text:style-name="P84"><text:tab/>10.19 Quick-Ticket Templates for Agent Users<text:tab/>67</text:p>
            <text:p text:style-name="P84"><text:tab/>10.20 Quick-Ticket Templates for Customer Users<text:tab/>68</text:p>
            <text:p text:style-name="P84"><text:tab/>10.21 Extended Template Generator<text:tab/>69</text:p>
            <text:p text:style-name="P84"><text:tab/>10.22 Extended Notifications for Ticket Escalations<text:tab/>69</text:p>
            <text:p text:style-name="P84"><text:tab/>10.23 Text Modules<text:tab/>70</text:p>
            <text:p text:style-name="P84"><text:tab/>10.24 KIXSideBar – Tools for Ticket Processing<text:tab/>72</text:p>
            <text:p text:style-name="P84"><text:tab/>10.25 KIXSideBar – Text Module Selection<text:tab/>73</text:p>
            <text:p text:style-name="P84"><text:tab/>10.26 KIXSideBar – Linked Person Selection<text:tab/>73</text:p>
            <text:p text:style-name="P84"><text:tab/>10.27 KIXSideBar – Customer Info<text:tab/>73</text:p>
            <text:p text:style-name="P84"><text:tab/>10.28 KIXSideBar – TicketInfo Extensions<text:tab/>74</text:p>
            <text:p text:style-name="P84"><text:tab/>10.29 KIXSideBar – Customer Assigned Config Item<text:tab/>74</text:p>
            <text:p text:style-name="P84"><text:tab/>10.30 KIXSideBar – Reuse Article Attachments<text:tab/>75</text:p>
            <text:p text:style-name="P84"><text:tab/>10.31 Queue View – Display as Tree/Drop Down<text:tab/>76</text:p>
            <text:p text:style-name="P84"><text:tab/>10.32 <text:s/>Queue View – Virtual Queues<text:tab/>76</text:p>
            <text:p text:style-name="P84"><text:tab/>10.33 <text:s/>Queue View – Shown Columns/Data<text:tab/>77</text:p>
            <text:p text:style-name="P84"><text:tab/>10.34 <text:s/>Queue View – Ticket Highlighting<text:tab/>78</text:p>
            <text:p text:style-name="P84"><text:tab/>10.35 <text:s/>Queue View – Show Locked on Default<text:tab/>78</text:p>
            <text:p text:style-name="P84"><text:tab/>10.36 <text:s text:c="2"/>Queue View – Customize Sort Order<text:tab/>79</text:p>
            <text:p text:style-name="P84"><text:tab/>10.37 Queue View – Customer Ticket List View<text:tab/>79</text:p>
            <text:p text:style-name="P84"><text:tab/>10.38 Tabbed Ticket Detail Mask<text:tab/>80</text:p>
            <text:p text:style-name="P84"><text:tab/>10.39 <text:s/>TicketZoom – Article Tree View<text:tab/>82</text:p>
            <text:p text:style-name="P84"><text:soft-page-break/><text:tab/>10.40 <text:s/>TicketZoom – Flexible Use of Article Actions<text:tab/>83</text:p>
            <text:p text:style-name="P84"><text:tab/>10.41 TicketZoom – ArticleFilter Extensions<text:tab/>83</text:p>
            <text:p text:style-name="P84"><text:tab/>10.42 TicketZoom – Attachment Download As Zip-File<text:tab/>84</text:p>
            <text:p text:style-name="P84"><text:tab/>10.43 TicketZoom – Attachment Delete<text:tab/>84</text:p>
            <text:p text:style-name="P84"><text:tab/>10.44 TicketZoom – Quick Links<text:tab/>85</text:p>
            <text:p text:style-name="P84"><text:tab/>10.45 Ticket Scratch Pad Notes<text:tab/>85</text:p>
            <text:p text:style-name="P84"><text:tab/>10.46 Ticket Processing – Show all Owner and Responsibles<text:tab/>86</text:p>
            <text:p text:style-name="P84"><text:tab/>10.47 Ticket Processing – Link Tickets During Ticket Creation <text:tab/>86</text:p>
            <text:p text:style-name="P84"><text:tab/>10.48 Ticket Processing – Preselect Current Ticket Data<text:tab/>87</text:p>
            <text:p text:style-name="P84"><text:tab/>10.49 Ticket Processing – PretendAction<text:tab/>87</text:p>
            <text:p text:style-name="P84"><text:tab/>10.50 Ticket Processing – Initial Data Selection<text:tab/>88</text:p>
            <text:p text:style-name="P84"><text:tab/>10.51 Ticket Processing – AJAX Updates in AgentTicketActionCommom<text:tab/>88</text:p>
            <text:p text:style-name="P84"><text:tab/>10.52 Ticket Processing – Automatic Bounce Information<text:tab/>89</text:p>
            <text:p text:style-name="P84"><text:tab/>10.53 Ticket Processing – Selectable Re:/Fwd:-Addition<text:tab/>89</text:p>
            <text:p text:style-name="P84"><text:tab/>10.54 Ticket Processing – Empty Emails<text:tab/>90</text:p>
            <text:p text:style-name="P84"><text:tab/>10.55 Ticket Processing – Predefined Body for Forwarding<text:tab/>90</text:p>
            <text:p text:style-name="P84"><text:tab/>10.56 Ticket Processing – Merge Tickets Based on Customer Users<text:tab/>90</text:p>
            <text:p text:style-name="P84"><text:tab/>10.57 Ticket Processing – Unlock Tickets after Cancle Bulk Action<text:tab/>91</text:p>
            <text:p text:style-name="P84"><text:tab/>10.58 Ticket Processing – Autocomplete Field for TicketID in AgentTicketMerge<text:tab/>92</text:p>
            <text:p text:style-name="P84"><text:tab/>10.59 Ticket Processing - Copy, Move or Delete Article<text:tab/>92</text:p>
            <text:p text:style-name="P84"><text:tab/>10.60 Ticket Processing - Edit Article<text:tab/>92</text:p>
            <text:p text:style-name="P84"><text:tab/>10.61 Ticket Processing - Configurable CustomerTicketMessage<text:tab/>93</text:p>
            <text:p text:style-name="P84"><text:tab/>10.62 Ticket Processing – No Double Addresses after Change of Notification Selection<text:tab/>94</text:p>
            <text:p text:style-name="P84"><text:tab/>10.63 Ticket Processing – Article Flags<text:tab/>94</text:p>
            <text:p text:style-name="P84"><text:tab/>10.64 Ticket Processing – External Reference Numbers<text:tab/>95</text:p>
            <text:p text:style-name="P84"><text:tab/>10.65 Ticket Processing – Type of email recipients in ticket history<text:tab/>96</text:p>
            <text:p text:style-name="P84"><text:tab/>10.66 Translations for Layout Files<text:tab/>96</text:p>
            <text:p text:style-name="P84"><text:tab/>10.67 Configurable Favorite Icon<text:tab/>96</text:p>
            <text:p text:style-name="P84"><text:tab/>10.68 Save Form Content as Draft<text:tab/>97</text:p>
            <text:p text:style-name="P84"><text:tab/>10.69 Configurable Favorite Icon<text:tab/>97</text:p>
            <text:p text:style-name="P84"><text:tab/>10.70 Ticket-ACL – Hide Process Ticket Tab<text:tab/>97</text:p>
            <text:p text:style-name="P84"><text:tab/>10.71 TicketZoom – Show Only Realname or Realname and Email Address in Article View<text:tab/>98</text:p>
            <text:p text:style-name="P84"><text:tab/>10.72 Ticket-ACL – Show or Hide Ticket Tabs<text:tab/>98</text:p>
            <text:p text:style-name="P84"><text:tab/>10.73 Show Merge Link in Merged Ticket<text:tab/>99</text:p>
            <text:p text:style-name="P84"><text:tab/>10.74 Ticket Processing – Remove Article Flags on Ticket Close<text:tab/>99</text:p>
            <text:p text:style-name="P84"><text:tab/>10.75 Ticket Processing – new ticket event “TicketMergeTarget”<text:tab/>100</text:p>
            <text:p text:style-name="P84"><text:tab/>10.76 KIXSideBar – Show Dynamic Fields<text:tab/>100</text:p>
            <text:p text:style-name="P84"><text:tab/>10.77 Customer Ticket Search Result for Print Opens in New Tab<text:tab/>100</text:p>
            <text:p text:style-name="P84"><text:tab/>10.78 Show Pending Time as Remaining Time or as Point of Time<text:tab/>101</text:p>
            <text:p text:style-name="P84"><text:tab/>10.79 User Defined Target Identifier in Phone and Email<text:tab/>101</text:p>
            <text:p text:style-name="P84"><text:soft-page-break/><text:tab/>10.80 Service View – Display as Tree/Drop Down<text:tab/>102</text:p>
            <text:p text:style-name="P84"><text:tab/>10.81 KIXSideBar – Checklist<text:tab/>103</text:p>
            <text:p text:style-name="P84"><text:tab/>10.82 Service View – Show Locked on Default<text:tab/>103</text:p>
            <text:p text:style-name="P84"><text:tab/>10.83 Translate TicketType in DropDown<text:tab/>104</text:p>
            <text:p text:style-name="P83">11<text:tab/> ITSM-Core Extensions<text:tab/>105</text:p>
            <text:p text:style-name="P84"><text:tab/>11.1 Display Service List<text:tab/>105</text:p>
            <text:p text:style-name="P83">12<text:tab/> ITSM-Incident-Problem-Man. Extensions<text:tab/>106</text:p>
            <text:p text:style-name="P84"><text:tab/>12.1 Modified AgentTicketZoom Configuration<text:tab/>106</text:p>
            <text:p text:style-name="P83">13<text:tab/> ITSM-CMDB Extensions<text:tab/>108</text:p>
            <text:p text:style-name="P84"><text:tab/>13.1 Customer Assigned Config Items<text:tab/>108</text:p>
            <text:p text:style-name="P84"><text:tab/>13.2 Config Item Pre-Events<text:tab/>109</text:p>
            <text:p text:style-name="P84"><text:tab/>13.3 Tabbed Config Item Detail Mask<text:tab/>110</text:p>
            <text:p text:style-name="P84"><text:tab/>13.4 Link Graph Visualization<text:tab/>112</text:p>
            <text:p text:style-name="P84"><text:tab/>13.5 Configurable Propagation of Warning and Error CI-states<text:tab/>114</text:p>
            <text:p text:style-name="P84"><text:tab/>13.6 ConfigItemInfo for KIXSidebar <text:tab/>114</text:p>
            <text:p text:style-name="P84"><text:tab/>13.7 CI-Pre-Event for Unique CI-Attribute Values<text:tab/>115</text:p>
            <text:p text:style-name="P84"><text:tab/>13.8 Search for CI-class Specific Attributes in Link Search<text:tab/>115</text:p>
            <text:p text:style-name="P84"><text:tab/>13.9 Compare Different Versions of Config Items<text:tab/>116</text:p>
            <text:p text:style-name="P84"><text:tab/>13.10 Line Highlighting for Config Item Overview<text:tab/>116</text:p>
            <text:p text:style-name="P84"><text:tab/>13.11 Configure States to Show Config Item List<text:tab/>117</text:p>
            <text:p text:style-name="P84"><text:tab/>13.12 Custom View in ConfigItemOverview<text:tab/>117</text:p>
            <text:p text:style-name="P84"><text:tab/>13.13 ConfigItemZoom - Quick Link<text:tab/>118</text:p>
            <text:p text:style-name="P84"><text:tab/>13.14 ConfigItemZoom – Create Email and Phone Ticket<text:tab/>118</text:p>
            <text:p text:style-name="P84"><text:tab/>13.15 ConfigItemZoom – ImageTab<text:tab/>119</text:p>
            <text:p text:style-name="P84"><text:tab/>13.16 ConfigItem Import with Default Values<text:tab/>119</text:p>
            <text:p text:style-name="P84"><text:tab/>13.17 Search over all Classes in Config Item Search<text:tab/>119</text:p>
            <text:p text:style-name="P84"><text:tab/>13.18 Access Attribute for Config Items<text:tab/>120</text:p>
            <text:p text:style-name="P83">14<text:tab/> ITSM-Change Management Extensions<text:tab/>121</text:p>
            <text:p text:style-name="P84"><text:tab/>14.1 ChangeZoom - Tabbed Change Detail Mask<text:tab/>121</text:p>
            <text:p text:style-name="P84"><text:tab/>14.2 ChangeInfo for KIXSidebar <text:tab/>122</text:p>
            <text:p text:style-name="P84"><text:tab/>14.3 WorkOrderZoom - Tabbed WorkOrder Detail Mask<text:tab/>122</text:p>
            <text:p text:style-name="P84"><text:tab/>14.4 WorkOrderInfo for KIXSidebar <text:tab/>123</text:p>
            <text:p text:style-name="P84"><text:tab/>14.5 WorkOrderZoom / ChangeZoom – Quick Links<text:tab/>124</text:p>
            <text:p text:style-name="P83">15<text:tab/>. MasterSlave Extensions<text:tab/>125</text:p>
            <text:p text:style-name="P84"><text:tab/>15.1 WorkOrderZoom / ChangeZoom – Quick Links<text:tab/>125</text:p>
            <text:p text:style-name="P83"><text:soft-page-break/>16<text:tab/>. Modified Default SysConfig-Keys<text:tab/>126</text:p>
            <text:p text:style-name="P83">17<text:tab/>. More additional SysConfig-Keys <text:tab/>128</text:p>
          </text:index-body>
        </text:table-of-content>
      </text:section>
      <text:h text:style-name="P243" text:outline-level="1">General Remarks</text:h>
      <text:h text:style-name="Heading_20_2" text:outline-level="2">Document Information</text:h>
      <text:h text:style-name="Heading_20_3" text:outline-level="3">Purpose</text:h>
      <text:p text:style-name="P64">This document describes the changes and extensions of KIX4OTRS. It is supposed to be a rough conception as well as a short administration documentation regarding these extensions.</text:p>
      <text:h text:style-name="P236" text:outline-level="3">Limitation</text:h>
      <text:p text:style-name="P20"><text:span text:style-name="T30">This document is not a complete documentation for the administration of OTRS. Please have a look at the public available documentation of OTRS under </text:span><text:a xlink:type="simple" xlink:href="http://www.orts.org/"><text:span text:style-name="T30">http://www.o</text:span></text:a><text:a xlink:type="simple" xlink:href="http://www.orts.org/"><text:span text:style-name="T30">t</text:span></text:a><text:a xlink:type="simple" xlink:href="http://www.orts.org/"><text:span text:style-name="T30">rs.org</text:span></text:a><text:span text:style-name="T30">. More information can be found in the OTRS-mailing lists as well as the OTRS-forum (</text:span><text:a xlink:type="simple" xlink:href="http://forums.otrs.org/"><text:span text:style-name="T30">http://forums.otrs.org</text:span></text:a><text:span text:style-name="T30">) or the OTRS Community Boards website (</text:span><text:a xlink:type="simple" xlink:href="http://www.otterhub.org/"><text:span text:style-name="T30">http://www.otterhub.org</text:span></text:a><text:span text:style-name="T30">). </text:span></text:p>
      <text:p text:style-name="P35"/>
      <text:h text:style-name="Heading_20_3" text:outline-level="3">Change History</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float" office:value="0">
            <text:p text:style-name="P42">Version</text:p>
          </table:table-cell>
          <table:table-cell table:style-name="Tabelle2.B1" office:value-type="string">
            <text:p text:style-name="P43">Date </text:p>
          </table:table-cell>
          <table:table-cell table:style-name="Tabelle2.C1" office:value-type="string">
            <text:p text:style-name="P42">Modified Section</text:p>
          </table:table-cell>
          <table:table-cell table:style-name="Tabelle2.D1" office:value-type="string">
            <text:p text:style-name="P42">Short Description</text:p>
          </table:table-cell>
          <table:table-cell table:style-name="Tabelle2.E1" office:value-type="string">
            <text:p text:style-name="P42">Change User</text:p>
          </table:table-cell>
        </table:table-row>
        <table:table-row table:style-name="Tabelle2.1">
          <table:table-cell table:style-name="Tabelle2.A2" office:value-type="float" office:value="0">
            <text:p text:style-name="P5">0.1.0</text:p>
          </table:table-cell>
          <table:table-cell table:style-name="Tabelle2.B59" office:value-type="string">
            <text:p text:style-name="P5">08/29/2011</text:p>
          </table:table-cell>
          <table:table-cell table:style-name="Tabelle2.C59" office:value-type="string">
            <text:p text:style-name="P5">Initial creation</text:p>
          </table:table-cell>
          <table:table-cell table:style-name="Tabelle2.D59" office:value-type="string">
            <text:p text:style-name="P5">Initial creation</text:p>
          </table:table-cell>
          <table:table-cell table:style-name="Tabelle2.E59" office:value-type="string">
            <text:p text:style-name="P5">Torsten Thau</text:p>
          </table:table-cell>
        </table:table-row>
        <table:table-row table:style-name="Tabelle2.1">
          <table:table-cell table:style-name="Tabelle2.A3" office:value-type="float" office:value="0">
            <text:p text:style-name="P5">0.1.1</text:p>
          </table:table-cell>
          <table:table-cell table:style-name="Tabelle2.B59" office:value-type="string">
            <text:p text:style-name="P5">08/31/2011</text:p>
          </table:table-cell>
          <table:table-cell table:style-name="Tabelle2.C59" office:value-type="string">
            <text:p text:style-name="P5">All</text:p>
          </table:table-cell>
          <table:table-cell table:style-name="Tabelle2.D59" office:value-type="string">
            <text:p text:style-name="P5">Continued completion</text:p>
          </table:table-cell>
          <table:table-cell table:style-name="Tabelle2.E59" office:value-type="string">
            <text:p text:style-name="P5">Martin Balzarek</text:p>
          </table:table-cell>
        </table:table-row>
        <table:table-row table:style-name="Tabelle2.1">
          <table:table-cell table:style-name="Tabelle2.A4" office:value-type="float" office:value="0">
            <text:p text:style-name="P5">1.0.0</text:p>
          </table:table-cell>
          <table:table-cell table:style-name="Tabelle2.B59" office:value-type="string">
            <text:p text:style-name="P5">09/26/2011</text:p>
          </table:table-cell>
          <table:table-cell table:style-name="Tabelle2.C59" office:value-type="string">
            <text:p text:style-name="P5">All</text:p>
          </table:table-cell>
          <table:table-cell table:style-name="Tabelle2.D59" office:value-type="string">
            <text:p text:style-name="P5">first version for KIX4OTRS-Release</text:p>
          </table:table-cell>
          <table:table-cell table:style-name="Tabelle2.E59" office:value-type="string">
            <text:p text:style-name="P5">Torsten Thau</text:p>
          </table:table-cell>
        </table:table-row>
        <table:table-row table:style-name="Tabelle2.1">
          <table:table-cell table:style-name="Tabelle2.A5" office:value-type="float" office:value="0">
            <text:p text:style-name="P5">1.0.1</text:p>
          </table:table-cell>
          <table:table-cell table:style-name="Tabelle2.B59" office:value-type="string">
            <text:p text:style-name="P5">10/14/2011</text:p>
          </table:table-cell>
          <table:table-cell table:style-name="Tabelle2.C59" office:value-type="string">
            <text:p text:style-name="P5"/>
          </table:table-cell>
          <table:table-cell table:style-name="Tabelle2.D59" office:value-type="string">
            <text:p text:style-name="P9">KIXSidebar module TicketInfo, added KIXSidebar to AgentTicketZoom</text:p>
          </table:table-cell>
          <table:table-cell table:style-name="Tabelle2.E59" office:value-type="string">
            <text:p text:style-name="P5">Rene Böhm</text:p>
          </table:table-cell>
        </table:table-row>
        <table:table-row table:style-name="Tabelle2.1">
          <table:table-cell table:style-name="Tabelle2.A6" office:value-type="float" office:value="0">
            <text:p text:style-name="P5">1.0.2</text:p>
          </table:table-cell>
          <table:table-cell table:style-name="Tabelle2.B59" office:value-type="string">
            <text:p text:style-name="P5">10/17/2011</text:p>
          </table:table-cell>
          <table:table-cell table:style-name="Tabelle2.C59" office:value-type="string">
            <text:p text:style-name="P5">12.1</text:p>
          </table:table-cell>
          <table:table-cell table:style-name="Tabelle2.D59" office:value-type="string">
            <text:p text:style-name="P9">CallMethod handling</text:p>
          </table:table-cell>
          <table:table-cell table:style-name="Tabelle2.E59" office:value-type="string">
            <text:p text:style-name="P5">Rene Böhm</text:p>
          </table:table-cell>
        </table:table-row>
        <table:table-row table:style-name="Tabelle2.1">
          <table:table-cell table:style-name="Tabelle2.A7" office:value-type="float" office:value="0">
            <text:p text:style-name="P5">1.0.3</text:p>
          </table:table-cell>
          <table:table-cell table:style-name="Tabelle2.B59" office:value-type="string">
            <text:p text:style-name="P5">10/20/2011</text:p>
          </table:table-cell>
          <table:table-cell table:style-name="Tabelle2.C59" office:value-type="string">
            <text:p text:style-name="P5"/>
          </table:table-cell>
          <table:table-cell table:style-name="Tabelle2.D59" office:value-type="string">
            <text:p text:style-name="P9">added Core.KIX4OTRS.js</text:p>
          </table:table-cell>
          <table:table-cell table:style-name="Tabelle2.E59" office:value-type="string">
            <text:p text:style-name="P5">Rene Böhm</text:p>
          </table:table-cell>
        </table:table-row>
        <table:table-row table:style-name="Tabelle2.1">
          <table:table-cell table:style-name="Tabelle2.A8" office:value-type="float" office:value="0">
            <text:p text:style-name="P5">1.0.4</text:p>
          </table:table-cell>
          <table:table-cell table:style-name="Tabelle2.B59" office:value-type="string">
            <text:p text:style-name="P5">10/25/2011</text:p>
          </table:table-cell>
          <table:table-cell table:style-name="Tabelle2.C59" office:value-type="string">
            <text:p text:style-name="P5">10.24</text:p>
          </table:table-cell>
          <table:table-cell table:style-name="Tabelle2.D59" office:value-type="string">
            <text:p text:style-name="P9">TicketInfo: queue link added</text:p>
          </table:table-cell>
          <table:table-cell table:style-name="Tabelle2.E59" office:value-type="string">
            <text:p text:style-name="P5">Dorothea Doerffel</text:p>
          </table:table-cell>
        </table:table-row>
        <table:table-row table:style-name="Tabelle2.1">
          <table:table-cell table:style-name="Tabelle2.A9" office:value-type="float" office:value="0">
            <text:p text:style-name="P5">1.0.5</text:p>
          </table:table-cell>
          <table:table-cell table:style-name="Tabelle2.B59" office:value-type="string">
            <text:p text:style-name="P5">10/27/2011</text:p>
          </table:table-cell>
          <table:table-cell table:style-name="Tabelle2.C59" office:value-type="string">
            <text:p text:style-name="P5">10.42</text:p>
          </table:table-cell>
          <table:table-cell table:style-name="Tabelle2.D59" office:value-type="string">
            <text:p text:style-name="P9">ticket filter extended</text:p>
          </table:table-cell>
          <table:table-cell table:style-name="Tabelle2.E59" office:value-type="string">
            <text:p text:style-name="P5">Dorothea Doerffel</text:p>
          </table:table-cell>
        </table:table-row>
        <table:table-row table:style-name="Tabelle2.1">
          <table:table-cell table:style-name="Tabelle2.A10" office:value-type="float" office:value="0">
            <text:p text:style-name="P5">1.0.6</text:p>
          </table:table-cell>
          <table:table-cell table:style-name="Tabelle2.B59" office:value-type="string">
            <text:p text:style-name="P5">11/14/2011</text:p>
          </table:table-cell>
          <table:table-cell table:style-name="Tabelle2.C59" office:value-type="string">
            <text:p text:style-name="P5">7.5 / 10.19 / 10.20</text:p>
          </table:table-cell>
          <table:table-cell table:style-name="Tabelle2.D59" office:value-type="string">
            <text:p text:style-name="P9">QuickTicketConfigurator added</text:p>
          </table:table-cell>
          <table:table-cell table:style-name="Tabelle2.E59" office:value-type="string">
            <text:p text:style-name="P5">Martin Balzarek</text:p>
          </table:table-cell>
        </table:table-row>
        <table:table-row table:style-name="Tabelle2.1">
          <table:table-cell table:style-name="Tabelle2.A11" office:value-type="float" office:value="0">
            <text:p text:style-name="P5">1.0.7</text:p>
          </table:table-cell>
          <table:table-cell table:style-name="Tabelle2.B59" office:value-type="string">
            <text:p text:style-name="P5">11/15/2011</text:p>
          </table:table-cell>
          <table:table-cell table:style-name="Tabelle2.C59" office:value-type="string">
            <text:p text:style-name="P5"/>
          </table:table-cell>
          <table:table-cell table:style-name="Tabelle2.D59" office:value-type="string">
            <text:p text:style-name="P9">Set values by CustomerPreferences</text:p>
          </table:table-cell>
          <table:table-cell table:style-name="Tabelle2.E59" office:value-type="string">
            <text:p text:style-name="P5">Frank Oberender</text:p>
          </table:table-cell>
        </table:table-row>
        <table:table-row table:style-name="Tabelle2.1">
          <table:table-cell table:style-name="Tabelle2.A12" office:value-type="float" office:value="0">
            <text:p text:style-name="P5">1.0.8</text:p>
          </table:table-cell>
          <table:table-cell table:style-name="Tabelle2.B59" office:value-type="string">
            <text:p text:style-name="P5">11/17/2011</text:p>
          </table:table-cell>
          <table:table-cell table:style-name="Tabelle2.C59" office:value-type="string">
            <text:p text:style-name="P5">10.68 / 10.38</text:p>
          </table:table-cell>
          <table:table-cell table:style-name="Tabelle2.D59" office:value-type="string">
            <text:p text:style-name="P9">Tab-layout changed, clickable links in merged tickets</text:p>
          </table:table-cell>
          <table:table-cell table:style-name="Tabelle2.E59" office:value-type="string">
            <text:p text:style-name="P5">Frank Oberender</text:p>
          </table:table-cell>
        </table:table-row>
        <table:table-row table:style-name="Tabelle2.1">
          <table:table-cell table:style-name="Tabelle2.A13" office:value-type="float" office:value="0">
            <text:p text:style-name="P5">1.0.9</text:p>
          </table:table-cell>
          <table:table-cell table:style-name="Tabelle2.B59" office:value-type="string">
            <text:p text:style-name="P5">11/23/2011</text:p>
          </table:table-cell>
          <table:table-cell table:style-name="Tabelle2.C59" office:value-type="string">
            <text:p text:style-name="P5">13.3</text:p>
          </table:table-cell>
          <table:table-cell table:style-name="Tabelle2.D59" office:value-type="string">
            <text:p text:style-name="P9">added admin tab in ConfigItemZoom</text:p>
          </table:table-cell>
          <table:table-cell table:style-name="Tabelle2.E59" office:value-type="string">
            <text:p text:style-name="P5">Stefan Mehlig</text:p>
          </table:table-cell>
        </table:table-row>
        <table:table-row table:style-name="Tabelle2.1">
          <table:table-cell table:style-name="Tabelle2.A14" office:value-type="float" office:value="0">
            <text:p text:style-name="P5">1.0.10</text:p>
          </table:table-cell>
          <table:table-cell table:style-name="Tabelle2.B59" office:value-type="string">
            <text:p text:style-name="P5">11/25/2011</text:p>
          </table:table-cell>
          <table:table-cell table:style-name="Tabelle2.C59" office:value-type="string">
            <text:p text:style-name="P5"/>
          </table:table-cell>
          <table:table-cell table:style-name="Tabelle2.D59" office:value-type="string">
            <text:p text:style-name="P9">Autocomplete instead using dropdown</text:p>
          </table:table-cell>
          <table:table-cell table:style-name="Tabelle2.E59" office:value-type="string">
            <text:p text:style-name="P5">Ralf Böhm</text:p>
          </table:table-cell>
        </table:table-row>
        <table:table-row table:style-name="Tabelle2.15">
          <table:table-cell table:style-name="Tabelle2.A15" office:value-type="float" office:value="0">
            <text:p text:style-name="P5">1.0.11</text:p>
          </table:table-cell>
          <table:table-cell table:style-name="Tabelle2.B59" office:value-type="string">
            <text:p text:style-name="P5">12/01/2011</text:p>
          </table:table-cell>
          <table:table-cell table:style-name="Tabelle2.C59" office:value-type="string">
            <text:p text:style-name="P5">10.23</text:p>
          </table:table-cell>
          <table:table-cell table:style-name="Tabelle2.D15" office:value-type="string">
            <text:p text:style-name="P14"><text:span text:style-name="T9">TextModules</text:span> modified</text:p>
          </table:table-cell>
          <table:table-cell table:style-name="Tabelle2.E59" office:value-type="string">
            <text:p text:style-name="P5">Rene Böhm</text:p>
          </table:table-cell>
        </table:table-row>
        <table:table-row table:style-name="Tabelle2.1">
          <table:table-cell table:style-name="Tabelle2.A16" office:value-type="float" office:value="0">
            <text:p text:style-name="P5">1.0.12</text:p>
          </table:table-cell>
          <table:table-cell table:style-name="Tabelle2.B59" office:value-type="string">
            <text:p text:style-name="P5">12/09/2011</text:p>
          </table:table-cell>
          <table:table-cell table:style-name="Tabelle2.C59" office:value-type="string">
            <text:p text:style-name="P5">Removed in KIX 4.2 </text:p>
          </table:table-cell>
          <table:table-cell table:style-name="Tabelle2.D59" office:value-type="string">
            <text:p text:style-name="P9">Search for FreeTextFields modified</text:p>
          </table:table-cell>
          <table:table-cell table:style-name="Tabelle2.E59" office:value-type="string">
            <text:p text:style-name="P5">Rene Böhm</text:p>
          </table:table-cell>
        </table:table-row>
        <table:table-row table:style-name="Tabelle2.1">
          <table:table-cell table:style-name="Tabelle2.A17" office:value-type="float" office:value="0">
            <text:p text:style-name="P5">1.0.13</text:p>
          </table:table-cell>
          <table:table-cell table:style-name="Tabelle2.B17" office:value-type="string">
            <text:p text:style-name="P5">12/09/2011</text:p>
          </table:table-cell>
          <table:table-cell table:style-name="Tabelle2.C17" office:value-type="string">
            <text:p text:style-name="P5">10.1</text:p>
          </table:table-cell>
          <table:table-cell table:style-name="Tabelle2.D17" office:value-type="string">
            <text:p text:style-name="P9">FurtherColumns in DashboardTicketGeneric</text:p>
          </table:table-cell>
          <table:table-cell table:style-name="Tabelle2.E17" office:value-type="string">
            <text:p text:style-name="P5">Rene Böhm</text:p>
          </table:table-cell>
        </table:table-row>
        <table:table-row table:style-name="Tabelle2.1">
          <table:table-cell table:style-name="Tabelle2.A18" office:value-type="float" office:value="0">
            <text:p text:style-name="P5">1.0.14</text:p>
          </table:table-cell>
          <table:table-cell table:style-name="Tabelle2.B18" office:value-type="string">
            <text:p text:style-name="P5">12/19/2011</text:p>
          </table:table-cell>
          <table:table-cell table:style-name="Tabelle2.C18" office:value-type="string">
            <text:p text:style-name="P5">13.8</text:p>
          </table:table-cell>
          <table:table-cell table:style-name="Tabelle2.D18" office:value-type="string">
            <text:p text:style-name="P9">link object search with CI-class specific attributes</text:p>
          </table:table-cell>
          <table:table-cell table:style-name="Tabelle2.E18" office:value-type="string">
            <text:p text:style-name="P5">Torsten Thau</text:p>
          </table:table-cell>
        </table:table-row>
        <table:table-row table:style-name="Tabelle2.1">
          <table:table-cell table:style-name="Tabelle2.A19" office:value-type="float" office:value="0">
            <text:p text:style-name="P5">1.0.15</text:p>
          </table:table-cell>
          <table:table-cell table:style-name="Tabelle2.B59" office:value-type="string">
            <text:p text:style-name="P5">12/21/2011</text:p>
          </table:table-cell>
          <table:table-cell table:style-name="Tabelle2.C59" office:value-type="string">
            <text:p text:style-name="P5">7.4</text:p>
          </table:table-cell>
          <table:table-cell table:style-name="Tabelle2.D59" office:value-type="string">
            <text:p text:style-name="P9">group based customer backend access</text:p>
          </table:table-cell>
          <table:table-cell table:style-name="Tabelle2.E59" office:value-type="string">
            <text:p text:style-name="P9">Torsten Thau</text:p>
          </table:table-cell>
        </table:table-row>
        <table:table-row table:style-name="Tabelle2.1">
          <table:table-cell table:style-name="Tabelle2.A20" office:value-type="float" office:value="0">
            <text:p text:style-name="P5">1.0.16</text:p>
          </table:table-cell>
          <table:table-cell table:style-name="Tabelle2.B20" office:value-type="string">
            <text:p text:style-name="P5">01/02/2012</text:p>
          </table:table-cell>
          <table:table-cell table:style-name="Tabelle2.C20" office:value-type="string">
            <text:p text:style-name="P5">10.23</text:p>
          </table:table-cell>
          <table:table-cell table:style-name="Tabelle2.D20" office:value-type="string">
            <text:p text:style-name="P9">TextModules in Customer FollowUp</text:p>
          </table:table-cell>
          <table:table-cell table:style-name="Tabelle2.E20" office:value-type="string">
            <text:p text:style-name="P9">Dorothea Doerffel</text:p>
          </table:table-cell>
        </table:table-row>
        <text:soft-page-break/>
        <table:table-row table:style-name="Tabelle2.1">
          <table:table-cell table:style-name="Tabelle2.A21" office:value-type="float" office:value="0">
            <text:p text:style-name="P5">1.0.17</text:p>
          </table:table-cell>
          <table:table-cell table:style-name="Tabelle2.B59" office:value-type="string">
            <text:p text:style-name="P5">01/03/2012</text:p>
          </table:table-cell>
          <table:table-cell table:style-name="Tabelle2.C59" office:value-type="string">
            <text:p text:style-name="P5">15 / 10.26 / 7.5 / 10.19 / 10.20</text:p>
          </table:table-cell>
          <table:table-cell table:style-name="Tabelle2.D59" office:value-type="string">
            <text:p text:style-name="P9">MenuModules changed, LinkedPerson handling, QuickTicket selection</text:p>
          </table:table-cell>
          <table:table-cell table:style-name="Tabelle2.E59" office:value-type="string">
            <text:p text:style-name="P9">Dorothea Doerffel</text:p>
          </table:table-cell>
        </table:table-row>
        <table:table-row table:style-name="Tabelle2.1">
          <table:table-cell table:style-name="Tabelle2.A22" office:value-type="float" office:value="0">
            <text:p text:style-name="P5">1.0.18</text:p>
          </table:table-cell>
          <table:table-cell table:style-name="Tabelle2.B59" office:value-type="string">
            <text:p text:style-name="P5">01/12/2012</text:p>
          </table:table-cell>
          <table:table-cell table:style-name="Tabelle2.C59" office:value-type="string">
            <text:p text:style-name="P5">7.5 / 10.19 / 10.20</text:p>
          </table:table-cell>
          <table:table-cell table:style-name="Tabelle2.D59" office:value-type="string">
            <text:p text:style-name="P9">QuickTicketConfiguration modified</text:p>
          </table:table-cell>
          <table:table-cell table:style-name="Tabelle2.E59" office:value-type="string">
            <text:p text:style-name="P9">Dorothea Doerffel</text:p>
          </table:table-cell>
        </table:table-row>
        <table:table-row table:style-name="Tabelle2.1">
          <table:table-cell table:style-name="Tabelle2.A23" office:value-type="float" office:value="0">
            <text:p text:style-name="P5">1.0.19</text:p>
          </table:table-cell>
          <table:table-cell table:style-name="Tabelle2.B59" office:value-type="string">
            <text:p text:style-name="P5">01/19/2012</text:p>
          </table:table-cell>
          <table:table-cell table:style-name="Tabelle2.C59" office:value-type="string">
            <text:p text:style-name="P5">13.9</text:p>
          </table:table-cell>
          <table:table-cell table:style-name="Tabelle2.D59" office:value-type="string">
            <text:p text:style-name="P9">Compare ConfigItem versions</text:p>
          </table:table-cell>
          <table:table-cell table:style-name="Tabelle2.E59" office:value-type="string">
            <text:p text:style-name="P9">Dorothea Doerffel</text:p>
          </table:table-cell>
        </table:table-row>
        <table:table-row table:style-name="Tabelle2.1">
          <table:table-cell table:style-name="Tabelle2.A24" office:value-type="float" office:value="0">
            <text:p text:style-name="P5">1.0.20</text:p>
          </table:table-cell>
          <table:table-cell table:style-name="Tabelle2.B59" office:value-type="string">
            <text:p text:style-name="P5">02/14/2012</text:p>
          </table:table-cell>
          <table:table-cell table:style-name="Tabelle2.C59" office:value-type="string">
            <text:p text:style-name="P5">13.3 / 13.6 / 14.1 / 14.2 / 14.3 / 14.4</text:p>
          </table:table-cell>
          <table:table-cell table:style-name="Tabelle2.D59" office:value-type="string">
            <text:p text:style-name="P9">TabLayout / KIXSIdebar in ChangeZoom and WorkOrderZoom</text:p>
          </table:table-cell>
          <table:table-cell table:style-name="Tabelle2.E59" office:value-type="string">
            <text:p text:style-name="P9">Dorothea Doerffel</text:p>
          </table:table-cell>
        </table:table-row>
        <table:table-row table:style-name="Tabelle2.1">
          <table:table-cell table:style-name="Tabelle2.A25" office:value-type="float" office:value="0">
            <text:p text:style-name="P5">1.0.21</text:p>
          </table:table-cell>
          <table:table-cell table:style-name="Tabelle2.B59" office:value-type="string">
            <text:p text:style-name="P5">02/31/2012</text:p>
          </table:table-cell>
          <table:table-cell table:style-name="Tabelle2.C59" office:value-type="string">
            <text:p text:style-name="P5">10.8</text:p>
          </table:table-cell>
          <table:table-cell table:style-name="Tabelle2.D59" office:value-type="string">
            <text:p text:style-name="P9">added ticket state workflow for multiple tickets (bulk action)</text:p>
          </table:table-cell>
          <table:table-cell table:style-name="Tabelle2.E59" office:value-type="string">
            <text:p text:style-name="P9">Torsten Thau</text:p>
          </table:table-cell>
        </table:table-row>
        <table:table-row table:style-name="Tabelle2.1">
          <table:table-cell table:style-name="Tabelle2.A26" office:value-type="float" office:value="0">
            <text:p text:style-name="P5">1.0.22</text:p>
          </table:table-cell>
          <table:table-cell table:style-name="Tabelle2.B59" office:value-type="string">
            <text:p text:style-name="P5">03/02/2012</text:p>
          </table:table-cell>
          <table:table-cell table:style-name="Tabelle2.C59" office:value-type="string">
            <text:p text:style-name="P5">Moved to separate package</text:p>
          </table:table-cell>
          <table:table-cell table:style-name="Tabelle2.D59" office:value-type="string">
            <text:p text:style-name="P9">extracted CIAdminModules</text:p>
          </table:table-cell>
          <table:table-cell table:style-name="Tabelle2.E59" office:value-type="string">
            <text:p text:style-name="P9">Stafan Mehlig</text:p>
          </table:table-cell>
        </table:table-row>
        <table:table-row table:style-name="Tabelle2.1">
          <table:table-cell table:style-name="Tabelle2.A27" office:value-type="float" office:value="0">
            <text:p text:style-name="P5">1.0.23</text:p>
          </table:table-cell>
          <table:table-cell table:style-name="Tabelle2.B59" office:value-type="string">
            <text:p text:style-name="P5">03/09/2012</text:p>
          </table:table-cell>
          <table:table-cell table:style-name="Tabelle2.C59" office:value-type="string">
            <text:p text:style-name="P5">13.1</text:p>
          </table:table-cell>
          <table:table-cell table:style-name="Tabelle2.D59" office:value-type="string">
            <text:p text:style-name="P9">configurable customer config item details</text:p>
          </table:table-cell>
          <table:table-cell table:style-name="Tabelle2.E59" office:value-type="string">
            <text:p text:style-name="P9">Stafan Mehlig</text:p>
          </table:table-cell>
        </table:table-row>
        <table:table-row table:style-name="Tabelle2.1">
          <table:table-cell table:style-name="Tabelle2.A28" office:value-type="float" office:value="0">
            <text:p text:style-name="P5">1.0.24</text:p>
          </table:table-cell>
          <table:table-cell table:style-name="Tabelle2.B59" office:value-type="string">
            <text:p text:style-name="P5">03/12/2012</text:p>
          </table:table-cell>
          <table:table-cell table:style-name="Tabelle2.C59" office:value-type="string">
            <text:p text:style-name="P5">10.23 / 10.25</text:p>
          </table:table-cell>
          <table:table-cell table:style-name="Tabelle2.D59" office:value-type="string">
            <text:p text:style-name="P9">TextModules handling modified</text:p>
          </table:table-cell>
          <table:table-cell table:style-name="Tabelle2.E59" office:value-type="string">
            <text:p text:style-name="P9">Rene Böhm</text:p>
          </table:table-cell>
        </table:table-row>
        <table:table-row table:style-name="Tabelle2.1">
          <table:table-cell table:style-name="Tabelle2.A29" office:value-type="float" office:value="0">
            <text:p text:style-name="P5">1.0.25</text:p>
          </table:table-cell>
          <table:table-cell table:style-name="Tabelle2.B59" office:value-type="string">
            <text:p text:style-name="P5">03/13/2012</text:p>
          </table:table-cell>
          <table:table-cell table:style-name="Tabelle2.C59" office:value-type="string">
            <text:p text:style-name="P5"/>
          </table:table-cell>
          <table:table-cell table:style-name="Tabelle2.D59" office:value-type="string">
            <text:p text:style-name="P9">added service extensions, owner and responsible name in ticketzoom</text:p>
          </table:table-cell>
          <table:table-cell table:style-name="Tabelle2.E59" office:value-type="string">
            <text:p text:style-name="P9">Stafan Mehlig</text:p>
          </table:table-cell>
        </table:table-row>
        <table:table-row table:style-name="Tabelle2.1">
          <table:table-cell table:style-name="Tabelle2.A30" office:value-type="float" office:value="0">
            <text:p text:style-name="P5">1.0.26</text:p>
          </table:table-cell>
          <table:table-cell table:style-name="Tabelle2.B59" office:value-type="string">
            <text:p text:style-name="P5">03/28/2012</text:p>
          </table:table-cell>
          <table:table-cell table:style-name="Tabelle2.C59" office:value-type="string">
            <text:p text:style-name="P5"/>
          </table:table-cell>
          <table:table-cell table:style-name="Tabelle2.D59" office:value-type="string">
            <text:p text:style-name="P9">added SLA extensions</text:p>
          </table:table-cell>
          <table:table-cell table:style-name="Tabelle2.E59" office:value-type="string">
            <text:p text:style-name="P9">Rene Böhm</text:p>
          </table:table-cell>
        </table:table-row>
        <table:table-row table:style-name="Tabelle2.1">
          <table:table-cell table:style-name="Tabelle2.A31" office:value-type="float" office:value="0">
            <text:p text:style-name="P5">1.1.0</text:p>
          </table:table-cell>
          <table:table-cell table:style-name="Tabelle2.B59" office:value-type="string">
            <text:p text:style-name="P5">05/09/2012</text:p>
          </table:table-cell>
          <table:table-cell table:style-name="Tabelle2.C59" office:value-type="string">
            <text:p text:style-name="P5">All</text:p>
          </table:table-cell>
          <table:table-cell table:style-name="Tabelle2.D59" office:value-type="string">
            <text:p text:style-name="P16">first version for KIX4OTRS 4.1 Release</text:p>
          </table:table-cell>
          <table:table-cell table:style-name="Tabelle2.E59" office:value-type="string">
            <text:p text:style-name="P9">Rene Böhm</text:p>
          </table:table-cell>
        </table:table-row>
        <table:table-row table:style-name="Tabelle2.1">
          <table:table-cell table:style-name="Tabelle2.A32" office:value-type="float" office:value="0">
            <text:p text:style-name="P5">1.1.1</text:p>
          </table:table-cell>
          <table:table-cell table:style-name="Tabelle2.B59" office:value-type="string">
            <text:p text:style-name="P5">08/10/2012</text:p>
          </table:table-cell>
          <table:table-cell table:style-name="Tabelle2.C59" office:value-type="string">
            <text:p text:style-name="P5">9.2</text:p>
          </table:table-cell>
          <table:table-cell table:style-name="Tabelle2.D59" office:value-type="string">
            <text:p text:style-name="P14">added document search <text:span text:style-name="T9">optimizations</text:span></text:p>
          </table:table-cell>
          <table:table-cell table:style-name="Tabelle2.E59" office:value-type="string">
            <text:p text:style-name="P9">Rene Böhm</text:p>
          </table:table-cell>
        </table:table-row>
        <table:table-row table:style-name="Tabelle2.1">
          <table:table-cell table:style-name="Tabelle2.A33" office:value-type="float" office:value="0">
            <text:p text:style-name="P5">1.2.0</text:p>
          </table:table-cell>
          <table:table-cell table:style-name="Tabelle2.B59" office:value-type="string">
            <text:p text:style-name="P5">09/05/2012</text:p>
          </table:table-cell>
          <table:table-cell table:style-name="Tabelle2.C59" office:value-type="string">
            <text:p text:style-name="P5">All</text:p>
          </table:table-cell>
          <table:table-cell table:style-name="Tabelle2.D59" office:value-type="string">
            <text:p text:style-name="P16">first version for KIX4OTRS 4.2 Release</text:p>
          </table:table-cell>
          <table:table-cell table:style-name="Tabelle2.E59" office:value-type="string">
            <text:p text:style-name="P9">Rene Böhm</text:p>
          </table:table-cell>
        </table:table-row>
        <table:table-row table:style-name="Tabelle2.1">
          <table:table-cell table:style-name="Tabelle2.A34" office:value-type="float" office:value="0">
            <text:p text:style-name="P5">1.2.1</text:p>
          </table:table-cell>
          <table:table-cell table:style-name="Tabelle2.B59" office:value-type="string">
            <text:p text:style-name="P5">09/17/2012</text:p>
          </table:table-cell>
          <table:table-cell table:style-name="Tabelle2.C59" office:value-type="string">
            <text:p text:style-name="P5">8.3 / 8.4</text:p>
          </table:table-cell>
          <table:table-cell table:style-name="Tabelle2.D59" office:value-type="string">
            <text:p text:style-name="P9">sidebar width and sidebar module sort order</text:p>
          </table:table-cell>
          <table:table-cell table:style-name="Tabelle2.E59" office:value-type="string">
            <text:p text:style-name="P9">Dorothea Doerffel</text:p>
          </table:table-cell>
        </table:table-row>
        <table:table-row table:style-name="Tabelle2.1">
          <table:table-cell table:style-name="Tabelle2.A35" office:value-type="float" office:value="0">
            <text:p text:style-name="P5">1.2.2</text:p>
          </table:table-cell>
          <table:table-cell table:style-name="Tabelle2.B59" office:value-type="string">
            <text:p text:style-name="P5">09/17/2012</text:p>
          </table:table-cell>
          <table:table-cell table:style-name="Tabelle2.C59" office:value-type="string">
            <text:p text:style-name="P5">10.42 / 10.43</text:p>
          </table:table-cell>
          <table:table-cell table:style-name="Tabelle2.D59" office:value-type="string">
            <text:p text:style-name="P9">zip all attachments, delete selected article attachments</text:p>
          </table:table-cell>
          <table:table-cell table:style-name="Tabelle2.E59" office:value-type="string">
            <text:p text:style-name="P9">Ralf Böhm</text:p>
          </table:table-cell>
        </table:table-row>
        <table:table-row table:style-name="Tabelle2.1">
          <table:table-cell table:style-name="Tabelle2.A36" office:value-type="float" office:value="0">
            <text:p text:style-name="P5">1.2.3</text:p>
          </table:table-cell>
          <table:table-cell table:style-name="Tabelle2.B59" office:value-type="string">
            <text:p text:style-name="P5">09/26/2012</text:p>
          </table:table-cell>
          <table:table-cell table:style-name="Tabelle2.C59" office:value-type="string">
            <text:p text:style-name="P5">8.6</text:p>
          </table:table-cell>
          <table:table-cell table:style-name="Tabelle2.D59" office:value-type="string">
            <text:p text:style-name="P9">restricted dynamic fields</text:p>
          </table:table-cell>
          <table:table-cell table:style-name="Tabelle2.E59" office:value-type="string">
            <text:p text:style-name="P9">Dorothea Doerffel</text:p>
          </table:table-cell>
        </table:table-row>
        <table:table-row table:style-name="Tabelle2.1">
          <table:table-cell table:style-name="Tabelle2.A37" office:value-type="float" office:value="0">
            <text:p text:style-name="P5">1.2.4</text:p>
          </table:table-cell>
          <table:table-cell table:style-name="Tabelle2.B59" office:value-type="string">
            <text:p text:style-name="P5">10/16/2012</text:p>
          </table:table-cell>
          <table:table-cell table:style-name="Tabelle2.C59" office:value-type="string">
            <text:p text:style-name="P5">5.7</text:p>
          </table:table-cell>
          <table:table-cell table:style-name="Tabelle2.D59" office:value-type="string">
            <text:p text:style-name="P9">magnifier for customer details</text:p>
          </table:table-cell>
          <table:table-cell table:style-name="Tabelle2.E59" office:value-type="string">
            <text:p text:style-name="P9">Dorothea Doerffel</text:p>
          </table:table-cell>
        </table:table-row>
        <table:table-row table:style-name="Tabelle2.1">
          <table:table-cell table:style-name="Tabelle2.A38" office:value-type="float" office:value="0">
            <text:p text:style-name="P5">1.2.5</text:p>
          </table:table-cell>
          <table:table-cell table:style-name="Tabelle2.B59" office:value-type="string">
            <text:p text:style-name="P5">10/17/2012</text:p>
          </table:table-cell>
          <table:table-cell table:style-name="Tabelle2.C59" office:value-type="string">
            <text:p text:style-name="P5">10.37</text:p>
          </table:table-cell>
          <table:table-cell table:style-name="Tabelle2.D59" office:value-type="string">
            <text:p text:style-name="P9">integrated KIXCustomTicketListView</text:p>
          </table:table-cell>
          <table:table-cell table:style-name="Tabelle2.E59" office:value-type="string">
            <text:p text:style-name="P9">Dorothea Doerffel</text:p>
          </table:table-cell>
        </table:table-row>
        <table:table-row table:style-name="Tabelle2.1">
          <table:table-cell table:style-name="Tabelle2.A39" office:value-type="float" office:value="0">
            <text:p text:style-name="P5">1.2.6</text:p>
          </table:table-cell>
          <table:table-cell table:style-name="Tabelle2.B59" office:value-type="string">
            <text:p text:style-name="P5">11/03/2012</text:p>
          </table:table-cell>
          <table:table-cell table:style-name="Tabelle2.C59" office:value-type="string">
            <text:p text:style-name="P5">8.7</text:p>
          </table:table-cell>
          <table:table-cell table:style-name="Tabelle2.D59" office:value-type="string">
            <text:p text:style-name="P9">change field order for frontend modules</text:p>
          </table:table-cell>
          <table:table-cell table:style-name="Tabelle2.E59" office:value-type="string">
            <text:p text:style-name="P9">Dorothea Doerffel</text:p>
          </table:table-cell>
        </table:table-row>
        <table:table-row table:style-name="Tabelle2.1">
          <table:table-cell table:style-name="Tabelle2.A40" office:value-type="float" office:value="0">
            <text:p text:style-name="P5">1.2.7</text:p>
          </table:table-cell>
          <table:table-cell table:style-name="Tabelle2.B59" office:value-type="string">
            <text:p text:style-name="P5">11/05/2012</text:p>
          </table:table-cell>
          <table:table-cell table:style-name="Tabelle2.C59" office:value-type="string">
            <text:p text:style-name="P5">10.43</text:p>
          </table:table-cell>
          <table:table-cell table:style-name="Tabelle2.D59" office:value-type="string">
            <text:p text:style-name="P9">download selected article attachments from ticket</text:p>
          </table:table-cell>
          <table:table-cell table:style-name="Tabelle2.E59" office:value-type="string">
            <text:p text:style-name="P9">Ralf Böhm</text:p>
          </table:table-cell>
        </table:table-row>
        <table:table-row table:style-name="Tabelle2.1">
          <table:table-cell table:style-name="Tabelle2.A41" office:value-type="float" office:value="0">
            <text:p text:style-name="P5">1.2.8</text:p>
          </table:table-cell>
          <table:table-cell table:style-name="Tabelle2.B59" office:value-type="string">
            <text:p text:style-name="P5">11/05/2012</text:p>
          </table:table-cell>
          <table:table-cell table:style-name="Tabelle2.C59" office:value-type="string">
            <text:p text:style-name="P5">10.13 / 10.14 / 10.15 / 10.16 / 10.17</text:p>
          </table:table-cell>
          <table:table-cell table:style-name="Tabelle2.D59" office:value-type="string">
            <text:p text:style-name="P9">Ticket workflow</text:p>
          </table:table-cell>
          <table:table-cell table:style-name="Tabelle2.E59" office:value-type="string">
            <text:p text:style-name="P9">Dorothea Doerffel</text:p>
          </table:table-cell>
        </table:table-row>
        <table:table-row table:style-name="Tabelle2.1">
          <table:table-cell table:style-name="Tabelle2.A42" office:value-type="float" office:value="0">
            <text:p text:style-name="P5">1.2.9</text:p>
          </table:table-cell>
          <table:table-cell table:style-name="Tabelle2.B59" office:value-type="string">
            <text:p text:style-name="P5">11/13/2012</text:p>
          </table:table-cell>
          <table:table-cell table:style-name="Tabelle2.C59" office:value-type="string">
            <text:p text:style-name="P5">6.3</text:p>
          </table:table-cell>
          <table:table-cell table:style-name="Tabelle2.D59" office:value-type="string">
            <text:p text:style-name="P9">fulltext search modified</text:p>
          </table:table-cell>
          <table:table-cell table:style-name="Tabelle2.E59" office:value-type="string">
            <text:p text:style-name="P9">Dorothea Doerffel</text:p>
          </table:table-cell>
        </table:table-row>
        <table:table-row table:style-name="Tabelle2.1">
          <table:table-cell table:style-name="Tabelle2.A43" office:value-type="float" office:value="0">
            <text:p text:style-name="P5">1.2.10</text:p>
          </table:table-cell>
          <table:table-cell table:style-name="Tabelle2.B59" office:value-type="string">
            <text:p text:style-name="P5">11/14/2012</text:p>
          </table:table-cell>
          <table:table-cell table:style-name="Tabelle2.C59" office:value-type="string">
            <text:p text:style-name="P5">10.3 / 10.32</text:p>
          </table:table-cell>
          <table:table-cell table:style-name="Tabelle2.D59" office:value-type="string">
            <text:p text:style-name="P9">use search templates as dashlets, document link modified</text:p>
          </table:table-cell>
          <table:table-cell table:style-name="Tabelle2.E59" office:value-type="string">
            <text:p text:style-name="P9">Dorothea Doerffel</text:p>
          </table:table-cell>
        </table:table-row>
        <table:table-row table:style-name="Tabelle2.1">
          <table:table-cell table:style-name="Tabelle2.A44" office:value-type="float" office:value="0">
            <text:p text:style-name="P5">1.2.11</text:p>
          </table:table-cell>
          <table:table-cell table:style-name="Tabelle2.B59" office:value-type="string">
            <text:p text:style-name="P5">11/19/2012</text:p>
          </table:table-cell>
          <table:table-cell table:style-name="Tabelle2.C59" office:value-type="string">
            <text:p text:style-name="P5">8.7</text:p>
          </table:table-cell>
          <table:table-cell table:style-name="Tabelle2.D59" office:value-type="string">
            <text:p text:style-name="P9">customized sort order</text:p>
          </table:table-cell>
          <table:table-cell table:style-name="Tabelle2.E59" office:value-type="string">
            <text:p text:style-name="P9">Dorothea Doerffel</text:p>
          </table:table-cell>
        </table:table-row>
        <table:table-row table:style-name="Tabelle2.1">
          <table:table-cell table:style-name="Tabelle2.A45" office:value-type="float" office:value="0">
            <text:p text:style-name="P5">1.2.12</text:p>
          </table:table-cell>
          <table:table-cell table:style-name="Tabelle2.B59" office:value-type="string">
            <text:p text:style-name="P5">11/20/2012</text:p>
          </table:table-cell>
          <table:table-cell table:style-name="Tabelle2.C59" office:value-type="string">
            <text:p text:style-name="P5">7.8</text:p>
          </table:table-cell>
          <table:table-cell table:style-name="Tabelle2.D59" office:value-type="string">
            <text:p text:style-name="P14">Dynamic fields based on general catalog <text:span text:style-name="T9">classes</text:span></text:p>
          </table:table-cell>
          <table:table-cell table:style-name="Tabelle2.E59" office:value-type="string">
            <text:p text:style-name="P9">Dorothea Doerffel</text:p>
          </table:table-cell>
        </table:table-row>
        <table:table-row table:style-name="Tabelle2.1">
          <table:table-cell table:style-name="Tabelle2.A46" office:value-type="float" office:value="0">
            <text:p text:style-name="P5">1.2.13</text:p>
          </table:table-cell>
          <table:table-cell table:style-name="Tabelle2.B59" office:value-type="string">
            <text:p text:style-name="P5">11/26/2012</text:p>
          </table:table-cell>
          <table:table-cell table:style-name="Tabelle2.C59" office:value-type="string">
            <text:p text:style-name="P5">7.9</text:p>
          </table:table-cell>
          <table:table-cell table:style-name="Tabelle2.D59" office:value-type="string">
            <text:p text:style-name="P9">clone customer or agent</text:p>
          </table:table-cell>
          <table:table-cell table:style-name="Tabelle2.E59" office:value-type="string">
            <text:p text:style-name="P9">Dorothea Doerffel</text:p>
          </table:table-cell>
        </table:table-row>
        <table:table-row table:style-name="Tabelle2.1">
          <table:table-cell table:style-name="Tabelle2.A47" office:value-type="float" office:value="0">
            <text:p text:style-name="P5">1.2.14</text:p>
          </table:table-cell>
          <table:table-cell table:style-name="Tabelle2.B59" office:value-type="string">
            <text:p text:style-name="P5">12/05/2012</text:p>
          </table:table-cell>
          <table:table-cell table:style-name="Tabelle2.C59" office:value-type="string">
            <text:p text:style-name="P5">8.6</text:p>
          </table:table-cell>
          <table:table-cell table:style-name="Tabelle2.D59" office:value-type="string">
            <text:p text:style-name="P9">restricted dynamic fields modified</text:p>
          </table:table-cell>
          <table:table-cell table:style-name="Tabelle2.E59" office:value-type="string">
            <text:p text:style-name="P9">Dorothea Doerffel</text:p>
          </table:table-cell>
        </table:table-row>
        <table:table-row table:style-name="Tabelle2.1">
          <table:table-cell table:style-name="Tabelle2.A48" office:value-type="float" office:value="0">
            <text:p text:style-name="P5">1.2.15</text:p>
          </table:table-cell>
          <table:table-cell table:style-name="Tabelle2.B59" office:value-type="string">
            <text:p text:style-name="P5">01/08/2013</text:p>
          </table:table-cell>
          <table:table-cell table:style-name="Tabelle2.C59" office:value-type="string">
            <text:p text:style-name="P5">10.63</text:p>
          </table:table-cell>
          <table:table-cell table:style-name="Tabelle2.D59" office:value-type="string">
            <text:p text:style-name="P9">article flags</text:p>
          </table:table-cell>
          <table:table-cell table:style-name="Tabelle2.E59" office:value-type="string">
            <text:p text:style-name="P9">Dorothea Doerffel</text:p>
          </table:table-cell>
        </table:table-row>
        <table:table-row table:style-name="Tabelle2.1">
          <table:table-cell table:style-name="Tabelle2.A49" office:value-type="float" office:value="0">
            <text:p text:style-name="P5">1.2.16</text:p>
          </table:table-cell>
          <table:table-cell table:style-name="Tabelle2.B59" office:value-type="string">
            <text:p text:style-name="P5">01/09/2013</text:p>
          </table:table-cell>
          <table:table-cell table:style-name="Tabelle2.C59" office:value-type="string">
            <text:p text:style-name="P5">10.17</text:p>
          </table:table-cell>
          <table:table-cell table:style-name="Tabelle2.D59" office:value-type="string">
            <text:p text:style-name="P9">added ticket state update</text:p>
          </table:table-cell>
          <table:table-cell table:style-name="Tabelle2.E59" office:value-type="string">
            <text:p text:style-name="P9">Dorothea Doerffel</text:p>
          </table:table-cell>
        </table:table-row>
        <table:table-row table:style-name="Tabelle2.1">
          <table:table-cell table:style-name="Tabelle2.A50" office:value-type="float" office:value="0">
            <text:p text:style-name="P5">1.2.17</text:p>
          </table:table-cell>
          <table:table-cell table:style-name="Tabelle2.B59" office:value-type="string">
            <text:p text:style-name="P5">01/10/2013</text:p>
          </table:table-cell>
          <table:table-cell table:style-name="Tabelle2.C59" office:value-type="string">
            <text:p text:style-name="P5">10.16</text:p>
          </table:table-cell>
          <table:table-cell table:style-name="Tabelle2.D59" office:value-type="string">
            <text:p text:style-name="P9">ExtendedFollowUp</text:p>
          </table:table-cell>
          <table:table-cell table:style-name="Tabelle2.E59" office:value-type="string">
            <text:p text:style-name="P16">Dorothea Doerffel</text:p>
          </table:table-cell>
        </table:table-row>
        <table:table-row table:style-name="Tabelle2.1">
          <table:table-cell table:style-name="Tabelle2.A51" office:value-type="float" office:value="0">
            <text:p text:style-name="P5">1.2.18</text:p>
          </table:table-cell>
          <table:table-cell table:style-name="Tabelle2.B59" office:value-type="string">
            <text:p text:style-name="P5">01/15/2013</text:p>
          </table:table-cell>
          <table:table-cell table:style-name="Tabelle2.C59" office:value-type="string">
            <text:p text:style-name="P5">10.5</text:p>
          </table:table-cell>
          <table:table-cell table:style-name="Tabelle2.D59" office:value-type="string">
            <text:p text:style-name="P9">Depending dynamic fields updated</text:p>
          </table:table-cell>
          <table:table-cell table:style-name="Tabelle2.E59" office:value-type="string">
            <text:p text:style-name="P16">Dorothea Doerffel</text:p>
          </table:table-cell>
        </table:table-row>
        <table:table-row table:style-name="Tabelle2.1">
          <table:table-cell table:style-name="Tabelle2.A52" office:value-type="float" office:value="0">
            <text:p text:style-name="P5">1.2.19</text:p>
          </table:table-cell>
          <table:table-cell table:style-name="Tabelle2.B59" office:value-type="string">
            <text:p text:style-name="P5">01/31/2013</text:p>
          </table:table-cell>
          <table:table-cell table:style-name="Tabelle2.C59" office:value-type="string">
            <text:p text:style-name="P5">8.5</text:p>
          </table:table-cell>
          <table:table-cell table:style-name="Tabelle2.D59" office:value-type="string">
            <text:p text:style-name="P9">customized popup size</text:p>
          </table:table-cell>
          <table:table-cell table:style-name="Tabelle2.E59" office:value-type="string">
            <text:p text:style-name="P16">Dorothea Doerffel</text:p>
          </table:table-cell>
        </table:table-row>
        <text:soft-page-break/>
        <table:table-row table:style-name="Tabelle2.1">
          <table:table-cell table:style-name="Tabelle2.A53" office:value-type="float" office:value="0">
            <text:p text:style-name="P5">1.2.20</text:p>
          </table:table-cell>
          <table:table-cell table:style-name="Tabelle2.B59" office:value-type="string">
            <text:p text:style-name="P5">02/04/2013</text:p>
          </table:table-cell>
          <table:table-cell table:style-name="Tabelle2.C59" office:value-type="string">
            <text:p text:style-name="P5">13.9 / 8.8</text:p>
          </table:table-cell>
          <table:table-cell table:style-name="Tabelle2.D59" office:value-type="string">
            <text:p text:style-name="P9">new default skin, <text:span text:style-name="T39">Compare CI-Versions changed</text:span></text:p>
          </table:table-cell>
          <table:table-cell table:style-name="Tabelle2.E59" office:value-type="string">
            <text:p text:style-name="P16">Dorothea Doerffel</text:p>
          </table:table-cell>
        </table:table-row>
        <table:table-row table:style-name="Tabelle2.1">
          <table:table-cell table:style-name="Tabelle2.A54" office:value-type="float" office:value="0">
            <text:p text:style-name="P5">1.2.21</text:p>
          </table:table-cell>
          <table:table-cell table:style-name="Tabelle2.B59" office:value-type="string">
            <text:p text:style-name="P5">02/14/2013</text:p>
          </table:table-cell>
          <table:table-cell table:style-name="Tabelle2.C59" office:value-type="string">
            <text:p text:style-name="P5">6.9</text:p>
          </table:table-cell>
          <table:table-cell table:style-name="Tabelle2.D59" office:value-type="string">
            <text:p text:style-name="P9">synchronisation of agent data</text:p>
          </table:table-cell>
          <table:table-cell table:style-name="Tabelle2.E59" office:value-type="string">
            <text:p text:style-name="P16">Dorothea Doerffel</text:p>
          </table:table-cell>
        </table:table-row>
        <table:table-row table:style-name="Tabelle2.1">
          <table:table-cell table:style-name="Tabelle2.A55" office:value-type="float" office:value="0">
            <text:p text:style-name="P5">1.2.22</text:p>
          </table:table-cell>
          <table:table-cell table:style-name="Tabelle2.B59" office:value-type="string">
            <text:p text:style-name="P5">02/19/2013</text:p>
          </table:table-cell>
          <table:table-cell table:style-name="Tabelle2.C59" office:value-type="string">
            <text:p text:style-name="P5">10.63 / 8.9</text:p>
          </table:table-cell>
          <table:table-cell table:style-name="Tabelle2.D59" office:value-type="string">
            <text:p text:style-name="P9">article flag handling changed, Action parameter for Core.AJAX.FormUpdate, flexible KIXSidebar module registration</text:p>
          </table:table-cell>
          <table:table-cell table:style-name="Tabelle2.E59" office:value-type="string">
            <text:p text:style-name="P5">Rene Böhm</text:p>
          </table:table-cell>
        </table:table-row>
        <table:table-row table:style-name="Tabelle2.1">
          <table:table-cell table:style-name="Tabelle2.A56" office:value-type="float" office:value="0">
            <text:p text:style-name="P5">1.2.23</text:p>
          </table:table-cell>
          <table:table-cell table:style-name="Tabelle2.B59" office:value-type="string">
            <text:p text:style-name="P5">02/20/2013</text:p>
          </table:table-cell>
          <table:table-cell table:style-name="Tabelle2.C59" office:value-type="string">
            <text:p text:style-name="P5">8.8</text:p>
          </table:table-cell>
          <table:table-cell table:style-name="Tabelle2.D59" office:value-type="string">
            <text:p text:style-name="P9">layout changed</text:p>
          </table:table-cell>
          <table:table-cell table:style-name="Tabelle2.E59" office:value-type="string">
            <text:p text:style-name="P16">Dorothea Doerffel</text:p>
          </table:table-cell>
        </table:table-row>
        <table:table-row table:style-name="Tabelle2.1">
          <table:table-cell table:style-name="Tabelle2.A57" office:value-type="float" office:value="0">
            <text:p text:style-name="P5">1.2.24</text:p>
          </table:table-cell>
          <table:table-cell table:style-name="Tabelle2.B57" office:value-type="string">
            <text:p text:style-name="P5">03/04/2013</text:p>
          </table:table-cell>
          <table:table-cell table:style-name="Tabelle2.C57" office:value-type="string">
            <text:p text:style-name="P5">8.9</text:p>
          </table:table-cell>
          <table:table-cell table:style-name="Tabelle2.D57" office:value-type="string">
            <text:p text:style-name="P9">generic sidebar registration</text:p>
          </table:table-cell>
          <table:table-cell table:style-name="Tabelle2.E57" office:value-type="string">
            <text:p text:style-name="P16">Dorothea Doerffel</text:p>
          </table:table-cell>
        </table:table-row>
        <table:table-row table:style-name="Tabelle2.1">
          <table:table-cell table:style-name="Tabelle2.A58" office:value-type="float" office:value="0">
            <text:p text:style-name="P5">1.2.25</text:p>
          </table:table-cell>
          <table:table-cell table:style-name="Tabelle2.B58" office:value-type="string">
            <text:p text:style-name="P5">03/07/2013</text:p>
          </table:table-cell>
          <table:table-cell table:style-name="Tabelle2.C58" office:value-type="string">
            <text:p text:style-name="P5">10.44</text:p>
          </table:table-cell>
          <table:table-cell table:style-name="Tabelle2.D58" office:value-type="string">
            <text:p text:style-name="P9">quick link</text:p>
          </table:table-cell>
          <table:table-cell table:style-name="Tabelle2.E58" office:value-type="string">
            <text:p text:style-name="P16">Dorothea Doerffel</text:p>
          </table:table-cell>
        </table:table-row>
        <table:table-row table:style-name="Tabelle2.1">
          <table:table-cell table:style-name="Tabelle2.A59" office:value-type="float" office:value="0">
            <text:p text:style-name="P5">1.2.26</text:p>
          </table:table-cell>
          <table:table-cell table:style-name="Tabelle2.B59" office:value-type="string">
            <text:p text:style-name="P5">03/19/2013</text:p>
          </table:table-cell>
          <table:table-cell table:style-name="Tabelle2.C59" office:value-type="string">
            <text:p text:style-name="P5">10.23 / 10.44</text:p>
          </table:table-cell>
          <table:table-cell table:style-name="Tabelle2.D59" office:value-type="string">
            <text:p text:style-name="P9">caching for TextModules, asynchronous loading of TextModules, quick link modified</text:p>
          </table:table-cell>
          <table:table-cell table:style-name="Tabelle2.E59" office:value-type="string">
            <text:p text:style-name="P16">Rene Böhm</text:p>
          </table:table-cell>
        </table:table-row>
        <table:table-row table:style-name="Tabelle2.1">
          <table:table-cell table:style-name="Tabelle2.A60" office:value-type="float" office:value="0">
            <text:p text:style-name="P5">1.2.27</text:p>
          </table:table-cell>
          <table:table-cell table:style-name="Tabelle2.B60" office:value-type="string">
            <text:p text:style-name="P5">03/21/2013</text:p>
          </table:table-cell>
          <table:table-cell table:style-name="Tabelle2.C60" office:value-type="string">
            <text:p text:style-name="P5">10.58 / 10.57</text:p>
          </table:table-cell>
          <table:table-cell table:style-name="Tabelle2.D60" office:value-type="string">
            <text:p text:style-name="P9">bulk action modified, autocomplete search in ticket merge</text:p>
          </table:table-cell>
          <table:table-cell table:style-name="Tabelle2.E60" office:value-type="string">
            <text:p text:style-name="P16">Dorothea Doerffel</text:p>
          </table:table-cell>
        </table:table-row>
        <table:table-row table:style-name="Tabelle2.1">
          <table:table-cell table:style-name="Tabelle2.A61" office:value-type="float" office:value="0">
            <text:p text:style-name="P5">1.2.28</text:p>
          </table:table-cell>
          <table:table-cell table:style-name="Tabelle2.B72" office:value-type="string">
            <text:p text:style-name="P5">03/22/2013</text:p>
          </table:table-cell>
          <table:table-cell table:style-name="Tabelle2.C72" office:value-type="string">
            <text:p text:style-name="P5">10.30</text:p>
          </table:table-cell>
          <table:table-cell table:style-name="Tabelle2.D72" office:value-type="string">
            <text:p text:style-name="P9">added KIXSidebar “ReuseArticleAttachments”</text:p>
          </table:table-cell>
          <table:table-cell table:style-name="Tabelle2.E72" office:value-type="string">
            <text:p text:style-name="P9">Rene Böhm</text:p>
          </table:table-cell>
        </table:table-row>
        <table:table-row table:style-name="Tabelle2.1">
          <table:table-cell table:style-name="Tabelle2.A62" office:value-type="float" office:value="0">
            <text:p text:style-name="P5">1.3.0</text:p>
          </table:table-cell>
          <table:table-cell table:style-name="Tabelle2.B72" office:value-type="string">
            <text:p text:style-name="P5">03/27/2012</text:p>
          </table:table-cell>
          <table:table-cell table:style-name="Tabelle2.C72" office:value-type="string">
            <text:p text:style-name="P5">All</text:p>
          </table:table-cell>
          <table:table-cell table:style-name="Tabelle2.D72" office:value-type="string">
            <text:p text:style-name="P9">first version for KIX4OTRS 4.3 Release</text:p>
          </table:table-cell>
          <table:table-cell table:style-name="Tabelle2.E72" office:value-type="string">
            <text:p text:style-name="P9">Rene Böhm</text:p>
          </table:table-cell>
        </table:table-row>
        <table:table-row table:style-name="Tabelle2.1">
          <table:table-cell table:style-name="Tabelle2.A63" office:value-type="float" office:value="0">
            <text:p text:style-name="P5">1.3.1</text:p>
          </table:table-cell>
          <table:table-cell table:style-name="Tabelle2.B72" office:value-type="string">
            <text:p text:style-name="P5">04/04/2013</text:p>
          </table:table-cell>
          <table:table-cell table:style-name="Tabelle2.C72" office:value-type="string">
            <text:p text:style-name="P5">10.69</text:p>
          </table:table-cell>
          <table:table-cell table:style-name="Tabelle2.D72" office:value-type="string">
            <text:p text:style-name="P9">added ACL to show and hide process information tab</text:p>
          </table:table-cell>
          <table:table-cell table:style-name="Tabelle2.E72" office:value-type="string">
            <text:p text:style-name="P16">Dorothea Doerffel</text:p>
          </table:table-cell>
        </table:table-row>
        <table:table-row table:style-name="Tabelle2.1">
          <table:table-cell table:style-name="Tabelle2.A64" office:value-type="float" office:value="0">
            <text:p text:style-name="P5">1.4.0</text:p>
          </table:table-cell>
          <table:table-cell table:style-name="Tabelle2.B72" office:value-type="string">
            <text:p text:style-name="P5">06/13/2012</text:p>
          </table:table-cell>
          <table:table-cell table:style-name="Tabelle2.C72" office:value-type="string">
            <text:p text:style-name="P5">All</text:p>
          </table:table-cell>
          <table:table-cell table:style-name="Tabelle2.D72" office:value-type="string">
            <text:p text:style-name="P9">first version for KIX4OTRS 5.0 Release</text:p>
          </table:table-cell>
          <table:table-cell table:style-name="Tabelle2.E72" office:value-type="string">
            <text:p text:style-name="P9">Rene Böhm</text:p>
          </table:table-cell>
        </table:table-row>
        <table:table-row table:style-name="Tabelle2.1">
          <table:table-cell table:style-name="Tabelle2.A65" office:value-type="float" office:value="0">
            <text:p text:style-name="P5">1.4.1</text:p>
          </table:table-cell>
          <table:table-cell table:style-name="Tabelle2.B72" office:value-type="string">
            <text:p text:style-name="P5">06/18/2013</text:p>
          </table:table-cell>
          <table:table-cell table:style-name="Tabelle2.C72" office:value-type="string">
            <text:p text:style-name="P5">10.67</text:p>
          </table:table-cell>
          <table:table-cell table:style-name="Tabelle2.D72" office:value-type="string">
            <text:p text:style-name="P9">customer information, save form content as draft</text:p>
          </table:table-cell>
          <table:table-cell table:style-name="Tabelle2.E72" office:value-type="string">
            <text:p text:style-name="P16">Dorothea Doerffel</text:p>
          </table:table-cell>
        </table:table-row>
        <table:table-row table:style-name="Tabelle2.1">
          <table:table-cell table:style-name="Tabelle2.A66" office:value-type="float" office:value="0">
            <text:p text:style-name="P5">1.4.2</text:p>
          </table:table-cell>
          <table:table-cell table:style-name="Tabelle2.B72" office:value-type="string">
            <text:p text:style-name="P5">06/20/2013</text:p>
          </table:table-cell>
          <table:table-cell table:style-name="Tabelle2.C72" office:value-type="string">
            <text:p text:style-name="P5">9.3</text:p>
          </table:table-cell>
          <table:table-cell table:style-name="Tabelle2.D72" office:value-type="string">
            <text:p text:style-name="P9">blacklist for AutoCreateLinkedPerson</text:p>
          </table:table-cell>
          <table:table-cell table:style-name="Tabelle2.E72" office:value-type="string">
            <text:p text:style-name="P16">Dorothea Doerffel</text:p>
          </table:table-cell>
        </table:table-row>
        <table:table-row table:style-name="Tabelle2.1">
          <table:table-cell table:style-name="Tabelle2.A67" office:value-type="float" office:value="0">
            <text:p text:style-name="P5">1.4.3</text:p>
          </table:table-cell>
          <table:table-cell table:style-name="Tabelle2.B72" office:value-type="string">
            <text:p text:style-name="P5">07/01/2013</text:p>
          </table:table-cell>
          <table:table-cell table:style-name="Tabelle2.C72" office:value-type="string">
            <text:p text:style-name="P5">8.10 / 7.10</text:p>
          </table:table-cell>
          <table:table-cell table:style-name="Tabelle2.D72" office:value-type="string">
            <text:p text:style-name="P9">state highlighting for linked tickets, dynamic field type CustomerUser</text:p>
          </table:table-cell>
          <table:table-cell table:style-name="Tabelle2.E72" office:value-type="string">
            <text:p text:style-name="P16">Dorothea Doerffel</text:p>
          </table:table-cell>
        </table:table-row>
        <table:table-row table:style-name="Tabelle2.1">
          <table:table-cell table:style-name="Tabelle2.A68" office:value-type="float" office:value="0">
            <text:p text:style-name="P5">1.4.4</text:p>
          </table:table-cell>
          <table:table-cell table:style-name="Tabelle2.B72" office:value-type="string">
            <text:p text:style-name="P5">07/02/2013</text:p>
          </table:table-cell>
          <table:table-cell table:style-name="Tabelle2.C72" office:value-type="string">
            <text:p text:style-name="P5">10.20</text:p>
          </table:table-cell>
          <table:table-cell table:style-name="Tabelle2.D72" office:value-type="string">
            <text:p text:style-name="P9">CustomerTicketMessageQuick removed</text:p>
          </table:table-cell>
          <table:table-cell table:style-name="Tabelle2.E72" office:value-type="string">
            <text:p text:style-name="P16">Dorothea Doerffel</text:p>
          </table:table-cell>
        </table:table-row>
        <table:table-row table:style-name="Tabelle2.1">
          <table:table-cell table:style-name="Tabelle2.A69" office:value-type="float" office:value="0">
            <text:p text:style-name="P5">1.4.5</text:p>
          </table:table-cell>
          <table:table-cell table:style-name="Tabelle2.B72" office:value-type="string">
            <text:p text:style-name="P5">07/03/2013</text:p>
          </table:table-cell>
          <table:table-cell table:style-name="Tabelle2.C72" office:value-type="string">
            <text:p text:style-name="P5">5.8 / 7.11 / 10.29</text:p>
          </table:table-cell>
          <table:table-cell table:style-name="Tabelle2.D72" office:value-type="string">
            <text:p text:style-name="P9">using ticket templates in postmaster filter, LinkedCIs depending on deployment and incident state</text:p>
          </table:table-cell>
          <table:table-cell table:style-name="Tabelle2.E72" office:value-type="string">
            <text:p text:style-name="P16">Dorothea Doerffel</text:p>
          </table:table-cell>
        </table:table-row>
        <table:table-row table:style-name="Tabelle2.1">
          <table:table-cell table:style-name="Tabelle2.A70" office:value-type="float" office:value="0">
            <text:p text:style-name="P5">1.4.6</text:p>
          </table:table-cell>
          <table:table-cell table:style-name="Tabelle2.B72" office:value-type="string">
            <text:p text:style-name="P5">07/16/2013</text:p>
          </table:table-cell>
          <table:table-cell table:style-name="Tabelle2.C72" office:value-type="string">
            <text:p text:style-name="P5">8.11</text:p>
          </table:table-cell>
          <table:table-cell table:style-name="Tabelle2.D72" office:value-type="string">
            <text:p text:style-name="P13">dashboard ticket highlightning</text:p>
          </table:table-cell>
          <table:table-cell table:style-name="Tabelle2.E72" office:value-type="string">
            <text:p text:style-name="P16">Dorothea Doerffel</text:p>
          </table:table-cell>
        </table:table-row>
        <table:table-row table:style-name="Tabelle2.1">
          <table:table-cell table:style-name="Tabelle2.A71" office:value-type="float" office:value="0">
            <text:p text:style-name="P5">1.4.7</text:p>
          </table:table-cell>
          <table:table-cell table:style-name="Tabelle2.B72" office:value-type="string">
            <text:p text:style-name="P5">07/18/2013</text:p>
          </table:table-cell>
          <table:table-cell table:style-name="Tabelle2.C72" office:value-type="string">
            <text:p text:style-name="P5">13.10 / 13.11</text:p>
          </table:table-cell>
          <table:table-cell table:style-name="Tabelle2.D72" office:value-type="string">
            <text:p text:style-name="P9">ConfigItem overview modified</text:p>
          </table:table-cell>
          <table:table-cell table:style-name="Tabelle2.E72" office:value-type="string">
            <text:p text:style-name="P16">Dorothea Doerffel</text:p>
          </table:table-cell>
        </table:table-row>
        <table:table-row table:style-name="Tabelle2.1">
          <table:table-cell table:style-name="Tabelle2.A72" office:value-type="float" office:value="0">
            <text:p text:style-name="P5">1.4.8</text:p>
          </table:table-cell>
          <table:table-cell table:style-name="Tabelle2.B72" office:value-type="string">
            <text:p text:style-name="P5">07/22/2013</text:p>
          </table:table-cell>
          <table:table-cell table:style-name="Tabelle2.C72" office:value-type="string">
            <text:p text:style-name="P5">6.1</text:p>
          </table:table-cell>
          <table:table-cell table:style-name="Tabelle2.D72" office:value-type="string">
            <text:p text:style-name="P9">Search templated modified</text:p>
          </table:table-cell>
          <table:table-cell table:style-name="Tabelle2.E72" office:value-type="string">
            <text:p text:style-name="P16">Dorothea Doerffel</text:p>
          </table:table-cell>
        </table:table-row>
        <table:table-row table:style-name="Tabelle2.1">
          <table:table-cell table:style-name="Tabelle2.A73" office:value-type="float" office:value="0">
            <text:p text:style-name="P5">1.4.9</text:p>
          </table:table-cell>
          <table:table-cell table:style-name="Tabelle2.B73" office:value-type="string">
            <text:p text:style-name="P5">07/24/2013</text:p>
          </table:table-cell>
          <table:table-cell table:style-name="Tabelle2.C73" office:value-type="string">
            <text:p text:style-name="P5">10.6</text:p>
          </table:table-cell>
          <table:table-cell table:style-name="Tabelle2.D73" office:value-type="string">
            <text:p text:style-name="P14"><text:span text:style-name="T12">ExcludedTicketData</text:span> modified</text:p>
          </table:table-cell>
          <table:table-cell table:style-name="Tabelle2.E73" office:value-type="string">
            <text:p text:style-name="P16">Dorothea Doerffel</text:p>
          </table:table-cell>
        </table:table-row>
        <table:table-row table:style-name="Tabelle2.1">
          <table:table-cell table:style-name="Tabelle2.A74" office:value-type="float" office:value="0">
            <text:p text:style-name="P5">1.4.10</text:p>
          </table:table-cell>
          <table:table-cell table:style-name="Tabelle2.B78" office:value-type="string">
            <text:p text:style-name="P5">07/31/2013</text:p>
          </table:table-cell>
          <table:table-cell table:style-name="Tabelle2.C78" office:value-type="string">
            <text:p text:style-name="P5">10.70</text:p>
          </table:table-cell>
          <table:table-cell table:style-name="Tabelle2.D78" office:value-type="string">
            <text:p text:style-name="P13">define either to use realname or realname and email address in article tab</text:p>
          </table:table-cell>
          <table:table-cell table:style-name="Tabelle2.E78" office:value-type="string">
            <text:p text:style-name="P16">Dorothea Doerffel</text:p>
          </table:table-cell>
        </table:table-row>
        <table:table-row table:style-name="Tabelle2.1">
          <table:table-cell table:style-name="Tabelle2.A75" office:value-type="float" office:value="0">
            <text:p text:style-name="P5">1.4.11</text:p>
          </table:table-cell>
          <table:table-cell table:style-name="Tabelle2.B78" office:value-type="string">
            <text:p text:style-name="P5">08/05/2013</text:p>
          </table:table-cell>
          <table:table-cell table:style-name="Tabelle2.C78" office:value-type="string">
            <text:p text:style-name="P5">13.12</text:p>
          </table:table-cell>
          <table:table-cell table:style-name="Tabelle2.D78" office:value-type="string">
            <text:p text:style-name="P13">quick link in config item zoom</text:p>
          </table:table-cell>
          <table:table-cell table:style-name="Tabelle2.E78" office:value-type="string">
            <text:p text:style-name="P16">Dorothea Doerffel</text:p>
          </table:table-cell>
        </table:table-row>
        <table:table-row table:style-name="Tabelle2.1">
          <table:table-cell table:style-name="Tabelle2.A76" office:value-type="float" office:value="0">
            <text:p text:style-name="P5">1.4.12</text:p>
          </table:table-cell>
          <table:table-cell table:style-name="Tabelle2.B78" office:value-type="string">
            <text:p text:style-name="P5">08/05/2013</text:p>
          </table:table-cell>
          <table:table-cell table:style-name="Tabelle2.C78" office:value-type="string">
            <text:p text:style-name="P5">13.13</text:p>
          </table:table-cell>
          <table:table-cell table:style-name="Tabelle2.D78" office:value-type="string">
            <text:p text:style-name="P13">custom view for config item overview</text:p>
          </table:table-cell>
          <table:table-cell table:style-name="Tabelle2.E78" office:value-type="string">
            <text:p text:style-name="P16">Dorothea Doerffel</text:p>
          </table:table-cell>
        </table:table-row>
        <table:table-row table:style-name="Tabelle2.1">
          <table:table-cell table:style-name="Tabelle2.A77" office:value-type="float" office:value="0">
            <text:p text:style-name="P5">1.4.13</text:p>
          </table:table-cell>
          <table:table-cell table:style-name="Tabelle2.B78" office:value-type="string">
            <text:p text:style-name="P5">08/05/2013</text:p>
          </table:table-cell>
          <table:table-cell table:style-name="Tabelle2.C78" office:value-type="string">
            <text:p text:style-name="P5">10.37</text:p>
          </table:table-cell>
          <table:table-cell table:style-name="Tabelle2.D78" office:value-type="string">
            <text:p text:style-name="P13">column settings changed for ticket custom list view</text:p>
          </table:table-cell>
          <table:table-cell table:style-name="Tabelle2.E78" office:value-type="string">
            <text:p text:style-name="P16">Dorothea Doerffel</text:p>
          </table:table-cell>
        </table:table-row>
        <table:table-row table:style-name="Tabelle2.1">
          <table:table-cell table:style-name="Tabelle2.A78" office:value-type="float" office:value="0">
            <text:p text:style-name="P5">1.4.14</text:p>
          </table:table-cell>
          <table:table-cell table:style-name="Tabelle2.B78" office:value-type="string">
            <text:p text:style-name="P5">08/07/2013</text:p>
          </table:table-cell>
          <table:table-cell table:style-name="Tabelle2.C78" office:value-type="string">
            <text:p text:style-name="P5">13.4</text:p>
          </table:table-cell>
          <table:table-cell table:style-name="Tabelle2.D78" office:value-type="string">
            <text:p text:style-name="P14">changed CI-link-graph-visualization, now with <text:span text:style-name="T12">jsPlumb</text:span> (prototype)</text:p>
          </table:table-cell>
          <table:table-cell table:style-name="Tabelle2.E78" office:value-type="string">
            <text:p text:style-name="P16">Ricky Kaiser</text:p>
          </table:table-cell>
        </table:table-row>
        <table:table-row table:style-name="Tabelle2.1">
          <table:table-cell table:style-name="Tabelle2.A79" office:value-type="float" office:value="0">
            <text:p text:style-name="P5">1.4.15</text:p>
          </table:table-cell>
          <table:table-cell table:style-name="Tabelle2.B84" office:value-type="string">
            <text:p text:style-name="P5">08/07/2013</text:p>
          </table:table-cell>
          <table:table-cell table:style-name="Tabelle2.C84" office:value-type="string">
            <text:p text:style-name="P5">All</text:p>
          </table:table-cell>
          <table:table-cell table:style-name="Tabelle2.D84" office:value-type="string">
            <text:p text:style-name="P13">Old stuff removed</text:p>
          </table:table-cell>
          <table:table-cell table:style-name="Tabelle2.E84" office:value-type="string">
            <text:p text:style-name="P16">Dorothea Doerffel</text:p>
          </table:table-cell>
        </table:table-row>
        <table:table-row table:style-name="Tabelle2.1">
          <table:table-cell table:style-name="Tabelle2.A80" office:value-type="float" office:value="0">
            <text:p text:style-name="P5">1.4.16</text:p>
          </table:table-cell>
          <table:table-cell table:style-name="Tabelle2.B84" office:value-type="string">
            <text:p text:style-name="P5">08/07/2013</text:p>
          </table:table-cell>
          <table:table-cell table:style-name="Tabelle2.C84" office:value-type="string">
            <text:p text:style-name="P5">14.5</text:p>
          </table:table-cell>
          <table:table-cell table:style-name="Tabelle2.D84" office:value-type="string">
            <text:p text:style-name="P13">quick link in change and workorder zoom added</text:p>
          </table:table-cell>
          <table:table-cell table:style-name="Tabelle2.E84" office:value-type="string">
            <text:p text:style-name="P16">Dorothea Doerffel</text:p>
            <text:p text:style-name="P17"/>
          </table:table-cell>
        </table:table-row>
        <text:soft-page-break/>
        <table:table-row table:style-name="Tabelle2.1">
          <table:table-cell table:style-name="Tabelle2.A81" office:value-type="float" office:value="0">
            <text:p text:style-name="P5">1.4.17</text:p>
          </table:table-cell>
          <table:table-cell table:style-name="Tabelle2.B84" office:value-type="string">
            <text:p text:style-name="P5">08/13/2013</text:p>
          </table:table-cell>
          <table:table-cell table:style-name="Tabelle2.C84" office:value-type="string">
            <text:p text:style-name="P5">7.12</text:p>
          </table:table-cell>
          <table:table-cell table:style-name="Tabelle2.D84" office:value-type="string">
            <text:p text:style-name="P13">assign dynamic fields easily to frontend modules</text:p>
          </table:table-cell>
          <table:table-cell table:style-name="Tabelle2.E84" office:value-type="string">
            <text:p text:style-name="P16">Dorothea Doerffel</text:p>
          </table:table-cell>
        </table:table-row>
        <table:table-row table:style-name="Tabelle2.1">
          <table:table-cell table:style-name="Tabelle2.A82" office:value-type="float" office:value="0">
            <text:p text:style-name="P5">1.4.18</text:p>
          </table:table-cell>
          <table:table-cell table:style-name="Tabelle2.B84" office:value-type="string">
            <text:p text:style-name="P5">08/14/2013</text:p>
          </table:table-cell>
          <table:table-cell table:style-name="Tabelle2.C84" office:value-type="string">
            <text:p text:style-name="P5">13.16</text:p>
          </table:table-cell>
          <table:table-cell table:style-name="Tabelle2.D84" office:value-type="string">
            <text:p text:style-name="P13">CSV import with default values</text:p>
          </table:table-cell>
          <table:table-cell table:style-name="Tabelle2.E84" office:value-type="string">
            <text:p text:style-name="P16">Dorothea Doerffel</text:p>
          </table:table-cell>
        </table:table-row>
        <table:table-row table:style-name="Tabelle2.1">
          <table:table-cell table:style-name="Tabelle2.A83" office:value-type="float" office:value="0">
            <text:p text:style-name="P5">1.4.19</text:p>
          </table:table-cell>
          <table:table-cell table:style-name="Tabelle2.B84" office:value-type="string">
            <text:p text:style-name="P5">08/19/2013</text:p>
          </table:table-cell>
          <table:table-cell table:style-name="Tabelle2.C84" office:value-type="string">
            <text:p text:style-name="P5">13.14 / 13.15</text:p>
          </table:table-cell>
          <table:table-cell table:style-name="Tabelle2.D84" office:value-type="string">
            <text:p text:style-name="P13">create ticket out of CI overview / image tab for config item zoom</text:p>
          </table:table-cell>
          <table:table-cell table:style-name="Tabelle2.E84" office:value-type="string">
            <text:p text:style-name="P16">Dorothea Doerffel</text:p>
          </table:table-cell>
        </table:table-row>
        <table:table-row table:style-name="Tabelle2.1">
          <table:table-cell table:style-name="Tabelle2.A84" office:value-type="float" office:value="0">
            <text:p text:style-name="P5">1.4.20</text:p>
          </table:table-cell>
          <table:table-cell table:style-name="Tabelle2.B84" office:value-type="string">
            <text:p text:style-name="P5">08/22/2013</text:p>
          </table:table-cell>
          <table:table-cell table:style-name="Tabelle2.C84" office:value-type="string">
            <text:p text:style-name="P5">9.4</text:p>
          </table:table-cell>
          <table:table-cell table:style-name="Tabelle2.D84" office:value-type="string">
            <text:p text:style-name="P13">configurable inform type for linked persons</text:p>
          </table:table-cell>
          <table:table-cell table:style-name="Tabelle2.E84" office:value-type="string">
            <text:p text:style-name="P16">Dorothea Doerffel</text:p>
          </table:table-cell>
        </table:table-row>
        <table:table-row table:style-name="Tabelle2.1">
          <table:table-cell table:style-name="Tabelle2.A85" office:value-type="float" office:value="0">
            <text:p text:style-name="P5">1.4.21</text:p>
          </table:table-cell>
          <table:table-cell table:style-name="Tabelle2.B86" office:value-type="string">
            <text:p text:style-name="P5">08/27/2013</text:p>
          </table:table-cell>
          <table:table-cell table:style-name="Tabelle2.C86" office:value-type="string">
            <text:p text:style-name="P5">10.23</text:p>
          </table:table-cell>
          <table:table-cell table:style-name="Tabelle2.D86" office:value-type="string">
            <text:p text:style-name="P13">hierarchical text modules</text:p>
          </table:table-cell>
          <table:table-cell table:style-name="Tabelle2.E86" office:value-type="string">
            <text:p text:style-name="P16">Dorothea Doerffel</text:p>
          </table:table-cell>
        </table:table-row>
        <table:table-row table:style-name="Tabelle2.1">
          <table:table-cell table:style-name="Tabelle2.A86" office:value-type="float" office:value="0">
            <text:p text:style-name="P5">1.4.22</text:p>
          </table:table-cell>
          <table:table-cell table:style-name="Tabelle2.B86" office:value-type="string">
            <text:p text:style-name="P5">08/29/2013</text:p>
          </table:table-cell>
          <table:table-cell table:style-name="Tabelle2.C86" office:value-type="string">
            <text:p text:style-name="P5">5.9 / 10.39 / 8.12 / 5.7</text:p>
          </table:table-cell>
          <table:table-cell table:style-name="Tabelle2.D86" office:value-type="string">
            <text:p text:style-name="P13">config option Phone-/Email-TicketDisabled / article tree focus / added <text:bookmark-ref text:reference-format="chapter" text:ref-name="__RefNumPara__12080_1707162749">8.12</text:bookmark-ref>; added <text:bookmark-ref text:reference-format="chapter" text:ref-name="__RefNumPara__12014_1006735684">5.7</text:bookmark-ref></text:p>
          </table:table-cell>
          <table:table-cell table:style-name="Tabelle2.E86" office:value-type="string">
            <text:p text:style-name="P16">Torsten Thau</text:p>
          </table:table-cell>
        </table:table-row>
        <table:table-row table:style-name="Tabelle2.1">
          <table:table-cell table:style-name="Tabelle2.A87" office:value-type="float" office:value="0">
            <text:p text:style-name="P5">1.4.23</text:p>
          </table:table-cell>
          <table:table-cell table:style-name="Tabelle2.B88" office:value-type="string">
            <text:p text:style-name="P5">09/11/2013</text:p>
          </table:table-cell>
          <table:table-cell table:style-name="Tabelle2.C88" office:value-type="string">
            <text:p text:style-name="P5">13.4</text:p>
          </table:table-cell>
          <table:table-cell table:style-name="Tabelle2.D88" office:value-type="string">
            <text:p text:style-name="P13">Added some new facts (bugfixes)</text:p>
          </table:table-cell>
          <table:table-cell table:style-name="Tabelle2.E88" office:value-type="string">
            <text:p text:style-name="P16">Ricky Kaiser</text:p>
          </table:table-cell>
        </table:table-row>
        <table:table-row table:style-name="Tabelle2.1">
          <table:table-cell table:style-name="Tabelle2.A88" office:value-type="float" office:value="0">
            <text:p text:style-name="P5">1.4.24</text:p>
          </table:table-cell>
          <table:table-cell table:style-name="Tabelle2.B88" office:value-type="string">
            <text:p text:style-name="P5">08/29/2013</text:p>
          </table:table-cell>
          <table:table-cell table:style-name="Tabelle2.C88" office:value-type="string">
            <text:p text:style-name="P5">14.4</text:p>
          </table:table-cell>
          <table:table-cell table:style-name="Tabelle2.D88" office:value-type="string">
            <text:p text:style-name="P13">show AccountedTime and PlannedEffort in WorkOrderInfo</text:p>
          </table:table-cell>
          <table:table-cell table:style-name="Tabelle2.E88" office:value-type="string">
            <text:p text:style-name="P16">Dorothea Doerffel</text:p>
          </table:table-cell>
        </table:table-row>
        <table:table-row table:style-name="Tabelle2.1">
          <table:table-cell table:style-name="Tabelle2.A89" office:value-type="float" office:value="0">
            <text:p text:style-name="P5">1.4.25</text:p>
          </table:table-cell>
          <table:table-cell table:style-name="Tabelle2.B89" office:value-type="string">
            <text:p text:style-name="P5">09/02/2013</text:p>
          </table:table-cell>
          <table:table-cell table:style-name="Tabelle2.C89" office:value-type="string">
            <text:p text:style-name="P5">10.72</text:p>
          </table:table-cell>
          <table:table-cell table:style-name="Tabelle2.D89" office:value-type="string">
            <text:p text:style-name="P13">KIXDashboardExtensions added</text:p>
          </table:table-cell>
          <table:table-cell table:style-name="Tabelle2.E89" office:value-type="string">
            <text:p text:style-name="P16">Dorothea Doerffel</text:p>
          </table:table-cell>
        </table:table-row>
        <table:table-row table:style-name="Tabelle2.1">
          <table:table-cell table:style-name="Tabelle2.A90" office:value-type="float" office:value="0">
            <text:p text:style-name="P5">1.4.26</text:p>
          </table:table-cell>
          <table:table-cell table:style-name="Tabelle2.B90" office:value-type="string">
            <text:p text:style-name="P5">10/07/2013</text:p>
          </table:table-cell>
          <table:table-cell table:style-name="Tabelle2.C90" office:value-type="string">
            <text:p text:style-name="P5">13.4</text:p>
          </table:table-cell>
          <table:table-cell table:style-name="Tabelle2.D90" office:value-type="string">
            <text:p text:style-name="P13">Added new SysConfig-entry</text:p>
          </table:table-cell>
          <table:table-cell table:style-name="Tabelle2.E90" office:value-type="string">
            <text:p text:style-name="P16">Ricky Kaiser</text:p>
          </table:table-cell>
        </table:table-row>
        <table:table-row table:style-name="Tabelle2.1">
          <table:table-cell table:style-name="Tabelle2.A91" office:value-type="float" office:value="0">
            <text:p text:style-name="P5">1.5.0</text:p>
          </table:table-cell>
          <table:table-cell table:style-name="Tabelle2.B91" office:value-type="string">
            <text:p text:style-name="P5">11/04/2013</text:p>
          </table:table-cell>
          <table:table-cell table:style-name="Tabelle2.C91" office:value-type="string">
            <text:p text:style-name="P5">10.72 / 10.1 / 10.3</text:p>
          </table:table-cell>
          <table:table-cell table:style-name="Tabelle2.D91" office:value-type="string">
            <text:p text:style-name="P13">Removed DashboardExtensions / CustomView / Further Columns</text:p>
          </table:table-cell>
          <table:table-cell table:style-name="Tabelle2.E91" office:value-type="string">
            <text:p text:style-name="P16">Dorothea Doerffel</text:p>
          </table:table-cell>
        </table:table-row>
        <table:table-row table:style-name="Tabelle2.1">
          <table:table-cell table:style-name="Tabelle2.A92" office:value-type="float" office:value="0">
            <text:p text:style-name="P5">1.5.1</text:p>
          </table:table-cell>
          <table:table-cell table:style-name="Tabelle2.B101" office:value-type="string">
            <text:p text:style-name="P5">02/04/2014</text:p>
          </table:table-cell>
          <table:table-cell table:style-name="Tabelle2.C101" office:value-type="string">
            <text:p text:style-name="P5">7.8 / 7.10 / 10.3 / 10.31 / 10.63 / 10.72 / 8.11 / 7.4 / 10.23 / 10.38 /13.3 / 14.1 / 14.3</text:p>
          </table:table-cell>
          <table:table-cell table:style-name="Tabelle2.D101" office:value-type="string">
            <text:p text:style-name="P13">Changed SysConfig key for SearchTemplate / Backend registration for dynamic fields / changed TreeView to JSTree / important flag added / OutputFilter for merge link / State highlighting / old icons removed / tab registration changed / IE7 stuff removed</text:p>
          </table:table-cell>
          <table:table-cell table:style-name="Tabelle2.E101" office:value-type="string">
            <text:p text:style-name="P16">Dorothea Doerffel</text:p>
          </table:table-cell>
        </table:table-row>
        <table:table-row table:style-name="Tabelle2.1">
          <table:table-cell table:style-name="Tabelle2.A93" office:value-type="float" office:value="0">
            <text:p text:style-name="P5">1.5.2</text:p>
          </table:table-cell>
          <table:table-cell table:style-name="Tabelle2.B101" office:value-type="string">
            <text:p text:style-name="P5">02/04/2014</text:p>
          </table:table-cell>
          <table:table-cell table:style-name="Tabelle2.C101" office:value-type="string">
            <text:p text:style-name="P5">8.13</text:p>
          </table:table-cell>
          <table:table-cell table:style-name="Tabelle2.D101" office:value-type="string">
            <text:p text:style-name="P13">Overridable QData character limits</text:p>
          </table:table-cell>
          <table:table-cell table:style-name="Tabelle2.E101" office:value-type="string">
            <text:p text:style-name="P16">Rene Böhm</text:p>
          </table:table-cell>
        </table:table-row>
        <table:table-row table:style-name="Tabelle2.1">
          <table:table-cell table:style-name="Tabelle2.A94" office:value-type="float" office:value="0">
            <text:p text:style-name="P5">1.5.3</text:p>
          </table:table-cell>
          <table:table-cell table:style-name="Tabelle2.B101" office:value-type="string">
            <text:p text:style-name="P5">04/01/2014</text:p>
          </table:table-cell>
          <table:table-cell table:style-name="Tabelle2.C101" office:value-type="string">
            <text:p text:style-name="P5">10.17.1</text:p>
          </table:table-cell>
          <table:table-cell table:style-name="Tabelle2.D101" office:value-type="string">
            <text:p text:style-name="P13">Added more information</text:p>
          </table:table-cell>
          <table:table-cell table:style-name="Tabelle2.E101" office:value-type="string">
            <text:p text:style-name="P16">Rene Böhm</text:p>
          </table:table-cell>
        </table:table-row>
        <table:table-row table:style-name="Tabelle2.1">
          <table:table-cell table:style-name="Tabelle2.A95" office:value-type="float" office:value="0">
            <text:p text:style-name="P5">1.6.0</text:p>
          </table:table-cell>
          <table:table-cell table:style-name="Tabelle2.B101" office:value-type="string">
            <text:p text:style-name="P5">02/13/2014</text:p>
          </table:table-cell>
          <table:table-cell table:style-name="Tabelle2.C101" office:value-type="string">
            <text:p text:style-name="P5">7.5</text:p>
          </table:table-cell>
          <table:table-cell table:style-name="Tabelle2.D101" office:value-type="string">
            <text:p text:style-name="P13">XML upload and download for ticket templates</text:p>
          </table:table-cell>
          <table:table-cell table:style-name="Tabelle2.E101" office:value-type="string">
            <text:p text:style-name="P16">Dorothea Doerffel</text:p>
          </table:table-cell>
        </table:table-row>
        <table:table-row table:style-name="Tabelle2.1">
          <table:table-cell table:style-name="Tabelle2.A96" office:value-type="float" office:value="0">
            <text:p text:style-name="P5">1.6.1</text:p>
          </table:table-cell>
          <table:table-cell table:style-name="Tabelle2.B101" office:value-type="string">
            <text:p text:style-name="P5">02/18/2014</text:p>
          </table:table-cell>
          <table:table-cell table:style-name="Tabelle2.C101" office:value-type="string">
            <text:p text:style-name="P5">10.33 / 7.13</text:p>
          </table:table-cell>
          <table:table-cell table:style-name="Tabelle2.D101" office:value-type="string">
            <text:p text:style-name="P13">from and title separated in small view / async option for AJAX ContentUpdate and FormUpdate</text:p>
          </table:table-cell>
          <table:table-cell table:style-name="Tabelle2.E101" office:value-type="string">
            <text:p text:style-name="P16">Dorothea Doerffel</text:p>
          </table:table-cell>
        </table:table-row>
        <table:table-row table:style-name="Tabelle2.1">
          <table:table-cell table:style-name="Tabelle2.A97" office:value-type="float" office:value="0">
            <text:p text:style-name="P5">1.6.2</text:p>
          </table:table-cell>
          <table:table-cell table:style-name="Tabelle2.B101" office:value-type="string">
            <text:p text:style-name="P5">02/19/2014</text:p>
          </table:table-cell>
          <table:table-cell table:style-name="Tabelle2.C101" office:value-type="string">
            <text:p text:style-name="P5">10.21</text:p>
          </table:table-cell>
          <table:table-cell table:style-name="Tabelle2.D101" office:value-type="string">
            <text:p text:style-name="P13">translate replacings for OTRS-tags</text:p>
          </table:table-cell>
          <table:table-cell table:style-name="Tabelle2.E101" office:value-type="string">
            <text:p text:style-name="P16">Dorothea Doerffel</text:p>
          </table:table-cell>
        </table:table-row>
        <table:table-row table:style-name="Tabelle2.1">
          <table:table-cell table:style-name="Tabelle2.A98" office:value-type="float" office:value="0">
            <text:p text:style-name="P5">1.6.3</text:p>
          </table:table-cell>
          <table:table-cell table:style-name="Tabelle2.B101" office:value-type="string">
            <text:p text:style-name="P5">02/13/2014</text:p>
          </table:table-cell>
          <table:table-cell table:style-name="Tabelle2.C101" office:value-type="string">
            <text:p text:style-name="P5">10.71</text:p>
          </table:table-cell>
          <table:table-cell table:style-name="Tabelle2.D101" office:value-type="string">
            <text:p text:style-name="P13">acl actions for ticket tabs</text:p>
          </table:table-cell>
          <table:table-cell table:style-name="Tabelle2.E101" office:value-type="string">
            <text:p text:style-name="P16">Dorothea Doerffel</text:p>
          </table:table-cell>
        </table:table-row>
        <table:table-row table:style-name="Tabelle2.1">
          <table:table-cell table:style-name="Tabelle2.A99" office:value-type="float" office:value="0">
            <text:p text:style-name="P5">1.6.4</text:p>
          </table:table-cell>
          <table:table-cell table:style-name="Tabelle2.B101" office:value-type="string">
            <text:p text:style-name="P5">03/04/2014</text:p>
          </table:table-cell>
          <table:table-cell table:style-name="Tabelle2.C101" office:value-type="string">
            <text:p text:style-name="P5">10.33 / 10.63</text:p>
          </table:table-cell>
          <table:table-cell table:style-name="Tabelle2.D101" office:value-type="string">
            <text:p text:style-name="P13">possibility to view article flags in ticket overview lists</text:p>
          </table:table-cell>
          <table:table-cell table:style-name="Tabelle2.E101" office:value-type="string">
            <text:p text:style-name="P16">Dorothea Doerffel</text:p>
          </table:table-cell>
        </table:table-row>
        <table:table-row table:style-name="Tabelle2.1">
          <table:table-cell table:style-name="Tabelle2.A100" office:value-type="float" office:value="0">
            <text:p text:style-name="P5">1.6.5</text:p>
          </table:table-cell>
          <table:table-cell table:style-name="Tabelle2.B101" office:value-type="string">
            <text:p text:style-name="P5">03/13/2014</text:p>
          </table:table-cell>
          <table:table-cell table:style-name="Tabelle2.C101" office:value-type="string">
            <text:p text:style-name="P5">10.28 / <text:s/>8.14 / 10.8</text:p>
          </table:table-cell>
          <table:table-cell table:style-name="Tabelle2.D101" office:value-type="string">
            <text:p text:style-name="P13">show responsible and owner detail info in ticket info sidebar / customized columns for linked objects / ticket state <text:s/>workflow registration extended</text:p>
          </table:table-cell>
          <table:table-cell table:style-name="Tabelle2.E101" office:value-type="string">
            <text:p text:style-name="P16">Dorothea Doerffel</text:p>
          </table:table-cell>
        </table:table-row>
        <table:table-row table:style-name="Tabelle2.1">
          <table:table-cell table:style-name="Tabelle2.A101" office:value-type="float" office:value="0">
            <text:p text:style-name="P5">1.6.6</text:p>
          </table:table-cell>
          <table:table-cell table:style-name="Tabelle2.B101" office:value-type="string">
            <text:p text:style-name="P5">03/25/2014</text:p>
          </table:table-cell>
          <table:table-cell table:style-name="Tabelle2.C101" office:value-type="string">
            <text:p text:style-name="P5">10.27</text:p>
          </table:table-cell>
          <table:table-cell table:style-name="Tabelle2.D101" office:value-type="string">
            <text:p text:style-name="P13">customer info sidebar should show all ticket and article contacts</text:p>
          </table:table-cell>
          <table:table-cell table:style-name="Tabelle2.E101" office:value-type="string">
            <text:p text:style-name="P16">Dorothea Doerffel</text:p>
          </table:table-cell>
        </table:table-row>
        <table:table-row table:style-name="Tabelle2.1">
          <table:table-cell table:style-name="Tabelle2.A102" office:value-type="float" office:value="0">
            <text:p text:style-name="P5">1.6.7</text:p>
          </table:table-cell>
          <table:table-cell table:style-name="Tabelle2.B102" office:value-type="string">
            <text:p text:style-name="P5">04/04/2014</text:p>
          </table:table-cell>
          <table:table-cell table:style-name="Tabelle2.C102" office:value-type="string">
            <text:p text:style-name="P5">13.4</text:p>
          </table:table-cell>
          <table:table-cell table:style-name="Tabelle2.D102" office:value-type="string">
            <text:p text:style-name="P14">name-link of CI-node now opens the graph tab and shows the graph with clicked CI as start-CI, link for CI-zoom is now in context-menu</text:p>
          </table:table-cell>
          <table:table-cell table:style-name="Tabelle2.E102" office:value-type="string">
            <text:p text:style-name="P16">Ricky Kaiser</text:p>
          </table:table-cell>
        </table:table-row>
        <table:table-row table:style-name="Tabelle2.1">
          <table:table-cell table:style-name="Tabelle2.A103" office:value-type="float" office:value="0">
            <text:p text:style-name="P5">1.6.8</text:p>
          </table:table-cell>
          <table:table-cell table:style-name="Tabelle2.B103" office:value-type="string">
            <text:p text:style-name="P5">05/05/2014</text:p>
          </table:table-cell>
          <table:table-cell table:style-name="Tabelle2.C103" office:value-type="string">
            <text:p text:style-name="P5">10.33</text:p>
          </table:table-cell>
          <table:table-cell table:style-name="Tabelle2.D103" office:value-type="string">
            <text:p text:style-name="P14">sysconfig key Ticket::Frontend::OverviewSmall###ColumnEscalationTime removed</text:p>
          </table:table-cell>
          <table:table-cell table:style-name="Tabelle2.E103" office:value-type="string">
            <text:p text:style-name="P16">Dorothea Doerffel</text:p>
          </table:table-cell>
        </table:table-row>
        <table:table-row table:style-name="Tabelle2.1">
          <table:table-cell table:style-name="Tabelle2.A104" office:value-type="float" office:value="0">
            <text:p text:style-name="P5">1.6.9</text:p>
          </table:table-cell>
          <table:table-cell table:style-name="Tabelle2.B108" office:value-type="string">
            <text:p text:style-name="P5">05/05/2014</text:p>
          </table:table-cell>
          <table:table-cell table:style-name="Tabelle2.C108" office:value-type="string">
            <text:p text:style-name="P5">10.17</text:p>
          </table:table-cell>
          <table:table-cell table:style-name="Tabelle2.D108" office:value-type="string">
            <text:p text:style-name="P9">state change after webrequest for pending tickets</text:p>
          </table:table-cell>
          <table:table-cell table:style-name="Tabelle2.E108" office:value-type="string">
            <text:p text:style-name="P16">Dorothea Doerffel</text:p>
          </table:table-cell>
        </table:table-row>
        <text:soft-page-break/>
        <table:table-row table:style-name="Tabelle2.1">
          <table:table-cell table:style-name="Tabelle2.A105" office:value-type="float" office:value="0">
            <text:p text:style-name="P5">1.6.10</text:p>
          </table:table-cell>
          <table:table-cell table:style-name="Tabelle2.B108" office:value-type="string">
            <text:p text:style-name="P5">05/06/2014</text:p>
          </table:table-cell>
          <table:table-cell table:style-name="Tabelle2.C108" office:value-type="string">
            <text:p text:style-name="P5">10.41</text:p>
          </table:table-cell>
          <table:table-cell table:style-name="Tabelle2.D108" office:value-type="string">
            <text:p text:style-name="P9">use article flags in article filter</text:p>
          </table:table-cell>
          <table:table-cell table:style-name="Tabelle2.E108" office:value-type="string">
            <text:p text:style-name="P16">Dorothea Doerffel</text:p>
          </table:table-cell>
        </table:table-row>
        <table:table-row table:style-name="Tabelle2.1">
          <table:table-cell table:style-name="Tabelle2.A106" office:value-type="float" office:value="0">
            <text:p text:style-name="P5">1.6.11</text:p>
          </table:table-cell>
          <table:table-cell table:style-name="Tabelle2.B108" office:value-type="string">
            <text:p text:style-name="P5">05/07/2014</text:p>
          </table:table-cell>
          <table:table-cell table:style-name="Tabelle2.C108" office:value-type="string">
            <text:p text:style-name="P5">10.38 / 10.63 / 10.63</text:p>
          </table:table-cell>
          <table:table-cell table:style-name="Tabelle2.D108" office:value-type="string">
            <text:p text:style-name="P9">show date and from in attachment tab / show article flags in article zoom / css styles for article flags</text:p>
          </table:table-cell>
          <table:table-cell table:style-name="Tabelle2.E108" office:value-type="string">
            <text:p text:style-name="P16">Dorothea Doerffel</text:p>
          </table:table-cell>
        </table:table-row>
        <table:table-row table:style-name="Tabelle2.1">
          <table:table-cell table:style-name="Tabelle2.A107" office:value-type="float" office:value="0">
            <text:p text:style-name="P5">1.6.12</text:p>
          </table:table-cell>
          <table:table-cell table:style-name="Tabelle2.B108" office:value-type="string">
            <text:p text:style-name="P5">05/13/2014</text:p>
          </table:table-cell>
          <table:table-cell table:style-name="Tabelle2.C108" office:value-type="string">
            <text:p text:style-name="P5">10.73</text:p>
          </table:table-cell>
          <table:table-cell table:style-name="Tabelle2.D108" office:value-type="string">
            <text:p text:style-name="P9">remove article flags on ticket close</text:p>
          </table:table-cell>
          <table:table-cell table:style-name="Tabelle2.E108" office:value-type="string">
            <text:p text:style-name="P16">Dorothea Doerffel</text:p>
          </table:table-cell>
        </table:table-row>
        <table:table-row table:style-name="Tabelle2.1">
          <table:table-cell table:style-name="Tabelle2.A108" office:value-type="float" office:value="0">
            <text:p text:style-name="P5">1.6.13</text:p>
          </table:table-cell>
          <table:table-cell table:style-name="Tabelle2.B108" office:value-type="string">
            <text:p text:style-name="P5">05/19/2014</text:p>
          </table:table-cell>
          <table:table-cell table:style-name="Tabelle2.C108" office:value-type="string">
            <text:p text:style-name="P5">10.19 / 10.20</text:p>
          </table:table-cell>
          <table:table-cell table:style-name="Tabelle2.D108" office:value-type="string">
            <text:p text:style-name="P9">take ticket template handling out of AgentTicketPhone, AgentTicketEmail and CustomerTicketMessage and move it to base module</text:p>
          </table:table-cell>
          <table:table-cell table:style-name="Tabelle2.E108" office:value-type="string">
            <text:p text:style-name="P16">Dorothea Doerffel</text:p>
          </table:table-cell>
        </table:table-row>
        <table:table-row table:style-name="Tabelle2.1">
          <table:table-cell table:style-name="Tabelle2.A109" office:value-type="float" office:value="0">
            <text:p text:style-name="P5">1.6.14</text:p>
          </table:table-cell>
          <table:table-cell table:style-name="Tabelle2.B118" office:value-type="string">
            <text:p text:style-name="P5">05/22/2014</text:p>
          </table:table-cell>
          <table:table-cell table:style-name="Tabelle2.C118" office:value-type="string">
            <text:p text:style-name="P5">7.5 / 6.2 / 10.32</text:p>
          </table:table-cell>
          <table:table-cell table:style-name="Tabelle2.D118" office:value-type="string">
            <text:p text:style-name="P9">distinction whether empty or not set value in ticket templates / move ticket search extensions to separate file</text:p>
          </table:table-cell>
          <table:table-cell table:style-name="Tabelle2.E118" office:value-type="string">
            <text:p text:style-name="P16">Dorothea Doerffel</text:p>
          </table:table-cell>
        </table:table-row>
        <table:table-row table:style-name="Tabelle2.1">
          <table:table-cell table:style-name="Tabelle2.A110" office:value-type="float" office:value="0">
            <text:p text:style-name="P5">1.6.15</text:p>
          </table:table-cell>
          <table:table-cell table:style-name="Tabelle2.B118" office:value-type="string">
            <text:p text:style-name="P5">06/10/2014</text:p>
          </table:table-cell>
          <table:table-cell table:style-name="Tabelle2.C118" office:value-type="string">
            <text:p text:style-name="P5">6.1</text:p>
          </table:table-cell>
          <table:table-cell table:style-name="Tabelle2.D118" office:value-type="string">
            <text:p text:style-name="P9">search profile auto-subscribe</text:p>
          </table:table-cell>
          <table:table-cell table:style-name="Tabelle2.E118" office:value-type="string">
            <text:p text:style-name="P16">Dorothea Doerffel</text:p>
          </table:table-cell>
        </table:table-row>
        <table:table-row table:style-name="Tabelle2.1">
          <table:table-cell table:style-name="Tabelle2.A111" office:value-type="float" office:value="0">
            <text:p text:style-name="P5">1.6.16</text:p>
          </table:table-cell>
          <table:table-cell table:style-name="Tabelle2.B118" office:value-type="string">
            <text:p text:style-name="P5">06/16/2014</text:p>
          </table:table-cell>
          <table:table-cell table:style-name="Tabelle2.C118" office:value-type="string">
            <text:p text:style-name="P5">8.1</text:p>
          </table:table-cell>
          <table:table-cell table:style-name="Tabelle2.D118" office:value-type="string">
            <text:p text:style-name="P9">replace smart date option with output filter</text:p>
          </table:table-cell>
          <table:table-cell table:style-name="Tabelle2.E118" office:value-type="string">
            <text:p text:style-name="P16">Dorothea Doerffel</text:p>
          </table:table-cell>
        </table:table-row>
        <table:table-row table:style-name="Tabelle2.1">
          <table:table-cell table:style-name="Tabelle2.A112" office:value-type="float" office:value="0">
            <text:p text:style-name="P5">1.6.17</text:p>
          </table:table-cell>
          <table:table-cell table:style-name="Tabelle2.B118" office:value-type="string">
            <text:p text:style-name="P5">06/17/2014</text:p>
          </table:table-cell>
          <table:table-cell table:style-name="Tabelle2.C118" office:value-type="string">
            <text:p text:style-name="P5">7.5</text:p>
          </table:table-cell>
          <table:table-cell table:style-name="Tabelle2.D118" office:value-type="string">
            <text:p text:style-name="P9">choose user groups for ticket templates</text:p>
          </table:table-cell>
          <table:table-cell table:style-name="Tabelle2.E118" office:value-type="string">
            <text:p text:style-name="P16">Dorothea Doerffel</text:p>
          </table:table-cell>
        </table:table-row>
        <table:table-row table:style-name="Tabelle2.1">
          <table:table-cell table:style-name="Tabelle2.A113" office:value-type="float" office:value="0">
            <text:p text:style-name="P5">1.6.18</text:p>
          </table:table-cell>
          <table:table-cell table:style-name="Tabelle2.B118" office:value-type="string">
            <text:p text:style-name="P5">06/19/2014</text:p>
          </table:table-cell>
          <table:table-cell table:style-name="Tabelle2.C118" office:value-type="string">
            <text:p text:style-name="P5">10.9</text:p>
          </table:table-cell>
          <table:table-cell table:style-name="Tabelle2.D118" office:value-type="string">
            <text:p text:style-name="P9">service assigned queue for all frontend modules / change queue if service assigned queue defined</text:p>
          </table:table-cell>
          <table:table-cell table:style-name="Tabelle2.E118" office:value-type="string">
            <text:p text:style-name="P16">Dorothea Doerffel</text:p>
          </table:table-cell>
        </table:table-row>
        <table:table-row table:style-name="Tabelle2.1">
          <table:table-cell table:style-name="Tabelle2.A114" office:value-type="float" office:value="0">
            <text:p text:style-name="P5">1.6.19</text:p>
          </table:table-cell>
          <table:table-cell table:style-name="Tabelle2.B118" office:value-type="string">
            <text:p text:style-name="P5">06/23/2014</text:p>
          </table:table-cell>
          <table:table-cell table:style-name="Tabelle2.C118" office:value-type="string">
            <text:p text:style-name="P5">10.74</text:p>
          </table:table-cell>
          <table:table-cell table:style-name="Tabelle2.D118" office:value-type="string">
            <text:p text:style-name="P9">New event “TicketMergeTarget”</text:p>
          </table:table-cell>
          <table:table-cell table:style-name="Tabelle2.E118" office:value-type="string">
            <text:p text:style-name="P16">Rene Böhm</text:p>
          </table:table-cell>
        </table:table-row>
        <table:table-row table:style-name="Tabelle2.1">
          <table:table-cell table:style-name="Tabelle2.A115" office:value-type="float" office:value="0">
            <text:p text:style-name="P5">1.6.20</text:p>
          </table:table-cell>
          <table:table-cell table:style-name="Tabelle2.B118" office:value-type="string">
            <text:p text:style-name="P5">06/23/2014</text:p>
          </table:table-cell>
          <table:table-cell table:style-name="Tabelle2.C118" office:value-type="string">
            <text:p text:style-name="P5">15.1</text:p>
          </table:table-cell>
          <table:table-cell table:style-name="Tabelle2.D118" office:value-type="string">
            <text:p text:style-name="P9">MasterSlave functionality for bulk action</text:p>
          </table:table-cell>
          <table:table-cell table:style-name="Tabelle2.E118" office:value-type="string">
            <text:p text:style-name="P16">Dorothea Doerffel</text:p>
          </table:table-cell>
        </table:table-row>
        <table:table-row table:style-name="Tabelle2.1">
          <table:table-cell table:style-name="Tabelle2.A116" office:value-type="float" office:value="0">
            <text:p text:style-name="P5">1.6.21</text:p>
          </table:table-cell>
          <table:table-cell table:style-name="Tabelle2.B118" office:value-type="string">
            <text:p text:style-name="P5">07/16/2014</text:p>
          </table:table-cell>
          <table:table-cell table:style-name="Tabelle2.C118" office:value-type="string">
            <text:p text:style-name="P5">13.17</text:p>
          </table:table-cell>
          <table:table-cell table:style-name="Tabelle2.D118" office:value-type="string">
            <text:p text:style-name="P9">search in all config item classes</text:p>
          </table:table-cell>
          <table:table-cell table:style-name="Tabelle2.E118" office:value-type="string">
            <text:p text:style-name="P16">Dorothea Doerffel</text:p>
          </table:table-cell>
        </table:table-row>
        <table:table-row table:style-name="Tabelle2.1">
          <table:table-cell table:style-name="Tabelle2.A117" office:value-type="float" office:value="0">
            <text:p text:style-name="P5">1.6.22</text:p>
          </table:table-cell>
          <table:table-cell table:style-name="Tabelle2.B118" office:value-type="string">
            <text:p text:style-name="P5">07/17/2014</text:p>
          </table:table-cell>
          <table:table-cell table:style-name="Tabelle2.C118" office:value-type="string">
            <text:p text:style-name="P5">10.63</text:p>
          </table:table-cell>
          <table:table-cell table:style-name="Tabelle2.D118" office:value-type="string">
            <text:p text:style-name="P9">added AgentTicketArticleFlagView</text:p>
          </table:table-cell>
          <table:table-cell table:style-name="Tabelle2.E118" office:value-type="string">
            <text:p text:style-name="P16">Rene Böhm</text:p>
          </table:table-cell>
        </table:table-row>
        <table:table-row table:style-name="Tabelle2.1">
          <table:table-cell table:style-name="Tabelle2.A118" office:value-type="float" office:value="0">
            <text:p text:style-name="P5">1.6.23</text:p>
          </table:table-cell>
          <table:table-cell table:style-name="Tabelle2.B118" office:value-type="string">
            <text:p text:style-name="P5">07/22/2014</text:p>
          </table:table-cell>
          <table:table-cell table:style-name="Tabelle2.C118" office:value-type="string">
            <text:p text:style-name="P5">10.5 / 10.38</text:p>
          </table:table-cell>
          <table:table-cell table:style-name="Tabelle2.D118" office:value-type="string">
            <text:p text:style-name="P14">depending dymanic fields for object reference and general catalog /<text:span text:style-name="T46"> </text:span><text:span text:style-name="T21">fixed table header in article zoom</text:span></text:p>
          </table:table-cell>
          <table:table-cell table:style-name="Tabelle2.E118" office:value-type="string">
            <text:p text:style-name="P16">Dorothea Doerffel</text:p>
          </table:table-cell>
        </table:table-row>
        <table:table-row table:style-name="Tabelle2.1">
          <table:table-cell table:style-name="Tabelle2.A119" office:value-type="float" office:value="0">
            <text:p text:style-name="P5">1.6.24</text:p>
          </table:table-cell>
          <table:table-cell table:style-name="Tabelle2.B119" office:value-type="string">
            <text:p text:style-name="P5">07/24/2014</text:p>
          </table:table-cell>
          <table:table-cell table:style-name="Tabelle2.C119" office:value-type="string">
            <text:p text:style-name="P5">8.15</text:p>
          </table:table-cell>
          <table:table-cell table:style-name="Tabelle2.D119" office:value-type="string">
            <text:p text:style-name="P9">queue link in dashboard ticket lists</text:p>
          </table:table-cell>
          <table:table-cell table:style-name="Tabelle2.E119" office:value-type="string">
            <text:p text:style-name="P16">Dorothea Doerffel</text:p>
          </table:table-cell>
        </table:table-row>
        <table:table-row table:style-name="Tabelle2.1">
          <table:table-cell table:style-name="Tabelle2.A120" office:value-type="float" office:value="0">
            <text:p text:style-name="P5">1.6.25</text:p>
          </table:table-cell>
          <table:table-cell table:style-name="Tabelle2.B120" office:value-type="string">
            <text:p text:style-name="P5">07/24/2014</text:p>
          </table:table-cell>
          <table:table-cell table:style-name="Tabelle2.C120" office:value-type="string">
            <text:p text:style-name="P5">17</text:p>
          </table:table-cell>
          <table:table-cell table:style-name="Tabelle2.D120" office:value-type="string">
            <text:p text:style-name="P9">added chapter 17</text:p>
          </table:table-cell>
          <table:table-cell table:style-name="Tabelle2.E120" office:value-type="string">
            <text:p text:style-name="P16">Rene Böhm</text:p>
          </table:table-cell>
        </table:table-row>
        <table:table-row table:style-name="Tabelle2.1">
          <table:table-cell table:style-name="Tabelle2.A121" office:value-type="float" office:value="0">
            <text:p text:style-name="P5">1.6.26</text:p>
          </table:table-cell>
          <table:table-cell table:style-name="Tabelle2.B130" office:value-type="string">
            <text:p text:style-name="P5">07/24/2014</text:p>
          </table:table-cell>
          <table:table-cell table:style-name="Tabelle2.C130" office:value-type="string">
            <text:p text:style-name="P5">13.18</text:p>
          </table:table-cell>
          <table:table-cell table:style-name="Tabelle2.D130" office:value-type="string">
            <text:p text:style-name="P9">access attribute for config items</text:p>
          </table:table-cell>
          <table:table-cell table:style-name="Tabelle2.E130" office:value-type="string">
            <text:p text:style-name="P16">Dorothea Doerffel</text:p>
          </table:table-cell>
        </table:table-row>
        <table:table-row table:style-name="Tabelle2.1">
          <table:table-cell table:style-name="Tabelle2.A122" office:value-type="float" office:value="0">
            <text:p text:style-name="P5">1.6.27</text:p>
          </table:table-cell>
          <table:table-cell table:style-name="Tabelle2.B130" office:value-type="string">
            <text:p text:style-name="P5">07/29/2014</text:p>
          </table:table-cell>
          <table:table-cell table:style-name="Tabelle2.C130" office:value-type="string">
            <text:p text:style-name="P5">10.27</text:p>
          </table:table-cell>
          <table:table-cell table:style-name="Tabelle2.D130" office:value-type="string">
            <text:p text:style-name="P9">Extended descriptions and file list</text:p>
          </table:table-cell>
          <table:table-cell table:style-name="Tabelle2.E130" office:value-type="string">
            <text:p text:style-name="P16">Rene Böhm</text:p>
          </table:table-cell>
        </table:table-row>
        <table:table-row table:style-name="Tabelle2.1">
          <table:table-cell table:style-name="Tabelle2.A123" office:value-type="float" office:value="0">
            <text:p text:style-name="P5">1.6.28</text:p>
          </table:table-cell>
          <table:table-cell table:style-name="Tabelle2.B130" office:value-type="string">
            <text:p text:style-name="P5">07/30/2014</text:p>
          </table:table-cell>
          <table:table-cell table:style-name="Tabelle2.C130" office:value-type="string">
            <text:p text:style-name="P5">10.41</text:p>
          </table:table-cell>
          <table:table-cell table:style-name="Tabelle2.D130" office:value-type="string">
            <text:p text:style-name="P9">show and filter dynamic fields in article zoom</text:p>
          </table:table-cell>
          <table:table-cell table:style-name="Tabelle2.E130" office:value-type="string">
            <text:p text:style-name="P16">Dorothea Doerffel</text:p>
          </table:table-cell>
        </table:table-row>
        <table:table-row table:style-name="Tabelle2.1">
          <table:table-cell table:style-name="Tabelle2.A124" office:value-type="float" office:value="0">
            <text:p text:style-name="P5">1.6.29</text:p>
          </table:table-cell>
          <table:table-cell table:style-name="Tabelle2.B130" office:value-type="string">
            <text:p text:style-name="P5">07/31/2014</text:p>
          </table:table-cell>
          <table:table-cell table:style-name="Tabelle2.C130" office:value-type="string">
            <text:p text:style-name="P5">10.75</text:p>
          </table:table-cell>
          <table:table-cell table:style-name="Tabelle2.D130" office:value-type="string">
            <text:p text:style-name="P9">dynamic field edit and show sidebar</text:p>
          </table:table-cell>
          <table:table-cell table:style-name="Tabelle2.E130" office:value-type="string">
            <text:p text:style-name="P16">Dorothea Doerffel</text:p>
          </table:table-cell>
        </table:table-row>
        <table:table-row table:style-name="Tabelle2.1">
          <table:table-cell table:style-name="Tabelle2.A125" office:value-type="float" office:value="0">
            <text:p text:style-name="P5">1.6.30</text:p>
          </table:table-cell>
          <table:table-cell table:style-name="Tabelle2.B130" office:value-type="string">
            <text:p text:style-name="P5">08/14/2014</text:p>
          </table:table-cell>
          <table:table-cell table:style-name="Tabelle2.C130" office:value-type="string">
            <text:p text:style-name="P5">9.1</text:p>
          </table:table-cell>
          <table:table-cell table:style-name="Tabelle2.D130" office:value-type="string">
            <text:p text:style-name="P9">show merged tickets in linked objects table</text:p>
          </table:table-cell>
          <table:table-cell table:style-name="Tabelle2.E130" office:value-type="string">
            <text:p text:style-name="P16">Dorothea Doerffel</text:p>
          </table:table-cell>
        </table:table-row>
        <table:table-row table:style-name="Tabelle2.1">
          <table:table-cell table:style-name="Tabelle2.A126" office:value-type="float" office:value="0">
            <text:p text:style-name="P5">1.6.31</text:p>
          </table:table-cell>
          <table:table-cell table:style-name="Tabelle2.B130" office:value-type="string">
            <text:p text:style-name="P5">08/19/2014</text:p>
          </table:table-cell>
          <table:table-cell table:style-name="Tabelle2.C130" office:value-type="string">
            <text:p text:style-name="P5">10.29</text:p>
          </table:table-cell>
          <table:table-cell table:style-name="Tabelle2.D130" office:value-type="string">
            <text:p text:style-name="P9">extended functionality for linked config items sidebar</text:p>
          </table:table-cell>
          <table:table-cell table:style-name="Tabelle2.E130" office:value-type="string">
            <text:p text:style-name="P16">Dorothea Doerffel</text:p>
          </table:table-cell>
        </table:table-row>
        <table:table-row table:style-name="Tabelle2.1">
          <table:table-cell table:style-name="Tabelle2.A127" office:value-type="float" office:value="0">
            <text:p text:style-name="P5">1.6.32</text:p>
          </table:table-cell>
          <table:table-cell table:style-name="Tabelle2.B130" office:value-type="string">
            <text:p text:style-name="P5">08/22/2014</text:p>
          </table:table-cell>
          <table:table-cell table:style-name="Tabelle2.C130" office:value-type="string">
            <text:p text:style-name="P5">10.5 / 6.10</text:p>
          </table:table-cell>
          <table:table-cell table:style-name="Tabelle2.D130" office:value-type="string">
            <text:p text:style-name="P9">set depending dynamic field trees invalid / extended functionality for search profile toolbar, added config item and FAQ search profiles</text:p>
          </table:table-cell>
          <table:table-cell table:style-name="Tabelle2.E130" office:value-type="string">
            <text:p text:style-name="P16">Dorothea Doerffel</text:p>
          </table:table-cell>
        </table:table-row>
        <table:table-row table:style-name="Tabelle2.1">
          <table:table-cell table:style-name="Tabelle2.A128" office:value-type="float" office:value="0">
            <text:p text:style-name="P5">1.6.33</text:p>
          </table:table-cell>
          <table:table-cell table:style-name="Tabelle2.B130" office:value-type="string">
            <text:p text:style-name="P5">08/25/2014</text:p>
          </table:table-cell>
          <table:table-cell table:style-name="Tabelle2.C130" office:value-type="string">
            <text:p text:style-name="P5">10.78</text:p>
          </table:table-cell>
          <table:table-cell table:style-name="Tabelle2.D130" office:value-type="string">
            <text:p text:style-name="P9">user defined target identifier using link object link in phone or email</text:p>
          </table:table-cell>
          <table:table-cell table:style-name="Tabelle2.E130" office:value-type="string">
            <text:p text:style-name="P16">Dorothea Doerffel</text:p>
          </table:table-cell>
        </table:table-row>
        <table:table-row table:style-name="Tabelle2.1">
          <table:table-cell table:style-name="Tabelle2.A129" office:value-type="float" office:value="0">
            <text:p text:style-name="P5">1.6.34</text:p>
          </table:table-cell>
          <table:table-cell table:style-name="Tabelle2.B130" office:value-type="string">
            <text:p text:style-name="P5">08/26/2014</text:p>
          </table:table-cell>
          <table:table-cell table:style-name="Tabelle2.C130" office:value-type="string">
            <text:p text:style-name="P5">10.76</text:p>
          </table:table-cell>
          <table:table-cell table:style-name="Tabelle2.D130" office:value-type="string">
            <text:p text:style-name="P9">customer search result for print could be opened in new tab</text:p>
          </table:table-cell>
          <table:table-cell table:style-name="Tabelle2.E130" office:value-type="string">
            <text:p text:style-name="P16">Dorothea Doerffel</text:p>
          </table:table-cell>
        </table:table-row>
        <text:soft-page-break/>
        <table:table-row table:style-name="Tabelle2.1">
          <table:table-cell table:style-name="Tabelle2.A130" office:value-type="float" office:value="0">
            <text:p text:style-name="P5">1.6.35</text:p>
          </table:table-cell>
          <table:table-cell table:style-name="Tabelle2.B130" office:value-type="string">
            <text:p text:style-name="P5">08/27/2014</text:p>
          </table:table-cell>
          <table:table-cell table:style-name="Tabelle2.C130" office:value-type="string">
            <text:p text:style-name="P5">10.38 / 13.3 / 14.1 / 14.3</text:p>
          </table:table-cell>
          <table:table-cell table:style-name="Tabelle2.D130" office:value-type="string">
            <text:p text:style-name="P9">customized sort order for linked objects table</text:p>
          </table:table-cell>
          <table:table-cell table:style-name="Tabelle2.E130" office:value-type="string">
            <text:p text:style-name="P16">Dorothea Doerffel</text:p>
          </table:table-cell>
        </table:table-row>
        <table:table-row table:style-name="Tabelle2.1">
          <table:table-cell table:style-name="Tabelle2.A131" office:value-type="float" office:value="0">
            <text:p text:style-name="P5">1.6.36</text:p>
          </table:table-cell>
          <table:table-cell table:style-name="Tabelle2.B138" office:value-type="string">
            <text:p text:style-name="P5">08/29/2014</text:p>
          </table:table-cell>
          <table:table-cell table:style-name="Tabelle2.C138" office:value-type="string">
            <text:p text:style-name="P5">10.77</text:p>
          </table:table-cell>
          <table:table-cell table:style-name="Tabelle2.D138" office:value-type="string">
            <text:p text:style-name="P9">show pending time as remaining time or as point of time</text:p>
          </table:table-cell>
          <table:table-cell table:style-name="Tabelle2.E138" office:value-type="string">
            <text:p text:style-name="P16">Dorothea Doerffel</text:p>
          </table:table-cell>
        </table:table-row>
        <table:table-row table:style-name="Tabelle2.1">
          <table:table-cell table:style-name="Tabelle2.A132" office:value-type="float" office:value="0">
            <text:p text:style-name="P5">1.7.0</text:p>
          </table:table-cell>
          <table:table-cell table:style-name="Tabelle2.B132" office:value-type="string">
            <text:p text:style-name="P5">02/17/2015</text:p>
          </table:table-cell>
          <table:table-cell table:style-name="Tabelle2.C132" office:value-type="string">
            <text:p text:style-name="P5">6.8</text:p>
          </table:table-cell>
          <table:table-cell table:style-name="Tabelle2.D132" office:value-type="string">
            <text:p text:style-name="P9">Dashboard FAQ module removed</text:p>
          </table:table-cell>
          <table:table-cell table:style-name="Tabelle2.E132" office:value-type="string">
            <text:p text:style-name="P16">Rene Böhm</text:p>
          </table:table-cell>
        </table:table-row>
        <table:table-row table:style-name="Tabelle2.1">
          <table:table-cell table:style-name="Tabelle2.A133" office:value-type="float" office:value="0">
            <text:p text:style-name="P5">1.7.1</text:p>
          </table:table-cell>
          <table:table-cell table:style-name="Tabelle2.B138" office:value-type="string">
            <text:p text:style-name="P5">03/05/2015</text:p>
          </table:table-cell>
          <table:table-cell table:style-name="Tabelle2.C138" office:value-type="string">
            <text:p text:style-name="P5">8.16</text:p>
          </table:table-cell>
          <table:table-cell table:style-name="Tabelle2.D138" office:value-type="string">
            <text:p text:style-name="P9">User Preference for use article colors added</text:p>
          </table:table-cell>
          <table:table-cell table:style-name="Tabelle2.E138" office:value-type="string">
            <text:p text:style-name="P16">Dorothea Doerffel</text:p>
          </table:table-cell>
        </table:table-row>
        <table:table-row table:style-name="Tabelle2.1">
          <table:table-cell table:style-name="Tabelle2.A134" office:value-type="float" office:value="0">
            <text:p text:style-name="P5">1.7.2</text:p>
          </table:table-cell>
          <table:table-cell table:style-name="Tabelle2.B138" office:value-type="string">
            <text:p text:style-name="P5">03/06/2015</text:p>
          </table:table-cell>
          <table:table-cell table:style-name="Tabelle2.C138" office:value-type="string">
            <text:p text:style-name="P5">10.x</text:p>
          </table:table-cell>
          <table:table-cell table:style-name="Tabelle2.D138" office:value-type="string">
            <text:p text:style-name="P9">Expand and collaps all sidebars</text:p>
          </table:table-cell>
          <table:table-cell table:style-name="Tabelle2.E138" office:value-type="string">
            <text:p text:style-name="P16">Dorothea Doerffel</text:p>
          </table:table-cell>
        </table:table-row>
        <table:table-row table:style-name="Tabelle2.1">
          <table:table-cell table:style-name="Tabelle2.A135" office:value-type="float" office:value="0">
            <text:p text:style-name="P5">1.7.3</text:p>
          </table:table-cell>
          <table:table-cell table:style-name="Tabelle2.B138" office:value-type="string">
            <text:p text:style-name="P5">03/17/2015</text:p>
          </table:table-cell>
          <table:table-cell table:style-name="Tabelle2.C138" office:value-type="string">
            <text:p text:style-name="P5">6.10 / 7.12 / 8.5 / 10.67 / 10.76</text:p>
          </table:table-cell>
          <table:table-cell table:style-name="Tabelle2.D138" office:value-type="string">
            <text:p text:style-name="P9">Changed some output filters from post to pre</text:p>
          </table:table-cell>
          <table:table-cell table:style-name="Tabelle2.E138" office:value-type="string">
            <text:p text:style-name="P16">Dorothea Doerffel</text:p>
          </table:table-cell>
        </table:table-row>
        <table:table-row table:style-name="Tabelle2.1">
          <table:table-cell table:style-name="Tabelle2.A136" office:value-type="float" office:value="0">
            <text:p text:style-name="P5">1.7.4</text:p>
          </table:table-cell>
          <table:table-cell table:style-name="Tabelle2.B138" office:value-type="string">
            <text:p text:style-name="P5">03/17/2015</text:p>
          </table:table-cell>
          <table:table-cell table:style-name="Tabelle2.C138" office:value-type="string">
            <text:p text:style-name="P5">5.9.1.1</text:p>
          </table:table-cell>
          <table:table-cell table:style-name="Tabelle2.D138" office:value-type="string">
            <text:p text:style-name="P9">Added new file</text:p>
          </table:table-cell>
          <table:table-cell table:style-name="Tabelle2.E138" office:value-type="string">
            <text:p text:style-name="P16">Rene Böhm</text:p>
          </table:table-cell>
        </table:table-row>
        <table:table-row table:style-name="Tabelle2.1">
          <table:table-cell table:style-name="Tabelle2.A137" office:value-type="float" office:value="0">
            <text:p text:style-name="P5">1.7.5</text:p>
          </table:table-cell>
          <table:table-cell table:style-name="Tabelle2.B138" office:value-type="string">
            <text:p text:style-name="P5">03/17/2015</text:p>
          </table:table-cell>
          <table:table-cell table:style-name="Tabelle2.C138" office:value-type="string">
            <text:p text:style-name="P5">8.1</text:p>
          </table:table-cell>
          <table:table-cell table:style-name="Tabelle2.D138" office:value-type="string">
            <text:p text:style-name="Table_20_Contents">smart date outputfilter removed and old content added again</text:p>
          </table:table-cell>
          <table:table-cell table:style-name="Tabelle2.E138" office:value-type="string">
            <text:p text:style-name="P16">Dorothea Doerffel</text:p>
          </table:table-cell>
        </table:table-row>
        <table:table-row table:style-name="Tabelle2.1">
          <table:table-cell table:style-name="Tabelle2.A138" office:value-type="float" office:value="0">
            <text:p text:style-name="P5">1.7.6</text:p>
          </table:table-cell>
          <table:table-cell table:style-name="Tabelle2.B138" office:value-type="string">
            <text:p text:style-name="P5">04/17/2015</text:p>
          </table:table-cell>
          <table:table-cell table:style-name="Tabelle2.C138" office:value-type="string">
            <text:p text:style-name="P5">8.13</text:p>
          </table:table-cell>
          <table:table-cell table:style-name="Tabelle2.D138" office:value-type="string">
            <text:p text:style-name="Table_20_Contents">outputfilter added for OverrideQDataDisplayLimits</text:p>
          </table:table-cell>
          <table:table-cell table:style-name="Tabelle2.E138" office:value-type="string">
            <text:p text:style-name="P16">Dorothea Doerffel</text:p>
          </table:table-cell>
        </table:table-row>
        <table:table-row table:style-name="Tabelle2.1">
          <table:table-cell table:style-name="Tabelle2.A139" office:value-type="float" office:value="0">
            <text:p text:style-name="P5">1.7.7</text:p>
          </table:table-cell>
          <table:table-cell table:style-name="Tabelle2.B141" office:value-type="string">
            <text:p text:style-name="P5">04/13/2015</text:p>
          </table:table-cell>
          <table:table-cell table:style-name="Tabelle2.C141" office:value-type="string">
            <text:p text:style-name="P5">5.9</text:p>
          </table:table-cell>
          <table:table-cell table:style-name="Tabelle2.D141" office:value-type="string">
            <text:p text:style-name="P9">Obsolete customer dashboard modules removed</text:p>
          </table:table-cell>
          <table:table-cell table:style-name="Tabelle2.E141" office:value-type="string">
            <text:p text:style-name="P16">Dorothea Doerffel</text:p>
          </table:table-cell>
        </table:table-row>
        <table:table-row table:style-name="Tabelle2.1">
          <table:table-cell table:style-name="Tabelle2.A140" office:value-type="float" office:value="0">
            <text:p text:style-name="P5">1.7.8</text:p>
          </table:table-cell>
          <table:table-cell table:style-name="Tabelle2.B141" office:value-type="string">
            <text:p text:style-name="P5">07/15/2015</text:p>
          </table:table-cell>
          <table:table-cell table:style-name="Tabelle2.C141" office:value-type="string">
            <text:p text:style-name="P5">8.7.1.1</text:p>
          </table:table-cell>
          <table:table-cell table:style-name="Tabelle2.D141" office:value-type="string">
            <text:p text:style-name="P9">Removed AgentTicketMove.tt</text:p>
          </table:table-cell>
          <table:table-cell table:style-name="Tabelle2.E141" office:value-type="string">
            <text:p text:style-name="P16">Rene Böhm</text:p>
          </table:table-cell>
        </table:table-row>
        <table:table-row table:style-name="Tabelle2.1">
          <table:table-cell table:style-name="Tabelle2.A141" office:value-type="float" office:value="0">
            <text:p text:style-name="P5">1.8.0</text:p>
          </table:table-cell>
          <table:table-cell table:style-name="Tabelle2.B141" office:value-type="string">
            <text:p text:style-name="P5">07/17/2015</text:p>
          </table:table-cell>
          <table:table-cell table:style-name="Tabelle2.C141" office:value-type="string">
            <text:p text:style-name="P5">6.3 / 8.17 / 9.3 / 10.60 / 10.63.2 / 10.65 / 10.80 / 10.82 / 16</text:p>
          </table:table-cell>
          <table:table-cell table:style-name="Tabelle2.D141" office:value-type="string">
            <text:p text:style-name="P9">DFs in Fulltext search / Closable Notify-Messages / Linked Persons sidebar / Added article type edit and optimized description / Article Flag restrictions / Recipient Type / activated toolbar modules</text:p>
          </table:table-cell>
          <table:table-cell table:style-name="Tabelle2.E141" office:value-type="string">
            <text:p text:style-name="P16">Rene Böhm</text:p>
          </table:table-cell>
        </table:table-row>
        <table:table-row table:style-name="Tabelle2.1">
          <table:table-cell table:style-name="Tabelle2.A142" office:value-type="float" office:value="0">
            <text:p text:style-name="P5">1.8.1</text:p>
          </table:table-cell>
          <table:table-cell table:style-name="Tabelle2.B142" office:value-type="string">
            <text:p text:style-name="P5">09/24/2015</text:p>
          </table:table-cell>
          <table:table-cell table:style-name="Tabelle2.C142" office:value-type="string">
            <text:p text:style-name="P5">10.81</text:p>
          </table:table-cell>
          <table:table-cell table:style-name="Tabelle2.D142" office:value-type="string">
            <text:p text:style-name="P9">Sidebar Checklist added</text:p>
          </table:table-cell>
          <table:table-cell table:style-name="Tabelle2.E142" office:value-type="string">
            <text:p text:style-name="P16">Dorothea Doerffel</text:p>
          </table:table-cell>
        </table:table-row>
        <table:table-row table:style-name="Tabelle2.1">
          <table:table-cell table:style-name="Tabelle2.A143" office:value-type="float" office:value="0">
            <text:p text:style-name="P5">1.8.2</text:p>
          </table:table-cell>
          <table:table-cell table:style-name="Tabelle2.B143" office:value-type="string">
            <text:p text:style-name="P5">09/24/2015</text:p>
          </table:table-cell>
          <table:table-cell table:style-name="Tabelle2.C143" office:value-type="string">
            <text:p text:style-name="P5">8.18 / 5.9</text:p>
          </table:table-cell>
          <table:table-cell table:style-name="Tabelle2.D143" office:value-type="string">
            <text:p text:style-name="P15"><text:span text:style-name="T9">added pager to "Linked CIs" dashlet in CIC / Online Help Link / Service View / </text:span>two values for QueueView / Pager for LinkedCIDashlet in CIC</text:p>
          </table:table-cell>
          <table:table-cell table:style-name="Tabelle2.E143" office:value-type="string">
            <text:p text:style-name="P16">Rene Böhm</text:p>
          </table:table-cell>
        </table:table-row>
        <table:table-row table:style-name="Tabelle2.1">
          <table:table-cell table:style-name="Tabelle2.A144" office:value-type="float" office:value="0">
            <text:p text:style-name="P5">1.8.3</text:p>
          </table:table-cell>
          <table:table-cell table:style-name="Tabelle2.B144" office:value-type="string">
            <text:p text:style-name="P5">08/10/2015</text:p>
          </table:table-cell>
          <table:table-cell table:style-name="Tabelle2.C144" office:value-type="string">
            <text:p text:style-name="P5">5.9 / 7.5</text:p>
          </table:table-cell>
          <table:table-cell table:style-name="Tabelle2.D144" office:value-type="string">
            <text:p text:style-name="P9">CIC dashlets added (remote DB, search template, calendar, further information) / fixed values in ticket templates</text:p>
          </table:table-cell>
          <table:table-cell table:style-name="Tabelle2.E144" office:value-type="string">
            <text:p text:style-name="P16">Dorothea Doerffel</text:p>
          </table:table-cell>
        </table:table-row>
        <table:table-row table:style-name="Tabelle2.145">
          <table:table-cell table:style-name="Tabelle2.A145" office:value-type="float" office:value="0">
            <text:p text:style-name="P5">1.8.4</text:p>
          </table:table-cell>
          <table:table-cell table:style-name="Tabelle2.B147" office:value-type="string">
            <text:p text:style-name="P5">10/21/2015</text:p>
          </table:table-cell>
          <table:table-cell table:style-name="Tabelle2.C147" office:value-type="string">
            <text:p text:style-name="P5">8.5 / 8.6 / 10.8 / 10.18 / 10.23</text:p>
          </table:table-cell>
          <table:table-cell table:style-name="Tabelle2.D147" office:value-type="string">
            <text:p text:style-name="P9">KIXSidebar-SysConfig keys / CustomizeForm-Sidebar / TicketStateWorkflow SysConfig keys completed</text:p>
          </table:table-cell>
          <table:table-cell table:style-name="Tabelle2.E147" office:value-type="string">
            <text:p text:style-name="P16">Dorothea Doerffel</text:p>
          </table:table-cell>
        </table:table-row>
        <table:table-row table:style-name="Tabelle2.146">
          <table:table-cell table:style-name="Tabelle2.A146" office:value-type="float" office:value="0">
            <text:p text:style-name="P5">1.8.5</text:p>
          </table:table-cell>
          <table:table-cell table:style-name="Tabelle2.B147" office:value-type="string">
            <text:p text:style-name="P5">10/22/2015</text:p>
          </table:table-cell>
          <table:table-cell table:style-name="Tabelle2.C147" office:value-type="string">
            <text:p text:style-name="P5">10.83</text:p>
          </table:table-cell>
          <table:table-cell table:style-name="Tabelle2.D147" office:value-type="string">
            <text:p text:style-name="P9">TicketType translation</text:p>
          </table:table-cell>
          <table:table-cell table:style-name="Tabelle2.E147" office:value-type="string">
            <text:p text:style-name="P16">Rene Boehm</text:p>
          </table:table-cell>
        </table:table-row>
        <table:table-row table:style-name="Tabelle2.147">
          <table:table-cell table:style-name="Tabelle2.A147" office:value-type="float" office:value="0">
            <text:p text:style-name="P5">1.8.6</text:p>
          </table:table-cell>
          <table:table-cell table:style-name="Tabelle2.B147" office:value-type="string">
            <text:p text:style-name="P5">11/24/2015</text:p>
          </table:table-cell>
          <table:table-cell table:style-name="Tabelle2.C147" office:value-type="string">
            <text:p text:style-name="P5">10.81</text:p>
          </table:table-cell>
          <table:table-cell table:style-name="Tabelle2.D147" office:value-type="string">
            <text:p text:style-name="P9">Extended and changed SysConfig options</text:p>
          </table:table-cell>
          <table:table-cell table:style-name="Tabelle2.E147" office:value-type="string">
            <text:p text:style-name="P16">Rene Boehm</text:p>
          </table:table-cell>
        </table:table-row>
        <table:table-row table:style-name="Tabelle2.148">
          <table:table-cell table:style-name="Tabelle2.A148" office:value-type="float" office:value="0">
            <text:p text:style-name="P5">1.9.0</text:p>
          </table:table-cell>
          <table:table-cell table:style-name="Tabelle2.B149" office:value-type="string">
            <text:p text:style-name="P5">12/23/2015</text:p>
          </table:table-cell>
          <table:table-cell table:style-name="Tabelle2.C149" office:value-type="string">
            <text:p text:style-name="P5">10.2 / 13.18</text:p>
          </table:table-cell>
          <table:table-cell table:style-name="Tabelle2.D149" office:value-type="string">
            <text:p text:style-name="P9">14-day-stats adapted / ci group access example added</text:p>
          </table:table-cell>
          <table:table-cell table:style-name="Tabelle2.E149" office:value-type="string">
            <text:p text:style-name="P16">Dorothea Doerffel</text:p>
          </table:table-cell>
        </table:table-row>
        <table:table-row table:style-name="Tabelle2.149">
          <table:table-cell table:style-name="Tabelle2.A149" office:value-type="float" office:value="0">
            <text:p text:style-name="P5">1.9.1</text:p>
          </table:table-cell>
          <table:table-cell table:style-name="Tabelle2.B149" office:value-type="string">
            <text:p text:style-name="P5">01/19/2016</text:p>
          </table:table-cell>
          <table:table-cell table:style-name="Tabelle2.C149" office:value-type="string">
            <text:p text:style-name="P5">6.5.1.1</text:p>
          </table:table-cell>
          <table:table-cell table:style-name="Tabelle2.D149" office:value-type="string">
            <text:p text:style-name="P9">Updated file list</text:p>
          </table:table-cell>
          <table:table-cell table:style-name="Tabelle2.E149" office:value-type="string">
            <text:p text:style-name="P16">Rene Boehm</text:p>
          </table:table-cell>
        </table:table-row>
        <table:table-row table:style-name="Tabelle2.150">
          <table:table-cell table:style-name="Tabelle2.A150" office:value-type="float" office:value="0">
            <text:p text:style-name="P5">1.9.2</text:p>
          </table:table-cell>
          <table:table-cell table:style-name="Tabelle2.B150" office:value-type="string">
            <text:p text:style-name="P5">01/22/2016</text:p>
          </table:table-cell>
          <table:table-cell table:style-name="Tabelle2.C150" office:value-type="string">
            <text:p text:style-name="P5">10.8</text:p>
          </table:table-cell>
          <table:table-cell table:style-name="Tabelle2.D150" office:value-type="string">
            <text:p text:style-name="P9">Changed SysConfig Key for TicketStateWorkflowExtension</text:p>
          </table:table-cell>
          <table:table-cell table:style-name="Tabelle2.E150" office:value-type="string">
            <text:p text:style-name="P16">Dorothea Doerffel</text:p>
          </table:table-cell>
        </table:table-row>
        <table:table-row table:style-name="Tabelle2.151">
          <table:table-cell table:style-name="Tabelle2.A151" office:value-type="float" office:value="0">
            <text:p text:style-name="P6">1.9.<text:span text:style-name="T47">3</text:span></text:p>
          </table:table-cell>
          <table:table-cell table:style-name="Tabelle2.B151" office:value-type="string">
            <text:p text:style-name="P6">02/24/2016</text:p>
          </table:table-cell>
          <table:table-cell table:style-name="Tabelle2.C151" office:value-type="string">
            <text:p text:style-name="P6">10.11</text:p>
          </table:table-cell>
          <table:table-cell table:style-name="Tabelle2.D151" office:value-type="string">
            <text:p text:style-name="P10">Explanation of EscalationDelay adapted</text:p>
          </table:table-cell>
          <table:table-cell table:style-name="Tabelle2.E151" office:value-type="string">
            <text:p text:style-name="P18">Dorothea Doerffel</text:p>
          </table:table-cell>
        </table:table-row>
        <table:table-row table:style-name="Tabelle2.152">
          <table:table-cell table:style-name="Tabelle2.A152" office:value-type="float" office:value="0">
            <text:p text:style-name="P8">1.9.4</text:p>
          </table:table-cell>
          <table:table-cell table:style-name="Tabelle2.B152" office:value-type="string">
            <text:p text:style-name="P7">03/01/2016</text:p>
          </table:table-cell>
          <table:table-cell table:style-name="Tabelle2.C152" office:value-type="string">
            <text:p text:style-name="P7">13.18</text:p>
          </table:table-cell>
          <table:table-cell table:style-name="Tabelle2.D152" office:value-type="string">
            <text:p text:style-name="P11">Description for GroupAccess of config items adapted</text:p>
          </table:table-cell>
          <table:table-cell table:style-name="Tabelle2.E152" office:value-type="string">
            <text:p text:style-name="P19">Dorothea Doerffel</text:p>
          </table:table-cell>
        </table:table-row>
        <table:table-row table:style-name="Tabelle2.153">
          <table:table-cell table:style-name="Tabelle2.A153" office:value-type="float" office:value="0">
            <text:p text:style-name="P7">1.<text:span text:style-name="T53">9</text:span>.<text:span text:style-name="T53">5</text:span></text:p>
          </table:table-cell>
          <table:table-cell table:style-name="Tabelle2.B153" office:value-type="string">
            <text:p text:style-name="P7">03/1<text:span text:style-name="T52">8</text:span>/2016</text:p>
          </table:table-cell>
          <table:table-cell table:style-name="Tabelle2.C153" office:value-type="string">
            <text:p text:style-name="P7"><text:span text:style-name="T52">8</text:span>.<text:span text:style-name="T52">6</text:span></text:p>
          </table:table-cell>
          <table:table-cell table:style-name="Tabelle2.D153" office:value-type="string">
            <text:p text:style-name="P12">Show and hide dynamic fields via ACL editor</text:p>
          </table:table-cell>
          <table:table-cell table:style-name="Tabelle2.E153" office:value-type="string">
            <text:p text:style-name="P19">Dorothea Doerffel</text:p>
          </table:table-cell>
        </table:table-row>
      </table:table>
      <text:h text:style-name="P239" text:outline-level="3" text:is-list-header="true"><text:soft-page-break/></text:h>
      <text:h text:style-name="P239" text:outline-level="3">Authors / Responsible</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42">Lastname, Firstname</text:p>
          </table:table-cell>
          <table:table-cell table:style-name="Tabelle4.A1" office:value-type="string">
            <text:p text:style-name="P42">Organization</text:p>
          </table:table-cell>
          <table:table-cell table:style-name="Tabelle4.C1" office:value-type="string">
            <text:p text:style-name="P42">Function</text:p>
          </table:table-cell>
        </table:table-row>
        <table:table-row table:style-name="Tabelle4.1">
          <table:table-cell table:style-name="Tabelle4.A7" office:value-type="string">
            <text:p text:style-name="P5">Böhm, Ralf</text:p>
          </table:table-cell>
          <table:table-cell table:style-name="Tabelle4.B7" office:value-type="string">
            <text:p text:style-name="P5">c.a.p.e. IT® GmbH </text:p>
          </table:table-cell>
          <table:table-cell table:style-name="Tabelle4.C7" office:value-type="string">
            <text:p text:style-name="P5">Software Engineer</text:p>
          </table:table-cell>
        </table:table-row>
        <table:table-row table:style-name="Tabelle4.1">
          <table:table-cell table:style-name="Tabelle4.A7" office:value-type="string">
            <text:p text:style-name="P5">Böhm, Rene</text:p>
          </table:table-cell>
          <table:table-cell table:style-name="Tabelle4.B7" office:value-type="string">
            <text:p text:style-name="P5">c.a.p.e. IT® GmbH </text:p>
          </table:table-cell>
          <table:table-cell table:style-name="Tabelle4.C7" office:value-type="string">
            <text:p text:style-name="P5">Head of Product Development</text:p>
          </table:table-cell>
        </table:table-row>
        <table:table-row table:style-name="Tabelle4.1">
          <table:table-cell table:style-name="Tabelle4.A7" office:value-type="string">
            <text:p text:style-name="P5">Doerffel, Dorothea</text:p>
          </table:table-cell>
          <table:table-cell table:style-name="Tabelle4.B7" office:value-type="string">
            <text:p text:style-name="P5">c.a.p.e. IT® GmbH </text:p>
          </table:table-cell>
          <table:table-cell table:style-name="Tabelle4.C7" office:value-type="string">
            <text:p text:style-name="P5">Software Engineer</text:p>
          </table:table-cell>
        </table:table-row>
        <table:table-row table:style-name="Tabelle4.1">
          <table:table-cell table:style-name="Tabelle4.A7" office:value-type="string">
            <text:p text:style-name="P5">Kaiser, Ricky</text:p>
          </table:table-cell>
          <table:table-cell table:style-name="Tabelle4.B7" office:value-type="string">
            <text:p text:style-name="P5">c.a.p.e. IT® GmbH </text:p>
          </table:table-cell>
          <table:table-cell table:style-name="Tabelle4.C7" office:value-type="string">
            <text:p text:style-name="P5">Software Engineer</text:p>
          </table:table-cell>
        </table:table-row>
        <table:table-row table:style-name="Tabelle4.1">
          <table:table-cell table:style-name="Tabelle4.A7" office:value-type="string">
            <text:p text:style-name="P5">Mehlig, Stefan</text:p>
          </table:table-cell>
          <table:table-cell table:style-name="Tabelle4.B7" office:value-type="string">
            <text:p text:style-name="P5">c.a.p.e. IT® GmbH </text:p>
          </table:table-cell>
          <table:table-cell table:style-name="Tabelle4.C7" office:value-type="string">
            <text:p text:style-name="P5">Software Engineer</text:p>
          </table:table-cell>
        </table:table-row>
        <table:table-row table:style-name="Tabelle4.1">
          <table:table-cell table:style-name="Tabelle4.A7" office:value-type="string">
            <text:p text:style-name="P5">Oberender, Frank</text:p>
          </table:table-cell>
          <table:table-cell table:style-name="Tabelle4.B7" office:value-type="string">
            <text:p text:style-name="P5">c.a.p.e. IT® GmbH </text:p>
          </table:table-cell>
          <table:table-cell table:style-name="Tabelle4.C7" office:value-type="string">
            <text:p text:style-name="P5">Software Engineer</text:p>
          </table:table-cell>
        </table:table-row>
        <table:table-row table:style-name="Tabelle4.1">
          <table:table-cell table:style-name="Tabelle4.A8" office:value-type="string">
            <text:p text:style-name="P5">Thau, Torsten</text:p>
          </table:table-cell>
          <table:table-cell table:style-name="Tabelle4.B8" office:value-type="string">
            <text:p text:style-name="P5">c.a.p.e. IT® GmbH </text:p>
          </table:table-cell>
          <table:table-cell table:style-name="Tabelle4.C8" office:value-type="string">
            <text:p text:style-name="P5">Head of Project Coordination</text:p>
          </table:table-cell>
        </table:table-row>
      </table:table>
      <text:h text:style-name="Heading_20_3" text:outline-level="3" text:is-list-header="true"/>
      <text:h text:style-name="Heading_20_3" text:outline-level="3">Document Owner</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42">Organization</text:p>
          </table:table-cell>
          <table:table-cell table:style-name="Tabelle3.A1" office:value-type="string">
            <text:p text:style-name="P42">Address</text:p>
          </table:table-cell>
          <table:table-cell table:style-name="Tabelle3.C1" office:value-type="string">
            <text:p text:style-name="P42">Contact</text:p>
          </table:table-cell>
        </table:table-row>
        <table:table-row table:style-name="Tabelle3.1">
          <table:table-cell table:style-name="Tabelle3.A2" office:value-type="string">
            <text:p text:style-name="P5">c.a.p.e. IT® GmbH </text:p>
          </table:table-cell>
          <table:table-cell table:style-name="Tabelle3.B2" office:value-type="string">
            <text:p text:style-name="P5">Schönherrstraße 8<text:line-break/>09113 Chemnitz</text:p>
          </table:table-cell>
          <table:table-cell table:style-name="Tabelle3.C2" office:value-type="string">
            <text:p text:style-name="P5">info@cape-it.de<text:line-break/>+49 371 5347 - 620</text:p>
          </table:table-cell>
        </table:table-row>
      </table:table>
      <text:h text:style-name="P242" text:outline-level="1">Requirements and Recommendations</text:h>
      <text:h text:style-name="Heading_20_2" text:outline-level="2">Requirements</text:h>
      <text:list xml:id="list5556868935926288685" text:style-name="L1">
        <text:list-item>
          <text:p text:style-name="P85">OTRS 4.0.x, Version &gt;= 4.0.13</text:p>
        </text:list-item>
        <text:list-item>
          <text:p text:style-name="P85">Corresponding OTRS-extension package KIXCore &gt;= 4.0.0</text:p>
        </text:list-item>
      </text:list>
      <text:list xml:id="list125991484954467749" text:style-name="L2">
        <text:list-item>
          <text:p text:style-name="P86">The user which installs the package </text:p>
          <text:list>
            <text:list-item>
              <text:p text:style-name="P86">Needs write permissions on &lt;OTRS_HOME&gt;/Kernel/Config.pm</text:p>
            </text:list-item>
            <text:list-item>
              <text:p text:style-name="P86">Needs write permissions on &lt;OTRS_HOME&gt;/scripts/apache2-perl-startup.pl</text:p>
            </text:list-item>
            <text:list-item>
              <text:p text:style-name="P86">Must be able to create directories and files in &lt;OTRS_HOME&gt;</text:p>
            </text:list-item>
          </text:list>
        </text:list-item>
      </text:list>
      <text:h text:style-name="Heading_20_2" text:outline-level="2">Recommendations</text:h>
      <text:list xml:id="list1952438829113413134" text:style-name="L3">
        <text:list-item>
          <text:p text:style-name="P125">If the SysConfig change tracking feature is used, the Perl Module „Data::Compare“ should be installed</text:p>
          <text:list>
            <text:list-item>
              <text:p text:style-name="P125">See your operating system distribution or CPAN</text:p>
            </text:list-item>
            <text:list-item>
              <text:p text:style-name="P125">Check your system configuration with <text:span text:style-name="T3">&lt;OTRS_HOME&gt;/bin/</text:span>kix.CheckModules.pl</text:p>
            </text:list-item>
          </text:list>
        </text:list-item>
      </text:list>
      <text:p text:style-name="Standard"/>
      <text:h text:style-name="Heading_20_1" text:outline-level="1">Installation and Upgrading</text:h>
      <text:h text:style-name="Heading_20_2" text:outline-level="2">Installation KIX4OTRS</text:h>
      <text:p text:style-name="P22">This section is relevant if you already have an OTRS 4.0.x running and just want to install KIX4OTRS. </text:p>
      <text:p text:style-name="P22"/>
      <text:list xml:id="list221858115707987543" text:style-name="L4">
        <text:list-item>
          <text:p text:style-name="P87">Install and configure your OTRS – preferably from source package</text:p>
        </text:list-item>
        <text:list-item>
          <text:p text:style-name="P87">Install KIXCore</text:p>
        </text:list-item>
      </text:list>
      <text:list xml:id="list6632850273157376731" text:style-name="L5">
        <text:list-item>
          <text:list>
            <text:list-item>
              <text:p text:style-name="P117">sudo -u &lt;OTRS_USER&gt; ./bin/otrs.PackageManager.pl -a install -p /path/to/KIXCore-4.0.0.opm</text:p>
            </text:list-item>
            <text:list-item>
              <text:p text:style-name="P128"><text:span text:style-name="T6">Check if your apache2-perl startup script contains following (light yellow marked) lines<text:line-break/></text:span><text:span text:style-name="T7">use ModPerl::Util;<text:line-break/># set otrs lib path! <text:line-break/>use lib "/opt/otrs/";<text:line-break/>use lib "/opt/otrs/Kernel/cpan-lib";<text:line-break/>use lib "/opt/otrs/Custom";<text:line-break/></text:span><text:span text:style-name="T8">#----------- KIX tsunami framework -----------<text:line-break/># CustomPackageLibs ~#<text:line-break/>use lib "/opt/otrs/KIXCore";<text:line-break/># EO CustomPackageLibs ~#<text:line-break/>#----------- EO KIX tsunami framework -----------</text:span><text:span text:style-name="T7"><text:line-break/><text:line-break/># pull in things we will use in most requests so it […]<text:line-break/>…</text:span></text:p>
            </text:list-item>
            <text:list-item>
              <text:p text:style-name="P128"><text:span text:style-name="T6">Check if your Kernel/Config.pm contains following (light yellow marked) lines<text:line-break/></text:span><text:span text:style-name="T7">...<text:line-break/>use Kernel::Config::Defaults;<text:line-break/>push (@ISA, 'Kernel::Config::Defaults');<text:line-break/># -----------------------------------------------------#<text:line-break/>1;<text:line-break/></text:span><text:span text:style-name="T8">#----------- KIX tsunami framework -----------<text:line-break/>use File::Basename;<text:line-break/>use FindBin qw($Bin);<text:line-break/># CustomPackageLibs ~#<text:line-break/>use lib "/opt/otrs/KIXCore";<text:line-break/># EO CustomPackageLibs ~#<text:line-break/>#----------- EO KIX tsunami framework -----------<text:line-break/>1;</text:span></text:p>
            </text:list-item>
          </text:list>
        </text:list-item>
      </text:list>
      <text:list xml:id="list113626893941077" text:continue-list="list221858115707987543" text:style-name="L4">
        <text:list-item>
          <text:p text:style-name="P88">Delete OTRS cache and rebuild config </text:p>
        </text:list-item>
      </text:list>
      <text:list xml:id="list7855091941759013915" text:style-name="L6">
        <text:list-item>
          <text:list>
            <text:list-item>
              <text:p text:style-name="P118">sudo -u &lt;OTRS_USER&gt; ./bin/otrs.DeleteCache.pl</text:p>
            </text:list-item>
            <text:list-item>
              <text:p text:style-name="P118">sudo -u &lt;OTRS_USER&gt; ./bin/otrs.RebuildConfig.pl</text:p>
            </text:list-item>
          </text:list>
        </text:list-item>
      </text:list>
      <text:list xml:id="list113626168325432" text:continue-list="list113626893941077" text:style-name="L4">
        <text:list-item>
          <text:p text:style-name="P88">Restart your webserver and check if OTRS is running</text:p>
        </text:list-item>
        <text:list-item>
          <text:p text:style-name="P88">Install KIX4OTRS</text:p>
        </text:list-item>
      </text:list>
      <text:list xml:id="list1942951213749125932" text:style-name="L7">
        <text:list-item>
          <text:list>
            <text:list-item>
              <text:p text:style-name="P119">sudo -u &lt;OTRS_USER&gt; ./bin/otrs.PackageManager.pl -a install -p /path/to/KIX4OTRS-7.1.0.opm</text:p>
            </text:list-item>
            <text:list-item>
              <text:p text:style-name="P129"><text:span text:style-name="T6">Check if your apache2-perl startup script contains following (light yellow marked) lines</text:span><text:span text:style-name="T6"><text:note text:id="ftn1" text:note-class="footnote"><text:note-citation text:label="Note">Note</text:note-citation><text:note-body><text:p text:style-name="P63">: depending on the installation status of your OTRS::ITSM extensions not all of these line are required, e.g. /opt/otrs/KIX4OTRSITSMIncidentProblem is only required if OTRS-extension ITSMIncidentProblemManagement is installed</text:p></text:note-body></text:note></text:span><text:span text:style-name="T6"><text:line-break/>…<text:line-break/></text:span><text:span text:style-name="T7">use ModPerl::Util;<text:line-break/># set otrs lib path! <text:line-break/></text:span><text:soft-page-break/><text:span text:style-name="T7">use lib "/opt/otrs/";<text:line-break/>use lib "/opt/otrs/Kernel/cpan-lib";<text:line-break/>use lib "/opt/otrs/Custom";<text:line-break/></text:span><text:span text:style-name="T8">#----------- KIX tsunami framework -----------<text:line-break/># CustomPackageLibs ~#<text:line-break/>use lib "/opt/otrs/KIXCore";<text:line-break/>use lib "/opt/otrs/KIX4OTRS";<text:line-break/>use lib "/opt/otrs/KIX4OTRSITSMCore";<text:line-break/>use lib "/opt/otrs/KIX4OTRSITSMConfigManagement";<text:line-break/>use lib "/opt/otrs/KIX4OTRSITSMIncidentProblem";<text:line-break/># EO CustomPackageLibs ~#<text:line-break/>#----------- EO KIX tsunami framework -----------</text:span><text:span text:style-name="T7"><text:line-break/><text:line-break/># pull in things we will use in most requests so it […] <text:line-break/>...</text:span></text:p>
            </text:list-item>
            <text:list-item>
              <text:p text:style-name="P129"><text:span text:style-name="T6">Check if your Kernel/Config.pm contains following (light yellow marked) lines</text:span><text:span text:style-name="T6"><text:note text:id="ftn2" text:note-class="footnote"><text:note-citation text:label="Note">Note</text:note-citation><text:note-body><text:p text:style-name="P63">: depending on the installation status of your OTRS::ITSM extensions not all of these lines are required, e.g. /opt/otrs/KIX4OTRSITSMIncidentProblem is only required if OTRS extension ITSMIncidentProblemManagement is installed</text:p></text:note-body></text:note></text:span><text:span text:style-name="T6"><text:line-break/></text:span><text:span text:style-name="T7">...<text:line-break/>use Kernel::Config::Defaults;<text:line-break/>push (@ISA, 'Kernel::Config::Defaults');<text:line-break/># -----------------------------------------------------#<text:line-break/>1;<text:line-break/></text:span><text:span text:style-name="T8">#----------- KIX tsunami framework -----------<text:line-break/>use File::Basename;<text:line-break/> use FindBin qw($Bin);<text:line-break/># CustomPackageLibs ~#<text:line-break/>use lib "/opt/otrs/KIXCore";<text:line-break/>use lib "/opt/otrs/KIX4OTRS";<text:line-break/>use lib "/opt/otrs/KIX4OTRSITSMCore";<text:line-break/>use lib "/opt/otrs/KIX4OTRSITSMConfigManagement";<text:line-break/>use lib "/opt/otrs/KIX4OTRSITSMIncidentProblem";<text:line-break/># EO CustomPackageLibs ~#<text:line-break/>#----------- EO KIX tsunami framework -----------<text:line-break/>1;</text:span></text:p>
            </text:list-item>
          </text:list>
        </text:list-item>
      </text:list>
      <text:list xml:id="list113627677979993" text:continue-list="list113626168325432" text:style-name="L4">
        <text:list-item>
          <text:p text:style-name="P88">Delete OTRS cache and rebuild config </text:p>
        </text:list-item>
      </text:list>
      <text:list xml:id="list3769347886433399602" text:style-name="L8">
        <text:list-item>
          <text:list>
            <text:list-item>
              <text:p text:style-name="P120">sudo -u &lt;OTRS_USER&gt; ./bin/otrs.DeleteCache.pl</text:p>
            </text:list-item>
            <text:list-item>
              <text:p text:style-name="P120">sudo -u &lt;OTRS_USER&gt; ./bin/otrs.RebuildConfig.pl</text:p>
            </text:list-item>
          </text:list>
        </text:list-item>
      </text:list>
      <text:list xml:id="list113626246019055" text:continue-list="list113627677979993" text:style-name="L4">
        <text:list-item>
          <text:p text:style-name="P88">Restart your webserver and check if OTRS with KIX4OTRS is running</text:p>
        </text:list-item>
      </text:list>
      <text:h text:style-name="Heading_20_2" text:outline-level="2">Upgrading from OTRS::CiCS 3.x to KIX4OTRS 7.x</text:h>
      <text:p text:style-name="P22">This section is relevant if OTRS::CiCS is already installed on your OTRS 2.4.x and you intent to upgrade to OTRS 4.0.x with KIX4OTRS. </text:p>
      <text:p text:style-name="Standard"/>
      <text:list xml:id="list1929597495934754353" text:style-name="L9">
        <text:list-item>
          <text:p text:style-name="P141">Upgrade your OTRS to OTRS 4.0.x as describted in the file UPGRADING</text:p>
        </text:list-item>
        <text:list-item>
          <text:p text:style-name="P141">If OTRS::ITSM is used, upgrade or install your OTRS::ITSM packages.</text:p>
        </text:list-item>
        <text:list-item>
          <text:p text:style-name="P121">Install KIX4OTRS and check the installation hint in 3.1</text:p>
        </text:list-item>
        <text:list-item>
          <text:p text:style-name="P121">If you use a special extension package(CompanyExtensions) bases on OTRS::CICS uninstall OTRS::CiCS and upgrade this special extension package.</text:p>
        </text:list-item>
      </text:list>
      <text:h text:style-name="Heading_20_1" text:outline-level="1">Extended Custom Folders – KIXCore</text:h>
      <text:p text:style-name="P24">This chapter describes a separate package that is a required OTRS-extension before <text:span text:style-name="T32">KIX4OTRS</text:span> can be installed. It continues the idea of the OTRS-CiCS approach which modified Perl's internal variable @INC. </text:p>
      <text:p text:style-name="P24"/>
      <text:p text:style-name="P23">The package <text:span text:style-name="T32">KIXCore</text:span> provides a more flexible and more general approach for extensions of extensions than the common "Custom"-folder of OTRS itself. KIXCore (as the custom folder itself) is the continued development of the previous tsunami approach to extend other OTRS-extensions. By employing "use lib" instead of "unshift @INC", it provides more stability and reduced complexity. Therefore each extension requires a modification of Kernel/Config.pm and apache2-perl startup scripts (e.g. scripts/apache2-perl-startup.pl). This can be done automatically by KIXUtils::RegisterCustomPackage. Each time a new custom folder is registered a backup of the modified file Config.pm and apache2-perl startup script with a timestamp suffix is written.</text:p>
      <text:p text:style-name="P24"/>
      <text:p text:style-name="P28">You can use a command line tool (&lt;OTRS_HOME&gt;/bin/otrs.ManageMultipleCustomPackages.pl) to list custom folders, register or unregister a custom folder but actually this should be done by the package installation process. </text:p>
      <text:p text:style-name="P24"/>
      <text:p text:style-name="P23"><text:span text:style-name="T31">IMPORTANT</text:span>: if you're using mod-perl a webserver restart is required after the modification of apache2-perl startup script. Otherwise, no further custom packages in your custom modification will be found. Using a function of your custom extension upon installation (type "post") will NOT work, since @INC does not contain your custom directory yet. In order to use custom functions immediately on installation you need to install the extension via command line. </text:p>
      <text:p text:style-name="P24"/>
      <text:p text:style-name="P23">The common folder "Custom" allows to overwrite an existing file of an already installed package once. If you installed another extension, you would encounter the same problem as if you had no "Custom" folder. This drawback is resolved with KIXCore. Furthermore the common Custom-folder of OTRS does not affect following files/items (yet). By extending the custom-folder approach it is possible to easily dis- and enable whole OTRS-extensions by un-/registering the corresponding custom folder. </text:p>
      <text:p text:style-name="P24"/>
      <text:list xml:id="list6146350759593069807" text:style-name="L10">
        <text:list-item>
          <text:p text:style-name="P90">dtl-Templates </text:p>
        </text:list-item>
        <text:list-item>
          <text:p text:style-name="P90">Kernel::Language </text:p>
          <text:list>
            <text:list-item>
              <text:p text:style-name="P90">Contains modifications to (re-)place translation files by custom packages </text:p>
            </text:list-item>
          </text:list>
        </text:list-item>
        <text:list-item>
          <text:p text:style-name="P90">Kernel::System::LinkObject </text:p>
          <text:list>
            <text:list-item>
              <text:p text:style-name="P90">Required modification since module searches LinkObject backends not based on @INC but on hard coded file paths - should be fixed in future OTRS releases </text:p>
            </text:list-item>
          </text:list>
        </text:list-item>
        <text:list-item>
          <text:p text:style-name="P90">Kernel::System::SysConfig </text:p>
          <text:list>
            <text:list-item>
              <text:p text:style-name="P90">Contains modifications to place XML-configuration files in custom folders </text:p>
            </text:list-item>
          </text:list>
        </text:list-item>
        <text:list-item>
          <text:p text:style-name="P90">Kernel::System::Stats </text:p>
          <text:list>
            <text:list-item>
              <text:p text:style-name="P90">Contains modifications to place and access static and dynamic stats in custom folders</text:p>
            </text:list-item>
          </text:list>
        </text:list-item>
      </text:list>
      <text:h text:style-name="Heading_20_1" text:outline-level="1">Customer User Extensions</text:h>
      <text:h text:style-name="Heading_20_2" text:outline-level="2">Customer Events</text:h>
      <text:list xml:id="list3092617108804696404" text:style-name="L11">
        <text:list-item>
          <text:p text:style-name="P91">In default OTRS, changes in customer user attributes or preferences will not trigger an event handler.</text:p>
          <text:p text:style-name="P91"/>
        </text:list-item>
      </text:list>
      <text:h text:style-name="P237" text:outline-level="3">Implementation</text:h>
      <text:list xml:id="list330527358442362367" text:style-name="L12">
        <text:list-item>
          <text:p text:style-name="P143">Extension of the customer user backend module to trigger events whenever a relevant action (CustomerUserAdd, CustomerUserUpdate, CustomerUserSetPassword, CustomerUserSetPreferences) was successfully completed.</text:p>
          <text:p text:style-name="P143"/>
        </text:list-item>
      </text:list>
      <text:h text:style-name="Heading_20_4" text:outline-level="4">Related Structures</text:h>
      <text:h text:style-name="Heading_20_5" text:outline-level="5">Filelist</text:h>
      <text:list xml:id="list5580163624336621263" text:style-name="List_20_1">
        <text:list-item>
          <text:h text:style-name="Quellcode-Auflistung" text:outline-level="6">KIX4OTRS/Kernel/System/CustomerUser.pm</text:h>
          <text:h text:style-name="Quellcode-Auflistung" text:outline-level="6"/>
        </text:list-item>
      </text:list>
      <text:h text:style-name="Heading_20_3" text:outline-level="3">SysConfig Options</text:h>
      <table:table table:name="Tabelle44" table:style-name="Tabelle44">
        <table:table-column table:style-name="Tabelle44.A"/>
        <table:table-column table:style-name="Tabelle44.B"/>
        <table:table-header-rows>
          <table:table-row table:style-name="Tabelle44.1">
            <table:table-cell table:style-name="Tabelle44.A1" office:value-type="string">
              <text:p text:style-name="P41">Key Name</text:p>
            </table:table-cell>
            <table:table-cell table:style-name="Tabelle44.B1" office:value-type="string">
              <text:p text:style-name="P41">Description</text:p>
            </table:table-cell>
          </table:table-row>
        </table:table-header-rows>
        <table:table-row table:style-name="Tabelle44.1">
          <table:table-cell table:style-name="Tabelle44.A2" office:value-type="string">
            <text:p text:style-name="Table_20_Contents">n.a.</text:p>
          </table:table-cell>
          <table:table-cell table:style-name="Tabelle44.B2" office:value-type="string">
            <text:p text:style-name="Table_20_Contents">n.a.</text:p>
          </table:table-cell>
        </table:table-row>
      </table:table>
      <text:h text:style-name="Heading_20_2" text:outline-level="2">Multiple CustomerIDs</text:h>
      <text:list xml:id="list5590892975916650799" text:style-name="L13">
        <text:list-item>
          <text:p text:style-name="P92">If a customer user has multiple customer IDs assigned, the ticket is always generated with his/her primary customer ID</text:p>
        </text:list-item>
        <text:list-item>
          <text:p text:style-name="P92">Customer user must be able to choose for which customer ID he/she wants to create the ticket </text:p>
        </text:list-item>
        <text:list-item>
          <text:p text:style-name="P92">The assignment of multiple customer IDs in the agents frontend is done by a text field which contains comma separated all customer IDs</text:p>
          <text:list>
            <text:list-item>
              <text:p text:style-name="P92">There should be a chance to select values from a multiple selection list if customer company support is enabled</text:p>
              <text:p text:style-name="P92"/>
            </text:list-item>
          </text:list>
        </text:list-item>
      </text:list>
      <text:h text:style-name="P237" text:outline-level="3">Implementation</text:h>
      <text:list xml:id="list7620968555884432374" text:style-name="L14">
        <text:list-item>
          <text:p text:style-name="P144">Use of a pre-application module in customer frontend to check if customer user has multiple customer <text:span text:style-name="T6">ID</text:span>s assigned </text:p>
          <text:list>
            <text:list-item>
              <text:p text:style-name="P144">Allow customer user to select relevant customer <text:span text:style-name="T6">ID</text:span> before ticket creation mask is shown</text:p>
            </text:list-item>
          </text:list>
        </text:list-item>
        <text:list-item>
          <text:p text:style-name="P144">Allow agents to select relevant customer <text:span text:style-name="T6">ID</text:span> in ticket creation mask</text:p>
          <text:list>
            <text:list-item>
              <text:p text:style-name="P144">Shown as a list in customer details</text:p>
            </text:list-item>
          </text:list>
        </text:list-item>
        <text:list-item>
          <text:p text:style-name="P144">Display multiple selection for UserCustomerIDs if customer company support is enabled in admin's frontend</text:p>
          <text:p text:style-name="P144"/>
        </text:list-item>
      </text:list>
      <text:h text:style-name="Heading_20_4" text:outline-level="4">Related Structures</text:h>
      <text:h text:style-name="Heading_20_5" text:outline-level="5">Filelist</text:h>
      <text:list xml:id="list113626314112053" text:continue-list="list5580163624336621263" text:style-name="List_20_1">
        <text:list-item>
          <text:h text:style-name="Quellcode-Auflistung" text:outline-level="6">KIX4OTRS/Kernel/Config/Files/KIX4OTRS_CustomerActions.xml</text:h>
        </text:list-item>
        <text:list-item>
          <text:h text:style-name="Quellcode-Auflistung" text:outline-level="6">KIX4OTRS/Kernel/Config/Files/KIX4OTRS_Ticket.xml</text:h>
        </text:list-item>
        <text:list-item>
          <text:h text:style-name="Quellcode-Auflistung" text:outline-level="6">KIX4OTRS/Kernel/Modules/AdminCustomerUser.pm</text:h>
        </text:list-item>
        <text:list-item>
          <text:h text:style-name="Quellcode-Auflistung" text:outline-level="6">KIX4OTRS/Kernel/Modules/CustomerTicketCustomerIDSelection.pm</text:h>
        </text:list-item>
        <text:list-item>
          <text:h text:style-name="Quellcode-Auflistung" text:outline-level="6">KIX4OTRS/Kernel/Modules/CustomerTicketMessage.pm</text:h>
        </text:list-item>
        <text:list-item>
          <text:h text:style-name="Quellcode-Auflistung" text:outline-level="6">KIX4OTRS/Kernel/Output/HTML/CustomerUserCustomerIDs.pm</text:h>
        </text:list-item>
        <text:list-item>
          <text:h text:style-name="Quellcode-Auflistung" text:outline-level="6">KIX4OTRS/Kernel/Output/HTML/LayoutKIX4OTRS.pm</text:h>
        </text:list-item>
        <text:list-item>
          <text:h text:style-name="Quellcode-Auflistung" text:outline-level="6">KIX4OTRS/Kernel/Output/HTML/Standard/CustomerAssignedCustomerIDsList.tt</text:h>
        </text:list-item>
        <text:list-item>
          <text:h text:style-name="Quellcode-Auflistung" text:outline-level="6">KIX4OTRS/Kernel/Output/HTML/Standard/CustomerTicketCustomerIDSelection.tt</text:h>
        </text:list-item>
        <text:list-item>
          <text:h text:style-name="Quellcode-Auflistung" text:outline-level="6"><text:soft-page-break/>KIX4OTRS/Kernel/Output/HTML/Standard/CustomerTicketMessage.tt</text:h>
        </text:list-item>
        <text:list-item>
          <text:h text:style-name="Quellcode-Auflistung" text:outline-level="6">var/httpd/htdocs/js/Core.KIX4OTRS.CustomerIDsSelection.js</text:h>
        </text:list-item>
      </text:list>
      <text:h text:style-name="Heading_20_3" text:outline-level="3">SysConfig Options</text:h>
      <table:table table:name="Tabelle23" table:style-name="Tabelle23">
        <table:table-column table:style-name="Tabelle23.A"/>
        <table:table-column table:style-name="Tabelle23.B"/>
        <table:table-header-rows>
          <table:table-row table:style-name="Tabelle23.1">
            <table:table-cell table:style-name="Tabelle23.A1" office:value-type="string">
              <text:p text:style-name="P41">Key Name</text:p>
            </table:table-cell>
            <table:table-cell table:style-name="Tabelle23.B1" office:value-type="string">
              <text:p text:style-name="P41">Description</text:p>
            </table:table-cell>
          </table:table-row>
        </table:table-header-rows>
        <table:table-row table:style-name="Tabelle23.1">
          <table:table-cell table:style-name="Tabelle23.A2" office:value-type="string">
            <text:p text:style-name="Table_20_Contents">CustomerFrontend::Module###<text:line-break/>CustomerTicketCustomerIDSelection</text:p>
          </table:table-cell>
          <table:table-cell table:style-name="Tabelle23.B2" office:value-type="string">
            <text:p text:style-name="Table_20_Contents">The frontend module which allows selection of currently relevant customer is for customer users.</text:p>
          </table:table-cell>
        </table:table-row>
        <table:table-row table:style-name="Tabelle23.1">
          <table:table-cell table:style-name="Tabelle23.A2" office:value-type="string">
            <text:p text:style-name="Table_20_Contents">CustomerPanelPreApplicationModule###<text:line-break/>CustomerTicketCustomerIDSelection</text:p>
          </table:table-cell>
          <table:table-cell table:style-name="Tabelle23.B2" office:value-type="string">
            <text:p text:style-name="Table_20_Contents">The pre-application module which checks for multiple customer ids in customer frontend before showing CustomerTicketMessage</text:p>
          </table:table-cell>
        </table:table-row>
        <table:table-row table:style-name="Tabelle23.1">
          <table:table-cell table:style-name="Tabelle23.A2" office:value-type="string">
            <text:p text:style-name="Table_20_Contents">CustomerCompanySupportPersonalCustomerID</text:p>
          </table:table-cell>
          <table:table-cell table:style-name="Tabelle23.B2" office:value-type="string">
            <text:p text:style-name="Table_20_Contents">Enables customer company support for primary customer ID</text:p>
            <text:p text:style-name="Table_20_Contents">to be used as the existing option CustomerCompanySupport</text:p>
          </table:table-cell>
        </table:table-row>
        <table:table-row table:style-name="Tabelle23.1">
          <table:table-cell table:style-name="Tabelle23.A2" office:value-type="string">
            <text:p text:style-name="Table_20_Contents">Frontend::CustomerUser::Item###<text:line-break/>98-CustomerIDsSelection</text:p>
          </table:table-cell>
          <table:table-cell table:style-name="Tabelle23.B2" office:value-type="string">
            <text:p text:style-name="Table_20_Contents">A customer info block, which shows all customer IDs assigned to this customer. Depending on the calling action it allows you to select the relevant customer ID for the ticket, which will be created.</text:p>
          </table:table-cell>
        </table:table-row>
        <table:table-row table:style-name="Tabelle23.1">
          <table:table-cell table:style-name="Tabelle23.A2" office:value-type="string">
            <text:p text:style-name="Table_20_Contents">Loader::Agent::CommonJS###<text:line-break/>120-KIX4OTRSCustomerIDsSelection</text:p>
          </table:table-cell>
          <table:table-cell table:style-name="Tabelle23.B2" office:value-type="string">
            <text:p text:style-name="Table_20_Contents">Registration for needed JS-functions to show all customer Ids assigned to this customer.</text:p>
          </table:table-cell>
        </table:table-row>
        <table:table-row table:style-name="Tabelle23.1">
          <table:table-cell table:style-name="Tabelle23.A2" office:value-type="string">
            <text:p text:style-name="Table_20_Contents"/>
          </table:table-cell>
          <table:table-cell table:style-name="Tabelle23.B2" office:value-type="string">
            <text:p text:style-name="P54">The attribute UserCustomerIDs must be configured as array:</text:p>
            <text:p text:style-name="P66">Map =&gt; [ </text:p>
            <text:p text:style-name="P66"><text:s text:c="4"/>#...</text:p>
            <text:p text:style-name="P66"><text:s text:c="4"/>[ 'UserCustomerIDs', 'CustomerIDs', 'cust_ids', 1, 0, 'array', '', 1 ], </text:p>
            <text:p text:style-name="P66"><text:s text:c="4"/>#...</text:p>
            <text:p text:style-name="P66">], </text:p>
          </table:table-cell>
        </table:table-row>
      </table:table>
      <text:h text:style-name="Heading_20_2" text:outline-level="2">Use of Customer User Attributes as Type ARRAY</text:h>
      <text:list xml:id="list113626966517199" text:continue-list="list3092617108804696404" text:style-name="L11">
        <text:list-item>
          <text:p text:style-name="P91">Currently in OTRS there is no possibility to use attributes of type array for customer users</text:p>
          <text:p text:style-name="P91"/>
        </text:list-item>
      </text:list>
      <text:h text:style-name="P237" text:outline-level="3">Implementation</text:h>
      <text:list xml:id="list5652750121407140172" text:style-name="L15">
        <text:list-item>
          <text:p text:style-name="P145">Extensions of admin's customer user frontend</text:p>
          <text:list>
            <text:list-item>
              <text:p text:style-name="P145">Display comma-separated attributes as multiple selections</text:p>
            </text:list-item>
            <text:list-item>
              <text:p text:style-name="P145">For DB-backends: Save attributes of type array as comma-separated string</text:p>
              <text:p text:style-name="P145"/>
            </text:list-item>
          </text:list>
        </text:list-item>
      </text:list>
      <text:h text:style-name="Heading_20_4" text:outline-level="4">Related Structures</text:h>
      <text:h text:style-name="Heading_20_5" text:outline-level="5">Filelist</text:h>
      <text:list xml:id="list113626782767117" text:continue-list="list113626314112053" text:style-name="List_20_1">
        <text:list-item>
          <text:h text:style-name="Quellcode-Auflistung" text:outline-level="6">KIX4OTRS/Kernel/Modules/AdminCustomer.pm</text:h>
          <text:h text:style-name="Quellcode-Auflistung" text:outline-level="6"/>
        </text:list-item>
      </text:list>
      <text:h text:style-name="Heading_20_3" text:outline-level="3">SysConfig Options</text:h>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41">Key Name</text:p>
            </table:table-cell>
            <table:table-cell table:style-name="Tabelle26.B1" office:value-type="string">
              <text:p text:style-name="P41">Description</text:p>
            </table:table-cell>
          </table:table-row>
        </table:table-header-rows>
        <table:table-row table:style-name="Tabelle26.1">
          <table:table-cell table:style-name="Tabelle26.A2" office:value-type="string">
            <text:p text:style-name="Table_20_Contents"/>
          </table:table-cell>
          <table:table-cell table:style-name="Tabelle26.B2" office:value-type="string">
            <text:p text:style-name="Table_20_Contents">The attribute UserAttrName must be configured as array:</text:p>
            <text:p text:style-name="P66">Map =&gt; [ </text:p>
            <text:p text:style-name="P66"><text:s text:c="4"/>#...</text:p>
            <text:p text:style-name="P66"><text:s text:c="4"/>[ 'UserAttrName', 'AttrNameShown', 'ADAttrNameOrDBColumn', 1, 0, 'array', '', 1 ], </text:p>
            <text:p text:style-name="P66"><text:s text:c="4"/>#...</text:p>
            <text:p text:style-name="P66">],</text:p>
          </table:table-cell>
        </table:table-row>
        <table:table-row table:style-name="Tabelle26.1">
          <table:table-cell table:style-name="Tabelle26.A2" office:value-type="string">
            <text:p text:style-name="Table_20_Contents"/>
          </table:table-cell>
          <table:table-cell table:style-name="Tabelle26.B2" office:value-type="string">
            <text:p text:style-name="Table_20_Contents">The attribute UserAttrName must be configured as SelectionsMultiple:</text:p>
            <text:p text:style-name="P66">SelectionsMultiple =&gt; {</text:p>
            <text:p text:style-name="P66"><text:s text:c="4"/>UserAttrName =&gt; {</text:p>
            <text:p text:style-name="P66"><text:s text:c="8"/>ABC =&gt; 'abc',</text:p>
            <text:p text:style-name="P66"><text:s text:c="8"/>DEF =&gt; 'def',</text:p>
            <text:p text:style-name="P66"><text:s text:c="8"/>EGH =&gt; 'egh',</text:p>
            <text:p text:style-name="P66"><text:soft-page-break/><text:s text:c="4"/>},</text:p>
            <text:p text:style-name="P66">},</text:p>
          </table:table-cell>
        </table:table-row>
      </table:table>
      <text:h text:style-name="Heading_20_2" text:outline-level="2">Use of Default Values for Customer User Attributes</text:h>
      <text:list xml:id="list113627334677142" text:continue-list="list113626966517199" text:style-name="L11">
        <text:list-item>
          <text:p text:style-name="P91">Currently in OTRS there is no possibility to define a default value for customer user attributes, which are not explicitly defined for this customer user.</text:p>
          <text:p text:style-name="P91"/>
        </text:list-item>
      </text:list>
      <text:h text:style-name="P237" text:outline-level="3">Implementation</text:h>
      <text:list xml:id="list1767541595090689035" text:style-name="L16">
        <text:list-item>
          <text:p text:style-name="P146">Extension of customer user backends to handle default values</text:p>
          <text:p text:style-name="P146"/>
        </text:list-item>
      </text:list>
      <text:h text:style-name="Heading_20_4" text:outline-level="4">Related Structures</text:h>
      <text:h text:style-name="Heading_20_5" text:outline-level="5">Filelist</text:h>
      <text:list xml:id="list113626325482843" text:continue-list="list113626782767117" text:style-name="List_20_1">
        <text:list-item>
          <text:h text:style-name="Quellcode-Auflistung" text:outline-level="6">KIX4OTRS/Kernel/System/CustomerUser/DB.pm</text:h>
        </text:list-item>
        <text:list-item>
          <text:h text:style-name="Quellcode-Auflistung" text:outline-level="6">KIX4OTRS/Kernel/System/CustomerUser/LDAP.pm</text:h>
          <text:h text:style-name="Quellcode-Auflistung" text:outline-level="6"/>
        </text:list-item>
      </text:list>
      <text:h text:style-name="Heading_20_3" text:outline-level="3">SysConfig Options</text:h>
      <table:table table:name="Tabelle39" table:style-name="Tabelle39">
        <table:table-column table:style-name="Tabelle39.A"/>
        <table:table-column table:style-name="Tabelle39.B"/>
        <table:table-header-rows>
          <table:table-row table:style-name="Tabelle39.1">
            <table:table-cell table:style-name="Tabelle39.A1" office:value-type="string">
              <text:p text:style-name="P41">Key Name</text:p>
            </table:table-cell>
            <table:table-cell table:style-name="Tabelle39.B1" office:value-type="string">
              <text:p text:style-name="P41">Description</text:p>
            </table:table-cell>
          </table:table-row>
        </table:table-header-rows>
        <table:table-row table:style-name="Tabelle39.1">
          <table:table-cell table:style-name="Tabelle39.A2" office:value-type="string">
            <text:p text:style-name="Table_20_Contents"/>
          </table:table-cell>
          <table:table-cell table:style-name="Tabelle39.B2" office:value-type="string">
            <text:p text:style-name="Table_20_Contents">The attribute UserAttrName must be extended:</text:p>
            <text:p text:style-name="P66">Map =&gt; [ </text:p>
            <text:p text:style-name="P66"><text:s text:c="4"/># var, frontend, storage, shown, required, storage-type, http-link, readonly, Dummy-value</text:p>
            <text:p text:style-name="P66"><text:s text:c="4"/>[ 'UserAttrName', 'AttrNameShown', 'ADAttrNameOrDBColumn', 1, 0, 'array', '', 1, 'DefaultValue' ], </text:p>
            <text:p text:style-name="P66"><text:s text:c="4"/>#...</text:p>
            <text:p text:style-name="P66">],</text:p>
          </table:table-cell>
        </table:table-row>
      </table:table>
      <text:h text:style-name="Heading_20_2" text:outline-level="2">Further Search Fields as Parameters in CustomerSearch</text:h>
      <text:list xml:id="list113626831954026" text:continue-list="list113627334677142" text:style-name="L11">
        <text:list-item>
          <text:p text:style-name="P91">In default OTRS, it is only possible to define search fields, which will use all configured customer user search fields. This implies that there is no possibility to define search fields, which should use a specially configured customer user attribute only.</text:p>
          <text:p text:style-name="P91"/>
        </text:list-item>
      </text:list>
      <text:h text:style-name="P237" text:outline-level="3">Implementation</text:h>
      <text:list xml:id="list1584386864358185851" text:style-name="L17">
        <text:list-item>
          <text:p text:style-name="P147">Extension of customer user backends to handle further search fields (which can be used as general search parameters or in new ticket masks)</text:p>
          <text:p text:style-name="P147"/>
        </text:list-item>
      </text:list>
      <text:h text:style-name="Heading_20_4" text:outline-level="4">Related Structures</text:h>
      <text:h text:style-name="Heading_20_5" text:outline-level="5">Filelist</text:h>
      <text:list xml:id="list113626590157498" text:continue-list="list113626325482843" text:style-name="List_20_1">
        <text:list-item>
          <text:h text:style-name="Quellcode-Auflistung" text:outline-level="6">KIX4OTRS/Kernel/System/CustomerUser/DB.pm</text:h>
        </text:list-item>
        <text:list-item>
          <text:h text:style-name="Quellcode-Auflistung" text:outline-level="6">KIX4OTRS/Kernel/System/CustomerUser/LDAP.pm</text:h>
          <text:h text:style-name="Quellcode-Auflistung" text:outline-level="6"/>
        </text:list-item>
      </text:list>
      <text:h text:style-name="Heading_20_3" text:outline-level="3">SysConfig Options</text:h>
      <table:table table:name="Tabelle43" table:style-name="Tabelle43">
        <table:table-column table:style-name="Tabelle43.A"/>
        <table:table-column table:style-name="Tabelle43.B"/>
        <table:table-header-rows>
          <table:table-row table:style-name="Tabelle43.1">
            <table:table-cell table:style-name="Tabelle43.A1" office:value-type="string">
              <text:p text:style-name="P41">Key Name</text:p>
            </table:table-cell>
            <table:table-cell table:style-name="Tabelle43.B1" office:value-type="string">
              <text:p text:style-name="P41">Description</text:p>
            </table:table-cell>
          </table:table-row>
        </table:table-header-rows>
        <table:table-row table:style-name="Tabelle43.1">
          <table:table-cell table:style-name="Tabelle43.A2" office:value-type="string">
            <text:p text:style-name="Table_20_Contents"/>
          </table:table-cell>
          <table:table-cell table:style-name="Tabelle43.B2" office:value-type="string">
            <text:p text:style-name="Table_20_Contents">The further search fields have to be defined for :</text:p>
            <text:p text:style-name="P66">CustomerUserFurtherSearchFields =&gt; {</text:p>
            <text:p text:style-name="P66"><text:s text:c="4"/>UserCustomerID =&gt; 'customer_id, customer_ids',</text:p>
            <text:p text:style-name="P66"><text:s text:c="4"/>UserLogin =&gt; 'login',</text:p>
            <text:p text:style-name="P66"><text:soft-page-break/>},</text:p>
          </table:table-cell>
        </table:table-row>
      </table:table>
      <text:h text:style-name="Heading_20_2" text:outline-level="2">Map LDAP Group Memberships to Attributes</text:h>
      <text:list xml:id="list113627057664847" text:continue-list="list113626831954026" text:style-name="L11">
        <text:list-item>
          <text:p text:style-name="P91">Customer attributes should be set from LDAP-group membership without setting them as attribute values within the LDAP</text:p>
        </text:list-item>
        <text:list-item>
          <text:p text:style-name="P91">Currently in OTRS there is no assignment of LDAP-groups for customer users</text:p>
        </text:list-item>
      </text:list>
      <text:h text:style-name="P237" text:outline-level="3">Implementation</text:h>
      <text:list xml:id="list8385149787879826142" text:style-name="L18">
        <text:list-item>
          <text:p text:style-name="P148">Extension of the customer attribute retrieval (sub CustomerUserDataGet) for LDAP-group membership check</text:p>
        </text:list-item>
        <text:list-item>
          <text:p text:style-name="P148">If user is member of the LDAP-group the customer user attribute is set to a predefined keys</text:p>
        </text:list-item>
        <text:list-item>
          <text:p text:style-name="P148">Extension of configuration parameters required</text:p>
        </text:list-item>
      </text:list>
      <text:p text:style-name="Standard"/>
      <text:h text:style-name="Heading_20_4" text:outline-level="4">Related Structures</text:h>
      <text:h text:style-name="Heading_20_5" text:outline-level="5">Filelist</text:h>
      <text:list xml:id="list113627288522287" text:continue-list="list113626590157498" text:style-name="List_20_1">
        <text:list-item>
          <text:h text:style-name="Quellcode-Auflistung" text:outline-level="6">KIX4OTRS/Kernel/System/CusomerUser/LDAP.pm </text:h>
        </text:list-item>
        <text:list-item>
          <text:h text:style-name="Quellcode-Auflistung" text:outline-level="6">Kernel/Config.pm</text:h>
        </text:list-item>
      </text:list>
      <text:h text:style-name="P317" text:outline-level="6"/>
      <text:h text:style-name="Heading_20_3" text:outline-level="3">SysConfig Options</text:h>
      <table:table table:name="Tabelle31" table:style-name="Tabelle31">
        <table:table-column table:style-name="Tabelle31.A"/>
        <table:table-column table:style-name="Tabelle31.B"/>
        <table:table-header-rows>
          <table:table-row table:style-name="Tabelle31.1">
            <table:table-cell table:style-name="Tabelle31.A1" office:value-type="string">
              <text:p text:style-name="P41">Key Name</text:p>
            </table:table-cell>
            <table:table-cell table:style-name="Tabelle31.B1" office:value-type="string">
              <text:p text:style-name="P41">Description</text:p>
            </table:table-cell>
          </table:table-row>
        </table:table-header-rows>
        <table:table-row table:style-name="Tabelle31.1">
          <table:table-cell table:style-name="Tabelle31.A2" office:value-type="string">
            <text:p text:style-name="Table_20_Contents">GroupMemberSyncAccessAttr</text:p>
          </table:table-cell>
          <table:table-cell table:style-name="Tabelle31.B2" office:value-type="string">
            <text:p text:style-name="Table_20_Contents">LDAP-attribute to filter for membership of users</text:p>
          </table:table-cell>
        </table:table-row>
        <table:table-row table:style-name="Tabelle31.1">
          <table:table-cell table:style-name="Tabelle31.A2" office:value-type="string">
            <text:p text:style-name="Table_20_Contents">GroupMemberSyncUserAttr</text:p>
          </table:table-cell>
          <table:table-cell table:style-name="Tabelle31.B2" office:value-type="string">
            <text:p text:style-name="Table_20_Contents">LDAP-attribute to filter for group members („UID“ or „DN“)</text:p>
          </table:table-cell>
        </table:table-row>
        <table:table-row table:style-name="Tabelle31.1">
          <table:table-cell table:style-name="Tabelle31.A2" office:value-type="string">
            <text:p text:style-name="Table_20_Contents">GroupMemberSyncAttributes</text:p>
          </table:table-cell>
          <table:table-cell table:style-name="Tabelle31.B2" office:value-type="string">
            <text:p text:style-name="Table_20_Contents">Hash to map group membership to customer user attributes, for example:</text:p>
            <text:p text:style-name="P61">cn=keyuser,cn=groups,dc=example,dc=com' =&gt; { </text:p>
            <text:p text:style-name="P61"><text:s text:c="8"/>UserKeyUser' =&gt; "yes", </text:p>
            <text:p text:style-name="P61">}, </text:p>
            <text:p text:style-name="P61">cn=customerclass_a,cn=groups,dc=example,dc=com' =&gt; { </text:p>
            <text:p text:style-name="P61"><text:s text:c="8"/>UserCustomerClass' =&gt; "A", </text:p>
            <text:p text:style-name="P61">},</text:p>
            <text:p text:style-name="P54"/>
            <text:p text:style-name="P67"><text:span text:style-name="T9">The</text:span> source field in the CustomerUser map must be empty, for example:</text:p>
            <text:p text:style-name="P61">Map =&gt; [ </text:p>
            <text:p text:style-name="P61"><text:s text:c="4"/>#</text:p>
            <text:p text:style-name="P61"><text:s text:c="4"/>[ 'UserComment', 'Comment', <text:s/>'desc', 1, 0, 'var', '', 0 ], /</text:p>
            <text:p text:style-name="P61"><text:s text:c="4"/># the following attribute is set by LDAP-group:</text:p>
            <text:p text:style-name="P61"><text:s text:c="4"/>[ 'UserKeyUser', 'Key User', '', <text:s text:c="12"/>1, 0, 'var', '', 0 ], </text:p>
            <text:p text:style-name="P61"><text:s text:c="4"/># ...</text:p>
            <text:p text:style-name="P61">], </text:p>
            <text:p text:style-name="P54"/>
          </table:table-cell>
        </table:table-row>
      </table:table>
      <text:h text:style-name="Heading_20_2" text:outline-level="2"><text:bookmark-start text:name="__RefNumPara__12014_1006735684"/>Support LDAP-Array Attributes<text:bookmark-end text:name="__RefNumPara__12014_1006735684"/></text:h>
      <text:list xml:id="list113626430258830" text:continue-list="list113627057664847" text:style-name="L11">
        <text:list-item>
          <text:p text:style-name="P91">common LDAP-backend for customer user data does not support array</text:p>
        </text:list-item>
        <text:list-item>
          <text:p text:style-name="P91">array-attributes may be used as a joined string in a single customer user attribute or (if known how many entries the array has) as single customer user attributes where each customer user attribute contains exactly one array entry</text:p>
        </text:list-item>
      </text:list>
      <text:h text:style-name="P237" text:outline-level="3">Implementation</text:h>
      <text:list xml:id="list5756836877057752104" text:style-name="L19">
        <text:list-item>
          <text:p text:style-name="P149">extend customer user LDAP backend to support storage types “ArrayIndex” and “ArrayJoin” (join pattern/string is configurable)</text:p>
        </text:list-item>
      </text:list>
      <text:p text:style-name="Standard"><text:soft-page-break/></text:p>
      <text:h text:style-name="Heading_20_4" text:outline-level="4">Related Structures</text:h>
      <text:h text:style-name="Heading_20_5" text:outline-level="5">Filelist</text:h>
      <text:list xml:id="list113625939524762" text:continue-list="list113627288522287" text:style-name="List_20_1">
        <text:list-item>
          <text:h text:style-name="Quellcode-Auflistung" text:outline-level="6">KIX4OTRS/Kernel/System/CusomerUser/LDAP.pm </text:h>
        </text:list-item>
        <text:list-item>
          <text:h text:style-name="Quellcode-Auflistung" text:outline-level="6">Kernel/Config.pm</text:h>
        </text:list-item>
      </text:list>
      <text:h text:style-name="P317" text:outline-level="6"/>
      <text:h text:style-name="Heading_20_3" text:outline-level="3">SysConfig Options</text:h>
      <table:table table:name="Tabelle136" table:style-name="Tabelle136">
        <table:table-column table:style-name="Tabelle136.A"/>
        <table:table-column table:style-name="Tabelle136.B"/>
        <table:table-header-rows>
          <table:table-row table:style-name="Tabelle136.1">
            <table:table-cell table:style-name="Tabelle136.A1" office:value-type="string">
              <text:p text:style-name="P41">Key Name</text:p>
            </table:table-cell>
            <table:table-cell table:style-name="Tabelle136.B1" office:value-type="string">
              <text:p text:style-name="P41">Description</text:p>
            </table:table-cell>
          </table:table-row>
        </table:table-header-rows>
        <table:table-row table:style-name="Tabelle136.1">
          <table:table-cell table:style-name="Tabelle136.A2" office:value-type="string">
            <text:p text:style-name="Table_20_Contents">$Self-&gt;{CustomerUser}-&gt;{Map}</text:p>
          </table:table-cell>
          <table:table-cell table:style-name="Tabelle136.B2" office:value-type="string">
            <text:list xml:id="list5524310639556535357" text:style-name="L20">
              <text:list-item>
                <text:p text:style-name="P257">Following configuration joins all array elements to one customer user attribute, using a comma as delimiter:<text:line-break/>[ 'ObjectClassStrg', 'ObjectClassJOIN', 'objectClass', 1, 0, 'ArrayJoin[,]' ], </text:p>
              </text:list-item>
              <text:list-item>
                <text:p text:style-name="P257">Following configuration extracts the first array value and assigns it to a specific customer user attribute<text:line-break/>[ 'UserAttributeX', 'AttributeX', 'objectClass', 1, 0, 'ArrayIndex[0]' ], </text:p>
              </text:list-item>
              <text:list-item>
                <text:p text:style-name="P257">Following configuration extracts the third array value and assigns it to a specific customer user attribute<text:line-break/>[ 'UserAttributeZ', 'AttributeZ', 'objectClass', 1, 0, 'ArrayIndex[2]' ], </text:p>
              </text:list-item>
            </text:list>
          </table:table-cell>
        </table:table-row>
      </table:table>
      <text:h text:style-name="Heading_20_2" text:outline-level="2">Customer Info Block</text:h>
      <text:list xml:id="list113626707680992" text:continue-list="list5590892975916650799" text:style-name="L13">
        <text:list-item>
          <text:p text:style-name="P92">Information shown in customer user info block do not contain number of all tickets</text:p>
        </text:list-item>
        <text:list-item>
          <text:p text:style-name="P92">Counts in customer info block are based on customer's CustomerID. This is not useful in every situation and should be configurable.</text:p>
        </text:list-item>
        <text:list-item>
          <text:p text:style-name="P92">Since KIX4OTRS provides linked persons, customer info block should show the number of tickets linked to current selected customer</text:p>
        </text:list-item>
        <text:list-item>
          <text:p text:style-name="P92">additional information about this customer should be shown after clicking on the magnifier in the top right corner</text:p>
        </text:list-item>
      </text:list>
      <text:p text:style-name="P24"/>
      <text:h text:style-name="P237" text:outline-level="3">Implementation</text:h>
      <text:list xml:id="list8447291874891652886" text:style-name="L21">
        <text:list-item>
          <text:p text:style-name="P150">Extended layout module to generate counts of customer's tickets.</text:p>
          <text:list>
            <text:list-item>
              <text:p text:style-name="P150">New SysConfig-option to set used search base.</text:p>
            </text:list-item>
            <text:list-item>
              <text:p text:style-name="P150">New method to count tickets that are linked to current customer user</text:p>
            </text:list-item>
            <text:list-item>
              <text:p text:style-name="P150">Magifier used as icon</text:p>
            </text:list-item>
          </text:list>
        </text:list-item>
      </text:list>
      <text:p text:style-name="Standard"/>
      <text:h text:style-name="Heading_20_4" text:outline-level="4">Related Structures</text:h>
      <text:h text:style-name="Heading_20_5" text:outline-level="5">Filelist</text:h>
      <text:list xml:id="list113626517950501" text:continue-list="list113625939524762" text:style-name="List_20_1">
        <text:list-item>
          <text:h text:style-name="Quellcode-Auflistung" text:outline-level="6">KIX4OTRS/Kernel/Config/Files/KIX4OTRS_Ticket.xml</text:h>
        </text:list-item>
        <text:list-item>
          <text:h text:style-name="Quellcode-Auflistung" text:outline-level="6">KIX4OTRS/Kernel/Output/HTML/CustomerUserGenericTicket.pm</text:h>
          <text:list>
            <text:list-item>
              <text:list>
                <text:list-item>
                  <text:list>
                    <text:list-item>
                      <text:h text:style-name="P318" text:outline-level="6">KIX4OTRS/Kernel/System/Ticket/TicketExtensionsKIX4OTRS.pm</text:h>
                    </text:list-item>
                    <text:list-item>
                      <text:h text:style-name="P318" text:outline-level="6">KIX4OTRS/Kernel/Output/HTML/Standard/AgentKIXSidebarCustomerInfo.tt</text:h>
                    </text:list-item>
                    <text:list-item>
                      <text:h text:style-name="P318" text:outline-level="6">KIX4OTRS/Kernel/Output/HTML/KIXSidebarCustomerInfo.pm </text:h>
                    </text:list-item>
                    <text:list-item>
                      <text:h text:style-name="P318" text:outline-level="6">KIX4OTRS/Kernel/Output/HTML/LayoutKIX4OTRS.pm </text:h>
                    </text:list-item>
                  </text:list>
                </text:list-item>
              </text:list>
            </text:list-item>
          </text:list>
          <text:h text:style-name="P322" text:outline-level="6"/>
        </text:list-item>
      </text:list>
      <text:h text:style-name="Heading_20_3" text:outline-level="3">SysConfig Options</text:h>
      <table:table table:name="Tabelle62" table:style-name="Tabelle62">
        <table:table-column table:style-name="Tabelle62.A"/>
        <table:table-column table:style-name="Tabelle62.B"/>
        <table:table-header-rows>
          <table:table-row table:style-name="Tabelle62.1">
            <table:table-cell table:style-name="Tabelle62.A1" office:value-type="string">
              <text:p text:style-name="P41">Key Name</text:p>
            </table:table-cell>
            <table:table-cell table:style-name="Tabelle62.B1" office:value-type="string">
              <text:p text:style-name="P41">Description</text:p>
            </table:table-cell>
          </table:table-row>
        </table:table-header-rows>
        <table:table-row table:style-name="Tabelle62.1">
          <table:table-cell table:style-name="Tabelle62.A2" office:value-type="string">
            <text:p text:style-name="Table_20_Contents">Frontend::CustomerUser::<text:line-break/>CustomerInfoTicketCount</text:p>
          </table:table-cell>
          <table:table-cell table:style-name="Tabelle62.B2" office:value-type="string">
            <text:p text:style-name="Table_20_Contents">Sets the search parameter for the ticket count in customer info block.</text:p>
          </table:table-cell>
        </table:table-row>
        <table:table-row table:style-name="Tabelle62.1">
          <table:table-cell table:style-name="Tabelle62.A2" office:value-type="string">
            <text:p text:style-name="Table_20_Contents">Frontend::CustomerUser::Item###<text:line-break/>10-AllTickets</text:p>
          </table:table-cell>
          <table:table-cell table:style-name="Tabelle62.B2" office:value-type="string">
            <text:p text:style-name="Table_20_Contents">Customer item (icon), which shows all tickets of this customer as info block.</text:p>
          </table:table-cell>
        </table:table-row>
        <table:table-row table:style-name="Tabelle62.1">
          <table:table-cell table:style-name="Tabelle62.A2" office:value-type="string">
            <text:p text:style-name="Table_20_Contents">Frontend::CustomerUser::Item###<text:line-break/>11-OpenLinkedTickets</text:p>
          </table:table-cell>
          <table:table-cell table:style-name="Tabelle62.B2" office:value-type="string">
            <text:p text:style-name="Table_20_Contents">Customer item (icon), which shows all tickets that are of ticket state type and linked to this customer as info block.</text:p>
          </table:table-cell>
        </table:table-row>
        <table:table-row table:style-name="Tabelle62.1">
          <table:table-cell table:style-name="Tabelle62.A2" office:value-type="string">
            <text:p text:style-name="Table_20_Contents">Frontend::CustomerUser::Item###<text:line-break/>12-AllLinkedTickets</text:p>
          </table:table-cell>
          <table:table-cell table:style-name="Tabelle62.B2" office:value-type="string">
            <text:p text:style-name="Table_20_Contents">Customer item (icon), which shows all tickets that are linked to this customer as info block.</text:p>
          </table:table-cell>
        </table:table-row>
      </table:table>
      <text:h text:style-name="Heading_20_2" text:outline-level="2"><text:bookmark-start text:name="__RefNumPara__12085_1707162749"/><text:soft-page-break/>Customer Information Center Adaptions<text:bookmark-end text:name="__RefNumPara__12085_1707162749"/></text:h>
      <text:list xml:id="list1812016701008492657" text:style-name="L22">
        <text:list-item>
          <text:p text:style-name="P93">OTRS Customer Information Center provides the possibility to display customer company information depending on selected CustomerLogin or selected CustomerID. KIX4OTRS Customer Information Center was extended by displaying customer user information too.</text:p>
        </text:list-item>
        <text:list-item>
          <text:p text:style-name="P93">Information to the currently selected customer user or customer company is displayed in dashlets as known from the ticket dashboard </text:p>
        </text:list-item>
        <text:list-item>
          <text:p text:style-name="P93">“Create New Phone Ticket” and “Create New Email Ticket” links are always shown new dashboard configuration options for disabling one or both have been added</text:p>
        </text:list-item>
        <text:list-item>
          <text:p text:style-name="P93">Following dashlets are currently available</text:p>
          <text:list>
            <text:list-item>
              <text:p text:style-name="P93">Customer Services</text:p>
              <text:list>
                <text:list-item>
                  <text:p text:style-name="P93">Shows services assigned to the selected customer user</text:p>
                </text:list-item>
              </text:list>
            </text:list-item>
            <text:list-item>
              <text:p text:style-name="P93">Customer Company / User List </text:p>
              <text:list>
                <text:list-item>
                  <text:p text:style-name="P93">Shows information about open and closed tickets, shows links to ticket creation masks which will already contain the user's information upon display and links to customer frontend if accessible</text:p>
                </text:list-item>
              </text:list>
            </text:list-item>
            <text:list-item>
              <text:p text:style-name="P93">Customer User Info / Customer Company Info</text:p>
              <text:list>
                <text:list-item>
                  <text:p text:style-name="P93">Shows information about the customer user or customer company like telefon number, address, etc</text:p>
                </text:list-item>
              </text:list>
            </text:list-item>
            <text:list-item>
              <text:p text:style-name="P93">Customer ConfigItem</text:p>
              <text:list>
                <text:list-item>
                  <text:p text:style-name="P93">Shows assigned config items</text:p>
                </text:list-item>
              </text:list>
            </text:list-item>
          </text:list>
        </text:list-item>
      </text:list>
      <text:p text:style-name="P24"/>
      <text:h text:style-name="P237" text:outline-level="3">Implementation</text:h>
      <text:list xml:id="list113626826567652" text:continue-list="list7620968555884432374" text:style-name="L14">
        <text:list-item>
          <text:p text:style-name="P144">CustomerUserDashboard modules work similar to one from the ticket dashboard</text:p>
        </text:list-item>
      </text:list>
      <text:p text:style-name="Standard"/>
      <text:h text:style-name="Heading_20_4" text:outline-level="4">Related Structures</text:h>
      <text:h text:style-name="Heading_20_5" text:outline-level="5" text:is-list-header="true">Filelist</text:h>
      <text:list xml:id="list113625725111878" text:continue-list="list113626517950501" text:style-name="L23">
        <text:list-item>
          <text:h text:style-name="P325" text:outline-level="6">KIX4OTRS/Config/Files/KIX4OTRS_CustomerDashboard.xml </text:h>
        </text:list-item>
        <text:list-item>
          <text:h text:style-name="P325" text:outline-level="6">KIX4OTRS/Modules/AgentCustomerInformationCenter.pm</text:h>
        </text:list-item>
        <text:list-item>
          <text:h text:style-name="P325" text:outline-level="6">KIX4OTRS/Modules/AgentCustomerInformationCenterSearch.pm</text:h>
        </text:list-item>
        <text:list-item>
          <text:h text:style-name="P325" text:outline-level="6">KIX4OTRS/Output/HTML/DashboardCustomerInfo.pm</text:h>
        </text:list-item>
        <text:list-item>
          <text:h text:style-name="P325" text:outline-level="6">KIX4OTRS/Output/HTML/DashboardCustomerUserList.pm</text:h>
        </text:list-item>
        <text:list-item>
          <text:h text:style-name="P325" text:outline-level="6">KIX4OTRS/Output/HTML/DashboardTicketGeneric.pm </text:h>
        </text:list-item>
        <text:list-item>
          <text:h text:style-name="P325" text:outline-level="6">KIX4OTRS/Output/HTML/Standard/AgentDashboardCommon.tt</text:h>
        </text:list-item>
        <text:list-item>
          <text:h text:style-name="P332" text:outline-level="6">KIX4OTRS/Output/HTML/Standard/AgentDashboardCustomerInfo.tt</text:h>
        </text:list-item>
        <text:list-item>
          <text:h text:style-name="P325" text:outline-level="6">KIX4OTRS/Output/HTML/Standard/AgentDashboardCustomerUserList.tt</text:h>
        </text:list-item>
        <text:list-item>
          <text:h text:style-name="P325" text:outline-level="6">KIX4OTRS/System/CustomerUser/DB.pm </text:h>
        </text:list-item>
        <text:list-item>
          <text:h text:style-name="P325" text:outline-level="6">KIX4OTRS/System/CustomerUser/LDAP.pm </text:h>
        </text:list-item>
        <text:list-item>
          <text:h text:style-name="P325" text:outline-level="6">KIX4OTRSITSMConfigManagement/Kernel/Config/Files/KIX4OTRS_ConfigItemLink.xml </text:h>
        </text:list-item>
        <text:list-item text:style-override="L24">
          <text:h text:style-name="P326" text:outline-level="6">KIX4OTRSITSMConfigManagement/Kernel/Output/HTML/CustomerDashboardLinkedCIs.pm </text:h>
        </text:list-item>
        <text:list-item text:style-override="L24">
          <text:h text:style-name="P326" text:outline-level="6">KIX4OTRSITSMConfigManagement/Kernel/Output/HTML/LayoutKIX4OTRSITSMConfigManagement.pm </text:h>
        </text:list-item>
        <text:list-item text:style-override="L24">
          <text:h text:style-name="P326" text:outline-level="6">KIX4OTRSITSMConfigManagement/Kernel/Output/HTML/Standard/CustomerDashboardLinkedCIs.tt</text:h>
        </text:list-item>
        <text:list-item text:style-override="L24">
          <text:h text:style-name="P326" text:outline-level="6">KIX4OTRSITSMConfigManagement/var/.../css/../KIX4OTRS.ITSM.Agent.Detail.css </text:h>
        </text:list-item>
        <text:list-item>
          <text:h text:style-name="P325" text:outline-level="6">var/.../js/Core.Agent.CustomerInformationCenterSearch.js</text:h>
        </text:list-item>
        <text:list-item text:style-override="List_20_1">
          <text:h text:style-name="Quellcode-Auflistung" text:outline-level="6"/>
        </text:list-item>
      </text:list>
      <text:h text:style-name="Heading_20_3" text:outline-level="3">SysConfig Options</text:h>
      <table:table table:name="Tabelle14" table:style-name="Tabelle14">
        <table:table-column table:style-name="Tabelle14.A"/>
        <table:table-column table:style-name="Tabelle14.B"/>
        <table:table-header-rows>
          <table:table-row table:style-name="Tabelle14.1">
            <table:table-cell table:style-name="Tabelle14.A1" office:value-type="string">
              <text:p text:style-name="P41">Key Name</text:p>
            </table:table-cell>
            <table:table-cell table:style-name="Tabelle14.B1" office:value-type="string">
              <text:p text:style-name="P41">Description</text:p>
            </table:table-cell>
          </table:table-row>
        </table:table-header-rows>
        <table:table-row table:style-name="Tabelle14.1">
          <table:table-cell table:style-name="Tabelle14.A2" office:value-type="string">
            <text:p text:style-name="P70">AgentCustomerInformationCenter::Backend###0500-CIC-CustomerInfo</text:p>
          </table:table-cell>
          <table:table-cell table:style-name="Tabelle14.B2" office:value-type="string">
            <text:p text:style-name="Table_20_Contents">Parameters for the customer dashboard backend to show information about the selected customer user</text:p>
            <text:list xml:id="list1008017802971608400" text:style-name="L25">
              <text:list-item>
                <text:p text:style-name="P258">new options</text:p>
                <text:list>
                  <text:list-item>
                    <text:p text:style-name="P258">PhoneTicketDisabled – define and set to true value if link should be disabled</text:p>
                  </text:list-item>
                  <text:list-item>
                    <text:p text:style-name="P258"><text:soft-page-break/>EmailTicketDisabled – define and set to true value if link should be disabled</text:p>
                  </text:list-item>
                </text:list>
              </text:list-item>
            </text:list>
          </table:table-cell>
        </table:table-row>
        <table:table-row table:style-name="Tabelle14.1">
          <table:table-cell table:style-name="Tabelle14.A2" office:value-type="string">
            <text:p text:style-name="Table_20_Contents">CustomerDashboardBackend###<text:line-break/>0140-CustomerServices</text:p>
          </table:table-cell>
          <table:table-cell table:style-name="Tabelle14.B2" office:value-type="string">
            <text:p text:style-name="Table_20_Contents">Parameters for the customer dashboard backend to show all assigned services for the selected customer.</text:p>
          </table:table-cell>
        </table:table-row>
        <table:table-row table:style-name="Tabelle14.1">
          <table:table-cell table:style-name="Tabelle14.A2" office:value-type="string">
            <text:p text:style-name="P70">CustomerDashboardConfigItemLink::ShownAttributes</text:p>
          </table:table-cell>
          <table:table-cell table:style-name="Tabelle14.B2" office:value-type="string">
            <text:p text:style-name="P70">Defines which attributes are shown in customer table.</text:p>
          </table:table-cell>
        </table:table-row>
        <table:table-row table:style-name="Tabelle14.1">
          <table:table-cell table:style-name="Tabelle14.A2" office:value-type="string">
            <text:p text:style-name="P67">CustomerDashboardConfigItemLink::<text:span text:style-name="T9">KIXSidebarLinkedCIsParams</text:span></text:p>
          </table:table-cell>
          <table:table-cell table:style-name="Tabelle14.B2" office:value-type="string">
            <text:p text:style-name="P70">Common Parameters for the KIXSidebarLinkedCIs <text:span text:style-name="T34">backend</text:span>.</text:p>
          </table:table-cell>
        </table:table-row>
        <table:table-row table:style-name="Tabelle14.1">
          <table:table-cell table:style-name="Tabelle14.A2" office:value-type="string">
            <text:p text:style-name="P67">CustomerDashboardConfigItemLink::<text:span text:style-name="T9">CISearchInClasses</text:span></text:p>
          </table:table-cell>
          <table:table-cell table:style-name="Tabelle14.B2" office:value-type="string">
            <text:p text:style-name="P70">Defines in which CI-classes (keys) which attributes need to match the search pattern (values, comma separated if more than one attribute should be searched). For use with sub-attributes try this, key: attribute::sub-attribute, value: owner</text:p>
          </table:table-cell>
        </table:table-row>
        <table:table-row table:style-name="Tabelle14.1">
          <table:table-cell table:style-name="Tabelle14.A2" office:value-type="string">
            <text:p text:style-name="Table_20_Contents">CustomerDashboardBackend###<text:line-break/>0250-TicketStats</text:p>
          </table:table-cell>
          <table:table-cell table:style-name="Tabelle14.B2" office:value-type="string">
            <text:p text:style-name="Table_20_Contents">Parameters for the customer dashboard backend of the ticket stats of the agent interface. "Limit" is the number of entries shown by default. "Group" is used to restrict the access to the plugin (e. g. Group: admin;group1;group2;). "Default" determines if the plugin is enabled by default or if the user needs to enable it manually. "CacheTTLLocal" is the cache time in minutes for the plugin.</text:p>
          </table:table-cell>
        </table:table-row>
        <table:table-row table:style-name="Tabelle14.1">
          <table:table-cell table:style-name="Tabelle14.A2" office:value-type="string">
            <text:p text:style-name="Table_20_Contents">AgentCustomerInformationCenter::Backend###0150-CIC-LinkedCIs</text:p>
          </table:table-cell>
          <table:table-cell table:style-name="Tabelle14.B2" office:value-type="string">
            <text:p text:style-name="Table_20_Contents">Parameters for the customer dashboard backend to show all assigned config items for the selected customer or customer company.</text:p>
          </table:table-cell>
        </table:table-row>
        <table:table-row table:style-name="Tabelle14.1">
          <table:table-cell table:style-name="Tabelle14.A2" office:value-type="string">
            <text:p text:style-name="Table_20_Contents">CustomerDashboardBackend###<text:line-break/>0251-TicketStats2Weeks</text:p>
          </table:table-cell>
          <table:table-cell table:style-name="Tabelle14.B2" office:value-type="string">
            <text:p text:style-name="Table_20_Contents">Parameters for the customer dashboard backend of the 2 weeks ticket stats of the agent interface. "Limit" is the number of entries shown by default. "Group" is used to restrict the access to the plugin (e. g. Group: admin;group1;group2;). "Default" determines if the plugin is enabled by default or if the user needs to enable it manually. "CacheTTLLocal" is the cache time in minutes for the plugin.</text:p>
          </table:table-cell>
        </table:table-row>
        <table:table-row table:style-name="Tabelle14.1">
          <table:table-cell table:style-name="Tabelle14.A2" office:value-type="string">
            <text:p text:style-name="Table_20_Contents">CustomerDashboardBackend###<text:line-break/>0252-TicketStats1Month</text:p>
          </table:table-cell>
          <table:table-cell table:style-name="Tabelle14.B2" office:value-type="string">
            <text:p text:style-name="Table_20_Contents">Parameters for the customer dashboard backend of the monthly ticket stats of the agent interface. "Limit" is the number of entries shown by default. "Group" is used to restrict the access to the plugin (e. g. Group: admin;group1;group2;). "Default" determines if the plugin is enabled by default or if the user needs to enable it manually. "CacheTTLLocal" is the cache time in minutes for the plugin.</text:p>
          </table:table-cell>
        </table:table-row>
        <table:table-row table:style-name="Tabelle14.1">
          <table:table-cell table:style-name="Tabelle14.A2" office:value-type="string">
            <text:p text:style-name="Table_20_Contents">CustomerDashboardBackend###<text:line-break/>0260-TicketCalendar</text:p>
          </table:table-cell>
          <table:table-cell table:style-name="Tabelle14.B2" office:value-type="string">
            <text:p text:style-name="Table_20_Contents">Parameters for the customer dashboard backend of the ticket calendar of the agent interface. "Limit" is the number of entries shown by default. "Group" is used to restrict the access to the plugin (e. g. Group: admin;group1;group2;). "Default" determines if the plugin is enabled by default or if the user needs to enable it manually. "CacheTTLLocal" is the cache time in minutes for the plugin.</text:p>
          </table:table-cell>
        </table:table-row>
        <table:table-row table:style-name="Tabelle14.1">
          <table:table-cell table:style-name="Tabelle14.A2" office:value-type="string">
            <text:p text:style-name="P70">CustomerDashboardConfigItemLink::CIExcludeDeploymentStates</text:p>
          </table:table-cell>
          <table:table-cell table:style-name="Tabelle14.B2" office:value-type="string">
            <text:p text:style-name="P70">Defines the excluded deployment states for the customer information center</text:p>
          </table:table-cell>
        </table:table-row>
        <table:table-row table:style-name="Tabelle14.1">
          <table:table-cell table:style-name="Tabelle14.A2" office:value-type="string">
            <text:p text:style-name="P70">CustomerDashboardConfigItemLink::CIExcludeIncidentStates</text:p>
          </table:table-cell>
          <table:table-cell table:style-name="Tabelle14.B2" office:value-type="string">
            <text:p text:style-name="P70">Defines the excluded incident states for the customer information center</text:p>
          </table:table-cell>
        </table:table-row>
        <table:table-row table:style-name="Tabelle14.1">
          <table:table-cell table:style-name="Tabelle14.A2" office:value-type="string">
            <text:p text:style-name="Table_20_Contents">AgentCustomerInformationCenter::Backend###0260-CIC-TicketCalendar</text:p>
          </table:table-cell>
          <table:table-cell table:style-name="Tabelle14.B2" office:value-type="string">
            <text:p text:style-name="Table_20_Contents">Parameters for the customer dashboard backend of the ticket calendar. "Limit" is the number of entries shown by default. "Group" is used to restrict the access to the plugin (e. g. Group: admin;group1;group2;). "Default" determines if the plugin is enabled by default or if the user needs to enable it manually. "CacheTTLLocal" is the cache time in minutes for the plugin.</text:p>
            <text:p text:style-name="Table_20_Contents"/>
          </table:table-cell>
        </table:table-row>
        <table:table-row table:style-name="Tabelle14.1">
          <table:table-cell table:style-name="Tabelle14.A2" office:value-type="string">
            <text:p text:style-name="Table_20_Contents">AgentCustomerInformationCenter::Backend###07&lt;1..4&gt;0-CIC-RemoteDBList00&lt;0..3&gt; </text:p>
          </table:table-cell>
          <table:table-cell table:style-name="Tabelle14.B2" office:value-type="string">
            <text:p text:style-name="Table_20_Contents">Parameters for the customer dashboard backend remote DB dashlet.</text:p>
            <text:p text:style-name="P51">SysConfig Keys:</text:p>
            <text:list xml:id="list4074872696238699643" text:style-name="L26">
              <text:list-item>
                <text:p text:style-name="P259">Module: Kernel::Output::HTML::CustomerDashboardRemoteDB</text:p>
              </text:list-item>
              <text:list-item>
                <text:p text:style-name="P259"><text:soft-page-break/>Title: Customer Tickets</text:p>
              </text:list-item>
              <text:list-item>
                <text:p text:style-name="P259">Description Shows customer ticket</text:p>
              </text:list-item>
              <text:list-item>
                <text:p text:style-name="P259">Prio: 0540</text:p>
              </text:list-item>
              <text:list-item>
                <text:p text:style-name="P259">Identifier: RemoteDBList001</text:p>
              </text:list-item>
              <text:list-item>
                <text:p text:style-name="P259">Group</text:p>
              </text:list-item>
              <text:list-item>
                <text:p text:style-name="P259">DatabaseCacheTTL: </text:p>
              </text:list-item>
              <text:list-item>
                <text:p text:style-name="P259">DatabaseDSN:DBI:Pg:dbname=otrs;host=localhost</text:p>
              </text:list-item>
              <text:list-item>
                <text:p text:style-name="P259">DatabasePW: otrs</text:p>
              </text:list-item>
              <text:list-item>
                <text:p text:style-name="P259">DatabaseTable: ticket</text:p>
              </text:list-item>
              <text:list-item>
                <text:p text:style-name="P259">DatabaseType:</text:p>
              </text:list-item>
              <text:list-item>
                <text:p text:style-name="P259">DatabaseUser: otrs</text:p>
              </text:list-item>
              <text:list-item>
                <text:p text:style-name="P259">DatabaseCaseSensitive: </text:p>
              </text:list-item>
              <text:list-item>
                <text:p text:style-name="P259">MaxResultCount: 30</text:p>
              </text:list-item>
              <text:list-item>
                <text:p text:style-name="P259">MaxResultDisplay: 10</text:p>
              </text:list-item>
              <text:list-item>
                <text:p text:style-name="P259">MaxResultSize: </text:p>
              </text:list-item>
              <text:list-item>
                <text:p text:style-name="P259">QueryDelay: 1000</text:p>
              </text:list-item>
              <text:list-item>
                <text:p text:style-name="P259">QueryMinLength: 1</text:p>
              </text:list-item>
              <text:list-item>
                <text:p text:style-name="P259">RestrictedDBAttributeCustomerLogin: customer_user_id</text:p>
              </text:list-item>
              <text:list-item>
                <text:p text:style-name="P259">RestrictedDBAttributeCustomerUserID: customer_id</text:p>
              </text:list-item>
              <text:list-item>
                <text:p text:style-name="P259">RestrictedOTRSObjects: Configuration</text:p>
              </text:list-item>
              <text:list-item>
                <text:p text:style-name="P259">RestrictedOTRSAttributes: 1</text:p>
              </text:list-item>
              <text:list-item>
                <text:p text:style-name="P259">RestrictedDBAttributes: responsible_user_id</text:p>
              </text:list-item>
              <text:list-item>
                <text:p text:style-name="P259">RestrictedMandatory: 0</text:p>
              </text:list-item>
              <text:list-item>
                <text:p text:style-name="P259">IdentifierAttribute: id</text:p>
              </text:list-item>
              <text:list-item>
                <text:p text:style-name="P259">ShowAttributes: tn,title</text:p>
              </text:list-item>
              <text:list-item>
                <text:p text:style-name="P259">ShowAttributesHead: TN,Title</text:p>
              </text:list-item>
              <text:list-item>
                <text:p text:style-name="P259">TicketLink: 1</text:p>
              </text:list-item>
              <text:list-item>
                <text:p text:style-name="P259">Permission: ro</text:p>
              </text:list-item>
              <text:list-item>
                <text:p text:style-name="P259">Block: ContentLarge</text:p>
              </text:list-item>
              <text:list-item>
                <text:p text:style-name="P259">Limit: 6</text:p>
              </text:list-item>
              <text:list-item>
                <text:p text:style-name="P259">Group:</text:p>
              </text:list-item>
              <text:list-item>
                <text:p text:style-name="P259">Default: 1</text:p>
              </text:list-item>
              <text:list-item>
                <text:p text:style-name="P259">CacheTTL: 2</text:p>
              </text:list-item>
              <text:list-item>
                <text:p text:style-name="P260">SearchAttribute: tn</text:p>
              </text:list-item>
            </text:list>
          </table:table-cell>
        </table:table-row>
        <table:table-row table:style-name="Tabelle14.1">
          <table:table-cell table:style-name="Tabelle14.A2" office:value-type="string">
            <text:p text:style-name="P51">Frontend::Module###CustomerDashboardRemoteDBAJAXHandler</text:p>
            <text:p text:style-name="P51"/>
          </table:table-cell>
          <table:table-cell table:style-name="Tabelle14.B2" office:value-type="string">
            <text:p text:style-name="P51">Frontend module registration for the agent interface.</text:p>
            <text:p text:style-name="P51"/>
          </table:table-cell>
        </table:table-row>
        <table:table-row table:style-name="Tabelle14.1">
          <table:table-cell table:style-name="Tabelle14.A2" office:value-type="string">
            <text:p text:style-name="P51">AgentCustomerInformationCenter::Backend###0270-CIC-FurtherInformation</text:p>
            <text:p text:style-name="P51"/>
          </table:table-cell>
          <table:table-cell table:style-name="Tabelle14.B2" office:value-type="string">
            <text:p text:style-name="P51">Parameters for the customer dashboard backend to provide and save further information for customer user or customer company. "Group" is used to restrict the access to the plugin (e. g. Group: admin;group1;group2;). <text:s/>"RwGroup" is used to restrict the writing access to the plugin. "Default" determines if the plugin is enabled by default or if the user needs to enable it manually. "CacheTTLLocal" is the cache time in minutes for the plugin.</text:p>
            <text:p text:style-name="P51"/>
          </table:table-cell>
        </table:table-row>
        <table:table-row table:style-name="Tabelle14.1">
          <table:table-cell table:style-name="Tabelle14.A2" office:value-type="string">
            <text:p text:style-name="P51">Frontend::Module###CustomerDashboardFurtherInformationAJAXHandler</text:p>
            <text:p text:style-name="P51"/>
          </table:table-cell>
          <table:table-cell table:style-name="Tabelle14.B2" office:value-type="string">
            <text:p text:style-name="P51">Frontend module registration for the agent interface.</text:p>
            <text:p text:style-name="P51"/>
          </table:table-cell>
        </table:table-row>
      </table:table>
      <text:p text:style-name="Standard"/>
      <text:h text:style-name="Heading_20_2" text:outline-level="2"><text:soft-page-break/>Group Based Customer Data Backend Access</text:h>
      <text:list xml:id="list733154198238528553" text:style-name="L27">
        <text:list-item>
          <text:p text:style-name="P94">the access to customer user data backends schould be limited based on groups which can be assigned to customer data backends</text:p>
        </text:list-item>
        <text:list-item>
          <text:p text:style-name="P94">if an agent, does not have access to customer user data from a certain backend no customer information will be shown while looking at one of this customers tickets or when creating a new ticket </text:p>
        </text:list-item>
      </text:list>
      <text:p text:style-name="P24"/>
      <text:h text:style-name="P237" text:outline-level="3">Implementation</text:h>
      <text:list xml:id="list1870315602181068741" text:style-name="L28">
        <text:list-item>
          <text:p text:style-name="P130">the Kernel module CustomerUser completely ignores customer data backend if the requesting user has no RO-permission on at least on of the configured access groups</text:p>
        </text:list-item>
        <text:list-item>
          <text:p text:style-name="P130">during the run of the constructur method (Kernel::System::CustomerUser::new) each configued data backend is checked for configuration attribute “AccessGroups”, if UserID has no RO-membership the data backend is not added to the $Self-Hash → backend is not available in any other method</text:p>
        </text:list-item>
      </text:list>
      <text:p text:style-name="P20"/>
      <text:h text:style-name="Heading_20_4" text:outline-level="4">Related Structures</text:h>
      <text:h text:style-name="Heading_20_5" text:outline-level="5">Filelist</text:h>
      <text:list xml:id="list113627753602538" text:continue-list="list113625725111878" text:style-name="List_20_1">
        <text:list-item>
          <text:h text:style-name="Quellcode-Auflistung" text:outline-level="6">KIX4OTRS/Kernel/MSystem/CustomerUser.pm</text:h>
        </text:list-item>
        <text:list-item>
          <text:h text:style-name="Quellcode-Auflistung" text:outline-level="6">Kernel/Config.pm</text:h>
        </text:list-item>
      </text:list>
      <text:h text:style-name="P317" text:outline-level="6"/>
      <text:h text:style-name="Heading_20_3" text:outline-level="3">SysConfig Options</text:h>
      <table:table table:name="Tabelle90" table:style-name="Tabelle90">
        <table:table-column table:style-name="Tabelle90.A"/>
        <table:table-column table:style-name="Tabelle90.B"/>
        <table:table-header-rows>
          <table:table-row table:style-name="Tabelle90.1">
            <table:table-cell table:style-name="Tabelle90.A1" office:value-type="string">
              <text:p text:style-name="P41">Key Name</text:p>
            </table:table-cell>
            <table:table-cell table:style-name="Tabelle90.B1" office:value-type="string">
              <text:p text:style-name="P41">Description</text:p>
            </table:table-cell>
          </table:table-row>
        </table:table-header-rows>
        <table:table-row table:style-name="Tabelle90.1">
          <table:table-cell table:style-name="Tabelle90.A2" office:value-type="string">
            <text:p text:style-name="Table_20_Contents">AccessGroups</text:p>
          </table:table-cell>
          <table:table-cell table:style-name="Tabelle90.B2" office:value-type="string">
            <text:p text:style-name="Table_20_Contents">Array attribute which contains group names to which an agent must have RO-permission in order to retrieve information from the customer data backend, for example:</text:p>
            <text:p text:style-name="Table_20_Contents"/>
            <text:p text:style-name="P62">$Self-&gt;{CustomerUser} = {</text:p>
            <text:p text:style-name="P62"><text:s text:c="4"/>Name <text:s text:c="2"/>=&gt; 'Database Backend',</text:p>
            <text:p text:style-name="P62"><text:s text:c="4"/>Module =&gt; 'Kernel::System::CustomerUser::DB',</text:p>
            <text:p text:style-name="P62"><text:s text:c="4"/>[…]</text:p>
            <text:p text:style-name="P62"><text:s text:c="4"/><text:span text:style-name="T32">AccessGroups =&gt; [ 'users', 'admin'],</text:span></text:p>
            <text:p text:style-name="P62"><text:s text:c="4"/>Map =&gt; [ </text:p>
            <text:p text:style-name="P62"><text:s text:c="8"/># note: Login, Email and CustomerID needed!</text:p>
            <text:p text:style-name="P62"><text:s text:c="8"/># …</text:p>
            <text:p text:style-name="P62"><text:s text:c="4"/>], </text:p>
            <text:p text:style-name="P62">};</text:p>
            <text:p text:style-name="P54"/>
          </table:table-cell>
        </table:table-row>
      </table:table>
      <text:p text:style-name="Standard"/>
      <text:h text:style-name="Heading_20_1" text:outline-level="1">Agent User Extensions</text:h>
      <text:h text:style-name="Heading_20_2" text:outline-level="2">Search Template Sharing</text:h>
      <text:list xml:id="list113625999376929" text:continue-list="list733154198238528553" text:style-name="L27">
        <text:list-item>
          <text:p text:style-name="P94">Agents should be able to share their search templates with other agents.</text:p>
        </text:list-item>
        <text:list-item>
          <text:p text:style-name="P94">Templates could be shared by adding them to categories. Agents could subscribe to a template or copy it. Subscribed templates change if the owner changes his template. Templates could be subscribed or copied using the agent preferences.</text:p>
        </text:list-item>
      </text:list>
      <text:p text:style-name="P24"/>
      <text:h text:style-name="P237" text:outline-level="3">Implementation</text:h>
      <text:list xml:id="list7450765479795209975" text:style-name="L29">
        <text:list-item>
          <text:p text:style-name="P131">Create new table “kix_search_profile” containing subscribed or copied templates information</text:p>
        </text:list-item>
        <text:list-item>
          <text:p text:style-name="P131">Extended agent's ticket search to share search templates</text:p>
          <text:list>
            <text:list-item>
              <text:p text:style-name="P131">Extended agent's ticket search mask to be able to share search templates and to allocate them to a category</text:p>
            </text:list-item>
          </text:list>
        </text:list-item>
        <text:list-item>
          <text:p text:style-name="P131">Extended agent's preferences to subscribe to templates or to copy them</text:p>
          <text:list>
            <text:list-item>
              <text:p text:style-name="P131">create a new preferences option: search template catagories as dropdown and after selecting one of the dropdown option show search templates for this category as a multiple selection</text:p>
            </text:list-item>
            <text:list-item>
              <text:p text:style-name="P131">possibility to copy or subscribe </text:p>
            </text:list-item>
            <text:list-item>
              <text:p text:style-name="P131">get categories out of the new table</text:p>
              <text:p text:style-name="P131"/>
            </text:list-item>
          </text:list>
        </text:list-item>
      </text:list>
      <text:h text:style-name="Heading_20_4" text:outline-level="4">Related Structures</text:h>
      <text:h text:style-name="Heading_20_5" text:outline-level="5">Filelist</text:h>
      <text:list xml:id="list113626148835987" text:continue-list="list113627753602538" text:style-name="List_20_1">
        <text:list-header>
          <text:h text:style-name="P337" text:outline-level="6"/>
        </text:list-header>
        <text:list-item>
          <text:h text:style-name="Quellcode-Auflistung" text:outline-level="6">KIX4OTRS/Kernel/KIX4OTRS_PreferencesExtensions.xml</text:h>
          <text:list>
            <text:list-item>
              <text:list>
                <text:list-item>
                  <text:list>
                    <text:list-item>
                      <text:h text:style-name="P318" text:outline-level="6">KIX4OTRS/Kernel/Language/de_KIX4OTRS.pm</text:h>
                    </text:list-item>
                  </text:list>
                </text:list-item>
              </text:list>
            </text:list-item>
          </text:list>
        </text:list-item>
        <text:list-item>
          <text:h text:style-name="Quellcode-Auflistung" text:outline-level="6">KIX4OTRS/Kernel/Modules/AgentTicketSearch.pm</text:h>
        </text:list-item>
        <text:list-item>
          <text:h text:style-name="Quellcode-Auflistung" text:outline-level="6">KIX4OTRS/Kernel/Modules/SearchprofilePreferencesAJAXHandler.pm</text:h>
        </text:list-item>
        <text:list-item>
          <text:h text:style-name="Quellcode-Auflistung" text:outline-level="6">KIX4OTRS/Kernel/Output/HTML/Standard/AgentTicketSearch.tt</text:h>
        </text:list-item>
        <text:list-item>
          <text:h text:style-name="Quellcode-Auflistung" text:outline-level="6">KIX4OTRS/Kernel/Output/HTML/Standard/AgentPreferences.tt</text:h>
        </text:list-item>
        <text:list-item>
          <text:h text:style-name="Quellcode-Auflistung" text:outline-level="6">KIX4OTRS/Kernel/Output/HTML/PreferencesSearchProfile.pm</text:h>
        </text:list-item>
        <text:list-item>
          <text:h text:style-name="Quellcode-Auflistung" text:outline-level="6">KIX4OTRS/Kernel/System/SearchProfile.pm</text:h>
        </text:list-item>
        <text:list-item>
          <text:h text:style-name="Quellcode-Auflistung" text:outline-level="6">KIX4OTRS/var/httpd/htdocs/css/Agent/default/KIX4OTRS.Default.css</text:h>
        </text:list-item>
        <text:list-item>
          <text:h text:style-name="Quellcode-Auflistung" text:outline-level="6">var/httpd/htdocs/js/Core.Agent.Search.js</text:h>
          <text:h text:style-name="Quellcode-Auflistung" text:outline-level="6"/>
        </text:list-item>
      </text:list>
      <text:h text:style-name="Heading_20_3" text:outline-level="3">SysConfig Options</text:h>
      <table:table table:name="Tabelle24" table:style-name="Tabelle24">
        <table:table-column table:style-name="Tabelle24.A"/>
        <table:table-column table:style-name="Tabelle24.B"/>
        <table:table-header-rows>
          <table:table-row table:style-name="Tabelle24.1">
            <table:table-cell table:style-name="Tabelle24.A1" office:value-type="string">
              <text:p text:style-name="P41">Key Name</text:p>
            </table:table-cell>
            <table:table-cell table:style-name="Tabelle24.B1" office:value-type="string">
              <text:p text:style-name="P41">Description</text:p>
            </table:table-cell>
          </table:table-row>
        </table:table-header-rows>
        <table:table-row table:style-name="Tabelle24.1">
          <table:table-cell table:style-name="Tabelle24.A2" office:value-type="string">
            <text:p text:style-name="Table_20_Contents">PreferencesGroups###SearchProfile</text:p>
          </table:table-cell>
          <table:table-cell table:style-name="Tabelle24.B2" office:value-type="string">
            <text:p text:style-name="Table_20_Contents">Agent preferences for subscribing and copying search templates</text:p>
          </table:table-cell>
        </table:table-row>
        <table:table-row table:style-name="Tabelle24.1">
          <table:table-cell table:style-name="Tabelle24.A2" office:value-type="string">
            <text:p text:style-name="Table_20_Contents">Frontend::Module###SearchprofilePreferencesAJAXHandler</text:p>
          </table:table-cell>
          <table:table-cell table:style-name="Tabelle24.B2" office:value-type="string">
            <text:p text:style-name="Table_20_Contents">Module registration for search templates AJAX handler</text:p>
          </table:table-cell>
        </table:table-row>
      </table:table>
      <text:h text:style-name="Heading_20_2" text:outline-level="2">Search Options for Pending and Escalation Times</text:h>
      <text:list xml:id="list113626364862760" text:continue-list="list113625999376929" text:style-name="L27">
        <text:list-item>
          <text:p text:style-name="P94">In default OTRS, there are no search options for ticket pending and ticket escalation times.</text:p>
        </text:list-item>
        <text:list-item>
          <text:p text:style-name="P94">It should be possible to use them equivalent to other ticket times (e.g. ticket create and close times)</text:p>
        </text:list-item>
      </text:list>
      <text:p text:style-name="P24"/>
      <text:h text:style-name="P237" text:outline-level="3">Implementation</text:h>
      <text:list xml:id="list4862555267308511141" text:style-name="L30">
        <text:list-item>
          <text:p text:style-name="P132">Extended agent's ticket search to provide search options for pending and escalation times</text:p>
          <text:list>
            <text:list-item>
              <text:p text:style-name="P132"><text:soft-page-break/>Extended agent's ticket search mask to be able to use new search options</text:p>
            </text:list-item>
            <text:list-item>
              <text:p text:style-name="P132">Extended AgentTicketSearch to handle new search options</text:p>
            </text:list-item>
          </text:list>
        </text:list-item>
      </text:list>
      <text:h text:style-name="Heading_20_4" text:outline-level="4">Related Structures</text:h>
      <text:h text:style-name="Heading_20_5" text:outline-level="5">Filelist</text:h>
      <text:list xml:id="list113627649799083" text:continue-list="list113626148835987" text:style-name="List_20_1">
        <text:list-item>
          <text:h text:style-name="Quellcode-Auflistung" text:outline-level="6">KIX4OTRS/Kernel/Config/Files/KIX4OTRS_TicketActions.xml</text:h>
        </text:list-item>
        <text:list-item>
          <text:h text:style-name="Quellcode-Auflistung" text:outline-level="6">KIX4OTRS/Kernel/Language/de_KIX4OTRS.pm</text:h>
        </text:list-item>
        <text:list-item>
          <text:h text:style-name="Quellcode-Auflistung" text:outline-level="6">KIX4OTRS/Kernel/Modules/AgentTicketSearch.pm</text:h>
        </text:list-item>
        <text:list-item>
          <text:h text:style-name="Quellcode-Auflistung" text:outline-level="6">KIX4OTRS/Kernel/Output/HTML/Standard/AgentTicketSearch.tt</text:h>
        </text:list-item>
        <text:list-item>
          <text:h text:style-name="Quellcode-Auflistung" text:outline-level="6">KIX4OTRS/Kernel/System/Ticket/TicketSearch.pm</text:h>
        </text:list-item>
      </text:list>
      <text:h text:style-name="P317" text:outline-level="6"/>
      <text:h text:style-name="Heading_20_3" text:outline-level="3">SysConfig Options</text:h>
      <table:table table:name="Tabelle65" table:style-name="Tabelle65">
        <table:table-column table:style-name="Tabelle65.A"/>
        <table:table-column table:style-name="Tabelle65.B"/>
        <table:table-header-rows>
          <table:table-row table:style-name="Tabelle65.1">
            <table:table-cell table:style-name="Tabelle65.A1" office:value-type="string">
              <text:p text:style-name="P41">Key Name</text:p>
            </table:table-cell>
            <table:table-cell table:style-name="Tabelle65.B1" office:value-type="string">
              <text:p text:style-name="P41">Description</text:p>
            </table:table-cell>
          </table:table-row>
        </table:table-header-rows>
        <table:table-row table:style-name="Tabelle65.1">
          <table:table-cell table:style-name="Tabelle65.A2" office:value-type="string">
            <text:p text:style-name="Table_20_Contents">Ticket::Frontend::AgentTicketSearch###<text:line-break/>Defaults###TicketPendingTimeSlot</text:p>
          </table:table-cell>
          <table:table-cell table:style-name="Tabelle65.B2" office:value-type="string">
            <text:p text:style-name="Table_20_Contents">Dis-/enables pending times as a default shown ticket search attribute for ticket search screen</text:p>
          </table:table-cell>
        </table:table-row>
        <table:table-row table:style-name="Tabelle65.1">
          <table:table-cell table:style-name="Tabelle65.A2" office:value-type="string">
            <text:p text:style-name="Table_20_Contents">Ticket::Frontend::AgentTicketSearch###<text:line-break/>Defaults###TicketPendingTimePoint</text:p>
          </table:table-cell>
          <table:table-cell table:style-name="Tabelle65.B2" office:value-type="string">
            <text:p text:style-name="Table_20_Contents">Dis-/enables pending times as a default shown ticket search attribute for ticket search screen</text:p>
          </table:table-cell>
        </table:table-row>
        <table:table-row table:style-name="Tabelle65.1">
          <table:table-cell table:style-name="Tabelle65.A2" office:value-type="string">
            <text:p text:style-name="Table_20_Contents">Ticket::Frontend::AgentTicketSearch###<text:line-break/>Defaults###TicketEscalationTimePoint</text:p>
          </table:table-cell>
          <table:table-cell table:style-name="Tabelle65.B2" office:value-type="string">
            <text:p text:style-name="Table_20_Contents">Dis-/enables escalation times as a default shown ticket search attribute for ticket search screen</text:p>
          </table:table-cell>
        </table:table-row>
        <table:table-row table:style-name="Tabelle65.1">
          <table:table-cell table:style-name="Tabelle65.A2" office:value-type="string">
            <text:p text:style-name="Table_20_Contents">Ticket::Frontend::AgentTicketSearch###<text:line-break/>Defaults###TicketEscalationTimeSlot</text:p>
          </table:table-cell>
          <table:table-cell table:style-name="Tabelle65.B2" office:value-type="string">
            <text:p text:style-name="Table_20_Contents">Dis-/enables escalation times as a default shown ticket search attribute for ticket search screen</text:p>
          </table:table-cell>
        </table:table-row>
      </table:table>
      <text:h text:style-name="Heading_20_2" text:outline-level="2">Search for Ticket Numbers and DFs in Fulltext Search</text:h>
      <text:list xml:id="list113627279218596" text:continue-list="list113626364862760" text:style-name="L27">
        <text:list-item>
          <text:p text:style-name="P94">In default OTRS, there is no pssibility to search for ticket numbers in fulltext search if this ticket number does not appear in subject or body of an article or the title of a ticket</text:p>
        </text:list-item>
        <text:list-item>
          <text:p text:style-name="P94">additionally it's not possible to do a fulltext search in Dynamic Fields</text:p>
        </text:list-item>
        <text:list-item>
          <text:p text:style-name="P94">It should be possible to search for ticket numbers too</text:p>
        </text:list-item>
      </text:list>
      <text:p text:style-name="P24"/>
      <text:h text:style-name="P237" text:outline-level="3">Implementation</text:h>
      <text:list xml:id="list8645932956270012998" text:style-name="L31">
        <text:list-item>
          <text:p text:style-name="P133">Extended agent's ticket search to provide search options for ticket numbers and special configured DFs using fulltext search</text:p>
        </text:list-item>
        <text:list-item>
          <text:p text:style-name="P133">additionally searching for Ticket Numbers including the TicketHook is possible</text:p>
        </text:list-item>
      </text:list>
      <text:p text:style-name="P20"/>
      <text:h text:style-name="Heading_20_4" text:outline-level="4">Related Structures</text:h>
      <text:h text:style-name="Heading_20_5" text:outline-level="5">Filelist</text:h>
      <text:list xml:id="list113627319102994" text:continue-list="list113627649799083" text:style-name="List_20_1">
        <text:list-item>
          <text:list>
            <text:list-item>
              <text:list>
                <text:list-item>
                  <text:list>
                    <text:list-item>
                      <text:h text:style-name="P318" text:outline-level="6">KIX4OTRS/Kernel/Config/Files/KIX4OTRS_TicketOverview.xml</text:h>
                    </text:list-item>
                  </text:list>
                </text:list-item>
              </text:list>
            </text:list-item>
          </text:list>
        </text:list-item>
        <text:list-item>
          <text:h text:style-name="Quellcode-Auflistung" text:outline-level="6">KIX4OTRS/Kernel/Modules/AgentTicketSearch.pm</text:h>
        </text:list-item>
      </text:list>
      <text:h text:style-name="P317" text:outline-level="6"/>
      <text:h text:style-name="Heading_20_3" text:outline-level="3">SysConfig Options</text:h>
      <table:table table:name="Tabelle109" table:style-name="Tabelle109">
        <table:table-column table:style-name="Tabelle109.A"/>
        <table:table-column table:style-name="Tabelle109.B"/>
        <table:table-header-rows>
          <table:table-row table:style-name="Tabelle109.1">
            <table:table-cell table:style-name="Tabelle109.A1" office:value-type="string">
              <text:p text:style-name="P41">Key Name</text:p>
            </table:table-cell>
            <table:table-cell table:style-name="Tabelle109.B1" office:value-type="string">
              <text:p text:style-name="P41">Description</text:p>
            </table:table-cell>
          </table:table-row>
        </table:table-header-rows>
        <table:table-row table:style-name="Tabelle109.1">
          <table:table-cell table:style-name="Tabelle109.A2" office:value-type="string">
            <text:p text:style-name="Table_20_Contents">Ticket::Frontend::AgentTicketSearch###FulltextSearchInDynamicFields</text:p>
          </table:table-cell>
          <table:table-cell table:style-name="Tabelle109.B2" office:value-type="string">
            <text:p text:style-name="P54">List of Dynamic Fields which should be used in a Fulltext search as well. At the moment only fields of type "text" and "textarea" are supported. Possible settings: 0 = Disabled, 1 = Use in Fulltext search.</text:p>
          </table:table-cell>
        </table:table-row>
      </table:table>
      <text:h text:style-name="Heading_20_2" text:outline-level="2">Redirect Target after Ticket Close</text:h>
      <text:list xml:id="list113626895746495" text:continue-list="list113627279218596" text:style-name="L27">
        <text:list-item>
          <text:p text:style-name="P94">Whenever a ticket gets closed, the acting agent user will be redirect to last used screen overview. </text:p>
        </text:list-item>
        <text:list-item>
          <text:p text:style-name="P94">It should be possible to get redirected to this ticket again.</text:p>
        </text:list-item>
      </text:list>
      <text:p text:style-name="P24"/>
      <text:h text:style-name="P237" text:outline-level="3"><text:soft-page-break/>Implementation</text:h>
      <text:list xml:id="list4650448178714129358" text:style-name="L32">
        <text:list-item>
          <text:p text:style-name="P134">Additional agent preference to set preferred redirect target after ticket has been closed</text:p>
        </text:list-item>
        <text:list-item>
          <text:p text:style-name="P134">Extended agent's ticket processing modules to handle redirect target</text:p>
        </text:list-item>
      </text:list>
      <text:p text:style-name="P20"/>
      <text:h text:style-name="Heading_20_4" text:outline-level="4">Related Structures</text:h>
      <text:h text:style-name="Heading_20_5" text:outline-level="5">Filelist</text:h>
      <text:list xml:id="list113627163532173" text:continue-list="list113627319102994" text:style-name="List_20_1">
        <text:list-item>
          <text:h text:style-name="Quellcode-Auflistung" text:outline-level="6">KIX4OTRS/Kernel/Config/Files/KIX4OTRS_Ticket.xml</text:h>
        </text:list-item>
        <text:list-item>
          <text:h text:style-name="Quellcode-Auflistung" text:outline-level="6">KIX4OTRS/Kernel/Language/de_KIX4OTRS.pm</text:h>
        </text:list-item>
        <text:list-item>
          <text:h text:style-name="Quellcode-Auflistung" text:outline-level="6">KIX4OTRS/Kernel/Modules/AgentTicketActionCommon.pm</text:h>
        </text:list-item>
        <text:list-item>
          <text:h text:style-name="Quellcode-Auflistung" text:outline-level="6">KIX4OTRS/Kernel/Modules/AgentTicketCompose.pm</text:h>
        </text:list-item>
        <text:list-item>
          <text:h text:style-name="Quellcode-Auflistung" text:outline-level="6">KIX4OTRS/Kernel/Modules/AgentTicketForward.pm</text:h>
        </text:list-item>
        <text:list-item>
          <text:h text:style-name="Quellcode-Auflistung" text:outline-level="6">KIX4OTRS/Kernel/Modules/AgentTicketPhoneOutbound.pm</text:h>
        </text:list-item>
        <text:list-item>
          <text:h text:style-name="Quellcode-Auflistung" text:outline-level="6">KIX4OTRS/Kernel/Modules/AgentTicketZoomTabActionCommon.pm</text:h>
        </text:list-item>
      </text:list>
      <text:h text:style-name="P317" text:outline-level="6"/>
      <text:h text:style-name="Heading_20_3" text:outline-level="3">SysConfig Options</text:h>
      <table:table table:name="Tabelle66" table:style-name="Tabelle66">
        <table:table-column table:style-name="Tabelle66.A"/>
        <table:table-column table:style-name="Tabelle66.B"/>
        <table:table-header-rows>
          <table:table-row table:style-name="Tabelle66.1">
            <table:table-cell table:style-name="Tabelle66.A1" office:value-type="string">
              <text:p text:style-name="P41">Key Name</text:p>
            </table:table-cell>
            <table:table-cell table:style-name="Tabelle66.B1" office:value-type="string">
              <text:p text:style-name="P41">Description</text:p>
            </table:table-cell>
          </table:table-row>
        </table:table-header-rows>
        <table:table-row table:style-name="Tabelle66.1">
          <table:table-cell table:style-name="Tabelle66.A2" office:value-type="string">
            <text:p text:style-name="Table_20_Contents">PreferencesGroups###RedirectAfterTicketClose</text:p>
          </table:table-cell>
          <table:table-cell table:style-name="Tabelle66.B2" office:value-type="string">
            <text:p text:style-name="Table_20_Contents">Defines which page is shown after a ticket has been closed.</text:p>
          </table:table-cell>
        </table:table-row>
      </table:table>
      <text:h text:style-name="Heading_20_2" text:outline-level="2">Notification Forwarding in Agents Absence </text:h>
      <text:list xml:id="list113625956395371" text:continue-list="list113626895746495" text:style-name="L27">
        <text:list-item>
          <text:p text:style-name="P94">During the agent's absence notifications sent to this agent are (temporarily) lost</text:p>
        </text:list-item>
        <text:list-item>
          <text:p text:style-name="P94">It should be possible to define a substitute user/contact</text:p>
        </text:list-item>
      </text:list>
      <text:p text:style-name="P24"/>
      <text:h text:style-name="P237" text:outline-level="3">Implementation</text:h>
      <text:list xml:id="list3976566618415975656" text:style-name="L33">
        <text:list-item>
          <text:p text:style-name="P135">Additional agent preference which is only visible if agent is currently out of office</text:p>
        </text:list-item>
        <text:list-item>
          <text:p text:style-name="P135">All notification emails send to an out of office agent are also send to his/her substitute contact – triggered by a ticket event</text:p>
        </text:list-item>
        <text:list-item>
          <text:p text:style-name="P135">It's possible to configure an additional text to tell the substitute why he/she receives this message</text:p>
        </text:list-item>
      </text:list>
      <text:p text:style-name="P20"/>
      <text:h text:style-name="Heading_20_4" text:outline-level="4">Related Structures</text:h>
      <text:h text:style-name="Heading_20_5" text:outline-level="5">Filelist</text:h>
      <text:list xml:id="list113626117064509" text:continue-list="list113627163532173" text:style-name="List_20_1">
        <text:list-item>
          <text:h text:style-name="Quellcode-Auflistung" text:outline-level="6">KIX4OTRS/Kernel/Config/Files/KIX4OTRS_PreferencesExtensions.xml</text:h>
        </text:list-item>
        <text:list-item>
          <text:h text:style-name="Quellcode-Auflistung" text:outline-level="6">KIX4OTRS/Kernel/Language/de_KIX4OTRS.pm</text:h>
        </text:list-item>
        <text:list-item>
          <text:h text:style-name="Quellcode-Auflistung" text:outline-level="6">KIX4OTRS/Kernel/Output/HTML/PreferencesOutOfOfficeSubstitute.pm</text:h>
        </text:list-item>
        <text:list-item>
          <text:h text:style-name="Quellcode-Auflistung" text:outline-level="6">KIX4OTRS/Kernel/Output/HTML/Standard/AdminUser.tt</text:h>
        </text:list-item>
        <text:list-item>
          <text:h text:style-name="Quellcode-Auflistung" text:outline-level="6">KIX4OTRS/Kernel/Output/HTML/Standard/AgentPreferences.tt</text:h>
        </text:list-item>
        <text:list-item>
          <text:h text:style-name="Quellcode-Auflistung" text:outline-level="6">KIX4OTRS/Kernel/System/Ticket/Event/NotificationEvent/Transport/Email.pm</text:h>
        </text:list-item>
        <text:list-item>
          <text:h text:style-name="Quellcode-Auflistung" text:outline-level="6">KIX4OTRS/Kernel/System/Ticket/Event/NotificationToOutOfOfficeSubstitute.pm</text:h>
        </text:list-item>
        <text:list-item>
          <text:h text:style-name="Quellcode-Auflistung" text:outline-level="6">KIX4OTRS/Kernel/System/Ticket/TicketExtensionsKIX4OTRS.pm</text:h>
        </text:list-item>
      </text:list>
      <text:h text:style-name="P317" text:outline-level="6"/>
      <text:h text:style-name="Heading_20_3" text:outline-level="3">SysConfig Options</text:h>
      <table:table table:name="Tabelle64" table:style-name="Tabelle64">
        <table:table-column table:style-name="Tabelle64.A"/>
        <table:table-column table:style-name="Tabelle64.B"/>
        <table:table-header-rows>
          <table:table-row table:style-name="Tabelle64.1">
            <table:table-cell table:style-name="Tabelle64.A1" office:value-type="string">
              <text:p text:style-name="P41">Key Name</text:p>
            </table:table-cell>
            <table:table-cell table:style-name="Tabelle64.B1" office:value-type="string">
              <text:p text:style-name="P41">Description</text:p>
            </table:table-cell>
          </table:table-row>
        </table:table-header-rows>
        <table:table-row table:style-name="Tabelle64.1">
          <table:table-cell table:style-name="Tabelle64.A2" office:value-type="string">
            <text:p text:style-name="Table_20_Contents">PreferencesGroups###OutOfOfficeSubstitute</text:p>
          </table:table-cell>
          <table:table-cell table:style-name="Tabelle64.B2" office:value-type="string">
            <text:p text:style-name="Table_20_Contents">Registration for the agent preference plugin</text:p>
          </table:table-cell>
        </table:table-row>
        <table:table-row table:style-name="Tabelle64.1">
          <table:table-cell table:style-name="Tabelle64.A2" office:value-type="string">
            <text:p text:style-name="Table_20_Contents">Ticket::EventModulePost###<text:line-break/>900-NotificationToOutOfOfficeSubstitute</text:p>
          </table:table-cell>
          <table:table-cell table:style-name="Tabelle64.B2" office:value-type="string">
            <text:p text:style-name="Table_20_Contents">Dis/enabled the out-of-office-substitute message sending</text:p>
          </table:table-cell>
        </table:table-row>
      </table:table>
      <text:h text:style-name="Heading_20_2" text:outline-level="2">Textarea for Agents Preferences</text:h>
      <text:list xml:id="list113625779337334" text:continue-list="list113625956395371" text:style-name="L27">
        <text:list-item>
          <text:p text:style-name="P94">Agents preferences cannot consist of a multiple line input</text:p>
        </text:list-item>
        <text:list-item>
          <text:p text:style-name="P94">It should be possible to define multiple lines, e.g. as an individually used <text:soft-page-break/>signature</text:p>
        </text:list-item>
      </text:list>
      <text:p text:style-name="P24"/>
      <text:h text:style-name="P237" text:outline-level="3">Implementation</text:h>
      <text:list xml:id="list8377445479820794111" text:style-name="L34">
        <text:list-item>
          <text:p text:style-name="P136">Extended agent preferences to provide textareas for multiple lines inputs.</text:p>
        </text:list-item>
      </text:list>
      <text:p text:style-name="P20"/>
      <text:h text:style-name="Heading_20_4" text:outline-level="4">Related Structures</text:h>
      <text:h text:style-name="Heading_20_5" text:outline-level="5">Filelist</text:h>
      <text:list xml:id="list113627306645884" text:continue-list="list113626117064509" text:style-name="List_20_1">
        <text:list-item>
          <text:h text:style-name="Quellcode-Auflistung" text:outline-level="6">KIX4OTRS/Kernel/Config/Files/KIX4OTRS_PreferencesExtensions.xml</text:h>
        </text:list-item>
        <text:list-item>
          <text:h text:style-name="Quellcode-Auflistung" text:outline-level="6">KIX4OTRS/Kernel/Output/HTML/Standard/AgentPreferences.tt</text:h>
        </text:list-item>
      </text:list>
      <text:h text:style-name="P317" text:outline-level="6"/>
      <text:h text:style-name="Heading_20_3" text:outline-level="3">SysConfig Options</text:h>
      <table:table table:name="Tabelle60" table:style-name="Tabelle60">
        <table:table-column table:style-name="Tabelle60.A"/>
        <table:table-column table:style-name="Tabelle60.B"/>
        <table:table-header-rows>
          <table:table-row table:style-name="Tabelle60.1">
            <table:table-cell table:style-name="Tabelle60.A1" office:value-type="string">
              <text:p text:style-name="P41">Key Name</text:p>
            </table:table-cell>
            <table:table-cell table:style-name="Tabelle60.B1" office:value-type="string">
              <text:p text:style-name="P41">Description</text:p>
            </table:table-cell>
          </table:table-row>
        </table:table-header-rows>
        <table:table-row table:style-name="Tabelle60.1">
          <table:table-cell table:style-name="Tabelle60.A2" office:value-type="string">
            <text:p text:style-name="Table_20_Contents">PreferencesGroups###TextInput</text:p>
          </table:table-cell>
          <table:table-cell table:style-name="Tabelle60.B2" office:value-type="string">
            <text:p text:style-name="Table_20_Contents">Registration of an exemplary agent's preference, to allow multiple lines input and be shown in the preferences view.</text:p>
          </table:table-cell>
        </table:table-row>
      </table:table>
      <text:h text:style-name="Heading_20_2" text:outline-level="2">Multiple Selections For Agents Preferences</text:h>
      <text:list xml:id="list113626741061712" text:continue-list="list113625779337334" text:style-name="L27">
        <text:list-item>
          <text:p text:style-name="P94">Agents preferences cannot consist of a multiple selection</text:p>
        </text:list-item>
        <text:list-item>
          <text:p text:style-name="P94">It should be possible to define preferences as multiple selections</text:p>
        </text:list-item>
      </text:list>
      <text:p text:style-name="P24"/>
      <text:h text:style-name="P237" text:outline-level="3">Implementation</text:h>
      <text:list xml:id="list4464520645189812137" text:style-name="L35">
        <text:list-item>
          <text:p text:style-name="P137">New agent preferences module to provide multiple selections</text:p>
          <text:list>
            <text:list-item>
              <text:p text:style-name="P137">Shows multiple selections</text:p>
            </text:list-item>
            <text:list-item>
              <text:p text:style-name="P137">Saves selected values as a comma-separated agents preference</text:p>
            </text:list-item>
          </text:list>
        </text:list-item>
      </text:list>
      <text:p text:style-name="P20"/>
      <text:h text:style-name="Heading_20_4" text:outline-level="4">Related Structures</text:h>
      <text:h text:style-name="Heading_20_5" text:outline-level="5">Filelist</text:h>
      <text:list xml:id="list113625761377921" text:continue-list="list113627306645884" text:style-name="List_20_1">
        <text:list-item>
          <text:h text:style-name="Quellcode-Auflistung" text:outline-level="6">KIX4OTRS/Kernel/Config/Files/KIX4OTRS_PreferencesExtensions.xml</text:h>
        </text:list-item>
        <text:list-item>
          <text:h text:style-name="Quellcode-Auflistung" text:outline-level="6">KIX4OTRS/Kernel/Output/HTML/PreferencesGenericMultiple.pm</text:h>
        </text:list-item>
        <text:list-item>
          <text:h text:style-name="Quellcode-Auflistung" text:outline-level="6">KIX4OTRS/Kernel/Output/HTML/Standard/AgentPreferences.tt</text:h>
        </text:list-item>
      </text:list>
      <text:h text:style-name="P317" text:outline-level="6"/>
      <text:h text:style-name="Heading_20_3" text:outline-level="3">SysConfig Options</text:h>
      <table:table table:name="Tabelle61" table:style-name="Tabelle61">
        <table:table-column table:style-name="Tabelle61.A"/>
        <table:table-column table:style-name="Tabelle61.B"/>
        <table:table-header-rows>
          <table:table-row table:style-name="Tabelle61.1">
            <table:table-cell table:style-name="Tabelle61.A1" office:value-type="string">
              <text:p text:style-name="P41">Key Name</text:p>
            </table:table-cell>
            <table:table-cell table:style-name="Tabelle61.B1" office:value-type="string">
              <text:p text:style-name="P41">Description</text:p>
            </table:table-cell>
          </table:table-row>
        </table:table-header-rows>
        <table:table-row table:style-name="Tabelle61.1">
          <table:table-cell table:style-name="Tabelle61.A2" office:value-type="string">
            <text:p text:style-name="Table_20_Contents">PreferencesGroups###MultipleSelection</text:p>
          </table:table-cell>
          <table:table-cell table:style-name="Tabelle61.B2" office:value-type="string">
            <text:p text:style-name="Table_20_Contents">Registration of an exemplary agent's preference, to allow multiple selections and be shown in the preferences view.</text:p>
          </table:table-cell>
        </table:table-row>
      </table:table>
      <text:h text:style-name="Heading_20_2" text:outline-level="2">Dashboard FAQ</text:h>
      <text:list xml:id="list5036533468734260759" text:style-name="L36">
        <text:list-item>
          <text:p text:style-name="P95">Show (1) most recent and (2) top 10 FAQ items</text:p>
        </text:list-item>
        <text:list-item>
          <text:p text:style-name="P95">Requires OTRS-extension FAQ to be installed</text:p>
        </text:list-item>
      </text:list>
      <text:p text:style-name="P24"/>
      <text:h text:style-name="P237" text:outline-level="3">Implementation</text:h>
      <text:list xml:id="list2983039463595986238" text:style-name="L37">
        <text:list-item>
          <text:p text:style-name="P151">Common dashboard module with corresponding FAQ methods</text:p>
        </text:list-item>
      </text:list>
      <text:p text:style-name="Standard"/>
      <text:h text:style-name="Heading_20_4" text:outline-level="4">Related Structures</text:h>
      <text:h text:style-name="Heading_20_5" text:outline-level="5">Filelist</text:h>
      <text:list xml:id="list113625857334338" text:continue-list="list113625761377921" text:style-name="List_20_1">
        <text:list-item>
          <text:h text:style-name="Quellcode-Auflistung" text:outline-level="6">KIX4OTRS/Kernel/Config/Files/KIX4OTRS_DashboardExtensions.xml </text:h>
        </text:list-item>
        <text:list-item>
          <text:h text:style-name="Quellcode-Auflistung" text:outline-level="6">KIX4OTRS/Kernel/Output/HTML/Standard/AgentDashboardFAQ.tt </text:h>
        </text:list-item>
        <text:list-item>
          <text:h text:style-name="Quellcode-Auflistung" text:outline-level="6">KIX4OTRS/Kernel/Kernel/Output/HTML/DashboardFAQ.pm</text:h>
        </text:list-item>
      </text:list>
      <text:h text:style-name="P317" text:outline-level="6"/>
      <text:h text:style-name="Heading_20_3" text:outline-level="3">SysConfig Options</text:h>
      <table:table table:name="Tabelle49" table:style-name="Tabelle49">
        <table:table-column table:style-name="Tabelle49.A"/>
        <table:table-column table:style-name="Tabelle49.B"/>
        <table:table-header-rows>
          <table:table-row table:style-name="Tabelle49.1">
            <table:table-cell table:style-name="Tabelle49.A1" office:value-type="string">
              <text:p text:style-name="P41">Key Name</text:p>
            </table:table-cell>
            <table:table-cell table:style-name="Tabelle49.B1" office:value-type="string">
              <text:p text:style-name="P41">Description</text:p>
            </table:table-cell>
          </table:table-row>
        </table:table-header-rows>
        <table:table-row table:style-name="Tabelle49.1">
          <table:table-cell table:style-name="Tabelle49.A2" office:value-type="string">
            <text:p text:style-name="Table_20_Contents">DashboardBackend###0199-FAQ</text:p>
          </table:table-cell>
          <table:table-cell table:style-name="Tabelle49.B2" office:value-type="string">
            <text:p text:style-name="Table_20_Contents">Parameters for the dashboard FAQ News. "Group" are used to restricted access to the plugin (e. g. Group: <text:soft-page-break/>admin;group1;group2;). "Default" means if the plugin is enabled per default.</text:p>
          </table:table-cell>
        </table:table-row>
      </table:table>
      <text:h text:style-name="Heading_20_2" text:outline-level="2">Synchronize Agent Data</text:h>
      <text:list xml:id="list113627499002650" text:continue-list="list5036533468734260759" text:style-name="L36">
        <text:list-item>
          <text:p text:style-name="P138"><text:span text:style-name="T6">In default OTRS there could be synchronized only this data: </text:span>UserID UserFirstname UserLastname UserLogin ValidID UserID ChangeUserID UserEmail (e.g. from LDAP)</text:p>
        </text:list-item>
        <text:list-item>
          <text:p text:style-name="P138">it should be possible to synchronize additional agent attributes</text:p>
        </text:list-item>
      </text:list>
      <text:p text:style-name="P20"/>
      <text:h text:style-name="P237" text:outline-level="3">Implementation</text:h>
      <text:list xml:id="list5042841993187232255" text:style-name="L38">
        <text:list-item>
          <text:p text:style-name="P152">Additional attributes were stored in user preferences</text:p>
        </text:list-item>
      </text:list>
      <text:p text:style-name="Standard"/>
      <text:h text:style-name="Heading_20_4" text:outline-level="4">Related Structures</text:h>
      <text:h text:style-name="Heading_20_5" text:outline-level="5">Filelist</text:h>
      <text:list xml:id="list113627167982960" text:continue-list="list113625857334338" text:style-name="List_20_1">
        <text:list-item>
          <text:h text:style-name="Quellcode-Auflistung" text:outline-level="6">KIX4OTRS/Kernel/System/User.pm</text:h>
        </text:list-item>
      </text:list>
      <text:h text:style-name="Heading_20_3" text:outline-level="3">SysConfig Options</text:h>
      <table:table table:name="Tabelle159" table:style-name="Tabelle159">
        <table:table-column table:style-name="Tabelle159.A"/>
        <table:table-column table:style-name="Tabelle159.B"/>
        <table:table-header-rows>
          <table:table-row table:style-name="Tabelle159.1">
            <table:table-cell table:style-name="Tabelle159.A1" office:value-type="string">
              <text:p text:style-name="P41">Key Name</text:p>
            </table:table-cell>
            <table:table-cell table:style-name="Tabelle159.B1" office:value-type="string">
              <text:p text:style-name="P41">Description</text:p>
            </table:table-cell>
          </table:table-row>
        </table:table-header-rows>
        <table:table-row table:style-name="Tabelle159.1">
          <table:table-cell table:style-name="Tabelle159.A2" office:value-type="string">
            <text:p text:style-name="Table_20_Contents">n.a.</text:p>
          </table:table-cell>
          <table:table-cell table:style-name="Tabelle159.B2" office:value-type="string">
            <text:p text:style-name="Table_20_Contents">n.a.</text:p>
          </table:table-cell>
        </table:table-row>
      </table:table>
      <text:h text:style-name="Heading_20_2" text:outline-level="2">Search Profile Toolbar Extensions</text:h>
      <text:list xml:id="list113627077739451" text:continue-list="list113627499002650" text:style-name="L36">
        <text:list-item>
          <text:p text:style-name="P138">Extended search profile toolbar to show also other search profiles like config item search profiles, FAQ search profiles and other</text:p>
        </text:list-item>
      </text:list>
      <text:p text:style-name="P20"/>
      <text:h text:style-name="P237" text:outline-level="3">Implementation</text:h>
      <text:list xml:id="list6674027131193053952" text:style-name="L39">
        <text:list-item>
          <text:p text:style-name="P153">Outputfilter to replace action and javascript</text:p>
        </text:list-item>
        <text:list-item>
          <text:p text:style-name="P153"/>
        </text:list-item>
      </text:list>
      <text:p text:style-name="Standard"/>
      <text:h text:style-name="Heading_20_4" text:outline-level="4">Related Structures</text:h>
      <text:h text:style-name="Heading_20_5" text:outline-level="5">Filelist</text:h>
      <text:list xml:id="list113627121232728" text:continue-list="list113627167982960" text:style-name="List_20_1">
        <text:list-item>
          <text:list>
            <text:list-item>
              <text:list>
                <text:list-item>
                  <text:list>
                    <text:list-item>
                      <text:list>
                        <text:list-item>
                          <text:list>
                            <text:list-item>
                              <text:list>
                                <text:list-item>
                                  <text:list>
                                    <text:list-item>
                                      <text:h text:style-name="Quellcode-Auflistung" text:outline-level="6">KIX4OTRS/Kernel/Config/Files/KIX4OTRS_Toolbar.xml</text:h>
                                    </text:list-item>
                                    <text:list-item>
                                      <text:h text:style-name="P319" text:outline-level="6">KIX4OTRS/Kernel/Modules/ToolbarSearchProfileAJAXHandler.pm</text:h>
                                    </text:list-item>
                                    <text:list-item>
                                      <text:h text:style-name="P319" text:outline-level="6">KIX4OTRS/Kernel/Output/OutputFilterToolbarSearchProfile.pm</text:h>
                                    </text:list-item>
                                    <text:list-item>
                                      <text:h text:style-name="P319" text:outline-level="6">KIX4OTRS/Kernel/Output/ToolBarTicketSearchProfile.pm</text:h>
                                    </text:list-item>
                                    <text:list-item>
                                      <text:h text:style-name="P319" text:outline-level="6">KIX4OTRS/Kernel/System/SearchProfile.pm</text:h>
                                    </text:list-item>
                                    <text:list-item>
                                      <text:h text:style-name="P319" text:outline-level="6">KIX4OTRS/var/httpd/htdocs/skins/Agent/default/KIX4OTRS.Header.css</text:h>
                                    </text:list-item>
                                    <text:list-item>
                                      <text:h text:style-name="P319" text:outline-level="6">KIX4OTRSITSMConfigItem/Kernel/Modules/AgentITSMConfigItemSearch.pm </text:h>
                                    </text:list-item>
                                  </text:list>
                                </text:list-item>
                              </text:list>
                            </text:list-item>
                          </text:list>
                        </text:list-item>
                      </text:list>
                    </text:list-item>
                  </text:list>
                </text:list-item>
              </text:list>
            </text:list-item>
          </text:list>
        </text:list-item>
      </text:list>
      <text:list xml:id="list1686781767833878482" text:style-name="L40">
        <text:list-header>
          <text:p text:style-name="P245"/>
        </text:list-header>
      </text:list>
      <text:h text:style-name="Heading_20_3" text:outline-level="3">SysConfig Options</text:h>
      <table:table table:name="Tabelle117" table:style-name="Tabelle117">
        <table:table-column table:style-name="Tabelle117.A"/>
        <table:table-column table:style-name="Tabelle117.B"/>
        <table:table-header-rows>
          <table:table-row table:style-name="Tabelle117.1">
            <table:table-cell table:style-name="Tabelle117.A1" office:value-type="string">
              <text:p text:style-name="P41">Key Name</text:p>
            </table:table-cell>
            <table:table-cell table:style-name="Tabelle117.B1" office:value-type="string">
              <text:p text:style-name="P41">Description</text:p>
            </table:table-cell>
          </table:table-row>
        </table:table-header-rows>
        <table:table-row table:style-name="Tabelle117.1">
          <table:table-cell table:style-name="Tabelle117.A2" office:value-type="string">
            <text:p text:style-name="Table_20_Contents">Frontend::Module###ToolbarSearchProfileAJAXHandler</text:p>
          </table:table-cell>
          <table:table-cell table:style-name="Tabelle117.B2" office:value-type="string">
            <text:p text:style-name="Table_20_Contents">module registration</text:p>
            <text:p text:style-name="P54"/>
          </table:table-cell>
        </table:table-row>
        <table:table-row table:style-name="Tabelle117.1">
          <table:table-cell table:style-name="Tabelle117.A2" office:value-type="string">
            <text:p text:style-name="Table_20_Contents">Frontend::Output::FilterElementPre###ToolbarSearchProfile</text:p>
          </table:table-cell>
          <table:table-cell table:style-name="Tabelle117.B2" office:value-type="string">
            <text:p text:style-name="Table_20_Contents">defines Outputfilter</text:p>
          </table:table-cell>
        </table:table-row>
      </table:table>
      <text:h text:style-name="Heading_20_1" text:outline-level="1">Administrative Extensions</text:h>
      <text:h text:style-name="Heading_20_2" text:outline-level="2">SysConfig Change Log</text:h>
      <text:list xml:id="list7809631093908068145" text:style-name="L41">
        <text:list-item>
          <text:p text:style-name="P96">Changes in SysConfig are not logged, it's impossible to track who did what change when</text:p>
        </text:list-item>
      </text:list>
      <text:p text:style-name="P24"/>
      <text:h text:style-name="P237" text:outline-level="3">Implementation</text:h>
      <text:list xml:id="list113625781253531" text:continue-list="list113626826567652" text:style-name="L14">
        <text:list-item>
          <text:p text:style-name="P144">Functionality requires additional Perl package setup</text:p>
          <text:list>
            <text:list-item>
              <text:p text:style-name="P144">Data::Compare</text:p>
            </text:list-item>
            <text:list-item>
              <text:p text:style-name="P126">Check your system configuration with <text:span text:style-name="T3">&lt;OTRS_HOME&gt;/bin/</text:span>kix.CheckModules.pl</text:p>
            </text:list-item>
          </text:list>
        </text:list-item>
        <text:list-item>
          <text:p text:style-name="P144">Functionality based on KIXCore, which provides Event handling for SysConfig</text:p>
          <text:list>
            <text:list-item>
              <text:p text:style-name="P144">Event handler is called if a change in SysConfig is detected</text:p>
            </text:list-item>
          </text:list>
        </text:list-item>
      </text:list>
      <text:p text:style-name="Standard"/>
      <text:h text:style-name="Heading_20_4" text:outline-level="4">Related Structures</text:h>
      <text:h text:style-name="Heading_20_5" text:outline-level="5">Filelist</text:h>
      <text:list xml:id="list113626195145167" text:continue-list="list113627121232728" text:style-name="List_20_1">
        <text:list-item>
          <text:h text:style-name="Quellcode-Auflistung" text:outline-level="6">KIX4OTRS/Kernel/Config/Files/KIX4OTRS_SysConfigChangeLog.xml</text:h>
        </text:list-item>
        <text:list-item>
          <text:h text:style-name="Quellcode-Auflistung" text:outline-level="6">KIX4OTRS/Kernel/System/SysConfig/Event/LogSysConfigChanges.pm</text:h>
        </text:list-item>
        <text:list-item>
          <text:h text:style-name="Quellcode-Auflistung" text:outline-level="6">KIX4OTRS/Kernel/System/SysConfig/SysConfigChangeLog.pm</text:h>
        </text:list-item>
        <text:list-item>
          <text:h text:style-name="Quellcode-Auflistung" text:outline-level="6">KIX4OTRS/Kernel/System/SysConfigChangeLog/File.pm</text:h>
        </text:list-item>
        <text:list-item>
          <text:h text:style-name="Quellcode-Auflistung" text:outline-level="6">KIX4OTRS/Kernel/System/SysConfigChangeLog/SysLog.pm</text:h>
        </text:list-item>
      </text:list>
      <text:h text:style-name="P317" text:outline-level="6"/>
      <text:h text:style-name="Heading_20_3" text:outline-level="3">SysConfig Options</text:h>
      <table:table table:name="Tabelle27" table:style-name="Tabelle27">
        <table:table-column table:style-name="Tabelle27.A"/>
        <table:table-column table:style-name="Tabelle27.B"/>
        <table:table-header-rows>
          <table:table-row table:style-name="Tabelle27.1">
            <table:table-cell table:style-name="Tabelle27.A1" office:value-type="string">
              <text:p text:style-name="P41">Key Name</text:p>
            </table:table-cell>
            <table:table-cell table:style-name="Tabelle27.B1" office:value-type="string">
              <text:p text:style-name="P41">Description</text:p>
            </table:table-cell>
          </table:table-row>
        </table:table-header-rows>
        <table:table-row table:style-name="Tabelle27.1">
          <table:table-cell table:style-name="Tabelle27.A2" office:value-type="string">
            <text:p text:style-name="Table_20_Contents">SysConfig::EventModulePost###<text:line-break/>000-LogSysConfigChanges</text:p>
          </table:table-cell>
          <table:table-cell table:style-name="Tabelle27.B2" office:value-type="string">
            <text:p text:style-name="Table_20_Contents">Registration for the SysConfig event handler</text:p>
          </table:table-cell>
        </table:table-row>
        <table:table-row table:style-name="Tabelle27.1">
          <table:table-cell table:style-name="Tabelle27.A2" office:value-type="string">
            <text:p text:style-name="Table_20_Contents">SysConfigChangeLog::LogModule</text:p>
          </table:table-cell>
          <table:table-cell table:style-name="Tabelle27.B2" office:value-type="string">
            <text:p text:style-name="Table_20_Contents">Log module for the SysConfig. "File" writes all messages in a given logfile, "SysLog" uses the syslog daemon of the system, e.g. syslogd.</text:p>
          </table:table-cell>
        </table:table-row>
        <table:table-row table:style-name="Tabelle27.1">
          <table:table-cell table:style-name="Tabelle27.A2" office:value-type="string">
            <text:p text:style-name="Table_20_Contents">SysConfigChangeLog::LogModule::SysLog::Facility</text:p>
          </table:table-cell>
          <table:table-cell table:style-name="Tabelle27.B2" office:value-type="string">
            <text:p text:style-name="Table_20_Contents">If "SysLog" was selected for LogModule, you can specify a special log facility.</text:p>
          </table:table-cell>
        </table:table-row>
        <table:table-row table:style-name="Tabelle27.1">
          <table:table-cell table:style-name="Tabelle27.A2" office:value-type="string">
            <text:p text:style-name="Table_20_Contents">SysConfigChangeLog::LogModule::SysLog::LogSock</text:p>
          </table:table-cell>
          <table:table-cell table:style-name="Tabelle27.B2" office:value-type="string">
            <text:p text:style-name="Table_20_Contents">If "SysLog" was selected for LogModule, you can specify a special log sock (on solaris you may need to use 'stream').</text:p>
          </table:table-cell>
        </table:table-row>
        <table:table-row table:style-name="Tabelle27.1">
          <table:table-cell table:style-name="Tabelle27.A2" office:value-type="string">
            <text:p text:style-name="Table_20_Contents">SysConfigChangeLog::LogModule::SysLog::Charset</text:p>
          </table:table-cell>
          <table:table-cell table:style-name="Tabelle27.B2" office:value-type="string">
            <text:p text:style-name="Table_20_Contents">If "SysLog" was selected for LogModule, you can specify the charset that should be used for logging.</text:p>
          </table:table-cell>
        </table:table-row>
        <table:table-row table:style-name="Tabelle27.1">
          <table:table-cell table:style-name="Tabelle27.A2" office:value-type="string">
            <text:p text:style-name="Table_20_Contents">SysConfigChangeLog::LogModule::LogFile</text:p>
          </table:table-cell>
          <table:table-cell table:style-name="Tabelle27.B2" office:value-type="string">
            <text:p text:style-name="Table_20_Contents">If "file" was selected for LogModule, you have to specify a logfile. The file will be created by the system, if it doesn't exist.</text:p>
          </table:table-cell>
        </table:table-row>
        <table:table-row table:style-name="Tabelle27.1">
          <table:table-cell table:style-name="Tabelle27.A2" office:value-type="string">
            <text:p text:style-name="Table_20_Contents">SysConfigChangeLog::LogModule::LogFile::Date</text:p>
          </table:table-cell>
          <table:table-cell table:style-name="Tabelle27.B2" office:value-type="string">
            <text:p text:style-name="Table_20_Contents">Set this config parameter to "Yes", if you want to add a suffix with the current year and month to the SysConfig logfile. A logfile for every month will be created.</text:p>
          </table:table-cell>
        </table:table-row>
      </table:table>
      <text:h text:style-name="Heading_20_2" text:outline-level="2">Statistics Extensions</text:h>
      <text:list xml:id="list4517140786549913976" text:style-name="L42">
        <text:list-item>
          <text:p text:style-name="P97">If you're using a static report module, In default OTRS, the mask for report creation does not support all possible params for selection lists (e.g. to dis-/enable translation) and does not know params of type:</text:p>
          <text:list>
            <text:list-item>
              <text:p text:style-name="P97">Date,</text:p>
            </text:list-item>
            <text:list-item>
              <text:p text:style-name="P97">String,</text:p>
            </text:list-item>
            <text:list-item>
              <text:p text:style-name="P97">Hidden.</text:p>
            </text:list-item>
          </text:list>
        </text:list-item>
      </text:list>
      <text:p text:style-name="P24"/>
      <text:h text:style-name="P237" text:outline-level="3"><text:soft-page-break/>Implementation</text:h>
      <text:list xml:id="list3360362690025303601" text:style-name="L43">
        <text:list-item>
          <text:p text:style-name="P154">Modify agent's mask “AgentStats”</text:p>
        </text:list-item>
      </text:list>
      <text:h text:style-name="Heading_20_4" text:outline-level="4">Related Structures</text:h>
      <text:h text:style-name="Heading_20_5" text:outline-level="5">Filelist</text:h>
      <text:list xml:id="list113625999598846" text:continue-list="list113626195145167" text:style-name="List_20_1">
        <text:list-item>
          <text:h text:style-name="Quellcode-Auflistung" text:outline-level="6">KIS4OTRS/Kernel/Modules/AgentStats.pm</text:h>
        </text:list-item>
        <text:list-item>
          <text:h text:style-name="Quellcode-Auflistung" text:outline-level="6">KIS4OTRS/Kernel/Output/HTML/Standard/AgentStatsOverview.tt</text:h>
        </text:list-item>
      </text:list>
      <text:h text:style-name="P317" text:outline-level="6"/>
      <text:h text:style-name="Heading_20_3" text:outline-level="3">SysConfig Options</text:h>
      <table:table table:name="Tabelle53" table:style-name="Tabelle53">
        <table:table-column table:style-name="Tabelle53.A"/>
        <table:table-column table:style-name="Tabelle53.B"/>
        <table:table-header-rows>
          <table:table-row table:style-name="Tabelle53.1">
            <table:table-cell table:style-name="Tabelle53.A1" office:value-type="string">
              <text:p text:style-name="P41">Key Name</text:p>
            </table:table-cell>
            <table:table-cell table:style-name="Tabelle53.B1" office:value-type="string">
              <text:p text:style-name="P41">Description</text:p>
            </table:table-cell>
          </table:table-row>
        </table:table-header-rows>
        <table:table-row table:style-name="Tabelle53.1">
          <table:table-cell table:style-name="Tabelle53.A2" office:value-type="string">
            <text:p text:style-name="Table_20_Contents">n.a.</text:p>
          </table:table-cell>
          <table:table-cell table:style-name="Tabelle53.B2" office:value-type="string">
            <text:p text:style-name="Table_20_Contents">n.a.</text:p>
          </table:table-cell>
        </table:table-row>
      </table:table>
      <text:h text:style-name="Heading_20_2" text:outline-level="2">Filter for SLA and Services</text:h>
      <text:list xml:id="list113627271351884" text:continue-list="list113627077739451" text:style-name="L36">
        <text:list-item>
          <text:p text:style-name="P95">In default OTRS, all existing SLAs and services will be shown in the relevant admin interface. This is not very comfortable, especially when there is a high number of SLAs or services defined.</text:p>
        </text:list-item>
      </text:list>
      <text:p text:style-name="P24"/>
      <text:h text:style-name="P237" text:outline-level="3">Implementation</text:h>
      <text:list xml:id="list894823351768863739" text:style-name="L44">
        <text:list-item>
          <text:p text:style-name="P155">Integrated a filter to reduce the number of shown SLAs and services depending on variable search input</text:p>
          <text:list>
            <text:list-item>
              <text:p text:style-name="P155">Extended admin's SLA template to support filtering</text:p>
            </text:list-item>
            <text:list-item>
              <text:p text:style-name="P155">Extended admin's Service template to support filtering</text:p>
            </text:list-item>
          </text:list>
        </text:list-item>
      </text:list>
      <text:p text:style-name="Standard"/>
      <text:h text:style-name="Heading_20_4" text:outline-level="4">Related Structures</text:h>
      <text:h text:style-name="Heading_20_5" text:outline-level="5">Filelist</text:h>
      <text:list xml:id="list113625767613865" text:continue-list="list113625999598846" text:style-name="List_20_1">
        <text:list-item>
          <text:h text:style-name="Quellcode-Auflistung" text:outline-level="6">KIX4OTRS/Kernel/Modules/AdminSLA.pm</text:h>
        </text:list-item>
        <text:list-item>
          <text:h text:style-name="Quellcode-Auflistung" text:outline-level="6">KIX4OTRS/Kernel/Output/HTML/Standard/AdminService.tt</text:h>
        </text:list-item>
        <text:list-item>
          <text:h text:style-name="Quellcode-Auflistung" text:outline-level="6">KIX4OTRS/Kernel/Output/HTML/Standard/AdminSLA.tt</text:h>
        </text:list-item>
      </text:list>
      <text:h text:style-name="P317" text:outline-level="6"/>
      <text:h text:style-name="Heading_20_3" text:outline-level="3">SysConfig Options</text:h>
      <table:table table:name="Tabelle51" table:style-name="Tabelle51">
        <table:table-column table:style-name="Tabelle51.A"/>
        <table:table-column table:style-name="Tabelle51.B"/>
        <table:table-header-rows>
          <table:table-row table:style-name="Tabelle51.1">
            <table:table-cell table:style-name="Tabelle51.A1" office:value-type="string">
              <text:p text:style-name="P41">Key Name</text:p>
            </table:table-cell>
            <table:table-cell table:style-name="Tabelle51.B1" office:value-type="string">
              <text:p text:style-name="P41">Description</text:p>
            </table:table-cell>
          </table:table-row>
        </table:table-header-rows>
        <table:table-row table:style-name="Tabelle51.1">
          <table:table-cell table:style-name="Tabelle51.A2" office:value-type="string">
            <text:p text:style-name="Table_20_Contents">n.a.</text:p>
          </table:table-cell>
          <table:table-cell table:style-name="Tabelle51.B2" office:value-type="string">
            <text:p text:style-name="Table_20_Contents">n.a.</text:p>
          </table:table-cell>
        </table:table-row>
      </table:table>
      <text:h text:style-name="Heading_20_2" text:outline-level="2">Switch Button Agent ↔ Customer Frontend</text:h>
      <text:list xml:id="list113626853449582" text:continue-list="list113627271351884" text:style-name="L36">
        <text:list-item>
          <text:p text:style-name="P95">Allow agents which do have a customer user account (with the same login) to easily switch from agent frontend to customer frontend without entering login data and vice versa</text:p>
        </text:list-item>
        <text:list-item>
          <text:p text:style-name="P95">May be restricted to agents with corresponding group membership</text:p>
        </text:list-item>
      </text:list>
      <text:p text:style-name="P24"/>
      <text:h text:style-name="P237" text:outline-level="3">Implementation</text:h>
      <text:list xml:id="list4710308492886225558" text:style-name="L45">
        <text:list-item>
          <text:p text:style-name="P156">Use of output filter that checks if it's used in customer or agent frontend</text:p>
          <text:list>
            <text:list-item>
              <text:p text:style-name="P156">Agent frontend:</text:p>
              <text:list>
                <text:list-item>
                  <text:p text:style-name="P156">Check if customer user with same login name exists</text:p>
                </text:list-item>
                <text:list-item>
                  <text:p text:style-name="P156">Check if agent has RO-permissions on group „SwitchButton“</text:p>
                </text:list-item>
                <text:list-item>
                  <text:p text:style-name="P156">Replace logout link by switch icon and logout icon</text:p>
                </text:list-item>
              </text:list>
            </text:list-item>
            <text:list-item>
              <text:p text:style-name="P156">Customer frontend:</text:p>
              <text:list>
                <text:list-item>
                  <text:p text:style-name="P156">Check if agent user with same login name exists </text:p>
                </text:list-item>
                <text:list-item>
                  <text:p text:style-name="P156">Check if agent user's got RO-permission on „SwitchButton“ group</text:p>
                </text:list-item>
                <text:list-item>
                  <text:p text:style-name="P156">Replace logout button by switch button and logout button</text:p>
                </text:list-item>
              </text:list>
            </text:list-item>
          </text:list>
        </text:list-item>
        <text:list-item>
          <text:p text:style-name="P156">Frontend module checks login data, creates a new session on the corresponding frontend and redirects to the default page after login of this frontend</text:p>
        </text:list-item>
      </text:list>
      <text:p text:style-name="Standard"/>
      <text:h text:style-name="Heading_20_4" text:outline-level="4"><text:soft-page-break/>Related Structures</text:h>
      <text:h text:style-name="Heading_20_5" text:outline-level="5">Filelist</text:h>
      <text:list xml:id="list113627634160923" text:continue-list="list113625767613865" text:style-name="List_20_1">
        <text:list-item>
          <text:h text:style-name="Quellcode-Auflistung" text:outline-level="6">KIX4OTRS/Kernel/Config/Files/KIX4OTRS_SwitchButton.xml</text:h>
        </text:list-item>
        <text:list-item>
          <text:h text:style-name="Quellcode-Auflistung" text:outline-level="6">KIX4OTRS/Kernel/Modules/SwitchButton.pm</text:h>
        </text:list-item>
        <text:list-item>
          <text:h text:style-name="Quellcode-Auflistung" text:outline-level="6">KIX4OTRS/Kernel/Output/HTML/OutputFilterSwitchButton.pm</text:h>
        </text:list-item>
        <text:list-item>
          <text:h text:style-name="Quellcode-Auflistung" text:outline-level="6">KIX4OTRS/Kernel/Language/de_SwitchButton.pm</text:h>
        </text:list-item>
        <text:list-item>
          <text:h text:style-name="Quellcode-Auflistung" text:outline-level="6">var/httpd/htdocs/skins/Agent/KIX4OTRS/css/Core.Header.css</text:h>
        </text:list-item>
        <text:list-item>
          <text:h text:style-name="Quellcode-Auflistung" text:outline-level="6">var/packagesetup/KIX4OTRS.pm</text:h>
        </text:list-item>
      </text:list>
      <text:h text:style-name="P317" text:outline-level="6"/>
      <text:h text:style-name="Heading_20_3" text:outline-level="3">SysConfig Options</text:h>
      <table:table table:name="Tabelle63" table:style-name="Tabelle63">
        <table:table-column table:style-name="Tabelle63.A"/>
        <table:table-column table:style-name="Tabelle63.B"/>
        <table:table-header-rows>
          <table:table-row table:style-name="Tabelle63.1">
            <table:table-cell table:style-name="Tabelle63.A1" office:value-type="string">
              <text:p text:style-name="P41">Key Name</text:p>
            </table:table-cell>
            <table:table-cell table:style-name="Tabelle63.B1" office:value-type="string">
              <text:p text:style-name="P41">Description</text:p>
            </table:table-cell>
          </table:table-row>
        </table:table-header-rows>
        <table:table-row table:style-name="Tabelle63.1">
          <table:table-cell table:style-name="Tabelle63.A2" office:value-type="string">
            <text:p text:style-name="Table_20_Contents">CustomerFrontend::Module###SwitchButton</text:p>
          </table:table-cell>
          <table:table-cell table:style-name="Tabelle63.B2" office:value-type="string">
            <text:p text:style-name="Table_20_Contents">Registration of frontend module to create a session on the agent frontend</text:p>
          </table:table-cell>
        </table:table-row>
        <table:table-row table:style-name="Tabelle63.1">
          <table:table-cell table:style-name="Tabelle63.A2" office:value-type="string">
            <text:p text:style-name="Table_20_Contents">Frontend::Module###SwitchButton</text:p>
          </table:table-cell>
          <table:table-cell table:style-name="Tabelle63.B2" office:value-type="string">
            <text:p text:style-name="Table_20_Contents">Registration of frontend module to create a session on the customer frontend</text:p>
          </table:table-cell>
        </table:table-row>
        <table:table-row table:style-name="Tabelle63.1">
          <table:table-cell table:style-name="Tabelle63.A2" office:value-type="string">
            <text:p text:style-name="Table_20_Contents">Frontend::Output::FilterElementPre###SwitchButton</text:p>
          </table:table-cell>
          <table:table-cell table:style-name="Tabelle63.B2" office:value-type="string">
            <text:p text:style-name="Table_20_Contents">Output-filter to display/show switch button link in customer and agent frontend</text:p>
          </table:table-cell>
        </table:table-row>
      </table:table>
      <text:h text:style-name="Heading_20_2" text:outline-level="2">Ticket Template Configurator</text:h>
      <text:list xml:id="list3725929268457831685" text:style-name="L46">
        <text:list-item>
          <text:p text:style-name="P98">Separate admin area to manage ticket templates</text:p>
          <text:list>
            <text:list-item>
              <text:p text:style-name="P98">Add, edit and remove ticket templates</text:p>
            </text:list-item>
            <text:list-item>
              <text:p text:style-name="P98">Migrate old ticket templates from SysConfig-Keys to database</text:p>
            </text:list-item>
            <text:list-item>
              <text:p text:style-name="P98">XML up- and download for ticket templates</text:p>
            </text:list-item>
            <text:list-item>
              <text:p text:style-name="P98">distinction whether values are empty set or not set</text:p>
            </text:list-item>
            <text:list-item>
              <text:p text:style-name="P98">distinction whether values should be fixed or not</text:p>
            </text:list-item>
            <text:list-item>
              <text:p text:style-name="P98">choose user groups for ticket template access</text:p>
              <text:p text:style-name="P98"/>
            </text:list-item>
          </text:list>
        </text:list-item>
      </text:list>
      <text:h text:style-name="P237" text:outline-level="3">Implementation</text:h>
      <text:list xml:id="list5404161237147296499" text:style-name="L47">
        <text:list-item>
          <text:p text:style-name="P157">New core module for ticket templates</text:p>
        </text:list-item>
        <text:list-item>
          <text:p text:style-name="P157">Expand database by two new tables</text:p>
        </text:list-item>
        <text:list-item>
          <text:p text:style-name="P157">New admin management frontend module for creating, viewing, listing, editing migrating, up- and downloading ticket templates</text:p>
        </text:list-item>
      </text:list>
      <text:p text:style-name="Standard"/>
      <text:h text:style-name="Heading_20_4" text:outline-level="4">Related Structures</text:h>
      <text:h text:style-name="Heading_20_5" text:outline-level="5">Filelist</text:h>
      <text:list xml:id="list695343294642646602" text:style-name="L48">
        <text:list-item>
          <text:p text:style-name="P253">KIX4OTRS/Config/Files/KIX4OTRS_QuickTicketAdmin.xml</text:p>
        </text:list-item>
        <text:list-item>
          <text:p text:style-name="P253">KIX4OTRS/Language/de_KIX4OTRSTemplateConfigurator.pm </text:p>
        </text:list-item>
        <text:list-item>
          <text:p text:style-name="P253">KIX4OTRS/Modules/AdminQuickTicketConfigurator.pm </text:p>
        </text:list-item>
        <text:list-item>
          <text:p text:style-name="P253">KIX4OTRS/Config/Files/KIX4OTRS_QuickTicketAdmin.xml</text:p>
        </text:list-item>
        <text:list-item>
          <text:p text:style-name="P253">KIX4OTRS/Language/de_KIX4OTRSTemplateConfigurator.pm </text:p>
        </text:list-item>
        <text:list-item>
          <text:p text:style-name="P253">KIX4OTRS/Modules/AgentTicketEmail.pm</text:p>
        </text:list-item>
        <text:list-item>
          <text:p text:style-name="P253">KIX4OTRS/Modules/AgentTicketPhone.pm</text:p>
        </text:list-item>
        <text:list-item>
          <text:p text:style-name="P253">KIX4OTRS/Modules/CustomerTicketMessage.pm</text:p>
        </text:list-item>
        <text:list-item>
          <text:p text:style-name="P253">KIX4OTRS/Modules/CustomerTicketMessageQuickSelection.pm </text:p>
        </text:list-item>
        <text:list-item>
          <text:p text:style-name="P253">KIX4OTRS/Output/HTML/Standard/CustomerTicketMessageQuickSelection.tt</text:p>
        </text:list-item>
        <text:list-item>
          <text:p text:style-name="P253">KIX4OTRS/Output/HTML/Standard/AdminQuickTicketConfigurator.tt</text:p>
        </text:list-item>
        <text:list-item>
          <text:p text:style-name="P253">KIX4OTRS/System/Ticket/TicketTemplateHandler.pm</text:p>
        </text:list-item>
        <text:list-item>
          <text:p text:style-name="P253">KIX4OTRSITSMConfigManagement/Modules/CustomerTicketMessage.pm</text:p>
        </text:list-item>
        <text:list-item>
          <text:p text:style-name="P253">KIX4OTRSITSMIncidentProblem/Modules/AgentTicketEmail.pm</text:p>
        </text:list-item>
        <text:list-item>
          <text:p text:style-name="P253">KIX4OTRSITSMIncidentProblem/Modules/AgentTicketPhone.pm</text:p>
        </text:list-item>
        <text:list-item>
          <text:p text:style-name="P253">var/httpd/htdocs/js/Core.Admin.QuickTicketConfigurator.js</text:p>
        </text:list-item>
        <text:list-item>
          <text:p text:style-name="P253">var/httpd/htdocs/skins/Agent/default/KIX4OTRS/css/Core.AdminQuickTicketConfigurator.css</text:p>
        </text:list-item>
        <text:list-item>
          <text:p text:style-name="P253">var/httpd/htdocs/skins/Customer/KIX4OTRS/css/Core.Control.css</text:p>
        </text:list-item>
        <text:list-item>
          <text:p text:style-name="P253">var/packagesetup/KIX4OTRS.pm</text:p>
        </text:list-item>
        <text:list-item>
          <text:p text:style-name="P253">KIX4OTRS.sopm</text:p>
        </text:list-item>
        <text:list-item>
          <text:p text:style-name="P246">KIX4OTRS/Output/HTML/Standard/AdminQuickTicketConfigurator.tt</text:p>
        </text:list-item>
      </text:list>
      <text:h text:style-name="Heading_20_5" text:outline-level="5"><text:soft-page-break/>Table/Table Columns</text:h>
      <text:list xml:id="list8925958321173124408" text:style-name="L49">
        <text:list-item>
          <text:p text:style-name="P386">kix_ticket_template</text:p>
          <text:list>
            <text:list-item>
              <text:p text:style-name="P386">id </text:p>
            </text:list-item>
            <text:list-item>
              <text:p text:style-name="P386">name </text:p>
            </text:list-item>
            <text:list-item>
              <text:p text:style-name="P386">f_agent </text:p>
            </text:list-item>
            <text:list-item>
              <text:p text:style-name="P386">f_customer </text:p>
            </text:list-item>
            <text:list-item>
              <text:p text:style-name="P386">valid_id </text:p>
            </text:list-item>
            <text:list-item>
              <text:p text:style-name="P386">create_time </text:p>
            </text:list-item>
            <text:list-item>
              <text:p text:style-name="P386">create_by </text:p>
            </text:list-item>
            <text:list-item>
              <text:p text:style-name="P386">change_time </text:p>
            </text:list-item>
            <text:list-item>
              <text:p text:style-name="P386">change_by</text:p>
            </text:list-item>
          </text:list>
        </text:list-item>
        <text:list-item>
          <text:p text:style-name="P386">kix_ticket_template_preferences</text:p>
          <text:list>
            <text:list-item>
              <text:p text:style-name="P386">template_id </text:p>
            </text:list-item>
            <text:list-item>
              <text:p text:style-name="P386">preferences_key</text:p>
            </text:list-item>
            <text:list-item>
              <text:p text:style-name="P386">preferences_value</text:p>
            </text:list-item>
          </text:list>
        </text:list-item>
      </text:list>
      <text:p text:style-name="Quellcode"/>
      <text:h text:style-name="Heading_20_3" text:outline-level="3">SysConfig Options</text:h>
      <table:table table:name="Tabelle92" table:style-name="Tabelle92">
        <table:table-column table:style-name="Tabelle92.A"/>
        <table:table-column table:style-name="Tabelle92.B"/>
        <table:table-header-rows>
          <table:table-row table:style-name="Tabelle92.1">
            <table:table-cell table:style-name="Tabelle92.A1" office:value-type="string">
              <text:p text:style-name="P41">Key Name</text:p>
            </table:table-cell>
            <table:table-cell table:style-name="Tabelle92.B1" office:value-type="string">
              <text:p text:style-name="P41">Description</text:p>
            </table:table-cell>
          </table:table-row>
        </table:table-header-rows>
        <table:table-row table:style-name="Tabelle92.1">
          <table:table-cell table:style-name="Tabelle92.A2" office:value-type="string">
            <text:p text:style-name="Table_20_Contents">Frontend::Module###AdminQuickTicketConfigurator</text:p>
          </table:table-cell>
          <table:table-cell table:style-name="Tabelle92.B2" office:value-type="string">
            <text:p text:style-name="Table_20_Contents">Frontend module registration for the AdminQuickTicketConfigurator in the admin interface.</text:p>
          </table:table-cell>
        </table:table-row>
        <table:table-row table:style-name="Tabelle92.1">
          <table:table-cell table:style-name="Tabelle92.A2" office:value-type="string">
            <text:p text:style-name="P70">Ticket::Frontend::AdminQuickTicketConfigurator###ArticleType</text:p>
          </table:table-cell>
          <table:table-cell table:style-name="Tabelle92.B2" office:value-type="string">
            <text:p text:style-name="P67">Determines the possible article types for <text:span text:style-name="T9">ticket</text:span> templates.</text:p>
          </table:table-cell>
        </table:table-row>
        <table:table-row table:style-name="Tabelle92.1">
          <table:table-cell table:style-name="Tabelle92.A2" office:value-type="string">
            <text:p text:style-name="P70">Ticket::Frontend::AdminQuickTicketConfigurator###ArticleSenderType</text:p>
          </table:table-cell>
          <table:table-cell table:style-name="Tabelle92.B2" office:value-type="string">
            <text:p text:style-name="P67">Determines the possible article <text:span text:style-name="T9">sender</text:span> types for ticket templates.</text:p>
          </table:table-cell>
        </table:table-row>
        <table:table-row table:style-name="Tabelle92.1">
          <table:table-cell table:style-name="Tabelle92.A2" office:value-type="string">
            <text:p text:style-name="P70">Ticket::Frontend::AdminQuickTicketConfigurator###LinkType</text:p>
          </table:table-cell>
          <table:table-cell table:style-name="Tabelle92.B2" office:value-type="string">
            <text:p text:style-name="P78">.<text:span text:style-name="T40">Determines the possible link types </text:span><text:span text:style-name="T10">for</text:span><text:span text:style-name="T40"> </text:span><text:span text:style-name="T10">ticket</text:span><text:span text:style-name="T40"> </text:span><text:span text:style-name="T10">templates.</text:span></text:p>
          </table:table-cell>
        </table:table-row>
        <table:table-row table:style-name="Tabelle92.1">
          <table:table-cell table:style-name="Tabelle92.A2" office:value-type="string">
            <text:p text:style-name="P67">Ticket::Frontend::AdminQuickTicketConfigurator###<text:span text:style-name="T10">LinkDirection</text:span></text:p>
          </table:table-cell>
          <table:table-cell table:style-name="Tabelle92.B2" office:value-type="string">
            <text:p text:style-name="P70">.Determines the possible link directions for ticket templates.</text:p>
          </table:table-cell>
        </table:table-row>
        <table:table-row table:style-name="Tabelle92.1">
          <table:table-cell table:style-name="Tabelle92.A2" office:value-type="string">
            <text:p text:style-name="P67">Ticket::Frontend::<text:span text:style-name="T9">AdminQuickTicketConfigurator</text:span>###StateType</text:p>
          </table:table-cell>
          <table:table-cell table:style-name="Tabelle92.B2" office:value-type="string">
            <text:p text:style-name="P70">.Determines the possible ticket states for ticket templates.</text:p>
          </table:table-cell>
        </table:table-row>
        <table:table-row table:style-name="Tabelle92.8">
          <table:table-cell table:style-name="Tabelle92.A2" office:value-type="string">
            <text:p text:style-name="P70">Ticket::Frontend::AdminQuickTicketConfigurator###DynamicField</text:p>
          </table:table-cell>
          <table:table-cell table:style-name="Tabelle92.B2" office:value-type="string">
            <text:p text:style-name="P70">Dynamic field options shown in the ticket template <text:span text:style-name="T34">configurator</text:span> of the <text:span text:style-name="T34">admin</text:span> interface. Possible settings: 0 = Disabled, 1 = Enabled, 2 = Enabled and required.</text:p>
          </table:table-cell>
        </table:table-row>
        <table:table-row table:style-name="Tabelle92.1">
          <table:table-cell table:style-name="Tabelle92.A2" office:value-type="string">
            <text:p text:style-name="P70">Ticket::Frontend::AdminQuickTicketConfigurator###TicketFreeTime</text:p>
          </table:table-cell>
          <table:table-cell table:style-name="Tabelle92.B2" office:value-type="string">
            <text:p text:style-name="P70">Ticket free time options shown in the ticket template <text:span text:style-name="T34">configurator</text:span> of the <text:span text:style-name="T34">admin</text:span> interface. Possible settings: 0 = Disabled, 1 = Enabled, 2 = Enabled and required.</text:p>
          </table:table-cell>
        </table:table-row>
        <table:table-row table:style-name="Tabelle92.1">
          <table:table-cell table:style-name="Tabelle92.A2" office:value-type="string">
            <text:p text:style-name="P70">Frontend::AdminQuickTicketConfigurator::KIXSidebarBackend###0100-CustomerInfo</text:p>
          </table:table-cell>
          <table:table-cell table:style-name="Tabelle92.B2" office:value-type="string">
            <text:p text:style-name="P70">Parameters for the KIXSidebar <text:span text:style-name="T34">backend</text:span> CustomerInfo.</text:p>
          </table:table-cell>
        </table:table-row>
        <table:table-row table:style-name="Tabelle92.1">
          <table:table-cell table:style-name="Tabelle92.A2" office:value-type="string">
            <text:p text:style-name="P70">Frontend::AdminQuickTicketConfigurator::KIXSidebarBackend###0200-TextModules</text:p>
          </table:table-cell>
          <table:table-cell table:style-name="Tabelle92.B2" office:value-type="string">
            <text:p text:style-name="P70">Parameters for the KIXSidebar <text:span text:style-name="T34">backend</text:span> TextModules.</text:p>
            <text:p text:style-name="P70"/>
          </table:table-cell>
        </table:table-row>
        <table:table-row table:style-name="Tabelle92.1">
          <table:table-cell table:style-name="Tabelle92.A2" office:value-type="string">
            <text:p text:style-name="P70">Ticket::Frontend::AdminQuickTicketConfigurator###MigrateButton</text:p>
          </table:table-cell>
          <table:table-cell table:style-name="Tabelle92.B2" office:value-type="string">
            <text:p text:style-name="P70">Enables or disable the migrate button in <text:span text:style-name="T34">admin</text:span> <text:span text:style-name="T34">frontend</text:span> interface.</text:p>
          </table:table-cell>
        </table:table-row>
      </table:table>
      <text:h text:style-name="Heading_20_2" text:outline-level="2">Dashboard KIXNotify</text:h>
      <text:p text:style-name="P24">Show KIX related news – similar to OTRS news</text:p>
      <text:p text:style-name="P24"/>
      <text:h text:style-name="P237" text:outline-level="3">Implementation</text:h>
      <text:list xml:id="list113626911123574" text:continue-list="list113625781253531" text:style-name="L14">
        <text:list-item>
          <text:p text:style-name="P139">Retrieve package information from c.a.p.e. IT's package repository<text:note text:id="ftn3" text:note-class="footnote"><text:note-citation>1</text:note-citation><text:note-body><text:p text:style-name="Footnote"><text:s/>http://www.cape-it.de/cgi-bin/download.pl/modules.xml</text:p></text:note-body></text:note> and display message if installed packages should be updates</text:p>
        </text:list-item>
      </text:list>
      <text:p text:style-name="P20"/>
      <text:h text:style-name="Heading_20_4" text:outline-level="4">Related Structures</text:h>
      <text:h text:style-name="Heading_20_5" text:outline-level="5">Filelist</text:h>
      <text:list xml:id="list113627805048844" text:continue-list="list113627634160923" text:style-name="List_20_1">
        <text:list-item>
          <text:h text:style-name="Quellcode-Auflistung" text:outline-level="6">KIX4OTRS/Kernel/Config/Files/KIX4OTRS_DashboardExtensions.xml </text:h>
        </text:list-item>
        <text:list-item>
          <text:h text:style-name="Quellcode-Auflistung" text:outline-level="6"><text:soft-page-break/>KIX4OTRS/Kernel/Output/HTML/Standard/AgentDashboardKIXNotify.tt </text:h>
        </text:list-item>
        <text:list-item>
          <text:h text:style-name="Quellcode-Auflistung" text:outline-level="6">KIX4OTRS/Kernel/Kernel/Output/HTML/DashboardKIXNotify.pm</text:h>
        </text:list-item>
      </text:list>
      <text:h text:style-name="P317" text:outline-level="6"/>
      <text:h text:style-name="Heading_20_3" text:outline-level="3">SysConfig Options</text:h>
      <table:table table:name="Tabelle48" table:style-name="Tabelle48">
        <table:table-column table:style-name="Tabelle48.A"/>
        <table:table-column table:style-name="Tabelle48.B"/>
        <table:table-header-rows>
          <table:table-row table:style-name="Tabelle48.1">
            <table:table-cell table:style-name="Tabelle48.A1" office:value-type="string">
              <text:p text:style-name="P41">Key Name</text:p>
            </table:table-cell>
            <table:table-cell table:style-name="Tabelle48.B1" office:value-type="string">
              <text:p text:style-name="P41">Description</text:p>
            </table:table-cell>
          </table:table-row>
        </table:table-header-rows>
        <table:table-row table:style-name="Tabelle48.1">
          <table:table-cell table:style-name="Tabelle48.A2" office:value-type="string">
            <text:p text:style-name="Table_20_Contents">DashboardBackend###0000-KIXNotify</text:p>
          </table:table-cell>
          <table:table-cell table:style-name="Tabelle48.B2" office:value-type="string">
            <text:p text:style-name="Table_20_Contents">Parameters for the dashboard backend. "Group" are used to restricted access to the plugin (e. g. Group: admin;group1;group2;). "Default" means if the plugin is enabled per default or if the user needs to enable it manually. "CacheTTLLocal" means the cache time in minutes for the plugin.</text:p>
          </table:table-cell>
        </table:table-row>
      </table:table>
      <text:h text:style-name="Heading_20_2" text:outline-level="2">Dashboard User Offline</text:h>
      <text:list xml:id="list113626741770533" text:continue-list="list113626853449582" text:style-name="L36">
        <text:list-header>
          <text:p text:style-name="P226">Show users which are offline</text:p>
        </text:list-header>
      </text:list>
      <text:p text:style-name="P24"/>
      <text:h text:style-name="P237" text:outline-level="3">Implementation</text:h>
      <text:list xml:id="list7000659450046678015" text:style-name="L50">
        <text:list-item>
          <text:p text:style-name="P158">Collect all users and compare with online users (active sessions)</text:p>
        </text:list-item>
      </text:list>
      <text:p text:style-name="Standard"/>
      <text:h text:style-name="Heading_20_4" text:outline-level="4">Related Structures</text:h>
      <text:h text:style-name="Heading_20_5" text:outline-level="5">Filelist</text:h>
      <text:list xml:id="list113627050118407" text:continue-list="list113627805048844" text:style-name="List_20_1">
        <text:list-item>
          <text:h text:style-name="Quellcode-Auflistung" text:outline-level="6">KIX4OTRS/Kernel/Config/Files/KIX4OTRS_DashboardExtensions.xml </text:h>
        </text:list-item>
        <text:list-item>
          <text:h text:style-name="Quellcode-Auflistung" text:outline-level="6">KIX4OTRS/Kernel/Output/HTML/Standard/AgentDashboardUserOffline.tt </text:h>
        </text:list-item>
        <text:list-item>
          <text:h text:style-name="Quellcode-Auflistung" text:outline-level="6">KIX4OTRS/Kernel/Output/HTML/DashboardUserOffline.pm</text:h>
        </text:list-item>
      </text:list>
      <text:h text:style-name="P317" text:outline-level="6"/>
      <text:h text:style-name="Heading_20_3" text:outline-level="3">SysConfig Options</text:h>
      <table:table table:name="Tabelle50" table:style-name="Tabelle50">
        <table:table-column table:style-name="Tabelle50.A"/>
        <table:table-column table:style-name="Tabelle50.B"/>
        <table:table-header-rows>
          <table:table-row table:style-name="Tabelle50.1">
            <table:table-cell table:style-name="Tabelle50.A1" office:value-type="string">
              <text:p text:style-name="P41">Key Name</text:p>
            </table:table-cell>
            <table:table-cell table:style-name="Tabelle50.B1" office:value-type="string">
              <text:p text:style-name="P41">Description</text:p>
            </table:table-cell>
          </table:table-row>
        </table:table-header-rows>
        <table:table-row table:style-name="Tabelle50.1">
          <table:table-cell table:style-name="Tabelle50.A2" office:value-type="string">
            <text:p text:style-name="Table_20_Contents">DashboardBackend###0401-UserOffline</text:p>
          </table:table-cell>
          <table:table-cell table:style-name="Tabelle50.B2" office:value-type="string">
            <text:p text:style-name="Table_20_Contents">Defines the parameters for the dashboard backend. "Limit" defines the number of entries displayed by default. "Group" is used to restrict access to the plugin (e. g. Group: admin;group1;group2;). "Default" indicates if the plugin is enabled by default or if the user needs to enable it manually. "CacheTTLLocal" defines the cache expiration period in minutes for the plugin.</text:p>
          </table:table-cell>
        </table:table-row>
      </table:table>
      <text:h text:style-name="Heading_20_2" text:outline-level="2">Dynamic Fields Based on General Catalog Classes</text:h>
      <text:p text:style-name="P24">Create multiselect and dropdown dynamic fields based on general catalog classes</text:p>
      <text:p text:style-name="P24"/>
      <text:h text:style-name="P237" text:outline-level="3">Implementation</text:h>
      <text:list xml:id="list4467283860151366525" text:style-name="L51">
        <text:list-item>
          <text:p text:style-name="P159">Create new backend modul for dropdown general catalog dynamic field and for multiselect general catalog dynamic field</text:p>
        </text:list-item>
        <text:list-item>
          <text:p text:style-name="P159">add general catalog class to config for dynamic field</text:p>
        </text:list-item>
      </text:list>
      <text:p text:style-name="Standard"/>
      <text:h text:style-name="Heading_20_4" text:outline-level="4">Related Structures</text:h>
      <text:h text:style-name="Heading_20_5" text:outline-level="5">Filelist</text:h>
      <text:list xml:id="list113627808246311" text:continue-list="list113627050118407" text:style-name="L52">
        <text:list-item>
          <text:h text:style-name="P338" text:outline-level="6">KIX4OTRGeneralCatalog/Kernel/Config/Files/KIX4OTRS_GeneralCatalog.xml </text:h>
        </text:list-item>
        <text:list-item>
          <text:h text:style-name="P338" text:outline-level="6">KIX4OTRGeneralCatalog/Kernel/Modules/AdminDynamicFieldDropdownGeneralCatalog.pm</text:h>
        </text:list-item>
        <text:list-item>
          <text:h text:style-name="P338" text:outline-level="6">KIX4OTRGeneralCatalog/Kernel/Modules/AdminDynamicFieldMultiselectGeneralCatalog.pm</text:h>
        </text:list-item>
        <text:list-item>
          <text:h text:style-name="P338" text:outline-level="6">KIX4OTRGeneralCatalog/Kernel/Output/HTML/KIXSidebarTicketInfo.pm </text:h>
        </text:list-item>
        <text:list-item>
          <text:h text:style-name="P338" text:outline-level="6">KIX4OTRGeneralCatalog/Kernel/Output/HTML/Standard/AdminDynamicFieldDropdownGeneralCatalog.tt</text:h>
        </text:list-item>
        <text:list-item>
          <text:h text:style-name="P338" text:outline-level="6">KIX4OTRGeneralCatalog/Kernel/Output/HTML/Standard/AdminDynamicFieldMultiselectGeneralCatalog.tt</text:h>
        </text:list-item>
        <text:list-item>
          <text:h text:style-name="P338" text:outline-level="6">KIX4OTRGeneralCatalog/Kernel/System/DynamicField/Driver/DropdownGeneralCatalog.pm</text:h>
        </text:list-item>
        <text:list-item>
          <text:h text:style-name="P338" text:outline-level="6"><text:soft-page-break/>KIX4OTRGeneralCatalog/Kernel/System/DynamicField/Driver/MultiselectGeneralCatalog.pm</text:h>
        </text:list-item>
        <text:list-item>
          <text:h text:style-name="P338" text:outline-level="6">var/.../KIX4OTRS.pm </text:h>
        </text:list-item>
      </text:list>
      <text:h text:style-name="P317" text:outline-level="6"/>
      <text:h text:style-name="Heading_20_3" text:outline-level="3">SysConfig Options</text:h>
      <table:table table:name="Tabelle111" table:style-name="Tabelle111">
        <table:table-column table:style-name="Tabelle111.A"/>
        <table:table-column table:style-name="Tabelle111.B"/>
        <table:table-header-rows>
          <table:table-row table:style-name="Tabelle111.1">
            <table:table-cell table:style-name="Tabelle111.A1" office:value-type="string">
              <text:p text:style-name="P41">Key Name</text:p>
            </table:table-cell>
            <table:table-cell table:style-name="Tabelle111.B1" office:value-type="string">
              <text:p text:style-name="P41">Description</text:p>
            </table:table-cell>
          </table:table-row>
        </table:table-header-rows>
        <table:table-row table:style-name="Tabelle111.1">
          <table:table-cell table:style-name="Tabelle111.A2" office:value-type="string">
            <text:p text:style-name="Table_20_Contents">DynamicFields::Driver###MultiselectGeneralCatalog</text:p>
          </table:table-cell>
          <table:table-cell table:style-name="Tabelle111.B2" office:value-type="string">
            <text:p text:style-name="Table_20_Contents">Backend registration for multiselect dynamic field</text:p>
          </table:table-cell>
        </table:table-row>
        <table:table-row table:style-name="Tabelle111.1">
          <table:table-cell table:style-name="Tabelle111.A2" office:value-type="string">
            <text:p text:style-name="Table_20_Contents">DynamicFields::Driver###DropdownGeneralCatalog</text:p>
          </table:table-cell>
          <table:table-cell table:style-name="Tabelle111.B2" office:value-type="string">
            <text:p text:style-name="Table_20_Contents">Backend registration for dropdown dynamic field</text:p>
          </table:table-cell>
        </table:table-row>
        <table:table-row table:style-name="Tabelle111.1">
          <table:table-cell table:style-name="Tabelle111.A2" office:value-type="string">
            <text:p text:style-name="Table_20_Contents">Frontend::Module###AdminDynamicFieldMultiselectGeneralCatalog</text:p>
          </table:table-cell>
          <table:table-cell table:style-name="Tabelle111.B2" office:value-type="string">
            <text:p text:style-name="Table_20_Contents">Module registration for multiselect dynamic field</text:p>
          </table:table-cell>
        </table:table-row>
        <table:table-row table:style-name="Tabelle111.1">
          <table:table-cell table:style-name="Tabelle111.A2" office:value-type="string">
            <text:p text:style-name="Table_20_Contents">Frontend::Module###AdminDynamicFieldDropdownGeneralCatalog</text:p>
          </table:table-cell>
          <table:table-cell table:style-name="Tabelle111.B2" office:value-type="string">
            <text:p text:style-name="Table_20_Contents">Module registration for dropdown dynamic field</text:p>
          </table:table-cell>
        </table:table-row>
      </table:table>
      <text:h text:style-name="Heading_20_2" text:outline-level="2">Clone CustomerUser or Agent</text:h>
      <text:p text:style-name="P24">Clone a customer or an agent.</text:p>
      <text:p text:style-name="P24"/>
      <text:h text:style-name="P237" text:outline-level="3">Implementation</text:h>
      <text:list xml:id="list533246043972100182" text:style-name="L53">
        <text:list-item>
          <text:p text:style-name="P160">Add button to edit mask to clone an agent or a customer</text:p>
        </text:list-item>
        <text:list-item>
          <text:p text:style-name="P160">Empty UserID and UserLogin and reload edit mask</text:p>
        </text:list-item>
      </text:list>
      <text:p text:style-name="Standard"/>
      <text:h text:style-name="Heading_20_4" text:outline-level="4">Related Structures</text:h>
      <text:h text:style-name="Heading_20_5" text:outline-level="5">Filelist</text:h>
      <text:list xml:id="list2211716673506981968" text:style-name="L54">
        <text:list-item>
          <text:h text:style-name="P339" text:outline-level="6">KIX4OTRGeneralCatalog/Kernel/Config/Files/KIX4OTRS_GeneralCatalog.xml </text:h>
        </text:list-item>
        <text:list-item>
          <text:h text:style-name="P339" text:outline-level="6">KIX4OTRGeneralCatalog/Kernel/Modules/AdminDynamicFieldDropdownGeneralCatalog.pm</text:h>
        </text:list-item>
        <text:list-item>
          <text:h text:style-name="P339" text:outline-level="6">KIX4OTRGeneralCatalog/Kernel/Modules/AdminDynamicFieldMultiselectGeneralCatalog.pm</text:h>
        </text:list-item>
        <text:list-item>
          <text:h text:style-name="P339" text:outline-level="6">KIX4OTRGeneralCatalog/Kernel/Output/HTML/KIXSidebarTicketInfo.pm </text:h>
        </text:list-item>
        <text:list-item>
          <text:h text:style-name="P339" text:outline-level="6">KIX4OTRGeneralCatalog/Kernel/Output/HTML/Standard/AdminDynamicFieldDropdownGeneralCatalog.tt</text:h>
        </text:list-item>
        <text:list-item>
          <text:h text:style-name="P339" text:outline-level="6">KIX4OTRGeneralCatalog/Kernel/Output/HTML/Standard/AdminDynamicFieldMultiselectGeneralCatalog.tt</text:h>
        </text:list-item>
        <text:list-item>
          <text:h text:style-name="P339" text:outline-level="6">KIX4OTRGeneralCatalog/Kernel/System/DynamicField/Backend/DropdownGeneralCatalog.pm</text:h>
        </text:list-item>
        <text:list-item>
          <text:h text:style-name="P339" text:outline-level="6">KIX4OTRGeneralCatalog/Kernel/System/DynamicField/Backend/MultiselectGeneralCatalog.pm</text:h>
        </text:list-item>
        <text:list-item>
          <text:h text:style-name="P339" text:outline-level="6">var/.../KIX4OTRS.pm </text:h>
        </text:list-item>
      </text:list>
      <text:h text:style-name="P317" text:outline-level="6"/>
      <text:h text:style-name="Heading_20_3" text:outline-level="3">SysConfig Options</text:h>
      <table:table table:name="Tabelle112" table:style-name="Tabelle112">
        <table:table-column table:style-name="Tabelle112.A"/>
        <table:table-column table:style-name="Tabelle112.B"/>
        <table:table-header-rows>
          <table:table-row table:style-name="Tabelle112.1">
            <table:table-cell table:style-name="Tabelle112.A1" office:value-type="string">
              <text:p text:style-name="P41">Key Name</text:p>
            </table:table-cell>
            <table:table-cell table:style-name="Tabelle112.B1" office:value-type="string">
              <text:p text:style-name="P41">Description</text:p>
            </table:table-cell>
          </table:table-row>
        </table:table-header-rows>
        <table:table-row table:style-name="Tabelle112.1">
          <table:table-cell table:style-name="Tabelle112.A2" office:value-type="string">
            <text:p text:style-name="Table_20_Contents">n.a.</text:p>
          </table:table-cell>
          <table:table-cell table:style-name="Tabelle112.B2" office:value-type="string">
            <text:p text:style-name="Table_20_Contents">n.a.</text:p>
          </table:table-cell>
        </table:table-row>
      </table:table>
      <text:h text:style-name="Heading_20_2" text:outline-level="2">Dynamic Field Type ObjectReference</text:h>
      <text:p text:style-name="P24">Dynamic field with autocomplete, dropdown or multiselect function to store different customer information. Field could be one of theese types: CustomerCompany, CustomerUser, User and would be filled with values out of the database.</text:p>
      <text:p text:style-name="P24"/>
      <text:h text:style-name="P237" text:outline-level="3">Implementation</text:h>
      <text:list xml:id="list113627140260315" text:continue-list="list4467283860151366525" text:style-name="L51">
        <text:list-item>
          <text:p text:style-name="P159">Create new backend modul for each of the object reference dynamic fields.</text:p>
        </text:list-item>
        <text:list-item>
          <text:p text:style-name="P159">add function to create automaticly linked person</text:p>
        </text:list-item>
      </text:list>
      <text:p text:style-name="Standard"/>
      <text:h text:style-name="Heading_20_4" text:outline-level="4"><text:soft-page-break/>Related Structures</text:h>
      <text:h text:style-name="Heading_20_5" text:outline-level="5">Filelist</text:h>
      <text:list xml:id="list113627596094031" text:continue-list="list2211716673506981968" text:style-name="L54">
        <text:list-item>
          <text:h text:style-name="P327" text:outline-level="6">KIX4OTRS/Kernel/Config/Files/KIX4OTRS_DynamicField.xml </text:h>
        </text:list-item>
        <text:list-item>
          <text:h text:style-name="P327" text:outline-level="6">KIX4OTRS/Kernel/Modules/AdminDynamicFieldCustomerUser.pm</text:h>
        </text:list-item>
        <text:list-item>
          <text:h text:style-name="P327" text:outline-level="6">KIX4OTRS/Kernel/Output/HTML/Standard/AdminDynamicFieldCustomerUser.tt </text:h>
        </text:list-item>
        <text:list-item>
          <text:h text:style-name="P327" text:outline-level="6">KIX4OTRS/Kernel/Output/HTML/Standard/AgentCustomerSearch.tt</text:h>
        </text:list-item>
        <text:list-item>
          <text:h text:style-name="P327" text:outline-level="6">KIX4OTRS/Kernel/System/DynamicField/Driver/ObjectReference/CustomerCompany.pm </text:h>
        </text:list-item>
        <text:list-item>
          <text:h text:style-name="P333" text:outline-level="6">KIX4OTRS/Kernel/System/DynamicField/Driver/ObjectReference/CustomerUser.pm</text:h>
        </text:list-item>
        <text:list-item>
          <text:h text:style-name="P333" text:outline-level="6">KIX4OTRS/Kernel/System/DynamicField/Driver/ObjectReference/User.pm</text:h>
        </text:list-item>
        <text:list-item>
          <text:h text:style-name="P327" text:outline-level="6">KIX4OTRS/Kernel/System/Ticket/Event/DFTypeCustomerUserAddLink.pm</text:h>
        </text:list-item>
        <text:list-item>
          <text:h text:style-name="P327" text:outline-level="6">KIX4OTRS/var/httpd/htdocs/js/Core.Agent.CustomerSearch.js </text:h>
        </text:list-item>
      </text:list>
      <text:h text:style-name="P317" text:outline-level="6"/>
      <text:h text:style-name="Heading_20_3" text:outline-level="3">SysConfig Options</text:h>
      <table:table table:name="Tabelle131" table:style-name="Tabelle131">
        <table:table-column table:style-name="Tabelle131.A"/>
        <table:table-column table:style-name="Tabelle131.B"/>
        <table:table-header-rows>
          <table:table-row table:style-name="Tabelle131.1">
            <table:table-cell table:style-name="Tabelle131.A1" office:value-type="string">
              <text:p text:style-name="P41">Key Name</text:p>
            </table:table-cell>
            <table:table-cell table:style-name="Tabelle131.B1" office:value-type="string">
              <text:p text:style-name="P41">Description</text:p>
            </table:table-cell>
          </table:table-row>
        </table:table-header-rows>
        <table:table-row table:style-name="Tabelle131.1">
          <table:table-cell table:style-name="Tabelle131.A2" office:value-type="string">
            <text:p text:style-name="Table_20_Contents">Frontend::Module###AdminDynamicFieldCustomerUser</text:p>
          </table:table-cell>
          <table:table-cell table:style-name="Tabelle131.B2" office:value-type="string">
            <text:p text:style-name="Table_20_Contents">Backend registration for admin customer user dynamic field</text:p>
          </table:table-cell>
        </table:table-row>
        <table:table-row table:style-name="Tabelle131.1">
          <table:table-cell table:style-name="Tabelle131.A2" office:value-type="string">
            <text:p text:style-name="Table_20_Contents">DynamicFields::Driver###CustomerUser</text:p>
          </table:table-cell>
          <table:table-cell table:style-name="Tabelle131.B2" office:value-type="string">
            <text:p text:style-name="Table_20_Contents">Backend registration for customer user dynamic field</text:p>
          </table:table-cell>
        </table:table-row>
        <table:table-row table:style-name="Tabelle131.1">
          <table:table-cell table:style-name="Tabelle131.A2" office:value-type="string">
            <text:p text:style-name="Table_20_Contents">Ticket::EventModulePost###330-DFTypeCustomerUserAddLink</text:p>
          </table:table-cell>
          <table:table-cell table:style-name="Tabelle131.B2" office:value-type="string">
            <text:p text:style-name="Table_20_Contents">Registers an event</text:p>
          </table:table-cell>
        </table:table-row>
        <table:table-row table:style-name="Tabelle131.1">
          <table:table-cell table:style-name="Tabelle131.A2" office:value-type="string">
            <text:p text:style-name="Table_20_Contents">Loader::Agent::CommonJS###000-Framework</text:p>
          </table:table-cell>
          <table:table-cell table:style-name="Tabelle131.B2" office:value-type="string">
            <text:p text:style-name="Table_20_Contents"/>
          </table:table-cell>
        </table:table-row>
      </table:table>
      <text:h text:style-name="Heading_20_2" text:outline-level="2">Use Ticket Templates in Postmaster Filter</text:h>
      <text:p text:style-name="Standard">On creating a post master filter it should be able to set a X-Header containing the ID of the template which should be used.</text:p>
      <text:p text:style-name="Standard"/>
      <text:h text:style-name="P237" text:outline-level="3">Implementation</text:h>
      <text:list xml:id="list113626421675733" text:continue-list="list113626911123574" text:style-name="L14">
        <text:list-item>
          <text:p text:style-name="P161">Extended the X-Header section in SysConfig</text:p>
        </text:list-item>
        <text:list-item>
          <text:p text:style-name="P161">Extended the new ticket function for post master filter to use ticket templates. Data are now used in this priority:</text:p>
          <text:list>
            <text:list-item>
              <text:p text:style-name="P161">data from X-Header</text:p>
            </text:list-item>
            <text:list-item>
              <text:p text:style-name="P161">data from ticket template</text:p>
            </text:list-item>
            <text:list-item>
              <text:p text:style-name="P161">default data for postmaster filter set e.g. by SysConfig</text:p>
            </text:list-item>
          </text:list>
        </text:list-item>
      </text:list>
      <text:p text:style-name="P32"/>
      <text:h text:style-name="Heading_20_4" text:outline-level="4">Related Structures</text:h>
      <text:h text:style-name="Heading_20_5" text:outline-level="5">Filelist</text:h>
      <text:list xml:id="list113627031847904" text:continue-list="list113627808246311" text:style-name="List_20_1">
        <text:list-item>
          <text:h text:style-name="P360" text:outline-level="6">KIX4OTRS/Kernel/System/PostMaster/Filter/ExtendedFolloUp.pm</text:h>
        </text:list-item>
        <text:list-item>
          <text:h text:style-name="P362" text:outline-level="6"><text:span text:style-name="T17">KIX4OTRS/</text:span><text:span text:style-name="T18">Kernel/Config/Files/ExtendedFollowUp.xml</text:span></text:h>
        </text:list-item>
      </text:list>
      <text:h text:style-name="P361" text:outline-level="6"/>
      <text:h text:style-name="Heading_20_3" text:outline-level="3">SysConfig Options</text:h>
      <table:table table:name="Tabelle132" table:style-name="Tabelle132">
        <table:table-column table:style-name="Tabelle132.A"/>
        <table:table-column table:style-name="Tabelle132.B"/>
        <table:table-header-rows>
          <table:table-row table:style-name="Tabelle132.1">
            <table:table-cell table:style-name="Tabelle132.A1" office:value-type="string">
              <text:p text:style-name="P41">Key Name</text:p>
            </table:table-cell>
            <table:table-cell table:style-name="Tabelle132.B1" office:value-type="string">
              <text:p text:style-name="P41">Description</text:p>
            </table:table-cell>
          </table:table-row>
        </table:table-header-rows>
        <table:table-row table:style-name="Tabelle132.1">
          <table:table-cell table:style-name="Tabelle132.A2" office:value-type="string">
            <text:p text:style-name="P71">PostmasterX-Header</text:p>
          </table:table-cell>
          <table:table-cell table:style-name="Tabelle132.B2" office:value-type="string">
            <text:p text:style-name="P67">Extended from OTRS → X-OTRS-TicketTemplate</text:p>
          </table:table-cell>
        </table:table-row>
      </table:table>
      <text:h text:style-name="Heading_20_2" text:outline-level="2">Assign Dynamic Fields Easily to Frontend Modules</text:h>
      <text:p text:style-name="Standard">On editing a dynamic field it should be possible to assign them to different frontend modules.</text:p>
      <text:p text:style-name="Standard"/>
      <text:h text:style-name="P237" text:outline-level="3">Implementation</text:h>
      <text:list xml:id="list113627115655158" text:continue-list="list113626421675733" text:style-name="L14">
        <text:list-item>
          <text:p text:style-name="P161">Output created to extend edit mask</text:p>
        </text:list-item>
        <text:list-item>
          <text:p text:style-name="P161">AJAX handler for assigning fields to frontends / sidebars / ticket lists</text:p>
        </text:list-item>
      </text:list>
      <text:p text:style-name="P32"><text:soft-page-break/></text:p>
      <text:h text:style-name="Heading_20_4" text:outline-level="4">Related Structures</text:h>
      <text:h text:style-name="Heading_20_5" text:outline-level="5">Filelist</text:h>
      <text:list xml:id="list113625976488266" text:continue-list="list113627031847904" text:style-name="List_20_1">
        <text:list-item>
          <text:h text:style-name="P363" text:outline-level="6">KIX4OTRS/Kernel/Config/Files/KIX4OTRS_DynamicField.xml</text:h>
        </text:list-item>
        <text:list-item>
          <text:h text:style-name="P364" text:outline-level="6">KIX4OTRS/Kernel/Modules/AdminDynamicFieldSysConfigSettingsAJAXHandler.pm</text:h>
        </text:list-item>
        <text:list-item>
          <text:h text:style-name="P364" text:outline-level="6">KIX4OTRS/Kernel/Output/HTML/OutputFilterAdminDynamicFieldSysConfigSettings.pm</text:h>
        </text:list-item>
      </text:list>
      <text:h text:style-name="Heading_20_3" text:outline-level="3">SysConfig Options</text:h>
      <table:table table:name="Tabelle145" table:style-name="Tabelle145">
        <table:table-column table:style-name="Tabelle145.A"/>
        <table:table-column table:style-name="Tabelle145.B"/>
        <table:table-header-rows>
          <table:table-row table:style-name="Tabelle145.1">
            <table:table-cell table:style-name="Tabelle145.A1" office:value-type="string">
              <text:p text:style-name="P41">Key Name</text:p>
            </table:table-cell>
            <table:table-cell table:style-name="Tabelle145.B1" office:value-type="string">
              <text:p text:style-name="P41">Description</text:p>
            </table:table-cell>
          </table:table-row>
        </table:table-header-rows>
        <table:table-row table:style-name="Tabelle145.1">
          <table:table-cell table:style-name="Tabelle145.A2" office:value-type="string">
            <text:p text:style-name="P70">Frontend::Output::FilterElementPre###AdminDynamicFieldSysConfigSettings</text:p>
            <text:p text:style-name="P70"/>
          </table:table-cell>
          <table:table-cell table:style-name="Tabelle145.B2" office:value-type="string">
            <text:p text:style-name="P67">Defines output filter</text:p>
          </table:table-cell>
        </table:table-row>
        <table:table-row table:style-name="Tabelle145.1">
          <table:table-cell table:style-name="Tabelle145.A2" office:value-type="string">
            <text:p text:style-name="P70">Frontend::Module###AdminDynamicFieldSysConfigSettingsAJAXHandler </text:p>
          </table:table-cell>
          <table:table-cell table:style-name="Tabelle145.B2" office:value-type="string">
            <text:p text:style-name="P67">Module registration for AJAX handler</text:p>
          </table:table-cell>
        </table:table-row>
      </table:table>
      <text:h text:style-name="Heading_20_2" text:outline-level="2">Async Option Added in Core.AJAX.js</text:h>
      <text:p text:style-name="Standard">Added async option for AJAX request in FormUpdate, FunctionCall and ContentUpdate.</text:p>
      <text:p text:style-name="Standard"/>
      <text:h text:style-name="P237" text:outline-level="3">Implementation</text:h>
      <text:list xml:id="list113626163290843" text:continue-list="list113627115655158" text:style-name="L14">
        <text:list-item>
          <text:p text:style-name="P161">async option added</text:p>
        </text:list-item>
      </text:list>
      <text:p text:style-name="P32"/>
      <text:h text:style-name="Heading_20_4" text:outline-level="4">Related Structures</text:h>
      <text:h text:style-name="Heading_20_5" text:outline-level="5">Filelist</text:h>
      <text:list xml:id="list113626512467337" text:continue-list="list113625976488266" text:style-name="List_20_1">
        <text:list-item>
          <text:h text:style-name="P363" text:outline-level="6">var/httpd/htdocs/js/Core.AJAX.js</text:h>
          <text:h text:style-name="P364" text:outline-level="6"/>
        </text:list-item>
      </text:list>
      <text:h text:style-name="Heading_20_3" text:outline-level="3">SysConfig Options</text:h>
      <table:table table:name="Tabelle142" table:style-name="Tabelle142">
        <table:table-column table:style-name="Tabelle142.A"/>
        <table:table-column table:style-name="Tabelle142.B"/>
        <table:table-header-rows>
          <table:table-row table:style-name="Tabelle142.1">
            <table:table-cell table:style-name="Tabelle142.A1" office:value-type="string">
              <text:p text:style-name="P41">Key Name</text:p>
            </table:table-cell>
            <table:table-cell table:style-name="Tabelle142.B1" office:value-type="string">
              <text:p text:style-name="P41">Description</text:p>
            </table:table-cell>
          </table:table-row>
        </table:table-header-rows>
        <table:table-row table:style-name="Tabelle142.1">
          <table:table-cell table:style-name="Tabelle142.A2" office:value-type="string">
            <text:p text:style-name="P70">n.a</text:p>
            <text:p text:style-name="P70"/>
          </table:table-cell>
          <table:table-cell table:style-name="Tabelle142.B2" office:value-type="string">
            <text:p text:style-name="P67">n.a</text:p>
          </table:table-cell>
        </table:table-row>
      </table:table>
      <text:h text:style-name="Heading_20_1" text:outline-level="1">Layout extensions</text:h>
      <text:h text:style-name="Heading_20_2" text:outline-level="2">Date Input – Eligible Smart Format</text:h>
      <text:p text:style-name="P24">In default OTRS, date and time inputs are separated in one input field for each part of dates and times – all in all three fields for dates and two fields for times. For most users it's much easier to use one field for a date input and one field for a time input.</text:p>
      <text:p text:style-name="P24"/>
      <text:p text:style-name="P24"/>
      <text:h text:style-name="P237" text:outline-level="3">Implementation</text:h>
      <text:list xml:id="list307848160066985317" text:style-name="L55">
        <text:list-item>
          <text:p text:style-name="P192">Changed BuildDateSelection() to create also smart time and smart date fields if option selected in SysConfig</text:p>
        </text:list-item>
      </text:list>
      <text:p text:style-name="Standard"/>
      <text:h text:style-name="Heading_20_4" text:outline-level="4">Related Structures</text:h>
      <text:h text:style-name="Heading_20_5" text:outline-level="5">Filelist</text:h>
      <text:list xml:id="list113626314325233" text:continue-list="list113626512467337" text:style-name="List_20_1">
        <text:list-item>
          <text:h text:style-name="Quellcode-Auflistung" text:outline-level="6">KIX4OTRS/Kernel/Config/Files/KIX4OTRS_Layout.xml</text:h>
          <text:list>
            <text:list-item>
              <text:list>
                <text:list-item>
                  <text:list>
                    <text:list-item>
                      <text:h text:style-name="P318" text:outline-level="6">KIX4OTRS/Kernel/Output/HTML/LayoutKIX4OTRS.pm</text:h>
                    </text:list-item>
                  </text:list>
                </text:list-item>
              </text:list>
            </text:list-item>
          </text:list>
        </text:list-item>
        <text:list-item>
          <text:h text:style-name="P319" text:outline-level="6">var/httpd/htdocs/js/Core.KIX4OTRS.DateTimeFields.js </text:h>
        </text:list-item>
        <text:list-item>
          <text:h text:style-name="Quellcode-Auflistung" text:outline-level="6">var/httpd/htdocs/js/Core.UI.Datepicker.js</text:h>
        </text:list-item>
      </text:list>
      <text:h text:style-name="P317" text:outline-level="6"/>
      <text:h text:style-name="Heading_20_3" text:outline-level="3">SysConfig Options</text:h>
      <table:table table:name="Tabelle84" table:style-name="Tabelle84">
        <table:table-column table:style-name="Tabelle84.A"/>
        <table:table-column table:style-name="Tabelle84.B"/>
        <table:table-header-rows>
          <table:table-row table:style-name="Tabelle84.1">
            <table:table-cell table:style-name="Tabelle84.A1" office:value-type="string">
              <text:p text:style-name="P41">Key Name</text:p>
            </table:table-cell>
            <table:table-cell table:style-name="Tabelle84.B1" office:value-type="string">
              <text:p text:style-name="P41">Description</text:p>
            </table:table-cell>
          </table:table-row>
        </table:table-header-rows>
        <table:table-row table:style-name="Tabelle84.1">
          <table:table-cell table:style-name="Tabelle84.A2" office:value-type="string">
            <text:p text:style-name="Table_20_Contents">Loader::Agent::CommonJS###102-KIX4OTRSTimeInput</text:p>
          </table:table-cell>
          <table:table-cell table:style-name="Tabelle84.B2" office:value-type="string">
            <text:p text:style-name="Table_20_Contents">Registration of needed javascript functions</text:p>
          </table:table-cell>
        </table:table-row>
        <table:table-row table:style-name="Tabelle84.1">
          <table:table-cell table:style-name="Tabelle84.A2" office:value-type="string">
            <text:p text:style-name="Table_20_Contents">Loader::Customer::CommonJS###102-KIX4OTRSTimeInput</text:p>
          </table:table-cell>
          <table:table-cell table:style-name="Tabelle84.B2" office:value-type="string">
            <text:p text:style-name="Table_20_Contents">Registration of needed javascript functions</text:p>
          </table:table-cell>
        </table:table-row>
        <table:table-row table:style-name="Tabelle84.1">
          <table:table-cell table:style-name="Tabelle84.A2" office:value-type="string">
            <text:p text:style-name="Table_20_Contents">DateSelection::Layout::SmartDateInput</text:p>
          </table:table-cell>
          <table:table-cell table:style-name="Tabelle84.B2" office:value-type="string">
            <text:p text:style-name="Table_20_Contents">Enable a smart style for date inputs (SysConfig-option TimeInputFormat will be ignored)</text:p>
          </table:table-cell>
        </table:table-row>
        <table:table-row table:style-name="Tabelle84.1">
          <table:table-cell table:style-name="Tabelle84.A2" office:value-type="string">
            <text:p text:style-name="Table_20_Contents">DateSelection::Layout::SmartTimeInput</text:p>
          </table:table-cell>
          <table:table-cell table:style-name="Tabelle84.B2" office:value-type="string">
            <text:p text:style-name="Table_20_Contents">Enable a smart style for time inputs (SysConfig-option TimeInputFormat will be ignored)</text:p>
          </table:table-cell>
        </table:table-row>
        <table:table-row table:style-name="Tabelle84.1">
          <table:table-cell table:style-name="Tabelle84.A2" office:value-type="string">
            <text:p text:style-name="Table_20_Contents">DateSelection::Layout::TimeInputIntervall</text:p>
          </table:table-cell>
          <table:table-cell table:style-name="Tabelle84.B2" office:value-type="string">
            <text:p text:style-name="Table_20_Contents">Sets the minute interval used for in time selections</text:p>
          </table:table-cell>
        </table:table-row>
      </table:table>
      <text:h text:style-name="Heading_20_2" text:outline-level="2">Deactivate Form During AJAX Requests</text:h>
      <text:p text:style-name="P23">OTRS provides a layout class “PreventMultipleSubmits” to prevent forms from being submitted twice. It also provides javascript functions to highlight fields which are awaiting an AJAX update.</text:p>
      <text:p text:style-name="P23">In contrast to this, forms can be submitted during an ongoing AJAX request, e.g. by the use of key enter. This should not be possible, especially since this behavior forces error messages shown to the user.</text:p>
      <text:p text:style-name="P23"/>
      <text:h text:style-name="P237" text:outline-level="3">Implementation</text:h>
      <text:list xml:id="list2956891715589986956" text:style-name="L56">
        <text:list-item>
          <text:p text:style-name="P193">New javascript functions to disable forms whenever an AJAX request is started and to enable this forms whenever the AJAX request was completed.</text:p>
        </text:list-item>
      </text:list>
      <text:p text:style-name="Standard"/>
      <text:h text:style-name="Heading_20_4" text:outline-level="4">Related Structures</text:h>
      <text:h text:style-name="Heading_20_5" text:outline-level="5">Filelist</text:h>
      <text:list xml:id="list113626661704907" text:continue-list="list113626314325233" text:style-name="List_20_1">
        <text:list-item>
          <text:h text:style-name="Quellcode-Auflistung" text:outline-level="6">var/httpd/htdocs/js/Core.AJAX.js</text:h>
        </text:list-item>
      </text:list>
      <text:h text:style-name="P317" text:outline-level="6"/>
      <text:h text:style-name="Heading_20_3" text:outline-level="3"><text:soft-page-break/>SysConfig Options</text:h>
      <table:table table:name="Tabelle83" table:style-name="Tabelle83">
        <table:table-column table:style-name="Tabelle83.A"/>
        <table:table-column table:style-name="Tabelle83.B"/>
        <table:table-header-rows>
          <table:table-row table:style-name="Tabelle83.1">
            <table:table-cell table:style-name="Tabelle83.A1" office:value-type="string">
              <text:p text:style-name="P41">Key Name</text:p>
            </table:table-cell>
            <table:table-cell table:style-name="Tabelle83.B1" office:value-type="string">
              <text:p text:style-name="P41">Description</text:p>
            </table:table-cell>
          </table:table-row>
        </table:table-header-rows>
        <table:table-row table:style-name="Tabelle83.1">
          <table:table-cell table:style-name="Tabelle83.A2" office:value-type="string">
            <text:p text:style-name="Table_20_Contents">n.a.</text:p>
          </table:table-cell>
          <table:table-cell table:style-name="Tabelle83.B2" office:value-type="string">
            <text:p text:style-name="Table_20_Contents">n.a.</text:p>
          </table:table-cell>
        </table:table-row>
      </table:table>
      <text:h text:style-name="Heading_20_2" text:outline-level="2">Customized Sidebar Width</text:h>
      <text:p text:style-name="Standard"><text:span text:style-name="T6">Scale the KIXSidebar by clicking on the border of the sidebar. On releasing the mouse button the size will be safed for this frontend modul to be set again on</text:span> repeated inquiry.</text:p>
      <text:p text:style-name="Standard"/>
      <text:h text:style-name="P237" text:outline-level="3">ImplementationCustomized</text:h>
      <text:list xml:id="list113626671424658" text:continue-list="list2956891715589986956" text:style-name="L56">
        <text:list-item>
          <text:p text:style-name="P193">New javascript functions to resize the sidebar</text:p>
        </text:list-item>
      </text:list>
      <text:p text:style-name="Standard"/>
      <text:h text:style-name="Heading_20_4" text:outline-level="4">Related Structures</text:h>
      <text:h text:style-name="Heading_20_5" text:outline-level="5">Filelist</text:h>
      <text:list xml:id="list113625849536942" text:continue-list="list113626661704907" text:style-name="List_20_1">
        <text:list-item>
          <text:h text:style-name="Quellcode-Auflistung" text:outline-level="6">var/httpd/htdocs/js/Core.KIX4OTRS.KIXSidebar.js</text:h>
        </text:list-item>
      </text:list>
      <text:h text:style-name="P317" text:outline-level="6"/>
      <text:h text:style-name="Heading_20_3" text:outline-level="3">SysConfig Options</text:h>
      <table:table table:name="Tabelle47" table:style-name="Tabelle47">
        <table:table-column table:style-name="Tabelle47.A"/>
        <table:table-column table:style-name="Tabelle47.B"/>
        <table:table-header-rows>
          <table:table-row table:style-name="Tabelle47.1">
            <table:table-cell table:style-name="Tabelle47.A1" office:value-type="string">
              <text:p text:style-name="P41">Key Name</text:p>
            </table:table-cell>
            <table:table-cell table:style-name="Tabelle47.B1" office:value-type="string">
              <text:p text:style-name="P41">Description</text:p>
            </table:table-cell>
          </table:table-row>
        </table:table-header-rows>
        <table:table-row table:style-name="Tabelle47.1">
          <table:table-cell table:style-name="Tabelle47.A2" office:value-type="string">
            <text:p text:style-name="Table_20_Contents">n.a.</text:p>
          </table:table-cell>
          <table:table-cell table:style-name="Tabelle47.B2" office:value-type="string">
            <text:p text:style-name="Table_20_Contents">n.a.</text:p>
          </table:table-cell>
        </table:table-row>
      </table:table>
      <text:h text:style-name="Heading_20_2" text:outline-level="2">Customized Sidebar Modul Order</text:h>
      <text:p text:style-name="P23">Sort the KIXSidebar modules by clicking on the haeder of <text:s/>one sidebar modul and dragging it to new position. On releasing the mouse button the sort order will be safed for this frontend modul to be set again on repeated inquiry.</text:p>
      <text:p text:style-name="P23"/>
      <text:h text:style-name="P237" text:outline-level="3">Implementation</text:h>
      <text:list xml:id="list113627776524455" text:continue-list="list113626671424658" text:style-name="L56">
        <text:list-item>
          <text:p text:style-name="P193">New javascript functions to customize the sort order</text:p>
        </text:list-item>
        <text:list-item>
          <text:p text:style-name="P193">New Subaction to save the new sort order</text:p>
        </text:list-item>
      </text:list>
      <text:p text:style-name="Standard"/>
      <text:h text:style-name="Heading_20_4" text:outline-level="4">Related Structures</text:h>
      <text:h text:style-name="Heading_20_5" text:outline-level="5">Filelist</text:h>
      <text:list xml:id="list113626804624597" text:continue-list="list113625849536942" text:style-name="List_20_1">
        <text:list-item>
          <text:h text:style-name="Quellcode-Auflistung" text:outline-level="6">var/httpd/htdocs/js/Core.KIX4OTRS.KIXSidebar.js</text:h>
        </text:list-item>
      </text:list>
      <text:h text:style-name="P317" text:outline-level="6"/>
      <text:h text:style-name="Heading_20_3" text:outline-level="3">SysConfig Options</text:h>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41">Key Name</text:p>
            </table:table-cell>
            <table:table-cell table:style-name="Tabelle58.B1" office:value-type="string">
              <text:p text:style-name="P41">Description</text:p>
            </table:table-cell>
          </table:table-row>
        </table:table-header-rows>
        <table:table-row table:style-name="Tabelle58.1">
          <table:table-cell table:style-name="Tabelle58.A2" office:value-type="string">
            <text:p text:style-name="Table_20_Contents">n.a.</text:p>
          </table:table-cell>
          <table:table-cell table:style-name="Tabelle58.B2" office:value-type="string">
            <text:p text:style-name="Table_20_Contents">n.a.</text:p>
          </table:table-cell>
        </table:table-row>
      </table:table>
      <text:h text:style-name="Heading_20_2" text:outline-level="2">Customized Popup Size</text:h>
      <text:p text:style-name="P22">Save width and height of a popup depending on user and frontend modul.</text:p>
      <text:p text:style-name="P22"/>
      <text:h text:style-name="P237" text:outline-level="3">Implementation</text:h>
      <text:list xml:id="list113626077489463" text:continue-list="list113627776524455" text:style-name="L56">
        <text:list-item>
          <text:p text:style-name="P193">New javascript functions to resize the sidebar</text:p>
        </text:list-item>
      </text:list>
      <text:p text:style-name="Standard"/>
      <text:h text:style-name="Heading_20_4" text:outline-level="4">Related Structures</text:h>
      <text:h text:style-name="Heading_20_5" text:outline-level="5">Filelist</text:h>
      <text:list xml:id="list113627495980881" text:continue-list="list113626804624597" text:style-name="List_20_1">
        <text:list-item>
          <text:h text:style-name="Quellcode-Auflistung" text:outline-level="6">var/httpd/htdocs/js/Core.KIX4OTRS.KIXSidebar.js</text:h>
          <text:list>
            <text:list-item>
              <text:list>
                <text:list-item>
                  <text:list>
                    <text:list-item>
                      <text:h text:style-name="P318" text:outline-level="6">KIX4OTRS/Modules/PopupSize.pm</text:h>
                    </text:list-item>
                  </text:list>
                </text:list-item>
              </text:list>
            </text:list-item>
          </text:list>
        </text:list-item>
      </text:list>
      <text:h text:style-name="P317" text:outline-level="6"/>
      <text:h text:style-name="Heading_20_3" text:outline-level="3"><text:soft-page-break/>SysConfig Options</text:h>
      <table:table table:name="Tabelle114" table:style-name="Tabelle114">
        <table:table-column table:style-name="Tabelle114.A"/>
        <table:table-column table:style-name="Tabelle114.B"/>
        <table:table-header-rows>
          <table:table-row table:style-name="Tabelle114.1">
            <table:table-cell table:style-name="Tabelle114.A1" office:value-type="string">
              <text:p text:style-name="P41">Key Name</text:p>
            </table:table-cell>
            <table:table-cell table:style-name="Tabelle114.B1" office:value-type="string">
              <text:p text:style-name="P41">Description</text:p>
            </table:table-cell>
          </table:table-row>
        </table:table-header-rows>
        <table:table-row table:style-name="Tabelle114.1">
          <table:table-cell table:style-name="Tabelle114.A2" office:value-type="string">
            <text:p text:style-name="Table_20_Contents">Frontend::Output::FilterElementPre###AgentTicketPopupSize</text:p>
          </table:table-cell>
          <table:table-cell table:style-name="Tabelle114.B2" office:value-type="string">
            <text:p text:style-name="Table_20_Contents">Defines output filter for customized popup size and affected templates</text:p>
          </table:table-cell>
        </table:table-row>
        <table:table-row table:style-name="Tabelle114.1">
          <table:table-cell table:style-name="Tabelle114.A2" office:value-type="string">
            <text:p text:style-name="Table_20_Contents">Frontend::Module###PopupSize</text:p>
          </table:table-cell>
          <table:table-cell table:style-name="Tabelle114.B2" office:value-type="string">
            <text:p text:style-name="Table_20_Contents">Module Registration for the PopupSize AJAXHandler.</text:p>
          </table:table-cell>
        </table:table-row>
      </table:table>
      <text:h text:style-name="Heading_20_2" text:outline-level="2">Show or <text:span text:style-name="T51">Hide </text:span>Dynamic Fields Depending on Selected Values</text:h>
      <text:p text:style-name="P23">Depending on SysConfig keys <text:span text:style-name="T51">or configured ACL via editor </text:span>and <text:span text:style-name="T51">changing </text:span>selected values for TicketType, NextState, Priority, Queue or <text:span text:style-name="T50">Service</text:span> <text:span text:style-name="T51">during ticket processes </text:span>dynamic fields could be displayed or <text:s/>hidden.</text:p>
      <text:p text:style-name="P23"/>
      <text:p text:style-name="P26">HINT: Dynamic fields displayed in the dynamic field sidebar will always be shown and not hidden by ACL.</text:p>
      <text:p text:style-name="P23"><text:s/></text:p>
      <text:h text:style-name="P237" text:outline-level="3">Implementation</text:h>
      <text:list xml:id="list113626193150371" text:continue-list="list113626077489463" text:style-name="L56">
        <text:list-item>
          <text:p text:style-name="P193"><text:span text:style-name="T51">All d</text:span>ynamic <text:span text:style-name="T51">f</text:span>ields <text:span text:style-name="T51">are now </text:span>updatable – not only selections or multiselects</text:p>
        </text:list-item>
        <text:list-item>
          <text:p text:style-name="P194">Subroutine for each frontend module which checks if field should be shown or hidden</text:p>
        </text:list-item>
        <text:list-item>
          <text:p text:style-name="P194">Acl to use configured disabled dynamic fields via SysConfig</text:p>
        </text:list-item>
        <text:list-item>
          <text:p text:style-name="P194">Created a possibility to use “Form” in the ACL-Editor</text:p>
        </text:list-item>
      </text:list>
      <text:p text:style-name="Standard"/>
      <text:h text:style-name="Heading_20_4" text:outline-level="4">Related Structures</text:h>
      <text:h text:style-name="Heading_20_5" text:outline-level="5">Filelist</text:h>
      <text:list xml:id="list113627522065213" text:continue-list="list113627495980881" text:style-name="List_20_1">
        <text:list-item>
          <text:list>
            <text:list-item>
              <text:list>
                <text:list-item>
                  <text:list>
                    <text:list-item>
                      <text:h text:style-name="P318" text:outline-level="6">KIX4OTRS/Modules/AgentTicketCompose.pm</text:h>
                    </text:list-item>
                    <text:list-item>
                      <text:h text:style-name="P318" text:outline-level="6">KIX4OTRS/Modules/AgentTicketEmail.pm</text:h>
                    </text:list-item>
                    <text:list-item>
                      <text:h text:style-name="P318" text:outline-level="6">KIX4OTRS/Modules/AgentTicketForward.pm </text:h>
                    </text:list-item>
                    <text:list-item>
                      <text:h text:style-name="P318" text:outline-level="6">KIX4OTRS/Modules/AgentTicketMove.pm </text:h>
                    </text:list-item>
                    <text:list-item>
                      <text:h text:style-name="P318" text:outline-level="6">KIX4OTRS/Modules/AgentTicketPhone.pm</text:h>
                    </text:list-item>
                    <text:list-item>
                      <text:h text:style-name="P318" text:outline-level="6">KIX4OTRS/Modules/AgentTicketPhoneCommon.pm </text:h>
                    </text:list-item>
                    <text:list-item>
                      <text:h text:style-name="P318" text:outline-level="6">KIX4OTRS/Modules/AgentTicketZoomTabActionCommon.pm </text:h>
                    </text:list-item>
                    <text:list-item>
                      <text:h text:style-name="P318" text:outline-level="6">KIX4OTRS/Modules/AgentTicketActionCommon.pm </text:h>
                    </text:list-item>
                    <text:list-item>
                      <text:h text:style-name="P318" text:outline-level="6">KIX4OTRS/System/Ticket/TicketExtensionsKIX4OTRS.pm </text:h>
                    </text:list-item>
                    <text:list-item>
                      <text:h text:style-name="P320" text:outline-level="6">KIX4OTRS/System/Ticket/ACL/DisabledDynamicFields.pm</text:h>
                    </text:list-item>
                    <text:list-item>
                      <text:h text:style-name="P318" text:outline-level="6">KIX4OTRSIncidentProblem/Mopdules/AgentTicketEmail.pm</text:h>
                    </text:list-item>
                    <text:list-item>
                      <text:h text:style-name="P318" text:outline-level="6">KIX4OTRSIncidentProblem/Modules/AgentTicketPhone.pm</text:h>
                    </text:list-item>
                    <text:list-item>
                      <text:h text:style-name="P318" text:outline-level="6">KIX4OTRSIncidentProblem/Modules/AgentTicketEmail.pm</text:h>
                    </text:list-item>
                    <text:list-item>
                      <text:h text:style-name="P318" text:outline-level="6">var/httpd/htdocs/js/Core.AJAX.js</text:h>
                    </text:list-item>
                  </text:list>
                </text:list-item>
              </text:list>
            </text:list-item>
          </text:list>
          <text:h text:style-name="P318" text:outline-level="6"/>
        </text:list-item>
      </text:list>
      <text:h text:style-name="Heading_20_3" text:outline-level="3">SysConfig Options</text:h>
      <table:table table:name="Tabelle78" table:style-name="Tabelle78">
        <table:table-column table:style-name="Tabelle78.A"/>
        <table:table-column table:style-name="Tabelle78.B"/>
        <table:table-header-rows>
          <table:table-row table:style-name="Tabelle78.1">
            <table:table-cell table:style-name="Tabelle78.A1" office:value-type="string">
              <text:p text:style-name="P41">Key Name</text:p>
            </table:table-cell>
            <table:table-cell table:style-name="Tabelle78.B1" office:value-type="string">
              <text:p text:style-name="P41">Description</text:p>
            </table:table-cell>
          </table:table-row>
        </table:table-header-rows>
        <table:table-row table:style-name="Tabelle78.1">
          <table:table-cell table:style-name="Tabelle78.A2" office:value-type="string">
            <text:p text:style-name="Table_20_Contents">Ticket::Frontend::DynamicField###DisabledDynamicFields</text:p>
          </table:table-cell>
          <table:table-cell table:style-name="Tabelle78.B2" office:value-type="string">
            <text:p text:style-name="Table_20_Contents"><text:span text:style-name="T22">Configures which dynamic fields were disabled depending on used </text:span><text:span text:style-name="T25">frontend</text:span><text:span text:style-name="T22"> module, attributes like service, type, state or priority and its value. The key is composed like Fron</text:span><text:span text:style-name="T24">t</text:span><text:span text:style-name="T22">endModule:::Attribute::Value. The key should contain the names of the disabled fields using regular expressions. If dynamic fields should be hidden on empty values, use EMPTY like</text:span><text:span text:style-name="T54"> </text:span><text:span text:style-name="T22">Fron</text:span><text:span text:style-name="T24">t</text:span><text:span text:style-name="T22">endModule:::Attribute::EMPTY.</text:span></text:p>
          </table:table-cell>
        </table:table-row>
      </table:table>
      <text:h text:style-name="Heading_20_2" text:outline-level="2">Customize Default Field Order</text:h>
      <text:p text:style-name="P23">Change default field sort order depending on SysConfig keys and selected frontend </text:p>
      <text:p text:style-name="P23"><text:soft-page-break/></text:p>
      <text:h text:style-name="P237" text:outline-level="3">Implementation</text:h>
      <text:list xml:id="list113626839451936" text:continue-list="list113626193150371" text:style-name="L56">
        <text:list-item>
          <text:p text:style-name="P193">Create sort order array based on defined SysConfig entries – pairs of priority and id – and resort form using JQuery</text:p>
        </text:list-item>
        <text:list-item>
          <text:p text:style-name="P193">use hidden CustomizeForm-KIXSidebar modul – sort first, hide later</text:p>
        </text:list-item>
        <text:list-item>
          <text:p text:style-name="P193">adapting tt-files: every label should have a unique for-attribute</text:p>
        </text:list-item>
        <text:list-item>
          <text:p text:style-name="P193">default priority: 1000</text:p>
        </text:list-item>
        <text:list-item>
          <text:p text:style-name="P193">priorities are defined directly at customize form SysConfig key</text:p>
        </text:list-item>
      </text:list>
      <text:p text:style-name="Standard"/>
      <text:h text:style-name="Heading_20_4" text:outline-level="4">Related Structures</text:h>
      <text:h text:style-name="Heading_20_5" text:outline-level="5">Filelist</text:h>
      <text:list xml:id="list113626340063019" text:continue-list="list113627522065213" text:style-name="List_20_1">
        <text:list-item>
          <text:list>
            <text:list-item>
              <text:list>
                <text:list-item>
                  <text:list>
                    <text:list-item>
                      <text:h text:style-name="P318" text:outline-level="6">KIX4OTRS/Config/Files/KIX4OTRS_KIXSidebar.xml </text:h>
                    </text:list-item>
                    <text:list-item>
                      <text:h text:style-name="P318" text:outline-level="6">KIX4OTRS/Output/HTML/Standard/AgentTicketCompose.tt</text:h>
                    </text:list-item>
                    <text:list-item>
                      <text:h text:style-name="P318" text:outline-level="6">KIX4OTRS/Output/HTML/Standard/AgentTicketEmail.tt</text:h>
                    </text:list-item>
                    <text:list-item>
                      <text:h text:style-name="P318" text:outline-level="6">KIX4OTRS/Output/HTML/Standard/AgentTicketForward.tt </text:h>
                    </text:list-item>
                    <text:list-item>
                      <text:h text:style-name="P318" text:outline-level="6">KIX4OTRS/Output/HTML/Standard/AgentTicketPhone.tt</text:h>
                    </text:list-item>
                    <text:list-item>
                      <text:h text:style-name="P318" text:outline-level="6">KIX4OTRS/Output/HTML/Standard/AgentTicketPhoneCommon.tt</text:h>
                    </text:list-item>
                    <text:list-item>
                      <text:h text:style-name="P318" text:outline-level="6">KIX4OTRS/Output/HTML/Standard/AgentTicketZoomTabActionCommon.tt</text:h>
                    </text:list-item>
                    <text:list-item>
                      <text:h text:style-name="P318" text:outline-level="6">KIX4OTRS/Output/HTML/Standard/AgentTicketActionCommon.tt</text:h>
                    </text:list-item>
                    <text:list-item>
                      <text:h text:style-name="P318" text:outline-level="6">KIX4OTRS/Output/HTML/Standard/CustomerTicketMessage.tt</text:h>
                    </text:list-item>
                    <text:list-item>
                      <text:h text:style-name="P318" text:outline-level="6">KIX4OTRS/Output/HMTL/KIXSidebarCustomizeForm.pm</text:h>
                    </text:list-item>
                    <text:list-item>
                      <text:h text:style-name="P318" text:outline-level="6">KIX4OTRS/Output/HMTL/Standard/AgentKIXSidebarCustomizeForm.tt </text:h>
                    </text:list-item>
                    <text:list-item>
                      <text:h text:style-name="P318" text:outline-level="6">KIX4OTRSConfigManagement/Output/HTML/Standard/CustomerTicketMessage.tt</text:h>
                    </text:list-item>
                    <text:list-item>
                      <text:h text:style-name="P318" text:outline-level="6">KIX4OTRSIncidentProblem/Output/HTML/Standard/AgentTicketEmail.tt</text:h>
                    </text:list-item>
                    <text:list-item>
                      <text:h text:style-name="P318" text:outline-level="6">KIX4OTRSIncidentProblem/Output/HTML/Standard/AgentTicketPhone.tt</text:h>
                    </text:list-item>
                    <text:list-item>
                      <text:h text:style-name="P318" text:outline-level="6">KIX4OTRSIncidentProblem/Output/HTML/Standard/AgentTicketEmail.tt</text:h>
                      <text:h text:style-name="P323" text:outline-level="6"/>
                      <text:h text:style-name="P318" text:outline-level="6"/>
                    </text:list-item>
                  </text:list>
                </text:list-item>
              </text:list>
            </text:list-item>
          </text:list>
        </text:list-item>
      </text:list>
      <text:h text:style-name="Heading_20_3" text:outline-level="3">SysConfig Options</text:h>
      <table:table table:name="Tabelle100" table:style-name="Tabelle100">
        <table:table-column table:style-name="Tabelle100.A"/>
        <table:table-column table:style-name="Tabelle100.B"/>
        <table:table-header-rows>
          <table:table-row table:style-name="Tabelle100.1">
            <table:table-cell table:style-name="Tabelle100.A1" office:value-type="string">
              <text:p text:style-name="P41">Key Name</text:p>
            </table:table-cell>
            <table:table-cell table:style-name="Tabelle100.B1" office:value-type="string">
              <text:p text:style-name="P41">Description</text:p>
            </table:table-cell>
          </table:table-row>
        </table:table-header-rows>
        <table:table-row table:style-name="Tabelle100.1">
          <table:table-cell table:style-name="Tabelle100.A2" office:value-type="string">
            <text:p text:style-name="P51"><text:span text:style-name="T34">Frontend</text:span>::KIXSidebarBackend###CustomizeForm</text:p>
            <text:p text:style-name="P51"/>
          </table:table-cell>
          <table:table-cell table:style-name="Tabelle100.B2" office:value-type="string">
            <text:p text:style-name="P51">Parameters for the KIXSidebar <text:span text:style-name="T34">backend</text:span> CustomizeForm.</text:p>
          </table:table-cell>
        </table:table-row>
      </table:table>
      <text:h text:style-name="Heading_20_2" text:outline-level="2">KIX4OTRS Layout Adaption</text:h>
      <text:p text:style-name="Standard"><text:span text:style-name="T6">Special skin used after KIX4OTRS is installed. Typical is the orange header with the grey line and its small bend. The background of the navigation bar is </text:span><text:span text:style-name="T20">a colour gradient from white to grey</text:span><text:span text:style-name="T43">.</text:span></text:p>
      <text:p text:style-name="P22"/>
      <text:h text:style-name="P237" text:outline-level="3">Implementation</text:h>
      <text:list xml:id="list113625937094894" text:continue-list="list113626839451936" text:style-name="L56">
        <text:list-item>
          <text:p text:style-name="P193">The CSS for this layout is divided in a functional part which is stored under the default skin and a colour part which is stored under the KIX4OTRS skin</text:p>
        </text:list-item>
        <text:list-item>
          <text:p text:style-name="P193">This layout adaption needs the new tsunami framework to store the CSS-files in the KIX4OTRS folder.</text:p>
        </text:list-item>
      </text:list>
      <text:p text:style-name="Standard"/>
      <text:h text:style-name="Heading_20_4" text:outline-level="4">Related Structures</text:h>
      <text:h text:style-name="Heading_20_5" text:outline-level="5">Filelist</text:h>
      <text:list xml:id="list113627198145009" text:continue-list="list113626340063019" text:style-name="List_20_1">
        <text:list-item>
          <text:h text:style-name="Quellcode-Auflistung" text:outline-level="6">KIX4OTRSvar/httpd/htdocs/skin/Agent/default/*</text:h>
          <text:list>
            <text:list-item>
              <text:list>
                <text:list-item>
                  <text:list>
                    <text:list-item>
                      <text:h text:style-name="P318" text:outline-level="6">KIX4OTRSvar/httpd/htdocs/skin/Agent/ivory/*</text:h>
                    </text:list-item>
                    <text:list-item>
                      <text:h text:style-name="P318" text:outline-level="6">KIX4OTRSvar/httpd/htdocs/skin/Agent/KIX4OTRS/*</text:h>
                    </text:list-item>
                    <text:list-item>
                      <text:h text:style-name="P318" text:outline-level="6">KIX4OTRSvar/httpd/htdocs/skin/Customer/default/*</text:h>
                    </text:list-item>
                    <text:list-item>
                      <text:h text:style-name="P318" text:outline-level="6">KIX4OTRSvar/httpd/htdocs/skin/Customer/KIX4OTRS/*</text:h>
                    </text:list-item>
                  </text:list>
                </text:list-item>
              </text:list>
            </text:list-item>
          </text:list>
        </text:list-item>
      </text:list>
      <text:h text:style-name="P317" text:outline-level="6"/>
      <text:h text:style-name="Heading_20_3" text:outline-level="3">SysConfig Options</text:h>
      <table:table table:name="Tabelle125" table:style-name="Tabelle125">
        <table:table-column table:style-name="Tabelle125.A"/>
        <table:table-column table:style-name="Tabelle125.B"/>
        <table:table-header-rows>
          <table:table-row table:style-name="Tabelle125.1">
            <table:table-cell table:style-name="Tabelle125.A1" office:value-type="string">
              <text:p text:style-name="P41">Key Name</text:p>
            </table:table-cell>
            <table:table-cell table:style-name="Tabelle125.B1" office:value-type="string">
              <text:p text:style-name="P41">Description</text:p>
            </table:table-cell>
          </table:table-row>
        </table:table-header-rows>
        <table:table-row table:style-name="Tabelle125.1">
          <table:table-cell table:style-name="Tabelle125.A2" office:value-type="string">
            <text:p text:style-name="Table_20_Contents">n.a.</text:p>
          </table:table-cell>
          <table:table-cell table:style-name="Tabelle125.B2" office:value-type="string">
            <text:p text:style-name="Table_20_Contents">n.a.</text:p>
          </table:table-cell>
        </table:table-row>
      </table:table>
      <text:h text:style-name="Heading_20_2" text:outline-level="2"><text:soft-page-break/>KIXSidebar Registration</text:h>
      <text:p text:style-name="Standard">Defines in which frontend module the KIXSidebar should be shown.</text:p>
      <text:p text:style-name="P39"/>
      <text:h text:style-name="P237" text:outline-level="3">Implementation</text:h>
      <text:list xml:id="list113625822897240" text:continue-list="list113625937094894" text:style-name="L56">
        <text:list-item>
          <text:p text:style-name="P195">The KIXSidebar for frontend modules could be registrated in three ways:</text:p>
          <text:list>
            <text:list-item>
              <text:p text:style-name="P195">first in the old manner using one SysConfig key for each frontend and there one for each sidebar module</text:p>
            </text:list-item>
            <text:list-item>
              <text:p text:style-name="P195">second using one SysConfig per sidebar module for all frontend modules</text:p>
              <text:list>
                <text:list-item>
                  <text:p text:style-name="P195">the parameter “Action” could be a regular expression containing all frontend modules where the sidebar should be shown</text:p>
                </text:list-item>
                <text:list-item>
                  <text:p text:style-name="P195">the parameter “Prio” defines the order of the sidebar modules</text:p>
                </text:list-item>
              </text:list>
            </text:list-item>
            <text:list-item>
              <text:p text:style-name="P195">and third adding sidebars flexible per SysConfig at runtime</text:p>
            </text:list-item>
          </text:list>
        </text:list-item>
        <text:list-item>
          <text:p text:style-name="P195">The priority of all described registration options is like the order they are listed above. </text:p>
        </text:list-item>
        <text:list-item>
          <text:p text:style-name="P195">Agent and customer registration are idenpendently of each other</text:p>
        </text:list-item>
      </text:list>
      <text:p text:style-name="Standard"/>
      <text:h text:style-name="Heading_20_4" text:outline-level="4">Related Structures</text:h>
      <text:h text:style-name="Heading_20_5" text:outline-level="5">Filelist</text:h>
      <text:list xml:id="list113626061068726" text:continue-list="list113627198145009" text:style-name="List_20_1">
        <text:list-item>
          <text:list>
            <text:list-item>
              <text:list>
                <text:list-item>
                  <text:list>
                    <text:list-item>
                      <text:h text:style-name="P318" text:outline-level="6">KIX4OTRS/Config/Files/KIX4OTRS_KIXSidebar.xml </text:h>
                    </text:list-item>
                    <text:list-item>
                      <text:h text:style-name="P318" text:outline-level="6">KIX4OTRS/Output/HMTL/LayoutKIX4OTRS.pm</text:h>
                    </text:list-item>
                    <text:list-item>
                      <text:h text:style-name="P318" text:outline-level="6"/>
                    </text:list-item>
                  </text:list>
                </text:list-item>
              </text:list>
            </text:list-item>
          </text:list>
        </text:list-item>
      </text:list>
      <text:h text:style-name="P317" text:outline-level="6"/>
      <text:h text:style-name="Heading_20_3" text:outline-level="3">SysConfig Options</text:h>
      <table:table table:name="Tabelle126" table:style-name="Tabelle126">
        <table:table-column table:style-name="Tabelle126.A"/>
        <table:table-column table:style-name="Tabelle126.B"/>
        <table:table-header-rows>
          <table:table-row table:style-name="Tabelle126.1">
            <table:table-cell table:style-name="Tabelle126.A1" office:value-type="string">
              <text:p text:style-name="P41">Key Name</text:p>
            </table:table-cell>
            <table:table-cell table:style-name="Tabelle126.B1" office:value-type="string">
              <text:p text:style-name="P41">Description</text:p>
            </table:table-cell>
          </table:table-row>
        </table:table-header-rows>
        <table:table-row table:style-name="Tabelle126.1">
          <table:table-cell table:style-name="Tabelle126.A2" office:value-type="string">
            <text:p text:style-name="P70"><text:span text:style-name="T34">Frontend</text:span>::KIXSidebarBackend###TicketInfo</text:p>
          </table:table-cell>
          <table:table-cell table:style-name="Tabelle126.B2" office:value-type="string">
            <text:p text:style-name="P70">Parameters for the KIXSidebar <text:span text:style-name="T34">backend</text:span> TicketInfo.</text:p>
          </table:table-cell>
        </table:table-row>
        <table:table-row table:style-name="Tabelle126.1">
          <table:table-cell table:style-name="Tabelle126.A2" office:value-type="string">
            <text:p text:style-name="P70"><text:span text:style-name="T34">Frontend</text:span>::KIXSidebarBackend###CustomerInfo</text:p>
          </table:table-cell>
          <table:table-cell table:style-name="Tabelle126.B2" office:value-type="string">
            <text:p text:style-name="P70">Parameters for the KIXSidebar <text:span text:style-name="T34">backend</text:span> CustomerInfo.</text:p>
          </table:table-cell>
        </table:table-row>
        <table:table-row table:style-name="Tabelle126.1">
          <table:table-cell table:style-name="Tabelle126.A2" office:value-type="string">
            <text:p text:style-name="P70"><text:span text:style-name="T34">Frontend</text:span>::KIXSidebarBackend###TextModules</text:p>
          </table:table-cell>
          <table:table-cell table:style-name="Tabelle126.B2" office:value-type="string">
            <text:p text:style-name="P70">Parameters for the KIXSidebar <text:span text:style-name="T34">backend</text:span> TextModules.</text:p>
          </table:table-cell>
        </table:table-row>
        <table:table-row table:style-name="Tabelle126.1">
          <table:table-cell table:style-name="Tabelle126.A2" office:value-type="string">
            <text:p text:style-name="P70"><text:span text:style-name="T34">Frontend</text:span>::KIXSidebarBackend###LinkedPersons</text:p>
          </table:table-cell>
          <table:table-cell table:style-name="Tabelle126.B2" office:value-type="string">
            <text:p text:style-name="P70">Parameters for the KIXSidebar <text:span text:style-name="T34">backend</text:span> LinkedPersons.</text:p>
          </table:table-cell>
        </table:table-row>
        <table:table-row table:style-name="Tabelle126.1">
          <table:table-cell table:style-name="Tabelle126.A2" office:value-type="string">
            <text:p text:style-name="P70"><text:span text:style-name="T34">Frontend</text:span>::KIXSidebarBackend###<text:span text:style-name="T34">Scratchpad</text:span></text:p>
          </table:table-cell>
          <table:table-cell table:style-name="Tabelle126.B2" office:value-type="string">
            <text:p text:style-name="P70">Parameters for the KIXSidebar <text:span text:style-name="T34">backend</text:span> <text:span text:style-name="T34">Scratchpad</text:span> (Remarks).</text:p>
          </table:table-cell>
        </table:table-row>
        <table:table-row table:style-name="Tabelle126.1">
          <table:table-cell table:style-name="Tabelle126.A2" office:value-type="string">
            <text:p text:style-name="P70"><text:span text:style-name="T34">Frontend</text:span>::KIXSidebarBackend###CustomizeForm</text:p>
          </table:table-cell>
          <table:table-cell table:style-name="Tabelle126.B2" office:value-type="string">
            <text:p text:style-name="P70">Parameters for the KIXSidebar <text:span text:style-name="T34">backend</text:span> CustomizeForm.</text:p>
          </table:table-cell>
        </table:table-row>
        <table:table-row table:style-name="Tabelle126.1">
          <table:table-cell table:style-name="Tabelle126.A2" office:value-type="string">
            <text:p text:style-name="P70"><text:span text:style-name="T34">Frontend</text:span>::KIXSidebarBackend###ReuseArticleAttachments</text:p>
          </table:table-cell>
          <table:table-cell table:style-name="Tabelle126.B2" office:value-type="string">
            <text:p text:style-name="P70">Parameters for the KIXSidebar <text:span text:style-name="T34">backend</text:span> Reuse ArticleAttachments.</text:p>
          </table:table-cell>
        </table:table-row>
        <table:table-row table:style-name="Tabelle126.1">
          <table:table-cell table:style-name="Tabelle126.A2" office:value-type="string">
            <text:p text:style-name="P70">CustomerFrontend::KIXSidebarBackend###TextModules</text:p>
          </table:table-cell>
          <table:table-cell table:style-name="Tabelle126.B2" office:value-type="string">
            <text:p text:style-name="P70">Parameters for the KIXSidebar <text:span text:style-name="T34">backend</text:span> TextModules.</text:p>
          </table:table-cell>
        </table:table-row>
        <table:table-row table:style-name="Tabelle126.1">
          <table:table-cell table:style-name="Tabelle126.A2" office:value-type="string">
            <text:p text:style-name="P70">CustomerFrontend::KIXSidebarBackend###CustomizeForm</text:p>
          </table:table-cell>
          <table:table-cell table:style-name="Tabelle126.B2" office:value-type="string">
            <text:p text:style-name="P70">Parameters for the KIXSidebar <text:span text:style-name="T34">backend</text:span> CustomizeForm.</text:p>
          </table:table-cell>
        </table:table-row>
        <table:table-row table:style-name="Tabelle126.1">
          <table:table-cell table:style-name="Tabelle126.A2" office:value-type="string">
            <text:p text:style-name="P70">KIXSidebarTools###Identifier</text:p>
          </table:table-cell>
          <table:table-cell table:style-name="Tabelle126.B2" office:value-type="string">
            <text:p text:style-name="P70">Registers an identifier for the KIXSidebarTools. Value is used in the following <text:span text:style-name="T34">config</text:span> options.</text:p>
          </table:table-cell>
        </table:table-row>
        <table:table-row table:style-name="Tabelle126.1">
          <table:table-cell table:style-name="Tabelle126.A2" office:value-type="string">
            <text:p text:style-name="P70">KIXSidebarTools###ActionsMatch</text:p>
          </table:table-cell>
          <table:table-cell table:style-name="Tabelle126.B2" office:value-type="string">
            <text:p text:style-name="P70">Defines which ticket actions have to be used (agent and customer <text:span text:style-name="T34">frontend</text:span> is possible). Key has to be one of the identifier (see above). Value defines used ticket actions and has to be filled at any time. Multiple actions can be separated by ;.</text:p>
          </table:table-cell>
        </table:table-row>
        <table:table-row table:style-name="Tabelle126.1">
          <table:table-cell table:style-name="Tabelle126.A2" office:value-type="string">
            <text:p text:style-name="P70">KIXSidebarTools###Data</text:p>
          </table:table-cell>
          <table:table-cell table:style-name="Tabelle126.B2" office:value-type="string">
            <text:p text:style-name="P70">Defines connection data (e.g. Example:::Database). Key has to be one of the identifier (see above).</text:p>
          </table:table-cell>
        </table:table-row>
      </table:table>
      <text:h text:style-name="Heading_20_2" text:outline-level="2"><text:soft-page-break/>State Highlighting for Linked Tickets</text:h>
      <text:p text:style-name="Standard">The list of linked tickets has a state highlighting like the ticket list in QueueView.</text:p>
      <text:p text:style-name="P36"/>
      <text:h text:style-name="P237" text:outline-level="3">Implementation</text:h>
      <text:list xml:id="list113626265178018" text:continue-list="list113625822897240" text:style-name="L56">
        <text:list-item>
          <text:p text:style-name="P193">Uses the same configuration like the highlighting in QueueView.</text:p>
        </text:list-item>
      </text:list>
      <text:p text:style-name="Standard"/>
      <text:h text:style-name="Heading_20_4" text:outline-level="4">Related Structures</text:h>
      <text:h text:style-name="Heading_20_5" text:outline-level="5">Filelist</text:h>
      <text:list xml:id="list113627814654739" text:continue-list="list113626061068726" text:style-name="L57">
        <text:list-item>
          <text:list>
            <text:list-item>
              <text:list>
                <text:list-item>
                  <text:list>
                    <text:list-item>
                      <text:h text:style-name="P369" text:outline-level="6">KIX4OTRS/var/.../KIX4OTRS.Table.css </text:h>
                    </text:list-item>
                    <text:list-item>
                      <text:h text:style-name="P369" text:outline-level="6">KIX4OTRS/Kernel/Output/HTML/LinkObjectTicket.pm</text:h>
                    </text:list-item>
                  </text:list>
                </text:list-item>
              </text:list>
            </text:list-item>
          </text:list>
        </text:list-item>
      </text:list>
      <text:h text:style-name="P317" text:outline-level="6"/>
      <text:h text:style-name="Heading_20_3" text:outline-level="3">SysConfig Options</text:h>
      <table:table table:name="Tabelle129" table:style-name="Tabelle129">
        <table:table-column table:style-name="Tabelle129.A"/>
        <table:table-column table:style-name="Tabelle129.B"/>
        <table:table-header-rows>
          <table:table-row table:style-name="Tabelle129.1">
            <table:table-cell table:style-name="Tabelle129.A1" office:value-type="string">
              <text:p text:style-name="P41">Key Name</text:p>
            </table:table-cell>
            <table:table-cell table:style-name="Tabelle129.B1" office:value-type="string">
              <text:p text:style-name="P41">Description</text:p>
            </table:table-cell>
          </table:table-row>
        </table:table-header-rows>
        <table:table-row table:style-name="Tabelle129.1">
          <table:table-cell table:style-name="Tabelle129.A2" office:value-type="string">
            <text:p text:style-name="Table_20_Contents">n.a.</text:p>
          </table:table-cell>
          <table:table-cell table:style-name="Tabelle129.B2" office:value-type="string">
            <text:p text:style-name="Table_20_Contents">n.a.</text:p>
          </table:table-cell>
        </table:table-row>
      </table:table>
      <text:h text:style-name="Heading_20_2" text:outline-level="2">State Highlighting for Dashboard</text:h>
      <text:p text:style-name="Standard">The list of dashboard tickets has a state highlighting like the ticket list in QueueView.</text:p>
      <text:p text:style-name="P36"/>
      <text:h text:style-name="P237" text:outline-level="3">Implementation</text:h>
      <text:list xml:id="list113627314010481" text:continue-list="list113626265178018" text:style-name="L56">
        <text:list-item>
          <text:p text:style-name="P193">Uses the same configuration like the highlighting in QueueView.</text:p>
        </text:list-item>
      </text:list>
      <text:p text:style-name="Standard"/>
      <text:h text:style-name="Heading_20_4" text:outline-level="4">Related Structures</text:h>
      <text:h text:style-name="Heading_20_5" text:outline-level="5">Filelist</text:h>
      <text:list xml:id="list2173913536489385886" text:style-name="L58">
        <text:list-item>
          <text:list>
            <text:list-item>
              <text:list>
                <text:list-item>
                  <text:list>
                    <text:list-item>
                      <text:h text:style-name="P370" text:outline-level="6">KIX4OTRS/Kernel/Output/HTML/DashboardTicketGeneric.pm </text:h>
                    </text:list-item>
                    <text:list-item>
                      <text:h text:style-name="P370" text:outline-level="6">KIX4OTRS/Kernel/Output/HTML/Standard/AgentDashboardTicketQueueOverview.tt </text:h>
                    </text:list-item>
                  </text:list>
                </text:list-item>
              </text:list>
            </text:list-item>
          </text:list>
        </text:list-item>
      </text:list>
      <text:h text:style-name="P317" text:outline-level="6"/>
      <text:h text:style-name="Heading_20_3" text:outline-level="3">SysConfig Options</text:h>
      <table:table table:name="Tabelle130" table:style-name="Tabelle130">
        <table:table-column table:style-name="Tabelle130.A"/>
        <table:table-column table:style-name="Tabelle130.B"/>
        <table:table-header-rows>
          <table:table-row table:style-name="Tabelle130.1">
            <table:table-cell table:style-name="Tabelle130.A1" office:value-type="string">
              <text:p text:style-name="P41">Key Name</text:p>
            </table:table-cell>
            <table:table-cell table:style-name="Tabelle130.B1" office:value-type="string">
              <text:p text:style-name="P41">Description</text:p>
            </table:table-cell>
          </table:table-row>
        </table:table-header-rows>
        <table:table-row table:style-name="Tabelle130.1">
          <table:table-cell table:style-name="Tabelle130.A2" office:value-type="string">
            <text:p text:style-name="Table_20_Contents">n.a.</text:p>
          </table:table-cell>
          <table:table-cell table:style-name="Tabelle130.B2" office:value-type="string">
            <text:p text:style-name="Table_20_Contents">n.a.</text:p>
          </table:table-cell>
        </table:table-row>
      </table:table>
      <text:p text:style-name="Standard"/>
      <text:h text:style-name="Heading_20_2" text:outline-level="2"><text:bookmark-start text:name="__RefNumPara__12080_1707162749"/>Additional CSS Data Table Format<text:bookmark-end text:name="__RefNumPara__12080_1707162749"/></text:h>
      <text:list xml:id="list3728427686448111541" text:style-name="L59">
        <text:list-item>
          <text:p text:style-name="P196">added CSS definitions for data table footer</text:p>
        </text:list-item>
      </text:list>
      <text:p text:style-name="Standard"/>
      <text:h text:style-name="P237" text:outline-level="3">Implementation</text:h>
      <text:list xml:id="list113626260398877" text:continue-list="list113627314010481" text:style-name="L56">
        <text:list-item>
          <text:p text:style-name="P193">extend format for footer in data tables</text:p>
        </text:list-item>
      </text:list>
      <text:p text:style-name="Standard"/>
      <text:h text:style-name="Heading_20_4" text:outline-level="4">Related Structures</text:h>
      <text:h text:style-name="Heading_20_5" text:outline-level="5">Filelist</text:h>
      <text:list xml:id="list113626745367494" text:continue-list="list113627814654739" text:style-name="List_20_1">
        <text:list-item>
          <text:h text:style-name="Quellcode-Auflistung" text:outline-level="6">KIX4OTRS/var/httpd/htdocs/skins/Agent/default/css/KIX4OTRS.Table.css</text:h>
        </text:list-item>
      </text:list>
      <text:p text:style-name="Standard"/>
      <text:h text:style-name="Heading_20_3" text:outline-level="3">SysConfig Options</text:h>
      <table:table table:name="Tabelle110" table:style-name="Tabelle110">
        <table:table-column table:style-name="Tabelle110.A"/>
        <table:table-column table:style-name="Tabelle110.B"/>
        <table:table-header-rows>
          <table:table-row table:style-name="Tabelle110.1">
            <table:table-cell table:style-name="Tabelle110.A1" office:value-type="string">
              <text:p text:style-name="P41">Key Name</text:p>
            </table:table-cell>
            <table:table-cell table:style-name="Tabelle110.B1" office:value-type="string">
              <text:p text:style-name="P41">Description</text:p>
            </table:table-cell>
          </table:table-row>
        </table:table-header-rows>
        <table:table-row table:style-name="Tabelle110.1">
          <table:table-cell table:style-name="Tabelle110.A2" office:value-type="string">
            <text:p text:style-name="Table_20_Contents">n.a.</text:p>
          </table:table-cell>
          <table:table-cell table:style-name="Tabelle110.B2" office:value-type="string">
            <text:p text:style-name="Table_20_Contents">n.a.</text:p>
          </table:table-cell>
        </table:table-row>
      </table:table>
      <text:p text:style-name="Standard"/>
      <text:h text:style-name="Heading_20_2" text:outline-level="2"><text:soft-page-break/>Overridable QData character limits</text:h>
      <text:list xml:id="list113626551728341" text:continue-list="list3728427686448111541" text:style-name="L59">
        <text:list-item>
          <text:p text:style-name="P196">Data character limits used in *.tt, i.e. [% Data.TicketTitle | truncate(30) %], can be overridden depending on some frontend action and variable combination</text:p>
        </text:list-item>
        <text:list-item>
          <text:p text:style-name="P196">RegEx patterns can be used</text:p>
        </text:list-item>
      </text:list>
      <text:p text:style-name="Standard"/>
      <text:h text:style-name="P237" text:outline-level="3">Implementation</text:h>
      <text:list xml:id="list4435664640659368703" text:style-name="L60">
        <text:list-item>
          <text:p text:style-name="P197">Output filter to replace all affected values</text:p>
        </text:list-item>
        <text:list-item>
          <text:p text:style-name="P197">configuration is contained in KIX4OTRS</text:p>
        </text:list-item>
      </text:list>
      <text:p text:style-name="Standard"/>
      <text:h text:style-name="Heading_20_4" text:outline-level="4">Related Structures</text:h>
      <text:h text:style-name="Heading_20_5" text:outline-level="5">Filelist</text:h>
      <text:list xml:id="list113626251868473" text:continue-list="list113626745367494" text:style-name="List_20_1">
        <text:list-item>
          <text:h text:style-name="Quellcode-Auflistung" text:outline-level="6">KIX4OTRS/Kernel/Config/Files/KIX4OTRS_Layout.xml</text:h>
        </text:list-item>
        <text:list-item>
          <text:h text:style-name="Quellcode-Auflistung" text:outline-level="6">OutputFilterOverrideQDataDisplayLimits.pm</text:h>
        </text:list-item>
      </text:list>
      <text:p text:style-name="Standard"/>
      <text:h text:style-name="Heading_20_3" text:outline-level="3">SysConfig Options</text:h>
      <table:table table:name="Tabelle147" table:style-name="Tabelle147">
        <table:table-column table:style-name="Tabelle147.A"/>
        <table:table-column table:style-name="Tabelle147.B"/>
        <table:table-header-rows>
          <table:table-row table:style-name="Tabelle147.1">
            <table:table-cell table:style-name="Tabelle147.A1" office:value-type="string">
              <text:p text:style-name="P41">Key Name</text:p>
            </table:table-cell>
            <table:table-cell table:style-name="Tabelle147.B1" office:value-type="string">
              <text:p text:style-name="P41">Description</text:p>
            </table:table-cell>
          </table:table-row>
        </table:table-header-rows>
        <table:table-row table:style-name="Tabelle147.1">
          <table:table-cell table:style-name="Tabelle147.A2" office:value-type="string">
            <text:p text:style-name="Table_20_Contents">Frontend::OverrideQDataDisplayLimits</text:p>
          </table:table-cell>
          <table:table-cell table:style-name="Tabelle147.B2" office:value-type="string">
            <text:p text:style-name="Table_20_Contents">Allows overriding of Data character limits, hard coded in TTs. </text:p>
            <text:p text:style-name="Table_20_Contents">The key has the following format: &lt;TemplateFilePattern&gt;::&lt;VariableNamePattern&gt;</text:p>
            <text:p text:style-name="Table_20_Contents">You can use RegEx. The value is the numeric character limit that should be used.</text:p>
          </table:table-cell>
        </table:table-row>
        <table:table-row table:style-name="Tabelle147.1">
          <table:table-cell table:style-name="Tabelle147.A2" office:value-type="string">
            <text:p text:style-name="P51"><text:span text:style-name="T34">Frontend</text:span>::Output::FilterElementPre###OverrideQDataDisplayLimits</text:p>
            <text:p text:style-name="Table_20_Contents"/>
          </table:table-cell>
          <table:table-cell table:style-name="Tabelle147.B2" office:value-type="string">
            <text:p text:style-name="Table_20_Contents">Replaces the default Data character limits in TTs</text:p>
            <text:p text:style-name="Table_20_Contents"/>
          </table:table-cell>
        </table:table-row>
      </table:table>
      <text:h text:style-name="Heading_20_2" text:outline-level="2">Customized Columns for Linked Objects</text:h>
      <text:list xml:id="list113626063475157" text:continue-list="list113626551728341" text:style-name="L59">
        <text:list-header>
          <text:p text:style-name="P230">Columns and column order could be selected by agent for every frontend showing linked objects like tabs or popup</text:p>
        </text:list-header>
      </text:list>
      <text:p text:style-name="Standard"/>
      <text:h text:style-name="P237" text:outline-level="3">Implementation</text:h>
      <text:list xml:id="list4669956683676152977" text:style-name="L61">
        <text:list-item>
          <text:p text:style-name="P198">preferences key added to show column selection</text:p>
        </text:list-item>
        <text:list-item>
          <text:p text:style-name="P198">settings icon in right upper corner shown on mouse over</text:p>
        </text:list-item>
        <text:list-item>
          <text:p text:style-name="P198">default columns for link type "document" added</text:p>
        </text:list-item>
        <text:list-item>
          <text:p text:style-name="P198">each link type object modified to use default or user defined columns</text:p>
        </text:list-item>
      </text:list>
      <text:p text:style-name="Standard"/>
      <text:h text:style-name="Heading_20_4" text:outline-level="4">Related Structures</text:h>
      <text:h text:style-name="Heading_20_5" text:outline-level="5">Filelist</text:h>
      <text:list xml:id="list113626325197843" text:continue-list="list113626251868473" text:style-name="List_20_1">
        <text:list-item>
          <text:h text:style-name="P328" text:outline-level="6">KIX4OTRS/Config/Files/KIX4OTRS_LinkObject.xml </text:h>
        </text:list-item>
        <text:list-item>
          <text:h text:style-name="P328" text:outline-level="6">KIX4OTRS/Config/Files/KIX4OTRS_Document.xml </text:h>
        </text:list-item>
        <text:list-item>
          <text:h text:style-name="P328" text:outline-level="6">KIX4OTRS/Config/Files/KIX4OTRS_TicketZoom.xml </text:h>
        </text:list-item>
        <text:list-item>
          <text:h text:style-name="P328" text:outline-level="6">KIX4OTRS/Language/de_Document.pm </text:h>
        </text:list-item>
        <text:list-item>
          <text:h text:style-name="P328" text:outline-level="6">KIX4OTRS/Language/de_KIX4OTRS.pm </text:h>
        </text:list-item>
        <text:list-item>
          <text:h text:style-name="P328" text:outline-level="6">KIX4OTRS/Modules/AgentLinkObject.pm </text:h>
        </text:list-item>
        <text:list-item>
          <text:h text:style-name="P328" text:outline-level="6">KIX4OTRS/Modules/AgentTicketZoomTabLinkedObjects.pm </text:h>
        </text:list-item>
        <text:list-item>
          <text:h text:style-name="P328" text:outline-level="6">KIX4OTRS/Output/HTML/LayoutLinkObject.pm </text:h>
        </text:list-item>
        <text:list-item>
          <text:h text:style-name="P328" text:outline-level="6">KIX4OTRS/Output/HTML/LinkObjectDocument.pm </text:h>
        </text:list-item>
        <text:list-item>
          <text:h text:style-name="P328" text:outline-level="6">KIX4OTRS/Output/HTML/LinkObjectPerson.pm </text:h>
        </text:list-item>
        <text:list-item>
          <text:h text:style-name="P328" text:outline-level="6">KIX4OTRS/Output/HTML/LinkObjectTicket.pm </text:h>
        </text:list-item>
        <text:list-item>
          <text:h text:style-name="P328" text:outline-level="6">KIX4OTRS/Output/HTML/Standard/AgentLinkObject.tt </text:h>
        </text:list-item>
        <text:list-item>
          <text:h text:style-name="P328" text:outline-level="6">KIX4OTRS/Output/HTML/Standard/AgentTicketZoomTabLinkedObjects.tt </text:h>
        </text:list-item>
        <text:list-item>
          <text:h text:style-name="P328" text:outline-level="6">KIX4OTRS/Output/HTML/Standard/LinkObject.tt </text:h>
        </text:list-item>
        <text:list-item>
          <text:h text:style-name="P328" text:outline-level="6">KIX4OTRS/Output/HTML/Standard/PreferencesLinkObject.tt</text:h>
        </text:list-item>
        <text:list-item>
          <text:h text:style-name="P328" text:outline-level="6">KIX4OTRSITSMChangeManagement/Modules/AgentITSMChangeZoom.pm </text:h>
        </text:list-item>
        <text:list-item>
          <text:h text:style-name="P328" text:outline-level="6">KIX4OTRSITSMChangeManagement/Modules/AgentITSMChangeZoomTabLinkedObjects.pm </text:h>
        </text:list-item>
        <text:list-item>
          <text:h text:style-name="P328" text:outline-level="6"><text:soft-page-break/>KIX4OTRSITSMChangeManagement/Modules/AgentITSMWorkOrderZoom.pm </text:h>
        </text:list-item>
        <text:list-item>
          <text:h text:style-name="P328" text:outline-level="6">KIX4OTRSITSMChangeManagement/Modules/AgentITSMWorkOrderZoomTabLinkedObjects.pm </text:h>
        </text:list-item>
        <text:list-item>
          <text:h text:style-name="P328" text:outline-level="6">KIX4OTRSITSMChangeManagement/Output/HTML/LinkObjectITSMChange.pm</text:h>
        </text:list-item>
        <text:list-item>
          <text:h text:style-name="P328" text:outline-level="6">KIX4OTRSITSMChangeManagement/Output/HTML/LinkObjectITSMWorkOrder.pm</text:h>
        </text:list-item>
        <text:list-item>
          <text:h text:style-name="P328" text:outline-level="6">KIX4OTRSITSMChangeManagement/Output/HTML/Standard/AgentITSMChangeZoom.tt </text:h>
        </text:list-item>
        <text:list-item>
          <text:h text:style-name="P328" text:outline-level="6">KIX4OTRSITSMChangeManagement/Output/HTML/Standard/AgentITSMChangeZoomTabLinkedObjects.tt </text:h>
        </text:list-item>
        <text:list-item>
          <text:h text:style-name="P328" text:outline-level="6">KIX4OTRSITSMChangeManagement/Output/HTML/Standard/AgentITSMWorkOrderZoom.tt </text:h>
        </text:list-item>
        <text:list-item>
          <text:h text:style-name="P328" text:outline-level="6">KIX4OTRSITSMChangeManagement/Output/HTML/Standard/AgentITSMWorkOrderZoomTabLinkedObjects.tt </text:h>
        </text:list-item>
        <text:list-item>
          <text:h text:style-name="P328" text:outline-level="6">KIX4OTRSITSMConfigManagement/Language/de_KIX4OTRSITSMConfigManagement.pm </text:h>
        </text:list-item>
        <text:list-item>
          <text:h text:style-name="P328" text:outline-level="6">KIX4OTRSITSMConfigManagement/Modules/AgentITSMConfigItemZoomTabLinkedObjects.pm </text:h>
        </text:list-item>
        <text:list-item>
          <text:h text:style-name="P328" text:outline-level="6">KIX4OTRSITSMConfigManagement/LinkObjectITSMConfigItem.pm </text:h>
        </text:list-item>
        <text:list-item>
          <text:h text:style-name="P328" text:outline-level="6">KIX4OTRSITSMConfigManagement/Output/HTML/Standard/AgentITSMConfigItemZoomTabLinkedObjects.tt </text:h>
        </text:list-item>
        <text:list-item>
          <text:h text:style-name="P328" text:outline-level="6">KIX4OTRSITSMCore/Output/HTML/LinkObjectService.pm</text:h>
        </text:list-item>
        <text:list-item>
          <text:h text:style-name="P328" text:outline-level="6">var/httpd/htdocs/js/Core.Agent.TableFilters.js</text:h>
          <text:h text:style-name="Quellcode-Auflistung" text:outline-level="6"/>
        </text:list-item>
      </text:list>
      <text:p text:style-name="Standard"/>
      <text:h text:style-name="Heading_20_3" text:outline-level="3">SysConfig Options</text:h>
      <table:table table:name="Tabelle140" table:style-name="Tabelle140">
        <table:table-column table:style-name="Tabelle140.A"/>
        <table:table-column table:style-name="Tabelle140.B"/>
        <table:table-header-rows>
          <table:table-row table:style-name="Tabelle140.1">
            <table:table-cell table:style-name="Tabelle140.A1" office:value-type="string">
              <text:p text:style-name="P41">Key Name</text:p>
            </table:table-cell>
            <table:table-cell table:style-name="Tabelle140.B1" office:value-type="string">
              <text:p text:style-name="P41">Description</text:p>
            </table:table-cell>
          </table:table-row>
        </table:table-header-rows>
        <table:table-row table:style-name="Tabelle140.1">
          <table:table-cell table:style-name="Tabelle140.A2" office:value-type="string">
            <text:p text:style-name="P70">PreferencesGroups###LinkedObjectFilterSettings</text:p>
          </table:table-cell>
          <table:table-cell table:style-name="Tabelle140.B2" office:value-type="string">
            <text:p text:style-name="Table_20_Contents">preferneces key to display customized column selection for linked objects</text:p>
          </table:table-cell>
        </table:table-row>
        <table:table-row table:style-name="Tabelle140.1">
          <table:table-cell table:style-name="Tabelle140.A2" office:value-type="string">
            <text:p text:style-name="P70">Document::DefaultColumns</text:p>
          </table:table-cell>
          <table:table-cell table:style-name="Tabelle140.B2" office:value-type="string">
            <text:p text:style-name="Table_20_Contents">default columns for displaying linked document objects</text:p>
          </table:table-cell>
        </table:table-row>
        <table:table-row table:style-name="Tabelle140.1">
          <table:table-cell table:style-name="Tabelle140.A2" office:value-type="string">
            <text:p text:style-name="P70">Frontend::Module###AgentTicketZoomTabLinkedObjects</text:p>
          </table:table-cell>
          <table:table-cell table:style-name="Tabelle140.B2" office:value-type="string">
            <text:p text:style-name="Table_20_Contents">Module registration - new javascript files added</text:p>
          </table:table-cell>
        </table:table-row>
        <table:table-row table:style-name="Tabelle140.1">
          <table:table-cell table:style-name="Tabelle140.A2" office:value-type="string">
            <text:p text:style-name="P70">Frontend::Module###AgentLinkObject</text:p>
          </table:table-cell>
          <table:table-cell table:style-name="Tabelle140.B2" office:value-type="string">
            <text:p text:style-name="Table_20_Contents">Module registration - new javascript files added</text:p>
          </table:table-cell>
        </table:table-row>
      </table:table>
      <text:h text:style-name="Heading_20_2" text:outline-level="2">Queue Link for Dashboard Ticket Lists</text:h>
      <text:p text:style-name="Standard">Clicking on queue name in dashboard ticket lists should open queue view for selected queue.</text:p>
      <text:p text:style-name="P36"/>
      <text:h text:style-name="P237" text:outline-level="3">Implementation</text:h>
      <text:list xml:id="list113627001443765" text:continue-list="list113626260398877" text:style-name="L56">
        <text:list-item>
          <text:p text:style-name="P193">Use link block to display queue name and link to queue view.</text:p>
        </text:list-item>
      </text:list>
      <text:p text:style-name="Standard"/>
      <text:h text:style-name="Heading_20_4" text:outline-level="4">Related Structures</text:h>
      <text:h text:style-name="Heading_20_5" text:outline-level="5">Filelist</text:h>
      <text:list xml:id="list6628666801260004255" text:style-name="L62">
        <text:list-item>
          <text:list>
            <text:list-item>
              <text:list>
                <text:list-item>
                  <text:list>
                    <text:list-item>
                      <text:h text:style-name="P373" text:outline-level="6">Kernel/Output/HTML/DashboardTicketGeneric.pm</text:h>
                    </text:list-item>
                  </text:list>
                </text:list-item>
              </text:list>
            </text:list-item>
          </text:list>
        </text:list-item>
      </text:list>
      <text:h text:style-name="P317" text:outline-level="6"/>
      <text:h text:style-name="Heading_20_3" text:outline-level="3">SysConfig Options</text:h>
      <table:table table:name="Tabelle160" table:style-name="Tabelle160">
        <table:table-column table:style-name="Tabelle160.A"/>
        <table:table-column table:style-name="Tabelle160.B"/>
        <table:table-header-rows>
          <table:table-row table:style-name="Tabelle160.1">
            <table:table-cell table:style-name="Tabelle160.A1" office:value-type="string">
              <text:p text:style-name="P41">Key Name</text:p>
            </table:table-cell>
            <table:table-cell table:style-name="Tabelle160.B1" office:value-type="string">
              <text:p text:style-name="P41">Description</text:p>
            </table:table-cell>
          </table:table-row>
        </table:table-header-rows>
        <table:table-row table:style-name="Tabelle160.1">
          <table:table-cell table:style-name="Tabelle160.A2" office:value-type="string">
            <text:p text:style-name="Table_20_Contents">n.a.</text:p>
          </table:table-cell>
          <table:table-cell table:style-name="Tabelle160.B2" office:value-type="string">
            <text:p text:style-name="Table_20_Contents">n.a.</text:p>
          </table:table-cell>
        </table:table-row>
      </table:table>
      <text:h text:style-name="Heading_20_2" text:outline-level="2">Preference to use Article Colors or not</text:h>
      <text:p text:style-name="Standard">User preference to provide a possibility to switch on or off the article colors in article tab.</text:p>
      <text:p text:style-name="P36"/>
      <text:h text:style-name="P237" text:outline-level="3">Implementation</text:h>
      <text:list xml:id="list113627422272832" text:continue-list="list113627001443765" text:style-name="L56">
        <text:list-item>
          <text:p text:style-name="P193">User preference added to user settings</text:p>
        </text:list-item>
      </text:list>
      <text:p text:style-name="Standard"/>
      <text:h text:style-name="Heading_20_4" text:outline-level="4"><text:soft-page-break/>Related Structures</text:h>
      <text:h text:style-name="Heading_20_5" text:outline-level="5">Filelist</text:h>
      <text:list xml:id="list113627765464237" text:continue-list="list113626325197843" text:style-name="List_20_1">
        <text:list-item>
          <text:h text:style-name="Quellcode-Auflistung" text:outline-level="6">KIX4OTRS_PreferencesExtensions.xml</text:h>
        </text:list-item>
        <text:list-item>
          <text:h text:style-name="Quellcode-Auflistung" text:outline-level="6">AgentTicketZoom.pm</text:h>
          <text:h text:style-name="Quellcode-Auflistung" text:outline-level="6"/>
        </text:list-item>
      </text:list>
      <text:h text:style-name="Heading_20_3" text:outline-level="3">SysConfig Options</text:h>
      <table:table table:name="Tabelle153" table:style-name="Tabelle153">
        <table:table-column table:style-name="Tabelle153.A"/>
        <table:table-column table:style-name="Tabelle153.B"/>
        <table:table-header-rows>
          <table:table-row table:style-name="Tabelle153.1">
            <table:table-cell table:style-name="Tabelle153.A1" office:value-type="string">
              <text:p text:style-name="P41">Key Name</text:p>
            </table:table-cell>
            <table:table-cell table:style-name="Tabelle153.B1" office:value-type="string">
              <text:p text:style-name="P41">Description</text:p>
            </table:table-cell>
          </table:table-row>
        </table:table-header-rows>
        <table:table-row table:style-name="Tabelle153.1">
          <table:table-cell table:style-name="Tabelle153.A2" office:value-type="string">
            <text:p text:style-name="Table_20_Contents">PreferencesGroups###UseArticleColors</text:p>
          </table:table-cell>
          <table:table-cell table:style-name="Tabelle153.B2" office:value-type="string">
            <text:p text:style-name="Table_20_Contents">Defines user preference</text:p>
          </table:table-cell>
        </table:table-row>
      </table:table>
      <text:h text:style-name="Heading_20_2" text:outline-level="2">Closeable Notify-Messages</text:h>
      <text:p text:style-name="Standard">Notify-Messages, especially from the ones created by the framework (i.e. Scheduler <text:s/>messages) will be shown as long as they persist and are visible for every agent. It should be possible that an agent can close these messages.</text:p>
      <text:p text:style-name="P36"/>
      <text:h text:style-name="P237" text:outline-level="3">Implementation</text:h>
      <text:list xml:id="list113627296112217" text:continue-list="list113627422272832" text:style-name="L56">
        <text:list-item>
          <text:p text:style-name="P193">Notify div get's a close icon and an ID</text:p>
        </text:list-item>
        <text:list-item>
          <text:p text:style-name="P193">the ID will be calculated as md5_hex from the caller function + calling line + message content</text:p>
        </text:list-item>
        <text:list-item>
          <text:p text:style-name="P193">click-bind will update a user preference related to the ID of the notify message with the SessionID</text:p>
        </text:list-item>
        <text:list-item>
          <text:p text:style-name="P193">the notify-message of this ID will then be suppressed during this session</text:p>
        </text:list-item>
      </text:list>
      <text:p text:style-name="Standard"/>
      <text:h text:style-name="Heading_20_4" text:outline-level="4">Related Structures</text:h>
      <text:h text:style-name="Heading_20_5" text:outline-level="5">Filelist</text:h>
      <text:list xml:id="list113625753372639" text:continue-list="list113627765464237" text:style-name="List_20_1">
        <text:list-item>
          <text:h text:style-name="Quellcode-Auflistung" text:outline-level="6">KIX4OTRS/Kernel/Output/HTML/Standard/Notify.tt</text:h>
        </text:list-item>
        <text:list-item>
          <text:h text:style-name="Quellcode-Auflistung" text:outline-level="6">KIX4OTRS/Kernel/Output/HTML/LayoutKIX4OTRS.pm</text:h>
        </text:list-item>
        <text:list-item>
          <text:h text:style-name="Quellcode-Auflistung" text:outline-level="6">KIX4OTRS/var/httpd/htdocs/skins/Agent/KIX4OTRS/css/KIX4OTRS.Default.css</text:h>
        </text:list-item>
        <text:list-item>
          <text:h text:style-name="Quellcode-Auflistung" text:outline-level="6">var/httpd/htdocs/js/Core.UI.js</text:h>
        </text:list-item>
        <text:list-item>
          <text:h text:style-name="Quellcode-Auflistung" text:outline-level="6">KIX4OTRS.sopm</text:h>
          <text:h text:style-name="Quellcode-Auflistung" text:outline-level="6"/>
        </text:list-item>
      </text:list>
      <text:h text:style-name="Heading_20_3" text:outline-level="3">SysConfig Options</text:h>
      <text:p text:style-name="Standard">None</text:p>
      <text:h text:style-name="Heading_20_2" text:outline-level="2">Link to Online Help</text:h>
      <text:list xml:id="list113626445864031" text:continue-list="list113626063475157" text:style-name="L59">
        <text:list-item>
          <text:p text:style-name="P196">A link to an KIX online help should be shown in the header, near the logout link</text:p>
        </text:list-item>
      </text:list>
      <text:p text:style-name="Standard"/>
      <text:h text:style-name="P237" text:outline-level="3">Implementation</text:h>
      <text:list xml:id="list7669353330364097356" text:style-name="L63">
        <text:list-item>
          <text:p text:style-name="P199">Output filter to insert the necessary HTML</text:p>
        </text:list-item>
        <text:list-item>
          <text:p text:style-name="P199">configuration is contained in KIX4OTRS</text:p>
        </text:list-item>
      </text:list>
      <text:p text:style-name="Standard"/>
      <text:h text:style-name="Heading_20_4" text:outline-level="4">Related Structures</text:h>
      <text:h text:style-name="Heading_20_5" text:outline-level="5">Filelist</text:h>
      <text:list xml:id="list113625774254381" text:continue-list="list113625753372639" text:style-name="List_20_1">
        <text:list-item>
          <text:h text:style-name="Quellcode-Auflistung" text:outline-level="6">KIX4OTRS/Kernel/Config/Files/KIX4OTRS_Layout.xml</text:h>
        </text:list-item>
        <text:list-item>
          <text:h text:style-name="Quellcode-Auflistung" text:outline-level="6">KIX4OTRS/Kernel/Language/de_KIX4OTRS.pm</text:h>
        </text:list-item>
        <text:list-item>
          <text:h text:style-name="Quellcode-Auflistung" text:outline-level="6">KIX4OTRS/Kernel/Output/HTML/OutputFilterOnlineHelp.pm</text:h>
        </text:list-item>
        <text:list-item>
          <text:h text:style-name="Quellcode-Auflistung" text:outline-level="6">KIX4OTRS/var/httpd/htdocs/skins/Agent/default/css/KIX4OTRS.Header.css</text:h>
        </text:list-item>
      </text:list>
      <text:p text:style-name="Standard"/>
      <text:h text:style-name="Heading_20_3" text:outline-level="3">SysConfig Options</text:h>
      <table:table table:name="Tabelle163" table:style-name="Tabelle163">
        <table:table-column table:style-name="Tabelle163.A"/>
        <table:table-column table:style-name="Tabelle163.B"/>
        <table:table-header-rows>
          <table:table-row table:style-name="Tabelle163.1">
            <table:table-cell table:style-name="Tabelle163.A1" office:value-type="string">
              <text:p text:style-name="P41">Key Name</text:p>
            </table:table-cell>
            <table:table-cell table:style-name="Tabelle163.B1" office:value-type="string">
              <text:p text:style-name="P41">Description</text:p>
            </table:table-cell>
          </table:table-row>
        </table:table-header-rows>
        <table:table-row table:style-name="Tabelle163.1">
          <table:table-cell table:style-name="Tabelle163.A2" office:value-type="string">
            <text:p text:style-name="Table_20_Contents">KIXHelpURL</text:p>
          </table:table-cell>
          <table:table-cell table:style-name="Tabelle163.B2" office:value-type="string">
            <text:p text:style-name="Table_20_Contents">URL to the KIX online help pages</text:p>
          </table:table-cell>
        </table:table-row>
        <table:table-row table:style-name="Tabelle163.1">
          <table:table-cell table:style-name="Tabelle163.A2" office:value-type="string">
            <text:p text:style-name="P51"><text:span text:style-name="T34">Frontend</text:span>::Output::FilterElementPost###OnlineHelp</text:p>
            <text:p text:style-name="Table_20_Contents"/>
          </table:table-cell>
          <table:table-cell table:style-name="Tabelle163.B2" office:value-type="string">
            <text:p text:style-name="Table_20_Contents">Inserts the necessary HTML</text:p>
            <text:p text:style-name="Table_20_Contents"/>
          </table:table-cell>
        </table:table-row>
      </table:table>
      <text:h text:style-name="Heading_20_2" text:outline-level="2" text:is-list-header="true"><text:soft-page-break/></text:h>
      <text:h text:style-name="Heading_20_1" text:outline-level="1"><text:s/>Link Object Extensions</text:h>
      <text:h text:style-name="Heading_20_2" text:outline-level="2">Linked Object Type “Ticket”</text:h>
      <text:p text:style-name="P24">In OTRS the search mask in linking tickets does not contain fields like ticket type or queue. Skin usage in display of linked tickets and highlight shown tickets if they are in a closed state should be improved. </text:p>
      <text:p text:style-name="P24"/>
      <text:h text:style-name="P237" text:outline-level="3">Implementation</text:h>
      <text:list xml:id="list64205123617213177" text:style-name="L64">
        <text:list-item>
          <text:p text:style-name="P200">Show further column “type” to display current ticket type</text:p>
        </text:list-item>
        <text:list-item>
          <text:p text:style-name="P200">Show ticket title in links</text:p>
        </text:list-item>
        <text:list-item>
          <text:p text:style-name="P200">Allow to set individual search criteria in link mask (configurable via SysConfig) </text:p>
        </text:list-item>
        <text:list-item>
          <text:p text:style-name="P200">Use user preference to ex-/include merged tickets from/to list of linked objects</text:p>
        </text:list-item>
        <text:list-item>
          <text:p text:style-name="P200">Highlight tickets which are already closed</text:p>
        </text:list-item>
        <text:list-item>
          <text:p text:style-name="P200">Changed layout templates for better usability (use of titles and labels)</text:p>
        </text:list-item>
        <text:list-item>
          <text:p text:style-name="P200">Create ticket history entry for every link action, no matter if it's a ticket-ticket-link-action or not</text:p>
        </text:list-item>
      </text:list>
      <text:p text:style-name="Standard"/>
      <text:h text:style-name="Heading_20_4" text:outline-level="4">Related Structures</text:h>
      <text:h text:style-name="Heading_20_5" text:outline-level="5">Filelist</text:h>
      <text:list xml:id="list113626726007642" text:continue-list="list113625774254381" text:style-name="List_20_1">
        <text:list-item>
          <text:h text:style-name="Quellcode-Auflistung" text:outline-level="6">KIX4OTRS/Kernel/Config/Files/KIX4OTRS_LinkObject.xml</text:h>
          <text:list>
            <text:list-item>
              <text:list>
                <text:list-item>
                  <text:list>
                    <text:list-item>
                      <text:h text:style-name="P318" text:outline-level="6">KIX4OTRS/Kernel/Config/Files/KIX4OTRS_PreferencesExtensions.xml</text:h>
                    </text:list-item>
                    <text:list-item>
                      <text:h text:style-name="P318" text:outline-level="6">KIX4OTRS/Kernel/Language/de_KIX4OTRS.pm</text:h>
                    </text:list-item>
                  </text:list>
                </text:list-item>
              </text:list>
            </text:list-item>
          </text:list>
        </text:list-item>
        <text:list-item>
          <text:h text:style-name="Quellcode-Auflistung" text:outline-level="6">KIX4OTRS/Kernel/Output/HTML/LinkObjectTicket.pm</text:h>
        </text:list-item>
        <text:list-item>
          <text:h text:style-name="Quellcode-Auflistung" text:outline-level="6">KIX4OTRS/Kernel/Output/HTML/Standard/AgentLinkObject.tt</text:h>
        </text:list-item>
        <text:list-item>
          <text:h text:style-name="Quellcode-Auflistung" text:outline-level="6">KIX4OTRS/Kernel/Output/HTML/Standard/LinkObject.tt</text:h>
        </text:list-item>
        <text:list-item>
          <text:h text:style-name="Quellcode-Auflistung" text:outline-level="6">KIX4OTRS/Kernel/System/LinkObject/Ticket.pm</text:h>
          <text:list>
            <text:list-item>
              <text:list>
                <text:list-item>
                  <text:list>
                    <text:list-item>
                      <text:h text:style-name="P318" text:outline-level="6">KIX4OTRS/Kernel/System/TicketExtensionsKIX4OTRS.pm</text:h>
                    </text:list-item>
                  </text:list>
                </text:list-item>
              </text:list>
            </text:list-item>
          </text:list>
        </text:list-item>
      </text:list>
      <text:h text:style-name="P317" text:outline-level="6"/>
      <text:h text:style-name="Heading_20_3" text:outline-level="3">SysConfig Options</text:h>
      <table:table table:name="Tabelle86" table:style-name="Tabelle86">
        <table:table-column table:style-name="Tabelle86.A"/>
        <table:table-column table:style-name="Tabelle86.B"/>
        <table:table-header-rows>
          <table:table-row table:style-name="Tabelle86.1">
            <table:table-cell table:style-name="Tabelle86.A1" office:value-type="string">
              <text:p text:style-name="P41">Key Name</text:p>
            </table:table-cell>
            <table:table-cell table:style-name="Tabelle86.B1" office:value-type="string">
              <text:p text:style-name="P41">Description</text:p>
            </table:table-cell>
          </table:table-row>
        </table:table-header-rows>
        <table:table-row table:style-name="Tabelle86.1">
          <table:table-cell table:style-name="Tabelle86.A2" office:value-type="string">
            <text:p text:style-name="Table_20_Contents">LinkObject::PerformEmptySearch</text:p>
          </table:table-cell>
          <table:table-cell table:style-name="Tabelle86.B2" office:value-type="string">
            <text:p text:style-name="Table_20_Contents">Dis-/enables to allow a search with empty search parameters in link object mask.</text:p>
          </table:table-cell>
        </table:table-row>
        <table:table-row table:style-name="Tabelle86.1">
          <table:table-cell table:style-name="Tabelle86.A2" office:value-type="string">
            <text:p text:style-name="Table_20_Contents">Ticket::Link::SearchOptions::Order</text:p>
          </table:table-cell>
          <table:table-cell table:style-name="Tabelle86.B2" office:value-type="string">
            <text:p text:style-name="Table_20_Contents">Defines possible search criteria in the agents link interface for target object "Ticket". Order is important. Value is used as internal name.</text:p>
          </table:table-cell>
        </table:table-row>
        <table:table-row table:style-name="Tabelle86.1">
          <table:table-cell table:style-name="Tabelle86.A2" office:value-type="string">
            <text:p text:style-name="Table_20_Contents">Ticket::Link::SearchOptions::Name</text:p>
          </table:table-cell>
          <table:table-cell table:style-name="Tabelle86.B2" office:value-type="string">
            <text:p text:style-name="Table_20_Contents">Defines displayed name for configured search criteria. Key has to be one of the internal names (see above); Value is used as name in the interface.</text:p>
          </table:table-cell>
        </table:table-row>
        <table:table-row table:style-name="Tabelle86.1">
          <table:table-cell table:style-name="Tabelle86.A2" office:value-type="string">
            <text:p text:style-name="Table_20_Contents">Ticket::Link::SearchOptions::Order</text:p>
          </table:table-cell>
          <table:table-cell table:style-name="Tabelle86.B2" office:value-type="string">
            <text:p text:style-name="Table_20_Contents">Defines data source for configured search criteria. Key has to be one of the internal names (see above); Value is used as name in the interface.</text:p>
          </table:table-cell>
        </table:table-row>
        <table:table-row table:style-name="Tabelle86.1">
          <table:table-cell table:style-name="Tabelle86.A2" office:value-type="string">
            <text:p text:style-name="Table_20_Contents">PreferencesGroups###ShowMergedTicketsInLinkedObjects</text:p>
          </table:table-cell>
          <table:table-cell table:style-name="Tabelle86.B2" office:value-type="string">
            <text:p text:style-name="Table_20_Contents">Defines user preference to ex-/include merged tickets from/to list of linked objects</text:p>
          </table:table-cell>
        </table:table-row>
      </table:table>
      <text:h text:style-name="Heading_20_2" text:outline-level="2">Linked Object Type “Document“</text:h>
      <text:p text:style-name="P24">Create a new class of link objects which represents documents that are available at the OTRS-system/server (accessible to the web server-user on the OTRS application server, OTRS only reads the document, OTRS does not perform any write action) Provide linked documents for download depending on permissions of users, role or group membership. Just show linked document names if no permission. Allow to create/remove document links by selecting results from search for document names. KIX4OTRS does not loose document link when document has been renamed or moved <text:soft-page-break/>within the mounted share (within a certain range)</text:p>
      <text:p text:style-name="P20"/>
      <text:h text:style-name="P237" text:outline-level="3">Implementation</text:h>
      <text:list xml:id="list113627429525759" text:continue-list="list113626163290843" text:style-name="L14">
        <text:list-item>
          <text:p text:style-name="P161">Recursive file search (FS backend) stores all files found in DB table kix_file_watcher (with some additional attributes like MD5 sum, filesize, last modification date, ...)</text:p>
        </text:list-item>
        <text:list-item>
          <text:p text:style-name="P161">OTRS LinkObject will use primary ID in kix_file_watcher table to link files to tickets</text:p>
        </text:list-item>
        <text:list-item>
          <text:p text:style-name="P161">Every new search inserts new file entries into table kix_file_watcher and updates old ones</text:p>
        </text:list-item>
        <text:list-item>
          <text:p text:style-name="P161">Script kix.FileWatcher.pl synchronizes all files stored in table kix_file_watcher (called meta data), so that the FS backend can keep track of renamed, changed and/or moved documents</text:p>
        </text:list-item>
        <text:list-item>
          <text:p text:style-name="P161">In case a document found in the meta data doesn't exist any longer (during synchronization process), i.e. it has been renamed, changed or moved, the synchronization process tries if another known file can be the one missing</text:p>
        </text:list-item>
        <text:list-item>
          <text:p text:style-name="P161">To do that the sync process does the following:</text:p>
          <text:list>
            <text:list-item>
              <text:p text:style-name="P231">Search meta data for file with the same filename or fingerprint (MD5 sum) or size or last modification time which are not already outdated (marked as no longer available)</text:p>
            </text:list-item>
            <text:list-item>
              <text:p text:style-name="P231">All found entries will be checked by applying a weighting scheme (hardcoded at the moment, A = org. File, B = possible replacement, distance = Levenshtein Algorithm):</text:p>
            </text:list-item>
          </text:list>
        </text:list-item>
      </text:list>
      <text:list xml:id="list113625935761246" text:continue-list="list113626726007642" text:style-name="List_20_1">
        <text:list-item>
          <text:h text:style-name="P374" text:outline-level="6">same LastModTime = 20 Points</text:h>
        </text:list-item>
        <text:list-item>
          <text:h text:style-name="P374" text:outline-level="6">SizeWeight = B.size / A.size * 30 Points</text:h>
        </text:list-item>
        <text:list-item>
          <text:h text:style-name="P374" text:outline-level="6">NameWeight = (length(A.name) - distance(A.name, B.name)) / length(A.name) * 50 Points</text:h>
        </text:list-item>
        <text:list-item>
          <text:h text:style-name="P374" text:outline-level="6">PathWeight = (length(A.path) - distance(A.path, B.path)) / length(A.path) * 50 Points</text:h>
        </text:list-item>
        <text:list-item>
          <text:h text:style-name="P374" text:outline-level="6">same Fingerprint (MD5 sum) = 100 Points</text:h>
        </text:list-item>
      </text:list>
      <text:list xml:id="list113626662304086" text:continue-list="list113627429525759" text:style-name="L14">
        <text:list-item>
          <text:list>
            <text:list-item>
              <text:p text:style-name="P231">The weights of all (matching) attributes will be added up</text:p>
            </text:list-item>
            <text:list-item>
              <text:p text:style-name="P231">A list will be build containing the possible replacement candidates sorted by their weight in descending order</text:p>
            </text:list-item>
            <text:list-item>
              <text:p text:style-name="P231">Only candidates with a weight above a given weight threshold (100, hardcoded at the moment) will be considered useful</text:p>
            </text:list-item>
            <text:list-item>
              <text:p text:style-name="P231">After that the candidate with the highest weight will be taken</text:p>
            </text:list-item>
            <text:list-item>
              <text:p text:style-name="P231">If there is only one candidate, this one will be referenced as replacement for the old file, the old file will be marked as outdated</text:p>
            </text:list-item>
            <text:list-item>
              <text:p text:style-name="P231">If there are multiple candidates with the same (highest) weight left, no update will be done, only a log entry will be created in OTRS log</text:p>
            </text:list-item>
          </text:list>
        </text:list-item>
        <text:list-item>
          <text:p text:style-name="P115">Changed layout templates for better usability (input validation)</text:p>
        </text:list-item>
      </text:list>
      <text:p text:style-name="P22"/>
      <text:h text:style-name="Heading_20_4" text:outline-level="4">Related Structures</text:h>
      <text:h text:style-name="Heading_20_5" text:outline-level="5">Filelist</text:h>
      <text:list xml:id="list113626390996389" text:continue-list="list113625935761246" text:style-name="List_20_1">
        <text:list-item>
          <text:h text:style-name="Quellcode-Auflistung" text:outline-level="6">bin/kix.FileWatcher.pl</text:h>
        </text:list-item>
        <text:list-item>
          <text:h text:style-name="Quellcode-Auflistung" text:outline-level="6">KIX4OTRS/Kernel/Config/Files/KIX4OTRS_Document.xml</text:h>
        </text:list-item>
        <text:list-item>
          <text:h text:style-name="Quellcode-Auflistung" text:outline-level="6">KIX4OTRS/Kernel/Config/Files/KIX4OTRS_LinkObject.xml</text:h>
        </text:list-item>
        <text:list-item>
          <text:h text:style-name="Quellcode-Auflistung" text:outline-level="6">KIX4OTRS/Kernel/Language/de_Document.pm</text:h>
        </text:list-item>
        <text:list-item>
          <text:h text:style-name="Quellcode-Auflistung" text:outline-level="6">KIX4OTRS/Kernel/Modules/AgentLinkObjectUtils.pm</text:h>
        </text:list-item>
        <text:list-item>
          <text:h text:style-name="Quellcode-Auflistung" text:outline-level="6">KIX4OTRS/Kernel/Output/HTML/LinkObjectDocument.pm</text:h>
        </text:list-item>
        <text:list-item>
          <text:h text:style-name="Quellcode-Auflistung" text:outline-level="6">KIX4OTRS/Kernel/Output/HTML/Standard/AgentLinkObject.tt</text:h>
        </text:list-item>
        <text:list-item>
          <text:h text:style-name="Quellcode-Auflistung" text:outline-level="6">KIX4OTRS/Kernel/System/Document.pm</text:h>
        </text:list-item>
        <text:list-item>
          <text:h text:style-name="Quellcode-Auflistung" text:outline-level="6">KIX4OTRS/Kernel/System/Document/FS.pm</text:h>
        </text:list-item>
        <text:list-item>
          <text:h text:style-name="Quellcode-Auflistung" text:outline-level="6">scripts/kix.create_filewatcher_meta.pl</text:h>
        </text:list-item>
        <text:list-item>
          <text:h text:style-name="Quellcode-Auflistung" text:outline-level="6">var/cron/kix.filewatcher.dist</text:h>
        </text:list-item>
      </text:list>
      <text:h text:style-name="Heading_20_5" text:outline-level="5">Table/Table Columns</text:h>
      <text:list xml:id="list4059119621075913640" text:style-name="L65">
        <text:list-item>
          <text:h text:style-name="P321" text:outline-level="6">kix_file_watcher</text:h>
          <text:list>
            <text:list-item>
              <text:h text:style-name="P321" text:outline-level="6">id </text:h>
            </text:list-item>
            <text:list-item>
              <text:h text:style-name="P321" text:outline-level="6">parent_id </text:h>
            </text:list-item>
            <text:list-item>
              <text:h text:style-name="P321" text:outline-level="6">fingerprint </text:h>
            </text:list-item>
            <text:list-item>
              <text:h text:style-name="P321" text:outline-level="6">path </text:h>
            </text:list-item>
            <text:list-item>
              <text:h text:style-name="P321" text:outline-level="6"><text:soft-page-break/>path_lower </text:h>
            </text:list-item>
            <text:list-item>
              <text:h text:style-name="P321" text:outline-level="6">name </text:h>
            </text:list-item>
            <text:list-item>
              <text:h text:style-name="P321" text:outline-level="6">name_lower </text:h>
            </text:list-item>
            <text:list-item>
              <text:h text:style-name="P321" text:outline-level="6">first_found </text:h>
            </text:list-item>
            <text:list-item>
              <text:h text:style-name="P321" text:outline-level="6">last_found </text:h>
            </text:list-item>
            <text:list-item>
              <text:h text:style-name="P321" text:outline-level="6">last_mod </text:h>
            </text:list-item>
            <text:list-item>
              <text:h text:style-name="P321" text:outline-level="6">mod_type </text:h>
            </text:list-item>
            <text:list-item>
              <text:h text:style-name="P321" text:outline-level="6">size </text:h>
            </text:list-item>
            <text:list-item>
              <text:h text:style-name="P321" text:outline-level="6">Outdated</text:h>
            </text:list-item>
          </text:list>
        </text:list-item>
      </text:list>
      <text:h text:style-name="P317" text:outline-level="6"/>
      <text:h text:style-name="Heading_20_3" text:outline-level="3">SysConfig Options</text:h>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41">Key Name</text:p>
            </table:table-cell>
            <table:table-cell table:style-name="Tabelle34.B1" office:value-type="string">
              <text:p text:style-name="P41">Description</text:p>
            </table:table-cell>
          </table:table-row>
        </table:table-header-rows>
        <table:table-row table:style-name="Tabelle34.1">
          <table:table-cell table:style-name="Tabelle34.A2" office:value-type="string">
            <text:p text:style-name="Table_20_Contents">LinkObject::Type###DocumentLink</text:p>
          </table:table-cell>
          <table:table-cell table:style-name="Tabelle34.B2" office:value-type="string">
            <text:p text:style-name="Table_20_Contents">This setting defines the link type 'DocumentLink'.</text:p>
          </table:table-cell>
        </table:table-row>
        <table:table-row table:style-name="Tabelle34.1">
          <table:table-cell table:style-name="Tabelle34.A2" office:value-type="string">
            <text:p text:style-name="Table_20_Contents">LinkObject::PossibleLink###9902</text:p>
          </table:table-cell>
          <table:table-cell table:style-name="Tabelle34.B2" office:value-type="string">
            <text:p text:style-name="Table_20_Contents">This setting defines that a 'Ticket' object can be linked with documents using the 'DocumentLink' link type. </text:p>
            <text:list xml:id="list7537668344578377500" text:style-name="L66">
              <text:list-item>
                <text:p text:style-name="P262">Object1 =&gt; Ticket </text:p>
              </text:list-item>
              <text:list-item>
                <text:p text:style-name="P262">Object2 =&gt; Document </text:p>
              </text:list-item>
              <text:list-item>
                <text:p text:style-name="P262">Type =&gt; DocumentLink</text:p>
              </text:list-item>
            </text:list>
          </table:table-cell>
        </table:table-row>
        <table:table-row table:style-name="Tabelle34.1">
          <table:table-cell table:style-name="Tabelle34.A2" office:value-type="string">
            <text:p text:style-name="Table_20_Contents">Document###Sources</text:p>
          </table:table-cell>
          <table:table-cell table:style-name="Tabelle34.B2" office:value-type="string">
            <text:p text:style-name="Table_20_Contents">Here you have to define a list of sources (some sort of document container). Just give them some ID and some text that will be displayed in the GUI.</text:p>
            <text:list xml:id="list6323692925328088370" text:style-name="L67">
              <text:list-item>
                <text:p text:style-name="P263">Example: </text:p>
                <text:list>
                  <text:list-item>
                    <text:p text:style-name="P263">ID/key: TmpShare</text:p>
                  </text:list-item>
                  <text:list-item>
                    <text:p text:style-name="P263">Text/value: This is our temporary document share</text:p>
                  </text:list-item>
                </text:list>
              </text:list-item>
            </text:list>
          </table:table-cell>
        </table:table-row>
        <table:table-row table:style-name="Tabelle34.1">
          <table:table-cell table:style-name="Tabelle34.A2" office:value-type="string">
            <text:p text:style-name="Table_20_Contents">Document###Backend</text:p>
          </table:table-cell>
          <table:table-cell table:style-name="Tabelle34.B2" office:value-type="string">
            <text:p text:style-name="Table_20_Contents">Here you have to define the backend to be used for each configured source. Currently only "FS" (Filesystem) is supported. </text:p>
            <text:list xml:id="list8621655996676673482" text:style-name="L68">
              <text:list-item>
                <text:p text:style-name="P264">Example: </text:p>
                <text:list>
                  <text:list-item>
                    <text:p text:style-name="P264">ID/key: TmpShare </text:p>
                  </text:list-item>
                  <text:list-item>
                    <text:p text:style-name="P264">Backend/value: FS</text:p>
                  </text:list-item>
                </text:list>
              </text:list-item>
            </text:list>
          </table:table-cell>
        </table:table-row>
        <table:table-row table:style-name="Tabelle34.1">
          <table:table-cell table:style-name="Tabelle34.A2" office:value-type="string">
            <text:p text:style-name="Table_20_Contents">Document###Parameters</text:p>
          </table:table-cell>
          <table:table-cell table:style-name="Tabelle34.B2" office:value-type="string">
            <text:p text:style-name="Table_20_Contents">For each source you have to define the parameters for the configured backend. The backend "FS" (Filesystem) accepts one parameter named "RootDir". Each FS-Source can be a container of one or more different root directories. The web server-user need READ(or RW)-Permissions on the directories. </text:p>
            <text:list xml:id="list8174682922679630970" text:style-name="L69">
              <text:list-item>
                <text:p text:style-name="P265">Example: </text:p>
                <text:list>
                  <text:list-item>
                    <text:p text:style-name="P265">ID/key: TmpShare </text:p>
                  </text:list-item>
                  <text:list-item>
                    <text:p text:style-name="P265">Parameters/value: RootDir=/documents/tmp </text:p>
                  </text:list-item>
                </text:list>
              </text:list-item>
            </text:list>
            <text:p text:style-name="Table_20_Contents">If you want to configure a collection of directories to be used as root directories for some source, you can do that by appending more RootDir options. </text:p>
            <text:list xml:id="list6303813646001745975" text:style-name="L70">
              <text:list-item>
                <text:p text:style-name="P266">Example: </text:p>
                <text:list>
                  <text:list-item>
                    <text:p text:style-name="P266">ID/key: TmpShare </text:p>
                  </text:list-item>
                  <text:list-item>
                    <text:p text:style-name="P266">Parameters/value: RootDir=/documents/tmp,RootDir=/tmp,RootDir=/home/documents</text:p>
                  </text:list-item>
                </text:list>
              </text:list-item>
            </text:list>
          </table:table-cell>
        </table:table-row>
        <table:table-row table:style-name="Tabelle34.1">
          <table:table-cell table:style-name="Tabelle34.A2" office:value-type="string">
            <text:p text:style-name="Table_20_Contents">Document###Access</text:p>
          </table:table-cell>
          <table:table-cell table:style-name="Tabelle34.B2" office:value-type="string">
            <text:p text:style-name="Table_20_Contents">Here you have to define the permissions of a user to access this source. You can define a list of roles and/or groups a user has to belong to and/or assign single users. </text:p>
            <text:list xml:id="list2015259815162157460" text:style-name="L71">
              <text:list-item>
                <text:p text:style-name="P267">Example: </text:p>
                <text:list>
                  <text:list-item>
                    <text:p text:style-name="P267">ID/key: TmpShare </text:p>
                  </text:list-item>
                  <text:list-item>
                    <text:p text:style-name="P267">Access/value: Role=Developer,Role=Support,Group=users,Group=FAQ,User=root@localhost,User=RSchmidt,User=TMueller</text:p>
                  </text:list-item>
                </text:list>
              </text:list-item>
            </text:list>
          </table:table-cell>
        </table:table-row>
        <table:table-row table:style-name="Tabelle34.1">
          <table:table-cell table:style-name="Tabelle34.A2" office:value-type="string">
            <text:p text:style-name="Table_20_Contents">Document::FS###SearchType</text:p>
          </table:table-cell>
          <table:table-cell table:style-name="Tabelle34.B2" office:value-type="string">
            <text:p text:style-name="Table_20_Contents">Specify the search type in FS sources ("live" is slower but does a live search in the directory tree and updates the meta data of the resulting files in the DB, "meta" is fast but only uses the meta data <text:soft-page-break/>stored in the DB). </text:p>
            <text:list xml:id="list7347170696910271019" text:style-name="L72">
              <text:list-item>
                <text:p text:style-name="P268">META =&gt; meta </text:p>
              </text:list-item>
              <text:list-item>
                <text:p text:style-name="P268">LIVE =&gt; live</text:p>
              </text:list-item>
            </text:list>
            <text:p text:style-name="Table_20_Contents">The "FS" backend tries to keep track of a file, even if it is moved between directories or even different sources, changed or renamed. To do this it will create and update some meta data in the database. </text:p>
            <text:p text:style-name="Table_20_Contents">With this option you can define if the backend should search in the directory tree (a "live" search) or use its meta data in the database. </text:p>
            <text:p text:style-name="Table_20_Contents">The "meta" option is especially useful if you are searching a huge directory tree and expecting long searches and have configured meta sync (see next option). </text:p>
          </table:table-cell>
        </table:table-row>
        <table:table-row table:style-name="Tabelle34.1">
          <table:table-cell table:style-name="Tabelle34.A2" office:value-type="string">
            <text:p text:style-name="Table_20_Contents">Document::FS###SyncType</text:p>
          </table:table-cell>
          <table:table-cell table:style-name="Tabelle34.B2" office:value-type="string">
            <text:p text:style-name="Table_20_Contents">Specify the sync type for the periodic full sync of filesystem document sources. </text:p>
            <text:list xml:id="list8255182210350206232" text:style-name="L73">
              <text:list-item>
                <text:p text:style-name="P269">DirectorySearch =&gt; DirectorySearch </text:p>
              </text:list-item>
              <text:list-item>
                <text:p text:style-name="P269">MetaFile =&gt; MetaFile</text:p>
              </text:list-item>
            </text:list>
            <text:p text:style-name="Table_20_Contents">To keep track of a moved, changed and/or renamed file, the meta data in the database has to be updated on a regular basis. This will be done with a cronjob. If the cronjob is activated, this option defines how the "FS" backend will sync and update it's meta data with the filesystem. </text:p>
            <text:p text:style-name="Table_20_Contents">"DirectorySearch" means that it will search through all FS sources and read each file, "MetaFile" will use the meta data files defined in the next option. "MetaFile" will be particularly helpful if you import/mount huge document shares via NFS or SMB into the OTRS server, because otherwise (using "DirectorySearch") the sync would read gigabytes of data and stress your network.</text:p>
          </table:table-cell>
        </table:table-row>
        <table:table-row table:style-name="Tabelle34.1">
          <table:table-cell table:style-name="Tabelle34.A2" office:value-type="string">
            <text:p text:style-name="Table_20_Contents">Document::FS###MetaFiles</text:p>
          </table:table-cell>
          <table:table-cell table:style-name="Tabelle34.B2" office:value-type="string">
            <text:p text:style-name="Table_20_Contents">Here you can define one or more meta data files to be used to sync and update the meta data stored in the database. If your document files are located on a different server than the OTRS server (i.e. a central document share using Samba), you can create a cronjob on this server which creates the meta files locally and your OTRS server just has to copy these meta files into its filesystem (if they are not stored in one of the mounted document shares) so that the DocumentLink sync jobs can access them.</text:p>
          </table:table-cell>
        </table:table-row>
      </table:table>
      <text:h text:style-name="Heading_20_2" text:outline-level="2">Linked Object Type “Person“</text:h>
      <text:p text:style-name="P24">Create a new class of link objects which represents persons. Classify persons depending on if they are agents or customers. Automatically collect persons on ticket owner/responsible update, receiving/sending emails (evaluation of To- and Cc-receipients). Add/use link types to link persons with tickets:</text:p>
      <text:list xml:id="list6602347265131070862" text:style-name="L74">
        <text:list-item>
          <text:p text:style-name="P99">“Agent” if person is known as agent in OTRS</text:p>
        </text:list-item>
        <text:list-item>
          <text:p text:style-name="P99">“3<text:span text:style-name="T28">rd</text:span> person” if person is in customer data base but it's customer ID differs from the tickets customer ID</text:p>
        </text:list-item>
        <text:list-item>
          <text:p text:style-name="P99">“customer” if person is in customer data base and it's customer ID is equal to the tickets customer ID</text:p>
          <text:p text:style-name="P227">Provide linked persons in any article creation mask as To-, CC- or Notify-receipients as KIXSideBar plugin. Upgrade “InvolvedPersons” from OTRS::CiCS to link object “Person” in package upgrade/installation. Changed layout templates for better usability (input validation). Blacklist for persons (UserLogin/Email) who should not be linked automaticly</text:p>
        </text:list-item>
      </text:list>
      <text:p text:style-name="P24"/>
      <text:h text:style-name="P237" text:outline-level="3">Implementation</text:h>
      <text:list xml:id="list113626326622999" text:continue-list="list113626662304086" text:style-name="L14">
        <text:list-item>
          <text:p text:style-name="P161">New link object persons corresponding to other link objects</text:p>
        </text:list-item>
        <text:list-item>
          <text:p text:style-name="P161">New link types (“Agent”, “Customer”, “3<text:span text:style-name="T28">rd</text:span> person”)</text:p>
        </text:list-item>
        <text:list-item>
          <text:p text:style-name="P161">New link type configuration for linking tickets with persons</text:p>
        </text:list-item>
        <text:list-item>
          <text:p text:style-name="P161"><text:soft-page-break/>Ticket event handler to automatically collect persons on article creation</text:p>
        </text:list-item>
        <text:list-item>
          <text:p text:style-name="P161">KIXSideBar „Linked Persons“</text:p>
          <text:list>
            <text:list-item>
              <text:p text:style-name="P161">Show action depending select boxes (To-/Cc-/Bcc-selection in email masks, checkboxes in phone-/note-article creating masks)</text:p>
            </text:list-item>
            <text:list-item>
              <text:p text:style-name="P161">Add JS-methods to set To-, Cc-, Bcc-fields in email masks</text:p>
            </text:list-item>
            <text:list-item>
              <text:p text:style-name="P161">Extend frontend modules to handle params for notifications for linked persons</text:p>
            </text:list-item>
          </text:list>
        </text:list-item>
        <text:list-item>
          <text:p text:style-name="P161">Extended frontend module to link persons to its relevant person type only</text:p>
        </text:list-item>
        <text:list-item>
          <text:p text:style-name="P161">Extended template generator for method for notification of linked persons (sub NotificationLinkedPerson)</text:p>
        </text:list-item>
        <text:list-item>
          <text:p text:style-name="P161">Extended ticket methods for sending notifications of linked persons (sub SendLinkedPersonNotification)</text:p>
        </text:list-item>
      </text:list>
      <text:p text:style-name="P32"/>
      <text:h text:style-name="Heading_20_4" text:outline-level="4">Related Structures</text:h>
      <text:h text:style-name="Heading_20_5" text:outline-level="5">Filelist</text:h>
      <text:list xml:id="list113626324872454" text:continue-list="list113626390996389" text:style-name="List_20_1">
        <text:list-item>
          <text:h text:style-name="Quellcode-Auflistung" text:outline-level="6">KIX4OTRS/Kernel/Config/Files/KIX4OTRS_LinkObject.xml</text:h>
        </text:list-item>
        <text:list-item>
          <text:h text:style-name="Quellcode-Auflistung" text:outline-level="6">KIX4OTRS/Kernel/Config/Files/KIX4OTRS_LinkObjectPerson.xml</text:h>
        </text:list-item>
        <text:list-item>
          <text:h text:style-name="Quellcode-Auflistung" text:outline-level="6">KIX4OTRS/Kernel/Config/Files/KIX4OTRS_KIXSidebar.xml</text:h>
        </text:list-item>
        <text:list-item>
          <text:h text:style-name="Quellcode-Auflistung" text:outline-level="6">KIX4OTRS/Kernel/Language/de_KIX4OTRS.pm</text:h>
        </text:list-item>
        <text:list-item>
          <text:h text:style-name="Quellcode-Auflistung" text:outline-level="6">KIX4OTRS/Kernel/Modules/AgentLinkObject.pm</text:h>
        </text:list-item>
        <text:list-item>
          <text:h text:style-name="Quellcode-Auflistung" text:outline-level="6">KIX4OTRS/Kernel/Modules/AgentLinkObjectUtils.pm</text:h>
        </text:list-item>
        <text:list-item>
          <text:h text:style-name="Quellcode-Auflistung" text:outline-level="6">KIX4OTRS/Kernel/Modules/AgentTicketPhone.pm</text:h>
        </text:list-item>
        <text:list-item>
          <text:h text:style-name="Quellcode-Auflistung" text:outline-level="6">KIX4OTRS/Kernel/Modules/AgentTicketActionCommon.pm</text:h>
        </text:list-item>
        <text:list-item>
          <text:h text:style-name="Quellcode-Auflistung" text:outline-level="6">KIX4OTRS/Kernel/Modules/AgentTicketZoomTabActionCommon.pm</text:h>
        </text:list-item>
        <text:list-item>
          <text:h text:style-name="Quellcode-Auflistung" text:outline-level="6">KIX4OTRS/Kernel/Modules/KIXSidebarLinkedPersonsAJAXHandler.pm</text:h>
        </text:list-item>
        <text:list-item>
          <text:h text:style-name="Quellcode-Auflistung" text:outline-level="6">KIX4OTRS/Kernel/Output/HTML/KIXSidebarLinkedPersons.pm</text:h>
        </text:list-item>
        <text:list-item>
          <text:h text:style-name="Quellcode-Auflistung" text:outline-level="6">KIX4OTRS/Kernel/Output/HTML/LayoutKIX4OTRS.pm</text:h>
        </text:list-item>
        <text:list-item>
          <text:h text:style-name="Quellcode-Auflistung" text:outline-level="6">KIX4OTRS/Kernel/Output/HTML/LinkObjectPerson.pm</text:h>
        </text:list-item>
        <text:list-item>
          <text:h text:style-name="Quellcode-Auflistung" text:outline-level="6">KIX4OTRS/Kernel/Output/HTML/Standard/AgentKIXSidebarLinkedPersons.tt</text:h>
        </text:list-item>
        <text:list-item>
          <text:h text:style-name="Quellcode-Auflistung" text:outline-level="6">KIX4OTRS/Kernel/Output/HTML/Standard/AgentLinkObject.tt</text:h>
        </text:list-item>
        <text:list-item>
          <text:h text:style-name="Quellcode-Auflistung" text:outline-level="6">KIX4OTRS/Kernel/System/LinkObject/Person.pm</text:h>
        </text:list-item>
        <text:list-item>
          <text:h text:style-name="Quellcode-Auflistung" text:outline-level="6">KIX4OTRS/Kernel/System/Ticket/TicketExtensionsKIX4OTRS.pm</text:h>
        </text:list-item>
        <text:list-item>
          <text:h text:style-name="Quellcode-Auflistung" text:outline-level="6">KIX4OTRS/Kernel/System/Ticket/Event/AutoCreateLinkedPerson.pm</text:h>
        </text:list-item>
        <text:list-item>
          <text:h text:style-name="Quellcode-Auflistung" text:outline-level="6">KIX4OTRS/Kernel/System/TemplateGenerator.pm</text:h>
        </text:list-item>
        <text:list-item>
          <text:h text:style-name="Quellcode-Auflistung" text:outline-level="6">KIX4OTRSITSMIncidentProblem/Kernel/Modules/AgentTicketActionCommon.pm</text:h>
        </text:list-item>
        <text:list-item>
          <text:h text:style-name="Quellcode-Auflistung" text:outline-level="6">KIX4OTRSITSMIncidentProblem/Kernel/Modules/AgentTicketZoomTabActionCommon.pm</text:h>
        </text:list-item>
        <text:list-item>
          <text:h text:style-name="Quellcode-Auflistung" text:outline-level="6">var/httpd/htdocs/js/Core.KIX4OTRS.js</text:h>
        </text:list-item>
        <text:list-item>
          <text:h text:style-name="Quellcode-Auflistung" text:outline-level="6">var/httpd/htdocs/js/Core.KIX4OTRS.LinkedPersons.js</text:h>
        </text:list-item>
        <text:list-item>
          <text:h text:style-name="Quellcode-Auflistung" text:outline-level="6">var/httpd/htdocs/skins/Agent/KIX4OTRS/css/Core.Default.css</text:h>
        </text:list-item>
        <text:list-item>
          <text:h text:style-name="Quellcode-Auflistung" text:outline-level="6">var/httpd/htdocs/skins/Agent/KIX4OTRS/css/Core.WidgetMenu.css</text:h>
        </text:list-item>
        <text:list-item>
          <text:h text:style-name="Quellcode-Auflistung" text:outline-level="6">var/httpd/htdocs/skins/Agent/KIX4OTRS/img/widget_bg_100.png</text:h>
        </text:list-item>
        <text:list-item>
          <text:h text:style-name="Quellcode-Auflistung" text:outline-level="6">KIX4OTRS.sopm</text:h>
        </text:list-item>
      </text:list>
      <text:h text:style-name="Heading_20_5" text:outline-level="5">Table/Table Columns</text:h>
      <text:list xml:id="list113626897934801" text:continue-numbering="true" text:style-name="List_20_1">
        <text:list-item>
          <text:h text:style-name="Quellcode-Auflistung" text:outline-level="6">link_object (inserts of Person as new link object)</text:h>
        </text:list-item>
        <text:list-item>
          <text:h text:style-name="Quellcode-Auflistung" text:outline-level="6">link_type (inserts of Agent, Customer and 3rdParty as new link types)</text:h>
        </text:list-item>
        <text:list-item>
          <text:h text:style-name="Quellcode-Auflistung" text:outline-level="6">notifications (templates for linked person notifications in English)</text:h>
        </text:list-item>
        <text:list-item>
          <text:h text:style-name="Quellcode-Auflistung" text:outline-level="6">notifications (templates for linked person notifications in German)</text:h>
        </text:list-item>
        <text:list-item>
          <text:h text:style-name="Quellcode-Auflistung" text:outline-level="6">ticket_history_type (history type SendLinkedPersonNotification)</text:h>
        </text:list-item>
      </text:list>
      <text:h text:style-name="P317" text:outline-level="6"/>
      <text:h text:style-name="Heading_20_3" text:outline-level="3">SysConfig Options</text:h>
      <table:table table:name="Tabelle35" table:style-name="Tabelle35">
        <table:table-column table:style-name="Tabelle35.A"/>
        <table:table-column table:style-name="Tabelle35.B"/>
        <table:table-header-rows>
          <table:table-row table:style-name="Tabelle35.1">
            <table:table-cell table:style-name="Tabelle35.A1" office:value-type="string">
              <text:p text:style-name="P41">Key Name</text:p>
            </table:table-cell>
            <table:table-cell table:style-name="Tabelle35.B1" office:value-type="string">
              <text:p text:style-name="P41">Description</text:p>
            </table:table-cell>
          </table:table-row>
        </table:table-header-rows>
        <table:table-row table:style-name="Tabelle35.1">
          <table:table-cell table:style-name="Tabelle35.A2" office:value-type="string">
            <text:p text:style-name="Table_20_Contents">Ticket::EventModulePost###<text:line-break/>AutoCreateLinkedPerson</text:p>
          </table:table-cell>
          <table:table-cell table:style-name="Tabelle35.B2" office:value-type="string">
            <text:p text:style-name="Table_20_Contents">Create new linked person on ticket events as new article or owner update </text:p>
            <text:p text:style-name="Table_20_Contents">Module =&gt; Kernel::System::Ticket::Event::AutoCreateLinkedPerson </text:p>
            <text:p text:style-name="Table_20_Contents">Event =&gt; (ArticleCreate|TicketOwnerUpdate|TicketResponsibleUpdate|TicketMerge)</text:p>
          </table:table-cell>
        </table:table-row>
        <table:table-row table:style-name="Tabelle35.1">
          <table:table-cell table:style-name="Tabelle35.A2" office:value-type="string">
            <text:p text:style-name="Table_20_Contents">LinkObject::Type###Agent</text:p>
          </table:table-cell>
          <table:table-cell table:style-name="Tabelle35.B2" office:value-type="string">
            <text:p text:style-name="Table_20_Contents">This setting defines the person link type 'agent'.</text:p>
          </table:table-cell>
        </table:table-row>
        <table:table-row table:style-name="Tabelle35.1">
          <table:table-cell table:style-name="Tabelle35.A2" office:value-type="string">
            <text:p text:style-name="Table_20_Contents">LinkObject::Type###Customer</text:p>
          </table:table-cell>
          <table:table-cell table:style-name="Tabelle35.B2" office:value-type="string">
            <text:p text:style-name="Table_20_Contents">This setting defines the person link type 'customer'.</text:p>
          </table:table-cell>
        </table:table-row>
        <table:table-row table:style-name="Tabelle35.1">
          <table:table-cell table:style-name="Tabelle35.A2" office:value-type="string">
            <text:p text:style-name="Table_20_Contents">LinkObject::Type###3rdParty</text:p>
          </table:table-cell>
          <table:table-cell table:style-name="Tabelle35.B2" office:value-type="string">
            <text:p text:style-name="Table_20_Contents">This setting defines the person link type '3rd party'.</text:p>
          </table:table-cell>
        </table:table-row>
        <table:table-row table:style-name="Tabelle35.1">
          <table:table-cell table:style-name="Tabelle35.A2" office:value-type="string">
            <text:p text:style-name="Table_20_Contents">LinkObject::PossibleLink###9910</text:p>
          </table:table-cell>
          <table:table-cell table:style-name="Tabelle35.B2" office:value-type="string">
            <text:p text:style-name="Table_20_Contents">This setting defines that a 'Ticket' object can be linked with persons using the 'agent' link type.</text:p>
          </table:table-cell>
        </table:table-row>
        <text:soft-page-break/>
        <table:table-row table:style-name="Tabelle35.1">
          <table:table-cell table:style-name="Tabelle35.A2" office:value-type="string">
            <text:p text:style-name="Table_20_Contents">LinkObject::PossibleLink###9911</text:p>
          </table:table-cell>
          <table:table-cell table:style-name="Tabelle35.B2" office:value-type="string">
            <text:p text:style-name="Table_20_Contents">This setting defines that a 'Ticket' object can be linked with persons using the 'customer' link type.</text:p>
          </table:table-cell>
        </table:table-row>
        <table:table-row table:style-name="Tabelle35.1">
          <table:table-cell table:style-name="Tabelle35.A2" office:value-type="string">
            <text:p text:style-name="Table_20_Contents">LinkObject::PossibleLink###9912</text:p>
          </table:table-cell>
          <table:table-cell table:style-name="Tabelle35.B2" office:value-type="string">
            <text:p text:style-name="Table_20_Contents">This setting defines that a 'Ticket' object can be linked with persons using the '3rd party' link type.</text:p>
          </table:table-cell>
        </table:table-row>
        <table:table-row table:style-name="Tabelle35.1">
          <table:table-cell table:style-name="Tabelle35.A2" office:value-type="string">
            <text:p text:style-name="Table_20_Contents">Loader::Agent::CommonJS###000-KIX4OTRS</text:p>
          </table:table-cell>
          <table:table-cell table:style-name="Tabelle35.B2" office:value-type="string">
            <text:p text:style-name="Table_20_Contents">Provides javascript functions needed for linked person handling.</text:p>
          </table:table-cell>
        </table:table-row>
        <table:table-row table:style-name="Tabelle35.1">
          <table:table-cell table:style-name="Tabelle35.A2" office:value-type="string">
            <text:p text:style-name="Table_20_Contents">Loader::Agent::CommonJS###<text:line-break/>200-KIX4OTRSLinkedPersons</text:p>
          </table:table-cell>
          <table:table-cell table:style-name="Tabelle35.B2" office:value-type="string">
            <text:p text:style-name="Table_20_Contents">List of JS files to always be loaded for the agent interface.</text:p>
          </table:table-cell>
        </table:table-row>
        <table:table-row table:style-name="Tabelle35.1">
          <table:table-cell table:style-name="Tabelle35.A2" office:value-type="string">
            <text:p text:style-name="Table_20_Contents">LinkedPerson::EmailRecipientTypes</text:p>
          </table:table-cell>
          <table:table-cell table:style-name="Tabelle35.B2" office:value-type="string">
            <text:p text:style-name="Table_20_Contents">Defines how the linked persons can be included in emails.</text:p>
          </table:table-cell>
        </table:table-row>
        <table:table-row table:style-name="Tabelle35.1">
          <table:table-cell table:style-name="Tabelle35.A2" office:value-type="string">
            <text:p text:style-name="Table_20_Contents">LinkedPerson::AllowNonAgentNotifyForInternalArticles</text:p>
          </table:table-cell>
          <table:table-cell table:style-name="Tabelle35.B2" office:value-type="string">
            <text:p text:style-name="Table_20_Contents">Defines if linked persons of types "Customer" and "3rd Party" can be selected for notification of internal articles.</text:p>
          </table:table-cell>
        </table:table-row>
        <table:table-row table:style-name="Tabelle35.1">
          <table:table-cell table:style-name="Tabelle35.A2" office:value-type="string">
            <text:p text:style-name="Table_20_Contents">LinkedPerson::ModeComplex###<text:line-break/>Columns</text:p>
          </table:table-cell>
          <table:table-cell table:style-name="Tabelle35.B2" office:value-type="string">
            <text:p text:style-name="Table_20_Contents">Defines the order and which person attributes are displayed in complex link presentation.</text:p>
          </table:table-cell>
        </table:table-row>
        <table:table-row table:style-name="Tabelle35.1">
          <table:table-cell table:style-name="Tabelle35.A2" office:value-type="string">
            <text:p text:style-name="Table_20_Contents">LinkedPerson::ModeComplex###<text:line-break/>ColumnHeaders</text:p>
          </table:table-cell>
          <table:table-cell table:style-name="Tabelle35.B2" office:value-type="string">
            <text:p text:style-name="Table_20_Contents">Defines the order of column headers of the person attributes displayed in complex link presentation.</text:p>
          </table:table-cell>
        </table:table-row>
        <table:table-row table:style-name="Tabelle35.1">
          <table:table-cell table:style-name="Tabelle35.A2" office:value-type="string">
            <text:p text:style-name="Table_20_Contents">LinkedPerson::DetailKeys</text:p>
          </table:table-cell>
          <table:table-cell table:style-name="Tabelle35.B2" office:value-type="string">
            <text:p text:style-name="Table_20_Contents">Defines the order and which person attributes are displayed in detail presentation.</text:p>
          </table:table-cell>
        </table:table-row>
        <table:table-row table:style-name="Tabelle35.1">
          <table:table-cell table:style-name="Tabelle35.A2" office:value-type="string">
            <text:p text:style-name="Table_20_Contents">Frontend::AgentTicketZoomTabActionCommon::<text:line-break/>KIXSidebarBackend###0300-LinkedPersons</text:p>
          </table:table-cell>
          <table:table-cell table:style-name="Tabelle35.B2" office:value-type="string">
            <text:p text:style-name="Table_20_Contents">Activates and integrates the linked persons selections as a KIX sidebar module in agents ticket processing masks</text:p>
          </table:table-cell>
        </table:table-row>
        <table:table-row table:style-name="Tabelle35.1">
          <table:table-cell table:style-name="Tabelle35.A2" office:value-type="string">
            <text:p text:style-name="Table_20_Contents">Frontend::AgentTicketZoomTabEditCoreData::<text:line-break/>KIXSidebarBackend###0300-LinkedPersons</text:p>
          </table:table-cell>
          <table:table-cell table:style-name="Tabelle35.B2" office:value-type="string">
            <text:p text:style-name="Table_20_Contents">Activates and integrates the linked persons selections as a KIX sidebar module in agents ticket zoom's processing mask</text:p>
          </table:table-cell>
        </table:table-row>
        <table:table-row table:style-name="Tabelle35.1">
          <table:table-cell table:style-name="Tabelle35.A2" office:value-type="string">
            <text:p text:style-name="Table_20_Contents">Frontend::AgentTicketCompose::<text:line-break/>KIXSidebarBackend###0300-LinkedPersons</text:p>
          </table:table-cell>
          <table:table-cell table:style-name="Tabelle35.B2" office:value-type="string">
            <text:p text:style-name="Table_20_Contents">Activates and integrates the linked persons selections as a KIX sidebar module in agents ticket processing masks</text:p>
          </table:table-cell>
        </table:table-row>
        <table:table-row table:style-name="Tabelle35.1">
          <table:table-cell table:style-name="Tabelle35.A2" office:value-type="string">
            <text:p text:style-name="Table_20_Contents">Frontend::AgentTicketForward::<text:line-break/>KIXSidebarBackend###0300-LinkedPersons</text:p>
          </table:table-cell>
          <table:table-cell table:style-name="Tabelle35.B2" office:value-type="string">
            <text:p text:style-name="Table_20_Contents">Activates and integrates the linked persons selections as a KIX sidebar module in agents ticket processing masks</text:p>
          </table:table-cell>
        </table:table-row>
        <table:table-row table:style-name="Tabelle35.1">
          <table:table-cell table:style-name="Tabelle35.A2" office:value-type="string">
            <text:p text:style-name="Table_20_Contents">Frontend::AgentTicketNote::<text:line-break/>KIXSidebarBackend###0300-LinkedPersons</text:p>
          </table:table-cell>
          <table:table-cell table:style-name="Tabelle35.B2" office:value-type="string">
            <text:p text:style-name="Table_20_Contents">Activates and integrates the linked persons selections as a KIX sidebar module in agents ticket processing masks</text:p>
          </table:table-cell>
        </table:table-row>
        <table:table-row table:style-name="Tabelle35.1">
          <table:table-cell table:style-name="Tabelle35.A2" office:value-type="string">
            <text:p text:style-name="Table_20_Contents">Frontend::AgentTicketPhoneOutbound::<text:line-break/>KIXSidebarBackend###0300-LinkedPersons</text:p>
          </table:table-cell>
          <table:table-cell table:style-name="Tabelle35.B2" office:value-type="string">
            <text:p text:style-name="Table_20_Contents">Activates and integrates the linked persons selections as a KIX sidebar module in agents ticket processing masks</text:p>
          </table:table-cell>
        </table:table-row>
        <table:table-row table:style-name="Tabelle35.1">
          <table:table-cell table:style-name="Tabelle35.A2" office:value-type="string">
            <text:p text:style-name="Table_20_Contents">AutoCreateLinkedPerson###Blacklist</text:p>
          </table:table-cell>
          <table:table-cell table:style-name="Tabelle35.B2" office:value-type="string">
            <text:p text:style-name="Table_20_Contents">Blacklist - UserLogin/Email as a array, regex supported</text:p>
          </table:table-cell>
        </table:table-row>
        <table:table-row table:style-name="Tabelle35.1">
          <table:table-cell table:style-name="Tabelle35.A2" office:value-type="string">
            <text:p text:style-name="Table_20_Contents">Frontend::Module###KIXSidebarLinkedPersonsAJAXHandler</text:p>
          </table:table-cell>
          <table:table-cell table:style-name="Tabelle35.B2" office:value-type="string">
            <text:p text:style-name="Table_20_Contents">Module registration of AJAX handler</text:p>
          </table:table-cell>
        </table:table-row>
      </table:table>
      <text:h text:style-name="Heading_20_2" text:outline-level="2"><text:s/>Flexible Person Inform Type</text:h>
      <text:p text:style-name="P24">PersonInformType is hardcoded on AgentTicketForward and AgentTicketCompose. It should be possible to select the action to use PersonInformType</text:p>
      <text:p text:style-name="P24"/>
      <text:h text:style-name="P237" text:outline-level="3">Implementation</text:h>
      <text:list xml:id="list6154627952586777192" text:style-name="L75">
        <text:list-item>
          <text:p text:style-name="P162">Created SysConfig key to define on which actions persons should be informed per mail</text:p>
        </text:list-item>
      </text:list>
      <text:p text:style-name="P32"/>
      <text:h text:style-name="Heading_20_4" text:outline-level="4">Related Structures</text:h>
      <text:h text:style-name="Heading_20_5" text:outline-level="5">Filelist</text:h>
      <text:list xml:id="list113626010095825" text:continue-list="list113626897934801" text:style-name="L76">
        <text:list-item>
          <text:h text:style-name="P329" text:outline-level="6">KIX4OTRS/Kernel/Config/Files/KIX4OTRS_LinkObjectPerson.xml</text:h>
        </text:list-item>
        <text:list-item>
          <text:h text:style-name="P329" text:outline-level="6">KIX4OTRS/Kernel/Language/de_KIX4OTRS.pm</text:h>
        </text:list-item>
        <text:list-item>
          <text:h text:style-name="P329" text:outline-level="6">KIX4OTRS/Kernel/Output/HTML/KIXSidebarLinkedPersons.pm </text:h>
        </text:list-item>
      </text:list>
      <text:h text:style-name="P317" text:outline-level="6"><text:soft-page-break/></text:h>
      <text:h text:style-name="Heading_20_3" text:outline-level="3">SysConfig Options</text:h>
      <table:table table:name="Tabelle141" table:style-name="Tabelle141">
        <table:table-column table:style-name="Tabelle141.A"/>
        <table:table-column table:style-name="Tabelle141.B"/>
        <table:table-header-rows>
          <table:table-row table:style-name="Tabelle141.1">
            <table:table-cell table:style-name="Tabelle141.A1" office:value-type="string">
              <text:p text:style-name="P41">Key Name</text:p>
            </table:table-cell>
            <table:table-cell table:style-name="Tabelle141.B1" office:value-type="string">
              <text:p text:style-name="P41">Description</text:p>
            </table:table-cell>
          </table:table-row>
        </table:table-header-rows>
        <table:table-row table:style-name="Tabelle141.1">
          <table:table-cell table:style-name="Tabelle141.A2" office:value-type="string">
            <text:p text:style-name="Table_20_Contents">LinkedPerson::InformPersonByMail</text:p>
          </table:table-cell>
          <table:table-cell table:style-name="Tabelle141.B2" office:value-type="string">
            <text:p text:style-name="Table_20_Contents">Actions using inform per mail</text:p>
          </table:table-cell>
        </table:table-row>
      </table:table>
      <text:h text:style-name="Heading_20_1" text:outline-level="1">Ticket Extensions</text:h>
      <text:h text:style-name="Heading_20_2" text:outline-level="2">Dashboard Ticket Generic Extensions</text:h>
      <text:list xml:id="list4207651893520041731" text:style-name="L77">
        <text:list-item>
          <text:p text:style-name="P100">Dashboard plugins should highlight those tickets which are close to or already escalated. </text:p>
        </text:list-item>
      </text:list>
      <text:p text:style-name="P24"/>
      <text:h text:style-name="P237" text:outline-level="3">Implementation</text:h>
      <text:list xml:id="list113627469099464" text:continue-list="list113626326622999" text:style-name="L14">
        <text:list-item>
          <text:p text:style-name="P144">Modify Kernel::Output::HTML::DashboardTicketGeneric</text:p>
        </text:list-item>
      </text:list>
      <text:p text:style-name="Standard"/>
      <text:h text:style-name="Heading_20_4" text:outline-level="4">Related Structures</text:h>
      <text:h text:style-name="Heading_20_5" text:outline-level="5">Filelist</text:h>
      <text:list xml:id="list113627539084362" text:continue-list="list113626010095825" text:style-name="List_20_1">
        <text:list-item>
          <text:h text:style-name="Quellcode-Auflistung" text:outline-level="6">KIX4OTRS/Kernel/Config/Files/KIX4OTRS_DashboardExtensions.xml</text:h>
        </text:list-item>
        <text:list-item>
          <text:h text:style-name="Quellcode-Auflistung" text:outline-level="6">KIX4OTRS/Kernel/Output/HTML/DashboardTicketGeneric.pm</text:h>
        </text:list-item>
        <text:list-item>
          <text:h text:style-name="Quellcode-Auflistung" text:outline-level="6">var/httpd/htdocs/skins/Agent/KIX4OTRS/css/Core.Form.css</text:h>
        </text:list-item>
      </text:list>
      <text:h text:style-name="P317" text:outline-level="6"/>
      <text:h text:style-name="Heading_20_3" text:outline-level="3">SysConfig Options</text:h>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41">Key Name</text:p>
            </table:table-cell>
            <table:table-cell table:style-name="Tabelle46.B1" office:value-type="string">
              <text:p text:style-name="P41">Description</text:p>
            </table:table-cell>
          </table:table-row>
        </table:table-header-rows>
        <table:table-row table:style-name="Tabelle46.1">
          <table:table-cell table:style-name="Tabelle46.A2" office:value-type="string">
            <text:p text:style-name="Table_20_Contents">n.a.</text:p>
          </table:table-cell>
          <table:table-cell table:style-name="Tabelle46.B2" office:value-type="string">
            <text:p text:style-name="Table_20_Contents">n.a.</text:p>
          </table:table-cell>
        </table:table-row>
      </table:table>
      <text:h text:style-name="Heading_20_2" text:outline-level="2">Dashboard Ticket Stats Extensions</text:h>
      <text:p text:style-name="P23">In default OTRS, the agent's dashboard provides a graphical statistics for tickets created or closed last 7 days only</text:p>
      <text:p text:style-name="P23"/>
      <text:h text:style-name="P237" text:outline-level="3">Implementation</text:h>
      <text:list xml:id="list7478522956241569295" text:style-name="L78">
        <text:list-item>
          <text:p text:style-name="P163">Common dashboard modules</text:p>
          <text:list>
            <text:list-item>
              <text:p text:style-name="P116">Graphical statistic for tickets created or closed last month</text:p>
            </text:list-item>
            <text:list-item>
              <text:p text:style-name="P116">Graphical statistic for tickets created or closed last two weeks</text:p>
            </text:list-item>
          </text:list>
        </text:list-item>
      </text:list>
      <text:p text:style-name="P22"/>
      <text:h text:style-name="Heading_20_4" text:outline-level="4">Related Structures</text:h>
      <text:h text:style-name="Heading_20_5" text:outline-level="5">Filelist</text:h>
      <text:list xml:id="list113626239916154" text:continue-list="list113627539084362" text:style-name="List_20_1">
        <text:list-item>
          <text:h text:style-name="Quellcode-Auflistung" text:outline-level="6">KIX4OTRS/Kernel/Config/Files/KIX4OTRS_DashboardExtensions.xml</text:h>
        </text:list-item>
        <text:list-item>
          <text:h text:style-name="Quellcode-Auflistung" text:outline-level="6">KIX4OTRS/Kernel/Output/HTML/DashboardTicketStatsGenericMonth.pm</text:h>
        </text:list-item>
        <text:list-item>
          <text:h text:style-name="Quellcode-Auflistung" text:outline-level="6">KIX4OTRS/Kernel/Output/HTML/DashboardTicketStatsGenericWeek.pm</text:h>
        </text:list-item>
      </text:list>
      <text:h text:style-name="P317" text:outline-level="6"/>
      <text:h text:style-name="Heading_20_3" text:outline-level="3">SysConfig Options</text:h>
      <table:table table:name="Tabelle6" table:style-name="Tabelle6">
        <table:table-column table:style-name="Tabelle6.A"/>
        <table:table-column table:style-name="Tabelle6.B"/>
        <table:table-header-rows>
          <table:table-row table:style-name="Tabelle6.1">
            <table:table-cell table:style-name="Tabelle6.A1" office:value-type="string">
              <text:p text:style-name="P41">Key Name</text:p>
            </table:table-cell>
            <table:table-cell table:style-name="Tabelle6.B1" office:value-type="string">
              <text:p text:style-name="P41">Description</text:p>
            </table:table-cell>
          </table:table-row>
        </table:table-header-rows>
        <table:table-row table:style-name="Tabelle6.1">
          <table:table-cell table:style-name="Tabelle6.A2" office:value-type="string">
            <text:p text:style-name="Table_20_Contents">DashboardBackend###0252-TicketStats1Month</text:p>
          </table:table-cell>
          <table:table-cell table:style-name="Tabelle6.B2" office:value-type="string">
            <text:p text:style-name="Table_20_Contents">Defines the parameters for the dashboard backend. "Group" is used to restrict access to the plugin (e. g. Group: admin;group1;group2;). "Default" indicates if the plugin is enabled by default or if the user needs to enable it manually. "CacheTTLLocal" defines the cache expiration period in minutes for the plugin.</text:p>
          </table:table-cell>
        </table:table-row>
        <table:table-row table:style-name="Tabelle6.1">
          <table:table-cell table:style-name="Tabelle6.A2" office:value-type="string">
            <text:p text:style-name="Table_20_Contents">DashboardBackend###0252-TicketStats2Weeks</text:p>
          </table:table-cell>
          <table:table-cell table:style-name="Tabelle6.B2" office:value-type="string">
            <text:p text:style-name="Table_20_Contents">Defines the parameters for the dashboard backend. "Group" is used to restrict access to the plugin (e. g. Group: admin;group1;group2;). "Default" indicates if the plugin is enabled by default or if the user needs to enable it manually. "CacheTTLLocal" defines the cache expiration period in minutes for the plugin.</text:p>
          </table:table-cell>
        </table:table-row>
      </table:table>
      <text:h text:style-name="Heading_20_2" text:outline-level="2"><text:soft-page-break/>Dashboard Search Template Extensions</text:h>
      <text:p text:style-name="P23">Show search templates as dashlets.</text:p>
      <text:p text:style-name="P23"/>
      <text:h text:style-name="P237" text:outline-level="3">Implementation</text:h>
      <text:list xml:id="list113626811783924" text:continue-list="list7478522956241569295" text:style-name="L78">
        <text:list-item>
          <text:p text:style-name="P116">SysConfig option activates SearchTemplates to use as a dashboard extension. Default columns could be selected.</text:p>
        </text:list-item>
        <text:list-item>
          <text:p text:style-name="P116">User has to enable it in dashboard preferences</text:p>
        </text:list-item>
        <text:list-item>
          <text:p text:style-name="P116">Select special template via dropdown</text:p>
        </text:list-item>
      </text:list>
      <text:p text:style-name="P22"/>
      <text:h text:style-name="Heading_20_4" text:outline-level="4">Related Structures</text:h>
      <text:h text:style-name="Heading_20_5" text:outline-level="5">Filelist</text:h>
      <text:list xml:id="list113627652481283" text:continue-list="list113626239916154" text:style-name="List_20_1">
        <text:list-item>
          <text:h text:style-name="Quellcode-Auflistung" text:outline-level="6">KIX4OTRS/Kernel/Config/Files/KIX4OTRS_DashboardExtensions.xml</text:h>
        </text:list-item>
        <text:list-item>
          <text:h text:style-name="Quellcode-Auflistung" text:outline-level="6">KIX4OTRS/Kernel/Language/de_KIX4OTRS.pm</text:h>
        </text:list-item>
        <text:list-item>
          <text:h text:style-name="Quellcode-Auflistung" text:outline-level="6">KIX4OTRS/Kernel/Modules/AgentDashboardCommon.pm</text:h>
        </text:list-item>
        <text:list-item>
          <text:h text:style-name="Quellcode-Auflistung" text:outline-level="6">KIX4OTRS/Kernel/Output/HTML/DashboardTicketGeneric.pm</text:h>
        </text:list-item>
      </text:list>
      <text:h text:style-name="P317" text:outline-level="6"/>
      <text:h text:style-name="Heading_20_3" text:outline-level="3">SysConfig Options</text:h>
      <table:table table:name="Tabelle108" table:style-name="Tabelle108">
        <table:table-column table:style-name="Tabelle108.A"/>
        <table:table-column table:style-name="Tabelle108.B"/>
        <table:table-header-rows>
          <table:table-row table:style-name="Tabelle108.1">
            <table:table-cell table:style-name="Tabelle108.A1" office:value-type="string">
              <text:p text:style-name="P41">Key Name</text:p>
            </table:table-cell>
            <table:table-cell table:style-name="Tabelle108.B1" office:value-type="string">
              <text:p text:style-name="P41">Description</text:p>
            </table:table-cell>
          </table:table-row>
        </table:table-header-rows>
        <table:table-row table:style-name="Tabelle108.1">
          <table:table-cell table:style-name="Tabelle108.A2" office:value-type="string">
            <text:p text:style-name="Table_20_Contents">DashboardBackend###0901-SearchTemplate01</text:p>
          </table:table-cell>
          <table:table-cell table:style-name="Tabelle108.B2" office:value-type="string">
            <text:p text:style-name="Table_20_Contents">Defines the parameters for the dashboard backend. Use more similar SysConfig keys to include more search templates.</text:p>
          </table:table-cell>
        </table:table-row>
      </table:table>
      <text:h text:style-name="Heading_20_2" text:outline-level="2">Ticket-ACL – Extended Filter Conditions</text:h>
      <text:list xml:id="list71746586441545667" text:style-name="L79">
        <text:list-item>
          <text:p text:style-name="P101">In default OTRS, the combination of many ACL does not work very well in respect to many ACLs defining PossibleProperties and PossibleActions. </text:p>
          <text:list>
            <text:list-item>
              <text:p text:style-name="P101">Low prioritized ACL may prohibit a ticket action which cannot be effectively allowed by a higher prioritized ACL </text:p>
            </text:list-item>
            <text:list-item>
              <text:p text:style-name="P101">Low prioritized ACL may prohibit a property which cannot be effectively allowed by a higher prioritized ACL </text:p>
            </text:list-item>
            <text:list-item>
              <text:p text:style-name="P101">Therefore a subsumption of possible actions and properties is required. </text:p>
            </text:list-item>
            <text:list-item>
              <text:p text:style-name="P101">In order to keep downwards compatibility the function can be dis-/enabled by SysConfig </text:p>
            </text:list-item>
          </text:list>
        </text:list-item>
        <text:list-item>
          <text:p text:style-name="P101">Filter attribute "DefaultSet" defines which ticket template is used and may restrict available ticket actions based on that information </text:p>
        </text:list-item>
        <text:list-item>
          <text:p text:style-name="P101">The ID of the currently selected ticket type is added to the filter group "Ticket"</text:p>
        </text:list-item>
        <text:list-item>
          <text:p text:style-name="P101">The ID and the name of the currently selected ticket queue is added to the filter group "Ticket"</text:p>
        </text:list-item>
      </text:list>
      <text:p text:style-name="P24"/>
      <text:h text:style-name="P237" text:outline-level="3">Implementation</text:h>
      <text:list xml:id="list113626589154713" text:continue-list="list113627469099464" text:style-name="L14">
        <text:list-item>
          <text:p text:style-name="P161">Extension of parameters passed from frontend modules to core methods</text:p>
        </text:list-item>
        <text:list-item>
          <text:p text:style-name="P161">Modification of the ticket method "TicketAcl" to implement subsumption for allowed ticket actions (PossibleActions) and impossible ticket properties (PropertiesNot)</text:p>
        </text:list-item>
      </text:list>
      <text:p text:style-name="P32"/>
      <text:h text:style-name="Heading_20_4" text:outline-level="4">Related Structures</text:h>
      <text:h text:style-name="Heading_20_5" text:outline-level="5">Filelist</text:h>
      <text:list xml:id="list113627357570355" text:continue-list="list113627652481283" text:style-name="List_20_1">
        <text:list-item>
          <text:h text:style-name="Quellcode-Auflistung" text:outline-level="6">KIX4OTRS/Kernel/System/TicketExtensionsKIX4OTRS.pm</text:h>
        </text:list-item>
      </text:list>
      <text:h text:style-name="P317" text:outline-level="6"/>
      <text:h text:style-name="Heading_20_3" text:outline-level="3">SysConfig Options</text:h>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41">Key Name</text:p>
            </table:table-cell>
            <table:table-cell table:style-name="Tabelle22.B1" office:value-type="string">
              <text:p text:style-name="P41">Description</text:p>
            </table:table-cell>
          </table:table-row>
        </table:table-header-rows>
        <table:table-row table:style-name="Tabelle22.1">
          <table:table-cell table:style-name="Tabelle22.A2" office:value-type="string">
            <text:p text:style-name="Table_20_Contents">Ticket::ACL-PossibleActionSubsumption</text:p>
          </table:table-cell>
          <table:table-cell table:style-name="Tabelle22.B2" office:value-type="string">
            <text:p text:style-name="Table_20_Contents">Defines whether the „Possible“-results for actions from many ACLs should be summarized, thus implementing a more modular approach to ACLs (disabled OTRS Default behavior).</text:p>
          </table:table-cell>
        </table:table-row>
        <table:table-row table:style-name="Tabelle22.1">
          <table:table-cell table:style-name="Tabelle22.A2" office:value-type="string">
            <text:p text:style-name="Table_20_Contents">Ticket::ACL-PossiblePropertiesSubsumption</text:p>
          </table:table-cell>
          <table:table-cell table:style-name="Tabelle22.B2" office:value-type="string">
            <text:p text:style-name="Table_20_Contents">Defines whether the „PossibleNot“-results for properties from <text:soft-page-break/>many ACLs should be summarized, thus implementing a more modular approach to ACLs (disabled OTRS Default behavior).</text:p>
          </table:table-cell>
        </table:table-row>
      </table:table>
      <text:h text:style-name="Heading_20_2" text:outline-level="2">Ticket-ACL – Depending Dynamic Field Selections </text:h>
      <text:p text:style-name="P23">In default OTRS, there is no possibility to restrict dynamic field selections depending on other selections. Due to that selections for categories and following subcategories cannot be provided safely. Depending dynamic fields also works for object reference autocomplete fields.</text:p>
      <text:p text:style-name="P23"/>
      <text:h text:style-name="P237" text:outline-level="3">Implementation</text:h>
      <text:list xml:id="list113627601268956" text:continue-list="list113626589154713" text:style-name="L14">
        <text:list-item>
          <text:p text:style-name="P161">Limitations for available options in dynamic field selections are implemented by Ticket-ACL</text:p>
        </text:list-item>
        <text:list-item>
          <text:p text:style-name="P115">In order to set this up easily, limitations can be configured by admin frontend</text:p>
          <text:p text:style-name="P115"><text:s/></text:p>
        </text:list-item>
      </text:list>
      <text:h text:style-name="Heading_20_4" text:outline-level="4">Related Structures</text:h>
      <text:h text:style-name="Heading_20_5" text:outline-level="5">Filelist</text:h>
      <text:list xml:id="list113626033780108" text:continue-list="list113627357570355" text:style-name="List_20_1">
        <text:list-item>
          <text:h text:style-name="Quellcode-Auflistung" text:outline-level="6">KIX4OTRS/Kernel/Modules/AdminDependingDynamicField.pm</text:h>
        </text:list-item>
        <text:list-item>
          <text:h text:style-name="Quellcode-Auflistung" text:outline-level="6">KIX4OTRS/Kernel/Output/Standard/AdminDependingDynamicField.tt</text:h>
          <text:list>
            <text:list-item>
              <text:list>
                <text:list-item>
                  <text:list>
                    <text:list-item>
                      <text:h text:style-name="P318" text:outline-level="6">KIX4OTRS/Kernel/Output/LayoutKIX4OTRS.pm</text:h>
                    </text:list-item>
                  </text:list>
                </text:list-item>
              </text:list>
            </text:list-item>
          </text:list>
        </text:list-item>
        <text:list-item>
          <text:h text:style-name="Quellcode-Auflistung" text:outline-level="6">KIX4OTRS/Kernel/Config/Files/KIX4OTRS_DependingDynamicFieldAdmin.xml</text:h>
        </text:list-item>
        <text:list-item>
          <text:h text:style-name="Quellcode-Auflistung" text:outline-level="6">KIX4OTRS/Kernel/System/Ticket/Acl/DependingDynamicFieldSelection.pm</text:h>
          <text:list>
            <text:list-item>
              <text:list>
                <text:list-item>
                  <text:list>
                    <text:list-item>
                      <text:h text:style-name="P318" text:outline-level="6">KIX4OTRS/Kernel/System/DependingDynamicField.pm</text:h>
                    </text:list-item>
                    <text:list-item>
                      <text:h text:style-name="P318" text:outline-level="6">KIX4OTRS/var/httpd/htdocs/skins/Agent/default/css/KIX4OTRS.DependingDynamicFields.css</text:h>
                    </text:list-item>
                  </text:list>
                </text:list-item>
              </text:list>
            </text:list-item>
          </text:list>
        </text:list-item>
      </text:list>
      <text:h text:style-name="P317" text:outline-level="6"/>
      <text:h text:style-name="Heading_20_3" text:outline-level="3">SysConfig Options</text:h>
      <table:table table:name="Tabelle28" table:style-name="Tabelle28">
        <table:table-column table:style-name="Tabelle28.A"/>
        <table:table-column table:style-name="Tabelle28.B"/>
        <table:table-header-rows>
          <table:table-row table:style-name="Tabelle28.1">
            <table:table-cell table:style-name="Tabelle28.A1" office:value-type="string">
              <text:p text:style-name="P41">Key Name</text:p>
            </table:table-cell>
            <table:table-cell table:style-name="Tabelle28.B1" office:value-type="string">
              <text:p text:style-name="P41">Description</text:p>
            </table:table-cell>
          </table:table-row>
        </table:table-header-rows>
        <table:table-row table:style-name="Tabelle28.1">
          <table:table-cell table:style-name="Tabelle28.A2" office:value-type="string">
            <text:p text:style-name="Table_20_Contents">Ticket::Acl::Module###<text:line-break/>990_DependingDynamicFieldSelection</text:p>
          </table:table-cell>
          <table:table-cell table:style-name="Tabelle28.B2" office:value-type="string">
            <text:p text:style-name="P45">Ticket-ACL to enable depending dynamic fields</text:p>
          </table:table-cell>
        </table:table-row>
        <table:table-row table:style-name="Tabelle28.1">
          <table:table-cell table:style-name="Tabelle28.A2" office:value-type="string">
            <text:p text:style-name="P70">Frontend::Module###AdminDependingDynamicField</text:p>
          </table:table-cell>
          <table:table-cell table:style-name="Tabelle28.B2" office:value-type="string">
            <text:p text:style-name="Table_20_Contents">Modul registration</text:p>
          </table:table-cell>
        </table:table-row>
      </table:table>
      <text:h text:style-name="Heading_20_2" text:outline-level="2">Ticket-ACL – Multi Purpose Match-Restriction</text:h>
      <text:p text:style-name="P22">In default OTRS, there is no way to easily set up ticket restrictions. To restrict ticket data selections depending on current settings (like used action) and selections (like ticket type and queue), you need to create a new ACL-module or a new ACL-configuration in your Config.pm. This is not very comfortable and not very flexible.</text:p>
      <text:p text:style-name="P22">The same applies to restricted actions in both customer's and agent's frontend.</text:p>
      <text:p text:style-name="P22">To use ExcludedTicketData with different packages another SysConfig key was introduced: Match::ExcludedTicketData###0001-XXX. This key is integrated in the old hash.</text:p>
      <text:p text:style-name="P22"/>
      <text:h text:style-name="P237" text:outline-level="3">Implementation</text:h>
      <text:list xml:id="list113627895174772" text:continue-list="list113627601268956" text:style-name="L14">
        <text:list-item>
          <text:p text:style-name="P161">Generic ACL-module to restrict possible ticket data depending on current action and current ticket data/ticket data selections</text:p>
          <text:list>
            <text:list-item>
              <text:p text:style-name="P161">Complementary</text:p>
            </text:list-item>
            <text:list-item>
              <text:p text:style-name="P161">Configurable via SysConfig-Keys</text:p>
            </text:list-item>
          </text:list>
        </text:list-item>
        <text:list-item>
          <text:p text:style-name="P161">Generic ACL-module to restrict possible actions depending on current action and current ticket data/ticket data selections</text:p>
          <text:list>
            <text:list-item>
              <text:p text:style-name="P161">Complementary</text:p>
            </text:list-item>
            <text:list-item>
              <text:p text:style-name="P161">Configurable via SysConfig-Keys</text:p>
            </text:list-item>
          </text:list>
        </text:list-item>
      </text:list>
      <text:p text:style-name="P32"><text:soft-page-break/></text:p>
      <text:h text:style-name="Heading_20_4" text:outline-level="4">Related Structures</text:h>
      <text:h text:style-name="Heading_20_5" text:outline-level="5">Filelist</text:h>
      <text:list xml:id="list113626474814548" text:continue-list="list113626033780108" text:style-name="List_20_1">
        <text:list-item>
          <text:h text:style-name="Quellcode-Auflistung" text:outline-level="6">KIX4OTRS/Kernel/Config/Files/KIX4OTRS_FrontendTicketRestrictions.xml</text:h>
        </text:list-item>
        <text:list-item>
          <text:h text:style-name="Quellcode-Auflistung" text:outline-level="6">KIX4OTRS/Kernel/System/Ticket/Acl/MatchActionRestrictions.pm</text:h>
        </text:list-item>
        <text:list-item>
          <text:h text:style-name="Quellcode-Auflistung" text:outline-level="6">KIX4OTRS/Kernel/System/Ticket/Acl/MatchTicketDataRestrictions.pm</text:h>
        </text:list-item>
      </text:list>
      <text:h text:style-name="P317" text:outline-level="6"/>
      <text:h text:style-name="Heading_20_3" text:outline-level="3">SysConfig Options</text:h>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41">Key Name</text:p>
            </table:table-cell>
            <table:table-cell table:style-name="Tabelle30.B1" office:value-type="string">
              <text:p text:style-name="P41">Description</text:p>
            </table:table-cell>
          </table:table-row>
        </table:table-header-rows>
        <table:table-row table:style-name="Tabelle30.1">
          <table:table-cell table:style-name="Tabelle30.A2" office:value-type="string">
            <text:p text:style-name="Table_20_Contents">Ticket::Acl::Module###<text:line-break/>802-MatchTicketDataRestrictions</text:p>
          </table:table-cell>
          <table:table-cell table:style-name="Tabelle30.B2" office:value-type="string">
            <text:p text:style-name="Table_20_Contents">Ticket-ACL to restrict some ticket data selections based on current ticket data.</text:p>
          </table:table-cell>
        </table:table-row>
        <table:table-row table:style-name="Tabelle30.1">
          <table:table-cell table:style-name="Tabelle30.A2" office:value-type="string">
            <text:p text:style-name="Table_20_Contents">Match::ExcludedTicketData::Identifier</text:p>
          </table:table-cell>
          <table:table-cell table:style-name="Tabelle30.B2" office:value-type="string">
            <text:p text:style-name="Table_20_Contents">Registers an identifier for the ticket data restrictions. Defined values are used in the following config options.</text:p>
            <text:p text:style-name="Table_20_Contents">Example:</text:p>
            <text:list xml:id="list9121994982006400090" text:style-name="L80">
              <text:list-item>
                <text:p text:style-name="P270">NoCRForCustomers<text:line-break/>(prohibit ticket type “CR” in customer frontend)</text:p>
              </text:list-item>
              <text:list-item>
                <text:p text:style-name="P270">RestrictPrioritiesForServiceRequest<text:line-break/>(tickets of type “Service Request” can only be of priority very low, low and normal)</text:p>
              </text:list-item>
            </text:list>
          </table:table-cell>
        </table:table-row>
        <table:table-row table:style-name="Tabelle30.1">
          <table:table-cell table:style-name="Tabelle30.A2" office:value-type="string">
            <text:p text:style-name="Table_20_Contents">Match::ExcludedTicketData::ActionsMatch</text:p>
          </table:table-cell>
          <table:table-cell table:style-name="Tabelle30.B2" office:value-type="string">
            <text:p text:style-name="Table_20_Contents">Defines which ticket actions have to be restricted (agent and customer frontend is possible; regular expressions are possible). The key has to be one of the identifier (see above). The value defines restricted ticket actions and has to be filled at any time.</text:p>
            <text:p text:style-name="Table_20_Contents">Multiple actions can be separated by ;.</text:p>
            <text:p text:style-name="Table_20_Contents">Example:</text:p>
            <text:list xml:id="list113626862850461" text:continue-numbering="true" text:style-name="L80">
              <text:list-item>
                <text:p text:style-name="P270">NoCRForCustomers → [regexp]Customer.*<text:line-break/>(matches all actions in customer frontend)</text:p>
              </text:list-item>
              <text:list-item>
                <text:p text:style-name="P270">RestrictPrioritiesForServiceRequest → [regexp].*<text:line-break/>(matches all actions)</text:p>
              </text:list-item>
            </text:list>
          </table:table-cell>
        </table:table-row>
        <table:table-row table:style-name="Tabelle30.1">
          <table:table-cell table:style-name="Tabelle30.A2" office:value-type="string">
            <text:p text:style-name="Table_20_Contents">Match::ExcludedTicketData::DataMatch</text:p>
          </table:table-cell>
          <table:table-cell table:style-name="Tabelle30.B2" office:value-type="string">
            <text:p text:style-name="Table_20_Contents">Defines ticket match properties (e.g. type:::default). The key has to be one of the identifier (see above). The value defines matching ticket data type and its values, separated by :::.</text:p>
            <text:p text:style-name="Table_20_Contents">Multiple values can be separated by ;. Split multiple match criteria by |||. Leave it empty for always matching.</text:p>
            <text:p text:style-name="Table_20_Contents">Example:</text:p>
            <text:list xml:id="list113626274674830" text:continue-numbering="true" text:style-name="L80">
              <text:list-item>
                <text:p text:style-name="P270">NoCRForCustomers → “”<text:line-break/>(empty; always match)</text:p>
              </text:list-item>
              <text:list-item>
                <text:p text:style-name="P270">RestrictPrioritiesForServiceRequest → Type:::Service Request</text:p>
              </text:list-item>
            </text:list>
            <text:p text:style-name="Table_20_Contents"/>
          </table:table-cell>
        </table:table-row>
        <table:table-row table:style-name="Tabelle30.1">
          <table:table-cell table:style-name="Tabelle30.A2" office:value-type="string">
            <text:p text:style-name="Table_20_Contents">Match::ExcludedTicketData::DataRestricted</text:p>
          </table:table-cell>
          <table:table-cell table:style-name="Tabelle30.B2" office:value-type="string">
            <text:p text:style-name="Table_20_Contents">Defines which ticket data types have to be restricted and which values are NOT accessible. Key has to be one of the identifier (see above). Value defines ticket data type and its blacklist, separated by :::. Multiple blacklist values can be separated by ;. Split multiple ticket data restrictions by |||.</text:p>
            <text:p text:style-name="Table_20_Contents">Example:</text:p>
            <text:list xml:id="list113626811352078" text:continue-numbering="true" text:style-name="L80">
              <text:list-item>
                <text:p text:style-name="P270">NoCRForCustomers → Type:::CR</text:p>
              </text:list-item>
              <text:list-item>
                <text:p text:style-name="P270">RestrictPrioritiesForServiceRequest → Priority:::very high;high</text:p>
              </text:list-item>
            </text:list>
          </table:table-cell>
        </table:table-row>
        <table:table-row table:style-name="Tabelle30.1">
          <table:table-cell table:style-name="Tabelle30.A2" office:value-type="string">
            <text:p text:style-name="Table_20_Contents">Ticket::Acl::Module###<text:line-break/>802-MatchTicketDataRestrictions</text:p>
          </table:table-cell>
          <table:table-cell table:style-name="Tabelle30.B2" office:value-type="string">
            <text:p text:style-name="Table_20_Contents">Ticket-ACL to restrict some ticket actions based on current ticket data.</text:p>
          </table:table-cell>
        </table:table-row>
        <table:table-row table:style-name="Tabelle30.1">
          <table:table-cell table:style-name="Tabelle30.A2" office:value-type="string">
            <text:p text:style-name="Table_20_Contents">Match::ExcludedAction</text:p>
          </table:table-cell>
          <table:table-cell table:style-name="Tabelle30.B2" office:value-type="string">
            <text:p text:style-name="Table_20_Contents">Defines which ticket actions are NOT accessible (agent and customer frontend is possible; regular expressions are possible).</text:p>
            <text:p text:style-name="Table_20_Contents"><text:soft-page-break/>The key defines matching ticket data type and its values, separated by :::. Multiple values can be separated by ;. Split multiple match criteria by |||.</text:p>
            <text:p text:style-name="Table_20_Contents">The value defines action blacklist. Multiple blacklist actions can be separated by ;.</text:p>
            <text:p text:style-name="Table_20_Contents">Example:</text:p>
            <text:p text:style-name="Table_20_Contents">If ticket was closed, prohibit ticket lock functionality</text:p>
            <text:list xml:id="list113627458054236" text:continue-numbering="true" text:style-name="L80">
              <text:list-item>
                <text:p text:style-name="P270">Key: State:::[regexp]closed.*<text:line-break/>e.g. closed successful, closed unsuccessful</text:p>
              </text:list-item>
              <text:list-item>
                <text:p text:style-name="P270">Value: AgentTicketLock</text:p>
              </text:list-item>
            </text:list>
          </table:table-cell>
        </table:table-row>
        <table:table-row table:style-name="Tabelle30.1">
          <table:table-cell table:style-name="Tabelle30.A2" office:value-type="string">
            <text:p text:style-name="P70">Match::ExcludedTicketData###0001-XXX</text:p>
          </table:table-cell>
          <table:table-cell table:style-name="Tabelle30.B2" office:value-type="string">
            <text:p text:style-name="Table_20_Contents">Defines ExcludedTicketData in further packages. Keys are ActionsMatch, DataMatch and DataRestricted.</text:p>
          </table:table-cell>
        </table:table-row>
      </table:table>
      <text:h text:style-name="Heading_20_2" text:outline-level="2">Ticket-ACL – Processing for Merged Tickets</text:h>
      <text:p text:style-name="P22">In default OTRS, merged tickets are handled as normal tickets. So it is possible to compose emails, add notes and change other ticket data. This could cause some confusion or double work.</text:p>
      <text:p text:style-name="P22"/>
      <text:h text:style-name="P237" text:outline-level="3">Implementation</text:h>
      <text:list xml:id="list113627538088821" text:continue-list="list113627895174772" text:style-name="L14">
        <text:list-item>
          <text:p text:style-name="P161">ACL-module to restrict possible ticket actions for tickets of state merged and removed</text:p>
          <text:list>
            <text:list-item>
              <text:p text:style-name="P161">Permitted and prohibited actions are configurable via SysConfig-Keys</text:p>
            </text:list-item>
          </text:list>
        </text:list-item>
      </text:list>
      <text:p text:style-name="P32"/>
      <text:h text:style-name="Heading_20_4" text:outline-level="4">Related Structures</text:h>
      <text:h text:style-name="Heading_20_5" text:outline-level="5">Filelist</text:h>
      <text:list xml:id="list113626346432559" text:continue-list="list113626474814548" text:style-name="List_20_1">
        <text:list-item>
          <text:h text:style-name="Quellcode-Auflistung" text:outline-level="6">KIX4OTRS/Kernel/Config/Files/KIX4OTRS_RestrictTicketActionsOnMerged.xml</text:h>
        </text:list-item>
        <text:list-item>
          <text:h text:style-name="Quellcode-Auflistung" text:outline-level="6">KIX4OTRS/Kernel/System/Ticket/Acl/RestrictTicketActionsOnMerged.pm</text:h>
        </text:list-item>
      </text:list>
      <text:h text:style-name="P317" text:outline-level="6"/>
      <text:h text:style-name="Heading_20_3" text:outline-level="3">SysConfig Options</text:h>
      <table:table table:name="Tabelle33" table:style-name="Tabelle33">
        <table:table-column table:style-name="Tabelle33.A"/>
        <table:table-column table:style-name="Tabelle33.B"/>
        <table:table-header-rows>
          <table:table-row table:style-name="Tabelle33.1">
            <table:table-cell table:style-name="Tabelle33.A1" office:value-type="string">
              <text:p text:style-name="P41">Key Name</text:p>
            </table:table-cell>
            <table:table-cell table:style-name="Tabelle33.B1" office:value-type="string">
              <text:p text:style-name="P41">Description</text:p>
            </table:table-cell>
          </table:table-row>
        </table:table-header-rows>
        <table:table-row table:style-name="Tabelle33.1">
          <table:table-cell table:style-name="Tabelle33.A2" office:value-type="string">
            <text:p text:style-name="Table_20_Contents">Ticket::Acl::Module###500-RestrictTicketActionsOnMerged</text:p>
          </table:table-cell>
          <table:table-cell table:style-name="Tabelle33.B2" office:value-type="string">
            <text:p text:style-name="Table_20_Contents">Ticket-ACL to restrict possible actions for merged tickets.</text:p>
          </table:table-cell>
        </table:table-row>
        <table:table-row table:style-name="Tabelle33.1">
          <table:table-cell table:style-name="Tabelle33.A2" office:value-type="string">
            <text:p text:style-name="Table_20_Contents">Ticket::RestrictTicketActionsOnMerged::ActionsMapping</text:p>
          </table:table-cell>
          <table:table-cell table:style-name="Tabelle33.B2" office:value-type="string">
            <text:p text:style-name="Table_20_Contents">Defines allowed and not allowed actions for merged and removed tickets.</text:p>
          </table:table-cell>
        </table:table-row>
      </table:table>
      <text:h text:style-name="Heading_20_2" text:outline-level="2">Ticket State Workflow</text:h>
      <text:list xml:id="list4939395182713244463" text:style-name="L81">
        <text:list-item>
          <text:p text:style-name="P102">Ticket state workflow allows to define ticket type depending state workflows and automatic actions</text:p>
        </text:list-item>
        <text:list-item>
          <text:p text:style-name="P102">Limit available ticket states for agent and customer users</text:p>
        </text:list-item>
        <text:list-item>
          <text:p text:style-name="P102">Set type depending ticket states on ticket lock update</text:p>
        </text:list-item>
        <text:list-item>
          <text:p text:style-name="P102">Automatically set next states after follow up arrives - depend on current ticket type and state</text:p>
        </text:list-item>
        <text:list-item>
          <text:p text:style-name="P102">Possible automatic actions are:</text:p>
          <text:list>
            <text:list-item>
              <text:p text:style-name="P102">set next state,</text:p>
            </text:list-item>
            <text:list-item>
              <text:p text:style-name="P102">set pending time (if next state is of pending type),</text:p>
            </text:list-item>
            <text:list-item>
              <text:p text:style-name="P102">move to specific queue when reaching specific state</text:p>
            </text:list-item>
          </text:list>
        </text:list-item>
        <text:list-item>
          <text:p text:style-name="P102">Set default ticket state if ticket type is updated and current state is not allowed for the new ticket type – with force option</text:p>
        </text:list-item>
        <text:list-item>
          <text:p text:style-name="P102">Ticket state workflows are defined in SysConfig</text:p>
        </text:list-item>
        <text:list-item>
          <text:p text:style-name="P102">AgentTicketBulk list only those states which are common next states to all tickets which are subject to the bulk action. If there is no common next state, <text:soft-page-break/>no state update is possible.</text:p>
        </text:list-item>
        <text:list-item>
          <text:p text:style-name="P102">It is possible to use extended ticket state workflow definition in additional packages</text:p>
        </text:list-item>
      </text:list>
      <text:p text:style-name="P24"/>
      <text:h text:style-name="P237" text:outline-level="3">Implementation</text:h>
      <text:list xml:id="list113627338195536" text:continue-list="list113627538088821" text:style-name="L14">
        <text:list-item>
          <text:p text:style-name="P144">Ticket state limitations are implemented by Ticket-ACL</text:p>
        </text:list-item>
        <text:list-item>
          <text:p text:style-name="P144">Modifications in postmaster-follow-up handling</text:p>
        </text:list-item>
        <text:list-item>
          <text:p text:style-name="P144">Modifications in frontend masks to pass selected ticket type to Ticket-ACL</text:p>
        </text:list-item>
        <text:list-item>
          <text:p text:style-name="P144">Event handler for setting ticket state and pending time after ticket type update</text:p>
        </text:list-item>
        <text:list-item>
          <text:p text:style-name="P144">Event handler for automatic move actions</text:p>
        </text:list-item>
        <text:list-item>
          <text:p text:style-name="P144">Event handler for automatic state actions</text:p>
        </text:list-item>
        <text:list-item>
          <text:p text:style-name="P144">a core ticket method (Kernel::System::Ticket::TSWFCommonNextStates) returns a set of possible next states for single or multiple tickets specified by a parameter containing an array of TicketIDs</text:p>
        </text:list-item>
      </text:list>
      <text:p text:style-name="Standard"/>
      <text:h text:style-name="Heading_20_4" text:outline-level="4">Related Structures</text:h>
      <text:h text:style-name="Heading_20_5" text:outline-level="5">Filelist</text:h>
      <text:list xml:id="list113626947687758" text:continue-list="list113626346432559" text:style-name="List_20_1">
        <text:list-item>
          <text:h text:style-name="Quellcode-Auflistung" text:outline-level="6">bin/otrs.PendingJobs.pl </text:h>
        </text:list-item>
        <text:list-item>
          <text:h text:style-name="Quellcode-Auflistung" text:outline-level="6">KIX4OTRS/Kernel/Config/Files/KIX4OTRS_TicketStateWorkflow.xml </text:h>
        </text:list-item>
        <text:list-item>
          <text:h text:style-name="Quellcode-Auflistung" text:outline-level="6">KIX4OTRS/Kernel/Language/de_KIX4OTRS.pm</text:h>
        </text:list-item>
        <text:list-item>
          <text:h text:style-name="Quellcode-Auflistung" text:outline-level="6">KIX4OTRS/Kernel/Modules/AgentTicketBulk.pm </text:h>
        </text:list-item>
        <text:list-item>
          <text:h text:style-name="Quellcode-Auflistung" text:outline-level="6">KIX4OTRS/Kernel/Modules/AgentTicketEmail.pm </text:h>
        </text:list-item>
        <text:list-item>
          <text:h text:style-name="Quellcode-Auflistung" text:outline-level="6">KIX4OTRS/Kernel/Modules/AgentTicketPhone.pm </text:h>
        </text:list-item>
        <text:list-item>
          <text:h text:style-name="Quellcode-Auflistung" text:outline-level="6">KIX4OTRS/Kernel/System/Ticket/TicketExtensionsKIX4OTRS.pm</text:h>
        </text:list-item>
        <text:list-item>
          <text:h text:style-name="Quellcode-Auflistung" text:outline-level="6">KIX4OTRSITSMIncidentProblem/Kernel/Modules/AgentTicketEmail.pm </text:h>
        </text:list-item>
        <text:list-item>
          <text:h text:style-name="Quellcode-Auflistung" text:outline-level="6">KIX4OTRSITSMIncidentProblem/Kernel/Modules/AgentTicketPhone.pm</text:h>
        </text:list-item>
        <text:list-item>
          <text:h text:style-name="Quellcode-Auflistung" text:outline-level="6">KIX4OTRS/Kernel/System/PostMaster/FollowUp.pm </text:h>
        </text:list-item>
        <text:list-item>
          <text:h text:style-name="Quellcode-Auflistung" text:outline-level="6">KIX4OTRS/Kernel/System/Ticket/Acl/TicketStateWorkflow.pm </text:h>
        </text:list-item>
        <text:list-item>
          <text:h text:style-name="Quellcode-Auflistung" text:outline-level="6">KIX4OTRS/Kernel/System/Ticket/Event/TicketStateWorkflowAutomaticStateAction.pm </text:h>
        </text:list-item>
        <text:list-item>
          <text:h text:style-name="Quellcode-Auflistung" text:outline-level="6">KIX4OTRS/Kernel/System/Ticket/Event/TicketStateWorkflowForceState.pm </text:h>
        </text:list-item>
        <text:list-item>
          <text:h text:style-name="Quellcode-Auflistung" text:outline-level="6">KIX4OTRS/Kernel/System/Ticket/Event/TicketStateWorkflowTypeUpdate.pm</text:h>
        </text:list-item>
      </text:list>
      <text:h text:style-name="P317" text:outline-level="6"/>
      <text:h text:style-name="Heading_20_3" text:outline-level="3">SysConfig Options</text:h>
      <table:table table:name="Tabelle57" table:style-name="Tabelle57">
        <table:table-column table:style-name="Tabelle57.A"/>
        <table:table-column table:style-name="Tabelle57.B"/>
        <table:table-header-rows>
          <table:table-row table:style-name="Tabelle57.1">
            <table:table-cell table:style-name="Tabelle57.A1" office:value-type="string">
              <text:p text:style-name="P41">Key Name</text:p>
            </table:table-cell>
            <table:table-cell table:style-name="Tabelle57.B1" office:value-type="string">
              <text:p text:style-name="P41">Description</text:p>
            </table:table-cell>
          </table:table-row>
        </table:table-header-rows>
        <table:table-row table:style-name="Tabelle57.1">
          <table:table-cell table:style-name="Tabelle57.A2" office:value-type="string">
            <text:p text:style-name="P45">Ticket::Acl::Module###950_TicketStateWorkflow</text:p>
          </table:table-cell>
          <table:table-cell table:style-name="Tabelle57.B2" office:value-type="string">
            <text:p text:style-name="P45">Ticket-ACL to limit available ticket states</text:p>
          </table:table-cell>
        </table:table-row>
        <table:table-row table:style-name="Tabelle57.1">
          <table:table-cell table:style-name="Tabelle57.A2" office:value-type="string">
            <text:p text:style-name="P45">TicketStateWorkflow</text:p>
          </table:table-cell>
          <table:table-cell table:style-name="Tabelle57.B2" office:value-type="string">
            <text:p text:style-name="P45">Configuration for the ticket state workflow, to define possible next states depending on ticket type and current state:</text:p>
            <text:list xml:id="list8135302153371594787" text:style-name="L82">
              <text:list-item>
                <text:p text:style-name="P271">Key must be written in following syntax „&lt;TicketType&gt;:::&lt;CurrentStateName&gt;“ (e.g. „Incident:::new“ if you want to define possible next states for a ticket of type „Incident“ in state „new“</text:p>
              </text:list-item>
              <text:list-item>
                <text:p text:style-name="P271">Value consist of comma separated state names of possible next states – you may use placeholders as _ANY_, _PREVIOUS_ and _NONE_</text:p>
              </text:list-item>
            </text:list>
          </table:table-cell>
        </table:table-row>
        <table:table-row table:style-name="Tabelle57.1">
          <table:table-cell table:style-name="Tabelle57.A2" office:value-type="string">
            <text:p text:style-name="P45">TicketStateWorkflow::<text:line-break/>DefaultTicketState</text:p>
          </table:table-cell>
          <table:table-cell table:style-name="Tabelle57.B2" office:value-type="string">
            <text:p text:style-name="P45">Configuration for default ticket states depending on ticket type – relevant for AgentTicketPhone and -Email</text:p>
          </table:table-cell>
        </table:table-row>
        <table:table-row table:style-name="Tabelle57.1">
          <table:table-cell table:style-name="Tabelle57.A2" office:value-type="string">
            <text:p text:style-name="P45">TicketStateWorkflow::<text:line-break/>DefaultTicketQueue</text:p>
          </table:table-cell>
          <table:table-cell table:style-name="Tabelle57.B2" office:value-type="string">
            <text:p text:style-name="P45">Configuration of default ticket queues depending on ticket type – relevant for AgentTicketPhone and -Email</text:p>
          </table:table-cell>
        </table:table-row>
        <table:table-row table:style-name="Tabelle57.1">
          <table:table-cell table:style-name="Tabelle57.A2" office:value-type="string">
            <text:p text:style-name="P45">TicketStateWorkflow::<text:line-break/>PostmasterFollowUpState</text:p>
          </table:table-cell>
          <table:table-cell table:style-name="Tabelle57.B2" office:value-type="string">
            <text:p text:style-name="P45">Ticket states which are set after a follow up is received</text:p>
            <text:p text:style-name="P45"/>
            <text:p text:style-name="P45">NOTICE: if this configuration is not done properly a follow up may not cause a reopen of the ticket, even though this is configured in your queue configuration</text:p>
          </table:table-cell>
        </table:table-row>
        <table:table-row table:style-name="Tabelle57.1">
          <table:table-cell table:style-name="Tabelle57.A2" office:value-type="string">
            <text:p text:style-name="P45">TicketStateWorkflow::<text:line-break/>PostmasterFollowUpCheckCustomerIDFrom</text:p>
          </table:table-cell>
          <table:table-cell table:style-name="Tabelle57.B2" office:value-type="string">
            <text:p text:style-name="P45">Checks if the sender of a message is available in the OTRS' customer user database and has the same CustomerID as set on the ticket. If not the email is considered as „email-internal“ causing this message being invisible to the customer user.</text:p>
            <text:p text:style-name="P45"/>
            <text:p text:style-name="P45"><text:soft-page-break/>This is a more restrictive way to classify incoming emails as visible for the customer user than the OTRS-default behavior – which is disabled if this option is enabled.</text:p>
          </table:table-cell>
        </table:table-row>
        <table:table-row table:style-name="Tabelle57.1">
          <table:table-cell table:style-name="Tabelle57.A2" office:value-type="string">
            <text:p text:style-name="P45">TicketStateWorkflow::<text:line-break/>PostmasterFollowUpCheckAgentFrom</text:p>
          </table:table-cell>
          <table:table-cell table:style-name="Tabelle57.B2" office:value-type="string">
            <text:p text:style-name="P45">Checks if the sender of a message is available in the OTRS' agent database. If so the email sender is considered as „agent“ causing this message being handled as an outgoing email.</text:p>
          </table:table-cell>
        </table:table-row>
        <table:table-row table:style-name="Tabelle57.1">
          <table:table-cell table:style-name="Tabelle57.A2" office:value-type="string">
            <text:p text:style-name="P45">Ticket::Frontend::AgentTicketPhone###StateType</text:p>
          </table:table-cell>
          <table:table-cell table:style-name="Tabelle57.B2" office:value-type="string">
            <text:p text:style-name="P45">Must be configured if you allow ticket states which are not available by the ticket state types in this mask</text:p>
          </table:table-cell>
        </table:table-row>
        <table:table-row table:style-name="Tabelle57.1">
          <table:table-cell table:style-name="Tabelle57.A2" office:value-type="string">
            <text:p text:style-name="P45">Ticket::Frontend::AgentTicketEmail###StateType</text:p>
          </table:table-cell>
          <table:table-cell table:style-name="Tabelle57.B2" office:value-type="string">
            <text:p text:style-name="P45">Must be configured if you allow ticket states which are not available by the ticket state types in this mask</text:p>
          </table:table-cell>
        </table:table-row>
        <table:table-row table:style-name="Tabelle57.1">
          <table:table-cell table:style-name="Tabelle57.A2" office:value-type="string">
            <text:p text:style-name="P45">Ticket::EventModulePost###<text:line-break/><text:span text:style-name="T33">700-</text:span>TicketStateWorkflowTypeUpdate</text:p>
          </table:table-cell>
          <table:table-cell table:style-name="Tabelle57.B2" office:value-type="string">
            <text:p text:style-name="P45">Update ticket state if required or forced after ticket type update</text:p>
          </table:table-cell>
        </table:table-row>
        <table:table-row table:style-name="Tabelle57.1">
          <table:table-cell table:style-name="Tabelle57.A2" office:value-type="string">
            <text:p text:style-name="P45">TicketStateWorkflow::ForceDefaultTicketState</text:p>
          </table:table-cell>
          <table:table-cell table:style-name="Tabelle57.B2" office:value-type="string">
            <text:p text:style-name="P45">Configure this if you want to force a ticket state update after ticket type update</text:p>
          </table:table-cell>
        </table:table-row>
        <table:table-row table:style-name="Tabelle57.1">
          <table:table-cell table:style-name="Tabelle57.A2" office:value-type="string">
            <text:p text:style-name="P46">Ticket::EventModulePost###<text:line-break/>701-TicketStateWorkflowAutomaticStateAction</text:p>
          </table:table-cell>
          <table:table-cell table:style-name="Tabelle57.B2" office:value-type="string">
            <text:p text:style-name="P46">Executes ticket actions caused by ticket state updates – currently limited to queue move and state set actions</text:p>
          </table:table-cell>
        </table:table-row>
        <table:table-row table:style-name="Tabelle57.1">
          <table:table-cell table:style-name="Tabelle57.A2" office:value-type="string">
            <text:p text:style-name="P45">TicketStateWorkflowAutomaticStateAction###QueueMove</text:p>
          </table:table-cell>
          <table:table-cell table:style-name="Tabelle57.B2" office:value-type="string">
            <text:p text:style-name="P45">Moves ticket automatically to a pre-configured queue if ticket state is reached. You may use placeholder for the queue name, e.g. &lt;OTRS_DynamicField&gt;</text:p>
          </table:table-cell>
        </table:table-row>
        <table:table-row table:style-name="Tabelle57.1">
          <table:table-cell table:style-name="Tabelle57.A2" office:value-type="string">
            <text:p text:style-name="P45">TicketStateWorkflowAutomaticStateAction###NextStateSet</text:p>
          </table:table-cell>
          <table:table-cell table:style-name="Tabelle57.B2" office:value-type="string">
            <text:p text:style-name="P45">Allows the automatic setting of a next state when a special state has been reached, thus implementing automatic transitions</text:p>
          </table:table-cell>
        </table:table-row>
        <table:table-row table:style-name="Tabelle57.1">
          <table:table-cell table:style-name="Tabelle57.A2" office:value-type="string">
            <text:p text:style-name="P45">TicketStateWorkflowAutomaticStateAction###NextTypeSet</text:p>
          </table:table-cell>
          <table:table-cell table:style-name="Tabelle57.B2" office:value-type="string">
            <text:p text:style-name="P45">Allows the automatic setting of a ticket type when a special state has been reached</text:p>
          </table:table-cell>
        </table:table-row>
        <table:table-row table:style-name="Tabelle57.1">
          <table:table-cell table:style-name="Tabelle57.A2" office:value-type="string">
            <text:p text:style-name="P45">TicketStateWorkflowAutomaticStateAction###NextStatePendingOffset</text:p>
          </table:table-cell>
          <table:table-cell table:style-name="Tabelle57.B2" office:value-type="string">
            <text:p text:style-name="P52">If the automatically set state is a pending state, the pending offset time can be defined here (business minutes). Key must be the same as in NextStateSet.</text:p>
          </table:table-cell>
        </table:table-row>
        <table:table-row table:style-name="Tabelle57.1">
          <table:table-cell table:style-name="Tabelle57.A2" office:value-type="string">
            <text:p text:style-name="P45">TicketStateWorkflowAutomaticStateAction###FallbackOnErrorNote</text:p>
          </table:table-cell>
          <table:table-cell table:style-name="Tabelle57.B2" office:value-type="string">
            <text:p text:style-name="P45">Some note that will be added to the ticket if the configured move target (queue) does not exist</text:p>
          </table:table-cell>
        </table:table-row>
        <table:table-row table:style-name="Tabelle57.1">
          <table:table-cell table:style-name="Tabelle57.A2" office:value-type="string">
            <text:p text:style-name="P45">TicketStateWorkflowAutomaticStateAction###FallbackOnErrorQueue</text:p>
          </table:table-cell>
          <table:table-cell table:style-name="Tabelle57.B2" office:value-type="string">
            <text:p text:style-name="P45">Some default queue to which the ticket will be moved, if the configured move target (queue) does not exist</text:p>
          </table:table-cell>
        </table:table-row>
        <table:table-row table:style-name="Tabelle57.1">
          <table:table-cell table:style-name="Tabelle57.A2" office:value-type="string">
            <text:p text:style-name="P45">TicketStateWorkflowAutomaticStateAction###FallbackOnErrorState</text:p>
          </table:table-cell>
          <table:table-cell table:style-name="Tabelle57.B2" office:value-type="string">
            <text:p text:style-name="P45">Some default state to which the ticket will be set, if the configured move target (queue) does not exist</text:p>
          </table:table-cell>
        </table:table-row>
        <table:table-row table:style-name="Tabelle57.1">
          <table:table-cell table:style-name="Tabelle57.A2" office:value-type="string">
            <text:p text:style-name="P45">TicketStateWorkflowExtension###1000-Test</text:p>
          </table:table-cell>
          <table:table-cell table:style-name="Tabelle57.B2" office:value-type="string">
            <text:p text:style-name="P45">Possible extended state workflow definition - use like default</text:p>
          </table:table-cell>
        </table:table-row>
        <table:table-row table:style-name="Tabelle57.1">
          <table:table-cell table:style-name="Tabelle57.A2" office:value-type="string">
            <text:p text:style-name="P45">TicketStateWorkflowExtension::<text:line-break/>DefaultTicketState###1000-Test</text:p>
          </table:table-cell>
          <table:table-cell table:style-name="Tabelle57.B2" office:value-type="string">
            <text:p text:style-name="P45">Possible extended state workflow definition - use like default</text:p>
          </table:table-cell>
        </table:table-row>
        <table:table-row table:style-name="Tabelle57.1">
          <table:table-cell table:style-name="Tabelle57.A2" office:value-type="string">
            <text:p text:style-name="P45">TicketStateWorkflowExtension::<text:line-break/>DefaultTicketQueue###1000-Test</text:p>
          </table:table-cell>
          <table:table-cell table:style-name="Tabelle57.B2" office:value-type="string">
            <text:p text:style-name="P45">Possible extended state workflow definition - use like default</text:p>
          </table:table-cell>
        </table:table-row>
        <table:table-row table:style-name="Tabelle57.1">
          <table:table-cell table:style-name="Tabelle57.A2" office:value-type="string">
            <text:p text:style-name="P45">TicketStateWorkflowExtension::<text:line-break/>PostmasterFollowUpState###1000-Test</text:p>
          </table:table-cell>
          <table:table-cell table:style-name="Tabelle57.B2" office:value-type="string">
            <text:p text:style-name="P45">Possible extended state workflow definition - use like default</text:p>
          </table:table-cell>
        </table:table-row>
        <table:table-row table:style-name="Tabelle57.1">
          <table:table-cell table:style-name="Tabelle57.A2" office:value-type="string">
            <text:p text:style-name="P45">TicketStateWorkflowExtension::ForceDefaultTicketState###1000-Test</text:p>
          </table:table-cell>
          <table:table-cell table:style-name="Tabelle57.B2" office:value-type="string">
            <text:p text:style-name="P45">Possible extended state workflow definition - use like default</text:p>
          </table:table-cell>
        </table:table-row>
        <table:table-row table:style-name="Tabelle57.1">
          <table:table-cell table:style-name="Tabelle57.A2" office:value-type="string">
            <text:p text:style-name="P45">TicketStateWorkflowAutomaticStateActionExtensions###1000-Test</text:p>
          </table:table-cell>
          <table:table-cell table:style-name="Tabelle57.B2" office:value-type="string">
            <text:p text:style-name="P45">Possible extended automatic state action - use like default</text:p>
          </table:table-cell>
        </table:table-row>
      </table:table>
      <text:h text:style-name="Heading_20_2" text:outline-level="2">Automatic Queue Assignment by Service Selection</text:h>
      <text:list xml:id="list3661713453734614478" text:style-name="L83">
        <text:list-item>
          <text:p text:style-name="P103">Allow to configure an assigned queue to every service </text:p>
        </text:list-item>
        <text:list-item>
          <text:p text:style-name="P103">If the service on an existing ticket is updated and this service has a configured queue, the ticket should automatically move to that queue unless an exclusion based on ticket type and ticket state is configured</text:p>
        </text:list-item>
        <text:list-item>
          <text:p text:style-name="P103">The assigned queues should be set automatically in all ticket creation masks in <text:soft-page-break/>the agent frontend</text:p>
        </text:list-item>
        <text:list-item>
          <text:p text:style-name="P103">If service based queue assignment is active a manual queue update must be prevented by a Ticket-ACL</text:p>
        </text:list-item>
      </text:list>
      <text:p text:style-name="P24"/>
      <text:h text:style-name="P237" text:outline-level="3">Implementation</text:h>
      <text:list xml:id="list4836428267267602236" text:style-name="L84">
        <text:list-item>
          <text:p text:style-name="P164">The service object needs a new preference based on selection values</text:p>
          <text:list>
            <text:list-item>
              <text:p text:style-name="P164">Sources for selections are queues, ticket types or general catalog </text:p>
            </text:list-item>
          </text:list>
        </text:list-item>
        <text:list-item>
          <text:p text:style-name="P164">A ticket event triggered by “ServiceUpdate” checks the service that has been set and existing exclusions and moves the ticket to the corresponding queue</text:p>
        </text:list-item>
        <text:list-item>
          <text:p text:style-name="P164">Service selections in masks AgentTicketPhone and AgentTicketEmail triggers an AJAX-update on the queue selection field</text:p>
        </text:list-item>
      </text:list>
      <text:p text:style-name="P32"/>
      <text:h text:style-name="Heading_20_4" text:outline-level="4">Related Structures</text:h>
      <text:h text:style-name="Heading_20_5" text:outline-level="5">Filelist</text:h>
      <text:list xml:id="list113626371250640" text:continue-list="list113626947687758" text:style-name="List_20_1">
        <text:list-item>
          <text:h text:style-name="Quellcode-Auflistung" text:outline-level="6">KIX4OTRS/Kernel/Config/Files/KIX4OTRS_ServiceAdoptions.xml </text:h>
        </text:list-item>
        <text:list-item>
          <text:h text:style-name="Quellcode-Auflistung" text:outline-level="6">KIX4OTRS/Kernel/Modules/AgentTicketEmail.pm </text:h>
        </text:list-item>
        <text:list-item>
          <text:h text:style-name="Quellcode-Auflistung" text:outline-level="6">KIX4OTRS/Kernel/Modules/AgentTicketPhone.pm </text:h>
        </text:list-item>
        <text:list-item>
          <text:h text:style-name="Quellcode-Auflistung" text:outline-level="6">KIX4OTRS/Kernel/Output/HTML/ServicePreferencesSelection.pm </text:h>
        </text:list-item>
        <text:list-item>
          <text:h text:style-name="Quellcode-Auflistung" text:outline-level="6">KIX4OTRS/Kernel/System/Ticket/Acl/HideAgentTicketMoveServiceQueueAssignment.pm</text:h>
        </text:list-item>
        <text:list-item>
          <text:h text:style-name="Quellcode-Auflistung" text:outline-level="6">KIX4OTRS/Kernel/System/Ticket/Event/TicketServiceQueueAssignment.pm</text:h>
        </text:list-item>
        <text:list-item>
          <text:h text:style-name="Quellcode-Auflistung" text:outline-level="6">KIX4OTRSITSMIncidentProblem/Kernel/Modules/AgentTicketEmail.pm </text:h>
        </text:list-item>
        <text:list-item>
          <text:h text:style-name="Quellcode-Auflistung" text:outline-level="6">KIX4OTRSITSMIncidentProblem/Kernel/Modules/AgentTicketPhone.pm</text:h>
        </text:list-item>
        <text:list-item>
          <text:h text:style-name="Quellcode-Auflistung" text:outline-level="6">var/httpd/htdocs/js/Core.KIX4OTRS.js</text:h>
        </text:list-item>
      </text:list>
      <text:h text:style-name="P317" text:outline-level="6"/>
      <text:h text:style-name="Heading_20_3" text:outline-level="3">SysConfig Options</text:h>
      <table:table table:name="Tabelle9" table:style-name="Tabelle9">
        <table:table-column table:style-name="Tabelle9.A"/>
        <table:table-column table:style-name="Tabelle9.B"/>
        <table:table-header-rows>
          <table:table-row table:style-name="Tabelle9.1">
            <table:table-cell table:style-name="Tabelle9.A1" office:value-type="string">
              <text:p text:style-name="P41">Key Name</text:p>
            </table:table-cell>
            <table:table-cell table:style-name="Tabelle9.B1" office:value-type="string">
              <text:p text:style-name="P41">Description</text:p>
            </table:table-cell>
          </table:table-row>
        </table:table-header-rows>
        <table:table-row table:style-name="Tabelle9.1">
          <table:table-cell table:style-name="Tabelle9.A2" office:value-type="string">
            <text:p text:style-name="Table_20_Contents">ServicePreferences###AssignedQueue</text:p>
          </table:table-cell>
          <table:table-cell table:style-name="Tabelle9.B2" office:value-type="string">
            <text:p text:style-name="Table_20_Contents">Registration for the additional service preference based on queue selection</text:p>
          </table:table-cell>
        </table:table-row>
        <table:table-row table:style-name="Tabelle9.1">
          <table:table-cell table:style-name="Tabelle9.A2" office:value-type="string">
            <text:p text:style-name="Table_20_Contents">Ticket::EventModulePost###<text:line-break/>300-TicketServiceQueueAssignment</text:p>
          </table:table-cell>
          <table:table-cell table:style-name="Tabelle9.B2" office:value-type="string">
            <text:p text:style-name="Table_20_Contents">Registration for the ticket event for the autom. Service-2-Queue-assignment</text:p>
          </table:table-cell>
        </table:table-row>
        <table:table-row table:style-name="Tabelle9.1">
          <table:table-cell table:style-name="Tabelle9.A2" office:value-type="string">
            <text:p text:style-name="Table_20_Contents">Ticket::Acl::Module###890-HideAgentTicketMove</text:p>
          </table:table-cell>
          <table:table-cell table:style-name="Tabelle9.B2" office:value-type="string">
            <text:p text:style-name="Table_20_Contents">Ticket-ACL to hides the move action if autom. Service-2-Queue-assignment is enabled</text:p>
          </table:table-cell>
        </table:table-row>
        <table:table-row table:style-name="Tabelle9.1">
          <table:table-cell table:style-name="Tabelle9.A2" office:value-type="string">
            <text:p text:style-name="Table_20_Contents">Ticket::ServiceQueueAssignment###<text:line-break/>TypeStateExclusions</text:p>
          </table:table-cell>
          <table:table-cell table:style-name="Tabelle9.B2" office:value-type="string">
            <text:p text:style-name="Table_20_Contents">Contains automatic-move-exclusions as key value pairs. All pairs are sequentially matched until one rule delivers a true value (that is not null/0). Therefore the key consists of three parts separated by ”:::”. The first part defines the priority of the rule by an alphanumeric order. The second part defines a regular expression that may match the ticket type name of the ticket, while the third part may match the current ticket state name – e.g.</text:p>
            <text:list xml:id="list1093719098739613979" text:style-name="L85">
              <text:list-item>
                <text:p text:style-name="P273">(000):::(TypeRegexp):::(StateRegexp) =&gt; 1</text:p>
              </text:list-item>
              <text:list-item>
                <text:p text:style-name="P273">(000):::(.*):::(.*) =&gt; 1</text:p>
                <text:p text:style-name="P273">→ sets an exclusion for every ticket </text:p>
              </text:list-item>
            </text:list>
          </table:table-cell>
        </table:table-row>
      </table:table>
      <text:h text:style-name="Heading_20_2" text:outline-level="2">Service Selection – Always Offer Default Services</text:h>
      <text:p text:style-name="P24">If a customer contact is not known in any customer data backend, there will not be any service offered for selction. Although some of the services might be default services. If a customer contact is known in a customer data backend AND this customer has individually assigned services, no further default services will not be offered for selection.</text:p>
      <text:p text:style-name="P24"/>
      <text:h text:style-name="P237" text:outline-level="3">Implementation</text:h>
      <text:list xml:id="list1874902566922745973" text:style-name="L86">
        <text:list-item>
          <text:p text:style-name="P165">Extended agent's ticket processing masks to show default services for not known customer contacts</text:p>
          <text:list>
            <text:list-item>
              <text:p text:style-name="P165">Extended frontend module AgentTicketActionCommon</text:p>
            </text:list-item>
            <text:list-item>
              <text:p text:style-name="P165"><text:soft-page-break/>Extended frontend module AgentTicketEmail</text:p>
            </text:list-item>
            <text:list-item>
              <text:p text:style-name="P165">Extended frontend module AgentTicketPhone</text:p>
            </text:list-item>
          </text:list>
        </text:list-item>
        <text:list-item>
          <text:p text:style-name="P165">Subsumption of default and individually assigned services</text:p>
          <text:list>
            <text:list-item>
              <text:p text:style-name="P165">Extended service core module to support subsumption of individual and default services for given customers</text:p>
            </text:list-item>
            <text:list-item>
              <text:p text:style-name="P165">Configurable via SysConfig</text:p>
            </text:list-item>
          </text:list>
        </text:list-item>
      </text:list>
      <text:p text:style-name="P32"/>
      <text:h text:style-name="Heading_20_4" text:outline-level="4">Related Structures</text:h>
      <text:h text:style-name="Heading_20_5" text:outline-level="5">Filelist</text:h>
      <text:list xml:id="list113625908148182" text:continue-list="list113626371250640" text:style-name="List_20_1">
        <text:list-item>
          <text:h text:style-name="Quellcode-Auflistung" text:outline-level="6">KIX4OTRS/Kernel/Config/Files/KIX4OTRS_ServiceAdoptions.xml</text:h>
        </text:list-item>
        <text:list-item>
          <text:h text:style-name="Quellcode-Auflistung" text:outline-level="6">KIX4OTRS/Kernel/Modules/AgentTicketActionCommon.pm</text:h>
        </text:list-item>
        <text:list-item>
          <text:h text:style-name="Quellcode-Auflistung" text:outline-level="6">KIX4OTRS/Kernel/Modules/AgentTicketEmail.pm</text:h>
        </text:list-item>
        <text:list-item>
          <text:h text:style-name="Quellcode-Auflistung" text:outline-level="6">KIX4OTRS/Kernel/Modules/AgentTicketPhone.pm</text:h>
        </text:list-item>
        <text:list-item>
          <text:h text:style-name="Quellcode-Auflistung" text:outline-level="6">KIX4OTRS/Kernel/System/Service.pm</text:h>
        </text:list-item>
      </text:list>
      <text:h text:style-name="P317" text:outline-level="6"/>
      <text:h text:style-name="Heading_20_3" text:outline-level="3">SysConfig Options</text:h>
      <table:table table:name="Tabelle36" table:style-name="Tabelle36">
        <table:table-column table:style-name="Tabelle36.A"/>
        <table:table-column table:style-name="Tabelle36.B"/>
        <table:table-header-rows>
          <table:table-row table:style-name="Tabelle36.1">
            <table:table-cell table:style-name="Tabelle36.A1" office:value-type="string">
              <text:p text:style-name="P41">Key Name</text:p>
            </table:table-cell>
            <table:table-cell table:style-name="Tabelle36.B1" office:value-type="string">
              <text:p text:style-name="P41">Description</text:p>
            </table:table-cell>
          </table:table-row>
        </table:table-header-rows>
        <table:table-row table:style-name="Tabelle36.1">
          <table:table-cell table:style-name="Tabelle36.A2" office:value-type="string">
            <text:p text:style-name="Table_20_Contents">Service::DefaultServices::ForceShow</text:p>
          </table:table-cell>
          <table:table-cell table:style-name="Tabelle36.B2" office:value-type="string">
            <text:p text:style-name="Table_20_Contents">Choose if default services will be shown in addition to customers individually assigned services.</text:p>
          </table:table-cell>
        </table:table-row>
      </table:table>
      <text:h text:style-name="Heading_20_2" text:outline-level="2">SLA-Disabling Ticket Properties</text:h>
      <text:list xml:id="list2260419643612844292" text:style-name="L87">
        <text:list-item>
          <text:p text:style-name="P89">Depending on the current ticket properties an SLA-destination time may be postponed or not necessarily be met. For instance some situations require a feedback from the customer user in order to continue work. The time spent waiting for some feedback should not be counted to the solution time of the ticket, instead the SLA-solution time is set to a value far in the future, the duration of time spent waiting for a response is also not counted as solution time</text:p>
        </text:list-item>
        <text:list-item>
          <text:p text:style-name="P104"><text:span text:style-name="T31">Configured ticket states</text:span>: </text:p>
          <text:list>
            <text:list-item>
              <text:p text:style-name="P104">If a ticket reaches a specified state, the time which is spent in this state must not be added to the allowed SLA-solution time </text:p>
            </text:list-item>
          </text:list>
        </text:list-item>
        <text:list-item>
          <text:p text:style-name="P122">SLA-free ticket types: </text:p>
          <text:list>
            <text:list-item>
              <text:p text:style-name="P104">Disables SLA-calculation for specified ticket types </text:p>
            </text:list-item>
          </text:list>
        </text:list-item>
        <text:list-item>
          <text:p text:style-name="P122">Start SLA at defined date: </text:p>
          <text:list>
            <text:list-item>
              <text:p text:style-name="P104">Start SLA-times not with ticket creation but with time defined in some freetime field</text:p>
            </text:list-item>
          </text:list>
        </text:list-item>
      </text:list>
      <text:p text:style-name="P24"/>
      <text:h text:style-name="P237" text:outline-level="3">Implementation</text:h>
      <text:list xml:id="list2149011354202553777" text:style-name="L88">
        <text:list-item>
          <text:p text:style-name="P127">Override default OTRS-function for SLA-calculation depending on configuration parameters </text:p>
          <text:list>
            <text:list-item>
              <text:p text:style-name="P140">Kernel::System::Ticket::_TicketGetFirstResponse </text:p>
            </text:list-item>
            <text:list-item>
              <text:p text:style-name="P140">Kernel::System::Ticket::TicketEscalationIndexBuild </text:p>
            </text:list-item>
          </text:list>
        </text:list-item>
        <text:list-item>
          <text:p text:style-name="P140">New method the get non-escalation relevant business time (e.g. business time spent to solve the ticket - duration between creation and first close of ticket minus business time spent in non-SLA-relevant ticket states) </text:p>
          <text:list>
            <text:list-item>
              <text:p text:style-name="P140">GetTotalNonEscalationRelevantBusinessTime</text:p>
            </text:list-item>
          </text:list>
        </text:list-item>
        <text:list-item>
          <text:p text:style-name="P140">Displays a hint in agents and customers interfaces to show disabled SLA-times</text:p>
        </text:list-item>
      </text:list>
      <text:p text:style-name="P20"/>
      <text:h text:style-name="P256" text:outline-level="4">Related Structures</text:h>
      <text:h text:style-name="Heading_20_5" text:outline-level="5">Filelist</text:h>
      <text:list xml:id="list113626995024885" text:continue-list="list113625908148182" text:style-name="List_20_1">
        <text:list-item>
          <text:h text:style-name="Quellcode-Auflistung" text:outline-level="6">KIX4OTRS/Kernel/Config/Files/KIX4OTRS_Escalation.xml </text:h>
        </text:list-item>
        <text:list-item>
          <text:h text:style-name="Quellcode-Auflistung" text:outline-level="6">KIX4OTRS/Kernel/System/Ticket/TicketExtensionsKIX4OTRS.pm </text:h>
        </text:list-item>
        <text:list-item>
          <text:h text:style-name="Quellcode-Auflistung" text:outline-level="6">var/httpd/htdocs/js/Core.KIX4OTRS.TicketEscalation.js</text:h>
        </text:list-item>
      </text:list>
      <text:h text:style-name="P317" text:outline-level="6"/>
      <text:h text:style-name="Heading_20_3" text:outline-level="3"><text:soft-page-break/>SysConfig Options</text:h>
      <table:table table:name="Tabelle5" table:style-name="Tabelle5">
        <table:table-column table:style-name="Tabelle5.A"/>
        <table:table-column table:style-name="Tabelle5.B"/>
        <table:table-header-rows>
          <table:table-row table:style-name="Tabelle5.1">
            <table:table-cell table:style-name="Tabelle5.A1" office:value-type="string">
              <text:p text:style-name="P41">Key Name</text:p>
            </table:table-cell>
            <table:table-cell table:style-name="Tabelle5.B1" office:value-type="string">
              <text:p text:style-name="P41">Description</text:p>
            </table:table-cell>
          </table:table-row>
        </table:table-header-rows>
        <table:table-row table:style-name="Tabelle5.1">
          <table:table-cell table:style-name="Tabelle5.A2" office:value-type="string">
            <text:p text:style-name="Table_20_Contents">Ticket::EventModulePost###900-EscalationIndex</text:p>
          </table:table-cell>
          <table:table-cell table:style-name="Tabelle5.B2" office:value-type="string">
            <text:p text:style-name="Table_20_Contents">Updates the ticket escalation index after a ticket attribute got updated. </text:p>
            <text:list xml:id="list4188675929674433102" text:style-name="L89">
              <text:list-item>
                <text:p text:style-name="P274">Module =&gt; Kernel::System::Ticket::Event::TicketEscalationIndex </text:p>
              </text:list-item>
              <text:list-item>
                <text:p text:style-name="P274">Event =&gt; (</text:p>
                <text:list>
                  <text:list-item>
                    <text:p text:style-name="P274">TicketSLAUpdate|</text:p>
                  </text:list-item>
                  <text:list-item>
                    <text:p text:style-name="P274">TicketQueueUpdate|</text:p>
                  </text:list-item>
                  <text:list-item>
                    <text:p text:style-name="P274">TicketStateUpdate|</text:p>
                  </text:list-item>
                  <text:list-item>
                    <text:p text:style-name="P274">TicketCreate|</text:p>
                  </text:list-item>
                  <text:list-item>
                    <text:p text:style-name="P274">ArticleCreate|</text:p>
                  </text:list-item>
                  <text:list-item>
                    <text:p text:style-name="P274">TicketTypeUpdate)</text:p>
                  </text:list-item>
                </text:list>
              </text:list-item>
            </text:list>
          </table:table-cell>
        </table:table-row>
        <table:table-row table:style-name="Tabelle5.1">
          <table:table-cell table:style-name="Tabelle5.A2" office:value-type="string">
            <text:p text:style-name="Table_20_Contents">Ticket::ResponsetimeSetByPhoneTicket</text:p>
          </table:table-cell>
          <table:table-cell table:style-name="Tabelle5.B2" office:value-type="string">
            <text:p text:style-name="Table_20_Contents">Disables response time SLA, if the newly created ticket is a phone ticket.</text:p>
          </table:table-cell>
        </table:table-row>
        <table:table-row table:style-name="Tabelle5.1">
          <table:table-cell table:style-name="Tabelle5.A2" office:value-type="string">
            <text:p text:style-name="Table_20_Contents">Ticket::ResponsetimeSetByPhoneTicket::<text:line-break/>OnlyForTheseTicketTypes</text:p>
          </table:table-cell>
          <table:table-cell table:style-name="Tabelle5.B2" office:value-type="string">
            <text:p text:style-name="Table_20_Contents">Restricts the ResponsetimeSetByPhoneTicket to these ticket types.</text:p>
          </table:table-cell>
        </table:table-row>
        <table:table-row table:style-name="Tabelle5.1">
          <table:table-cell table:style-name="Tabelle5.A2" office:value-type="string">
            <text:p text:style-name="Table_20_Contents">Ticket::ResponsetimeSetByAutoReply</text:p>
          </table:table-cell>
          <table:table-cell table:style-name="Tabelle5.B2" office:value-type="string">
            <text:p text:style-name="Table_20_Contents">Disables response time SLA, if an auto reply was sent for this ticket.</text:p>
          </table:table-cell>
        </table:table-row>
        <table:table-row table:style-name="Tabelle5.1">
          <table:table-cell table:style-name="Tabelle5.A2" office:value-type="string">
            <text:p text:style-name="Table_20_Contents">Ticket::ResponsetimeSetByAutoReply::<text:line-break/>OnlyForTheseTicketTypes</text:p>
          </table:table-cell>
          <table:table-cell table:style-name="Tabelle5.B2" office:value-type="string">
            <text:p text:style-name="Table_20_Contents">Restricts the ResponsetimeSetByAutoReply to these ticket types.</text:p>
          </table:table-cell>
        </table:table-row>
        <table:table-row table:style-name="Tabelle5.1">
          <table:table-cell table:style-name="Tabelle5.A2" office:value-type="string">
            <text:p text:style-name="Table_20_Contents">Ticket::EscalationDisabled::RelevantStates</text:p>
          </table:table-cell>
          <table:table-cell table:style-name="Tabelle5.B2" office:value-type="string">
            <text:p text:style-name="Table_20_Contents">Defines state names for which the SLA-times are disabled. Is a ticket set to on of these states, the SLA-destination times are set to hold. The time a ticket stays in this state is excluded from the SLA-times.</text:p>
          </table:table-cell>
        </table:table-row>
        <table:table-row table:style-name="Tabelle5.1">
          <table:table-cell table:style-name="Tabelle5.A2" office:value-type="string">
            <text:p text:style-name="Table_20_Contents">Ticket::EscalationDisabled::RelevantTypes</text:p>
          </table:table-cell>
          <table:table-cell table:style-name="Tabelle5.B2" office:value-type="string">
            <text:p text:style-name="Table_20_Contents">Defines ticket type names for which the SLA-calculation time is disabled.</text:p>
          </table:table-cell>
        </table:table-row>
        <table:table-row table:style-name="Tabelle5.1">
          <table:table-cell table:style-name="Tabelle5.A2" office:value-type="string">
            <text:p text:style-name="Table_20_Contents">Ticket::EscalationDisabled::RelevantQueues</text:p>
          </table:table-cell>
          <table:table-cell table:style-name="Tabelle5.B2" office:value-type="string">
            <text:p text:style-name="Table_20_Contents">Defines queue names for which the SLA-calculation time is disabled.</text:p>
          </table:table-cell>
        </table:table-row>
        <table:table-row table:style-name="Tabelle5.1">
          <table:table-cell table:style-name="Tabelle5.A2" office:value-type="string">
            <text:p text:style-name="Table_20_Contents">Ticket::EscalationDelayed::FreeTimeField</text:p>
          </table:table-cell>
          <table:table-cell table:style-name="Tabelle5.B2" office:value-type="string">
            <text:p text:style-name="P53">Defines a <text:span text:style-name="T48">dynamic field of type date/time</text:span> which is used as start time for solution SLA-computation rather than ticket creation time, thus allowing to start SLA-countdown with begin of customer desired times. </text:p>
            <text:list xml:id="list3863560946730975156" text:style-name="L90">
              <text:list-item>
                <text:p text:style-name="P275">Example:</text:p>
                <text:list>
                  <text:list-item>
                    <text:p text:style-name="P276">DynamicField =&gt; DynamicFIeldName</text:p>
                  </text:list-item>
                  <text:list-item>
                    <text:p text:style-name="P275">Index =&gt;1 </text:p>
                  </text:list-item>
                </text:list>
              </text:list-item>
            </text:list>
            <text:p text:style-name="P56"/>
            <text:p text:style-name="P53"><text:span text:style-name="T22">"Index" is only </text:span><text:span text:style-name="T25">fallback</text:span><text:span text:style-name="T22"> for old configuration upgraded from OTRS 3.1 or previous to be workable. In this case dynamic field named TicketFreeTime</text:span><text:span text:style-name="T23">&lt;</text:span><text:span text:style-name="T22">Index</text:span><text:span text:style-name="T23">&gt; </text:span><text:span text:style-name="T22">is used.</text:span></text:p>
          </table:table-cell>
        </table:table-row>
        <table:table-row table:style-name="Tabelle5.1">
          <table:table-cell table:style-name="Tabelle5.A2" office:value-type="string">
            <text:p text:style-name="Table_20_Contents">Loader::Agent::CommonJS###<text:line-break/>901-KIX4OTRSTicketEscalation</text:p>
          </table:table-cell>
          <table:table-cell table:style-name="Tabelle5.B2" office:value-type="string">
            <text:p text:style-name="Table_20_Contents">List of JS files to always be loaded for the agent interface. Shows the hint in the agents and customers interfaces.</text:p>
            <text:list xml:id="list2306740198539802473" text:style-name="L91">
              <text:list-item>
                <text:p text:style-name="P277">Core.KIX4OTRS.TicketEscalation.js</text:p>
              </text:list-item>
            </text:list>
          </table:table-cell>
        </table:table-row>
      </table:table>
      <text:h text:style-name="Heading_20_2" text:outline-level="2">Type-Depending Responsible User</text:h>
      <text:p text:style-name="P20"><text:span text:style-name="T6">Th</text:span>e responsible user can be set automatically if the first owner is assigned to a ticket. This extension allows to set the responsible automatically depending on the ticket type (if option chosen)</text:p>
      <text:p text:style-name="P20"/>
      <text:h text:style-name="P237" text:outline-level="3">Implementation</text:h>
      <text:list xml:id="list1819350190492544078" text:style-name="L92">
        <text:list-item>
          <text:p text:style-name="P166">Event handler to set the responsible user when ticket is created, owner is updated or ticket state is set</text:p>
        </text:list-item>
        <text:list-item>
          <text:p text:style-name="P166">Allow to set type depending responsible only if no responsible is not specified, <text:soft-page-break/>to force responsible set or to set owner if responsible not specified</text:p>
        </text:list-item>
      </text:list>
      <text:p text:style-name="P32"/>
      <text:h text:style-name="Heading_20_4" text:outline-level="4">Related Structures</text:h>
      <text:h text:style-name="Heading_20_5" text:outline-level="5">Filelist</text:h>
      <text:list xml:id="list113627362151684" text:continue-list="list113626995024885" text:style-name="List_20_1">
        <text:list-item>
          <text:h text:style-name="Quellcode-Auflistung" text:outline-level="6">KIX4OTRS/Kernel/Config/Files/KIX4OTRS_ResponsibleAutoSetPerTicketType.xml </text:h>
        </text:list-item>
        <text:list-item>
          <text:h text:style-name="Quellcode-Auflistung" text:outline-level="6">KIX4OTRS/Kernel/System/Ticket/Event/ResponsibleAutoSetPerTickettype.pm</text:h>
        </text:list-item>
      </text:list>
      <text:h text:style-name="P317" text:outline-level="6"/>
      <text:h text:style-name="Heading_20_3" text:outline-level="3">SysConfig Options</text:h>
      <table:table table:name="Tabelle7" table:style-name="Tabelle7">
        <table:table-column table:style-name="Tabelle7.A"/>
        <table:table-column table:style-name="Tabelle7.B"/>
        <table:table-header-rows>
          <table:table-row table:style-name="Tabelle7.1">
            <table:table-cell table:style-name="Tabelle7.A1" office:value-type="string">
              <text:p text:style-name="P41">Key Name</text:p>
            </table:table-cell>
            <table:table-cell table:style-name="Tabelle7.B1" office:value-type="string">
              <text:p text:style-name="P41">Description</text:p>
            </table:table-cell>
          </table:table-row>
        </table:table-header-rows>
        <table:table-row table:style-name="Tabelle7.1">
          <table:table-cell table:style-name="Tabelle7.A2" office:value-type="string">
            <text:p text:style-name="Table_20_Contents">Ticket::EventModulePost###<text:line-break/>800-ResponsibleAutoSetPerTickettype</text:p>
          </table:table-cell>
          <table:table-cell table:style-name="Tabelle7.B2" office:value-type="string">
            <text:p text:style-name="Table_20_Contents">Dis-/enables setting of ticket responsible - define ticket type depending responsible users as additional entries with following syntax (key =&gt; value)</text:p>
            <text:list xml:id="list6340214818419565643" text:style-name="L93">
              <text:list-item>
                <text:p text:style-name="P278">TicketType:::&lt;TypeName&gt; =&gt; &lt;UserLogin&gt;</text:p>
              </text:list-item>
            </text:list>
          </table:table-cell>
        </table:table-row>
        <table:table-row table:style-name="Tabelle7.1">
          <table:table-cell table:style-name="Tabelle7.A2" office:value-type="string">
            <text:p text:style-name="Table_20_Contents">Ticket::ResponsibleAutoSetPerTickettype</text:p>
          </table:table-cell>
          <table:table-cell table:style-name="Tabelle7.B2" office:value-type="string">
            <text:p text:style-name="Table_20_Contents">If the ticket responsible feature and auto-set-event is enabled, set responsible on ticket creation or state update depending on configuration:</text:p>
            <text:list xml:id="list5609785457395232235" text:style-name="L94">
              <text:list-item>
                <text:p text:style-name="P279">Force ticket type responsible </text:p>
              </text:list-item>
              <text:list-item>
                <text:p text:style-name="P279">Set ticket type responsible if not specified </text:p>
              </text:list-item>
              <text:list-item>
                <text:p text:style-name="P279">Set owner, if responsible not specified </text:p>
              </text:list-item>
              <text:list-item>
                <text:p text:style-name="P279">Disabled</text:p>
              </text:list-item>
            </text:list>
          </table:table-cell>
        </table:table-row>
      </table:table>
      <text:h text:style-name="Heading_20_2" text:outline-level="2"><text:s/>Change State on Queue Move</text:h>
      <text:p text:style-name="P20">Change ticket state on queue move depending on selected ticket type</text:p>
      <text:p text:style-name="P20"/>
      <text:h text:style-name="P237" text:outline-level="3">Implementation</text:h>
      <text:list xml:id="list1780720721686142119" text:style-name="L95">
        <text:list-item>
          <text:p text:style-name="P167">Use event handler to set the ticket state when queue changed</text:p>
        </text:list-item>
        <text:list-item>
          <text:p text:style-name="P167">Set ticket type and queue via SysConfig</text:p>
        </text:list-item>
      </text:list>
      <text:p text:style-name="P32"/>
      <text:h text:style-name="Heading_20_4" text:outline-level="4">Related Structures</text:h>
      <text:h text:style-name="Heading_20_5" text:outline-level="5">Filelist</text:h>
      <text:list xml:id="list113627596964436" text:continue-list="list113627362151684" text:style-name="List_20_1">
        <text:list-item>
          <text:list>
            <text:list-item>
              <text:list>
                <text:list-item>
                  <text:list>
                    <text:list-item>
                      <text:h text:style-name="P318" text:outline-level="6">KIX4OTRS/Kernel/Config/Files/KIX4OTRS_TicketStateWorkflow.xml </text:h>
                    </text:list-item>
                    <text:list-item>
                      <text:h text:style-name="P318" text:outline-level="6">KIX4OTRS/Kernel/System/Ticket/Event/<text:span text:style-name="T9">TicketQueueMoveWorkflowState</text:span>.pm</text:h>
                    </text:list-item>
                  </text:list>
                </text:list-item>
              </text:list>
            </text:list-item>
          </text:list>
        </text:list-item>
      </text:list>
      <text:h text:style-name="P317" text:outline-level="6"/>
      <text:h text:style-name="Heading_20_3" text:outline-level="3">SysConfig Options</text:h>
      <table:table table:name="Tabelle101" table:style-name="Tabelle101">
        <table:table-column table:style-name="Tabelle101.A"/>
        <table:table-column table:style-name="Tabelle101.B"/>
        <table:table-header-rows>
          <table:table-row table:style-name="Tabelle101.1">
            <table:table-cell table:style-name="Tabelle101.A1" office:value-type="string">
              <text:p text:style-name="P41">Key Name</text:p>
            </table:table-cell>
            <table:table-cell table:style-name="Tabelle101.B1" office:value-type="string">
              <text:p text:style-name="P41">Description</text:p>
            </table:table-cell>
          </table:table-row>
        </table:table-header-rows>
        <table:table-row table:style-name="Tabelle101.1">
          <table:table-cell table:style-name="Tabelle101.A2" office:value-type="string">
            <text:p text:style-name="P67">Ticket::EventModulePost###920<text:span text:style-name="T9">-TicketQueueMoveWorkflowState</text:span></text:p>
          </table:table-cell>
          <table:table-cell table:style-name="Tabelle101.B2" office:value-type="string">
            <text:p text:style-name="Table_20_Contents">Dis-/enables event-module</text:p>
          </table:table-cell>
        </table:table-row>
        <table:table-row table:style-name="Tabelle101.1">
          <table:table-cell table:style-name="Tabelle101.A2" office:value-type="string">
            <text:p text:style-name="P67">Ticket::TicketQueueMoveWorkflowState</text:p>
          </table:table-cell>
          <table:table-cell table:style-name="Tabelle101.B2" office:value-type="string">
            <text:p text:style-name="P67">Define ticket type and queue as additional entries with following syntax (key =&gt; value)</text:p>
            <text:list xml:id="list949576200857942237" text:style-name="L96">
              <text:list-item>
                <text:p text:style-name="P280">Queue :::TicketType =&gt; State</text:p>
              </text:list-item>
            </text:list>
          </table:table-cell>
        </table:table-row>
      </table:table>
      <text:h text:style-name="Heading_20_2" text:outline-level="2"><text:s/>Change Tickettype on Queue Move</text:h>
      <text:p text:style-name="P20">Change ticket type on queue move depending on selected ticket type</text:p>
      <text:p text:style-name="P20"/>
      <text:h text:style-name="P237" text:outline-level="3">Implementation</text:h>
      <text:list xml:id="list6530282333976137522" text:style-name="L97">
        <text:list-item>
          <text:p text:style-name="P168">Use event handler to set the ticket type when queue changed</text:p>
        </text:list-item>
        <text:list-item>
          <text:p text:style-name="P168">Set ticket type and queue via SysConfig</text:p>
        </text:list-item>
      </text:list>
      <text:p text:style-name="P32"/>
      <text:h text:style-name="Heading_20_4" text:outline-level="4">Related Structures</text:h>
      <text:h text:style-name="Heading_20_5" text:outline-level="5">Filelist</text:h>
      <text:list xml:id="list113627187073881" text:continue-list="list113627596964436" text:style-name="List_20_1">
        <text:list-item>
          <text:list>
            <text:list-item>
              <text:list>
                <text:list-item>
                  <text:list>
                    <text:list-item>
                      <text:h text:style-name="P318" text:outline-level="6">KIX4OTRS/Kernel/Config/Files/KIX4OTRS<text:span text:style-name="T9">_TicketStateWorkflow</text:span>.xml </text:h>
                    </text:list-item>
                    <text:list-item>
                      <text:h text:style-name="P318" text:outline-level="6">KIX4OTRS/Kernel/System/Ticket/Event/<text:span text:style-name="T9">TicketQueueMoveWorkflowTickettype</text:span>.pm</text:h>
                    </text:list-item>
                  </text:list>
                </text:list-item>
              </text:list>
            </text:list-item>
          </text:list>
        </text:list-item>
      </text:list>
      <text:h text:style-name="P317" text:outline-level="6"><text:soft-page-break/></text:h>
      <text:h text:style-name="Heading_20_3" text:outline-level="3">SysConfig Options</text:h>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41">Key Name</text:p>
            </table:table-cell>
            <table:table-cell table:style-name="Tabelle102.B1" office:value-type="string">
              <text:p text:style-name="P41">Description</text:p>
            </table:table-cell>
          </table:table-row>
        </table:table-header-rows>
        <table:table-row table:style-name="Tabelle102.1">
          <table:table-cell table:style-name="Tabelle102.A2" office:value-type="string">
            <text:p text:style-name="P67">Ticket::EventModulePost###920<text:span text:style-name="T9">-TicketQueueMoveWorkflowState</text:span></text:p>
          </table:table-cell>
          <table:table-cell table:style-name="Tabelle102.B2" office:value-type="string">
            <text:p text:style-name="Table_20_Contents">Dis-/enables event-module</text:p>
          </table:table-cell>
        </table:table-row>
        <table:table-row table:style-name="Tabelle102.1">
          <table:table-cell table:style-name="Tabelle102.A2" office:value-type="string">
            <text:p text:style-name="P67">Ticket::TicketQueueMoveWorkflowState</text:p>
          </table:table-cell>
          <table:table-cell table:style-name="Tabelle102.B2" office:value-type="string">
            <text:p text:style-name="P67">Define ticket type and queue as additional entries with following syntax (key =&gt; value)</text:p>
            <text:list xml:id="list2567865377906312225" text:style-name="L98">
              <text:list-item>
                <text:p text:style-name="P281">Queue :::TicketType (old) =&gt; TicketType (new)</text:p>
              </text:list-item>
            </text:list>
          </table:table-cell>
        </table:table-row>
      </table:table>
      <text:h text:style-name="Heading_20_2" text:outline-level="2"><text:s/>Change State on Lock / Unlock</text:h>
      <text:p text:style-name="P20">Change ticket state on lock or unlock depending on selected ticket type</text:p>
      <text:p text:style-name="P20"/>
      <text:h text:style-name="P237" text:outline-level="3">Implementation</text:h>
      <text:list xml:id="list7839873140289498163" text:style-name="L99">
        <text:list-item>
          <text:p text:style-name="P169">Use event handler to set the ticket state when ticket locked or unlocked</text:p>
        </text:list-item>
        <text:list-item>
          <text:p text:style-name="P169">Define some default states after lock or unlock</text:p>
        </text:list-item>
        <text:list-item>
          <text:p text:style-name="P169">Defined some states which should no be overwritten</text:p>
        </text:list-item>
      </text:list>
      <text:p text:style-name="P32"/>
      <text:h text:style-name="Heading_20_4" text:outline-level="4">Related Structures</text:h>
      <text:h text:style-name="Heading_20_5" text:outline-level="5">Filelist</text:h>
      <text:list xml:id="list113626128756951" text:continue-list="list113627187073881" text:style-name="List_20_1">
        <text:list-item>
          <text:list>
            <text:list-item>
              <text:list>
                <text:list-item>
                  <text:list>
                    <text:list-item>
                      <text:h text:style-name="P318" text:outline-level="6">KIX4OTRS/Kernel/Config/Files/KIX4OTRS<text:span text:style-name="T9">_TicketStateWorkflow</text:span>.xml </text:h>
                    </text:list-item>
                    <text:list-item>
                      <text:h text:style-name="P318" text:outline-level="6">KIX4OTRS/Kernel/System/Ticket/Event/TicketStateAutoUpdate.pm</text:h>
                    </text:list-item>
                  </text:list>
                </text:list-item>
              </text:list>
            </text:list-item>
          </text:list>
        </text:list-item>
      </text:list>
      <text:h text:style-name="P317" text:outline-level="6"/>
      <text:h text:style-name="Heading_20_3" text:outline-level="3">SysConfig Options</text:h>
      <table:table table:name="Tabelle103" table:style-name="Tabelle103">
        <table:table-column table:style-name="Tabelle103.A"/>
        <table:table-column table:style-name="Tabelle103.B"/>
        <table:table-header-rows>
          <table:table-row table:style-name="Tabelle103.1">
            <table:table-cell table:style-name="Tabelle103.A1" office:value-type="string">
              <text:p text:style-name="P41">Key Name</text:p>
            </table:table-cell>
            <table:table-cell table:style-name="Tabelle103.B1" office:value-type="string">
              <text:p text:style-name="P41">Description</text:p>
            </table:table-cell>
          </table:table-row>
        </table:table-header-rows>
        <table:table-row table:style-name="Tabelle103.1">
          <table:table-cell table:style-name="Tabelle103.A2" office:value-type="string">
            <text:p text:style-name="P70">Ticket::EventModulePost###900-TicketStateAutoUpdate</text:p>
          </table:table-cell>
          <table:table-cell table:style-name="Tabelle103.B2" office:value-type="string">
            <text:p text:style-name="Table_20_Contents">Dis-/enables event-module</text:p>
          </table:table-cell>
        </table:table-row>
        <table:table-row table:style-name="Tabelle103.1">
          <table:table-cell table:style-name="Tabelle103.A2" office:value-type="string">
            <text:p text:style-name="P70">TicketStateAutoUpdate###NonOverridableTicketStateOnUnlock</text:p>
          </table:table-cell>
          <table:table-cell table:style-name="Tabelle103.B2" office:value-type="string">
            <text:p text:style-name="P67">Defines ticket states which should not be overwritten on unlock</text:p>
          </table:table-cell>
        </table:table-row>
        <table:table-row table:style-name="Tabelle103.1">
          <table:table-cell table:style-name="Tabelle103.A2" office:value-type="string">
            <text:p text:style-name="P70">TicketStateAutoUpdate###NonOverridableTicketStateOnLock</text:p>
          </table:table-cell>
          <table:table-cell table:style-name="Tabelle103.B2" office:value-type="string">
            <text:p text:style-name="P67">Defines ticket states which should not be overwritten on lock</text:p>
          </table:table-cell>
        </table:table-row>
        <table:table-row table:style-name="Tabelle103.1">
          <table:table-cell table:style-name="Tabelle103.A2" office:value-type="string">
            <text:p text:style-name="P70">TicketStateAutoUpdate###DefaultTicketStateOnUnlock</text:p>
          </table:table-cell>
          <table:table-cell table:style-name="Tabelle103.B2" office:value-type="string">
            <text:p text:style-name="P67">Defines default ticket states which has to be set after unlock</text:p>
          </table:table-cell>
        </table:table-row>
        <table:table-row table:style-name="Tabelle103.1">
          <table:table-cell table:style-name="Tabelle103.A2" office:value-type="string">
            <text:p text:style-name="P70">TicketStateAutoUpdate###DefaultTicketStateOnLock</text:p>
          </table:table-cell>
          <table:table-cell table:style-name="Tabelle103.B2" office:value-type="string">
            <text:p text:style-name="P67">Defines default ticket states which has to be set after lock</text:p>
          </table:table-cell>
        </table:table-row>
      </table:table>
      <text:h text:style-name="Heading_20_2" text:outline-level="2"><text:s/>Unlock Ticket after Reaching Defined Ticket State</text:h>
      <text:p text:style-name="P20">Unlock ticket after reaching a defined ticket state</text:p>
      <text:p text:style-name="P20"/>
      <text:h text:style-name="P237" text:outline-level="3">Implementation</text:h>
      <text:list xml:id="list379975082095157365" text:style-name="L100">
        <text:list-item>
          <text:p text:style-name="P170">Use event handler to unlock the ticket when defined ticket state reached</text:p>
        </text:list-item>
        <text:list-item>
          <text:p text:style-name="P170">Set ticket type and states via SysConfig</text:p>
        </text:list-item>
      </text:list>
      <text:p text:style-name="P32"/>
      <text:h text:style-name="Heading_20_4" text:outline-level="4">Related Structures</text:h>
      <text:h text:style-name="Heading_20_5" text:outline-level="5">Filelist</text:h>
      <text:list xml:id="list113626098463700" text:continue-list="list113626128756951" text:style-name="List_20_1">
        <text:list-item>
          <text:list>
            <text:list-item>
              <text:list>
                <text:list-item>
                  <text:list>
                    <text:list-item>
                      <text:h text:style-name="P318" text:outline-level="6">KIX4OTRS/Kernel/Config/Files/KIX4OTRS<text:span text:style-name="T9">_TicketStateWorkflow</text:span>.xml </text:h>
                    </text:list-item>
                    <text:list-item>
                      <text:h text:style-name="P318" text:outline-level="6">KIX4OTRS/Kernel/System/Ticket/Event/TicketUnlockOnStateUpdate.pm</text:h>
                    </text:list-item>
                  </text:list>
                </text:list-item>
              </text:list>
            </text:list-item>
          </text:list>
        </text:list-item>
      </text:list>
      <text:h text:style-name="P317" text:outline-level="6"/>
      <text:h text:style-name="Heading_20_3" text:outline-level="3"><text:soft-page-break/>SysConfig Options</text:h>
      <table:table table:name="Tabelle104" table:style-name="Tabelle104">
        <table:table-column table:style-name="Tabelle104.A"/>
        <table:table-column table:style-name="Tabelle104.B"/>
        <table:table-header-rows>
          <table:table-row table:style-name="Tabelle104.1">
            <table:table-cell table:style-name="Tabelle104.A1" office:value-type="string">
              <text:p text:style-name="P41">Key Name</text:p>
            </table:table-cell>
            <table:table-cell table:style-name="Tabelle104.B1" office:value-type="string">
              <text:p text:style-name="P41">Description</text:p>
            </table:table-cell>
          </table:table-row>
        </table:table-header-rows>
        <table:table-row table:style-name="Tabelle104.1">
          <table:table-cell table:style-name="Tabelle104.A2" office:value-type="string">
            <text:p text:style-name="P70">Ticket::EventModulePost###900-TicketUnlockOnStateUpdate</text:p>
          </table:table-cell>
          <table:table-cell table:style-name="Tabelle104.B2" office:value-type="string">
            <text:p text:style-name="Table_20_Contents">Dis-/enables event-module</text:p>
          </table:table-cell>
        </table:table-row>
        <table:table-row table:style-name="Tabelle104.1">
          <table:table-cell table:style-name="Tabelle104.A2" office:value-type="string">
            <text:p text:style-name="P70">TicketUnlockOnStateUpdate###ValidStates</text:p>
          </table:table-cell>
          <table:table-cell table:style-name="Tabelle104.B2" office:value-type="string">
            <text:p text:style-name="P67">Defines which state will unlock the <text:span text:style-name="T9">ticket.</text:span></text:p>
            <text:list xml:id="list1333244968215353601" text:style-name="L101">
              <text:list-item>
                <text:p text:style-name="P282">TicketType =&gt; States (separated by , )</text:p>
              </text:list-item>
            </text:list>
          </table:table-cell>
        </table:table-row>
      </table:table>
      <text:h text:style-name="Heading_20_2" text:outline-level="2"><text:s/>State Update after Answer on Closed Ticket</text:h>
      <text:p text:style-name="P20">Answering to a closed ticket could cause a state update like used in PostMasterFollowUp</text:p>
      <text:p text:style-name="P20"/>
      <text:h text:style-name="P237" text:outline-level="3">Implementation</text:h>
      <text:list xml:id="list2207488282968566787" text:style-name="L102">
        <text:list-item>
          <text:p text:style-name="P171">Create event to trigger state update after answering to a closed / pending ticket</text:p>
        </text:list-item>
        <text:list-item>
          <text:p text:style-name="P201"><text:span text:style-name="T33">no state change will be done, if a manual state change is allowed in CustomerTicketZoom (otherwise the config would be </text:span>contradictory<text:span text:style-name="T33">)</text:span></text:p>
        </text:list-item>
      </text:list>
      <text:p text:style-name="P32"/>
      <text:h text:style-name="Heading_20_4" text:outline-level="4">Related Structures</text:h>
      <text:h text:style-name="Heading_20_5" text:outline-level="5">Filelist</text:h>
      <text:list xml:id="list113627760455072" text:continue-list="list113626098463700" text:style-name="List_20_1">
        <text:list-item>
          <text:list>
            <text:list-item>
              <text:list>
                <text:list-item>
                  <text:list>
                    <text:list-item>
                      <text:h text:style-name="P318" text:outline-level="6">KIX4OTRS/Kernel/Config/Files/KIX4OTRS_TicketStateWorkflow.xml</text:h>
                    </text:list-item>
                    <text:list-item>
                      <text:h text:style-name="P318" text:outline-level="6">KIX4OTRS/Kernel/System/Ticket/Event/StateUpdateOnWebrequestFollowUp.pm </text:h>
                    </text:list-item>
                  </text:list>
                </text:list-item>
              </text:list>
            </text:list-item>
          </text:list>
        </text:list-item>
      </text:list>
      <text:h text:style-name="P317" text:outline-level="6"/>
      <text:h text:style-name="Heading_20_3" text:outline-level="3">SysConfig Options</text:h>
      <table:table table:name="Tabelle116" table:style-name="Tabelle116">
        <table:table-column table:style-name="Tabelle116.A"/>
        <table:table-column table:style-name="Tabelle116.B"/>
        <table:table-header-rows>
          <table:table-row table:style-name="Tabelle116.1">
            <table:table-cell table:style-name="Tabelle116.A1" office:value-type="string">
              <text:p text:style-name="P41">Key Name</text:p>
            </table:table-cell>
            <table:table-cell table:style-name="Tabelle116.B1" office:value-type="string">
              <text:p text:style-name="P41">Description</text:p>
            </table:table-cell>
          </table:table-row>
        </table:table-header-rows>
        <table:table-row table:style-name="Tabelle116.1">
          <table:table-cell table:style-name="Tabelle116.A2" office:value-type="string">
            <text:p text:style-name="P71">Ticket::EventModulePost###701-StateUpdateOnWebrequestFollowUp</text:p>
          </table:table-cell>
          <table:table-cell table:style-name="Tabelle116.B2" office:value-type="string">
            <text:p text:style-name="Table_20_Contents">Defines the event and the used module</text:p>
          </table:table-cell>
        </table:table-row>
      </table:table>
      <text:h text:style-name="Heading_20_2" text:outline-level="2"><text:s/>FAQ-Workflow</text:h>
      <text:p text:style-name="P24">Need for a workflow to create a FAQ-article directly from a new ticket article</text:p>
      <text:p text:style-name="P24"/>
      <text:h text:style-name="P237" text:outline-level="3">Implementation</text:h>
      <text:list xml:id="list5846000316550179964" text:style-name="L103">
        <text:list-item>
          <text:p text:style-name="P105">Ticket event module to create FAQ-article</text:p>
        </text:list-item>
        <text:list-item>
          <text:p text:style-name="P105">Article dynamic field created as the trigger field for the FAQ-workflow</text:p>
        </text:list-item>
        <text:list-item>
          <text:p text:style-name="P105">FAQ-Workflow configurable via SysConfig</text:p>
        </text:list-item>
      </text:list>
      <text:p text:style-name="P24"/>
      <text:h text:style-name="Heading_20_4" text:outline-level="4">Related Structures</text:h>
      <text:h text:style-name="Heading_20_5" text:outline-level="5">Filelist</text:h>
      <text:list xml:id="list113626698095125" text:continue-list="list113627760455072" text:style-name="List_20_1">
        <text:list-item>
          <text:h text:style-name="Quellcode-Auflistung" text:outline-level="6">KIX4OTRS/Kernel/Config/Files/KIX4OTRS_FAQExtensions.xml </text:h>
        </text:list-item>
        <text:list-item>
          <text:h text:style-name="Quellcode-Auflistung" text:outline-level="6">KIX4OTRS/Kernel/System/Ticket/Event/CreateFAQEntry.pm</text:h>
        </text:list-item>
      </text:list>
      <text:h text:style-name="P317" text:outline-level="6"/>
      <text:h text:style-name="Heading_20_3" text:outline-level="3">SysConfig Options</text:h>
      <table:table table:name="Tabelle87" table:style-name="Tabelle87">
        <table:table-column table:style-name="Tabelle87.A"/>
        <table:table-column table:style-name="Tabelle87.B"/>
        <table:table-header-rows>
          <table:table-row table:style-name="Tabelle87.1">
            <table:table-cell table:style-name="Tabelle87.A1" office:value-type="string">
              <text:p text:style-name="P41">Key Name</text:p>
            </table:table-cell>
            <table:table-cell table:style-name="Tabelle87.B1" office:value-type="string">
              <text:p text:style-name="P41">Description</text:p>
            </table:table-cell>
          </table:table-row>
        </table:table-header-rows>
        <table:table-row table:style-name="Tabelle87.1">
          <table:table-cell table:style-name="Tabelle87.A2" office:value-type="string">
            <text:p text:style-name="Table_20_Contents">Ticket::EventModulePost###200-CreateFAQEntry</text:p>
          </table:table-cell>
          <table:table-cell table:style-name="Tabelle87.B2" office:value-type="string">
            <text:p text:style-name="Table_20_Contents">Registration for the ticket event module to automatically create a FAQ-entry from an article</text:p>
          </table:table-cell>
        </table:table-row>
        <table:table-row table:style-name="Tabelle87.1">
          <table:table-cell table:style-name="Tabelle87.A2" office:value-type="string">
            <text:p text:style-name="Table_20_Contents">FAQWorkflow::Basic</text:p>
          </table:table-cell>
          <table:table-cell table:style-name="Tabelle87.B2" office:value-type="string">
            <text:p text:style-name="Table_20_Contents">Basic configuration for automatically created FAQ-entries</text:p>
          </table:table-cell>
        </table:table-row>
        <table:table-row table:style-name="Tabelle87.1">
          <table:table-cell table:style-name="Tabelle87.A2" office:value-type="string">
            <text:p text:style-name="Table_20_Contents">FAQWorkflow::CreateLink</text:p>
          </table:table-cell>
          <table:table-cell table:style-name="Tabelle87.B2" office:value-type="string">
            <text:p text:style-name="Table_20_Contents">Defines if the new FAQ-article is linked to the source ticket</text:p>
          </table:table-cell>
        </table:table-row>
        <table:table-row table:style-name="Tabelle87.1">
          <table:table-cell table:style-name="Tabelle87.A2" office:value-type="string">
            <text:p text:style-name="Table_20_Contents">FAQWorkflow::ResetTriggerFlag</text:p>
          </table:table-cell>
          <table:table-cell table:style-name="Tabelle87.B2" office:value-type="string">
            <text:p text:style-name="Table_20_Contents">Defines if the trigger flag at the source ticket/article will be reseted after creation of the FAQ-entry</text:p>
          </table:table-cell>
        </table:table-row>
      </table:table>
      <text:h text:style-name="Heading_20_2" text:outline-level="2"><text:soft-page-break/>Quick-Ticket Templates for Agent Users</text:h>
      <text:p text:style-name="P24">In default OTRS there is no easy way to configure quick-ticket templates for agents. It is possible to define new navigation bar entries with predefined ticket content. This is not very comfortable. It should be possible to define ticket templates and provide an acceptable presentation of those templates.</text:p>
      <text:p text:style-name="P24"/>
      <text:h text:style-name="P237" text:outline-level="3">Implementation</text:h>
      <text:list xml:id="list113627229519875" text:continue-list="list113627338195536" text:style-name="L14">
        <text:list-item>
          <text:p text:style-name="P161">Extended agent's ticket masks to provide quick-ticket templates</text:p>
          <text:list>
            <text:list-item>
              <text:p text:style-name="P161">Configurable via admin frontend</text:p>
            </text:list-item>
            <text:list-item>
              <text:p text:style-name="P161">New ticket mask to show all configured quick-ticket templates and to allow a selection.</text:p>
            </text:list-item>
          </text:list>
        </text:list-item>
      </text:list>
      <text:p text:style-name="P32"/>
      <text:h text:style-name="Heading_20_4" text:outline-level="4">Related Structures</text:h>
      <text:h text:style-name="Heading_20_5" text:outline-level="5">Filelist</text:h>
      <text:list xml:id="list113627994067594" text:continue-list="list113626698095125" text:style-name="List_20_1">
        <text:list-item>
          <text:list>
            <text:list-item>
              <text:list>
                <text:list-item>
                  <text:list>
                    <text:list-item>
                      <text:h text:style-name="P358" text:outline-level="6">KIX4OTRS/Kernel/Config/Files/KIX4OTRS_QuickTicket.xml</text:h>
                    </text:list-item>
                    <text:list-item>
                      <text:h text:style-name="P359" text:outline-level="6">KIX4OTRS/Kernel/Language/de_KIX4OTRS.pm</text:h>
                    </text:list-item>
                  </text:list>
                </text:list-item>
              </text:list>
            </text:list-item>
          </text:list>
        </text:list-item>
        <text:list-item>
          <text:h text:style-name="Quellcode-Auflistung" text:outline-level="6">KIX4OTRS/Kernel/Modules/AgentTicketPhone.pm</text:h>
        </text:list-item>
        <text:list-item>
          <text:h text:style-name="Quellcode-Auflistung" text:outline-level="6">KIX4OTRS/Kernel/Modules/AgentTicketPhoneQuick.pm</text:h>
        </text:list-item>
        <text:list-item>
          <text:h text:style-name="Quellcode-Auflistung" text:outline-level="6">KIX4OTRS/Kernel/Modules/AgentTicketEmail.pm</text:h>
        </text:list-item>
        <text:list-item>
          <text:h text:style-name="Quellcode-Auflistung" text:outline-level="6">KIX4OTRS/Kernel/Modules/AgentTicketEmailQuick.pm</text:h>
        </text:list-item>
        <text:list-item>
          <text:h text:style-name="Quellcode-Auflistung" text:outline-level="6">KIX4OTRS/Kernel/Modules/BaseTicketTemplateHandler.pm</text:h>
        </text:list-item>
        <text:list-item>
          <text:h text:style-name="Quellcode-Auflistung" text:outline-level="6">KIX4OTRS/Kernel/Output/HTML/Standard/AgentTicketEmail.tt</text:h>
        </text:list-item>
        <text:list-item>
          <text:h text:style-name="Quellcode-Auflistung" text:outline-level="6">KIX4OTRS/Kernel/Output/HTML/Standard/AgentTicketPhone.tt</text:h>
        </text:list-item>
      </text:list>
      <text:h text:style-name="P317" text:outline-level="6"/>
      <text:h text:style-name="Heading_20_3" text:outline-level="3">SysConfig Options</text:h>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41">Key Name</text:p>
            </table:table-cell>
            <table:table-cell table:style-name="Tabelle42.B1" office:value-type="string">
              <text:p text:style-name="P41">Description</text:p>
            </table:table-cell>
          </table:table-row>
        </table:table-header-rows>
        <table:table-row table:style-name="Tabelle42.1">
          <table:table-cell table:style-name="Tabelle42.A2" office:value-type="string">
            <text:p text:style-name="P70">Frontend::Module###AgentTicketEmailQuick</text:p>
          </table:table-cell>
          <table:table-cell table:style-name="Tabelle42.B2" office:value-type="string">
            <text:p text:style-name="P70">Frontend module registration for the Quickticket via AgentTicketPhone</text:p>
          </table:table-cell>
        </table:table-row>
        <table:table-row table:style-name="Tabelle42.1">
          <table:table-cell table:style-name="Tabelle42.A2" office:value-type="string">
            <text:p text:style-name="P70">Ticket::Frontend::AgentTicketEmailQuick###ArticleType</text:p>
          </table:table-cell>
          <table:table-cell table:style-name="Tabelle42.B2" office:value-type="string">
            <text:p text:style-name="P70">Sets the default article type for new email quick tickets</text:p>
          </table:table-cell>
        </table:table-row>
        <table:table-row table:style-name="Tabelle42.1">
          <table:table-cell table:style-name="Tabelle42.A2" office:value-type="string">
            <text:p text:style-name="P70">Frontend::Module###AgentTicketPhoneQuick</text:p>
          </table:table-cell>
          <table:table-cell table:style-name="Tabelle42.B2" office:value-type="string">
            <text:p text:style-name="P70">Frontend module registration for the Quickticket via AgentTicketPhone</text:p>
          </table:table-cell>
        </table:table-row>
        <table:table-row table:style-name="Tabelle42.1">
          <table:table-cell table:style-name="Tabelle42.A2" office:value-type="string">
            <text:p text:style-name="P70">Ticket::Frontend::AgentTicketPhoneQuick###ArticleType</text:p>
          </table:table-cell>
          <table:table-cell table:style-name="Tabelle42.B2" office:value-type="string">
            <text:p text:style-name="P70">Sets the default article type for new phone quick tickets</text:p>
          </table:table-cell>
        </table:table-row>
        <table:table-row table:style-name="Tabelle42.1">
          <table:table-cell table:style-name="Tabelle42.A2" office:value-type="string">
            <text:p text:style-name="P70">Ticket::QuickTicketByDefaultSet::Selection###AgentTicketPhone</text:p>
          </table:table-cell>
          <table:table-cell table:style-name="Tabelle42.B2" office:value-type="string">
            <text:p text:style-name="P70">Defines which quick ticket templates are available in AgentTicketEmail</text:p>
          </table:table-cell>
        </table:table-row>
        <table:table-row table:style-name="Tabelle42.1">
          <table:table-cell table:style-name="Tabelle42.A2" office:value-type="string">
            <text:p text:style-name="P70">Ticket::QuickTicketByDefaultSet::Selection###AgentTicketEmail</text:p>
          </table:table-cell>
          <table:table-cell table:style-name="Tabelle42.B2" office:value-type="string">
            <text:p text:style-name="P70">Defines which quick ticket templates are available in AgentTicketEmail</text:p>
          </table:table-cell>
        </table:table-row>
      </table:table>
      <text:h text:style-name="Heading_20_2" text:outline-level="2">Quick-Ticket Templates for Customer Users</text:h>
      <text:p text:style-name="P24">In default OTRS there is no easy way to configure quick-ticket templates for customer users. It is possible to define new navigation bar entries with predefined ticket content. This is not very comfortable. It should be possible to define ticket templates and provide an acceptable presentation of those templates.</text:p>
      <text:p text:style-name="P24"/>
      <text:h text:style-name="P237" text:outline-level="3">Implementation</text:h>
      <text:list xml:id="list113626242973628" text:continue-list="list113627229519875" text:style-name="L14">
        <text:list-item>
          <text:p text:style-name="P161">Extended customer's ticket masks to provide quick-ticket templates</text:p>
        </text:list-item>
        <text:list-item>
          <text:p text:style-name="P161">Configurable via admin frontend</text:p>
        </text:list-item>
        <text:list-item>
          <text:p text:style-name="P161">New ticket mask to show all configured quick-ticket templates and to allow a selection.</text:p>
        </text:list-item>
      </text:list>
      <text:p text:style-name="P32"/>
      <text:h text:style-name="Heading_20_4" text:outline-level="4">Related Structures</text:h>
      <text:h text:style-name="Heading_20_5" text:outline-level="5">Filelist</text:h>
      <text:list xml:id="list113626842560727" text:continue-list="list113627994067594" text:style-name="List_20_1">
        <text:list-item>
          <text:h text:style-name="P366" text:outline-level="6">KIX4OTRS/Kernel/Language/de_KIX4OTRS.pm</text:h>
        </text:list-item>
        <text:list-item>
          <text:h text:style-name="P366" text:outline-level="6"><text:soft-page-break/>KIX4OTRS/Kernel/Modules/BaseTicketTemplateHandler.pm</text:h>
        </text:list-item>
        <text:list-item>
          <text:h text:style-name="P366" text:outline-level="6">KIX4OTRS/Kernel/Modules/CustomerTicketMessage.pm</text:h>
        </text:list-item>
        <text:list-item>
          <text:h text:style-name="P366" text:outline-level="6">KIX4OTRS/Kernel/Modules/CustomerTicketMessageQuickSelection.pm</text:h>
        </text:list-item>
        <text:list-item>
          <text:h text:style-name="P375" text:outline-level="6">KIX4OTRS/Kernel/Output/HTML/Standard/CustomerTicketMessageQuickSelection.tt</text:h>
        </text:list-item>
      </text:list>
      <text:h text:style-name="P376" text:outline-level="6"/>
      <text:h text:style-name="Heading_20_3" text:outline-level="3">SysConfig Options</text:h>
      <table:table table:name="Tabelle32" table:style-name="Tabelle32">
        <table:table-column table:style-name="Tabelle32.A"/>
        <table:table-column table:style-name="Tabelle32.B"/>
        <table:table-header-rows>
          <table:table-row table:style-name="Tabelle32.1">
            <table:table-cell table:style-name="Tabelle32.A1" office:value-type="string">
              <text:p text:style-name="P41">Key Name</text:p>
            </table:table-cell>
            <table:table-cell table:style-name="Tabelle32.B1" office:value-type="string">
              <text:p text:style-name="P41">Description</text:p>
            </table:table-cell>
          </table:table-row>
        </table:table-header-rows>
        <table:table-row table:style-name="Tabelle32.1">
          <table:table-cell table:style-name="Tabelle32.A2" office:value-type="string">
            <text:p text:style-name="P70">CustomerFrontend::Module###<text:line-break/>CustomerTicketMessageQuickSelection</text:p>
          </table:table-cell>
          <table:table-cell table:style-name="Tabelle32.B2" office:value-type="string">
            <text:p text:style-name="P70">Frontend module registration for the customer interface.</text:p>
          </table:table-cell>
        </table:table-row>
        <table:table-row table:style-name="Tabelle32.1">
          <table:table-cell table:style-name="Tabelle32.A2" office:value-type="string">
            <text:p text:style-name="P70">Ticket::QuickTicketByDefaultSet::Customer###<text:line-break/>TemplateRegistration</text:p>
          </table:table-cell>
          <table:table-cell table:style-name="Tabelle32.B2" office:value-type="string">
            <text:p text:style-name="P70">Defines the internal name of the template (value) and it's label (key).</text:p>
          </table:table-cell>
        </table:table-row>
        <table:table-row table:style-name="Tabelle32.1">
          <table:table-cell table:style-name="Tabelle32.A2" office:value-type="string">
            <text:p text:style-name="P70">Ticket::QuickTicketByDefaultSet::Customer###<text:line-break/>UserAttributeRestriction</text:p>
          </table:table-cell>
          <table:table-cell table:style-name="Tabelle32.B2" office:value-type="string">
            <text:p text:style-name="P70">Defines restrictions for the viewability of templates for customer users.</text:p>
          </table:table-cell>
        </table:table-row>
        <table:table-row table:style-name="Tabelle32.1">
          <table:table-cell table:style-name="Tabelle32.A2" office:value-type="string">
            <text:p text:style-name="P70">Ticket::QuickTicketByDefaultSet::Customer###<text:line-break/>Description</text:p>
          </table:table-cell>
          <table:table-cell table:style-name="Tabelle32.B2" office:value-type="string">
            <text:p text:style-name="P70">Defines a one-line description for each template.</text:p>
          </table:table-cell>
        </table:table-row>
      </table:table>
      <text:h text:style-name="Heading_20_2" text:outline-level="2">Extended Template Generator</text:h>
      <text:list xml:id="list4262865215408666545" text:style-name="L104">
        <text:list-item>
          <text:p text:style-name="P106">Additional placeholder „&lt;OTRS_ARTICLE_*&gt;“ and „&lt;OTRS_ARTICLE_DATA_*&gt;“ which refers to properties of the given article</text:p>
        </text:list-item>
        <text:list-item>
          <text:p text:style-name="P106">Additional placeholder „&lt;OTRS_FIRST_*&gt;“ which refers to properties of the very first article of the ticket created by the customer</text:p>
          <text:list>
            <text:list-item>
              <text:p text:style-name="P106">Behavior similar to &lt;OTRS_CUSTOMER_*&gt; which refer to the last by customer created article</text:p>
            </text:list-item>
          </text:list>
        </text:list-item>
        <text:list-item>
          <text:p text:style-name="P106">Translation of OTRS-tags</text:p>
        </text:list-item>
      </text:list>
      <text:p text:style-name="P24"/>
      <text:h text:style-name="P237" text:outline-level="3">Implementation</text:h>
      <text:list xml:id="list4169891946713569388" text:style-name="L105">
        <text:list-item>
          <text:p text:style-name="P202">Modification of template generator to evaluate &lt;OTRS_ARTICLE_*&gt;-tags</text:p>
        </text:list-item>
        <text:list-item>
          <text:p text:style-name="P202">Modification of template generator to evaluate &lt;OTRS_ARTICLE_DATA_*&gt;-tags</text:p>
        </text:list-item>
        <text:list-item>
          <text:p text:style-name="P202">Modification of template generator to evaluate &lt;OTRS_FIRST_*&gt;-tags</text:p>
        </text:list-item>
        <text:list-item>
          <text:p text:style-name="P202">Modification of template generator to translate OTRS-tags</text:p>
        </text:list-item>
      </text:list>
      <text:p text:style-name="Standard"/>
      <text:h text:style-name="Heading_20_4" text:outline-level="4">Related Structures</text:h>
      <text:h text:style-name="Heading_20_5" text:outline-level="5">Filelist</text:h>
      <text:list xml:id="list113626309273180" text:continue-list="list113626842560727" text:style-name="List_20_1">
        <text:list-item>
          <text:h text:style-name="Quellcode-Auflistung" text:outline-level="6">KIX4OTRS/Kernel/System/TemplateGenerator.pm</text:h>
        </text:list-item>
      </text:list>
      <text:h text:style-name="P317" text:outline-level="6"/>
      <text:h text:style-name="Heading_20_3" text:outline-level="3">SysConfig Options</text:h>
      <table:table table:name="Tabelle19" table:style-name="Tabelle19">
        <table:table-column table:style-name="Tabelle19.A"/>
        <table:table-column table:style-name="Tabelle19.B"/>
        <table:table-header-rows>
          <table:table-row table:style-name="Tabelle19.1">
            <table:table-cell table:style-name="Tabelle19.A1" office:value-type="string">
              <text:p text:style-name="P41">Key Name</text:p>
            </table:table-cell>
            <table:table-cell table:style-name="Tabelle19.B1" office:value-type="string">
              <text:p text:style-name="P41">Description</text:p>
            </table:table-cell>
          </table:table-row>
        </table:table-header-rows>
        <table:table-row table:style-name="Tabelle19.1">
          <table:table-cell table:style-name="Tabelle19.A2" office:value-type="string">
            <text:p text:style-name="Table_20_Contents">n.a.</text:p>
          </table:table-cell>
          <table:table-cell table:style-name="Tabelle19.B2" office:value-type="string">
            <text:p text:style-name="Table_20_Contents">n.a.</text:p>
          </table:table-cell>
        </table:table-row>
      </table:table>
      <text:h text:style-name="Heading_20_2" text:outline-level="2">Extended Notifications for Ticket Escalations</text:h>
      <text:p text:style-name="P22">In default OTRS, ticket escalations will be shown as a notification at top of the agents interface. Considered tickets need to exceed at least one SLA-time, no matter if the agent subscribed the ticket's queue or not.</text:p>
      <text:p text:style-name="P22"/>
      <text:h text:style-name="P237" text:outline-level="3">Implementation</text:h>
      <text:list xml:id="list5371979726903155163" text:style-name="L106">
        <text:list-item>
          <text:p text:style-name="P203">Extended existing notification module to restrict considered tickets on agent's custom queues only.</text:p>
        </text:list-item>
      </text:list>
      <text:p text:style-name="Standard"/>
      <text:h text:style-name="Heading_20_4" text:outline-level="4">Related Structures</text:h>
      <text:h text:style-name="Heading_20_5" text:outline-level="5">Filelist</text:h>
      <text:list xml:id="list113627273069999" text:continue-list="list113626309273180" text:style-name="List_20_1">
        <text:list-item>
          <text:h text:style-name="Quellcode-Auflistung" text:outline-level="6">KIX4OTRS/Kernel/Config/Files/KIX4OTRS_Escalation.xml</text:h>
        </text:list-item>
        <text:list-item>
          <text:h text:style-name="Quellcode-Auflistung" text:outline-level="6">KIX4OTRS/Kernel/Output/NotificationAgentTicketEscalation.pm</text:h>
        </text:list-item>
      </text:list>
      <text:h text:style-name="P317" text:outline-level="6"><text:soft-page-break/></text:h>
      <text:h text:style-name="Heading_20_3" text:outline-level="3">SysConfig Options</text:h>
      <table:table table:name="Tabelle37" table:style-name="Tabelle37">
        <table:table-column table:style-name="Tabelle37.A"/>
        <table:table-column table:style-name="Tabelle37.B"/>
        <table:table-header-rows>
          <table:table-row table:style-name="Tabelle37.1">
            <table:table-cell table:style-name="Tabelle37.A1" office:value-type="string">
              <text:p text:style-name="P41">Key Name</text:p>
            </table:table-cell>
            <table:table-cell table:style-name="Tabelle37.B1" office:value-type="string">
              <text:p text:style-name="P41">Description</text:p>
            </table:table-cell>
          </table:table-row>
        </table:table-header-rows>
        <table:table-row table:style-name="Tabelle37.1">
          <table:table-cell table:style-name="Tabelle37.A2" office:value-type="string">
            <text:p text:style-name="Table_20_Contents">Frontend::NotifyModule###5-Ticket::TicketEscalation</text:p>
          </table:table-cell>
          <table:table-cell table:style-name="Tabelle37.B2" office:value-type="string">
            <text:p text:style-name="Table_20_Contents">Extended configuration-options to restrict shown ticket escalations to agents custom queues only</text:p>
          </table:table-cell>
        </table:table-row>
      </table:table>
      <text:h text:style-name="Heading_20_2" text:outline-level="2">Text Modules</text:h>
      <text:list xml:id="list2600911321300988213" text:style-name="L107">
        <text:list-item>
          <text:p text:style-name="P107">More general, more modular approach than email answer templates</text:p>
        </text:list-item>
        <text:list-item>
          <text:p text:style-name="P107">Text modules can define</text:p>
          <text:list>
            <text:list-item>
              <text:p text:style-name="P107">Article content</text:p>
            </text:list-item>
            <text:list-item>
              <text:p text:style-name="P107">Article subject </text:p>
            </text:list-item>
          </text:list>
        </text:list-item>
        <text:list-item>
          <text:p text:style-name="P107">Text modules can use placeholders as known from email templates</text:p>
        </text:list-item>
        <text:list-item>
          <text:p text:style-name="P107">Allows to select multiple text modules to create a ticket note-, phone call-, web-request or email-article</text:p>
        </text:list-item>
        <text:list-item>
          <text:p text:style-name="P107">Depending on selected or currently set ticket type and queue as well as which frontend (customer or agent) is used, available text modules are shown in the KIXSideBar for selection</text:p>
        </text:list-item>
        <text:list-item>
          <text:p text:style-name="P107">Separate admin area to manage text modules</text:p>
          <text:list>
            <text:list-item>
              <text:p text:style-name="P107">Add, edit and remove text templates</text:p>
            </text:list-item>
            <text:list-item>
              <text:p text:style-name="P107">Download text modules as XML</text:p>
            </text:list-item>
            <text:list-item>
              <text:p text:style-name="P107">Upload text modules as XML</text:p>
            </text:list-item>
          </text:list>
        </text:list-item>
        <text:list-item>
          <text:p text:style-name="P107">Use categories to sort text modules → create a treeview</text:p>
        </text:list-item>
      </text:list>
      <text:p text:style-name="P24"/>
      <text:h text:style-name="P237" text:outline-level="3">Implementation</text:h>
      <text:list xml:id="list113626568257134" text:continue-list="list113626242973628" text:style-name="L14">
        <text:list-item>
          <text:p text:style-name="P144">New core module for TextModules</text:p>
        </text:list-item>
        <text:list-item>
          <text:p text:style-name="P144">New admin management frontend module for creating, viewing, listing, editing down- and uploading text modules</text:p>
        </text:list-item>
        <text:list-item>
          <text:p text:style-name="P144">KIXSideBar to allow selection of text modules depending on ticket type and queue (selection and current values) and view (plain or treeview)</text:p>
        </text:list-item>
        <text:list-item>
          <text:p text:style-name="P144">New text module categories – every text module could be assigned to a categorie</text:p>
          <text:p text:style-name="P144"/>
        </text:list-item>
      </text:list>
      <text:h text:style-name="Heading_20_4" text:outline-level="4">Related Structures</text:h>
      <text:h text:style-name="Heading_20_5" text:outline-level="5">Filelist</text:h>
      <text:list xml:id="list7440893907851593379" text:style-name="L108">
        <text:list-item>
          <text:p text:style-name="P387">KIX4OTRS/Kernel/Config/Files/KIX4OTRS_CustomerFrontendAdoptions.xml</text:p>
        </text:list-item>
        <text:list-item>
          <text:p text:style-name="P387">KIX4OTRS/Kernel/Config/Files/KIX4OTRS_KIXSidebar.xml</text:p>
        </text:list-item>
        <text:list-item>
          <text:p text:style-name="P387">KIX4OTRS/Kernel/Config/Files/KIX4OTRS_TextModules.xml </text:p>
        </text:list-item>
        <text:list-item>
          <text:p text:style-name="P387">KIX4OTRS/Kernel/Language/de_KIX4OTRS.pm </text:p>
        </text:list-item>
        <text:list-item>
          <text:p text:style-name="P387">KIX4OTRS/Kernel/Language/de_TextModules.pm </text:p>
        </text:list-item>
        <text:list-item>
          <text:p text:style-name="P387">KIX4OTRS/Kernel/Modules/AdminQueueTextModules.pm </text:p>
        </text:list-item>
        <text:list-item>
          <text:p text:style-name="P387">KIX4OTRS/Kernel/Modules/AdminTextModules.pm </text:p>
        </text:list-item>
        <text:list-item>
          <text:p text:style-name="P387">KIX4OTRS/Kernel/Modules/CustomerTicketMessage.pm</text:p>
        </text:list-item>
        <text:list-item>
          <text:p text:style-name="P387">KIX4OTRS/Kernel/Modules/CustomerTicketZoom.pm</text:p>
        </text:list-item>
        <text:list-item>
          <text:p text:style-name="P387">KIX4OTRS/Kernel/Modules/TextModuleAJAXHandler.pm </text:p>
        </text:list-item>
        <text:list-item>
          <text:p text:style-name="P387">KIX4OTRS/Kernel/Modules/AdminTextModuleCategories.pm</text:p>
        </text:list-item>
        <text:list-item>
          <text:p text:style-name="P387">KIX4OTRS/Kernel/Output/HTML/Standard/AdminQueueTextModules.tt </text:p>
        </text:list-item>
        <text:list-item>
          <text:p text:style-name="P387">KIX4OTRS/Kernel/Output/HTML/Standard/AdminTextModules.tt </text:p>
        </text:list-item>
        <text:list-item>
          <text:p text:style-name="P387">KIX4OTRS/Kernel/Output/HTML/Standard/AgentKIXSidebarTextModules.tt </text:p>
        </text:list-item>
        <text:list-item>
          <text:p text:style-name="P387">KIX4OTRS/Kernel/Output/HTML/Standard/CustomerKIXSidebarTextModules.tt </text:p>
        </text:list-item>
        <text:list-item>
          <text:p text:style-name="P387">KIX4OTRS/Kernel/Output/HTML/Standard/CustomerTicketMessage.tt</text:p>
        </text:list-item>
        <text:list-item>
          <text:p text:style-name="P387">KIX4OTRS/Kernel/Output/HTML/Standard/CustomerTicketZoom.tt</text:p>
        </text:list-item>
        <text:list-item>
          <text:p text:style-name="P387">KIX4OTRS/Kernel/Output/HTML/Standard/TextModulesSelection.tt </text:p>
        </text:list-item>
        <text:list-item>
          <text:p text:style-name="P387">KIX4OTRS/Kernel/Output/HTML/Standard/AdminTextModuleCategories.tt</text:p>
        </text:list-item>
        <text:list-item>
          <text:p text:style-name="P387">KIX4OTRS/Kernel/Output/HTML/KIXSidebarTextModules.pm</text:p>
        </text:list-item>
        <text:list-item>
          <text:p text:style-name="P388">KIX4OTRS/Kernel/Output/HTML/LayoutKIX4OTRS.pm</text:p>
        </text:list-item>
        <text:list-item>
          <text:p text:style-name="P387">KIX4OTRS/Kernel/System/TextModule.pm </text:p>
        </text:list-item>
        <text:list-item>
          <text:p text:style-name="P387"><text:soft-page-break/>var/httpd/htdocs/js/Core.AJAX.js</text:p>
        </text:list-item>
        <text:list-item>
          <text:p text:style-name="P387">var/httpd/htdocs/js/Core.KIX4OTRS.Form.Validate.js</text:p>
        </text:list-item>
        <text:list-item>
          <text:p text:style-name="P387">var/httpd/htdocs/js/Core.KIX4OTRS.TextModules.js</text:p>
        </text:list-item>
        <text:list-item>
          <text:p text:style-name="P387">var/httpd/htdocs/skins/Customer/KIX4OTRS/css/Core.Default.css</text:p>
        </text:list-item>
        <text:list-item>
          <text:p text:style-name="P387">var/httpd/htdocs/skins/Customer/KIX4OTRS/css/Core.PageLayout.css</text:p>
        </text:list-item>
        <text:list-item>
          <text:p text:style-name="P387">var/httpd/htdocs/skins/Customer/KIX4OTRS/css/Core.Widget.css</text:p>
        </text:list-item>
        <text:list-item>
          <text:p text:style-name="P387">var/httpd/htdocs/skins/Customer/KIX4OTRS/img/toggle_arrow.png</text:p>
        </text:list-item>
        <text:list-item>
          <text:p text:style-name="P387">var/httpd/htdocs/skins/Customer/KIX4OTRS/img/widget_bg_100.png</text:p>
        </text:list-item>
        <text:list-item>
          <text:p text:style-name="P387">var/httpd/htdocs/skins/Agent/default/img/tm_category.png</text:p>
        </text:list-item>
        <text:list-item>
          <text:p text:style-name="P387">var/packagesetup/KIX4OTRS.pm </text:p>
        </text:list-item>
        <text:list-item>
          <text:p text:style-name="P387">KIX4OTRS.sopm</text:p>
        </text:list-item>
      </text:list>
      <text:p text:style-name="Quellcode"/>
      <text:h text:style-name="Heading_20_5" text:outline-level="5">Table/Table Columns</text:h>
      <text:list xml:id="list113627116390645" text:continue-numbering="true" text:style-name="L108">
        <text:list-item>
          <text:p text:style-name="P387">kix_text_module </text:p>
          <text:list>
            <text:list-item>
              <text:p text:style-name="P387">id </text:p>
            </text:list-item>
            <text:list-item>
              <text:p text:style-name="P387">name </text:p>
            </text:list-item>
            <text:list-item>
              <text:p text:style-name="P387">text</text:p>
            </text:list-item>
            <text:list-item>
              <text:p text:style-name="P387">language </text:p>
            </text:list-item>
            <text:list-item>
              <text:p text:style-name="P387">keywords </text:p>
            </text:list-item>
            <text:list-item>
              <text:p text:style-name="P387">comment1 </text:p>
            </text:list-item>
            <text:list-item>
              <text:p text:style-name="P387">comment2 </text:p>
            </text:list-item>
            <text:list-item>
              <text:p text:style-name="P387">subject </text:p>
            </text:list-item>
            <text:list-item>
              <text:p text:style-name="P387">f_agent </text:p>
            </text:list-item>
            <text:list-item>
              <text:p text:style-name="P387">f_customer </text:p>
            </text:list-item>
            <text:list-item>
              <text:p text:style-name="P387">f_public </text:p>
            </text:list-item>
            <text:list-item>
              <text:p text:style-name="P387">valid_id </text:p>
            </text:list-item>
            <text:list-item>
              <text:p text:style-name="P387">create_time </text:p>
            </text:list-item>
            <text:list-item>
              <text:p text:style-name="P387">create_by </text:p>
            </text:list-item>
            <text:list-item>
              <text:p text:style-name="P387">change_time </text:p>
            </text:list-item>
            <text:list-item>
              <text:p text:style-name="P387">change_by</text:p>
            </text:list-item>
          </text:list>
        </text:list-item>
        <text:list-item>
          <text:p text:style-name="P387">kix_text_object_link</text:p>
          <text:list>
            <text:list-item>
              <text:p text:style-name="P387">text_module_id </text:p>
            </text:list-item>
            <text:list-item>
              <text:p text:style-name="P387">object_id </text:p>
            </text:list-item>
            <text:list-item>
              <text:p text:style-name="P387">object-type</text:p>
            </text:list-item>
            <text:list-item>
              <text:p text:style-name="P387">create_time </text:p>
            </text:list-item>
            <text:list-item>
              <text:p text:style-name="P387">create_by </text:p>
            </text:list-item>
            <text:list-item>
              <text:p text:style-name="P387">change_time </text:p>
            </text:list-item>
            <text:list-item>
              <text:p text:style-name="P387">change_by</text:p>
            </text:list-item>
          </text:list>
        </text:list-item>
        <text:list-item>
          <text:p text:style-name="P389">k<text:span text:style-name="T11">ix_text_module_category</text:span></text:p>
          <text:list>
            <text:list-item>
              <text:p text:style-name="P387">id </text:p>
            </text:list-item>
            <text:list-item>
              <text:p text:style-name="P387">name </text:p>
            </text:list-item>
            <text:list-item>
              <text:p text:style-name="P387">create_time </text:p>
            </text:list-item>
            <text:list-item>
              <text:p text:style-name="P387">create_by </text:p>
            </text:list-item>
            <text:list-item>
              <text:p text:style-name="P387">change_time </text:p>
            </text:list-item>
            <text:list-item>
              <text:p text:style-name="P387">change_by </text:p>
            </text:list-item>
          </text:list>
        </text:list-item>
      </text:list>
      <text:p text:style-name="Quellcode"/>
      <text:h text:style-name="Heading_20_3" text:outline-level="3">SysConfig Options</text:h>
      <table:table table:name="Tabelle41" table:style-name="Tabelle41">
        <table:table-column table:style-name="Tabelle41.A"/>
        <table:table-column table:style-name="Tabelle41.B"/>
        <table:table-header-rows>
          <table:table-row table:style-name="Tabelle41.1">
            <table:table-cell table:style-name="Tabelle41.A1" office:value-type="string">
              <text:p text:style-name="P41">Key Name</text:p>
            </table:table-cell>
            <table:table-cell table:style-name="Tabelle41.B1" office:value-type="string">
              <text:p text:style-name="P41">Description</text:p>
            </table:table-cell>
          </table:table-row>
        </table:table-header-rows>
        <table:table-row table:style-name="Tabelle41.1">
          <table:table-cell table:style-name="Tabelle41.A2" office:value-type="string">
            <text:p text:style-name="Table_20_Contents"><text:span text:style-name="T34">Frontend</text:span>::KIXSidebarBackend###TextModules</text:p>
          </table:table-cell>
          <table:table-cell table:style-name="Tabelle41.B2" office:value-type="string">
            <text:p text:style-name="P51">Parameters for the KIXSidebar <text:span text:style-name="T34">backend</text:span> TextModules.</text:p>
          </table:table-cell>
        </table:table-row>
        <table:table-row table:style-name="Tabelle41.1">
          <table:table-cell table:style-name="Tabelle41.A2" office:value-type="string">
            <text:p text:style-name="Table_20_Contents">CustomerFrontend::KIXSidebarBackend###TextModules</text:p>
          </table:table-cell>
          <table:table-cell table:style-name="Tabelle41.B2" office:value-type="string">
            <text:p text:style-name="P51">Parameters for the KIXSidebar <text:span text:style-name="T34">backend</text:span> TextModules.</text:p>
            <text:p text:style-name="P51"/>
          </table:table-cell>
        </table:table-row>
        <table:table-row table:style-name="Tabelle41.1">
          <table:table-cell table:style-name="Tabelle41.A2" office:value-type="string">
            <text:p text:style-name="Table_20_Contents">Ticket::<text:span text:style-name="T34">Frontend</text:span>::AdminQuickTicketConfigurator::KIXSidebarBackend###0200-TextModules</text:p>
          </table:table-cell>
          <table:table-cell table:style-name="Tabelle41.B2" office:value-type="string">
            <text:p text:style-name="P51">Parameters for the KIXSidebar <text:span text:style-name="T34">backend</text:span> TextModules.</text:p>
          </table:table-cell>
        </table:table-row>
        <table:table-row table:style-name="Tabelle41.1">
          <table:table-cell table:style-name="Tabelle41.A2" office:value-type="string">
            <text:p text:style-name="Table_20_Contents">Frontend::Module###TextModuleAJAXHandler</text:p>
          </table:table-cell>
          <table:table-cell table:style-name="Tabelle41.B2" office:value-type="string">
            <text:p text:style-name="Table_20_Contents">Frontend module registration for the TextModuleAJAXHandler object.</text:p>
          </table:table-cell>
        </table:table-row>
        <table:table-row table:style-name="Tabelle41.1">
          <table:table-cell table:style-name="Tabelle41.A2" office:value-type="string">
            <text:p text:style-name="Table_20_Contents">Frontend::Module###AdminTextModules</text:p>
          </table:table-cell>
          <table:table-cell table:style-name="Tabelle41.B2" office:value-type="string">
            <text:p text:style-name="Table_20_Contents">Frontend module registration for the AdminTextModules object in the admin interface.</text:p>
          </table:table-cell>
        </table:table-row>
        <table:table-row table:style-name="Tabelle41.1">
          <table:table-cell table:style-name="Tabelle41.A2" office:value-type="string">
            <text:p text:style-name="Table_20_Contents">Frontend::Module###AdminQueueTextModules</text:p>
          </table:table-cell>
          <table:table-cell table:style-name="Tabelle41.B2" office:value-type="string">
            <text:p text:style-name="Table_20_Contents">Frontend module registration for the AdminQueueTextModules object in the admin area.</text:p>
          </table:table-cell>
        </table:table-row>
        <table:table-row table:style-name="Tabelle41.1">
          <table:table-cell table:style-name="Tabelle41.A2" office:value-type="string">
            <text:p text:style-name="Table_20_Contents">Loader::Agent::CommonJS###101-<text:soft-page-break/>KIX4OTRSTextModules</text:p>
          </table:table-cell>
          <table:table-cell table:style-name="Tabelle41.B2" office:value-type="string">
            <text:p text:style-name="Table_20_Contents">Provides javascript functions needed for text module <text:soft-page-break/>selections.</text:p>
          </table:table-cell>
        </table:table-row>
        <table:table-row table:style-name="Tabelle41.1">
          <table:table-cell table:style-name="Tabelle41.A2" office:value-type="string">
            <text:p text:style-name="Table_20_Contents">Loader::Customer::CommonJS###101-KIX4OTRSTextModules</text:p>
          </table:table-cell>
          <table:table-cell table:style-name="Tabelle41.B2" office:value-type="string">
            <text:p text:style-name="Table_20_Contents">Provides javascript functions needed for text module selections.</text:p>
          </table:table-cell>
        </table:table-row>
        <table:table-row table:style-name="Tabelle41.1">
          <table:table-cell table:style-name="Tabelle41.A2" office:value-type="string">
            <text:p text:style-name="Table_20_Contents">TextModule::LimitShownEntries</text:p>
          </table:table-cell>
          <table:table-cell table:style-name="Tabelle41.B2" office:value-type="string">
            <text:p text:style-name="Table_20_Contents">Default value for maximum number of entries shown in admin's TextModule overview.</text:p>
          </table:table-cell>
        </table:table-row>
        <table:table-row table:style-name="Tabelle41.1">
          <table:table-cell table:style-name="Tabelle41.A2" office:value-type="string">
            <text:p text:style-name="Table_20_Contents">TextModule::XMLUploadDoNotAdd</text:p>
          </table:table-cell>
          <table:table-cell table:style-name="Tabelle41.B2" office:value-type="string">
            <text:p text:style-name="Table_20_Contents">Default value for Do-Not-Add-Flag in admin's XML-textmodule upload.</text:p>
          </table:table-cell>
        </table:table-row>
        <table:table-row table:style-name="Tabelle41.1">
          <table:table-cell table:style-name="Tabelle41.A2" office:value-type="string">
            <text:p text:style-name="Table_20_Contents">TextModule::LanguageQueueMatching</text:p>
          </table:table-cell>
          <table:table-cell table:style-name="Tabelle41.B2" office:value-type="string">
            <text:p text:style-name="Table_20_Contents">If activated queues offered for use in EditView are limited by the selected language (language short identifier must be contained as subqueuename in complete queue name).</text:p>
          </table:table-cell>
        </table:table-row>
        <table:table-row table:style-name="Tabelle41.1">
          <table:table-cell table:style-name="Tabelle41.A2" office:value-type="string">
            <text:p text:style-name="Table_20_Contents">TextModule::CustomModules</text:p>
          </table:table-cell>
          <table:table-cell table:style-name="Tabelle41.B2" office:value-type="string">
            <text:p text:style-name="Table_20_Contents">Additional and extended TextModule methods.</text:p>
          </table:table-cell>
        </table:table-row>
        <table:table-row table:style-name="Tabelle41.1">
          <table:table-cell table:style-name="Tabelle41.A2" office:value-type="string">
            <text:p text:style-name="Table_20_Contents">AdminResponsesUploads::TextModuleDefaults</text:p>
          </table:table-cell>
          <table:table-cell table:style-name="Tabelle41.B2" office:value-type="string">
            <text:p text:style-name="Table_20_Contents">Default values for uploaded TextModules.</text:p>
          </table:table-cell>
        </table:table-row>
        <table:table-row table:style-name="Tabelle41.1">
          <table:table-cell table:style-name="Tabelle41.A2" office:value-type="string">
            <text:p text:style-name="Table_20_Contents">Ticket::Frontend::CustomerTicketMessage###<text:line-break/>ResetBody</text:p>
          </table:table-cell>
          <table:table-cell table:style-name="Tabelle41.B2" office:value-type="string">
            <text:p text:style-name="Table_20_Contents">Defines if the messages body is reseted after ticket type or queue changed. Relevant for automatic loading of a single text module.</text:p>
          </table:table-cell>
        </table:table-row>
        <table:table-row table:style-name="Tabelle41.1">
          <table:table-cell table:style-name="Tabelle41.A2" office:value-type="string">
            <text:p text:style-name="Table_20_Contents">Loader::Customer::CommonCSS###100-KIX4OTRS</text:p>
          </table:table-cell>
          <table:table-cell table:style-name="Tabelle41.B2" office:value-type="string">
            <text:p text:style-name="Table_20_Contents">Dis-/enables needed stylesheet information for text module seletions</text:p>
          </table:table-cell>
        </table:table-row>
        <table:table-row table:style-name="Tabelle41.1">
          <table:table-cell table:style-name="Tabelle41.A2" office:value-type="string">
            <text:p text:style-name="Table_20_Contents">TextModuleCategory::LimitShownEntries</text:p>
          </table:table-cell>
          <table:table-cell table:style-name="Tabelle41.B2" office:value-type="string">
            <text:p text:style-name="Table_20_Contents">Limit shown categories in admin view</text:p>
          </table:table-cell>
        </table:table-row>
        <table:table-row table:style-name="Tabelle41.1">
          <table:table-cell table:style-name="Tabelle41.A2" office:value-type="string">
            <text:p text:style-name="Table_20_Contents">Loader::Agent::CommonCSS###999-TextModuleCategories</text:p>
          </table:table-cell>
          <table:table-cell table:style-name="Tabelle41.B2" office:value-type="string">
            <text:p text:style-name="Table_20_Contents">Dis-/enables needed stylesheet information for text module category seletions</text:p>
          </table:table-cell>
        </table:table-row>
        <table:table-row table:style-name="Tabelle41.1">
          <table:table-cell table:style-name="Tabelle41.A2" office:value-type="string">
            <text:p text:style-name="Table_20_Contents">Frontend::Module###AdminTextModuleCategories</text:p>
          </table:table-cell>
          <table:table-cell table:style-name="Tabelle41.B2" office:value-type="string">
            <text:p text:style-name="Table_20_Contents">Frontend module registration for the AdminTextModuleCategories object.</text:p>
          </table:table-cell>
        </table:table-row>
      </table:table>
      <text:h text:style-name="Heading_20_2" text:outline-level="2">KIXSideBar – Tools for Ticket Processing</text:h>
      <text:p text:style-name="P24">KIXSideBar allows to access additional information and tools in most ticket processing masks.</text:p>
      <text:p text:style-name="P24"/>
      <text:h text:style-name="P237" text:outline-level="3">Implementation</text:h>
      <text:list xml:id="list113626709422797" text:continue-list="list113626568257134" text:style-name="L14">
        <text:list-item>
          <text:p text:style-name="P161">remove customer info block from AgentTicketPhone, and -Email</text:p>
        </text:list-item>
        <text:list-item>
          <text:p text:style-name="P161">add KIXSidebar-handling to all relevant frontend modules and tt-files</text:p>
        </text:list-item>
      </text:list>
      <text:p text:style-name="P32"/>
      <text:h text:style-name="Heading_20_4" text:outline-level="4">Related Structures</text:h>
      <text:h text:style-name="Heading_20_5" text:outline-level="5">Filelist</text:h>
      <text:list xml:id="list113626243563341" text:continue-list="list113627273069999" text:style-name="List_20_1">
        <text:list-item>
          <text:h text:style-name="Quellcode-Auflistung" text:outline-level="6">KIX4OTRS/Kernel/Config/Files/KIX4OTRS_KIXSidebar.xml </text:h>
        </text:list-item>
        <text:list-item>
          <text:h text:style-name="Quellcode-Auflistung" text:outline-level="6">KIX4OTRS/Kernel/Language/de_KIX4OTRS.pm </text:h>
        </text:list-item>
        <text:list-item>
          <text:h text:style-name="Quellcode-Auflistung" text:outline-level="6">KIX4OTRS/Kernel/Modules/AgentTicketActionCommon.pm </text:h>
        </text:list-item>
        <text:list-item>
          <text:h text:style-name="Quellcode-Auflistung" text:outline-level="6">KIX4OTRS/Kernel/Modules/AgentTicketCompose.pm </text:h>
        </text:list-item>
        <text:list-item>
          <text:h text:style-name="Quellcode-Auflistung" text:outline-level="6">KIX4OTRS/Kernel/Modules/AgentTicketCustomer.pm </text:h>
        </text:list-item>
        <text:list-item>
          <text:h text:style-name="Quellcode-Auflistung" text:outline-level="6">KIX4OTRS/Kernel/Modules/AgentTicketEmail.pm </text:h>
        </text:list-item>
        <text:list-item>
          <text:h text:style-name="Quellcode-Auflistung" text:outline-level="6">KIX4OTRS/Kernel/Modules/AgentTicketForward.pm </text:h>
        </text:list-item>
        <text:list-item>
          <text:h text:style-name="Quellcode-Auflistung" text:outline-level="6">KIX4OTRS/Kernel/Modules/AgentTicketPhone.pm </text:h>
        </text:list-item>
        <text:list-item>
          <text:h text:style-name="Quellcode-Auflistung" text:outline-level="6">KIX4OTRS/Kernel/Modules/AgentTicketPhoneOutbound.pm </text:h>
        </text:list-item>
        <text:list-item>
          <text:h text:style-name="Quellcode-Auflistung" text:outline-level="6">KIX4OTRS/Kernel/Modules/AgentTicketZoomTabActionCommon.pm </text:h>
        </text:list-item>
        <text:list-item>
          <text:h text:style-name="Quellcode-Auflistung" text:outline-level="6">KIX4OTRS/Kernel/Modules/CustomerTicketMessage.pm </text:h>
        </text:list-item>
        <text:list-item>
          <text:h text:style-name="Quellcode-Auflistung" text:outline-level="6">KIX4OTRS/Kernel/Output/HTML/Standard/AgentTicketActionCommon.tt </text:h>
        </text:list-item>
        <text:list-item>
          <text:h text:style-name="Quellcode-Auflistung" text:outline-level="6">KIX4OTRS/Kernel/Output/HTML/Standard/AgentTicketCompose.tt </text:h>
        </text:list-item>
        <text:list-item>
          <text:h text:style-name="Quellcode-Auflistung" text:outline-level="6">KIX4OTRS/Kernel/Output/HTML/Standard/AgentTicketCustomer.tt </text:h>
        </text:list-item>
        <text:list-item>
          <text:h text:style-name="Quellcode-Auflistung" text:outline-level="6">KIX4OTRS/Kernel/Output/HTML/Standard/AgentTicketEmail.tt </text:h>
        </text:list-item>
        <text:list-item>
          <text:h text:style-name="Quellcode-Auflistung" text:outline-level="6">KIX4OTRS/Kernel/Output/HTML/Standard/AgentTicketForward.tt </text:h>
        </text:list-item>
        <text:list-item>
          <text:h text:style-name="Quellcode-Auflistung" text:outline-level="6">KIX4OTRS/Kernel/Output/HTML/Standard/AgentTicketPhone.tt </text:h>
        </text:list-item>
        <text:list-item>
          <text:h text:style-name="Quellcode-Auflistung" text:outline-level="6">KIX4OTRS/Kernel/Output/HTML/Standard/AgentTicketPhoneOutbound.tt </text:h>
        </text:list-item>
        <text:list-item>
          <text:h text:style-name="Quellcode-Auflistung" text:outline-level="6">KIX4OTRS/Kernel/Output/HTML/Standard/AgentTicketZoomTabActionCommon.tt </text:h>
        </text:list-item>
        <text:list-item>
          <text:h text:style-name="Quellcode-Auflistung" text:outline-level="6">KIX4OTRS/Kernel/Output/HTML/Standard/CustomerTicketMessage.tt </text:h>
        </text:list-item>
        <text:list-item>
          <text:h text:style-name="Quellcode-Auflistung" text:outline-level="6">KIX4OTRS/Kernel/Output/HTML/LayoutKIX4OTRS.pm </text:h>
        </text:list-item>
        <text:list-item>
          <text:h text:style-name="Quellcode-Auflistung" text:outline-level="6">KIX4OTRSITSMConfigManagement/Kernel/Modules/CustomerTicketMessage.pm </text:h>
        </text:list-item>
        <text:list-item>
          <text:h text:style-name="Quellcode-Auflistung" text:outline-level="6"><text:soft-page-break/>KIX4OTRSITSMConfigManagement/Kernel/Output/HTML/Standard/CustomerTicketMessage.tt </text:h>
        </text:list-item>
        <text:list-item>
          <text:h text:style-name="Quellcode-Auflistung" text:outline-level="6">KIX4OTRSITSMIncidentProblem/Kernel/Modules/AgentTicketActionCommon.pm </text:h>
        </text:list-item>
        <text:list-item>
          <text:h text:style-name="Quellcode-Auflistung" text:outline-level="6">KIX4OTRSITSMIncidentProblem/Kernel/Modules/AgentTicketEmail.pm </text:h>
        </text:list-item>
        <text:list-item>
          <text:h text:style-name="Quellcode-Auflistung" text:outline-level="6">KIX4OTRSITSMIncidentProblem/Kernel/Modules/AgentTicketPhone.pm </text:h>
        </text:list-item>
        <text:list-item>
          <text:h text:style-name="Quellcode-Auflistung" text:outline-level="6">KIX4OTRSITSMIncidentProblem/Kernel/Modules/AgentTicketZoomTabActionCommon.pm </text:h>
        </text:list-item>
        <text:list-item>
          <text:h text:style-name="Quellcode-Auflistung" text:outline-level="6">KIX4OTRSITSMIncidentProblem/Kernel/Output/HTML/Standard/AgentTicketActionCommon.tt </text:h>
        </text:list-item>
        <text:list-item>
          <text:h text:style-name="Quellcode-Auflistung" text:outline-level="6">KIX4OTRSITSMIncidentProblem/Kernel/Output/HTML/Standard/AgentTicketEmail.tt </text:h>
        </text:list-item>
        <text:list-item>
          <text:h text:style-name="Quellcode-Auflistung" text:outline-level="6">KIX4OTRSITSMIncidentProblem/Kernel/Output/HTML/Standard/AgentTicketPhone.tt</text:h>
        </text:list-item>
      </text:list>
      <text:h text:style-name="P317" text:outline-level="6"/>
      <text:h text:style-name="Heading_20_3" text:outline-level="3">SysConfig Options</text:h>
      <table:table table:name="Tabelle40" table:style-name="Tabelle40">
        <table:table-column table:style-name="Tabelle40.A"/>
        <table:table-column table:style-name="Tabelle40.B"/>
        <table:table-header-rows>
          <table:table-row table:style-name="Tabelle40.1">
            <table:table-cell table:style-name="Tabelle40.A1" office:value-type="string">
              <text:p text:style-name="P41">Key Name</text:p>
            </table:table-cell>
            <table:table-cell table:style-name="Tabelle40.B1" office:value-type="string">
              <text:p text:style-name="P41">Description</text:p>
            </table:table-cell>
          </table:table-row>
        </table:table-header-rows>
        <table:table-row table:style-name="Tabelle40.1">
          <table:table-cell table:style-name="Tabelle40.A2" office:value-type="string">
            <text:p text:style-name="Table_20_Contents">n.a.</text:p>
          </table:table-cell>
          <table:table-cell table:style-name="Tabelle40.B2" office:value-type="string">
            <text:p text:style-name="Table_20_Contents">no general KIXSidebar configuration – but KIXSidebar-module-specific configuration </text:p>
          </table:table-cell>
        </table:table-row>
      </table:table>
      <text:h text:style-name="Heading_20_2" text:outline-level="2">KIXSideBar – Text Module Selection</text:h>
      <text:p text:style-name="P24">The side bar plugin shows all available text modules for creation of article content. See Text Modules for more information</text:p>
      <text:h text:style-name="Heading_20_2" text:outline-level="2">KIXSideBar – Linked Person Selection</text:h>
      <text:p text:style-name="P24">Allows to select linked persons for to-, Cc- or Bcc-receipient selection in email masks. Allows to select linked persons for a notification message in phone- or note creating masks. See Linked Persons for more information</text:p>
      <text:h text:style-name="Heading_20_2" text:outline-level="2">KIXSideBar – Customer Info</text:h>
      <text:p text:style-name="P24">This customer info sidebar extends the original OTRS customer info box to display contact information related to the ticket when the user works in the ticket zoom mask. Depending on the user's preferences it will list all contacts containd in the To, Cc and Bcc fields of the currently selected article or all linked person contacts. It allows to display contact information in almost any ticket action mask. Outside of the ticket zoom mask, it will only display the information of the ticket's customer user. </text:p>
      <text:p text:style-name="P24"/>
      <text:h text:style-name="P237" text:outline-level="3">Implementation</text:h>
      <text:list xml:id="list3191092930016074786" text:style-name="L109">
        <text:list-item>
          <text:p text:style-name="P204">Implement a KIXSideBar plugin that displays the information for a given customer user</text:p>
          <text:list>
            <text:list-item>
              <text:p text:style-name="P204">Configurable layout for shown customer data</text:p>
            </text:list-item>
            <text:list-item>
              <text:p text:style-name="P204">Pop up to show extended customer data</text:p>
            </text:list-item>
          </text:list>
        </text:list-item>
        <text:list-item>
          <text:p text:style-name="P204">Removed the common customer information box from AgentTicketPhone and AgentTicketEmail</text:p>
        </text:list-item>
      </text:list>
      <text:p text:style-name="Standard"/>
      <text:h text:style-name="Heading_20_4" text:outline-level="4">Related Structures</text:h>
      <text:h text:style-name="Heading_20_5" text:outline-level="5">Filelist</text:h>
      <text:list xml:id="list113627372045072" text:continue-list="list113626243563341" text:style-name="List_20_1">
        <text:list-item>
          <text:h text:style-name="Quellcode-Auflistung" text:outline-level="6">KIX4OTRS/Kernel/Config/Files/KIX4OTRS_KIXSidebar.xml</text:h>
        </text:list-item>
        <text:list-item>
          <text:h text:style-name="Quellcode-Auflistung" text:outline-level="6">KIX4OTRS/Kernel/Config/Files/KIX4OTRS_PreferencesExtensions.xml</text:h>
        </text:list-item>
        <text:list-item>
          <text:h text:style-name="Quellcode-Auflistung" text:outline-level="6">KIX4OTRS/Kernel/Modules/AgentCustomerSearch.pm</text:h>
        </text:list-item>
        <text:list-item>
          <text:h text:style-name="Quellcode-Auflistung" text:outline-level="6">KIX4OTRS/Kernel/Modules/KIXSidebarCustomerInfoAJAXHandler.pm</text:h>
        </text:list-item>
        <text:list-item>
          <text:h text:style-name="Quellcode-Auflistung" text:outline-level="6">KIX4OTRS/Kernel/Output/HTML/Standard/AgentCustomerTableView.tt</text:h>
        </text:list-item>
        <text:list-item>
          <text:h text:style-name="Quellcode-Auflistung" text:outline-level="6">KIX4OTRS/Kernel/Output/HTML/Standard/AgentTicket*.tt</text:h>
        </text:list-item>
        <text:list-item>
          <text:h text:style-name="Quellcode-Auflistung" text:outline-level="6">KIX4OTRS/Kernel/Output/HTML/KIXSidebarCustomerInfo.pm</text:h>
        </text:list-item>
        <text:list-item>
          <text:h text:style-name="Quellcode-Auflistung" text:outline-level="6">KIX4OTRS/Kernel/Output/HTML/LayoutKIX4OTRS.pm</text:h>
        </text:list-item>
        <text:list-item>
          <text:h text:style-name="Quellcode-Auflistung" text:outline-level="6">KIX4OTRS/Kernel/Output/HTML/Standard/AgentKIXSidebarCustomerInfo.tt</text:h>
        </text:list-item>
        <text:list-item>
          <text:h text:style-name="Quellcode-Auflistung" text:outline-level="6">var/httpd/htdocs/js/Core.Agent.CustomerSearch.js</text:h>
        </text:list-item>
        <text:list-item>
          <text:h text:style-name="Quellcode-Auflistung" text:outline-level="6">var/httpd/htdocs/js/Core.KIX4OTRS.CustomerDetails.js</text:h>
        </text:list-item>
      </text:list>
      <text:h text:style-name="P317" text:outline-level="6"/>
      <text:h text:style-name="Heading_20_3" text:outline-level="3"><text:soft-page-break/>SysConfig Options</text:h>
      <table:table table:name="Tabelle52" table:style-name="Tabelle52">
        <table:table-column table:style-name="Tabelle52.A"/>
        <table:table-column table:style-name="Tabelle52.B"/>
        <table:table-header-rows>
          <table:table-row table:style-name="Tabelle52.1">
            <table:table-cell table:style-name="Tabelle52.A1" office:value-type="string">
              <text:p text:style-name="P41">Key Name</text:p>
            </table:table-cell>
            <table:table-cell table:style-name="Tabelle52.B1" office:value-type="string">
              <text:p text:style-name="P41">Description</text:p>
            </table:table-cell>
          </table:table-row>
        </table:table-header-rows>
        <table:table-row table:style-name="Tabelle52.1">
          <table:table-cell table:style-name="Tabelle52.A2" office:value-type="string">
            <text:p text:style-name="Table_20_Contents">DefaultCustomerInfoString</text:p>
          </table:table-cell>
          <table:table-cell table:style-name="Tabelle52.B2" office:value-type="string">
            <text:p text:style-name="Table_20_Contents">Customer data information string that will be used to show customer data if no specific presentation is defined in the relevant customer data backend.</text:p>
          </table:table-cell>
        </table:table-row>
        <table:table-row table:style-name="Tabelle52.1">
          <table:table-cell table:style-name="Tabelle52.A2" office:value-type="string">
            <text:p text:style-name="Table_20_Contents">CustomerDataKeys</text:p>
          </table:table-cell>
          <table:table-cell table:style-name="Tabelle52.B2" office:value-type="string">
            <text:p text:style-name="Table_20_Contents">Defines which customer user data are displayed in the order specified in the customer data details presentation (shown as a pop up).</text:p>
          </table:table-cell>
        </table:table-row>
        <table:table-row table:style-name="Tabelle52.1">
          <table:table-cell table:style-name="Tabelle52.A2" office:value-type="string">
            <text:p text:style-name="Table_20_Contents">Loader::Agent::CommonJS###<text:line-break/>110-KIX4OTRSCustomerDetails</text:p>
          </table:table-cell>
          <table:table-cell table:style-name="Tabelle52.B2" office:value-type="string">
            <text:p text:style-name="Table_20_Contents">Provides javascript functions needed to show customer information and data</text:p>
          </table:table-cell>
        </table:table-row>
        <table:table-row table:style-name="Tabelle52.1">
          <table:table-cell table:style-name="Tabelle52.A2" office:value-type="string">
            <text:p text:style-name="Table_20_Contents">Frontend::KIXSidebarBackend###CustomerInfo</text:p>
          </table:table-cell>
          <table:table-cell table:style-name="Tabelle52.B2" office:value-type="string">
            <text:p text:style-name="Table_20_Contents">Activates and integrates the customer info block as a KIX sidebar module in agents ticket processing masks</text:p>
          </table:table-cell>
        </table:table-row>
        <table:table-row table:style-name="Tabelle52.1">
          <table:table-cell table:style-name="Tabelle52.A2" office:value-type="string">
            <text:p text:style-name="Table_20_Contents">PreferencesGroups###KIXSidebarCustomerEmailSelection</text:p>
          </table:table-cell>
          <table:table-cell table:style-name="Tabelle52.B2" office:value-type="string">
            <text:p text:style-name="Table_20_Contents">Allows to select the behaviour of the contact selection box. Here you can select whether all contacts o f the current article show be selectable or all linked persons of the current ticket.</text:p>
          </table:table-cell>
        </table:table-row>
      </table:table>
      <text:h text:style-name="Heading_20_2" text:outline-level="2">KIXSideBar – TicketInfo Extensions</text:h>
      <text:list xml:id="list6885099650208217849" text:style-name="L110">
        <text:list-header>
          <text:p text:style-name="P228">The SideBar shows QueueName as a link for quick access to other tickets in TicketQueue. More information is shown for owner and responsible using a magnifier. </text:p>
        </text:list-header>
        <text:list-item>
          <text:p text:style-name="P228"/>
        </text:list-item>
      </text:list>
      <text:h text:style-name="P237" text:outline-level="3">Implementation</text:h>
      <text:list xml:id="list2534587462398028786" text:style-name="L111">
        <text:list-item>
          <text:p text:style-name="P172">Extended TicketExtensionsKIX4OTRS for method creating QueueLink (sub TicketQueueLinkGet) Changed label for Queue in AgentTicketZoom.xml</text:p>
        </text:list-item>
        <text:list-item>
          <text:p text:style-name="P172">SysConfig key added to select shown attributes and extended responsible and owner display function </text:p>
        </text:list-item>
      </text:list>
      <text:p text:style-name="P32"/>
      <text:h text:style-name="Heading_20_4" text:outline-level="4">Related Structures</text:h>
      <text:h text:style-name="Heading_20_5" text:outline-level="5">Filelist</text:h>
      <text:list xml:id="list113626670794010" text:continue-list="list113627372045072" text:style-name="List_20_1">
        <text:list-item>
          <text:h text:style-name="Quellcode-Auflistung" text:outline-level="6">KIX4OTRS/Kernel/Config/Files/AgentTicketZoom.xml</text:h>
        </text:list-item>
        <text:list-item>
          <text:h text:style-name="Quellcode-Auflistung" text:outline-level="6">KIX4OTRS/Kernel/System/Ticket/TicketExtensionsKIX4OTRS.pm</text:h>
        </text:list-item>
      </text:list>
      <text:h text:style-name="P317" text:outline-level="6"/>
      <text:h text:style-name="Heading_20_3" text:outline-level="3">SysConfig Options</text:h>
      <table:table table:name="Tabelle20" table:style-name="Tabelle20">
        <table:table-column table:style-name="Tabelle20.A"/>
        <table:table-column table:style-name="Tabelle20.B"/>
        <table:table-header-rows>
          <table:table-row table:style-name="Tabelle20.1">
            <table:table-cell table:style-name="Tabelle20.A1" office:value-type="string">
              <text:p text:style-name="P41">Key Name</text:p>
            </table:table-cell>
            <table:table-cell table:style-name="Tabelle20.B1" office:value-type="string">
              <text:p text:style-name="P41">Description</text:p>
            </table:table-cell>
          </table:table-row>
        </table:table-header-rows>
        <table:table-row table:style-name="Tabelle20.1">
          <table:table-cell table:style-name="Tabelle20.A2" office:value-type="string">
            <text:p text:style-name="Table_20_Contents">Ticket::Frontend::AgentTicketZoom###TicketDataLabel</text:p>
          </table:table-cell>
          <table:table-cell table:style-name="Tabelle20.B2" office:value-type="string">
            <text:p text:style-name="Table_20_Contents">Defines labels for internal ticket attribute names.</text:p>
          </table:table-cell>
        </table:table-row>
      </table:table>
      <text:h text:style-name="Heading_20_2" text:outline-level="2">KIXSideBar – Customer Assigned Config Item</text:h>
      <text:p text:style-name="P24">Allows to select customer assigned config items to link them with the ticket. Allows to display customer assigned config intems in almost any ticket action mask. View could be restricted by setting column, deployment state and incident state by SysConfig key. User could select class and filter attributes to limit shown items.</text:p>
      <text:p text:style-name="P24"/>
      <text:h text:style-name="P237" text:outline-level="3">Implementation</text:h>
      <text:list xml:id="list4852243745687330168" text:style-name="L112">
        <text:list-item>
          <text:p text:style-name="P123">New KIXSidebar modul created</text:p>
        </text:list-item>
        <text:list-item>
          <text:p text:style-name="P173">KIXSidebar-handling added to all relevant frontend modules</text:p>
        </text:list-item>
        <text:list-item>
          <text:p text:style-name="P173">SysConfig keys added to restrict an configure the view</text:p>
        </text:list-item>
        <text:list-item>
          <text:p text:style-name="P173">Selection added to restrict class</text:p>
        </text:list-item>
        <text:list-item>
          <text:p text:style-name="P173">Dialog added to set filter attributes</text:p>
        </text:list-item>
        <text:list-item>
          <text:p text:style-name="P173">Some javascript added to provide filter functionality</text:p>
        </text:list-item>
      </text:list>
      <text:p text:style-name="P32"/>
      <text:h text:style-name="Heading_20_4" text:outline-level="4"><text:soft-page-break/>Related Structures</text:h>
      <text:h text:style-name="Heading_20_5" text:outline-level="5">Filelist</text:h>
      <text:list xml:id="list113626932389511" text:continue-list="list113626670794010" text:style-name="L113">
        <text:list-item>
          <text:h text:style-name="P340" text:outline-level="6">KIX4OTRS/Kernel/Config/Files/KIX4OTRS_KIXSidebar.xml </text:h>
        </text:list-item>
        <text:list-item>
          <text:h text:style-name="P350" text:outline-level="6">KIX4OTRS/Kernel/Language/de_KIX4OTRSITSMConfigManagement.pm</text:h>
        </text:list-item>
        <text:list-item>
          <text:h text:style-name="P350" text:outline-level="6">KIX4OTRSConfigManagement/Kernel/Config/Files/KIX4OTRS_ConfigItemLink.xml</text:h>
        </text:list-item>
        <text:list-item>
          <text:h text:style-name="P350" text:outline-level="6">KIX4OTRSConfigManagement/Kernel/Output/HTML/LayoutKIX4OTRSITSMConfigManagement.pm</text:h>
        </text:list-item>
        <text:list-item>
          <text:h text:style-name="P340" text:outline-level="6">KIX4OTRS/Kernel/Language/de_KIX4OTRS.pm </text:h>
        </text:list-item>
        <text:list-item>
          <text:h text:style-name="P340" text:outline-level="6">KIX4OTRS/Kernel/Modules/KIXSidebarLinkedCIsAJAXHandler.pm </text:h>
        </text:list-item>
        <text:list-item>
          <text:h text:style-name="P340" text:outline-level="6">KIX4OTRS/Kernel/Output/HTML/KIXSidebarLinkedCIs.pm </text:h>
        </text:list-item>
        <text:list-item>
          <text:h text:style-name="P340" text:outline-level="6">KIX4OTRS/Kernel/Output/HTML/LayoutKIX4OTRS.pm </text:h>
        </text:list-item>
        <text:list-item>
          <text:h text:style-name="P340" text:outline-level="6">KIX4OTRS/Kernel/Output/HTML/Standard/AgentKIXSidebarLinkedCIs.tt </text:h>
        </text:list-item>
        <text:list-item>
          <text:h text:style-name="P340" text:outline-level="6">KIX4OTRS/Kernel/Output/HTML/Standard/KIXSideBarAssignedConfigItemList.tt </text:h>
        </text:list-item>
        <text:list-item>
          <text:h text:style-name="P340" text:outline-level="6">var/httpd/htdocs/js/Core.Agent.CustomerSearch.js </text:h>
          <text:h text:style-name="P340" text:outline-level="6"/>
        </text:list-item>
      </text:list>
      <text:h text:style-name="Heading_20_3" text:outline-level="3">SysConfig Options</text:h>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41">Key Name</text:p>
            </table:table-cell>
            <table:table-cell table:style-name="Tabelle99.B1" office:value-type="string">
              <text:p text:style-name="P41">Description</text:p>
            </table:table-cell>
          </table:table-row>
        </table:table-header-rows>
        <table:table-row table:style-name="Tabelle99.1">
          <table:table-cell table:style-name="Tabelle99.A2" office:value-type="string">
            <text:p text:style-name="P70">Ticket::Frontend::&lt;FrontendModule&gt;::KIXSidebarBackend###0400-LinkedCIs</text:p>
          </table:table-cell>
          <table:table-cell table:style-name="Tabelle99.B2" office:value-type="string">
            <text:p text:style-name="P70">Activates and integrates the customer assigned config item selection as a KIX sidebar module in &lt;FrontendModule&gt; mask</text:p>
          </table:table-cell>
        </table:table-row>
        <table:table-row table:style-name="Tabelle99.1">
          <table:table-cell table:style-name="Tabelle99.A2" office:value-type="string">
            <text:p text:style-name="P70">Ticket::CustomerFrontend::CustomerTicketMessage::KIXSidebarBackend###0400-LinkedCIs</text:p>
          </table:table-cell>
          <table:table-cell table:style-name="Tabelle99.B2" office:value-type="string">
            <text:p text:style-name="P70">Activates and integrates the customer assigned config item selection as a KIX sidebar module in CustomerTicketMessage mask</text:p>
          </table:table-cell>
        </table:table-row>
        <table:table-row table:style-name="Tabelle99.1">
          <table:table-cell table:style-name="Tabelle99.A2" office:value-type="string">
            <text:p text:style-name="P70">Frontend::Module###KIXSidebarLinkedCIsAJAXHandler</text:p>
          </table:table-cell>
          <table:table-cell table:style-name="Tabelle99.B2" office:value-type="string">
            <text:p text:style-name="P70">Activates and integrates the AJAXHandler in agenten frontend</text:p>
          </table:table-cell>
        </table:table-row>
        <table:table-row table:style-name="Tabelle99.1">
          <table:table-cell table:style-name="Tabelle99.A2" office:value-type="string">
            <text:p text:style-name="P70">CustomerFrontend::Module###KIXSidebarLinkedCIsAJAXHandler</text:p>
          </table:table-cell>
          <table:table-cell table:style-name="Tabelle99.B2" office:value-type="string">
            <text:p text:style-name="P70">Activates and integrates the AJAXHandler in cstomer frontend</text:p>
          </table:table-cell>
        </table:table-row>
        <table:table-row table:style-name="Tabelle99.1">
          <table:table-cell table:style-name="Tabelle99.A2" office:value-type="string">
            <text:p text:style-name="P70">CustomerFrontend::Module###CustomerLinkObject</text:p>
          </table:table-cell>
          <table:table-cell table:style-name="Tabelle99.B2" office:value-type="string">
            <text:p text:style-name="P70">Activates and integrates a customer frontends for linking objects</text:p>
          </table:table-cell>
        </table:table-row>
        <table:table-row table:style-name="Tabelle99.1">
          <table:table-cell table:style-name="Tabelle99.A2" office:value-type="string">
            <text:p text:style-name="P70">KIXSidebarConfigItemLink::CISearchInClasses</text:p>
          </table:table-cell>
          <table:table-cell table:style-name="Tabelle99.B2" office:value-type="string">
            <text:p text:style-name="P70">Config item classes to search for</text:p>
          </table:table-cell>
        </table:table-row>
        <table:table-row table:style-name="Tabelle99.1">
          <table:table-cell table:style-name="Tabelle99.A2" office:value-type="string">
            <text:p text:style-name="P70">KIXSidebarConfigItemLink::KIXSidebarLinkedCIsParams</text:p>
          </table:table-cell>
          <table:table-cell table:style-name="Tabelle99.B2" office:value-type="string">
            <text:p text:style-name="P70">Various parameters for linked config item representation</text:p>
          </table:table-cell>
        </table:table-row>
        <table:table-row table:style-name="Tabelle99.1">
          <table:table-cell table:style-name="Tabelle99.A2" office:value-type="string">
            <text:p text:style-name="P70">KIXSidebarConfigItemLink::LinkType</text:p>
          </table:table-cell>
          <table:table-cell table:style-name="Tabelle99.B2" office:value-type="string">
            <text:p text:style-name="P70">Link type for direct linking using a checkbox</text:p>
          </table:table-cell>
        </table:table-row>
        <table:table-row table:style-name="Tabelle99.1">
          <table:table-cell table:style-name="Tabelle99.A2" office:value-type="string">
            <text:p text:style-name="P70">Ticket::Frontend::CustomerTicketMessage###AssignedConfigItemSearchAttribute</text:p>
          </table:table-cell>
          <table:table-cell table:style-name="Tabelle99.B2" office:value-type="string">
            <text:p text:style-name="P70">Search attribute to find customer assigned config items in customer frontend</text:p>
          </table:table-cell>
        </table:table-row>
        <table:table-row table:style-name="Tabelle99.1">
          <table:table-cell table:style-name="Tabelle99.A2" office:value-type="string">
            <text:p text:style-name="P70">PreferencesGroups###KIXSidebarCILinksShow</text:p>
          </table:table-cell>
          <table:table-cell table:style-name="Tabelle99.B2" office:value-type="string">
            <text:p text:style-name="P70">Defines the config parameters of this item, to show CILinks and be shown in the preferences view. </text:p>
          </table:table-cell>
        </table:table-row>
        <table:table-row table:style-name="Tabelle99.1">
          <table:table-cell table:style-name="Tabelle99.A2" office:value-type="string">
            <text:p text:style-name="P70">KIXSidebarConfigItemLink::CIExcludeDeploymentStates</text:p>
          </table:table-cell>
          <table:table-cell table:style-name="Tabelle99.B2" office:value-type="string">
            <text:p text:style-name="P70">Defines the excluded incident states for the KIXSidebar</text:p>
          </table:table-cell>
        </table:table-row>
        <table:table-row table:style-name="Tabelle99.1">
          <table:table-cell table:style-name="Tabelle99.A2" office:value-type="string">
            <text:p text:style-name="P70">KIXSidebarConfigItemLink::CIExcludeIncidentStates</text:p>
          </table:table-cell>
          <table:table-cell table:style-name="Tabelle99.B2" office:value-type="string">
            <text:p text:style-name="P70">Defines the excluded incident states for the KIXSidebar</text:p>
          </table:table-cell>
        </table:table-row>
      </table:table>
      <text:h text:style-name="Heading_20_2" text:outline-level="2">KIXSideBar – Reuse Article Attachments</text:h>
      <text:p text:style-name="P24">Allows to select attachments in articles of the current ticket to reuse these in external communication (Compose, Forward, Bounce)</text:p>
      <text:p text:style-name="P24"/>
      <text:h text:style-name="P237" text:outline-level="3">Implementation</text:h>
      <text:list xml:id="list6480253034143050672" text:style-name="L114">
        <text:list-item>
          <text:p text:style-name="P124">New KIXSidebar modul created</text:p>
        </text:list-item>
        <text:list-item>
          <text:p text:style-name="P174">KIXSidebar-handling added to relevant frontend modules</text:p>
        </text:list-item>
      </text:list>
      <text:p text:style-name="P32"/>
      <text:h text:style-name="Heading_20_4" text:outline-level="4">Related Structures</text:h>
      <text:h text:style-name="Heading_20_5" text:outline-level="5">Filelist</text:h>
      <text:list xml:id="list2553468900648776811" text:style-name="L115">
        <text:list-item>
          <text:h text:style-name="P341" text:outline-level="6">KIX4OTRS/Kernel/Config/Files/KIX4OTRS_KIXSidebar.xml </text:h>
        </text:list-item>
        <text:list-item>
          <text:h text:style-name="P341" text:outline-level="6">KIX4OTRS/Kernel/Language/de_KIX4OTRS.pm </text:h>
        </text:list-item>
        <text:list-item>
          <text:h text:style-name="P341" text:outline-level="6">KIX4OTRS/Kernel/Modules/ReuseArticleAttachmentsAJAXHandler.pm </text:h>
        </text:list-item>
        <text:list-item>
          <text:h text:style-name="P341" text:outline-level="6"><text:soft-page-break/>KIX4OTRS/Kernel/Output/HTML/KIXSidebarReuseArticleAttachments.pm </text:h>
        </text:list-item>
        <text:list-item>
          <text:h text:style-name="P341" text:outline-level="6">KIX4OTRS/Kernel/Output/HTML/LayoutKIX4OTRS.pm </text:h>
        </text:list-item>
        <text:list-item>
          <text:h text:style-name="P341" text:outline-level="6">KIX4OTRS/Kernel/Output/HTML/Standard/AgentKIXSidebarReuseArticleAttachments.tt </text:h>
        </text:list-item>
        <text:list-item>
          <text:h text:style-name="P341" text:outline-level="6">KIX4OTRS/Kernel/Output/HTML/Standard/ArticleAttachmentList.tt </text:h>
        </text:list-item>
        <text:list-item>
          <text:h text:style-name="P341" text:outline-level="6">var/httpd/htdocs/js/Core.KIX4OTRS.KIXSidebar.js </text:h>
        </text:list-item>
      </text:list>
      <text:h text:style-name="P351" text:outline-level="6"/>
      <text:list xml:id="list113626302263707" text:continue-numbering="true" text:style-name="L115">
        <text:list-header>
          <text:h text:style-name="P341" text:outline-level="6"/>
        </text:list-header>
      </text:list>
      <text:h text:style-name="Heading_20_3" text:outline-level="3">SysConfig Options</text:h>
      <table:table table:name="Tabelle120" table:style-name="Tabelle120">
        <table:table-column table:style-name="Tabelle120.A"/>
        <table:table-column table:style-name="Tabelle120.B"/>
        <table:table-header-rows>
          <table:table-row table:style-name="Tabelle120.1">
            <table:table-cell table:style-name="Tabelle120.A1" office:value-type="string">
              <text:p text:style-name="P41">Key Name</text:p>
            </table:table-cell>
            <table:table-cell table:style-name="Tabelle120.B1" office:value-type="string">
              <text:p text:style-name="P41">Description</text:p>
            </table:table-cell>
          </table:table-row>
        </table:table-header-rows>
        <table:table-row table:style-name="Tabelle120.1">
          <table:table-cell table:style-name="Tabelle120.A2" office:value-type="string">
            <text:p text:style-name="P74">Frontend::KIXSidebarBackend###ReuseArticleAttachments</text:p>
          </table:table-cell>
          <table:table-cell table:style-name="Tabelle120.B2" office:value-type="string">
            <text:list xml:id="list600551880210966158" text:style-name="L116">
              <text:list-header>
                <text:p text:style-name="P283">Activates and integrates the KIX sidebar module</text:p>
              </text:list-header>
            </text:list>
          </table:table-cell>
        </table:table-row>
        <table:table-row table:style-name="Tabelle120.1">
          <table:table-cell table:style-name="Tabelle120.A2" office:value-type="string">
            <text:p text:style-name="P67">Frontend::Module### <text:span text:style-name="T16">ReuseArticleAttachmentsAJAXHandler</text:span></text:p>
          </table:table-cell>
          <table:table-cell table:style-name="Tabelle120.B2" office:value-type="string">
            <text:list xml:id="list113627157604929" text:continue-numbering="true" text:style-name="L116">
              <text:list-header>
                <text:p text:style-name="P283">Activates and integrates the AJAXHandler in agenten frontend</text:p>
              </text:list-header>
            </text:list>
          </table:table-cell>
        </table:table-row>
      </table:table>
      <text:p text:style-name="Standard"/>
      <text:h text:style-name="Heading_20_2" text:outline-level="2">Queue View – Display as Tree/Drop Down</text:h>
      <text:list xml:id="list300857188275244754" text:style-name="L117">
        <text:list-item>
          <text:p text:style-name="P108">In default OTRS, the queue view layout might be not useful or confusing with many listed queues</text:p>
        </text:list-item>
        <text:list-item>
          <text:p text:style-name="P108">The queue view layout can be chosen as a user preference</text:p>
          <text:list>
            <text:list-item>
              <text:p text:style-name="P108">Tree based</text:p>
              <text:list>
                <text:list-item>
                  <text:p text:style-name="P108">Shows all available queues in a tree as known from file system explorer</text:p>
                </text:list-item>
              </text:list>
            </text:list-item>
            <text:list-item>
              <text:p text:style-name="P108">Drop down</text:p>
              <text:list>
                <text:list-item>
                  <text:p text:style-name="P108">Shows all sub-queues which are available in currently selected queue as a drop down box</text:p>
                </text:list-item>
                <text:list-item>
                  <text:p text:style-name="P108">On selection of a sub-queue from the drop down list, the queue view moves to the selected sub-queue</text:p>
                </text:list-item>
              </text:list>
            </text:list-item>
          </text:list>
        </text:list-item>
      </text:list>
      <text:p text:style-name="P24"/>
      <text:h text:style-name="P237" text:outline-level="3">Implementation</text:h>
      <text:list xml:id="list113627954308400" text:continue-list="list113626709422797" text:style-name="L14">
        <text:list-item>
          <text:p text:style-name="P161">Depending on preferred queue view the current representation is build by the corresponding function</text:p>
        </text:list-item>
        <text:list-item>
          <text:p text:style-name="P161">New agents preferences option</text:p>
        </text:list-item>
      </text:list>
      <text:p text:style-name="P32"/>
      <text:h text:style-name="Heading_20_4" text:outline-level="4">Related Structures</text:h>
      <text:h text:style-name="Heading_20_5" text:outline-level="5">Filelist</text:h>
      <text:list xml:id="list113627959969369" text:continue-list="list113626932389511" text:style-name="List_20_1">
        <text:list-item>
          <text:h text:style-name="Quellcode-Auflistung" text:outline-level="6">KIX4OTRS/Kernel/Config/Files/KIX4OTRS_QueueView.xml </text:h>
        </text:list-item>
        <text:list-item>
          <text:h text:style-name="Quellcode-Auflistung" text:outline-level="6">KIX4OTRS/Kernel/Language/de_KIX4OTRS.pm </text:h>
        </text:list-item>
        <text:list-item>
          <text:h text:style-name="P377" text:outline-level="6">KIX4OTRS/Kernel/Modules/<text:span text:style-name="T19">AgentTicketQueue</text:span>.pm </text:h>
        </text:list-item>
        <text:list-item>
          <text:h text:style-name="Quellcode-Auflistung" text:outline-level="6">KIX4OTRS/Kernel/Output/HTML/Standard/AgentTicketQueueTree.tt </text:h>
        </text:list-item>
        <text:list-item>
          <text:h text:style-name="Quellcode-Auflistung" text:outline-level="6">KIX4OTRS/Kernel/Output/HTML/Standard/AgentTicketQueueDropDown.tt </text:h>
        </text:list-item>
        <text:list-item>
          <text:h text:style-name="Quellcode-Auflistung" text:outline-level="6">var/httpd/htdocs/skins/Agent/KIX4OTRS/css/Core.AgentTicketQueue.css</text:h>
        </text:list-item>
        <text:list-item>
          <text:h text:style-name="Quellcode-Auflistung" text:outline-level="6">var/httpd/htdocs/skins/Agent/KIX4OTRS/img/toggle_side_arrow.png</text:h>
        </text:list-item>
      </text:list>
      <text:h text:style-name="P317" text:outline-level="6"/>
      <text:h text:style-name="Heading_20_3" text:outline-level="3">SysConfig Options</text:h>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41">Key Name</text:p>
            </table:table-cell>
            <table:table-cell table:style-name="Tabelle11.B1" office:value-type="string">
              <text:p text:style-name="P41">Description</text:p>
            </table:table-cell>
          </table:table-row>
        </table:table-header-rows>
        <table:table-row table:style-name="Tabelle11.1">
          <table:table-cell table:style-name="Tabelle11.A2" office:value-type="string">
            <text:p text:style-name="Table_20_Contents">Frontend::Module###AgentTicketQueue</text:p>
          </table:table-cell>
          <table:table-cell table:style-name="Tabelle11.B2" office:value-type="string">
            <text:p text:style-name="Table_20_Contents">Frontend module registration for the agent interface.</text:p>
          </table:table-cell>
        </table:table-row>
        <table:table-row table:style-name="Tabelle11.1">
          <table:table-cell table:style-name="Tabelle11.A2" office:value-type="string">
            <text:p text:style-name="Table_20_Contents">PreferencesGroups###QueueViewLayout</text:p>
          </table:table-cell>
          <table:table-cell table:style-name="Tabelle11.B2" office:value-type="string">
            <text:p text:style-name="Table_20_Contents">Agent preferences registration for selecting a queue view layout.</text:p>
          </table:table-cell>
        </table:table-row>
      </table:table>
      <text:h text:style-name="Heading_20_2" text:outline-level="2"><text:s/>Queue View – Virtual Queues</text:h>
      <text:list xml:id="list113626746092966" text:continue-list="list300857188275244754" text:style-name="L117">
        <text:list-item>
          <text:p text:style-name="P108">Allow to configure ticket searches and display results as queues in queue view</text:p>
        </text:list-item>
        <text:list-item>
          <text:p text:style-name="P108">Currently virtual queues are non-personal and defined by the OTRS-Admin in the SysConfig</text:p>
        </text:list-item>
      </text:list>
      <text:p text:style-name="P24"><text:soft-page-break/></text:p>
      <text:h text:style-name="P237" text:outline-level="3">Implementation</text:h>
      <text:list xml:id="list4265114043325006735" text:style-name="L118">
        <text:list-item>
          <text:p text:style-name="P175">Extended agents frontend module AgentTicketQueue to get and build additional queue views according to configuration in SysConfig</text:p>
        </text:list-item>
        <text:list-item>
          <text:p text:style-name="P175">Extended ticket methods to provide a ticket search method with complementary search parameters</text:p>
          <text:list>
            <text:list-item>
              <text:p text:style-name="P175">TicketSearchOR</text:p>
              <text:list>
                <text:list-item>
                  <text:p text:style-name="P175">Nearly the same as sub TicketSearch but SOME search parameters are combined with OR</text:p>
                </text:list-item>
              </text:list>
            </text:list-item>
            <text:list-item>
              <text:p text:style-name="P175">_TicketSearchSqlAndStringCreateOR</text:p>
              <text:list>
                <text:list-item>
                  <text:p text:style-name="P175">Nearly the same as sub TicketSearchSqlAndStringCreate but returned SQL uses OR</text:p>
                </text:list-item>
              </text:list>
            </text:list-item>
          </text:list>
        </text:list-item>
      </text:list>
      <text:p text:style-name="P32"/>
      <text:h text:style-name="Heading_20_4" text:outline-level="4">Related Structures</text:h>
      <text:h text:style-name="Heading_20_5" text:outline-level="5">Filelist</text:h>
      <text:list xml:id="list113626350363824" text:continue-list="list113627959969369" text:style-name="List_20_1">
        <text:list-item>
          <text:h text:style-name="Quellcode-Auflistung" text:outline-level="6">KIX4OTRS/Kernel/Config/Files/KIX4OTRS_QueueView.xml</text:h>
        </text:list-item>
        <text:list-item>
          <text:h text:style-name="Quellcode-Auflistung" text:outline-level="6">KIX4OTRS/Kernel/Language/de_KIX4OTRS.pm</text:h>
        </text:list-item>
        <text:list-item>
          <text:h text:style-name="Quellcode-Auflistung" text:outline-level="6">KIX4OTRS/Kernel/Modules/AgentTicketQueue.pm</text:h>
        </text:list-item>
        <text:list-item>
          <text:h text:style-name="Quellcode-Auflistung" text:outline-level="6">KIX4OTRS/Kernel/System/Ticket/TicketSearch.pm</text:h>
        </text:list-item>
      </text:list>
      <text:h text:style-name="P317" text:outline-level="6"/>
      <text:h text:style-name="Heading_20_3" text:outline-level="3">SysConfig Options</text:h>
      <table:table table:name="Tabelle15" table:style-name="Tabelle15">
        <table:table-column table:style-name="Tabelle15.A"/>
        <table:table-column table:style-name="Tabelle15.B"/>
        <table:table-header-rows>
          <table:table-row table:style-name="Tabelle15.1">
            <table:table-cell table:style-name="Tabelle15.A1" office:value-type="string">
              <text:p text:style-name="P41">Key Name</text:p>
            </table:table-cell>
            <table:table-cell table:style-name="Tabelle15.B1" office:value-type="string">
              <text:p text:style-name="P41">Description</text:p>
            </table:table-cell>
          </table:table-row>
        </table:table-header-rows>
        <table:table-row table:style-name="Tabelle15.1">
          <table:table-cell table:style-name="Tabelle15.A2" office:value-type="string">
            <text:p text:style-name="Table_20_Contents">Ticket::Frontend::AgentTicketQueue###<text:line-break/>IndividualViewNames</text:p>
          </table:table-cell>
          <table:table-cell table:style-name="Tabelle15.B2" office:value-type="string">
            <text:p text:style-name="Table_20_Contents">Configures the identifier and the displayed name for new virtual views in ticket overview (AgentTicketQueue). Identifier must start with a letter.</text:p>
            <text:p text:style-name="Table_20_Contents">Example:</text:p>
            <text:list xml:id="list936574005552323922" text:style-name="L119">
              <text:list-item>
                <text:p text:style-name="P284">P1000 =&gt; My Tickets (all) </text:p>
              </text:list-item>
              <text:list-item>
                <text:p text:style-name="P284">P1100 =&gt; My Tickets (open)</text:p>
              </text:list-item>
            </text:list>
          </table:table-cell>
        </table:table-row>
        <table:table-row table:style-name="Tabelle15.1">
          <table:table-cell table:style-name="Tabelle15.A2" office:value-type="string">
            <text:p text:style-name="Table_20_Contents">Ticket::Frontend::AgentTicketQueue###<text:line-break/>IndividualViewParameterAND</text:p>
          </table:table-cell>
          <table:table-cell table:style-name="Tabelle15.B2" office:value-type="string">
            <text:p text:style-name="Table_20_Contents">Sets search parameters for new queue views. Key has to be one of the identifier (see above). Value defines searched ticket data type and its values, separated by :::. Multiple values can be separated by ; and are combined as <text:span text:style-name="T31">AND</text:span>-criteria. Split multiple ticket data search criteria by |||. Possible placeholders for values: _ANY_, _NONE_, _ME_ (stands for agents user ID) and _ME_PREF_* (stands for named agents preferences, e.g. _ME_PREF_UserSkin).</text:p>
            <text:p text:style-name="Table_20_Contents">Example:</text:p>
            <text:list xml:id="list5241429496742705971" text:style-name="L120">
              <text:list-item>
                <text:p text:style-name="P285">P1000 =&gt; OwnerIDs:::_ME_ </text:p>
              </text:list-item>
              <text:list-item>
                <text:p text:style-name="P285">P1100 =&gt; OwnerIDs:::_ME_|||StateTypeIDs:::1;2</text:p>
              </text:list-item>
            </text:list>
          </table:table-cell>
        </table:table-row>
        <table:table-row table:style-name="Tabelle15.1">
          <table:table-cell table:style-name="Tabelle15.A2" office:value-type="string">
            <text:p text:style-name="Table_20_Contents">Ticket::Frontend::AgentTicketQueue###<text:line-break/>IndividualViewParameterOR</text:p>
          </table:table-cell>
          <table:table-cell table:style-name="Tabelle15.B2" office:value-type="string">
            <text:p text:style-name="Table_20_Contents">Sets search parameters for new queue views. Key has to be one of the identifier (see above). Value defines searched ticket data type and its values, separated by :::. Multiple values can be separated by ; and are combined as <text:span text:style-name="T31">OR</text:span>-criteria. Split multiple ticket data search criteria by |||. Possible placeholders for values: _ANY_, _NONE_, _ME_ (stands for agents user ID) and _ME_PREF_* (stands for agents preferences).</text:p>
          </table:table-cell>
        </table:table-row>
        <table:table-row table:style-name="Tabelle15.1">
          <table:table-cell table:style-name="Tabelle15.A2" office:value-type="string">
            <text:p text:style-name="Table_20_Contents">Ticket::Frontend::AgentTicketQueue###<text:line-break/>IndividualViewPermission</text:p>
          </table:table-cell>
          <table:table-cell table:style-name="Tabelle15.B2" office:value-type="string">
            <text:p text:style-name="Table_20_Contents">Sets search permission for new queue views. Key has to be one of the identifier (see above). Value has to be 'rw' or 'ro'. If not given for virtual queue, default configuration of ViewAllPossibleTickets will be used.</text:p>
            <text:p text:style-name="Table_20_Contents">Example:</text:p>
            <text:list xml:id="list8126738462086082691" text:style-name="L121">
              <text:list-item>
                <text:p text:style-name="P286">P1000 =&gt; ro </text:p>
              </text:list-item>
              <text:list-item>
                <text:p text:style-name="P286">P1100 =&gt; ro</text:p>
              </text:list-item>
            </text:list>
          </table:table-cell>
        </table:table-row>
      </table:table>
      <text:h text:style-name="Heading_20_2" text:outline-level="2"><text:s/>Queue View – Shown Columns/Data</text:h>
      <text:list xml:id="list113627346795025" text:continue-list="list113626746092966" text:style-name="L117">
        <text:list-item>
          <text:p text:style-name="P108">Ticket overview do not show ticket responsible information</text:p>
        </text:list-item>
        <text:list-item>
          <text:p text:style-name="P108"><text:soft-page-break/>Show title and from also in separated columns</text:p>
        </text:list-item>
        <text:list-item>
          <text:p text:style-name="P108">Added article flags to ticket overview</text:p>
        </text:list-item>
      </text:list>
      <text:p text:style-name="P24"/>
      <text:h text:style-name="P237" text:outline-level="3">Implementation</text:h>
      <text:list xml:id="list4742982366591595907" text:style-name="L122">
        <text:list-item>
          <text:p text:style-name="P176">Extended ticket overview modules to show ticket responsible information</text:p>
        </text:list-item>
        <text:list-item>
          <text:p text:style-name="P176">Column from, title, ArticleFlag and last customer subject added to DefaultColumns</text:p>
        </text:list-item>
      </text:list>
      <text:p text:style-name="P32"/>
      <text:h text:style-name="Heading_20_4" text:outline-level="4">Related Structures</text:h>
      <text:h text:style-name="Heading_20_5" text:outline-level="5">Filelist</text:h>
      <text:list xml:id="list113627886538541" text:continue-list="list113626350363824" text:style-name="List_20_1">
        <text:list-item>
          <text:h text:style-name="Quellcode-Auflistung" text:outline-level="6">KIX4OTRS/Kernel/Config/Files/KIX4OTRS_QueueView.xml</text:h>
        </text:list-item>
        <text:list-item>
          <text:h text:style-name="Quellcode-Auflistung" text:outline-level="6">KIX4OTRS/Kernel/Output/HTML/TicketOverviewPreview.pm</text:h>
        </text:list-item>
        <text:list-item>
          <text:h text:style-name="Quellcode-Auflistung" text:outline-level="6">KIX4OTRS/Kernel/Output/HTML/TicketOverviewSmall.pm</text:h>
        </text:list-item>
        <text:list-item>
          <text:h text:style-name="Quellcode-Auflistung" text:outline-level="6">KIX4OTRS/Kernel/Output/HTML/Standard/AgentTicketOverviewMedium.tt</text:h>
        </text:list-item>
        <text:list-item>
          <text:h text:style-name="Quellcode-Auflistung" text:outline-level="6">KIX4OTRS/Kernel/Output/HTML/Standard/AgentTicketOverviewPreview.tt</text:h>
        </text:list-item>
        <text:list-item>
          <text:h text:style-name="Quellcode-Auflistung" text:outline-level="6">KIX4OTRS/Kernel/Output/HTML/Standard/AgentTicketOverviewSmall.tt</text:h>
        </text:list-item>
      </text:list>
      <text:h text:style-name="P317" text:outline-level="6"/>
      <text:h text:style-name="Heading_20_3" text:outline-level="3">SysConfig Options</text:h>
      <table:table table:name="Tabelle13" table:style-name="Tabelle13">
        <table:table-column table:style-name="Tabelle13.A"/>
        <table:table-column table:style-name="Tabelle13.B"/>
        <table:table-header-rows>
          <table:table-row table:style-name="Tabelle13.1">
            <table:table-cell table:style-name="Tabelle13.A1" office:value-type="string">
              <text:p text:style-name="P41">Key Name</text:p>
            </table:table-cell>
            <table:table-cell table:style-name="Tabelle13.B1" office:value-type="string">
              <text:p text:style-name="P41">Description</text:p>
            </table:table-cell>
          </table:table-row>
        </table:table-header-rows>
        <table:table-row table:style-name="Tabelle13.1">
          <table:table-cell table:style-name="Tabelle13.A2" office:value-type="string">
            <text:p text:style-name="Table_20_Contents">n.a.</text:p>
          </table:table-cell>
          <table:table-cell table:style-name="Tabelle13.B2" office:value-type="string">
            <text:p text:style-name="Table_20_Contents">n.a.</text:p>
          </table:table-cell>
        </table:table-row>
      </table:table>
      <text:h text:style-name="Heading_20_2" text:outline-level="2"><text:s/>Queue View – Ticket Highlighting</text:h>
      <text:p text:style-name="P24">In default OTRS, all tickets are shown in the same way. This is not very comfortable, especially to easily find very important tickets.</text:p>
      <text:p text:style-name="P24"/>
      <text:h text:style-name="P237" text:outline-level="3">Implementation</text:h>
      <text:list xml:id="list461781715290705993" text:style-name="L123">
        <text:list-item>
          <text:p text:style-name="P177">Extended ticket overview modules to show ticket responsible information</text:p>
          <text:list>
            <text:list-item>
              <text:p text:style-name="P177">Style is configurable via SysConfig-options</text:p>
            </text:list-item>
          </text:list>
        </text:list-item>
      </text:list>
      <text:p text:style-name="P32"/>
      <text:h text:style-name="Heading_20_4" text:outline-level="4">Related Structures</text:h>
      <text:h text:style-name="Heading_20_5" text:outline-level="5">Filelist</text:h>
      <text:list xml:id="list113626903389546" text:continue-list="list113627886538541" text:style-name="List_20_1">
        <text:list-item>
          <text:h text:style-name="Quellcode-Auflistung" text:outline-level="6">KIX4OTRS/Kernel/Config/Files/KIX4OTRS_TicketOverview.xml</text:h>
        </text:list-item>
        <text:list-item>
          <text:h text:style-name="Quellcode-Auflistung" text:outline-level="6">KIX4OTRS/Kernel/Output/HTML/TicketOverviewMedium.pm</text:h>
        </text:list-item>
        <text:list-item>
          <text:h text:style-name="Quellcode-Auflistung" text:outline-level="6">KIX4OTRS/Kernel/Output/HTML/TicketOverviewPreview.pm</text:h>
        </text:list-item>
        <text:list-item>
          <text:h text:style-name="Quellcode-Auflistung" text:outline-level="6">KIX4OTRS/Kernel/Output/HTML/TicketOverviewSmall.pm</text:h>
        </text:list-item>
        <text:list-item>
          <text:h text:style-name="Quellcode-Auflistung" text:outline-level="6">KIX4OTRS/Kernel/Output/HTML/Standard/AgentTicketOverviewMedium.tt</text:h>
        </text:list-item>
        <text:list-item>
          <text:h text:style-name="Quellcode-Auflistung" text:outline-level="6">KIX4OTRS/Kernel/Output/HTML/Standard/AgentTicketOverviewPreview.tt</text:h>
        </text:list-item>
        <text:list-item>
          <text:h text:style-name="Quellcode-Auflistung" text:outline-level="6">KIX4OTRS/Kernel/Output/HTML/Standard/AgentTicketOverviewSmall.tt</text:h>
        </text:list-item>
        <text:list-item>
          <text:h text:style-name="Quellcode-Auflistung" text:outline-level="6">var/httpd/htdocs/js/Output/HTML/Core.KIX4OTRS.TicketOverviewHighlight.pm</text:h>
        </text:list-item>
      </text:list>
      <text:h text:style-name="P317" text:outline-level="6"/>
      <text:h text:style-name="Heading_20_3" text:outline-level="3">SysConfig Options</text:h>
      <table:table table:name="Tabelle68" table:style-name="Tabelle68">
        <table:table-column table:style-name="Tabelle68.A"/>
        <table:table-column table:style-name="Tabelle68.B"/>
        <table:table-header-rows>
          <table:table-row table:style-name="Tabelle68.1">
            <table:table-cell table:style-name="Tabelle68.A1" office:value-type="string">
              <text:p text:style-name="P41">Key Name</text:p>
            </table:table-cell>
            <table:table-cell table:style-name="Tabelle68.B1" office:value-type="string">
              <text:p text:style-name="P41">Description</text:p>
            </table:table-cell>
          </table:table-row>
        </table:table-header-rows>
        <table:table-row table:style-name="Tabelle68.1">
          <table:table-cell table:style-name="Tabelle68.A2" office:value-type="string">
            <text:p text:style-name="Table_20_Contents">KIX4OTRSTicketOverviewLargeHighlightMapping</text:p>
          </table:table-cell>
          <table:table-cell table:style-name="Tabelle68.B2" office:value-type="string">
            <text:p text:style-name="Table_20_Contents">Defines styles used for ticket highlighting depending on current ticket state – for ticket overview of type “medium” and “preview”</text:p>
          </table:table-cell>
        </table:table-row>
        <table:table-row table:style-name="Tabelle68.1">
          <table:table-cell table:style-name="Tabelle68.A2" office:value-type="string">
            <text:p text:style-name="Table_20_Contents">KIX4OTRSTicketOverviewSmallHighlightMapping</text:p>
          </table:table-cell>
          <table:table-cell table:style-name="Tabelle68.B2" office:value-type="string">
            <text:p text:style-name="Table_20_Contents">Defines styles used for ticket highlighting depending on current ticket state – for ticket overview of type “small”</text:p>
          </table:table-cell>
        </table:table-row>
      </table:table>
      <text:h text:style-name="Heading_20_2" text:outline-level="2"><text:s/>Queue View – Show Locked on Default</text:h>
      <text:p text:style-name="P24">The queue view layout can be chosen as a user preference</text:p>
      <text:p text:style-name="P24"/>
      <text:h text:style-name="P237" text:outline-level="3">Implementation</text:h>
      <text:list xml:id="list113627431019183" text:continue-list="list2534587462398028786" text:style-name="L111">
        <text:list-item>
          <text:p text:style-name="P172">Use “show all” on default if set in agents preferences</text:p>
        </text:list-item>
        <text:list-item>
          <text:p text:style-name="P172"><text:soft-page-break/>New agents preferences option</text:p>
        </text:list-item>
      </text:list>
      <text:p text:style-name="P32"/>
      <text:h text:style-name="Heading_20_4" text:outline-level="4">Related Structures</text:h>
      <text:h text:style-name="Heading_20_5" text:outline-level="5">Filelist</text:h>
      <text:list xml:id="list113626904358841" text:continue-list="list113626903389546" text:style-name="List_20_1">
        <text:list-item>
          <text:h text:style-name="Quellcode-Auflistung" text:outline-level="6">KIX4OTRS/Kernel/Config/Files/KIX4OTRS_QueueView.xml</text:h>
        </text:list-item>
        <text:list-item>
          <text:h text:style-name="Quellcode-Auflistung" text:outline-level="6">KIX4OTRS/Kernel/Modules/AgentTicketQueue.pm</text:h>
        </text:list-item>
        <text:list-item>
          <text:h text:style-name="Quellcode-Auflistung" text:outline-level="6">KIX4OTRS/Kernel/System/Ticket/IndexAccelerator/RuntimeDB.pm</text:h>
        </text:list-item>
      </text:list>
      <text:h text:style-name="P317" text:outline-level="6"/>
      <text:h text:style-name="Heading_20_3" text:outline-level="3">SysConfig Options</text:h>
      <table:table table:name="Tabelle67" table:style-name="Tabelle67">
        <table:table-column table:style-name="Tabelle67.A"/>
        <table:table-column table:style-name="Tabelle67.B"/>
        <table:table-header-rows>
          <table:table-row table:style-name="Tabelle67.1">
            <table:table-cell table:style-name="Tabelle67.A1" office:value-type="string">
              <text:p text:style-name="P41">Key Name</text:p>
            </table:table-cell>
            <table:table-cell table:style-name="Tabelle67.B1" office:value-type="string">
              <text:p text:style-name="P41">Description</text:p>
            </table:table-cell>
          </table:table-row>
        </table:table-header-rows>
        <table:table-row table:style-name="Tabelle67.1">
          <table:table-cell table:style-name="Tabelle67.A2" office:value-type="string">
            <text:p text:style-name="Table_20_Contents">PreferencesGroups###QueueViewAll</text:p>
          </table:table-cell>
          <table:table-cell table:style-name="Tabelle67.B2" office:value-type="string">
            <text:p text:style-name="Table_20_Contents">Agent preferences registration for selecting a queue view layout.</text:p>
          </table:table-cell>
        </table:table-row>
      </table:table>
      <text:h text:style-name="Heading_20_2" text:outline-level="2"><text:s text:c="2"/>Queue View – Customize Sort Order</text:h>
      <text:p text:style-name="P24">The sort order of the last choosen column should be saved as a user preference. This should work for QueueVIew, StateView and EscalationView.</text:p>
      <text:p text:style-name="P24"/>
      <text:h text:style-name="P237" text:outline-level="3">Implementation</text:h>
      <text:list xml:id="list5737579190323159897" text:style-name="L124">
        <text:list-item>
          <text:p text:style-name="P178">Save last choosen sort by and sort order as agents user preference</text:p>
        </text:list-item>
      </text:list>
      <text:p text:style-name="P32"/>
      <text:h text:style-name="Heading_20_4" text:outline-level="4">Related Structures</text:h>
      <text:h text:style-name="Heading_20_5" text:outline-level="5">Filelist</text:h>
      <text:list xml:id="list113626280315634" text:continue-list="list113626904358841" text:style-name="List_20_1">
        <text:list-item>
          <text:h text:style-name="Quellcode-Auflistung" text:outline-level="6">KIX4OTRS/Modules/AgentTicketQueue.pm </text:h>
        </text:list-item>
        <text:list-item>
          <text:h text:style-name="Quellcode-Auflistung" text:outline-level="6">KIX4OTRS/Modules/AgentTicketEscalationView.pm</text:h>
        </text:list-item>
        <text:list-item>
          <text:h text:style-name="Quellcode-Auflistung" text:outline-level="6">KIX4OTRS/Modules/AgentTicketStatusView.pm</text:h>
        </text:list-item>
      </text:list>
      <text:h text:style-name="P317" text:outline-level="6"/>
      <text:h text:style-name="Heading_20_3" text:outline-level="3">SysConfig Options</text:h>
      <table:table table:name="Tabelle115" table:style-name="Tabelle115">
        <table:table-column table:style-name="Tabelle115.A"/>
        <table:table-column table:style-name="Tabelle115.B"/>
        <table:table-header-rows>
          <table:table-row table:style-name="Tabelle115.1">
            <table:table-cell table:style-name="Tabelle115.A1" office:value-type="string">
              <text:p text:style-name="P41">Key Name</text:p>
            </table:table-cell>
            <table:table-cell table:style-name="Tabelle115.B1" office:value-type="string">
              <text:p text:style-name="P41">Description</text:p>
            </table:table-cell>
          </table:table-row>
        </table:table-header-rows>
        <table:table-row table:style-name="Tabelle115.1">
          <table:table-cell table:style-name="Tabelle115.A2" office:value-type="string">
            <text:p text:style-name="Table_20_Contents">n.a</text:p>
          </table:table-cell>
          <table:table-cell table:style-name="Tabelle115.B2" office:value-type="string">
            <text:p text:style-name="Table_20_Contents">n.a</text:p>
          </table:table-cell>
        </table:table-row>
      </table:table>
      <text:h text:style-name="Heading_20_2" text:outline-level="2">Queue View – Customer Ticket List View</text:h>
      <text:p text:style-name="P37"><text:span text:style-name="T1">This provides a flexible ticket agent ListView in ticket queue. I</text:span><text:span text:style-name="T13">t's like the small-ticket list view with the difference that it is possible to separate columns, select those that will be displayed in the ticket lis</text:span><text:span text:style-name="T1">t.</text:span></text:p>
      <text:p text:style-name="P27"/>
      <text:h text:style-name="P237" text:outline-level="3">Implementation</text:h>
      <text:list xml:id="list113627040407174" text:continue-list="list113627346795025" text:style-name="L117">
        <text:list-item>
          <text:p text:style-name="P205">I<text:span text:style-name="T13">n AgentTicketQueue there is a new button "C" next by "S", "M" and "P". On selecting this button you get a new userdefined TicketListView.</text:span></text:p>
        </text:list-item>
        <text:list-item>
          <text:p text:style-name="P205">For configuration you can press the "filter"-button next to the settings-button for TicketListView's. Per column there are 4 configuration values:</text:p>
          <text:list>
            <text:list-item>
              <text:p text:style-name="P205"><text:span text:style-name="T35">Content: Dropdownlist with all possible values selectable for</text:span> a column.</text:p>
            </text:list-item>
            <text:list-item>
              <text:p text:style-name="P205">Width: Describes the width of the column in percent. The sum of all columns shouldn't be higher than 100%.</text:p>
            </text:list-item>
            <text:list-item>
              <text:p text:style-name="P205">Max Chars: The value cuts the value after "Max chars". Zero (0) means that the string will not be cut.</text:p>
            </text:list-item>
            <text:list-item>
              <text:p text:style-name="P205"><text:span text:style-name="T13">Column Description</text:span>: The column can get a special name by this description </text:p>
              <text:p text:style-name="P205">.</text:p>
            </text:list-item>
          </text:list>
        </text:list-item>
      </text:list>
      <text:h text:style-name="Heading_20_4" text:outline-level="4">Related Structures</text:h>
      <text:h text:style-name="Heading_20_5" text:outline-level="5">Filelist</text:h>
      <text:list xml:id="list113626102181376" text:continue-list="list113626280315634" text:style-name="L125">
        <text:list-item>
          <text:h text:style-name="P342" text:outline-level="6">Config/Files/KIX4OTRS_CustomTicketListView.xml </text:h>
        </text:list-item>
        <text:list-item>
          <text:h text:style-name="P342" text:outline-level="6">Language/de_KIX4OTRSCustomTicketListView.pm </text:h>
        </text:list-item>
        <text:list-item>
          <text:h text:style-name="P342" text:outline-level="6">Output/HMTL/LayoutKIX4OTRS.pm </text:h>
        </text:list-item>
        <text:list-item>
          <text:h text:style-name="P342" text:outline-level="6"><text:soft-page-break/>Output/HMTL/PreferencesTicketOverviewColumn.pm </text:h>
        </text:list-item>
        <text:list-item>
          <text:h text:style-name="P342" text:outline-level="6">Output/HMTL/TicketOverviewCustom.pm </text:h>
        </text:list-item>
        <text:list-item>
          <text:h text:style-name="P342" text:outline-level="6">Output/HMTL/Standard/AgentTicketOverviewCustom.tt </text:h>
        </text:list-item>
        <text:list-item>
          <text:h text:style-name="P342" text:outline-level="6">Output/HMTL/Standard/AgentTicketOverviewNavBar.tt </text:h>
        </text:list-item>
        <text:list-item>
          <text:h text:style-name="P342" text:outline-level="6">var/.../Agent/default/css/Core.OverviewControl.Extended.css </text:h>
        </text:list-item>
        <text:list-item>
          <text:h text:style-name="P342" text:outline-level="6">var/.../Agent/default/img/columnselection.png </text:h>
        </text:list-item>
        <text:list-item>
          <text:h text:style-name="P342" text:outline-level="6">var/.../Agent/default/img/zoom_sprite_extended.png</text:h>
          <text:h text:style-name="P324" text:outline-level="6"><text:s/></text:h>
        </text:list-item>
      </text:list>
      <text:h text:style-name="Heading_20_3" text:outline-level="3">SysConfig Options</text:h>
      <table:table table:name="Tabelle105" table:style-name="Tabelle105">
        <table:table-column table:style-name="Tabelle105.A"/>
        <table:table-column table:style-name="Tabelle105.B"/>
        <table:table-header-rows>
          <table:table-row table:style-name="Tabelle105.1">
            <table:table-cell table:style-name="Tabelle105.A1" office:value-type="string">
              <text:p text:style-name="P41">Key Name</text:p>
            </table:table-cell>
            <table:table-cell table:style-name="Tabelle105.B1" office:value-type="string">
              <text:p text:style-name="P41">Description</text:p>
            </table:table-cell>
          </table:table-row>
        </table:table-header-rows>
        <table:table-row table:style-name="Tabelle105.1">
          <table:table-cell table:style-name="Tabelle105.A2" office:value-type="string">
            <text:p text:style-name="P70">Ticket::Frontend::Overview###Custom</text:p>
          </table:table-cell>
          <table:table-cell table:style-name="Tabelle105.B2" office:value-type="string">
            <text:p text:style-name="P70">Allows having a custom format ticket overview.</text:p>
          </table:table-cell>
        </table:table-row>
        <table:table-row table:style-name="Tabelle105.1">
          <table:table-cell table:style-name="Tabelle105.A2" office:value-type="string">
            <text:p text:style-name="P70">Loader::Agent::CommonCSS###001-KIXCustomTicketListView</text:p>
          </table:table-cell>
          <table:table-cell table:style-name="Tabelle105.B2" office:value-type="string">
            <text:p text:style-name="P70">List of CSS files to always be loaded for the agent interface.</text:p>
          </table:table-cell>
        </table:table-row>
        <table:table-row table:style-name="Tabelle105.1">
          <table:table-cell table:style-name="Tabelle105.A2" office:value-type="string">
            <text:p text:style-name="P70">PreferencesGroups###TicketOverviewCustomPageShown</text:p>
          </table:table-cell>
          <table:table-cell table:style-name="Tabelle105.B2" office:value-type="string">
            <text:p text:style-name="P70">Parameters for the pages (in which the tickets are shown) of the custom ticket overview.</text:p>
          </table:table-cell>
        </table:table-row>
        <table:table-row table:style-name="Tabelle105.1">
          <table:table-cell table:style-name="Tabelle105.A2" office:value-type="string">
            <text:p text:style-name="P70">PreferencesGroups###TicketOverviewCustomColumnValue</text:p>
          </table:table-cell>
          <table:table-cell table:style-name="Tabelle105.B2" office:value-type="string">
            <text:p text:style-name="P70">Parameters for the pages (in which the tickets are shown) of the custom ticket overview. This is a list of available column values can be <text:span text:style-name="T34">choosen</text:span> for the CustomTicketListView.</text:p>
          </table:table-cell>
        </table:table-row>
        <table:table-row table:style-name="Tabelle105.1">
          <table:table-cell table:style-name="Tabelle105.A2" office:value-type="string">
            <text:p text:style-name="P70">TicketOverviewCustomDefault</text:p>
          </table:table-cell>
          <table:table-cell table:style-name="Tabelle105.B2" office:value-type="string">
            <text:p text:style-name="P70">Default parameters for the pages (in which the tickets are shown) of the custom ticket overview.</text:p>
          </table:table-cell>
        </table:table-row>
      </table:table>
      <text:h text:style-name="Heading_20_2" text:outline-level="2">Tabbed Ticket Detail Mask</text:h>
      <text:list xml:id="list1048483747224822217" text:style-name="L126">
        <text:list-item>
          <text:p text:style-name="P109">Reworked modular ticket zoom mask</text:p>
        </text:list-item>
        <text:list-item>
          <text:p text:style-name="P109">Tab-based ticket zoom mask </text:p>
          <text:list>
            <text:list-item>
              <text:p text:style-name="P109">Allows to integrate other information in additional tabs</text:p>
            </text:list-item>
            <text:list-item>
              <text:p text:style-name="P109">Ticket information shown on the right-hand side is configurable via SysConfig</text:p>
            </text:list-item>
          </text:list>
        </text:list-item>
        <text:list-item>
          <text:p text:style-name="P109">Tab contents are:</text:p>
          <text:list>
            <text:list-item>
              <text:p text:style-name="P109">Article tree</text:p>
              <text:list>
                <text:list-item>
                  <text:p text:style-name="P109">Shows the article tree and article's content</text:p>
                </text:list-item>
              </text:list>
            </text:list-item>
            <text:list-item>
              <text:p text:style-name="P109">Linked objects</text:p>
              <text:list>
                <text:list-item>
                  <text:p text:style-name="P109">Shows all linked objects in complex view mode</text:p>
                </text:list-item>
                <text:list-item>
                  <text:p text:style-name="P109">Allows to easily remove links</text:p>
                </text:list-item>
                <text:list-item>
                  <text:p text:style-name="P109">Sort order of tables could be changed</text:p>
                </text:list-item>
                <text:list-item>
                  <text:p text:style-name="P109">Different columns could be selected</text:p>
                </text:list-item>
              </text:list>
            </text:list-item>
            <text:list-item>
              <text:p text:style-name="P109">Article attachments</text:p>
              <text:list>
                <text:list-item>
                  <text:p text:style-name="P109">Shows a list of all attachments in all articles</text:p>
                </text:list-item>
                <text:list-item>
                  <text:p text:style-name="P109">Allows to filter for attachment name</text:p>
                </text:list-item>
                <text:list-item>
                  <text:p text:style-name="P109">added columns date and from to attachment view</text:p>
                </text:list-item>
              </text:list>
            </text:list-item>
            <text:list-item>
              <text:p text:style-name="P109">Note add</text:p>
              <text:list>
                <text:list-item>
                  <text:p text:style-name="P109">Similar to action „Add Note“ but not as a pop up</text:p>
                </text:list-item>
              </text:list>
            </text:list-item>
            <text:list-item>
              <text:p text:style-name="P109">Ticket core data</text:p>
              <text:list>
                <text:list-item>
                  <text:p text:style-name="P109">Similar to action „Free Fields“ but with most ticket core data pre-configured to edit</text:p>
                </text:list-item>
              </text:list>
            </text:list-item>
            <text:list-item>
              <text:p text:style-name="P109">Ticket Dynamic Fields</text:p>
              <text:list>
                <text:list-item>
                  <text:p text:style-name="P109">Allows to edit dynamic fields</text:p>
                </text:list-item>
              </text:list>
            </text:list-item>
            <text:list-item>
              <text:p text:style-name="P109">Ticket summary</text:p>
              <text:list>
                <text:list-item>
                  <text:p text:style-name="P109">Allows to enter a free note field which is not historicised and can be edited by any agent who's permitted to read the ticket (see for next chapter)</text:p>
                </text:list-item>
              </text:list>
            </text:list-item>
          </text:list>
        </text:list-item>
      </text:list>
      <text:p text:style-name="P24"/>
      <text:h text:style-name="P237" text:outline-level="3">Implementation</text:h>
      <text:list xml:id="list1760444346278071012" text:style-name="L127">
        <text:list-item>
          <text:p text:style-name="P179">AgentTicketZoom set up to handle dynamic and static tab content by emplyoing uses jquery UI-Tabs 1.10.3</text:p>
          <text:list>
            <text:list-item>
              <text:p text:style-name="P179"><text:soft-page-break/>dynamic: tab content is generated after selecting/displaying a tab by a separate frontend module</text:p>
            </text:list-item>
            <text:list-item>
              <text:p text:style-name="P179">static: tab content is generated when AgentTicketZoom is generated</text:p>
            </text:list-item>
          </text:list>
        </text:list-item>
        <text:list-item>
          <text:p text:style-name="P179">provide methods which generate human readabe content for ticket data</text:p>
        </text:list-item>
        <text:list-item>
          <text:p text:style-name="P179">tab module AgentTicketZoomTabActionCommon is the tab-equivalent for AgentTicketZoomActionCommon – basically the same functionality</text:p>
        </text:list-item>
      </text:list>
      <text:p text:style-name="P32"/>
      <text:h text:style-name="Heading_20_4" text:outline-level="4">Related Structures</text:h>
      <text:h text:style-name="Heading_20_5" text:outline-level="5">Filelist</text:h>
      <text:list xml:id="list113626571997963" text:continue-list="list113626102181376" text:style-name="List_20_1">
        <text:list-item>
          <text:h text:style-name="Quellcode-Auflistung" text:outline-level="6">KIX4OTRS/Kernel/Config/Files/KIX4OTRS_TicketZoom.xml</text:h>
        </text:list-item>
        <text:list-item>
          <text:h text:style-name="Quellcode-Auflistung" text:outline-level="6">KIX4OTRS/Kernel/Config/Files/KIX4OTRS_TicketZoomActionCommon.xml</text:h>
        </text:list-item>
        <text:list-item>
          <text:h text:style-name="Quellcode-Auflistung" text:outline-level="6">KIX4OTRS/Kernel/Config/Files/KIX4OTRS_TicketZoomTicketCoreData.xml</text:h>
          <text:list>
            <text:list-item>
              <text:list>
                <text:list-item>
                  <text:list>
                    <text:list-item>
                      <text:h text:style-name="P318" text:outline-level="6">KIX4OTRS/Kernel/Config/Files/KIX4OTRS_TicketZoomTicketDynamicField.xml</text:h>
                    </text:list-item>
                  </text:list>
                </text:list-item>
              </text:list>
            </text:list-item>
          </text:list>
        </text:list-item>
        <text:list-item>
          <text:h text:style-name="Quellcode-Auflistung" text:outline-level="6">KIX4OTRS/Kernel/Language/de_KIX4OTRS.pm</text:h>
        </text:list-item>
        <text:list-item>
          <text:h text:style-name="Quellcode-Auflistung" text:outline-level="6">KIX4OTRS/Kernel/Language/de_KIX4OTRSTicketZoomTab.pm</text:h>
        </text:list-item>
        <text:list-item>
          <text:h text:style-name="Quellcode-Auflistung" text:outline-level="6">KIX4OTRS/Kernel/Modules/AgentTicketZoom.pm</text:h>
        </text:list-item>
        <text:list-item>
          <text:h text:style-name="Quellcode-Auflistung" text:outline-level="6">KIX4OTRS/Kernel/Modules/AgentTicketZoomKIX4OTRSMinimumextended.pm</text:h>
        </text:list-item>
        <text:list-item>
          <text:h text:style-name="Quellcode-Auflistung" text:outline-level="6">KIX4OTRS/Kernel/Modules/AgentTicketZoomTabActionCommon.pm</text:h>
        </text:list-item>
        <text:list-item>
          <text:h text:style-name="Quellcode-Auflistung" text:outline-level="6">KIX4OTRS/Kernel/Modules/AgentTicketZoomTabAttachments.pm</text:h>
        </text:list-item>
        <text:list-item>
          <text:h text:style-name="Quellcode-Auflistung" text:outline-level="6">KIX4OTRS/Kernel/Modules/AgentTicketZoomTabLinkedObjects.pm</text:h>
          <text:list>
            <text:list-item>
              <text:list>
                <text:list-item>
                  <text:list>
                    <text:list-item>
                      <text:h text:style-name="P318" text:outline-level="6">KIX4OTRS/Kernel/Modules/AgentTicketZoomTabProcess.pm</text:h>
                    </text:list-item>
                  </text:list>
                </text:list-item>
              </text:list>
            </text:list-item>
          </text:list>
        </text:list-item>
        <text:list-item>
          <text:h text:style-name="Quellcode-Auflistung" text:outline-level="6">KIX4OTRS/Kernel/Modules/AgentTicketZoomTabSummary.pm</text:h>
        </text:list-item>
        <text:list-item>
          <text:h text:style-name="Quellcode-Auflistung" text:outline-level="6">KIX4OTRS/Kernel/Output/HTML/LayoutKIX4OTRS.pm</text:h>
        </text:list-item>
        <text:list-item>
          <text:h text:style-name="Quellcode-Auflistung" text:outline-level="6">KIX4OTRS/Kernel/Modules/AgentTicketZoomTabArticle.pm</text:h>
        </text:list-item>
        <text:list-item>
          <text:h text:style-name="Quellcode-Auflistung" text:outline-level="6">KIX4OTRS/Kernel/Output/HTML/TicketZoomTabDummy.pm</text:h>
        </text:list-item>
        <text:list-item>
          <text:h text:style-name="Quellcode-Auflistung" text:outline-level="6">KIX4OTRS/Kernel/Output/HTML/Standard/AgentTicketZoom.tt</text:h>
        </text:list-item>
        <text:list-item>
          <text:h text:style-name="Quellcode-Auflistung" text:outline-level="6">KIX4OTRS/Kernel/Output/HTML/Standard/AgentTicketZoomKIX4OTRSMinimumextended.tt</text:h>
        </text:list-item>
        <text:list-item>
          <text:h text:style-name="Quellcode-Auflistung" text:outline-level="6">KIX4OTRS/Kernel/Output/HTML/Standard/AgentTicketZoomTabActionCommon.tt</text:h>
        </text:list-item>
        <text:list-item>
          <text:h text:style-name="Quellcode-Auflistung" text:outline-level="6">KIX4OTRS/Kernel/Output/HTML/Standard/AgentTicketZoomTabArticle.tt</text:h>
        </text:list-item>
        <text:list-item>
          <text:h text:style-name="Quellcode-Auflistung" text:outline-level="6">KIX4OTRS/Kernel/Output/HTML/Standard/AgentTicketZoomTabAttachments.tt</text:h>
        </text:list-item>
        <text:list-item>
          <text:h text:style-name="Quellcode-Auflistung" text:outline-level="6">KIX4OTRS/Kernel/Output/HTML/Standard/AgentTicketZoomTabDummy.tt</text:h>
        </text:list-item>
        <text:list-item>
          <text:h text:style-name="Quellcode-Auflistung" text:outline-level="6">KIX4OTRS/Kernel/Output/HTML/Standard/AgentTicketZoomTabLinkedObjects.tt</text:h>
          <text:list>
            <text:list-item>
              <text:list>
                <text:list-item>
                  <text:list>
                    <text:list-item>
                      <text:h text:style-name="P318" text:outline-level="6">KIX4OTRS/Kernel/Output/HTML/Standard/AgentTicketZoomTabProcess.tt</text:h>
                    </text:list-item>
                  </text:list>
                </text:list-item>
              </text:list>
            </text:list-item>
          </text:list>
        </text:list-item>
        <text:list-item>
          <text:h text:style-name="Quellcode-Auflistung" text:outline-level="6">KIX4OTRS/Kernel/Output/HTML/Standard/AgentTicketZoomTabSummary.tt</text:h>
        </text:list-item>
        <text:list-item>
          <text:h text:style-name="Quellcode-Auflistung" text:outline-level="6">KIX4OTRS/Kernel/Output/HTML/Standard/FooterTicketZoomTab.tt</text:h>
        </text:list-item>
        <text:list-item>
          <text:h text:style-name="Quellcode-Auflistung" text:outline-level="6">KIX4OTRS/Kernel/Output/HTML/Standard/NotifyKIX4OTRS.tt</text:h>
        </text:list-item>
        <text:list-item>
          <text:h text:style-name="Quellcode-Auflistung" text:outline-level="6">KIX4OTRS/Kernel/System/Ticket/TicketExtensionsKIX4OTRS.pm</text:h>
        </text:list-item>
        <text:list-item>
          <text:h text:style-name="Quellcode-Auflistung" text:outline-level="6">var/httpd/htdocs/js/thirdparty/jquery-ui-tabs-1.10.3/jquery.ui.tabs.js</text:h>
        </text:list-item>
        <text:list-item>
          <text:h text:style-name="Quellcode-Auflistung" text:outline-level="6">var/httpd/htdocs/js/Core.Agent.TicketZoom.js</text:h>
        </text:list-item>
        <text:list-item>
          <text:h text:style-name="Quellcode-Auflistung" text:outline-level="6">var/httpd/htdocs/js/Core.KIX4OTRS.Dialog.js</text:h>
        </text:list-item>
        <text:list-item>
          <text:h text:style-name="Quellcode-Auflistung" text:outline-level="6">var/httpd/htdocs/js/Core.KIX4OTRS.Form.Validate.js</text:h>
        </text:list-item>
        <text:list-item>
          <text:h text:style-name="Quellcode-Auflistung" text:outline-level="6">var/httpd/htdocs/js/Core.KIX4OTRS.TicketZoomTabs.js</text:h>
        </text:list-item>
        <text:list-item>
          <text:h text:style-name="Quellcode-Auflistung" text:outline-level="6">var/httpd/htdocs/skins/Agent/KIX4OTRS/css/Core.Table.css</text:h>
        </text:list-item>
        <text:list-item>
          <text:h text:style-name="Quellcode-Auflistung" text:outline-level="6">var/httpd/htdocs/skins/Agent/KIX4OTRS/css/Core.TicketDetail.css</text:h>
        </text:list-item>
        <text:list-item>
          <text:h text:style-name="Quellcode-Auflistung" text:outline-level="6">var/httpd/htdocs/skins/Agent/KIX4OTRS/img/action.png</text:h>
        </text:list-item>
        <text:list-item>
          <text:h text:style-name="Quellcode-Auflistung" text:outline-level="6">var/httpd/htdocs/skins/Agent/KIX4OTRS/img/action_hover.png</text:h>
        </text:list-item>
        <text:list-item>
          <text:h text:style-name="Quellcode-Auflistung" text:outline-level="6">var/httpd/htdocs/skins/Agent/KIX4OTRS/img/disk.png</text:h>
        </text:list-item>
        <text:list-item>
          <text:h text:style-name="Quellcode-Auflistung" text:outline-level="6">var/httpd/htdocs/skins/Agent/KIX4OTRS/img/thead_sort_down_bg.png</text:h>
        </text:list-item>
        <text:list-item>
          <text:h text:style-name="Quellcode-Auflistung" text:outline-level="6">var/httpd/htdocs/skins/Agent/KIX4OTRS/img/thead_sort_down_bg_rtl.png</text:h>
        </text:list-item>
        <text:list-item>
          <text:h text:style-name="Quellcode-Auflistung" text:outline-level="6">var/httpd/htdocs/skins/Agent/KIX4OTRS/img/thead_sort_up_bg.png</text:h>
        </text:list-item>
        <text:list-item>
          <text:h text:style-name="Quellcode-Auflistung" text:outline-level="6">var/httpd/htdocs/skins/Agent/KIX4OTRS/img/thead_sort_up_bg_rtl.png</text:h>
        </text:list-item>
      </text:list>
      <text:h text:style-name="P317" text:outline-level="6"/>
      <text:h text:style-name="Heading_20_3" text:outline-level="3">SysConfig Options</text:h>
      <table:table table:name="Tabelle25" table:style-name="Tabelle25">
        <table:table-column table:style-name="Tabelle25.A"/>
        <table:table-column table:style-name="Tabelle25.B"/>
        <table:table-header-rows>
          <table:table-row table:style-name="Tabelle25.1">
            <table:table-cell table:style-name="Tabelle25.A1" office:value-type="string">
              <text:p text:style-name="P41">Key Name</text:p>
            </table:table-cell>
            <table:table-cell table:style-name="Tabelle25.B1" office:value-type="string">
              <text:p text:style-name="P41">Description</text:p>
            </table:table-cell>
          </table:table-row>
        </table:table-header-rows>
        <table:table-row table:style-name="Tabelle25.1">
          <table:table-cell table:style-name="Tabelle25.A2" office:value-type="string">
            <text:p text:style-name="Table_20_Contents">Frontend::Module###<text:line-break/>AgentTicketZoomTabActionCommon</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Frontend::Module###<text:line-break/>AgentTicketZoomTabAttachments</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Frontend::Module###<text:line-break/>AgentTicketZoomTabLinkedObjects</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Frontend::Module###<text:line-break/>AgentTicketZoomTabSummary</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Frontend::Module###<text:line-break/>AgentTicketZoomTabDynamicFields</text:p>
          </table:table-cell>
          <table:table-cell table:style-name="Tabelle25.B2" office:value-type="string">
            <text:p text:style-name="Table_20_Contents">Frontend module registration for agent ticket zoom tab </text:p>
          </table:table-cell>
        </table:table-row>
        <text:soft-page-break/>
        <table:table-row table:style-name="Tabelle25.1">
          <table:table-cell table:style-name="Tabelle25.A2" office:value-type="string">
            <text:p text:style-name="Table_20_Contents">Frontend::Module###<text:line-break/>AgentTicketZoomTabArticle</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Frontend::Module###<text:line-break/>AgentTicketZoomTabEditCoreData</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P70"><text:span text:style-name="T34">Frontend</text:span>::Module###AgentTicketZoomTabProcess</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Ticket::Frontend::AgentTicketZoomTabActionCommon<text:line-break/>###***</text:p>
          </table:table-cell>
          <table:table-cell table:style-name="Tabelle25.B2" office:value-type="string">
            <text:p text:style-name="Table_20_Contents">Configuration-options for article action in tabbed ticket zoom view</text:p>
          </table:table-cell>
        </table:table-row>
        <table:table-row table:style-name="Tabelle25.1">
          <table:table-cell table:style-name="Tabelle25.A2" office:value-type="string">
            <text:p text:style-name="Table_20_Contents">Ticket::Frontend::AgentTicketZoomTabEditCoreData<text:line-break/>###***</text:p>
          </table:table-cell>
          <table:table-cell table:style-name="Tabelle25.B2" office:value-type="string">
            <text:p text:style-name="Table_20_Contents">Configuration-options for ticket data change action in tabbed ticket zoom view</text:p>
          </table:table-cell>
        </table:table-row>
        <table:table-row table:style-name="Tabelle25.1">
          <table:table-cell table:style-name="Tabelle25.A2" office:value-type="string">
            <text:p text:style-name="Table_20_Contents">Ticket::Frontend::AgentTicketZoomTabSummary<text:line-break/>###***</text:p>
          </table:table-cell>
          <table:table-cell table:style-name="Tabelle25.B2" office:value-type="string">
            <text:p text:style-name="Table_20_Contents">Configuration-options for ticket summary tab in tabbed ticket zoom view</text:p>
          </table:table-cell>
        </table:table-row>
        <table:table-row table:style-name="Tabelle25.1">
          <table:table-cell table:style-name="Tabelle25.A2" office:value-type="string">
            <text:p text:style-name="Table_20_Contents">Ticket::Frontend::AgentTicketZoomTabDynamicFields<text:line-break/>###***</text:p>
          </table:table-cell>
          <table:table-cell table:style-name="Tabelle25.B2" office:value-type="string">
            <text:p text:style-name="Table_20_Contents">Configuration-options for ticket dynamic field tab in tabbed ticket zoom view</text:p>
          </table:table-cell>
        </table:table-row>
        <table:table-row table:style-name="Tabelle25.1">
          <table:table-cell table:style-name="Tabelle25.A2" office:value-type="string">
            <text:p text:style-name="Table_20_Contents">Ticket::Frontend::AgentTicketZoom###TicketDataKeys</text:p>
          </table:table-cell>
          <table:table-cell table:style-name="Tabelle25.B2" office:value-type="string">
            <text:p text:style-name="Table_20_Contents">Defines which ticket data parameters are displayed in direct data presentation.</text:p>
          </table:table-cell>
        </table:table-row>
        <table:table-row table:style-name="Tabelle25.1">
          <table:table-cell table:style-name="Tabelle25.A2" office:value-type="string">
            <text:p text:style-name="Table_20_Contents">Ticket::Frontend::AgentTicketZoom###TicketDataLabel</text:p>
          </table:table-cell>
          <table:table-cell table:style-name="Tabelle25.B2" office:value-type="string">
            <text:p text:style-name="Table_20_Contents">Defines labels for internal ticket attribute names.</text:p>
          </table:table-cell>
        </table:table-row>
        <table:table-row table:style-name="Tabelle25.1">
          <table:table-cell table:style-name="Tabelle25.A2" office:value-type="string">
            <text:p text:style-name="Table_20_Contents">AgentTicketZoomBackend###0050-PreloadDummy</text:p>
          </table:table-cell>
          <table:table-cell table:style-name="Tabelle25.B2" office:value-type="string">
            <text:p text:style-name="Table_20_Contents">Defines parameters for a further exemplary tab in the tabbed ticket zoom view.</text:p>
          </table:table-cell>
        </table:table-row>
        <table:table-row table:style-name="Tabelle25.1">
          <table:table-cell table:style-name="Tabelle25.A2" office:value-type="string">
            <text:p text:style-name="Table_20_Contents">AgentTicketZoomBackend###0110-Article</text:p>
          </table:table-cell>
          <table:table-cell table:style-name="Tabelle25.B2" office:value-type="string">
            <text:p text:style-name="Table_20_Contents">Defines parameters for the AgentTicketZoomTab "Articles".</text:p>
          </table:table-cell>
        </table:table-row>
        <table:table-row table:style-name="Tabelle25.1">
          <table:table-cell table:style-name="Tabelle25.A2" office:value-type="string">
            <text:p text:style-name="Table_20_Contents">AgentTicketZoomBackend###0115-Attachments</text:p>
          </table:table-cell>
          <table:table-cell table:style-name="Tabelle25.B2" office:value-type="string">
            <text:p text:style-name="Table_20_Contents">Defines parameters for the AgentTicketZoomTab "Attachments".</text:p>
          </table:table-cell>
        </table:table-row>
        <table:table-row table:style-name="Tabelle25.1">
          <table:table-cell table:style-name="Tabelle25.A2" office:value-type="string">
            <text:p text:style-name="Table_20_Contents">AgentTicketZoomBackend###0120-LinkedObjects</text:p>
          </table:table-cell>
          <table:table-cell table:style-name="Tabelle25.B2" office:value-type="string">
            <text:p text:style-name="Table_20_Contents">Defines parameters for the AgentTicketZoomTab "Linked Objects".</text:p>
          </table:table-cell>
        </table:table-row>
        <table:table-row table:style-name="Tabelle25.1">
          <table:table-cell table:style-name="Tabelle25.A2" office:value-type="string">
            <text:p text:style-name="Table_20_Contents">AgentTicketZoomBackend###0250-Note</text:p>
          </table:table-cell>
          <table:table-cell table:style-name="Tabelle25.B2" office:value-type="string">
            <text:p text:style-name="Table_20_Contents">Defines parameters for the AgentTicketZoomTab "Note".</text:p>
          </table:table-cell>
        </table:table-row>
        <table:table-row table:style-name="Tabelle25.1">
          <table:table-cell table:style-name="Tabelle25.A2" office:value-type="string">
            <text:p text:style-name="Table_20_Contents">AgentTicketZoomBackend###0255-CoreData</text:p>
          </table:table-cell>
          <table:table-cell table:style-name="Tabelle25.B2" office:value-type="string">
            <text:p text:style-name="Table_20_Contents">Defines parameters for the AgentTicketZoomTab "Ticket Core Data".</text:p>
          </table:table-cell>
        </table:table-row>
        <table:table-row table:style-name="Tabelle25.1">
          <table:table-cell table:style-name="Tabelle25.A2" office:value-type="string">
            <text:p text:style-name="Table_20_Contents">AgentTicketZoomBackend###0300-Summary</text:p>
          </table:table-cell>
          <table:table-cell table:style-name="Tabelle25.B2" office:value-type="string">
            <text:p text:style-name="Table_20_Contents">Defines parameters for the AgentTicketZoomTab "Summary".</text:p>
          </table:table-cell>
        </table:table-row>
        <table:table-row table:style-name="Tabelle25.1">
          <table:table-cell table:style-name="Tabelle25.A2" office:value-type="string">
            <text:p text:style-name="P70">AgentTicketZoomBackend###0105-Process</text:p>
          </table:table-cell>
          <table:table-cell table:style-name="Tabelle25.B2" office:value-type="string">
            <text:p text:style-name="P70">Defines parameters for the AgentTicketZoomTab "Process".</text:p>
          </table:table-cell>
        </table:table-row>
      </table:table>
      <text:h text:style-name="Heading_20_2" text:outline-level="2"><text:bookmark-start text:name="__RefNumPara__12082_1707162749"/><text:s/>TicketZoom – Article Tree View<text:bookmark-end text:name="__RefNumPara__12082_1707162749"/></text:h>
      <text:p text:style-name="P22">In former OTRS version, within the ticket zoom views articles could be distinguished by the use of an article specific icon. Somehow those icons are not shown anymore. This is not very comfortable, especially for tickets with a high number of articles.</text:p>
      <text:p text:style-name="P22"/>
      <text:p text:style-name="P22">Furthermore, the last customer article will be shown whenever the agents goes into a ticket zoom view. It is sometimes necessary to display the first or last article (this could be an internal note), otherwise this forcer additional working steps.</text:p>
      <text:p text:style-name="P22"/>
      <text:p text:style-name="P22">The default behavior of the article tree when selecting an article is putting this article on the top of the article tree list. This behavior has been changed. The article tree list is moved just as much as required, but not as possible.</text:p>
      <text:p text:style-name="P22"/>
      <text:h text:style-name="P237" text:outline-level="3">Implementation</text:h>
      <text:list xml:id="list113627300662209" text:continue-list="list5371979726903155163" text:style-name="L106">
        <text:list-item>
          <text:p text:style-name="P180">Extended the article tree view in agent's ticket zoom view to show an article specific icon.</text:p>
          <text:list>
            <text:list-item>
              <text:p text:style-name="P180"><text:soft-page-break/>Shows direction of articles (incoming, outgoing, internal)</text:p>
            </text:list-item>
            <text:list-item>
              <text:p text:style-name="P180">Shows the article type (email, phone, note, …)</text:p>
            </text:list-item>
            <text:list-item>
              <text:p text:style-name="P180">Used artice icons are configurable via SysConfig</text:p>
            </text:list-item>
          </text:list>
        </text:list-item>
        <text:list-item>
          <text:p text:style-name="P180">Extended article display methods to offer an individually selected article on page initialization</text:p>
          <text:list>
            <text:list-item>
              <text:p text:style-name="P180">Configurable by agents preferences</text:p>
            </text:list-item>
          </text:list>
        </text:list-item>
      </text:list>
      <text:p text:style-name="P32"/>
      <text:h text:style-name="Heading_20_4" text:outline-level="4">Related Structures</text:h>
      <text:h text:style-name="Heading_20_5" text:outline-level="5">Filelist</text:h>
      <text:list xml:id="list113628022006101" text:continue-list="list113626571997963" text:style-name="List_20_1">
        <text:list-item>
          <text:h text:style-name="Quellcode-Auflistung" text:outline-level="6">KIX4OTRS/Kernel/Config/Files/KIX4OTRS_Ticket.xml</text:h>
        </text:list-item>
        <text:list-item>
          <text:h text:style-name="Quellcode-Auflistung" text:outline-level="6">KIX4OTRS/Kernel/Config/Files/KIX4OTRS_TicketZoom.xml</text:h>
        </text:list-item>
        <text:list-item>
          <text:h text:style-name="Quellcode-Auflistung" text:outline-level="6">KIX4OTRS/Kernel/Modules/AgentTicketZoomTabArticle.pm</text:h>
        </text:list-item>
        <text:list-item>
          <text:h text:style-name="Quellcode-Auflistung" text:outline-level="6">KIX4OTRS/Kernel/Output/HTML/Standard/AgentTicketZoomTabArticle.tt</text:h>
        </text:list-item>
        <text:list-item>
          <text:h text:style-name="Quellcode-Auflistung" text:outline-level="6">var/httpd/htdocs/skins/Agent/default/img/direction-incoming.png</text:h>
        </text:list-item>
        <text:list-item>
          <text:h text:style-name="Quellcode-Auflistung" text:outline-level="6">var/httpd/htdocs/skins/Agent/default/img/direction-internal.png</text:h>
        </text:list-item>
        <text:list-item>
          <text:h text:style-name="Quellcode-Auflistung" text:outline-level="6">var/httpd/htdocs/skins/Agent/default/img/direction-outgoing.png</text:h>
        </text:list-item>
        <text:list-item>
          <text:h text:style-name="Quellcode-Auflistung" text:outline-level="6">var/httpd/htdocs/skins/Agent/default/img/email-external.png</text:h>
        </text:list-item>
        <text:list-item>
          <text:h text:style-name="Quellcode-Auflistung" text:outline-level="6">var/httpd/htdocs/skins/Agent/default/img/email-internal.png</text:h>
        </text:list-item>
        <text:list-item>
          <text:h text:style-name="Quellcode-Auflistung" text:outline-level="6">var/httpd/htdocs/skins/Agent/default/img/email-notification-ext.png</text:h>
        </text:list-item>
        <text:list-item>
          <text:h text:style-name="Quellcode-Auflistung" text:outline-level="6">var/httpd/htdocs/skins/Agent/default/img/email-notification-int.png</text:h>
        </text:list-item>
        <text:list-item>
          <text:h text:style-name="Quellcode-Auflistung" text:outline-level="6">var/httpd/htdocs/skins/Agent/default/img/note-external.png</text:h>
        </text:list-item>
        <text:list-item>
          <text:h text:style-name="Quellcode-Auflistung" text:outline-level="6">var/httpd/htdocs/skins/Agent/default/img/note-internal.png</text:h>
        </text:list-item>
        <text:list-item>
          <text:h text:style-name="Quellcode-Auflistung" text:outline-level="6">var/httpd/htdocs/skins/Agent/default/img/note-report.png</text:h>
        </text:list-item>
        <text:list-item>
          <text:h text:style-name="Quellcode-Auflistung" text:outline-level="6">var/httpd/htdocs/skins/Agent/default/img/phone.png</text:h>
        </text:list-item>
        <text:list-item>
          <text:h text:style-name="Quellcode-Auflistung" text:outline-level="6">var/httpd/htdocs/skins/Agent/default/img/sms.png</text:h>
        </text:list-item>
        <text:list-item>
          <text:h text:style-name="Quellcode-Auflistung" text:outline-level="6">var/httpd/htdocs/skins/Agent/default/img/webrequest.png</text:h>
        </text:list-item>
      </text:list>
      <text:h text:style-name="P317" text:outline-level="6"/>
      <text:h text:style-name="Heading_20_3" text:outline-level="3">SysConfig Options</text:h>
      <table:table table:name="Tabelle69" table:style-name="Tabelle69">
        <table:table-column table:style-name="Tabelle69.A"/>
        <table:table-column table:style-name="Tabelle69.B"/>
        <table:table-header-rows>
          <table:table-row table:style-name="Tabelle69.1">
            <table:table-cell table:style-name="Tabelle69.A1" office:value-type="string">
              <text:p text:style-name="P41">Key Name</text:p>
            </table:table-cell>
            <table:table-cell table:style-name="Tabelle69.B1" office:value-type="string">
              <text:p text:style-name="P41">Description</text:p>
            </table:table-cell>
          </table:table-row>
        </table:table-header-rows>
        <table:table-row table:style-name="Tabelle69.1">
          <table:table-cell table:style-name="Tabelle69.A2" office:value-type="string">
            <text:p text:style-name="P70">Ticket::ArticleDirectionIcon</text:p>
          </table:table-cell>
          <table:table-cell table:style-name="Tabelle69.B2" office:value-type="string">
            <text:p text:style-name="P70">Define the icon to be used as article direction.</text:p>
          </table:table-cell>
        </table:table-row>
        <table:table-row table:style-name="Tabelle69.1">
          <table:table-cell table:style-name="Tabelle69.A2" office:value-type="string">
            <text:p text:style-name="P70">Ticket::ArticleSenderTypeIcon</text:p>
          </table:table-cell>
          <table:table-cell table:style-name="Tabelle69.B2" office:value-type="string">
            <text:p text:style-name="P70">Define the icon to be used as article sender type.</text:p>
          </table:table-cell>
        </table:table-row>
        <table:table-row table:style-name="Tabelle69.1">
          <table:table-cell table:style-name="Tabelle69.A2" office:value-type="string">
            <text:p text:style-name="P70">Ticket::ArticleTypeIcon</text:p>
          </table:table-cell>
          <table:table-cell table:style-name="Tabelle69.B2" office:value-type="string">
            <text:p text:style-name="P70">Define the icon to be used as article type.</text:p>
          </table:table-cell>
        </table:table-row>
        <table:table-row table:style-name="Tabelle69.1">
          <table:table-cell table:style-name="Tabelle69.A2" office:value-type="string">
            <text:p text:style-name="P70">PreferencesGroups###ArticleToDisplay</text:p>
          </table:table-cell>
          <table:table-cell table:style-name="Tabelle69.B2" office:value-type="string">
            <text:p text:style-name="P70">Registration for agents preferences to set the initially shown article in agent's ticket zoom mask</text:p>
          </table:table-cell>
        </table:table-row>
      </table:table>
      <text:h text:style-name="Heading_20_2" text:outline-level="2"><text:s/>TicketZoom – Flexible Use of Article Actions</text:h>
      <text:p text:style-name="P80">in OTRS the action available to certain article types are hard coded, it's not possible to forward a note-article or to prevent some article types from being subject to specific article actions without changind the source code.</text:p>
      <text:p text:style-name="P80"/>
      <text:h text:style-name="P237" text:outline-level="3">Implementation</text:h>
      <text:list xml:id="list8696602720333399036" text:style-name="L128">
        <text:list-item>
          <text:p text:style-name="P181">the article menu generation has been made configurable (article type to article actions)</text:p>
        </text:list-item>
      </text:list>
      <text:p text:style-name="P32"/>
      <text:h text:style-name="Heading_20_4" text:outline-level="4">Related Structures</text:h>
      <text:h text:style-name="Heading_20_5" text:outline-level="5">Filelist</text:h>
      <text:list xml:id="list113627422330680" text:continue-list="list113628022006101" text:style-name="List_20_1">
        <text:list-item>
          <text:h text:style-name="Quellcode-Auflistung" text:outline-level="6">KIX4OTRS/Kernel/Config/Files/KIX4OTRS_TicketZoom.xml</text:h>
        </text:list-item>
        <text:list-item>
          <text:h text:style-name="Quellcode-Auflistung" text:outline-level="6">KIX4OTRS/Kernel/Modules/AgentTicketZoomTabArticle.pm</text:h>
        </text:list-item>
        <text:list-item>
          <text:h text:style-name="Quellcode-Auflistung" text:outline-level="6">KIX4OTRS/Kernel/Output/HTML/Standard/ArticleActionMenu.tt</text:h>
        </text:list-item>
      </text:list>
      <text:h text:style-name="P317" text:outline-level="6"/>
      <text:h text:style-name="Heading_20_3" text:outline-level="3">SysConfig Options</text:h>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41">Key Name</text:p>
            </table:table-cell>
            <table:table-cell table:style-name="Tabelle85.B1" office:value-type="string">
              <text:p text:style-name="P41">Description</text:p>
            </table:table-cell>
          </table:table-row>
        </table:table-header-rows>
        <table:table-row table:style-name="Tabelle85.1">
          <table:table-cell table:style-name="Tabelle85.A2" office:value-type="string">
            <text:p text:style-name="P70">Ticket::Frontend::AgentTicketZoomTabArticle###<text:line-break/>ArticleEmailActions</text:p>
          </table:table-cell>
          <table:table-cell table:style-name="Tabelle85.B2" office:value-type="string">
            <text:p text:style-name="P70">Defines email-actions allowed for article types.</text:p>
          </table:table-cell>
        </table:table-row>
      </table:table>
      <text:h text:style-name="Heading_20_2" text:outline-level="2"><text:soft-page-break/>TicketZoom – ArticleFilter Extensions</text:h>
      <text:p text:style-name="P80">ArticleFilter extended for use with Subject and Body, ArtcileFlags and dynamic fields in AgentTicketZoomArticle. Now tickets could also be filtered by all these criteria.</text:p>
      <text:p text:style-name="P80"/>
      <text:h text:style-name="P237" text:outline-level="3">Implementation</text:h>
      <text:list xml:id="list4628815063488316049" text:style-name="L129">
        <text:list-item>
          <text:p text:style-name="P182">Added some input fields to filter mask. Extended the SessionString by new attributes. Inserted matching-criteria.</text:p>
        </text:list-item>
      </text:list>
      <text:p text:style-name="P32"/>
      <text:h text:style-name="Heading_20_4" text:outline-level="4">Related Structures</text:h>
      <text:h text:style-name="Heading_20_5" text:outline-level="5">Filelist</text:h>
      <text:list xml:id="list113626523031305" text:continue-list="list113627422330680" text:style-name="List_20_1">
        <text:list-item>
          <text:h text:style-name="Quellcode-Auflistung" text:outline-level="6">KIX4OTRS/Kernel/Modules/AgentTicketZoomTabArticle.pm</text:h>
        </text:list-item>
        <text:list-item>
          <text:h text:style-name="Quellcode-Auflistung" text:outline-level="6">KIX4OTRS/Kernel/Output/HTML/Standard/AgentTicketZoomTabArticle.tt</text:h>
        </text:list-item>
      </text:list>
      <text:h text:style-name="P317" text:outline-level="6"/>
      <text:h text:style-name="Heading_20_3" text:outline-level="3">SysConfig Options</text:h>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41">Key Name</text:p>
            </table:table-cell>
            <table:table-cell table:style-name="Tabelle88.B1" office:value-type="string">
              <text:p text:style-name="P41">Description</text:p>
            </table:table-cell>
          </table:table-row>
        </table:table-header-rows>
        <table:table-row table:style-name="Tabelle88.1">
          <table:table-cell table:style-name="Tabelle88.A2" office:value-type="string">
            <text:p text:style-name="P70">n.a</text:p>
          </table:table-cell>
          <table:table-cell table:style-name="Tabelle88.B2" office:value-type="string">
            <text:p text:style-name="P70">n.a</text:p>
          </table:table-cell>
        </table:table-row>
      </table:table>
      <text:h text:style-name="Heading_20_2" text:outline-level="2">TicketZoom – Attachment Download As Zip-File</text:h>
      <text:p text:style-name="Standard"/>
      <text:p text:style-name="Standard"><text:span text:style-name="T6">All attachments for a ticket should be </text:span><text:span text:style-name="Strong_20_Emphasis"><text:span text:style-name="T42">downloadable as ZIP-file.</text:span></text:span></text:p>
      <text:p text:style-name="Standard"><text:span text:style-name="Strong_20_Emphasis"><text:span text:style-name="T42"/></text:span></text:p>
      <text:h text:style-name="P237" text:outline-level="3">Implementation</text:h>
      <text:list xml:id="list8107646832273426188" text:style-name="L130">
        <text:list-item>
          <text:p text:style-name="P183">Added checkboxes to select all attachments to download</text:p>
        </text:list-item>
        <text:list-item>
          <text:p text:style-name="P183">Added button in article tab to download all attachments as ZIP-File</text:p>
        </text:list-item>
      </text:list>
      <text:p text:style-name="P32"/>
      <text:h text:style-name="Heading_20_4" text:outline-level="4">Related Structures</text:h>
      <text:h text:style-name="Heading_20_5" text:outline-level="5">Filelist</text:h>
      <text:list xml:id="list2804739427241948966" text:style-name="L131">
        <text:list-item>
          <text:h text:style-name="P343" text:outline-level="6">Kernel/Output/Standard/AgentTicketZoomTabAttachments.tt</text:h>
        </text:list-item>
        <text:list-item>
          <text:h text:style-name="P343" text:outline-level="6">Kernel/Modules/AgentTicketZoomTabAttachments.pm</text:h>
        </text:list-item>
        <text:list-item>
          <text:h text:style-name="P352" text:outline-level="6">KIX4OTRS/Kernel/Output/HTML/OutputFilterAgentTicketAttachmentDownload.pm</text:h>
        </text:list-item>
        <text:list-item>
          <text:h text:style-name="P354" text:outline-level="6">KIX4OTRS/Kernel/Config/Files/KIX4OTRS_AgentTicketAttachmentDownload.xml</text:h>
        </text:list-item>
        <text:list-item>
          <text:h text:style-name="P354" text:outline-level="6">KIX4OTRS/Kernel/Modules/AgentTicketAttachmentDownload.pm<text:span text:style-name="T17"> </text:span></text:h>
        </text:list-item>
      </text:list>
      <text:list xml:id="list113628010232339" text:continue-list="list113626523031305" text:style-name="List_20_1">
        <text:list-header>
          <text:h text:style-name="P337" text:outline-level="6"/>
        </text:list-header>
      </text:list>
      <text:h text:style-name="Heading_20_3" text:outline-level="3">SysConfig Options</text:h>
      <table:table table:name="Tabelle106" table:style-name="Tabelle106">
        <table:table-column table:style-name="Tabelle106.A"/>
        <table:table-column table:style-name="Tabelle106.B"/>
        <table:table-header-rows>
          <table:table-row table:style-name="Tabelle106.1">
            <table:table-cell table:style-name="Tabelle106.A1" office:value-type="string">
              <text:p text:style-name="P41">Key Name</text:p>
            </table:table-cell>
            <table:table-cell table:style-name="Tabelle106.B1" office:value-type="string">
              <text:p text:style-name="P41">Description</text:p>
            </table:table-cell>
          </table:table-row>
        </table:table-header-rows>
        <table:table-row table:style-name="Tabelle106.1">
          <table:table-cell table:style-name="Tabelle106.A2" office:value-type="string">
            <text:p text:style-name="P71">"Frontend::Output::FilterElementPost###AgentTicketAttachmentDownload</text:p>
          </table:table-cell>
          <table:table-cell table:style-name="Tabelle106.B2" office:value-type="string">
            <text:p text:style-name="P71">Activates the 'AgentTicketAttachmentDownload' link.</text:p>
          </table:table-cell>
        </table:table-row>
        <table:table-row table:style-name="Tabelle106.1">
          <table:table-cell table:style-name="Tabelle106.A2" office:value-type="string">
            <text:p text:style-name="P79"><text:span text:style-name="T9">F</text:span>rontend::Module###AgentTicketAttachmentDownload</text:p>
          </table:table-cell>
          <table:table-cell table:style-name="Tabelle106.B2" office:value-type="string">
            <text:p text:style-name="P71">Frontend module registration for AgentTicketAttachmentDownload.</text:p>
          </table:table-cell>
        </table:table-row>
      </table:table>
      <text:p text:style-name="Standard"/>
      <text:p text:style-name="Standard"/>
      <text:h text:style-name="Heading_20_2" text:outline-level="2">TicketZoom – Attachment Delete</text:h>
      <text:p text:style-name="Standard"><text:span text:style-name="Strong_20_Emphasis"><text:span text:style-name="T42">Select attachments and delete it using the attachment tab in AgentTicketZoom.</text:span></text:span></text:p>
      <text:p text:style-name="Standard"><text:span text:style-name="Strong_20_Emphasis"><text:span text:style-name="T42"/></text:span></text:p>
      <text:h text:style-name="P237" text:outline-level="3">Implementation</text:h>
      <text:p text:style-name="P32"/>
      <text:list xml:id="list8401702984552451683" text:style-name="L132">
        <text:list-item>
          <text:p text:style-name="P184">Added button in attachment tab to delete selected attachments</text:p>
        </text:list-item>
      </text:list>
      <text:p text:style-name="P32"/>
      <text:h text:style-name="Heading_20_4" text:outline-level="4"><text:soft-page-break/>Related Structures</text:h>
      <text:h text:style-name="Heading_20_5" text:outline-level="5">Filelist</text:h>
      <text:list xml:id="list3171588723537265429" text:style-name="L133">
        <text:list-item>
          <text:h text:style-name="P344" text:outline-level="6">Kernel/Output/Standard/AgentTicketZoomTabAttachments.tt</text:h>
        </text:list-item>
        <text:list-item>
          <text:h text:style-name="P344" text:outline-level="6">Kernel/Modules/AgentTicketZoomTabAttachments.pm </text:h>
        </text:list-item>
      </text:list>
      <text:list xml:id="list113627799294337" text:continue-list="list113628010232339" text:style-name="List_20_1">
        <text:list-header>
          <text:h text:style-name="P337" text:outline-level="6"/>
        </text:list-header>
      </text:list>
      <text:h text:style-name="Heading_20_3" text:outline-level="3">SysConfig Options</text:h>
      <table:table table:name="Tabelle107" table:style-name="Tabelle107">
        <table:table-column table:style-name="Tabelle107.A"/>
        <table:table-column table:style-name="Tabelle107.B"/>
        <table:table-header-rows>
          <table:table-row table:style-name="Tabelle107.1">
            <table:table-cell table:style-name="Tabelle107.A1" office:value-type="string">
              <text:p text:style-name="P41">Key Name</text:p>
            </table:table-cell>
            <table:table-cell table:style-name="Tabelle107.B1" office:value-type="string">
              <text:p text:style-name="P41">Description</text:p>
            </table:table-cell>
          </table:table-row>
        </table:table-header-rows>
        <table:table-row table:style-name="Tabelle107.1">
          <table:table-cell table:style-name="Tabelle107.A2" office:value-type="string">
            <text:p text:style-name="P70">n.a</text:p>
          </table:table-cell>
          <table:table-cell table:style-name="Tabelle107.B2" office:value-type="string">
            <text:p text:style-name="P70">n.a</text:p>
          </table:table-cell>
        </table:table-row>
      </table:table>
      <text:p text:style-name="Standard"/>
      <text:p text:style-name="Standard"/>
      <text:h text:style-name="Heading_20_2" text:outline-level="2">TicketZoom – Quick Links</text:h>
      <text:p text:style-name="Standard"><text:span text:style-name="Strong_20_Emphasis"><text:span text:style-name="T42">Link tickets with other objects using the linked object tab.</text:span></text:span></text:p>
      <text:p text:style-name="Standard"><text:span text:style-name="Strong_20_Emphasis"><text:span text:style-name="T42"/></text:span></text:p>
      <text:h text:style-name="P237" text:outline-level="3">Implementation</text:h>
      <text:p text:style-name="P32"/>
      <text:list xml:id="list3089621566418211237" text:style-name="L134">
        <text:list-item>
          <text:p text:style-name="P185">Added autocomplete field to select quick and easy objects to link</text:p>
        </text:list-item>
        <text:list-item>
          <text:p text:style-name="P185">QuickLink backends are used to define search attributes and classes</text:p>
        </text:list-item>
      </text:list>
      <text:p text:style-name="P32"/>
      <text:h text:style-name="Heading_20_4" text:outline-level="4">Related Structures</text:h>
      <text:h text:style-name="Heading_20_5" text:outline-level="5">Filelist</text:h>
      <text:list xml:id="list113627499027524" text:continue-list="list2804739427241948966" text:style-name="L131">
        <text:list-item>
          <text:h text:style-name="P343" text:outline-level="6">KIX4OTRS/Kernel/Config/Files/KIX4OTRS_LinkObject.xml </text:h>
        </text:list-item>
        <text:list-item>
          <text:h text:style-name="P356" text:outline-level="6">K<text:span text:style-name="T17">IX4OTRS/Kernel/Config/Files/KIX4OTRS_TicketZoom.xml </text:span></text:h>
        </text:list-item>
        <text:list-item>
          <text:h text:style-name="P343" text:outline-level="6">KIX4OTRS/Kernel/Language/de_KIX4OTRSTicketZoomTab.pm </text:h>
        </text:list-item>
        <text:list-item>
          <text:h text:style-name="P343" text:outline-level="6">KIX4OTRS/Kernel/Modules/AgentTicketZoom.pm </text:h>
        </text:list-item>
        <text:list-item>
          <text:h text:style-name="P343" text:outline-level="6">KIX4OTRS/Kernel/Modules/AgentTicketZoomTabLinkedObjects.pm </text:h>
        </text:list-item>
        <text:list-item>
          <text:h text:style-name="P343" text:outline-level="6">KIX4OTRS/Kernel/Output/HTML/Standard/AgentTicketZoom.tt </text:h>
        </text:list-item>
        <text:list-item>
          <text:h text:style-name="P343" text:outline-level="6">KIX4OTRS/Kernel/Output/HTML/Standard/AgentTicketZoomTabLinkedObjects.tt </text:h>
        </text:list-item>
        <text:list-item>
          <text:h text:style-name="P343" text:outline-level="6">KIX4OTRS/Kernel/System/QuickLink/Person.pm (neu) </text:h>
        </text:list-item>
        <text:list-item>
          <text:h text:style-name="P343" text:outline-level="6">KIX4OTRS/Kernel/System/QuickLink/Ticket.pm (neu) </text:h>
        </text:list-item>
        <text:list-item>
          <text:h text:style-name="P343" text:outline-level="6">KIX4OTRSITSMConfigManagement/Kernel/Config/Files/KIX4OTRS_ConfigItemLink.xml </text:h>
        </text:list-item>
        <text:list-item>
          <text:h text:style-name="P343" text:outline-level="6">KIX4OTRSITSMConfigManagement/Kernel/System/QuickLink/ITSMConfigItem.pm (neu) </text:h>
        </text:list-item>
        <text:list-item>
          <text:h text:style-name="P343" text:outline-level="6">var/httpd/htdocs/js/Core.KIX4OTRS.GenericAutoCompleteSearch.js </text:h>
        </text:list-item>
      </text:list>
      <text:list xml:id="list4192214346550622023" text:style-name="L135">
        <text:list-header>
          <text:h text:style-name="P353" text:outline-level="6"/>
        </text:list-header>
      </text:list>
      <text:list xml:id="list113626299205957" text:continue-list="list113627799294337" text:style-name="List_20_1">
        <text:list-header>
          <text:h text:style-name="P337" text:outline-level="6"/>
        </text:list-header>
      </text:list>
      <text:h text:style-name="Heading_20_3" text:outline-level="3">SysConfig Options</text:h>
      <table:table table:name="Tabelle119" table:style-name="Tabelle119">
        <table:table-column table:style-name="Tabelle119.A"/>
        <table:table-column table:style-name="Tabelle119.B"/>
        <table:table-header-rows>
          <table:table-row table:style-name="Tabelle119.1">
            <table:table-cell table:style-name="Tabelle119.A1" office:value-type="string">
              <text:p text:style-name="P41">Key Name</text:p>
            </table:table-cell>
            <table:table-cell table:style-name="Tabelle119.B1" office:value-type="string">
              <text:p text:style-name="P41">Description</text:p>
            </table:table-cell>
          </table:table-row>
        </table:table-header-rows>
        <table:table-row table:style-name="Tabelle119.1">
          <table:table-cell table:style-name="Tabelle119.A2" office:value-type="string">
            <text:p text:style-name="P71">Ticket::Frontend::AgentTicketZoomTabLinkedObjects###QuickLink</text:p>
          </table:table-cell>
          <table:table-cell table:style-name="Tabelle119.B2" office:value-type="string">
            <text:p text:style-name="P70">Enable quick link in linked objects tab (different backends have to be defined first)</text:p>
          </table:table-cell>
        </table:table-row>
        <table:table-row table:style-name="Tabelle119.1">
          <table:table-cell table:style-name="Tabelle119.A2" office:value-type="string">
            <text:p text:style-name="P71">QuickLink::Backend###Ticket</text:p>
          </table:table-cell>
          <table:table-cell table:style-name="Tabelle119.B2" office:value-type="string">
            <text:p text:style-name="P70">QuickLink backend registration for ticket links</text:p>
          </table:table-cell>
        </table:table-row>
        <table:table-row table:style-name="Tabelle119.1">
          <table:table-cell table:style-name="Tabelle119.A2" office:value-type="string">
            <text:p text:style-name="P71">QuickLink::Backend###Person</text:p>
          </table:table-cell>
          <table:table-cell table:style-name="Tabelle119.B2" office:value-type="string">
            <text:p text:style-name="P70">QuickLink backend registration for <text:s/>person links.</text:p>
          </table:table-cell>
        </table:table-row>
        <table:table-row table:style-name="Tabelle119.1">
          <table:table-cell table:style-name="Tabelle119.A2" office:value-type="string">
            <text:p text:style-name="P71">QuickLink::Backend###ITSMConfigItem</text:p>
          </table:table-cell>
          <table:table-cell table:style-name="Tabelle119.B2" office:value-type="string">
            <text:p text:style-name="P70">QuickLink backend registration for ITSMConfigItem links. </text:p>
          </table:table-cell>
        </table:table-row>
      </table:table>
      <text:p text:style-name="Standard"/>
      <text:p text:style-name="Standard"/>
      <text:h text:style-name="Heading_20_2" text:outline-level="2">Ticket Scratch Pad Notes</text:h>
      <text:p text:style-name="P24">Need to enter a free note field which is not historized and can be edited by any agent who's permitted to read the ticket. This field is used to give short information like Post-It notes.</text:p>
      <text:p text:style-name="P24"/>
      <text:h text:style-name="P237" text:outline-level="3"><text:soft-page-break/>Implementation</text:h>
      <text:list xml:id="list397646589627707649" text:style-name="L136">
        <text:list-item>
          <text:p text:style-name="P206">Extended Ticket-methods to handle ticket scratch pad notes (Add-, Update-, Delete-methods)</text:p>
        </text:list-item>
        <text:list-item>
          <text:p text:style-name="P206">Create sidebar modul to show or hide scratchpad in each frontend modul</text:p>
        </text:list-item>
        <text:list-item>
          <text:p text:style-name="P206">New parameter “TicketNotes” in TicketSearch (will also be used in Fulltext search)</text:p>
        </text:list-item>
      </text:list>
      <text:p text:style-name="Standard"/>
      <text:h text:style-name="Heading_20_4" text:outline-level="4">Related Structures</text:h>
      <text:h text:style-name="Heading_20_5" text:outline-level="5">Filelist</text:h>
      <text:list xml:id="list113627051164253" text:continue-list="list113626299205957" text:style-name="List_20_1">
        <text:list-item>
          <text:h text:style-name="P380" text:outline-level="6">KIX4OTRS/Kernel/Config/Files/KIX4OTRS_TicketZoom.xml</text:h>
        </text:list-item>
        <text:list-item>
          <text:h text:style-name="P380" text:outline-level="6">KIX4OTRS/Kernel/Config/Files/KIX4OTRS_KIXSidebar.xml</text:h>
        </text:list-item>
        <text:list-item>
          <text:h text:style-name="P380" text:outline-level="6">KIX4OTRS/Kernel/Config/Files/KIX4OTRS_GenericAutoCompleteSearch.xml</text:h>
        </text:list-item>
        <text:list-item>
          <text:h text:style-name="P380" text:outline-level="6">KIX4OTRS/Kernel/Modules/AgentTicketSearch.pm</text:h>
        </text:list-item>
        <text:list-item>
          <text:h text:style-name="P380" text:outline-level="6">KIX4OTRS/Kernel/Modules/ScratchpadAJAXHandler.pm</text:h>
        </text:list-item>
        <text:list-item>
          <text:h text:style-name="P380" text:outline-level="6">KIX4OTRS/Kernel/Output/HTML/KIXSidebarScratchpad.pm</text:h>
        </text:list-item>
        <text:list-item>
          <text:h text:style-name="P380" text:outline-level="6">KIX4OTRS/Kernel/Output/HTML/Standard/AgentKIXSidebarScratchpad.tt</text:h>
        </text:list-item>
        <text:list-item>
          <text:h text:style-name="P380" text:outline-level="6">KIX4OTRS/Kernel/Output/HTML/Standard/AgentTicketSearch.tt</text:h>
        </text:list-item>
        <text:list-item>
          <text:h text:style-name="P380" text:outline-level="6">KIX4OTRS/Kernel/System/Ticket/TicketSearch.pm</text:h>
        </text:list-item>
        <text:list-item>
          <text:h text:style-name="P380" text:outline-level="6">KIX4OTRS/var/httpd/htdocs/skins/Agent/default/css/KIX4OTRS.TicketDetail.css</text:h>
        </text:list-item>
        <text:list-item>
          <text:h text:style-name="P380" text:outline-level="6">var/httpd/htdocs/skins/Agent/default/img/OK.png</text:h>
        </text:list-item>
        <text:list-item>
          <text:h text:style-name="P380" text:outline-level="6">var/httpd/htdocs/js/Core.KIX4OTRS.Form.Validate.js</text:h>
        </text:list-item>
        <text:list-item>
          <text:h text:style-name="P380" text:outline-level="6">KIX4OTRS.sopm</text:h>
        </text:list-item>
      </text:list>
      <text:h text:style-name="P317" text:outline-level="6"/>
      <text:h text:style-name="Heading_20_3" text:outline-level="3">SysConfig Options</text:h>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1">Key Name</text:p>
            </table:table-cell>
            <table:table-cell table:style-name="Tabelle29.B1" office:value-type="string">
              <text:p text:style-name="P41">Description</text:p>
            </table:table-cell>
          </table:table-row>
        </table:table-header-rows>
        <table:table-row table:style-name="Tabelle29.1">
          <table:table-cell table:style-name="Tabelle29.A2" office:value-type="string">
            <text:p text:style-name="P67">Frontend::KIXSidebarBackend###<text:span text:style-name="T9">Scratchpad</text:span></text:p>
          </table:table-cell>
          <table:table-cell table:style-name="Tabelle29.B2" office:value-type="string">
            <text:p text:style-name="P67">Parameters for the KIXSidebar <text:span text:style-name="T34">backend</text:span> <text:span text:style-name="T34">Scratchpad</text:span> (<text:span text:style-name="T9">Remarks</text:span>)</text:p>
          </table:table-cell>
        </table:table-row>
        <table:table-row table:style-name="Tabelle29.1">
          <table:table-cell table:style-name="Tabelle29.A2" office:value-type="string">
            <text:p text:style-name="P67">Frontend::Module###ScratchpadAJAXHandler</text:p>
          </table:table-cell>
          <table:table-cell table:style-name="Tabelle29.B2" office:value-type="string">
            <text:p text:style-name="P67"><text:span text:style-name="T34">Frontend</text:span> module registration for the ScratchpadAJAXHandler object.</text:p>
          </table:table-cell>
        </table:table-row>
      </table:table>
      <text:h text:style-name="Heading_20_2" text:outline-level="2">Ticket Processing – Show all Owner and Responsibles</text:h>
      <text:p text:style-name="P22">Owner and responsible selections show agents based on the selected queue and agents custom queues in agent's ticket create masks. To prevent unnecessary working steps, it is sometimes helpful to show all agents with RW-permissions on queue selection.</text:p>
      <text:p text:style-name="P22"/>
      <text:h text:style-name="P237" text:outline-level="3">Implementation</text:h>
      <text:list xml:id="list113626044413231" text:continue-list="list113627300662209" text:style-name="L106">
        <text:list-item>
          <text:p text:style-name="P180">Extended agent's frontend ticket create masks to offer all owner and responsible for <text:s/>selection as default</text:p>
          <text:list>
            <text:list-item>
              <text:p text:style-name="P180">Extended frontend modules AgentTicketEmail and AgentTicketPhone</text:p>
            </text:list-item>
            <text:list-item>
              <text:p text:style-name="P180">Configurable via SysConfig</text:p>
            </text:list-item>
          </text:list>
        </text:list-item>
      </text:list>
      <text:p text:style-name="P32"/>
      <text:h text:style-name="Heading_20_4" text:outline-level="4">Related Structures</text:h>
      <text:h text:style-name="Heading_20_5" text:outline-level="5">Filelist</text:h>
      <text:list xml:id="list113627533606311" text:continue-list="list113627051164253" text:style-name="List_20_1">
        <text:list-item>
          <text:h text:style-name="Quellcode-Auflistung" text:outline-level="6">KIX4OTRS/Kernel/Config/Files/KIX4OTRS_Ticket.xml</text:h>
        </text:list-item>
        <text:list-item>
          <text:h text:style-name="Quellcode-Auflistung" text:outline-level="6">KIX4OTRS/Kernel/Modules/AgentTicketEmail.pm</text:h>
        </text:list-item>
        <text:list-item>
          <text:h text:style-name="Quellcode-Auflistung" text:outline-level="6">KIX4OTRS/Kernel/Modules/AgentTicketPhone.pm</text:h>
        </text:list-item>
      </text:list>
      <text:h text:style-name="P317" text:outline-level="6"/>
      <text:h text:style-name="Heading_20_3" text:outline-level="3">SysConfig Options</text:h>
      <table:table table:name="Tabelle70" table:style-name="Tabelle70">
        <table:table-column table:style-name="Tabelle70.A"/>
        <table:table-column table:style-name="Tabelle70.B"/>
        <table:table-header-rows>
          <table:table-row table:style-name="Tabelle70.1">
            <table:table-cell table:style-name="Tabelle70.A1" office:value-type="string">
              <text:p text:style-name="P41">Key Name</text:p>
            </table:table-cell>
            <table:table-cell table:style-name="Tabelle70.B1" office:value-type="string">
              <text:p text:style-name="P41">Description</text:p>
            </table:table-cell>
          </table:table-row>
        </table:table-header-rows>
        <table:table-row table:style-name="Tabelle70.1">
          <table:table-cell table:style-name="Tabelle70.A2" office:value-type="string">
            <text:p text:style-name="P70">Frontend::Agent::CreateOptions::ViewAllOwner</text:p>
          </table:table-cell>
          <table:table-cell table:style-name="Tabelle70.B2" office:value-type="string">
            <text:p text:style-name="P70">Dis-/enables to show all owner and responsibles with RW-permissions on page initialization</text:p>
          </table:table-cell>
        </table:table-row>
      </table:table>
      <text:h text:style-name="Heading_20_2" text:outline-level="2"><text:soft-page-break/>Ticket Processing – Link Tickets During Ticket Creation </text:h>
      <text:p text:style-name="P22">Using the OTRS::ITSM-package IncidentProblemManagement, it is possible to link tickets to other objects during ticket creation. This function should be available without this extension in a default OTRS as well.</text:p>
      <text:p text:style-name="P22"/>
      <text:h text:style-name="P237" text:outline-level="3">Implementation</text:h>
      <text:list xml:id="list113627865728413" text:continue-list="list113626044413231" text:style-name="L106">
        <text:list-item>
          <text:p text:style-name="P180">Extended agent's frontend ticket create masks to offer ticket link functions without any ITSM extension package.</text:p>
          <text:list>
            <text:list-item>
              <text:p text:style-name="P180">Extended AgentTicketEmail to select and handle linked objects</text:p>
            </text:list-item>
            <text:list-item>
              <text:p text:style-name="P180">Extended AgentTicketPhone to select and handle linked objects</text:p>
            </text:list-item>
          </text:list>
        </text:list-item>
      </text:list>
      <text:p text:style-name="P32"/>
      <text:h text:style-name="Heading_20_4" text:outline-level="4">Related Structures</text:h>
      <text:h text:style-name="Heading_20_5" text:outline-level="5">Filelist</text:h>
      <text:list xml:id="list113626388773043" text:continue-list="list113627533606311" text:style-name="List_20_1">
        <text:list-item>
          <text:h text:style-name="Quellcode-Auflistung" text:outline-level="6">KIX4OTRS/Kernel/Language/de_KIX4OTRS.pm</text:h>
        </text:list-item>
        <text:list-item>
          <text:h text:style-name="Quellcode-Auflistung" text:outline-level="6">KIX4OTRS/Kernel/Modules/AgentTicketEmail.pm</text:h>
        </text:list-item>
        <text:list-item>
          <text:h text:style-name="Quellcode-Auflistung" text:outline-level="6">KIX4OTRS/Kernel/Modules/AgentTicketPhone.pm</text:h>
        </text:list-item>
        <text:list-item>
          <text:h text:style-name="Quellcode-Auflistung" text:outline-level="6">KIX4OTRS/Kernel/Output/HTML/Standard/AgentTicketEmail.tt</text:h>
        </text:list-item>
        <text:list-item>
          <text:h text:style-name="Quellcode-Auflistung" text:outline-level="6">KIX4OTRS/Kernel/Output/HTML/Standard/AgentTicketPhone.tt</text:h>
        </text:list-item>
      </text:list>
      <text:h text:style-name="P317" text:outline-level="6"/>
      <text:h text:style-name="Heading_20_3" text:outline-level="3">SysConfig Options</text:h>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41">Key Name</text:p>
            </table:table-cell>
            <table:table-cell table:style-name="Tabelle76.B1" office:value-type="string">
              <text:p text:style-name="P41">Description</text:p>
            </table:table-cell>
          </table:table-row>
        </table:table-header-rows>
        <table:table-row table:style-name="Tabelle76.1">
          <table:table-cell table:style-name="Tabelle76.A2" office:value-type="string">
            <text:p text:style-name="P70">n.a.</text:p>
          </table:table-cell>
          <table:table-cell table:style-name="Tabelle76.B2" office:value-type="string">
            <text:p text:style-name="P67">n.a.</text:p>
          </table:table-cell>
        </table:table-row>
      </table:table>
      <text:h text:style-name="Heading_20_2" text:outline-level="2">Ticket Processing – Preselect Current Ticket Data</text:h>
      <text:p text:style-name="P22">Whenever a customer composes a follow up in the customer interface, he has to select a new state for his ticket. There is no way to use the current ticket state as a preselected value. This might cause some unwanted changes, e.g. the ticket was in a waiting state and the customer changed it to open. Equivalent to this, there is no way to offer a preselection in agent's ticket processing masks. This is again not very useful. E.g. if you are creating an internal note and you are forced to select a ticket owner but do not want to change it, you have to keep in mind who is the current ticket owner. This is impossible when you are dealing with many tickets at a time.</text:p>
      <text:p text:style-name="P22"/>
      <text:h text:style-name="P237" text:outline-level="3">Implementation</text:h>
      <text:list xml:id="list113626854248343" text:continue-list="list113627865728413" text:style-name="L106">
        <text:list-item>
          <text:p text:style-name="P180">Extended agent's ticket note module (AgentTicketActionCommon) to preselect current ticket state, owner and responsible</text:p>
        </text:list-item>
        <text:list-item>
          <text:p text:style-name="P180">Extended customer's ticket zoom module to preselect current ticket state</text:p>
        </text:list-item>
        <text:list-item>
          <text:p text:style-name="P180">Added SysConfig-Option to dis-/enable preselection, depending on used action</text:p>
        </text:list-item>
      </text:list>
      <text:p text:style-name="P32"/>
      <text:h text:style-name="Heading_20_4" text:outline-level="4">Related Structures</text:h>
      <text:h text:style-name="Heading_20_5" text:outline-level="5">Filelist</text:h>
      <text:list xml:id="list113626479126711" text:continue-list="list113626388773043" text:style-name="List_20_1">
        <text:list-item>
          <text:h text:style-name="Quellcode-Auflistung" text:outline-level="6">KIX4OTRS/Kernel/Config/Files/KIX4OTRS_Ticket.xml</text:h>
        </text:list-item>
        <text:list-item>
          <text:h text:style-name="Quellcode-Auflistung" text:outline-level="6">KIX4OTRS/Kernel/Modules/AgentTicketActionCommon.pm</text:h>
        </text:list-item>
        <text:list-item>
          <text:h text:style-name="Quellcode-Auflistung" text:outline-level="6">KIX4OTRS/Kernel/Modules/AgentTicketZoomTabActionCommon.pm</text:h>
        </text:list-item>
        <text:list-item>
          <text:h text:style-name="Quellcode-Auflistung" text:outline-level="6">KIX4OTRS/Kernel/Modules/AgentTicketZoomTabEditCoreData.pm</text:h>
        </text:list-item>
        <text:list-item>
          <text:h text:style-name="Quellcode-Auflistung" text:outline-level="6">KIX4OTRS/Kernel/Modules/CustomerTicketZoom.pm</text:h>
        </text:list-item>
      </text:list>
      <text:h text:style-name="P317" text:outline-level="6"/>
      <text:h text:style-name="Heading_20_3" text:outline-level="3">SysConfig Options</text:h>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41">Key Name</text:p>
            </table:table-cell>
            <table:table-cell table:style-name="Tabelle79.B1" office:value-type="string">
              <text:p text:style-name="P41">Description</text:p>
            </table:table-cell>
          </table:table-row>
        </table:table-header-rows>
        <table:table-row table:style-name="Tabelle79.1">
          <table:table-cell table:style-name="Tabelle79.A2" office:value-type="string">
            <text:p text:style-name="P70">Ticket::ProcessingOptions::InitialDataShown</text:p>
          </table:table-cell>
          <table:table-cell table:style-name="Tabelle79.B2" office:value-type="string">
            <text:p text:style-name="P70">Preselect old ticket data in choosen agent's ticket note functions and customer ticket zoom function</text:p>
          </table:table-cell>
        </table:table-row>
      </table:table>
      <text:h text:style-name="Heading_20_2" text:outline-level="2"><text:soft-page-break/>Ticket Processing – PretendAction</text:h>
      <text:p text:style-name="P22">In default OTRS a new ticket action requires creating a frontend module with TT-File, plus some configuration work. Since AgentTicketActionCommon provides all required function the first steps can be made redundant by the use of a special parameter. If given, the PretendAction-parameter overrides the default configuration for AgentTicketActionCommon, thus allowing to create new ticket actions without creating a new frontend module. It is useful to dis-/enable input fields being set with the current value, i.e. if entering these fields is mandadory but a change not always required. Entering the current value can be annyoing because it requires a good memory or a look at the ticket zoom view</text:p>
      <text:p text:style-name="P22"/>
      <text:h text:style-name="P237" text:outline-level="3">Implementation</text:h>
      <text:list xml:id="list113627409315980" text:continue-list="list113626854248343" text:style-name="L106">
        <text:list-item>
          <text:p text:style-name="P180">add handling for an additional parameter, which defines the actual configuration for this call (“PretendAction”), to frontend modules</text:p>
        </text:list-item>
        <text:list-item>
          <text:p text:style-name="P180">add additional parameter to DTL-files (new form field)</text:p>
        </text:list-item>
      </text:list>
      <text:p text:style-name="P32"/>
      <text:h text:style-name="Heading_20_4" text:outline-level="4">Related Structures</text:h>
      <text:h text:style-name="Heading_20_5" text:outline-level="5">Filelist</text:h>
      <text:list xml:id="list113627233163002" text:continue-list="list113626479126711" text:style-name="List_20_1">
        <text:list-item>
          <text:h text:style-name="Quellcode-Auflistung" text:outline-level="6">KIX4OTRS/Kernel/Config/Files/KIX4OTRS_Ticket.xml</text:h>
        </text:list-item>
        <text:list-item>
          <text:h text:style-name="Quellcode-Auflistung" text:outline-level="6">KIX4OTRS/Kernel/Modules/AgentTicketActionCommon.pm</text:h>
        </text:list-item>
        <text:list-item>
          <text:h text:style-name="Quellcode-Auflistung" text:outline-level="6">KIX4OTRS/Kernel/Modules/AgentTicketZoomTabActionCommon.pm</text:h>
        </text:list-item>
        <text:list-item>
          <text:h text:style-name="Quellcode-Auflistung" text:outline-level="6">KIX4OTRS/Kernel/Output/HTML/Standard/AgentTicketActionCommon.tt</text:h>
        </text:list-item>
        <text:list-item>
          <text:h text:style-name="Quellcode-Auflistung" text:outline-level="6">KIX4OTRS/Kernel/Output/HTML/Standard/AgentTicketZoomTabActionCommon.tt</text:h>
        </text:list-item>
      </text:list>
      <text:h text:style-name="P317" text:outline-level="6"/>
      <text:h text:style-name="Heading_20_3" text:outline-level="3">SysConfig Options</text:h>
      <table:table table:name="Tabelle80" table:style-name="Tabelle80">
        <table:table-column table:style-name="Tabelle80.A"/>
        <table:table-column table:style-name="Tabelle80.B"/>
        <table:table-header-rows>
          <table:table-row table:style-name="Tabelle80.1">
            <table:table-cell table:style-name="Tabelle80.A1" office:value-type="string">
              <text:p text:style-name="P41">Key Name</text:p>
            </table:table-cell>
            <table:table-cell table:style-name="Tabelle80.B1" office:value-type="string">
              <text:p text:style-name="P41">Description</text:p>
            </table:table-cell>
          </table:table-row>
        </table:table-header-rows>
        <table:table-row table:style-name="Tabelle80.1">
          <table:table-cell table:style-name="Tabelle80.A2" office:value-type="string">
            <text:p text:style-name="P70">AgentTicketZoomBackend###0255-CoreData</text:p>
          </table:table-cell>
          <table:table-cell table:style-name="Tabelle80.B2" office:value-type="string">
            <text:list xml:id="list7572584144392352252" text:style-name="L137">
              <text:list-item>
                <text:p text:style-name="P302">a sample for the use of “PretendAction”</text:p>
              </text:list-item>
              <text:list-item>
                <text:p text:style-name="P304">ticket zoom tab “Core Data” has been registered as a new tab action but no separate frontend module file was created</text:p>
              </text:list-item>
            </text:list>
          </table:table-cell>
        </table:table-row>
      </table:table>
      <text:p text:style-name="Standard"/>
      <text:h text:style-name="Heading_20_2" text:outline-level="2">Ticket Processing – Initial Data Selection</text:h>
      <text:p text:style-name="P22">It is useful to dis-/enable input fields being set with the current value, i.e. if entering these fields is mandatory but a change not always required. Entering the current value can be annoying because it requires a good memory or a look at the ticket zoom view.</text:p>
      <text:p text:style-name="P22"/>
      <text:h text:style-name="P237" text:outline-level="3">Implementation</text:h>
      <text:list xml:id="list113627711236107" text:continue-list="list113627409315980" text:style-name="L106">
        <text:list-item>
          <text:p text:style-name="P180">affects fields Owner, Responsible, State</text:p>
        </text:list-item>
        <text:list-item>
          <text:p text:style-name="P180">if parameter enabled for current Action/PRetendAction, set selected value to current value → modifications in frontend modules</text:p>
        </text:list-item>
      </text:list>
      <text:p text:style-name="P32"/>
      <text:h text:style-name="Heading_20_4" text:outline-level="4">Related Structures</text:h>
      <text:h text:style-name="Heading_20_5" text:outline-level="5">Filelist</text:h>
      <text:list xml:id="list113627287603030" text:continue-list="list113627233163002" text:style-name="List_20_1">
        <text:list-item>
          <text:h text:style-name="Quellcode-Auflistung" text:outline-level="6">KIX4OTRS/Kernel/Config/Files/KIX4OTRS_Ticket.xml</text:h>
        </text:list-item>
        <text:list-item>
          <text:h text:style-name="Quellcode-Auflistung" text:outline-level="6">KIX4OTRS/Kernel/Modules/AgentTicketActionCommon.pm</text:h>
        </text:list-item>
        <text:list-item>
          <text:h text:style-name="Quellcode-Auflistung" text:outline-level="6">KIX4OTRS/Kernel/Modules/AgentTicketZoomTabActionCommon.pm</text:h>
        </text:list-item>
        <text:list-item>
          <text:h text:style-name="Quellcode-Auflistung" text:outline-level="6">KIX4OTRS/Kernel/Modules/CustomerTicketZoom.pm</text:h>
        </text:list-item>
      </text:list>
      <text:h text:style-name="P317" text:outline-level="6"/>
      <text:h text:style-name="Heading_20_3" text:outline-level="3">SysConfig Options</text:h>
      <table:table table:name="Tabelle16" table:style-name="Tabelle16">
        <table:table-column table:style-name="Tabelle16.A"/>
        <table:table-column table:style-name="Tabelle16.B"/>
        <table:table-header-rows>
          <table:table-row table:style-name="Tabelle16.1">
            <table:table-cell table:style-name="Tabelle16.A1" office:value-type="string">
              <text:p text:style-name="P41">Key Name</text:p>
            </table:table-cell>
            <table:table-cell table:style-name="Tabelle16.B1" office:value-type="string">
              <text:p text:style-name="P41">Description</text:p>
            </table:table-cell>
          </table:table-row>
        </table:table-header-rows>
        <table:table-row table:style-name="Tabelle16.1">
          <table:table-cell table:style-name="Tabelle16.A2" office:value-type="string">
            <text:p text:style-name="P70">Ticket::ProcessingOptions::InitialDataShown</text:p>
          </table:table-cell>
          <table:table-cell table:style-name="Tabelle16.B2" office:value-type="string">
            <text:p text:style-name="P70">Preselect old ticket data in chosen ticket note functions. </text:p>
          </table:table-cell>
        </table:table-row>
      </table:table>
      <text:p text:style-name="Standard"/>
      <text:h text:style-name="Heading_20_2" text:outline-level="2"><text:soft-page-break/>Ticket Processing – AJAX Updates in AgentTicketActionCommom</text:h>
      <text:p text:style-name="P22">Changing a ticket data value in a ticket processing mask causes a page reload. Depending on your OTRS server this might wast some time, especially since content updates could be performed much faster via AJAX requests.</text:p>
      <text:p text:style-name="P22"/>
      <text:h text:style-name="P237" text:outline-level="3">Implementation</text:h>
      <text:list xml:id="list113627118546473" text:continue-list="list113627711236107" text:style-name="L106">
        <text:list-item>
          <text:p text:style-name="P180">Extended frontend module AgentTicketActionCommon to use AJAX request to update ticket data fields instead of page reloads.</text:p>
        </text:list-item>
      </text:list>
      <text:p text:style-name="P32"/>
      <text:h text:style-name="Heading_20_4" text:outline-level="4">Related Structures</text:h>
      <text:h text:style-name="Heading_20_5" text:outline-level="5">Filelist</text:h>
      <text:list xml:id="list113626378056183" text:continue-list="list113627287603030" text:style-name="List_20_1">
        <text:list-item>
          <text:h text:style-name="Quellcode-Auflistung" text:outline-level="6">KIX4OTRS/Kernel/Modules/AgentTicketActionCommon.pm</text:h>
        </text:list-item>
        <text:list-item>
          <text:h text:style-name="Quellcode-Auflistung" text:outline-level="6">KIX4OTRS/Kernel/Output/HTML/Standard/AgentTicketActionCommon.tt</text:h>
        </text:list-item>
      </text:list>
      <text:h text:style-name="P317" text:outline-level="6"/>
      <text:h text:style-name="Heading_20_3" text:outline-level="3">SysConfig Options</text:h>
      <table:table table:name="Tabelle81" table:style-name="Tabelle81">
        <table:table-column table:style-name="Tabelle81.A"/>
        <table:table-column table:style-name="Tabelle81.B"/>
        <table:table-header-rows>
          <table:table-row table:style-name="Tabelle81.1">
            <table:table-cell table:style-name="Tabelle81.A1" office:value-type="string">
              <text:p text:style-name="P41">Key Name</text:p>
            </table:table-cell>
            <table:table-cell table:style-name="Tabelle81.B1" office:value-type="string">
              <text:p text:style-name="P41">Description</text:p>
            </table:table-cell>
          </table:table-row>
        </table:table-header-rows>
        <table:table-row table:style-name="Tabelle81.1">
          <table:table-cell table:style-name="Tabelle81.A2" office:value-type="string">
            <text:p text:style-name="P70">n.a.</text:p>
          </table:table-cell>
          <table:table-cell table:style-name="Tabelle81.B2" office:value-type="string">
            <text:p text:style-name="P70">n.a.</text:p>
          </table:table-cell>
        </table:table-row>
      </table:table>
      <text:h text:style-name="Heading_20_2" text:outline-level="2">Ticket Processing – Automatic Bounce Information</text:h>
      <text:p text:style-name="P22">In default OTRS, there is no easy way to realize if a ticket was bounced to another mail address. Bounce actions can be identified only in the ticket history. But this information should be viewable directly in the ticket detail mask and generated automatically without any further actions.</text:p>
      <text:p text:style-name="P22"/>
      <text:h text:style-name="P237" text:outline-level="3">Implementation</text:h>
      <text:list xml:id="list113627705483584" text:continue-list="list113627118546473" text:style-name="L106">
        <text:list-item>
          <text:p text:style-name="P180">Extended agents frontend module AgentTicketBounce to generate automatic bounce information</text:p>
          <text:list>
            <text:list-item>
              <text:p text:style-name="P180">Creates an article</text:p>
            </text:list-item>
            <text:list-item>
              <text:p text:style-name="P180">Content of bounce article configurable via SysConfig</text:p>
            </text:list-item>
          </text:list>
        </text:list-item>
      </text:list>
      <text:p text:style-name="P32"/>
      <text:h text:style-name="Heading_20_4" text:outline-level="4">Related Structures</text:h>
      <text:h text:style-name="Heading_20_5" text:outline-level="5">Filelist</text:h>
      <text:list xml:id="list113626380091437" text:continue-list="list113626378056183" text:style-name="List_20_1">
        <text:list-item>
          <text:h text:style-name="Quellcode-Auflistung" text:outline-level="6">KIX4OTRS/Kernel/Config/Files/KIX4OTRS_Ticket.xml</text:h>
        </text:list-item>
        <text:list-item>
          <text:h text:style-name="Quellcode-Auflistung" text:outline-level="6">KIX4OTRS/Kernel/Language/de_KIX4OTRS.pm</text:h>
        </text:list-item>
        <text:list-item>
          <text:h text:style-name="Quellcode-Auflistung" text:outline-level="6">KIX4OTRS/Kernel/Modules/AgentTicketBounce.pm</text:h>
        </text:list-item>
      </text:list>
      <text:h text:style-name="P317" text:outline-level="6"/>
      <text:h text:style-name="Heading_20_3" text:outline-level="3">SysConfig Options</text:h>
      <table:table table:name="Tabelle71" table:style-name="Tabelle71">
        <table:table-column table:style-name="Tabelle71.A"/>
        <table:table-column table:style-name="Tabelle71.B"/>
        <table:table-header-rows>
          <table:table-row table:style-name="Tabelle71.1">
            <table:table-cell table:style-name="Tabelle71.A1" office:value-type="string">
              <text:p text:style-name="P41">Key Name</text:p>
            </table:table-cell>
            <table:table-cell table:style-name="Tabelle71.B1" office:value-type="string">
              <text:p text:style-name="P41">Description</text:p>
            </table:table-cell>
          </table:table-row>
        </table:table-header-rows>
        <table:table-row table:style-name="Tabelle71.1">
          <table:table-cell table:style-name="Tabelle71.A2" office:value-type="string">
            <text:p text:style-name="P70">Frontend::Agent::AutomaticBounceText</text:p>
          </table:table-cell>
          <table:table-cell table:style-name="Tabelle71.B2" office:value-type="string">
            <text:p text:style-name="P69">When a ticket is bounced, a note will be added automatically to this ticket. In this text area you can define this text.</text:p>
          </table:table-cell>
        </table:table-row>
      </table:table>
      <text:h text:style-name="Heading_20_2" text:outline-level="2">Ticket Processing – Selectable Re:/Fwd:-Addition</text:h>
      <text:p text:style-name="P22">In default OTRS, subjects of forwarded (AgentTicketForward) or composed emails (AgentTicketCompose) will always be completed with “Re:” or “Fwd:” at the beginning. This is not useful in every situation. Therefore, it should be possible to deactivate this autocompletion.</text:p>
      <text:p text:style-name="P22"/>
      <text:h text:style-name="P237" text:outline-level="3"><text:soft-page-break/>Implementation</text:h>
      <text:list xml:id="list113626178590556" text:continue-list="list113627705483584" text:style-name="L106">
        <text:list-item>
          <text:p text:style-name="P180">Extended agents frontend module AgentTicketCompose and AgentTicketForward to provide a selectable subject-addition. </text:p>
          <text:list>
            <text:list-item>
              <text:p text:style-name="P180">Extended layout templates to provide a checkbox</text:p>
            </text:list-item>
            <text:list-item>
              <text:p text:style-name="P180">Extended frontend ticket modules to handle agent's selection</text:p>
            </text:list-item>
          </text:list>
        </text:list-item>
      </text:list>
      <text:p text:style-name="P32"/>
      <text:h text:style-name="Heading_20_4" text:outline-level="4">Related Structures</text:h>
      <text:h text:style-name="Heading_20_5" text:outline-level="5">Filelist</text:h>
      <text:list xml:id="list113626519522187" text:continue-list="list113626380091437" text:style-name="List_20_1">
        <text:list-item>
          <text:h text:style-name="Quellcode-Auflistung" text:outline-level="6">KIX4OTRS/Kernel/Config/Files/KIX4OTRS_Ticket.xml</text:h>
        </text:list-item>
        <text:list-item>
          <text:h text:style-name="Quellcode-Auflistung" text:outline-level="6">KIX4OTRS/Kernel/Modules/AgentTicketCompose.pm</text:h>
        </text:list-item>
        <text:list-item>
          <text:h text:style-name="Quellcode-Auflistung" text:outline-level="6">KIX4OTRS/Kernel/Modules/AgentTicketForward.pm</text:h>
        </text:list-item>
        <text:list-item>
          <text:h text:style-name="Quellcode-Auflistung" text:outline-level="6">KIX4OTRS/Kernel/Output/HTML/Standard/AgentTicketCompose.tt</text:h>
        </text:list-item>
        <text:list-item>
          <text:h text:style-name="Quellcode-Auflistung" text:outline-level="6">KIX4OTRS/Kernel/Output/HTML/Standard/AgentTicketForward.tt</text:h>
        </text:list-item>
        <text:list-item>
          <text:h text:style-name="Quellcode-Auflistung" text:outline-level="6">var/httpd/htdocs/skins/Agent/KIX4OTRS/css/Core.Form.css</text:h>
        </text:list-item>
        <text:list-item>
          <text:h text:style-name="Quellcode-Auflistung" text:outline-level="6">var/httpd/htdocs/skins/Agent/KIX4OTRS/img/NoFwd.png</text:h>
        </text:list-item>
        <text:list-item>
          <text:h text:style-name="Quellcode-Auflistung" text:outline-level="6">var/httpd/htdocs/skins/Agent/KIX4OTRS/img/NoRe.png</text:h>
        </text:list-item>
      </text:list>
      <text:h text:style-name="P317" text:outline-level="6"/>
      <text:h text:style-name="Heading_20_3" text:outline-level="3">SysConfig Options</text:h>
      <table:table table:name="Tabelle73" table:style-name="Tabelle73">
        <table:table-column table:style-name="Tabelle73.A"/>
        <table:table-column table:style-name="Tabelle73.B"/>
        <table:table-header-rows>
          <table:table-row table:style-name="Tabelle73.1">
            <table:table-cell table:style-name="Tabelle73.A1" office:value-type="string">
              <text:p text:style-name="P41">Key Name</text:p>
            </table:table-cell>
            <table:table-cell table:style-name="Tabelle73.B1" office:value-type="string">
              <text:p text:style-name="P41">Description</text:p>
            </table:table-cell>
          </table:table-row>
        </table:table-header-rows>
        <table:table-row table:style-name="Tabelle73.1">
          <table:table-cell table:style-name="Tabelle73.A2" office:value-type="string">
            <text:p text:style-name="P70">n.a.</text:p>
          </table:table-cell>
          <table:table-cell table:style-name="Tabelle73.B2" office:value-type="string">
            <text:p text:style-name="P69">n.a.</text:p>
          </table:table-cell>
        </table:table-row>
      </table:table>
      <text:h text:style-name="Heading_20_2" text:outline-level="2">Ticket Processing – Empty Emails</text:h>
      <text:p text:style-name="P22">In default OTRS, there is no way to write an email starting with an empty template from an existing ticket. The last customer article will be quoted and added automatically.</text:p>
      <text:p text:style-name="P22"/>
      <text:h text:style-name="P237" text:outline-level="3">Implementation</text:h>
      <text:list xml:id="list113627871470578" text:continue-list="list113626178590556" text:style-name="L106">
        <text:list-item>
          <text:p text:style-name="P180">Extended agents frontend module AgentTicketCompose to offer a blank email template</text:p>
          <text:list>
            <text:list-item>
              <text:p text:style-name="P180">Registered new ticket menu modue to offer an empty email-action</text:p>
            </text:list-item>
            <text:list-item>
              <text:p text:style-name="P180">Extended AgentTicketCompose to start with an empty compose mask</text:p>
            </text:list-item>
          </text:list>
        </text:list-item>
      </text:list>
      <text:p text:style-name="P32"/>
      <text:h text:style-name="Heading_20_4" text:outline-level="4">Related Structures</text:h>
      <text:h text:style-name="Heading_20_5" text:outline-level="5">Filelist</text:h>
      <text:list xml:id="list113627141850947" text:continue-list="list113626519522187" text:style-name="List_20_1">
        <text:list-item>
          <text:h text:style-name="Quellcode-Auflistung" text:outline-level="6">KIX4OTRS/Kernel/Config/Files/KIX4OTRS_TicketZoom.xml</text:h>
        </text:list-item>
        <text:list-item>
          <text:h text:style-name="Quellcode-Auflistung" text:outline-level="6">KIX4OTRS/Kernel/Modules/AgentTicketCompose.pm</text:h>
        </text:list-item>
      </text:list>
      <text:h text:style-name="P317" text:outline-level="6"/>
      <text:h text:style-name="Heading_20_3" text:outline-level="3">SysConfig Options</text:h>
      <table:table table:name="Tabelle72" table:style-name="Tabelle72">
        <table:table-column table:style-name="Tabelle72.A"/>
        <table:table-column table:style-name="Tabelle72.B"/>
        <table:table-header-rows>
          <table:table-row table:style-name="Tabelle72.1">
            <table:table-cell table:style-name="Tabelle72.A1" office:value-type="string">
              <text:p text:style-name="P41">Key Name</text:p>
            </table:table-cell>
            <table:table-cell table:style-name="Tabelle72.B1" office:value-type="string">
              <text:p text:style-name="P41">Description</text:p>
            </table:table-cell>
          </table:table-row>
        </table:table-header-rows>
        <table:table-row table:style-name="Tabelle72.1">
          <table:table-cell table:style-name="Tabelle72.A2" office:value-type="string">
            <text:p text:style-name="P70">Ticket::Frontend::MenuModule###500-EmptyMail</text:p>
          </table:table-cell>
          <table:table-cell table:style-name="Tabelle72.B2" office:value-type="string">
            <text:p text:style-name="P69">Registration to show an link to the empty email template in the ticket menu.</text:p>
          </table:table-cell>
        </table:table-row>
      </table:table>
      <text:h text:style-name="Heading_20_2" text:outline-level="2">Ticket Processing – Predefined Body for Forwarding</text:h>
      <text:p text:style-name="P22">In default OTRS, the agent's mask to forward tickets will always start with an empty ticket body. This is not very comfortable and different to other ticket processing actions.</text:p>
      <text:p text:style-name="P22"/>
      <text:h text:style-name="P237" text:outline-level="3">Implementation</text:h>
      <text:list xml:id="list113626857614445" text:continue-list="list113627871470578" text:style-name="L106">
        <text:list-item>
          <text:p text:style-name="P180">Extended agents frontend module AgentTicketForward to handle a default body</text:p>
          <text:list>
            <text:list-item>
              <text:p text:style-name="P180">Default body configurable via SysConfig</text:p>
            </text:list-item>
          </text:list>
        </text:list-item>
      </text:list>
      <text:p text:style-name="P32"/>
      <text:h text:style-name="Heading_20_4" text:outline-level="4"><text:soft-page-break/>Related Structures</text:h>
      <text:h text:style-name="Heading_20_5" text:outline-level="5">Filelist</text:h>
      <text:list xml:id="list113626814573519" text:continue-list="list113627141850947" text:style-name="List_20_1">
        <text:list-item>
          <text:h text:style-name="Quellcode-Auflistung" text:outline-level="6">KIX4OTRS/Kernel/Config/Files/KIX4OTRS_Ticket.xml</text:h>
        </text:list-item>
        <text:list-item>
          <text:h text:style-name="Quellcode-Auflistung" text:outline-level="6">KIX4OTRS/Kernel/Modules/AgentTicketForward.pm</text:h>
        </text:list-item>
      </text:list>
      <text:h text:style-name="P317" text:outline-level="6"/>
      <text:h text:style-name="Heading_20_3" text:outline-level="3">SysConfig Options</text:h>
      <table:table table:name="Tabelle74" table:style-name="Tabelle74">
        <table:table-column table:style-name="Tabelle74.A"/>
        <table:table-column table:style-name="Tabelle74.B"/>
        <table:table-header-rows>
          <table:table-row table:style-name="Tabelle74.1">
            <table:table-cell table:style-name="Tabelle74.A1" office:value-type="string">
              <text:p text:style-name="P41">Key Name</text:p>
            </table:table-cell>
            <table:table-cell table:style-name="Tabelle74.B1" office:value-type="string">
              <text:p text:style-name="P41">Description</text:p>
            </table:table-cell>
          </table:table-row>
        </table:table-header-rows>
        <table:table-row table:style-name="Tabelle74.1">
          <table:table-cell table:style-name="Tabelle74.A2" office:value-type="string">
            <text:p text:style-name="P70">Ticket::Frontend::AgentTicketForward###<text:line-break/>DefaultTextTicketForwardBody</text:p>
          </table:table-cell>
          <table:table-cell table:style-name="Tabelle74.B2" office:value-type="string">
            <text:p text:style-name="P69">Defines the default body for a forwarded email.</text:p>
          </table:table-cell>
        </table:table-row>
      </table:table>
      <text:h text:style-name="Heading_20_2" text:outline-level="2">Ticket Processing – Merge Tickets Based on Customer Users</text:h>
      <text:p text:style-name="P22">Provide a view to show all tickets from a given customer and allow to merge those tickets to the oldest, newest or current selected ticket.</text:p>
      <text:p text:style-name="P22"/>
      <text:h text:style-name="P237" text:outline-level="3">Implementation</text:h>
      <text:list xml:id="list113627293616843" text:continue-list="list113626857614445" text:style-name="L106">
        <text:list-item>
          <text:p text:style-name="P180">Provide new agents frontend module AgentTicketMergeToCustomer to merge all tickets from a given customer user.</text:p>
          <text:list>
            <text:list-item>
              <text:p text:style-name="P180">Highlights tickets which are answered</text:p>
            </text:list-item>
            <text:list-item>
              <text:p text:style-name="P180">Restricts shown tickets based on ticket state type</text:p>
            </text:list-item>
          </text:list>
        </text:list-item>
      </text:list>
      <text:p text:style-name="P32"/>
      <text:h text:style-name="Heading_20_4" text:outline-level="4">Related Structures</text:h>
      <text:h text:style-name="Heading_20_5" text:outline-level="5">Filelist</text:h>
      <text:list xml:id="list113627468146326" text:continue-list="list113626814573519" text:style-name="List_20_1">
        <text:list-item>
          <text:h text:style-name="Quellcode-Auflistung" text:outline-level="6">KIX4OTRS/Kernel/Config/Files/KIX4OTRS_AgentTicketMergeToCustomer.xml</text:h>
        </text:list-item>
        <text:list-item>
          <text:h text:style-name="Quellcode-Auflistung" text:outline-level="6">KIX4OTRS/Kernel/Language/de_KIX4OTRSAgentTicketMergeToCustomer.pm</text:h>
        </text:list-item>
        <text:list-item>
          <text:h text:style-name="Quellcode-Auflistung" text:outline-level="6">KIX4OTRS/Kernel/Modules/AgentTicketMergeToCustomer.pm</text:h>
        </text:list-item>
        <text:list-item>
          <text:h text:style-name="Quellcode-Auflistung" text:outline-level="6">KIX4OTRS/Kernel/Output/HTML/Standard/AgentTicketMergeToCustomer.tt</text:h>
        </text:list-item>
        <text:list-item>
          <text:h text:style-name="Quellcode-Auflistung" text:outline-level="6">var/httpd/htdocs/js/Core.KIX4OTRS.Agent.TicketMergeToCusomer.js</text:h>
        </text:list-item>
        <text:list-item>
          <text:h text:style-name="Quellcode-Auflistung" text:outline-level="6">var/httpd/htdocs/skins/KIX4OTRS/css/KIX4OTRS.AgentTicketMergeToCusomer.css</text:h>
        </text:list-item>
        <text:list-item>
          <text:h text:style-name="Quellcode-Auflistung" text:outline-level="6">var/httpd/htdocs/skins/Agent/KIX4OTRS/img/Answered.png</text:h>
        </text:list-item>
      </text:list>
      <text:h text:style-name="P317" text:outline-level="6"/>
      <text:h text:style-name="Heading_20_3" text:outline-level="3">SysConfig Options</text:h>
      <table:table table:name="Tabelle77" table:style-name="Tabelle77">
        <table:table-column table:style-name="Tabelle77.A"/>
        <table:table-column table:style-name="Tabelle77.B"/>
        <table:table-header-rows>
          <table:table-row table:style-name="Tabelle77.1">
            <table:table-cell table:style-name="Tabelle77.A1" office:value-type="string">
              <text:p text:style-name="P41">Key Name</text:p>
            </table:table-cell>
            <table:table-cell table:style-name="Tabelle77.B1" office:value-type="string">
              <text:p text:style-name="P41">Description</text:p>
            </table:table-cell>
          </table:table-row>
        </table:table-header-rows>
        <table:table-row table:style-name="Tabelle77.1">
          <table:table-cell table:style-name="Tabelle77.A2" office:value-type="string">
            <text:p text:style-name="P70">Frontend::Module###AgentTicketMergeToCustomer</text:p>
          </table:table-cell>
          <table:table-cell table:style-name="Tabelle77.B2" office:value-type="string">
            <text:p text:style-name="P67"><text:span text:style-name="T35">F</text:span><text:span text:style-name="T12">rontend</text:span><text:span text:style-name="T9"> module registration for </text:span><text:span text:style-name="T14">AgentTicketMergeToCustomer</text:span><text:span text:style-name="T9">.</text:span></text:p>
          </table:table-cell>
        </table:table-row>
        <table:table-row table:style-name="Tabelle77.1">
          <table:table-cell table:style-name="Tabelle77.A2" office:value-type="string">
            <text:p text:style-name="P70">Ticket::Frontend::MenuModule###<text:line-break/>470-AgentTicketMergeToCustomer</text:p>
          </table:table-cell>
          <table:table-cell table:style-name="Tabelle77.B2" office:value-type="string">
            <text:p text:style-name="P67">Shows a link in the menu that allows to merge all tickets from the ticket customer in the ticket zoom view of the agent interface.</text:p>
          </table:table-cell>
        </table:table-row>
        <table:table-row table:style-name="Tabelle77.1">
          <table:table-cell table:style-name="Tabelle77.A2" office:value-type="string">
            <text:p text:style-name="P70">Ticket::Frontend::PreMenuModule###<text:line-break/>470-AgentTicketMergeToCustomer</text:p>
          </table:table-cell>
          <table:table-cell table:style-name="Tabelle77.B2" office:value-type="string">
            <text:p text:style-name="P67">Shows a link in the ticket overview menu that allows to merge all tickets from the ticket customer in the ticket zoom view of the agent interface.</text:p>
          </table:table-cell>
        </table:table-row>
        <table:table-row table:style-name="Tabelle77.1">
          <table:table-cell table:style-name="Tabelle77.A2" office:value-type="string">
            <text:p text:style-name="P70">Ticket::Frontend::AgentTicketMergeToCustomer###<text:line-break/>AnsweredHistoryType</text:p>
          </table:table-cell>
          <table:table-cell table:style-name="Tabelle77.B2" office:value-type="string">
            <text:p text:style-name="P67">Selected history types to classify a ticket to be answered.</text:p>
          </table:table-cell>
        </table:table-row>
        <table:table-row table:style-name="Tabelle77.1">
          <table:table-cell table:style-name="Tabelle77.A2" office:value-type="string">
            <text:p text:style-name="P70">Ticket::Frontend::AgentTicketMergeToCustomer###<text:line-break/>StateTypes</text:p>
          </table:table-cell>
          <table:table-cell table:style-name="Tabelle77.B2" office:value-type="string">
            <text:p text:style-name="P67">Selected state types to restrict shown customer tickets.</text:p>
          </table:table-cell>
        </table:table-row>
      </table:table>
      <text:h text:style-name="Heading_20_2" text:outline-level="2">Ticket Processing – Unlock Tickets after Cancle Bulk Action</text:h>
      <text:p text:style-name="P22">After opening bulk action mask (popup) and closing or canceling without submit explicit locked tickets to this action will be unlocked again. </text:p>
      <text:p text:style-name="P22"/>
      <text:h text:style-name="P237" text:outline-level="3"><text:soft-page-break/>Implementation</text:h>
      <text:list xml:id="list113628145400125" text:continue-list="list113627293616843" text:style-name="L106">
        <text:list-item>
          <text:p text:style-name="P180">Cancel/CLose link changed to undo link with subaction unlock </text:p>
        </text:list-item>
        <text:list-item>
          <text:p text:style-name="P180">String of explicit locked tickets created</text:p>
        </text:list-item>
      </text:list>
      <text:p text:style-name="P32"/>
      <text:h text:style-name="Heading_20_4" text:outline-level="4">Related Structures</text:h>
      <text:h text:style-name="Heading_20_5" text:outline-level="5">Filelist</text:h>
      <text:list xml:id="list113627195565131" text:continue-list="list113627468146326" text:style-name="List_20_1">
        <text:list-item>
          <text:h text:style-name="Quellcode-Auflistung" text:outline-level="6">KIX4OTRS/Kernel/Output/HTML/Standard/AgentTicketBulk.tt </text:h>
        </text:list-item>
        <text:list-item>
          <text:h text:style-name="Quellcode-Auflistung" text:outline-level="6">KIX4OTRS/Kernel/Modules/AgentTicketBulk.pm </text:h>
        </text:list-item>
      </text:list>
      <text:h text:style-name="P317" text:outline-level="6"/>
      <text:h text:style-name="Heading_20_3" text:outline-level="3">SysConfig Options</text:h>
      <table:table table:name="Tabelle121" table:style-name="Tabelle121">
        <table:table-column table:style-name="Tabelle121.A"/>
        <table:table-column table:style-name="Tabelle121.B"/>
        <table:table-header-rows>
          <table:table-row table:style-name="Tabelle121.1">
            <table:table-cell table:style-name="Tabelle121.A1" office:value-type="string">
              <text:p text:style-name="P41">Key Name</text:p>
            </table:table-cell>
            <table:table-cell table:style-name="Tabelle121.B1" office:value-type="string">
              <text:p text:style-name="P41">Description</text:p>
            </table:table-cell>
          </table:table-row>
        </table:table-header-rows>
        <table:table-row table:style-name="Tabelle121.1">
          <table:table-cell table:style-name="Tabelle121.A2" office:value-type="string">
            <text:p text:style-name="P70">n.a.</text:p>
          </table:table-cell>
          <table:table-cell table:style-name="Tabelle121.B2" office:value-type="string">
            <text:p text:style-name="P70">n.a.</text:p>
          </table:table-cell>
        </table:table-row>
      </table:table>
      <text:h text:style-name="Heading_20_2" text:outline-level="2">Ticket Processing – Autocomplete Field for TicketID in AgentTicketMerge</text:h>
      <text:p text:style-name="P22">Provides an autocomplete search field in merge mask.</text:p>
      <text:p text:style-name="P22"/>
      <text:h text:style-name="P237" text:outline-level="3">Implementation</text:h>
      <text:list xml:id="list113626765257997" text:continue-list="list113628145400125" text:style-name="L106">
        <text:list-item>
          <text:p text:style-name="P180">Autocomplete field added </text:p>
        </text:list-item>
        <text:list-item>
          <text:p text:style-name="P180">Search added in AgentTicketMerge</text:p>
        </text:list-item>
      </text:list>
      <text:p text:style-name="P32"/>
      <text:h text:style-name="Heading_20_4" text:outline-level="4">Related Structures</text:h>
      <text:h text:style-name="Heading_20_5" text:outline-level="5">Filelist</text:h>
      <text:list xml:id="list113626537590628" text:continue-list="list113627195565131" text:style-name="List_20_1">
        <text:list-item>
          <text:h text:style-name="Quellcode-Auflistung" text:outline-level="6">KIX4OTRS/Kernel/Config/Files/AgentTicketMerge.pm </text:h>
        </text:list-item>
        <text:list-item>
          <text:h text:style-name="Quellcode-Auflistung" text:outline-level="6">KIX4OTRS/Kernel/Config/Files/KIX4OTRS_Ticket.xml </text:h>
        </text:list-item>
        <text:list-item>
          <text:h text:style-name="Quellcode-Auflistung" text:outline-level="6">KIX4OTRS/Kernel/Output/HTML/Standard/AgentTicketMerge.tt </text:h>
        </text:list-item>
        <text:list-item>
          <text:h text:style-name="Quellcode-Auflistung" text:outline-level="6">Core.KIX4OTRS.GenericAutoCompleteSearch.js </text:h>
        </text:list-item>
        <text:list-item>
          <text:h text:style-name="Quellcode-Auflistung" text:outline-level="6">KIX4OTRS.sopm </text:h>
        </text:list-item>
      </text:list>
      <text:h text:style-name="P317" text:outline-level="6"/>
      <text:h text:style-name="Heading_20_3" text:outline-level="3">SysConfig Options</text:h>
      <table:table table:name="Tabelle123" table:style-name="Tabelle123">
        <table:table-column table:style-name="Tabelle123.A"/>
        <table:table-column table:style-name="Tabelle123.B"/>
        <table:table-header-rows>
          <table:table-row table:style-name="Tabelle123.1">
            <table:table-cell table:style-name="Tabelle123.A1" office:value-type="string">
              <text:p text:style-name="P41">Key Name</text:p>
            </table:table-cell>
            <table:table-cell table:style-name="Tabelle123.B1" office:value-type="string">
              <text:p text:style-name="P41">Description</text:p>
            </table:table-cell>
          </table:table-row>
        </table:table-header-rows>
        <table:table-row table:style-name="Tabelle123.1">
          <table:table-cell table:style-name="Tabelle123.A2" office:value-type="string">
            <text:p text:style-name="P70">Ticket::Frontend::AgentTicketMerge###AutoCompleteTicketID</text:p>
          </table:table-cell>
          <table:table-cell table:style-name="Tabelle123.B2" office:value-type="string">
            <text:p text:style-name="P70">Autocomplete search attributes for ticket id, comma-eparated</text:p>
          </table:table-cell>
        </table:table-row>
      </table:table>
      <text:h text:style-name="Heading_20_2" text:outline-level="2">Ticket Processing - Copy, Move or Delete Article</text:h>
      <text:p text:style-name="P22">Allow to copy, move or delete articles of a ticket. The accounted time of the article can be moved or deleted too. To use this function you have to be in a specific group.</text:p>
      <text:p text:style-name="P22"/>
      <text:h text:style-name="P237" text:outline-level="3">Implementation</text:h>
      <text:list xml:id="list113627072383267" text:continue-list="list113626765257997" text:style-name="L106">
        <text:list-item>
          <text:p text:style-name="P180">Provide new agents frontend module AgentArticleCopyMove to copy, move and delete articles.</text:p>
        </text:list-item>
      </text:list>
      <text:p text:style-name="P32"/>
      <text:h text:style-name="Heading_20_4" text:outline-level="4">Related Structures</text:h>
      <text:h text:style-name="Heading_20_5" text:outline-level="5">Filelist</text:h>
      <text:list xml:id="list113626427232864" text:continue-list="list113626537590628" text:style-name="List_20_1">
        <text:list-item>
          <text:h text:style-name="Quellcode-Auflistung" text:outline-level="6">KIX4OTRS/Kernel/Config/Files/KIX4OTRS_TicketZoom.xml</text:h>
        </text:list-item>
        <text:list-item>
          <text:h text:style-name="Quellcode-Auflistung" text:outline-level="6">KIX4OTRS/Kernel/Modules/AgentArticleCopyMove.pm</text:h>
        </text:list-item>
        <text:list-item>
          <text:h text:style-name="Quellcode-Auflistung" text:outline-level="6">KIX4OTRS/Kernel/Output/HTML/Standard/AgentArticleCopyMove.tt</text:h>
        </text:list-item>
        <text:list-item>
          <text:h text:style-name="Quellcode-Auflistung" text:outline-level="6">KIX4OTRS/Kernel/System/Ticket/TicketExtensionsKIX4OTRS.pm</text:h>
        </text:list-item>
      </text:list>
      <text:h text:style-name="P317" text:outline-level="6"/>
      <text:h text:style-name="Heading_20_3" text:outline-level="3"><text:soft-page-break/>SysConfig Options</text:h>
      <table:table table:name="Tabelle17" table:style-name="Tabelle17">
        <table:table-column table:style-name="Tabelle17.A"/>
        <table:table-column table:style-name="Tabelle17.B"/>
        <table:table-header-rows>
          <table:table-row table:style-name="Tabelle17.1">
            <table:table-cell table:style-name="Tabelle17.A1" office:value-type="string">
              <text:p text:style-name="P41">Key Name</text:p>
            </table:table-cell>
            <table:table-cell table:style-name="Tabelle17.B1" office:value-type="string">
              <text:p text:style-name="P41">Description</text:p>
            </table:table-cell>
          </table:table-row>
        </table:table-header-rows>
        <table:table-row table:style-name="Tabelle17.1">
          <table:table-cell table:style-name="Tabelle17.A2" office:value-type="string">
            <text:p text:style-name="P55">Frontend::Module###AgentArticleCopyMove</text:p>
          </table:table-cell>
          <table:table-cell table:style-name="Tabelle17.B2" office:value-type="string">
            <text:p text:style-name="P67"><text:span text:style-name="T35">F</text:span><text:span text:style-name="T12">rontend</text:span><text:span text:style-name="T9"> module registration for AgentArticleCopyMove.</text:span></text:p>
          </table:table-cell>
        </table:table-row>
      </table:table>
      <text:h text:style-name="Heading_20_2" text:outline-level="2">Ticket Processing - Edit Article</text:h>
      <text:p text:style-name="P22">Allow to edit existing article of a ticket. You have to be the responsible of the ticket to do this action. You are only allowed to edit times and content (body and subject) for articles which are of the article types “note*” and “phone”.</text:p>
      <text:h text:style-name="P237" text:outline-level="3">Implementation</text:h>
      <text:list xml:id="list113628045818326" text:continue-list="list113627072383267" text:style-name="L106">
        <text:list-item>
          <text:p text:style-name="P180">New agents frontend module AgentArticleEdit to edit article data.</text:p>
        </text:list-item>
      </text:list>
      <text:p text:style-name="P32"/>
      <text:h text:style-name="Heading_20_4" text:outline-level="4">Related Structures</text:h>
      <text:h text:style-name="Heading_20_5" text:outline-level="5">Filelist</text:h>
      <text:list xml:id="list113627377486071" text:continue-list="list113626427232864" text:style-name="List_20_1">
        <text:list-item>
          <text:h text:style-name="Quellcode-Auflistung" text:outline-level="6">KIX4OTRS/Kernel/Config/Files/KIX4OTRS_AgentArticleEdit.xml</text:h>
        </text:list-item>
        <text:list-item>
          <text:h text:style-name="Quellcode-Auflistung" text:outline-level="6">KIX4OTRS/Kernel/Config/Files/KIX4OTRS_TicketZoom.xml</text:h>
        </text:list-item>
        <text:list-item>
          <text:h text:style-name="Quellcode-Auflistung" text:outline-level="6">KIX4OTRS/Kernel/Language/de_KIX4OTRSAgentArticleEdit.pm</text:h>
        </text:list-item>
        <text:list-item>
          <text:h text:style-name="Quellcode-Auflistung" text:outline-level="6">KIX4OTRS/Kernel/Modules/AgentArticleEdit.pm</text:h>
        </text:list-item>
        <text:list-item>
          <text:h text:style-name="Quellcode-Auflistung" text:outline-level="6">KIX4OTRS/Kernel/Output/HTML/Standard/AgentArticleEdit.tt</text:h>
        </text:list-item>
      </text:list>
      <text:h text:style-name="P317" text:outline-level="6"/>
      <text:h text:style-name="Heading_20_3" text:outline-level="3">SysConfig Options</text:h>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41">Key Name</text:p>
            </table:table-cell>
            <table:table-cell table:style-name="Tabelle38.B1" office:value-type="string">
              <text:p text:style-name="P41">Description</text:p>
            </table:table-cell>
          </table:table-row>
        </table:table-header-rows>
        <table:table-row table:style-name="Tabelle38.1">
          <table:table-cell table:style-name="Tabelle38.A2" office:value-type="string">
            <text:p text:style-name="P57">Frontend::Module###AgentArticleEdit</text:p>
          </table:table-cell>
          <table:table-cell table:style-name="Tabelle38.B2" office:value-type="string">
            <text:p text:style-name="P59"><text:span text:style-name="T34">Frontend</text:span> module registration for AgentArticleEdit.</text:p>
          </table:table-cell>
        </table:table-row>
        <table:table-row table:style-name="Tabelle38.1">
          <table:table-cell table:style-name="Tabelle38.A2" office:value-type="string">
            <text:p text:style-name="P57">Ticket::Frontend::AgentArticleEdit###Permission</text:p>
          </table:table-cell>
          <table:table-cell table:style-name="Tabelle38.B2" office:value-type="string">
            <text:p text:style-name="P59">Required permissions to edit articles.</text:p>
          </table:table-cell>
        </table:table-row>
        <table:table-row table:style-name="Tabelle38.1">
          <table:table-cell table:style-name="Tabelle38.A2" office:value-type="string">
            <text:p text:style-name="P57">Ticket::Frontend::AgentArticleEdit###RequiredLock</text:p>
          </table:table-cell>
          <table:table-cell table:style-name="Tabelle38.B2" office:value-type="string">
            <text:p text:style-name="P59">Defines if a ticket lock is required to edit articles.</text:p>
          </table:table-cell>
        </table:table-row>
        <table:table-row table:style-name="Tabelle38.1">
          <table:table-cell table:style-name="Tabelle38.A2" office:value-type="string">
            <text:p text:style-name="P57">Ticket::Frontend::AgentArticleEdit###HistoryType</text:p>
          </table:table-cell>
          <table:table-cell table:style-name="Tabelle38.B2" office:value-type="string">
            <text:p text:style-name="P59">History type for this action.</text:p>
          </table:table-cell>
        </table:table-row>
        <table:table-row table:style-name="Tabelle38.1">
          <table:table-cell table:style-name="Tabelle38.A2" office:value-type="string">
            <text:p text:style-name="P57">Ticket::Frontend::AgentArticleEdit###DynamicField</text:p>
          </table:table-cell>
          <table:table-cell table:style-name="Tabelle38.B2" office:value-type="string">
            <text:p text:style-name="P59">Dynamic field <text:s/>options shown in the article edit screen in the agent interface. Possible settings: 0 = Disabled, 1 = Enabled, 2 = Enabled and required.</text:p>
          </table:table-cell>
        </table:table-row>
        <table:table-row table:style-name="Tabelle38.1">
          <table:table-cell table:style-name="Tabelle38.A2" office:value-type="string">
            <text:p text:style-name="P57">Ticket::Frontend::AgentArticleEdit###EditableArticleTypes</text:p>
          </table:table-cell>
          <table:table-cell table:style-name="Tabelle38.B2" office:value-type="string">
            <text:p text:style-name="P59">List of comma separated article types which can be changed</text:p>
            <text:p text:style-name="P60">if the type of the article to be edited is not listed here, the corresponding dropdown will not be shown.</text:p>
          </table:table-cell>
        </table:table-row>
        <table:table-row table:style-name="Tabelle38.1">
          <table:table-cell table:style-name="Tabelle38.A2" office:value-type="string">
            <text:p text:style-name="P57">Ticket::Frontend::AgentArticleEdit###OnlyResponsible</text:p>
          </table:table-cell>
          <table:table-cell table:style-name="Tabelle38.B2" office:value-type="string">
            <text:p text:style-name="P59">Only ticket responsible can edit articles of the ticket.</text:p>
          </table:table-cell>
        </table:table-row>
        <table:table-row table:style-name="Tabelle38.1">
          <table:table-cell table:style-name="Tabelle38.A2" office:value-type="string">
            <text:p text:style-name="P57">Ticket::Frontend::AgentTicketZoomTabArticle###<text:line-break/>ArticleEmailActions</text:p>
          </table:table-cell>
          <table:table-cell table:style-name="Tabelle38.B2" office:value-type="string">
            <text:p text:style-name="P59">Defines email-actions allowed for article types.</text:p>
          </table:table-cell>
        </table:table-row>
      </table:table>
      <text:h text:style-name="Heading_20_2" text:outline-level="2">Ticket Processing - Configurable CustomerTicketMessage</text:h>
      <text:p text:style-name="P24">In default OTRS the customer's ticket create mask is not as flexible as the agent's ticket create masks. For instance, there are no SysConfig-options to disable the ticket type selection and to set up a predefined body and subject.</text:p>
      <text:p text:style-name="P24"/>
      <text:h text:style-name="P237" text:outline-level="3">Implementation</text:h>
      <text:list xml:id="list113627484537532" text:continue-list="list113627954308400" text:style-name="L14">
        <text:list-item>
          <text:p text:style-name="P161">Extended customer's ticket create masks to provide a more flexible appearance</text:p>
        </text:list-item>
        <text:list-item>
          <text:p text:style-name="P161">New options in SysConfig to configure the appearance of the customer's ticket create mask</text:p>
        </text:list-item>
      </text:list>
      <text:p text:style-name="P32"/>
      <text:h text:style-name="Heading_20_4" text:outline-level="4"><text:soft-page-break/>Related Structures</text:h>
      <text:h text:style-name="Heading_20_5" text:outline-level="5">Filelist</text:h>
      <text:list xml:id="list113628090830644" text:continue-list="list113627377486071" text:style-name="List_20_1">
        <text:list-item>
          <text:h text:style-name="P366" text:outline-level="6">KIX4OTRS/Kernel/Config/Files/KIX4OTRS_CustomerFrontendAdoptions.xml</text:h>
        </text:list-item>
        <text:list-item>
          <text:h text:style-name="P366" text:outline-level="6">KIX4OTRS/Kernel/Modules/CustomerTicketMessage.pm</text:h>
        </text:list-item>
      </text:list>
      <text:h text:style-name="P367" text:outline-level="6"/>
      <text:h text:style-name="Heading_20_3" text:outline-level="3">SysConfig Options</text:h>
      <table:table table:name="Tabelle59" table:style-name="Tabelle59">
        <table:table-column table:style-name="Tabelle59.A"/>
        <table:table-column table:style-name="Tabelle59.B"/>
        <table:table-header-rows>
          <table:table-row table:style-name="Tabelle59.1">
            <table:table-cell table:style-name="Tabelle59.A1" office:value-type="string">
              <text:p text:style-name="P41">Key Name</text:p>
            </table:table-cell>
            <table:table-cell table:style-name="Tabelle59.B1" office:value-type="string">
              <text:p text:style-name="P41">Description</text:p>
            </table:table-cell>
          </table:table-row>
        </table:table-header-rows>
        <table:table-row table:style-name="Tabelle59.1">
          <table:table-cell table:style-name="Tabelle59.A2" office:value-type="string">
            <text:p text:style-name="P70">Ticket::Frontend::CustomerTicketMessage###<text:line-break/>TicketType</text:p>
          </table:table-cell>
          <table:table-cell table:style-name="Tabelle59.B2" office:value-type="string">
            <text:p text:style-name="P70">Dis-/enables ticket type selection in the customer's ticket create mask.</text:p>
          </table:table-cell>
        </table:table-row>
        <table:table-row table:style-name="Tabelle59.1">
          <table:table-cell table:style-name="Tabelle59.A2" office:value-type="string">
            <text:p text:style-name="P70">Ticket::Frontend::CustomerTicketMessage###<text:line-break/>TicketTypeDefault</text:p>
          </table:table-cell>
          <table:table-cell table:style-name="Tabelle59.B2" office:value-type="string">
            <text:p text:style-name="P70">Sets the default selected ticket type.</text:p>
          </table:table-cell>
        </table:table-row>
        <table:table-row table:style-name="Tabelle59.1">
          <table:table-cell table:style-name="Tabelle59.A2" office:value-type="string">
            <text:p text:style-name="P70">Ticket::Frontend::CustomerTicketMessage###<text:line-break/>TicketTypeFix</text:p>
          </table:table-cell>
          <table:table-cell table:style-name="Tabelle59.B2" office:value-type="string">
            <text:p text:style-name="P70">Used ticket type, if ticket type selection is disabled.</text:p>
          </table:table-cell>
        </table:table-row>
        <table:table-row table:style-name="Tabelle59.1">
          <table:table-cell table:style-name="Tabelle59.A2" office:value-type="string">
            <text:p text:style-name="P70">Ticket::Frontend::CustomerTicketMessage###<text:line-break/>Subject</text:p>
          </table:table-cell>
          <table:table-cell table:style-name="Tabelle59.B2" office:value-type="string">
            <text:p text:style-name="P70">Defines the default subject of a note in the customer interface.</text:p>
          </table:table-cell>
        </table:table-row>
        <table:table-row table:style-name="Tabelle59.1">
          <table:table-cell table:style-name="Tabelle59.A2" office:value-type="string">
            <text:p text:style-name="P70">Ticket::Frontend::CustomerTicketMessage###<text:line-break/>Body</text:p>
          </table:table-cell>
          <table:table-cell table:style-name="Tabelle59.B2" office:value-type="string">
            <text:p text:style-name="P70">Defines the default body of a note in the customer interface.</text:p>
          </table:table-cell>
        </table:table-row>
      </table:table>
      <text:h text:style-name="Heading_20_2" text:outline-level="2">Ticket Processing – No Double Addresses after Change of Notification Selection</text:h>
      <text:p text:style-name="P24">Depending on the change of a persons notification selection, e.g. in empty answer, <text:s/>double addresses in to/cc/bcc should be removed.</text:p>
      <text:p text:style-name="P24"/>
      <text:h text:style-name="P237" text:outline-level="3">Implementation</text:h>
      <text:list xml:id="list113626766068194" text:continue-list="list113627484537532" text:style-name="L14">
        <text:list-item>
          <text:p text:style-name="P142"><text:span text:style-name="T33">Extend javascript functionality of</text:span><text:span text:style-name="T38"> </text:span><text:span text:style-name="T37">Core.KIX4OTRS.LinkedPersons</text:span></text:p>
        </text:list-item>
      </text:list>
      <text:p text:style-name="P38"/>
      <text:h text:style-name="Heading_20_4" text:outline-level="4">Related Structures</text:h>
      <text:h text:style-name="Heading_20_5" text:outline-level="5">Filelist</text:h>
      <text:list xml:id="list113627199698951" text:continue-list="list113628090830644" text:style-name="List_20_1">
        <text:list-item>
          <text:h text:style-name="P366" text:outline-level="6">Var/httpd/htdocs/js/<text:span text:style-name="T36">Core.KIX4OTRS.LinkedPersons.js</text:span></text:h>
        </text:list-item>
      </text:list>
      <text:h text:style-name="P368" text:outline-level="6"/>
      <text:h text:style-name="Heading_20_3" text:outline-level="3">SysConfig Options</text:h>
      <text:p text:style-name="Standard"/>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41">Key Name</text:p>
            </table:table-cell>
            <table:table-cell table:style-name="Tabelle91.B1" office:value-type="string">
              <text:p text:style-name="P41">Description</text:p>
            </table:table-cell>
          </table:table-row>
        </table:table-header-rows>
        <table:table-row table:style-name="Tabelle91.1">
          <table:table-cell table:style-name="Tabelle91.A2" office:value-type="string">
            <text:p text:style-name="P70">n.a.</text:p>
          </table:table-cell>
          <table:table-cell table:style-name="Tabelle91.B2" office:value-type="string">
            <text:p text:style-name="P70">n.a.</text:p>
          </table:table-cell>
        </table:table-row>
      </table:table>
      <text:h text:style-name="Heading_20_2" text:outline-level="2">Ticket Processing – Article Flags</text:h>
      <text:p text:style-name="Standard"><text:span text:style-name="T6">In default OTRS there is no </text:span>opportunity to set own flags for articles. This extension allows administrators to define some article flags to add some css and to choose an icon - out of font-awesome - for every flag. This new flags could be set for each article assigned to a user. The user could also leave some keywords, a subject and some text describing the article flag for each of them. Tickets with marked articles could be found using the navigation bar shortcut, the ticket search or a dashboard plugin. A column with one or all article flags could be displayed in any ticket overview. The article flag and its icon is alos show in the article tab article header.</text:p>
      <text:p text:style-name="Standard"/>
      <text:h text:style-name="P237" text:outline-level="3">Implementation</text:h>
      <text:list xml:id="list113626329437288" text:continue-list="list113626766068194" text:style-name="L14">
        <text:list-item>
          <text:p text:style-name="P161">Create new table kix_article_flag to store the keywords, subject and the note</text:p>
        </text:list-item>
        <text:list-item>
          <text:p text:style-name="P161">added a toolbar module for article flags and a column in DefaultColumns</text:p>
        </text:list-item>
        <text:list-item>
          <text:p text:style-name="P161">An output-filter adds the article flag selection for each article in the article menu</text:p>
        </text:list-item>
        <text:list-item>
          <text:p text:style-name="P161">jQuery is used to <text:s/>display the icon and the edit or delete dialogue</text:p>
          <text:p text:style-name="P161"><text:soft-page-break/></text:p>
        </text:list-item>
      </text:list>
      <text:h text:style-name="Heading_20_4" text:outline-level="4">Related Structures</text:h>
      <text:h text:style-name="Heading_20_5" text:outline-level="5">Filelist</text:h>
      <text:list xml:id="list113627613075355" text:continue-list="list113627199698951" text:style-name="List_20_1">
        <text:list-item>
          <text:h text:style-name="P366" text:outline-level="6">KIX4OTRS/Kernel/Config/Files/KIX4OTRS_Ticket.xml</text:h>
        </text:list-item>
        <text:list-item>
          <text:h text:style-name="P366" text:outline-level="6">KIX4OTRS/Kernel/Config/Files/KIX4OTRS_TicketActions.xml</text:h>
        </text:list-item>
        <text:list-item>
          <text:h text:style-name="P366" text:outline-level="6">KIX4OTRS/Kernel/Config/Files/KIX4OTRS_TicketZoom.xml</text:h>
        </text:list-item>
        <text:list-item>
          <text:h text:style-name="P366" text:outline-level="6">KIX4OTRS/Kernel/Language/de_KIX4OTRS.pm</text:h>
        </text:list-item>
        <text:list-item>
          <text:h text:style-name="P366" text:outline-level="6">KIX4OTRS/Kernel/Modules/CustomerTicketMessage.pm</text:h>
        </text:list-item>
        <text:list-item>
          <text:h text:style-name="P366" text:outline-level="6">KIX4OTRS/Kernel/Modules/AgentTicketArticleFlagView.pm</text:h>
        </text:list-item>
        <text:list-item>
          <text:h text:style-name="P366" text:outline-level="6">KIX4OTRS/Kernel/Modules/AgentTicketSearch.pm</text:h>
        </text:list-item>
        <text:list-item>
          <text:h text:style-name="P366" text:outline-level="6">KIX4OTRS/Kernel/Modules/AgentTicketZoomTabArticle.pm</text:h>
        </text:list-item>
        <text:list-item>
          <text:h text:style-name="P366" text:outline-level="6">KIX4OTRS/Kernel/Output/HTML/TicketOverviewSmall.pm</text:h>
        </text:list-item>
        <text:list-item>
          <text:h text:style-name="P366" text:outline-level="6">KIX4OTRS/Kernel/Output/HTML/Standard/AgentTicketOverviewSmall.tt</text:h>
        </text:list-item>
        <text:list-item>
          <text:h text:style-name="P366" text:outline-level="6">KIX4OTRS/Kernel/Output/HTML/ToolBarArticleFlag.pm</text:h>
        </text:list-item>
        <text:list-item>
          <text:h text:style-name="P366" text:outline-level="6">KIX4OTRS/Kernel/Output/HTML/Standard/AgentTicketSearch.tt</text:h>
        </text:list-item>
        <text:list-item>
          <text:h text:style-name="P366" text:outline-level="6">KIX4OTRS/Kernel/Output/HTML/Standard/ArticleActionMenu.tt</text:h>
        </text:list-item>
        <text:list-item>
          <text:h text:style-name="P366" text:outline-level="6">KIX4OTRS/Kernel/System/Ticket/ExtensionsKIX4OTRS.pm</text:h>
        </text:list-item>
        <text:list-item>
          <text:h text:style-name="P365" text:outline-level="6">var/httpd/htdocs/js/KIX4OTRS.TicketZoomTabs.js</text:h>
        </text:list-item>
        <text:list-item>
          <text:h text:style-name="P365" text:outline-level="6">var/httpd/htdocs/skins/Agent/KIX4OTRS/css/Core.Default.css</text:h>
        </text:list-item>
        <text:list-item>
          <text:h text:style-name="P365" text:outline-level="6">var/httpd/htdocs/skins/Agent/KIX4OTRS/cssCore.Header.css</text:h>
        </text:list-item>
      </text:list>
      <text:h text:style-name="P367" text:outline-level="6"/>
      <text:h text:style-name="Heading_20_3" text:outline-level="3">SysConfig Options</text:h>
      <table:table table:name="Tabelle113" table:style-name="Tabelle113">
        <table:table-column table:style-name="Tabelle113.A"/>
        <table:table-column table:style-name="Tabelle113.B"/>
        <table:table-header-rows>
          <table:table-row table:style-name="Tabelle113.1">
            <table:table-cell table:style-name="Tabelle113.A1" office:value-type="string">
              <text:p text:style-name="P41">Key Name</text:p>
            </table:table-cell>
            <table:table-cell table:style-name="Tabelle113.B1" office:value-type="string">
              <text:p text:style-name="P41">Description</text:p>
            </table:table-cell>
          </table:table-row>
        </table:table-header-rows>
        <table:table-row table:style-name="Tabelle113.1">
          <table:table-cell table:style-name="Tabelle113.A2" office:value-type="string">
            <text:p text:style-name="P70">Frontend::ToolBarModule###11-Ticket::AgentArticleFlagToDo</text:p>
          </table:table-cell>
          <table:table-cell table:style-name="Tabelle113.B2" office:value-type="string">
            <text:p text:style-name="P70">Toolbar Item for a shortcut. - ToDo</text:p>
          </table:table-cell>
        </table:table-row>
        <table:table-row table:style-name="Tabelle113.1">
          <table:table-cell table:style-name="Tabelle113.A2" office:value-type="string">
            <text:p text:style-name="P70">Frontend::ToolBarModule###12-Ticket::AgentArticleFlagImportant</text:p>
          </table:table-cell>
          <table:table-cell table:style-name="Tabelle113.B2" office:value-type="string">
            <text:p text:style-name="P70">Toolbar Item for a shortcut. - Important</text:p>
          </table:table-cell>
        </table:table-row>
        <table:table-row table:style-name="Tabelle113.1">
          <table:table-cell table:style-name="Tabelle113.A2" office:value-type="string">
            <text:p text:style-name="P70">Ticket::Frontend::AgentTicketZoomTabArticle###ArticleFlags</text:p>
          </table:table-cell>
          <table:table-cell table:style-name="Tabelle113.B2" office:value-type="string">
            <text:p text:style-name="P70">Defines article flags</text:p>
          </table:table-cell>
        </table:table-row>
        <table:table-row table:style-name="Tabelle113.1">
          <table:table-cell table:style-name="Tabelle113.A2" office:value-type="string">
            <text:p text:style-name="P70">Ticket::Frontend::AgentTicketZoomTabArticle###ArticleFlagIcons</text:p>
          </table:table-cell>
          <table:table-cell table:style-name="Tabelle113.B2" office:value-type="string">
            <text:p text:style-name="P70">Defines icons for article icons</text:p>
          </table:table-cell>
        </table:table-row>
        <table:table-row table:style-name="Tabelle113.1">
          <table:table-cell table:style-name="Tabelle113.A2" office:value-type="string">
            <text:p text:style-name="P70">Ticket::Frontend::AgentTicketZoomTabArticle###ArticleFlagsOnlyOwnerAndResponsible</text:p>
          </table:table-cell>
          <table:table-cell table:style-name="Tabelle113.B2" office:value-type="string">
            <text:p text:style-name="P70">Defines whether article flags can be set by every agent or just by owner and responsible</text:p>
          </table:table-cell>
        </table:table-row>
        <table:table-row table:style-name="Tabelle113.1">
          <table:table-cell table:style-name="Tabelle113.A2" office:value-type="string">
            <text:p text:style-name="Table_20_Contents">Frontend::Module###AgentTicketArticleFlagView</text:p>
          </table:table-cell>
          <table:table-cell table:style-name="Tabelle113.B2" office:value-type="string">
            <text:p text:style-name="P70">The module registration for the list view module</text:p>
          </table:table-cell>
        </table:table-row>
        <table:table-row table:style-name="Tabelle113.1">
          <table:table-cell table:style-name="Tabelle113.A2" office:value-type="string">
            <text:p text:style-name="Table_20_Contents">Ticket::Frontend::AgentTicketArticleFlagView###SortBy::Default</text:p>
          </table:table-cell>
          <table:table-cell table:style-name="Tabelle113.B2" office:value-type="string">
            <text:p text:style-name="P70">The default sort in the list view module</text:p>
          </table:table-cell>
        </table:table-row>
        <table:table-row table:style-name="Tabelle113.1">
          <table:table-cell table:style-name="Tabelle113.A2" office:value-type="string">
            <text:p text:style-name="Table_20_Contents">Ticket::Frontend::AgentTicketArticleFlagView###Order::Default</text:p>
          </table:table-cell>
          <table:table-cell table:style-name="Tabelle113.B2" office:value-type="string">
            <text:p text:style-name="P70">The default order in the list view module</text:p>
          </table:table-cell>
        </table:table-row>
      </table:table>
      <text:h text:style-name="Heading_20_2" text:outline-level="2">Ticket Processing – External Reference Numbers</text:h>
      <text:p text:style-name="Standard"><text:span text:style-name="T6">In default OTRS there is no </text:span>opportunity to assign mails from external ticket systems and with their own reserence numbers. It should be possible to store this external reference number on a ticket to match with incomming messages</text:p>
      <text:p text:style-name="Standard"/>
      <text:h text:style-name="P237" text:outline-level="3">Implementation</text:h>
      <text:list xml:id="list113627676516922" text:continue-list="list113626329437288" text:style-name="L14">
        <text:list-item>
          <text:p text:style-name="P161">Create dynamic field to store the external reference number - ExternalReferenceNumber</text:p>
        </text:list-item>
        <text:list-item>
          <text:p text:style-name="P161">create dynamic field to store customer reference number – CustomerReferenceNumber</text:p>
        </text:list-item>
      </text:list>
      <text:p text:style-name="P32"/>
      <text:h text:style-name="Heading_20_4" text:outline-level="4">Related Structures</text:h>
      <text:h text:style-name="Heading_20_5" text:outline-level="5">Filelist</text:h>
      <text:list xml:id="list113627732976734" text:continue-list="list113627613075355" text:style-name="List_20_1">
        <text:list-item>
          <text:h text:style-name="P360" text:outline-level="6">KIX4OTRS/Kernel/System/PostMaster/Filter/ExtendedFolloUp.pm</text:h>
        </text:list-item>
        <text:list-item>
          <text:h text:style-name="P362" text:outline-level="6"><text:span text:style-name="T17">KIX4OTRS/</text:span><text:span text:style-name="T18">Kernel/Config/Files/ExtendedFollowUp.xml</text:span></text:h>
        </text:list-item>
      </text:list>
      <text:h text:style-name="P361" text:outline-level="6"/>
      <text:h text:style-name="Heading_20_3" text:outline-level="3"><text:soft-page-break/>SysConfig Options</text:h>
      <table:table table:name="Tabelle118" table:style-name="Tabelle118">
        <table:table-column table:style-name="Tabelle118.A"/>
        <table:table-column table:style-name="Tabelle118.B"/>
        <table:table-header-rows>
          <table:table-row table:style-name="Tabelle118.1">
            <table:table-cell table:style-name="Tabelle118.A1" office:value-type="string">
              <text:p text:style-name="P41">Key Name</text:p>
            </table:table-cell>
            <table:table-cell table:style-name="Tabelle118.B1" office:value-type="string">
              <text:p text:style-name="P41">Description</text:p>
            </table:table-cell>
          </table:table-row>
        </table:table-header-rows>
        <table:table-row table:style-name="Tabelle118.1">
          <table:table-cell table:style-name="Tabelle118.A2" office:value-type="string">
            <text:p text:style-name="P71">PostMaster::PreFilterModule###888-ExtendedFollowUp</text:p>
          </table:table-cell>
          <table:table-cell table:style-name="Tabelle118.B2" office:value-type="string">
            <text:p text:style-name="P67">PostmasterFilter which sets destination queue in X-headers depending on <text:span text:style-name="T9">email</text:span> suffix.</text:p>
          </table:table-cell>
        </table:table-row>
        <table:table-row table:style-name="Tabelle118.1">
          <table:table-cell table:style-name="Tabelle118.A2" office:value-type="string">
            <text:p text:style-name="P71">ExtendedFollowUp###Identifier</text:p>
          </table:table-cell>
          <table:table-cell table:style-name="Tabelle118.B2" office:value-type="string">
            <text:p text:style-name="P67">Registers an identifier for the email filters. Value is used in the following <text:span text:style-name="T34">config</text:span> options. The keys will use for sorting.</text:p>
          </table:table-cell>
        </table:table-row>
        <table:table-row table:style-name="Tabelle118.1">
          <table:table-cell table:style-name="Tabelle118.A2" office:value-type="string">
            <text:p text:style-name="P71">ExtendedFollowUp###SenderEmail</text:p>
          </table:table-cell>
          <table:table-cell table:style-name="Tabelle118.B2" office:value-type="string">
            <text:p text:style-name="P67">Key has to be one of the identifier (see above). <text:span text:style-name="T9">Values</text:span> have to be an email address or a <text:span text:style-name="T34">regexp</text:span> as the sender which will be matched in from field of email.</text:p>
          </table:table-cell>
        </table:table-row>
        <table:table-row table:style-name="Tabelle118.1">
          <table:table-cell table:style-name="Tabelle118.A2" office:value-type="string">
            <text:p text:style-name="P71">ExtendedFollowUp###ExternalReference</text:p>
          </table:table-cell>
          <table:table-cell table:style-name="Tabelle118.B2" office:value-type="string">
            <text:p text:style-name="P67">Key has to be one of the identifier (see above). Values <text:span text:style-name="T9">have</text:span> to be a <text:span text:style-name="T34">regexp</text:span> <text:span text:style-name="T34">decribes</text:span> the external reference number format which will be matched in subject field of the email.</text:p>
          </table:table-cell>
        </table:table-row>
        <table:table-row table:style-name="Tabelle118.1">
          <table:table-cell table:style-name="Tabelle118.A2" office:value-type="string">
            <text:p text:style-name="P71">ExtendedFollowUp###DynamicFieldMapping</text:p>
          </table:table-cell>
          <table:table-cell table:style-name="Tabelle118.B2" office:value-type="string">
            <text:p text:style-name="P67">Key has to be one of the identifier (see above). Values have to be dynamic field names in which the external reference <text:span text:style-name="T9">numbers</text:span> will be saved. this fields will be used for extended follow up.</text:p>
          </table:table-cell>
        </table:table-row>
        <table:table-row table:style-name="Tabelle118.1">
          <table:table-cell table:style-name="Tabelle118.A2" office:value-type="string">
            <text:p text:style-name="P71">ExtendedFollowUp###SortByAgeOrder</text:p>
          </table:table-cell>
          <table:table-cell table:style-name="Tabelle118.B2" office:value-type="string">
            <text:p text:style-name="P67">Sort order <text:span text:style-name="T9">for</text:span> the age of the follow up tickets.</text:p>
          </table:table-cell>
        </table:table-row>
        <table:table-row table:style-name="Tabelle118.1">
          <table:table-cell table:style-name="Tabelle118.A2" office:value-type="string">
            <text:p text:style-name="P71">ExtendedFollowUp###AllTicketStateTypesIncluded</text:p>
          </table:table-cell>
          <table:table-cell table:style-name="Tabelle118.B2" office:value-type="string">
            <text:p text:style-name="P67">State types of follow up tickets which will be considered. If open/pending <text:span text:style-name="T9">tickets</text:span> was selected and no one was found all tickets will be considered.</text:p>
          </table:table-cell>
        </table:table-row>
      </table:table>
      <text:h text:style-name="Heading_20_2" text:outline-level="2">Ticket Processing – Type of email recipients in ticket history</text:h>
      <text:list xml:id="list2954213823481362777" text:style-name="L138">
        <text:list-header>
          <text:p text:style-name="P229">When sending email answers from OTRS, recipients in Bcc will not be shown in article display and are not marked as Bcc recipients in ticket history.</text:p>
        </text:list-header>
      </text:list>
      <text:p text:style-name="P24"/>
      <text:h text:style-name="P237" text:outline-level="3">Implementation</text:h>
      <text:list xml:id="list1671938210630399" text:style-name="L139">
        <text:list-item>
          <text:p text:style-name="P207">Type of recipient (To, Cc, Bcc) will be added to history type “SendAnswer”</text:p>
        </text:list-item>
      </text:list>
      <text:p text:style-name="Standard"/>
      <text:h text:style-name="Heading_20_4" text:outline-level="4">Related Structures</text:h>
      <text:h text:style-name="Heading_20_5" text:outline-level="5">Filelist</text:h>
      <text:list xml:id="list113626697187559" text:continue-list="list113627732976734" text:style-name="List_20_1">
        <text:list-item>
          <text:h text:style-name="Quellcode-Auflistung" text:outline-level="6">KIX4OTRS/Kernel/Modules/AgentTicketBulk.pm</text:h>
        </text:list-item>
        <text:list-item>
          <text:h text:style-name="Quellcode-Auflistung" text:outline-level="6">KIX4OTRS/Kernel/Modules/AgentTicketCompose.pm</text:h>
        </text:list-item>
      </text:list>
      <text:h text:style-name="Heading_20_2" text:outline-level="2">Translations for Layout Files</text:h>
      <text:list xml:id="list113627230707740" text:continue-list="list2954213823481362777" text:style-name="L138">
        <text:list-header>
          <text:p text:style-name="P229">Furthermore there are some translations missing and some layout files do not translate given text.</text:p>
        </text:list-header>
      </text:list>
      <text:p text:style-name="P24"/>
      <text:h text:style-name="P237" text:outline-level="3">Implementation</text:h>
      <text:list xml:id="list1504153118739800264" text:style-name="L140">
        <text:list-item>
          <text:p text:style-name="P208">Extended set of translations</text:p>
        </text:list-item>
        <text:list-item>
          <text:p text:style-name="P208">Activated translations for layout files</text:p>
        </text:list-item>
      </text:list>
      <text:p text:style-name="Standard"/>
      <text:h text:style-name="Heading_20_4" text:outline-level="4">Related Structures</text:h>
      <text:h text:style-name="Heading_20_5" text:outline-level="5">Filelist</text:h>
      <text:list xml:id="list113626863352312" text:continue-list="list113626697187559" text:style-name="List_20_1">
        <text:list-item>
          <text:h text:style-name="Quellcode-Auflistung" text:outline-level="6">KIX4OTRS/Kernel/Config/Files/KIX4OTRS_Ticket.xml</text:h>
        </text:list-item>
        <text:list-item>
          <text:h text:style-name="Quellcode-Auflistung" text:outline-level="6">KIX4OTRS/Kernel/Language/de_OTRSaddition.pm</text:h>
        </text:list-item>
        <text:list-item>
          <text:h text:style-name="Quellcode-Auflistung" text:outline-level="6">KIX4OTRS/Kernel/Modules/AgentTicket*.pm</text:h>
        </text:list-item>
        <text:list-item>
          <text:h text:style-name="Quellcode-Auflistung" text:outline-level="6">KIX4OTRS/Kernel/Modules/CustomerTicketZoom.pm</text:h>
        </text:list-item>
        <text:list-item>
          <text:h text:style-name="Quellcode-Auflistung" text:outline-level="6">KIX4OTRS/Kernel/Output/HTML/LayoutKIX4OTRS.pm</text:h>
        </text:list-item>
        <text:list-item>
          <text:h text:style-name="Quellcode-Auflistung" text:outline-level="6">KIX4OTRS/Kernel/Output/HTML/Standard/Warning.tt</text:h>
        </text:list-item>
      </text:list>
      <text:h text:style-name="P317" text:outline-level="6"/>
      <text:h text:style-name="Heading_20_2" text:outline-level="2"><text:soft-page-break/>Configurable Favorite Icon</text:h>
      <text:list xml:id="list113627798524447" text:continue-list="list113627230707740" text:style-name="L138">
        <text:list-header>
          <text:p text:style-name="P229">OTRS does not provide any option to change the used favorite icon.</text:p>
        </text:list-header>
      </text:list>
      <text:p text:style-name="P24"/>
      <text:h text:style-name="P237" text:outline-level="3">Implementation</text:h>
      <text:list xml:id="list3078452929871328280" text:style-name="L141">
        <text:list-item>
          <text:p text:style-name="P209">Extended layout files and SysConfig to provide a configurable favorite icon</text:p>
        </text:list-item>
      </text:list>
      <text:p text:style-name="Standard"/>
      <text:h text:style-name="Heading_20_4" text:outline-level="4">Related Structures</text:h>
      <text:h text:style-name="Heading_20_5" text:outline-level="5">Filelist</text:h>
      <text:list xml:id="list113627591627046" text:continue-list="list113626863352312" text:style-name="List_20_1">
        <text:list-item>
          <text:h text:style-name="Quellcode-Auflistung" text:outline-level="6">KIX4OTRS/Kernel/Config/Files/KIX4OTRS_Layout.xml</text:h>
        </text:list-item>
        <text:list-item>
          <text:h text:style-name="Quellcode-Auflistung" text:outline-level="6">KIX4OTRS/Kernel/Output/HTML/Standard/CustomerHeader.tt</text:h>
        </text:list-item>
        <text:list-item>
          <text:h text:style-name="Quellcode-Auflistung" text:outline-level="6">KIX4OTRS/Kernel/Output/HTML/Standard/HTMLHead.tt</text:h>
        </text:list-item>
        <text:list-item>
          <text:h text:style-name="Quellcode-Auflistung" text:outline-level="6">KIX4OTRS/Kernel/Output/HTML/Standard/Login.tt</text:h>
        </text:list-item>
        <text:list-item>
          <text:h text:style-name="Quellcode-Auflistung" text:outline-level="6">var/httpd/htdocs/skins/Agent/default/img/icons/kix4otrs.ico</text:h>
        </text:list-item>
      </text:list>
      <text:h text:style-name="P317" text:outline-level="6"/>
      <text:h text:style-name="Heading_20_3" text:outline-level="3">SysConfig Options</text:h>
      <table:table table:name="Tabelle18" table:style-name="Tabelle18">
        <table:table-column table:style-name="Tabelle18.A"/>
        <table:table-column table:style-name="Tabelle18.B"/>
        <table:table-header-rows>
          <table:table-row table:style-name="Tabelle18.1">
            <table:table-cell table:style-name="Tabelle18.A1" office:value-type="string">
              <text:p text:style-name="P41">Key Name</text:p>
            </table:table-cell>
            <table:table-cell table:style-name="Tabelle18.B1" office:value-type="string">
              <text:p text:style-name="P41">Description</text:p>
            </table:table-cell>
          </table:table-row>
        </table:table-header-rows>
        <table:table-row table:style-name="Tabelle18.1">
          <table:table-cell table:style-name="Tabelle18.A2" office:value-type="string">
            <text:p text:style-name="Table_20_Contents">ProductIcon</text:p>
          </table:table-cell>
          <table:table-cell table:style-name="Tabelle18.B2" office:value-type="string">
            <text:p text:style-name="Table_20_Contents">The icon file to be used as favicon (relative to Frontend::ImagePath).</text:p>
          </table:table-cell>
        </table:table-row>
      </table:table>
      <text:h text:style-name="Heading_20_2" text:outline-level="2">Save Form Content as Draft</text:h>
      <text:list xml:id="list113626403200740" text:continue-list="list113627798524447" text:style-name="L138">
        <text:list-header>
          <text:p text:style-name="P229">Provide the possibility to save defined form content as draft to prevent data loss.</text:p>
          <text:p text:style-name="P110"/>
        </text:list-header>
      </text:list>
      <text:h text:style-name="P237" text:outline-level="3">Implementation</text:h>
      <text:list xml:id="list5472896830854872150" text:style-name="L142">
        <text:list-item>
          <text:p text:style-name="P210">Created output filter to insert a save-as-draft-button to the right of the submit button</text:p>
        </text:list-item>
        <text:list-item>
          <text:p text:style-name="P210">AJAX request save temporary content to the webupload cache and searches for existing drafts on load of each frontend modul which is affected</text:p>
        </text:list-item>
      </text:list>
      <text:p text:style-name="Standard"/>
      <text:h text:style-name="Heading_20_4" text:outline-level="4">Related Structures</text:h>
      <text:h text:style-name="Heading_20_5" text:outline-level="5">Filelist</text:h>
      <text:list xml:id="list113628160918389" text:continue-list="list113627591627046" text:style-name="List_20_1">
        <text:list-item>
          <text:list>
            <text:list-item>
              <text:h text:style-name="P328" text:outline-level="6">KIX4OTRS/Kernel/Config/Files/KIX4OTRS_Ticket.xml </text:h>
            </text:list-item>
          </text:list>
        </text:list-item>
        <text:list-item>
          <text:h text:style-name="P328" text:outline-level="6">KIX4OTRS/Kernel/Language/de_KIX4OTRS.pm </text:h>
        </text:list-item>
        <text:list-item>
          <text:h text:style-name="P328" text:outline-level="6">KIX4OTRS/Kernel/Modules/SaveAsDraftAJAXHandler.pm</text:h>
        </text:list-item>
        <text:list-item>
          <text:h text:style-name="P328" text:outline-level="6">KIX4OTRS/Kernel/Output/HTML/OutputFilterAgentTicketSaveAsDraft.pm </text:h>
        </text:list-item>
        <text:list-item>
          <text:h text:style-name="P328" text:outline-level="6">var/.../Core.KIX4OTRS.js </text:h>
          <text:h text:style-name="Quellcode-Auflistung" text:outline-level="6"/>
        </text:list-item>
      </text:list>
      <text:h text:style-name="Heading_20_3" text:outline-level="3">SysConfig Options</text:h>
      <table:table table:name="Tabelle124" table:style-name="Tabelle124">
        <table:table-column table:style-name="Tabelle124.A"/>
        <table:table-column table:style-name="Tabelle124.B"/>
        <table:table-header-rows>
          <table:table-row table:style-name="Tabelle124.1">
            <table:table-cell table:style-name="Tabelle124.A1" office:value-type="string">
              <text:p text:style-name="P41">Key Name</text:p>
            </table:table-cell>
            <table:table-cell table:style-name="Tabelle124.B1" office:value-type="string">
              <text:p text:style-name="P41">Description</text:p>
            </table:table-cell>
          </table:table-row>
        </table:table-header-rows>
        <table:table-row table:style-name="Tabelle124.1">
          <table:table-cell table:style-name="Tabelle124.A2" office:value-type="string">
            <text:p text:style-name="P70">Ticket::SaveAsDraftAJAXHandler###Attributes </text:p>
          </table:table-cell>
          <table:table-cell table:style-name="Tabelle124.B2" office:value-type="string">
            <text:p text:style-name="P70">Form elements and attributes which should be saved as draft (array)</text:p>
          </table:table-cell>
        </table:table-row>
        <table:table-row table:style-name="Tabelle124.1">
          <table:table-cell table:style-name="Tabelle124.A2" office:value-type="string">
            <text:p text:style-name="P70">Frontend::Output::FilterElementPre###AgentTicketSaveAsDraft </text:p>
          </table:table-cell>
          <table:table-cell table:style-name="Tabelle124.B2" office:value-type="string">
            <text:p text:style-name="P70">Output filter to insert the save-as-draft-button into the current frontend modul</text:p>
          </table:table-cell>
        </table:table-row>
        <table:table-row table:style-name="Tabelle124.1">
          <table:table-cell table:style-name="Tabelle124.A2" office:value-type="string">
            <text:p text:style-name="P70">Frontend::Module###SaveAsDraftAJAXHandler </text:p>
          </table:table-cell>
          <table:table-cell table:style-name="Tabelle124.B2" office:value-type="string">
            <text:p text:style-name="P70">Module registration for the AJAX handler</text:p>
          </table:table-cell>
        </table:table-row>
      </table:table>
      <text:h text:style-name="Heading_20_2" text:outline-level="2">Configurable Favorite Icon</text:h>
      <text:list xml:id="list113627752570536" text:continue-list="list113626403200740" text:style-name="L138">
        <text:list-header>
          <text:p text:style-name="P229">OTRS does not provide any option to change the used favorite icon.</text:p>
        </text:list-header>
      </text:list>
      <text:p text:style-name="P24"/>
      <text:h text:style-name="P237" text:outline-level="3">Implementation</text:h>
      <text:list xml:id="list622179636577751229" text:style-name="L143">
        <text:list-item>
          <text:p text:style-name="P211">Extended layout files and SysConfig to provide a configurable favorite icon</text:p>
        </text:list-item>
      </text:list>
      <text:p text:style-name="Standard"/>
      <text:h text:style-name="Heading_20_4" text:outline-level="4"><text:soft-page-break/>Related Structures</text:h>
      <text:h text:style-name="Heading_20_5" text:outline-level="5">Filelist</text:h>
      <text:list xml:id="list113626903768478" text:continue-list="list113628160918389" text:style-name="List_20_1">
        <text:list-item>
          <text:h text:style-name="Quellcode-Auflistung" text:outline-level="6">KIX4OTRS/Kernel/Config/Files/KIX4OTRS_Layout.xml</text:h>
        </text:list-item>
        <text:list-item>
          <text:h text:style-name="Quellcode-Auflistung" text:outline-level="6">KIX4OTRS/Kernel/Output/HTML/Standard/CustomerHeader.tt</text:h>
        </text:list-item>
        <text:list-item>
          <text:h text:style-name="Quellcode-Auflistung" text:outline-level="6">KIX4OTRS/Kernel/Output/HTML/Standard/HTMLHead.tt</text:h>
        </text:list-item>
        <text:list-item>
          <text:h text:style-name="Quellcode-Auflistung" text:outline-level="6">KIX4OTRS/Kernel/Output/HTML/Standard/Login.tt</text:h>
        </text:list-item>
        <text:list-item>
          <text:h text:style-name="Quellcode-Auflistung" text:outline-level="6">var/httpd/htdocs/skins/Agent/default/img/icons/kix4otrs.ico</text:h>
        </text:list-item>
      </text:list>
      <text:h text:style-name="P317" text:outline-level="6"/>
      <text:h text:style-name="Heading_20_3" text:outline-level="3">SysConfig Options</text:h>
      <table:table table:name="Tabelle128" table:style-name="Tabelle128">
        <table:table-column table:style-name="Tabelle128.A"/>
        <table:table-column table:style-name="Tabelle128.B"/>
        <table:table-header-rows>
          <table:table-row table:style-name="Tabelle128.1">
            <table:table-cell table:style-name="Tabelle128.A1" office:value-type="string">
              <text:p text:style-name="P41">Key Name</text:p>
            </table:table-cell>
            <table:table-cell table:style-name="Tabelle128.B1" office:value-type="string">
              <text:p text:style-name="P41">Description</text:p>
            </table:table-cell>
          </table:table-row>
        </table:table-header-rows>
        <table:table-row table:style-name="Tabelle128.1">
          <table:table-cell table:style-name="Tabelle128.A2" office:value-type="string">
            <text:p text:style-name="Table_20_Contents">ProductIcon</text:p>
          </table:table-cell>
          <table:table-cell table:style-name="Tabelle128.B2" office:value-type="string">
            <text:p text:style-name="Table_20_Contents">The icon file to be used as favicon (relative to Frontend::ImagePath).</text:p>
          </table:table-cell>
        </table:table-row>
      </table:table>
      <text:h text:style-name="Heading_20_2" text:outline-level="2">Ticket-ACL – Hide Process Ticket Tab</text:h>
      <text:p text:style-name="P24">With Release 5.0 a new tab was introduced. This process ticket tab should only be show in a ticket is a process ticket.</text:p>
      <text:p text:style-name="P24"/>
      <text:h text:style-name="P238" text:outline-level="3">Implementation</text:h>
      <text:p text:style-name="P31"/>
      <text:list xml:id="list113627860508220" text:continue-numbering="true" text:style-name="List_20_1">
        <text:list-item>
          <text:p text:style-name="P233">New ACL created which hides the process ticket tab</text:p>
        </text:list-item>
      </text:list>
      <text:p text:style-name="P81"/>
      <text:h text:style-name="Heading_20_3" text:outline-level="3">Related Structures</text:h>
      <text:h text:style-name="Heading_20_5" text:outline-level="5">Filelist</text:h>
      <text:list xml:id="list113626719782774" text:continue-numbering="true" text:style-name="List_20_1">
        <text:list-item>
          <text:h text:style-name="Quellcode-Auflistung" text:outline-level="6">KIX4OTRS/Kernel/System/Ticket/Acl/HideProcessTicketTabs.pm</text:h>
        </text:list-item>
        <text:list-item>
          <text:h text:style-name="Quellcode-Auflistung" text:outline-level="6">KIX4OTRS/Kernel/Config/File/KIX4OTRS_TicketZoom.xml</text:h>
        </text:list-item>
      </text:list>
      <text:h text:style-name="P317" text:outline-level="6"/>
      <text:h text:style-name="P240" text:outline-level="3">SysConfig Options</text:h>
      <table:table table:name="Tabelle127" table:style-name="Tabelle127">
        <table:table-column table:style-name="Tabelle127.A"/>
        <table:table-column table:style-name="Tabelle127.B"/>
        <table:table-header-rows>
          <table:table-row table:style-name="Tabelle127.1">
            <table:table-cell table:style-name="Tabelle127.A1" office:value-type="string">
              <text:list xml:id="list113627732311703" text:continue-numbering="true" text:style-name="List_20_1">
                <text:list-item>
                  <text:p text:style-name="P315">Key Name</text:p>
                </text:list-item>
              </text:list>
            </table:table-cell>
            <table:table-cell table:style-name="Tabelle127.B1" office:value-type="string">
              <text:list xml:id="list113626496270945" text:continue-numbering="true" text:style-name="List_20_1">
                <text:list-item>
                  <text:p text:style-name="P315">Description</text:p>
                </text:list-item>
              </text:list>
            </table:table-cell>
          </table:table-row>
        </table:table-header-rows>
        <table:table-row table:style-name="Tabelle127.1">
          <table:table-cell table:style-name="Tabelle127.A2" office:value-type="string">
            <text:p text:style-name="P70">Ticket::Acl::Module###995_HideProcessTicketTabs</text:p>
          </table:table-cell>
          <table:table-cell table:style-name="Tabelle127.B2" office:value-type="string">
            <text:p text:style-name="P70">Ticket-ACLs to define shown tabs if ticket is process ticket.</text:p>
          </table:table-cell>
        </table:table-row>
      </table:table>
      <text:h text:style-name="Heading_20_2" text:outline-level="2">TicketZoom – Show Only Realname or Realname and Email Address in Article View</text:h>
      <text:p text:style-name="P24">With OTRS 3.2.x only the realname is displayed in article detail view. Define either realname or realname and email address should be displayed in article list and in article detail view via SysConfig.</text:p>
      <text:p text:style-name="P24"/>
      <text:h text:style-name="P238" text:outline-level="3">Implementation</text:h>
      <text:p text:style-name="P31"/>
      <text:list xml:id="list113627981048694" text:continue-numbering="true" text:style-name="List_20_1">
        <text:list-item>
          <text:p text:style-name="P233">Two new SysConfig keys created to define the selection</text:p>
        </text:list-item>
      </text:list>
      <text:p text:style-name="P82"/>
      <text:h text:style-name="Heading_20_3" text:outline-level="3">Related Structures</text:h>
      <text:h text:style-name="Heading_20_5" text:outline-level="5">Filelist</text:h>
      <text:list xml:id="list113627020291847" text:continue-numbering="true" text:style-name="List_20_1">
        <text:list-item>
          <text:h text:style-name="P328" text:outline-level="6">KIX4OTRS/Kernel/Config/Files/KIX4OTRS_TicketZoom.xml</text:h>
        </text:list-item>
        <text:list-item>
          <text:h text:style-name="P334" text:outline-level="6">KIX4OTRS/Kernel/Language/de_KIX4OTRSTicketZoomTab.pm</text:h>
        </text:list-item>
        <text:list-item>
          <text:h text:style-name="P334" text:outline-level="6">KIX4OTRS/Kernel/Modules/AgentTicketZoomTabArticle.pm</text:h>
        </text:list-item>
      </text:list>
      <text:h text:style-name="P317" text:outline-level="6"/>
      <text:h text:style-name="P240" text:outline-level="3">SysConfig Options</text:h>
      <table:table table:name="Tabelle135" table:style-name="Tabelle135">
        <table:table-column table:style-name="Tabelle135.A"/>
        <table:table-column table:style-name="Tabelle135.B"/>
        <table:table-header-rows>
          <table:table-row table:style-name="Tabelle135.1">
            <table:table-cell table:style-name="Tabelle135.A1" office:value-type="string">
              <text:list xml:id="list113626458022262" text:continue-numbering="true" text:style-name="List_20_1">
                <text:list-item>
                  <text:p text:style-name="P315">Key Name</text:p>
                </text:list-item>
              </text:list>
            </table:table-cell>
            <table:table-cell table:style-name="Tabelle135.B1" office:value-type="string">
              <text:list xml:id="list113626991522115" text:continue-numbering="true" text:style-name="List_20_1">
                <text:list-item>
                  <text:p text:style-name="P315">Description</text:p>
                </text:list-item>
              </text:list>
            </table:table-cell>
          </table:table-row>
        </table:table-header-rows>
        <table:table-row table:style-name="Tabelle135.1">
          <table:table-cell table:style-name="Tabelle135.A2" office:value-type="string">
            <text:p text:style-name="P71">Ticket::Frontend::AgentTicketZoomTabArticle###ArticleListFrom </text:p>
          </table:table-cell>
          <table:table-cell table:style-name="Tabelle135.B2" office:value-type="string">
            <text:p text:style-name="P70">Defines either <text:span text:style-name="T34">realname</text:span> or <text:span text:style-name="T34">realname</text:span> and email address should be shown in the article list.</text:p>
          </table:table-cell>
        </table:table-row>
        <text:soft-page-break/>
        <table:table-row table:style-name="Tabelle135.1">
          <table:table-cell table:style-name="Tabelle135.A2" office:value-type="string">
            <text:p text:style-name="P71">Ticket::Frontend::AgentTicketZoomTabArticle###ArticleDetailViewFrom</text:p>
          </table:table-cell>
          <table:table-cell table:style-name="Tabelle135.B2" office:value-type="string">
            <text:p text:style-name="P70">Defines either realname or realname and email address should be shown in the article detail view.</text:p>
          </table:table-cell>
        </table:table-row>
      </table:table>
      <text:h text:style-name="Heading_20_2" text:outline-level="2">Ticket-ACL – Show or Hide Ticket Tabs</text:h>
      <text:list xml:id="list113627746533871" text:continue-list="list113627752570536" text:style-name="L138">
        <text:list-header>
          <text:p text:style-name="P229">Expand predifined acl actions by ticket tabs actions</text:p>
          <text:p text:style-name="P110"/>
        </text:list-header>
      </text:list>
      <text:h text:style-name="P237" text:outline-level="3">Implementation</text:h>
      <text:list xml:id="list3068793579055401744" text:style-name="L144">
        <text:list-item>
          <text:p text:style-name="P212">New action keys inserted in ACLKeysLevel3::Actions and modification of AgentTicketZoom to deal with these new action keys</text:p>
        </text:list-item>
      </text:list>
      <text:p text:style-name="Standard"/>
      <text:h text:style-name="Heading_20_4" text:outline-level="4">Related Structures</text:h>
      <text:h text:style-name="Heading_20_5" text:outline-level="5">Filelist</text:h>
      <text:list xml:id="list113626956209769" text:continue-list="list113626991522115" text:style-name="List_20_1">
        <text:list-item>
          <text:list>
            <text:list-item>
              <text:h text:style-name="P336" text:outline-level="6"><text:span text:style-name="T17">KIX4OTRS/Kernel/Modules/</text:span>AgentTicketZoom.pm</text:h>
            </text:list-item>
          </text:list>
        </text:list-item>
        <text:list-item>
          <text:h text:style-name="P328" text:outline-level="6">KIX4OTRS/KIX4OTRS.pm</text:h>
          <text:h text:style-name="P336" text:outline-level="6"/>
        </text:list-item>
      </text:list>
      <text:h text:style-name="Heading_20_3" text:outline-level="3">SysConfig Options</text:h>
      <table:table table:name="Tabelle146" table:style-name="Tabelle146">
        <table:table-column table:style-name="Tabelle146.A"/>
        <table:table-column table:style-name="Tabelle146.B"/>
        <table:table-header-rows>
          <table:table-row table:style-name="Tabelle146.1">
            <table:table-cell table:style-name="Tabelle146.A1" office:value-type="string">
              <text:p text:style-name="P41">Key Name</text:p>
            </table:table-cell>
            <table:table-cell table:style-name="Tabelle146.B1" office:value-type="string">
              <text:p text:style-name="P41">Description</text:p>
            </table:table-cell>
          </table:table-row>
        </table:table-header-rows>
        <table:table-row table:style-name="Tabelle146.1">
          <table:table-cell table:style-name="Tabelle146.A2" office:value-type="string">
            <text:p text:style-name="P70">ACLKeysLevel3::Actions###100-Default</text:p>
          </table:table-cell>
          <table:table-cell table:style-name="Tabelle146.B2" office:value-type="string">
            <text:p text:style-name="P67"><text:span text:style-name="T9">Added tab related actions like </text:span>AgentTicketZoom###0120-LinkedObjects</text:p>
          </table:table-cell>
        </table:table-row>
      </table:table>
      <text:h text:style-name="Heading_20_2" text:outline-level="2">Show Merge Link in Merged Ticket</text:h>
      <text:list xml:id="list113628023855686" text:continue-list="list113627746533871" text:style-name="L138">
        <text:list-header>
          <text:p text:style-name="P229">Provides a link to the new ticket the current ticket was merged to.</text:p>
          <text:p text:style-name="P110"/>
        </text:list-header>
      </text:list>
      <text:h text:style-name="P237" text:outline-level="3">Implementation</text:h>
      <text:list xml:id="list9066704241695235194" text:style-name="L145">
        <text:list-item>
          <text:p text:style-name="P213">Created output filter to insert the link</text:p>
        </text:list-item>
      </text:list>
      <text:p text:style-name="Standard"/>
      <text:h text:style-name="Heading_20_4" text:outline-level="4">Related Structures</text:h>
      <text:h text:style-name="Heading_20_5" text:outline-level="5">Filelist</text:h>
      <text:list xml:id="list113628133065986" text:continue-list="list113626956209769" text:style-name="List_20_1">
        <text:list-item>
          <text:list>
            <text:list-item>
              <text:h text:style-name="P328" text:outline-level="6">KIX4OTRS/Kernel/Config/Files/KIX4OTRS_Ticket.xml </text:h>
            </text:list-item>
          </text:list>
        </text:list-item>
        <text:list-item>
          <text:h text:style-name="P328" text:outline-level="6">KIX4OTRS/Kernel/Output/HTML/OutputFilterAgentTicketMergeLink </text:h>
          <text:h text:style-name="P336" text:outline-level="6"/>
        </text:list-item>
      </text:list>
      <text:h text:style-name="Heading_20_3" text:outline-level="3">SysConfig Options</text:h>
      <table:table table:name="Tabelle144" table:style-name="Tabelle144">
        <table:table-column table:style-name="Tabelle144.A"/>
        <table:table-column table:style-name="Tabelle144.B"/>
        <table:table-header-rows>
          <table:table-row table:style-name="Tabelle144.1">
            <table:table-cell table:style-name="Tabelle144.A1" office:value-type="string">
              <text:p text:style-name="P41">Key Name</text:p>
            </table:table-cell>
            <table:table-cell table:style-name="Tabelle144.B1" office:value-type="string">
              <text:p text:style-name="P41">Description</text:p>
            </table:table-cell>
          </table:table-row>
        </table:table-header-rows>
        <table:table-row table:style-name="Tabelle144.1">
          <table:table-cell table:style-name="Tabelle144.A2" office:value-type="string">
            <text:p text:style-name="P70">Frontend::Output::FilterElementPost###AgentTicketMergeLink</text:p>
          </table:table-cell>
          <table:table-cell table:style-name="Tabelle144.B2" office:value-type="string">
            <text:p text:style-name="P70">Output filter to insert the merge link</text:p>
          </table:table-cell>
        </table:table-row>
      </table:table>
      <text:h text:style-name="Heading_20_2" text:outline-level="2">Ticket Processing – Remove Article Flags on Ticket Close</text:h>
      <text:list xml:id="list113626812296681" text:continue-list="list113628023855686" text:style-name="L138">
        <text:list-header>
          <text:p text:style-name="P229">Article flags could be removed on ticket close. A SysConfig key defines if users could choose to delete flags or not.</text:p>
          <text:p text:style-name="P110"/>
        </text:list-header>
      </text:list>
      <text:h text:style-name="P237" text:outline-level="3">Implementation</text:h>
      <text:list xml:id="list4064727413234713025" text:style-name="L146">
        <text:list-header>
          <text:p text:style-name="P111"/>
        </text:list-header>
        <text:list-item>
          <text:p text:style-name="P111">SysConfig key to choose the behavoir by administration</text:p>
        </text:list-item>
        <text:list-item>
          <text:p text:style-name="P111">SysConfig key to define an (agent) user preference - to select user-specific behavior of article flag deletion</text:p>
        </text:list-item>
        <text:list-item>
          <text:p text:style-name="P111">event-module to delete the article flags on ticket close</text:p>
        </text:list-item>
      </text:list>
      <text:p text:style-name="Standard"><text:soft-page-break/></text:p>
      <text:h text:style-name="Heading_20_4" text:outline-level="4">Related Structures</text:h>
      <text:h text:style-name="Heading_20_5" text:outline-level="5">Filelist</text:h>
      <text:list xml:id="list113627210614325" text:continue-list="list113628133065986" text:style-name="List_20_1">
        <text:list-item>
          <text:list>
            <text:list-item>
              <text:h text:style-name="P381" text:outline-level="6">KIX4OTRS/Kernel/Config/Files/KIX4OTRS_PreferencesExtensions.xml </text:h>
              <text:list>
                <text:list-item>
                  <text:h text:style-name="P335" text:outline-level="6">KIX4OTRS/Kernel/Config/Files/KIX4OTRS_TicketStateWorkflow.xml</text:h>
                </text:list-item>
                <text:list-item>
                  <text:h text:style-name="P335" text:outline-level="6">KIX4OTRS/Kernel/Config/Files/KIX4OTRS_TicketZoom.xml</text:h>
                </text:list-item>
                <text:list-item>
                  <text:h text:style-name="P335" text:outline-level="6">KIX4OTRS/Kernel/Language/de_KIX4OTRS.pm</text:h>
                </text:list-item>
                <text:list-item>
                  <text:h text:style-name="P335" text:outline-level="6">KIX4OTRS/Kernel/Output/HTML/PreferencesRemoveArticleFlags.pm</text:h>
                </text:list-item>
                <text:list-item>
                  <text:h text:style-name="P335" text:outline-level="6">KIX4OTRS/Kernel/Output/HTML/Standard/AgentPreferences.tt </text:h>
                </text:list-item>
                <text:list-item>
                  <text:h text:style-name="P335" text:outline-level="6">KIX4OTRS/Kernel/System/Ticket/TicketExtensionsKIX4OTRS.pm </text:h>
                </text:list-item>
                <text:list-item>
                  <text:h text:style-name="P335" text:outline-level="6">KIX4OTRS/Kernel/System/Ticket/Event/RemoveArticleFlagsOnTicketClose.pm</text:h>
                </text:list-item>
                <text:list-item>
                  <text:h text:style-name="P335" text:outline-level="6">KIX4OTRS.sopm</text:h>
                </text:list-item>
              </text:list>
            </text:list-item>
          </text:list>
          <text:h text:style-name="P336" text:outline-level="6"/>
        </text:list-item>
      </text:list>
      <text:h text:style-name="Heading_20_3" text:outline-level="3">SysConfig Options</text:h>
      <table:table table:name="Tabelle148" table:style-name="Tabelle148">
        <table:table-column table:style-name="Tabelle148.A"/>
        <table:table-column table:style-name="Tabelle148.B"/>
        <table:table-header-rows>
          <table:table-row table:style-name="Tabelle148.1">
            <table:table-cell table:style-name="Tabelle148.A1" office:value-type="string">
              <text:p text:style-name="P41">Key Name</text:p>
            </table:table-cell>
            <table:table-cell table:style-name="Tabelle148.B1" office:value-type="string">
              <text:p text:style-name="P41">Description</text:p>
            </table:table-cell>
          </table:table-row>
        </table:table-header-rows>
        <table:table-row table:style-name="Tabelle148.1">
          <table:table-cell table:style-name="Tabelle148.A2" office:value-type="string">
            <text:p text:style-name="P71">PreferencesGroups###RemoveArticleFlags</text:p>
          </table:table-cell>
          <table:table-cell table:style-name="Tabelle148.B2" office:value-type="string">
            <text:p text:style-name="P70">defines user preference to select behavior of flag deletion</text:p>
          </table:table-cell>
        </table:table-row>
        <table:table-row table:style-name="Tabelle148.1">
          <table:table-cell table:style-name="Tabelle148.A2" office:value-type="string">
            <text:p text:style-name="P71">Ticket::EventModulePost###955-RemoveArticleFlagsOnTicketClose</text:p>
          </table:table-cell>
          <table:table-cell table:style-name="Tabelle148.B2" office:value-type="string">
            <text:p text:style-name="P70">Registration for the ticket event module remove article flags on ticket close</text:p>
          </table:table-cell>
        </table:table-row>
        <table:table-row table:style-name="Tabelle148.1">
          <table:table-cell table:style-name="Tabelle148.A2" office:value-type="string">
            <text:p text:style-name="P71">Ticket::Frontend::AgentTicketZoomTabArticle###ArticleFlagsRemoveOnTicketClose</text:p>
          </table:table-cell>
          <table:table-cell table:style-name="Tabelle148.B2" office:value-type="string">
            <text:p text:style-name="P70">administrativ definition of remove behavior of each article flag</text:p>
          </table:table-cell>
        </table:table-row>
      </table:table>
      <text:h text:style-name="Heading_20_2" text:outline-level="2">Ticket Processing – new ticket event “TicketMergeTarget”</text:h>
      <text:list xml:id="list113627425258121" text:continue-list="list113626812296681" text:style-name="L138">
        <text:list-header>
          <text:p text:style-name="P229">The “TicketMerge” event will be triggered in relation to the merged ticket. This doesn't allow to inform the owner or responsible of the target ticket, which will be far more important in a ticket process. Therefore a new ticket event “TicketMergeTarget” will be introducted, which is basically an inversion of the “TicketMerge” event.</text:p>
          <text:p text:style-name="P110"/>
        </text:list-header>
      </text:list>
      <text:h text:style-name="P237" text:outline-level="3">Implementation</text:h>
      <text:list xml:id="list6421426749936385289" text:style-name="L147">
        <text:list-header>
          <text:p text:style-name="P112"/>
        </text:list-header>
        <text:list-item>
          <text:p text:style-name="P112">Trigger the new event with inverted params</text:p>
        </text:list-item>
        <text:list-item>
          <text:p text:style-name="P112">rename the Param “MainTicketID” to “MergedTicketID” to be more clearly</text:p>
        </text:list-item>
      </text:list>
      <text:p text:style-name="Standard"/>
      <text:h text:style-name="Heading_20_4" text:outline-level="4">Related Structures</text:h>
      <text:h text:style-name="Heading_20_5" text:outline-level="5">Filelist</text:h>
      <text:list xml:id="list113626710169381" text:continue-list="list113627210614325" text:style-name="List_20_1">
        <text:list-item>
          <text:list>
            <text:list-item>
              <text:list>
                <text:list-item>
                  <text:h text:style-name="P335" text:outline-level="6">KIX4OTRS/Kernel/System/Ticket/TicketExtensionsKIX4OTRS.pm </text:h>
                </text:list-item>
              </text:list>
            </text:list-item>
          </text:list>
          <text:h text:style-name="P336" text:outline-level="6"/>
        </text:list-item>
      </text:list>
      <text:h text:style-name="Heading_20_3" text:outline-level="3">SysConfig Options</text:h>
      <table:table table:name="Tabelle149" table:style-name="Tabelle149">
        <table:table-column table:style-name="Tabelle149.A"/>
        <table:table-column table:style-name="Tabelle149.B"/>
        <table:table-header-rows>
          <table:table-row table:style-name="Tabelle149.1">
            <table:table-cell table:style-name="Tabelle149.A1" office:value-type="string">
              <text:p text:style-name="P41">Key Name</text:p>
            </table:table-cell>
            <table:table-cell table:style-name="Tabelle149.B1" office:value-type="string">
              <text:p text:style-name="P41">Description</text:p>
            </table:table-cell>
          </table:table-row>
        </table:table-header-rows>
        <table:table-row table:style-name="Tabelle149.1">
          <table:table-cell table:style-name="Tabelle149.A2" office:value-type="string">
            <text:p text:style-name="P71">Events###Ticket</text:p>
          </table:table-cell>
          <table:table-cell table:style-name="Tabelle149.B2" office:value-type="string">
            <text:p text:style-name="P70">Has to be extended <text:span text:style-name="T31">manually</text:span> to make the new event available for event-based notifications.</text:p>
          </table:table-cell>
        </table:table-row>
      </table:table>
      <text:h text:style-name="Heading_20_2" text:outline-level="2">KIXSideBar – Show Dynamic Fields</text:h>
      <text:p text:style-name="P24">Shows dynamic fields in sidebar module. User could decide which dynamic fields to show and if access given user could alos edit dynamic field content.</text:p>
      <text:p text:style-name="P24"/>
      <text:h text:style-name="P237" text:outline-level="3">Implementation</text:h>
      <text:list xml:id="list113627927848211" text:continue-list="list6480253034143050672" text:style-name="L114">
        <text:list-item>
          <text:p text:style-name="P124">New KIXSidebar modul created</text:p>
        </text:list-item>
        <text:list-item>
          <text:p text:style-name="P174">KIXSidebar-handling added to relevant frontend modules</text:p>
        </text:list-item>
      </text:list>
      <text:p text:style-name="P32"/>
      <text:h text:style-name="Heading_20_4" text:outline-level="4"><text:soft-page-break/>Related Structures</text:h>
      <text:h text:style-name="Heading_20_5" text:outline-level="5">Filelist</text:h>
      <text:list xml:id="list2625151878719267868" text:style-name="L148">
        <text:list-item>
          <text:h text:style-name="P357" text:outline-level="6"><text:span text:style-name="T17">KIX4OTRS/Kernel/Config/Files/</text:span>KIX4OTRS_KIXSidebar.xml</text:h>
        </text:list-item>
        <text:list-item>
          <text:h text:style-name="P355" text:outline-level="6"><text:span text:style-name="T17">KIX4OTRS/Kernel/Modules/</text:span>IXSidebarDynamicFieldAJAXHandler.pm</text:h>
        </text:list-item>
        <text:list-item>
          <text:h text:style-name="P355" text:outline-level="6"><text:span text:style-name="T17">KIX4OTRS/Kernel/Output/</text:span>KIXSidebarDynamicField.pm</text:h>
        </text:list-item>
        <text:list-item>
          <text:h text:style-name="P355" text:outline-level="6"><text:span text:style-name="T17">KIX4OTRS/Kernel/Output/Standard/</text:span>AgentKIXSidebarDynamicField.tt</text:h>
        </text:list-item>
        <text:list-item>
          <text:h text:style-name="P345" text:outline-level="6">var/httpd/htdocs/js/Core.AJAX.js</text:h>
        </text:list-item>
      </text:list>
      <text:h text:style-name="P351" text:outline-level="6"/>
      <text:list xml:id="list113626429095432" text:continue-numbering="true" text:style-name="L148">
        <text:list-header>
          <text:h text:style-name="P345" text:outline-level="6"/>
        </text:list-header>
      </text:list>
      <text:h text:style-name="Heading_20_3" text:outline-level="3">SysConfig Options</text:h>
      <table:table table:name="Tabelle155" table:style-name="Tabelle155">
        <table:table-column table:style-name="Tabelle155.A"/>
        <table:table-column table:style-name="Tabelle155.B"/>
        <table:table-header-rows>
          <table:table-row table:style-name="Tabelle155.1">
            <table:table-cell table:style-name="Tabelle155.A1" office:value-type="string">
              <text:p text:style-name="P41">Key Name</text:p>
            </table:table-cell>
            <table:table-cell table:style-name="Tabelle155.B1" office:value-type="string">
              <text:p text:style-name="P41">Description</text:p>
            </table:table-cell>
          </table:table-row>
        </table:table-header-rows>
        <table:table-row table:style-name="Tabelle155.1">
          <table:table-cell table:style-name="Tabelle155.A2" office:value-type="string">
            <text:p text:style-name="P75">Frontend::KIXSidebarBackend###DynamicField</text:p>
          </table:table-cell>
          <table:table-cell table:style-name="Tabelle155.B2" office:value-type="string">
            <text:list xml:id="list3722158895950229770" text:style-name="L149">
              <text:list-header>
                <text:p text:style-name="P306">Activates and integrates the KIX sidebar module</text:p>
              </text:list-header>
            </text:list>
          </table:table-cell>
        </table:table-row>
        <table:table-row table:style-name="Tabelle155.1">
          <table:table-cell table:style-name="Tabelle155.A2" office:value-type="string">
            <text:p text:style-name="P75">Frontend::Module###KIXSidebarDynamicFieldAJAXHandler</text:p>
          </table:table-cell>
          <table:table-cell table:style-name="Tabelle155.B2" office:value-type="string">
            <text:list xml:id="list113626988967735" text:continue-numbering="true" text:style-name="L149">
              <text:list-header>
                <text:p text:style-name="P306">Activates and integrates the AJAXHandler in agenten frontend</text:p>
              </text:list-header>
            </text:list>
          </table:table-cell>
        </table:table-row>
        <table:table-row table:style-name="Tabelle155.1">
          <table:table-cell table:style-name="Tabelle155.A2" office:value-type="string">
            <text:p text:style-name="P79">Ticket::Frontend::KIXSidebarDynamicField###DynamicField</text:p>
          </table:table-cell>
          <table:table-cell table:style-name="Tabelle155.B2" office:value-type="string">
            <text:list xml:id="list113627340696682" text:continue-numbering="true" text:style-name="L149">
              <text:list-header>
                <text:p text:style-name="P306">Defines which dynamic fields could be shown</text:p>
              </text:list-header>
            </text:list>
          </table:table-cell>
        </table:table-row>
      </table:table>
      <text:p text:style-name="Standard"/>
      <text:h text:style-name="Heading_20_2" text:outline-level="2">Customer Ticket Search Result for Print Opens in New Tab</text:h>
      <text:p text:style-name="P24">Search result for search result type print could be opened in new window if sysconfig key set.</text:p>
      <text:p text:style-name="P24"/>
      <text:h text:style-name="P237" text:outline-level="3">Implementation</text:h>
      <text:list xml:id="list113628042408775" text:continue-list="list113627927848211" text:style-name="L114">
        <text:list-item>
          <text:p text:style-name="P124">SysConfig key added</text:p>
        </text:list-item>
        <text:list-item>
          <text:p text:style-name="P124">Outputfilter created</text:p>
        </text:list-item>
      </text:list>
      <text:p text:style-name="P32"/>
      <text:h text:style-name="Heading_20_4" text:outline-level="4">Related Structures</text:h>
      <text:h text:style-name="Heading_20_5" text:outline-level="5">Filelist</text:h>
      <text:list xml:id="list113626510047859" text:continue-list="list113626429095432" text:style-name="L148">
        <text:list-item>
          <text:h text:style-name="P330" text:outline-level="6">KIX4OTRS/Kernel/de_KIX4OTRSCustomerFrontend.pm</text:h>
        </text:list-item>
        <text:list-item>
          <text:h text:style-name="P330" text:outline-level="6">KIX4OTRS/Kernel/Config/Files/KIX4OTRS_CustomerFrontendAdoptions.xml </text:h>
        </text:list-item>
        <text:list-item>
          <text:h text:style-name="P330" text:outline-level="6">KIX4OTRS/Kernel/Output/OutputFilterCustomerSearchResult.pm</text:h>
        </text:list-item>
        <text:list-item>
          <text:h text:style-name="P330" text:outline-level="6">var/httpd/htdocs/js/Core.Agent.Search.js</text:h>
        </text:list-item>
      </text:list>
      <text:h text:style-name="P351" text:outline-level="6"/>
      <text:list xml:id="list2870047642597905286" text:style-name="L150">
        <text:list-header>
          <text:h text:style-name="P346" text:outline-level="6"/>
        </text:list-header>
      </text:list>
      <text:h text:style-name="Heading_20_3" text:outline-level="3">SysConfig Options</text:h>
      <table:table table:name="Tabelle156" table:style-name="Tabelle156">
        <table:table-column table:style-name="Tabelle156.A"/>
        <table:table-column table:style-name="Tabelle156.B"/>
        <table:table-header-rows>
          <table:table-row table:style-name="Tabelle156.1">
            <table:table-cell table:style-name="Tabelle156.A1" office:value-type="string">
              <text:p text:style-name="P41">Key Name</text:p>
            </table:table-cell>
            <table:table-cell table:style-name="Tabelle156.B1" office:value-type="string">
              <text:p text:style-name="P41">Description</text:p>
            </table:table-cell>
          </table:table-row>
        </table:table-header-rows>
        <table:table-row table:style-name="Tabelle156.1">
          <table:table-cell table:style-name="Tabelle156.A2" office:value-type="string">
            <text:p text:style-name="P75">Frontend::Output::FilterElementPre###CustomerSearchResult</text:p>
          </table:table-cell>
          <table:table-cell table:style-name="Tabelle156.B2" office:value-type="string">
            <text:list xml:id="list5537246818776980239" text:style-name="L151">
              <text:list-header>
                <text:p text:style-name="P307">Output-filter registration</text:p>
              </text:list-header>
            </text:list>
          </table:table-cell>
        </table:table-row>
        <table:table-row table:style-name="Tabelle156.1">
          <table:table-cell table:style-name="Tabelle156.A2" office:value-type="string">
            <text:p text:style-name="P75">Ticket::Frontend::CustomerTicketSearch###OpenSearchResultPrintInNewTab</text:p>
          </table:table-cell>
          <table:table-cell table:style-name="Tabelle156.B2" office:value-type="string">
            <text:list xml:id="list113627970163067" text:continue-numbering="true" text:style-name="L151">
              <text:list-header>
                <text:p text:style-name="P307">Decide whether result should be opened in new tab or not</text:p>
              </text:list-header>
            </text:list>
          </table:table-cell>
        </table:table-row>
      </table:table>
      <text:h text:style-name="Heading_20_2" text:outline-level="2">Show Pending Time as Remaining Time or as Point of Time</text:h>
      <text:p text:style-name="P24">User could decide if pending time should bei shown as remaining time or as point of time.</text:p>
      <text:p text:style-name="P24"/>
      <text:h text:style-name="P237" text:outline-level="3">Implementation</text:h>
      <text:list xml:id="list113627057482079" text:continue-list="list113628042408775" text:style-name="L114">
        <text:list-item>
          <text:p text:style-name="P124">Added user preference</text:p>
        </text:list-item>
        <text:list-item>
          <text:p text:style-name="P124">Added some code to each relevant frontend module</text:p>
        </text:list-item>
      </text:list>
      <text:p text:style-name="P32"><text:soft-page-break/></text:p>
      <text:h text:style-name="Heading_20_4" text:outline-level="4">Related Structures</text:h>
      <text:h text:style-name="Heading_20_5" text:outline-level="5">Filelist</text:h>
      <text:list xml:id="list113627304309688" text:continue-list="list113626510047859" text:style-name="L148">
        <text:list-item>
          <text:h text:style-name="P330" text:outline-level="6">KIX4OTRS_PreferencesExtensions.xml </text:h>
        </text:list-item>
        <text:list-item>
          <text:h text:style-name="P330" text:outline-level="6">KIX4OTRS/Kernel/Language/de_KIX4OTRSPreferences.pm</text:h>
        </text:list-item>
        <text:list-item>
          <text:h text:style-name="P330" text:outline-level="6">KIX4OTRS/Kernel/Modules/AgentTicketPrint.pm</text:h>
        </text:list-item>
        <text:list-item>
          <text:h text:style-name="P330" text:outline-level="6">KIX4OTRS/Kernel/Output/DashboardTicketGeneric.pm </text:h>
        </text:list-item>
        <text:list-item>
          <text:h text:style-name="P330" text:outline-level="6">KIX4OTRS/Kernel/Output/KIXSidebarTicketInfo.pm </text:h>
        </text:list-item>
        <text:list-item>
          <text:h text:style-name="P330" text:outline-level="6">KIX4OTRS/Kernel/Output/LinkObjectTicket.pm </text:h>
        </text:list-item>
        <text:list-item>
          <text:h text:style-name="P330" text:outline-level="6">KIX4OTRS/Kernel/Output/TicketOverviewSmall.pm</text:h>
        </text:list-item>
        <text:list-item>
          <text:h text:style-name="P330" text:outline-level="6">KIX4OTRSITSMConfigItem/Kernel/Modules/AgentTicketPrint.pm</text:h>
        </text:list-item>
      </text:list>
      <text:h text:style-name="P351" text:outline-level="6"/>
      <text:list xml:id="list3064508234572583972" text:style-name="L152">
        <text:list-header>
          <text:h text:style-name="P347" text:outline-level="6"/>
        </text:list-header>
      </text:list>
      <text:h text:style-name="Heading_20_3" text:outline-level="3">SysConfig Options</text:h>
      <table:table table:name="Tabelle157" table:style-name="Tabelle157">
        <table:table-column table:style-name="Tabelle157.A"/>
        <table:table-column table:style-name="Tabelle157.B"/>
        <table:table-header-rows>
          <table:table-row table:style-name="Tabelle157.1">
            <table:table-cell table:style-name="Tabelle157.A1" office:value-type="string">
              <text:p text:style-name="P41">Key Name</text:p>
            </table:table-cell>
            <table:table-cell table:style-name="Tabelle157.B1" office:value-type="string">
              <text:p text:style-name="P41">Description</text:p>
            </table:table-cell>
          </table:table-row>
        </table:table-header-rows>
        <table:table-row table:style-name="Tabelle157.1">
          <table:table-cell table:style-name="Tabelle157.A2" office:value-type="string">
            <text:p text:style-name="P75">PreferencesGroups###DisplayPendingTime</text:p>
          </table:table-cell>
          <table:table-cell table:style-name="Tabelle157.B2" office:value-type="string">
            <text:list xml:id="list5157556295553479813" text:style-name="L153">
              <text:list-header>
                <text:p text:style-name="P308">Defines user preference</text:p>
              </text:list-header>
            </text:list>
          </table:table-cell>
        </table:table-row>
      </table:table>
      <text:h text:style-name="Heading_20_2" text:outline-level="2">User Defined Target Identifier in Phone and Email</text:h>
      <text:p text:style-name="P24">Target identifier for linked objects in Email and Phone tickets could be set by SysConfig key.</text:p>
      <text:p text:style-name="P24"/>
      <text:h text:style-name="P237" text:outline-level="3">Implementation</text:h>
      <text:list xml:id="list113627551479489" text:continue-list="list113627057482079" text:style-name="L114">
        <text:list-item>
          <text:p text:style-name="P124">SysConfig key added</text:p>
        </text:list-item>
        <text:list-item>
          <text:p text:style-name="P124">Created outputfilter to replace the identifier</text:p>
          <text:p text:style-name="P124"/>
        </text:list-item>
      </text:list>
      <text:h text:style-name="Heading_20_4" text:outline-level="4">Related Structures</text:h>
      <text:h text:style-name="Heading_20_5" text:outline-level="5">Filelist</text:h>
      <text:list xml:id="list9170497840447897480" text:style-name="L154">
        <text:list-item>
          <text:h text:style-name="P331" text:outline-level="6">KIX4OTRS_PreferencesExtensions.xml </text:h>
        </text:list-item>
        <text:list-item>
          <text:p text:style-name="P255">KIX4OTRS_TicketActions.xml </text:p>
        </text:list-item>
        <text:list-item text:style-override="L155">
          <text:p text:style-name="P254">OutputFilterLinkObjectTargetIdentifier.pm </text:p>
        </text:list-item>
        <text:list-item text:style-override="L156">
          <text:p text:style-name="P247">KIX4OTRS_ITSMConfigItem.xml</text:p>
        </text:list-item>
        <text:list-item>
          <text:h text:style-name="P331" text:outline-level="6">KIX4OTRS/Kernel/Language/de_KIX4OTRSPreferences.pm</text:h>
        </text:list-item>
        <text:list-item>
          <text:h text:style-name="P331" text:outline-level="6">KIX4OTRS/Kernel/Modules/AgentTicketPrint.pm</text:h>
        </text:list-item>
        <text:list-item>
          <text:h text:style-name="P331" text:outline-level="6">KIX4OTRS/Kernel/Output/DashboardTicketGeneric.pm </text:h>
        </text:list-item>
        <text:list-item>
          <text:h text:style-name="P331" text:outline-level="6">KIX4OTRS/Kernel/Output/KIXSidebarTicketInfo.pm </text:h>
        </text:list-item>
        <text:list-item>
          <text:h text:style-name="P331" text:outline-level="6">KIX4OTRS/Kernel/Output/LinkObjectTicket.pm </text:h>
        </text:list-item>
        <text:list-item>
          <text:h text:style-name="P331" text:outline-level="6">KIX4OTRS/Kernel/Output/TicketOverviewSmall.pm</text:h>
        </text:list-item>
        <text:list-item>
          <text:h text:style-name="P331" text:outline-level="6">KIX4OTRSITSMConfigItem/Kernel/Modules/AgentTicketPrint.pm</text:h>
        </text:list-item>
      </text:list>
      <text:h text:style-name="P351" text:outline-level="6"/>
      <text:list xml:id="list6395085491717290180" text:style-name="L157">
        <text:list-header>
          <text:h text:style-name="P348" text:outline-level="6"/>
        </text:list-header>
      </text:list>
      <text:h text:style-name="Heading_20_3" text:outline-level="3">SysConfig Options</text:h>
      <table:table table:name="Tabelle158" table:style-name="Tabelle158">
        <table:table-column table:style-name="Tabelle158.A"/>
        <table:table-column table:style-name="Tabelle158.B"/>
        <table:table-header-rows>
          <table:table-row table:style-name="Tabelle158.1">
            <table:table-cell table:style-name="Tabelle158.A1" office:value-type="string">
              <text:p text:style-name="P41">Key Name</text:p>
            </table:table-cell>
            <table:table-cell table:style-name="Tabelle158.B1" office:value-type="string">
              <text:p text:style-name="P41">Description</text:p>
            </table:table-cell>
          </table:table-row>
        </table:table-header-rows>
        <table:table-row table:style-name="Tabelle158.1">
          <table:table-cell table:style-name="Tabelle158.A2" office:value-type="string">
            <text:p text:style-name="P75">Ticket::LinkObjectTargetIdentifier</text:p>
          </table:table-cell>
          <table:table-cell table:style-name="Tabelle158.B2" office:value-type="string">
            <text:list xml:id="list3202004638224605211" text:style-name="L158">
              <text:list-header>
                <text:p text:style-name="P309">Defines the target identifier</text:p>
              </text:list-header>
            </text:list>
          </table:table-cell>
        </table:table-row>
        <table:table-row table:style-name="Tabelle158.1">
          <table:table-cell table:style-name="Tabelle158.A2" office:value-type="string">
            <text:p text:style-name="P75">Frontend::Output::FilterElementPost###LinkObjectTargetIdentifier</text:p>
          </table:table-cell>
          <table:table-cell table:style-name="Tabelle158.B2" office:value-type="string">
            <text:list xml:id="list113626434176008" text:continue-numbering="true" text:style-name="L158">
              <text:list-header>
                <text:p text:style-name="P309">Outputfilter to replace identifier</text:p>
              </text:list-header>
            </text:list>
          </table:table-cell>
        </table:table-row>
      </table:table>
      <text:p text:style-name="P34"/>
      <text:h text:style-name="Heading_20_2" text:outline-level="2">Service View – Display as Tree/Drop Down</text:h>
      <text:list xml:id="list113627639005690" text:continue-list="list113627040407174" text:style-name="L117">
        <text:list-item>
          <text:p text:style-name="P108">In default OTRS, the service view layout might be not useful or confusing with many listed services</text:p>
        </text:list-item>
        <text:list-item>
          <text:p text:style-name="P108"><text:soft-page-break/>The service view layout can be chosen as a user preference</text:p>
          <text:list>
            <text:list-item>
              <text:p text:style-name="P108">Tree based</text:p>
              <text:list>
                <text:list-item>
                  <text:p text:style-name="P108">Shows all available services in a tree as known from file system explorer</text:p>
                </text:list-item>
              </text:list>
            </text:list-item>
            <text:list-item>
              <text:p text:style-name="P108">Drop down</text:p>
              <text:list>
                <text:list-item>
                  <text:p text:style-name="P108">Shows all sub-services which are available in currently selected service as a drop down box</text:p>
                </text:list-item>
                <text:list-item>
                  <text:p text:style-name="P108">On selection of a sub-service from the drop down list, the queue view moves to the selected sub-service</text:p>
                </text:list-item>
              </text:list>
            </text:list-item>
          </text:list>
        </text:list-item>
      </text:list>
      <text:p text:style-name="P24"/>
      <text:h text:style-name="P237" text:outline-level="3">Implementation</text:h>
      <text:list xml:id="list3053937165806881670" text:style-name="L159">
        <text:list-item>
          <text:p text:style-name="P186">Depending on preferred service view the current representation is build by the corresponding function</text:p>
        </text:list-item>
        <text:list-item>
          <text:p text:style-name="P186">New agents preferences option</text:p>
        </text:list-item>
      </text:list>
      <text:p text:style-name="P32"/>
      <text:h text:style-name="Heading_20_4" text:outline-level="4">Related Structures</text:h>
      <text:h text:style-name="Heading_20_5" text:outline-level="5">Filelist</text:h>
      <text:list xml:id="list113627493261526" text:continue-list="list113626710169381" text:style-name="List_20_1">
        <text:list-item>
          <text:h text:style-name="Quellcode-Auflistung" text:outline-level="6">KIX4OTRS/Kernel/Config/Files/KIX4OTRS_ServiceView.xml </text:h>
        </text:list-item>
        <text:list-item>
          <text:h text:style-name="Quellcode-Auflistung" text:outline-level="6">KIX4OTRS/Kernel/Language/de_KIX4OTRS.pm </text:h>
        </text:list-item>
        <text:list-item>
          <text:h text:style-name="P377" text:outline-level="6">KIX4OTRS/Kernel/Modules/<text:span text:style-name="T19">AgentTicketService</text:span>.pm </text:h>
        </text:list-item>
        <text:list-item>
          <text:h text:style-name="P379" text:outline-level="6">KIX4OTRS/Kernel/Output/HTML/Standard/AgentTicketService.tt </text:h>
        </text:list-item>
        <text:list-item>
          <text:h text:style-name="Quellcode-Auflistung" text:outline-level="6">KIX4OTRS/Kernel/Output/HTML/Standard/AgentTicketServiceTree.tt </text:h>
        </text:list-item>
        <text:list-item>
          <text:h text:style-name="Quellcode-Auflistung" text:outline-level="6">KIX4OTRS/Kernel/Output/HTML/Standard/AgentTicketServiceDropDown.tt </text:h>
        </text:list-item>
        <text:list-item>
          <text:h text:style-name="Quellcode-Auflistung" text:outline-level="6">var/httpd/htdocs/skins/Agent/KIX4OTRS/css/Core.AgentTicketService.css</text:h>
          <text:h text:style-name="P322" text:outline-level="6"/>
        </text:list-item>
      </text:list>
      <text:h text:style-name="P317" text:outline-level="6"/>
      <text:h text:style-name="Heading_20_3" text:outline-level="3">SysConfig Options</text:h>
      <table:table table:name="Tabelle161" table:style-name="Tabelle161">
        <table:table-column table:style-name="Tabelle161.A"/>
        <table:table-column table:style-name="Tabelle161.B"/>
        <table:table-header-rows>
          <table:table-row table:style-name="Tabelle161.1">
            <table:table-cell table:style-name="Tabelle161.A1" office:value-type="string">
              <text:p text:style-name="P41">Key Name</text:p>
            </table:table-cell>
            <table:table-cell table:style-name="Tabelle161.B1" office:value-type="string">
              <text:p text:style-name="P41">Description</text:p>
            </table:table-cell>
          </table:table-row>
        </table:table-header-rows>
        <table:table-row table:style-name="Tabelle161.1">
          <table:table-cell table:style-name="Tabelle161.A2" office:value-type="string">
            <text:p text:style-name="Table_20_Contents">PreferencesGroups###ServiceViewLayout</text:p>
          </table:table-cell>
          <table:table-cell table:style-name="Tabelle161.B2" office:value-type="string">
            <text:p text:style-name="Table_20_Contents">Agent preferences registration for selecting a service view layout.</text:p>
          </table:table-cell>
        </table:table-row>
      </table:table>
      <text:h text:style-name="Heading_20_2" text:outline-level="2">KIXSideBar – Checklist</text:h>
      <text:p text:style-name="P24">Allows to create a list of tasks. State of these tasks could be changed by user.</text:p>
      <text:p text:style-name="P24"/>
      <text:h text:style-name="P237" text:outline-level="3">Implementation</text:h>
      <text:list xml:id="list113628111279968" text:continue-list="list113627551479489" text:style-name="L114">
        <text:list-item>
          <text:p text:style-name="P124">New KIXSidebar modul created</text:p>
        </text:list-item>
        <text:list-item>
          <text:p text:style-name="P174">KIXSidebar-handling added to relevant frontend modules</text:p>
        </text:list-item>
      </text:list>
      <text:p text:style-name="P32"/>
      <text:h text:style-name="Heading_20_4" text:outline-level="4">Related Structures</text:h>
      <text:h text:style-name="Heading_20_5" text:outline-level="5">Filelist</text:h>
      <text:list xml:id="list1313753851236603960" text:style-name="L160">
        <text:list-item>
          <text:h text:style-name="P349" text:outline-level="6">KIX4OTRS/Kernel/Config/Files/KIX4OTRS_KIXSidebar.xml </text:h>
        </text:list-item>
        <text:list-item>
          <text:h text:style-name="P349" text:outline-level="6">KIX4OTRS/Kernel/Language/de_KIX4OTRS.pm </text:h>
        </text:list-item>
        <text:list-item>
          <text:h text:style-name="P349" text:outline-level="6">KIX4OTRS/Kernel/Modules/KIXSidebarChecklistAJAXHandler.pm </text:h>
        </text:list-item>
        <text:list-item>
          <text:h text:style-name="P349" text:outline-level="6">KIX4OTRS/Kernel/Output/HTML/KIXSidebarChecklist.pm </text:h>
        </text:list-item>
        <text:list-item>
          <text:h text:style-name="P349" text:outline-level="6">KIX4OTRS/Kernel/Output/HTML/Standard/AgentKIXSidebarChecklist.tt </text:h>
        </text:list-item>
        <text:list-item>
          <text:h text:style-name="P349" text:outline-level="6">KIX4OTRS/Kernel/Output/HTML/Standard/AgentKIXSidebarChecklistTable.tt </text:h>
        </text:list-item>
        <text:list-item>
          <text:h text:style-name="P349" text:outline-level="6">KIX4OTRS/Kernel/System/Ticket/TicketExtensionsKIX4OTRS.pm </text:h>
        </text:list-item>
        <text:list-item>
          <text:h text:style-name="P349" text:outline-level="6">var/httpd/htdocs/js/Core.KIX4OTRS.KIXSidebarChecklist.js </text:h>
        </text:list-item>
      </text:list>
      <text:h text:style-name="P351" text:outline-level="6"/>
      <text:list xml:id="list113626320643304" text:continue-numbering="true" text:style-name="L160">
        <text:list-header>
          <text:h text:style-name="P349" text:outline-level="6"/>
        </text:list-header>
      </text:list>
      <text:h text:style-name="Heading_20_3" text:outline-level="3">SysConfig Options</text:h>
      <table:table table:name="Tabelle164" table:style-name="Tabelle164">
        <table:table-column table:style-name="Tabelle164.A"/>
        <table:table-column table:style-name="Tabelle164.B"/>
        <table:table-header-rows>
          <table:table-row table:style-name="Tabelle164.1">
            <table:table-cell table:style-name="Tabelle164.A1" office:value-type="string">
              <text:p text:style-name="P41">Key Name</text:p>
            </table:table-cell>
            <table:table-cell table:style-name="Tabelle164.B1" office:value-type="string">
              <text:p text:style-name="P41">Description</text:p>
            </table:table-cell>
          </table:table-row>
        </table:table-header-rows>
        <table:table-row table:style-name="Tabelle164.1">
          <table:table-cell table:style-name="Tabelle164.A2" office:value-type="string">
            <text:p text:style-name="P74">Frontend::KIXSidebarBackend###Checklist</text:p>
          </table:table-cell>
          <table:table-cell table:style-name="Tabelle164.B2" office:value-type="string">
            <text:list xml:id="list1924460864527566479" text:style-name="L161">
              <text:list-header>
                <text:p text:style-name="P310"><text:s/>Activates and integrates the KIX sidebar module</text:p>
              </text:list-header>
            </text:list>
          </table:table-cell>
        </table:table-row>
        <table:table-row table:style-name="Tabelle164.3">
          <table:table-cell table:style-name="Tabelle164.A2" office:value-type="string">
            <text:p text:style-name="P67">Frontend::Module### KIXSidebarChecklist<text:span text:style-name="T16">AJAXHandler</text:span></text:p>
          </table:table-cell>
          <table:table-cell table:style-name="Tabelle164.B2" office:value-type="string">
            <text:list xml:id="list113627129055534" text:continue-numbering="true" text:style-name="L161">
              <text:list-header>
                <text:p text:style-name="P310"><text:s/>Activates and integrates the AJAXHandler in agenten frontend</text:p>
              </text:list-header>
            </text:list>
          </table:table-cell>
        </table:table-row>
        <table:table-row table:style-name="Tabelle164.3">
          <table:table-cell table:style-name="Tabelle164.A2" office:value-type="string">
            <text:p text:style-name="P76">Ticket::Frontend::KIXSidebarChecklist###It<text:soft-page-break/>emStateDefault</text:p>
          </table:table-cell>
          <table:table-cell table:style-name="Tabelle164.B2" office:value-type="string">
            <text:list xml:id="list5404781234675894654" text:style-name="L162">
              <text:list-header>
                <text:p text:style-name="P311">Defines the default item state for new items. It should be one of <text:soft-page-break/>the item states out of the list below.</text:p>
              </text:list-header>
            </text:list>
          </table:table-cell>
        </table:table-row>
        <table:table-row table:style-name="Tabelle164.3">
          <table:table-cell table:style-name="Tabelle164.A2" office:value-type="string">
            <text:p text:style-name="P77">Ticket::Frontend::KIXSidebarChecklist###ItemState</text:p>
          </table:table-cell>
          <table:table-cell table:style-name="Tabelle164.B2" office:value-type="string">
            <text:list xml:id="list113626604140121" text:continue-numbering="true" text:style-name="L162">
              <text:list-header>
                <text:p text:style-name="P314">Defines all possible item states for the checklist sidebar. Key has to be unique and used for StateIcon list and StateStyle list below.</text:p>
              </text:list-header>
            </text:list>
          </table:table-cell>
        </table:table-row>
        <table:table-row table:style-name="Tabelle164.3">
          <table:table-cell table:style-name="Tabelle164.A2" office:value-type="string">
            <text:p text:style-name="P77">Ticket::Frontend::KIXSidebarChecklist###ItemStateIcon</text:p>
          </table:table-cell>
          <table:table-cell table:style-name="Tabelle164.B2" office:value-type="string">
            <text:list xml:id="list113627970600815" text:continue-numbering="true" text:style-name="L162">
              <text:list-header>
                <text:p text:style-name="P314">Defines the item state icons for the item states defined above.</text:p>
              </text:list-header>
            </text:list>
            <text:p text:style-name="Table_20_Contents"/>
          </table:table-cell>
        </table:table-row>
        <table:table-row table:style-name="Tabelle164.7">
          <table:table-cell table:style-name="Tabelle164.A2" office:value-type="string">
            <text:p text:style-name="P77">Ticket::Frontend::KIXSidebarChecklist###ItemStateStyle</text:p>
          </table:table-cell>
          <table:table-cell table:style-name="Tabelle164.B2" office:value-type="string">
            <text:list xml:id="list113627541999576" text:continue-numbering="true" text:style-name="L162">
              <text:list-item>
                <text:list>
                  <text:list-header>
                    <text:p text:style-name="P314">Defines the item state styles for the item states defined above. Use CSS-styles.</text:p>
                  </text:list-header>
                </text:list>
              </text:list-item>
            </text:list>
          </table:table-cell>
        </table:table-row>
        <table:table-row table:style-name="Tabelle164.7">
          <table:table-cell table:style-name="Tabelle164.A2" office:value-type="string">
            <text:p text:style-name="P77">Ticket::Frontend::KIXSidebarChecklist###NonEditableTicketStates</text:p>
          </table:table-cell>
          <table:table-cell table:style-name="Tabelle164.B2" office:value-type="string">
            <text:list xml:id="list113626353558222" text:continue-numbering="true" text:style-name="L162">
              <text:list-item>
                <text:list>
                  <text:list-item>
                    <text:list>
                      <text:list-item>
                        <text:list>
                          <text:list-header>
                            <text:p text:style-name="P314">Defines all the ticket states in which the checklist cannot be changed.</text:p>
                          </text:list-header>
                        </text:list>
                      </text:list-item>
                    </text:list>
                  </text:list-item>
                </text:list>
              </text:list-item>
            </text:list>
          </table:table-cell>
        </table:table-row>
        <table:table-row table:style-name="Tabelle164.7">
          <table:table-cell table:style-name="Tabelle164.A2" office:value-type="string">
            <text:p text:style-name="P77">Ticket::Frontend::KIXSidebarChecklist###NonEditableTicketStateTypes</text:p>
          </table:table-cell>
          <table:table-cell table:style-name="Tabelle164.B2" office:value-type="string">
            <text:list xml:id="list113626758412243" text:continue-numbering="true" text:style-name="L162">
              <text:list-item>
                <text:list>
                  <text:list-item>
                    <text:list>
                      <text:list-item>
                        <text:list>
                          <text:list-header>
                            <text:p text:style-name="P314">Defines all the ticket state types in which the checklist cannot be changed.</text:p>
                          </text:list-header>
                        </text:list>
                      </text:list-item>
                    </text:list>
                  </text:list-item>
                </text:list>
              </text:list-item>
            </text:list>
          </table:table-cell>
        </table:table-row>
      </table:table>
      <text:h text:style-name="Heading_20_2" text:outline-level="2">Service View – Show Locked on Default</text:h>
      <text:p text:style-name="P24">The service view layout can be chosen as a user preference</text:p>
      <text:p text:style-name="P24"/>
      <text:h text:style-name="P237" text:outline-level="3">Implementation</text:h>
      <text:list xml:id="list113627914414991" text:continue-list="list113627431019183" text:style-name="L111">
        <text:list-item>
          <text:p text:style-name="P172">Use “show all” on default if set in agents preferences</text:p>
        </text:list-item>
        <text:list-item>
          <text:p text:style-name="P172">New agents preferences option</text:p>
        </text:list-item>
      </text:list>
      <text:p text:style-name="P32"/>
      <text:h text:style-name="Heading_20_4" text:outline-level="4">Related Structures</text:h>
      <text:h text:style-name="Heading_20_5" text:outline-level="5">Filelist</text:h>
      <text:list xml:id="list113627258794051" text:continue-list="list113627493261526" text:style-name="List_20_1">
        <text:list-item>
          <text:h text:style-name="Quellcode-Auflistung" text:outline-level="6">KIX4OTRS/Kernel/Config/Files/KIX4OTRS_ServiceView.xml</text:h>
        </text:list-item>
        <text:list-item>
          <text:h text:style-name="Quellcode-Auflistung" text:outline-level="6">KIX4OTRS/Kernel/Modules/AgentTicketService.pm</text:h>
        </text:list-item>
      </text:list>
      <text:h text:style-name="P317" text:outline-level="6"/>
      <text:h text:style-name="Heading_20_3" text:outline-level="3">SysConfig Options</text:h>
      <table:table table:name="Tabelle162" table:style-name="Tabelle162">
        <table:table-column table:style-name="Tabelle162.A"/>
        <table:table-column table:style-name="Tabelle162.B"/>
        <table:table-header-rows>
          <table:table-row table:style-name="Tabelle162.1">
            <table:table-cell table:style-name="Tabelle162.A1" office:value-type="string">
              <text:p text:style-name="P41">Key Name</text:p>
            </table:table-cell>
            <table:table-cell table:style-name="Tabelle162.B1" office:value-type="string">
              <text:p text:style-name="P41">Description</text:p>
            </table:table-cell>
          </table:table-row>
        </table:table-header-rows>
        <table:table-row table:style-name="Tabelle162.1">
          <table:table-cell table:style-name="Tabelle162.A2" office:value-type="string">
            <text:p text:style-name="Table_20_Contents">PreferencesGroups###ServiceViewAll</text:p>
          </table:table-cell>
          <table:table-cell table:style-name="Tabelle162.B2" office:value-type="string">
            <text:p text:style-name="Table_20_Contents">Agent preferences registration for selecting a service view layout.</text:p>
          </table:table-cell>
        </table:table-row>
      </table:table>
      <text:h text:style-name="Heading_20_2" text:outline-level="2">Translate TicketType in DropDown</text:h>
      <text:p text:style-name="P24">The ticket type in the DropDown box isn't translated in OTRS. It should be possible to translate it globally.</text:p>
      <text:p text:style-name="P24"/>
      <text:h text:style-name="P237" text:outline-level="3">Implementation</text:h>
      <text:list xml:id="list113626271114508" text:continue-list="list113627914414991" text:style-name="L111">
        <text:list-item>
          <text:p text:style-name="P172">Extension of BuildSelection and BuildSelectionJSON</text:p>
        </text:list-item>
        <text:list-item>
          <text:p text:style-name="P172">activatable in SysConfig</text:p>
        </text:list-item>
      </text:list>
      <text:p text:style-name="P32"/>
      <text:h text:style-name="Heading_20_4" text:outline-level="4">Related Structures</text:h>
      <text:h text:style-name="Heading_20_5" text:outline-level="5">Filelist</text:h>
      <text:list xml:id="list113626635799960" text:continue-list="list113627258794051" text:style-name="List_20_1">
        <text:list-item>
          <text:h text:style-name="Quellcode-Auflistung" text:outline-level="6">KIX4OTRS/Kernel/Config/Files/KIX4OTRS_Ticket.xml</text:h>
        </text:list-item>
        <text:list-item>
          <text:h text:style-name="Quellcode-Auflistung" text:outline-level="6">KIX4OTRS/Kernel/Language/de_KIX4OTRS.pm</text:h>
        </text:list-item>
        <text:list-item>
          <text:h text:style-name="Quellcode-Auflistung" text:outline-level="6">KIX4OTRS/Kernel/Output/HTML/LayoutKIX4OTRS.pm</text:h>
        </text:list-item>
      </text:list>
      <text:h text:style-name="P317" text:outline-level="6"/>
      <text:h text:style-name="Heading_20_3" text:outline-level="3">SysConfig Options</text:h>
      <table:table table:name="Tabelle165" table:style-name="Tabelle165">
        <table:table-column table:style-name="Tabelle165.A"/>
        <table:table-column table:style-name="Tabelle165.B"/>
        <table:table-header-rows>
          <table:table-row table:style-name="Tabelle165.1">
            <table:table-cell table:style-name="Tabelle165.A1" office:value-type="string">
              <text:p text:style-name="P41">Key Name</text:p>
            </table:table-cell>
            <table:table-cell table:style-name="Tabelle165.B1" office:value-type="string">
              <text:p text:style-name="P41">Description</text:p>
            </table:table-cell>
          </table:table-row>
        </table:table-header-rows>
        <table:table-row table:style-name="Tabelle165.1">
          <table:table-cell table:style-name="Tabelle165.A2" office:value-type="string">
            <text:p text:style-name="Table_20_Contents">Ticket::TypeTranslation</text:p>
          </table:table-cell>
          <table:table-cell table:style-name="Tabelle165.B2" office:value-type="string">
            <text:p text:style-name="Table_20_Contents">Defines whether the ticket type should be translated in the selection box. (Default: No)</text:p>
          </table:table-cell>
        </table:table-row>
      </table:table>
      <text:h text:style-name="P241" text:outline-level="2" text:is-list-header="true"><text:soft-page-break/></text:h>
      <text:h text:style-name="Heading_20_1" text:outline-level="1"><text:s/>ITSM-Core Extensions</text:h>
      <text:h text:style-name="Heading_20_2" text:outline-level="2">Display Service List</text:h>
      <text:p text:style-name="P24">Added a filter to the SLA overview in admin interface. Added missing German translations.</text:p>
      <text:p text:style-name="P24"/>
      <text:h text:style-name="P237" text:outline-level="3">Implementation</text:h>
      <text:list xml:id="list113627047578601" text:continue-list="list113627676516922" text:style-name="L14">
        <text:list-item>
          <text:p text:style-name="P144">Added the filter widget to the layout generation / DTL</text:p>
        </text:list-item>
      </text:list>
      <text:p text:style-name="Standard"/>
      <text:h text:style-name="Heading_20_4" text:outline-level="4">Related Structures</text:h>
      <text:h text:style-name="Heading_20_5" text:outline-level="5">Filelist</text:h>
      <text:list xml:id="list113626167223387" text:continue-list="list113626635799960" text:style-name="List_20_1">
        <text:list-item>
          <text:h text:style-name="Quellcode-Auflistung" text:outline-level="6">KIX4OTRSITSMCore/Kernel/Language/de_OTRSITSMaddition.pm </text:h>
        </text:list-item>
        <text:list-item>
          <text:h text:style-name="Quellcode-Auflistung" text:outline-level="6">KIX4OTRSITSMCore/Kernel/Modules/AdminSLA.pm </text:h>
        </text:list-item>
        <text:list-item>
          <text:h text:style-name="Quellcode-Auflistung" text:outline-level="6">KIX4OTRSITSMCore/Kernel/Output/HTML/Standard/AdminSLA.tt</text:h>
        </text:list-item>
      </text:list>
      <text:h text:style-name="P317" text:outline-level="6"/>
      <text:h text:style-name="Heading_20_3" text:outline-level="3">SysConfig Options</text:h>
      <table:table table:name="Tabelle45" table:style-name="Tabelle45">
        <table:table-column table:style-name="Tabelle45.A"/>
        <table:table-column table:style-name="Tabelle45.B"/>
        <table:table-header-rows>
          <table:table-row table:style-name="Tabelle45.1">
            <table:table-cell table:style-name="Tabelle45.A1" office:value-type="string">
              <text:p text:style-name="P41">Key Name</text:p>
            </table:table-cell>
            <table:table-cell table:style-name="Tabelle45.B1" office:value-type="string">
              <text:p text:style-name="P41">Description</text:p>
            </table:table-cell>
          </table:table-row>
        </table:table-header-rows>
        <table:table-row table:style-name="Tabelle45.1">
          <table:table-cell table:style-name="Tabelle45.A2" office:value-type="string">
            <text:p text:style-name="Table_20_Contents">n.a.</text:p>
          </table:table-cell>
          <table:table-cell table:style-name="Tabelle45.B2" office:value-type="string">
            <text:p text:style-name="Table_20_Contents">n.a.</text:p>
          </table:table-cell>
        </table:table-row>
      </table:table>
      <text:h text:style-name="Heading_20_1" text:outline-level="1"><text:s/>ITSM-Incident-Problem-Man. Extensions</text:h>
      <text:p text:style-name="Standard">General Note: all modifications made to frontend and core modules, as well as to DTL templates have also been made to the corresponding files in ITSMIncidentProblemManagement. For our own convenience these files and modifications are not listed again in this chapter. </text:p>
      <text:p text:style-name="Standard"/>
      <text:p text:style-name="Standard">Affected masks are:</text:p>
      <text:list xml:id="list77737801814352852" text:style-name="L163">
        <text:list-item>
          <text:p text:style-name="P214">AgentTicketActionCommon</text:p>
        </text:list-item>
        <text:list-item>
          <text:p text:style-name="P214">AgentTicketEmail</text:p>
        </text:list-item>
        <text:list-item>
          <text:p text:style-name="P214">AgenTicketPhone</text:p>
        </text:list-item>
        <text:list-item>
          <text:p text:style-name="P214">AgentTicketPrint</text:p>
        </text:list-item>
        <text:list-item>
          <text:p text:style-name="P214">AgentTicketZoomTabActionCommon</text:p>
        </text:list-item>
        <text:list-item>
          <text:p text:style-name="P214">CustomerTicketPrint</text:p>
        </text:list-item>
        <text:list-item>
          <text:p text:style-name="P214">CustomerTicketZoom</text:p>
        </text:list-item>
      </text:list>
      <text:h text:style-name="Heading_20_2" text:outline-level="2">Modified AgentTicketZoom Configuration</text:h>
      <text:p text:style-name="P24">Additional ticket data must be displayed in AgentTicketZoom itself and in tab „Summary“. The customized use of dynamic fields and (impact criticality) requires custom methods for displaying human readable values in AgentTicketZoom.</text:p>
      <text:list xml:id="list552588951173910247" text:style-name="L164">
        <text:list-header>
          <text:p text:style-name="P113"/>
        </text:list-header>
      </text:list>
      <text:h text:style-name="P237" text:outline-level="3">Implementation</text:h>
      <text:list xml:id="list113627360085383" text:continue-list="list113627047578601" text:style-name="L14">
        <text:list-item>
          <text:p text:style-name="P144">Methods for displaying the impact and criticality selection as string</text:p>
        </text:list-item>
        <text:list-item>
          <text:p text:style-name="P144">Modified default configuration for data shown in AgentTicketZoom</text:p>
          <text:p text:style-name="P144"/>
        </text:list-item>
      </text:list>
      <text:h text:style-name="Heading_20_4" text:outline-level="4">Related Structures</text:h>
      <text:h text:style-name="Heading_20_5" text:outline-level="5">Filelist</text:h>
      <text:list xml:id="list113628167649734" text:continue-list="list113626167223387" text:style-name="List_20_1">
        <text:list-item>
          <text:h text:style-name="Quellcode-Auflistung" text:outline-level="6">KIX4OTRSITSMIncidentProblem/Kernel/Config/Files/KIX4OTRS_ITSMIncidentProblem.xml </text:h>
        </text:list-item>
        <text:list-item>
          <text:h text:style-name="Quellcode-Auflistung" text:outline-level="6">KIX4OTRSITSMIncidentProblem/Kernel/System/Ticket/TicketExtensionsKIX4OTRSITSMIncidentProblem.pm</text:h>
          <text:h text:style-name="Quellcode-Auflistung" text:outline-level="6"/>
        </text:list-item>
      </text:list>
      <text:h text:style-name="Heading_20_3" text:outline-level="3">SysConfig Options</text:h>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41">Key Name</text:p>
            </table:table-cell>
            <table:table-cell table:style-name="Tabelle10.B1" office:value-type="string">
              <text:p text:style-name="P41">Description</text:p>
            </table:table-cell>
          </table:table-row>
        </table:table-header-rows>
        <table:table-row table:style-name="Tabelle10.1">
          <table:table-cell table:style-name="Tabelle10.A2" office:value-type="string">
            <text:p text:style-name="Table_20_Contents">Ticket::CustomModule###<text:line-break/>010-TicketExtensionsKIX4OTRSITSMIncidentProblem</text:p>
          </table:table-cell>
          <table:table-cell table:style-name="Tabelle10.B2" office:value-type="string">
            <text:p text:style-name="Table_20_Contents">Overloads (redefines) existing functions in Kernel::System::Ticket. Used to easily add customizations. </text:p>
            <text:list xml:id="list5460682134114969194" text:style-name="L165">
              <text:list-item>
                <text:p text:style-name="P287">Kernel::System::Ticket::TicketExtensionsKIX4OTRSITSMIncidentProblem</text:p>
              </text:list-item>
            </text:list>
          </table:table-cell>
        </table:table-row>
        <table:table-row table:style-name="Tabelle10.1">
          <table:table-cell table:style-name="Tabelle10.A2" office:value-type="string">
            <text:p text:style-name="Table_20_Contents">Ticket::Frontend::AgentTicketZoom###<text:line-break/>TicketDataKeys</text:p>
          </table:table-cell>
          <table:table-cell table:style-name="Tabelle10.B2" office:value-type="string">
            <text:p text:style-name="Table_20_Contents">Defines which ticket data parameters are displayed in direct data presentation. </text:p>
            <text:list xml:id="list1688257133062534748" text:style-name="L166">
              <text:list-item>
                <text:p text:style-name="P288">1000 =&gt; Type </text:p>
              </text:list-item>
              <text:list-item>
                <text:p text:style-name="P288">1050 =&gt; Lock </text:p>
              </text:list-item>
              <text:list-item>
                <text:p text:style-name="P288">1100 =&gt; State </text:p>
              </text:list-item>
              <text:list-item>
                <text:p text:style-name="P288">1105Unquoted =&gt; PendingUntil </text:p>
              </text:list-item>
              <text:list-item>
                <text:p text:style-name="P288">1200UnquotedNewLinedBy:: =&gt; Queue </text:p>
              </text:list-item>
              <text:list-item>
                <text:p text:style-name="P288">1500UnquotedNewLinedBy:: =&gt; Service </text:p>
              </text:list-item>
              <text:list-item>
                <text:p text:style-name="P288">1502 =&gt; SLA </text:p>
              </text:list-item>
              <text:list-item>
                <text:p text:style-name="P288">1510 =&gt; CallMethod::TicketObject::TicketCriticalityStringGet </text:p>
              </text:list-item>
              <text:list-item>
                <text:p text:style-name="P288">1520 =&gt; CallMethod::TicketObject::TicketImpactStringGet </text:p>
              </text:list-item>
              <text:list-item>
                <text:p text:style-name="P288">1700 =&gt; Owner </text:p>
              </text:list-item>
              <text:list-item>
                <text:p text:style-name="P288"><text:soft-page-break/>1800 =&gt; Responsible </text:p>
              </text:list-item>
              <text:list-item>
                <text:p text:style-name="P288">4000 =&gt; CallMethod::TicketObject::TicketAccountedTimeGet</text:p>
              </text:list-item>
            </text:list>
          </table:table-cell>
        </table:table-row>
        <table:table-row table:style-name="Tabelle10.1">
          <table:table-cell table:style-name="Tabelle10.A2" office:value-type="string">
            <text:p text:style-name="Table_20_Contents">Ticket::Frontend::AgentTicketZoomTabSummary###<text:line-break/>TicketDataLabel</text:p>
          </table:table-cell>
          <table:table-cell table:style-name="Tabelle10.B2" office:value-type="string">
            <text:p text:style-name="Table_20_Contents">Defines preferred labels for internal ticket attribute names. </text:p>
            <text:list xml:id="list6064434432426166117" text:style-name="L167">
              <text:list-item>
                <text:p text:style-name="P289">PendingUntil =&gt; Pending Until </text:p>
              </text:list-item>
              <text:list-item>
                <text:p text:style-name="P289">Lock =&gt; Lock State </text:p>
              </text:list-item>
              <text:list-item>
                <text:p text:style-name="P289">CallMethod::TicketObject::TicketImpactStringGet =&gt; Impact </text:p>
              </text:list-item>
              <text:list-item>
                <text:p text:style-name="P289">CallMethod::TicketObject::TicketCriticalityStringGet =&gt; Criticality </text:p>
              </text:list-item>
              <text:list-item>
                <text:p text:style-name="P289">CallMethod::TicketObject::ReviewRequiredStringGet =&gt; Review Required</text:p>
              </text:list-item>
            </text:list>
          </table:table-cell>
        </table:table-row>
      </table:table>
      <text:p text:style-name="P29"/>
      <text:p text:style-name="P29"/>
      <text:h text:style-name="Heading_20_1" text:outline-level="1"><text:s/>ITSM-CMDB Extensions</text:h>
      <text:h text:style-name="Heading_20_2" text:outline-level="2">Customer Assigned Config Items</text:h>
      <text:list xml:id="list113627501856061" text:continue-list="list1048483747224822217" text:style-name="L126">
        <text:list-item>
          <text:p text:style-name="P109">In default OTRS::ITSM, tickets can only be linked with CIs by the use of the „Link“-functionality in the GUI (either on ticket creation or within ticket processing). This is not very comfortable.</text:p>
        </text:list-item>
        <text:list-item>
          <text:p text:style-name="P109">Requirement:</text:p>
          <text:list>
            <text:list-item>
              <text:p text:style-name="P109">Agent frontend:</text:p>
              <text:list>
                <text:list-item>
                  <text:p text:style-name="P109">Show config items which are assigned to the selected customer (with selection boxes for linking)</text:p>
                  <text:list>
                    <text:list-item>
                      <text:p text:style-name="P109">Link selected/marked config items with ticket upon ticket creation</text:p>
                    </text:list-item>
                  </text:list>
                </text:list-item>
                <text:list-item>
                  <text:p text:style-name="P109">Show config items whenever customer user details are shown (without selection boxes) if configured</text:p>
                </text:list-item>
              </text:list>
            </text:list-item>
            <text:list-item>
              <text:p text:style-name="P109">Customer frontend:</text:p>
              <text:list>
                <text:list-item>
                  <text:p text:style-name="P109">Show config items assigned to currently logged in customer user in order to allow selection for ticket (if relevant)</text:p>
                  <text:list>
                    <text:list-item>
                      <text:p text:style-name="P109">Link selcted/marked config items with ticket upon ticket creation</text:p>
                    </text:list-item>
                  </text:list>
                </text:list-item>
              </text:list>
            </text:list-item>
          </text:list>
        </text:list-item>
      </text:list>
      <text:p text:style-name="P24"/>
      <text:h text:style-name="P237" text:outline-level="3">Implementation</text:h>
      <text:list xml:id="list6324355851475992927" text:style-name="L168">
        <text:list-item>
          <text:p text:style-name="P215">Requires the use of attribute type "Customer" (or other identifying attribute values) in the relevant config item classes</text:p>
        </text:list-item>
        <text:list-item>
          <text:p text:style-name="P215">Enabling/Configuration via SysConfig:</text:p>
          <text:list>
            <text:list-item>
              <text:p text:style-name="P215">Define search attribute key names for each relevant CI-class </text:p>
            </text:list-item>
            <text:list-item>
              <text:p text:style-name="P215">Configure a comma-separated list of unique attribute key names per CI class; in these CI-classes the attribute values are checked for identity with the currently search customer user attribute </text:p>
            </text:list-item>
            <text:list-item>
              <text:p text:style-name="P215">The calling action must be contained in AJAX-Request as additional parameter in order to evaluate if select boxes should be shown or not</text:p>
            </text:list-item>
            <text:list-item>
              <text:p text:style-name="P215">Define shown config item attributes in customer table</text:p>
            </text:list-item>
          </text:list>
        </text:list-item>
      </text:list>
      <text:p text:style-name="Standard"/>
      <text:h text:style-name="Heading_20_4" text:outline-level="4">Related Structures</text:h>
      <text:h text:style-name="Heading_20_5" text:outline-level="5">Filelist</text:h>
      <text:list xml:id="list113627978185828" text:continue-list="list113628167649734" text:style-name="List_20_1">
        <text:list-item>
          <text:h text:style-name="Quellcode-Auflistung" text:outline-level="6">KIX4OTRS/Kernel/Modules/AgentTicketEmail.pm</text:h>
        </text:list-item>
        <text:list-item>
          <text:h text:style-name="Quellcode-Auflistung" text:outline-level="6">KIX4OTRS/Kernel/Modules/AgentTicketPhone.pm</text:h>
        </text:list-item>
        <text:list-item>
          <text:h text:style-name="Quellcode-Auflistung" text:outline-level="6">KIX4OTRS/Output/HTML/Standard/AgentTicketEmail.tt</text:h>
        </text:list-item>
        <text:list-item>
          <text:h text:style-name="Quellcode-Auflistung" text:outline-level="6">KIX4OTRS/Output/HTML/Standard/AgentTicketPhone.tt</text:h>
        </text:list-item>
        <text:list-item>
          <text:h text:style-name="Quellcode-Auflistung" text:outline-level="6">KIX4OTRSITSMIncidentProblem/Kernel/Modules/AgentTicketEmail.pm</text:h>
        </text:list-item>
        <text:list-item>
          <text:h text:style-name="Quellcode-Auflistung" text:outline-level="6">KIX4OTRSITSMIncidentProblem/Kernel/Modules/AgentTicketEmail.pm</text:h>
        </text:list-item>
        <text:list-item>
          <text:h text:style-name="Quellcode-Auflistung" text:outline-level="6">KIX4OTRSITSMIncidentProblem/Output/HTML/Standard/AgentTicketEmail.tt</text:h>
        </text:list-item>
        <text:list-item>
          <text:h text:style-name="Quellcode-Auflistung" text:outline-level="6">KIX4OTRSITSMIncidentProblem/Output/HTML/Standard/AgentTicketPhone.tt</text:h>
        </text:list-item>
        <text:list-item>
          <text:h text:style-name="Quellcode-Auflistung" text:outline-level="6">KIX4OTRSITSMConfigManagement/Kernel/Config/Files/KIX4OTRS_ConfigItemLink.xml</text:h>
        </text:list-item>
        <text:list-item>
          <text:h text:style-name="Quellcode-Auflistung" text:outline-level="6">KIX4OTRSITSMConfigManagement/Kernel/Language/de_KIX4OTRSITSMConfigManagement.pm</text:h>
        </text:list-item>
        <text:list-item>
          <text:h text:style-name="Quellcode-Auflistung" text:outline-level="6">KIX4OTRSITSMConfigManagement/Kernel/Modules/CustomerTicketMessage.pm</text:h>
        </text:list-item>
        <text:list-item>
          <text:h text:style-name="Quellcode-Auflistung" text:outline-level="6">KIX4OTRSITSMConfigManagement/Kernel/Output/HTML/CustomerUserConfigItem.pm </text:h>
        </text:list-item>
        <text:list-item>
          <text:h text:style-name="Quellcode-Auflistung" text:outline-level="6">KIX4OTRSITSMConfigManagement/Kernel/Output/HTML/LayoutKIX4OTRSITSMConfigManagement.pm</text:h>
        </text:list-item>
        <text:list-item>
          <text:h text:style-name="Quellcode-Auflistung" text:outline-level="6">KIX4OTRSITSMConfigManagement/Kernel/Output/HTML/Standard/AgentCustomerTableView.tt</text:h>
        </text:list-item>
        <text:list-item>
          <text:h text:style-name="Quellcode-Auflistung" text:outline-level="6">KIX4OTRSITSMConfigManagement/Kernel/Output/HTML/Standard/CustomerAssignedConfigItemList.tt</text:h>
        </text:list-item>
        <text:list-item>
          <text:h text:style-name="Quellcode-Auflistung" text:outline-level="6">KIX4OTRSITSMConfigManagement/Kernel/Output/HTML/Standard/CustomerTicketMessage.tt</text:h>
        </text:list-item>
      </text:list>
      <text:h text:style-name="P317" text:outline-level="6"/>
      <text:h text:style-name="Heading_20_3" text:outline-level="3">SysConfig Options</text:h>
      <table:table table:name="Tabelle56" table:style-name="Tabelle56">
        <table:table-column table:style-name="Tabelle56.A"/>
        <table:table-column table:style-name="Tabelle56.B"/>
        <table:table-header-rows>
          <table:table-row table:style-name="Tabelle56.1">
            <table:table-cell table:style-name="Tabelle56.A1" office:value-type="string">
              <text:p text:style-name="P41">Key Name</text:p>
            </table:table-cell>
            <table:table-cell table:style-name="Tabelle56.B1" office:value-type="string">
              <text:p text:style-name="P41">Description</text:p>
            </table:table-cell>
          </table:table-row>
        </table:table-header-rows>
        <table:table-row table:style-name="Tabelle56.1">
          <table:table-cell table:style-name="Tabelle56.A2" office:value-type="string">
            <text:p text:style-name="P47">CustomerUserConfigItemLink::CISearchInClasses</text:p>
          </table:table-cell>
          <table:table-cell table:style-name="Tabelle56.B2" office:value-type="string">
            <text:list xml:id="list5413038470966512229" text:style-name="L169">
              <text:list-item>
                <text:p text:style-name="P290">Defines for which CI-classes which attribute-key-name is used to search for the relevant customer <text:soft-page-break/>user attribute, e.g. UserLogin</text:p>
              </text:list-item>
              <text:list-item>
                <text:p text:style-name="P290">Default values</text:p>
                <text:list>
                  <text:list-item>
                    <text:p text:style-name="P290">Computer: Owner </text:p>
                  </text:list-item>
                  <text:list-item>
                    <text:p text:style-name="P290">Hardware: Owner</text:p>
                  </text:list-item>
                  <text:list-item>
                    <text:p text:style-name="P290">Software: Owner</text:p>
                  </text:list-item>
                </text:list>
              </text:list-item>
            </text:list>
          </table:table-cell>
        </table:table-row>
        <table:table-row table:style-name="Tabelle56.1">
          <table:table-cell table:style-name="Tabelle56.A2" office:value-type="string">
            <text:p text:style-name="P48">CustomerUserConfigItemLink::LinkType</text:p>
          </table:table-cell>
          <table:table-cell table:style-name="Tabelle56.B2" office:value-type="string">
            <text:list xml:id="list113627857395521" text:continue-numbering="true" text:style-name="L169">
              <text:list-item>
                <text:p text:style-name="P291">Defines which link type is used for creation of links between selected config items and tickets (default RelevantTo)</text:p>
              </text:list-item>
            </text:list>
          </table:table-cell>
        </table:table-row>
        <table:table-row table:style-name="Tabelle56.1">
          <table:table-cell table:style-name="Tabelle56.A2" office:value-type="string">
            <text:p text:style-name="P48">Frontend::CustomerUser::Item###99-ConfigItems</text:p>
          </table:table-cell>
          <table:table-cell table:style-name="Tabelle56.B2" office:value-type="string">
            <text:list xml:id="list3662639067580577905" text:style-name="L170">
              <text:list-item>
                <text:p text:style-name="P292">Registration of customer information module to show related config items for selection or just display</text:p>
              </text:list-item>
              <text:list-item>
                <text:p text:style-name="P292">Default values</text:p>
                <text:list>
                  <text:list-item>
                    <text:p text:style-name="P292">Module =&gt; Kernel::Output::HTML::CustomerUserConfigItem </text:p>
                  </text:list-item>
                  <text:list-item>
                    <text:p text:style-name="P292">SearchAttribute: UserLogin</text:p>
                    <text:list>
                      <text:list-item>
                        <text:p text:style-name="P292">Defines which CustomerUser-Attribute is used for the config item lookup</text:p>
                      </text:list-item>
                    </text:list>
                  </text:list-item>
                  <text:list-item>
                    <text:p text:style-name="P292">ShowSelectBoxActionRegExp: (AgentTicketPhone|AgentTicketEmail) </text:p>
                    <text:list>
                      <text:list-item>
                        <text:p text:style-name="P292">Defines per regexp in which masks the select boxes are shown</text:p>
                      </text:list-item>
                    </text:list>
                  </text:list-item>
                  <text:list-item>
                    <text:p text:style-name="P292">ShowListOnly: 1</text:p>
                    <text:list>
                      <text:list-item>
                        <text:p text:style-name="P292">Defines if config item list is display if no select boxes are shown </text:p>
                      </text:list-item>
                    </text:list>
                  </text:list-item>
                </text:list>
              </text:list-item>
            </text:list>
          </table:table-cell>
        </table:table-row>
        <table:table-row table:style-name="Tabelle56.1">
          <table:table-cell table:style-name="Tabelle56.A2" office:value-type="string">
            <text:p text:style-name="P48">Ticket::Frontend::CustomerTicketMessage###<text:line-break/>AssignedConfigItem</text:p>
          </table:table-cell>
          <table:table-cell table:style-name="Tabelle56.B2" office:value-type="string">
            <text:list xml:id="list113627832931531" text:continue-numbering="true" text:style-name="L170">
              <text:list-item>
                <text:p text:style-name="P292">Allows customers to select the affected config items from the list of assigned config items.</text:p>
              </text:list-item>
            </text:list>
          </table:table-cell>
        </table:table-row>
        <table:table-row table:style-name="Tabelle56.1">
          <table:table-cell table:style-name="Tabelle56.A2" office:value-type="string">
            <text:p text:style-name="P48">Ticket::Frontend::CustomerTicketMessage###<text:line-break/>AssignedConfigItemSearchAttribute</text:p>
          </table:table-cell>
          <table:table-cell table:style-name="Tabelle56.B2" office:value-type="string">
            <text:list xml:id="list113626717529721" text:continue-numbering="true" text:style-name="L170">
              <text:list-item>
                <text:p text:style-name="P292">Defines which customer user attribute is used to perform config item search.</text:p>
              </text:list-item>
              <text:list-item>
                <text:p text:style-name="P292">See for Frontend::CustomerUser::Item###99-ConfigItems.</text:p>
              </text:list-item>
            </text:list>
          </table:table-cell>
        </table:table-row>
        <table:table-row table:style-name="Tabelle56.1">
          <table:table-cell table:style-name="Tabelle56.A2" office:value-type="string">
            <text:p text:style-name="P49">CustomerUserConfigItemLink::ShownAttributes</text:p>
          </table:table-cell>
          <table:table-cell table:style-name="Tabelle56.B2" office:value-type="string">
            <text:list xml:id="list113626944968521" text:continue-numbering="true" text:style-name="L170">
              <text:list-item>
                <text:p text:style-name="P261">Defines which attributes are shown in customer table.</text:p>
              </text:list-item>
            </text:list>
          </table:table-cell>
        </table:table-row>
      </table:table>
      <text:h text:style-name="Heading_20_2" text:outline-level="2">Config Item Pre-Events</text:h>
      <text:list xml:id="list113627620113013" text:continue-list="list113627501856061" text:style-name="L126">
        <text:list-item>
          <text:p text:style-name="P109">Meanwhile OTRS knows config item events and uses them for writing the history of a config item (who change when which attribute). These events are triggered after the action has been performed, e.g. after a new version has been created</text:p>
        </text:list-item>
        <text:list-item>
          <text:p text:style-name="P109">Pre-Events are meant to allow complex plausibility check before a config item version is created, currently no useful example is delivered with KIX4OTRS. Possible scenarios are:</text:p>
          <text:list>
            <text:list-item>
              <text:p text:style-name="P109">Ensure uniqueness of certain attributes, i.e. CI-names and prevent storage if name is already in use</text:p>
            </text:list-item>
            <text:list-item>
              <text:p text:style-name="P109">Permit updates of certain attributes only if an equivalent change is linked to this config item</text:p>
            </text:list-item>
          </text:list>
        </text:list-item>
      </text:list>
      <text:p text:style-name="P24"/>
      <text:h text:style-name="P237" text:outline-level="3">Implementation</text:h>
      <text:list xml:id="list3607188285451528059" text:style-name="L171">
        <text:list-item>
          <text:p text:style-name="P216">Requires a mechanism analog to TicketCustom-Modules in Kernel::System::Ticket in Kernel::System::ITSMConfigItem </text:p>
        </text:list-item>
        <text:list-item>
          <text:p text:style-name="P216">Extension of the core functionality of Kernel::System::ITSMConfigItem </text:p>
        </text:list-item>
        <text:list-item>
          <text:p text:style-name="P216">Modification of core methods to check for a corresponding method in super <text:soft-page-break/>class and (if available) call these instead of original methods (ConfigItemAdd, ConfigItemDelete, VersionAdd, VersionDelete, DefinitionDelete) </text:p>
        </text:list-item>
        <text:list-item>
          <text:p text:style-name="P216">In order to simplify the handling of „XML-Data-Hashes“ some additional functions are provided (GetAttributeValuesByKey, GetAttributeContentsByKey, GetAttributeDataByType, GetKeyNamesByType, GetAttributeDefByTagKey, VersionDataUpdate, SetAttributeContentsByKey) </text:p>
        </text:list-item>
        <text:list-item>
          <text:p text:style-name="P216">Integrate Pre-Events analog to Post-Events </text:p>
        </text:list-item>
        <text:list-item>
          <text:p text:style-name="P216">All methods which trigger post events must also trigger Pre-Events </text:p>
        </text:list-item>
        <text:list-item>
          <text:p text:style-name="P216">A failed Pre-Event returns a hash ref with keys "Error" and "Message" </text:p>
        </text:list-item>
        <text:list-item>
          <text:p text:style-name="P216">The message of a failed Pre-Event in AgentConfigItemEdit is shown in the mask without creating a new CI-version</text:p>
        </text:list-item>
      </text:list>
      <text:p text:style-name="Standard"/>
      <text:h text:style-name="Heading_20_4" text:outline-level="4">Related Structures</text:h>
      <text:h text:style-name="Heading_20_5" text:outline-level="5">Filelist</text:h>
      <text:list xml:id="list113627121589662" text:continue-list="list113627978185828" text:style-name="List_20_1">
        <text:list-item>
          <text:h text:style-name="Quellcode-Auflistung" text:outline-level="6">KIX4OTRSITSMConfigManagement/Kernel/Config/Files/KIX4OTRS_ITSMConfigItem.pm</text:h>
        </text:list-item>
        <text:list-item>
          <text:h text:style-name="Quellcode-Auflistung" text:outline-level="6">KIX4OTRSITSMConfigManagement/Kernel/Config/Files/KIX4OTRS_ITSMConfigItemEvents.pm</text:h>
        </text:list-item>
        <text:list-item>
          <text:h text:style-name="Quellcode-Auflistung" text:outline-level="6">KIX4OTRSITSMConfigManagement/Kernel/Language/de_KIX4OTRSITSMConfigManagearticleeditment.pm</text:h>
        </text:list-item>
        <text:list-item>
          <text:h text:style-name="Quellcode-Auflistung" text:outline-level="6">KIX4OTRSITSMConfigManagement/Kernel/Modules/AgentITSMConfigItemEdit.pm</text:h>
        </text:list-item>
        <text:list-item>
          <text:h text:style-name="Quellcode-Auflistung" text:outline-level="6">KIX4OTRSITSMConfigManagement/Kernel/Output/HTML/Standard/AgentITSMConfigItemEdit.tt </text:h>
        </text:list-item>
        <text:list-item>
          <text:h text:style-name="Quellcode-Auflistung" text:outline-level="6">KIX4OTRSITSMConfigManagement/Kernel/System/ITSMConfigItem.pm </text:h>
        </text:list-item>
        <text:list-item>
          <text:h text:style-name="Quellcode-Auflistung" text:outline-level="6">KIX4OTRSITSMConfigManagement/Kernel/System/ITSMConfigItem/Event/Test.pm </text:h>
        </text:list-item>
        <text:list-item>
          <text:h text:style-name="Quellcode-Auflistung" text:outline-level="6">KIX4OTRSITSMConfigManagement/Kernel/System/ITSMConfigItem/DefinitionX.pm </text:h>
        </text:list-item>
        <text:list-item>
          <text:h text:style-name="Quellcode-Auflistung" text:outline-level="6">KIX4OTRSITSMConfigManagement/Kernel/System/ITSMConfigItem/ITSMConfigItemX.pm </text:h>
        </text:list-item>
        <text:list-item>
          <text:h text:style-name="Quellcode-Auflistung" text:outline-level="6">KIX4OTRSITSMConfigManagement/Kernel/System/ITSMConfigItem/VersionX.pm </text:h>
        </text:list-item>
        <text:list-item>
          <text:h text:style-name="Quellcode-Auflistung" text:outline-level="6">KIX4OTRSITSMConfigManagement/Kernel/System/PreEventHandler.pm</text:h>
        </text:list-item>
      </text:list>
      <text:h text:style-name="P317" text:outline-level="6"/>
      <text:h text:style-name="Heading_20_3" text:outline-level="3">SysConfig Options</text:h>
      <table:table table:name="Tabelle55" table:style-name="Tabelle55">
        <table:table-column table:style-name="Tabelle55.A"/>
        <table:table-column table:style-name="Tabelle55.B"/>
        <table:table-header-rows>
          <table:table-row table:style-name="Tabelle55.1">
            <table:table-cell table:style-name="Tabelle55.A1" office:value-type="string">
              <text:p text:style-name="P41">Key Name</text:p>
            </table:table-cell>
            <table:table-cell table:style-name="Tabelle55.B1" office:value-type="string">
              <text:p text:style-name="P41">Description</text:p>
            </table:table-cell>
          </table:table-row>
        </table:table-header-rows>
        <table:table-row table:style-name="Tabelle55.1">
          <table:table-cell table:style-name="Tabelle55.A2" office:value-type="string">
            <text:p text:style-name="P45">ITSMConfigItem::EventModulePre###999-Test</text:p>
          </table:table-cell>
          <table:table-cell table:style-name="Tabelle55.B2" office:value-type="string">
            <text:list xml:id="list736835253359264835" text:style-name="L172">
              <text:list-item>
                <text:p text:style-name="P272">Sample Pre-Event registration</text:p>
              </text:list-item>
            </text:list>
          </table:table-cell>
        </table:table-row>
        <table:table-row table:style-name="Tabelle55.1">
          <table:table-cell table:style-name="Tabelle55.A2" office:value-type="string">
            <text:p text:style-name="P45">ITSMConfigItem::EventModulePost###999-Test</text:p>
          </table:table-cell>
          <table:table-cell table:style-name="Tabelle55.B2" office:value-type="string">
            <text:list xml:id="list113626660801725" text:continue-numbering="true" text:style-name="L172">
              <text:list-item>
                <text:p text:style-name="P272">Sample Post-Event registration</text:p>
              </text:list-item>
            </text:list>
          </table:table-cell>
        </table:table-row>
        <table:table-row table:style-name="Tabelle55.1">
          <table:table-cell table:style-name="Tabelle55.A2" office:value-type="string">
            <text:p text:style-name="P45">ITSMConfigItem::CustomModules###<text:line-break/>001-CustomModule</text:p>
          </table:table-cell>
          <table:table-cell table:style-name="Tabelle55.B2" office:value-type="string">
            <text:list xml:id="list113626422685794" text:continue-numbering="true" text:style-name="L172">
              <text:list-item>
                <text:p text:style-name="P272">Modified methods for Kernel::System::ITSMConfigItem</text:p>
              </text:list-item>
            </text:list>
          </table:table-cell>
        </table:table-row>
        <table:table-row table:style-name="Tabelle55.1">
          <table:table-cell table:style-name="Tabelle55.A2" office:value-type="string">
            <text:p text:style-name="P45">ITSMConfigItem::CustomModules###<text:line-break/>010-CustomModule</text:p>
          </table:table-cell>
          <table:table-cell table:style-name="Tabelle55.B2" office:value-type="string">
            <text:list xml:id="list113626168177186" text:continue-numbering="true" text:style-name="L172">
              <text:list-item>
                <text:p text:style-name="P294">Modified methods for Kernel::System::ITSMConfigItem::Definition</text:p>
              </text:list-item>
            </text:list>
          </table:table-cell>
        </table:table-row>
        <table:table-row table:style-name="Tabelle55.1">
          <table:table-cell table:style-name="Tabelle55.A2" office:value-type="string">
            <text:p text:style-name="P45">ITSMConfigItem::CustomModules###<text:line-break/>020-CustomModule</text:p>
          </table:table-cell>
          <table:table-cell table:style-name="Tabelle55.B2" office:value-type="string">
            <text:list xml:id="list113628097109892" text:continue-numbering="true" text:style-name="L172">
              <text:list-item>
                <text:p text:style-name="P294">Modified methods for Kernel::System::ITSMConfigItem::Version</text:p>
              </text:list-item>
            </text:list>
          </table:table-cell>
        </table:table-row>
        <table:table-row table:style-name="Tabelle55.1">
          <table:table-cell table:style-name="Tabelle55.A2" office:value-type="string">
            <text:p text:style-name="P45">ITSMConfigItem::CustomModules###<text:line-break/>030-CustomModule</text:p>
          </table:table-cell>
          <table:table-cell table:style-name="Tabelle55.B2" office:value-type="string">
            <text:list xml:id="list113626737977138" text:continue-numbering="true" text:style-name="L172">
              <text:list-item>
                <text:p text:style-name="P272">Registration of methods for Pre-Event handling</text:p>
              </text:list-item>
            </text:list>
          </table:table-cell>
        </table:table-row>
      </table:table>
      <text:h text:style-name="Heading_20_2" text:outline-level="2">Tabbed Config Item Detail Mask</text:h>
      <text:list xml:id="list113627687185324" text:continue-list="list113627620113013" text:style-name="L126">
        <text:list-item>
          <text:p text:style-name="P109">Reworked modular config item zoom mask</text:p>
        </text:list-item>
        <text:list-item>
          <text:p text:style-name="P109">Tab-based config item zoom mask </text:p>
          <text:list>
            <text:list-item>
              <text:p text:style-name="P109">Allows to integrate other information in additional tabs</text:p>
            </text:list-item>
            <text:list-item>
              <text:p text:style-name="P109">Tab contents are</text:p>
              <text:list>
                <text:list-item>
                  <text:p text:style-name="P109">Version list</text:p>
                  <text:list>
                    <text:list-item>
                      <text:p text:style-name="P109">Shows the config items version data</text:p>
                    </text:list-item>
                  </text:list>
                </text:list-item>
                <text:list-item>
                  <text:p text:style-name="P109">Linked objects</text:p>
                  <text:list>
                    <text:list-item>
                      <text:p text:style-name="P109">Shows all directly linked objects in the complex view mode</text:p>
                    </text:list-item>
                    <text:list-item>
                      <text:p text:style-name="P109">Sort order of tables could be changed</text:p>
                    </text:list-item>
                    <text:list-item>
                      <text:p text:style-name="P109">Different columns could be selected</text:p>
                    </text:list-item>
                  </text:list>
                </text:list-item>
                <text:list-item>
                  <text:p text:style-name="P109">Link graph</text:p>
                  <text:list>
                    <text:list-item>
                      <text:p text:style-name="P109">Shows all config items of selected CI-classes which are linked by selected link-types with the current config item to a selectable link depth (n-th neighbor)</text:p>
                    </text:list-item>
                  </text:list>
                </text:list-item>
              </text:list>
            </text:list-item>
          </text:list>
        </text:list-item>
      </text:list>
      <text:p text:style-name="P24"><text:soft-page-break/></text:p>
      <text:h text:style-name="P237" text:outline-level="3">Implementation</text:h>
      <text:list xml:id="list7941581032907316533" text:style-name="L173">
        <text:list-item>
          <text:p text:style-name="P217">Reorganization of frontend module AgentITSMConfigItemZoom </text:p>
          <text:list>
            <text:list-item>
              <text:p text:style-name="P217">Keep right-hand part for general CI data (last modified, class, create date, etc.)</text:p>
            </text:list-item>
            <text:list-item>
              <text:p text:style-name="P217">Main block is replaced by the tab handling especially sub _XMLOutput</text:p>
            </text:list-item>
          </text:list>
        </text:list-item>
        <text:list-item>
          <text:p text:style-name="P217">Create config item zoom tab modules</text:p>
          <text:list>
            <text:list-item>
              <text:p text:style-name="P217">Tab „Config Item“</text:p>
            </text:list-item>
            <text:list-item>
              <text:p text:style-name="P217">Tab „Linked Objects“</text:p>
            </text:list-item>
            <text:list-item>
              <text:p text:style-name="P217">Tab „link object graph”</text:p>
            </text:list-item>
          </text:list>
        </text:list-item>
      </text:list>
      <text:p text:style-name="Standard"/>
      <text:h text:style-name="Heading_20_4" text:outline-level="4">Related Structures</text:h>
      <text:h text:style-name="Heading_20_5" text:outline-level="5">Filelist</text:h>
      <text:list xml:id="list113627323842682" text:continue-list="list113627121589662" text:style-name="List_20_1">
        <text:list-item>
          <text:h text:style-name="Quellcode-Auflistung" text:outline-level="6">KIX4OTRSITSMConfigManagement/Kernel/Config/Files/KIX4OTRS_ITSMConfigItem.xml </text:h>
        </text:list-item>
        <text:list-item>
          <text:h text:style-name="Quellcode-Auflistung" text:outline-level="6">KIX4OTRSITSMConfigManagement/Kernel/Config/Files/KIX4OTRS_ITSMConfigItemZoom.xml </text:h>
        </text:list-item>
        <text:list-item>
          <text:h text:style-name="Quellcode-Auflistung" text:outline-level="6">KIX4OTRSITSMConfigManagement/Kernel/Language/de_KIX4OTRSITSMConfigManagement.pm </text:h>
        </text:list-item>
        <text:list-item>
          <text:h text:style-name="Quellcode-Auflistung" text:outline-level="6">KIX4OTRSITSMConfigManagement/Kernel/Modules/AgentITSMConfigItemZoom.pm </text:h>
        </text:list-item>
        <text:list-item>
          <text:h text:style-name="Quellcode-Auflistung" text:outline-level="6">KIX4OTRSITSMConfigManagement/Kernel/Modules/AgentITSMConfigItemZoomTabConfigItem.pm </text:h>
        </text:list-item>
        <text:list-item>
          <text:h text:style-name="Quellcode-Auflistung" text:outline-level="6">KIX4OTRSITSMConfigManagement/Kernel/Modules/AgentITSMConfigItemZoomTabLinkedObjects.pm </text:h>
        </text:list-item>
        <text:list-item>
          <text:h text:style-name="Quellcode-Auflistung" text:outline-level="6">KIX4OTRSITSMConfigManagement/Kernel/Output/HTML/ConfigItemZoomTabDummy.pm </text:h>
        </text:list-item>
        <text:list-item>
          <text:h text:style-name="Quellcode-Auflistung" text:outline-level="6">KIX4OTRSITSMConfigManagement/Kernel/Output/HTML/Standard/AgentITSMConfigItemZoom.tt </text:h>
        </text:list-item>
        <text:list-item>
          <text:h text:style-name="Quellcode-Auflistung" text:outline-level="6">KIX4OTRSITSMConfigManagement/Kernel/Output/HTML/Standard/AgentITSMConfigItemZoomTabConfigItem.tt </text:h>
        </text:list-item>
        <text:list-item>
          <text:h text:style-name="Quellcode-Auflistung" text:outline-level="6">KIX4OTRSITSMConfigManagement/Kernel/Output/HTML/Standard/AgentITSMConfigItemZoomTabLinkedObjects.tt</text:h>
        </text:list-item>
        <text:list-item>
          <text:h text:style-name="Quellcode-Auflistung" text:outline-level="6">var/httpd/htdocs/js/thirdparty/jquery-ui-tabs-1.10.3/jquery.ui.tabs.js</text:h>
        </text:list-item>
        <text:list-item>
          <text:h text:style-name="Quellcode-Auflistung" text:outline-level="6">var/httpd/htdocs/skins/Agent/KIX4OTRS/css/KIX4OTRS.AgentITSMConfigItemZoomTab.css</text:h>
        </text:list-item>
        <text:list-item>
          <text:h text:style-name="Quellcode-Auflistung" text:outline-level="6">var/httpd/htdocs/skins/Agent/KIX4OTRS/css/KIX4OTRS.ITSM.Agent.Detail.css</text:h>
          <text:h text:style-name="Quellcode-Auflistung" text:outline-level="6"/>
        </text:list-item>
      </text:list>
      <text:h text:style-name="Heading_20_3" text:outline-level="3">SysConfig Options</text:h>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41">Key Name</text:p>
            </table:table-cell>
            <table:table-cell table:style-name="Tabelle54.B1" office:value-type="string">
              <text:p text:style-name="P41">Description</text:p>
            </table:table-cell>
          </table:table-row>
        </table:table-header-rows>
        <table:table-row table:style-name="Tabelle54.1">
          <table:table-cell table:style-name="Tabelle54.A2" office:value-type="string">
            <text:p text:style-name="Table_20_Contents">Frontend::Module###<text:line-break/>AgentITSMConfigItemZoom</text:p>
          </table:table-cell>
          <table:table-cell table:style-name="Tabelle54.B2" office:value-type="string">
            <text:p text:style-name="Table_20_Contents">Frontend module registration for the agent interface.</text:p>
            <text:list xml:id="list4338529401378353800" text:style-name="L174">
              <text:list-item>
                <text:p text:style-name="P295">CSS: KIX4OTRS.AgentITSMConfigItemZoomTab.css</text:p>
              </text:list-item>
              <text:list-item>
                <text:p text:style-name="P295">JavaScript: Core.KIX4OTRS.TicketZoomTabs.js</text:p>
              </text:list-item>
            </text:list>
          </table:table-cell>
        </table:table-row>
        <table:table-row table:style-name="Tabelle54.1">
          <table:table-cell table:style-name="Tabelle54.A2" office:value-type="string">
            <text:p text:style-name="Table_20_Contents">Frontend::Module###<text:line-break/>AgentITSMConfigItemZoomTabConfigItem</text:p>
          </table:table-cell>
          <table:table-cell table:style-name="Tabelle54.B2" office:value-type="string">
            <text:p text:style-name="Table_20_Contents">Frontend module registration for the agent interface.</text:p>
            <text:list xml:id="list2288431156056008346" text:style-name="L175">
              <text:list-item>
                <text:p text:style-name="P296">CSS: KIX4OTRS.ITSM.Agent.Detail.css </text:p>
              </text:list-item>
              <text:list-item>
                <text:p text:style-name="P296">JavaScript: thirdparty/jquery-ui-tabs-1.10.3/jquery.ui.tabs.js</text:p>
              </text:list-item>
            </text:list>
          </table:table-cell>
        </table:table-row>
        <table:table-row table:style-name="Tabelle54.1">
          <table:table-cell table:style-name="Tabelle54.A2" office:value-type="string">
            <text:p text:style-name="Table_20_Contents">Frontend::Module###<text:line-break/>AgentITSMConfigItemZoomTabLinkedObjects</text:p>
          </table:table-cell>
          <table:table-cell table:style-name="Tabelle54.B2" office:value-type="string">
            <text:p text:style-name="Table_20_Contents">Frontend module registration for the agent interface. </text:p>
            <text:list xml:id="list6445015788570233073" text:style-name="L176">
              <text:list-item>
                <text:p text:style-name="P297">JavaScript: thirdparty/jquery-ui-tabs-1.10.3/jquery.ui.tabs.js</text:p>
              </text:list-item>
            </text:list>
          </table:table-cell>
        </table:table-row>
        <table:table-row table:style-name="Tabelle54.1">
          <table:table-cell table:style-name="Tabelle54.A2" office:value-type="string">
            <text:p text:style-name="Table_20_Contents">AgentITSMConfigItemZoomBackend###<text:line-break/>0050-PreloadedDummy</text:p>
          </table:table-cell>
          <table:table-cell table:style-name="Tabelle54.B2" office:value-type="string">
            <text:p text:style-name="Table_20_Contents">Defines parameters for the AgentTicketZoomTab "DummyTab".</text:p>
          </table:table-cell>
        </table:table-row>
        <table:table-row table:style-name="Tabelle54.1">
          <table:table-cell table:style-name="Tabelle54.A2" office:value-type="string">
            <text:p text:style-name="Table_20_Contents">AgentITSMConfigItemZoomBackend###<text:line-break/>0110-ConfigItem</text:p>
          </table:table-cell>
          <table:table-cell table:style-name="Tabelle54.B2" office:value-type="string">
            <text:p text:style-name="Table_20_Contents">Defines parameters for the AgentITSMConfigItemZoomTab "ConfigItem".</text:p>
          </table:table-cell>
        </table:table-row>
        <table:table-row table:style-name="Tabelle54.1">
          <table:table-cell table:style-name="Tabelle54.A2" office:value-type="string">
            <text:p text:style-name="Table_20_Contents">AgentITSMConfigItemZoomBackend###<text:line-break/>0120-LinkedObjects</text:p>
          </table:table-cell>
          <table:table-cell table:style-name="Tabelle54.B2" office:value-type="string">
            <text:p text:style-name="Table_20_Contents">Defines parameters for the AgentITSMConfigItemZoomTab "Linked Objects".</text:p>
          </table:table-cell>
        </table:table-row>
        <table:table-row table:style-name="Tabelle54.1">
          <table:table-cell table:style-name="Tabelle54.A2" office:value-type="string">
            <text:p text:style-name="Table_20_Contents">AgentITSMConfigItemZoomBackend###<text:line-break/>0130-LinkGraph</text:p>
          </table:table-cell>
          <table:table-cell table:style-name="Tabelle54.B2" office:value-type="string">
            <text:p text:style-name="Table_20_Contents">Defines parameters for the AAgentITSMConfigItemZoomTab "Linked Objects".</text:p>
          </table:table-cell>
        </table:table-row>
        <table:table-row table:style-name="Tabelle54.1">
          <table:table-cell table:style-name="Tabelle54.A2" office:value-type="string">
            <text:p text:style-name="Table_20_Contents">ITSMConfigItem::Frontend::AgentITSMConfigItemZoomTabConfigItem###Permission</text:p>
          </table:table-cell>
          <table:table-cell table:style-name="Tabelle54.B2" office:value-type="string">
            <text:p text:style-name="Table_20_Contents">Required permissions to use the ITSM configuration item zoom screen in the agent interface.</text:p>
          </table:table-cell>
        </table:table-row>
        <table:table-row table:style-name="Tabelle54.1">
          <table:table-cell table:style-name="Tabelle54.A2" office:value-type="string">
            <text:p text:style-name="Table_20_Contents">ITSMConfigItem::Frontend::AgentITSMConfigItemZoomTabLinkedObjects###Permission</text:p>
          </table:table-cell>
          <table:table-cell table:style-name="Tabelle54.B2" office:value-type="string">
            <text:p text:style-name="Table_20_Contents">Required permissions to use the ITSM configuration item zoom screen in the agent interface.</text:p>
          </table:table-cell>
        </table:table-row>
      </table:table>
      <text:p text:style-name="P29"/>
      <text:list xml:id="list1996498419907098588" text:style-name="L177">
        <text:list-item>
          <text:p text:style-name="P218">See next chapter for more information</text:p>
        </text:list-item>
      </text:list>
      <text:h text:style-name="Heading_20_2" text:outline-level="2"><text:soft-page-break/>Link Graph Visualization</text:h>
      <text:list xml:id="list113626585513845" text:continue-list="list113627687185324" text:style-name="L126">
        <text:list-item>
          <text:p text:style-name="P109">Generate a link graph to be displayed in browser </text:p>
        </text:list-item>
        <text:list-item>
          <text:p text:style-name="P232">Add URLs to shown config items </text:p>
        </text:list-item>
        <text:list-item>
          <text:p text:style-name="P109">Required for config item zoom tab „Link Graph“ </text:p>
        </text:list-item>
      </text:list>
      <text:h text:style-name="P237" text:outline-level="3">Implementation</text:h>
      <text:list xml:id="list8043550498541058377" text:style-name="L178">
        <text:list-item>
          <text:p text:style-name="P219">Frontend integration </text:p>
        </text:list-item>
        <text:list-item>
          <text:p text:style-name="P234">Retrieve essential parameters (relevant CI classes, relevant link types, max. search depth, adjusting strength) from requested URL </text:p>
        </text:list-item>
        <text:list-item>
          <text:p text:style-name="P235">Create traverse graph in iterative deepening depth first search starting from given config item </text:p>
        </text:list-item>
        <text:list-item>
          <text:p text:style-name="P235">Create nodes (config item information as divs) and edges (links as a string)</text:p>
        </text:list-item>
        <text:list-item>
          <text:p text:style-name="P235">Return a html as inline for the iframe and give information about the nodes, links and colors to Core.KIX4OTRS.AgentITSMConfigItemGraph.js </text:p>
        </text:list-item>
        <text:list-item>
          <text:p text:style-name="P235">Use jsPlumb for generating the edges as svg-path-elements, make the nodes dragable and some parts of the graph editable </text:p>
        </text:list-item>
      </text:list>
      <text:p text:style-name="P34"/>
      <text:h text:style-name="Heading_20_4" text:outline-level="4">Related Structures</text:h>
      <text:h text:style-name="Heading_20_5" text:outline-level="5">Filelist</text:h>
      <text:list xml:id="list113627890381147" text:continue-list="list113627323842682" text:style-name="List_20_1">
        <text:list-item>
          <text:h text:style-name="Quellcode-Auflistung" text:outline-level="6">KIX4OTRSITSMConfigManagement/Kernel/Config/Files/KIX4OTRS_AgentObjectGraph.xml </text:h>
        </text:list-item>
        <text:list-item>
          <text:h text:style-name="Quellcode-Auflistung" text:outline-level="6">KIX4OTRSITSMConfigManagement/Kernel/Language/de_KIX4OTRSITSMConfigManagement.pm </text:h>
        </text:list-item>
        <text:list-item>
          <text:h text:style-name="Quellcode-Auflistung" text:outline-level="6">KIX4OTRSITSMConfigManagement/Kernel/Language/de_ITSMConfigItemGraph.pm </text:h>
        </text:list-item>
        <text:list-item>
          <text:h text:style-name="Quellcode-Auflistung" text:outline-level="6">KIX4OTRSITSMConfigManagement/Kernel/Modules/AgentObjectGraph.pm </text:h>
        </text:list-item>
        <text:list-item>
          <text:h text:style-name="Quellcode-Auflistung" text:outline-level="6">KIX4OTRSITSMConfigManagement/Kernel/Modules/AgentITSMConfigItemZoomTabLinkGraph.pm </text:h>
        </text:list-item>
        <text:list-item>
          <text:h text:style-name="Quellcode-Auflistung" text:outline-level="6">KIX4OTRSITSMConfigManagement/Kernel/Output/HTML/Standard/AgentITSMConfigItemZoomTa </text:h>
        </text:list-item>
        <text:list-item>
          <text:h text:style-name="Quellcode-Auflistung" text:outline-level="6">bLinkGraph.tt </text:h>
        </text:list-item>
        <text:list-item>
          <text:h text:style-name="Quellcode-Auflistung" text:outline-level="6">KIX4OTRSITSMConfigManagement/Kernel/Output/HTML/Standard/AgentITSMConfigItemZoomTa </text:h>
        </text:list-item>
        <text:list-item>
          <text:h text:style-name="Quellcode-Auflistung" text:outline-level="6">bLinkGraphIFrame.tt </text:h>
        </text:list-item>
        <text:list-item>
          <text:h text:style-name="Quellcode-Auflistung" text:outline-level="6">KIX4OTRSITSMConfigManagement/Kernel/Output/HTML/Standard/AgentITSMConfigItemZoomTa </text:h>
        </text:list-item>
        <text:list-item>
          <text:h text:style-name="Quellcode-Auflistung" text:outline-level="6">bLinkGraphObjectAdditional.tt </text:h>
        </text:list-item>
        <text:list-item>
          <text:h text:style-name="Quellcode-Auflistung" text:outline-level="6">KIX4OTRSITSMConfigManagement/var/httpd/htdocs/skins/Agent/KIX4OTRS/css/KIX4OTRS.Ag </text:h>
        </text:list-item>
        <text:list-item>
          <text:h text:style-name="Quellcode-Auflistung" text:outline-level="6">entITSMConfigItemZoomTab.css </text:h>
        </text:list-item>
        <text:list-item>
          <text:h text:style-name="Quellcode-Auflistung" text:outline-level="6">KIX4OTRSITSMConfigManagement/var/httpd/htdocs/skins/Agent/KIX4OTRS/css/KIX4OTRS.Ag </text:h>
        </text:list-item>
        <text:list-item>
          <text:h text:style-name="Quellcode-Auflistung" text:outline-level="6">entITSMConfigItemGraph.css </text:h>
        </text:list-item>
        <text:list-item>
          <text:h text:style-name="Quellcode-Auflistung" text:outline-level="6">var/httpd/htdocs/js/Core.KIX4OTRS.AgentITSMConfigItemZoomTabLinkGraph.js </text:h>
        </text:list-item>
        <text:list-item>
          <text:h text:style-name="Quellcode-Auflistung" text:outline-level="6">var/httpd/htdocs/js/Core.KIX4OTRS.AgentITSMConfigItemGraph.js </text:h>
        </text:list-item>
        <text:list-item>
          <text:h text:style-name="Quellcode-Auflistung" text:outline-level="6">var/httpd/htdocs/skins/Agent/default/img/GraphComputer.png </text:h>
          <text:list>
            <text:list-item>
              <text:list>
                <text:list-item>
                  <text:list>
                    <text:list-item>
                      <text:h text:style-name="P318" text:outline-level="6">var/httpd/htdocs/skins/Agent/default/img/GraphComputerGray.png </text:h>
                    </text:list-item>
                    <text:list-item>
                      <text:h text:style-name="P318" text:outline-level="6">var/httpd/htdocs/skins/Agent/default/img/GraphDefault.png </text:h>
                    </text:list-item>
                    <text:list-item>
                      <text:h text:style-name="P318" text:outline-level="6">var/httpd/htdocs/skins/Agent/default/img/GraphDefaultGray.png </text:h>
                    </text:list-item>
                    <text:list-item>
                      <text:h text:style-name="P318" text:outline-level="6">var/httpd/htdocs/skins/Agent/default/img/GraphHardware.png </text:h>
                    </text:list-item>
                    <text:list-item>
                      <text:h text:style-name="P318" text:outline-level="6">var/httpd/htdocs/skins/Agent/default/img/GraphHardwareGray.png </text:h>
                    </text:list-item>
                    <text:list-item>
                      <text:h text:style-name="P318" text:outline-level="6">var/httpd/htdocs/skins/Agent/default/img/GraphSoftware.png </text:h>
                    </text:list-item>
                    <text:list-item>
                      <text:h text:style-name="P318" text:outline-level="6">var/httpd/htdocs/skins/Agent/default/img/GraphSoftwareGray.png </text:h>
                    </text:list-item>
                    <text:list-item>
                      <text:h text:style-name="P318" text:outline-level="6">var/httpd/htdocs/skins/Agent/default/img/GraphLocation.png </text:h>
                    </text:list-item>
                    <text:list-item>
                      <text:h text:style-name="P318" text:outline-level="6">var/httpd/htdocs/skins/Agent/default/img/GraphLocationGray.png </text:h>
                    </text:list-item>
                    <text:list-item>
                      <text:h text:style-name="P318" text:outline-level="6">var/httpd/htdocs/skins/Agent/default/img/GraphNetwork.png </text:h>
                    </text:list-item>
                    <text:list-item>
                      <text:h text:style-name="P318" text:outline-level="6">var/httpd/htdocs/skins/Agent/default/img/GraphNetworkGray.png </text:h>
                    </text:list-item>
                  </text:list>
                </text:list-item>
              </text:list>
            </text:list-item>
          </text:list>
        </text:list-item>
        <text:list-item>
          <text:h text:style-name="Quellcode-Auflistung" text:outline-level="6">var/httpd/htdocs/skins/Agent/default/img/IncGreen.png </text:h>
        </text:list-item>
        <text:list-item>
          <text:h text:style-name="Quellcode-Auflistung" text:outline-level="6">var/httpd/htdocs/skins/Agent/default/img/IncRed.png </text:h>
        </text:list-item>
        <text:list-item>
          <text:h text:style-name="Quellcode-Auflistung" text:outline-level="6">var/httpd/htdocs/skins/Agent/default/img/IncYellow.png </text:h>
        </text:list-item>
      </text:list>
      <text:h text:style-name="P317" text:outline-level="6"/>
      <text:h text:style-name="Heading_20_3" text:outline-level="3">SysConfig Options</text:h>
      <table:table table:name="Tabelle8" table:style-name="Tabelle8">
        <table:table-column table:style-name="Tabelle8.A"/>
        <table:table-column table:style-name="Tabelle8.B"/>
        <table:table-header-rows>
          <table:table-row table:style-name="Tabelle8.1">
            <table:table-cell table:style-name="Tabelle8.A1" office:value-type="string">
              <text:p text:style-name="P41">Key Name</text:p>
            </table:table-cell>
            <table:table-cell table:style-name="Tabelle8.B1" office:value-type="string">
              <text:p text:style-name="P41">Description</text:p>
            </table:table-cell>
          </table:table-row>
        </table:table-header-rows>
        <table:table-row table:style-name="Tabelle8.1">
          <table:table-cell table:style-name="Tabelle8.A2" office:value-type="string">
            <text:p text:style-name="Table_20_Contents">Frontend::Module###<text:line-break/>AgentObjectGraph</text:p>
          </table:table-cell>
          <table:table-cell table:style-name="Tabelle8.B2" office:value-type="string">
            <text:p text:style-name="Table_20_Contents">Frontend module registration for the agent interface.</text:p>
            <text:list xml:id="list1556935994357255619" text:style-name="L179">
              <text:list-item>
                <text:p text:style-name="P298">CSS: KIX4OTRS.AgentITSMConfigItemGraph.css</text:p>
              </text:list-item>
              <text:list-item>
                <text:p text:style-name="P298">JavaScript: <text:soft-page-break/>Core.KIX4OTRS.AgentITSMConfigItemGraph.js</text:p>
              </text:list-item>
            </text:list>
          </table:table-cell>
        </table:table-row>
        <table:table-row table:style-name="Tabelle8.1">
          <table:table-cell table:style-name="Tabelle8.A2" office:value-type="string">
            <text:p text:style-name="Table_20_Contents">Frontend::Module###<text:line-break/>AgentITSMConfigItemZoomTabLinkGraph</text:p>
          </table:table-cell>
          <table:table-cell table:style-name="Tabelle8.B2" office:value-type="string">
            <text:p text:style-name="Table_20_Contents">Frontend module registration for the agent interface. </text:p>
            <text:list xml:id="list113626189389040" text:continue-numbering="true" text:style-name="L179">
              <text:list-item>
                <text:p text:style-name="P298">CSS: KIX4OTRS.AgentITSMConfigItemZoomTab.css </text:p>
              </text:list-item>
              <text:list-item>
                <text:p text:style-name="P298">JavaScript: Core.KIX4OTRS.AgentITSMConfigItemZoomTabLinkGraph.js</text:p>
              </text:list-item>
            </text:list>
          </table:table-cell>
        </table:table-row>
        <table:table-row table:style-name="Tabelle8.1">
          <table:table-cell table:style-name="Tabelle8.A2" office:value-type="string">
            <text:p text:style-name="Table_20_Contents">AgentITSMConfigItemZoomBackend###<text:line-break/>0130-LinkGraph</text:p>
          </table:table-cell>
          <table:table-cell table:style-name="Tabelle8.B2" office:value-type="string">
            <text:p text:style-name="Table_20_Contents">Defines parameters for the AgentITSMConfigItemZoomTab "LinkGraph".</text:p>
          </table:table-cell>
        </table:table-row>
        <table:table-row table:style-name="Tabelle8.1">
          <table:table-cell table:style-name="Tabelle8.A2" office:value-type="string">
            <text:p text:style-name="Table_20_Contents">ITSMConfigItem::Frontend::AgentITSMConfigItemZoomTabLinkGraph###IFrameConfig</text:p>
          </table:table-cell>
          <table:table-cell table:style-name="Tabelle8.B2" office:value-type="string">
            <text:p text:style-name="Table_20_Contents">Defines the parameters for the AgentObjectGraphIFrameDefault".</text:p>
          </table:table-cell>
        </table:table-row>
        <table:table-row table:style-name="Tabelle8.1">
          <table:table-cell table:style-name="Tabelle8.A2" office:value-type="string">
            <text:p text:style-name="Table_20_Contents">ITSMConfigItem::Frontend::AgentITSMConfigItemZoomTabLinkGraph###Permission</text:p>
          </table:table-cell>
          <table:table-cell table:style-name="Tabelle8.B2" office:value-type="string">
            <text:p text:style-name="Table_20_Contents">Required permissions to use the ITSM configuration item zoom screen in the agent interface.</text:p>
          </table:table-cell>
        </table:table-row>
        <table:table-row table:style-name="Tabelle8.1">
          <table:table-cell table:style-name="Tabelle8.A2" office:value-type="string">
            <text:p text:style-name="Table_20_Contents">Frontend::Agent::AgentObjectGraph###<text:line-break/>DefaultMaxLinkDepth</text:p>
          </table:table-cell>
          <table:table-cell table:style-name="Tabelle8.B2" office:value-type="string">
            <text:p text:style-name="Table_20_Contents">Defines the preselected maximum search depth for IDDFS (iterative deepening depth-first search) in CMDB graph.</text:p>
            <text:list xml:id="list5772576228200342772" text:style-name="L180">
              <text:list-item>
                <text:p text:style-name="P299">Default: 1</text:p>
              </text:list-item>
            </text:list>
          </table:table-cell>
        </table:table-row>
        <table:table-row table:style-name="Tabelle8.1">
          <table:table-cell table:style-name="Tabelle8.A2" office:value-type="string">
            <text:p text:style-name="Table_20_Contents">Frontend::Agent::AgentObjectGraph###<text:line-break/>LinkColors</text:p>
          </table:table-cell>
          <table:table-cell table:style-name="Tabelle8.B2" office:value-type="string">
            <text:p text:style-name="Table_20_Contents">Defines the colors for link visualization - links are just black if no color is given. </text:p>
            <text:list xml:id="list8055978945032446245" text:style-name="L181">
              <text:list-item>
                <text:p text:style-name="P300">DependsOn =&gt; #407ca8 </text:p>
              </text:list-item>
              <text:list-item>
                <text:p text:style-name="P300">AlternativeTo =&gt; #95b740 </text:p>
              </text:list-item>
              <text:list-item>
                <text:p text:style-name="P300">ConnectedTo =&gt; #F58500</text:p>
              </text:list-item>
              <text:list-item>
                <text:p text:style-name="P300">Includes =&gt; #323232 </text:p>
              </text:list-item>
              <text:list-item>
                <text:p text:style-name="P300">RelevantTo =&gt; #95b7d6 </text:p>
              </text:list-item>
              <text:list-item>
                <text:p text:style-name="P300">LinkHover =&gt; #cc2222</text:p>
              </text:list-item>
            </text:list>
          </table:table-cell>
        </table:table-row>
        <table:table-row table:style-name="Tabelle8.1">
          <table:table-cell table:style-name="Tabelle8.A2" office:value-type="string">
            <text:p text:style-name="Table_20_Contents">Frontend::Agent::AgentObjectGraph###</text:p>
            <text:p text:style-name="Table_20_Contents">ClassAttributesToConsider</text:p>
          </table:table-cell>
          <table:table-cell table:style-name="Tabelle8.B2" office:value-type="string">
            <text:p text:style-name="Table_20_Contents">Defines which class-attribute should be considered for the icons. Sub-attributes are possible. Value must be key not name of attribute!</text:p>
            <text:list xml:id="list1077697206409124006" text:style-name="L182">
              <text:list-item>
                <text:p text:style-name="P301">Computer =&gt; Type</text:p>
              </text:list-item>
              <text:list-item>
                <text:p text:style-name="P301">Location =&gt; Type</text:p>
              </text:list-item>
              <text:list-item>
                <text:p text:style-name="P301">Network =&gt; Type</text:p>
              </text:list-item>
              <text:list-item>
                <text:p text:style-name="P301">Hardware =&gt; Type</text:p>
              </text:list-item>
              <text:list-item>
                <text:p text:style-name="P301">Software =&gt; Type</text:p>
              </text:list-item>
              <text:list-item>
                <text:p text:style-name="P301">Default =&gt; Type</text:p>
              </text:list-item>
            </text:list>
          </table:table-cell>
        </table:table-row>
        <table:table-row table:style-name="Tabelle8.1">
          <table:table-cell table:style-name="Tabelle8.A2" office:value-type="string">
            <text:p text:style-name="Table_20_Contents">Frontend::Agent::AgentObjectGraph###<text:line-break/>ObjectClassImages</text:p>
          </table:table-cell>
          <table:table-cell table:style-name="Tabelle8.B2" office:value-type="string">
            <text:p text:style-name="P50">Defines the icons for node visualization - key could be a CI-Class (if applicable - e.g. "Computer") or a CI-Class followed by a triple colon and a value of the specified class-attribute (if attribute is "Type" - e.g. "Computer:::Server"). The Icon for a CI-Class is the fallback if no icon for the class-attribute is specified and "Default" is the fallback if no icon for a CI-Class is specified.</text:p>
            <text:list xml:id="list113627070726782" text:continue-numbering="true" text:style-name="L182">
              <text:list-item>
                <text:p text:style-name="P301">Computer =&gt; GraphComputer.png</text:p>
              </text:list-item>
              <text:list-item>
                <text:p text:style-name="P301">Location =&gt; GraphLocation.png</text:p>
              </text:list-item>
              <text:list-item>
                <text:p text:style-name="P301">Network =&gt; GraphNetwork.png</text:p>
              </text:list-item>
              <text:list-item>
                <text:p text:style-name="P301">Hardware =&gt; GraphHardware.png</text:p>
              </text:list-item>
              <text:list-item>
                <text:p text:style-name="P301">Software =&gt; GraphSoftware.png </text:p>
              </text:list-item>
              <text:list-item>
                <text:p text:style-name="P301">Default =&gt; GraphDefault.png </text:p>
              </text:list-item>
            </text:list>
          </table:table-cell>
        </table:table-row>
        <table:table-row table:style-name="Tabelle8.1">
          <table:table-cell table:style-name="Tabelle8.A2" office:value-type="string">
            <text:p text:style-name="Table_20_Contents">Frontend::Agent::AgentObjectGraph###<text:line-break/>ObjectClassImagesNotActive</text:p>
          </table:table-cell>
          <table:table-cell table:style-name="Tabelle8.B2" office:value-type="string">
            <text:p text:style-name="P50">Defines the icons for node visualization if CIs with a certain deployment state are not shown in CMDB overview (postproductive or configured) - key could be a CI-Class (if applicable - e.g. "Computer") or a CI-Class followed by a triple colon and a value of the specified class-attribute (if attribute is "Type" - e.g. "Computer:::Server"). The Icon for a CI-Class is the fallback if no icon for the class-attribute is specified and "Default" is the fallback if no icon for a CI-Class is specified.</text:p>
            <text:list xml:id="list113627593556422" text:continue-numbering="true" text:style-name="L182">
              <text:list-item>
                <text:p text:style-name="P301">Computer =&gt; GraphComputerGray.png</text:p>
              </text:list-item>
              <text:list-item>
                <text:p text:style-name="P301"><text:soft-page-break/>Location =&gt; GraphLocationGray.png</text:p>
              </text:list-item>
              <text:list-item>
                <text:p text:style-name="P301">Network =&gt; GraphNetworkGray.png</text:p>
              </text:list-item>
              <text:list-item>
                <text:p text:style-name="P301">Hardware =&gt; GraphHardwareGray.png</text:p>
              </text:list-item>
              <text:list-item>
                <text:p text:style-name="P301">Software =&gt; GraphSoftwareGray.png </text:p>
              </text:list-item>
              <text:list-item>
                <text:p text:style-name="P301">Default =&gt; GraphDefaultGray.png </text:p>
              </text:list-item>
            </text:list>
          </table:table-cell>
        </table:table-row>
        <table:table-row table:style-name="Tabelle8.1">
          <table:table-cell table:style-name="Tabelle8.A2" office:value-type="string">
            <text:p text:style-name="Table_20_Contents">Frontend::Agent::AgentObjectGraph###</text:p>
            <text:p text:style-name="Table_20_Contents">IncidentStateImages</text:p>
          </table:table-cell>
          <table:table-cell table:style-name="Tabelle8.B2" office:value-type="string">
            <text:p text:style-name="Table_20_Contents">Defines the icons for the incident-states - key is the state-type (if applicable - e.g. "operational").</text:p>
            <text:list xml:id="list113627606770405" text:continue-numbering="true" text:style-name="L182">
              <text:list-item>
                <text:p text:style-name="P301">incident =&gt; IncRed.png</text:p>
              </text:list-item>
              <text:list-item>
                <text:p text:style-name="P301">operational =&gt; IncGreen.png</text:p>
              </text:list-item>
              <text:list-item>
                <text:p text:style-name="P301">warning =&gt; IncYellow.png</text:p>
              </text:list-item>
            </text:list>
          </table:table-cell>
        </table:table-row>
      </table:table>
      <text:h text:style-name="Heading_20_2" text:outline-level="2">Configurable Propagation of Warning and Error CI-states</text:h>
      <text:p text:style-name="P24">Add a plausibility check to ensure the uniqueness of config items regarding customizable attributes, e.g. name, IP address, etc. Uniqueness must be either within CI-class or within the entire CMDB.</text:p>
      <text:p text:style-name="P24"/>
      <text:h text:style-name="P237" text:outline-level="3">Implementation</text:h>
      <text:list xml:id="list142435335352896578" text:style-name="L183">
        <text:list-item>
          <text:p text:style-name="P220">Added SysConfig-Keys to choose link direction for propagation of incidents states.</text:p>
        </text:list-item>
        <text:list-item>
          <text:p text:style-name="P220">Extended ITSMConfigItem-methods to handle flexible link direction</text:p>
        </text:list-item>
      </text:list>
      <text:p text:style-name="Standard"/>
      <text:h text:style-name="Heading_20_4" text:outline-level="4">Related Structures</text:h>
      <text:h text:style-name="Heading_20_5" text:outline-level="5">Filelist</text:h>
      <text:list xml:id="list113627296626037" text:continue-list="list113627890381147" text:style-name="List_20_1">
        <text:list-item>
          <text:h text:style-name="Quellcode-Auflistung" text:outline-level="6">KIX4OTRSITSMConfigManagement/Kernel/Config/Files/KIX4OTRS_ITSMConfigItem.xml</text:h>
        </text:list-item>
        <text:list-item>
          <text:h text:style-name="Quellcode-Auflistung" text:outline-level="6">KIX4OTRSITSMConfigManagement/Kernel/Language/de_KIX4OTRSITSMConfigManagement.pm</text:h>
        </text:list-item>
        <text:list-item>
          <text:h text:style-name="Quellcode-Auflistung" text:outline-level="6">KIX4OTRSITSMConfigManagement/Kernel/System/ITSMConfigItem.pm</text:h>
        </text:list-item>
      </text:list>
      <text:h text:style-name="P317" text:outline-level="6"/>
      <text:h text:style-name="Heading_20_3" text:outline-level="3">SysConfig Options</text:h>
      <table:table table:name="Tabelle12" table:style-name="Tabelle12">
        <table:table-column table:style-name="Tabelle12.A"/>
        <table:table-column table:style-name="Tabelle12.B"/>
        <table:table-header-rows>
          <table:table-row table:style-name="Tabelle12.1">
            <table:table-cell table:style-name="Tabelle12.A1" office:value-type="string">
              <text:p text:style-name="P41">Key Name</text:p>
            </table:table-cell>
            <table:table-cell table:style-name="Tabelle12.B1" office:value-type="string">
              <text:p text:style-name="P41">Description</text:p>
            </table:table-cell>
          </table:table-row>
        </table:table-header-rows>
        <table:table-row table:style-name="Tabelle12.1">
          <table:table-cell table:style-name="Tabelle12.A2" office:value-type="string">
            <text:p text:style-name="Table_20_Contents">ITSMConfigItem::CILinkDirection</text:p>
          </table:table-cell>
          <table:table-cell table:style-name="Tabelle12.B2" office:value-type="string">
            <text:p text:style-name="Table_20_Contents">ConfigItem link direction for propagating of warning/error incident states.</text:p>
          </table:table-cell>
        </table:table-row>
      </table:table>
      <text:p text:style-name="Standard"/>
      <text:h text:style-name="Heading_20_2" text:outline-level="2">ConfigItemInfo for KIXSidebar </text:h>
      <text:p text:style-name="P24">Allows to access additional information about config item in KIXSidebar.</text:p>
      <text:p text:style-name="P24"/>
      <text:h text:style-name="P237" text:outline-level="3">Implementation</text:h>
      <text:list xml:id="list1294358063025248860" text:style-name="L184">
        <text:list-item>
          <text:p text:style-name="P187">remove config item info block from ConfigItemZoom</text:p>
        </text:list-item>
        <text:list-item>
          <text:p text:style-name="P188">add new modul for KIXSidebarConfigItemInfo and use it with KIXITSMConfigItemZoom</text:p>
        </text:list-item>
        <text:list-item>
          <text:p text:style-name="P187">Change LayoutKIX4OTRS.pm to use it with ITSM</text:p>
        </text:list-item>
      </text:list>
      <text:p text:style-name="P32"/>
      <text:h text:style-name="Heading_20_4" text:outline-level="4">Related Structures</text:h>
      <text:h text:style-name="Heading_20_5" text:outline-level="5">Filelist</text:h>
      <text:list xml:id="list113628225175310" text:continue-list="list113627296626037" text:style-name="List_20_1">
        <text:list-item>
          <text:h text:style-name="Quellcode-Auflistung" text:outline-level="6">KIX4OTRS/Kernel/Config/Files/KIX4OTRS_ITSMConfigItemZoom.xml </text:h>
        </text:list-item>
        <text:list-item>
          <text:h text:style-name="Quellcode-Auflistung" text:outline-level="6">KIX4OTRS/Kernel/Output/HTML/LayoutKIX4OTRS.pm </text:h>
        </text:list-item>
        <text:list-item>
          <text:h text:style-name="Quellcode-Auflistung" text:outline-level="6">KIX4OTRSITSMConfigManagement/Kernel/Modules/AgentITSMConfigItemZoom.pm </text:h>
          <text:list>
            <text:list-item>
              <text:list>
                <text:list-item>
                  <text:list>
                    <text:list-item>
                      <text:h text:style-name="P318" text:outline-level="6">KIX4OTRSITSMConfigManagement/Kernel/Output/HTML/Standard/AgentITSMConfigItemZoom.t<text:soft-page-break/>t </text:h>
                    </text:list-item>
                    <text:list-item>
                      <text:h text:style-name="P318" text:outline-level="6">KIX4OTRSITSMConfigManagement/Kernel/Output/HTML/Standard/AgentKIXSidebarConfigItemInfo.tt </text:h>
                    </text:list-item>
                    <text:list-item>
                      <text:h text:style-name="P318" text:outline-level="6">KIX4OTRSITSMConfigManagement/Kernel/Output/HTML/KIXSidebarConfigItemInfo.pm</text:h>
                    </text:list-item>
                  </text:list>
                </text:list-item>
              </text:list>
            </text:list-item>
          </text:list>
          <text:h text:style-name="Quellcode-Auflistung" text:outline-level="6"/>
        </text:list-item>
      </text:list>
      <text:h text:style-name="Heading_20_3" text:outline-level="3">SysConfig Options</text:h>
      <table:table table:name="Tabelle94" table:style-name="Tabelle94">
        <table:table-column table:style-name="Tabelle94.A"/>
        <table:table-column table:style-name="Tabelle94.B"/>
        <table:table-header-rows>
          <table:table-row table:style-name="Tabelle94.1">
            <table:table-cell table:style-name="Tabelle94.A1" office:value-type="string">
              <text:p text:style-name="P41">Key Name</text:p>
            </table:table-cell>
            <table:table-cell table:style-name="Tabelle94.B1" office:value-type="string">
              <text:p text:style-name="P41">Description</text:p>
            </table:table-cell>
          </table:table-row>
        </table:table-header-rows>
        <table:table-row table:style-name="Tabelle94.1">
          <table:table-cell table:style-name="Tabelle94.A2" office:value-type="string">
            <text:p text:style-name="P67">Frontend::<text:span text:style-name="T9">AgentITSMConfigItemZoom</text:span>::KIXSidebarBackend###0100-ConfigItemInfo</text:p>
          </table:table-cell>
          <table:table-cell table:style-name="Tabelle94.B2" office:value-type="string">
            <text:p text:style-name="P67">Parameters for the KIXSidebar backend ConfigItemInfo.</text:p>
          </table:table-cell>
        </table:table-row>
      </table:table>
      <text:h text:style-name="Heading_20_2" text:outline-level="2">CI-Pre-Event for Unique CI-Attribute Values</text:h>
      <text:list xml:id="list2620364952248551671" text:style-name="L185">
        <text:list-item>
          <text:p text:style-name="P114">Add a plausibility check to ensure the uniqueness of config items regarding customizable attributes, e.g. name, IP address, etc.</text:p>
        </text:list-item>
        <text:list-item>
          <text:p text:style-name="P114">Uniqueness must be either within CI-class or within the entire CMDB</text:p>
        </text:list-item>
      </text:list>
      <text:p text:style-name="P24"/>
      <text:h text:style-name="P237" text:outline-level="3">Implementation</text:h>
      <text:list xml:id="list6350070739483411023" text:style-name="L186">
        <text:list-item>
          <text:p text:style-name="P221">NOT IMPLEMENTED YET</text:p>
        </text:list-item>
      </text:list>
      <text:p text:style-name="Standard"/>
      <text:h text:style-name="Heading_20_4" text:outline-level="4">Related Structures</text:h>
      <text:h text:style-name="Heading_20_5" text:outline-level="5">Filelist</text:h>
      <text:list xml:id="list113627247366655" text:continue-list="list113628225175310" text:style-name="List_20_1">
        <text:list-item>
          <text:h text:style-name="Quellcode-Auflistung" text:outline-level="6">none</text:h>
        </text:list-item>
      </text:list>
      <text:h text:style-name="Heading_20_5" text:outline-level="5">Table/Table Columns</text:h>
      <text:list xml:id="list113626279771686" text:continue-numbering="true" text:style-name="List_20_1">
        <text:list-item>
          <text:h text:style-name="Quellcode-Auflistung" text:outline-level="6">None</text:h>
        </text:list-item>
      </text:list>
      <text:h text:style-name="P317" text:outline-level="6"/>
      <text:h text:style-name="Heading_20_3" text:outline-level="3">SysConfig Options</text:h>
      <table:table table:name="Tabelle21" table:style-name="Tabelle21">
        <table:table-column table:style-name="Tabelle21.A"/>
        <table:table-column table:style-name="Tabelle21.B"/>
        <table:table-header-rows>
          <table:table-row table:style-name="Tabelle21.1">
            <table:table-cell table:style-name="Tabelle21.A1" office:value-type="string">
              <text:p text:style-name="P41">Key Name</text:p>
            </table:table-cell>
            <table:table-cell table:style-name="Tabelle21.B1" office:value-type="string">
              <text:p text:style-name="P41">Description</text:p>
            </table:table-cell>
          </table:table-row>
        </table:table-header-rows>
        <table:table-row table:style-name="Tabelle21.1">
          <table:table-cell table:style-name="Tabelle21.A2" office:value-type="string">
            <text:p text:style-name="Table_20_Contents">n.a.</text:p>
          </table:table-cell>
          <table:table-cell table:style-name="Tabelle21.B2" office:value-type="string">
            <text:p text:style-name="Table_20_Contents">n.a.</text:p>
          </table:table-cell>
        </table:table-row>
      </table:table>
      <text:p text:style-name="Standard"/>
      <text:h text:style-name="Heading_20_2" text:outline-level="2">Search for CI-class Specific Attributes in Link Search</text:h>
      <text:p text:style-name="P24">While creating a link to an object of type “ITSMConfigItem” it should be possible to search for CI-class specific attributes.</text:p>
      <text:p text:style-name="P24"/>
      <text:h text:style-name="P237" text:outline-level="3">Implementation</text:h>
      <text:list xml:id="list4055366298523148468" text:style-name="L187">
        <text:list-item>
          <text:p text:style-name="P222">extend capablities of frontend module for ITSMConfigItem link search to display also other attributes of type text, general catalog or other except Date or DateTime (single input fields)</text:p>
        </text:list-item>
        <text:list-item>
          <text:p text:style-name="P222">extend search method use in ITSMConfigItem Link object to use ci-class specific attributes</text:p>
        </text:list-item>
      </text:list>
      <text:p text:style-name="Standard"/>
      <text:h text:style-name="Heading_20_4" text:outline-level="4">Related Structures</text:h>
      <text:h text:style-name="Heading_20_5" text:outline-level="5">Filelist</text:h>
      <text:list xml:id="list113626219516234" text:continue-list="list113626279771686" text:style-name="List_20_1">
        <text:list-item>
          <text:h text:style-name="Quellcode-Auflistung" text:outline-level="6">KIX4OTRSITSMConfigManagement/Kernel/Output/HTML/LinkObjectITSMConfigItem.pm </text:h>
        </text:list-item>
        <text:list-item>
          <text:h text:style-name="Quellcode-Auflistung" text:outline-level="6">KIX4OTRSITSMConfigManagement/Kernel/System/LinkObject/ITSMConfigItem.pm</text:h>
        </text:list-item>
      </text:list>
      <text:h text:style-name="Heading_20_5" text:outline-level="5">Table/Table Columns</text:h>
      <text:list xml:id="list113627751016373" text:continue-numbering="true" text:style-name="List_20_1">
        <text:list-item>
          <text:h text:style-name="Quellcode-Auflistung" text:outline-level="6">None</text:h>
        </text:list-item>
      </text:list>
      <text:h text:style-name="P317" text:outline-level="6"/>
      <text:h text:style-name="Heading_20_3" text:outline-level="3"><text:soft-page-break/>SysConfig Options</text:h>
      <table:table table:name="Tabelle89" table:style-name="Tabelle89">
        <table:table-column table:style-name="Tabelle89.A"/>
        <table:table-column table:style-name="Tabelle89.B"/>
        <table:table-header-rows>
          <table:table-row table:style-name="Tabelle89.1">
            <table:table-cell table:style-name="Tabelle89.A1" office:value-type="string">
              <text:p text:style-name="P41">Key Name</text:p>
            </table:table-cell>
            <table:table-cell table:style-name="Tabelle89.B1" office:value-type="string">
              <text:p text:style-name="P41">Description</text:p>
            </table:table-cell>
          </table:table-row>
        </table:table-header-rows>
        <table:table-row table:style-name="Tabelle89.1">
          <table:table-cell table:style-name="Tabelle89.A2" office:value-type="string">
            <text:p text:style-name="Table_20_Contents">n.a.</text:p>
          </table:table-cell>
          <table:table-cell table:style-name="Tabelle89.B2" office:value-type="string">
            <text:p text:style-name="Table_20_Contents">n.a.</text:p>
          </table:table-cell>
        </table:table-row>
      </table:table>
      <text:p text:style-name="Standard"/>
      <text:h text:style-name="Heading_20_2" text:outline-level="2">Compare Different Versions of Config Items</text:h>
      <text:p text:style-name="P24">Affords an opportunity to compare two different versions of one ConfigItem.</text:p>
      <text:p text:style-name="P24"/>
      <text:h text:style-name="P237" text:outline-level="3">Implementation</text:h>
      <text:list xml:id="list4581207546890460933" text:style-name="L188">
        <text:list-item>
          <text:p text:style-name="P223">New tab in AgentITSMConfigItemZoom</text:p>
        </text:list-item>
        <text:list-item>
          <text:p text:style-name="P223">Show all available versions of selected ConfigItem in two tables</text:p>
        </text:list-item>
        <text:list-item>
          <text:p text:style-name="P223">Checkboxes for selection of version to compare</text:p>
        </text:list-item>
        <text:list-item>
          <text:p text:style-name="P223">Show changes in separat section</text:p>
        </text:list-item>
      </text:list>
      <text:p text:style-name="Standard"/>
      <text:h text:style-name="Heading_20_4" text:outline-level="4">Related Structures</text:h>
      <text:h text:style-name="Heading_20_5" text:outline-level="5">Filelist</text:h>
      <text:list xml:id="list113627195504631" text:continue-list="list113627751016373" text:style-name="List_20_1">
        <text:list-item>
          <text:h text:style-name="Quellcode-Auflistung" text:outline-level="6">KIX4OTRSITSMConfigManagement/Kernel/Config/Files/KIX4OTRS_ITSMConfigItem.xml</text:h>
        </text:list-item>
        <text:list-item>
          <text:h text:style-name="Quellcode-Auflistung" text:outline-level="6">KIX4OTRSITSMConfigManagement/Kernel/Language/de_KIX4OTRSITSMConfigManagement.pm</text:h>
        </text:list-item>
        <text:list-item>
          <text:h text:style-name="Quellcode-Auflistung" text:outline-level="6">KIX4OTRSITSMConfigManagement/Kernel/Modules/AgentITSMConfigItemCompare.pm</text:h>
          <text:list>
            <text:list-item>
              <text:list>
                <text:list-item>
                  <text:list>
                    <text:list-item>
                      <text:h text:style-name="P318" text:outline-level="6">KIX4OTRSITSMConfigManagement/Kernel/Output/HTML/Standard/AgentITSMConfigItemCompare.tt</text:h>
                    </text:list-item>
                  </text:list>
                </text:list-item>
              </text:list>
            </text:list-item>
          </text:list>
        </text:list-item>
        <text:list-item>
          <text:h text:style-name="Quellcode-Auflistung" text:outline-level="6">Var/httpd/htdocs/skins/Agent/KIX4OTRS/css/KIX4OTRS.ITSM.Agent.Detail.css</text:h>
        </text:list-item>
      </text:list>
      <text:h text:style-name="P317" text:outline-level="6"/>
      <text:h text:style-name="Heading_20_3" text:outline-level="3">SysConfig Options</text:h>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41">Key Name</text:p>
            </table:table-cell>
            <table:table-cell table:style-name="Tabelle93.B1" office:value-type="string">
              <text:p text:style-name="P41">Description</text:p>
            </table:table-cell>
          </table:table-row>
        </table:table-header-rows>
        <table:table-row table:style-name="Tabelle93.1">
          <table:table-cell table:style-name="Tabelle93.A2" office:value-type="string">
            <text:p text:style-name="P67">Frontend::Module###<text:span text:style-name="T15">AgentITSMConfigItemCompare</text:span></text:p>
          </table:table-cell>
          <table:table-cell table:style-name="Tabelle93.B2" office:value-type="string">
            <text:p text:style-name="P47">Frontend module registration for the agent interface.</text:p>
          </table:table-cell>
        </table:table-row>
        <table:table-row table:style-name="Tabelle93.1">
          <table:table-cell table:style-name="Tabelle93.A2" office:value-type="string">
            <text:p text:style-name="P72">ITSMConfigItem::Frontend::MenuModule###700-Compare</text:p>
          </table:table-cell>
          <table:table-cell table:style-name="Tabelle93.B2" office:value-type="string">
            <text:p text:style-name="P67">Shows a link in the menu to compare a <text:span text:style-name="T16">configuration</text:span> item with an other.</text:p>
          </table:table-cell>
        </table:table-row>
        <table:table-row table:style-name="Tabelle93.1">
          <table:table-cell table:style-name="Tabelle93.A2" office:value-type="string">
            <text:p text:style-name="P72">ITSMConfigItem::Frontend::AgentITSMConfigItemCompare###Permission</text:p>
          </table:table-cell>
          <table:table-cell table:style-name="Tabelle93.B2" office:value-type="string">
            <text:p text:style-name="P67">Required permissions to use the compare ITSM configuration item screen in the agent interface.</text:p>
            <text:list xml:id="list2091075504587734427" text:style-name="L189">
              <text:list-item>
                <text:p text:style-name="P293">ro</text:p>
              </text:list-item>
            </text:list>
          </table:table-cell>
        </table:table-row>
        <table:table-row table:style-name="Tabelle93.1">
          <table:table-cell table:style-name="Tabelle93.A2" office:value-type="string">
            <text:p text:style-name="P72">ITSMConfigItem::Frontend::AgentITSMConfigItemCompare###CSSHighlight</text:p>
          </table:table-cell>
          <table:table-cell table:style-name="Tabelle93.B2" office:value-type="string">
            <text:p text:style-name="P67">Configure an <text:span text:style-name="T34">highlightning</text:span> for a row in the compare table depending on compare result.</text:p>
            <text:list xml:id="list113626254541406" text:continue-numbering="true" text:style-name="L189">
              <text:list-item>
                <text:p text:style-name="P293">added</text:p>
              </text:list-item>
              <text:list-item>
                <text:p text:style-name="P293">changed</text:p>
              </text:list-item>
              <text:list-item>
                <text:p text:style-name="P293">deleted</text:p>
              </text:list-item>
            </text:list>
          </table:table-cell>
        </table:table-row>
        <table:table-row table:style-name="Tabelle93.1">
          <table:table-cell table:style-name="Tabelle93.A2" office:value-type="string">
            <text:list xml:id="list5264289602817253956" text:style-name="L190">
              <text:list-header>
                <text:p text:style-name="P313">ITSMConfigItem::Frontend::AgentITSMConfigItemCompare###<text:span text:style-name="T15">CompareBehaviour</text:span> </text:p>
              </text:list-header>
            </text:list>
          </table:table-cell>
          <table:table-cell table:style-name="Tabelle93.B2" office:value-type="string">
            <text:p text:style-name="P79">Changes the behaviour of Config Item Version Compare. "Structure" will mark swapped items as changed </text:p>
          </table:table-cell>
        </table:table-row>
      </table:table>
      <text:h text:style-name="Heading_20_2" text:outline-level="2">Line Highlighting for Config Item Overview</text:h>
      <text:p text:style-name="P24">Highlighting for config item lists to show their deployment state.</text:p>
      <text:p text:style-name="P24"/>
      <text:h text:style-name="P237" text:outline-level="3">Implementation</text:h>
      <text:list xml:id="list113626828960303" text:continue-list="list4581207546890460933" text:style-name="L188">
        <text:list-item>
          <text:p text:style-name="P223">Add a highligh hash like used in QueueView</text:p>
        </text:list-item>
      </text:list>
      <text:p text:style-name="Standard"/>
      <text:h text:style-name="Heading_20_4" text:outline-level="4">Related Structures</text:h>
      <text:h text:style-name="Heading_20_5" text:outline-level="5">Filelist</text:h>
      <text:list xml:id="list113627078594340" text:continue-list="list113627195504631" text:style-name="List_20_1">
        <text:list-item>
          <text:list>
            <text:list-item>
              <text:list>
                <text:list-item>
                  <text:list>
                    <text:list-item>
                      <text:h text:style-name="P328" text:outline-level="6">KIX4OTRS/KIX4OTRSITSMConfigManagement/Kernel/Config/Files/KIX4OTRS_ITSMConfigItem.xml</text:h>
                    </text:list-item>
                    <text:list-item>
                      <text:h text:style-name="P334" text:outline-level="6">KIX4OTRS/KIX4OTRSITSMConfigManagement/Kernel/Output/HTML/ITSMConfigItemOverviewSmall.pm</text:h>
                    </text:list-item>
                    <text:list-item>
                      <text:h text:style-name="P334" text:outline-level="6"><text:soft-page-break/>KIX4OTRS/KIX4OTRSITSMConfigManagement/Kernel/Output/HTML/de_KIX4OTRSITSMConfigManagement.pm</text:h>
                    </text:list-item>
                  </text:list>
                </text:list-item>
              </text:list>
            </text:list-item>
          </text:list>
        </text:list-item>
      </text:list>
      <text:h text:style-name="P317" text:outline-level="6"/>
      <text:h text:style-name="Heading_20_3" text:outline-level="3">SysConfig Options</text:h>
      <table:table table:name="Tabelle133" table:style-name="Tabelle133">
        <table:table-column table:style-name="Tabelle133.A"/>
        <table:table-column table:style-name="Tabelle133.B"/>
        <table:table-header-rows>
          <table:table-row table:style-name="Tabelle133.1">
            <table:table-cell table:style-name="Tabelle133.A1" office:value-type="string">
              <text:p text:style-name="P41">Key Name</text:p>
            </table:table-cell>
            <table:table-cell table:style-name="Tabelle133.B1" office:value-type="string">
              <text:p text:style-name="P41">Description</text:p>
            </table:table-cell>
          </table:table-row>
        </table:table-header-rows>
        <table:table-row table:style-name="Tabelle133.1">
          <table:table-cell table:style-name="Tabelle133.A2" office:value-type="string">
            <text:p text:style-name="P73">ConfigItemOverview::HighlightMapping</text:p>
          </table:table-cell>
          <table:table-cell table:style-name="Tabelle133.B2" office:value-type="string">
            <text:p text:style-name="P47">Hash for highlight mapping</text:p>
          </table:table-cell>
        </table:table-row>
      </table:table>
      <text:h text:style-name="Heading_20_2" text:outline-level="2">Configure States to Show Config Item List</text:h>
      <text:p text:style-name="P24">In OTRS the used deployment state to display a config item list is hardcoded and not configurable. There are two new SysConfig keys. One to choose if postproductive states should be also shown and second to exclude some special deployment states.</text:p>
      <text:p text:style-name="P24"/>
      <text:h text:style-name="P237" text:outline-level="3">Implementation</text:h>
      <text:list xml:id="list113627615467650" text:continue-list="list113626828960303" text:style-name="L188">
        <text:list-item>
          <text:p text:style-name="P223">Two new SysConfig keys added</text:p>
        </text:list-item>
        <text:list-item>
          <text:p text:style-name="P223">Extended functionality array to add postproductive states and to exclude all marked to exclude states.</text:p>
        </text:list-item>
      </text:list>
      <text:p text:style-name="Standard"/>
      <text:h text:style-name="Heading_20_4" text:outline-level="4">Related Structures</text:h>
      <text:h text:style-name="Heading_20_5" text:outline-level="5">Filelist</text:h>
      <text:list xml:id="list113626514767129" text:continue-list="list113627078594340" text:style-name="List_20_1">
        <text:list-item>
          <text:list>
            <text:list-item>
              <text:list>
                <text:list-item>
                  <text:list>
                    <text:list-item>
                      <text:h text:style-name="P328" text:outline-level="6">KIX4OTRSITSMCOnfigManagement/Kernel/Config/Files/KIX4OTRS_ITSMConfigItem.xml</text:h>
                    </text:list-item>
                    <text:list-item>
                      <text:h text:style-name="P334" text:outline-level="6">KIX4OTRSITSMCOnfigManagement/Kernel/Language/de_KIX4OTRSITSMConfigManagement.pm</text:h>
                    </text:list-item>
                    <text:list-item>
                      <text:h text:style-name="P334" text:outline-level="6">KIX4OTRSITSMCOnfigManagement/Kernel/Modules/AgentITSMConfigItem.pm </text:h>
                    </text:list-item>
                  </text:list>
                </text:list-item>
              </text:list>
            </text:list-item>
          </text:list>
        </text:list-item>
      </text:list>
      <text:h text:style-name="P317" text:outline-level="6"/>
      <text:h text:style-name="Heading_20_3" text:outline-level="3">SysConfig Options</text:h>
      <table:table table:name="Tabelle134" table:style-name="Tabelle134">
        <table:table-column table:style-name="Tabelle134.A"/>
        <table:table-column table:style-name="Tabelle134.B"/>
        <table:table-header-rows>
          <table:table-row table:style-name="Tabelle134.1">
            <table:table-cell table:style-name="Tabelle134.A1" office:value-type="string">
              <text:p text:style-name="P41">Key Name</text:p>
            </table:table-cell>
            <table:table-cell table:style-name="Tabelle134.B1" office:value-type="string">
              <text:p text:style-name="P41">Description</text:p>
            </table:table-cell>
          </table:table-row>
        </table:table-header-rows>
        <table:table-row table:style-name="Tabelle134.1">
          <table:table-cell table:style-name="Tabelle134.A2" office:value-type="string">
            <text:p text:style-name="P73">ConfigItemOverview::ShowDeploymentStatePostproductive</text:p>
          </table:table-cell>
          <table:table-cell table:style-name="Tabelle134.B2" office:value-type="string">
            <text:p text:style-name="P47">Choose if postproductive states should be shown (yes/no, default: no)</text:p>
          </table:table-cell>
        </table:table-row>
        <table:table-row table:style-name="Tabelle134.1">
          <table:table-cell table:style-name="Tabelle134.A2" office:value-type="string">
            <text:p text:style-name="P73">ConfigItemOverview::ExcludedDeploymentStates </text:p>
          </table:table-cell>
          <table:table-cell table:style-name="Tabelle134.B2" office:value-type="string">
            <text:p text:style-name="P67">Add a comma-separated list of excluded deployment states. This is not active by default.</text:p>
          </table:table-cell>
        </table:table-row>
      </table:table>
      <text:h text:style-name="Heading_20_2" text:outline-level="2">Custom View in ConfigItemOverview</text:h>
      <text:p text:style-name="P24">In OTRS the agent could only select the SmallView in ConfigItemOverview with some predefined columns to show the config item content. Now it should be possible to define user-specific columns in this overview by using the settings-button.</text:p>
      <text:p text:style-name="P24"/>
      <text:h text:style-name="P237" text:outline-level="3">Implementation</text:h>
      <text:list xml:id="list113626641673817" text:continue-list="list113627615467650" text:style-name="L188">
        <text:list-item>
          <text:p text:style-name="P223">CustomView added </text:p>
        </text:list-item>
        <text:list-item>
          <text:p text:style-name="P223">Added settings-button and possibility to push and pull columns in a user-specific sort order</text:p>
        </text:list-item>
      </text:list>
      <text:p text:style-name="Standard"/>
      <text:h text:style-name="Heading_20_4" text:outline-level="4">Related Structures</text:h>
      <text:h text:style-name="Heading_20_5" text:outline-level="5">Filelist</text:h>
      <text:list xml:id="list113627149923895" text:continue-list="list113626514767129" text:style-name="List_20_1">
        <text:list-item>
          <text:list>
            <text:list-item>
              <text:list>
                <text:list-item>
                  <text:list>
                    <text:list-item>
                      <text:h text:style-name="P328" text:outline-level="6">KIX4OTRSITSMConfigManagement/Kernel/Config/Files/KIX4OTRS_ITSMConfigItem.xml</text:h>
                    </text:list-item>
                    <text:list-item>
                      <text:h text:style-name="P334" text:outline-level="6">KIX4OTRSITSMConfigManagement/Kernel/Modules/AgentITSMConfigItem.pm</text:h>
                    </text:list-item>
                    <text:list-item>
                      <text:h text:style-name="P334" text:outline-level="6">KIX4OTRSITSMConfigManagement/Kernel/Output/HTML/ITSMConfigItemOverviewCustom.pm</text:h>
                    </text:list-item>
                    <text:list-item>
                      <text:h text:style-name="P334" text:outline-level="6">KIX4OTRSITSMConfigManagement/Kernel/Output/HTML/LayoutKIX4OTRSITSMConfigManagement.pm</text:h>
                    </text:list-item>
                    <text:list-item>
                      <text:h text:style-name="P334" text:outline-level="6">KIX4OTRSITSMConfigManagement/Kernel/Output/HTML/PreferencesConfigItemOverviewColumn.pm</text:h>
                    </text:list-item>
                    <text:list-item>
                      <text:h text:style-name="P334" text:outline-level="6">KIX4OTRSITSMConfigManagement/Kernel/Output/HTML/Standard/AgentITSMConfigItemOverviewCustom.tt</text:h>
                    </text:list-item>
                    <text:list-item>
                      <text:h text:style-name="P334" text:outline-level="6">KIX4OTRSITSMConfigManagement/Kernel/Output/HTML/Standard/AgentITSMConfigItemOverviewNavBar.tt</text:h>
                    </text:list-item>
                  </text:list>
                </text:list-item>
              </text:list>
            </text:list-item>
          </text:list>
        </text:list-item>
      </text:list>
      <text:h text:style-name="P317" text:outline-level="6"/>
      <text:h text:style-name="Heading_20_3" text:outline-level="3"><text:soft-page-break/>SysConfig Options</text:h>
      <table:table table:name="Tabelle75" table:style-name="Tabelle75">
        <table:table-column table:style-name="Tabelle75.A"/>
        <table:table-column table:style-name="Tabelle75.B"/>
        <table:table-header-rows>
          <table:table-row table:style-name="Tabelle75.1">
            <table:table-cell table:style-name="Tabelle75.A1" office:value-type="string">
              <text:p text:style-name="P41">Key Name</text:p>
            </table:table-cell>
            <table:table-cell table:style-name="Tabelle75.B1" office:value-type="string">
              <text:p text:style-name="P41">Description</text:p>
            </table:table-cell>
          </table:table-row>
        </table:table-header-rows>
        <table:table-row table:style-name="Tabelle75.1">
          <table:table-cell table:style-name="Tabelle75.A2" office:value-type="string">
            <text:p text:style-name="P73">ITSMConfigItem::Frontend::Overview###Custom</text:p>
          </table:table-cell>
          <table:table-cell table:style-name="Tabelle75.B2" office:value-type="string">
            <text:p text:style-name="P47">Modul registration</text:p>
          </table:table-cell>
        </table:table-row>
      </table:table>
      <text:h text:style-name="Heading_20_2" text:outline-level="2">ConfigItemZoom - Quick Link</text:h>
      <text:p text:style-name="P24">It should be possible to create links to a config item by using the quick link option like in ticket zoom link object tab. (10.44)</text:p>
      <text:p text:style-name="P24"/>
      <text:h text:style-name="P237" text:outline-level="3">Implementation</text:h>
      <text:list xml:id="list113627082934560" text:continue-list="list113626641673817" text:style-name="L188">
        <text:list-item>
          <text:p text:style-name="P223">Quick link option added to tab</text:p>
        </text:list-item>
        <text:list-item>
          <text:p text:style-name="P223">SysConfig key added to switch on or off the quick link feature</text:p>
        </text:list-item>
      </text:list>
      <text:p text:style-name="Standard"/>
      <text:h text:style-name="Heading_20_4" text:outline-level="4">Related Structures</text:h>
      <text:h text:style-name="Heading_20_5" text:outline-level="5">Filelist</text:h>
      <text:list xml:id="list113627435352725" text:continue-list="list113627149923895" text:style-name="List_20_1">
        <text:list-item>
          <text:list>
            <text:list-item>
              <text:list>
                <text:list-item>
                  <text:list>
                    <text:list-item>
                      <text:h text:style-name="P328" text:outline-level="6">KIX4OTRS/Kernel/Output/HTML/QuickTicket.tt</text:h>
                    </text:list-item>
                    <text:list-item>
                      <text:h text:style-name="P334" text:outline-level="6">KIX4OTRSITSMConfigManagement/Kernel/Output/HTML/Standard/AgentITSMConfigItemZoomTabLinkedObjects.tt</text:h>
                    </text:list-item>
                    <text:list-item>
                      <text:h text:style-name="P334" text:outline-level="6">KIX4OTRSITSMConfigManagement/Kernel/Output/HTML/AgentITSMConfigItemZoomTabLinkedObjects.pm </text:h>
                    </text:list-item>
                  </text:list>
                </text:list-item>
              </text:list>
            </text:list-item>
          </text:list>
        </text:list-item>
      </text:list>
      <text:h text:style-name="P317" text:outline-level="6"/>
      <text:h text:style-name="Heading_20_3" text:outline-level="3">SysConfig Options</text:h>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41">Key Name</text:p>
            </table:table-cell>
            <table:table-cell table:style-name="Tabelle82.B1" office:value-type="string">
              <text:p text:style-name="P41">Description</text:p>
            </table:table-cell>
          </table:table-row>
        </table:table-header-rows>
        <table:table-row table:style-name="Tabelle82.1">
          <table:table-cell table:style-name="Tabelle82.A2" office:value-type="string">
            <text:p text:style-name="P73">ITSMConfigItem::Frontend::AgentITSMConfigItemZoomTabLinkedObjects###QuickLink</text:p>
          </table:table-cell>
          <table:table-cell table:style-name="Tabelle82.B2" office:value-type="string">
            <text:p text:style-name="P47">Choose if quick link should be shown (yes/no, default: yes)</text:p>
          </table:table-cell>
        </table:table-row>
      </table:table>
      <text:h text:style-name="Heading_20_2" text:outline-level="2">ConfigItemZoom – Create Email and Phone Ticket</text:h>
      <text:p text:style-name="Standard"><text:span text:style-name="Strong_20_Emphasis"><text:span text:style-name="T42">It should be possible to create email tickets or phone tickets out of the config item zoom mask to link a ticket automaticly with this config item. Therefor two buttons were created which also could be disabled.</text:span></text:span></text:p>
      <text:p text:style-name="Standard"><text:span text:style-name="Strong_20_Emphasis"><text:span text:style-name="T42"/></text:span></text:p>
      <text:h text:style-name="P237" text:outline-level="3">Implementation</text:h>
      <text:p text:style-name="P32"/>
      <text:list xml:id="list113626473002940" text:continue-list="list3089621566418211237" text:style-name="L134">
        <text:list-item>
          <text:p text:style-name="P185">Added menu button and SysConfig key for email ticket and for phone ticket</text:p>
        </text:list-item>
        <text:list-item>
          <text:p text:style-name="P185">Using KIXSidebar LinkedCI preparation to create link with current config item</text:p>
        </text:list-item>
      </text:list>
      <text:p text:style-name="P32"/>
      <text:h text:style-name="Heading_20_4" text:outline-level="4">Related Structures</text:h>
      <text:h text:style-name="Heading_20_5" text:outline-level="5">Filelist</text:h>
      <text:list xml:id="list113628050466538" text:continue-list="list113627435352725" text:style-name="L191">
        <text:list-item>
          <text:list>
            <text:list-item>
              <text:list>
                <text:list-item>
                  <text:list>
                    <text:list-item>
                      <text:h text:style-name="P382" text:outline-level="6">KIX4OTRSITSMConfigManagement/Kernel/System/Config/Files/KIX4OTRS_ITSMConfigItemZoom.xml </text:h>
                    </text:list-item>
                    <text:list-item>
                      <text:h text:style-name="P382" text:outline-level="6">KIX4OTRSITSMConfigManagement/Kernel/Modules/AgentTicketEmail.pm </text:h>
                    </text:list-item>
                    <text:list-item>
                      <text:h text:style-name="P382" text:outline-level="6">KIX4OTRSITSMConfigManagement/Kernel/Modules/AgentTicketPhone.pm </text:h>
                    </text:list-item>
                    <text:list-item>
                      <text:h text:style-name="P382" text:outline-level="6">KIX4OTRSITSMConfigManagement/Kernel/Output/HTML/Standard/AgentTicketEmail.tt </text:h>
                    </text:list-item>
                    <text:list-item>
                      <text:h text:style-name="P382" text:outline-level="6">KIX4OTRSITSMConfigManagement/Kernel/Output/HTML/Standard/AgentTicketPhone.tt </text:h>
                    </text:list-item>
                    <text:list-item>
                      <text:h text:style-name="P382" text:outline-level="6">KIX4OTRSITSMConfigManagement/Kernel/Modules/AgentITSMConfigItemZoomTabConfigItem.pm </text:h>
                    </text:list-item>
                    <text:list-item>
                      <text:h text:style-name="P382" text:outline-level="6">KIX4OTRSITSMConfigManagement/Kernel/Output/HTML/Standard/AgentITSMConfigItemZoomTabConfigItem.tt </text:h>
                    </text:list-item>
                    <text:list-item>
                      <text:h text:style-name="P382" text:outline-level="6">KIX4OTRSITSMIncidentProblem/Kernel/Modules/AgentTicketEmail.pm </text:h>
                    </text:list-item>
                    <text:list-item>
                      <text:h text:style-name="P382" text:outline-level="6">KIX4OTRSITSMIncidentProblem/Kernel/Modules/AgentTicketPhone.pm </text:h>
                    </text:list-item>
                    <text:list-item>
                      <text:h text:style-name="P382" text:outline-level="6">KIX4OTRSITSMIncidentProblem/Kernel/Output/HTML/Standard/AgentTicketEmail.tt </text:h>
                    </text:list-item>
                    <text:list-item>
                      <text:h text:style-name="P382" text:outline-level="6">KIX4OTRSITSMIncidentProblem/Kernel/Output/HTML/Standard/AgentTicketPhone.tt</text:h>
                    </text:list-item>
                  </text:list>
                </text:list-item>
              </text:list>
            </text:list-item>
          </text:list>
        </text:list-item>
      </text:list>
      <text:list xml:id="list4485871822487084827" text:style-name="L192">
        <text:list-header>
          <text:p text:style-name="P248"/>
        </text:list-header>
      </text:list>
      <text:h text:style-name="Heading_20_3" text:outline-level="3"><text:soft-page-break/>SysConfig Options</text:h>
      <table:table table:name="Tabelle137" table:style-name="Tabelle137">
        <table:table-column table:style-name="Tabelle137.A"/>
        <table:table-column table:style-name="Tabelle137.B"/>
        <table:table-header-rows>
          <table:table-row table:style-name="Tabelle137.1">
            <table:table-cell table:style-name="Tabelle137.A1" office:value-type="string">
              <text:p text:style-name="P41">Key Name</text:p>
            </table:table-cell>
            <table:table-cell table:style-name="Tabelle137.B1" office:value-type="string">
              <text:p text:style-name="P41">Description</text:p>
            </table:table-cell>
          </table:table-row>
        </table:table-header-rows>
        <table:table-row table:style-name="Tabelle137.1">
          <table:table-cell table:style-name="Tabelle137.A2" office:value-type="string">
            <text:p text:style-name="P79">ITSMConfigItem::Frontend::AgentITSMConfigItemZoomTabConfigItem###CreateEmailTicket</text:p>
          </table:table-cell>
          <table:table-cell table:style-name="Tabelle137.B2" office:value-type="string">
            <text:p text:style-name="P70">Enables email ticket button</text:p>
          </table:table-cell>
        </table:table-row>
        <table:table-row table:style-name="Tabelle137.1">
          <table:table-cell table:style-name="Tabelle137.A2" office:value-type="string">
            <text:p text:style-name="P71">ITSMConfigItem::Frontend::AgentITSMConfigItemZoomTabConfigItem###CreatePhoneTicket</text:p>
          </table:table-cell>
          <table:table-cell table:style-name="Tabelle137.B2" office:value-type="string">
            <text:p text:style-name="P70">Enables phone ticket button</text:p>
          </table:table-cell>
        </table:table-row>
      </table:table>
      <text:p text:style-name="Standard"/>
      <text:h text:style-name="Heading_20_2" text:outline-level="2">ConfigItemZoom – ImageTab</text:h>
      <text:p text:style-name="Standard"><text:span text:style-name="Strong_20_Emphasis"><text:span text:style-name="T42">Images belonging to a config item should be shown on an own tab. It is possible to get a preview or to delete the images. It could also be deposited a text describing this image.</text:span></text:span></text:p>
      <text:p text:style-name="Standard"><text:span text:style-name="Strong_20_Emphasis"><text:span text:style-name="T42"/></text:span></text:p>
      <text:h text:style-name="P237" text:outline-level="3">Implementation</text:h>
      <text:p text:style-name="P32"/>
      <text:list xml:id="list113627942986325" text:continue-list="list113626473002940" text:style-name="L134">
        <text:list-item>
          <text:p text:style-name="P185">New tab added</text:p>
        </text:list-item>
        <text:list-item>
          <text:p text:style-name="P185">Popup dialog after submitting a file to enter a describing text</text:p>
        </text:list-item>
        <text:list-item>
          <text:p text:style-name="P185">Possibility to edit text and delete image</text:p>
        </text:list-item>
        <text:list-item>
          <text:p text:style-name="P185">Click on image gets preview</text:p>
        </text:list-item>
        <text:list-item>
          <text:p text:style-name="P185">Image types could be set in SysConfig</text:p>
        </text:list-item>
      </text:list>
      <text:p text:style-name="P32"/>
      <text:h text:style-name="Heading_20_4" text:outline-level="4">Related Structures</text:h>
      <text:h text:style-name="Heading_20_5" text:outline-level="5">Filelist</text:h>
      <text:list xml:id="list113626740645876" text:continue-list="list113628050466538" text:style-name="L191">
        <text:list-item>
          <text:list>
            <text:list-item>
              <text:list>
                <text:list-item>
                  <text:list>
                    <text:list-item>
                      <text:h text:style-name="P382" text:outline-level="6">KIX4OTRSITSMConfigManagement/Kernel/Modules/AgentITSMConfigItemZoomTabImages.pm </text:h>
                    </text:list-item>
                    <text:list-item>
                      <text:h text:style-name="P382" text:outline-level="6">KIX4OTRSITSMConfigManagement/Kernel/Output/HTML/Standard/AgentITSMConfigItemZoomTabImages.tt</text:h>
                    </text:list-item>
                  </text:list>
                </text:list-item>
              </text:list>
            </text:list-item>
          </text:list>
        </text:list-item>
      </text:list>
      <text:list xml:id="list6621194286776413222" text:style-name="L193">
        <text:list-header>
          <text:p text:style-name="P249"/>
        </text:list-header>
      </text:list>
      <text:h text:style-name="Heading_20_3" text:outline-level="3">SysConfig Options</text:h>
      <table:table table:name="Tabelle139" table:style-name="Tabelle139">
        <table:table-column table:style-name="Tabelle139.A"/>
        <table:table-column table:style-name="Tabelle139.B"/>
        <table:table-header-rows>
          <table:table-row table:style-name="Tabelle139.1">
            <table:table-cell table:style-name="Tabelle139.A1" office:value-type="string">
              <text:p text:style-name="P41">Key Name</text:p>
            </table:table-cell>
            <table:table-cell table:style-name="Tabelle139.B1" office:value-type="string">
              <text:p text:style-name="P41">Description</text:p>
            </table:table-cell>
          </table:table-row>
        </table:table-header-rows>
        <table:table-row table:style-name="Tabelle139.1">
          <table:table-cell table:style-name="Tabelle139.A2" office:value-type="string">
            <text:p text:style-name="P79">Frontend::Module###AgentITSMConfigItemZoomTabImages</text:p>
          </table:table-cell>
          <table:table-cell table:style-name="Tabelle139.B2" office:value-type="string">
            <text:p text:style-name="P70">Module registration</text:p>
          </table:table-cell>
        </table:table-row>
        <table:table-row table:style-name="Tabelle139.1">
          <table:table-cell table:style-name="Tabelle139.A3" office:value-type="string">
            <text:p text:style-name="P71">AgentITSMConfigItemZoomBackend###0140-Images</text:p>
          </table:table-cell>
          <table:table-cell table:style-name="Tabelle139.B3" office:value-type="string">
            <text:p text:style-name="P58"><text:s/>Enables or disables tab</text:p>
          </table:table-cell>
        </table:table-row>
        <table:table-row table:style-name="Tabelle139.1">
          <table:table-cell table:style-name="Tabelle139.A2" office:value-type="string">
            <text:p text:style-name="P71">ITSMConfigItem::Frontend::AgentITSMConfigItemZoomTabImages###ImageTypes</text:p>
          </table:table-cell>
          <table:table-cell table:style-name="Tabelle139.B2" office:value-type="string">
            <text:p text:style-name="P70">Image types which could be loaded</text:p>
          </table:table-cell>
        </table:table-row>
      </table:table>
      <text:h text:style-name="Heading_20_2" text:outline-level="2">ConfigItem Import with Default Values</text:h>
      <text:p text:style-name="Standard"><text:span text:style-name="Strong_20_Emphasis"><text:span text:style-name="T42">Set default values at config item import for attributes Name, InciState and DeplState.</text:span></text:span></text:p>
      <text:p text:style-name="Standard"><text:span text:style-name="Strong_20_Emphasis"><text:span text:style-name="T42"/></text:span></text:p>
      <text:h text:style-name="P237" text:outline-level="3">Implementation</text:h>
      <text:p text:style-name="P32"/>
      <text:list xml:id="list113628065102247" text:continue-list="list113627942986325" text:style-name="L134">
        <text:list-item>
          <text:p text:style-name="P185">Set default values if value is not defined</text:p>
        </text:list-item>
      </text:list>
      <text:p text:style-name="P32"/>
      <text:h text:style-name="Heading_20_4" text:outline-level="4">Related Structures</text:h>
      <text:h text:style-name="Heading_20_5" text:outline-level="5">Filelist</text:h>
      <text:list xml:id="list7821002724247175199" text:style-name="L194">
        <text:list-item>
          <text:list>
            <text:list-item>
              <text:list>
                <text:list-item>
                  <text:list>
                    <text:list-item>
                      <text:h text:style-name="P384" text:outline-level="6">KIX4OTRSITSMConfigManagement/Kernel/System/ImportExport/ObjectBackend/ITSMConfigItem.pm</text:h>
                    </text:list-item>
                  </text:list>
                </text:list-item>
              </text:list>
            </text:list-item>
          </text:list>
        </text:list-item>
      </text:list>
      <text:list xml:id="list1001238721594610713" text:style-name="L195">
        <text:list-header>
          <text:p text:style-name="P250"/>
        </text:list-header>
      </text:list>
      <text:h text:style-name="Heading_20_3" text:outline-level="3"><text:soft-page-break/>SysConfig Options</text:h>
      <table:table table:name="Tabelle143" table:style-name="Tabelle143">
        <table:table-column table:style-name="Tabelle143.A"/>
        <table:table-column table:style-name="Tabelle143.B"/>
        <table:table-header-rows>
          <table:table-row table:style-name="Tabelle143.1">
            <table:table-cell table:style-name="Tabelle143.A1" office:value-type="string">
              <text:p text:style-name="P41">Key Name</text:p>
            </table:table-cell>
            <table:table-cell table:style-name="Tabelle143.B1" office:value-type="string">
              <text:p text:style-name="P41">Description</text:p>
            </table:table-cell>
          </table:table-row>
        </table:table-header-rows>
        <table:table-row table:style-name="Tabelle143.1">
          <table:table-cell table:style-name="Tabelle143.A2" office:value-type="string">
            <text:p text:style-name="P79">n.a.</text:p>
          </table:table-cell>
          <table:table-cell table:style-name="Tabelle143.B2" office:value-type="string">
            <text:p text:style-name="P70">n.a.</text:p>
          </table:table-cell>
        </table:table-row>
      </table:table>
      <text:h text:style-name="Heading_20_2" text:outline-level="2">Search over all Classes in Config Item Search</text:h>
      <text:p text:style-name="P24">It should be possible to search over all config item classes and to choose either to search over all attributes from all classes or to search over common attributes by user preference.</text:p>
      <text:p text:style-name="P24"/>
      <text:h text:style-name="P237" text:outline-level="3">Implementation</text:h>
      <text:list xml:id="list113627737371933" text:continue-list="list4055366298523148468" text:style-name="L187">
        <text:list-item>
          <text:p text:style-name="P222">extended config item search to select "all" to search ober all classes</text:p>
        </text:list-item>
        <text:list-item>
          <text:p text:style-name="P222">extended custom config item overview to choose attribute columns to display search result for all classes</text:p>
        </text:list-item>
        <text:list-item>
          <text:p text:style-name="P222">new use preference to select config item search behavior</text:p>
        </text:list-item>
        <text:list-item>
          <text:p text:style-name="P222">extended ITSM config item quick link to use search over all classes</text:p>
        </text:list-item>
      </text:list>
      <text:p text:style-name="Standard"/>
      <text:h text:style-name="Heading_20_4" text:outline-level="4">Related Structures</text:h>
      <text:h text:style-name="Heading_20_5" text:outline-level="5">Filelist</text:h>
      <text:list xml:id="list113627322898945" text:continue-list="list7821002724247175199" text:style-name="L194">
        <text:list-item>
          <text:list>
            <text:list-item>
              <text:list>
                <text:list-item>
                  <text:list>
                    <text:list-item>
                      <text:h text:style-name="P385" text:outline-level="6"><text:span text:style-name="T17">KIX4OTRSITSMConfigManagement/Kernel/Config/Files/</text:span>K<text:span text:style-name="T17">IX4OTRS_ConfigItemLink.xml </text:span></text:h>
                    </text:list-item>
                    <text:list-item>
                      <text:h text:style-name="P383" text:outline-level="6">KIX4OTRSITSMConfigManagement/Kernel/Config/Files/KIX4OTRS_ITSMConfigItem.xml </text:h>
                    </text:list-item>
                    <text:list-item>
                      <text:h text:style-name="P383" text:outline-level="6">KIX4OTRSITSMConfigManagement/Kernel/Language/de_KIX4OTRSITSMConfigManagement.pm </text:h>
                    </text:list-item>
                    <text:list-item>
                      <text:h text:style-name="P383" text:outline-level="6">KIX4OTRSITSMConfigManagement/Kernel/Modules/AgentITSMConfigItemSearch.pm</text:h>
                    </text:list-item>
                    <text:list-item>
                      <text:h text:style-name="P383" text:outline-level="6">KIX4OTRSITSMConfigManagement/Kernel/Output/HTML/LayoutKIX4OTRSITSMConfigManagement.pm </text:h>
                    </text:list-item>
                    <text:list-item>
                      <text:h text:style-name="P383" text:outline-level="6">KIX4OTRSITSMConfigManagement/Kernel/Output/HTML/LinkObjectITSMConfigItem.pm </text:h>
                    </text:list-item>
                    <text:list-item>
                      <text:h text:style-name="P383" text:outline-level="6">KIX4OTRSITSMConfigManagement/Kernel/Output/HTML/PreferencesConfigItemOverviewColumn.pm</text:h>
                    </text:list-item>
                    <text:list-item>
                      <text:h text:style-name="P383" text:outline-level="6">KIX4OTRSITSMConfigManagement/Kernel/System/QuickLink/ITSMConfigItem.pm</text:h>
                    </text:list-item>
                  </text:list>
                </text:list-item>
              </text:list>
            </text:list-item>
          </text:list>
        </text:list-item>
      </text:list>
      <text:h text:style-name="Heading_20_5" text:outline-level="5">Table/Table Columns</text:h>
      <text:list xml:id="list113627448068711" text:continue-list="list113626740645876" text:style-name="List_20_1">
        <text:list-item>
          <text:h text:style-name="Quellcode-Auflistung" text:outline-level="6">None</text:h>
        </text:list-item>
      </text:list>
      <text:h text:style-name="P317" text:outline-level="6"/>
      <text:h text:style-name="Heading_20_3" text:outline-level="3">SysConfig Options</text:h>
      <table:table table:name="Tabelle152" table:style-name="Tabelle152">
        <table:table-column table:style-name="Tabelle152.A"/>
        <table:table-column table:style-name="Tabelle152.B"/>
        <table:table-header-rows>
          <table:table-row table:style-name="Tabelle152.1">
            <table:table-cell table:style-name="Tabelle152.A1" office:value-type="string">
              <text:p text:style-name="P41">Key Name</text:p>
            </table:table-cell>
            <table:table-cell table:style-name="Tabelle152.B1" office:value-type="string">
              <text:p text:style-name="P41">Description</text:p>
            </table:table-cell>
          </table:table-row>
        </table:table-header-rows>
        <table:table-row table:style-name="Tabelle152.1">
          <table:table-cell table:style-name="Tabelle152.A2" office:value-type="string">
            <text:p text:style-name="Table_20_Contents">PreferencesGroups###ConfigItemSearchAllBehavior</text:p>
          </table:table-cell>
          <table:table-cell table:style-name="Tabelle152.B2" office:value-type="string">
            <text:p text:style-name="Table_20_Contents">user preference to select search over all config items behavior</text:p>
          </table:table-cell>
        </table:table-row>
      </table:table>
      <text:h text:style-name="Heading_20_2" text:outline-level="2">Access Attribute for Config Items</text:h>
      <text:p text:style-name="P25">Access attribute could be added to config item class definition to restrict access by user groups. It affects config item overview, assigned config item sidebar, editing and displaying, <text:span text:style-name="T49">importing and exporting</text:span> config items. <text:span text:style-name="T49">It should be used only once per config item class definition.</text:span>.</text:p>
      <text:p text:style-name="P24"/>
      <text:p text:style-name="P24">Class definitition, for example:</text:p>
      <text:p text:style-name="P24"><text:span text:style-name="T44">{</text:span><text:line-break/> <text:s text:c="3"/><text:span text:style-name="T44">Key =&gt; 'GroupAccess',</text:span><text:line-break/><text:span text:style-name="T45"> <text:s text:c="3"/></text:span><text:span text:style-name="T44">Name =&gt; 'GroupAccess',</text:span><text:line-break/><text:span text:style-name="T45"> <text:s text:c="3"/></text:span><text:span text:style-name="T44">Input =&gt; {</text:span><text:line-break/><text:span text:style-name="T45"> <text:s text:c="7"/></text:span><text:span text:style-name="T44">Type =&gt; 'CIGroupAccess',</text:span><text:line-break/><text:span text:style-name="T45"> <text:s text:c="3"/></text:span><text:span text:style-name="T44">},</text:span><text:line-break/><text:span text:style-name="T45"> <text:s text:c="3"/></text:span><text:span text:style-name="T44">CountMin =&gt; 0,</text:span><text:line-break/><text:span text:style-name="T45"> <text:s text:c="3"/></text:span><text:span text:style-name="T44">CountDefault =&gt; 0,</text:span><text:line-break/><text:span text:style-name="T44">}</text:span></text:p>
      <text:p text:style-name="P40"/>
      <text:h text:style-name="P237" text:outline-level="3">Implementation</text:h>
      <text:list xml:id="list113626754286046" text:continue-list="list113627737371933" text:style-name="L187">
        <text:list-item>
          <text:p text:style-name="P222">extended item based config item permissions</text:p>
        </text:list-item>
        <text:list-item>
          <text:p text:style-name="P222"><text:soft-page-break/>new config item class attribute "CIGroupAccess" created</text:p>
        </text:list-item>
      </text:list>
      <text:p text:style-name="Standard"/>
      <text:h text:style-name="Heading_20_4" text:outline-level="4">Related Structures</text:h>
      <text:h text:style-name="Heading_20_5" text:outline-level="5">FiIes</text:h>
      <text:list xml:id="list113627742969481" text:continue-list="list113627322898945" text:style-name="L194">
        <text:list-item>
          <text:list>
            <text:list-item>
              <text:list>
                <text:list-item>
                  <text:list>
                    <text:list-item>
                      <text:h text:style-name="P383" text:outline-level="6">KIX4OTRSITSMConfigManagement/System/ITSMConfigItem/Permission/ItemClassGroupCheck.pm</text:h>
                    </text:list-item>
                    <text:list-item>
                      <text:h text:style-name="P383" text:outline-level="6">KIX4OTRSITSMConfigManagement/System/ITSMConfigItem/XML/Type/CIGroupAccess.pm</text:h>
                    </text:list-item>
                    <text:list-item>
                      <text:h text:style-name="P383" text:outline-level="6">KIX4OTRSITSMConfigManagement/Kernel/Output/HTML/LayoutKIX4OTRSITSMConfigManagement.pm</text:h>
                    </text:list-item>
                    <text:list-item>
                      <text:h text:style-name="P384" text:outline-level="6">KIX4OTRSITSMConfigManagement/Kernel/Output/HTML/ITSMConfigItemLayoutCIGroupAccess.pm</text:h>
                    </text:list-item>
                  </text:list>
                </text:list-item>
              </text:list>
            </text:list-item>
          </text:list>
        </text:list-item>
      </text:list>
      <text:h text:style-name="Heading_20_5" text:outline-level="5">Table/Table Columns</text:h>
      <text:list xml:id="list113627022857709" text:continue-list="list113627448068711" text:style-name="List_20_1">
        <text:list-item>
          <text:h text:style-name="Quellcode-Auflistung" text:outline-level="6">None</text:h>
        </text:list-item>
      </text:list>
      <text:h text:style-name="P317" text:outline-level="6"/>
      <text:h text:style-name="Heading_20_3" text:outline-level="3">SysConfig Options</text:h>
      <table:table table:name="Tabelle154" table:style-name="Tabelle154">
        <table:table-column table:style-name="Tabelle154.A"/>
        <table:table-column table:style-name="Tabelle154.B"/>
        <table:table-header-rows>
          <table:table-row table:style-name="Tabelle154.1">
            <table:table-cell table:style-name="Tabelle154.A1" office:value-type="string">
              <text:p text:style-name="P41">Key Name</text:p>
            </table:table-cell>
            <table:table-cell table:style-name="Tabelle154.B1" office:value-type="string">
              <text:p text:style-name="P41">Description</text:p>
            </table:table-cell>
          </table:table-row>
        </table:table-header-rows>
        <table:table-row table:style-name="Tabelle154.1">
          <table:table-cell table:style-name="Tabelle154.A2" office:value-type="string">
            <text:p text:style-name="Table_20_Contents">n.a.</text:p>
          </table:table-cell>
          <table:table-cell table:style-name="Tabelle154.B2" office:value-type="string">
            <text:p text:style-name="Table_20_Contents">n.a.</text:p>
          </table:table-cell>
        </table:table-row>
      </table:table>
      <text:p text:style-name="Standard"/>
      <text:h text:style-name="Heading_20_1" text:outline-level="1"><text:s/>ITSM-Change Management Extensions</text:h>
      <text:h text:style-name="Heading_20_2" text:outline-level="2">ChangeZoom - Tabbed Change Detail Mask</text:h>
      <text:list xml:id="list113626767742732" text:continue-list="list113626585513845" text:style-name="L126">
        <text:list-item>
          <text:p text:style-name="P109">Reworked modular change zoom mask</text:p>
        </text:list-item>
      </text:list>
      <text:list xml:id="list113626486308844" text:continue-list="list113627082934560" text:style-name="L188">
        <text:list-item>
          <text:p text:style-name="P223">Tab-based change zoom mask </text:p>
        </text:list-item>
      </text:list>
      <text:list xml:id="list113626287823397" text:continue-list="list113626767742732" text:style-name="L126">
        <text:list-item>
          <text:list>
            <text:list-item>
              <text:p text:style-name="P109">Allows to integrate other information in additional tabs</text:p>
            </text:list-item>
            <text:list-item>
              <text:p text:style-name="P109">Tab contents are</text:p>
              <text:list>
                <text:list-item>
                  <text:p text:style-name="P109">Overview</text:p>
                  <text:list>
                    <text:list-item>
                      <text:p text:style-name="P109">Shows the change and the WorkOrderGraph</text:p>
                    </text:list-item>
                  </text:list>
                </text:list-item>
                <text:list-item>
                  <text:p text:style-name="P109">Linked objects</text:p>
                  <text:list>
                    <text:list-item>
                      <text:p text:style-name="P109">Shows all directly linked objects in the complex view mode</text:p>
                    </text:list-item>
                    <text:list-item>
                      <text:p text:style-name="P109">Sort order of tables could be canged</text:p>
                    </text:list-item>
                    <text:list-item>
                      <text:p text:style-name="P109">Different columns could be selected</text:p>
                    </text:list-item>
                  </text:list>
                </text:list-item>
              </text:list>
            </text:list-item>
          </text:list>
        </text:list-item>
      </text:list>
      <text:p text:style-name="P24"/>
      <text:h text:style-name="P237" text:outline-level="3">Implementation</text:h>
      <text:list xml:id="list6126743581906368916" text:style-name="L196">
        <text:list-item>
          <text:p text:style-name="P224">Reorganization of frontend module AgentITSMChangeZoom </text:p>
          <text:list>
            <text:list-item>
              <text:p text:style-name="P224">Keep right-hand part for general change data</text:p>
            </text:list-item>
            <text:list-item>
              <text:p text:style-name="P224">Main block is replaced by the tab handling</text:p>
            </text:list-item>
          </text:list>
        </text:list-item>
        <text:list-item>
          <text:p text:style-name="P224">Create change zoom tab modules</text:p>
          <text:list>
            <text:list-item>
              <text:p text:style-name="P224">Tab „Overview“</text:p>
            </text:list-item>
            <text:list-item>
              <text:p text:style-name="P224">Tab „Linked Objects“</text:p>
            </text:list-item>
          </text:list>
        </text:list-item>
      </text:list>
      <text:p text:style-name="Standard"/>
      <text:h text:style-name="Heading_20_4" text:outline-level="4">Related Structures</text:h>
      <text:h text:style-name="Heading_20_5" text:outline-level="5">Filelist</text:h>
      <text:list xml:id="list113628193199030" text:continue-list="list113627022857709" text:style-name="List_20_1">
        <text:list-item>
          <text:h text:style-name="Quellcode-Auflistung" text:outline-level="6">KIX4OTRSITSMChangeManagement/Kernel/Config/Files/KIX4OTRS_ITSMChangeZoom.xml </text:h>
          <text:list>
            <text:list-item>
              <text:list>
                <text:list-item>
                  <text:list>
                    <text:list-item>
                      <text:h text:style-name="P318" text:outline-level="6">KIX4OTRSITSMChangeManagement/Kernel/Modules/AgentITSMChangeZoom.pm</text:h>
                    </text:list-item>
                    <text:list-item>
                      <text:h text:style-name="P318" text:outline-level="6">KIX4OTRSITSMChangeManagement/Kernel/Modules/AgentITSMChangeZoomTabOverview.pm</text:h>
                    </text:list-item>
                    <text:list-item>
                      <text:h text:style-name="P318" text:outline-level="6">KIX4OTRSITSMChangeManagement/Kernel/Modules/AgentITSMChangeZoomTabLinkedObjects.pm</text:h>
                    </text:list-item>
                    <text:list-item>
                      <text:h text:style-name="P318" text:outline-level="6">KIX4OTRSITSMChangeManagement/Kernel/Output/HMTL/Standard/AgentITSMChangeZoom.tt</text:h>
                    </text:list-item>
                    <text:list-item>
                      <text:h text:style-name="P318" text:outline-level="6">KIX4OTRSITSMChangeManagement/Kernel/Output/HMTL/Standard/AgentITSMChangeZoomTabOverview.tt</text:h>
                    </text:list-item>
                    <text:list-item>
                      <text:h text:style-name="P318" text:outline-level="6">KIX4OTRSITSMChangeManagement/Kernel/Output/HMTL/Standard/AgentITSMChangeZoomTabLinkedObjects.tt</text:h>
                    </text:list-item>
                    <text:list-item>
                      <text:h text:style-name="P318" text:outline-level="6">KIX4OTRSITSMCore/Kernel/Output/HTML/Standard/FooterITSMZoomTab.tt</text:h>
                    </text:list-item>
                    <text:list-item>
                      <text:h text:style-name="P318" text:outline-level="6">KIX4OTRS.sopm</text:h>
                    </text:list-item>
                    <text:list-item>
                      <text:h text:style-name="P318" text:outline-level="6">var/httpd/htdocs/js/Core.KIX4OTRS.js</text:h>
                    </text:list-item>
                    <text:list-item>
                      <text:h text:style-name="P318" text:outline-level="6">var/httpd/htdocs/js/Core.KIX4OTRS.ITSMZoomTabs.js</text:h>
                    </text:list-item>
                    <text:list-item>
                      <text:h text:style-name="P318" text:outline-level="6">KIX4OTRS/Kernel/Output/HTML/LayoutLinkObject.pm</text:h>
                    </text:list-item>
                  </text:list>
                </text:list-item>
              </text:list>
            </text:list-item>
          </text:list>
        </text:list-item>
      </text:list>
      <text:h text:style-name="P317" text:outline-level="6"/>
      <text:h text:style-name="Heading_20_3" text:outline-level="3">SysConfig Options</text:h>
      <table:table table:name="Tabelle95" table:style-name="Tabelle95">
        <table:table-column table:style-name="Tabelle95.A"/>
        <table:table-column table:style-name="Tabelle95.B"/>
        <table:table-header-rows>
          <table:table-row table:style-name="Tabelle95.1">
            <table:table-cell table:style-name="Tabelle95.A1" office:value-type="string">
              <text:p text:style-name="P41">Key Name</text:p>
            </table:table-cell>
            <table:table-cell table:style-name="Tabelle95.B1" office:value-type="string">
              <text:p text:style-name="P41">Description</text:p>
            </table:table-cell>
          </table:table-row>
        </table:table-header-rows>
        <table:table-row table:style-name="Tabelle95.1">
          <table:table-cell table:style-name="Tabelle95.A2" office:value-type="string">
            <text:p text:style-name="P70">Frontend::Module###AgentITSMChangeZoom</text:p>
          </table:table-cell>
          <table:table-cell table:style-name="Tabelle95.B2" office:value-type="string">
            <text:list xml:id="list157868821406211467" text:style-name="L197">
              <text:list-header>
                <text:p text:style-name="P312"><text:s/>Frontend module registration for the agent interface.</text:p>
              </text:list-header>
              <text:list-item>
                <text:p text:style-name="P305">C<text:span text:style-name="T9">SS: <text:line-break/>ITSM.Agent.Default.css, ITSM.ChangeManagement.Default.css, ITSM.ChangeManagement.WorkorderGraph.css, ITSM.ChangeManagement.RTEContent.css, </text:span></text:p>
              </text:list-item>
              <text:list-item>
                <text:p text:style-name="P303">JavaScript: <text:line-break/><text:span text:style-name="T34">thirdparty</text:span>/<text:span text:style-name="T34">jquery</text:span>-<text:span text:style-name="T34">ui</text:span>-tabs-1.10.3/jquery.ui.tabs.js, <text:span text:style-name="T34">thirdparty</text:span>/<text:span text:style-name="T34">jquery</text:span>-<text:span text:style-name="T34">tablesorter</text:span>-2.0.5/jquery.tablesorter.js, Core.UI.Table.Sort.js, Core.KIX4OTRS.ITSMZoomTabs.js, ITSM.Agent.ChangeManagement.WorkorderGraph.js</text:p>
              </text:list-item>
            </text:list>
          </table:table-cell>
        </table:table-row>
        <table:table-row table:style-name="Tabelle95.1">
          <table:table-cell table:style-name="Tabelle95.A2" office:value-type="string">
            <text:p text:style-name="P67">Frontend::Module###<text:span text:style-name="T9">AgentITSMChangeZoomTabOverview</text:span></text:p>
          </table:table-cell>
          <table:table-cell table:style-name="Tabelle95.B2" office:value-type="string">
            <text:p text:style-name="Table_20_Contents">Frontend module registration for the agent interface.</text:p>
          </table:table-cell>
        </table:table-row>
        <table:table-row table:style-name="Tabelle95.1">
          <table:table-cell table:style-name="Tabelle95.A2" office:value-type="string">
            <text:p text:style-name="P67">Frontend::Module###<text:span text:style-name="T9">AgentITSMChangeZoo</text:span><text:soft-page-break/><text:span text:style-name="T9">mTabLinkedObjects</text:span></text:p>
          </table:table-cell>
          <table:table-cell table:style-name="Tabelle95.B2" office:value-type="string">
            <text:p text:style-name="Table_20_Contents">Frontend module registration for the agent interface. </text:p>
          </table:table-cell>
        </table:table-row>
        <table:table-row table:style-name="Tabelle95.1">
          <table:table-cell table:style-name="Tabelle95.A2" office:value-type="string">
            <text:p text:style-name="P67">AgentITSMChangeZoomBackend###0100<text:span text:style-name="T9">-Overview</text:span></text:p>
          </table:table-cell>
          <table:table-cell table:style-name="Tabelle95.B2" office:value-type="string">
            <text:p text:style-name="Table_20_Contents">Defines parameters for the AgentITSMChangeZoomTab "Overview".</text:p>
            <text:p text:style-name="Table_20_Contents">Link, Title, Description, Block, Permission, CountMethod</text:p>
          </table:table-cell>
        </table:table-row>
        <table:table-row table:style-name="Tabelle95.1">
          <table:table-cell table:style-name="Tabelle95.A2" office:value-type="string">
            <text:p text:style-name="P67">AgentITSMChangeZoomBackend###0200<text:span text:style-name="T9">-LinkedObjects</text:span></text:p>
          </table:table-cell>
          <table:table-cell table:style-name="Tabelle95.B2" office:value-type="string">
            <text:p text:style-name="Table_20_Contents">Defines parameters for the AgentITSMChangeZoomTab "Linked Objects".</text:p>
            <text:p text:style-name="Table_20_Contents">ink, Title, Description, Block, Permission, CountMethod</text:p>
          </table:table-cell>
        </table:table-row>
      </table:table>
      <text:p text:style-name="Standard"/>
      <text:p text:style-name="Standard"/>
      <text:h text:style-name="Heading_20_2" text:outline-level="2">ChangeInfo for KIXSidebar </text:h>
      <text:p text:style-name="P24">Allows to access additional information about a change in KIXSidebar.</text:p>
      <text:p text:style-name="P24"/>
      <text:h text:style-name="P237" text:outline-level="3">Implementation</text:h>
      <text:list xml:id="list2096070859117783345" text:style-name="L198">
        <text:list-item>
          <text:p text:style-name="P191">remove change info block from ITSMChangeZoom</text:p>
        </text:list-item>
        <text:list-item>
          <text:p text:style-name="P189">add new modul for KIXSidebarChangeInfo and use it with KIXITSMChangeZoom</text:p>
        </text:list-item>
        <text:list-item>
          <text:p text:style-name="P191">Change LayoutKIX4OTRS.pm to use it with ITSM</text:p>
        </text:list-item>
      </text:list>
      <text:p text:style-name="P32"/>
      <text:h text:style-name="Heading_20_4" text:outline-level="4">Related Structures</text:h>
      <text:h text:style-name="Heading_20_5" text:outline-level="5">Filelist</text:h>
      <text:list xml:id="list113627606181458" text:continue-list="list113628193199030" text:style-name="List_20_1">
        <text:list-item>
          <text:h text:style-name="Quellcode-Auflistung" text:outline-level="6">KIX4OTRS/Kernel/Config/Files/KIX4OTRS_ITSMChangeZoom.xml </text:h>
        </text:list-item>
        <text:list-item>
          <text:h text:style-name="Quellcode-Auflistung" text:outline-level="6">KIX4OTRS/Kernel/Output/HTML/LayoutKIX4OTRS.pm </text:h>
        </text:list-item>
        <text:list-item>
          <text:h text:style-name="Quellcode-Auflistung" text:outline-level="6">KIX4OTRSITSMChangeManagement/Kernel/Modules/AgentITSMChangeZoom.pm </text:h>
          <text:list>
            <text:list-item>
              <text:list>
                <text:list-item>
                  <text:list>
                    <text:list-item>
                      <text:h text:style-name="P318" text:outline-level="6">KIX4OTRSITSMChangeManagement/Kernel/Output/HTML/Standard/AgentITSMChangeZoom.tt </text:h>
                    </text:list-item>
                    <text:list-item>
                      <text:h text:style-name="P318" text:outline-level="6">KIX4OTRSITSMChangeManagement/Kernel/Output/HTML/Standard/AgentKIXSidebarChangeInfo.tt </text:h>
                    </text:list-item>
                    <text:list-item>
                      <text:h text:style-name="P318" text:outline-level="6">KIX4OTRSITSMChangeManagement/Kernel/Output/HTML/KIXSidebarChangeInfo.pm</text:h>
                    </text:list-item>
                  </text:list>
                </text:list-item>
              </text:list>
            </text:list-item>
          </text:list>
          <text:h text:style-name="Quellcode-Auflistung" text:outline-level="6"/>
        </text:list-item>
      </text:list>
      <text:h text:style-name="Heading_20_3" text:outline-level="3">SysConfig Options</text:h>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41">Key Name</text:p>
            </table:table-cell>
            <table:table-cell table:style-name="Tabelle96.B1" office:value-type="string">
              <text:p text:style-name="P41">Description</text:p>
            </table:table-cell>
          </table:table-row>
        </table:table-header-rows>
        <table:table-row table:style-name="Tabelle96.1">
          <table:table-cell table:style-name="Tabelle96.A2" office:value-type="string">
            <text:p text:style-name="P67">Frontend::<text:span text:style-name="T9">AgentITSMChangeZoom</text:span>::KIXSidebarBackend###0100-ChangeInfo</text:p>
          </table:table-cell>
          <table:table-cell table:style-name="Tabelle96.B2" office:value-type="string">
            <text:p text:style-name="P67">Parameters for the KIXSidebar backend ChangeInfo</text:p>
          </table:table-cell>
        </table:table-row>
      </table:table>
      <text:h text:style-name="Heading_20_2" text:outline-level="2">WorkOrderZoom - Tabbed WorkOrder Detail Mask</text:h>
      <text:list xml:id="list113628335823131" text:continue-list="list113626287823397" text:style-name="L126">
        <text:list-item>
          <text:p text:style-name="P109">Reworked modular change zoom mask</text:p>
        </text:list-item>
        <text:list-item>
          <text:p text:style-name="P109">Tab-based change zoom mask </text:p>
          <text:list>
            <text:list-item>
              <text:p text:style-name="P109">Allows to integrate other information in additional tabs</text:p>
            </text:list-item>
            <text:list-item>
              <text:p text:style-name="P109">Tab contents are</text:p>
              <text:list>
                <text:list-item>
                  <text:p text:style-name="P109">Overview</text:p>
                  <text:list>
                    <text:list-item>
                      <text:p text:style-name="P109">Shows the change and the WorkOrderGraph</text:p>
                    </text:list-item>
                  </text:list>
                </text:list-item>
                <text:list-item>
                  <text:p text:style-name="P109">Linked objects</text:p>
                  <text:list>
                    <text:list-item>
                      <text:p text:style-name="P109">Shows all directly linked objects in the complex view mode</text:p>
                    </text:list-item>
                    <text:list-item>
                      <text:p text:style-name="P109">Sort order of tables could be changed</text:p>
                    </text:list-item>
                    <text:list-item>
                      <text:p text:style-name="P109">Different columns could be selected</text:p>
                    </text:list-item>
                  </text:list>
                </text:list-item>
              </text:list>
            </text:list-item>
          </text:list>
        </text:list-item>
      </text:list>
      <text:p text:style-name="P24"/>
      <text:h text:style-name="P237" text:outline-level="3">Implementation</text:h>
      <text:list xml:id="list5035613066820076871" text:style-name="L199">
        <text:list-item>
          <text:p text:style-name="P225">Reorganization of frontend module AgentITSMChangeZoom </text:p>
          <text:list>
            <text:list-item>
              <text:p text:style-name="P225">Keep right-hand part for general change data</text:p>
            </text:list-item>
            <text:list-item>
              <text:p text:style-name="P225">Main block is replaced by the tab handling</text:p>
            </text:list-item>
          </text:list>
        </text:list-item>
        <text:list-item>
          <text:p text:style-name="P225"><text:soft-page-break/>Create change zoom tab modules</text:p>
          <text:list>
            <text:list-item>
              <text:p text:style-name="P225">Tab „Overview“</text:p>
            </text:list-item>
            <text:list-item>
              <text:p text:style-name="P225">Tab „Linked Objects“</text:p>
            </text:list-item>
          </text:list>
        </text:list-item>
      </text:list>
      <text:p text:style-name="Standard"/>
      <text:h text:style-name="Heading_20_4" text:outline-level="4">Related Structures</text:h>
      <text:h text:style-name="Heading_20_5" text:outline-level="5">Filelist</text:h>
      <text:list xml:id="list113627113383867" text:continue-list="list113627606181458" text:style-name="List_20_1">
        <text:list-item>
          <text:list>
            <text:list-item>
              <text:list>
                <text:list-item>
                  <text:list>
                    <text:list-item>
                      <text:h text:style-name="P318" text:outline-level="6">KIX4OTRSITSMChangeManagement/Kernel/Config/Files/KIX4OTRS_ITSMWorkOrderZoom.xml </text:h>
                    </text:list-item>
                    <text:list-item>
                      <text:h text:style-name="P318" text:outline-level="6">KIX4OTRSITSMChangeManagement/Kernel/Modules/AgentITSMWorkOrderZoom.pm</text:h>
                    </text:list-item>
                    <text:list-item>
                      <text:h text:style-name="P318" text:outline-level="6">KIX4OTRSITSMChangeManagement/Kernel/Modules/AgentITSMWorkOrderZoomTabOverview.pm</text:h>
                    </text:list-item>
                    <text:list-item>
                      <text:h text:style-name="P318" text:outline-level="6">KIX4OTRSITSMChangeManagement/Kernel/Modules/AgentITSMWorkOrderZoomTabLinkedObjects.pm</text:h>
                    </text:list-item>
                    <text:list-item>
                      <text:h text:style-name="P318" text:outline-level="6">KIX4OTRSITSMChangeManagement/Kernel/Output/HMTL/Standard/AgentITSMWorkOrderZoom.tt</text:h>
                    </text:list-item>
                    <text:list-item>
                      <text:h text:style-name="P318" text:outline-level="6">KIX4OTRSITSMChangeManagement/Kernel/Output/HMTL/Standard/AgentITSMWorkOrderZoomTabOverview.tt</text:h>
                    </text:list-item>
                    <text:list-item>
                      <text:h text:style-name="P318" text:outline-level="6">KIX4OTRSITSMChangeManagement/Kernel/Output/HMTL/Standard/AgentITSMWorkOrderZoomTabLinkedObjects.tt</text:h>
                    </text:list-item>
                    <text:list-item>
                      <text:h text:style-name="P318" text:outline-level="6">KIX4OTRSITSMCore/Kernel/Output/HTML/Standard/FooterITSMZoomTab.tt</text:h>
                    </text:list-item>
                    <text:list-item>
                      <text:h text:style-name="P318" text:outline-level="6">KIX4OTRS.sopm</text:h>
                    </text:list-item>
                    <text:list-item>
                      <text:h text:style-name="P318" text:outline-level="6">var/httpd/htdocs/js/Core.KIX4OTRS.js</text:h>
                    </text:list-item>
                    <text:list-item>
                      <text:h text:style-name="P318" text:outline-level="6">var/httpd/htdocs/js/Core.KIX4OTRS.ITSMZoomTabs.js</text:h>
                    </text:list-item>
                    <text:list-item>
                      <text:h text:style-name="P318" text:outline-level="6">KIX4OTRS/Kernel/Output/HTML/LayoutLinkObject.pm</text:h>
                    </text:list-item>
                  </text:list>
                </text:list-item>
              </text:list>
            </text:list-item>
          </text:list>
        </text:list-item>
      </text:list>
      <text:h text:style-name="P317" text:outline-level="6"/>
      <text:h text:style-name="Heading_20_3" text:outline-level="3">SysConfig Options</text:h>
      <text:p text:style-name="Standard"/>
      <table:table table:name="Tabelle98" table:style-name="Tabelle98">
        <table:table-column table:style-name="Tabelle98.A"/>
        <table:table-column table:style-name="Tabelle98.B"/>
        <table:table-header-rows>
          <table:table-row table:style-name="Tabelle98.1">
            <table:table-cell table:style-name="Tabelle98.A1" office:value-type="string">
              <text:p text:style-name="P41">Key Name</text:p>
            </table:table-cell>
            <table:table-cell table:style-name="Tabelle98.B1" office:value-type="string">
              <text:p text:style-name="P41">Description</text:p>
            </table:table-cell>
          </table:table-row>
        </table:table-header-rows>
        <table:table-row table:style-name="Tabelle98.1">
          <table:table-cell table:style-name="Tabelle98.A2" office:value-type="string">
            <text:p text:style-name="P70">Frontend::Module###AgentITSMWorkOrderZoom</text:p>
          </table:table-cell>
          <table:table-cell table:style-name="Tabelle98.B2" office:value-type="string">
            <text:list xml:id="list113627701977280" text:continue-list="list157868821406211467" text:style-name="L197">
              <text:list-item>
                <text:p text:style-name="P303">Frontend module registration for the agent interface.</text:p>
              </text:list-item>
              <text:list-item>
                <text:p text:style-name="P303">CSS: <text:line-break/>ITSM.Agent.Default.css, ITSM.ChangeManagement.Default.css, ITSM.ChangeManagement.RTEContent.css, </text:p>
              </text:list-item>
              <text:list-item>
                <text:p text:style-name="P303">JavaScript:<text:line-break/> <text:span text:style-name="T34">thirdparty</text:span>/<text:span text:style-name="T34">jquery</text:span>-<text:span text:style-name="T34">ui</text:span>-tabs-1.10.3/jquery.ui.tabs.js, <text:span text:style-name="T34">thirdparty</text:span>/<text:span text:style-name="T34">jquery</text:span>-<text:span text:style-name="T34">tablesorter</text:span>-2.0.5/jquery.tablesorter.js, <text:line-break/>Core.UI.Table.Sort.js, Core.KIX4OTRS.ITSMZoomTabs.js,<text:line-break/>ITSM.Agent.ConfirmationDialog.js</text:p>
              </text:list-item>
            </text:list>
          </table:table-cell>
        </table:table-row>
        <table:table-row table:style-name="Tabelle98.1">
          <table:table-cell table:style-name="Tabelle98.A2" office:value-type="string">
            <text:p text:style-name="P67">Frontend::Module###<text:span text:style-name="T9">AgentITSMWorkOrderZoomTabOverview</text:span></text:p>
          </table:table-cell>
          <table:table-cell table:style-name="Tabelle98.B2" office:value-type="string">
            <text:p text:style-name="Table_20_Contents">Frontend module registration for the agent interface.</text:p>
          </table:table-cell>
        </table:table-row>
        <table:table-row table:style-name="Tabelle98.1">
          <table:table-cell table:style-name="Tabelle98.A2" office:value-type="string">
            <text:p text:style-name="P67">Frontend::Module###<text:span text:style-name="T9">AgentITSMWorkOrderZoomTabLinkedObjects</text:span></text:p>
          </table:table-cell>
          <table:table-cell table:style-name="Tabelle98.B2" office:value-type="string">
            <text:p text:style-name="Table_20_Contents">Frontend module registration for the agent interface. </text:p>
          </table:table-cell>
        </table:table-row>
        <table:table-row table:style-name="Tabelle98.1">
          <table:table-cell table:style-name="Tabelle98.A2" office:value-type="string">
            <text:p text:style-name="P67">AgentITSMWorkOrderZoomBackend###0100<text:span text:style-name="T9">-Overview</text:span></text:p>
          </table:table-cell>
          <table:table-cell table:style-name="Tabelle98.B2" office:value-type="string">
            <text:p text:style-name="Table_20_Contents">Defines parameters for the AgentITSMWorkOrderZoomTab "Overview".</text:p>
            <text:p text:style-name="Table_20_Contents">Link, Title, Description, Block, Permission, CountMethod</text:p>
          </table:table-cell>
        </table:table-row>
        <table:table-row table:style-name="Tabelle98.1">
          <table:table-cell table:style-name="Tabelle98.A2" office:value-type="string">
            <text:p text:style-name="P67">AgentITSMWorkOrderZoomBackend###0200<text:span text:style-name="T9">-LinkedObjects</text:span></text:p>
          </table:table-cell>
          <table:table-cell table:style-name="Tabelle98.B2" office:value-type="string">
            <text:p text:style-name="Table_20_Contents">Defines parameters for the AgentITSMWorkOrderZoomTab "Linked Objects".</text:p>
            <text:p text:style-name="Table_20_Contents">ink, Title, Description, Block, Permission, CountMethod</text:p>
          </table:table-cell>
        </table:table-row>
      </table:table>
      <text:h text:style-name="Heading_20_2" text:outline-level="2">WorkOrderInfo for KIXSidebar </text:h>
      <text:p text:style-name="P24">Allows to access additional information about a work order in KIXSidebar.</text:p>
      <text:p text:style-name="P24"/>
      <text:h text:style-name="P237" text:outline-level="3">Implementation</text:h>
      <text:list xml:id="list6094096836047121055" text:style-name="L200">
        <text:list-item>
          <text:p text:style-name="P190">remove work order info block from ConfigItemZoom</text:p>
        </text:list-item>
        <text:list-item>
          <text:p text:style-name="P190">add new modul for KIXSidebarWorkOrderInfo and use it with KIXITSMWorkOrderZoom</text:p>
        </text:list-item>
        <text:list-item>
          <text:p text:style-name="P190">Change LayoutKIX4OTRS.pm to use it with ITSM</text:p>
        </text:list-item>
        <text:list-item>
          <text:p text:style-name="P190">added PlannedEffort and AccountedTime</text:p>
        </text:list-item>
      </text:list>
      <text:p text:style-name="P33"><text:soft-page-break/></text:p>
      <text:h text:style-name="Heading_20_4" text:outline-level="4">Related Structures</text:h>
      <text:h text:style-name="Heading_20_5" text:outline-level="5">Filelist</text:h>
      <text:list xml:id="list113628371029307" text:continue-list="list113627113383867" text:style-name="List_20_1">
        <text:list-item>
          <text:list>
            <text:list-item>
              <text:list>
                <text:list-item>
                  <text:list>
                    <text:list-item>
                      <text:h text:style-name="P318" text:outline-level="6">KIX4OTRS/Kernel/Config/Files/KIX4OTRS_ITSMWorkOrderZoom.xml </text:h>
                    </text:list-item>
                    <text:list-item>
                      <text:h text:style-name="P318" text:outline-level="6">KIX4OTRS/Kernel/Output/HTML/LayoutKIX4OTRS.pm </text:h>
                    </text:list-item>
                    <text:list-item>
                      <text:h text:style-name="P318" text:outline-level="6">KIX4OTRSITSMChangeManagement/Kernel/Modules/AgentITSMWorkOrderZoom.pm </text:h>
                    </text:list-item>
                    <text:list-item>
                      <text:h text:style-name="P318" text:outline-level="6">KIX4OTRSITSMChangeManagement/Kernel/Output/HTML/Standard/AgentITSMWorkOrderZoom.tt </text:h>
                    </text:list-item>
                    <text:list-item>
                      <text:h text:style-name="P318" text:outline-level="6">KIX4OTRSITSMChangeManagement/Kernel/Output/HTML/Standard/AgentKIXSidebarWorkOrderInfo.tt </text:h>
                    </text:list-item>
                    <text:list-item>
                      <text:h text:style-name="P318" text:outline-level="6">KIX4OTRSITSMChangeManagement/Kernel/Output/HTML/KIXSidebarWorkOrderInfo.pm</text:h>
                    </text:list-item>
                  </text:list>
                </text:list-item>
              </text:list>
            </text:list-item>
          </text:list>
          <text:h text:style-name="Quellcode-Auflistung" text:outline-level="6"/>
        </text:list-item>
      </text:list>
      <text:h text:style-name="Heading_20_3" text:outline-level="3">SysConfig Options</text:h>
      <table:table table:name="Tabelle97" table:style-name="Tabelle97">
        <table:table-column table:style-name="Tabelle97.A"/>
        <table:table-column table:style-name="Tabelle97.B"/>
        <table:table-header-rows>
          <table:table-row table:style-name="Tabelle97.1">
            <table:table-cell table:style-name="Tabelle97.A1" office:value-type="string">
              <text:p text:style-name="P41">Key Name</text:p>
            </table:table-cell>
            <table:table-cell table:style-name="Tabelle97.B1" office:value-type="string">
              <text:p text:style-name="P41">Description</text:p>
            </table:table-cell>
          </table:table-row>
        </table:table-header-rows>
        <table:table-row table:style-name="Tabelle97.1">
          <table:table-cell table:style-name="Tabelle97.A2" office:value-type="string">
            <text:p text:style-name="P67">Frontend::<text:span text:style-name="T9">AgentITSMWorkOrderZoom</text:span>::KIXSidebarBackend###0100-ChangeInfo</text:p>
          </table:table-cell>
          <table:table-cell table:style-name="Tabelle97.B2" office:value-type="string">
            <text:p text:style-name="P67">Parameters for the KIXSidebar backend WorkOrderInfo</text:p>
          </table:table-cell>
        </table:table-row>
      </table:table>
      <text:h text:style-name="Heading_20_2" text:outline-level="2">WorkOrderZoom / ChangeZoom – Quick Links</text:h>
      <text:p text:style-name="Standard"><text:span text:style-name="Strong_20_Emphasis"><text:span text:style-name="T42">Link workorders / changes with other objects using the linked object tab. Based on the TicketZoom quick link object. (10.44)</text:span></text:span></text:p>
      <text:p text:style-name="Standard"><text:span text:style-name="Strong_20_Emphasis"><text:span text:style-name="T42"/></text:span></text:p>
      <text:h text:style-name="P237" text:outline-level="3">Implementation</text:h>
      <text:p text:style-name="P32"/>
      <text:list xml:id="list113626531683231" text:continue-list="list113628065102247" text:style-name="L134">
        <text:list-item>
          <text:p text:style-name="P185">Added autocomplete field to select quick and easy objects to link</text:p>
        </text:list-item>
        <text:list-item>
          <text:p text:style-name="P185">QuickLink backends are used to define search attributes and classes</text:p>
        </text:list-item>
      </text:list>
      <text:p text:style-name="P32"/>
      <text:h text:style-name="Heading_20_4" text:outline-level="4">Related Structures</text:h>
      <text:h text:style-name="Heading_20_5" text:outline-level="5">Filelist</text:h>
      <text:list xml:id="list7021006205104295589" text:style-name="L201">
        <text:list-item>
          <text:list>
            <text:list-item>
              <text:list>
                <text:list-item>
                  <text:list>
                    <text:list-item>
                      <text:h text:style-name="P371" text:outline-level="6">KIX4OTRS/Kernel/Output/HTML/QuickTicket.tt </text:h>
                    </text:list-item>
                  </text:list>
                </text:list-item>
              </text:list>
            </text:list-item>
          </text:list>
        </text:list-item>
      </text:list>
      <text:list xml:id="list5201893594179334594" text:style-name="L202">
        <text:list-item>
          <text:list>
            <text:list-item>
              <text:list>
                <text:list-item>
                  <text:list>
                    <text:list-item>
                      <text:h text:style-name="P372" text:outline-level="6">KIX4OTRSITSMChangeManagement/Kernel/Output/HTML/Standard/AgentITSMChangeZoomTabLinkedObjects.tt </text:h>
                    </text:list-item>
                    <text:list-item>
                      <text:h text:style-name="P372" text:outline-level="6">KIX4OTRSITSMChangeManagement/Kernel/Output/HTML/AgentITSMChangeZoomTabLinkedObjects.pm </text:h>
                    </text:list-item>
                    <text:list-item>
                      <text:h text:style-name="P372" text:outline-level="6">KIX4OTRSITSMChangeManagement/Kernel/Output/HTML/Standard/AgentITSMWorkOrderZoomTabLinkedObjects.tt </text:h>
                    </text:list-item>
                    <text:list-item>
                      <text:h text:style-name="P372" text:outline-level="6">KIX4OTRSITSMChangeManagement/Kernel/Output/HTML/AgentITSMWorkOrderZoomTabLinkedObjects.pm </text:h>
                    </text:list-item>
                  </text:list>
                </text:list-item>
              </text:list>
            </text:list-item>
          </text:list>
          <text:p text:style-name="P251"/>
        </text:list-item>
      </text:list>
      <text:h text:style-name="Heading_20_3" text:outline-level="3">SysConfig Options</text:h>
      <table:table table:name="Tabelle138" table:style-name="Tabelle138">
        <table:table-column table:style-name="Tabelle138.A"/>
        <table:table-column table:style-name="Tabelle138.B"/>
        <table:table-header-rows>
          <table:table-row table:style-name="Tabelle138.1">
            <table:table-cell table:style-name="Tabelle138.A1" office:value-type="string">
              <text:p text:style-name="P41">Key Name</text:p>
            </table:table-cell>
            <table:table-cell table:style-name="Tabelle138.B1" office:value-type="string">
              <text:p text:style-name="P41">Description</text:p>
            </table:table-cell>
          </table:table-row>
        </table:table-header-rows>
        <table:table-row table:style-name="Tabelle138.1">
          <table:table-cell table:style-name="Tabelle138.A2" office:value-type="string">
            <text:p text:style-name="P71">ITSMChange::Frontend::AgentITSMChangeZoomTabLinkedObjects###QuickLink</text:p>
          </table:table-cell>
          <table:table-cell table:style-name="Tabelle138.B2" office:value-type="string">
            <text:p text:style-name="P70">Enable quick link in linked objects tab (different backends have to be defined first)</text:p>
          </table:table-cell>
        </table:table-row>
        <table:table-row table:style-name="Tabelle138.1">
          <table:table-cell table:style-name="Tabelle138.A2" office:value-type="string">
            <text:p text:style-name="P71">ITSMWorkorder::Frontend::AgentITSMWorkOrderZoomTabLinkedObjects###QuickLink</text:p>
          </table:table-cell>
          <table:table-cell table:style-name="Tabelle138.B2" office:value-type="string">
            <text:p text:style-name="P70">Enable quick link in linked objects tab (different backends have to be defined first)</text:p>
          </table:table-cell>
        </table:table-row>
      </table:table>
      <text:p text:style-name="Standard"/>
      <text:h text:style-name="P244" text:outline-level="1">. MasterSlave Extensions</text:h>
      <text:h text:style-name="Heading_20_2" text:outline-level="2">WorkOrderZoom / ChangeZoom – Quick Links</text:h>
      <text:p text:style-name="Standard"><text:span text:style-name="Strong_20_Emphasis"><text:span text:style-name="T42">Show MasterSlave functionality in KIX4OTRS bulk action</text:span></text:span></text:p>
      <text:p text:style-name="Standard"><text:span text:style-name="Strong_20_Emphasis"><text:span text:style-name="T42"/></text:span></text:p>
      <text:h text:style-name="P237" text:outline-level="3">Implementation</text:h>
      <text:p text:style-name="P32"/>
      <text:list xml:id="list113626563737470" text:continue-list="list113626531683231" text:style-name="L134">
        <text:list-item>
          <text:p text:style-name="P185">Added outputfilter and AJAX handler</text:p>
        </text:list-item>
      </text:list>
      <text:p text:style-name="P32"/>
      <text:h text:style-name="Heading_20_4" text:outline-level="4">Related Structures</text:h>
      <text:h text:style-name="Heading_20_5" text:outline-level="5">Filelist</text:h>
      <text:list xml:id="list113626284762822" text:continue-list="list7021006205104295589" text:style-name="L201">
        <text:list-item>
          <text:list>
            <text:list-item>
              <text:list>
                <text:list-item>
                  <text:list>
                    <text:list-item>
                      <text:h text:style-name="P371" text:outline-level="6">KIX4OTRSMasterSlave/Kernel/Config/Files/KIX4OTRS_MasterSlave.xml </text:h>
                    </text:list-item>
                    <text:list-item>
                      <text:h text:style-name="P371" text:outline-level="6">KIX4OTRSMasterSlave/Kernel/Language/de_KIX4OTRS_MasterSlave.pm </text:h>
                    </text:list-item>
                    <text:list-item>
                      <text:h text:style-name="P371" text:outline-level="6">KIX4OTRSMasterSlave/Kernel/Modules/AgentTicketBulkMasterSlaveAJAXHandler.pm </text:h>
                    </text:list-item>
                    <text:list-item>
                      <text:h text:style-name="P371" text:outline-level="6">KIX4OTRSMasterSlave/Kernel/Output/HTML/OutputFilterAgentTicketBulkMasterSlave.pm</text:h>
                    </text:list-item>
                  </text:list>
                </text:list-item>
              </text:list>
            </text:list-item>
          </text:list>
        </text:list-item>
      </text:list>
      <text:list xml:id="list782196488753389039" text:style-name="L203">
        <text:list-header>
          <text:p text:style-name="P252"/>
        </text:list-header>
      </text:list>
      <text:h text:style-name="Heading_20_3" text:outline-level="3">SysConfig Options</text:h>
      <table:table table:name="Tabelle151" table:style-name="Tabelle151">
        <table:table-column table:style-name="Tabelle151.A"/>
        <table:table-column table:style-name="Tabelle151.B"/>
        <table:table-header-rows>
          <table:table-row table:style-name="Tabelle151.1">
            <table:table-cell table:style-name="Tabelle151.A1" office:value-type="string">
              <text:p text:style-name="P41">Key Name</text:p>
            </table:table-cell>
            <table:table-cell table:style-name="Tabelle151.B1" office:value-type="string">
              <text:p text:style-name="P41">Description</text:p>
            </table:table-cell>
          </table:table-row>
        </table:table-header-rows>
        <table:table-row table:style-name="Tabelle151.1">
          <table:table-cell table:style-name="Tabelle151.A2" office:value-type="string">
            <text:p text:style-name="P71">Frontend::Output::FilterElementPre###OutputFilterAgentTicketBulkMasterSlave</text:p>
          </table:table-cell>
          <table:table-cell table:style-name="Tabelle151.B2" office:value-type="string">
            <text:p text:style-name="P70">Defines output filter to add <text:s/>master slave functionality</text:p>
          </table:table-cell>
        </table:table-row>
        <table:table-row table:style-name="Tabelle151.1">
          <table:table-cell table:style-name="Tabelle151.A2" office:value-type="string">
            <text:p text:style-name="P71">Frontend::Module###AgentTicketBulkMasterSlaveAJAXHandler</text:p>
          </table:table-cell>
          <table:table-cell table:style-name="Tabelle151.B2" office:value-type="string">
            <text:p text:style-name="P70">Modules registration for AJAX handler</text:p>
          </table:table-cell>
        </table:table-row>
      </table:table>
      <text:p text:style-name="Standard"><text:span text:style-name="Strong_20_Emphasis"><text:span text:style-name="T42"/></text:span></text:p>
      <text:h text:style-name="P244" text:outline-level="1">. Modified Default SysConfig-Keys</text:h>
      <text:p text:style-name="Standard">This chapter lists SysConfig keys which are available in default OTRS but have been changed for KIX4OTRS.</text:p>
      <text:p text:style-name="Standard"/>
      <table:table table:name="Tabelle122" table:style-name="Tabelle122">
        <table:table-column table:style-name="Tabelle122.A"/>
        <table:table-column table:style-name="Tabelle122.B"/>
        <table:table-header-rows>
          <table:table-row table:style-name="Tabelle122.1">
            <table:table-cell table:style-name="Tabelle122.A1" office:value-type="string">
              <text:p text:style-name="P41">Key Name</text:p>
            </table:table-cell>
            <table:table-cell table:style-name="Tabelle122.B1" office:value-type="string">
              <text:p text:style-name="P41">New Default Value</text:p>
            </table:table-cell>
          </table:table-row>
        </table:table-header-rows>
        <table:table-row table:style-name="Tabelle122.1">
          <table:table-cell table:style-name="Tabelle122.A29" office:value-type="string">
            <text:p text:style-name="P44">Frontend::Module###AgentITSMConfigItemZoom</text:p>
          </table:table-cell>
          <table:table-cell table:style-name="Tabelle122.B29" office:value-type="string">
            <text:p text:style-name="Table_20_Contents">Extended default OTRS-configuration to enable tab view.</text:p>
          </table:table-cell>
        </table:table-row>
        <table:table-row table:style-name="Tabelle122.1">
          <table:table-cell table:style-name="Tabelle122.A29" office:value-type="string">
            <text:p text:style-name="Table_20_Contents">Ticket::Frontend::CustomerTicketZoom###StateDefault</text:p>
          </table:table-cell>
          <table:table-cell table:style-name="Tabelle122.B29" office:value-type="string">
            <text:p text:style-name="Table_20_Contents">Changed required-flag due to KIX4OTRS-adoptions (this SysConfig-option does not need to be defined anymore).</text:p>
          </table:table-cell>
        </table:table-row>
        <table:table-row table:style-name="Tabelle122.1">
          <table:table-cell table:style-name="Tabelle122.A29" office:value-type="string">
            <text:p text:style-name="Table_20_Contents">Ticket::EventModulePost###<text:line-break/>130-ForceStateChangeOnLock</text:p>
          </table:table-cell>
          <table:table-cell table:style-name="Tabelle122.B29" office:value-type="string">
            <text:p text:style-name="Table_20_Contents">Changed used Event-module to support ticket state workflow functionality</text:p>
          </table:table-cell>
        </table:table-row>
        <table:table-row table:style-name="Tabelle122.1">
          <table:table-cell table:style-name="Tabelle122.A29" office:value-type="string">
            <text:p text:style-name="Table_20_Contents">ProductIcon</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AgentLogo</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CustomerLogo</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Loader::Agent::DefaultSelectedSkin</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Loader::Customer::DefaultSelectedSkin</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PDF::LogoFile</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Frontend::NotifyModule###5-Ticket::TicketEscalation</text:p>
          </table:table-cell>
          <table:table-cell table:style-name="Tabelle122.B29" office:value-type="string">
            <text:p text:style-name="Table_20_Contents">Extended configuration-options to restrict shown ticket escalations to agents custom queues only</text:p>
          </table:table-cell>
        </table:table-row>
        <table:table-row table:style-name="Tabelle122.1">
          <table:table-cell table:style-name="Tabelle122.A29" office:value-type="string">
            <text:p text:style-name="Table_20_Contents">Frontend::Module###AgentTicketQueue</text:p>
          </table:table-cell>
          <table:table-cell table:style-name="Tabelle122.B29" office:value-type="string">
            <text:p text:style-name="Table_20_Contents">Extended default OTRS-configuration to enable new view modes.</text:p>
          </table:table-cell>
        </table:table-row>
        <table:table-row table:style-name="Tabelle122.1">
          <table:table-cell table:style-name="Tabelle122.A29" office:value-type="string">
            <text:p text:style-name="Table_20_Contents">Ticket::Frontend::OverviewSmall###ColumnHeader</text:p>
          </table:table-cell>
          <table:table-cell table:style-name="Tabelle122.B29" office:value-type="string">
            <text:p text:style-name="Table_20_Contents">Changed default selected value due to better usability.</text:p>
          </table:table-cell>
        </table:table-row>
        <table:table-row table:style-name="Tabelle122.1">
          <table:table-cell table:style-name="Tabelle122.A14" office:value-type="string">
            <text:p text:style-name="P44">Frontend::Module###AgentTicketZoom</text:p>
          </table:table-cell>
          <table:table-cell table:style-name="Tabelle122.B14" office:value-type="string">
            <text:p text:style-name="Table_20_Contents">Extended default OTRS-configuration to enable tab view.</text:p>
          </table:table-cell>
        </table:table-row>
        <table:table-row table:style-name="Tabelle122.1">
          <table:table-cell table:style-name="Tabelle122.A29" office:value-type="string">
            <text:p text:style-name="Table_20_Contents">Frontend::Module###AgentStats</text:p>
          </table:table-cell>
          <table:table-cell table:style-name="Tabelle122.B29" office:value-type="string">
            <text:p text:style-name="Table_20_Contents">Changed default OTRS-configuration due to better usability.</text:p>
          </table:table-cell>
        </table:table-row>
        <table:table-row table:style-name="Tabelle122.1">
          <table:table-cell table:style-name="Tabelle122.A29" office:value-type="string">
            <text:p text:style-name="Table_20_Contents">Frontend::Module###AdminCustomerUserService</text:p>
          </table:table-cell>
          <table:table-cell table:style-name="Tabelle122.B29" office:value-type="string">
            <text:p text:style-name="Table_20_Contents">Changed default OTRS-configuration due to better usability.</text:p>
          </table:table-cell>
        </table:table-row>
        <table:table-row table:style-name="Tabelle122.1">
          <table:table-cell table:style-name="Tabelle122.A29" office:value-type="string">
            <text:p text:style-name="Table_20_Contents">Frontend::Module###AdminCustomerCompany</text:p>
          </table:table-cell>
          <table:table-cell table:style-name="Tabelle122.B29" office:value-type="string">
            <text:p text:style-name="Table_20_Contents">Changed default OTRS-configuration due to better usability.</text:p>
          </table:table-cell>
        </table:table-row>
        <table:table-row table:style-name="Tabelle122.1">
          <table:table-cell table:style-name="Tabelle122.A29" office:value-type="string">
            <text:p text:style-name="Table_20_Contents">Frontend::Module###AdminCustomerUser</text:p>
          </table:table-cell>
          <table:table-cell table:style-name="Tabelle122.B29" office:value-type="string">
            <text:p text:style-name="Table_20_Contents">Changed default OTRS-configuration due to better usability.</text:p>
          </table:table-cell>
        </table:table-row>
        <table:table-row table:style-name="Tabelle122.1">
          <table:table-cell table:style-name="Tabelle122.A29" office:value-type="string">
            <text:p text:style-name="P68">Ticket::Frontend::MenuModule###300-Priority</text:p>
          </table:table-cell>
          <table:table-cell table:style-name="Tabelle122.B29" office:value-type="string">
            <text:p text:style-name="Table_20_Contents">Deactivated menu entry due to better usability.</text:p>
          </table:table-cell>
        </table:table-row>
        <table:table-row table:style-name="Tabelle122.1">
          <table:table-cell table:style-name="Tabelle122.A29" office:value-type="string">
            <text:p text:style-name="P68">Ticket::Frontend::PreMenuModule###300-Priority</text:p>
          </table:table-cell>
          <table:table-cell table:style-name="Tabelle122.B29" office:value-type="string">
            <text:p text:style-name="Table_20_Contents">Deactivated menu entry due to better usability.</text:p>
          </table:table-cell>
        </table:table-row>
        <table:table-row table:style-name="Tabelle122.1">
          <table:table-cell table:style-name="Tabelle122.A29" office:value-type="string">
            <text:p text:style-name="P68">Ticket::Frontend::PreMenuModule###440-Close</text:p>
          </table:table-cell>
          <table:table-cell table:style-name="Tabelle122.B29" office:value-type="string">
            <text:p text:style-name="Table_20_Contents">Deactivated menu entry due to better usability.</text:p>
          </table:table-cell>
        </table:table-row>
        <table:table-row table:style-name="Tabelle122.1">
          <table:table-cell table:style-name="Tabelle122.A29" office:value-type="string">
            <text:p text:style-name="P68">Ticket::Frontend::MenuModule###320-Link</text:p>
          </table:table-cell>
          <table:table-cell table:style-name="Tabelle122.B29" office:value-type="string">
            <text:p text:style-name="Table_20_Contents">Changed default position in menu due to better usability.</text:p>
          </table:table-cell>
        </table:table-row>
        <table:table-row table:style-name="Tabelle122.1">
          <table:table-cell table:style-name="Tabelle122.A29" office:value-type="string">
            <text:p text:style-name="P68">Ticket::Frontend::MenuModule###420-Customer</text:p>
          </table:table-cell>
          <table:table-cell table:style-name="Tabelle122.B29" office:value-type="string">
            <text:p text:style-name="Table_20_Contents">Changed default position in menu due to better usability.</text:p>
          </table:table-cell>
        </table:table-row>
        <table:table-row table:style-name="Tabelle122.1">
          <table:table-cell table:style-name="Tabelle122.A29" office:value-type="string">
            <text:p text:style-name="P68">Ticket::Frontend::MenuModule###430-Merge</text:p>
          </table:table-cell>
          <table:table-cell table:style-name="Tabelle122.B29" office:value-type="string">
            <text:p text:style-name="Table_20_Contents">Changed default position in menu due to better usability.</text:p>
          </table:table-cell>
        </table:table-row>
        <table:table-row table:style-name="Tabelle122.1">
          <table:table-cell table:style-name="Tabelle122.A29" office:value-type="string">
            <text:p text:style-name="P68">Ticket::Frontend::PreMenuModule###445-Move</text:p>
          </table:table-cell>
          <table:table-cell table:style-name="Tabelle122.B29" office:value-type="string">
            <text:p text:style-name="Table_20_Contents">Changed default position in menu due to better usability.</text:p>
          </table:table-cell>
        </table:table-row>
        <table:table-row table:style-name="Tabelle122.1">
          <table:table-cell table:style-name="Tabelle122.A29" office:value-type="string">
            <text:p text:style-name="P68">Frontend::ToolBarModule###9-Ticket::TicketSearchProfile</text:p>
          </table:table-cell>
          <table:table-cell table:style-name="Tabelle122.B29" office:value-type="string">
            <text:p text:style-name="Table_20_Contents">Activated by default</text:p>
          </table:table-cell>
        </table:table-row>
        <table:table-row table:style-name="Tabelle122.1">
          <table:table-cell table:style-name="Tabelle122.A29" office:value-type="string">
            <text:p text:style-name="P68">Frontend::ToolBarModule###10-Ticket::TicketSearchFulltext</text:p>
          </table:table-cell>
          <table:table-cell table:style-name="Tabelle122.B29" office:value-type="string">
            <text:p text:style-name="Table_20_Contents">Activated by default and changed size</text:p>
          </table:table-cell>
        </table:table-row>
        <table:table-row table:style-name="Tabelle122.1">
          <table:table-cell table:style-name="Tabelle122.A29" office:value-type="string">
            <text:p text:style-name="P68">Frontend::ToolBarModule###11-CICSearchCustomerID</text:p>
          </table:table-cell>
          <table:table-cell table:style-name="Tabelle122.B29" office:value-type="string">
            <text:p text:style-name="Table_20_Contents">Activated by default and changed size</text:p>
          </table:table-cell>
        </table:table-row>
        <text:soft-page-break/>
        <table:table-row table:style-name="Tabelle122.1">
          <table:table-cell table:style-name="Tabelle122.A29" office:value-type="string">
            <text:p text:style-name="P68">Frontend::ToolBarModule###11-CICSearchCustomerUser</text:p>
          </table:table-cell>
          <table:table-cell table:style-name="Tabelle122.B29" office:value-type="string">
            <text:p text:style-name="Table_20_Contents">Activated by default and changed size</text:p>
          </table:table-cell>
        </table:table-row>
      </table:table>
      <text:h text:style-name="Heading_20_1" text:outline-level="1">. More additional SysConfig-Keys </text:h>
      <text:p text:style-name="Standard">This chapter lists SysConfig keys which are new in KIX4OTRS and not directly related to any of the extensions.</text:p>
      <text:p text:style-name="Standard"/>
      <table:table table:name="Tabelle150" table:style-name="Tabelle150">
        <table:table-column table:style-name="Tabelle150.A"/>
        <table:table-column table:style-name="Tabelle150.B"/>
        <table:table-header-rows>
          <table:table-row table:style-name="Tabelle150.1">
            <table:table-cell table:style-name="Tabelle150.A1" office:value-type="string">
              <text:p text:style-name="P41">Key Name</text:p>
            </table:table-cell>
            <table:table-cell table:style-name="Tabelle150.B1" office:value-type="string">
              <text:p text:style-name="P41">New Default Value</text:p>
            </table:table-cell>
          </table:table-row>
        </table:table-header-rows>
        <table:table-row table:style-name="Tabelle150.1">
          <table:table-cell table:style-name="Tabelle150.A2" office:value-type="string">
            <text:p text:style-name="Table_20_Contents">ACLKeysLevel3::Actions###100-KIX4OTRS</text:p>
          </table:table-cell>
          <table:table-cell table:style-name="Tabelle150.B2" office:value-type="string">
            <text:p text:style-name="Table_20_Contents">Extends the frontend actions for ACL configur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Helvetica Neue" svg:font-family="'Helvetica Neue', Helvetica, Arial, sans-serif"/>
    <style:font-face style:name="OpenSymbol1" svg:font-family="OpenSymbol"/>
    <style:font-face style:name="StarSymbol" svg:font-family="StarSymbol, 'Arial Unicode MS'"/>
    <style:font-face style:name="Tahoma1" svg:font-family="Tahoma, Lucidasans"/>
    <style:font-face style:name="arial" svg:font-family="arial, helvetica, sans-serif"/>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2" svg:font-family="'Bitstream Vera Sans'" style:font-family-generic="swiss"/>
    <style:font-face style:name="Monospace1" svg:font-family="Monospace"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Bitstream Vera Sans3" svg:font-family="'Bitstream Vera Sans'" style:font-pitch="variable"/>
    <style:font-face style:name="HG Mincho Light J" svg:font-family="'HG Mincho Light J', msmincho"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Bitstream Vera Sans"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text-align="justify" style:justify-single-word="false" fo:keep-together="auto" fo:orphans="0" fo:widows="0" fo:hyphenation-ladder-count="no-limit" style:page-number="auto" fo:background-color="transparent" style:shadow="none" style:text-autospace="ideograph-alpha" style:punctuation-wrap="hanging" style:line-break="strict" style:writing-mode="lr-tb">
        <style:tab-stops/>
        <style:background-image/>
      </style:paragraph-properties>
      <style:text-properties style:use-window-font-color="true" style:font-name="Bitstream Vera Sans1" fo:font-family="'Bitstream Vera Sans'" style:font-family-generic="swiss" style:font-pitch="variable" fo:font-size="10pt" fo:language="en" fo:country="US" style:font-name-asian="Bitstream Vera Sans3" style:font-family-asian="'Bitstream Vera Sans'" style:font-pitch-asian="variable" style:font-size-asian="10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HG Mincho Light J" style:font-family-asian="'HG Mincho Light J', msmincho" style:font-pitch-asian="variable" style:font-size-asian="14pt" style:font-name-complex="Tahoma" style:font-family-complex="Tahoma, Lucida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FreeSans" fo:font-family="FreeSans" style:font-family-generic="swiss" style:font-pitch="variable"/>
    </style:style>
    <style:style style:name="List" style:family="paragraph" style:parent-style-name="Text_20_body" style:class="list">
      <style:text-properties style:font-name-complex="Tahoma1" style:font-family-complex="Tahoma, Lucidasan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style:style>
    <style:style style:name="Heading_20_1" style:display-name="Heading 1" style:family="paragraph" style:parent-style-name="Heading" style:next-style-name="Standard" style:default-outline-level="1" style:class="text" style:master-page-name="">
      <style:paragraph-properties fo:margin-left="0cm" fo:margin-right="0cm" fo:margin-top="0.499cm" fo:margin-bottom="0.3cm" style:contextual-spacing="false" fo:text-align="start" style:justify-single-word="false"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1cm" fo:margin-bottom="0.21cm" style:contextual-spacing="false" fo:text-align="start" style:justify-single-word="false" fo:text-indent="0cm" style:auto-text-indent="false" style:page-number="auto" fo:background-color="transparent" style:shadow="none">
        <style:tab-stops/>
        <style:drop-cap/>
        <style:background-image/>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101cm" fo:margin-bottom="0.101cm" style:contextual-spacing="false" fo:text-indent="0cm" style:auto-text-indent="false" style:page-number="auto" fo:background-color="transparent">
        <style:background-image/>
      </style:paragraph-properties>
      <style:text-properties fo:font-size="10.5pt" fo:font-style="italic" fo:font-weight="bold" style:font-size-asian="12pt" style:font-weight-asian="bold" style:font-size-complex="14pt" style:font-weight-complex="bold"/>
    </style:style>
    <style:style style:name="Heading_20_4" style:display-name="Heading 4" style:family="paragraph" style:parent-style-name="Heading" style:next-style-name="Standard" style:default-outline-level="4" style:class="text">
      <style:paragraph-properties fo:margin-left="0cm" fo:margin-right="0cm" fo:margin-top="0cm" fo:margin-bottom="0cm" style:contextual-spacing="false" fo:text-indent="0cm" style:auto-text-indent="false"/>
      <style:text-properties fo:font-size="10pt" fo:font-style="italic"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line-height="150%" text:number-lines="false" text:line-number="0">
        <style:tab-stops>
          <style:tab-stop style:position="8.795cm" style:type="center"/>
          <style:tab-stop style:position="17.59cm" style:type="right"/>
        </style:tab-stops>
      </style:paragraph-properties>
      <style:text-properties style:font-name="Bitstream Vera Sans1" fo:font-family="'Bitstream Vera Sans'" style:font-family-generic="swiss" style:font-pitch="variable" fo:font-size="10pt" style:font-size-asian="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10pt" style:font-size-asian="10pt"/>
    </style:style>
    <style:style style:name="Table_20_Contents" style:display-name="Table Contents" style:family="paragraph" style:parent-style-name="Text_20_body" style:class="extra" style:master-page-name="">
      <style:paragraph-properties fo:margin-left="0.101cm" fo:margin-right="0cm" fo:margin-top="0.101cm" fo:margin-bottom="0.109cm" style:contextual-spacing="false" style:line-height-at-least="0.109cm" fo:text-align="start" style:justify-single-word="false" fo:text-indent="0cm" style:auto-text-indent="false" style:page-number="auto" text:number-lines="false" text:line-number="0"/>
      <style:text-properties style:font-name="Bitstream Vera Sans1" fo:font-family="'Bitstream Vera Sans'" style:font-family-generic="swiss" style:font-pitch="variable" fo:font-size="8pt" style:font-size-asian="8pt"/>
    </style:style>
    <style:style style:name="Table_20_Heading" style:display-name="Table Heading" style:family="paragraph" style:parent-style-name="Table_20_Contents" style:class="extra">
      <style:paragraph-properties fo:margin-top="0cm" fo:margin-bottom="0cm" style:contextual-spacing="false" fo:text-align="start" style:justify-single-word="false" fo:background-color="transparent"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199cm" style:contextual-spacing="false" fo:text-indent="0cm" style:auto-text-indent="false">
        <style:tab-stops>
          <style:tab-stop style:position="15.499cm" style:type="right" style:leader-style="dotted" style:leader-text="."/>
        </style:tab-stops>
      </style:paragraph-properties>
      <style:text-properties style:font-name="Bitstream Vera Sans1" fo:font-family="'Bitstream Vera Sans'" style:font-family-generic="swiss" style:font-pitch="variable" fo:font-size="9pt" fo:font-weight="bold" style:font-size-asian="9pt" style:font-weight-asian="bold"/>
    </style:style>
    <style:style style:name="Contents_20_2" style:display-name="Contents 2" style:family="paragraph" style:parent-style-name="Standard" style:next-style-name="Standard" style:auto-update="true" style:class="index">
      <style:paragraph-properties fo:margin-left="0cm" fo:margin-right="0cm" fo:margin-top="0cm" fo:margin-bottom="0.101cm" style:contextual-spacing="false"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1" fo:font-family="'Bitstream Vera Sans'" style:font-family-generic="swiss" style:font-pitch="variable"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style:contextual-spacing="false" fo:text-align="start" style:justify-single-word="false"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2cm" fo:margin-bottom="2cm" style:contextual-spacing="false" fo:line-height="200%" fo:text-align="center" style:justify-single-word="false"/>
      <style:text-properties style:font-name="Bitstream Vera Sans1" fo:font-family="'Bitstream Vera Sans'" style:font-family-generic="swiss" style:font-pitch="variable"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style:contextual-spacing="false" fo:text-align="center" style:justify-single-word="false"/>
      <style:text-properties style:font-name="Bitstream Vera Sans1" fo:font-family="'Bitstream Vera Sans'" style:font-family-generic="swiss" style:font-pitch="variable"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style: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Bitstream Vera Sans3" style:font-family-asian="'Bitstream Vera Sans'" style:font-pitch-asian="variable" style:font-size-asian="12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style:contextual-spacing="false"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1" fo:font-family="'Bitstream Vera Sans'" style:font-family-generic="swiss" style:font-pitch="variable" fo:font-size="16pt" fo:language="en" fo:country="US" fo:font-weight="bold" style:font-name-asian="Bitstream Vera Sans3" style:font-family-asian="'Bitstream Vera Sans'" style:font-pitch-asian="variable" style:font-size-asian="16pt" style:language-asian="de" style:country-asian="DE" style:font-weight-asian="bold" style:font-name-complex="Tahoma" style:font-family-complex="Tahoma, Lucidasans" style:font-pitch-complex="variable"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style:contextual-spacing="false"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499cm" fo:margin-right="0cm" fo:margin-top="0cm" fo:margin-bottom="0cm" style:contextual-spacing="false" fo:text-indent="-0.499cm" style:auto-text-indent="false" style:page-number="auto"/>
      <style:text-properties fo:font-size="65%" fo:font-style="italic" fo:font-weight="normal"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ellcode" style:family="paragraph" style:parent-style-name="Standard" style:class="text" style:master-page-name="">
      <style:paragraph-properties fo:margin-left="1.499cm" fo:margin-right="0cm" fo:margin-top="0cm" fo:margin-bottom="0cm" style:contextual-spacing="false" fo:text-align="start" style:justify-single-word="false" fo:text-indent="0cm" style:auto-text-indent="false" style:page-number="auto"/>
      <style:text-properties style:font-name="Courier New" fo:font-family="'Courier New'" style:font-style-name="Normal" style:font-family-generic="modern" style:font-pitch="fixed" fo:font-size="8pt"/>
    </style:style>
    <style:style style:name="Quellcode-Auflistung" style:family="paragraph" style:parent-style-name="Quellcode" style:auto-update="true" style:default-outline-level="6" style:list-style-name="List_20_1" style:class="text" style:master-page-name="">
      <style:paragraph-properties fo:margin-left="1.693cm" fo:margin-right="0cm" fo:margin-top="0cm" fo:margin-bottom="0cm" style:contextual-spacing="false" fo:text-indent="-0.4cm" style:auto-text-indent="false" style:page-number="auto" fo:background-color="transparent" style:shadow="none">
        <style:tab-stops>
          <style:tab-stop style:position="0.053cm"/>
          <style:tab-stop style:position="0.291cm"/>
        </style:tab-stops>
        <style:drop-cap/>
        <style:background-image/>
      </style:paragraph-properties>
      <style:text-properties fo:font-size="8pt" style:font-size-asian="8pt" style:font-size-complex="8pt"/>
    </style:style>
    <style:style style:name="Unbenannt1" style:family="paragraph" style:parent-style-name="Heading_20_4" style:default-outline-level="" style:list-style-name="" style:class="text" style:master-page-name="">
      <style:paragraph-properties style:page-number="auto" fo:background-color="transparent" style:shadow="none">
        <style:background-image/>
      </style:paragraph-properties>
      <style:text-properties fo:font-size="10.5pt" fo:font-style="italic"/>
    </style:style>
    <style:style style:name="Tabelle_20_Inhalt_20_Aufzählung" style:display-name="Tabelle Inhalt Aufzählung" style:family="paragraph" style:parent-style-name="Table_20_Contents" style:list-style-name="List_20_1" style:class="extra" style:master-page-name="">
      <style:paragraph-properties fo:margin-left="0.199cm" fo:margin-right="0cm" fo:margin-top="0.101cm" fo:margin-bottom="0.109cm" style:contextual-spacing="false" fo:text-indent="-0.199cm" style:auto-text-indent="false" style:page-number="auto" fo:background-color="transparent" style:shadow="none">
        <style:tab-stops/>
        <style:background-image/>
      </style:paragraph-properties>
    </style:style>
    <style:style style:name="illustration" style:family="paragraph" style:parent-style-name="Caption"/>
    <style:style style:name="Footnote" style:family="paragraph" style:parent-style-name="Standard" style:class="extra" style:master-page-name="">
      <style:paragraph-properties fo:margin-left="0.499cm" fo:margin-right="0cm" fo:margin-top="0cm" fo:margin-bottom="0cm" style:contextual-spacing="false" fo:text-indent="0cm" style:auto-text-indent="false" style:page-number="auto" text:number-lines="false" text:line-number="0">
        <style:tab-stops/>
      </style:paragraph-properties>
      <style:text-properties fo:font-size="8pt" style:font-size-asian="10pt" style:font-size-complex="10pt"/>
    </style:style>
    <style:style style:name="Quotations" style:family="paragraph" style:parent-style-name="Standard" style:class="html"/>
    <style:style style:name="WW8Num2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charset="x-symbol"/>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Wingdings 2" fo:font-family="'Wingdings 2'" style:font-charset="x-symbol" style:font-name-complex="Courier New1" style:font-family-complex="'Courier New'" style:font-family-generic-complex="modern"/>
    </style:style>
    <style:style style:name="WW8Num1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1" fo:font-family="Wingdings" style:font-pitch="variable" style:font-charset="x-symbol"/>
    </style:style>
    <style:style style:name="WW8Num22z0" style:family="text">
      <style:text-properties style:font-name="Arial" fo:font-family="Arial" style:font-family-generic="swiss" style:font-pitch="variable" fo:font-size="14pt" fo:font-style="normal" fo:font-weight="normal" style:font-size-asian="14pt" style:font-style-asian="normal" style:font-weight-asian="normal"/>
    </style:style>
    <style:style style:name="WW8Num22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22z2" style:family="text">
      <style:text-properties style:font-name="Arial" fo:font-family="Arial" style:font-family-generic="swiss" style:font-pitch="variable" fo:font-size="12pt" style:font-size-asian="12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2" style:family="text">
      <style:text-properties style:font-name="StarSymbol" fo:font-family="StarSymbol, 'Arial Unicode MS'" fo:font-size="9pt" style:font-size-asian="9pt" style:font-name-complex="StarSymbol" style:font-family-complex="StarSymbol, 'Arial Unicode MS'" style:font-size-complex="9pt"/>
    </style:style>
    <style:style style:name="Absatz-Standardschriftart" style:family="text"/>
    <style:style style:name="WW8Num21z0" style:family="text">
      <style:text-properties style:font-name="Symbol" fo:font-family="Symbol" style:font-family-generic="roman" style:font-pitch="variable" style:font-charset="x-symbol" fo:font-size="12pt" fo:font-style="italic" fo:font-weight="bold" style:font-size-asian="12pt" style:font-style-asian="italic" style:font-weight-asian="bold"/>
    </style:style>
    <style:style style:name="WW8Num2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 style:family="text"/>
    <style:style style:name="WW8Num1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 style:family="text"/>
    <style:style style:name="WW8Num2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0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2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 style:family="text"/>
    <style:style style:name="WW8Num3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 style:family="text"/>
    <style:style style:name="WW-Absatz-Standardschriftart11111111" style:family="text"/>
    <style:style style:name="WW8Num3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 style:family="text"/>
    <style:style style:name="WW-Absatz-Standardschriftart1111111111" style:family="text"/>
    <style:style style:name="WW8Num3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 style:family="text"/>
    <style:style style:name="WW8Num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fo:font-family="'Cumberland AMT', 'Courier New'" style:font-family-generic="modern" style:font-name-asian="Cumberland AMT" style:font-family-asian="'Cumberland AMT', 'Courier New'" style:font-family-generic-asian="modern" style:font-name-complex="Cumberland AMT" style:font-family-complex="'Cumberland AMT', 'Courier New'" style:font-family-generic-complex="modern"/>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5" style:family="text">
      <style:text-properties style:font-name="Wingdings1" fo:font-family="Wingdings" style:font-pitch="variable" style:font-charset="x-symbol"/>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801cm"/>
      </text:outline-level-style>
      <text:outline-level-style text:level="2" style:num-format="1" text:display-levels="2">
        <style:list-level-properties text:min-label-width="1.499cm" text:min-label-distance="0.199cm"/>
      </text:outline-level-style>
      <text:outline-level-style text:level="3" style:num-format="1" text:display-levels="3">
        <style:list-level-properties text:min-label-width="1.799cm"/>
      </text:outline-level-style>
      <text:outline-level-style text:level="4" style:num-format="1" text:display-levels="4">
        <style:list-level-properties text:min-label-width="2cm"/>
      </text:outline-level-style>
      <text:outline-level-style text:level="5" text:style-name="Numbering_20_Symbols" style:num-format="a" style:num-letter-sync="true">
        <style:list-level-properties text:space-before="0.75cm" text:min-label-width="0.499cm"/>
      </text:outline-level-style>
      <text:outline-level-style text:level="6" style:num-format="1" text:display-levels="6">
        <style:list-level-properties text:min-label-width="0.499cm"/>
      </text:outline-level-style>
      <text:outline-level-style text:level="7" style:num-format="1" text:display-levels="7">
        <style:list-level-properties text:min-label-width="0.499cm"/>
      </text:outline-level-style>
      <text:outline-level-style text:level="8" style:num-format="1" text:display-levels="8">
        <style:list-level-properties text:min-label-width="0.499cm"/>
      </text:outline-level-style>
      <text:outline-level-style text:level="9" style:num-format="1" text:display-levels="9">
        <style:list-level-properties text:min-label-width="0.49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5cm" fo:margin-left="0.4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5cm" fo:margin-left="0.8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tab-stop style:position="7.751cm" style:type="center"/>
          <style:tab-stop style:position="15.499cm" style:type="right"/>
        </style:tab-stops>
      </style:paragraph-properties>
    </style:style>
    <style:style style:name="MP2" style:family="paragraph" style:parent-style-name="Footer">
      <style:paragraph-properties fo:margin-top="0cm" fo:margin-bottom="0cm" style: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MT1" style:family="text">
      <style:text-properties style:use-window-font-color="true" fo:font-size="10pt" style:font-name-asian="Bitstream Vera Sans3" style:font-size-asian="10pt" style:font-name-complex="Tahoma" style:font-size-complex="12pt"/>
    </style:style>
    <style:style style:name="MT2" style:family="text">
      <style:text-properties style:use-window-font-color="true" style:font-name-asian="Bitstream Vera Sans3" style:font-name-complex="Tahoma"/>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afik12" text:anchor-type="char" svg:x="11.917cm" svg:y="0cm" svg:width="3.628cm" svg:height="0.041cm" draw:z-index="132"><draw:image xlink:href="Pictures/100002010000019F000000857710341D.png" xlink:type="simple" xlink:show="embed" xlink:actuate="onLoad"/></draw:frame><draw:frame draw:style-name="Mfr1" draw:name="Grafik13" text:anchor-type="char" svg:x="12.076cm" svg:y="0cm" svg:width="3.309cm" svg:height="1.108cm" draw:z-index="265"><draw:image xlink:href="Pictures/100002010000019F000000857710341D.png" xlink:type="simple" xlink:show="embed" xlink:actuate="onLoad"/></draw:frame><text:span text:style-name="MT1"><text:tab/></text:span><text:span text:style-name="MT1"><text:subject>KIX4OTRS for OTRS 5.0</text:subject></text:span><text:span text:style-name="MT1"><text:tab/><text:line-break/><text:tab/></text:span><text:span text:style-name="MT1"><text:title>OTRS-Extensions</text:title></text:span></text:p>
      </style:header>
      <style:footer>
        <text:p text:style-name="MP2"><text:span text:style-name="MT2"><text:file-name text:display="name-and-extension">KIX4OTRS_SimpleDevelopmentAndAdminDocumentation.odt</text:file-name></text:span><text:span text:style-name="MT2"><text:tab/>version </text:span><text:span text:style-name="MT2"><text:user-defined style:data-style-name="N0" text:name="Info 2">1.9.4</text:user-defined></text:span></text:p>
        <text:p text:style-name="MP2"><text:span text:style-name="MT2">Date: </text:span><text:span text:style-name="MT2"><text:date style:data-style-name="N36" text:date-value="2016-06-03T11:36:25.291270818">06/03/2016</text:date></text:span><text:span text:style-name="MT2"><text:tab/><text:tab/>Page </text:span><text:span text:style-name="MT2"><text:page-number text:select-page="current">133</text:page-number></text:span><text:span text:style-name="MT2"> / </text:span><text:span text:style-name="MT2"><text:page-count style:num-format="1">133</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1"><draw:frame draw:style-name="Mfr1" draw:name="Grafik14" text:anchor-type="char" svg:x="11.917cm" svg:y="0cm" svg:width="3.628cm" svg:height="0.041cm" draw:z-index="0"><draw:image xlink:href="Pictures/100002010000019F000000857710341D.png" xlink:type="simple" xlink:show="embed" xlink:actuate="onLoad"/></draw:frame><draw:frame draw:style-name="Mfr1" draw:name="Grafik15" text:anchor-type="char" svg:x="12.076cm" svg:y="0cm" svg:width="3.309cm" svg:height="1.108cm" draw:z-index="0"><draw:image xlink:href="Pictures/100002010000019F000000857710341D.png" xlink:type="simple" xlink:show="embed" xlink:actuate="onLoad"/></draw:frame><text:span text:style-name="MT1"><text:tab/></text:span><text:span text:style-name="MT1"><text:subject>KIX4OTRS for OTRS 5.0</text:subject></text:span><text:span text:style-name="MT1"><text:tab/><text:line-break/><text:tab/></text:span><text:span text:style-name="MT1"><text:title>OTRS-Extensions</text:title></text:span></text:p>
      </style:header>
      <style:footer>
        <text:p text:style-name="MP2"><text:span text:style-name="MT2"><text:file-name text:display="name-and-extension">KIX4OTRS_SimpleDevelopmentAndAdminDocumentation.odt</text:file-name></text:span><text:span text:style-name="MT2"><text:tab/>version </text:span><text:span text:style-name="MT2"><text:user-defined style:data-style-name="N0" text:name="Info 2">1.9.4</text:user-defined></text:span></text:p>
        <text:p text:style-name="MP2"><text:span text:style-name="MT2">Date: </text:span><text:span text:style-name="MT2"><text:date style:data-style-name="N36" text:date-value="2016-06-03T11:36:25.294575593">03.06.2016</text:date></text:span><text:span text:style-name="MT2"><text:tab/><text:tab/>Page </text:span><text:span text:style-name="MT2"><text:page-number text:select-page="current">0</text:page-number></text:span><text:span text:style-name="MT2"> / </text:span><text:span text:style-name="MT2"><text:page-count style:num-format="1">133</text:page-count></text:span></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OTRS-Extensions</dc:title>
    <dc:subject>KIX4OTRS for OTRS 5.0</dc:subject>
    <meta:editing-cycles>1261</meta:editing-cycles>
    <meta:editing-duration>P8DT10H7M26S</meta:editing-duration>
    <dc:date>2016-06-03T11:36:25.235514198</dc:date>
    <meta:printed-by>Dorothea Doerffel</meta:printed-by>
    <meta:print-date>2013-07-25T11:19:26</meta:print-date>
    <meta:keyword>Conception</meta:keyword>
    <meta:keyword>Documentation</meta:keyword>
    <meta:keyword>OTRS</meta:keyword>
    <meta:keyword>5.0.x</meta:keyword>
    <meta:document-statistic meta:table-count="165" meta:image-count="4" meta:object-count="0" meta:page-count="133" meta:paragraph-count="5466" meta:word-count="30207" meta:character-count="261340" meta:non-whitespace-character-count="238267"/>
    <meta:user-defined meta:name="Author">Torsten Thau</meta:user-defined>
    <meta:user-defined meta:name="Info 2">1.9.4</meta:user-defined>
    <meta:user-defined meta:name="Info 3"/>
    <meta:user-defined meta:name="Info 4"/>
  </office:meta>
</office:document-meta>
</file>